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5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ejaVu Sans" style:font-name-complex="Lohit Hindi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>
        <table:iteration table:status="enable" table:steps="10"/>
      </table:calculation-settings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12"/>
        <table:table-column table:style-name="co2" table:default-cell-style-name="ce12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5"/>
        <table:table-column table:style-name="co8" table:default-cell-style-name="ce5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RSSI Value</text:p>
          </table:table-cell>
          <table:table-cell table:style-name="ce1" office:value-type="string">
            <text:p>The number that you have sampled using matlab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office:value-type="string">
            <text:p>Wifi Status</text:p>
          </table:table-cell>
          <table:table-cell table:style-name="ce1" office:value-type="string">
            <text:p>Simulated connected/ Not connected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style-name="ce7" office:value-type="float" office:value="1">
            <text:p>1</text:p>
          </table:table-cell>
          <table:table-cell table:style-name="ce1" office:value-type="string">
            <text:p>Connected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2" office:value-type="string">
            <text:p>Not Connected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2" office:value-type="string">
            <text:p>Learning Rate Q</text:p>
          </table:table-cell>
          <table:table-cell table:style-name="ce6" office:value-type="string">
            <text:p>Constant</text:p>
          </table:table-cell>
          <table:table-cell table:style-name="ce10"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3" office:value-type="string">
            <text:p>Threshold for detection</text:p>
          </table:table-cell>
          <table:table-cell table:style-name="ce4" office:value-type="string">
            <text:p>Constant</text:p>
          </table:table-cell>
          <table:table-cell table:style-name="Default" office:value-type="float" office:value="150">
            <text:p>150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>
            <text:p>Kalman Filter Column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>
            <text:p>Estimated RSSI</text:p>
          </table:table-cell>
          <table:table-cell table:style-name="ce1" office:value-type="string">
            <text:p>The value estimated by the kalman filter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Estimated Covariance</text:p>
          </table:table-cell>
          <table:table-cell table:style-name="ce1" office:value-type="string">
            <text:p>The estimated covariance for this state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Kalman gain</text:p>
          </table:table-cell>
          <table:table-cell table:style-name="ce1" office:value-type="string">
            <text:p>The kalman gain for the current state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RSSI Estimate</text:p>
          </table:table-cell>
          <table:table-cell table:style-name="ce1" office:value-type="string">
            <text:p>The RSSI after evaluation by the Kalman filter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Covariance change</text:p>
          </table:table-cell>
          <table:table-cell table:style-name="ce1" office:value-type="string">
            <text:p><text:s/>The covariance after estimation by the kalman filter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Mean</text:p>
          </table:table-cell>
          <table:table-cell table:style-name="ce1" office:value-type="string">
            <text:p>The running mean for the distribution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SD</text:p>
          </table:table-cell>
          <table:table-cell table:style-name="ce1" office:value-type="string">
            <text:p>Standard deviation for the distribution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Variance</text:p>
          </table:table-cell>
          <table:table-cell table:style-name="ce1" office:value-type="string">
            <text:p>Variance for this state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 table:style-name="ce6" office:value-type="string">
            <text:p>Jamming Detection</text:p>
          </table:table-cell>
          <table:table-cell/>
          <table:table-cell table:style-name="ce11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 office:value-type="string">
            <text:p>Estimate Difference</text:p>
          </table:table-cell>
          <table:table-cell table:style-name="ce1" office:value-type="string">
            <text:p>Difference between the actual value and the actual RSSI</text:p>
          </table:table-cell>
          <table:table-cell table:style-name="ce2"/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 office:value-type="string">
            <text:p>Below Threshold</text:p>
          </table:table-cell>
          <table:table-cell table:style-name="ce8" office:value-type="string" table:number-columns-spanned="5" table:number-rows-spanned="2">
            <text:p>If the difference between the kalman value and the actual value is too much, then any prediction will be wrong</text:p>
          </table:table-cell>
          <table:covered-table-cell table:style-name="ce2"/>
          <table:covered-table-cell table:style-name="ce1"/>
          <table:covered-table-cell table:style-name="ce13"/>
          <table:covered-table-cell/>
          <table:table-cell table:number-columns-repeated="9"/>
        </table:table-row>
        <table:table-row table:style-name="ro1">
          <table:table-cell table:style-name="ce1"/>
          <table:covered-table-cell table:style-name="ce1"/>
          <table:covered-table-cell table:style-name="ce2"/>
          <table:covered-table-cell table:style-name="ce1"/>
          <table:covered-table-cell table:style-name="ce13"/>
          <table:covered-table-cell/>
          <table:table-cell table:number-columns-repeated="9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 office:value-type="string">
            <text:p>Result</text:p>
          </table:table-cell>
          <table:table-cell table:style-name="ce1" office:value-type="string">
            <text:p>Jammed: </text:p>
          </table:table-cell>
          <table:table-cell table:style-name="ce2" office:value-type="string">
            <text:p>The device is being jammed</text:p>
          </table:table-cell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/>
          <table:table-cell table:style-name="ce1" office:value-type="string">
            <text:p>Not Jammed:</text:p>
          </table:table-cell>
          <table:table-cell table:style-name="ce2" office:value-type="string">
            <text:p>The device is not being jammed</text:p>
          </table:table-cell>
          <table:table-cell table:style-name="ce1"/>
          <table:table-cell table:style-name="ce13"/>
          <table:table-cell table:number-columns-repeated="10"/>
        </table:table-row>
        <table:table-row table:style-name="ro1">
          <table:table-cell table:style-name="ce1"/>
          <table:table-cell table:style-name="ce1" office:value-type="string">
            <text:p>Cannot Detect</text:p>
          </table:table-cell>
          <table:table-cell table:style-name="ce2" office:value-type="string">
            <text:p>The filter cannot detect if a jammer is active</text:p>
          </table:table-cell>
          <table:table-cell table:style-name="ce1"/>
          <table:table-cell table:style-name="ce13"/>
          <table:table-cell table:number-columns-repeated="10"/>
        </table:table-row>
        <table:table-row table:style-name="ro1" table:number-rows-repeated="6">
          <table:table-cell table:style-name="ce1" table:number-columns-repeated="2"/>
          <table:table-cell table:style-name="ce2"/>
          <table:table-cell table:style-name="ce1"/>
          <table:table-cell table:style-name="ce13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1" table:number-rows-repeated="8">
          <table:table-cell table:number-columns-repeated="15"/>
        </table:table-row>
        <table:table-row table:style-name="ro3">
          <table:table-cell/>
          <table:table-cell table:style-name="ce9" office:value-type="string">
            <text:p>The Inputs</text:p>
          </table:table-cell>
          <table:table-cell table:number-columns-repeated="5"/>
          <table:table-cell table:style-name="ce14" office:value-type="string" table:number-columns-spanned="3" table:number-rows-spanned="1">
            <text:p>Kalman Variables</text:p>
          </table:table-cell>
          <table:covered-table-cell table:number-columns-repeated="2"/>
          <table:table-cell table:number-columns-repeated="2"/>
          <table:table-cell table:style-name="ce14" office:value-type="string" table:number-columns-spanned="3" table:number-rows-spanned="1">
            <text:p>Jamming Detection</text:p>
          </table:table-cell>
          <table:covered-table-cell table:number-columns-repeated="2"/>
        </table:table-row>
        <table:table-row table:style-name="ro1">
          <table:table-cell office:value-type="string">
            <text:p>RSSI Value</text:p>
          </table:table-cell>
          <table:table-cell office:value-type="string">
            <text:p>Wifi Status</text:p>
          </table:table-cell>
          <table:table-cell/>
          <table:table-cell office:value-type="string">
            <text:p>Mean</text:p>
          </table:table-cell>
          <table:table-cell office:value-type="string">
            <text:p><text:s/>Sd</text:p>
          </table:table-cell>
          <table:table-cell office:value-type="string">
            <text:p>Variance</text:p>
          </table:table-cell>
          <table:table-cell table:style-name="ce11" office:value-type="string">
            <text:p>Estimated RSSI</text:p>
          </table:table-cell>
          <table:table-cell table:style-name="ce11" office:value-type="string">
            <text:p>Estimated Covariance</text:p>
          </table:table-cell>
          <table:table-cell table:style-name="ce11" office:value-type="string">
            <text:p>Kalman gain</text:p>
          </table:table-cell>
          <table:table-cell table:style-name="ce11" office:value-type="string">
            <text:p>RSSI Estimate</text:p>
          </table:table-cell>
          <table:table-cell office:value-type="string">
            <text:p>Covariance change</text:p>
          </table:table-cell>
          <table:table-cell office:value-type="string">
            <text:p>Estimate Difference</text:p>
          </table:table-cell>
          <table:table-cell office:value-type="string">
            <text:p>Below Threshold</text:p>
          </table:table-cell>
          <table:table-cell/>
          <table:table-cell table:style-name="ce4" office:value-type="string">
            <text:p>RESULT</text:p>
          </table:table-cell>
        </table:table-row>
        <table:table-row table:style-name="ro1">
          <table:table-cell office:value-type="float" office:value="522.135">
            <text:p>522.1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A60]" office:value-type="float" office:value="522.135">
            <text:p>522.135</text:p>
          </table:table-cell>
          <table:table-cell office:value-type="float" office:value="0">
            <text:p>0.000</text:p>
          </table:table-cell>
          <table:table-cell table:formula="of:=([.$E60]*[.$E60])/(COUNT([.$A$60];[.A60])-1)"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60]/([.F60]+[.H60])" office:value-type="float" office:value="1">
            <text:p>1</text:p>
          </table:table-cell>
          <table:table-cell table:formula="of:=[.G60]+[.I60]*([.A60] -[.G60] )" office:value-type="float" office:value="522.135">
            <text:p>522.135</text:p>
          </table:table-cell>
          <table:table-cell table:formula="of:=(1-[.I60])*[.H60]" office:value-type="float" office:value="0">
            <text:p>0</text:p>
          </table:table-cell>
          <table:table-cell table:formula="of:=ABS([.G60]-[.A60])" office:value-type="float" office:value="522.135">
            <text:p>522.14</text:p>
          </table:table-cell>
          <table:table-cell table:formula="of:=IF([.L60]&lt;[.$C$9];1;0)" office:value-type="float" office:value="0">
            <text:p>0</text:p>
          </table:table-cell>
          <table:table-cell/>
          <table:table-cell table:formula="of:=IF(AND([.M60];[.B60]);&quot;Not Jammed&quot;;IF([.M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09.151">
            <text:p>509.1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]+([.A61]-[.D60])/COUNTA([.$A$60:.A61])" office:value-type="float" office:value="515.643">
            <text:p>515.643</text:p>
          </table:table-cell>
          <table:table-cell table:formula="of:=[.E60]+(([.A61]-[.D60])*([.A61]-[.D60]))" office:value-type="float" office:value="168.584256">
            <text:p>168.584</text:p>
          </table:table-cell>
          <table:table-cell table:formula="of:=[.E61]/(COUNT([.$A$60:.A61])-1)" office:value-type="float" office:value="168.584256">
            <text:p>168.584</text:p>
          </table:table-cell>
          <table:table-cell table:formula="of:=[.J60]" office:value-type="float" office:value="522.135">
            <text:p>522.135</text:p>
          </table:table-cell>
          <table:table-cell table:formula="of:=[.K60]+[.$C$7]" office:value-type="float" office:value="60">
            <text:p>60</text:p>
          </table:table-cell>
          <table:table-cell table:formula="of:=[.H61]/([.F61]+[.H61])" office:value-type="float" office:value="0.262485269326686">
            <text:p>0.2624852693</text:p>
          </table:table-cell>
          <table:table-cell table:formula="of:=[.G61]+[.I61]*([.A61] -[.G61] )" office:value-type="float" office:value="518.726891263062">
            <text:p>518.7268912631</text:p>
          </table:table-cell>
          <table:table-cell table:formula="of:=(1-[.I61])*[.H61]" office:value-type="float" office:value="44.2508838403988">
            <text:p>44.2508838404</text:p>
          </table:table-cell>
          <table:table-cell table:formula="of:=ABS([.G61]-[.A61])" office:value-type="float" office:value="12.984">
            <text:p>12.98</text:p>
          </table:table-cell>
          <table:table-cell table:formula="of:=IF([.L61]&lt;[.$C$9];1;0)" office:value-type="float" office:value="1">
            <text:p>1</text:p>
          </table:table-cell>
          <table:table-cell/>
          <table:table-cell table:formula="of:=IF(AND([.M61];[.B61]);&quot;Not Jammed&quot;;IF([.M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90.704">
            <text:p>490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]+([.A62]-[.D61])/COUNTA([.$A$60:.A62])" office:value-type="float" office:value="507.33">
            <text:p>507.330</text:p>
          </table:table-cell>
          <table:table-cell table:formula="of:=[.E61]+(([.A62]-[.D61])*([.A62]-[.D61]))" office:value-type="float" office:value="790.537977000001">
            <text:p>790.538</text:p>
          </table:table-cell>
          <table:table-cell table:formula="of:=[.E62]/(COUNT([.$A$60:.A62])-1)" office:value-type="float" office:value="395.2689885">
            <text:p>395.269</text:p>
          </table:table-cell>
          <table:table-cell table:formula="of:=[.J61]" office:value-type="float" office:value="518.726891263062">
            <text:p>518.7268912631</text:p>
          </table:table-cell>
          <table:table-cell table:formula="of:=[.K61]+[.$C$7]" office:value-type="float" office:value="104.250883840399">
            <text:p>104.2508838404</text:p>
          </table:table-cell>
          <table:table-cell table:formula="of:=[.H62]/([.F62]+[.H62])" office:value-type="float" office:value="0.208702175054523">
            <text:p>0.2087021751</text:p>
          </table:table-cell>
          <table:table-cell table:formula="of:=[.G62]+[.I62]*([.A62] -[.G62] )" office:value-type="float" office:value="512.878452905145">
            <text:p>512.8784529051</text:p>
          </table:table-cell>
          <table:table-cell table:formula="of:=(1-[.I62])*[.H62]" office:value-type="float" office:value="82.4934976315512">
            <text:p>82.4934976316</text:p>
          </table:table-cell>
          <table:table-cell table:formula="of:=ABS([.G62]-[.A62])" office:value-type="float" office:value="28.0228912630623">
            <text:p>28.02</text:p>
          </table:table-cell>
          <table:table-cell table:formula="of:=IF([.L62]&lt;[.$C$9];1;0)" office:value-type="float" office:value="1">
            <text:p>1</text:p>
          </table:table-cell>
          <table:table-cell/>
          <table:table-cell table:formula="of:=IF(AND([.M62];[.B62]);&quot;Not Jammed&quot;;IF([.M6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]+([.A63]-[.D62])/COUNTA([.$A$60:.A63])" office:value-type="float" office:value="491.1825">
            <text:p>491.183</text:p>
          </table:table-cell>
          <table:table-cell table:formula="of:=[.E62]+(([.A63]-[.D62])*([.A63]-[.D62]))" office:value-type="float" office:value="4962.40607700001">
            <text:p>4962.406</text:p>
          </table:table-cell>
          <table:table-cell table:formula="of:=[.E63]/(COUNT([.$A$60:.A63])-1)" office:value-type="float" office:value="1654.135359">
            <text:p>1654.135</text:p>
          </table:table-cell>
          <table:table-cell table:formula="of:=[.J62]" office:value-type="float" office:value="512.878452905145">
            <text:p>512.8784529051</text:p>
          </table:table-cell>
          <table:table-cell table:formula="of:=[.K62]+[.$C$7]" office:value-type="float" office:value="142.493497631551">
            <text:p>142.4934976316</text:p>
          </table:table-cell>
          <table:table-cell table:formula="of:=[.H63]/([.F63]+[.H63])" office:value-type="float" office:value="0.0793115935467652">
            <text:p>0.0793115935</text:p>
          </table:table-cell>
          <table:table-cell table:formula="of:=[.G63]+[.I63]*([.A63] -[.G63] )" office:value-type="float" office:value="507.315660436333">
            <text:p>507.3156604363</text:p>
          </table:table-cell>
          <table:table-cell table:formula="of:=(1-[.I63])*[.H63]" office:value-type="float" office:value="131.192111264341">
            <text:p>131.1921112643</text:p>
          </table:table-cell>
          <table:table-cell table:formula="of:=ABS([.G63]-[.A63])" office:value-type="float" office:value="70.1384529051447">
            <text:p>70.14</text:p>
          </table:table-cell>
          <table:table-cell table:formula="of:=IF([.L63]&lt;[.$C$9];1;0)" office:value-type="float" office:value="1">
            <text:p>1</text:p>
          </table:table-cell>
          <table:table-cell/>
          <table:table-cell table:formula="of:=IF(AND([.M63];[.B63]);&quot;Not Jammed&quot;;IF([.M6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5.653">
            <text:p>455.653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63]+([.A64]-[.D63])/COUNTA([.$A$60:.A64])" office:value-type="float" office:value="484.0766">
            <text:p>484.077</text:p>
          </table:table-cell>
          <table:table-cell table:formula="of:=[.E63]+(([.A64]-[.D63])*([.A64]-[.D63]))" office:value-type="float" office:value="6224.75144725">
            <text:p>6224.751</text:p>
          </table:table-cell>
          <table:table-cell table:formula="of:=[.E64]/(COUNT([.$A$60:.A64])-1)" office:value-type="float" office:value="1556.1878618125">
            <text:p>1556.188</text:p>
          </table:table-cell>
          <table:table-cell table:formula="of:=[.J63]" office:value-type="float" office:value="507.315660436333">
            <text:p>507.3156604363</text:p>
          </table:table-cell>
          <table:table-cell table:formula="of:=[.K63]+[.$C$7]" office:value-type="float" office:value="191.192111264341">
            <text:p>191.1921112643</text:p>
          </table:table-cell>
          <table:table-cell table:formula="of:=[.H64]/([.F64]+[.H64])" office:value-type="float" office:value="0.109416448746224">
            <text:p>0.1094164487</text:p>
          </table:table-cell>
          <table:table-cell table:formula="of:=[.G64]+[.I64]*([.A64] -[.G64] )" office:value-type="float" office:value="501.662915598607">
            <text:p>501.6629155986</text:p>
          </table:table-cell>
          <table:table-cell table:formula="of:=(1-[.I64])*[.H64]" office:value-type="float" office:value="170.272549421504">
            <text:p>170.2725494215</text:p>
          </table:table-cell>
          <table:table-cell table:formula="of:=ABS([.G64]-[.A64])" office:value-type="float" office:value="51.6626604363329">
            <text:p>51.66</text:p>
          </table:table-cell>
          <table:table-cell table:formula="of:=IF([.L64]&lt;[.$C$9];1;0)" office:value-type="float" office:value="1">
            <text:p>1</text:p>
          </table:table-cell>
          <table:table-cell/>
          <table:table-cell table:formula="of:=IF(AND([.M64];[.B64]);&quot;Not Jammed&quot;;IF([.M64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44.705">
            <text:p>444.7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]+([.A65]-[.D64])/COUNTA([.$A$60:.A65])" office:value-type="float" office:value="477.514666666667">
            <text:p>477.515</text:p>
          </table:table-cell>
          <table:table-cell table:formula="of:=[.E64]+(([.A65]-[.D64])*([.A65]-[.D64]))" office:value-type="float" office:value="7774.87433381001">
            <text:p>7774.874</text:p>
          </table:table-cell>
          <table:table-cell table:formula="of:=[.E65]/(COUNT([.$A$60:.A65])-1)" office:value-type="float" office:value="1554.974866762">
            <text:p>1554.975</text:p>
          </table:table-cell>
          <table:table-cell table:formula="of:=[.J64]" office:value-type="float" office:value="501.662915598607">
            <text:p>501.6629155986</text:p>
          </table:table-cell>
          <table:table-cell table:formula="of:=[.K64]+[.$C$7]" office:value-type="float" office:value="230.272549421504">
            <text:p>230.2725494215</text:p>
          </table:table-cell>
          <table:table-cell table:formula="of:=[.H65]/([.F65]+[.H65])" office:value-type="float" office:value="0.128986350762394">
            <text:p>0.1289863508</text:p>
          </table:table-cell>
          <table:table-cell table:formula="of:=[.G65]+[.I65]*([.A65] -[.G65] )" office:value-type="float" office:value="494.316121918511">
            <text:p>494.3161219185</text:p>
          </table:table-cell>
          <table:table-cell table:formula="of:=(1-[.I65])*[.H65]" office:value-type="float" office:value="200.570533590871">
            <text:p>200.5705335909</text:p>
          </table:table-cell>
          <table:table-cell table:formula="of:=ABS([.G65]-[.A65])" office:value-type="float" office:value="56.9579155986074">
            <text:p>56.96</text:p>
          </table:table-cell>
          <table:table-cell table:formula="of:=IF([.L65]&lt;[.$C$9];1;0)" office:value-type="float" office:value="1">
            <text:p>1</text:p>
          </table:table-cell>
          <table:table-cell/>
          <table:table-cell table:formula="of:=IF(AND([.M65];[.B65]);&quot;Not Jammed&quot;;IF([.M6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5.68">
            <text:p>405.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]+([.A66]-[.D65])/COUNTA([.$A$60:.A66])" office:value-type="float" office:value="467.252571428571">
            <text:p>467.253</text:p>
          </table:table-cell>
          <table:table-cell table:formula="of:=[.E65]+(([.A66]-[.D65])*([.A66]-[.D65]))" office:value-type="float" office:value="12935.0936689211">
            <text:p>12935.094</text:p>
          </table:table-cell>
          <table:table-cell table:formula="of:=[.E66]/(COUNT([.$A$60:.A66])-1)" office:value-type="float" office:value="2155.84894482019">
            <text:p>2155.849</text:p>
          </table:table-cell>
          <table:table-cell table:formula="of:=[.J65]" office:value-type="float" office:value="494.316121918511">
            <text:p>494.3161219185</text:p>
          </table:table-cell>
          <table:table-cell table:formula="of:=[.K65]+[.$C$7]" office:value-type="float" office:value="260.570533590871">
            <text:p>260.5705335909</text:p>
          </table:table-cell>
          <table:table-cell table:formula="of:=[.H66]/([.F66]+[.H66])" office:value-type="float" office:value="0.107833319470762">
            <text:p>0.1078333195</text:p>
          </table:table-cell>
          <table:table-cell table:formula="of:=[.G66]+[.I66]*([.A66] -[.G66] )" office:value-type="float" office:value="484.758194667022">
            <text:p>484.758194667</text:p>
          </table:table-cell>
          <table:table-cell table:formula="of:=(1-[.I66])*[.H66]" office:value-type="float" office:value="232.472347997499">
            <text:p>232.4723479975</text:p>
          </table:table-cell>
          <table:table-cell table:formula="of:=ABS([.G66]-[.A66])" office:value-type="float" office:value="88.6361219185105">
            <text:p>88.64</text:p>
          </table:table-cell>
          <table:table-cell table:formula="of:=IF([.L66]&lt;[.$C$9];1;0)" office:value-type="float" office:value="1">
            <text:p>1</text:p>
          </table:table-cell>
          <table:table-cell/>
          <table:table-cell table:formula="of:=IF(AND([.M66];[.B66]);&quot;Not Jammed&quot;;IF([.M6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2.333">
            <text:p>422.3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]+([.A67]-[.D66])/COUNTA([.$A$60:.A67])" office:value-type="float" office:value="461.637625">
            <text:p>461.638</text:p>
          </table:table-cell>
          <table:table-cell table:formula="of:=[.E66]+(([.A67]-[.D66])*([.A67]-[.D66]))" office:value-type="float" office:value="14952.8615662476">
            <text:p>14952.862</text:p>
          </table:table-cell>
          <table:table-cell table:formula="of:=[.E67]/(COUNT([.$A$60:.A67])-1)" office:value-type="float" office:value="2136.12308089252">
            <text:p>2136.123</text:p>
          </table:table-cell>
          <table:table-cell table:formula="of:=[.J66]" office:value-type="float" office:value="484.758194667022">
            <text:p>484.758194667</text:p>
          </table:table-cell>
          <table:table-cell table:formula="of:=[.K66]+[.$C$7]" office:value-type="float" office:value="292.472347997499">
            <text:p>292.4723479975</text:p>
          </table:table-cell>
          <table:table-cell table:formula="of:=[.H67]/([.F67]+[.H67])" office:value-type="float" office:value="0.120428600218182">
            <text:p>0.1204286002</text:p>
          </table:table-cell>
          <table:table-cell table:formula="of:=[.G67]+[.I67]*([.A67] -[.G67] )" office:value-type="float" office:value="477.240415854925">
            <text:p>477.2404158549</text:p>
          </table:table-cell>
          <table:table-cell table:formula="of:=(1-[.I67])*[.H67]" office:value-type="float" office:value="257.250312525636">
            <text:p>257.2503125256</text:p>
          </table:table-cell>
          <table:table-cell table:formula="of:=ABS([.G67]-[.A67])" office:value-type="float" office:value="62.4251946670224">
            <text:p>62.43</text:p>
          </table:table-cell>
          <table:table-cell table:formula="of:=IF([.L67]&lt;[.$C$9];1;0)" office:value-type="float" office:value="1">
            <text:p>1</text:p>
          </table:table-cell>
          <table:table-cell/>
          <table:table-cell table:formula="of:=IF(AND([.M67];[.B67]);&quot;Not Jammed&quot;;IF([.M6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9.368">
            <text:p>409.3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]+([.A68]-[.D67])/COUNTA([.$A$60:.A68])" office:value-type="float" office:value="455.829888888889">
            <text:p>455.830</text:p>
          </table:table-cell>
          <table:table-cell table:formula="of:=[.E67]+(([.A68]-[.D67])*([.A68]-[.D67]))" office:value-type="float" office:value="17684.9752638883">
            <text:p>17684.975</text:p>
          </table:table-cell>
          <table:table-cell table:formula="of:=[.E68]/(COUNT([.$A$60:.A68])-1)" office:value-type="float" office:value="2210.62190798603">
            <text:p>2210.622</text:p>
          </table:table-cell>
          <table:table-cell table:formula="of:=[.J67]" office:value-type="float" office:value="477.240415854925">
            <text:p>477.2404158549</text:p>
          </table:table-cell>
          <table:table-cell table:formula="of:=[.K67]+[.$C$7]" office:value-type="float" office:value="317.250312525636">
            <text:p>317.2503125256</text:p>
          </table:table-cell>
          <table:table-cell table:formula="of:=[.H68]/([.F68]+[.H68])" office:value-type="float" office:value="0.125500929181231">
            <text:p>0.1255009292</text:p>
          </table:table-cell>
          <table:table-cell table:formula="of:=[.G68]+[.I68]*([.A68] -[.G68] )" office:value-type="float" office:value="468.722364599357">
            <text:p>468.7223645994</text:p>
          </table:table-cell>
          <table:table-cell table:formula="of:=(1-[.I68])*[.H68]" office:value-type="float" office:value="277.435103520633">
            <text:p>277.4351035206</text:p>
          </table:table-cell>
          <table:table-cell table:formula="of:=ABS([.G68]-[.A68])" office:value-type="float" office:value="67.8724158549254">
            <text:p>67.87</text:p>
          </table:table-cell>
          <table:table-cell table:formula="of:=IF([.L68]&lt;[.$C$9];1;0)" office:value-type="float" office:value="1">
            <text:p>1</text:p>
          </table:table-cell>
          <table:table-cell/>
          <table:table-cell table:formula="of:=IF(AND([.M68];[.B68]);&quot;Not Jammed&quot;;IF([.M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2.448">
            <text:p>422.448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68]+([.A69]-[.D68])/COUNTA([.$A$60:.A69])" office:value-type="float" office:value="452.4917">
            <text:p>452.492</text:p>
          </table:table-cell>
          <table:table-cell table:formula="of:=[.E68]+(([.A69]-[.D68])*([.A69]-[.D68]))" office:value-type="float" office:value="18799.3257696784">
            <text:p>18799.326</text:p>
          </table:table-cell>
          <table:table-cell table:formula="of:=[.E69]/(COUNT([.$A$60:.A69])-1)" office:value-type="float" office:value="2088.81397440871">
            <text:p>2088.814</text:p>
          </table:table-cell>
          <table:table-cell table:formula="of:=[.J68]" office:value-type="float" office:value="468.722364599357">
            <text:p>468.7223645994</text:p>
          </table:table-cell>
          <table:table-cell table:formula="of:=[.K68]+[.$C$7]" office:value-type="float" office:value="337.435103520633">
            <text:p>337.4351035206</text:p>
          </table:table-cell>
          <table:table-cell table:formula="of:=[.H69]/([.F69]+[.H69])" office:value-type="float" office:value="0.139076860075971">
            <text:p>0.1390768601</text:p>
          </table:table-cell>
          <table:table-cell table:formula="of:=[.G69]+[.I69]*([.A69] -[.G69] )" office:value-type="float" office:value="462.286671268868">
            <text:p>462.2866712689</text:p>
          </table:table-cell>
          <table:table-cell table:formula="of:=(1-[.I69])*[.H69]" office:value-type="float" office:value="290.505688843573">
            <text:p>290.5056888436</text:p>
          </table:table-cell>
          <table:table-cell table:formula="of:=ABS([.G69]-[.A69])" office:value-type="float" office:value="46.2743645993574">
            <text:p>46.27</text:p>
          </table:table-cell>
          <table:table-cell table:formula="of:=IF([.L69]&lt;[.$C$9];1;0)" office:value-type="float" office:value="1">
            <text:p>1</text:p>
          </table:table-cell>
          <table:table-cell/>
          <table:table-cell table:formula="of:=IF(AND([.M69];[.B69]);&quot;Not Jammed&quot;;IF([.M6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37.265">
            <text:p>437.2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]+([.A70]-[.D69])/COUNTA([.$A$60:.A70])" office:value-type="float" office:value="451.107454545454">
            <text:p>451.107</text:p>
          </table:table-cell>
          <table:table-cell table:formula="of:=[.E69]+(([.A70]-[.D69])*([.A70]-[.D69]))" office:value-type="float" office:value="19031.1781625684">
            <text:p>19031.178</text:p>
          </table:table-cell>
          <table:table-cell table:formula="of:=[.E70]/(COUNT([.$A$60:.A70])-1)" office:value-type="float" office:value="1903.11781625684">
            <text:p>1903.118</text:p>
          </table:table-cell>
          <table:table-cell table:formula="of:=[.J69]" office:value-type="float" office:value="462.286671268868">
            <text:p>462.2866712689</text:p>
          </table:table-cell>
          <table:table-cell table:formula="of:=[.K69]+[.$C$7]" office:value-type="float" office:value="350.505688843573">
            <text:p>350.5056888436</text:p>
          </table:table-cell>
          <table:table-cell table:formula="of:=[.H70]/([.F70]+[.H70])" office:value-type="float" office:value="0.1555298336436">
            <text:p>0.1555298336</text:p>
          </table:table-cell>
          <table:table-cell table:formula="of:=[.G70]+[.I70]*([.A70] -[.G70] )" office:value-type="float" office:value="458.395054898936">
            <text:p>458.3950548989</text:p>
          </table:table-cell>
          <table:table-cell table:formula="of:=(1-[.I70])*[.H70]" office:value-type="float" office:value="295.991597366597">
            <text:p>295.9915973666</text:p>
          </table:table-cell>
          <table:table-cell table:formula="of:=ABS([.G70]-[.A70])" office:value-type="float" office:value="25.0216712688681">
            <text:p>25.02</text:p>
          </table:table-cell>
          <table:table-cell table:formula="of:=IF([.L70]&lt;[.$C$9];1;0)" office:value-type="float" office:value="1">
            <text:p>1</text:p>
          </table:table-cell>
          <table:table-cell/>
          <table:table-cell table:formula="of:=IF(AND([.M70];[.B70]);&quot;Not Jammed&quot;;IF([.M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8.153">
            <text:p>448.1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]+([.A71]-[.D70])/COUNTA([.$A$60:.A71])" office:value-type="float" office:value="450.86125">
            <text:p>450.861</text:p>
          </table:table-cell>
          <table:table-cell table:formula="of:=[.E70]+(([.A71]-[.D70])*([.A71]-[.D70]))" office:value-type="float" office:value="19039.9069642295">
            <text:p>19039.907</text:p>
          </table:table-cell>
          <table:table-cell table:formula="of:=[.E71]/(COUNT([.$A$60:.A71])-1)" office:value-type="float" office:value="1730.90063311178">
            <text:p>1730.901</text:p>
          </table:table-cell>
          <table:table-cell table:formula="of:=[.J70]" office:value-type="float" office:value="458.395054898936">
            <text:p>458.3950548989</text:p>
          </table:table-cell>
          <table:table-cell table:formula="of:=[.K70]+[.$C$7]" office:value-type="float" office:value="355.991597366597">
            <text:p>355.9915973666</text:p>
          </table:table-cell>
          <table:table-cell table:formula="of:=[.H71]/([.F71]+[.H71])" office:value-type="float" office:value="0.170584562138599">
            <text:p>0.1705845621</text:p>
          </table:table-cell>
          <table:table-cell table:formula="of:=[.G71]+[.I71]*([.A71] -[.G71] )" office:value-type="float" office:value="456.647918448602">
            <text:p>456.6479184486</text:p>
          </table:table-cell>
          <table:table-cell table:formula="of:=(1-[.I71])*[.H71]" office:value-type="float" office:value="295.264926604795">
            <text:p>295.2649266048</text:p>
          </table:table-cell>
          <table:table-cell table:formula="of:=ABS([.G71]-[.A71])" office:value-type="float" office:value="10.2420548989361">
            <text:p>10.24</text:p>
          </table:table-cell>
          <table:table-cell table:formula="of:=IF([.L71]&lt;[.$C$9];1;0)" office:value-type="float" office:value="1">
            <text:p>1</text:p>
          </table:table-cell>
          <table:table-cell/>
          <table:table-cell table:formula="of:=IF(AND([.M71];[.B71]);&quot;Not Jammed&quot;;IF([.M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5.715">
            <text:p>455.7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]+([.A72]-[.D71])/COUNTA([.$A$60:.A72])" office:value-type="float" office:value="451.234615384615">
            <text:p>451.235</text:p>
          </table:table-cell>
          <table:table-cell table:formula="of:=[.E71]+(([.A72]-[.D71])*([.A72]-[.D71]))" office:value-type="float" office:value="19063.465853292">
            <text:p>19063.466</text:p>
          </table:table-cell>
          <table:table-cell table:formula="of:=[.E72]/(COUNT([.$A$60:.A72])-1)" office:value-type="float" office:value="1588.622154441">
            <text:p>1588.622</text:p>
          </table:table-cell>
          <table:table-cell table:formula="of:=[.J71]" office:value-type="float" office:value="456.647918448602">
            <text:p>456.6479184486</text:p>
          </table:table-cell>
          <table:table-cell table:formula="of:=[.K71]+[.$C$7]" office:value-type="float" office:value="355.264926604795">
            <text:p>355.2649266048</text:p>
          </table:table-cell>
          <table:table-cell table:formula="of:=[.H72]/([.F72]+[.H72])" office:value-type="float" office:value="0.182760063621425">
            <text:p>0.1827600636</text:p>
          </table:table-cell>
          <table:table-cell table:formula="of:=[.G72]+[.I72]*([.A72] -[.G72] )" office:value-type="float" office:value="456.477418213582">
            <text:p>456.4774182136</text:p>
          </table:table-cell>
          <table:table-cell table:formula="of:=(1-[.I72])*[.H72]" office:value-type="float" office:value="290.336686016042">
            <text:p>290.336686016</text:p>
          </table:table-cell>
          <table:table-cell table:formula="of:=ABS([.G72]-[.A72])" office:value-type="float" office:value="0.932918448601697">
            <text:p>0.93</text:p>
          </table:table-cell>
          <table:table-cell table:formula="of:=IF([.L72]&lt;[.$C$9];1;0)" office:value-type="float" office:value="1">
            <text:p>1</text:p>
          </table:table-cell>
          <table:table-cell/>
          <table:table-cell table:formula="of:=IF(AND([.M72];[.B72]);&quot;Not Jammed&quot;;IF([.M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895">
            <text:p>440.8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]+([.A73]-[.D72])/COUNTA([.$A$60:.A73])" office:value-type="float" office:value="450.496071428571">
            <text:p>450.496</text:p>
          </table:table-cell>
          <table:table-cell table:formula="of:=[.E72]+(([.A73]-[.D72])*([.A73]-[.D72]))" office:value-type="float" office:value="19170.3734995938">
            <text:p>19170.373</text:p>
          </table:table-cell>
          <table:table-cell table:formula="of:=[.E73]/(COUNT([.$A$60:.A73])-1)" office:value-type="float" office:value="1474.64411535337">
            <text:p>1474.644</text:p>
          </table:table-cell>
          <table:table-cell table:formula="of:=[.J72]" office:value-type="float" office:value="456.477418213582">
            <text:p>456.4774182136</text:p>
          </table:table-cell>
          <table:table-cell table:formula="of:=[.K72]+[.$C$7]" office:value-type="float" office:value="350.336686016042">
            <text:p>350.336686016</text:p>
          </table:table-cell>
          <table:table-cell table:formula="of:=[.H73]/([.F73]+[.H73])" office:value-type="float" office:value="0.191967326863472">
            <text:p>0.1919673269</text:p>
          </table:table-cell>
          <table:table-cell table:formula="of:=[.G73]+[.I73]*([.A73] -[.G73] )" office:value-type="float" office:value="453.486103043052">
            <text:p>453.4861030431</text:p>
          </table:table-cell>
          <table:table-cell table:formula="of:=(1-[.I73])*[.H73]" office:value-type="float" office:value="283.083488899335">
            <text:p>283.0834888993</text:p>
          </table:table-cell>
          <table:table-cell table:formula="of:=ABS([.G73]-[.A73])" office:value-type="float" office:value="15.5824182135817">
            <text:p>15.58</text:p>
          </table:table-cell>
          <table:table-cell table:formula="of:=IF([.L73]&lt;[.$C$9];1;0)" office:value-type="float" office:value="1">
            <text:p>1</text:p>
          </table:table-cell>
          <table:table-cell/>
          <table:table-cell table:formula="of:=IF(AND([.M73];[.B73]);&quot;Not Jammed&quot;;IF([.M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3.575">
            <text:p>433.57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73]+([.A74]-[.D73])/COUNTA([.$A$60:.A74])" office:value-type="float" office:value="449.368">
            <text:p>449.368</text:p>
          </table:table-cell>
          <table:table-cell table:formula="of:=[.E73]+(([.A74]-[.D73])*([.A74]-[.D73]))" office:value-type="float" office:value="19456.6961578846">
            <text:p>19456.696</text:p>
          </table:table-cell>
          <table:table-cell table:formula="of:=[.E74]/(COUNT([.$A$60:.A74])-1)" office:value-type="float" office:value="1389.76401127747">
            <text:p>1389.764</text:p>
          </table:table-cell>
          <table:table-cell table:formula="of:=[.J73]" office:value-type="float" office:value="453.486103043052">
            <text:p>453.4861030431</text:p>
          </table:table-cell>
          <table:table-cell table:formula="of:=[.K73]+[.$C$7]" office:value-type="float" office:value="343.083488899335">
            <text:p>343.0834888993</text:p>
          </table:table-cell>
          <table:table-cell table:formula="of:=[.H74]/([.F74]+[.H74])" office:value-type="float" office:value="0.197988275866358">
            <text:p>0.1979882759</text:p>
          </table:table-cell>
          <table:table-cell table:formula="of:=[.G74]+[.I74]*([.A74] -[.G74] )" office:value-type="float" office:value="449.54393808096">
            <text:p>449.543938081</text:p>
          </table:table-cell>
          <table:table-cell table:formula="of:=(1-[.I74])*[.H74]" office:value-type="float" office:value="275.156980453941">
            <text:p>275.1569804539</text:p>
          </table:table-cell>
          <table:table-cell table:formula="of:=ABS([.G74]-[.A74])" office:value-type="float" office:value="19.9111030430517">
            <text:p>19.91</text:p>
          </table:table-cell>
          <table:table-cell table:formula="of:=IF([.L74]&lt;[.$C$9];1;0)" office:value-type="float" office:value="1">
            <text:p>1</text:p>
          </table:table-cell>
          <table:table-cell/>
          <table:table-cell table:formula="of:=IF(AND([.M74];[.B74]);&quot;Not Jammed&quot;;IF([.M74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27.808">
            <text:p>427.8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]+([.A75]-[.D74])/COUNTA([.$A$60:.A75])" office:value-type="float" office:value="448.0205">
            <text:p>448.021</text:p>
          </table:table-cell>
          <table:table-cell table:formula="of:=[.E74]+(([.A75]-[.D74])*([.A75]-[.D74]))" office:value-type="float" office:value="19921.5297578846">
            <text:p>19921.530</text:p>
          </table:table-cell>
          <table:table-cell table:formula="of:=[.E75]/(COUNT([.$A$60:.A75])-1)" office:value-type="float" office:value="1328.10198385897">
            <text:p>1328.102</text:p>
          </table:table-cell>
          <table:table-cell table:formula="of:=[.J74]" office:value-type="float" office:value="449.54393808096">
            <text:p>449.543938081</text:p>
          </table:table-cell>
          <table:table-cell table:formula="of:=[.K74]+[.$C$7]" office:value-type="float" office:value="335.156980453941">
            <text:p>335.1569804539</text:p>
          </table:table-cell>
          <table:table-cell table:formula="of:=[.H75]/([.F75]+[.H75])" office:value-type="float" office:value="0.201506192147531">
            <text:p>0.2015061921</text:p>
          </table:table-cell>
          <table:table-cell table:formula="of:=[.G75]+[.I75]*([.A75] -[.G75] )" office:value-type="float" office:value="445.164011965512">
            <text:p>445.1640119655</text:p>
          </table:table-cell>
          <table:table-cell table:formula="of:=(1-[.I75])*[.H75]" office:value-type="float" office:value="267.620773551003">
            <text:p>267.620773551</text:p>
          </table:table-cell>
          <table:table-cell table:formula="of:=ABS([.G75]-[.A75])" office:value-type="float" office:value="21.7359380809605">
            <text:p>21.74</text:p>
          </table:table-cell>
          <table:table-cell table:formula="of:=IF([.L75]&lt;[.$C$9];1;0)" office:value-type="float" office:value="1">
            <text:p>1</text:p>
          </table:table-cell>
          <table:table-cell/>
          <table:table-cell table:formula="of:=IF(AND([.M75];[.B75]);&quot;Not Jammed&quot;;IF([.M7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9.051">
            <text:p>439.0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]+([.A76]-[.D75])/COUNTA([.$A$60:.A76])" office:value-type="float" office:value="447.492882352941">
            <text:p>447.493</text:p>
          </table:table-cell>
          <table:table-cell table:formula="of:=[.E75]+(([.A76]-[.D75])*([.A76]-[.D75]))" office:value-type="float" office:value="20001.9816881346">
            <text:p>20001.982</text:p>
          </table:table-cell>
          <table:table-cell table:formula="of:=[.E76]/(COUNT([.$A$60:.A76])-1)" office:value-type="float" office:value="1250.12385550841">
            <text:p>1250.124</text:p>
          </table:table-cell>
          <table:table-cell table:formula="of:=[.J75]" office:value-type="float" office:value="445.164011965512">
            <text:p>445.1640119655</text:p>
          </table:table-cell>
          <table:table-cell table:formula="of:=[.K75]+[.$C$7]" office:value-type="float" office:value="327.620773551003">
            <text:p>327.620773551</text:p>
          </table:table-cell>
          <table:table-cell table:formula="of:=[.H76]/([.F76]+[.H76])" office:value-type="float" office:value="0.207651331854837">
            <text:p>0.2076513319</text:p>
          </table:table-cell>
          <table:table-cell table:formula="of:=[.G76]+[.I76]*([.A76] -[.G76] )" office:value-type="float" office:value="443.894636889229">
            <text:p>443.8946368892</text:p>
          </table:table-cell>
          <table:table-cell table:formula="of:=(1-[.I76])*[.H76]" office:value-type="float" office:value="259.589883579825">
            <text:p>259.5898835798</text:p>
          </table:table-cell>
          <table:table-cell table:formula="of:=ABS([.G76]-[.A76])" office:value-type="float" office:value="6.11301196551165">
            <text:p>6.11</text:p>
          </table:table-cell>
          <table:table-cell table:formula="of:=IF([.L76]&lt;[.$C$9];1;0)" office:value-type="float" office:value="1">
            <text:p>1</text:p>
          </table:table-cell>
          <table:table-cell/>
          <table:table-cell table:formula="of:=IF(AND([.M76];[.B76]);&quot;Not Jammed&quot;;IF([.M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685">
            <text:p>453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]+([.A77]-[.D76])/COUNTA([.$A$60:.A77])" office:value-type="float" office:value="447.836888888889">
            <text:p>447.837</text:p>
          </table:table-cell>
          <table:table-cell table:formula="of:=[.E76]+(([.A77]-[.D76])*([.A77]-[.D76]))" office:value-type="float" office:value="20040.3240090896">
            <text:p>20040.324</text:p>
          </table:table-cell>
          <table:table-cell table:formula="of:=[.E77]/(COUNT([.$A$60:.A77])-1)" office:value-type="float" office:value="1178.84258876998">
            <text:p>1178.843</text:p>
          </table:table-cell>
          <table:table-cell table:formula="of:=[.J76]" office:value-type="float" office:value="443.894636889229">
            <text:p>443.8946368892</text:p>
          </table:table-cell>
          <table:table-cell table:formula="of:=[.K76]+[.$C$7]" office:value-type="float" office:value="319.589883579825">
            <text:p>319.5898835798</text:p>
          </table:table-cell>
          <table:table-cell table:formula="of:=[.H77]/([.F77]+[.H77])" office:value-type="float" office:value="0.213282806851251">
            <text:p>0.2132828069</text:p>
          </table:table-cell>
          <table:table-cell table:formula="of:=[.G77]+[.I77]*([.A77] -[.G77] )" office:value-type="float" office:value="445.982753013587">
            <text:p>445.9827530136</text:p>
          </table:table-cell>
          <table:table-cell table:formula="of:=(1-[.I77])*[.H77]" office:value-type="float" office:value="251.426856168656">
            <text:p>251.4268561687</text:p>
          </table:table-cell>
          <table:table-cell table:formula="of:=ABS([.G77]-[.A77])" office:value-type="float" office:value="9.79036311077141">
            <text:p>9.79</text:p>
          </table:table-cell>
          <table:table-cell table:formula="of:=IF([.L77]&lt;[.$C$9];1;0)" office:value-type="float" office:value="1">
            <text:p>1</text:p>
          </table:table-cell>
          <table:table-cell/>
          <table:table-cell table:formula="of:=IF(AND([.M77];[.B77]);&quot;Not Jammed&quot;;IF([.M7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7.312">
            <text:p>457.3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]+([.A78]-[.D77])/COUNTA([.$A$60:.A78])" office:value-type="float" office:value="448.335578947368">
            <text:p>448.336</text:p>
          </table:table-cell>
          <table:table-cell table:formula="of:=[.E77]+(([.A78]-[.D77])*([.A78]-[.D77]))" office:value-type="float" office:value="20130.1017396575">
            <text:p>20130.102</text:p>
          </table:table-cell>
          <table:table-cell table:formula="of:=[.E78]/(COUNT([.$A$60:.A78])-1)" office:value-type="float" office:value="1118.33898553653">
            <text:p>1118.339</text:p>
          </table:table-cell>
          <table:table-cell table:formula="of:=[.J77]" office:value-type="float" office:value="445.982753013587">
            <text:p>445.9827530136</text:p>
          </table:table-cell>
          <table:table-cell table:formula="of:=[.K77]+[.$C$7]" office:value-type="float" office:value="311.426856168656">
            <text:p>311.4268561687</text:p>
          </table:table-cell>
          <table:table-cell table:formula="of:=[.H78]/([.F78]+[.H78])" office:value-type="float" office:value="0.21781668514142">
            <text:p>0.2178166851</text:p>
          </table:table-cell>
          <table:table-cell table:formula="of:=[.G78]+[.I78]*([.A78] -[.G78] )" office:value-type="float" office:value="448.450452037316">
            <text:p>448.4504520373</text:p>
          </table:table-cell>
          <table:table-cell table:formula="of:=(1-[.I78])*[.H78]" office:value-type="float" office:value="243.592890693985">
            <text:p>243.592890694</text:p>
          </table:table-cell>
          <table:table-cell table:formula="of:=ABS([.G78]-[.A78])" office:value-type="float" office:value="11.3292469864131">
            <text:p>11.33</text:p>
          </table:table-cell>
          <table:table-cell table:formula="of:=IF([.L78]&lt;[.$C$9];1;0)" office:value-type="float" office:value="1">
            <text:p>1</text:p>
          </table:table-cell>
          <table:table-cell/>
          <table:table-cell table:formula="of:=IF(AND([.M78];[.B78]);&quot;Not Jammed&quot;;IF([.M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1.188">
            <text:p>461.188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78]+([.A79]-[.D78])/COUNTA([.$A$60:.A79])" office:value-type="float" office:value="448.9782">
            <text:p>448.978</text:p>
          </table:table-cell>
          <table:table-cell table:formula="of:=[.E78]+(([.A79]-[.D78])*([.A79]-[.D78]))" office:value-type="float" office:value="20295.2864665717">
            <text:p>20295.286</text:p>
          </table:table-cell>
          <table:table-cell table:formula="of:=[.E79]/(COUNT([.$A$60:.A79])-1)" office:value-type="float" office:value="1068.17297192482">
            <text:p>1068.173</text:p>
          </table:table-cell>
          <table:table-cell table:formula="of:=[.J78]" office:value-type="float" office:value="448.450452037316">
            <text:p>448.4504520373</text:p>
          </table:table-cell>
          <table:table-cell table:formula="of:=[.K78]+[.$C$7]" office:value-type="float" office:value="303.592890693985">
            <text:p>303.592890694</text:p>
          </table:table-cell>
          <table:table-cell table:formula="of:=[.H79]/([.F79]+[.H79])" office:value-type="float" office:value="0.221315385494725">
            <text:p>0.2213153855</text:p>
          </table:table-cell>
          <table:table-cell table:formula="of:=[.G79]+[.I79]*([.A79] -[.G79] )" office:value-type="float" office:value="451.269467374935">
            <text:p>451.2694673749</text:p>
          </table:table-cell>
          <table:table-cell table:formula="of:=(1-[.I79])*[.H79]" office:value-type="float" office:value="236.403113056588">
            <text:p>236.4031130566</text:p>
          </table:table-cell>
          <table:table-cell table:formula="of:=ABS([.G79]-[.A79])" office:value-type="float" office:value="12.7375479626842">
            <text:p>12.74</text:p>
          </table:table-cell>
          <table:table-cell table:formula="of:=IF([.L79]&lt;[.$C$9];1;0)" office:value-type="float" office:value="1">
            <text:p>1</text:p>
          </table:table-cell>
          <table:table-cell/>
          <table:table-cell table:formula="of:=IF(AND([.M79];[.B79]);&quot;Not Jammed&quot;;IF([.M7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]+([.A80]-[.D79])/COUNTA([.$A$60:.A80])" office:value-type="float" office:value="448.681142857143">
            <text:p>448.681</text:p>
          </table:table-cell>
          <table:table-cell table:formula="of:=[.E79]+(([.A80]-[.D79])*([.A80]-[.D79]))" office:value-type="float" office:value="20334.2016058117">
            <text:p>20334.202</text:p>
          </table:table-cell>
          <table:table-cell table:formula="of:=[.E80]/(COUNT([.$A$60:.A80])-1)" office:value-type="float" office:value="1016.71008029058">
            <text:p>1016.710</text:p>
          </table:table-cell>
          <table:table-cell table:formula="of:=[.J79]" office:value-type="float" office:value="451.269467374935">
            <text:p>451.2694673749</text:p>
          </table:table-cell>
          <table:table-cell table:formula="of:=[.K79]+[.$C$7]" office:value-type="float" office:value="296.403113056588">
            <text:p>296.4031130566</text:p>
          </table:table-cell>
          <table:table-cell table:formula="of:=[.H80]/([.F80]+[.H80])" office:value-type="float" office:value="0.225725485478557">
            <text:p>0.2257254855</text:p>
          </table:table-cell>
          <table:table-cell table:formula="of:=[.G80]+[.I80]*([.A80] -[.G80] )" office:value-type="float" office:value="449.344149210854">
            <text:p>449.3441492109</text:p>
          </table:table-cell>
          <table:table-cell table:formula="of:=(1-[.I80])*[.H80]" office:value-type="float" office:value="229.497376464534">
            <text:p>229.4973764645</text:p>
          </table:table-cell>
          <table:table-cell table:formula="of:=ABS([.G80]-[.A80])" office:value-type="float" office:value="8.52946737493483">
            <text:p>8.53</text:p>
          </table:table-cell>
          <table:table-cell table:formula="of:=IF([.L80]&lt;[.$C$9];1;0)" office:value-type="float" office:value="1">
            <text:p>1</text:p>
          </table:table-cell>
          <table:table-cell/>
          <table:table-cell table:formula="of:=IF(AND([.M80];[.B80]);&quot;Not Jammed&quot;;IF([.M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15.125">
            <text:p>415.1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]+([.A81]-[.D80])/COUNTA([.$A$60:.A81])" office:value-type="float" office:value="447.155863636364">
            <text:p>447.156</text:p>
          </table:table-cell>
          <table:table-cell table:formula="of:=[.E80]+(([.A81]-[.D80])*([.A81]-[.D80]))" office:value-type="float" office:value="21460.2163292606">
            <text:p>21460.216</text:p>
          </table:table-cell>
          <table:table-cell table:formula="of:=[.E81]/(COUNT([.$A$60:.A81])-1)" office:value-type="float" office:value="1021.91506329813">
            <text:p>1021.915</text:p>
          </table:table-cell>
          <table:table-cell table:formula="of:=[.J80]" office:value-type="float" office:value="449.344149210854">
            <text:p>449.3441492109</text:p>
          </table:table-cell>
          <table:table-cell table:formula="of:=[.K80]+[.$C$7]" office:value-type="float" office:value="289.497376464534">
            <text:p>289.4973764645</text:p>
          </table:table-cell>
          <table:table-cell table:formula="of:=[.H81]/([.F81]+[.H81])" office:value-type="float" office:value="0.220752348907814">
            <text:p>0.2207523489</text:p>
          </table:table-cell>
          <table:table-cell table:formula="of:=[.G81]+[.I81]*([.A81] -[.G81] )" office:value-type="float" office:value="441.790191644931">
            <text:p>441.7901916449</text:p>
          </table:table-cell>
          <table:table-cell table:formula="of:=(1-[.I81])*[.H81]" office:value-type="float" office:value="225.590150607339">
            <text:p>225.5901506073</text:p>
          </table:table-cell>
          <table:table-cell table:formula="of:=ABS([.G81]-[.A81])" office:value-type="float" office:value="34.2191492108541">
            <text:p>34.22</text:p>
          </table:table-cell>
          <table:table-cell table:formula="of:=IF([.L81]&lt;[.$C$9];1;0)" office:value-type="float" office:value="1">
            <text:p>1</text:p>
          </table:table-cell>
          <table:table-cell/>
          <table:table-cell table:formula="of:=IF(AND([.M81];[.B81]);&quot;Not Jammed&quot;;IF([.M8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0.311">
            <text:p>400.3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]+([.A82]-[.D81])/COUNTA([.$A$60:.A82])" office:value-type="float" office:value="445.119130434783">
            <text:p>445.119</text:p>
          </table:table-cell>
          <table:table-cell table:formula="of:=[.E81]+(([.A82]-[.D81])*([.A82]-[.D81]))" office:value-type="float" office:value="23654.6575783701">
            <text:p>23654.658</text:p>
          </table:table-cell>
          <table:table-cell table:formula="of:=[.E82]/(COUNT([.$A$60:.A82])-1)" office:value-type="float" office:value="1075.21170810773">
            <text:p>1075.212</text:p>
          </table:table-cell>
          <table:table-cell table:formula="of:=[.J81]" office:value-type="float" office:value="441.790191644931">
            <text:p>441.7901916449</text:p>
          </table:table-cell>
          <table:table-cell table:formula="of:=[.K81]+[.$C$7]" office:value-type="float" office:value="285.590150607339">
            <text:p>285.5901506073</text:p>
          </table:table-cell>
          <table:table-cell table:formula="of:=[.H82]/([.F82]+[.H82])" office:value-type="float" office:value="0.209869018607165">
            <text:p>0.2098690186</text:p>
          </table:table-cell>
          <table:table-cell table:formula="of:=[.G82]+[.I82]*([.A82] -[.G82] )" office:value-type="float" office:value="433.084994401791">
            <text:p>433.0849944018</text:p>
          </table:table-cell>
          <table:table-cell table:formula="of:=(1-[.I82])*[.H82]" office:value-type="float" office:value="225.653625975504">
            <text:p>225.6536259755</text:p>
          </table:table-cell>
          <table:table-cell table:formula="of:=ABS([.G82]-[.A82])" office:value-type="float" office:value="41.4791916449311">
            <text:p>41.48</text:p>
          </table:table-cell>
          <table:table-cell table:formula="of:=IF([.L82]&lt;[.$C$9];1;0)" office:value-type="float" office:value="1">
            <text:p>1</text:p>
          </table:table-cell>
          <table:table-cell/>
          <table:table-cell table:formula="of:=IF(AND([.M82];[.B82]);&quot;Not Jammed&quot;;IF([.M8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7.69">
            <text:p>407.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]+([.A83]-[.D82])/COUNTA([.$A$60:.A83])" office:value-type="float" office:value="443.559583333333">
            <text:p>443.560</text:p>
          </table:table-cell>
          <table:table-cell table:formula="of:=[.E82]+(([.A83]-[.D82])*([.A83]-[.D82]))" office:value-type="float" office:value="25055.5973834741">
            <text:p>25055.597</text:p>
          </table:table-cell>
          <table:table-cell table:formula="of:=[.E83]/(COUNT([.$A$60:.A83])-1)" office:value-type="float" office:value="1089.37379928148">
            <text:p>1089.374</text:p>
          </table:table-cell>
          <table:table-cell table:formula="of:=[.J82]" office:value-type="float" office:value="433.084994401791">
            <text:p>433.0849944018</text:p>
          </table:table-cell>
          <table:table-cell table:formula="of:=[.K82]+[.$C$7]" office:value-type="float" office:value="285.653625975504">
            <text:p>285.6536259755</text:p>
          </table:table-cell>
          <table:table-cell table:formula="of:=[.H83]/([.F83]+[.H83])" office:value-type="float" office:value="0.207743948032248">
            <text:p>0.207743948</text:p>
          </table:table-cell>
          <table:table-cell table:formula="of:=[.G83]+[.I83]*([.A83] -[.G83] )" office:value-type="float" office:value="427.809338004506">
            <text:p>427.8093380045</text:p>
          </table:table-cell>
          <table:table-cell table:formula="of:=(1-[.I83])*[.H83]" office:value-type="float" office:value="226.310813945626">
            <text:p>226.3108139456</text:p>
          </table:table-cell>
          <table:table-cell table:formula="of:=ABS([.G83]-[.A83])" office:value-type="float" office:value="25.3949944017909">
            <text:p>25.39</text:p>
          </table:table-cell>
          <table:table-cell table:formula="of:=IF([.L83]&lt;[.$C$9];1;0)" office:value-type="float" office:value="1">
            <text:p>1</text:p>
          </table:table-cell>
          <table:table-cell/>
          <table:table-cell table:formula="of:=IF(AND([.M83];[.B83]);&quot;Not Jammed&quot;;IF([.M8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11.379">
            <text:p>411.379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83]+([.A84]-[.D83])/COUNTA([.$A$60:.A84])" office:value-type="float" office:value="442.27236">
            <text:p>442.272</text:p>
          </table:table-cell>
          <table:table-cell table:formula="of:=[.E83]+(([.A84]-[.D83])*([.A84]-[.D83]))" office:value-type="float" office:value="26091.1873271477">
            <text:p>26091.187</text:p>
          </table:table-cell>
          <table:table-cell table:formula="of:=[.E84]/(COUNT([.$A$60:.A84])-1)" office:value-type="float" office:value="1087.13280529782">
            <text:p>1087.133</text:p>
          </table:table-cell>
          <table:table-cell table:formula="of:=[.J83]" office:value-type="float" office:value="427.809338004506">
            <text:p>427.8093380045</text:p>
          </table:table-cell>
          <table:table-cell table:formula="of:=[.K83]+[.$C$7]" office:value-type="float" office:value="286.310813945625">
            <text:p>286.3108139456</text:p>
          </table:table-cell>
          <table:table-cell table:formula="of:=[.H84]/([.F84]+[.H84])" office:value-type="float" office:value="0.208462007419961">
            <text:p>0.2084620074</text:p>
          </table:table-cell>
          <table:table-cell table:formula="of:=[.G84]+[.I84]*([.A84] -[.G84] )" office:value-type="float" office:value="424.384236761498">
            <text:p>424.3842367615</text:p>
          </table:table-cell>
          <table:table-cell table:formula="of:=(1-[.I84])*[.H84]" office:value-type="float" office:value="226.625886924477">
            <text:p>226.6258869245</text:p>
          </table:table-cell>
          <table:table-cell table:formula="of:=ABS([.G84]-[.A84])" office:value-type="float" office:value="16.430338004506">
            <text:p>16.43</text:p>
          </table:table-cell>
          <table:table-cell table:formula="of:=IF([.L84]&lt;[.$C$9];1;0)" office:value-type="float" office:value="1">
            <text:p>1</text:p>
          </table:table-cell>
          <table:table-cell/>
          <table:table-cell table:formula="of:=IF(AND([.M84];[.B84]);&quot;Not Jammed&quot;;IF([.M84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05.9">
            <text:p>405.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]+([.A85]-[.D84])/COUNTA([.$A$60:.A85])" office:value-type="float" office:value="440.873423076923">
            <text:p>440.873</text:p>
          </table:table-cell>
          <table:table-cell table:formula="of:=[.E84]+(([.A85]-[.D84])*([.A85]-[.D84]))" office:value-type="float" office:value="27414.1358991173">
            <text:p>27414.136</text:p>
          </table:table-cell>
          <table:table-cell table:formula="of:=[.E85]/(COUNT([.$A$60:.A85])-1)" office:value-type="float" office:value="1096.56543596469">
            <text:p>1096.565</text:p>
          </table:table-cell>
          <table:table-cell table:formula="of:=[.J84]" office:value-type="float" office:value="424.384236761498">
            <text:p>424.3842367615</text:p>
          </table:table-cell>
          <table:table-cell table:formula="of:=[.K84]+[.$C$7]" office:value-type="float" office:value="286.625886924477">
            <text:p>286.6258869245</text:p>
          </table:table-cell>
          <table:table-cell table:formula="of:=[.H85]/([.F85]+[.H85])" office:value-type="float" office:value="0.207220709226097">
            <text:p>0.2072207092</text:p>
          </table:table-cell>
          <table:table-cell table:formula="of:=[.G85]+[.I85]*([.A85] -[.G85] )" office:value-type="float" office:value="420.553920110277">
            <text:p>420.5539201103</text:p>
          </table:table-cell>
          <table:table-cell table:formula="of:=(1-[.I85])*[.H85]" office:value-type="float" office:value="227.231067353428">
            <text:p>227.2310673534</text:p>
          </table:table-cell>
          <table:table-cell table:formula="of:=ABS([.G85]-[.A85])" office:value-type="float" office:value="18.4842367614982">
            <text:p>18.48</text:p>
          </table:table-cell>
          <table:table-cell table:formula="of:=IF([.L85]&lt;[.$C$9];1;0)" office:value-type="float" office:value="1">
            <text:p>1</text:p>
          </table:table-cell>
          <table:table-cell/>
          <table:table-cell table:formula="of:=IF(AND([.M85];[.B85]);&quot;Not Jammed&quot;;IF([.M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0.311">
            <text:p>400.3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]+([.A86]-[.D85])/COUNTA([.$A$60:.A86])" office:value-type="float" office:value="439.371111111111">
            <text:p>439.371</text:p>
          </table:table-cell>
          <table:table-cell table:formula="of:=[.E85]+(([.A86]-[.D85])*([.A86]-[.D85]))" office:value-type="float" office:value="29059.4460649886">
            <text:p>29059.446</text:p>
          </table:table-cell>
          <table:table-cell table:formula="of:=[.E86]/(COUNT([.$A$60:.A86])-1)" office:value-type="float" office:value="1117.67100249956">
            <text:p>1117.671</text:p>
          </table:table-cell>
          <table:table-cell table:formula="of:=[.J85]" office:value-type="float" office:value="420.553920110277">
            <text:p>420.5539201103</text:p>
          </table:table-cell>
          <table:table-cell table:formula="of:=[.K85]+[.$C$7]" office:value-type="float" office:value="287.231067353428">
            <text:p>287.2310673534</text:p>
          </table:table-cell>
          <table:table-cell table:formula="of:=[.H86]/([.F86]+[.H86])" office:value-type="float" office:value="0.204449173730297">
            <text:p>0.2044491737</text:p>
          </table:table-cell>
          <table:table-cell table:formula="of:=[.G86]+[.I86]*([.A86] -[.G86] )" office:value-type="float" office:value="416.415271819843">
            <text:p>416.4152718198</text:p>
          </table:table-cell>
          <table:table-cell table:formula="of:=(1-[.I86])*[.H86]" office:value-type="float" office:value="228.506912963348">
            <text:p>228.5069129633</text:p>
          </table:table-cell>
          <table:table-cell table:formula="of:=ABS([.G86]-[.A86])" office:value-type="float" office:value="20.2429201102775">
            <text:p>20.24</text:p>
          </table:table-cell>
          <table:table-cell table:formula="of:=IF([.L86]&lt;[.$C$9];1;0)" office:value-type="float" office:value="1">
            <text:p>1</text:p>
          </table:table-cell>
          <table:table-cell/>
          <table:table-cell table:formula="of:=IF(AND([.M86];[.B86]);&quot;Not Jammed&quot;;IF([.M8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6.46">
            <text:p>396.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]+([.A87]-[.D86])/COUNTA([.$A$60:.A87])" office:value-type="float" office:value="437.838571428572">
            <text:p>437.839</text:p>
          </table:table-cell>
          <table:table-cell table:formula="of:=[.E86]+(([.A87]-[.D86])*([.A87]-[.D86]))" office:value-type="float" office:value="30900.8095217788">
            <text:p>30900.810</text:p>
          </table:table-cell>
          <table:table-cell table:formula="of:=[.E87]/(COUNT([.$A$60:.A87])-1)" office:value-type="float" office:value="1144.47442673255">
            <text:p>1144.474</text:p>
          </table:table-cell>
          <table:table-cell table:formula="of:=[.J86]" office:value-type="float" office:value="416.415271819843">
            <text:p>416.4152718198</text:p>
          </table:table-cell>
          <table:table-cell table:formula="of:=[.K86]+[.$C$7]" office:value-type="float" office:value="288.506912963348">
            <text:p>288.5069129633</text:p>
          </table:table-cell>
          <table:table-cell table:formula="of:=[.H87]/([.F87]+[.H87])" office:value-type="float" office:value="0.201333335592894">
            <text:p>0.2013333356</text:p>
          </table:table-cell>
          <table:table-cell table:formula="of:=[.G87]+[.I87]*([.A87] -[.G87] )" office:value-type="float" office:value="412.397610381691">
            <text:p>412.3976103817</text:p>
          </table:table-cell>
          <table:table-cell table:formula="of:=(1-[.I87])*[.H87]" office:value-type="float" office:value="230.420853834829">
            <text:p>230.4208538348</text:p>
          </table:table-cell>
          <table:table-cell table:formula="of:=ABS([.G87]-[.A87])" office:value-type="float" office:value="19.9552718198428">
            <text:p>19.96</text:p>
          </table:table-cell>
          <table:table-cell table:formula="of:=IF([.L87]&lt;[.$C$9];1;0)" office:value-type="float" office:value="1">
            <text:p>1</text:p>
          </table:table-cell>
          <table:table-cell/>
          <table:table-cell table:formula="of:=IF(AND([.M87];[.B87]);&quot;Not Jammed&quot;;IF([.M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0.981">
            <text:p>390.9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]+([.A88]-[.D87])/COUNTA([.$A$60:.A88])" office:value-type="float" office:value="436.222793103448">
            <text:p>436.223</text:p>
          </table:table-cell>
          <table:table-cell table:formula="of:=[.E87]+(([.A88]-[.D87])*([.A88]-[.D87]))" office:value-type="float" office:value="33096.4415219625">
            <text:p>33096.442</text:p>
          </table:table-cell>
          <table:table-cell table:formula="of:=[.E88]/(COUNT([.$A$60:.A88])-1)" office:value-type="float" office:value="1182.01576864152">
            <text:p>1182.016</text:p>
          </table:table-cell>
          <table:table-cell table:formula="of:=[.J87]" office:value-type="float" office:value="412.397610381691">
            <text:p>412.3976103817</text:p>
          </table:table-cell>
          <table:table-cell table:formula="of:=[.K87]+[.$C$7]" office:value-type="float" office:value="290.420853834829">
            <text:p>290.4208538348</text:p>
          </table:table-cell>
          <table:table-cell table:formula="of:=[.H88]/([.F88]+[.H88])" office:value-type="float" office:value="0.197238271176928">
            <text:p>0.1972382712</text:p>
          </table:table-cell>
          <table:table-cell table:formula="of:=[.G88]+[.I88]*([.A88] -[.G88] )" office:value-type="float" office:value="408.173435175536">
            <text:p>408.1734351755</text:p>
          </table:table-cell>
          <table:table-cell table:formula="of:=(1-[.I88])*[.H88]" office:value-type="float" office:value="233.13874671072">
            <text:p>233.1387467107</text:p>
          </table:table-cell>
          <table:table-cell table:formula="of:=ABS([.G88]-[.A88])" office:value-type="float" office:value="21.416610381691">
            <text:p>21.42</text:p>
          </table:table-cell>
          <table:table-cell table:formula="of:=IF([.L88]&lt;[.$C$9];1;0)" office:value-type="float" office:value="1">
            <text:p>1</text:p>
          </table:table-cell>
          <table:table-cell/>
          <table:table-cell table:formula="of:=IF(AND([.M88];[.B88]);&quot;Not Jammed&quot;;IF([.M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4.777">
            <text:p>394.777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88]+([.A89]-[.D88])/COUNTA([.$A$60:.A89])" office:value-type="float" office:value="434.841266666667">
            <text:p>434.841</text:p>
          </table:table-cell>
          <table:table-cell table:formula="of:=[.E88]+(([.A89]-[.D88])*([.A89]-[.D88]))" office:value-type="float" office:value="34814.1952879363">
            <text:p>34814.195</text:p>
          </table:table-cell>
          <table:table-cell table:formula="of:=[.E89]/(COUNT([.$A$60:.A89])-1)" office:value-type="float" office:value="1200.48949268746">
            <text:p>1200.489</text:p>
          </table:table-cell>
          <table:table-cell table:formula="of:=[.J88]" office:value-type="float" office:value="408.173435175536">
            <text:p>408.1734351755</text:p>
          </table:table-cell>
          <table:table-cell table:formula="of:=[.K88]+[.$C$7]" office:value-type="float" office:value="293.13874671072">
            <text:p>293.1387467107</text:p>
          </table:table-cell>
          <table:table-cell table:formula="of:=[.H89]/([.F89]+[.H89])" office:value-type="float" office:value="0.196259510217103">
            <text:p>0.1962595102</text:p>
          </table:table-cell>
          <table:table-cell table:formula="of:=[.G89]+[.I89]*([.A89] -[.G89] )" office:value-type="float" office:value="405.54425736933">
            <text:p>405.5442573693</text:p>
          </table:table-cell>
          <table:table-cell table:formula="of:=(1-[.I89])*[.H89]" office:value-type="float" office:value="235.607479855619">
            <text:p>235.6074798556</text:p>
          </table:table-cell>
          <table:table-cell table:formula="of:=ABS([.G89]-[.A89])" office:value-type="float" office:value="13.3964351755364">
            <text:p>13.40</text:p>
          </table:table-cell>
          <table:table-cell table:formula="of:=IF([.L89]&lt;[.$C$9];1;0)" office:value-type="float" office:value="1">
            <text:p>1</text:p>
          </table:table-cell>
          <table:table-cell/>
          <table:table-cell table:formula="of:=IF(AND([.M89];[.B89]);&quot;Not Jammed&quot;;IF([.M8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387.45">
            <text:p>387.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]+([.A90]-[.D89])/COUNTA([.$A$60:.A90])" office:value-type="float" office:value="433.312516129032">
            <text:p>433.313</text:p>
          </table:table-cell>
          <table:table-cell table:formula="of:=[.E89]+(([.A90]-[.D89])*([.A90]-[.D89]))" office:value-type="float" office:value="37060.1274442074">
            <text:p>37060.127</text:p>
          </table:table-cell>
          <table:table-cell table:formula="of:=[.E90]/(COUNT([.$A$60:.A90])-1)" office:value-type="float" office:value="1235.33758147358">
            <text:p>1235.338</text:p>
          </table:table-cell>
          <table:table-cell table:formula="of:=[.J89]" office:value-type="float" office:value="405.54425736933">
            <text:p>405.5442573693</text:p>
          </table:table-cell>
          <table:table-cell table:formula="of:=[.K89]+[.$C$7]" office:value-type="float" office:value="295.607479855619">
            <text:p>295.6074798556</text:p>
          </table:table-cell>
          <table:table-cell table:formula="of:=[.H90]/([.F90]+[.H90])" office:value-type="float" office:value="0.193088235053298">
            <text:p>0.1930882351</text:p>
          </table:table-cell>
          <table:table-cell table:formula="of:=[.G90]+[.I90]*([.A90] -[.G90] )" office:value-type="float" office:value="402.050469149286">
            <text:p>402.0504691493</text:p>
          </table:table-cell>
          <table:table-cell table:formula="of:=(1-[.I90])*[.H90]" office:value-type="float" office:value="238.529153301744">
            <text:p>238.5291533017</text:p>
          </table:table-cell>
          <table:table-cell table:formula="of:=ABS([.G90]-[.A90])" office:value-type="float" office:value="18.0942573693305">
            <text:p>18.09</text:p>
          </table:table-cell>
          <table:table-cell table:formula="of:=IF([.L90]&lt;[.$C$9];1;0)" office:value-type="float" office:value="1">
            <text:p>1</text:p>
          </table:table-cell>
          <table:table-cell/>
          <table:table-cell table:formula="of:=IF(AND([.M90];[.B90]);&quot;Not Jammed&quot;;IF([.M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4.669">
            <text:p>394.6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]+([.A91]-[.D90])/COUNTA([.$A$60:.A91])" office:value-type="float" office:value="432.10490625">
            <text:p>432.105</text:p>
          </table:table-cell>
          <table:table-cell table:formula="of:=[.E90]+(([.A91]-[.D90])*([.A91]-[.D90]))" office:value-type="float" office:value="38553.4487830222">
            <text:p>38553.449</text:p>
          </table:table-cell>
          <table:table-cell table:formula="of:=[.E91]/(COUNT([.$A$60:.A91])-1)" office:value-type="float" office:value="1243.65963816201">
            <text:p>1243.660</text:p>
          </table:table-cell>
          <table:table-cell table:formula="of:=[.J90]" office:value-type="float" office:value="402.050469149286">
            <text:p>402.0504691493</text:p>
          </table:table-cell>
          <table:table-cell table:formula="of:=[.K90]+[.$C$7]" office:value-type="float" office:value="298.529153301744">
            <text:p>298.5291533017</text:p>
          </table:table-cell>
          <table:table-cell table:formula="of:=[.H91]/([.F91]+[.H91])" office:value-type="float" office:value="0.193574972762186">
            <text:p>0.1935749728</text:p>
          </table:table-cell>
          <table:table-cell table:formula="of:=[.G91]+[.I91]*([.A91] -[.G91] )" office:value-type="float" office:value="400.621601459768">
            <text:p>400.6216014598</text:p>
          </table:table-cell>
          <table:table-cell table:formula="of:=(1-[.I91])*[.H91]" office:value-type="float" office:value="240.74138058264">
            <text:p>240.7413805826</text:p>
          </table:table-cell>
          <table:table-cell table:formula="of:=ABS([.G91]-[.A91])" office:value-type="float" office:value="7.38146914928632">
            <text:p>7.38</text:p>
          </table:table-cell>
          <table:table-cell table:formula="of:=IF([.L91]&lt;[.$C$9];1;0)" office:value-type="float" office:value="1">
            <text:p>1</text:p>
          </table:table-cell>
          <table:table-cell/>
          <table:table-cell table:formula="of:=IF(AND([.M91];[.B91]);&quot;Not Jammed&quot;;IF([.M9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8.358">
            <text:p>398.3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]+([.A92]-[.D91])/COUNTA([.$A$60:.A92])" office:value-type="float" office:value="431.082272727273">
            <text:p>431.082</text:p>
          </table:table-cell>
          <table:table-cell table:formula="of:=[.E91]+(([.A92]-[.D91])*([.A92]-[.D91]))" office:value-type="float" office:value="39692.3024644685">
            <text:p>39692.302</text:p>
          </table:table-cell>
          <table:table-cell table:formula="of:=[.E92]/(COUNT([.$A$60:.A92])-1)" office:value-type="float" office:value="1240.38445201464">
            <text:p>1240.384</text:p>
          </table:table-cell>
          <table:table-cell table:formula="of:=[.J91]" office:value-type="float" office:value="400.621601459768">
            <text:p>400.6216014598</text:p>
          </table:table-cell>
          <table:table-cell table:formula="of:=[.K91]+[.$C$7]" office:value-type="float" office:value="300.74138058264">
            <text:p>300.7413805826</text:p>
          </table:table-cell>
          <table:table-cell table:formula="of:=[.H92]/([.F92]+[.H92])" office:value-type="float" office:value="0.195143948807734">
            <text:p>0.1951439488</text:p>
          </table:table-cell>
          <table:table-cell table:formula="of:=[.G92]+[.I92]*([.A92] -[.G92] )" office:value-type="float" office:value="400.179873332382">
            <text:p>400.1798733324</text:p>
          </table:table-cell>
          <table:table-cell table:formula="of:=(1-[.I92])*[.H92]" office:value-type="float" office:value="242.053520005854">
            <text:p>242.0535200059</text:p>
          </table:table-cell>
          <table:table-cell table:formula="of:=ABS([.G92]-[.A92])" office:value-type="float" office:value="2.26360145976827">
            <text:p>2.26</text:p>
          </table:table-cell>
          <table:table-cell table:formula="of:=IF([.L92]&lt;[.$C$9];1;0)" office:value-type="float" office:value="1">
            <text:p>1</text:p>
          </table:table-cell>
          <table:table-cell/>
          <table:table-cell table:formula="of:=IF(AND([.M92];[.B92]);&quot;Not Jammed&quot;;IF([.M9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87.398">
            <text:p>387.3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]+([.A93]-[.D92])/COUNTA([.$A$60:.A93])" office:value-type="float" office:value="429.797441176471">
            <text:p>429.797</text:p>
          </table:table-cell>
          <table:table-cell table:formula="of:=[.E92]+(([.A93]-[.D92])*([.A93]-[.D92]))" office:value-type="float" office:value="41600.6181481793">
            <text:p>41600.618</text:p>
          </table:table-cell>
          <table:table-cell table:formula="of:=[.E93]/(COUNT([.$A$60:.A93])-1)" office:value-type="float" office:value="1260.62479236907">
            <text:p>1260.625</text:p>
          </table:table-cell>
          <table:table-cell table:formula="of:=[.J92]" office:value-type="float" office:value="400.179873332382">
            <text:p>400.1798733324</text:p>
          </table:table-cell>
          <table:table-cell table:formula="of:=[.K92]+[.$C$7]" office:value-type="float" office:value="302.053520005854">
            <text:p>302.0535200059</text:p>
          </table:table-cell>
          <table:table-cell table:formula="of:=[.H93]/([.F93]+[.H93])" office:value-type="float" office:value="0.193292194314005">
            <text:p>0.1932921943</text:p>
          </table:table-cell>
          <table:table-cell table:formula="of:=[.G93]+[.I93]*([.A93] -[.G93] )" office:value-type="float" office:value="397.709236988522">
            <text:p>397.7092369885</text:p>
          </table:table-cell>
          <table:table-cell table:formula="of:=(1-[.I93])*[.H93]" office:value-type="float" office:value="243.668932323654">
            <text:p>243.6689323237</text:p>
          </table:table-cell>
          <table:table-cell table:formula="of:=ABS([.G93]-[.A93])" office:value-type="float" office:value="12.7818733323821">
            <text:p>12.78</text:p>
          </table:table-cell>
          <table:table-cell table:formula="of:=IF([.L93]&lt;[.$C$9];1;0)" office:value-type="float" office:value="1">
            <text:p>1</text:p>
          </table:table-cell>
          <table:table-cell/>
          <table:table-cell table:formula="of:=IF(AND([.M93];[.B93]);&quot;Not Jammed&quot;;IF([.M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2.448">
            <text:p>422.4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]+([.A94]-[.D93])/COUNTA([.$A$60:.A94])" office:value-type="float" office:value="429.587457142857">
            <text:p>429.587</text:p>
          </table:table-cell>
          <table:table-cell table:formula="of:=[.E93]+(([.A94]-[.D93])*([.A94]-[.D93]))" office:value-type="float" office:value="41654.6324337857">
            <text:p>41654.632</text:p>
          </table:table-cell>
          <table:table-cell table:formula="of:=[.E94]/(COUNT([.$A$60:.A94])-1)" office:value-type="float" office:value="1225.13624805252">
            <text:p>1225.136</text:p>
          </table:table-cell>
          <table:table-cell table:formula="of:=[.J93]" office:value-type="float" office:value="397.709236988522">
            <text:p>397.7092369885</text:p>
          </table:table-cell>
          <table:table-cell table:formula="of:=[.K93]+[.$C$7]" office:value-type="float" office:value="303.668932323654">
            <text:p>303.6689323237</text:p>
          </table:table-cell>
          <table:table-cell table:formula="of:=[.H94]/([.F94]+[.H94])" office:value-type="float" office:value="0.19863154326108">
            <text:p>0.1986315433</text:p>
          </table:table-cell>
          <table:table-cell table:formula="of:=[.G94]+[.I94]*([.A94] -[.G94] )" office:value-type="float" office:value="402.623135663862">
            <text:p>402.6231356639</text:p>
          </table:table-cell>
          <table:table-cell table:formula="of:=(1-[.I94])*[.H94]" office:value-type="float" office:value="243.350703655762">
            <text:p>243.3507036558</text:p>
          </table:table-cell>
          <table:table-cell table:formula="of:=ABS([.G94]-[.A94])" office:value-type="float" office:value="24.7387630114776">
            <text:p>24.74</text:p>
          </table:table-cell>
          <table:table-cell table:formula="of:=IF([.L94]&lt;[.$C$9];1;0)" office:value-type="float" office:value="1">
            <text:p>1</text:p>
          </table:table-cell>
          <table:table-cell/>
          <table:table-cell table:formula="of:=IF(AND([.M94];[.B94]);&quot;Not Jammed&quot;;IF([.M9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5.53">
            <text:p>455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]+([.A95]-[.D94])/COUNTA([.$A$60:.A95])" office:value-type="float" office:value="430.308083333333">
            <text:p>430.308</text:p>
          </table:table-cell>
          <table:table-cell table:formula="of:=[.E94]+(([.A95]-[.D94])*([.A95]-[.D94]))" office:value-type="float" office:value="42327.6479636804">
            <text:p>42327.648</text:p>
          </table:table-cell>
          <table:table-cell table:formula="of:=[.E95]/(COUNT([.$A$60:.A95])-1)" office:value-type="float" office:value="1209.36137039087">
            <text:p>1209.361</text:p>
          </table:table-cell>
          <table:table-cell table:formula="of:=[.J94]" office:value-type="float" office:value="402.623135663862">
            <text:p>402.6231356639</text:p>
          </table:table-cell>
          <table:table-cell table:formula="of:=[.K94]+[.$C$7]" office:value-type="float" office:value="303.350703655762">
            <text:p>303.3507036558</text:p>
          </table:table-cell>
          <table:table-cell table:formula="of:=[.H95]/([.F95]+[.H95])" office:value-type="float" office:value="0.200534330928075">
            <text:p>0.2005343309</text:p>
          </table:table-cell>
          <table:table-cell table:formula="of:=[.G95]+[.I95]*([.A95] -[.G95] )" office:value-type="float" office:value="413.232778305012">
            <text:p>413.232778305</text:p>
          </table:table-cell>
          <table:table-cell table:formula="of:=(1-[.I95])*[.H95]" office:value-type="float" office:value="242.518473261593">
            <text:p>242.5184732616</text:p>
          </table:table-cell>
          <table:table-cell table:formula="of:=ABS([.G95]-[.A95])" office:value-type="float" office:value="52.9068643361377">
            <text:p>52.91</text:p>
          </table:table-cell>
          <table:table-cell table:formula="of:=IF([.L95]&lt;[.$C$9];1;0)" office:value-type="float" office:value="1">
            <text:p>1</text:p>
          </table:table-cell>
          <table:table-cell/>
          <table:table-cell table:formula="of:=IF(AND([.M95];[.B95]);&quot;Not Jammed&quot;;IF([.M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7.498">
            <text:p>457.4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]+([.A96]-[.D95])/COUNTA([.$A$60:.A96])" office:value-type="float" office:value="431.042945945946">
            <text:p>431.043</text:p>
          </table:table-cell>
          <table:table-cell table:formula="of:=[.E95]+(([.A96]-[.D95])*([.A96]-[.D95]))" office:value-type="float" office:value="43066.9395320207">
            <text:p>43066.940</text:p>
          </table:table-cell>
          <table:table-cell table:formula="of:=[.E96]/(COUNT([.$A$60:.A96])-1)" office:value-type="float" office:value="1196.30387588946">
            <text:p>1196.304</text:p>
          </table:table-cell>
          <table:table-cell table:formula="of:=[.J95]" office:value-type="float" office:value="413.232778305012">
            <text:p>413.232778305</text:p>
          </table:table-cell>
          <table:table-cell table:formula="of:=[.K95]+[.$C$7]" office:value-type="float" office:value="302.518473261593">
            <text:p>302.5184732616</text:p>
          </table:table-cell>
          <table:table-cell table:formula="of:=[.H96]/([.F96]+[.H96])" office:value-type="float" office:value="0.201837444866592">
            <text:p>0.2018374449</text:p>
          </table:table-cell>
          <table:table-cell table:formula="of:=[.G96]+[.I96]*([.A96] -[.G96] )" office:value-type="float" office:value="422.167157548382">
            <text:p>422.1671575484</text:p>
          </table:table-cell>
          <table:table-cell table:formula="of:=(1-[.I96])*[.H96]" office:value-type="float" office:value="241.45891759353">
            <text:p>241.4589175935</text:p>
          </table:table-cell>
          <table:table-cell table:formula="of:=ABS([.G96]-[.A96])" office:value-type="float" office:value="44.2652216949879">
            <text:p>44.27</text:p>
          </table:table-cell>
          <table:table-cell table:formula="of:=IF([.L96]&lt;[.$C$9];1;0)" office:value-type="float" office:value="1">
            <text:p>1</text:p>
          </table:table-cell>
          <table:table-cell/>
          <table:table-cell table:formula="of:=IF(AND([.M96];[.B96]);&quot;Not Jammed&quot;;IF([.M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5.715">
            <text:p>455.7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]+([.A97]-[.D96])/COUNTA([.$A$60:.A97])" office:value-type="float" office:value="431.692210526316">
            <text:p>431.692</text:p>
          </table:table-cell>
          <table:table-cell table:formula="of:=[.E96]+(([.A97]-[.D96])*([.A97]-[.D96]))" office:value-type="float" office:value="43675.6497832668">
            <text:p>43675.650</text:p>
          </table:table-cell>
          <table:table-cell table:formula="of:=[.E97]/(COUNT([.$A$60:.A97])-1)" office:value-type="float" office:value="1180.42296711532">
            <text:p>1180.423</text:p>
          </table:table-cell>
          <table:table-cell table:formula="of:=[.J96]" office:value-type="float" office:value="422.167157548382">
            <text:p>422.1671575484</text:p>
          </table:table-cell>
          <table:table-cell table:formula="of:=[.K96]+[.$C$7]" office:value-type="float" office:value="301.45891759353">
            <text:p>301.4589175935</text:p>
          </table:table-cell>
          <table:table-cell table:formula="of:=[.H97]/([.F97]+[.H97])" office:value-type="float" office:value="0.203429787963674">
            <text:p>0.203429788</text:p>
          </table:table-cell>
          <table:table-cell table:formula="of:=[.G97]+[.I97]*([.A97] -[.G97] )" office:value-type="float" office:value="428.991788024953">
            <text:p>428.991788025</text:p>
          </table:table-cell>
          <table:table-cell table:formula="of:=(1-[.I97])*[.H97]" office:value-type="float" office:value="240.13319390772">
            <text:p>240.1331939077</text:p>
          </table:table-cell>
          <table:table-cell table:formula="of:=ABS([.G97]-[.A97])" office:value-type="float" office:value="33.5478424516182">
            <text:p>33.55</text:p>
          </table:table-cell>
          <table:table-cell table:formula="of:=IF([.L97]&lt;[.$C$9];1;0)" office:value-type="float" office:value="1">
            <text:p>1</text:p>
          </table:table-cell>
          <table:table-cell/>
          <table:table-cell table:formula="of:=IF(AND([.M97];[.B97]);&quot;Not Jammed&quot;;IF([.M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]+([.A98]-[.D97])/COUNTA([.$A$60:.A98])" office:value-type="float" office:value="431.975487179487">
            <text:p>431.975</text:p>
          </table:table-cell>
          <table:table-cell table:formula="of:=[.E97]+(([.A98]-[.D97])*([.A98]-[.D97]))" office:value-type="float" office:value="43797.7034355216">
            <text:p>43797.703</text:p>
          </table:table-cell>
          <table:table-cell table:formula="of:=[.E98]/(COUNT([.$A$60:.A98])-1)" office:value-type="float" office:value="1152.57114304004">
            <text:p>1152.571</text:p>
          </table:table-cell>
          <table:table-cell table:formula="of:=[.J97]" office:value-type="float" office:value="428.991788024953">
            <text:p>428.991788025</text:p>
          </table:table-cell>
          <table:table-cell table:formula="of:=[.K97]+[.$C$7]" office:value-type="float" office:value="300.13319390772">
            <text:p>300.1331939077</text:p>
          </table:table-cell>
          <table:table-cell table:formula="of:=[.H98]/([.F98]+[.H98])" office:value-type="float" office:value="0.206603082454012">
            <text:p>0.2066030825</text:p>
          </table:table-cell>
          <table:table-cell table:formula="of:=[.G98]+[.I98]*([.A98] -[.G98] )" office:value-type="float" office:value="431.832210997229">
            <text:p>431.8322109972</text:p>
          </table:table-cell>
          <table:table-cell table:formula="of:=(1-[.I98])*[.H98]" office:value-type="float" office:value="238.124750899617">
            <text:p>238.1247508996</text:p>
          </table:table-cell>
          <table:table-cell table:formula="of:=ABS([.G98]-[.A98])" office:value-type="float" office:value="13.7482119750468">
            <text:p>13.75</text:p>
          </table:table-cell>
          <table:table-cell table:formula="of:=IF([.L98]&lt;[.$C$9];1;0)" office:value-type="float" office:value="1">
            <text:p>1</text:p>
          </table:table-cell>
          <table:table-cell/>
          <table:table-cell table:formula="of:=IF(AND([.M98];[.B98]);&quot;Not Jammed&quot;;IF([.M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6.43">
            <text:p>446.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]+([.A99]-[.D98])/COUNTA([.$A$60:.A99])" office:value-type="float" office:value="432.33685">
            <text:p>432.337</text:p>
          </table:table-cell>
          <table:table-cell table:formula="of:=[.E98]+(([.A99]-[.D98])*([.A99]-[.D98]))" office:value-type="float" office:value="44006.6363764">
            <text:p>44006.636</text:p>
          </table:table-cell>
          <table:table-cell table:formula="of:=[.E99]/(COUNT([.$A$60:.A99])-1)" office:value-type="float" office:value="1128.37529170256">
            <text:p>1128.375</text:p>
          </table:table-cell>
          <table:table-cell table:formula="of:=[.J98]" office:value-type="float" office:value="431.832210997229">
            <text:p>431.8322109972</text:p>
          </table:table-cell>
          <table:table-cell table:formula="of:=[.K98]+[.$C$7]" office:value-type="float" office:value="298.124750899617">
            <text:p>298.1247508996</text:p>
          </table:table-cell>
          <table:table-cell table:formula="of:=[.H99]/([.F99]+[.H99])" office:value-type="float" office:value="0.208990355412669">
            <text:p>0.2089903554</text:p>
          </table:table-cell>
          <table:table-cell table:formula="of:=[.G99]+[.I99]*([.A99] -[.G99] )" office:value-type="float" office:value="434.883008109157">
            <text:p>434.8830081092</text:p>
          </table:table-cell>
          <table:table-cell table:formula="of:=(1-[.I99])*[.H99]" office:value-type="float" office:value="235.819553251793">
            <text:p>235.8195532518</text:p>
          </table:table-cell>
          <table:table-cell table:formula="of:=ABS([.G99]-[.A99])" office:value-type="float" office:value="14.597789002771">
            <text:p>14.60</text:p>
          </table:table-cell>
          <table:table-cell table:formula="of:=IF([.L99]&lt;[.$C$9];1;0)" office:value-type="float" office:value="1">
            <text:p>1</text:p>
          </table:table-cell>
          <table:table-cell/>
          <table:table-cell table:formula="of:=IF(AND([.M99];[.B99]);&quot;Not Jammed&quot;;IF([.M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0.119">
            <text:p>450.1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]+([.A100]-[.D99])/COUNTA([.$A$60:.A100])" office:value-type="float" office:value="432.77056097561">
            <text:p>432.771</text:p>
          </table:table-cell>
          <table:table-cell table:formula="of:=[.E99]+(([.A100]-[.D99])*([.A100]-[.D99]))" office:value-type="float" office:value="44322.8412350225">
            <text:p>44322.841</text:p>
          </table:table-cell>
          <table:table-cell table:formula="of:=[.E100]/(COUNT([.$A$60:.A100])-1)" office:value-type="float" office:value="1108.07103087556">
            <text:p>1108.071</text:p>
          </table:table-cell>
          <table:table-cell table:formula="of:=[.J99]" office:value-type="float" office:value="434.883008109157">
            <text:p>434.8830081092</text:p>
          </table:table-cell>
          <table:table-cell table:formula="of:=[.K99]+[.$C$7]" office:value-type="float" office:value="295.819553251793">
            <text:p>295.8195532518</text:p>
          </table:table-cell>
          <table:table-cell table:formula="of:=[.H100]/([.F100]+[.H100])" office:value-type="float" office:value="0.210714108774845">
            <text:p>0.2107141088</text:p>
          </table:table-cell>
          <table:table-cell table:formula="of:=[.G100]+[.I100]*([.A100] -[.G100] )" office:value-type="float" office:value="438.093446561737">
            <text:p>438.0934465617</text:p>
          </table:table-cell>
          <table:table-cell table:formula="of:=(1-[.I100])*[.H100]" office:value-type="float" office:value="233.486199730168">
            <text:p>233.4861997302</text:p>
          </table:table-cell>
          <table:table-cell table:formula="of:=ABS([.G100]-[.A100])" office:value-type="float" office:value="15.2359918908427">
            <text:p>15.24</text:p>
          </table:table-cell>
          <table:table-cell table:formula="of:=IF([.L100]&lt;[.$C$9];1;0)" office:value-type="float" office:value="1">
            <text:p>1</text:p>
          </table:table-cell>
          <table:table-cell/>
          <table:table-cell table:formula="of:=IF(AND([.M100];[.B100]);&quot;Not Jammed&quot;;IF([.M1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7.206">
            <text:p>437.2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]+([.A101]-[.D100])/COUNTA([.$A$60:.A101])" office:value-type="float" office:value="432.876166666667">
            <text:p>432.876</text:p>
          </table:table-cell>
          <table:table-cell table:formula="of:=[.E100]+(([.A101]-[.D100])*([.A101]-[.D100]))" office:value-type="float" office:value="44342.5143543616">
            <text:p>44342.514</text:p>
          </table:table-cell>
          <table:table-cell table:formula="of:=[.E101]/(COUNT([.$A$60:.A101])-1)" office:value-type="float" office:value="1081.52474035028">
            <text:p>1081.525</text:p>
          </table:table-cell>
          <table:table-cell table:formula="of:=[.J100]" office:value-type="float" office:value="438.093446561737">
            <text:p>438.0934465617</text:p>
          </table:table-cell>
          <table:table-cell table:formula="of:=[.K100]+[.$C$7]" office:value-type="float" office:value="293.486199730168">
            <text:p>293.4861997302</text:p>
          </table:table-cell>
          <table:table-cell table:formula="of:=[.H101]/([.F101]+[.H101])" office:value-type="float" office:value="0.213442810653562">
            <text:p>0.2134428107</text:p>
          </table:table-cell>
          <table:table-cell table:formula="of:=[.G101]+[.I101]*([.A101] -[.G101] )" office:value-type="float" office:value="437.904027473295">
            <text:p>437.9040274733</text:p>
          </table:table-cell>
          <table:table-cell table:formula="of:=(1-[.I101])*[.H101]" office:value-type="float" office:value="230.843680371729">
            <text:p>230.8436803717</text:p>
          </table:table-cell>
          <table:table-cell table:formula="of:=ABS([.G101]-[.A101])" office:value-type="float" office:value="0.887446561736965">
            <text:p>0.89</text:p>
          </table:table-cell>
          <table:table-cell table:formula="of:=IF([.L101]&lt;[.$C$9];1;0)" office:value-type="float" office:value="1">
            <text:p>1</text:p>
          </table:table-cell>
          <table:table-cell/>
          <table:table-cell table:formula="of:=IF(AND([.M101];[.B101]);&quot;Not Jammed&quot;;IF([.M1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7.087">
            <text:p>437.0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]+([.A102]-[.D101])/COUNTA([.$A$60:.A102])" office:value-type="float" office:value="432.974093023256">
            <text:p>432.974</text:p>
          </table:table-cell>
          <table:table-cell table:formula="of:=[.E101]+(([.A102]-[.D101])*([.A102]-[.D101]))" office:value-type="float" office:value="44360.2454717227">
            <text:p>44360.245</text:p>
          </table:table-cell>
          <table:table-cell table:formula="of:=[.E102]/(COUNT([.$A$60:.A102])-1)" office:value-type="float" office:value="1056.1963207553">
            <text:p>1056.196</text:p>
          </table:table-cell>
          <table:table-cell table:formula="of:=[.J101]" office:value-type="float" office:value="437.904027473295">
            <text:p>437.9040274733</text:p>
          </table:table-cell>
          <table:table-cell table:formula="of:=[.K101]+[.$C$7]" office:value-type="float" office:value="290.843680371729">
            <text:p>290.8436803717</text:p>
          </table:table-cell>
          <table:table-cell table:formula="of:=[.H102]/([.F102]+[.H102])" office:value-type="float" office:value="0.215913172681129">
            <text:p>0.2159131727</text:p>
          </table:table-cell>
          <table:table-cell table:formula="of:=[.G102]+[.I102]*([.A102] -[.G102] )" office:value-type="float" office:value="437.727620479368">
            <text:p>437.7276204794</text:p>
          </table:table-cell>
          <table:table-cell table:formula="of:=(1-[.I102])*[.H102]" office:value-type="float" office:value="228.046698588412">
            <text:p>228.0466985884</text:p>
          </table:table-cell>
          <table:table-cell table:formula="of:=ABS([.G102]-[.A102])" office:value-type="float" office:value="0.817027473295013">
            <text:p>0.82</text:p>
          </table:table-cell>
          <table:table-cell table:formula="of:=IF([.L102]&lt;[.$C$9];1;0)" office:value-type="float" office:value="1">
            <text:p>1</text:p>
          </table:table-cell>
          <table:table-cell/>
          <table:table-cell table:formula="of:=IF(AND([.M102];[.B102]);&quot;Not Jammed&quot;;IF([.M1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9.343">
            <text:p>459.3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]+([.A103]-[.D102])/COUNTA([.$A$60:.A103])" office:value-type="float" office:value="433.573386363636">
            <text:p>433.573</text:p>
          </table:table-cell>
          <table:table-cell table:formula="of:=[.E102]+(([.A103]-[.D102])*([.A103]-[.D102]))" office:value-type="float" office:value="45055.5647268709">
            <text:p>45055.565</text:p>
          </table:table-cell>
          <table:table-cell table:formula="of:=[.E103]/(COUNT([.$A$60:.A103])-1)" office:value-type="float" office:value="1047.80383085746">
            <text:p>1047.804</text:p>
          </table:table-cell>
          <table:table-cell table:formula="of:=[.J102]" office:value-type="float" office:value="437.727620479368">
            <text:p>437.7276204794</text:p>
          </table:table-cell>
          <table:table-cell table:formula="of:=[.K102]+[.$C$7]" office:value-type="float" office:value="288.046698588412">
            <text:p>288.0466985884</text:p>
          </table:table-cell>
          <table:table-cell table:formula="of:=[.H103]/([.F103]+[.H103])" office:value-type="float" office:value="0.21562794058097">
            <text:p>0.2156279406</text:p>
          </table:table-cell>
          <table:table-cell table:formula="of:=[.G103]+[.I103]*([.A103] -[.G103] )" office:value-type="float" office:value="442.388500250278">
            <text:p>442.3885002503</text:p>
          </table:table-cell>
          <table:table-cell table:formula="of:=(1-[.I103])*[.H103]" office:value-type="float" office:value="225.935782180646">
            <text:p>225.9357821806</text:p>
          </table:table-cell>
          <table:table-cell table:formula="of:=ABS([.G103]-[.A103])" office:value-type="float" office:value="21.6153795206318">
            <text:p>21.62</text:p>
          </table:table-cell>
          <table:table-cell table:formula="of:=IF([.L103]&lt;[.$C$9];1;0)" office:value-type="float" office:value="1">
            <text:p>1</text:p>
          </table:table-cell>
          <table:table-cell/>
          <table:table-cell table:formula="of:=IF(AND([.M103];[.B103]);&quot;Not Jammed&quot;;IF([.M1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8">
            <text:p>442.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]+([.A104]-[.D103])/COUNTA([.$A$60:.A104])" office:value-type="float" office:value="433.778422222222">
            <text:p>433.778</text:p>
          </table:table-cell>
          <table:table-cell table:formula="of:=[.E103]+(([.A104]-[.D103])*([.A104]-[.D103]))" office:value-type="float" office:value="45140.6951260656">
            <text:p>45140.695</text:p>
          </table:table-cell>
          <table:table-cell table:formula="of:=[.E104]/(COUNT([.$A$60:.A104])-1)" office:value-type="float" office:value="1025.92488922876">
            <text:p>1025.925</text:p>
          </table:table-cell>
          <table:table-cell table:formula="of:=[.J103]" office:value-type="float" office:value="442.388500250278">
            <text:p>442.3885002503</text:p>
          </table:table-cell>
          <table:table-cell table:formula="of:=[.K103]+[.$C$7]" office:value-type="float" office:value="285.935782180646">
            <text:p>285.9357821806</text:p>
          </table:table-cell>
          <table:table-cell table:formula="of:=[.H104]/([.F104]+[.H104])" office:value-type="float" office:value="0.217962004969208">
            <text:p>0.217962005</text:p>
          </table:table-cell>
          <table:table-cell table:formula="of:=[.G104]+[.I104]*([.A104] -[.G104] )" office:value-type="float" office:value="442.478191560772">
            <text:p>442.4781915608</text:p>
          </table:table-cell>
          <table:table-cell table:formula="of:=(1-[.I104])*[.H104]" office:value-type="float" office:value="223.612645804114">
            <text:p>223.6126458041</text:p>
          </table:table-cell>
          <table:table-cell table:formula="of:=ABS([.G104]-[.A104])" office:value-type="float" office:value="0.411499749721884">
            <text:p>0.41</text:p>
          </table:table-cell>
          <table:table-cell table:formula="of:=IF([.L104]&lt;[.$C$9];1;0)" office:value-type="float" office:value="1">
            <text:p>1</text:p>
          </table:table-cell>
          <table:table-cell/>
          <table:table-cell table:formula="of:=IF(AND([.M104];[.B104]);&quot;Not Jammed&quot;;IF([.M1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9.827">
            <text:p>429.8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]+([.A105]-[.D104])/COUNTA([.$A$60:.A105])" office:value-type="float" office:value="433.692521739131">
            <text:p>433.693</text:p>
          </table:table-cell>
          <table:table-cell table:formula="of:=[.E104]+(([.A105]-[.D104])*([.A105]-[.D104]))" office:value-type="float" office:value="45156.3088636439">
            <text:p>45156.309</text:p>
          </table:table-cell>
          <table:table-cell table:formula="of:=[.E105]/(COUNT([.$A$60:.A105])-1)" office:value-type="float" office:value="1003.4735303032">
            <text:p>1003.474</text:p>
          </table:table-cell>
          <table:table-cell table:formula="of:=[.J104]" office:value-type="float" office:value="442.478191560772">
            <text:p>442.4781915608</text:p>
          </table:table-cell>
          <table:table-cell table:formula="of:=[.K104]+[.$C$7]" office:value-type="float" office:value="283.612645804114">
            <text:p>283.6126458041</text:p>
          </table:table-cell>
          <table:table-cell table:formula="of:=[.H105]/([.F105]+[.H105])" office:value-type="float" office:value="0.220352491596077">
            <text:p>0.2203524916</text:p>
          </table:table-cell>
          <table:table-cell table:formula="of:=[.G105]+[.I105]*([.A105] -[.G105] )" office:value-type="float" office:value="439.690469978697">
            <text:p>439.6904699787</text:p>
          </table:table-cell>
          <table:table-cell table:formula="of:=(1-[.I105])*[.H105]" office:value-type="float" office:value="221.117892653021">
            <text:p>221.117892653</text:p>
          </table:table-cell>
          <table:table-cell table:formula="of:=ABS([.G105]-[.A105])" office:value-type="float" office:value="12.6511915607718">
            <text:p>12.65</text:p>
          </table:table-cell>
          <table:table-cell table:formula="of:=IF([.L105]&lt;[.$C$9];1;0)" office:value-type="float" office:value="1">
            <text:p>1</text:p>
          </table:table-cell>
          <table:table-cell/>
          <table:table-cell table:formula="of:=IF(AND([.M105];[.B105]);&quot;Not Jammed&quot;;IF([.M10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7.206">
            <text:p>437.2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]+([.A106]-[.D105])/COUNTA([.$A$60:.A106])" office:value-type="float" office:value="433.767276595745">
            <text:p>433.767</text:p>
          </table:table-cell>
          <table:table-cell table:formula="of:=[.E105]+(([.A106]-[.D105])*([.A106]-[.D105]))" office:value-type="float" office:value="45168.6533931335">
            <text:p>45168.653</text:p>
          </table:table-cell>
          <table:table-cell table:formula="of:=[.E106]/(COUNT([.$A$60:.A106])-1)" office:value-type="float" office:value="981.927247676815">
            <text:p>981.927</text:p>
          </table:table-cell>
          <table:table-cell table:formula="of:=[.J105]" office:value-type="float" office:value="439.690469978697">
            <text:p>439.6904699787</text:p>
          </table:table-cell>
          <table:table-cell table:formula="of:=[.K105]+[.$C$7]" office:value-type="float" office:value="281.117892653021">
            <text:p>281.117892653</text:p>
          </table:table-cell>
          <table:table-cell table:formula="of:=[.H106]/([.F106]+[.H106])" office:value-type="float" office:value="0.22257153262124">
            <text:p>0.2225715326</text:p>
          </table:table-cell>
          <table:table-cell table:formula="of:=[.G106]+[.I106]*([.A106] -[.G106] )" office:value-type="float" office:value="439.137497687787">
            <text:p>439.1374976878</text:p>
          </table:table-cell>
          <table:table-cell table:formula="of:=(1-[.I106])*[.H106]" office:value-type="float" office:value="218.549052437985">
            <text:p>218.549052438</text:p>
          </table:table-cell>
          <table:table-cell table:formula="of:=ABS([.G106]-[.A106])" office:value-type="float" office:value="2.4844699786965">
            <text:p>2.48</text:p>
          </table:table-cell>
          <table:table-cell table:formula="of:=IF([.L106]&lt;[.$C$9];1;0)" office:value-type="float" office:value="1">
            <text:p>1</text:p>
          </table:table-cell>
          <table:table-cell/>
          <table:table-cell table:formula="of:=IF(AND([.M106];[.B106]);&quot;Not Jammed&quot;;IF([.M10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42">
            <text:p>435.4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]+([.A107]-[.D106])/COUNTA([.$A$60:.A107])" office:value-type="float" office:value="433.801708333333">
            <text:p>433.802</text:p>
          </table:table-cell>
          <table:table-cell table:formula="of:=[.E106]+(([.A107]-[.D106])*([.A107]-[.D106]))" office:value-type="float" office:value="45171.3848877845">
            <text:p>45171.385</text:p>
          </table:table-cell>
          <table:table-cell table:formula="of:=[.E107]/(COUNT([.$A$60:.A107])-1)" office:value-type="float" office:value="961.093295484776">
            <text:p>961.093</text:p>
          </table:table-cell>
          <table:table-cell table:formula="of:=[.J106]" office:value-type="float" office:value="439.137497687787">
            <text:p>439.1374976878</text:p>
          </table:table-cell>
          <table:table-cell table:formula="of:=[.K106]+[.$C$7]" office:value-type="float" office:value="278.549052437985">
            <text:p>278.549052438</text:p>
          </table:table-cell>
          <table:table-cell table:formula="of:=[.H107]/([.F107]+[.H107])" office:value-type="float" office:value="0.224701142958486">
            <text:p>0.224701143</text:p>
          </table:table-cell>
          <table:table-cell table:formula="of:=[.G107]+[.I107]*([.A107] -[.G107] )" office:value-type="float" office:value="438.302171708395">
            <text:p>438.3021717084</text:p>
          </table:table-cell>
          <table:table-cell table:formula="of:=(1-[.I107])*[.H107]" office:value-type="float" office:value="215.958761985167">
            <text:p>215.9587619852</text:p>
          </table:table-cell>
          <table:table-cell table:formula="of:=ABS([.G107]-[.A107])" office:value-type="float" office:value="3.71749768778653">
            <text:p>3.72</text:p>
          </table:table-cell>
          <table:table-cell table:formula="of:=IF([.L107]&lt;[.$C$9];1;0)" office:value-type="float" office:value="1">
            <text:p>1</text:p>
          </table:table-cell>
          <table:table-cell/>
          <table:table-cell table:formula="of:=IF(AND([.M107];[.B107]);&quot;Not Jammed&quot;;IF([.M10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4.177">
            <text:p>424.1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]+([.A108]-[.D107])/COUNTA([.$A$60:.A108])" office:value-type="float" office:value="433.605285714286">
            <text:p>433.605</text:p>
          </table:table-cell>
          <table:table-cell table:formula="of:=[.E107]+(([.A108]-[.D107])*([.A108]-[.D107]))" office:value-type="float" office:value="45264.0198982862">
            <text:p>45264.020</text:p>
          </table:table-cell>
          <table:table-cell table:formula="of:=[.E108]/(COUNT([.$A$60:.A108])-1)" office:value-type="float" office:value="943.000414547629">
            <text:p>943.000</text:p>
          </table:table-cell>
          <table:table-cell table:formula="of:=[.J107]" office:value-type="float" office:value="438.302171708395">
            <text:p>438.3021717084</text:p>
          </table:table-cell>
          <table:table-cell table:formula="of:=[.K107]+[.$C$7]" office:value-type="float" office:value="275.958761985167">
            <text:p>275.9587619852</text:p>
          </table:table-cell>
          <table:table-cell table:formula="of:=[.H108]/([.F108]+[.H108])" office:value-type="float" office:value="0.22638884656507">
            <text:p>0.2263888466</text:p>
          </table:table-cell>
          <table:table-cell table:formula="of:=[.G108]+[.I108]*([.A108] -[.G108] )" office:value-type="float" office:value="435.104390377798">
            <text:p>435.1043903778</text:p>
          </table:table-cell>
          <table:table-cell table:formula="of:=(1-[.I108])*[.H108]" office:value-type="float" office:value="213.48477615982">
            <text:p>213.4847761598</text:p>
          </table:table-cell>
          <table:table-cell table:formula="of:=ABS([.G108]-[.A108])" office:value-type="float" office:value="14.1251717083954">
            <text:p>14.13</text:p>
          </table:table-cell>
          <table:table-cell table:formula="of:=IF([.L108]&lt;[.$C$9];1;0)" office:value-type="float" office:value="1">
            <text:p>1</text:p>
          </table:table-cell>
          <table:table-cell/>
          <table:table-cell table:formula="of:=IF(AND([.M108];[.B108]);&quot;Not Jammed&quot;;IF([.M10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1.555">
            <text:p>431.5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]+([.A109]-[.D108])/COUNTA([.$A$60:.A109])" office:value-type="float" office:value="433.56428">
            <text:p>433.564</text:p>
          </table:table-cell>
          <table:table-cell table:formula="of:=[.E108]+(([.A109]-[.D108])*([.A109]-[.D108]))" office:value-type="float" office:value="45268.2235697964">
            <text:p>45268.224</text:p>
          </table:table-cell>
          <table:table-cell table:formula="of:=[.E109]/(COUNT([.$A$60:.A109])-1)" office:value-type="float" office:value="923.841297342784">
            <text:p>923.841</text:p>
          </table:table-cell>
          <table:table-cell table:formula="of:=[.J108]" office:value-type="float" office:value="435.104390377798">
            <text:p>435.1043903778</text:p>
          </table:table-cell>
          <table:table-cell table:formula="of:=[.K108]+[.$C$7]" office:value-type="float" office:value="273.48477615982">
            <text:p>273.4847761598</text:p>
          </table:table-cell>
          <table:table-cell table:formula="of:=[.H109]/([.F109]+[.H109])" office:value-type="float" office:value="0.228412946324455">
            <text:p>0.2284129463</text:p>
          </table:table-cell>
          <table:table-cell table:formula="of:=[.G109]+[.I109]*([.A109] -[.G109] )" office:value-type="float" office:value="434.29366366395">
            <text:p>434.293663664</text:p>
          </table:table-cell>
          <table:table-cell table:formula="of:=(1-[.I109])*[.H109]" office:value-type="float" office:value="211.017312662272">
            <text:p>211.0173126623</text:p>
          </table:table-cell>
          <table:table-cell table:formula="of:=ABS([.G109]-[.A109])" office:value-type="float" office:value="3.5493903777982">
            <text:p>3.55</text:p>
          </table:table-cell>
          <table:table-cell table:formula="of:=IF([.L109]&lt;[.$C$9];1;0)" office:value-type="float" office:value="1">
            <text:p>1</text:p>
          </table:table-cell>
          <table:table-cell/>
          <table:table-cell table:formula="of:=IF(AND([.M109];[.B109]);&quot;Not Jammed&quot;;IF([.M1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7.808">
            <text:p>427.8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]+([.A110]-[.D109])/COUNTA([.$A$60:.A110])" office:value-type="float" office:value="433.451411764706">
            <text:p>433.451</text:p>
          </table:table-cell>
          <table:table-cell table:formula="of:=[.E109]+(([.A110]-[.D109])*([.A110]-[.D109]))" office:value-type="float" office:value="45301.3583292348">
            <text:p>45301.358</text:p>
          </table:table-cell>
          <table:table-cell table:formula="of:=[.E110]/(COUNT([.$A$60:.A110])-1)" office:value-type="float" office:value="906.027166584696">
            <text:p>906.027</text:p>
          </table:table-cell>
          <table:table-cell table:formula="of:=[.J109]" office:value-type="float" office:value="434.29366366395">
            <text:p>434.293663664</text:p>
          </table:table-cell>
          <table:table-cell table:formula="of:=[.K109]+[.$C$7]" office:value-type="float" office:value="271.017312662272">
            <text:p>271.0173126623</text:p>
          </table:table-cell>
          <table:table-cell table:formula="of:=[.H110]/([.F110]+[.H110])" office:value-type="float" office:value="0.230252396949059">
            <text:p>0.2302523969</text:p>
          </table:table-cell>
          <table:table-cell table:formula="of:=[.G110]+[.I110]*([.A110] -[.G110] )" office:value-type="float" office:value="432.80032405952">
            <text:p>432.8003240595</text:p>
          </table:table-cell>
          <table:table-cell table:formula="of:=(1-[.I110])*[.H110]" office:value-type="float" office:value="208.614926807091">
            <text:p>208.6149268071</text:p>
          </table:table-cell>
          <table:table-cell table:formula="of:=ABS([.G110]-[.A110])" office:value-type="float" office:value="6.48566366394965">
            <text:p>6.49</text:p>
          </table:table-cell>
          <table:table-cell table:formula="of:=IF([.L110]&lt;[.$C$9];1;0)" office:value-type="float" office:value="1">
            <text:p>1</text:p>
          </table:table-cell>
          <table:table-cell/>
          <table:table-cell table:formula="of:=IF(AND([.M110];[.B110]);&quot;Not Jammed&quot;;IF([.M1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7.028">
            <text:p>437.0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]+([.A111]-[.D110])/COUNTA([.$A$60:.A111])" office:value-type="float" office:value="433.520192307692">
            <text:p>433.520</text:p>
          </table:table-cell>
          <table:table-cell table:formula="of:=[.E110]+(([.A111]-[.D110])*([.A111]-[.D110]))" office:value-type="float" office:value="45314.1503126396">
            <text:p>45314.150</text:p>
          </table:table-cell>
          <table:table-cell table:formula="of:=[.E111]/(COUNT([.$A$60:.A111])-1)" office:value-type="float" office:value="888.512751228228">
            <text:p>888.513</text:p>
          </table:table-cell>
          <table:table-cell table:formula="of:=[.J110]" office:value-type="float" office:value="432.80032405952">
            <text:p>432.8003240595</text:p>
          </table:table-cell>
          <table:table-cell table:formula="of:=[.K110]+[.$C$7]" office:value-type="float" office:value="268.614926807091">
            <text:p>268.6149268071</text:p>
          </table:table-cell>
          <table:table-cell table:formula="of:=[.H111]/([.F111]+[.H111])" office:value-type="float" office:value="0.232139401645954">
            <text:p>0.2321394016</text:p>
          </table:table-cell>
          <table:table-cell table:formula="of:=[.G111]+[.I111]*([.A111] -[.G111] )" office:value-type="float" office:value="433.781734222696">
            <text:p>433.7817342227</text:p>
          </table:table-cell>
          <table:table-cell table:formula="of:=(1-[.I111])*[.H111]" office:value-type="float" office:value="206.258818424921">
            <text:p>206.2588184249</text:p>
          </table:table-cell>
          <table:table-cell table:formula="of:=ABS([.G111]-[.A111])" office:value-type="float" office:value="4.2276759404802">
            <text:p>4.23</text:p>
          </table:table-cell>
          <table:table-cell table:formula="of:=IF([.L111]&lt;[.$C$9];1;0)" office:value-type="float" office:value="1">
            <text:p>1</text:p>
          </table:table-cell>
          <table:table-cell/>
          <table:table-cell table:formula="of:=IF(AND([.M111];[.B111]);&quot;Not Jammed&quot;;IF([.M1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9.051">
            <text:p>439.0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]+([.A112]-[.D111])/COUNTA([.$A$60:.A112])" office:value-type="float" office:value="433.624547169811">
            <text:p>433.625</text:p>
          </table:table-cell>
          <table:table-cell table:formula="of:=[.E111]+(([.A112]-[.D111])*([.A112]-[.D111]))" office:value-type="float" office:value="45344.7401463689">
            <text:p>45344.740</text:p>
          </table:table-cell>
          <table:table-cell table:formula="of:=[.E112]/(COUNT([.$A$60:.A112])-1)" office:value-type="float" office:value="872.014233584018">
            <text:p>872.014</text:p>
          </table:table-cell>
          <table:table-cell table:formula="of:=[.J111]" office:value-type="float" office:value="433.781734222696">
            <text:p>433.7817342227</text:p>
          </table:table-cell>
          <table:table-cell table:formula="of:=[.K111]+[.$C$7]" office:value-type="float" office:value="266.258818424921">
            <text:p>266.2588184249</text:p>
          </table:table-cell>
          <table:table-cell table:formula="of:=[.H112]/([.F112]+[.H112])" office:value-type="float" office:value="0.233914716644658">
            <text:p>0.2339147166</text:p>
          </table:table-cell>
          <table:table-cell table:formula="of:=[.G112]+[.I112]*([.A112] -[.G112] )" office:value-type="float" office:value="435.014293033919">
            <text:p>435.0142930339</text:p>
          </table:table-cell>
          <table:table-cell table:formula="of:=(1-[.I112])*[.H112]" office:value-type="float" office:value="203.976962358914">
            <text:p>203.9769623589</text:p>
          </table:table-cell>
          <table:table-cell table:formula="of:=ABS([.G112]-[.A112])" office:value-type="float" office:value="5.2692657773041">
            <text:p>5.27</text:p>
          </table:table-cell>
          <table:table-cell table:formula="of:=IF([.L112]&lt;[.$C$9];1;0)" office:value-type="float" office:value="1">
            <text:p>1</text:p>
          </table:table-cell>
          <table:table-cell/>
          <table:table-cell table:formula="of:=IF(AND([.M112];[.B112]);&quot;Not Jammed&quot;;IF([.M11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9.051">
            <text:p>439.0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]+([.A113]-[.D112])/COUNTA([.$A$60:.A113])" office:value-type="float" office:value="433.725037037037">
            <text:p>433.725</text:p>
          </table:table-cell>
          <table:table-cell table:formula="of:=[.E112]+(([.A113]-[.D112])*([.A113]-[.D112]))" office:value-type="float" office:value="45374.1865366872">
            <text:p>45374.187</text:p>
          </table:table-cell>
          <table:table-cell table:formula="of:=[.E113]/(COUNT([.$A$60:.A113])-1)" office:value-type="float" office:value="856.116727107306">
            <text:p>856.117</text:p>
          </table:table-cell>
          <table:table-cell table:formula="of:=[.J112]" office:value-type="float" office:value="435.014293033919">
            <text:p>435.0142930339</text:p>
          </table:table-cell>
          <table:table-cell table:formula="of:=[.K112]+[.$C$7]" office:value-type="float" office:value="263.976962358914">
            <text:p>263.9769623589</text:p>
          </table:table-cell>
          <table:table-cell table:formula="of:=[.H113]/([.F113]+[.H113])" office:value-type="float" office:value="0.235674001953098">
            <text:p>0.235674002</text:p>
          </table:table-cell>
          <table:table-cell table:formula="of:=[.G113]+[.I113]*([.A113] -[.G113] )" office:value-type="float" office:value="435.965639919328">
            <text:p>435.9656399193</text:p>
          </table:table-cell>
          <table:table-cell table:formula="of:=(1-[.I113])*[.H113]" office:value-type="float" office:value="201.764455216367">
            <text:p>201.7644552164</text:p>
          </table:table-cell>
          <table:table-cell table:formula="of:=ABS([.G113]-[.A113])" office:value-type="float" office:value="4.0367069660806">
            <text:p>4.04</text:p>
          </table:table-cell>
          <table:table-cell table:formula="of:=IF([.L113]&lt;[.$C$9];1;0)" office:value-type="float" office:value="1">
            <text:p>1</text:p>
          </table:table-cell>
          <table:table-cell/>
          <table:table-cell table:formula="of:=IF(AND([.M113];[.B113]);&quot;Not Jammed&quot;;IF([.M11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1.555">
            <text:p>431.5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]+([.A114]-[.D113])/COUNTA([.$A$60:.A114])" office:value-type="float" office:value="433.685581818182">
            <text:p>433.686</text:p>
          </table:table-cell>
          <table:table-cell table:formula="of:=[.E113]+(([.A114]-[.D113])*([.A114]-[.D113]))" office:value-type="float" office:value="45378.8955974293">
            <text:p>45378.896</text:p>
          </table:table-cell>
          <table:table-cell table:formula="of:=[.E114]/(COUNT([.$A$60:.A114])-1)" office:value-type="float" office:value="840.349918470913">
            <text:p>840.350</text:p>
          </table:table-cell>
          <table:table-cell table:formula="of:=[.J113]" office:value-type="float" office:value="435.965639919328">
            <text:p>435.9656399193</text:p>
          </table:table-cell>
          <table:table-cell table:formula="of:=[.K113]+[.$C$7]" office:value-type="float" office:value="261.764455216367">
            <text:p>261.7644552164</text:p>
          </table:table-cell>
          <table:table-cell table:formula="of:=[.H114]/([.F114]+[.H114])" office:value-type="float" office:value="0.237511152622569">
            <text:p>0.2375111526</text:p>
          </table:table-cell>
          <table:table-cell table:formula="of:=[.G114]+[.I114]*([.A114] -[.G114] )" office:value-type="float" office:value="434.918063748285">
            <text:p>434.9180637483</text:p>
          </table:table-cell>
          <table:table-cell table:formula="of:=(1-[.I114])*[.H114]" office:value-type="float" office:value="199.592477742309">
            <text:p>199.5924777423</text:p>
          </table:table-cell>
          <table:table-cell table:formula="of:=ABS([.G114]-[.A114])" office:value-type="float" office:value="4.41063991932754">
            <text:p>4.41</text:p>
          </table:table-cell>
          <table:table-cell table:formula="of:=IF([.L114]&lt;[.$C$9];1;0)" office:value-type="float" office:value="1">
            <text:p>1</text:p>
          </table:table-cell>
          <table:table-cell/>
          <table:table-cell table:formula="of:=IF(AND([.M114];[.B114]);&quot;Not Jammed&quot;;IF([.M11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243">
            <text:p>435.2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]+([.A115]-[.D114])/COUNTA([.$A$60:.A115])" office:value-type="float" office:value="433.713392857143">
            <text:p>433.713</text:p>
          </table:table-cell>
          <table:table-cell table:formula="of:=[.E114]+(([.A115]-[.D114])*([.A115]-[.D114]))" office:value-type="float" office:value="45381.3211488224">
            <text:p>45381.321</text:p>
          </table:table-cell>
          <table:table-cell table:formula="of:=[.E115]/(COUNT([.$A$60:.A115])-1)" office:value-type="float" office:value="825.114929978589">
            <text:p>825.115</text:p>
          </table:table-cell>
          <table:table-cell table:formula="of:=[.J114]" office:value-type="float" office:value="434.918063748285">
            <text:p>434.9180637483</text:p>
          </table:table-cell>
          <table:table-cell table:formula="of:=[.K114]+[.$C$7]" office:value-type="float" office:value="259.592477742309">
            <text:p>259.5924777423</text:p>
          </table:table-cell>
          <table:table-cell table:formula="of:=[.H115]/([.F115]+[.H115])" office:value-type="float" office:value="0.239320277426467">
            <text:p>0.2393202774</text:p>
          </table:table-cell>
          <table:table-cell table:formula="of:=[.G115]+[.I115]*([.A115] -[.G115] )" office:value-type="float" office:value="434.995827582191">
            <text:p>434.9958275822</text:p>
          </table:table-cell>
          <table:table-cell table:formula="of:=(1-[.I115])*[.H115]" office:value-type="float" office:value="197.466733951195">
            <text:p>197.4667339512</text:p>
          </table:table-cell>
          <table:table-cell table:formula="of:=ABS([.G115]-[.A115])" office:value-type="float" office:value="0.32493625171503">
            <text:p>0.32</text:p>
          </table:table-cell>
          <table:table-cell table:formula="of:=IF([.L115]&lt;[.$C$9];1;0)" office:value-type="float" office:value="1">
            <text:p>1</text:p>
          </table:table-cell>
          <table:table-cell/>
          <table:table-cell table:formula="of:=IF(AND([.M115];[.B115]);&quot;Not Jammed&quot;;IF([.M1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]+([.A116]-[.D115])/COUNTA([.$A$60:.A116])" office:value-type="float" office:value="433.871754385965">
            <text:p>433.872</text:p>
          </table:table-cell>
          <table:table-cell table:formula="of:=[.E115]+(([.A116]-[.D115])*([.A116]-[.D115]))" office:value-type="float" office:value="45462.8007853338">
            <text:p>45462.801</text:p>
          </table:table-cell>
          <table:table-cell table:formula="of:=[.E116]/(COUNT([.$A$60:.A116])-1)" office:value-type="float" office:value="811.835728309533">
            <text:p>811.836</text:p>
          </table:table-cell>
          <table:table-cell table:formula="of:=[.J115]" office:value-type="float" office:value="434.995827582191">
            <text:p>434.9958275822</text:p>
          </table:table-cell>
          <table:table-cell table:formula="of:=[.K115]+[.$C$7]" office:value-type="float" office:value="257.466733951195">
            <text:p>257.4667339512</text:p>
          </table:table-cell>
          <table:table-cell table:formula="of:=[.H116]/([.F116]+[.H116])" office:value-type="float" office:value="0.240780081443801">
            <text:p>0.2407800814</text:p>
          </table:table-cell>
          <table:table-cell table:formula="of:=[.G116]+[.I116]*([.A116] -[.G116] )" office:value-type="float" office:value="436.860470047666">
            <text:p>436.8604700477</text:p>
          </table:table-cell>
          <table:table-cell table:formula="of:=(1-[.I116])*[.H116]" office:value-type="float" office:value="195.473872781357">
            <text:p>195.4738727814</text:p>
          </table:table-cell>
          <table:table-cell table:formula="of:=ABS([.G116]-[.A116])" office:value-type="float" office:value="7.74417241780867">
            <text:p>7.74</text:p>
          </table:table-cell>
          <table:table-cell table:formula="of:=IF([.L116]&lt;[.$C$9];1;0)" office:value-type="float" office:value="1">
            <text:p>1</text:p>
          </table:table-cell>
          <table:table-cell/>
          <table:table-cell table:formula="of:=IF(AND([.M116];[.B116]);&quot;Not Jammed&quot;;IF([.M11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3.516">
            <text:p>433.5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]+([.A117]-[.D116])/COUNTA([.$A$60:.A117])" office:value-type="float" office:value="433.865620689655">
            <text:p>433.866</text:p>
          </table:table-cell>
          <table:table-cell table:formula="of:=[.E116]+(([.A117]-[.D116])*([.A117]-[.D116]))" office:value-type="float" office:value="45462.927346517">
            <text:p>45462.927</text:p>
          </table:table-cell>
          <table:table-cell table:formula="of:=[.E117]/(COUNT([.$A$60:.A117])-1)" office:value-type="float" office:value="797.595216605561">
            <text:p>797.595</text:p>
          </table:table-cell>
          <table:table-cell table:formula="of:=[.J116]" office:value-type="float" office:value="436.860470047666">
            <text:p>436.8604700477</text:p>
          </table:table-cell>
          <table:table-cell table:formula="of:=[.K116]+[.$C$7]" office:value-type="float" office:value="255.473872781357">
            <text:p>255.4738727814</text:p>
          </table:table-cell>
          <table:table-cell table:formula="of:=[.H117]/([.F117]+[.H117])" office:value-type="float" office:value="0.242599346382952">
            <text:p>0.2425993464</text:p>
          </table:table-cell>
          <table:table-cell table:formula="of:=[.G117]+[.I117]*([.A117] -[.G117] )" office:value-type="float" office:value="436.049103800105">
            <text:p>436.0491038001</text:p>
          </table:table-cell>
          <table:table-cell table:formula="of:=(1-[.I117])*[.H117]" office:value-type="float" office:value="193.496078226678">
            <text:p>193.4960782267</text:p>
          </table:table-cell>
          <table:table-cell table:formula="of:=ABS([.G117]-[.A117])" office:value-type="float" office:value="3.34447004766611">
            <text:p>3.34</text:p>
          </table:table-cell>
          <table:table-cell table:formula="of:=IF([.L117]&lt;[.$C$9];1;0)" office:value-type="float" office:value="1">
            <text:p>1</text:p>
          </table:table-cell>
          <table:table-cell/>
          <table:table-cell table:formula="of:=IF(AND([.M117];[.B117]);&quot;Not Jammed&quot;;IF([.M1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9.827">
            <text:p>429.8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7]+([.A118]-[.D117])/COUNTA([.$A$60:.A118])" office:value-type="float" office:value="433.797169491526">
            <text:p>433.797</text:p>
          </table:table-cell>
          <table:table-cell table:formula="of:=[.E117]+(([.A118]-[.D117])*([.A118]-[.D117]))" office:value-type="float" office:value="45479.2378035919">
            <text:p>45479.238</text:p>
          </table:table-cell>
          <table:table-cell table:formula="of:=[.E118]/(COUNT([.$A$60:.A118])-1)" office:value-type="float" office:value="784.124789717102">
            <text:p>784.125</text:p>
          </table:table-cell>
          <table:table-cell table:formula="of:=[.J117]" office:value-type="float" office:value="436.049103800105">
            <text:p>436.0491038001</text:p>
          </table:table-cell>
          <table:table-cell table:formula="of:=[.K117]+[.$C$7]" office:value-type="float" office:value="253.496078226678">
            <text:p>253.4960782267</text:p>
          </table:table-cell>
          <table:table-cell table:formula="of:=[.H118]/([.F118]+[.H118])" office:value-type="float" office:value="0.244305108019872">
            <text:p>0.244305108</text:p>
          </table:table-cell>
          <table:table-cell table:formula="of:=[.G118]+[.I118]*([.A118] -[.G118] )" office:value-type="float" office:value="434.52901205911">
            <text:p>434.5290120591</text:p>
          </table:table-cell>
          <table:table-cell table:formula="of:=(1-[.I118])*[.H118]" office:value-type="float" office:value="191.565691452896">
            <text:p>191.5656914529</text:p>
          </table:table-cell>
          <table:table-cell table:formula="of:=ABS([.G118]-[.A118])" office:value-type="float" office:value="6.22210380010495">
            <text:p>6.22</text:p>
          </table:table-cell>
          <table:table-cell table:formula="of:=IF([.L118]&lt;[.$C$9];1;0)" office:value-type="float" office:value="1">
            <text:p>1</text:p>
          </table:table-cell>
          <table:table-cell/>
          <table:table-cell table:formula="of:=IF(AND([.M118];[.B118]);&quot;Not Jammed&quot;;IF([.M11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7.265">
            <text:p>437.2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]+([.A119]-[.D118])/COUNTA([.$A$60:.A119])" office:value-type="float" office:value="433.854966666667">
            <text:p>433.855</text:p>
          </table:table-cell>
          <table:table-cell table:formula="of:=[.E118]+(([.A119]-[.D118])*([.A119]-[.D118]))" office:value-type="float" office:value="45491.2636520274">
            <text:p>45491.264</text:p>
          </table:table-cell>
          <table:table-cell table:formula="of:=[.E119]/(COUNT([.$A$60:.A119])-1)" office:value-type="float" office:value="771.038366983515">
            <text:p>771.038</text:p>
          </table:table-cell>
          <table:table-cell table:formula="of:=[.J118]" office:value-type="float" office:value="434.52901205911">
            <text:p>434.5290120591</text:p>
          </table:table-cell>
          <table:table-cell table:formula="of:=[.K118]+[.$C$7]" office:value-type="float" office:value="251.565691452896">
            <text:p>251.5656914529</text:p>
          </table:table-cell>
          <table:table-cell table:formula="of:=[.H119]/([.F119]+[.H119])" office:value-type="float" office:value="0.246004980498069">
            <text:p>0.2460049805</text:p>
          </table:table-cell>
          <table:table-cell table:formula="of:=[.G119]+[.I119]*([.A119] -[.G119] )" office:value-type="float" office:value="435.202078719151">
            <text:p>435.2020787192</text:p>
          </table:table-cell>
          <table:table-cell table:formula="of:=(1-[.I119])*[.H119]" office:value-type="float" office:value="189.679278433043">
            <text:p>189.679278433</text:p>
          </table:table-cell>
          <table:table-cell table:formula="of:=ABS([.G119]-[.A119])" office:value-type="float" office:value="2.73598794089054">
            <text:p>2.74</text:p>
          </table:table-cell>
          <table:table-cell table:formula="of:=IF([.L119]&lt;[.$C$9];1;0)" office:value-type="float" office:value="1">
            <text:p>1</text:p>
          </table:table-cell>
          <table:table-cell/>
          <table:table-cell table:formula="of:=IF(AND([.M119];[.B119]);&quot;Not Jammed&quot;;IF([.M1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243">
            <text:p>435.2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]+([.A120]-[.D119])/COUNTA([.$A$60:.A120])" office:value-type="float" office:value="433.877721311475">
            <text:p>433.878</text:p>
          </table:table-cell>
          <table:table-cell table:formula="of:=[.E119]+(([.A120]-[.D119])*([.A120]-[.D119]))" office:value-type="float" office:value="45493.1902885618">
            <text:p>45493.190</text:p>
          </table:table-cell>
          <table:table-cell table:formula="of:=[.E120]/(COUNT([.$A$60:.A120])-1)" office:value-type="float" office:value="758.219838142697">
            <text:p>758.220</text:p>
          </table:table-cell>
          <table:table-cell table:formula="of:=[.J119]" office:value-type="float" office:value="435.202078719151">
            <text:p>435.2020787192</text:p>
          </table:table-cell>
          <table:table-cell table:formula="of:=[.K119]+[.$C$7]" office:value-type="float" office:value="249.679278433043">
            <text:p>249.679278433</text:p>
          </table:table-cell>
          <table:table-cell table:formula="of:=[.H120]/([.F120]+[.H120])" office:value-type="float" office:value="0.247722489609187">
            <text:p>0.2477224896</text:p>
          </table:table-cell>
          <table:table-cell table:formula="of:=[.G120]+[.I120]*([.A120] -[.G120] )" office:value-type="float" office:value="435.212215840721">
            <text:p>435.2122158407</text:p>
          </table:table-cell>
          <table:table-cell table:formula="of:=(1-[.I120])*[.H120]" office:value-type="float" office:value="187.828105975784">
            <text:p>187.8281059758</text:p>
          </table:table-cell>
          <table:table-cell table:formula="of:=ABS([.G120]-[.A120])" office:value-type="float" office:value="0.0409212808488064">
            <text:p>0.04</text:p>
          </table:table-cell>
          <table:table-cell table:formula="of:=IF([.L120]&lt;[.$C$9];1;0)" office:value-type="float" office:value="1">
            <text:p>1</text:p>
          </table:table-cell>
          <table:table-cell/>
          <table:table-cell table:formula="of:=IF(AND([.M120];[.B120]);&quot;Not Jammed&quot;;IF([.M1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1.964">
            <text:p>451.9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]+([.A121]-[.D120])/COUNTA([.$A$60:.A121])" office:value-type="float" office:value="434.169435483871">
            <text:p>434.169</text:p>
          </table:table-cell>
          <table:table-cell table:formula="of:=[.E120]+(([.A121]-[.D120])*([.A121]-[.D120]))" office:value-type="float" office:value="45820.3037653608">
            <text:p>45820.304</text:p>
          </table:table-cell>
          <table:table-cell table:formula="of:=[.E121]/(COUNT([.$A$60:.A121])-1)" office:value-type="float" office:value="751.15252074362">
            <text:p>751.153</text:p>
          </table:table-cell>
          <table:table-cell table:formula="of:=[.J120]" office:value-type="float" office:value="435.212215840721">
            <text:p>435.2122158407</text:p>
          </table:table-cell>
          <table:table-cell table:formula="of:=[.K120]+[.$C$7]" office:value-type="float" office:value="247.828105975784">
            <text:p>247.8281059758</text:p>
          </table:table-cell>
          <table:table-cell table:formula="of:=[.H121]/([.F121]+[.H121])" office:value-type="float" office:value="0.248080993111586">
            <text:p>0.2480809931</text:p>
          </table:table-cell>
          <table:table-cell table:formula="of:=[.G121]+[.I121]*([.A121] -[.G121] )" office:value-type="float" office:value="439.368015091346">
            <text:p>439.3680150913</text:p>
          </table:table-cell>
          <table:table-cell table:formula="of:=(1-[.I121])*[.H121]" office:value-type="float" office:value="186.346663324348">
            <text:p>186.3466633243</text:p>
          </table:table-cell>
          <table:table-cell table:formula="of:=ABS([.G121]-[.A121])" office:value-type="float" office:value="16.7517841592789">
            <text:p>16.75</text:p>
          </table:table-cell>
          <table:table-cell table:formula="of:=IF([.L121]&lt;[.$C$9];1;0)" office:value-type="float" office:value="1">
            <text:p>1</text:p>
          </table:table-cell>
          <table:table-cell/>
          <table:table-cell table:formula="of:=IF(AND([.M121];[.B121]);&quot;Not Jammed&quot;;IF([.M1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5.468">
            <text:p>455.4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]+([.A122]-[.D121])/COUNTA([.$A$60:.A122])" office:value-type="float" office:value="434.507507936508">
            <text:p>434.508</text:p>
          </table:table-cell>
          <table:table-cell table:formula="of:=[.E121]+(([.A122]-[.D121])*([.A122]-[.D121]))" office:value-type="float" office:value="46273.9326158085">
            <text:p>46273.933</text:p>
          </table:table-cell>
          <table:table-cell table:formula="of:=[.E122]/(COUNT([.$A$60:.A122])-1)" office:value-type="float" office:value="746.353751867879">
            <text:p>746.354</text:p>
          </table:table-cell>
          <table:table-cell table:formula="of:=[.J121]" office:value-type="float" office:value="439.368015091346">
            <text:p>439.3680150913</text:p>
          </table:table-cell>
          <table:table-cell table:formula="of:=[.K121]+[.$C$7]" office:value-type="float" office:value="246.346663324348">
            <text:p>246.3466633243</text:p>
          </table:table-cell>
          <table:table-cell table:formula="of:=[.H122]/([.F122]+[.H122])" office:value-type="float" office:value="0.248158114527075">
            <text:p>0.2481581145</text:p>
          </table:table-cell>
          <table:table-cell table:formula="of:=[.G122]+[.I122]*([.A122] -[.G122] )" office:value-type="float" office:value="443.363356990192">
            <text:p>443.3633569902</text:p>
          </table:table-cell>
          <table:table-cell table:formula="of:=(1-[.I122])*[.H122]" office:value-type="float" office:value="185.213739833742">
            <text:p>185.2137398337</text:p>
          </table:table-cell>
          <table:table-cell table:formula="of:=ABS([.G122]-[.A122])" office:value-type="float" office:value="16.0999849086541">
            <text:p>16.10</text:p>
          </table:table-cell>
          <table:table-cell table:formula="of:=IF([.L122]&lt;[.$C$9];1;0)" office:value-type="float" office:value="1">
            <text:p>1</text:p>
          </table:table-cell>
          <table:table-cell/>
          <table:table-cell table:formula="of:=IF(AND([.M122];[.B122]);&quot;Not Jammed&quot;;IF([.M12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685">
            <text:p>453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]+([.A123]-[.D122])/COUNTA([.$A$60:.A123])" office:value-type="float" office:value="434.80715625">
            <text:p>434.807</text:p>
          </table:table-cell>
          <table:table-cell table:formula="of:=[.E122]+(([.A123]-[.D122])*([.A123]-[.D122]))" office:value-type="float" office:value="46641.7088176538">
            <text:p>46641.709</text:p>
          </table:table-cell>
          <table:table-cell table:formula="of:=[.E123]/(COUNT([.$A$60:.A123])-1)" office:value-type="float" office:value="740.344584407204">
            <text:p>740.345</text:p>
          </table:table-cell>
          <table:table-cell table:formula="of:=[.J122]" office:value-type="float" office:value="443.363356990192">
            <text:p>443.3633569902</text:p>
          </table:table-cell>
          <table:table-cell table:formula="of:=[.K122]+[.$C$7]" office:value-type="float" office:value="245.213739833742">
            <text:p>245.2137398337</text:p>
          </table:table-cell>
          <table:table-cell table:formula="of:=[.H123]/([.F123]+[.H123])" office:value-type="float" office:value="0.24880692882646">
            <text:p>0.2488069288</text:p>
          </table:table-cell>
          <table:table-cell table:formula="of:=[.G123]+[.I123]*([.A123] -[.G123] )" office:value-type="float" office:value="445.931453287905">
            <text:p>445.9314532879</text:p>
          </table:table-cell>
          <table:table-cell table:formula="of:=(1-[.I123])*[.H123]" office:value-type="float" office:value="184.202862319658">
            <text:p>184.2028623197</text:p>
          </table:table-cell>
          <table:table-cell table:formula="of:=ABS([.G123]-[.A123])" office:value-type="float" office:value="10.3216430098081">
            <text:p>10.32</text:p>
          </table:table-cell>
          <table:table-cell table:formula="of:=IF([.L123]&lt;[.$C$9];1;0)" office:value-type="float" office:value="1">
            <text:p>1</text:p>
          </table:table-cell>
          <table:table-cell/>
          <table:table-cell table:formula="of:=IF(AND([.M123];[.B123]);&quot;Not Jammed&quot;;IF([.M1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87">
            <text:p>453.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]+([.A124]-[.D123])/COUNTA([.$A$60:.A124])" office:value-type="float" office:value="435.100430769231">
            <text:p>435.100</text:p>
          </table:table-cell>
          <table:table-cell table:formula="of:=[.E123]+(([.A124]-[.D123])*([.A124]-[.D123]))" office:value-type="float" office:value="47005.1008294908">
            <text:p>47005.101</text:p>
          </table:table-cell>
          <table:table-cell table:formula="of:=[.E124]/(COUNT([.$A$60:.A124])-1)" office:value-type="float" office:value="734.454700460793">
            <text:p>734.455</text:p>
          </table:table-cell>
          <table:table-cell table:formula="of:=[.J123]" office:value-type="float" office:value="445.931453287905">
            <text:p>445.9314532879</text:p>
          </table:table-cell>
          <table:table-cell table:formula="of:=[.K123]+[.$C$7]" office:value-type="float" office:value="244.202862319658">
            <text:p>244.2028623197</text:p>
          </table:table-cell>
          <table:table-cell table:formula="of:=[.H124]/([.F124]+[.H124])" office:value-type="float" office:value="0.249528406673583">
            <text:p>0.2495284067</text:p>
          </table:table-cell>
          <table:table-cell table:formula="of:=[.G124]+[.I124]*([.A124] -[.G124] )" office:value-type="float" office:value="447.912346200278">
            <text:p>447.9123462003</text:p>
          </table:table-cell>
          <table:table-cell table:formula="of:=(1-[.I124])*[.H124]" office:value-type="float" office:value="183.267311179905">
            <text:p>183.2673111799</text:p>
          </table:table-cell>
          <table:table-cell table:formula="of:=ABS([.G124]-[.A124])" office:value-type="float" office:value="7.93854671209465">
            <text:p>7.94</text:p>
          </table:table-cell>
          <table:table-cell table:formula="of:=IF([.L124]&lt;[.$C$9];1;0)" office:value-type="float" office:value="1">
            <text:p>1</text:p>
          </table:table-cell>
          <table:table-cell/>
          <table:table-cell table:formula="of:=IF(AND([.M124];[.B124]);&quot;Not Jammed&quot;;IF([.M1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62">
            <text:p>442.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]+([.A125]-[.D124])/COUNTA([.$A$60:.A125])" office:value-type="float" office:value="435.214363636364">
            <text:p>435.214</text:p>
          </table:table-cell>
          <table:table-cell table:formula="of:=[.E124]+(([.A125]-[.D124])*([.A125]-[.D124]))" office:value-type="float" office:value="47061.6447509071">
            <text:p>47061.645</text:p>
          </table:table-cell>
          <table:table-cell table:formula="of:=[.E125]/(COUNT([.$A$60:.A125])-1)" office:value-type="float" office:value="724.025303860109">
            <text:p>724.025</text:p>
          </table:table-cell>
          <table:table-cell table:formula="of:=[.J124]" office:value-type="float" office:value="447.912346200278">
            <text:p>447.9123462003</text:p>
          </table:table-cell>
          <table:table-cell table:formula="of:=[.K124]+[.$C$7]" office:value-type="float" office:value="243.267311179905">
            <text:p>243.2673111799</text:p>
          </table:table-cell>
          <table:table-cell table:formula="of:=[.H125]/([.F125]+[.H125])" office:value-type="float" office:value="0.251492989192151">
            <text:p>0.2514929892</text:p>
          </table:table-cell>
          <table:table-cell table:formula="of:=[.G125]+[.I125]*([.A125] -[.G125] )" office:value-type="float" office:value="446.58135823453">
            <text:p>446.5813582345</text:p>
          </table:table-cell>
          <table:table-cell table:formula="of:=(1-[.I125])*[.H125]" office:value-type="float" office:value="182.087287918534">
            <text:p>182.0872879185</text:p>
          </table:table-cell>
          <table:table-cell table:formula="of:=ABS([.G125]-[.A125])" office:value-type="float" office:value="5.29234620027813">
            <text:p>5.29</text:p>
          </table:table-cell>
          <table:table-cell table:formula="of:=IF([.L125]&lt;[.$C$9];1;0)" office:value-type="float" office:value="1">
            <text:p>1</text:p>
          </table:table-cell>
          <table:table-cell/>
          <table:table-cell table:formula="of:=IF(AND([.M125];[.B125]);&quot;Not Jammed&quot;;IF([.M12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2.025">
            <text:p>452.0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]+([.A126]-[.D125])/COUNTA([.$A$60:.A126])" office:value-type="float" office:value="435.465268656716">
            <text:p>435.465</text:p>
          </table:table-cell>
          <table:table-cell table:formula="of:=[.E125]+(([.A126]-[.D125])*([.A126]-[.D125]))" office:value-type="float" office:value="47344.2422458575">
            <text:p>47344.242</text:p>
          </table:table-cell>
          <table:table-cell table:formula="of:=[.E126]/(COUNT([.$A$60:.A126])-1)" office:value-type="float" office:value="717.337003725113">
            <text:p>717.337</text:p>
          </table:table-cell>
          <table:table-cell table:formula="of:=[.J125]" office:value-type="float" office:value="446.58135823453">
            <text:p>446.5813582345</text:p>
          </table:table-cell>
          <table:table-cell table:formula="of:=[.K125]+[.$C$7]" office:value-type="float" office:value="242.087287918534">
            <text:p>242.0872879185</text:p>
          </table:table-cell>
          <table:table-cell table:formula="of:=[.H126]/([.F126]+[.H126])" office:value-type="float" office:value="0.25232557693927">
            <text:p>0.2523255769</text:p>
          </table:table-cell>
          <table:table-cell table:formula="of:=[.G126]+[.I126]*([.A126] -[.G126] )" office:value-type="float" office:value="447.954928283653">
            <text:p>447.9549282837</text:p>
          </table:table-cell>
          <table:table-cell table:formula="of:=(1-[.I126])*[.H126]" office:value-type="float" office:value="181.002473324827">
            <text:p>181.0024733248</text:p>
          </table:table-cell>
          <table:table-cell table:formula="of:=ABS([.G126]-[.A126])" office:value-type="float" office:value="5.44364176546952">
            <text:p>5.44</text:p>
          </table:table-cell>
          <table:table-cell table:formula="of:=IF([.L126]&lt;[.$C$9];1;0)" office:value-type="float" office:value="1">
            <text:p>1</text:p>
          </table:table-cell>
          <table:table-cell/>
          <table:table-cell table:formula="of:=IF(AND([.M126];[.B126]);&quot;Not Jammed&quot;;IF([.M1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776">
            <text:p>440.7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6]+([.A127]-[.D126])/COUNTA([.$A$60:.A127])" office:value-type="float" office:value="435.543367647059">
            <text:p>435.543</text:p>
          </table:table-cell>
          <table:table-cell table:formula="of:=[.E126]+(([.A127]-[.D126])*([.A127]-[.D126]))" office:value-type="float" office:value="47372.446113258">
            <text:p>47372.446</text:p>
          </table:table-cell>
          <table:table-cell table:formula="of:=[.E127]/(COUNT([.$A$60:.A127])-1)" office:value-type="float" office:value="707.051434526239">
            <text:p>707.051</text:p>
          </table:table-cell>
          <table:table-cell table:formula="of:=[.J126]" office:value-type="float" office:value="447.954928283653">
            <text:p>447.9549282837</text:p>
          </table:table-cell>
          <table:table-cell table:formula="of:=[.K126]+[.$C$7]" office:value-type="float" office:value="241.002473324827">
            <text:p>241.0024733248</text:p>
          </table:table-cell>
          <table:table-cell table:formula="of:=[.H127]/([.F127]+[.H127])" office:value-type="float" office:value="0.254207562807374">
            <text:p>0.2542075628</text:p>
          </table:table-cell>
          <table:table-cell table:formula="of:=[.G127]+[.I127]*([.A127] -[.G127] )" office:value-type="float" office:value="446.129990421097">
            <text:p>446.1299904211</text:p>
          </table:table-cell>
          <table:table-cell table:formula="of:=(1-[.I127])*[.H127]" office:value-type="float" office:value="179.737821950373">
            <text:p>179.7378219504</text:p>
          </table:table-cell>
          <table:table-cell table:formula="of:=ABS([.G127]-[.A127])" office:value-type="float" office:value="7.17892828365325">
            <text:p>7.18</text:p>
          </table:table-cell>
          <table:table-cell table:formula="of:=IF([.L127]&lt;[.$C$9];1;0)" office:value-type="float" office:value="1">
            <text:p>1</text:p>
          </table:table-cell>
          <table:table-cell/>
          <table:table-cell table:formula="of:=IF(AND([.M127];[.B127]);&quot;Not Jammed&quot;;IF([.M12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464">
            <text:p>444.46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7]+([.A128]-[.D127])/COUNTA([.$A$60:.A128])" office:value-type="float" office:value="435.672652173913">
            <text:p>435.673</text:p>
          </table:table-cell>
          <table:table-cell table:formula="of:=[.E127]+(([.A128]-[.D127])*([.A128]-[.D127]))" office:value-type="float" office:value="47452.0237948344">
            <text:p>47452.024</text:p>
          </table:table-cell>
          <table:table-cell table:formula="of:=[.E128]/(COUNT([.$A$60:.A128])-1)" office:value-type="float" office:value="697.823879335799">
            <text:p>697.824</text:p>
          </table:table-cell>
          <table:table-cell table:formula="of:=[.J127]" office:value-type="float" office:value="446.129990421097">
            <text:p>446.1299904211</text:p>
          </table:table-cell>
          <table:table-cell table:formula="of:=[.K127]+[.$C$7]" office:value-type="float" office:value="239.737821950373">
            <text:p>239.7378219504</text:p>
          </table:table-cell>
          <table:table-cell table:formula="of:=[.H128]/([.F128]+[.H128])" office:value-type="float" office:value="0.255703514362302">
            <text:p>0.2557035144</text:p>
          </table:table-cell>
          <table:table-cell table:formula="of:=[.G128]+[.I128]*([.A128] -[.G128] )" office:value-type="float" office:value="445.703990815528">
            <text:p>445.7039908155</text:p>
          </table:table-cell>
          <table:table-cell table:formula="of:=(1-[.I128])*[.H128]" office:value-type="float" office:value="178.436018352099">
            <text:p>178.4360183521</text:p>
          </table:table-cell>
          <table:table-cell table:formula="of:=ABS([.G128]-[.A128])" office:value-type="float" office:value="1.66599042109686">
            <text:p>1.67</text:p>
          </table:table-cell>
          <table:table-cell table:formula="of:=IF([.L128]&lt;[.$C$9];1;0)" office:value-type="float" office:value="1">
            <text:p>1</text:p>
          </table:table-cell>
          <table:table-cell/>
          <table:table-cell table:formula="of:=IF(AND([.M128];[.B128]);&quot;Not Jammed&quot;;IF([.M128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27.866">
            <text:p>427.8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8]+([.A129]-[.D128])/COUNTA([.$A$60:.A129])" office:value-type="float" office:value="435.561128571429">
            <text:p>435.561</text:p>
          </table:table-cell>
          <table:table-cell table:formula="of:=[.E128]+(([.A129]-[.D128])*([.A129]-[.D128]))" office:value-type="float" office:value="47512.9676129988">
            <text:p>47512.968</text:p>
          </table:table-cell>
          <table:table-cell table:formula="of:=[.E129]/(COUNT([.$A$60:.A129])-1)" office:value-type="float" office:value="688.593733521722">
            <text:p>688.594</text:p>
          </table:table-cell>
          <table:table-cell table:formula="of:=[.J128]" office:value-type="float" office:value="445.703990815528">
            <text:p>445.7039908155</text:p>
          </table:table-cell>
          <table:table-cell table:formula="of:=[.K128]+[.$C$7]" office:value-type="float" office:value="238.436018352099">
            <text:p>238.4360183521</text:p>
          </table:table-cell>
          <table:table-cell table:formula="of:=[.H129]/([.F129]+[.H129])" office:value-type="float" office:value="0.25720427836339">
            <text:p>0.2572042784</text:p>
          </table:table-cell>
          <table:table-cell table:formula="of:=[.G129]+[.I129]*([.A129] -[.G129] )" office:value-type="float" office:value="441.115983260368">
            <text:p>441.1159832604</text:p>
          </table:table-cell>
          <table:table-cell table:formula="of:=(1-[.I129])*[.H129]" office:value-type="float" office:value="177.109254316007">
            <text:p>177.109254316</text:p>
          </table:table-cell>
          <table:table-cell table:formula="of:=ABS([.G129]-[.A129])" office:value-type="float" office:value="17.8379908155285">
            <text:p>17.84</text:p>
          </table:table-cell>
          <table:table-cell table:formula="of:=IF([.L129]&lt;[.$C$9];1;0)" office:value-type="float" office:value="1">
            <text:p>1</text:p>
          </table:table-cell>
          <table:table-cell/>
          <table:table-cell table:formula="of:=IF(AND([.M129];[.B129]);&quot;Not Jammed&quot;;IF([.M12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24.177">
            <text:p>424.1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9]+([.A130]-[.D129])/COUNTA([.$A$60:.A130])" office:value-type="float" office:value="435.400788732394">
            <text:p>435.401</text:p>
          </table:table-cell>
          <table:table-cell table:formula="of:=[.E129]+(([.A130]-[.D129])*([.A130]-[.D129]))" office:value-type="float" office:value="47642.5659963297">
            <text:p>47642.566</text:p>
          </table:table-cell>
          <table:table-cell table:formula="of:=[.E130]/(COUNT([.$A$60:.A130])-1)" office:value-type="float" office:value="680.608085661852">
            <text:p>680.608</text:p>
          </table:table-cell>
          <table:table-cell table:formula="of:=[.J129]" office:value-type="float" office:value="441.115983260368">
            <text:p>441.1159832604</text:p>
          </table:table-cell>
          <table:table-cell table:formula="of:=[.K129]+[.$C$7]" office:value-type="float" office:value="237.109254316007">
            <text:p>237.109254316</text:p>
          </table:table-cell>
          <table:table-cell table:formula="of:=[.H130]/([.F130]+[.H130])" office:value-type="float" office:value="0.258368501919913">
            <text:p>0.2583685019</text:p>
          </table:table-cell>
          <table:table-cell table:formula="of:=[.G130]+[.I130]*([.A130] -[.G130] )" office:value-type="float" office:value="436.73948353134">
            <text:p>436.7394835313</text:p>
          </table:table-cell>
          <table:table-cell table:formula="of:=(1-[.I130])*[.H130]" office:value-type="float" office:value="175.847691487033">
            <text:p>175.847691487</text:p>
          </table:table-cell>
          <table:table-cell table:formula="of:=ABS([.G130]-[.A130])" office:value-type="float" office:value="16.9389832603677">
            <text:p>16.94</text:p>
          </table:table-cell>
          <table:table-cell table:formula="of:=IF([.L130]&lt;[.$C$9];1;0)" office:value-type="float" office:value="1">
            <text:p>1</text:p>
          </table:table-cell>
          <table:table-cell/>
          <table:table-cell table:formula="of:=IF(AND([.M130];[.B130]);&quot;Not Jammed&quot;;IF([.M1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87">
            <text:p>453.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0]+([.A131]-[.D130])/COUNTA([.$A$60:.A131])" office:value-type="float" office:value="435.657305555556">
            <text:p>435.657</text:p>
          </table:table-cell>
          <table:table-cell table:formula="of:=[.E130]+(([.A131]-[.D130])*([.A131]-[.D130]))" office:value-type="float" office:value="47983.6777611771">
            <text:p>47983.678</text:p>
          </table:table-cell>
          <table:table-cell table:formula="of:=[.E131]/(COUNT([.$A$60:.A131])-1)" office:value-type="float" office:value="675.826447340523">
            <text:p>675.826</text:p>
          </table:table-cell>
          <table:table-cell table:formula="of:=[.J130]" office:value-type="float" office:value="436.73948353134">
            <text:p>436.7394835313</text:p>
          </table:table-cell>
          <table:table-cell table:formula="of:=[.K130]+[.$C$7]" office:value-type="float" office:value="235.847691487033">
            <text:p>235.847691487</text:p>
          </table:table-cell>
          <table:table-cell table:formula="of:=[.H131]/([.F131]+[.H131])" office:value-type="float" office:value="0.258697358455666">
            <text:p>0.2586973585</text:p>
          </table:table-cell>
          <table:table-cell table:formula="of:=[.G131]+[.I131]*([.A131] -[.G131] )" office:value-type="float" office:value="441.171102890764">
            <text:p>441.1711028908</text:p>
          </table:table-cell>
          <table:table-cell table:formula="of:=(1-[.I131])*[.H131]" office:value-type="float" office:value="174.83451670147">
            <text:p>174.8345167015</text:p>
          </table:table-cell>
          <table:table-cell table:formula="of:=ABS([.G131]-[.A131])" office:value-type="float" office:value="17.13051646866">
            <text:p>17.13</text:p>
          </table:table-cell>
          <table:table-cell table:formula="of:=IF([.L131]&lt;[.$C$9];1;0)" office:value-type="float" office:value="1">
            <text:p>1</text:p>
          </table:table-cell>
          <table:table-cell/>
          <table:table-cell table:formula="of:=IF(AND([.M131];[.B131]);&quot;Not Jammed&quot;;IF([.M1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6.43">
            <text:p>446.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1]+([.A132]-[.D131])/COUNTA([.$A$60:.A132])" office:value-type="float" office:value="435.804876712329">
            <text:p>435.805</text:p>
          </table:table-cell>
          <table:table-cell table:formula="of:=[.E131]+(([.A132]-[.D131])*([.A132]-[.D131]))" office:value-type="float" office:value="48099.7287067705">
            <text:p>48099.729</text:p>
          </table:table-cell>
          <table:table-cell table:formula="of:=[.E132]/(COUNT([.$A$60:.A132])-1)" office:value-type="float" office:value="668.051787594034">
            <text:p>668.052</text:p>
          </table:table-cell>
          <table:table-cell table:formula="of:=[.J131]" office:value-type="float" office:value="441.171102890764">
            <text:p>441.1711028908</text:p>
          </table:table-cell>
          <table:table-cell table:formula="of:=[.K131]+[.$C$7]" office:value-type="float" office:value="234.83451670147">
            <text:p>234.8345167015</text:p>
          </table:table-cell>
          <table:table-cell table:formula="of:=[.H132]/([.F132]+[.H132])" office:value-type="float" office:value="0.260093120899319">
            <text:p>0.2600931209</text:p>
          </table:table-cell>
          <table:table-cell table:formula="of:=[.G132]+[.I132]*([.A132] -[.G132] )" office:value-type="float" office:value="442.538905852393">
            <text:p>442.5389058524</text:p>
          </table:table-cell>
          <table:table-cell table:formula="of:=(1-[.I132])*[.H132]" office:value-type="float" office:value="173.755674357702">
            <text:p>173.7556743577</text:p>
          </table:table-cell>
          <table:table-cell table:formula="of:=ABS([.G132]-[.A132])" office:value-type="float" office:value="5.25889710923639">
            <text:p>5.26</text:p>
          </table:table-cell>
          <table:table-cell table:formula="of:=IF([.L132]&lt;[.$C$9];1;0)" office:value-type="float" office:value="1">
            <text:p>1</text:p>
          </table:table-cell>
          <table:table-cell/>
          <table:table-cell table:formula="of:=IF(AND([.M132];[.B132]);&quot;Not Jammed&quot;;IF([.M13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1.672">
            <text:p>431.6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2]+([.A133]-[.D132])/COUNTA([.$A$60:.A133])" office:value-type="float" office:value="435.749027027027">
            <text:p>435.749</text:p>
          </table:table-cell>
          <table:table-cell table:formula="of:=[.E132]+(([.A133]-[.D132])*([.A133]-[.D132]))" office:value-type="float" office:value="48116.8093766898">
            <text:p>48116.809</text:p>
          </table:table-cell>
          <table:table-cell table:formula="of:=[.E133]/(COUNT([.$A$60:.A133])-1)" office:value-type="float" office:value="659.134375023148">
            <text:p>659.134</text:p>
          </table:table-cell>
          <table:table-cell table:formula="of:=[.J132]" office:value-type="float" office:value="442.538905852393">
            <text:p>442.5389058524</text:p>
          </table:table-cell>
          <table:table-cell table:formula="of:=[.K132]+[.$C$7]" office:value-type="float" office:value="233.755674357702">
            <text:p>233.7556743577</text:p>
          </table:table-cell>
          <table:table-cell table:formula="of:=[.H133]/([.F133]+[.H133])" office:value-type="float" office:value="0.261796706682747">
            <text:p>0.2617967067</text:p>
          </table:table-cell>
          <table:table-cell table:formula="of:=[.G133]+[.I133]*([.A133] -[.G133] )" office:value-type="float" office:value="439.693985688405">
            <text:p>439.6939856884</text:p>
          </table:table-cell>
          <table:table-cell table:formula="of:=(1-[.I133])*[.H133]" office:value-type="float" office:value="172.559208642451">
            <text:p>172.5592086425</text:p>
          </table:table-cell>
          <table:table-cell table:formula="of:=ABS([.G133]-[.A133])" office:value-type="float" office:value="10.8669058523933">
            <text:p>10.87</text:p>
          </table:table-cell>
          <table:table-cell table:formula="of:=IF([.L133]&lt;[.$C$9];1;0)" office:value-type="float" office:value="1">
            <text:p>1</text:p>
          </table:table-cell>
          <table:table-cell/>
          <table:table-cell table:formula="of:=IF(AND([.M133];[.B133]);&quot;Not Jammed&quot;;IF([.M13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361">
            <text:p>435.36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3]+([.A134]-[.D133])/COUNTA([.$A$60:.A134])" office:value-type="float" office:value="435.743853333333">
            <text:p>435.744</text:p>
          </table:table-cell>
          <table:table-cell table:formula="of:=[.E133]+(([.A134]-[.D133])*([.A134]-[.D133]))" office:value-type="float" office:value="48116.9599416635">
            <text:p>48116.960</text:p>
          </table:table-cell>
          <table:table-cell table:formula="of:=[.E134]/(COUNT([.$A$60:.A134])-1)" office:value-type="float" office:value="650.229188400858">
            <text:p>650.229</text:p>
          </table:table-cell>
          <table:table-cell table:formula="of:=[.J133]" office:value-type="float" office:value="439.693985688405">
            <text:p>439.6939856884</text:p>
          </table:table-cell>
          <table:table-cell table:formula="of:=[.K133]+[.$C$7]" office:value-type="float" office:value="232.559208642451">
            <text:p>232.5592086425</text:p>
          </table:table-cell>
          <table:table-cell table:formula="of:=[.H134]/([.F134]+[.H134])" office:value-type="float" office:value="0.263437092536958">
            <text:p>0.2634370925</text:p>
          </table:table-cell>
          <table:table-cell table:formula="of:=[.G134]+[.I134]*([.A134] -[.G134] )" office:value-type="float" office:value="438.552516536648">
            <text:p>438.5525165366</text:p>
          </table:table-cell>
          <table:table-cell table:formula="of:=(1-[.I134])*[.H134]" office:value-type="float" office:value="171.294486874988">
            <text:p>171.294486875</text:p>
          </table:table-cell>
          <table:table-cell table:formula="of:=ABS([.G134]-[.A134])" office:value-type="float" office:value="4.3329856884053">
            <text:p>4.33</text:p>
          </table:table-cell>
          <table:table-cell table:formula="of:=IF([.L134]&lt;[.$C$9];1;0)" office:value-type="float" office:value="1">
            <text:p>1</text:p>
          </table:table-cell>
          <table:table-cell/>
          <table:table-cell table:formula="of:=IF(AND([.M134];[.B134]);&quot;Not Jammed&quot;;IF([.M13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4]+([.A135]-[.D134])/COUNTA([.$A$60:.A135])" office:value-type="float" office:value="435.835907894737">
            <text:p>435.836</text:p>
          </table:table-cell>
          <table:table-cell table:formula="of:=[.E134]+(([.A135]-[.D134])*([.A135]-[.D134]))" office:value-type="float" office:value="48165.906009845">
            <text:p>48165.906</text:p>
          </table:table-cell>
          <table:table-cell table:formula="of:=[.E135]/(COUNT([.$A$60:.A135])-1)" office:value-type="float" office:value="642.212080131267">
            <text:p>642.212</text:p>
          </table:table-cell>
          <table:table-cell table:formula="of:=[.J134]" office:value-type="float" office:value="438.552516536648">
            <text:p>438.5525165366</text:p>
          </table:table-cell>
          <table:table-cell table:formula="of:=[.K134]+[.$C$7]" office:value-type="float" office:value="231.294486874988">
            <text:p>231.294486875</text:p>
          </table:table-cell>
          <table:table-cell table:formula="of:=[.H135]/([.F135]+[.H135])" office:value-type="float" office:value="0.264788492280828">
            <text:p>0.2647884923</text:p>
          </table:table-cell>
          <table:table-cell table:formula="of:=[.G135]+[.I135]*([.A135] -[.G135] )" office:value-type="float" office:value="439.66131396936">
            <text:p>439.6613139694</text:p>
          </table:table-cell>
          <table:table-cell table:formula="of:=(1-[.I135])*[.H135]" office:value-type="float" office:value="170.050368422492">
            <text:p>170.0503684225</text:p>
          </table:table-cell>
          <table:table-cell table:formula="of:=ABS([.G135]-[.A135])" office:value-type="float" office:value="4.18748346335246">
            <text:p>4.19</text:p>
          </table:table-cell>
          <table:table-cell table:formula="of:=IF([.L135]&lt;[.$C$9];1;0)" office:value-type="float" office:value="1">
            <text:p>1</text:p>
          </table:table-cell>
          <table:table-cell/>
          <table:table-cell table:formula="of:=IF(AND([.M135];[.B135]);&quot;Not Jammed&quot;;IF([.M13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645">
            <text:p>444.6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5]+([.A136]-[.D135])/COUNTA([.$A$60:.A136])" office:value-type="float" office:value="435.950311688312">
            <text:p>435.950</text:p>
          </table:table-cell>
          <table:table-cell table:formula="of:=[.E135]+(([.A136]-[.D135])*([.A136]-[.D135]))" office:value-type="float" office:value="48243.506113564">
            <text:p>48243.506</text:p>
          </table:table-cell>
          <table:table-cell table:formula="of:=[.E136]/(COUNT([.$A$60:.A136])-1)" office:value-type="float" office:value="634.782975178474">
            <text:p>634.783</text:p>
          </table:table-cell>
          <table:table-cell table:formula="of:=[.J135]" office:value-type="float" office:value="439.66131396936">
            <text:p>439.6613139694</text:p>
          </table:table-cell>
          <table:table-cell table:formula="of:=[.K135]+[.$C$7]" office:value-type="float" office:value="230.050368422492">
            <text:p>230.0503684225</text:p>
          </table:table-cell>
          <table:table-cell table:formula="of:=[.H136]/([.F136]+[.H136])" office:value-type="float" office:value="0.266005433445264">
            <text:p>0.2660054334</text:p>
          </table:table-cell>
          <table:table-cell table:formula="of:=[.G136]+[.I136]*([.A136] -[.G136] )" office:value-type="float" office:value="440.987001532095">
            <text:p>440.9870015321</text:p>
          </table:table-cell>
          <table:table-cell table:formula="of:=(1-[.I136])*[.H136]" office:value-type="float" office:value="168.855720456024">
            <text:p>168.855720456</text:p>
          </table:table-cell>
          <table:table-cell table:formula="of:=ABS([.G136]-[.A136])" office:value-type="float" office:value="4.98368603064046">
            <text:p>4.98</text:p>
          </table:table-cell>
          <table:table-cell table:formula="of:=IF([.L136]&lt;[.$C$9];1;0)" office:value-type="float" office:value="1">
            <text:p>1</text:p>
          </table:table-cell>
          <table:table-cell/>
          <table:table-cell table:formula="of:=IF(AND([.M136];[.B136]);&quot;Not Jammed&quot;;IF([.M1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809">
            <text:p>453.8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6]+([.A137]-[.D136])/COUNTA([.$A$60:.A137])" office:value-type="float" office:value="436.179269230769">
            <text:p>436.179</text:p>
          </table:table-cell>
          <table:table-cell table:formula="of:=[.E136]+(([.A137]-[.D136])*([.A137]-[.D136]))" office:value-type="float" office:value="48562.438861778">
            <text:p>48562.439</text:p>
          </table:table-cell>
          <table:table-cell table:formula="of:=[.E137]/(COUNT([.$A$60:.A137])-1)" office:value-type="float" office:value="630.681024178935">
            <text:p>630.681</text:p>
          </table:table-cell>
          <table:table-cell table:formula="of:=[.J136]" office:value-type="float" office:value="440.987001532095">
            <text:p>440.9870015321</text:p>
          </table:table-cell>
          <table:table-cell table:formula="of:=[.K136]+[.$C$7]" office:value-type="float" office:value="228.855720456024">
            <text:p>228.855720456</text:p>
          </table:table-cell>
          <table:table-cell table:formula="of:=[.H137]/([.F137]+[.H137])" office:value-type="float" office:value="0.266254726030611">
            <text:p>0.266254726</text:p>
          </table:table-cell>
          <table:table-cell table:formula="of:=[.G137]+[.I137]*([.A137] -[.G137] )" office:value-type="float" office:value="444.400919221332">
            <text:p>444.4009192213</text:p>
          </table:table-cell>
          <table:table-cell table:formula="of:=(1-[.I137])*[.H137]" office:value-type="float" office:value="167.921803305467">
            <text:p>167.9218033055</text:p>
          </table:table-cell>
          <table:table-cell table:formula="of:=ABS([.G137]-[.A137])" office:value-type="float" office:value="12.8219984679049">
            <text:p>12.82</text:p>
          </table:table-cell>
          <table:table-cell table:formula="of:=IF([.L137]&lt;[.$C$9];1;0)" office:value-type="float" office:value="1">
            <text:p>1</text:p>
          </table:table-cell>
          <table:table-cell/>
          <table:table-cell table:formula="of:=IF(AND([.M137];[.B137]);&quot;Not Jammed&quot;;IF([.M1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9.405">
            <text:p>459.4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7]+([.A138]-[.D137])/COUNTA([.$A$60:.A138])" office:value-type="float" office:value="436.473265822785">
            <text:p>436.473</text:p>
          </table:table-cell>
          <table:table-cell table:formula="of:=[.E137]+(([.A138]-[.D137])*([.A138]-[.D137]))" office:value-type="float" office:value="49101.8734315428">
            <text:p>49101.873</text:p>
          </table:table-cell>
          <table:table-cell table:formula="of:=[.E138]/(COUNT([.$A$60:.A138])-1)" office:value-type="float" office:value="629.511197840292">
            <text:p>629.511</text:p>
          </table:table-cell>
          <table:table-cell table:formula="of:=[.J137]" office:value-type="float" office:value="444.400919221332">
            <text:p>444.4009192213</text:p>
          </table:table-cell>
          <table:table-cell table:formula="of:=[.K137]+[.$C$7]" office:value-type="float" office:value="227.921803305467">
            <text:p>227.9218033055</text:p>
          </table:table-cell>
          <table:table-cell table:formula="of:=[.H138]/([.F138]+[.H138])" office:value-type="float" office:value="0.265818790507133">
            <text:p>0.2658187905</text:p>
          </table:table-cell>
          <table:table-cell table:formula="of:=[.G138]+[.I138]*([.A138] -[.G138] )" office:value-type="float" office:value="448.389285826589">
            <text:p>448.3892858266</text:p>
          </table:table-cell>
          <table:table-cell table:formula="of:=(1-[.I138])*[.H138]" office:value-type="float" office:value="167.335905220603">
            <text:p>167.3359052206</text:p>
          </table:table-cell>
          <table:table-cell table:formula="of:=ABS([.G138]-[.A138])" office:value-type="float" office:value="15.0040807786679">
            <text:p>15.00</text:p>
          </table:table-cell>
          <table:table-cell table:formula="of:=IF([.L138]&lt;[.$C$9];1;0)" office:value-type="float" office:value="1">
            <text:p>1</text:p>
          </table:table-cell>
          <table:table-cell/>
          <table:table-cell table:formula="of:=IF(AND([.M138];[.B138]);&quot;Not Jammed&quot;;IF([.M1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1.188">
            <text:p>461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8]+([.A139]-[.D138])/COUNTA([.$A$60:.A139])" office:value-type="float" office:value="436.7822">
            <text:p>436.782</text:p>
          </table:table-cell>
          <table:table-cell table:formula="of:=[.E138]+(([.A139]-[.D138])*([.A139]-[.D138]))" office:value-type="float" office:value="49712.6915169932">
            <text:p>49712.692</text:p>
          </table:table-cell>
          <table:table-cell table:formula="of:=[.E139]/(COUNT([.$A$60:.A139])-1)" office:value-type="float" office:value="629.274576164471">
            <text:p>629.275</text:p>
          </table:table-cell>
          <table:table-cell table:formula="of:=[.J138]" office:value-type="float" office:value="448.389285826589">
            <text:p>448.3892858266</text:p>
          </table:table-cell>
          <table:table-cell table:formula="of:=[.K138]+[.$C$7]" office:value-type="float" office:value="227.335905220603">
            <text:p>227.3359052206</text:p>
          </table:table-cell>
          <table:table-cell table:formula="of:=[.H139]/([.F139]+[.H139])" office:value-type="float" office:value="0.265390057862727">
            <text:p>0.2653900579</text:p>
          </table:table-cell>
          <table:table-cell table:formula="of:=[.G139]+[.I139]*([.A139] -[.G139] )" office:value-type="float" office:value="451.785937321639">
            <text:p>451.7859373216</text:p>
          </table:table-cell>
          <table:table-cell table:formula="of:=(1-[.I139])*[.H139]" office:value-type="float" office:value="167.003216179832">
            <text:p>167.0032161798</text:p>
          </table:table-cell>
          <table:table-cell table:formula="of:=ABS([.G139]-[.A139])" office:value-type="float" office:value="12.7987141734111">
            <text:p>12.80</text:p>
          </table:table-cell>
          <table:table-cell table:formula="of:=IF([.L139]&lt;[.$C$9];1;0)" office:value-type="float" office:value="1">
            <text:p>1</text:p>
          </table:table-cell>
          <table:table-cell/>
          <table:table-cell table:formula="of:=IF(AND([.M139];[.B139]);&quot;Not Jammed&quot;;IF([.M13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776">
            <text:p>440.7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39]+([.A140]-[.D139])/COUNTA([.$A$60:.A140])" office:value-type="float" office:value="436.83150617284">
            <text:p>436.832</text:p>
          </table:table-cell>
          <table:table-cell table:formula="of:=[.E139]+(([.A140]-[.D139])*([.A140]-[.D139]))" office:value-type="float" office:value="49728.6419554332">
            <text:p>49728.642</text:p>
          </table:table-cell>
          <table:table-cell table:formula="of:=[.E140]/(COUNT([.$A$60:.A140])-1)" office:value-type="float" office:value="621.608024442915">
            <text:p>621.608</text:p>
          </table:table-cell>
          <table:table-cell table:formula="of:=[.J139]" office:value-type="float" office:value="451.785937321639">
            <text:p>451.7859373216</text:p>
          </table:table-cell>
          <table:table-cell table:formula="of:=[.K139]+[.$C$7]" office:value-type="float" office:value="227.003216179832">
            <text:p>227.0032161798</text:p>
          </table:table-cell>
          <table:table-cell table:formula="of:=[.H140]/([.F140]+[.H140])" office:value-type="float" office:value="0.267499657455925">
            <text:p>0.2674996575</text:p>
          </table:table-cell>
          <table:table-cell table:formula="of:=[.G140]+[.I140]*([.A140] -[.G140] )" office:value-type="float" office:value="448.840782859489">
            <text:p>448.8407828595</text:p>
          </table:table-cell>
          <table:table-cell table:formula="of:=(1-[.I140])*[.H140]" office:value-type="float" office:value="166.279933610334">
            <text:p>166.2799336103</text:p>
          </table:table-cell>
          <table:table-cell table:formula="of:=ABS([.G140]-[.A140])" office:value-type="float" office:value="11.009937321639">
            <text:p>11.01</text:p>
          </table:table-cell>
          <table:table-cell table:formula="of:=IF([.L140]&lt;[.$C$9];1;0)" office:value-type="float" office:value="1">
            <text:p>1</text:p>
          </table:table-cell>
          <table:table-cell/>
          <table:table-cell table:formula="of:=IF(AND([.M140];[.B140]);&quot;Not Jammed&quot;;IF([.M14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184">
            <text:p>435.1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0]+([.A141]-[.D140])/COUNTA([.$A$60:.A141])" office:value-type="float" office:value="436.811414634146">
            <text:p>436.811</text:p>
          </table:table-cell>
          <table:table-cell table:formula="of:=[.E140]+(([.A141]-[.D140])*([.A141]-[.D140]))" office:value-type="float" office:value="49731.3562320228">
            <text:p>49731.356</text:p>
          </table:table-cell>
          <table:table-cell table:formula="of:=[.E141]/(COUNT([.$A$60:.A141])-1)" office:value-type="float" office:value="613.96736088917">
            <text:p>613.967</text:p>
          </table:table-cell>
          <table:table-cell table:formula="of:=[.J140]" office:value-type="float" office:value="448.840782859489">
            <text:p>448.8407828595</text:p>
          </table:table-cell>
          <table:table-cell table:formula="of:=[.K140]+[.$C$7]" office:value-type="float" office:value="226.279933610334">
            <text:p>226.2799336103</text:p>
          </table:table-cell>
          <table:table-cell table:formula="of:=[.H141]/([.F141]+[.H141])" office:value-type="float" office:value="0.269301591438171">
            <text:p>0.2693015914</text:p>
          </table:table-cell>
          <table:table-cell table:formula="of:=[.G141]+[.I141]*([.A141] -[.G141] )" office:value-type="float" office:value="445.162989501503">
            <text:p>445.1629895015</text:p>
          </table:table-cell>
          <table:table-cell table:formula="of:=(1-[.I141])*[.H141]" office:value-type="float" office:value="165.342387378547">
            <text:p>165.3423873785</text:p>
          </table:table-cell>
          <table:table-cell table:formula="of:=ABS([.G141]-[.A141])" office:value-type="float" office:value="13.6567828594893">
            <text:p>13.66</text:p>
          </table:table-cell>
          <table:table-cell table:formula="of:=IF([.L141]&lt;[.$C$9];1;0)" office:value-type="float" office:value="1">
            <text:p>1</text:p>
          </table:table-cell>
          <table:table-cell/>
          <table:table-cell table:formula="of:=IF(AND([.M141];[.B141]);&quot;Not Jammed&quot;;IF([.M14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6.49">
            <text:p>446.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1]+([.A142]-[.D141])/COUNTA([.$A$60:.A142])" office:value-type="float" office:value="436.928024096386">
            <text:p>436.928</text:p>
          </table:table-cell>
          <table:table-cell table:formula="of:=[.E141]+(([.A142]-[.D141])*([.A142]-[.D141]))" office:value-type="float" office:value="49825.0312467069">
            <text:p>49825.031</text:p>
          </table:table-cell>
          <table:table-cell table:formula="of:=[.E142]/(COUNT([.$A$60:.A142])-1)" office:value-type="float" office:value="607.622332276913">
            <text:p>607.622</text:p>
          </table:table-cell>
          <table:table-cell table:formula="of:=[.J141]" office:value-type="float" office:value="445.162989501503">
            <text:p>445.1629895015</text:p>
          </table:table-cell>
          <table:table-cell table:formula="of:=[.K141]+[.$C$7]" office:value-type="float" office:value="225.342387378547">
            <text:p>225.3423873785</text:p>
          </table:table-cell>
          <table:table-cell table:formula="of:=[.H142]/([.F142]+[.H142])" office:value-type="float" office:value="0.270530530358784">
            <text:p>0.2705305304</text:p>
          </table:table-cell>
          <table:table-cell table:formula="of:=[.G142]+[.I142]*([.A142] -[.G142] )" office:value-type="float" office:value="445.521986355453">
            <text:p>445.5219863555</text:p>
          </table:table-cell>
          <table:table-cell table:formula="of:=(1-[.I142])*[.H142]" office:value-type="float" office:value="164.380391808714">
            <text:p>164.3803918087</text:p>
          </table:table-cell>
          <table:table-cell table:formula="of:=ABS([.G142]-[.A142])" office:value-type="float" office:value="1.32701049849663">
            <text:p>1.33</text:p>
          </table:table-cell>
          <table:table-cell table:formula="of:=IF([.L142]&lt;[.$C$9];1;0)" office:value-type="float" office:value="1">
            <text:p>1</text:p>
          </table:table-cell>
          <table:table-cell/>
          <table:table-cell table:formula="of:=IF(AND([.M142];[.B142]);&quot;Not Jammed&quot;;IF([.M14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56">
            <text:p>442.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2]+([.A143]-[.D142])/COUNTA([.$A$60:.A143])" office:value-type="float" office:value="436.995071428572">
            <text:p>436.995</text:p>
          </table:table-cell>
          <table:table-cell table:formula="of:=[.E142]+(([.A143]-[.D142])*([.A143]-[.D142]))" office:value-type="float" office:value="49856.7503992858">
            <text:p>49856.750</text:p>
          </table:table-cell>
          <table:table-cell table:formula="of:=[.E143]/(COUNT([.$A$60:.A143])-1)" office:value-type="float" office:value="600.683739750431">
            <text:p>600.684</text:p>
          </table:table-cell>
          <table:table-cell table:formula="of:=[.J142]" office:value-type="float" office:value="445.521986355453">
            <text:p>445.5219863555</text:p>
          </table:table-cell>
          <table:table-cell table:formula="of:=[.K142]+[.$C$7]" office:value-type="float" office:value="224.380391808714">
            <text:p>224.3803918087</text:p>
          </table:table-cell>
          <table:table-cell table:formula="of:=[.H143]/([.F143]+[.H143])" office:value-type="float" office:value="0.271955092005632">
            <text:p>0.271955092</text:p>
          </table:table-cell>
          <table:table-cell table:formula="of:=[.G143]+[.I143]*([.A143] -[.G143] )" office:value-type="float" office:value="444.716459083637">
            <text:p>444.7164590836</text:p>
          </table:table-cell>
          <table:table-cell table:formula="of:=(1-[.I143])*[.H143]" office:value-type="float" office:value="163.359001710116">
            <text:p>163.3590017101</text:p>
          </table:table-cell>
          <table:table-cell table:formula="of:=ABS([.G143]-[.A143])" office:value-type="float" office:value="2.96198635545335">
            <text:p>2.96</text:p>
          </table:table-cell>
          <table:table-cell table:formula="of:=IF([.L143]&lt;[.$C$9];1;0)" office:value-type="float" office:value="1">
            <text:p>1</text:p>
          </table:table-cell>
          <table:table-cell/>
          <table:table-cell table:formula="of:=IF(AND([.M143];[.B143]);&quot;Not Jammed&quot;;IF([.M14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8.274">
            <text:p>448.2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3]+([.A144]-[.D143])/COUNTA([.$A$60:.A144])" office:value-type="float" office:value="437.127764705882">
            <text:p>437.128</text:p>
          </table:table-cell>
          <table:table-cell table:formula="of:=[.E143]+(([.A144]-[.D143])*([.A144]-[.D143]))" office:value-type="float" office:value="49983.9646290052">
            <text:p>49983.965</text:p>
          </table:table-cell>
          <table:table-cell table:formula="of:=[.E144]/(COUNT([.$A$60:.A144])-1)" office:value-type="float" office:value="595.047197964347">
            <text:p>595.047</text:p>
          </table:table-cell>
          <table:table-cell table:formula="of:=[.J143]" office:value-type="float" office:value="444.716459083637">
            <text:p>444.7164590836</text:p>
          </table:table-cell>
          <table:table-cell table:formula="of:=[.K143]+[.$C$7]" office:value-type="float" office:value="223.359001710116">
            <text:p>223.3590017101</text:p>
          </table:table-cell>
          <table:table-cell table:formula="of:=[.H144]/([.F144]+[.H144])" office:value-type="float" office:value="0.272919488878458">
            <text:p>0.2729194889</text:p>
          </table:table-cell>
          <table:table-cell table:formula="of:=[.G144]+[.I144]*([.A144] -[.G144] )" office:value-type="float" office:value="445.687381332195">
            <text:p>445.6873813322</text:p>
          </table:table-cell>
          <table:table-cell table:formula="of:=(1-[.I144])*[.H144]" office:value-type="float" office:value="162.399977126988">
            <text:p>162.399977127</text:p>
          </table:table-cell>
          <table:table-cell table:formula="of:=ABS([.G144]-[.A144])" office:value-type="float" office:value="3.55754091636339">
            <text:p>3.56</text:p>
          </table:table-cell>
          <table:table-cell table:formula="of:=IF([.L144]&lt;[.$C$9];1;0)" office:value-type="float" office:value="1">
            <text:p>1</text:p>
          </table:table-cell>
          <table:table-cell/>
          <table:table-cell table:formula="of:=IF(AND([.M144];[.B144]);&quot;Not Jammed&quot;;IF([.M14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3.158">
            <text:p>463.1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4]+([.A145]-[.D144])/COUNTA([.$A$60:.A145])" office:value-type="float" office:value="437.430441860465">
            <text:p>437.430</text:p>
          </table:table-cell>
          <table:table-cell table:formula="of:=[.E144]+(([.A145]-[.D144])*([.A145]-[.D144]))" office:value-type="float" office:value="50661.5377784723">
            <text:p>50661.538</text:p>
          </table:table-cell>
          <table:table-cell table:formula="of:=[.E145]/(COUNT([.$A$60:.A145])-1)" office:value-type="float" office:value="596.018091511439">
            <text:p>596.018</text:p>
          </table:table-cell>
          <table:table-cell table:formula="of:=[.J144]" office:value-type="float" office:value="445.687381332195">
            <text:p>445.6873813322</text:p>
          </table:table-cell>
          <table:table-cell table:formula="of:=[.K144]+[.$C$7]" office:value-type="float" office:value="222.399977126988">
            <text:p>222.399977127</text:p>
          </table:table-cell>
          <table:table-cell table:formula="of:=[.H145]/([.F145]+[.H145])" office:value-type="float" office:value="0.271743728113172">
            <text:p>0.2717437281</text:p>
          </table:table-cell>
          <table:table-cell table:formula="of:=[.G145]+[.I145]*([.A145] -[.G145] )" office:value-type="float" office:value="450.434912381428">
            <text:p>450.4349123814</text:p>
          </table:table-cell>
          <table:table-cell table:formula="of:=(1-[.I145])*[.H145]" office:value-type="float" office:value="161.964178210216">
            <text:p>161.9641782102</text:p>
          </table:table-cell>
          <table:table-cell table:formula="of:=ABS([.G145]-[.A145])" office:value-type="float" office:value="17.4706186678053">
            <text:p>17.47</text:p>
          </table:table-cell>
          <table:table-cell table:formula="of:=IF([.L145]&lt;[.$C$9];1;0)" office:value-type="float" office:value="1">
            <text:p>1</text:p>
          </table:table-cell>
          <table:table-cell/>
          <table:table-cell table:formula="of:=IF(AND([.M145];[.B145]);&quot;Not Jammed&quot;;IF([.M1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776">
            <text:p>440.7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5]+([.A146]-[.D145])/COUNTA([.$A$60:.A146])" office:value-type="float" office:value="437.468896551724">
            <text:p>437.469</text:p>
          </table:table-cell>
          <table:table-cell table:formula="of:=[.E145]+(([.A146]-[.D145])*([.A146]-[.D145]))" office:value-type="float" office:value="50672.7305377373">
            <text:p>50672.731</text:p>
          </table:table-cell>
          <table:table-cell table:formula="of:=[.E146]/(COUNT([.$A$60:.A146])-1)" office:value-type="float" office:value="589.217796950434">
            <text:p>589.218</text:p>
          </table:table-cell>
          <table:table-cell table:formula="of:=[.J145]" office:value-type="float" office:value="450.434912381428">
            <text:p>450.4349123814</text:p>
          </table:table-cell>
          <table:table-cell table:formula="of:=[.K145]+[.$C$7]" office:value-type="float" office:value="221.964178210216">
            <text:p>221.9641782102</text:p>
          </table:table-cell>
          <table:table-cell table:formula="of:=[.H146]/([.F146]+[.H146])" office:value-type="float" office:value="0.27363056010491">
            <text:p>0.2736305601</text:p>
          </table:table-cell>
          <table:table-cell table:formula="of:=[.G146]+[.I146]*([.A146] -[.G146] )" office:value-type="float" office:value="447.791938776493">
            <text:p>447.7919387765</text:p>
          </table:table-cell>
          <table:table-cell table:formula="of:=(1-[.I146])*[.H146]" office:value-type="float" office:value="161.227995803329">
            <text:p>161.2279958033</text:p>
          </table:table-cell>
          <table:table-cell table:formula="of:=ABS([.G146]-[.A146])" office:value-type="float" office:value="9.65891238142768">
            <text:p>9.66</text:p>
          </table:table-cell>
          <table:table-cell table:formula="of:=IF([.L146]&lt;[.$C$9];1;0)" office:value-type="float" office:value="1">
            <text:p>1</text:p>
          </table:table-cell>
          <table:table-cell/>
          <table:table-cell table:formula="of:=IF(AND([.M146];[.B146]);&quot;Not Jammed&quot;;IF([.M14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4.94">
            <text:p>464.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6]+([.A147]-[.D146])/COUNTA([.$A$60:.A147])" office:value-type="float" office:value="437.781068181818">
            <text:p>437.781</text:p>
          </table:table-cell>
          <table:table-cell table:formula="of:=[.E146]+(([.A147]-[.D146])*([.A147]-[.D146]))" office:value-type="float" office:value="51427.3920624032">
            <text:p>51427.392</text:p>
          </table:table-cell>
          <table:table-cell table:formula="of:=[.E147]/(COUNT([.$A$60:.A147])-1)" office:value-type="float" office:value="591.11944899314">
            <text:p>591.119</text:p>
          </table:table-cell>
          <table:table-cell table:formula="of:=[.J146]" office:value-type="float" office:value="447.791938776493">
            <text:p>447.7919387765</text:p>
          </table:table-cell>
          <table:table-cell table:formula="of:=[.K146]+[.$C$7]" office:value-type="float" office:value="221.227995803329">
            <text:p>221.2279958033</text:p>
          </table:table-cell>
          <table:table-cell table:formula="of:=[.H147]/([.F147]+[.H147])" office:value-type="float" office:value="0.272331743295822">
            <text:p>0.2723317433</text:p>
          </table:table-cell>
          <table:table-cell table:formula="of:=[.G147]+[.I147]*([.A147] -[.G147] )" office:value-type="float" office:value="452.461900183635">
            <text:p>452.4619001836</text:p>
          </table:table-cell>
          <table:table-cell table:formula="of:=(1-[.I147])*[.H147]" office:value-type="float" office:value="160.980590040367">
            <text:p>160.9805900404</text:p>
          </table:table-cell>
          <table:table-cell table:formula="of:=ABS([.G147]-[.A147])" office:value-type="float" office:value="17.1480612235066">
            <text:p>17.15</text:p>
          </table:table-cell>
          <table:table-cell table:formula="of:=IF([.L147]&lt;[.$C$9];1;0)" office:value-type="float" office:value="1">
            <text:p>1</text:p>
          </table:table-cell>
          <table:table-cell/>
          <table:table-cell table:formula="of:=IF(AND([.M147];[.B147]);&quot;Not Jammed&quot;;IF([.M1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7]+([.A148]-[.D147])/COUNTA([.$A$60:.A148])" office:value-type="float" office:value="437.836786516854">
            <text:p>437.837</text:p>
          </table:table-cell>
          <table:table-cell table:formula="of:=[.E147]+(([.A148]-[.D147])*([.A148]-[.D147]))" office:value-type="float" office:value="51451.9830671805">
            <text:p>51451.983</text:p>
          </table:table-cell>
          <table:table-cell table:formula="of:=[.E148]/(COUNT([.$A$60:.A148])-1)" office:value-type="float" office:value="584.681625763415">
            <text:p>584.682</text:p>
          </table:table-cell>
          <table:table-cell table:formula="of:=[.J147]" office:value-type="float" office:value="452.461900183635">
            <text:p>452.4619001836</text:p>
          </table:table-cell>
          <table:table-cell table:formula="of:=[.K147]+[.$C$7]" office:value-type="float" office:value="220.980590040367">
            <text:p>220.9805900404</text:p>
          </table:table-cell>
          <table:table-cell table:formula="of:=[.H148]/([.F148]+[.H148])" office:value-type="float" office:value="0.274284415609465">
            <text:p>0.2742844156</text:p>
          </table:table-cell>
          <table:table-cell table:formula="of:=[.G148]+[.I148]*([.A148] -[.G148] )" office:value-type="float" office:value="449.795334473153">
            <text:p>449.7953344732</text:p>
          </table:table-cell>
          <table:table-cell table:formula="of:=(1-[.I148])*[.H148]" office:value-type="float" office:value="160.36905804011">
            <text:p>160.3690580401</text:p>
          </table:table-cell>
          <table:table-cell table:formula="of:=ABS([.G148]-[.A148])" office:value-type="float" office:value="9.72190018363443">
            <text:p>9.72</text:p>
          </table:table-cell>
          <table:table-cell table:formula="of:=IF([.L148]&lt;[.$C$9];1;0)" office:value-type="float" office:value="1">
            <text:p>1</text:p>
          </table:table-cell>
          <table:table-cell/>
          <table:table-cell table:formula="of:=IF(AND([.M148];[.B148]);&quot;Not Jammed&quot;;IF([.M1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1.964">
            <text:p>451.9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8]+([.A149]-[.D148])/COUNTA([.$A$60:.A149])" office:value-type="float" office:value="437.993755555556">
            <text:p>437.994</text:p>
          </table:table-cell>
          <table:table-cell table:formula="of:=[.E148]+(([.A149]-[.D148])*([.A149]-[.D148]))" office:value-type="float" office:value="51651.5612279789">
            <text:p>51651.561</text:p>
          </table:table-cell>
          <table:table-cell table:formula="of:=[.E149]/(COUNT([.$A$60:.A149])-1)" office:value-type="float" office:value="580.354620539089">
            <text:p>580.355</text:p>
          </table:table-cell>
          <table:table-cell table:formula="of:=[.J148]" office:value-type="float" office:value="449.795334473153">
            <text:p>449.7953344732</text:p>
          </table:table-cell>
          <table:table-cell table:formula="of:=[.K148]+[.$C$7]" office:value-type="float" office:value="220.36905804011">
            <text:p>220.3690580401</text:p>
          </table:table-cell>
          <table:table-cell table:formula="of:=[.H149]/([.F149]+[.H149])" office:value-type="float" office:value="0.275212365932693">
            <text:p>0.2752123659</text:p>
          </table:table-cell>
          <table:table-cell table:formula="of:=[.G149]+[.I149]*([.A149] -[.G149] )" office:value-type="float" office:value="450.392178043713">
            <text:p>450.3921780437</text:p>
          </table:table-cell>
          <table:table-cell table:formula="of:=(1-[.I149])*[.H149]" office:value-type="float" office:value="159.720768198533">
            <text:p>159.7207681985</text:p>
          </table:table-cell>
          <table:table-cell table:formula="of:=ABS([.G149]-[.A149])" office:value-type="float" office:value="2.16866552684729">
            <text:p>2.17</text:p>
          </table:table-cell>
          <table:table-cell table:formula="of:=IF([.L149]&lt;[.$C$9];1;0)" office:value-type="float" office:value="1">
            <text:p>1</text:p>
          </table:table-cell>
          <table:table-cell/>
          <table:table-cell table:formula="of:=IF(AND([.M149];[.B149]);&quot;Not Jammed&quot;;IF([.M1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6.309">
            <text:p>446.3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49]+([.A150]-[.D149])/COUNTA([.$A$60:.A150])" office:value-type="float" office:value="438.085131868132">
            <text:p>438.085</text:p>
          </table:table-cell>
          <table:table-cell table:formula="of:=[.E149]+(([.A150]-[.D149])*([.A150]-[.D149]))" office:value-type="float" office:value="51720.7045181498">
            <text:p>51720.705</text:p>
          </table:table-cell>
          <table:table-cell table:formula="of:=[.E150]/(COUNT([.$A$60:.A150])-1)" office:value-type="float" office:value="574.674494646109">
            <text:p>574.674</text:p>
          </table:table-cell>
          <table:table-cell table:formula="of:=[.J149]" office:value-type="float" office:value="450.392178043713">
            <text:p>450.3921780437</text:p>
          </table:table-cell>
          <table:table-cell table:formula="of:=[.K149]+[.$C$7]" office:value-type="float" office:value="219.720768198533">
            <text:p>219.7207681985</text:p>
          </table:table-cell>
          <table:table-cell table:formula="of:=[.H150]/([.F150]+[.H150])" office:value-type="float" office:value="0.276588719086437">
            <text:p>0.2765887191</text:p>
          </table:table-cell>
          <table:table-cell table:formula="of:=[.G150]+[.I150]*([.A150] -[.G150] )" office:value-type="float" office:value="449.262817058801">
            <text:p>449.2628170588</text:p>
          </table:table-cell>
          <table:table-cell table:formula="of:=(1-[.I150])*[.H150]" office:value-type="float" office:value="158.948482365813">
            <text:p>158.9484823658</text:p>
          </table:table-cell>
          <table:table-cell table:formula="of:=ABS([.G150]-[.A150])" office:value-type="float" office:value="4.08317804371302">
            <text:p>4.08</text:p>
          </table:table-cell>
          <table:table-cell table:formula="of:=IF([.L150]&lt;[.$C$9];1;0)" office:value-type="float" office:value="1">
            <text:p>1</text:p>
          </table:table-cell>
          <table:table-cell/>
          <table:table-cell table:formula="of:=IF(AND([.M150];[.B150]);&quot;Not Jammed&quot;;IF([.M1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776">
            <text:p>440.7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0]+([.A151]-[.D150])/COUNTA([.$A$60:.A151])" office:value-type="float" office:value="438.114380434783">
            <text:p>438.114</text:p>
          </table:table-cell>
          <table:table-cell table:formula="of:=[.E150]+(([.A151]-[.D150])*([.A151]-[.D150]))" office:value-type="float" office:value="51727.9452894529">
            <text:p>51727.945</text:p>
          </table:table-cell>
          <table:table-cell table:formula="of:=[.E151]/(COUNT([.$A$60:.A151])-1)" office:value-type="float" office:value="568.438959224757">
            <text:p>568.439</text:p>
          </table:table-cell>
          <table:table-cell table:formula="of:=[.J150]" office:value-type="float" office:value="449.262817058801">
            <text:p>449.2628170588</text:p>
          </table:table-cell>
          <table:table-cell table:formula="of:=[.K150]+[.$C$7]" office:value-type="float" office:value="218.948482365813">
            <text:p>218.9484823658</text:p>
          </table:table-cell>
          <table:table-cell table:formula="of:=[.H151]/([.F151]+[.H151])" office:value-type="float" office:value="0.278069563725227">
            <text:p>0.2780695637</text:p>
          </table:table-cell>
          <table:table-cell table:formula="of:=[.G151]+[.I151]*([.A151] -[.G151] )" office:value-type="float" office:value="446.902891541844">
            <text:p>446.9028915418</text:p>
          </table:table-cell>
          <table:table-cell table:formula="of:=(1-[.I151])*[.H151]" office:value-type="float" office:value="158.065573396051">
            <text:p>158.0655733961</text:p>
          </table:table-cell>
          <table:table-cell table:formula="of:=ABS([.G151]-[.A151])" office:value-type="float" office:value="8.48681705880057">
            <text:p>8.49</text:p>
          </table:table-cell>
          <table:table-cell table:formula="of:=IF([.L151]&lt;[.$C$9];1;0)" office:value-type="float" office:value="1">
            <text:p>1</text:p>
          </table:table-cell>
          <table:table-cell/>
          <table:table-cell table:formula="of:=IF(AND([.M151];[.B151]);&quot;Not Jammed&quot;;IF([.M15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62">
            <text:p>442.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1]+([.A152]-[.D151])/COUNTA([.$A$60:.A152])" office:value-type="float" office:value="438.162827956989">
            <text:p>438.163</text:p>
          </table:table-cell>
          <table:table-cell table:formula="of:=[.E151]+(([.A152]-[.D151])*([.A152]-[.D151]))" office:value-type="float" office:value="51748.2458971193">
            <text:p>51748.246</text:p>
          </table:table-cell>
          <table:table-cell table:formula="of:=[.E152]/(COUNT([.$A$60:.A152])-1)" office:value-type="float" office:value="562.480933664341">
            <text:p>562.481</text:p>
          </table:table-cell>
          <table:table-cell table:formula="of:=[.J151]" office:value-type="float" office:value="446.902891541844">
            <text:p>446.9028915418</text:p>
          </table:table-cell>
          <table:table-cell table:formula="of:=[.K151]+[.$C$7]" office:value-type="float" office:value="218.06557339605">
            <text:p>218.0655733961</text:p>
          </table:table-cell>
          <table:table-cell table:formula="of:=[.H152]/([.F152]+[.H152])" office:value-type="float" office:value="0.279375503475514">
            <text:p>0.2793755035</text:p>
          </table:table-cell>
          <table:table-cell table:formula="of:=[.G152]+[.I152]*([.A152] -[.G152] )" office:value-type="float" office:value="445.70635656101">
            <text:p>445.706356561</text:p>
          </table:table-cell>
          <table:table-cell table:formula="of:=(1-[.I152])*[.H152]" office:value-type="float" office:value="157.143394037852">
            <text:p>157.1433940379</text:p>
          </table:table-cell>
          <table:table-cell table:formula="of:=ABS([.G152]-[.A152])" office:value-type="float" office:value="4.28289154184409">
            <text:p>4.28</text:p>
          </table:table-cell>
          <table:table-cell table:formula="of:=IF([.L152]&lt;[.$C$9];1;0)" office:value-type="float" office:value="1">
            <text:p>1</text:p>
          </table:table-cell>
          <table:table-cell/>
          <table:table-cell table:formula="of:=IF(AND([.M152];[.B152]);&quot;Not Jammed&quot;;IF([.M15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895">
            <text:p>440.8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2]+([.A153]-[.D152])/COUNTA([.$A$60:.A153])" office:value-type="float" office:value="438.191893617021">
            <text:p>438.192</text:p>
          </table:table-cell>
          <table:table-cell table:formula="of:=[.E152]+(([.A153]-[.D152])*([.A153]-[.D152]))" office:value-type="float" office:value="51755.710661192">
            <text:p>51755.711</text:p>
          </table:table-cell>
          <table:table-cell table:formula="of:=[.E153]/(COUNT([.$A$60:.A153])-1)" office:value-type="float" office:value="556.513017862279">
            <text:p>556.513</text:p>
          </table:table-cell>
          <table:table-cell table:formula="of:=[.J152]" office:value-type="float" office:value="445.70635656101">
            <text:p>445.706356561</text:p>
          </table:table-cell>
          <table:table-cell table:formula="of:=[.K152]+[.$C$7]" office:value-type="float" office:value="217.143394037852">
            <text:p>217.1433940379</text:p>
          </table:table-cell>
          <table:table-cell table:formula="of:=[.H153]/([.F153]+[.H153])" office:value-type="float" office:value="0.280671614295213">
            <text:p>0.2806716143</text:p>
          </table:table-cell>
          <table:table-cell table:formula="of:=[.G153]+[.I153]*([.A153] -[.G153] )" office:value-type="float" office:value="444.355945348082">
            <text:p>444.3559453481</text:p>
          </table:table-cell>
          <table:table-cell table:formula="of:=(1-[.I153])*[.H153]" office:value-type="float" office:value="156.197407099707">
            <text:p>156.1974070997</text:p>
          </table:table-cell>
          <table:table-cell table:formula="of:=ABS([.G153]-[.A153])" office:value-type="float" office:value="4.81135656101043">
            <text:p>4.81</text:p>
          </table:table-cell>
          <table:table-cell table:formula="of:=IF([.L153]&lt;[.$C$9];1;0)" office:value-type="float" office:value="1">
            <text:p>1</text:p>
          </table:table-cell>
          <table:table-cell/>
          <table:table-cell table:formula="of:=IF(AND([.M153];[.B153]);&quot;Not Jammed&quot;;IF([.M15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3.634">
            <text:p>433.6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3]+([.A154]-[.D153])/COUNTA([.$A$60:.A154])" office:value-type="float" office:value="438.143915789474">
            <text:p>438.144</text:p>
          </table:table-cell>
          <table:table-cell table:formula="of:=[.E153]+(([.A154]-[.D153])*([.A154]-[.D153]))" office:value-type="float" office:value="51776.485055416">
            <text:p>51776.485</text:p>
          </table:table-cell>
          <table:table-cell table:formula="of:=[.E154]/(COUNT([.$A$60:.A154])-1)" office:value-type="float" office:value="550.813670802298">
            <text:p>550.814</text:p>
          </table:table-cell>
          <table:table-cell table:formula="of:=[.J153]" office:value-type="float" office:value="444.355945348082">
            <text:p>444.3559453481</text:p>
          </table:table-cell>
          <table:table-cell table:formula="of:=[.K153]+[.$C$7]" office:value-type="float" office:value="216.197407099707">
            <text:p>216.1974070997</text:p>
          </table:table-cell>
          <table:table-cell table:formula="of:=[.H154]/([.F154]+[.H154])" office:value-type="float" office:value="0.281869992922486">
            <text:p>0.2818699929</text:p>
          </table:table-cell>
          <table:table-cell table:formula="of:=[.G154]+[.I154]*([.A154] -[.G154] )" office:value-type="float" office:value="441.333750688703">
            <text:p>441.3337506887</text:p>
          </table:table-cell>
          <table:table-cell table:formula="of:=(1-[.I154])*[.H154]" office:value-type="float" office:value="155.257845490652">
            <text:p>155.2578454907</text:p>
          </table:table-cell>
          <table:table-cell table:formula="of:=ABS([.G154]-[.A154])" office:value-type="float" office:value="10.7219453480818">
            <text:p>10.72</text:p>
          </table:table-cell>
          <table:table-cell table:formula="of:=IF([.L154]&lt;[.$C$9];1;0)" office:value-type="float" office:value="1">
            <text:p>1</text:p>
          </table:table-cell>
          <table:table-cell/>
          <table:table-cell table:formula="of:=IF(AND([.M154];[.B154]);&quot;Not Jammed&quot;;IF([.M15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2.985">
            <text:p>392.9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4]+([.A155]-[.D154])/COUNTA([.$A$60:.A155])" office:value-type="float" office:value="437.673510416667">
            <text:p>437.674</text:p>
          </table:table-cell>
          <table:table-cell table:formula="of:=[.E154]+(([.A155]-[.D154])*([.A155]-[.D154]))" office:value-type="float" office:value="53815.8127306968">
            <text:p>53815.813</text:p>
          </table:table-cell>
          <table:table-cell table:formula="of:=[.E155]/(COUNT([.$A$60:.A155])-1)" office:value-type="float" office:value="566.482239270493">
            <text:p>566.482</text:p>
          </table:table-cell>
          <table:table-cell table:formula="of:=[.J154]" office:value-type="float" office:value="441.333750688703">
            <text:p>441.3337506887</text:p>
          </table:table-cell>
          <table:table-cell table:formula="of:=[.K154]+[.$C$7]" office:value-type="float" office:value="215.257845490652">
            <text:p>215.2578454907</text:p>
          </table:table-cell>
          <table:table-cell table:formula="of:=[.H155]/([.F155]+[.H155])" office:value-type="float" office:value="0.275357308249612">
            <text:p>0.2753573082</text:p>
          </table:table-cell>
          <table:table-cell table:formula="of:=[.G155]+[.I155]*([.A155] -[.G155] )" office:value-type="float" office:value="428.02056884183">
            <text:p>428.0205688418</text:p>
          </table:table-cell>
          <table:table-cell table:formula="of:=(1-[.I155])*[.H155]" office:value-type="float" office:value="155.985024576736">
            <text:p>155.9850245767</text:p>
          </table:table-cell>
          <table:table-cell table:formula="of:=ABS([.G155]-[.A155])" office:value-type="float" office:value="48.3487506887027">
            <text:p>48.35</text:p>
          </table:table-cell>
          <table:table-cell table:formula="of:=IF([.L155]&lt;[.$C$9];1;0)" office:value-type="float" office:value="1">
            <text:p>1</text:p>
          </table:table-cell>
          <table:table-cell/>
          <table:table-cell table:formula="of:=IF(AND([.M155];[.B155]);&quot;Not Jammed&quot;;IF([.M15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80.07">
            <text:p>380.0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5]+([.A156]-[.D155])/COUNTA([.$A$60:.A156])" office:value-type="float" office:value="437.079659793814">
            <text:p>437.080</text:p>
          </table:table-cell>
          <table:table-cell table:formula="of:=[.E155]+(([.A156]-[.D155])*([.A156]-[.D155]))" office:value-type="float" office:value="57133.9771430198">
            <text:p>57133.977</text:p>
          </table:table-cell>
          <table:table-cell table:formula="of:=[.E156]/(COUNT([.$A$60:.A156])-1)" office:value-type="float" office:value="595.14559523979">
            <text:p>595.146</text:p>
          </table:table-cell>
          <table:table-cell table:formula="of:=[.J155]" office:value-type="float" office:value="428.02056884183">
            <text:p>428.0205688418</text:p>
          </table:table-cell>
          <table:table-cell table:formula="of:=[.K155]+[.$C$7]" office:value-type="float" office:value="215.985024576736">
            <text:p>215.9850245767</text:p>
          </table:table-cell>
          <table:table-cell table:formula="of:=[.H156]/([.F156]+[.H156])" office:value-type="float" office:value="0.266276502575615">
            <text:p>0.2662765026</text:p>
          </table:table-cell>
          <table:table-cell table:formula="of:=[.G156]+[.I156]*([.A156] -[.G156] )" office:value-type="float" office:value="415.252459074116">
            <text:p>415.2524590741</text:p>
          </table:table-cell>
          <table:table-cell table:formula="of:=(1-[.I156])*[.H156]" office:value-type="float" office:value="158.473287623734">
            <text:p>158.4732876237</text:p>
          </table:table-cell>
          <table:table-cell table:formula="of:=ABS([.G156]-[.A156])" office:value-type="float" office:value="47.95056884183">
            <text:p>47.95</text:p>
          </table:table-cell>
          <table:table-cell table:formula="of:=IF([.L156]&lt;[.$C$9];1;0)" office:value-type="float" office:value="1">
            <text:p>1</text:p>
          </table:table-cell>
          <table:table-cell/>
          <table:table-cell table:formula="of:=IF(AND([.M156];[.B156]);&quot;Not Jammed&quot;;IF([.M1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70.895">
            <text:p>370.8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6]+([.A157]-[.D156])/COUNTA([.$A$60:.A157])" office:value-type="float" office:value="436.404306122449">
            <text:p>436.404</text:p>
          </table:table-cell>
          <table:table-cell table:formula="of:=[.E156]+(([.A157]-[.D156])*([.A157]-[.D156]))" office:value-type="float" office:value="61514.3863350428">
            <text:p>61514.386</text:p>
          </table:table-cell>
          <table:table-cell table:formula="of:=[.E157]/(COUNT([.$A$60:.A157])-1)" office:value-type="float" office:value="634.168931289101">
            <text:p>634.169</text:p>
          </table:table-cell>
          <table:table-cell table:formula="of:=[.J156]" office:value-type="float" office:value="415.252459074116">
            <text:p>415.2524590741</text:p>
          </table:table-cell>
          <table:table-cell table:formula="of:=[.K156]+[.$C$7]" office:value-type="float" office:value="218.473287623734">
            <text:p>218.4732876237</text:p>
          </table:table-cell>
          <table:table-cell table:formula="of:=[.H157]/([.F157]+[.H157])" office:value-type="float" office:value="0.256230905270325">
            <text:p>0.2562309053</text:p>
          </table:table-cell>
          <table:table-cell table:formula="of:=[.G157]+[.I157]*([.A157] -[.G157] )" office:value-type="float" office:value="403.886707180064">
            <text:p>403.8867071801</text:p>
          </table:table-cell>
          <table:table-cell table:formula="of:=(1-[.I157])*[.H157]" office:value-type="float" office:value="162.493679358521">
            <text:p>162.4936793585</text:p>
          </table:table-cell>
          <table:table-cell table:formula="of:=ABS([.G157]-[.A157])" office:value-type="float" office:value="44.3574590741162">
            <text:p>44.36</text:p>
          </table:table-cell>
          <table:table-cell table:formula="of:=IF([.L157]&lt;[.$C$9];1;0)" office:value-type="float" office:value="1">
            <text:p>1</text:p>
          </table:table-cell>
          <table:table-cell/>
          <table:table-cell table:formula="of:=IF(AND([.M157];[.B157]);&quot;Not Jammed&quot;;IF([.M15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61.473">
            <text:p>361.47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7]+([.A158]-[.D157])/COUNTA([.$A$60:.A158])" office:value-type="float" office:value="435.647424242424">
            <text:p>435.647</text:p>
          </table:table-cell>
          <table:table-cell table:formula="of:=[.E157]+(([.A158]-[.D157])*([.A158]-[.D157]))" office:value-type="float" office:value="67129.086972259">
            <text:p>67129.087</text:p>
          </table:table-cell>
          <table:table-cell table:formula="of:=[.E158]/(COUNT([.$A$60:.A158])-1)" office:value-type="float" office:value="684.990683390398">
            <text:p>684.991</text:p>
          </table:table-cell>
          <table:table-cell table:formula="of:=[.J157]" office:value-type="float" office:value="403.886707180064">
            <text:p>403.8867071801</text:p>
          </table:table-cell>
          <table:table-cell table:formula="of:=[.K157]+[.$C$7]" office:value-type="float" office:value="222.493679358521">
            <text:p>222.4936793585</text:p>
          </table:table-cell>
          <table:table-cell table:formula="of:=[.H158]/([.F158]+[.H158])" office:value-type="float" office:value="0.24517632313195">
            <text:p>0.2451763231</text:p>
          </table:table-cell>
          <table:table-cell table:formula="of:=[.G158]+[.I158]*([.A158] -[.G158] )" office:value-type="float" office:value="393.487870403261">
            <text:p>393.4878704033</text:p>
          </table:table-cell>
          <table:table-cell table:formula="of:=(1-[.I158])*[.H158]" office:value-type="float" office:value="167.9434971333">
            <text:p>167.9434971333</text:p>
          </table:table-cell>
          <table:table-cell table:formula="of:=ABS([.G158]-[.A158])" office:value-type="float" office:value="42.413707180064">
            <text:p>42.41</text:p>
          </table:table-cell>
          <table:table-cell table:formula="of:=IF([.L158]&lt;[.$C$9];1;0)" office:value-type="float" office:value="1">
            <text:p>1</text:p>
          </table:table-cell>
          <table:table-cell/>
          <table:table-cell table:formula="of:=IF(AND([.M158];[.B158]);&quot;Not Jammed&quot;;IF([.M15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85.553">
            <text:p>385.5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8]+([.A159]-[.D158])/COUNTA([.$A$60:.A159])" office:value-type="float" office:value="435.14648">
            <text:p>435.146</text:p>
          </table:table-cell>
          <table:table-cell table:formula="of:=[.E158]+(([.A159]-[.D158])*([.A159]-[.D158]))" office:value-type="float" office:value="69638.5383124389">
            <text:p>69638.538</text:p>
          </table:table-cell>
          <table:table-cell table:formula="of:=[.E159]/(COUNT([.$A$60:.A159])-1)" office:value-type="float" office:value="703.419578913525">
            <text:p>703.420</text:p>
          </table:table-cell>
          <table:table-cell table:formula="of:=[.J158]" office:value-type="float" office:value="393.487870403261">
            <text:p>393.4878704033</text:p>
          </table:table-cell>
          <table:table-cell table:formula="of:=[.K158]+[.$C$7]" office:value-type="float" office:value="227.943497133299">
            <text:p>227.9434971333</text:p>
          </table:table-cell>
          <table:table-cell table:formula="of:=[.H159]/([.F159]+[.H159])" office:value-type="float" office:value="0.244741823028681">
            <text:p>0.244741823</text:p>
          </table:table-cell>
          <table:table-cell table:formula="of:=[.G159]+[.I159]*([.A159] -[.G159] )" office:value-type="float" office:value="391.54587575527">
            <text:p>391.5458757553</text:p>
          </table:table-cell>
          <table:table-cell table:formula="of:=(1-[.I159])*[.H159]" office:value-type="float" office:value="172.156190097363">
            <text:p>172.1561900974</text:p>
          </table:table-cell>
          <table:table-cell table:formula="of:=ABS([.G159]-[.A159])" office:value-type="float" office:value="7.93487040326073">
            <text:p>7.93</text:p>
          </table:table-cell>
          <table:table-cell table:formula="of:=IF([.L159]&lt;[.$C$9];1;0)" office:value-type="float" office:value="1">
            <text:p>1</text:p>
          </table:table-cell>
          <table:table-cell/>
          <table:table-cell table:formula="of:=IF(AND([.M159];[.B159]);&quot;Not Jammed&quot;;IF([.M1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2.825">
            <text:p>392.8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59]+([.A160]-[.D159])/COUNTA([.$A$60:.A160])" office:value-type="float" office:value="434.727455445545">
            <text:p>434.727</text:p>
          </table:table-cell>
          <table:table-cell table:formula="of:=[.E159]+(([.A160]-[.D159])*([.A160]-[.D159]))" office:value-type="float" office:value="71429.6459818293">
            <text:p>71429.646</text:p>
          </table:table-cell>
          <table:table-cell table:formula="of:=[.E160]/(COUNT([.$A$60:.A160])-1)" office:value-type="float" office:value="714.296459818293">
            <text:p>714.296</text:p>
          </table:table-cell>
          <table:table-cell table:formula="of:=[.J159]" office:value-type="float" office:value="391.54587575527">
            <text:p>391.5458757553</text:p>
          </table:table-cell>
          <table:table-cell table:formula="of:=[.K159]+[.$C$7]" office:value-type="float" office:value="232.156190097363">
            <text:p>232.1561900974</text:p>
          </table:table-cell>
          <table:table-cell table:formula="of:=[.H160]/([.F160]+[.H160])" office:value-type="float" office:value="0.245290865969948">
            <text:p>0.245290866</text:p>
          </table:table-cell>
          <table:table-cell table:formula="of:=[.G160]+[.I160]*([.A160] -[.G160] )" office:value-type="float" office:value="391.859633248943">
            <text:p>391.8596332489</text:p>
          </table:table-cell>
          <table:table-cell table:formula="of:=(1-[.I160])*[.H160]" office:value-type="float" office:value="175.210397188097">
            <text:p>175.2103971881</text:p>
          </table:table-cell>
          <table:table-cell table:formula="of:=ABS([.G160]-[.A160])" office:value-type="float" office:value="1.27912424472959">
            <text:p>1.28</text:p>
          </table:table-cell>
          <table:table-cell table:formula="of:=IF([.L160]&lt;[.$C$9];1;0)" office:value-type="float" office:value="1">
            <text:p>1</text:p>
          </table:table-cell>
          <table:table-cell/>
          <table:table-cell table:formula="of:=IF(AND([.M160];[.B160]);&quot;Not Jammed&quot;;IF([.M16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9.423">
            <text:p>409.4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0]+([.A161]-[.D160])/COUNTA([.$A$60:.A161])" office:value-type="float" office:value="434.47937254902">
            <text:p>434.479</text:p>
          </table:table-cell>
          <table:table-cell table:formula="of:=[.E160]+(([.A161]-[.D160])*([.A161]-[.D160]))" office:value-type="float" office:value="72069.9614472249">
            <text:p>72069.961</text:p>
          </table:table-cell>
          <table:table-cell table:formula="of:=[.E161]/(COUNT([.$A$60:.A161])-1)" office:value-type="float" office:value="713.563974724999">
            <text:p>713.564</text:p>
          </table:table-cell>
          <table:table-cell table:formula="of:=[.J160]" office:value-type="float" office:value="391.859633248943">
            <text:p>391.8596332489</text:p>
          </table:table-cell>
          <table:table-cell table:formula="of:=[.K160]+[.$C$7]" office:value-type="float" office:value="235.210397188097">
            <text:p>235.2103971881</text:p>
          </table:table-cell>
          <table:table-cell table:formula="of:=[.H161]/([.F161]+[.H161])" office:value-type="float" office:value="0.247909728752287">
            <text:p>0.2479097288</text:p>
          </table:table-cell>
          <table:table-cell table:formula="of:=[.G161]+[.I161]*([.A161] -[.G161] )" office:value-type="float" office:value="396.213762736175">
            <text:p>396.2137627362</text:p>
          </table:table-cell>
          <table:table-cell table:formula="of:=(1-[.I161])*[.H161]" office:value-type="float" office:value="176.899451421478">
            <text:p>176.8994514215</text:p>
          </table:table-cell>
          <table:table-cell table:formula="of:=ABS([.G161]-[.A161])" office:value-type="float" office:value="17.5633667510567">
            <text:p>17.56</text:p>
          </table:table-cell>
          <table:table-cell table:formula="of:=IF([.L161]&lt;[.$C$9];1;0)" office:value-type="float" office:value="1">
            <text:p>1</text:p>
          </table:table-cell>
          <table:table-cell/>
          <table:table-cell table:formula="of:=IF(AND([.M161];[.B161]);&quot;Not Jammed&quot;;IF([.M1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9.535">
            <text:p>409.5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1]+([.A162]-[.D161])/COUNTA([.$A$60:.A162])" office:value-type="float" office:value="434.237194174757">
            <text:p>434.237</text:p>
          </table:table-cell>
          <table:table-cell table:formula="of:=[.E161]+(([.A162]-[.D161])*([.A162]-[.D161]))" office:value-type="float" office:value="72692.1831690892">
            <text:p>72692.183</text:p>
          </table:table-cell>
          <table:table-cell table:formula="of:=[.E162]/(COUNT([.$A$60:.A162])-1)" office:value-type="float" office:value="712.668462442051">
            <text:p>712.668</text:p>
          </table:table-cell>
          <table:table-cell table:formula="of:=[.J161]" office:value-type="float" office:value="396.213762736175">
            <text:p>396.2137627362</text:p>
          </table:table-cell>
          <table:table-cell table:formula="of:=[.K161]+[.$C$7]" office:value-type="float" office:value="236.899451421478">
            <text:p>236.8994514215</text:p>
          </table:table-cell>
          <table:table-cell table:formula="of:=[.H162]/([.F162]+[.H162])" office:value-type="float" office:value="0.24948131456717">
            <text:p>0.2494813146</text:p>
          </table:table-cell>
          <table:table-cell table:formula="of:=[.G162]+[.I162]*([.A162] -[.G162] )" office:value-type="float" office:value="399.537162520415">
            <text:p>399.5371625204</text:p>
          </table:table-cell>
          <table:table-cell table:formula="of:=(1-[.I162])*[.H162]" office:value-type="float" office:value="177.797464860606">
            <text:p>177.7974648606</text:p>
          </table:table-cell>
          <table:table-cell table:formula="of:=ABS([.G162]-[.A162])" office:value-type="float" office:value="13.3212372638253">
            <text:p>13.32</text:p>
          </table:table-cell>
          <table:table-cell table:formula="of:=IF([.L162]&lt;[.$C$9];1;0)" office:value-type="float" office:value="1">
            <text:p>1</text:p>
          </table:table-cell>
          <table:table-cell/>
          <table:table-cell table:formula="of:=IF(AND([.M162];[.B162]);&quot;Not Jammed&quot;;IF([.M16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0.202">
            <text:p>400.2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2]+([.A163]-[.D162])/COUNTA([.$A$60:.A163])" office:value-type="float" office:value="433.909932692308">
            <text:p>433.910</text:p>
          </table:table-cell>
          <table:table-cell table:formula="of:=[.E162]+(([.A163]-[.D162])*([.A163]-[.D162]))" office:value-type="float" office:value="73850.5776116026">
            <text:p>73850.578</text:p>
          </table:table-cell>
          <table:table-cell table:formula="of:=[.E163]/(COUNT([.$A$60:.A163])-1)" office:value-type="float" office:value="716.995899141773">
            <text:p>716.996</text:p>
          </table:table-cell>
          <table:table-cell table:formula="of:=[.J162]" office:value-type="float" office:value="399.537162520415">
            <text:p>399.5371625204</text:p>
          </table:table-cell>
          <table:table-cell table:formula="of:=[.K162]+[.$C$7]" office:value-type="float" office:value="237.797464860606">
            <text:p>237.7974648606</text:p>
          </table:table-cell>
          <table:table-cell table:formula="of:=[.H163]/([.F163]+[.H163])" office:value-type="float" office:value="0.249056470044773">
            <text:p>0.24905647</text:p>
          </table:table-cell>
          <table:table-cell table:formula="of:=[.G163]+[.I163]*([.A163] -[.G163] )" office:value-type="float" office:value="399.702744596234">
            <text:p>399.7027445962</text:p>
          </table:table-cell>
          <table:table-cell table:formula="of:=(1-[.I163])*[.H163]" office:value-type="float" office:value="178.572467676828">
            <text:p>178.5724676768</text:p>
          </table:table-cell>
          <table:table-cell table:formula="of:=ABS([.G163]-[.A163])" office:value-type="float" office:value="0.664837479585003">
            <text:p>0.66</text:p>
          </table:table-cell>
          <table:table-cell table:formula="of:=IF([.L163]&lt;[.$C$9];1;0)" office:value-type="float" office:value="1">
            <text:p>1</text:p>
          </table:table-cell>
          <table:table-cell/>
          <table:table-cell table:formula="of:=IF(AND([.M163];[.B163]);&quot;Not Jammed&quot;;IF([.M16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2.932">
            <text:p>392.9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3]+([.A164]-[.D163])/COUNTA([.$A$60:.A164])" office:value-type="float" office:value="433.519666666667">
            <text:p>433.520</text:p>
          </table:table-cell>
          <table:table-cell table:formula="of:=[.E163]+(([.A164]-[.D163])*([.A164]-[.D163]))" office:value-type="float" office:value="75529.7685793379">
            <text:p>75529.769</text:p>
          </table:table-cell>
          <table:table-cell table:formula="of:=[.E164]/(COUNT([.$A$60:.A164])-1)" office:value-type="float" office:value="726.247774801326">
            <text:p>726.248</text:p>
          </table:table-cell>
          <table:table-cell table:formula="of:=[.J163]" office:value-type="float" office:value="399.702744596234">
            <text:p>399.7027445962</text:p>
          </table:table-cell>
          <table:table-cell table:formula="of:=[.K163]+[.$C$7]" office:value-type="float" office:value="238.572467676828">
            <text:p>238.5724676768</text:p>
          </table:table-cell>
          <table:table-cell table:formula="of:=[.H164]/([.F164]+[.H164])" office:value-type="float" office:value="0.24727141613867">
            <text:p>0.2472714161</text:p>
          </table:table-cell>
          <table:table-cell table:formula="of:=[.G164]+[.I164]*([.A164] -[.G164] )" office:value-type="float" office:value="398.02853299161">
            <text:p>398.0285329916</text:p>
          </table:table-cell>
          <table:table-cell table:formula="of:=(1-[.I164])*[.H164]" office:value-type="float" office:value="179.580315742682">
            <text:p>179.5803157427</text:p>
          </table:table-cell>
          <table:table-cell table:formula="of:=ABS([.G164]-[.A164])" office:value-type="float" office:value="6.7707445962339">
            <text:p>6.77</text:p>
          </table:table-cell>
          <table:table-cell table:formula="of:=IF([.L164]&lt;[.$C$9];1;0)" office:value-type="float" office:value="1">
            <text:p>1</text:p>
          </table:table-cell>
          <table:table-cell/>
          <table:table-cell table:formula="of:=IF(AND([.M164];[.B164]);&quot;Not Jammed&quot;;IF([.M16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398.466">
            <text:p>398.4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4]+([.A165]-[.D164])/COUNTA([.$A$60:.A165])" office:value-type="float" office:value="433.188971698113">
            <text:p>433.189</text:p>
          </table:table-cell>
          <table:table-cell table:formula="of:=[.E164]+(([.A165]-[.D164])*([.A165]-[.D164]))" office:value-type="float" office:value="76758.5281261157">
            <text:p>76758.528</text:p>
          </table:table-cell>
          <table:table-cell table:formula="of:=[.E165]/(COUNT([.$A$60:.A165])-1)" office:value-type="float" office:value="731.033601201102">
            <text:p>731.034</text:p>
          </table:table-cell>
          <table:table-cell table:formula="of:=[.J164]" office:value-type="float" office:value="398.02853299161">
            <text:p>398.0285329916</text:p>
          </table:table-cell>
          <table:table-cell table:formula="of:=[.K164]+[.$C$7]" office:value-type="float" office:value="239.580315742682">
            <text:p>239.5803157427</text:p>
          </table:table-cell>
          <table:table-cell table:formula="of:=[.H165]/([.F165]+[.H165])" office:value-type="float" office:value="0.246833794117706">
            <text:p>0.2468337941</text:p>
          </table:table-cell>
          <table:table-cell table:formula="of:=[.G165]+[.I165]*([.A165] -[.G165] )" office:value-type="float" office:value="398.136514633092">
            <text:p>398.1365146331</text:p>
          </table:table-cell>
          <table:table-cell table:formula="of:=(1-[.I165])*[.H165]" office:value-type="float" office:value="180.443797411998">
            <text:p>180.443797412</text:p>
          </table:table-cell>
          <table:table-cell table:formula="of:=ABS([.G165]-[.A165])" office:value-type="float" office:value="0.437467008390115">
            <text:p>0.44</text:p>
          </table:table-cell>
          <table:table-cell table:formula="of:=IF([.L165]&lt;[.$C$9];1;0)" office:value-type="float" office:value="1">
            <text:p>1</text:p>
          </table:table-cell>
          <table:table-cell/>
          <table:table-cell table:formula="of:=IF(AND([.M165];[.B165]);&quot;Not Jammed&quot;;IF([.M16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9.535">
            <text:p>409.5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5]+([.A166]-[.D165])/COUNTA([.$A$60:.A166])" office:value-type="float" office:value="432.967906542056">
            <text:p>432.968</text:p>
          </table:table-cell>
          <table:table-cell table:formula="of:=[.E165]+(([.A166]-[.D165])*([.A166]-[.D165]))" office:value-type="float" office:value="77318.0385032108">
            <text:p>77318.039</text:p>
          </table:table-cell>
          <table:table-cell table:formula="of:=[.E166]/(COUNT([.$A$60:.A166])-1)" office:value-type="float" office:value="729.41545757746">
            <text:p>729.415</text:p>
          </table:table-cell>
          <table:table-cell table:formula="of:=[.J165]" office:value-type="float" office:value="398.136514633092">
            <text:p>398.1365146331</text:p>
          </table:table-cell>
          <table:table-cell table:formula="of:=[.K165]+[.$C$7]" office:value-type="float" office:value="240.443797411998">
            <text:p>240.443797412</text:p>
          </table:table-cell>
          <table:table-cell table:formula="of:=[.H166]/([.F166]+[.H166])" office:value-type="float" office:value="0.247916175646137">
            <text:p>0.2479161756</text:p>
          </table:table-cell>
          <table:table-cell table:formula="of:=[.G166]+[.I166]*([.A166] -[.G166] )" office:value-type="float" office:value="400.962383533414">
            <text:p>400.9623835334</text:p>
          </table:table-cell>
          <table:table-cell table:formula="of:=(1-[.I166])*[.H166]" office:value-type="float" office:value="180.833890699781">
            <text:p>180.8338906998</text:p>
          </table:table-cell>
          <table:table-cell table:formula="of:=ABS([.G166]-[.A166])" office:value-type="float" office:value="11.3984853669079">
            <text:p>11.40</text:p>
          </table:table-cell>
          <table:table-cell table:formula="of:=IF([.L166]&lt;[.$C$9];1;0)" office:value-type="float" office:value="1">
            <text:p>1</text:p>
          </table:table-cell>
          <table:table-cell/>
          <table:table-cell table:formula="of:=IF(AND([.M166];[.B166]);&quot;Not Jammed&quot;;IF([.M16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07.69">
            <text:p>407.69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66]+([.A167]-[.D166])/COUNTA([.$A$60:.A167])" office:value-type="float" office:value="432.733851851852">
            <text:p>432.734</text:p>
          </table:table-cell>
          <table:table-cell table:formula="of:=[.E166]+(([.A167]-[.D166])*([.A167]-[.D166]))" office:value-type="float" office:value="77957.0110623597">
            <text:p>77957.011</text:p>
          </table:table-cell>
          <table:table-cell table:formula="of:=[.E167]/(COUNT([.$A$60:.A167])-1)" office:value-type="float" office:value="728.570196844484">
            <text:p>728.570</text:p>
          </table:table-cell>
          <table:table-cell table:formula="of:=[.J166]" office:value-type="float" office:value="400.962383533414">
            <text:p>400.9623835334</text:p>
          </table:table-cell>
          <table:table-cell table:formula="of:=[.K166]+[.$C$7]" office:value-type="float" office:value="240.833890699781">
            <text:p>240.8338906998</text:p>
          </table:table-cell>
          <table:table-cell table:formula="of:=[.H167]/([.F167]+[.H167])" office:value-type="float" office:value="0.24843498577551">
            <text:p>0.2484349858</text:p>
          </table:table-cell>
          <table:table-cell table:formula="of:=[.G167]+[.I167]*([.A167] -[.G167] )" office:value-type="float" office:value="402.633758834594">
            <text:p>402.6337588346</text:p>
          </table:table-cell>
          <table:table-cell table:formula="of:=(1-[.I167])*[.H167]" office:value-type="float" office:value="181.00232648952">
            <text:p>181.0023264895</text:p>
          </table:table-cell>
          <table:table-cell table:formula="of:=ABS([.G167]-[.A167])" office:value-type="float" office:value="6.72761646658563">
            <text:p>6.73</text:p>
          </table:table-cell>
          <table:table-cell table:formula="of:=IF([.L167]&lt;[.$C$9];1;0)" office:value-type="float" office:value="1">
            <text:p>1</text:p>
          </table:table-cell>
          <table:table-cell/>
          <table:table-cell table:formula="of:=IF(AND([.M167];[.B167]);&quot;Not Jammed&quot;;IF([.M167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44.464">
            <text:p>444.4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7]+([.A168]-[.D167])/COUNTA([.$A$60:.A168])" office:value-type="float" office:value="432.841467889908">
            <text:p>432.841</text:p>
          </table:table-cell>
          <table:table-cell table:formula="of:=[.E167]+(([.A168]-[.D167])*([.A168]-[.D167]))" office:value-type="float" office:value="78094.6074379372">
            <text:p>78094.607</text:p>
          </table:table-cell>
          <table:table-cell table:formula="of:=[.E168]/(COUNT([.$A$60:.A168])-1)" office:value-type="float" office:value="723.098217017937">
            <text:p>723.098</text:p>
          </table:table-cell>
          <table:table-cell table:formula="of:=[.J167]" office:value-type="float" office:value="402.633758834594">
            <text:p>402.6337588346</text:p>
          </table:table-cell>
          <table:table-cell table:formula="of:=[.K167]+[.$C$7]" office:value-type="float" office:value="241.00232648952">
            <text:p>241.0023264895</text:p>
          </table:table-cell>
          <table:table-cell table:formula="of:=[.H168]/([.F168]+[.H168])" office:value-type="float" office:value="0.249976341277372">
            <text:p>0.2499763413</text:p>
          </table:table-cell>
          <table:table-cell table:formula="of:=[.G168]+[.I168]*([.A168] -[.G168] )" office:value-type="float" office:value="413.090329475872">
            <text:p>413.0903294759</text:p>
          </table:table-cell>
          <table:table-cell table:formula="of:=(1-[.I168])*[.H168]" office:value-type="float" office:value="180.757446674335">
            <text:p>180.7574466743</text:p>
          </table:table-cell>
          <table:table-cell table:formula="of:=ABS([.G168]-[.A168])" office:value-type="float" office:value="41.8302411654063">
            <text:p>41.83</text:p>
          </table:table-cell>
          <table:table-cell table:formula="of:=IF([.L168]&lt;[.$C$9];1;0)" office:value-type="float" office:value="1">
            <text:p>1</text:p>
          </table:table-cell>
          <table:table-cell/>
          <table:table-cell table:formula="of:=IF(AND([.M168];[.B168]);&quot;Not Jammed&quot;;IF([.M1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1.841">
            <text:p>451.8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8]+([.A169]-[.D168])/COUNTA([.$A$60:.A169])" office:value-type="float" office:value="433.014190909091">
            <text:p>433.014</text:p>
          </table:table-cell>
          <table:table-cell table:formula="of:=[.E168]+(([.A169]-[.D168])*([.A169]-[.D168]))" office:value-type="float" office:value="78455.5896583396">
            <text:p>78455.590</text:p>
          </table:table-cell>
          <table:table-cell table:formula="of:=[.E169]/(COUNT([.$A$60:.A169])-1)" office:value-type="float" office:value="719.776051911373">
            <text:p>719.776</text:p>
          </table:table-cell>
          <table:table-cell table:formula="of:=[.J168]" office:value-type="float" office:value="413.090329475872">
            <text:p>413.0903294759</text:p>
          </table:table-cell>
          <table:table-cell table:formula="of:=[.K168]+[.$C$7]" office:value-type="float" office:value="240.757446674335">
            <text:p>240.7574466743</text:p>
          </table:table-cell>
          <table:table-cell table:formula="of:=[.H169]/([.F169]+[.H169])" office:value-type="float" office:value="0.250649713965028">
            <text:p>0.250649714</text:p>
          </table:table-cell>
          <table:table-cell table:formula="of:=[.G169]+[.I169]*([.A169] -[.G169] )" office:value-type="float" office:value="422.803173958698">
            <text:p>422.8031739587</text:p>
          </table:table-cell>
          <table:table-cell table:formula="of:=(1-[.I169])*[.H169]" office:value-type="float" office:value="180.411661530463">
            <text:p>180.4116615305</text:p>
          </table:table-cell>
          <table:table-cell table:formula="of:=ABS([.G169]-[.A169])" office:value-type="float" office:value="38.7506705241279">
            <text:p>38.75</text:p>
          </table:table-cell>
          <table:table-cell table:formula="of:=IF([.L169]&lt;[.$C$9];1;0)" office:value-type="float" office:value="1">
            <text:p>1</text:p>
          </table:table-cell>
          <table:table-cell/>
          <table:table-cell table:formula="of:=IF(AND([.M169];[.B169]);&quot;Not Jammed&quot;;IF([.M1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585">
            <text:p>444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69]+([.A170]-[.D169])/COUNTA([.$A$60:.A170])" office:value-type="float" office:value="433.118432432432">
            <text:p>433.118</text:p>
          </table:table-cell>
          <table:table-cell table:formula="of:=[.E169]+(([.A170]-[.D169])*([.A170]-[.D169]))" office:value-type="float" office:value="78589.4732813579">
            <text:p>78589.473</text:p>
          </table:table-cell>
          <table:table-cell table:formula="of:=[.E170]/(COUNT([.$A$60:.A170])-1)" office:value-type="float" office:value="714.449757103254">
            <text:p>714.450</text:p>
          </table:table-cell>
          <table:table-cell table:formula="of:=[.J169]" office:value-type="float" office:value="422.803173958698">
            <text:p>422.8031739587</text:p>
          </table:table-cell>
          <table:table-cell table:formula="of:=[.K169]+[.$C$7]" office:value-type="float" office:value="240.411661530463">
            <text:p>240.4116615305</text:p>
          </table:table-cell>
          <table:table-cell table:formula="of:=[.H170]/([.F170]+[.H170])" office:value-type="float" office:value="0.251776495352028">
            <text:p>0.2517764954</text:p>
          </table:table-cell>
          <table:table-cell table:formula="of:=[.G170]+[.I170]*([.A170] -[.G170] )" office:value-type="float" office:value="428.287325781744">
            <text:p>428.2873257817</text:p>
          </table:table-cell>
          <table:table-cell table:formula="of:=(1-[.I170])*[.H170]" office:value-type="float" office:value="179.881655948565">
            <text:p>179.8816559486</text:p>
          </table:table-cell>
          <table:table-cell table:formula="of:=ABS([.G170]-[.A170])" office:value-type="float" office:value="21.7818260413022">
            <text:p>21.78</text:p>
          </table:table-cell>
          <table:table-cell table:formula="of:=IF([.L170]&lt;[.$C$9];1;0)" office:value-type="float" office:value="1">
            <text:p>1</text:p>
          </table:table-cell>
          <table:table-cell/>
          <table:table-cell table:formula="of:=IF(AND([.M170];[.B170]);&quot;Not Jammed&quot;;IF([.M1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645">
            <text:p>444.6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0]+([.A171]-[.D170])/COUNTA([.$A$60:.A171])" office:value-type="float" office:value="433.221348214286">
            <text:p>433.221</text:p>
          </table:table-cell>
          <table:table-cell table:formula="of:=[.E170]+(([.A171]-[.D170])*([.A171]-[.D170]))" office:value-type="float" office:value="78722.3350412476">
            <text:p>78722.335</text:p>
          </table:table-cell>
          <table:table-cell table:formula="of:=[.E171]/(COUNT([.$A$60:.A171])-1)" office:value-type="float" office:value="709.210225596825">
            <text:p>709.210</text:p>
          </table:table-cell>
          <table:table-cell table:formula="of:=[.J170]" office:value-type="float" office:value="428.287325781744">
            <text:p>428.2873257817</text:p>
          </table:table-cell>
          <table:table-cell table:formula="of:=[.K170]+[.$C$7]" office:value-type="float" office:value="239.881655948565">
            <text:p>239.8816559486</text:p>
          </table:table-cell>
          <table:table-cell table:formula="of:=[.H171]/([.F171]+[.H171])" office:value-type="float" office:value="0.252748612239702">
            <text:p>0.2527486122</text:p>
          </table:table-cell>
          <table:table-cell table:formula="of:=[.G171]+[.I171]*([.A171] -[.G171] )" office:value-type="float" office:value="432.421705239878">
            <text:p>432.4217052399</text:p>
          </table:table-cell>
          <table:table-cell table:formula="of:=(1-[.I171])*[.H171]" office:value-type="float" office:value="179.251900305803">
            <text:p>179.2519003058</text:p>
          </table:table-cell>
          <table:table-cell table:formula="of:=ABS([.G171]-[.A171])" office:value-type="float" office:value="16.3576742182556">
            <text:p>16.36</text:p>
          </table:table-cell>
          <table:table-cell table:formula="of:=IF([.L171]&lt;[.$C$9];1;0)" office:value-type="float" office:value="1">
            <text:p>1</text:p>
          </table:table-cell>
          <table:table-cell/>
          <table:table-cell table:formula="of:=IF(AND([.M171];[.B171]);&quot;Not Jammed&quot;;IF([.M1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8.335">
            <text:p>448.3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1]+([.A172]-[.D171])/COUNTA([.$A$60:.A172])" office:value-type="float" office:value="433.355097345133">
            <text:p>433.355</text:p>
          </table:table-cell>
          <table:table-cell table:formula="of:=[.E171]+(([.A172]-[.D171])*([.A172]-[.D171]))" office:value-type="float" office:value="78950.7575115474">
            <text:p>78950.758</text:p>
          </table:table-cell>
          <table:table-cell table:formula="of:=[.E172]/(COUNT([.$A$60:.A172])-1)" office:value-type="float" office:value="704.917477781673">
            <text:p>704.917</text:p>
          </table:table-cell>
          <table:table-cell table:formula="of:=[.J171]" office:value-type="float" office:value="432.421705239878">
            <text:p>432.4217052399</text:p>
          </table:table-cell>
          <table:table-cell table:formula="of:=[.K171]+[.$C$7]" office:value-type="float" office:value="239.251900305803">
            <text:p>239.2519003058</text:p>
          </table:table-cell>
          <table:table-cell table:formula="of:=[.H172]/([.F172]+[.H172])" office:value-type="float" office:value="0.253399343230592">
            <text:p>0.2533993432</text:p>
          </table:table-cell>
          <table:table-cell table:formula="of:=[.G172]+[.I172]*([.A172] -[.G172] )" office:value-type="float" office:value="436.454123680727">
            <text:p>436.4541236807</text:p>
          </table:table-cell>
          <table:table-cell table:formula="of:=(1-[.I172])*[.H172]" office:value-type="float" office:value="178.625625901642">
            <text:p>178.6256259016</text:p>
          </table:table-cell>
          <table:table-cell table:formula="of:=ABS([.G172]-[.A172])" office:value-type="float" office:value="15.9132947601224">
            <text:p>15.91</text:p>
          </table:table-cell>
          <table:table-cell table:formula="of:=IF([.L172]&lt;[.$C$9];1;0)" office:value-type="float" office:value="1">
            <text:p>1</text:p>
          </table:table-cell>
          <table:table-cell/>
          <table:table-cell table:formula="of:=IF(AND([.M172];[.B172]);&quot;Not Jammed&quot;;IF([.M1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3.809">
            <text:p>453.8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2]+([.A173]-[.D172])/COUNTA([.$A$60:.A173])" office:value-type="float" office:value="433.53451754386">
            <text:p>433.535</text:p>
          </table:table-cell>
          <table:table-cell table:formula="of:=[.E172]+(([.A173]-[.D172])*([.A173]-[.D172]))" office:value-type="float" office:value="79369.1196453622">
            <text:p>79369.120</text:p>
          </table:table-cell>
          <table:table-cell table:formula="of:=[.E173]/(COUNT([.$A$60:.A173])-1)" office:value-type="float" office:value="702.381589781967">
            <text:p>702.382</text:p>
          </table:table-cell>
          <table:table-cell table:formula="of:=[.J172]" office:value-type="float" office:value="436.454123680727">
            <text:p>436.4541236807</text:p>
          </table:table-cell>
          <table:table-cell table:formula="of:=[.K172]+[.$C$7]" office:value-type="float" office:value="238.625625901642">
            <text:p>238.6256259016</text:p>
          </table:table-cell>
          <table:table-cell table:formula="of:=[.H173]/([.F173]+[.H173])" office:value-type="float" office:value="0.253585330616502">
            <text:p>0.2535853306</text:p>
          </table:table-cell>
          <table:table-cell table:formula="of:=[.G173]+[.I173]*([.A173] -[.G173] )" office:value-type="float" office:value="440.855065729959">
            <text:p>440.85506573</text:p>
          </table:table-cell>
          <table:table-cell table:formula="of:=(1-[.I173])*[.H173]" office:value-type="float" office:value="178.113667663804">
            <text:p>178.1136676638</text:p>
          </table:table-cell>
          <table:table-cell table:formula="of:=ABS([.G173]-[.A173])" office:value-type="float" office:value="17.3548763192726">
            <text:p>17.35</text:p>
          </table:table-cell>
          <table:table-cell table:formula="of:=IF([.L173]&lt;[.$C$9];1;0)" office:value-type="float" office:value="1">
            <text:p>1</text:p>
          </table:table-cell>
          <table:table-cell/>
          <table:table-cell table:formula="of:=IF(AND([.M173];[.B173]);&quot;Not Jammed&quot;;IF([.M1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4.877">
            <text:p>464.8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3]+([.A174]-[.D173])/COUNTA([.$A$60:.A174])" office:value-type="float" office:value="433.807060869565">
            <text:p>433.807</text:p>
          </table:table-cell>
          <table:table-cell table:formula="of:=[.E173]+(([.A174]-[.D173])*([.A174]-[.D173]))" office:value-type="float" office:value="80351.4708518757">
            <text:p>80351.471</text:p>
          </table:table-cell>
          <table:table-cell table:formula="of:=[.E174]/(COUNT([.$A$60:.A174])-1)" office:value-type="float" office:value="704.837463612945">
            <text:p>704.837</text:p>
          </table:table-cell>
          <table:table-cell table:formula="of:=[.J173]" office:value-type="float" office:value="440.855065729959">
            <text:p>440.85506573</text:p>
          </table:table-cell>
          <table:table-cell table:formula="of:=[.K173]+[.$C$7]" office:value-type="float" office:value="238.113667663804">
            <text:p>238.1136676638</text:p>
          </table:table-cell>
          <table:table-cell table:formula="of:=[.H174]/([.F174]+[.H174])" office:value-type="float" office:value="0.252519626697303">
            <text:p>0.2525196267</text:p>
          </table:table-cell>
          <table:table-cell table:formula="of:=[.G174]+[.I174]*([.A174] -[.G174] )" office:value-type="float" office:value="446.921075604377">
            <text:p>446.9210756044</text:p>
          </table:table-cell>
          <table:table-cell table:formula="of:=(1-[.I174])*[.H174]" office:value-type="float" office:value="177.985293193815">
            <text:p>177.9852931938</text:p>
          </table:table-cell>
          <table:table-cell table:formula="of:=ABS([.G174]-[.A174])" office:value-type="float" office:value="24.0219342700414">
            <text:p>24.02</text:p>
          </table:table-cell>
          <table:table-cell table:formula="of:=IF([.L174]&lt;[.$C$9];1;0)" office:value-type="float" office:value="1">
            <text:p>1</text:p>
          </table:table-cell>
          <table:table-cell/>
          <table:table-cell table:formula="of:=IF(AND([.M174];[.B174]);&quot;Not Jammed&quot;;IF([.M17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585">
            <text:p>444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4]+([.A175]-[.D174])/COUNTA([.$A$60:.A175])" office:value-type="float" office:value="433.899974137931">
            <text:p>433.900</text:p>
          </table:table-cell>
          <table:table-cell table:formula="of:=[.E174]+(([.A175]-[.D174])*([.A175]-[.D174]))" office:value-type="float" office:value="80467.6348237751">
            <text:p>80467.635</text:p>
          </table:table-cell>
          <table:table-cell table:formula="of:=[.E175]/(COUNT([.$A$60:.A175])-1)" office:value-type="float" office:value="699.718563685">
            <text:p>699.719</text:p>
          </table:table-cell>
          <table:table-cell table:formula="of:=[.J174]" office:value-type="float" office:value="446.921075604377">
            <text:p>446.9210756044</text:p>
          </table:table-cell>
          <table:table-cell table:formula="of:=[.K174]+[.$C$7]" office:value-type="float" office:value="237.985293193815">
            <text:p>237.9852931938</text:p>
          </table:table-cell>
          <table:table-cell table:formula="of:=[.H175]/([.F175]+[.H175])" office:value-type="float" office:value="0.25379579218748">
            <text:p>0.2537957922</text:p>
          </table:table-cell>
          <table:table-cell table:formula="of:=[.G175]+[.I175]*([.A175] -[.G175] )" office:value-type="float" office:value="446.328189445754">
            <text:p>446.3281894458</text:p>
          </table:table-cell>
          <table:table-cell table:formula="of:=(1-[.I175])*[.H175]" office:value-type="float" office:value="177.585627178721">
            <text:p>177.5856271787</text:p>
          </table:table-cell>
          <table:table-cell table:formula="of:=ABS([.G175]-[.A175])" office:value-type="float" office:value="2.33607560437667">
            <text:p>2.34</text:p>
          </table:table-cell>
          <table:table-cell table:formula="of:=IF([.L175]&lt;[.$C$9];1;0)" office:value-type="float" office:value="1">
            <text:p>1</text:p>
          </table:table-cell>
          <table:table-cell/>
          <table:table-cell table:formula="of:=IF(AND([.M175];[.B175]);&quot;Not Jammed&quot;;IF([.M17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0.895">
            <text:p>440.8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5]+([.A176]-[.D175])/COUNTA([.$A$60:.A176])" office:value-type="float" office:value="433.959760683761">
            <text:p>433.960</text:p>
          </table:table-cell>
          <table:table-cell table:formula="of:=[.E175]+(([.A176]-[.D175])*([.A176]-[.D175]))" office:value-type="float" office:value="80516.5652105861">
            <text:p>80516.565</text:p>
          </table:table-cell>
          <table:table-cell table:formula="of:=[.E176]/(COUNT([.$A$60:.A176])-1)" office:value-type="float" office:value="694.108320780914">
            <text:p>694.108</text:p>
          </table:table-cell>
          <table:table-cell table:formula="of:=[.J175]" office:value-type="float" office:value="446.328189445754">
            <text:p>446.3281894458</text:p>
          </table:table-cell>
          <table:table-cell table:formula="of:=[.K175]+[.$C$7]" office:value-type="float" office:value="237.585627178721">
            <text:p>237.5856271787</text:p>
          </table:table-cell>
          <table:table-cell table:formula="of:=[.H176]/([.F176]+[.H176])" office:value-type="float" office:value="0.25500393954369">
            <text:p>0.2550039395</text:p>
          </table:table-cell>
          <table:table-cell table:formula="of:=[.G176]+[.I176]*([.A176] -[.G176] )" office:value-type="float" office:value="444.9427047328">
            <text:p>444.9427047328</text:p>
          </table:table-cell>
          <table:table-cell table:formula="of:=(1-[.I176])*[.H176]" office:value-type="float" office:value="177.000356269189">
            <text:p>177.0003562692</text:p>
          </table:table-cell>
          <table:table-cell table:formula="of:=ABS([.G176]-[.A176])" office:value-type="float" office:value="5.43318944575407">
            <text:p>5.43</text:p>
          </table:table-cell>
          <table:table-cell table:formula="of:=IF([.L176]&lt;[.$C$9];1;0)" office:value-type="float" office:value="1">
            <text:p>1</text:p>
          </table:table-cell>
          <table:table-cell/>
          <table:table-cell table:formula="of:=IF(AND([.M176];[.B176]);&quot;Not Jammed&quot;;IF([.M1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585">
            <text:p>444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6]+([.A177]-[.D176])/COUNTA([.$A$60:.A177])" office:value-type="float" office:value="434.049805084746">
            <text:p>434.050</text:p>
          </table:table-cell>
          <table:table-cell table:formula="of:=[.E176]+(([.A177]-[.D176])*([.A177]-[.D176]))" office:value-type="float" office:value="80629.4609211134">
            <text:p>80629.461</text:p>
          </table:table-cell>
          <table:table-cell table:formula="of:=[.E177]/(COUNT([.$A$60:.A177])-1)" office:value-type="float" office:value="689.140691633448">
            <text:p>689.141</text:p>
          </table:table-cell>
          <table:table-cell table:formula="of:=[.J176]" office:value-type="float" office:value="444.9427047328">
            <text:p>444.9427047328</text:p>
          </table:table-cell>
          <table:table-cell table:formula="of:=[.K176]+[.$C$7]" office:value-type="float" office:value="237.000356269189">
            <text:p>237.0003562692</text:p>
          </table:table-cell>
          <table:table-cell table:formula="of:=[.H177]/([.F177]+[.H177])" office:value-type="float" office:value="0.255900930863507">
            <text:p>0.2559009309</text:p>
          </table:table-cell>
          <table:table-cell table:formula="of:=[.G177]+[.I177]*([.A177] -[.G177] )" office:value-type="float" office:value="444.851167758702">
            <text:p>444.8511677587</text:p>
          </table:table-cell>
          <table:table-cell table:formula="of:=(1-[.I177])*[.H177]" office:value-type="float" office:value="176.35174448492">
            <text:p>176.3517444849</text:p>
          </table:table-cell>
          <table:table-cell table:formula="of:=ABS([.G177]-[.A177])" office:value-type="float" office:value="0.357704732799561">
            <text:p>0.36</text:p>
          </table:table-cell>
          <table:table-cell table:formula="of:=IF([.L177]&lt;[.$C$9];1;0)" office:value-type="float" office:value="1">
            <text:p>1</text:p>
          </table:table-cell>
          <table:table-cell/>
          <table:table-cell table:formula="of:=IF(AND([.M177];[.B177]);&quot;Not Jammed&quot;;IF([.M17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2.74">
            <text:p>442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7]+([.A178]-[.D177])/COUNTA([.$A$60:.A178])" office:value-type="float" office:value="434.122831932773">
            <text:p>434.123</text:p>
          </table:table-cell>
          <table:table-cell table:formula="of:=[.E177]+(([.A178]-[.D177])*([.A178]-[.D177]))" office:value-type="float" office:value="80704.9804087785">
            <text:p>80704.980</text:p>
          </table:table-cell>
          <table:table-cell table:formula="of:=[.E178]/(COUNT([.$A$60:.A178])-1)" office:value-type="float" office:value="683.940511938801">
            <text:p>683.941</text:p>
          </table:table-cell>
          <table:table-cell table:formula="of:=[.J177]" office:value-type="float" office:value="444.851167758702">
            <text:p>444.8511677587</text:p>
          </table:table-cell>
          <table:table-cell table:formula="of:=[.K177]+[.$C$7]" office:value-type="float" office:value="236.35174448492">
            <text:p>236.3517444849</text:p>
          </table:table-cell>
          <table:table-cell table:formula="of:=[.H178]/([.F178]+[.H178])" office:value-type="float" office:value="0.256822485286782">
            <text:p>0.2568224853</text:p>
          </table:table-cell>
          <table:table-cell table:formula="of:=[.G178]+[.I178]*([.A178] -[.G178] )" office:value-type="float" office:value="444.308972408055">
            <text:p>444.3089724081</text:p>
          </table:table-cell>
          <table:table-cell table:formula="of:=(1-[.I178])*[.H178]" office:value-type="float" office:value="175.651302064437">
            <text:p>175.6513020644</text:p>
          </table:table-cell>
          <table:table-cell table:formula="of:=ABS([.G178]-[.A178])" office:value-type="float" office:value="2.11116775870187">
            <text:p>2.11</text:p>
          </table:table-cell>
          <table:table-cell table:formula="of:=IF([.L178]&lt;[.$C$9];1;0)" office:value-type="float" office:value="1">
            <text:p>1</text:p>
          </table:table-cell>
          <table:table-cell/>
          <table:table-cell table:formula="of:=IF(AND([.M178];[.B178]);&quot;Not Jammed&quot;;IF([.M1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6.01">
            <text:p>476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8]+([.A179]-[.D178])/COUNTA([.$A$60:.A179])" office:value-type="float" office:value="434.471891666667">
            <text:p>434.472</text:p>
          </table:table-cell>
          <table:table-cell table:formula="of:=[.E178]+(([.A179]-[.D178])*([.A179]-[.D178]))" office:value-type="float" office:value="82459.5152574707">
            <text:p>82459.515</text:p>
          </table:table-cell>
          <table:table-cell table:formula="of:=[.E179]/(COUNT([.$A$60:.A179])-1)" office:value-type="float" office:value="692.937103003955">
            <text:p>692.937</text:p>
          </table:table-cell>
          <table:table-cell table:formula="of:=[.J178]" office:value-type="float" office:value="444.308972408055">
            <text:p>444.3089724081</text:p>
          </table:table-cell>
          <table:table-cell table:formula="of:=[.K178]+[.$C$7]" office:value-type="float" office:value="235.651302064437">
            <text:p>235.6513020644</text:p>
          </table:table-cell>
          <table:table-cell table:formula="of:=[.H179]/([.F179]+[.H179])" office:value-type="float" office:value="0.253773685712865">
            <text:p>0.2537736857</text:p>
          </table:table-cell>
          <table:table-cell table:formula="of:=[.G179]+[.I179]*([.A179] -[.G179] )" office:value-type="float" office:value="452.353859020948">
            <text:p>452.3538590209</text:p>
          </table:table-cell>
          <table:table-cell table:formula="of:=(1-[.I179])*[.H179]" office:value-type="float" office:value="175.849202596509">
            <text:p>175.8492025965</text:p>
          </table:table-cell>
          <table:table-cell table:formula="of:=ABS([.G179]-[.A179])" office:value-type="float" office:value="31.7010275919453">
            <text:p>31.70</text:p>
          </table:table-cell>
          <table:table-cell table:formula="of:=IF([.L179]&lt;[.$C$9];1;0)" office:value-type="float" office:value="1">
            <text:p>1</text:p>
          </table:table-cell>
          <table:table-cell/>
          <table:table-cell table:formula="of:=IF(AND([.M179];[.B179]);&quot;Not Jammed&quot;;IF([.M17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5.816">
            <text:p>475.8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79]+([.A180]-[.D179])/COUNTA([.$A$60:.A180])" office:value-type="float" office:value="434.813578512397">
            <text:p>434.814</text:p>
          </table:table-cell>
          <table:table-cell table:formula="of:=[.E179]+(([.A180]-[.D179])*([.A180]-[.D179]))" office:value-type="float" office:value="84168.8505513491">
            <text:p>84168.851</text:p>
          </table:table-cell>
          <table:table-cell table:formula="of:=[.E180]/(COUNT([.$A$60:.A180])-1)" office:value-type="float" office:value="701.407087927909">
            <text:p>701.407</text:p>
          </table:table-cell>
          <table:table-cell table:formula="of:=[.J179]" office:value-type="float" office:value="452.353859020948">
            <text:p>452.3538590209</text:p>
          </table:table-cell>
          <table:table-cell table:formula="of:=[.K179]+[.$C$7]" office:value-type="float" office:value="235.849202596509">
            <text:p>235.8492025965</text:p>
          </table:table-cell>
          <table:table-cell table:formula="of:=[.H180]/([.F180]+[.H180])" office:value-type="float" office:value="0.251637897745712">
            <text:p>0.2516378977</text:p>
          </table:table-cell>
          <table:table-cell table:formula="of:=[.G180]+[.I180]*([.A180] -[.G180] )" office:value-type="float" office:value="458.25782285353">
            <text:p>458.2578228535</text:p>
          </table:table-cell>
          <table:table-cell table:formula="of:=(1-[.I180])*[.H180]" office:value-type="float" office:value="176.500605070121">
            <text:p>176.5006050701</text:p>
          </table:table-cell>
          <table:table-cell table:formula="of:=ABS([.G180]-[.A180])" office:value-type="float" office:value="23.462140979052">
            <text:p>23.46</text:p>
          </table:table-cell>
          <table:table-cell table:formula="of:=IF([.L180]&lt;[.$C$9];1;0)" office:value-type="float" office:value="1">
            <text:p>1</text:p>
          </table:table-cell>
          <table:table-cell/>
          <table:table-cell table:formula="of:=IF(AND([.M180];[.B180]);&quot;Not Jammed&quot;;IF([.M1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9.635">
            <text:p>479.6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0]+([.A181]-[.D180])/COUNTA([.$A$60:.A181])" office:value-type="float" office:value="435.180967213115">
            <text:p>435.181</text:p>
          </table:table-cell>
          <table:table-cell table:formula="of:=[.E180]+(([.A181]-[.D180])*([.A181]-[.D180]))" office:value-type="float" office:value="86177.8103755185">
            <text:p>86177.810</text:p>
          </table:table-cell>
          <table:table-cell table:formula="of:=[.E181]/(COUNT([.$A$60:.A181])-1)" office:value-type="float" office:value="712.213308888583">
            <text:p>712.213</text:p>
          </table:table-cell>
          <table:table-cell table:formula="of:=[.J180]" office:value-type="float" office:value="458.25782285353">
            <text:p>458.2578228535</text:p>
          </table:table-cell>
          <table:table-cell table:formula="of:=[.K180]+[.$C$7]" office:value-type="float" office:value="236.500605070121">
            <text:p>236.5006050701</text:p>
          </table:table-cell>
          <table:table-cell table:formula="of:=[.H181]/([.F181]+[.H181])" office:value-type="float" office:value="0.24928548173524">
            <text:p>0.2492854817</text:p>
          </table:table-cell>
          <table:table-cell table:formula="of:=[.G181]+[.I181]*([.A181] -[.G181] )" office:value-type="float" office:value="463.586842756627">
            <text:p>463.5868427566</text:p>
          </table:table-cell>
          <table:table-cell table:formula="of:=(1-[.I181])*[.H181]" office:value-type="float" office:value="177.54443780454">
            <text:p>177.5444378045</text:p>
          </table:table-cell>
          <table:table-cell table:formula="of:=ABS([.G181]-[.A181])" office:value-type="float" office:value="21.3771771464699">
            <text:p>21.38</text:p>
          </table:table-cell>
          <table:table-cell table:formula="of:=IF([.L181]&lt;[.$C$9];1;0)" office:value-type="float" office:value="1">
            <text:p>1</text:p>
          </table:table-cell>
          <table:table-cell/>
          <table:table-cell table:formula="of:=IF(AND([.M181];[.B181]);&quot;Not Jammed&quot;;IF([.M18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83.39">
            <text:p>483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1]+([.A182]-[.D181])/COUNTA([.$A$60:.A182])" office:value-type="float" office:value="435.572910569106">
            <text:p>435.573</text:p>
          </table:table-cell>
          <table:table-cell table:formula="of:=[.E181]+(([.A182]-[.D181])*([.A182]-[.D181]))" office:value-type="float" office:value="88501.9212177655">
            <text:p>88501.921</text:p>
          </table:table-cell>
          <table:table-cell table:formula="of:=[.E182]/(COUNT([.$A$60:.A182])-1)" office:value-type="float" office:value="725.425583752176">
            <text:p>725.426</text:p>
          </table:table-cell>
          <table:table-cell table:formula="of:=[.J181]" office:value-type="float" office:value="463.586842756627">
            <text:p>463.5868427566</text:p>
          </table:table-cell>
          <table:table-cell table:formula="of:=[.K181]+[.$C$7]" office:value-type="float" office:value="237.54443780454">
            <text:p>237.5444378045</text:p>
          </table:table-cell>
          <table:table-cell table:formula="of:=[.H182]/([.F182]+[.H182])" office:value-type="float" office:value="0.246678954159477">
            <text:p>0.2466789542</text:p>
          </table:table-cell>
          <table:table-cell table:formula="of:=[.G182]+[.I182]*([.A182] -[.G182] )" office:value-type="float" office:value="468.471864874478">
            <text:p>468.4718648745</text:p>
          </table:table-cell>
          <table:table-cell table:formula="of:=(1-[.I182])*[.H182]" office:value-type="float" office:value="178.947224320515">
            <text:p>178.9472243205</text:p>
          </table:table-cell>
          <table:table-cell table:formula="of:=ABS([.G182]-[.A182])" office:value-type="float" office:value="19.8031572433725">
            <text:p>19.80</text:p>
          </table:table-cell>
          <table:table-cell table:formula="of:=IF([.L182]&lt;[.$C$9];1;0)" office:value-type="float" office:value="1">
            <text:p>1</text:p>
          </table:table-cell>
          <table:table-cell/>
          <table:table-cell table:formula="of:=IF(AND([.M182];[.B182]);&quot;Not Jammed&quot;;IF([.M18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9.635">
            <text:p>479.6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2]+([.A183]-[.D182])/COUNTA([.$A$60:.A183])" office:value-type="float" office:value="435.92825">
            <text:p>435.928</text:p>
          </table:table-cell>
          <table:table-cell table:formula="of:=[.E182]+(([.A183]-[.D182])*([.A183]-[.D182]))" office:value-type="float" office:value="90443.3889427816">
            <text:p>90443.389</text:p>
          </table:table-cell>
          <table:table-cell table:formula="of:=[.E183]/(COUNT([.$A$60:.A183])-1)" office:value-type="float" office:value="735.312105225867">
            <text:p>735.312</text:p>
          </table:table-cell>
          <table:table-cell table:formula="of:=[.J182]" office:value-type="float" office:value="468.471864874478">
            <text:p>468.4718648745</text:p>
          </table:table-cell>
          <table:table-cell table:formula="of:=[.K182]+[.$C$7]" office:value-type="float" office:value="238.947224320515">
            <text:p>238.9472243205</text:p>
          </table:table-cell>
          <table:table-cell table:formula="of:=[.H183]/([.F183]+[.H183])" office:value-type="float" office:value="0.245260391226399">
            <text:p>0.2452603912</text:p>
          </table:table-cell>
          <table:table-cell table:formula="of:=[.G183]+[.I183]*([.A183] -[.G183] )" office:value-type="float" office:value="471.209739762677">
            <text:p>471.2097397627</text:p>
          </table:table-cell>
          <table:table-cell table:formula="of:=(1-[.I183])*[.H183]" office:value-type="float" office:value="180.342934601203">
            <text:p>180.3429346012</text:p>
          </table:table-cell>
          <table:table-cell table:formula="of:=ABS([.G183]-[.A183])" office:value-type="float" office:value="11.1631351255217">
            <text:p>11.16</text:p>
          </table:table-cell>
          <table:table-cell table:formula="of:=IF([.L183]&lt;[.$C$9];1;0)" office:value-type="float" office:value="1">
            <text:p>1</text:p>
          </table:table-cell>
          <table:table-cell/>
          <table:table-cell table:formula="of:=IF(AND([.M183];[.B183]);&quot;Not Jammed&quot;;IF([.M18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92.415">
            <text:p>492.4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3]+([.A184]-[.D183])/COUNTA([.$A$60:.A184])" office:value-type="float" office:value="436.380144">
            <text:p>436.380</text:p>
          </table:table-cell>
          <table:table-cell table:formula="of:=[.E183]+(([.A184]-[.D183])*([.A184]-[.D183]))" office:value-type="float" office:value="93634.1418683442">
            <text:p>93634.142</text:p>
          </table:table-cell>
          <table:table-cell table:formula="of:=[.E184]/(COUNT([.$A$60:.A184])-1)" office:value-type="float" office:value="755.114047325356">
            <text:p>755.114</text:p>
          </table:table-cell>
          <table:table-cell table:formula="of:=[.J183]" office:value-type="float" office:value="471.209739762677">
            <text:p>471.2097397627</text:p>
          </table:table-cell>
          <table:table-cell table:formula="of:=[.K183]+[.$C$7]" office:value-type="float" office:value="240.342934601203">
            <text:p>240.3429346012</text:p>
          </table:table-cell>
          <table:table-cell table:formula="of:=[.H184]/([.F184]+[.H184])" office:value-type="float" office:value="0.241439799976143">
            <text:p>0.2414398</text:p>
          </table:table-cell>
          <table:table-cell table:formula="of:=[.G184]+[.I184]*([.A184] -[.G184] )" office:value-type="float" office:value="476.329533552818">
            <text:p>476.3295335528</text:p>
          </table:table-cell>
          <table:table-cell table:formula="of:=(1-[.I184])*[.H184]" office:value-type="float" office:value="182.31458454541">
            <text:p>182.3145845454</text:p>
          </table:table-cell>
          <table:table-cell table:formula="of:=ABS([.G184]-[.A184])" office:value-type="float" office:value="21.2052602373231">
            <text:p>21.21</text:p>
          </table:table-cell>
          <table:table-cell table:formula="of:=IF([.L184]&lt;[.$C$9];1;0)" office:value-type="float" office:value="1">
            <text:p>1</text:p>
          </table:table-cell>
          <table:table-cell/>
          <table:table-cell table:formula="of:=IF(AND([.M184];[.B184]);&quot;Not Jammed&quot;;IF([.M18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8.44">
            <text:p>468.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4]+([.A185]-[.D184])/COUNTA([.$A$60:.A185])" office:value-type="float" office:value="436.634587301587">
            <text:p>436.635</text:p>
          </table:table-cell>
          <table:table-cell table:formula="of:=[.E184]+(([.A185]-[.D184])*([.A185]-[.D184]))" office:value-type="float" office:value="94661.9762350849">
            <text:p>94661.976</text:p>
          </table:table-cell>
          <table:table-cell table:formula="of:=[.E185]/(COUNT([.$A$60:.A185])-1)" office:value-type="float" office:value="757.295809880679">
            <text:p>757.296</text:p>
          </table:table-cell>
          <table:table-cell table:formula="of:=[.J184]" office:value-type="float" office:value="476.329533552818">
            <text:p>476.3295335528</text:p>
          </table:table-cell>
          <table:table-cell table:formula="of:=[.K184]+[.$C$7]" office:value-type="float" office:value="242.31458454541">
            <text:p>242.3145845454</text:p>
          </table:table-cell>
          <table:table-cell table:formula="of:=[.H185]/([.F185]+[.H185])" office:value-type="float" office:value="0.242409028454062">
            <text:p>0.2424090285</text:p>
          </table:table-cell>
          <table:table-cell table:formula="of:=[.G185]+[.I185]*([.A185] -[.G185] )" office:value-type="float" office:value="474.417039389324">
            <text:p>474.4170393893</text:p>
          </table:table-cell>
          <table:table-cell table:formula="of:=(1-[.I185])*[.H185]" office:value-type="float" office:value="183.575341525507">
            <text:p>183.5753415255</text:p>
          </table:table-cell>
          <table:table-cell table:formula="of:=ABS([.G185]-[.A185])" office:value-type="float" office:value="7.88953355281825">
            <text:p>7.89</text:p>
          </table:table-cell>
          <table:table-cell table:formula="of:=IF([.L185]&lt;[.$C$9];1;0)" office:value-type="float" office:value="1">
            <text:p>1</text:p>
          </table:table-cell>
          <table:table-cell/>
          <table:table-cell table:formula="of:=IF(AND([.M185];[.B185]);&quot;Not Jammed&quot;;IF([.M1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4.877">
            <text:p>464.8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5]+([.A186]-[.D185])/COUNTA([.$A$60:.A186])" office:value-type="float" office:value="436.856968503937">
            <text:p>436.857</text:p>
          </table:table-cell>
          <table:table-cell table:formula="of:=[.E185]+(([.A186]-[.D185])*([.A186]-[.D185]))" office:value-type="float" office:value="95459.6101101124">
            <text:p>95459.610</text:p>
          </table:table-cell>
          <table:table-cell table:formula="of:=[.E186]/(COUNT([.$A$60:.A186])-1)" office:value-type="float" office:value="757.61595325486">
            <text:p>757.616</text:p>
          </table:table-cell>
          <table:table-cell table:formula="of:=[.J185]" office:value-type="float" office:value="474.417039389324">
            <text:p>474.4170393893</text:p>
          </table:table-cell>
          <table:table-cell table:formula="of:=[.K185]+[.$C$7]" office:value-type="float" office:value="243.575341525507">
            <text:p>243.5753415255</text:p>
          </table:table-cell>
          <table:table-cell table:formula="of:=[.H186]/([.F186]+[.H186])" office:value-type="float" office:value="0.243285516759253">
            <text:p>0.2432855168</text:p>
          </table:table-cell>
          <table:table-cell table:formula="of:=[.G186]+[.I186]*([.A186] -[.G186] )" office:value-type="float" office:value="472.096085976589">
            <text:p>472.0960859766</text:p>
          </table:table-cell>
          <table:table-cell table:formula="of:=(1-[.I186])*[.H186]" office:value-type="float" office:value="184.316988692663">
            <text:p>184.3169886927</text:p>
          </table:table-cell>
          <table:table-cell table:formula="of:=ABS([.G186]-[.A186])" office:value-type="float" office:value="9.54003938932385">
            <text:p>9.54</text:p>
          </table:table-cell>
          <table:table-cell table:formula="of:=IF([.L186]&lt;[.$C$9];1;0)" office:value-type="float" office:value="1">
            <text:p>1</text:p>
          </table:table-cell>
          <table:table-cell/>
          <table:table-cell table:formula="of:=IF(AND([.M186];[.B186]);&quot;Not Jammed&quot;;IF([.M18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7.79">
            <text:p>477.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6]+([.A187]-[.D186])/COUNTA([.$A$60:.A187])" office:value-type="float" office:value="437.1767578125">
            <text:p>437.177</text:p>
          </table:table-cell>
          <table:table-cell table:formula="of:=[.E186]+(([.A187]-[.D186])*([.A187]-[.D186]))" office:value-type="float" office:value="97135.1231775701">
            <text:p>97135.123</text:p>
          </table:table-cell>
          <table:table-cell table:formula="of:=[.E187]/(COUNT([.$A$60:.A187])-1)" office:value-type="float" office:value="764.843489587166">
            <text:p>764.843</text:p>
          </table:table-cell>
          <table:table-cell table:formula="of:=[.J186]" office:value-type="float" office:value="472.096085976589">
            <text:p>472.0960859766</text:p>
          </table:table-cell>
          <table:table-cell table:formula="of:=[.K186]+[.$C$7]" office:value-type="float" office:value="244.316988692663">
            <text:p>244.3169886927</text:p>
          </table:table-cell>
          <table:table-cell table:formula="of:=[.H187]/([.F187]+[.H187])" office:value-type="float" office:value="0.242099243828013">
            <text:p>0.2420992438</text:p>
          </table:table-cell>
          <table:table-cell table:formula="of:=[.G187]+[.I187]*([.A187] -[.G187] )" office:value-type="float" office:value="473.474578256078">
            <text:p>473.4745782561</text:p>
          </table:table-cell>
          <table:table-cell table:formula="of:=(1-[.I187])*[.H187]" office:value-type="float" office:value="185.168030475832">
            <text:p>185.1680304758</text:p>
          </table:table-cell>
          <table:table-cell table:formula="of:=ABS([.G187]-[.A187])" office:value-type="float" office:value="5.69391402341142">
            <text:p>5.69</text:p>
          </table:table-cell>
          <table:table-cell table:formula="of:=IF([.L187]&lt;[.$C$9];1;0)" office:value-type="float" office:value="1">
            <text:p>1</text:p>
          </table:table-cell>
          <table:table-cell/>
          <table:table-cell table:formula="of:=IF(AND([.M187];[.B187]);&quot;Not Jammed&quot;;IF([.M1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6.785">
            <text:p>466.7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7]+([.A188]-[.D187])/COUNTA([.$A$60:.A188])" office:value-type="float" office:value="437.406279069767">
            <text:p>437.406</text:p>
          </table:table-cell>
          <table:table-cell table:formula="of:=[.E187]+(([.A188]-[.D187])*([.A188]-[.D187]))" office:value-type="float" office:value="98011.7711830038">
            <text:p>98011.771</text:p>
          </table:table-cell>
          <table:table-cell table:formula="of:=[.E188]/(COUNT([.$A$60:.A188])-1)" office:value-type="float" office:value="765.716962367217">
            <text:p>765.717</text:p>
          </table:table-cell>
          <table:table-cell table:formula="of:=[.J187]" office:value-type="float" office:value="473.474578256078">
            <text:p>473.4745782561</text:p>
          </table:table-cell>
          <table:table-cell table:formula="of:=[.K187]+[.$C$7]" office:value-type="float" office:value="245.168030475832">
            <text:p>245.1680304758</text:p>
          </table:table-cell>
          <table:table-cell table:formula="of:=[.H188]/([.F188]+[.H188])" office:value-type="float" office:value="0.242528113694034">
            <text:p>0.2425281137</text:p>
          </table:table-cell>
          <table:table-cell table:formula="of:=[.G188]+[.I188]*([.A188] -[.G188] )" office:value-type="float" office:value="471.852167460223">
            <text:p>471.8521674602</text:p>
          </table:table-cell>
          <table:table-cell table:formula="of:=(1-[.I188])*[.H188]" office:value-type="float" office:value="185.707890506447">
            <text:p>185.7078905064</text:p>
          </table:table-cell>
          <table:table-cell table:formula="of:=ABS([.G188]-[.A188])" office:value-type="float" office:value="6.68957825607822">
            <text:p>6.69</text:p>
          </table:table-cell>
          <table:table-cell table:formula="of:=IF([.L188]&lt;[.$C$9];1;0)" office:value-type="float" office:value="1">
            <text:p>1</text:p>
          </table:table-cell>
          <table:table-cell/>
          <table:table-cell table:formula="of:=IF(AND([.M188];[.B188]);&quot;Not Jammed&quot;;IF([.M1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8.153">
            <text:p>448.1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8]+([.A189]-[.D188])/COUNTA([.$A$60:.A189])" office:value-type="float" office:value="437.488946153846">
            <text:p>437.489</text:p>
          </table:table-cell>
          <table:table-cell table:formula="of:=[.E188]+(([.A189]-[.D188])*([.A189]-[.D188]))" office:value-type="float" office:value="98127.2631937561">
            <text:p>98127.263</text:p>
          </table:table-cell>
          <table:table-cell table:formula="of:=[.E189]/(COUNT([.$A$60:.A189])-1)" office:value-type="float" office:value="760.676458866326">
            <text:p>760.676</text:p>
          </table:table-cell>
          <table:table-cell table:formula="of:=[.J188]" office:value-type="float" office:value="471.852167460223">
            <text:p>471.8521674602</text:p>
          </table:table-cell>
          <table:table-cell table:formula="of:=[.K188]+[.$C$7]" office:value-type="float" office:value="245.707890506447">
            <text:p>245.7078905064</text:p>
          </table:table-cell>
          <table:table-cell table:formula="of:=[.H189]/([.F189]+[.H189])" office:value-type="float" office:value="0.24414915698916">
            <text:p>0.244149157</text:p>
          </table:table-cell>
          <table:table-cell table:formula="of:=[.G189]+[.I189]*([.A189] -[.G189] )" office:value-type="float" office:value="466.066035703465">
            <text:p>466.0660357035</text:p>
          </table:table-cell>
          <table:table-cell table:formula="of:=(1-[.I189])*[.H189]" office:value-type="float" office:value="185.718516173713">
            <text:p>185.7185161737</text:p>
          </table:table-cell>
          <table:table-cell table:formula="of:=ABS([.G189]-[.A189])" office:value-type="float" office:value="23.699167460223">
            <text:p>23.70</text:p>
          </table:table-cell>
          <table:table-cell table:formula="of:=IF([.L189]&lt;[.$C$9];1;0)" office:value-type="float" office:value="1">
            <text:p>1</text:p>
          </table:table-cell>
          <table:table-cell/>
          <table:table-cell table:formula="of:=IF(AND([.M189];[.B189]);&quot;Not Jammed&quot;;IF([.M18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6.722">
            <text:p>466.7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89]+([.A190]-[.D189])/COUNTA([.$A$60:.A190])" office:value-type="float" office:value="437.712099236641">
            <text:p>437.712</text:p>
          </table:table-cell>
          <table:table-cell table:formula="of:=[.E189]+(([.A190]-[.D189])*([.A190]-[.D189]))" office:value-type="float" office:value="98981.8346309282">
            <text:p>98981.835</text:p>
          </table:table-cell>
          <table:table-cell table:formula="of:=[.E190]/(COUNT([.$A$60:.A190])-1)" office:value-type="float" office:value="761.398727930217">
            <text:p>761.399</text:p>
          </table:table-cell>
          <table:table-cell table:formula="of:=[.J189]" office:value-type="float" office:value="466.066035703465">
            <text:p>466.0660357035</text:p>
          </table:table-cell>
          <table:table-cell table:formula="of:=[.K189]+[.$C$7]" office:value-type="float" office:value="245.718516173713">
            <text:p>245.7185161737</text:p>
          </table:table-cell>
          <table:table-cell table:formula="of:=[.H190]/([.F190]+[.H190])" office:value-type="float" office:value="0.24398203646323">
            <text:p>0.2439820365</text:p>
          </table:table-cell>
          <table:table-cell table:formula="of:=[.G190]+[.I190]*([.A190] -[.G190] )" office:value-type="float" office:value="466.22607920838">
            <text:p>466.2260792084</text:p>
          </table:table-cell>
          <table:table-cell table:formula="of:=(1-[.I190])*[.H190]" office:value-type="float" office:value="185.767612200927">
            <text:p>185.7676122009</text:p>
          </table:table-cell>
          <table:table-cell table:formula="of:=ABS([.G190]-[.A190])" office:value-type="float" office:value="0.655964296535387">
            <text:p>0.66</text:p>
          </table:table-cell>
          <table:table-cell table:formula="of:=IF([.L190]&lt;[.$C$9];1;0)" office:value-type="float" office:value="1">
            <text:p>1</text:p>
          </table:table-cell>
          <table:table-cell/>
          <table:table-cell table:formula="of:=IF(AND([.M190];[.B190]);&quot;Not Jammed&quot;;IF([.M1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7.374">
            <text:p>457.3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0]+([.A191]-[.D190])/COUNTA([.$A$60:.A191])" office:value-type="float" office:value="437.861053030303">
            <text:p>437.861</text:p>
          </table:table-cell>
          <table:table-cell table:formula="of:=[.E190]+(([.A191]-[.D190])*([.A191]-[.D190]))" office:value-type="float" office:value="99368.4249725564">
            <text:p>99368.425</text:p>
          </table:table-cell>
          <table:table-cell table:formula="of:=[.E191]/(COUNT([.$A$60:.A191])-1)" office:value-type="float" office:value="758.537595210354">
            <text:p>758.538</text:p>
          </table:table-cell>
          <table:table-cell table:formula="of:=[.J190]" office:value-type="float" office:value="466.22607920838">
            <text:p>466.2260792084</text:p>
          </table:table-cell>
          <table:table-cell table:formula="of:=[.K190]+[.$C$7]" office:value-type="float" office:value="245.767612200927">
            <text:p>245.7676122009</text:p>
          </table:table-cell>
          <table:table-cell table:formula="of:=[.H191]/([.F191]+[.H191])" office:value-type="float" office:value="0.244714067384379">
            <text:p>0.2447140674</text:p>
          </table:table-cell>
          <table:table-cell table:formula="of:=[.G191]+[.I191]*([.A191] -[.G191] )" office:value-type="float" office:value="464.059850900489">
            <text:p>464.0598509005</text:p>
          </table:table-cell>
          <table:table-cell table:formula="of:=(1-[.I191])*[.H191]" office:value-type="float" office:value="185.624820187892">
            <text:p>185.6248201879</text:p>
          </table:table-cell>
          <table:table-cell table:formula="of:=ABS([.G191]-[.A191])" office:value-type="float" office:value="8.85207920838042">
            <text:p>8.85</text:p>
          </table:table-cell>
          <table:table-cell table:formula="of:=IF([.L191]&lt;[.$C$9];1;0)" office:value-type="float" office:value="1">
            <text:p>1</text:p>
          </table:table-cell>
          <table:table-cell/>
          <table:table-cell table:formula="of:=IF(AND([.M191];[.B191]);&quot;Not Jammed&quot;;IF([.M19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8.44">
            <text:p>468.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1]+([.A192]-[.D191])/COUNTA([.$A$60:.A192])" office:value-type="float" office:value="438.090969924812">
            <text:p>438.091</text:p>
          </table:table-cell>
          <table:table-cell table:formula="of:=[.E191]+(([.A192]-[.D191])*([.A192]-[.D191]))" office:value-type="float" office:value="100303.496970332">
            <text:p>100303.497</text:p>
          </table:table-cell>
          <table:table-cell table:formula="of:=[.E192]/(COUNT([.$A$60:.A192])-1)" office:value-type="float" office:value="759.874977047969">
            <text:p>759.875</text:p>
          </table:table-cell>
          <table:table-cell table:formula="of:=[.J191]" office:value-type="float" office:value="464.059850900489">
            <text:p>464.0598509005</text:p>
          </table:table-cell>
          <table:table-cell table:formula="of:=[.K191]+[.$C$7]" office:value-type="float" office:value="245.624820187892">
            <text:p>245.6248201879</text:p>
          </table:table-cell>
          <table:table-cell table:formula="of:=[.H192]/([.F192]+[.H192])" office:value-type="float" office:value="0.244281322445931">
            <text:p>0.2442813224</text:p>
          </table:table-cell>
          <table:table-cell table:formula="of:=[.G192]+[.I192]*([.A192] -[.G192] )" office:value-type="float" office:value="465.129839515028">
            <text:p>465.129839515</text:p>
          </table:table-cell>
          <table:table-cell table:formula="of:=(1-[.I192])*[.H192]" office:value-type="float" office:value="185.623264286849">
            <text:p>185.6232642869</text:p>
          </table:table-cell>
          <table:table-cell table:formula="of:=ABS([.G192]-[.A192])" office:value-type="float" office:value="4.38014909951102">
            <text:p>4.38</text:p>
          </table:table-cell>
          <table:table-cell table:formula="of:=IF([.L192]&lt;[.$C$9];1;0)" office:value-type="float" office:value="1">
            <text:p>1</text:p>
          </table:table-cell>
          <table:table-cell/>
          <table:table-cell table:formula="of:=IF(AND([.M192];[.B192]);&quot;Not Jammed&quot;;IF([.M19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8.567">
            <text:p>468.5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2]+([.A193]-[.D192])/COUNTA([.$A$60:.A193])" office:value-type="float" office:value="438.318402985074">
            <text:p>438.318</text:p>
          </table:table-cell>
          <table:table-cell table:formula="of:=[.E192]+(([.A193]-[.D192])*([.A193]-[.D192]))" office:value-type="float" office:value="101232.285379476">
            <text:p>101232.285</text:p>
          </table:table-cell>
          <table:table-cell table:formula="of:=[.E193]/(COUNT([.$A$60:.A193])-1)" office:value-type="float" office:value="761.145002853201">
            <text:p>761.145</text:p>
          </table:table-cell>
          <table:table-cell table:formula="of:=[.J192]" office:value-type="float" office:value="465.129839515028">
            <text:p>465.129839515</text:p>
          </table:table-cell>
          <table:table-cell table:formula="of:=[.K192]+[.$C$7]" office:value-type="float" office:value="245.623264286849">
            <text:p>245.6232642869</text:p>
          </table:table-cell>
          <table:table-cell table:formula="of:=[.H193]/([.F193]+[.H193])" office:value-type="float" office:value="0.243971996638906">
            <text:p>0.2439719966</text:p>
          </table:table-cell>
          <table:table-cell table:formula="of:=[.G193]+[.I193]*([.A193] -[.G193] )" office:value-type="float" office:value="465.968410421315">
            <text:p>465.9684104213</text:p>
          </table:table-cell>
          <table:table-cell table:formula="of:=(1-[.I193])*[.H193]" office:value-type="float" office:value="185.698066077821">
            <text:p>185.6980660778</text:p>
          </table:table-cell>
          <table:table-cell table:formula="of:=ABS([.G193]-[.A193])" office:value-type="float" office:value="3.43716048497214">
            <text:p>3.44</text:p>
          </table:table-cell>
          <table:table-cell table:formula="of:=IF([.L193]&lt;[.$C$9];1;0)" office:value-type="float" office:value="1">
            <text:p>1</text:p>
          </table:table-cell>
          <table:table-cell/>
          <table:table-cell table:formula="of:=IF(AND([.M193];[.B193]);&quot;Not Jammed&quot;;IF([.M1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6.595">
            <text:p>466.5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3]+([.A194]-[.D193])/COUNTA([.$A$60:.A194])" office:value-type="float" office:value="438.527859259259">
            <text:p>438.528</text:p>
          </table:table-cell>
          <table:table-cell table:formula="of:=[.E193]+(([.A194]-[.D193])*([.A194]-[.D193]))" office:value-type="float" office:value="102031.85131822">
            <text:p>102031.851</text:p>
          </table:table-cell>
          <table:table-cell table:formula="of:=[.E194]/(COUNT([.$A$60:.A194])-1)" office:value-type="float" office:value="761.431726255375">
            <text:p>761.432</text:p>
          </table:table-cell>
          <table:table-cell table:formula="of:=[.J193]" office:value-type="float" office:value="465.968410421315">
            <text:p>465.9684104213</text:p>
          </table:table-cell>
          <table:table-cell table:formula="of:=[.K193]+[.$C$7]" office:value-type="float" office:value="245.698066077821">
            <text:p>245.6980660778</text:p>
          </table:table-cell>
          <table:table-cell table:formula="of:=[.H194]/([.F194]+[.H194])" office:value-type="float" office:value="0.243958691271179">
            <text:p>0.2439586913</text:p>
          </table:table-cell>
          <table:table-cell table:formula="of:=[.G194]+[.I194]*([.A194] -[.G194] )" office:value-type="float" office:value="466.121272394895">
            <text:p>466.1212723949</text:p>
          </table:table-cell>
          <table:table-cell table:formula="of:=(1-[.I194])*[.H194]" office:value-type="float" office:value="185.757887429616">
            <text:p>185.7578874296</text:p>
          </table:table-cell>
          <table:table-cell table:formula="of:=ABS([.G194]-[.A194])" office:value-type="float" office:value="0.626589578685184">
            <text:p>0.63</text:p>
          </table:table-cell>
          <table:table-cell table:formula="of:=IF([.L194]&lt;[.$C$9];1;0)" office:value-type="float" office:value="1">
            <text:p>1</text:p>
          </table:table-cell>
          <table:table-cell/>
          <table:table-cell table:formula="of:=IF(AND([.M194];[.B194]);&quot;Not Jammed&quot;;IF([.M19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8.44">
            <text:p>468.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4]+([.A195]-[.D194])/COUNTA([.$A$60:.A195])" office:value-type="float" office:value="438.747801470588">
            <text:p>438.748</text:p>
          </table:table-cell>
          <table:table-cell table:formula="of:=[.E194]+(([.A195]-[.D194])*([.A195]-[.D194]))" office:value-type="float" office:value="102926.587481914">
            <text:p>102926.587</text:p>
          </table:table-cell>
          <table:table-cell table:formula="of:=[.E195]/(COUNT([.$A$60:.A195])-1)" office:value-type="float" office:value="762.419166532697">
            <text:p>762.419</text:p>
          </table:table-cell>
          <table:table-cell table:formula="of:=[.J194]" office:value-type="float" office:value="466.121272394895">
            <text:p>466.1212723949</text:p>
          </table:table-cell>
          <table:table-cell table:formula="of:=[.K194]+[.$C$7]" office:value-type="float" office:value="245.757887429616">
            <text:p>245.7578874296</text:p>
          </table:table-cell>
          <table:table-cell table:formula="of:=[.H195]/([.F195]+[.H195])" office:value-type="float" office:value="0.24376461105095">
            <text:p>0.2437646111</text:p>
          </table:table-cell>
          <table:table-cell table:formula="of:=[.G195]+[.I195]*([.A195] -[.G195] )" office:value-type="float" office:value="466.686496127687">
            <text:p>466.6864961277</text:p>
          </table:table-cell>
          <table:table-cell table:formula="of:=(1-[.I195])*[.H195]" office:value-type="float" office:value="185.850811587633">
            <text:p>185.8508115876</text:p>
          </table:table-cell>
          <table:table-cell table:formula="of:=ABS([.G195]-[.A195])" office:value-type="float" office:value="2.31872760510498">
            <text:p>2.32</text:p>
          </table:table-cell>
          <table:table-cell table:formula="of:=IF([.L195]&lt;[.$C$9];1;0)" office:value-type="float" office:value="1">
            <text:p>1</text:p>
          </table:table-cell>
          <table:table-cell/>
          <table:table-cell table:formula="of:=IF(AND([.M195];[.B195]);&quot;Not Jammed&quot;;IF([.M1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6.722">
            <text:p>466.7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5]+([.A196]-[.D195])/COUNTA([.$A$60:.A196])" office:value-type="float" office:value="438.95199270073">
            <text:p>438.952</text:p>
          </table:table-cell>
          <table:table-cell table:formula="of:=[.E195]+(([.A196]-[.D195])*([.A196]-[.D195]))" office:value-type="float" office:value="103709.143265277">
            <text:p>103709.143</text:p>
          </table:table-cell>
          <table:table-cell table:formula="of:=[.E196]/(COUNT([.$A$60:.A196])-1)" office:value-type="float" office:value="762.567229891743">
            <text:p>762.567</text:p>
          </table:table-cell>
          <table:table-cell table:formula="of:=[.J195]" office:value-type="float" office:value="466.686496127687">
            <text:p>466.6864961277</text:p>
          </table:table-cell>
          <table:table-cell table:formula="of:=[.K195]+[.$C$7]" office:value-type="float" office:value="245.850811587633">
            <text:p>245.8508115876</text:p>
          </table:table-cell>
          <table:table-cell table:formula="of:=[.H196]/([.F196]+[.H196])" office:value-type="float" office:value="0.243798505654424">
            <text:p>0.2437985057</text:p>
          </table:table-cell>
          <table:table-cell table:formula="of:=[.G196]+[.I196]*([.A196] -[.G196] )" office:value-type="float" office:value="466.695151918702">
            <text:p>466.6951519187</text:p>
          </table:table-cell>
          <table:table-cell table:formula="of:=(1-[.I196])*[.H196]" office:value-type="float" office:value="185.91275110864">
            <text:p>185.9127511086</text:p>
          </table:table-cell>
          <table:table-cell table:formula="of:=ABS([.G196]-[.A196])" office:value-type="float" office:value="0.0355038723134271">
            <text:p>0.04</text:p>
          </table:table-cell>
          <table:table-cell table:formula="of:=IF([.L196]&lt;[.$C$9];1;0)" office:value-type="float" office:value="1">
            <text:p>1</text:p>
          </table:table-cell>
          <table:table-cell/>
          <table:table-cell table:formula="of:=IF(AND([.M196];[.B196]);&quot;Not Jammed&quot;;IF([.M1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9.405">
            <text:p>459.4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6]+([.A197]-[.D196])/COUNTA([.$A$60:.A197])" office:value-type="float" office:value="439.100202898551">
            <text:p>439.100</text:p>
          </table:table-cell>
          <table:table-cell table:formula="of:=[.E196]+(([.A197]-[.D196])*([.A197]-[.D196]))" office:value-type="float" office:value="104127.468772861">
            <text:p>104127.469</text:p>
          </table:table-cell>
          <table:table-cell table:formula="of:=[.E197]/(COUNT([.$A$60:.A197])-1)" office:value-type="float" office:value="760.054516590227">
            <text:p>760.055</text:p>
          </table:table-cell>
          <table:table-cell table:formula="of:=[.J196]" office:value-type="float" office:value="466.695151918702">
            <text:p>466.6951519187</text:p>
          </table:table-cell>
          <table:table-cell table:formula="of:=[.K196]+[.$C$7]" office:value-type="float" office:value="245.91275110864">
            <text:p>245.9127511086</text:p>
          </table:table-cell>
          <table:table-cell table:formula="of:=[.H197]/([.F197]+[.H197])" office:value-type="float" office:value="0.24445402848063">
            <text:p>0.2444540285</text:p>
          </table:table-cell>
          <table:table-cell table:formula="of:=[.G197]+[.I197]*([.A197] -[.G197] )" office:value-type="float" office:value="464.913044913939">
            <text:p>464.9130449139</text:p>
          </table:table-cell>
          <table:table-cell table:formula="of:=(1-[.I197])*[.H197]" office:value-type="float" office:value="185.798388445379">
            <text:p>185.7983884454</text:p>
          </table:table-cell>
          <table:table-cell table:formula="of:=ABS([.G197]-[.A197])" office:value-type="float" office:value="7.29015191870155">
            <text:p>7.29</text:p>
          </table:table-cell>
          <table:table-cell table:formula="of:=IF([.L197]&lt;[.$C$9];1;0)" office:value-type="float" office:value="1">
            <text:p>1</text:p>
          </table:table-cell>
          <table:table-cell/>
          <table:table-cell table:formula="of:=IF(AND([.M197];[.B197]);&quot;Not Jammed&quot;;IF([.M1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57.498">
            <text:p>457.4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7]+([.A198]-[.D197])/COUNTA([.$A$60:.A198])" office:value-type="float" office:value="439.232561151079">
            <text:p>439.233</text:p>
          </table:table-cell>
          <table:table-cell table:formula="of:=[.E197]+(([.A198]-[.D197])*([.A198]-[.D197]))" office:value-type="float" office:value="104465.947711047">
            <text:p>104465.948</text:p>
          </table:table-cell>
          <table:table-cell table:formula="of:=[.E198]/(COUNT([.$A$60:.A198])-1)" office:value-type="float" office:value="756.999621094545">
            <text:p>757.000</text:p>
          </table:table-cell>
          <table:table-cell table:formula="of:=[.J197]" office:value-type="float" office:value="464.913044913939">
            <text:p>464.9130449139</text:p>
          </table:table-cell>
          <table:table-cell table:formula="of:=[.K197]+[.$C$7]" office:value-type="float" office:value="245.798388445379">
            <text:p>245.7983884454</text:p>
          </table:table-cell>
          <table:table-cell table:formula="of:=[.H198]/([.F198]+[.H198])" office:value-type="float" office:value="0.245112561160896">
            <text:p>0.2451125612</text:p>
          </table:table-cell>
          <table:table-cell table:formula="of:=[.G198]+[.I198]*([.A198] -[.G198] )" office:value-type="float" office:value="463.09552426396">
            <text:p>463.095524264</text:p>
          </table:table-cell>
          <table:table-cell table:formula="of:=(1-[.I198])*[.H198]" office:value-type="float" office:value="185.550115924311">
            <text:p>185.5501159243</text:p>
          </table:table-cell>
          <table:table-cell table:formula="of:=ABS([.G198]-[.A198])" office:value-type="float" office:value="7.41504491393914">
            <text:p>7.42</text:p>
          </table:table-cell>
          <table:table-cell table:formula="of:=IF([.L198]&lt;[.$C$9];1;0)" office:value-type="float" office:value="1">
            <text:p>1</text:p>
          </table:table-cell>
          <table:table-cell/>
          <table:table-cell table:formula="of:=IF(AND([.M198];[.B198]);&quot;Not Jammed&quot;;IF([.M1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81.349">
            <text:p>481.3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8]+([.A199]-[.D198])/COUNTA([.$A$60:.A199])" office:value-type="float" office:value="439.533392857143">
            <text:p>439.533</text:p>
          </table:table-cell>
          <table:table-cell table:formula="of:=[.E198]+(([.A199]-[.D198])*([.A199]-[.D198]))" office:value-type="float" office:value="106239.742132362">
            <text:p>106239.742</text:p>
          </table:table-cell>
          <table:table-cell table:formula="of:=[.E199]/(COUNT([.$A$60:.A199])-1)" office:value-type="float" office:value="764.314691599727">
            <text:p>764.315</text:p>
          </table:table-cell>
          <table:table-cell table:formula="of:=[.J198]" office:value-type="float" office:value="463.09552426396">
            <text:p>463.095524264</text:p>
          </table:table-cell>
          <table:table-cell table:formula="of:=[.K198]+[.$C$7]" office:value-type="float" office:value="245.550115924311">
            <text:p>245.5501159243</text:p>
          </table:table-cell>
          <table:table-cell table:formula="of:=[.H199]/([.F199]+[.H199])" office:value-type="float" office:value="0.243151473439643">
            <text:p>0.2431514734</text:p>
          </table:table-cell>
          <table:table-cell table:formula="of:=[.G199]+[.I199]*([.A199] -[.G199] )" office:value-type="float" office:value="467.533883784573">
            <text:p>467.5338837846</text:p>
          </table:table-cell>
          <table:table-cell table:formula="of:=(1-[.I199])*[.H199]" office:value-type="float" office:value="185.84424343404">
            <text:p>185.844243434</text:p>
          </table:table-cell>
          <table:table-cell table:formula="of:=ABS([.G199]-[.A199])" office:value-type="float" office:value="18.2534757360395">
            <text:p>18.25</text:p>
          </table:table-cell>
          <table:table-cell table:formula="of:=IF([.L199]&lt;[.$C$9];1;0)" office:value-type="float" office:value="1">
            <text:p>1</text:p>
          </table:table-cell>
          <table:table-cell/>
          <table:table-cell table:formula="of:=IF(AND([.M199];[.B199]);&quot;Not Jammed&quot;;IF([.M1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1.772">
            <text:p>501.7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99]+([.A200]-[.D199])/COUNTA([.$A$60:.A200])" office:value-type="float" office:value="439.97480141844">
            <text:p>439.975</text:p>
          </table:table-cell>
          <table:table-cell table:formula="of:=[.E199]+(([.A200]-[.D199])*([.A200]-[.D199]))" office:value-type="float" office:value="110113.386351445">
            <text:p>110113.386</text:p>
          </table:table-cell>
          <table:table-cell table:formula="of:=[.E200]/(COUNT([.$A$60:.A200])-1)" office:value-type="float" office:value="786.524188224607">
            <text:p>786.524</text:p>
          </table:table-cell>
          <table:table-cell table:formula="of:=[.J199]" office:value-type="float" office:value="467.533883784573">
            <text:p>467.5338837846</text:p>
          </table:table-cell>
          <table:table-cell table:formula="of:=[.K199]+[.$C$7]" office:value-type="float" office:value="245.84424343404">
            <text:p>245.844243434</text:p>
          </table:table-cell>
          <table:table-cell table:formula="of:=[.H200]/([.F200]+[.H200])" office:value-type="float" office:value="0.238136149745548">
            <text:p>0.2381361497</text:p>
          </table:table-cell>
          <table:table-cell table:formula="of:=[.G200]+[.I200]*([.A200] -[.G200] )" office:value-type="float" office:value="475.687216954656">
            <text:p>475.6872169547</text:p>
          </table:table-cell>
          <table:table-cell table:formula="of:=(1-[.I200])*[.H200]" office:value-type="float" office:value="187.29984186555">
            <text:p>187.2998418656</text:p>
          </table:table-cell>
          <table:table-cell table:formula="of:=ABS([.G200]-[.A200])" office:value-type="float" office:value="34.2381162154268">
            <text:p>34.24</text:p>
          </table:table-cell>
          <table:table-cell table:formula="of:=IF([.L200]&lt;[.$C$9];1;0)" office:value-type="float" office:value="1">
            <text:p>1</text:p>
          </table:table-cell>
          <table:table-cell/>
          <table:table-cell table:formula="of:=IF(AND([.M200];[.B200]);&quot;Not Jammed&quot;;IF([.M2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7.306">
            <text:p>507.3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0]+([.A201]-[.D200])/COUNTA([.$A$60:.A201])" office:value-type="float" office:value="440.448964788732">
            <text:p>440.449</text:p>
          </table:table-cell>
          <table:table-cell table:formula="of:=[.E200]+(([.A201]-[.D200])*([.A201]-[.D200]))" office:value-type="float" office:value="114646.876653875">
            <text:p>114646.877</text:p>
          </table:table-cell>
          <table:table-cell table:formula="of:=[.E201]/(COUNT([.$A$60:.A201])-1)" office:value-type="float" office:value="813.098415984926">
            <text:p>813.098</text:p>
          </table:table-cell>
          <table:table-cell table:formula="of:=[.J200]" office:value-type="float" office:value="475.687216954656">
            <text:p>475.6872169547</text:p>
          </table:table-cell>
          <table:table-cell table:formula="of:=[.K200]+[.$C$7]" office:value-type="float" office:value="247.29984186555">
            <text:p>247.2998418656</text:p>
          </table:table-cell>
          <table:table-cell table:formula="of:=[.H201]/([.F201]+[.H201])" office:value-type="float" office:value="0.233214115578471">
            <text:p>0.2332141156</text:p>
          </table:table-cell>
          <table:table-cell table:formula="of:=[.G201]+[.I201]*([.A201] -[.G201] )" office:value-type="float" office:value="483.061163478243">
            <text:p>483.0611634782</text:p>
          </table:table-cell>
          <table:table-cell table:formula="of:=(1-[.I201])*[.H201]" office:value-type="float" office:value="189.62602796218">
            <text:p>189.6260279622</text:p>
          </table:table-cell>
          <table:table-cell table:formula="of:=ABS([.G201]-[.A201])" office:value-type="float" office:value="31.6187830453444">
            <text:p>31.62</text:p>
          </table:table-cell>
          <table:table-cell table:formula="of:=IF([.L201]&lt;[.$C$9];1;0)" office:value-type="float" office:value="1">
            <text:p>1</text:p>
          </table:table-cell>
          <table:table-cell/>
          <table:table-cell table:formula="of:=IF(AND([.M201];[.B201]);&quot;Not Jammed&quot;;IF([.M2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0.996">
            <text:p>510.9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1]+([.A202]-[.D201])/COUNTA([.$A$60:.A202])" office:value-type="float" office:value="440.942300699301">
            <text:p>440.942</text:p>
          </table:table-cell>
          <table:table-cell table:formula="of:=[.E201]+(([.A202]-[.D201])*([.A202]-[.D201]))" office:value-type="float" office:value="119623.760830974">
            <text:p>119623.761</text:p>
          </table:table-cell>
          <table:table-cell table:formula="of:=[.E202]/(COUNT([.$A$60:.A202])-1)" office:value-type="float" office:value="842.420850922355">
            <text:p>842.421</text:p>
          </table:table-cell>
          <table:table-cell table:formula="of:=[.J201]" office:value-type="float" office:value="483.061163478243">
            <text:p>483.0611634782</text:p>
          </table:table-cell>
          <table:table-cell table:formula="of:=[.K201]+[.$C$7]" office:value-type="float" office:value="249.62602796218">
            <text:p>249.6260279622</text:p>
          </table:table-cell>
          <table:table-cell table:formula="of:=[.H202]/([.F202]+[.H202])" office:value-type="float" office:value="0.228585450669626">
            <text:p>0.2285854507</text:p>
          </table:table-cell>
          <table:table-cell table:formula="of:=[.G202]+[.I202]*([.A202] -[.G202] )" office:value-type="float" office:value="489.446660673951">
            <text:p>489.446660674</text:p>
          </table:table-cell>
          <table:table-cell table:formula="of:=(1-[.I202])*[.H202]" office:value-type="float" office:value="192.565149861577">
            <text:p>192.5651498616</text:p>
          </table:table-cell>
          <table:table-cell table:formula="of:=ABS([.G202]-[.A202])" office:value-type="float" office:value="27.9348365217568">
            <text:p>27.93</text:p>
          </table:table-cell>
          <table:table-cell table:formula="of:=IF([.L202]&lt;[.$C$9];1;0)" office:value-type="float" office:value="1">
            <text:p>1</text:p>
          </table:table-cell>
          <table:table-cell/>
          <table:table-cell table:formula="of:=IF(AND([.M202];[.B202]);&quot;Not Jammed&quot;;IF([.M2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6">
            <text:p>516.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2]+([.A203]-[.D202])/COUNTA([.$A$60:.A203])" office:value-type="float" office:value="441.467701388889">
            <text:p>441.468</text:p>
          </table:table-cell>
          <table:table-cell table:formula="of:=[.E202]+(([.A203]-[.D202])*([.A203]-[.D202]))" office:value-type="float" office:value="125347.848294449">
            <text:p>125347.848</text:p>
          </table:table-cell>
          <table:table-cell table:formula="of:=[.E203]/(COUNT([.$A$60:.A203])-1)" office:value-type="float" office:value="876.558379681464">
            <text:p>876.558</text:p>
          </table:table-cell>
          <table:table-cell table:formula="of:=[.J202]" office:value-type="float" office:value="489.446660673951">
            <text:p>489.446660674</text:p>
          </table:table-cell>
          <table:table-cell table:formula="of:=[.K202]+[.$C$7]" office:value-type="float" office:value="252.565149861577">
            <text:p>252.5651498616</text:p>
          </table:table-cell>
          <table:table-cell table:formula="of:=[.H203]/([.F203]+[.H203])" office:value-type="float" office:value="0.223682478713193">
            <text:p>0.2236824787</text:p>
          </table:table-cell>
          <table:table-cell table:formula="of:=[.G203]+[.I203]*([.A203] -[.G203] )" office:value-type="float" office:value="495.520386919742">
            <text:p>495.5203869197</text:p>
          </table:table-cell>
          <table:table-cell table:formula="of:=(1-[.I203])*[.H203]" office:value-type="float" office:value="196.07075110397">
            <text:p>196.070751104</text:p>
          </table:table-cell>
          <table:table-cell table:formula="of:=ABS([.G203]-[.A203])" office:value-type="float" office:value="27.1533393260488">
            <text:p>27.15</text:p>
          </table:table-cell>
          <table:table-cell table:formula="of:=IF([.L203]&lt;[.$C$9];1;0)" office:value-type="float" office:value="1">
            <text:p>1</text:p>
          </table:table-cell>
          <table:table-cell/>
          <table:table-cell table:formula="of:=IF(AND([.M203];[.B203]);&quot;Not Jammed&quot;;IF([.M2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72.636">
            <text:p>772.6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3]+([.A204]-[.D203])/COUNTA([.$A$60:.A204])" office:value-type="float" office:value="443.751620689655">
            <text:p>443.752</text:p>
          </table:table-cell>
          <table:table-cell table:formula="of:=[.E203]+(([.A204]-[.D203])*([.A204]-[.D203]))" office:value-type="float" office:value="235020.290299428">
            <text:p>235020.290</text:p>
          </table:table-cell>
          <table:table-cell table:formula="of:=[.E204]/(COUNT([.$A$60:.A204])-1)" office:value-type="float" office:value="1632.08534930158">
            <text:p>1632.085</text:p>
          </table:table-cell>
          <table:table-cell table:formula="of:=[.J203]" office:value-type="float" office:value="495.520386919742">
            <text:p>495.5203869197</text:p>
          </table:table-cell>
          <table:table-cell table:formula="of:=[.K203]+[.$C$7]" office:value-type="float" office:value="256.07075110397">
            <text:p>256.070751104</text:p>
          </table:table-cell>
          <table:table-cell table:formula="of:=[.H204]/([.F204]+[.H204])" office:value-type="float" office:value="0.135619481381317">
            <text:p>0.1356194814</text:p>
          </table:table-cell>
          <table:table-cell table:formula="of:=[.G204]+[.I204]*([.A204] -[.G204] )" office:value-type="float" office:value="533.102662648352">
            <text:p>533.1026626484</text:p>
          </table:table-cell>
          <table:table-cell table:formula="of:=(1-[.I204])*[.H204]" office:value-type="float" office:value="221.342568642325">
            <text:p>221.3425686423</text:p>
          </table:table-cell>
          <table:table-cell table:formula="of:=ABS([.G204]-[.A204])" office:value-type="float" office:value="277.115613080258">
            <text:p>277.12</text:p>
          </table:table-cell>
          <table:table-cell table:formula="of:=IF([.L204]&lt;[.$C$9];1;0)" office:value-type="float" office:value="0">
            <text:p>0</text:p>
          </table:table-cell>
          <table:table-cell/>
          <table:table-cell table:formula="of:=IF(AND([.M204];[.B204]);&quot;Not Jammed&quot;;IF([.M20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46.375">
            <text:p>1246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4]+([.A205]-[.D204])/COUNTA([.$A$60:.A205])" office:value-type="float" office:value="449.24904109589">
            <text:p>449.249</text:p>
          </table:table-cell>
          <table:table-cell table:formula="of:=[.E204]+(([.A205]-[.D204])*([.A205]-[.D204]))" office:value-type="float" office:value="879224.579314985">
            <text:p>879224.579</text:p>
          </table:table-cell>
          <table:table-cell table:formula="of:=[.E205]/(COUNT([.$A$60:.A205])-1)" office:value-type="float" office:value="6063.61778837921">
            <text:p>6063.618</text:p>
          </table:table-cell>
          <table:table-cell table:formula="of:=[.J204]" office:value-type="float" office:value="533.102662648352">
            <text:p>533.1026626484</text:p>
          </table:table-cell>
          <table:table-cell table:formula="of:=[.K204]+[.$C$7]" office:value-type="float" office:value="281.342568642325">
            <text:p>281.3425686423</text:p>
          </table:table-cell>
          <table:table-cell table:formula="of:=[.H205]/([.F205]+[.H205])" office:value-type="float" office:value="0.0443411074004557">
            <text:p>0.0443411074</text:p>
          </table:table-cell>
          <table:table-cell table:formula="of:=[.G205]+[.I205]*([.A205] -[.G205] )" office:value-type="float" office:value="564.729947964636">
            <text:p>564.7299479646</text:p>
          </table:table-cell>
          <table:table-cell table:formula="of:=(1-[.I205])*[.H205]" office:value-type="float" office:value="268.867527589836">
            <text:p>268.8675275898</text:p>
          </table:table-cell>
          <table:table-cell table:formula="of:=ABS([.G205]-[.A205])" office:value-type="float" office:value="713.272337351648">
            <text:p>713.27</text:p>
          </table:table-cell>
          <table:table-cell table:formula="of:=IF([.L205]&lt;[.$C$9];1;0)" office:value-type="float" office:value="0">
            <text:p>0</text:p>
          </table:table-cell>
          <table:table-cell/>
          <table:table-cell table:formula="of:=IF(AND([.M205];[.B205]);&quot;Not Jammed&quot;;IF([.M2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1.084">
            <text:p>1311.08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205]+([.A206]-[.D205])/COUNTA([.$A$60:.A206])" office:value-type="float" office:value="455.111863945578">
            <text:p>455.112</text:p>
          </table:table-cell>
          <table:table-cell table:formula="of:=[.E205]+(([.A206]-[.D205])*([.A206]-[.D205]))" office:value-type="float" office:value="1621984.07570423">
            <text:p>1621984.076</text:p>
          </table:table-cell>
          <table:table-cell table:formula="of:=[.E206]/(COUNT([.$A$60:.A206])-1)" office:value-type="float" office:value="11109.4799705769">
            <text:p>11109.480</text:p>
          </table:table-cell>
          <table:table-cell table:formula="of:=[.J205]" office:value-type="float" office:value="564.729947964636">
            <text:p>564.7299479646</text:p>
          </table:table-cell>
          <table:table-cell table:formula="of:=[.K205]+[.$C$7]" office:value-type="float" office:value="328.867527589836">
            <text:p>328.8675275898</text:p>
          </table:table-cell>
          <table:table-cell table:formula="of:=[.H206]/([.F206]+[.H206])" office:value-type="float" office:value="0.0287513146145056">
            <text:p>0.0287513146</text:p>
          </table:table-cell>
          <table:table-cell table:formula="of:=[.G206]+[.I206]*([.A206] -[.G206] )" office:value-type="float" office:value="586.188608128516">
            <text:p>586.1886081285</text:p>
          </table:table-cell>
          <table:table-cell table:formula="of:=(1-[.I206])*[.H206]" office:value-type="float" office:value="319.412153837606">
            <text:p>319.4121538376</text:p>
          </table:table-cell>
          <table:table-cell table:formula="of:=ABS([.G206]-[.A206])" office:value-type="float" office:value="746.354052035364">
            <text:p>746.35</text:p>
          </table:table-cell>
          <table:table-cell table:formula="of:=IF([.L206]&lt;[.$C$9];1;0)" office:value-type="float" office:value="0">
            <text:p>0</text:p>
          </table:table-cell>
          <table:table-cell/>
          <table:table-cell table:formula="of:=IF(AND([.M206];[.B206]);&quot;Not Jammed&quot;;IF([.M2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3.462">
            <text:p>1313.4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6]+([.A207]-[.D206])/COUNTA([.$A$60:.A207])" office:value-type="float" office:value="460.911527027027">
            <text:p>460.912</text:p>
          </table:table-cell>
          <table:table-cell table:formula="of:=[.E206]+(([.A207]-[.D206])*([.A207]-[.D206]))" office:value-type="float" office:value="2358749.03176888">
            <text:p>2358749.032</text:p>
          </table:table-cell>
          <table:table-cell table:formula="of:=[.E207]/(COUNT([.$A$60:.A207])-1)" office:value-type="float" office:value="16045.9117807407">
            <text:p>16045.912</text:p>
          </table:table-cell>
          <table:table-cell table:formula="of:=[.J206]" office:value-type="float" office:value="586.188608128516">
            <text:p>586.1886081285</text:p>
          </table:table-cell>
          <table:table-cell table:formula="of:=[.K206]+[.$C$7]" office:value-type="float" office:value="379.412153837606">
            <text:p>379.4121538376</text:p>
          </table:table-cell>
          <table:table-cell table:formula="of:=[.H207]/([.F207]+[.H207])" office:value-type="float" office:value="0.0230992189468407">
            <text:p>0.0230992189</text:p>
          </table:table-cell>
          <table:table-cell table:formula="of:=[.G207]+[.I207]*([.A207] -[.G207] )" office:value-type="float" office:value="602.988055441567">
            <text:p>602.9880554416</text:p>
          </table:table-cell>
          <table:table-cell table:formula="of:=(1-[.I207])*[.H207]" office:value-type="float" office:value="370.648029425019">
            <text:p>370.648029425</text:p>
          </table:table-cell>
          <table:table-cell table:formula="of:=ABS([.G207]-[.A207])" office:value-type="float" office:value="727.273391871484">
            <text:p>727.27</text:p>
          </table:table-cell>
          <table:table-cell table:formula="of:=IF([.L207]&lt;[.$C$9];1;0)" office:value-type="float" office:value="0">
            <text:p>0</text:p>
          </table:table-cell>
          <table:table-cell/>
          <table:table-cell table:formula="of:=IF(AND([.M207];[.B207]);&quot;Not Jammed&quot;;IF([.M2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63.14">
            <text:p>1263.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7]+([.A208]-[.D207])/COUNTA([.$A$60:.A208])" office:value-type="float" office:value="466.295610738255">
            <text:p>466.296</text:p>
          </table:table-cell>
          <table:table-cell table:formula="of:=[.E207]+(([.A208]-[.D207])*([.A208]-[.D207]))" office:value-type="float" office:value="3002319.55461743">
            <text:p>3002319.555</text:p>
          </table:table-cell>
          <table:table-cell table:formula="of:=[.E208]/(COUNT([.$A$60:.A208])-1)" office:value-type="float" office:value="20285.9429366042">
            <text:p>20285.943</text:p>
          </table:table-cell>
          <table:table-cell table:formula="of:=[.J207]" office:value-type="float" office:value="602.988055441567">
            <text:p>602.9880554416</text:p>
          </table:table-cell>
          <table:table-cell table:formula="of:=[.K207]+[.$C$7]" office:value-type="float" office:value="430.648029425019">
            <text:p>430.648029425</text:p>
          </table:table-cell>
          <table:table-cell table:formula="of:=[.H208]/([.F208]+[.H208])" office:value-type="float" office:value="0.0207875914589996">
            <text:p>0.0207875915</text:p>
          </table:table-cell>
          <table:table-cell table:formula="of:=[.G208]+[.I208]*([.A208] -[.G208] )" office:value-type="float" office:value="616.711024365911">
            <text:p>616.7110243659</text:p>
          </table:table-cell>
          <table:table-cell table:formula="of:=(1-[.I208])*[.H208]" office:value-type="float" office:value="421.695894126708">
            <text:p>421.6958941267</text:p>
          </table:table-cell>
          <table:table-cell table:formula="of:=ABS([.G208]-[.A208])" office:value-type="float" office:value="660.151944558434">
            <text:p>660.15</text:p>
          </table:table-cell>
          <table:table-cell table:formula="of:=IF([.L208]&lt;[.$C$9];1;0)" office:value-type="float" office:value="0">
            <text:p>0</text:p>
          </table:table-cell>
          <table:table-cell/>
          <table:table-cell table:formula="of:=IF(AND([.M208];[.B208]);&quot;Not Jammed&quot;;IF([.M2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3.754">
            <text:p>1333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8]+([.A209]-[.D208])/COUNTA([.$A$60:.A209])" office:value-type="float" office:value="472.078666666666">
            <text:p>472.079</text:p>
          </table:table-cell>
          <table:table-cell table:formula="of:=[.E208]+(([.A209]-[.D208])*([.A209]-[.D208]))" office:value-type="float" office:value="3754803.61171801">
            <text:p>3754803.612</text:p>
          </table:table-cell>
          <table:table-cell table:formula="of:=[.E209]/(COUNT([.$A$60:.A209])-1)" office:value-type="float" office:value="25200.0242397182">
            <text:p>25200.024</text:p>
          </table:table-cell>
          <table:table-cell table:formula="of:=[.J208]" office:value-type="float" office:value="616.711024365911">
            <text:p>616.7110243659</text:p>
          </table:table-cell>
          <table:table-cell table:formula="of:=[.K208]+[.$C$7]" office:value-type="float" office:value="481.695894126708">
            <text:p>481.6958941267</text:p>
          </table:table-cell>
          <table:table-cell table:formula="of:=[.H209]/([.F209]+[.H209])" office:value-type="float" office:value="0.0187563719103029">
            <text:p>0.0187563719</text:p>
          </table:table-cell>
          <table:table-cell table:formula="of:=[.G209]+[.I209]*([.A209] -[.G209] )" office:value-type="float" office:value="630.160149092575">
            <text:p>630.1601490926</text:p>
          </table:table-cell>
          <table:table-cell table:formula="of:=(1-[.I209])*[.H209]" office:value-type="float" office:value="472.661026788802">
            <text:p>472.6610267888</text:p>
          </table:table-cell>
          <table:table-cell table:formula="of:=ABS([.G209]-[.A209])" office:value-type="float" office:value="717.042975634089">
            <text:p>717.04</text:p>
          </table:table-cell>
          <table:table-cell table:formula="of:=IF([.L209]&lt;[.$C$9];1;0)" office:value-type="float" office:value="0">
            <text:p>0</text:p>
          </table:table-cell>
          <table:table-cell/>
          <table:table-cell table:formula="of:=IF(AND([.M209];[.B209]);&quot;Not Jammed&quot;;IF([.M20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588">
            <text:p>1340.5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09]+([.A210]-[.D209])/COUNTA([.$A$60:.A210])" office:value-type="float" office:value="477.83038410596">
            <text:p>477.830</text:p>
          </table:table-cell>
          <table:table-cell table:formula="of:=[.E209]+(([.A210]-[.D209])*([.A210]-[.D209]))" office:value-type="float" office:value="4509112.07380512">
            <text:p>4509112.074</text:p>
          </table:table-cell>
          <table:table-cell table:formula="of:=[.E210]/(COUNT([.$A$60:.A210])-1)" office:value-type="float" office:value="30060.7471587008">
            <text:p>30060.747</text:p>
          </table:table-cell>
          <table:table-cell table:formula="of:=[.J209]" office:value-type="float" office:value="630.160149092575">
            <text:p>630.1601490926</text:p>
          </table:table-cell>
          <table:table-cell table:formula="of:=[.K209]+[.$C$7]" office:value-type="float" office:value="532.661026788802">
            <text:p>532.6610267888</text:p>
          </table:table-cell>
          <table:table-cell table:formula="of:=[.H210]/([.F210]+[.H210])" office:value-type="float" office:value="0.0174109737483071">
            <text:p>0.0174109737</text:p>
          </table:table-cell>
          <table:table-cell table:formula="of:=[.G210]+[.I210]*([.A210] -[.G210] )" office:value-type="float" office:value="642.52938975479">
            <text:p>642.5293897548</text:p>
          </table:table-cell>
          <table:table-cell table:formula="of:=(1-[.I210])*[.H210]" office:value-type="float" office:value="523.386879634636">
            <text:p>523.3868796346</text:p>
          </table:table-cell>
          <table:table-cell table:formula="of:=ABS([.G210]-[.A210])" office:value-type="float" office:value="710.427850907425">
            <text:p>710.43</text:p>
          </table:table-cell>
          <table:table-cell table:formula="of:=IF([.L210]&lt;[.$C$9];1;0)" office:value-type="float" office:value="0">
            <text:p>0</text:p>
          </table:table-cell>
          <table:table-cell/>
          <table:table-cell table:formula="of:=IF(AND([.M210];[.B210]);&quot;Not Jammed&quot;;IF([.M21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2.409">
            <text:p>1392.4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0]+([.A211]-[.D210])/COUNTA([.$A$60:.A211])" office:value-type="float" office:value="483.84734868421">
            <text:p>483.847</text:p>
          </table:table-cell>
          <table:table-cell table:formula="of:=[.E210]+(([.A211]-[.D210])*([.A211]-[.D210]))" office:value-type="float" office:value="5345566.11845578">
            <text:p>5345566.118</text:p>
          </table:table-cell>
          <table:table-cell table:formula="of:=[.E211]/(COUNT([.$A$60:.A211])-1)" office:value-type="float" office:value="35401.1001222237">
            <text:p>35401.100</text:p>
          </table:table-cell>
          <table:table-cell table:formula="of:=[.J210]" office:value-type="float" office:value="642.52938975479">
            <text:p>642.5293897548</text:p>
          </table:table-cell>
          <table:table-cell table:formula="of:=[.K210]+[.$C$7]" office:value-type="float" office:value="583.386879634636">
            <text:p>583.3868796346</text:p>
          </table:table-cell>
          <table:table-cell table:formula="of:=[.H211]/([.F211]+[.H211])" office:value-type="float" office:value="0.0162121771974826">
            <text:p>0.0162121772</text:p>
          </table:table-cell>
          <table:table-cell table:formula="of:=[.G211]+[.I211]*([.A211] -[.G211] )" office:value-type="float" office:value="654.686570872864">
            <text:p>654.6865708729</text:p>
          </table:table-cell>
          <table:table-cell table:formula="of:=(1-[.I211])*[.H211]" office:value-type="float" office:value="573.928908167312">
            <text:p>573.9289081673</text:p>
          </table:table-cell>
          <table:table-cell table:formula="of:=ABS([.G211]-[.A211])" office:value-type="float" office:value="749.87961024521">
            <text:p>749.88</text:p>
          </table:table-cell>
          <table:table-cell table:formula="of:=IF([.L211]&lt;[.$C$9];1;0)" office:value-type="float" office:value="0">
            <text:p>0</text:p>
          </table:table-cell>
          <table:table-cell/>
          <table:table-cell table:formula="of:=IF(AND([.M211];[.B211]);&quot;Not Jammed&quot;;IF([.M2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9.596">
            <text:p>1399.5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1]+([.A212]-[.D211])/COUNTA([.$A$60:.A212])" office:value-type="float" office:value="489.832633986928">
            <text:p>489.833</text:p>
          </table:table-cell>
          <table:table-cell table:formula="of:=[.E211]+(([.A212]-[.D211])*([.A212]-[.D211]))" office:value-type="float" office:value="6184161.71084247">
            <text:p>6184161.711</text:p>
          </table:table-cell>
          <table:table-cell table:formula="of:=[.E212]/(COUNT([.$A$60:.A212])-1)" office:value-type="float" office:value="40685.2744134373">
            <text:p>40685.274</text:p>
          </table:table-cell>
          <table:table-cell table:formula="of:=[.J211]" office:value-type="float" office:value="654.686570872864">
            <text:p>654.6865708729</text:p>
          </table:table-cell>
          <table:table-cell table:formula="of:=[.K211]+[.$C$7]" office:value-type="float" office:value="633.928908167312">
            <text:p>633.9289081673</text:p>
          </table:table-cell>
          <table:table-cell table:formula="of:=[.H212]/([.F212]+[.H212])" office:value-type="float" office:value="0.0153422345351913">
            <text:p>0.0153422345</text:p>
          </table:table-cell>
          <table:table-cell table:formula="of:=[.G212]+[.I212]*([.A212] -[.G212] )" office:value-type="float" office:value="666.115146042008">
            <text:p>666.115146042</text:p>
          </table:table-cell>
          <table:table-cell table:formula="of:=(1-[.I212])*[.H212]" office:value-type="float" office:value="624.203022179572">
            <text:p>624.2030221796</text:p>
          </table:table-cell>
          <table:table-cell table:formula="of:=ABS([.G212]-[.A212])" office:value-type="float" office:value="744.909429127136">
            <text:p>744.91</text:p>
          </table:table-cell>
          <table:table-cell table:formula="of:=IF([.L212]&lt;[.$C$9];1;0)" office:value-type="float" office:value="0">
            <text:p>0</text:p>
          </table:table-cell>
          <table:table-cell/>
          <table:table-cell table:formula="of:=IF(AND([.M212];[.B212]);&quot;Not Jammed&quot;;IF([.M2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21.917">
            <text:p>1421.9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2]+([.A213]-[.D212])/COUNTA([.$A$60:.A213])" office:value-type="float" office:value="495.88512987013">
            <text:p>495.885</text:p>
          </table:table-cell>
          <table:table-cell table:formula="of:=[.E212]+(([.A213]-[.D212])*([.A213]-[.D212]))" office:value-type="float" office:value="7052942.97620846">
            <text:p>7052942.976</text:p>
          </table:table-cell>
          <table:table-cell table:formula="of:=[.E213]/(COUNT([.$A$60:.A213])-1)" office:value-type="float" office:value="46097.6665111664">
            <text:p>46097.667</text:p>
          </table:table-cell>
          <table:table-cell table:formula="of:=[.J212]" office:value-type="float" office:value="666.115146042008">
            <text:p>666.115146042</text:p>
          </table:table-cell>
          <table:table-cell table:formula="of:=[.K212]+[.$C$7]" office:value-type="float" office:value="684.203022179572">
            <text:p>684.2030221796</text:p>
          </table:table-cell>
          <table:table-cell table:formula="of:=[.H213]/([.F213]+[.H213])" office:value-type="float" office:value="0.0146253886175257">
            <text:p>0.0146253886</text:p>
          </table:table-cell>
          <table:table-cell table:formula="of:=[.G213]+[.I213]*([.A213] -[.G213] )" office:value-type="float" office:value="677.16904187399">
            <text:p>677.169041874</text:p>
          </table:table-cell>
          <table:table-cell table:formula="of:=(1-[.I213])*[.H213]" office:value-type="float" office:value="674.19628708691">
            <text:p>674.1962870869</text:p>
          </table:table-cell>
          <table:table-cell table:formula="of:=ABS([.G213]-[.A213])" office:value-type="float" office:value="755.801853957992">
            <text:p>755.80</text:p>
          </table:table-cell>
          <table:table-cell table:formula="of:=IF([.L213]&lt;[.$C$9];1;0)" office:value-type="float" office:value="0">
            <text:p>0</text:p>
          </table:table-cell>
          <table:table-cell/>
          <table:table-cell table:formula="of:=IF(AND([.M213];[.B213]);&quot;Not Jammed&quot;;IF([.M2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5.908">
            <text:p>1395.9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3]+([.A214]-[.D213])/COUNTA([.$A$60:.A214])" office:value-type="float" office:value="501.691729032258">
            <text:p>501.692</text:p>
          </table:table-cell>
          <table:table-cell table:formula="of:=[.E213]+(([.A214]-[.D213])*([.A214]-[.D213]))" office:value-type="float" office:value="7862984.14296527">
            <text:p>7862984.143</text:p>
          </table:table-cell>
          <table:table-cell table:formula="of:=[.E214]/(COUNT([.$A$60:.A214])-1)" office:value-type="float" office:value="51058.3385906835">
            <text:p>51058.339</text:p>
          </table:table-cell>
          <table:table-cell table:formula="of:=[.J213]" office:value-type="float" office:value="677.16904187399">
            <text:p>677.169041874</text:p>
          </table:table-cell>
          <table:table-cell table:formula="of:=[.K213]+[.$C$7]" office:value-type="float" office:value="734.19628708691">
            <text:p>734.1962870869</text:p>
          </table:table-cell>
          <table:table-cell table:formula="of:=[.H214]/([.F214]+[.H214])" office:value-type="float" office:value="0.0141757164197428">
            <text:p>0.0141757164</text:p>
          </table:table-cell>
          <table:table-cell table:formula="of:=[.G214]+[.I214]*([.A214] -[.G214] )" office:value-type="float" office:value="687.357681524206">
            <text:p>687.3576815242</text:p>
          </table:table-cell>
          <table:table-cell table:formula="of:=(1-[.I214])*[.H214]" office:value-type="float" office:value="723.788528724738">
            <text:p>723.7885287247</text:p>
          </table:table-cell>
          <table:table-cell table:formula="of:=ABS([.G214]-[.A214])" office:value-type="float" office:value="718.73895812601">
            <text:p>718.74</text:p>
          </table:table-cell>
          <table:table-cell table:formula="of:=IF([.L214]&lt;[.$C$9];1;0)" office:value-type="float" office:value="0">
            <text:p>0</text:p>
          </table:table-cell>
          <table:table-cell/>
          <table:table-cell table:formula="of:=IF(AND([.M214];[.B214]);&quot;Not Jammed&quot;;IF([.M2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88.72">
            <text:p>1388.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4]+([.A215]-[.D214])/COUNTA([.$A$60:.A215])" office:value-type="float" office:value="507.377807692307">
            <text:p>507.378</text:p>
          </table:table-cell>
          <table:table-cell table:formula="of:=[.E214]+(([.A215]-[.D214])*([.A215]-[.D214]))" office:value-type="float" office:value="8649803.29646129">
            <text:p>8649803.296</text:p>
          </table:table-cell>
          <table:table-cell table:formula="of:=[.E215]/(COUNT([.$A$60:.A215])-1)" office:value-type="float" office:value="55805.1825578148">
            <text:p>55805.183</text:p>
          </table:table-cell>
          <table:table-cell table:formula="of:=[.J214]" office:value-type="float" office:value="687.357681524206">
            <text:p>687.3576815242</text:p>
          </table:table-cell>
          <table:table-cell table:formula="of:=[.K214]+[.$C$7]" office:value-type="float" office:value="783.788528724738">
            <text:p>783.7885287247</text:p>
          </table:table-cell>
          <table:table-cell table:formula="of:=[.H215]/([.F215]+[.H215])" office:value-type="float" office:value="0.0138505527433273">
            <text:p>0.0138505527</text:p>
          </table:table-cell>
          <table:table-cell table:formula="of:=[.G215]+[.I215]*([.A215] -[.G215] )" office:value-type="float" office:value="697.071937308438">
            <text:p>697.0719373084</text:p>
          </table:table-cell>
          <table:table-cell table:formula="of:=(1-[.I215])*[.H215]" office:value-type="float" office:value="772.932624368021">
            <text:p>772.932624368</text:p>
          </table:table-cell>
          <table:table-cell table:formula="of:=ABS([.G215]-[.A215])" office:value-type="float" office:value="701.362318475794">
            <text:p>701.36</text:p>
          </table:table-cell>
          <table:table-cell table:formula="of:=IF([.L215]&lt;[.$C$9];1;0)" office:value-type="float" office:value="0">
            <text:p>0</text:p>
          </table:table-cell>
          <table:table-cell/>
          <table:table-cell table:formula="of:=IF(AND([.M215];[.B215]);&quot;Not Jammed&quot;;IF([.M2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06.972">
            <text:p>1406.9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5]+([.A216]-[.D215])/COUNTA([.$A$60:.A216])" office:value-type="float" office:value="513.107707006369">
            <text:p>513.108</text:p>
          </table:table-cell>
          <table:table-cell table:formula="of:=[.E215]+(([.A216]-[.D215])*([.A216]-[.D215]))" office:value-type="float" office:value="9459073.00729502">
            <text:p>9459073.007</text:p>
          </table:table-cell>
          <table:table-cell table:formula="of:=[.E216]/(COUNT([.$A$60:.A216])-1)" office:value-type="float" office:value="60635.0833800963">
            <text:p>60635.083</text:p>
          </table:table-cell>
          <table:table-cell table:formula="of:=[.J215]" office:value-type="float" office:value="697.071937308438">
            <text:p>697.0719373084</text:p>
          </table:table-cell>
          <table:table-cell table:formula="of:=[.K215]+[.$C$7]" office:value-type="float" office:value="832.932624368021">
            <text:p>832.932624368</text:p>
          </table:table-cell>
          <table:table-cell table:formula="of:=[.H216]/([.F216]+[.H216])" office:value-type="float" office:value="0.0135506671356942">
            <text:p>0.0135506671</text:p>
          </table:table-cell>
          <table:table-cell table:formula="of:=[.G216]+[.I216]*([.A216] -[.G216] )" office:value-type="float" office:value="706.691556757579">
            <text:p>706.6915567576</text:p>
          </table:table-cell>
          <table:table-cell table:formula="of:=(1-[.I216])*[.H216]" office:value-type="float" office:value="821.64583162875">
            <text:p>821.6458316288</text:p>
          </table:table-cell>
          <table:table-cell table:formula="of:=ABS([.G216]-[.A216])" office:value-type="float" office:value="709.900062691563">
            <text:p>709.90</text:p>
          </table:table-cell>
          <table:table-cell table:formula="of:=IF([.L216]&lt;[.$C$9];1;0)" office:value-type="float" office:value="0">
            <text:p>0</text:p>
          </table:table-cell>
          <table:table-cell/>
          <table:table-cell table:formula="of:=IF(AND([.M216];[.B216]);&quot;Not Jammed&quot;;IF([.M2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08.816">
            <text:p>1408.8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6]+([.A217]-[.D216])/COUNTA([.$A$60:.A217])" office:value-type="float" office:value="518.776746835443">
            <text:p>518.777</text:p>
          </table:table-cell>
          <table:table-cell table:formula="of:=[.E216]+(([.A217]-[.D216])*([.A217]-[.D216]))" office:value-type="float" office:value="10261366.3534326">
            <text:p>10261366.353</text:p>
          </table:table-cell>
          <table:table-cell table:formula="of:=[.E217]/(COUNT([.$A$60:.A217])-1)" office:value-type="float" office:value="65359.0213594432">
            <text:p>65359.021</text:p>
          </table:table-cell>
          <table:table-cell table:formula="of:=[.J216]" office:value-type="float" office:value="706.691556757579">
            <text:p>706.6915567576</text:p>
          </table:table-cell>
          <table:table-cell table:formula="of:=[.K216]+[.$C$7]" office:value-type="float" office:value="881.64583162875">
            <text:p>881.6458316288</text:p>
          </table:table-cell>
          <table:table-cell table:formula="of:=[.H217]/([.F217]+[.H217])" office:value-type="float" office:value="0.0133097365865237">
            <text:p>0.0133097366</text:p>
          </table:table-cell>
          <table:table-cell table:formula="of:=[.G217]+[.I217]*([.A217] -[.G217] )" office:value-type="float" office:value="716.036648148096">
            <text:p>716.0366481481</text:p>
          </table:table-cell>
          <table:table-cell table:formula="of:=(1-[.I217])*[.H217]" office:value-type="float" office:value="869.911357847165">
            <text:p>869.9113578472</text:p>
          </table:table-cell>
          <table:table-cell table:formula="of:=ABS([.G217]-[.A217])" office:value-type="float" office:value="702.124443242421">
            <text:p>702.12</text:p>
          </table:table-cell>
          <table:table-cell table:formula="of:=IF([.L217]&lt;[.$C$9];1;0)" office:value-type="float" office:value="0">
            <text:p>0</text:p>
          </table:table-cell>
          <table:table-cell/>
          <table:table-cell table:formula="of:=IF(AND([.M217];[.B217]);&quot;Not Jammed&quot;;IF([.M21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12.313">
            <text:p>1412.3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7]+([.A218]-[.D217])/COUNTA([.$A$60:.A218])" office:value-type="float" office:value="524.396471698113">
            <text:p>524.396</text:p>
          </table:table-cell>
          <table:table-cell table:formula="of:=[.E217]+(([.A218]-[.D217])*([.A218]-[.D217]))" office:value-type="float" office:value="11059773.3891519">
            <text:p>11059773.389</text:p>
          </table:table-cell>
          <table:table-cell table:formula="of:=[.E218]/(COUNT([.$A$60:.A218])-1)" office:value-type="float" office:value="69998.5657541262">
            <text:p>69998.566</text:p>
          </table:table-cell>
          <table:table-cell table:formula="of:=[.J217]" office:value-type="float" office:value="716.036648148096">
            <text:p>716.0366481481</text:p>
          </table:table-cell>
          <table:table-cell table:formula="of:=[.K217]+[.$C$7]" office:value-type="float" office:value="929.911357847165">
            <text:p>929.9113578472</text:p>
          </table:table-cell>
          <table:table-cell table:formula="of:=[.H218]/([.F218]+[.H218])" office:value-type="float" office:value="0.0131105501726638">
            <text:p>0.0131105502</text:p>
          </table:table-cell>
          <table:table-cell table:formula="of:=[.G218]+[.I218]*([.A218] -[.G218] )" office:value-type="float" office:value="725.165214193089">
            <text:p>725.1652141931</text:p>
          </table:table-cell>
          <table:table-cell table:formula="of:=(1-[.I218])*[.H218]" office:value-type="float" office:value="917.719708333979">
            <text:p>917.719708334</text:p>
          </table:table-cell>
          <table:table-cell table:formula="of:=ABS([.G218]-[.A218])" office:value-type="float" office:value="696.276351851905">
            <text:p>696.28</text:p>
          </table:table-cell>
          <table:table-cell table:formula="of:=IF([.L218]&lt;[.$C$9];1;0)" office:value-type="float" office:value="0">
            <text:p>0</text:p>
          </table:table-cell>
          <table:table-cell/>
          <table:table-cell table:formula="of:=IF(AND([.M218];[.B218]);&quot;Not Jammed&quot;;IF([.M2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37.479">
            <text:p>1537.4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8]+([.A219]-[.D218])/COUNTA([.$A$60:.A219])" office:value-type="float" office:value="530.7282375">
            <text:p>530.728</text:p>
          </table:table-cell>
          <table:table-cell table:formula="of:=[.E218]+(([.A219]-[.D218])*([.A219]-[.D218]))" office:value-type="float" office:value="12086109.5983025">
            <text:p>12086109.598</text:p>
          </table:table-cell>
          <table:table-cell table:formula="of:=[.E219]/(COUNT([.$A$60:.A219])-1)" office:value-type="float" office:value="76013.2679138521">
            <text:p>76013.268</text:p>
          </table:table-cell>
          <table:table-cell table:formula="of:=[.J218]" office:value-type="float" office:value="725.165214193089">
            <text:p>725.1652141931</text:p>
          </table:table-cell>
          <table:table-cell table:formula="of:=[.K218]+[.$C$7]" office:value-type="float" office:value="977.719708333979">
            <text:p>977.719708334</text:p>
          </table:table-cell>
          <table:table-cell table:formula="of:=[.H219]/([.F219]+[.H219])" office:value-type="float" office:value="0.0126991449068285">
            <text:p>0.0126991449</text:p>
          </table:table-cell>
          <table:table-cell table:formula="of:=[.G219]+[.I219]*([.A219] -[.G219] )" office:value-type="float" office:value="735.480904668866">
            <text:p>735.4809046689</text:p>
          </table:table-cell>
          <table:table-cell table:formula="of:=(1-[.I219])*[.H219]" office:value-type="float" office:value="965.303504079584">
            <text:p>965.3035040796</text:p>
          </table:table-cell>
          <table:table-cell table:formula="of:=ABS([.G219]-[.A219])" office:value-type="float" office:value="812.313785806911">
            <text:p>812.31</text:p>
          </table:table-cell>
          <table:table-cell table:formula="of:=IF([.L219]&lt;[.$C$9];1;0)" office:value-type="float" office:value="0">
            <text:p>0</text:p>
          </table:table-cell>
          <table:table-cell/>
          <table:table-cell table:formula="of:=IF(AND([.M219];[.B219]);&quot;Not Jammed&quot;;IF([.M21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2.375">
            <text:p>1482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19]+([.A220]-[.D219])/COUNTA([.$A$60:.A220])" office:value-type="float" office:value="536.639086956522">
            <text:p>536.639</text:p>
          </table:table-cell>
          <table:table-cell table:formula="of:=[.E219]+(([.A220]-[.D219])*([.A220]-[.D219]))" office:value-type="float" office:value="12991741.1588792">
            <text:p>12991741.159</text:p>
          </table:table-cell>
          <table:table-cell table:formula="of:=[.E220]/(COUNT([.$A$60:.A220])-1)" office:value-type="float" office:value="81198.3822429951">
            <text:p>81198.382</text:p>
          </table:table-cell>
          <table:table-cell table:formula="of:=[.J219]" office:value-type="float" office:value="735.480904668866">
            <text:p>735.4809046689</text:p>
          </table:table-cell>
          <table:table-cell table:formula="of:=[.K219]+[.$C$7]" office:value-type="float" office:value="1025.30350407958">
            <text:p>1025.3035040796</text:p>
          </table:table-cell>
          <table:table-cell table:formula="of:=[.H220]/([.F220]+[.H220])" office:value-type="float" office:value="0.012469685526303">
            <text:p>0.0124696855</text:p>
          </table:table-cell>
          <table:table-cell table:formula="of:=[.G220]+[.I220]*([.A220] -[.G220] )" office:value-type="float" office:value="744.794439159097">
            <text:p>744.7944391591</text:p>
          </table:table-cell>
          <table:table-cell table:formula="of:=(1-[.I220])*[.H220]" office:value-type="float" office:value="1012.5182918147">
            <text:p>1012.5182918147</text:p>
          </table:table-cell>
          <table:table-cell table:formula="of:=ABS([.G220]-[.A220])" office:value-type="float" office:value="746.894095331134">
            <text:p>746.89</text:p>
          </table:table-cell>
          <table:table-cell table:formula="of:=IF([.L220]&lt;[.$C$9];1;0)" office:value-type="float" office:value="0">
            <text:p>0</text:p>
          </table:table-cell>
          <table:table-cell/>
          <table:table-cell table:formula="of:=IF(AND([.M220];[.B220]);&quot;Not Jammed&quot;;IF([.M22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50.804">
            <text:p>1550.8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0]+([.A221]-[.D220])/COUNTA([.$A$60:.A221])" office:value-type="float" office:value="542.899364197531">
            <text:p>542.899</text:p>
          </table:table-cell>
          <table:table-cell table:formula="of:=[.E220]+(([.A221]-[.D220])*([.A221]-[.D220]))" office:value-type="float" office:value="14020271.6297277">
            <text:p>14020271.630</text:p>
          </table:table-cell>
          <table:table-cell table:formula="of:=[.E221]/(COUNT([.$A$60:.A221])-1)" office:value-type="float" office:value="87082.4324827808">
            <text:p>87082.432</text:p>
          </table:table-cell>
          <table:table-cell table:formula="of:=[.J220]" office:value-type="float" office:value="744.794439159097">
            <text:p>744.7944391591</text:p>
          </table:table-cell>
          <table:table-cell table:formula="of:=[.K220]+[.$C$7]" office:value-type="float" office:value="1072.5182918147">
            <text:p>1072.5182918147</text:p>
          </table:table-cell>
          <table:table-cell table:formula="of:=[.H221]/([.F221]+[.H221])" office:value-type="float" office:value="0.0121662854143839">
            <text:p>0.0121662854</text:p>
          </table:table-cell>
          <table:table-cell table:formula="of:=[.G221]+[.I221]*([.A221] -[.G221] )" office:value-type="float" office:value="754.60058152301">
            <text:p>754.600581523</text:p>
          </table:table-cell>
          <table:table-cell table:formula="of:=(1-[.I221])*[.H221]" office:value-type="float" office:value="1059.46972816433">
            <text:p>1059.4697281643</text:p>
          </table:table-cell>
          <table:table-cell table:formula="of:=ABS([.G221]-[.A221])" office:value-type="float" office:value="806.009560840903">
            <text:p>806.01</text:p>
          </table:table-cell>
          <table:table-cell table:formula="of:=IF([.L221]&lt;[.$C$9];1;0)" office:value-type="float" office:value="0">
            <text:p>0</text:p>
          </table:table-cell>
          <table:table-cell/>
          <table:table-cell table:formula="of:=IF(AND([.M221];[.B221]);&quot;Not Jammed&quot;;IF([.M2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7.968">
            <text:p>1607.9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1]+([.A222]-[.D221])/COUNTA([.$A$60:.A222])" office:value-type="float" office:value="549.433527607362">
            <text:p>549.434</text:p>
          </table:table-cell>
          <table:table-cell table:formula="of:=[.E221]+(([.A222]-[.D221])*([.A222]-[.D221]))" office:value-type="float" office:value="15154642.8286978">
            <text:p>15154642.829</text:p>
          </table:table-cell>
          <table:table-cell table:formula="of:=[.E222]/(COUNT([.$A$60:.A222])-1)" office:value-type="float" office:value="93547.1779549249">
            <text:p>93547.178</text:p>
          </table:table-cell>
          <table:table-cell table:formula="of:=[.J221]" office:value-type="float" office:value="754.60058152301">
            <text:p>754.600581523</text:p>
          </table:table-cell>
          <table:table-cell table:formula="of:=[.K221]+[.$C$7]" office:value-type="float" office:value="1119.46972816433">
            <text:p>1119.4697281643</text:p>
          </table:table-cell>
          <table:table-cell table:formula="of:=[.H222]/([.F222]+[.H222])" office:value-type="float" office:value="0.0118253868237938">
            <text:p>0.0118253868</text:p>
          </table:table-cell>
          <table:table-cell table:formula="of:=[.G222]+[.I222]*([.A222] -[.G222] )" office:value-type="float" office:value="764.691981349323">
            <text:p>764.6919813493</text:p>
          </table:table-cell>
          <table:table-cell table:formula="of:=(1-[.I222])*[.H222]" office:value-type="float" office:value="1106.23156559126">
            <text:p>1106.2315655913</text:p>
          </table:table-cell>
          <table:table-cell table:formula="of:=ABS([.G222]-[.A222])" office:value-type="float" office:value="853.36741847699">
            <text:p>853.37</text:p>
          </table:table-cell>
          <table:table-cell table:formula="of:=IF([.L222]&lt;[.$C$9];1;0)" office:value-type="float" office:value="0">
            <text:p>0</text:p>
          </table:table-cell>
          <table:table-cell/>
          <table:table-cell table:formula="of:=IF(AND([.M222];[.B222]);&quot;Not Jammed&quot;;IF([.M2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05.7">
            <text:p>1705.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2]+([.A223]-[.D222])/COUNTA([.$A$60:.A223])" office:value-type="float" office:value="556.483932926829">
            <text:p>556.484</text:p>
          </table:table-cell>
          <table:table-cell table:formula="of:=[.E222]+(([.A223]-[.D222])*([.A223]-[.D222]))" office:value-type="float" office:value="16491594.9838772">
            <text:p>16491594.984</text:p>
          </table:table-cell>
          <table:table-cell table:formula="of:=[.E223]/(COUNT([.$A$60:.A223])-1)" office:value-type="float" office:value="101175.42934894">
            <text:p>101175.429</text:p>
          </table:table-cell>
          <table:table-cell table:formula="of:=[.J222]" office:value-type="float" office:value="764.691981349323">
            <text:p>764.6919813493</text:p>
          </table:table-cell>
          <table:table-cell table:formula="of:=[.K222]+[.$C$7]" office:value-type="float" office:value="1166.23156559126">
            <text:p>1166.2315655913</text:p>
          </table:table-cell>
          <table:table-cell table:formula="of:=[.H223]/([.F223]+[.H223])" office:value-type="float" office:value="0.0113954723342356">
            <text:p>0.0113954723</text:p>
          </table:table-cell>
          <table:table-cell table:formula="of:=[.G223]+[.I223]*([.A223] -[.G223] )" office:value-type="float" office:value="775.415212192151">
            <text:p>775.4152121922</text:p>
          </table:table-cell>
          <table:table-cell table:formula="of:=(1-[.I223])*[.H223]" office:value-type="float" office:value="1152.94180605025">
            <text:p>1152.9418060503</text:p>
          </table:table-cell>
          <table:table-cell table:formula="of:=ABS([.G223]-[.A223])" office:value-type="float" office:value="941.008018650677">
            <text:p>941.01</text:p>
          </table:table-cell>
          <table:table-cell table:formula="of:=IF([.L223]&lt;[.$C$9];1;0)" office:value-type="float" office:value="0">
            <text:p>0</text:p>
          </table:table-cell>
          <table:table-cell/>
          <table:table-cell table:formula="of:=IF(AND([.M223];[.B223]);&quot;Not Jammed&quot;;IF([.M2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96.25">
            <text:p>1696.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3]+([.A224]-[.D223])/COUNTA([.$A$60:.A224])" office:value-type="float" office:value="563.391606060606">
            <text:p>563.392</text:p>
          </table:table-cell>
          <table:table-cell table:formula="of:=[.E223]+(([.A224]-[.D223])*([.A224]-[.D223]))" office:value-type="float" office:value="17790661.6715286">
            <text:p>17790661.672</text:p>
          </table:table-cell>
          <table:table-cell table:formula="of:=[.E224]/(COUNT([.$A$60:.A224])-1)" office:value-type="float" office:value="108479.644338589">
            <text:p>108479.644</text:p>
          </table:table-cell>
          <table:table-cell table:formula="of:=[.J223]" office:value-type="float" office:value="775.415212192151">
            <text:p>775.4152121922</text:p>
          </table:table-cell>
          <table:table-cell table:formula="of:=[.K223]+[.$C$7]" office:value-type="float" office:value="1212.94180605025">
            <text:p>1212.9418060503</text:p>
          </table:table-cell>
          <table:table-cell table:formula="of:=[.H224]/([.F224]+[.H224])" office:value-type="float" office:value="0.0110576461790306">
            <text:p>0.0110576462</text:p>
          </table:table-cell>
          <table:table-cell table:formula="of:=[.G224]+[.I224]*([.A224] -[.G224] )" office:value-type="float" office:value="785.597477465072">
            <text:p>785.5974774651</text:p>
          </table:table-cell>
          <table:table-cell table:formula="of:=(1-[.I224])*[.H224]" office:value-type="float" office:value="1199.52952472319">
            <text:p>1199.5295247232</text:p>
          </table:table-cell>
          <table:table-cell table:formula="of:=ABS([.G224]-[.A224])" office:value-type="float" office:value="920.83478780785">
            <text:p>920.83</text:p>
          </table:table-cell>
          <table:table-cell table:formula="of:=IF([.L224]&lt;[.$C$9];1;0)" office:value-type="float" office:value="0">
            <text:p>0</text:p>
          </table:table-cell>
          <table:table-cell/>
          <table:table-cell table:formula="of:=IF(AND([.M224];[.B224]);&quot;Not Jammed&quot;;IF([.M2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74.125">
            <text:p>1674.1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4]+([.A225]-[.D224])/COUNTA([.$A$60:.A225])" office:value-type="float" office:value="570.082771084337">
            <text:p>570.083</text:p>
          </table:table-cell>
          <table:table-cell table:formula="of:=[.E224]+(([.A225]-[.D224])*([.A225]-[.D224]))" office:value-type="float" office:value="19024390.3439407">
            <text:p>19024390.344</text:p>
          </table:table-cell>
          <table:table-cell table:formula="of:=[.E225]/(COUNT([.$A$60:.A225])-1)" office:value-type="float" office:value="115299.335417823">
            <text:p>115299.335</text:p>
          </table:table-cell>
          <table:table-cell table:formula="of:=[.J224]" office:value-type="float" office:value="785.597477465072">
            <text:p>785.5974774651</text:p>
          </table:table-cell>
          <table:table-cell table:formula="of:=[.K224]+[.$C$7]" office:value-type="float" office:value="1259.52952472319">
            <text:p>1259.5295247232</text:p>
          </table:table-cell>
          <table:table-cell table:formula="of:=[.H225]/([.F225]+[.H225])" office:value-type="float" office:value="0.0108059522143086">
            <text:p>0.0108059522</text:p>
          </table:table-cell>
          <table:table-cell table:formula="of:=[.G225]+[.I225]*([.A225] -[.G225] )" office:value-type="float" office:value="795.198863414683">
            <text:p>795.1988634147</text:p>
          </table:table-cell>
          <table:table-cell table:formula="of:=(1-[.I225])*[.H225]" office:value-type="float" office:value="1245.91910886652">
            <text:p>1245.9191088665</text:p>
          </table:table-cell>
          <table:table-cell table:formula="of:=ABS([.G225]-[.A225])" office:value-type="float" office:value="888.527522534928">
            <text:p>888.53</text:p>
          </table:table-cell>
          <table:table-cell table:formula="of:=IF([.L225]&lt;[.$C$9];1;0)" office:value-type="float" office:value="0">
            <text:p>0</text:p>
          </table:table-cell>
          <table:table-cell/>
          <table:table-cell table:formula="of:=IF(AND([.M225];[.B225]);&quot;Not Jammed&quot;;IF([.M2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9.375">
            <text:p>1659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5]+([.A226]-[.D225])/COUNTA([.$A$60:.A226])" office:value-type="float" office:value="576.605479041916">
            <text:p>576.605</text:p>
          </table:table-cell>
          <table:table-cell table:formula="of:=[.E225]+(([.A226]-[.D225])*([.A226]-[.D225]))" office:value-type="float" office:value="20210947.9039168">
            <text:p>20210947.904</text:p>
          </table:table-cell>
          <table:table-cell table:formula="of:=[.E226]/(COUNT([.$A$60:.A226])-1)" office:value-type="float" office:value="121752.698216366">
            <text:p>121752.698</text:p>
          </table:table-cell>
          <table:table-cell table:formula="of:=[.J225]" office:value-type="float" office:value="795.198863414683">
            <text:p>795.1988634147</text:p>
          </table:table-cell>
          <table:table-cell table:formula="of:=[.K225]+[.$C$7]" office:value-type="float" office:value="1305.91910886652">
            <text:p>1305.9191088665</text:p>
          </table:table-cell>
          <table:table-cell table:formula="of:=[.H226]/([.F226]+[.H226])" office:value-type="float" office:value="0.0106121711526719">
            <text:p>0.0106121712</text:p>
          </table:table-cell>
          <table:table-cell table:formula="of:=[.G226]+[.I226]*([.A226] -[.G226] )" office:value-type="float" office:value="804.369648482181">
            <text:p>804.3696484822</text:p>
          </table:table-cell>
          <table:table-cell table:formula="of:=(1-[.I226])*[.H226]" office:value-type="float" office:value="1292.06047177169">
            <text:p>1292.0604717717</text:p>
          </table:table-cell>
          <table:table-cell table:formula="of:=ABS([.G226]-[.A226])" office:value-type="float" office:value="864.176136585317">
            <text:p>864.18</text:p>
          </table:table-cell>
          <table:table-cell table:formula="of:=IF([.L226]&lt;[.$C$9];1;0)" office:value-type="float" office:value="0">
            <text:p>0</text:p>
          </table:table-cell>
          <table:table-cell/>
          <table:table-cell table:formula="of:=IF(AND([.M226];[.B226]);&quot;Not Jammed&quot;;IF([.M2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4.564">
            <text:p>1624.5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6]+([.A227]-[.D226])/COUNTA([.$A$60:.A227])" office:value-type="float" office:value="582.843327380952">
            <text:p>582.843</text:p>
          </table:table-cell>
          <table:table-cell table:formula="of:=[.E226]+(([.A227]-[.D226])*([.A227]-[.D226]))" office:value-type="float" office:value="21309164.9655654">
            <text:p>21309164.966</text:p>
          </table:table-cell>
          <table:table-cell table:formula="of:=[.E227]/(COUNT([.$A$60:.A227])-1)" office:value-type="float" office:value="127599.790212967">
            <text:p>127599.790</text:p>
          </table:table-cell>
          <table:table-cell table:formula="of:=[.J226]" office:value-type="float" office:value="804.369648482181">
            <text:p>804.3696484822</text:p>
          </table:table-cell>
          <table:table-cell table:formula="of:=[.K226]+[.$C$7]" office:value-type="float" office:value="1352.06047177169">
            <text:p>1352.0604717717</text:p>
          </table:table-cell>
          <table:table-cell table:formula="of:=[.H227]/([.F227]+[.H227])" office:value-type="float" office:value="0.0104850024609357">
            <text:p>0.0104850025</text:p>
          </table:table-cell>
          <table:table-cell table:formula="of:=[.G227]+[.I227]*([.A227] -[.G227] )" office:value-type="float" office:value="812.969388276291">
            <text:p>812.9693882763</text:p>
          </table:table-cell>
          <table:table-cell table:formula="of:=(1-[.I227])*[.H227]" office:value-type="float" office:value="1337.88411439783">
            <text:p>1337.8841143978</text:p>
          </table:table-cell>
          <table:table-cell table:formula="of:=ABS([.G227]-[.A227])" office:value-type="float" office:value="820.194351517819">
            <text:p>820.19</text:p>
          </table:table-cell>
          <table:table-cell table:formula="of:=IF([.L227]&lt;[.$C$9];1;0)" office:value-type="float" office:value="0">
            <text:p>0</text:p>
          </table:table-cell>
          <table:table-cell/>
          <table:table-cell table:formula="of:=IF(AND([.M227];[.B227]);&quot;Not Jammed&quot;;IF([.M2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3.513">
            <text:p>1663.5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7]+([.A228]-[.D227])/COUNTA([.$A$60:.A228])" office:value-type="float" office:value="589.237822485207">
            <text:p>589.238</text:p>
          </table:table-cell>
          <table:table-cell table:formula="of:=[.E227]+(([.A228]-[.D227])*([.A228]-[.D227]))" office:value-type="float" office:value="22477011.906884">
            <text:p>22477011.907</text:p>
          </table:table-cell>
          <table:table-cell table:formula="of:=[.E228]/(COUNT([.$A$60:.A228])-1)" office:value-type="float" office:value="133791.737540976">
            <text:p>133791.738</text:p>
          </table:table-cell>
          <table:table-cell table:formula="of:=[.J227]" office:value-type="float" office:value="812.969388276291">
            <text:p>812.9693882763</text:p>
          </table:table-cell>
          <table:table-cell table:formula="of:=[.K227]+[.$C$7]" office:value-type="float" office:value="1397.88411439783">
            <text:p>1397.8841143978</text:p>
          </table:table-cell>
          <table:table-cell table:formula="of:=[.H228]/([.F228]+[.H228])" office:value-type="float" office:value="0.0103401732860923">
            <text:p>0.0103401733</text:p>
          </table:table-cell>
          <table:table-cell table:formula="of:=[.G228]+[.I228]*([.A228] -[.G228] )" office:value-type="float" office:value="821.764156608893">
            <text:p>821.7641566089</text:p>
          </table:table-cell>
          <table:table-cell table:formula="of:=(1-[.I228])*[.H228]" office:value-type="float" office:value="1383.42975042108">
            <text:p>1383.4297504211</text:p>
          </table:table-cell>
          <table:table-cell table:formula="of:=ABS([.G228]-[.A228])" office:value-type="float" office:value="850.543611723709">
            <text:p>850.54</text:p>
          </table:table-cell>
          <table:table-cell table:formula="of:=IF([.L228]&lt;[.$C$9];1;0)" office:value-type="float" office:value="0">
            <text:p>0</text:p>
          </table:table-cell>
          <table:table-cell/>
          <table:table-cell table:formula="of:=IF(AND([.M228];[.B228]);&quot;Not Jammed&quot;;IF([.M2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2.72">
            <text:p>1622.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8]+([.A229]-[.D228])/COUNTA([.$A$60:.A229])" office:value-type="float" office:value="595.317129411765">
            <text:p>595.317</text:p>
          </table:table-cell>
          <table:table-cell table:formula="of:=[.E228]+(([.A229]-[.D228])*([.A229]-[.D228]))" office:value-type="float" office:value="23545097.3181247">
            <text:p>23545097.318</text:p>
          </table:table-cell>
          <table:table-cell table:formula="of:=[.E229]/(COUNT([.$A$60:.A229])-1)" office:value-type="float" office:value="139320.102474111">
            <text:p>139320.102</text:p>
          </table:table-cell>
          <table:table-cell table:formula="of:=[.J228]" office:value-type="float" office:value="821.764156608893">
            <text:p>821.7641566089</text:p>
          </table:table-cell>
          <table:table-cell table:formula="of:=[.K228]+[.$C$7]" office:value-type="float" office:value="1443.42975042108">
            <text:p>1443.4297504211</text:p>
          </table:table-cell>
          <table:table-cell table:formula="of:=[.H229]/([.F229]+[.H229])" office:value-type="float" office:value="0.0102542876525624">
            <text:p>0.0102542877</text:p>
          </table:table-cell>
          <table:table-cell table:formula="of:=[.G229]+[.I229]*([.A229] -[.G229] )" office:value-type="float" office:value="829.977388224026">
            <text:p>829.977388224</text:p>
          </table:table-cell>
          <table:table-cell table:formula="of:=(1-[.I229])*[.H229]" office:value-type="float" office:value="1428.628406554">
            <text:p>1428.628406554</text:p>
          </table:table-cell>
          <table:table-cell table:formula="of:=ABS([.G229]-[.A229])" office:value-type="float" office:value="800.955843391107">
            <text:p>800.96</text:p>
          </table:table-cell>
          <table:table-cell table:formula="of:=IF([.L229]&lt;[.$C$9];1;0)" office:value-type="float" office:value="0">
            <text:p>0</text:p>
          </table:table-cell>
          <table:table-cell/>
          <table:table-cell table:formula="of:=IF(AND([.M229];[.B229]);&quot;Not Jammed&quot;;IF([.M2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5.06">
            <text:p>1595.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29]+([.A230]-[.D229])/COUNTA([.$A$60:.A230])" office:value-type="float" office:value="601.163578947368">
            <text:p>601.164</text:p>
          </table:table-cell>
          <table:table-cell table:formula="of:=[.E229]+(([.A230]-[.D229])*([.A230]-[.D229]))" office:value-type="float" office:value="24544583.1254167">
            <text:p>24544583.125</text:p>
          </table:table-cell>
          <table:table-cell table:formula="of:=[.E230]/(COUNT([.$A$60:.A230])-1)" office:value-type="float" office:value="144379.900737745">
            <text:p>144379.901</text:p>
          </table:table-cell>
          <table:table-cell table:formula="of:=[.J229]" office:value-type="float" office:value="829.977388224026">
            <text:p>829.977388224</text:p>
          </table:table-cell>
          <table:table-cell table:formula="of:=[.K229]+[.$C$7]" office:value-type="float" office:value="1488.628406554">
            <text:p>1488.628406554</text:p>
          </table:table-cell>
          <table:table-cell table:formula="of:=[.H230]/([.F230]+[.H230])" office:value-type="float" office:value="0.0102052746763586">
            <text:p>0.0102052747</text:p>
          </table:table-cell>
          <table:table-cell table:formula="of:=[.G230]+[.I230]*([.A230] -[.G230] )" office:value-type="float" office:value="837.785266427306">
            <text:p>837.7852664273</text:p>
          </table:table-cell>
          <table:table-cell table:formula="of:=(1-[.I230])*[.H230]" office:value-type="float" office:value="1473.43654477408">
            <text:p>1473.4365447741</text:p>
          </table:table-cell>
          <table:table-cell table:formula="of:=ABS([.G230]-[.A230])" office:value-type="float" office:value="765.082611775974">
            <text:p>765.08</text:p>
          </table:table-cell>
          <table:table-cell table:formula="of:=IF([.L230]&lt;[.$C$9];1;0)" office:value-type="float" office:value="0">
            <text:p>0</text:p>
          </table:table-cell>
          <table:table-cell/>
          <table:table-cell table:formula="of:=IF(AND([.M230];[.B230]);&quot;Not Jammed&quot;;IF([.M2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0.375">
            <text:p>1600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0]+([.A231]-[.D230])/COUNTA([.$A$60:.A231])" office:value-type="float" office:value="606.972947674419">
            <text:p>606.973</text:p>
          </table:table-cell>
          <table:table-cell table:formula="of:=[.E230]+(([.A231]-[.D230])*([.A231]-[.D230]))" office:value-type="float" office:value="25543006.5893787">
            <text:p>25543006.589</text:p>
          </table:table-cell>
          <table:table-cell table:formula="of:=[.E231]/(COUNT([.$A$60:.A231])-1)" office:value-type="float" office:value="149374.307540226">
            <text:p>149374.308</text:p>
          </table:table-cell>
          <table:table-cell table:formula="of:=[.J230]" office:value-type="float" office:value="837.785266427306">
            <text:p>837.7852664273</text:p>
          </table:table-cell>
          <table:table-cell table:formula="of:=[.K230]+[.$C$7]" office:value-type="float" office:value="1533.43654477408">
            <text:p>1533.4365447741</text:p>
          </table:table-cell>
          <table:table-cell table:formula="of:=[.H231]/([.F231]+[.H231])" office:value-type="float" office:value="0.0101614171895006">
            <text:p>0.0101614172</text:p>
          </table:table-cell>
          <table:table-cell table:formula="of:=[.G231]+[.I231]*([.A231] -[.G231] )" office:value-type="float" office:value="845.534258854568">
            <text:p>845.5342588546</text:p>
          </table:table-cell>
          <table:table-cell table:formula="of:=(1-[.I231])*[.H231]" office:value-type="float" office:value="1517.85465630901">
            <text:p>1517.854656309</text:p>
          </table:table-cell>
          <table:table-cell table:formula="of:=ABS([.G231]-[.A231])" office:value-type="float" office:value="762.589733572695">
            <text:p>762.59</text:p>
          </table:table-cell>
          <table:table-cell table:formula="of:=IF([.L231]&lt;[.$C$9];1;0)" office:value-type="float" office:value="0">
            <text:p>0</text:p>
          </table:table-cell>
          <table:table-cell/>
          <table:table-cell table:formula="of:=IF(AND([.M231];[.B231]);&quot;Not Jammed&quot;;IF([.M2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4.5">
            <text:p>1504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1]+([.A232]-[.D231])/COUNTA([.$A$60:.A232])" office:value-type="float" office:value="612.160965317919">
            <text:p>612.161</text:p>
          </table:table-cell>
          <table:table-cell table:formula="of:=[.E231]+(([.A232]-[.D231])*([.A232]-[.D231]))" office:value-type="float" office:value="26348561.399035">
            <text:p>26348561.399</text:p>
          </table:table-cell>
          <table:table-cell table:formula="of:=[.E232]/(COUNT([.$A$60:.A232])-1)" office:value-type="float" office:value="153189.310459506">
            <text:p>153189.310</text:p>
          </table:table-cell>
          <table:table-cell table:formula="of:=[.J231]" office:value-type="float" office:value="845.534258854568">
            <text:p>845.5342588546</text:p>
          </table:table-cell>
          <table:table-cell table:formula="of:=[.K231]+[.$C$7]" office:value-type="float" office:value="1577.85465630901">
            <text:p>1577.854656309</text:p>
          </table:table-cell>
          <table:table-cell table:formula="of:=[.H232]/([.F232]+[.H232])" office:value-type="float" office:value="0.0101950220198727">
            <text:p>0.010195022</text:p>
          </table:table-cell>
          <table:table-cell table:formula="of:=[.G232]+[.I232]*([.A232] -[.G232] )" office:value-type="float" office:value="852.252429095887">
            <text:p>852.2524290959</text:p>
          </table:table-cell>
          <table:table-cell table:formula="of:=(1-[.I232])*[.H232]" office:value-type="float" office:value="1561.76839334378">
            <text:p>1561.7683933438</text:p>
          </table:table-cell>
          <table:table-cell table:formula="of:=ABS([.G232]-[.A232])" office:value-type="float" office:value="658.965741145432">
            <text:p>658.97</text:p>
          </table:table-cell>
          <table:table-cell table:formula="of:=IF([.L232]&lt;[.$C$9];1;0)" office:value-type="float" office:value="0">
            <text:p>0</text:p>
          </table:table-cell>
          <table:table-cell/>
          <table:table-cell table:formula="of:=IF(AND([.M232];[.B232]);&quot;Not Jammed&quot;;IF([.M2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60.25">
            <text:p>1460.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2]+([.A233]-[.D232])/COUNTA([.$A$60:.A233])" office:value-type="float" office:value="617.035040229885">
            <text:p>617.035</text:p>
          </table:table-cell>
          <table:table-cell table:formula="of:=[.E232]+(([.A233]-[.D232])*([.A233]-[.D232]))" office:value-type="float" office:value="27067816.409783">
            <text:p>27067816.410</text:p>
          </table:table-cell>
          <table:table-cell table:formula="of:=[.E233]/(COUNT([.$A$60:.A233])-1)" office:value-type="float" office:value="156461.366530537">
            <text:p>156461.367</text:p>
          </table:table-cell>
          <table:table-cell table:formula="of:=[.J232]" office:value-type="float" office:value="852.252429095887">
            <text:p>852.2524290959</text:p>
          </table:table-cell>
          <table:table-cell table:formula="of:=[.K232]+[.$C$7]" office:value-type="float" office:value="1621.76839334378">
            <text:p>1621.7683933438</text:p>
          </table:table-cell>
          <table:table-cell table:formula="of:=[.H233]/([.F233]+[.H233])" office:value-type="float" office:value="0.0102589589593139">
            <text:p>0.010258959</text:p>
          </table:table-cell>
          <table:table-cell table:formula="of:=[.G233]+[.I233]*([.A233] -[.G233] )" office:value-type="float" office:value="858.489851223155">
            <text:p>858.4898512232</text:p>
          </table:table-cell>
          <table:table-cell table:formula="of:=(1-[.I233])*[.H233]" office:value-type="float" office:value="1605.13073795495">
            <text:p>1605.130737955</text:p>
          </table:table-cell>
          <table:table-cell table:formula="of:=ABS([.G233]-[.A233])" office:value-type="float" office:value="607.997570904113">
            <text:p>608.00</text:p>
          </table:table-cell>
          <table:table-cell table:formula="of:=IF([.L233]&lt;[.$C$9];1;0)" office:value-type="float" office:value="0">
            <text:p>0</text:p>
          </table:table-cell>
          <table:table-cell/>
          <table:table-cell table:formula="of:=IF(AND([.M233];[.B233]);&quot;Not Jammed&quot;;IF([.M2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4.719">
            <text:p>1454.7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3]+([.A234]-[.D233])/COUNTA([.$A$60:.A234])" office:value-type="float" office:value="621.821805714286">
            <text:p>621.822</text:p>
          </table:table-cell>
          <table:table-cell table:formula="of:=[.E233]+(([.A234]-[.D233])*([.A234]-[.D233]))" office:value-type="float" office:value="27769530.8262391">
            <text:p>27769530.826</text:p>
          </table:table-cell>
          <table:table-cell table:formula="of:=[.E234]/(COUNT([.$A$60:.A234])-1)" office:value-type="float" office:value="159595.004748501">
            <text:p>159595.005</text:p>
          </table:table-cell>
          <table:table-cell table:formula="of:=[.J233]" office:value-type="float" office:value="858.489851223155">
            <text:p>858.4898512232</text:p>
          </table:table-cell>
          <table:table-cell table:formula="of:=[.K233]+[.$C$7]" office:value-type="float" office:value="1665.13073795495">
            <text:p>1665.130737955</text:p>
          </table:table-cell>
          <table:table-cell table:formula="of:=[.H234]/([.F234]+[.H234])" office:value-type="float" office:value="0.0103257431412415">
            <text:p>0.0103257431</text:p>
          </table:table-cell>
          <table:table-cell table:formula="of:=[.G234]+[.I234]*([.A234] -[.G234] )" office:value-type="float" office:value="864.646360266746">
            <text:p>864.6463602667</text:p>
          </table:table-cell>
          <table:table-cell table:formula="of:=(1-[.I234])*[.H234]" office:value-type="float" office:value="1647.93702565824">
            <text:p>1647.9370256583</text:p>
          </table:table-cell>
          <table:table-cell table:formula="of:=ABS([.G234]-[.A234])" office:value-type="float" office:value="596.229148776845">
            <text:p>596.23</text:p>
          </table:table-cell>
          <table:table-cell table:formula="of:=IF([.L234]&lt;[.$C$9];1;0)" office:value-type="float" office:value="0">
            <text:p>0</text:p>
          </table:table-cell>
          <table:table-cell/>
          <table:table-cell table:formula="of:=IF(AND([.M234];[.B234]);&quot;Not Jammed&quot;;IF([.M2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1.998">
            <text:p>1491.9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4]+([.A235]-[.D234])/COUNTA([.$A$60:.A235])" office:value-type="float" office:value="626.765988636364">
            <text:p>626.766</text:p>
          </table:table-cell>
          <table:table-cell table:formula="of:=[.E234]+(([.A235]-[.D234])*([.A235]-[.D234]))" office:value-type="float" office:value="28526737.4353407">
            <text:p>28526737.435</text:p>
          </table:table-cell>
          <table:table-cell table:formula="of:=[.E235]/(COUNT([.$A$60:.A235])-1)" office:value-type="float" office:value="163009.928201947">
            <text:p>163009.928</text:p>
          </table:table-cell>
          <table:table-cell table:formula="of:=[.J234]" office:value-type="float" office:value="864.646360266746">
            <text:p>864.6463602667</text:p>
          </table:table-cell>
          <table:table-cell table:formula="of:=[.K234]+[.$C$7]" office:value-type="float" office:value="1707.93702565824">
            <text:p>1707.9370256583</text:p>
          </table:table-cell>
          <table:table-cell table:formula="of:=[.H235]/([.F235]+[.H235])" office:value-type="float" office:value="0.0103688632881335">
            <text:p>0.0103688633</text:p>
          </table:table-cell>
          <table:table-cell table:formula="of:=[.G235]+[.I235]*([.A235] -[.G235] )" office:value-type="float" office:value="871.151283652726">
            <text:p>871.1512836527</text:p>
          </table:table-cell>
          <table:table-cell table:formula="of:=(1-[.I235])*[.H235]" office:value-type="float" office:value="1690.22766013445">
            <text:p>1690.2276601345</text:p>
          </table:table-cell>
          <table:table-cell table:formula="of:=ABS([.G235]-[.A235])" office:value-type="float" office:value="627.351639733254">
            <text:p>627.35</text:p>
          </table:table-cell>
          <table:table-cell table:formula="of:=IF([.L235]&lt;[.$C$9];1;0)" office:value-type="float" office:value="0">
            <text:p>0</text:p>
          </table:table-cell>
          <table:table-cell/>
          <table:table-cell table:formula="of:=IF(AND([.M235];[.B235]);&quot;Not Jammed&quot;;IF([.M2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61.868">
            <text:p>1561.8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5]+([.A236]-[.D235])/COUNTA([.$A$60:.A236])" office:value-type="float" office:value="632.049050847458">
            <text:p>632.049</text:p>
          </table:table-cell>
          <table:table-cell table:formula="of:=[.E235]+(([.A236]-[.D235])*([.A236]-[.D235]))" office:value-type="float" office:value="29401153.206997">
            <text:p>29401153.207</text:p>
          </table:table-cell>
          <table:table-cell table:formula="of:=[.E236]/(COUNT([.$A$60:.A236])-1)" office:value-type="float" office:value="167052.006857937">
            <text:p>167052.007</text:p>
          </table:table-cell>
          <table:table-cell table:formula="of:=[.J235]" office:value-type="float" office:value="871.151283652726">
            <text:p>871.1512836527</text:p>
          </table:table-cell>
          <table:table-cell table:formula="of:=[.K235]+[.$C$7]" office:value-type="float" office:value="1750.22766013445">
            <text:p>1750.2276601345</text:p>
          </table:table-cell>
          <table:table-cell table:formula="of:=[.H236]/([.F236]+[.H236])" office:value-type="float" office:value="0.0103685100208023">
            <text:p>0.01036851</text:p>
          </table:table-cell>
          <table:table-cell table:formula="of:=[.G236]+[.I236]*([.A236] -[.G236] )" office:value-type="float" office:value="878.312986847708">
            <text:p>878.3129868477</text:p>
          </table:table-cell>
          <table:table-cell table:formula="of:=(1-[.I236])*[.H236]" office:value-type="float" office:value="1732.08040710166">
            <text:p>1732.0804071017</text:p>
          </table:table-cell>
          <table:table-cell table:formula="of:=ABS([.G236]-[.A236])" office:value-type="float" office:value="690.716716347274">
            <text:p>690.72</text:p>
          </table:table-cell>
          <table:table-cell table:formula="of:=IF([.L236]&lt;[.$C$9];1;0)" office:value-type="float" office:value="0">
            <text:p>0</text:p>
          </table:table-cell>
          <table:table-cell/>
          <table:table-cell table:formula="of:=IF(AND([.M236];[.B236]);&quot;Not Jammed&quot;;IF([.M2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4.564">
            <text:p>1624.5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6]+([.A237]-[.D236])/COUNTA([.$A$60:.A237])" office:value-type="float" office:value="637.62497752809">
            <text:p>637.625</text:p>
          </table:table-cell>
          <table:table-cell table:formula="of:=[.E236]+(([.A237]-[.D236])*([.A237]-[.D236]))" office:value-type="float" office:value="30386239.1312883">
            <text:p>30386239.131</text:p>
          </table:table-cell>
          <table:table-cell table:formula="of:=[.E237]/(COUNT([.$A$60:.A237])-1)" office:value-type="float" office:value="171673.667408408">
            <text:p>171673.667</text:p>
          </table:table-cell>
          <table:table-cell table:formula="of:=[.J236]" office:value-type="float" office:value="878.312986847708">
            <text:p>878.3129868477</text:p>
          </table:table-cell>
          <table:table-cell table:formula="of:=[.K236]+[.$C$7]" office:value-type="float" office:value="1792.08040710166">
            <text:p>1792.0804071017</text:p>
          </table:table-cell>
          <table:table-cell table:formula="of:=[.H237]/([.F237]+[.H237])" office:value-type="float" office:value="0.0103310332424107">
            <text:p>0.0103310332</text:p>
          </table:table-cell>
          <table:table-cell table:formula="of:=[.G237]+[.I237]*([.A237] -[.G237] )" office:value-type="float" office:value="886.022530871768">
            <text:p>886.0225308718</text:p>
          </table:table-cell>
          <table:table-cell table:formula="of:=(1-[.I237])*[.H237]" office:value-type="float" office:value="1773.56636484282">
            <text:p>1773.5663648428</text:p>
          </table:table-cell>
          <table:table-cell table:formula="of:=ABS([.G237]-[.A237])" office:value-type="float" office:value="746.251013152292">
            <text:p>746.25</text:p>
          </table:table-cell>
          <table:table-cell table:formula="of:=IF([.L237]&lt;[.$C$9];1;0)" office:value-type="float" office:value="0">
            <text:p>0</text:p>
          </table:table-cell>
          <table:table-cell/>
          <table:table-cell table:formula="of:=IF(AND([.M237];[.B237]);&quot;Not Jammed&quot;;IF([.M2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5.406">
            <text:p>1635.4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7]+([.A238]-[.D237])/COUNTA([.$A$60:.A238])" office:value-type="float" office:value="643.199173184358">
            <text:p>643.199</text:p>
          </table:table-cell>
          <table:table-cell table:formula="of:=[.E237]+(([.A238]-[.D237])*([.A238]-[.D237]))" office:value-type="float" office:value="31381806.1000934">
            <text:p>31381806.100</text:p>
          </table:table-cell>
          <table:table-cell table:formula="of:=[.E238]/(COUNT([.$A$60:.A238])-1)" office:value-type="float" office:value="176302.281461199">
            <text:p>176302.281</text:p>
          </table:table-cell>
          <table:table-cell table:formula="of:=[.J237]" office:value-type="float" office:value="886.022530871768">
            <text:p>886.0225308718</text:p>
          </table:table-cell>
          <table:table-cell table:formula="of:=[.K237]+[.$C$7]" office:value-type="float" office:value="1833.56636484282">
            <text:p>1833.5663648428</text:p>
          </table:table-cell>
          <table:table-cell table:formula="of:=[.H238]/([.F238]+[.H238])" office:value-type="float" office:value="0.0102930790585923">
            <text:p>0.0102930791</text:p>
          </table:table-cell>
          <table:table-cell table:formula="of:=[.G238]+[.I238]*([.A238] -[.G238] )" office:value-type="float" office:value="893.735994164707">
            <text:p>893.7359941647</text:p>
          </table:table-cell>
          <table:table-cell table:formula="of:=(1-[.I238])*[.H238]" office:value-type="float" office:value="1814.69332129032">
            <text:p>1814.6933212903</text:p>
          </table:table-cell>
          <table:table-cell table:formula="of:=ABS([.G238]-[.A238])" office:value-type="float" office:value="749.383469128232">
            <text:p>749.38</text:p>
          </table:table-cell>
          <table:table-cell table:formula="of:=IF([.L238]&lt;[.$C$9];1;0)" office:value-type="float" office:value="0">
            <text:p>0</text:p>
          </table:table-cell>
          <table:table-cell/>
          <table:table-cell table:formula="of:=IF(AND([.M238];[.B238]);&quot;Not Jammed&quot;;IF([.M23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9.594">
            <text:p>1609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8]+([.A239]-[.D238])/COUNTA([.$A$60:.A239])" office:value-type="float" office:value="648.568033333333">
            <text:p>648.568</text:p>
          </table:table-cell>
          <table:table-cell table:formula="of:=[.E238]+(([.A239]-[.D238])*([.A239]-[.D238]))" office:value-type="float" office:value="32315725.0613894">
            <text:p>32315725.061</text:p>
          </table:table-cell>
          <table:table-cell table:formula="of:=[.E239]/(COUNT([.$A$60:.A239])-1)" office:value-type="float" office:value="180534.77687927">
            <text:p>180534.777</text:p>
          </table:table-cell>
          <table:table-cell table:formula="of:=[.J238]" office:value-type="float" office:value="893.735994164707">
            <text:p>893.7359941647</text:p>
          </table:table-cell>
          <table:table-cell table:formula="of:=[.K238]+[.$C$7]" office:value-type="float" office:value="1874.69332129032">
            <text:p>1874.6933212903</text:p>
          </table:table-cell>
          <table:table-cell table:formula="of:=[.H239]/([.F239]+[.H239])" office:value-type="float" office:value="0.0102773903088972">
            <text:p>0.0102773903</text:p>
          </table:table-cell>
          <table:table-cell table:formula="of:=[.G239]+[.I239]*([.A239] -[.G239] )" office:value-type="float" office:value="901.093146296425">
            <text:p>901.0931462964</text:p>
          </table:table-cell>
          <table:table-cell table:formula="of:=(1-[.I239])*[.H239]" office:value-type="float" office:value="1855.42636631793">
            <text:p>1855.4263663179</text:p>
          </table:table-cell>
          <table:table-cell table:formula="of:=ABS([.G239]-[.A239])" office:value-type="float" office:value="715.858005835293">
            <text:p>715.86</text:p>
          </table:table-cell>
          <table:table-cell table:formula="of:=IF([.L239]&lt;[.$C$9];1;0)" office:value-type="float" office:value="0">
            <text:p>0</text:p>
          </table:table-cell>
          <table:table-cell/>
          <table:table-cell table:formula="of:=IF(AND([.M239];[.B239]);&quot;Not Jammed&quot;;IF([.M2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2.436">
            <text:p>1602.4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39]+([.A240]-[.D239])/COUNTA([.$A$60:.A240])" office:value-type="float" office:value="653.838022099447">
            <text:p>653.838</text:p>
          </table:table-cell>
          <table:table-cell table:formula="of:=[.E239]+(([.A240]-[.D239])*([.A240]-[.D239]))" office:value-type="float" office:value="33225589.1592222">
            <text:p>33225589.159</text:p>
          </table:table-cell>
          <table:table-cell table:formula="of:=[.E240]/(COUNT([.$A$60:.A240])-1)" office:value-type="float" office:value="184586.606440123">
            <text:p>184586.606</text:p>
          </table:table-cell>
          <table:table-cell table:formula="of:=[.J239]" office:value-type="float" office:value="901.093146296425">
            <text:p>901.0931462964</text:p>
          </table:table-cell>
          <table:table-cell table:formula="of:=[.K239]+[.$C$7]" office:value-type="float" office:value="1915.42636631793">
            <text:p>1915.4263663179</text:p>
          </table:table-cell>
          <table:table-cell table:formula="of:=[.H240]/([.F240]+[.H240])" office:value-type="float" office:value="0.0102702707176701">
            <text:p>0.0102702707</text:p>
          </table:table-cell>
          <table:table-cell table:formula="of:=[.G240]+[.I240]*([.A240] -[.G240] )" office:value-type="float" office:value="908.296127269864">
            <text:p>908.2961272699</text:p>
          </table:table-cell>
          <table:table-cell table:formula="of:=(1-[.I240])*[.H240]" office:value-type="float" office:value="1895.75441899609">
            <text:p>1895.7544189961</text:p>
          </table:table-cell>
          <table:table-cell table:formula="of:=ABS([.G240]-[.A240])" office:value-type="float" office:value="701.342853703575">
            <text:p>701.34</text:p>
          </table:table-cell>
          <table:table-cell table:formula="of:=IF([.L240]&lt;[.$C$9];1;0)" office:value-type="float" office:value="0">
            <text:p>0</text:p>
          </table:table-cell>
          <table:table-cell/>
          <table:table-cell table:formula="of:=IF(AND([.M240];[.B240]);&quot;Not Jammed&quot;;IF([.M2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66.193">
            <text:p>1566.1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0]+([.A241]-[.D240])/COUNTA([.$A$60:.A241])" office:value-type="float" office:value="658.850961538462">
            <text:p>658.851</text:p>
          </table:table-cell>
          <table:table-cell table:formula="of:=[.E240]+(([.A241]-[.D240])*([.A241]-[.D240]))" office:value-type="float" office:value="34057980.7649221">
            <text:p>34057980.765</text:p>
          </table:table-cell>
          <table:table-cell table:formula="of:=[.E241]/(COUNT([.$A$60:.A241])-1)" office:value-type="float" office:value="188165.639585205">
            <text:p>188165.640</text:p>
          </table:table-cell>
          <table:table-cell table:formula="of:=[.J240]" office:value-type="float" office:value="908.296127269864">
            <text:p>908.2961272699</text:p>
          </table:table-cell>
          <table:table-cell table:formula="of:=[.K240]+[.$C$7]" office:value-type="float" office:value="1955.75441899609">
            <text:p>1955.7544189961</text:p>
          </table:table-cell>
          <table:table-cell table:formula="of:=[.H241]/([.F241]+[.H241])" office:value-type="float" office:value="0.0102868718654192">
            <text:p>0.0102868719</text:p>
          </table:table-cell>
          <table:table-cell table:formula="of:=[.G241]+[.I241]*([.A241] -[.G241] )" office:value-type="float" office:value="915.063828100299">
            <text:p>915.0638281003</text:p>
          </table:table-cell>
          <table:table-cell table:formula="of:=(1-[.I241])*[.H241]" office:value-type="float" office:value="1935.63582388765">
            <text:p>1935.6358238877</text:p>
          </table:table-cell>
          <table:table-cell table:formula="of:=ABS([.G241]-[.A241])" office:value-type="float" office:value="657.896872730136">
            <text:p>657.90</text:p>
          </table:table-cell>
          <table:table-cell table:formula="of:=IF([.L241]&lt;[.$C$9];1;0)" office:value-type="float" office:value="0">
            <text:p>0</text:p>
          </table:table-cell>
          <table:table-cell/>
          <table:table-cell table:formula="of:=IF(AND([.M241];[.B241]);&quot;Not Jammed&quot;;IF([.M2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63.5">
            <text:p>1563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1]+([.A242]-[.D241])/COUNTA([.$A$60:.A242])" office:value-type="float" office:value="663.794398907104">
            <text:p>663.794</text:p>
          </table:table-cell>
          <table:table-cell table:formula="of:=[.E241]+(([.A242]-[.D241])*([.A242]-[.D241]))" office:value-type="float" office:value="34876370.6477115">
            <text:p>34876370.648</text:p>
          </table:table-cell>
          <table:table-cell table:formula="of:=[.E242]/(COUNT([.$A$60:.A242])-1)" office:value-type="float" office:value="191628.410152261">
            <text:p>191628.410</text:p>
          </table:table-cell>
          <table:table-cell table:formula="of:=[.J241]" office:value-type="float" office:value="915.063828100299">
            <text:p>915.0638281003</text:p>
          </table:table-cell>
          <table:table-cell table:formula="of:=[.K241]+[.$C$7]" office:value-type="float" office:value="1995.63582388765">
            <text:p>1995.6358238877</text:p>
          </table:table-cell>
          <table:table-cell table:formula="of:=[.H242]/([.F242]+[.H242])" office:value-type="float" office:value="0.0103067561357202">
            <text:p>0.0103067561</text:p>
          </table:table-cell>
          <table:table-cell table:formula="of:=[.G242]+[.I242]*([.A242] -[.G242] )" office:value-type="float" office:value="921.747101593649">
            <text:p>921.7471015936</text:p>
          </table:table-cell>
          <table:table-cell table:formula="of:=(1-[.I242])*[.H242]" office:value-type="float" office:value="1975.06729211513">
            <text:p>1975.0672921151</text:p>
          </table:table-cell>
          <table:table-cell table:formula="of:=ABS([.G242]-[.A242])" office:value-type="float" office:value="648.436171899701">
            <text:p>648.44</text:p>
          </table:table-cell>
          <table:table-cell table:formula="of:=IF([.L242]&lt;[.$C$9];1;0)" office:value-type="float" office:value="0">
            <text:p>0</text:p>
          </table:table-cell>
          <table:table-cell/>
          <table:table-cell table:formula="of:=IF(AND([.M242];[.B242]);&quot;Not Jammed&quot;;IF([.M2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87.038">
            <text:p>1587.0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2]+([.A243]-[.D242])/COUNTA([.$A$60:.A243])" office:value-type="float" office:value="668.812027173913">
            <text:p>668.812</text:p>
          </table:table-cell>
          <table:table-cell table:formula="of:=[.E242]+(([.A243]-[.D242])*([.A243]-[.D242]))" office:value-type="float" office:value="35728749.3946705">
            <text:p>35728749.395</text:p>
          </table:table-cell>
          <table:table-cell table:formula="of:=[.E243]/(COUNT([.$A$60:.A243])-1)" office:value-type="float" office:value="195239.06773044">
            <text:p>195239.068</text:p>
          </table:table-cell>
          <table:table-cell table:formula="of:=[.J242]" office:value-type="float" office:value="921.747101593649">
            <text:p>921.7471015936</text:p>
          </table:table-cell>
          <table:table-cell table:formula="of:=[.K242]+[.$C$7]" office:value-type="float" office:value="2035.06729211513">
            <text:p>2035.0672921151</text:p>
          </table:table-cell>
          <table:table-cell table:formula="of:=[.H243]/([.F243]+[.H243])" office:value-type="float" office:value="0.0103159356997432">
            <text:p>0.0103159357</text:p>
          </table:table-cell>
          <table:table-cell table:formula="of:=[.G243]+[.I243]*([.A243] -[.G243] )" office:value-type="float" office:value="928.610199723233">
            <text:p>928.6101997232</text:p>
          </table:table-cell>
          <table:table-cell table:formula="of:=(1-[.I243])*[.H243]" office:value-type="float" office:value="2014.07366878502">
            <text:p>2014.073668785</text:p>
          </table:table-cell>
          <table:table-cell table:formula="of:=ABS([.G243]-[.A243])" office:value-type="float" office:value="665.290898406351">
            <text:p>665.29</text:p>
          </table:table-cell>
          <table:table-cell table:formula="of:=IF([.L243]&lt;[.$C$9];1;0)" office:value-type="float" office:value="0">
            <text:p>0</text:p>
          </table:table-cell>
          <table:table-cell/>
          <table:table-cell table:formula="of:=IF(AND([.M243];[.B243]);&quot;Not Jammed&quot;;IF([.M2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47.736">
            <text:p>1447.7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3]+([.A244]-[.D243])/COUNTA([.$A$60:.A244])" office:value-type="float" office:value="673.022427027027">
            <text:p>673.022</text:p>
          </table:table-cell>
          <table:table-cell table:formula="of:=[.E243]+(([.A244]-[.D243])*([.A244]-[.D243]))" office:value-type="float" office:value="36335471.9501137">
            <text:p>36335471.950</text:p>
          </table:table-cell>
          <table:table-cell table:formula="of:=[.E244]/(COUNT([.$A$60:.A244])-1)" office:value-type="float" office:value="197475.391033226">
            <text:p>197475.391</text:p>
          </table:table-cell>
          <table:table-cell table:formula="of:=[.J243]" office:value-type="float" office:value="928.610199723233">
            <text:p>928.6101997232</text:p>
          </table:table-cell>
          <table:table-cell table:formula="of:=[.K243]+[.$C$7]" office:value-type="float" office:value="2074.07366878502">
            <text:p>2074.073668785</text:p>
          </table:table-cell>
          <table:table-cell table:formula="of:=[.H244]/([.F244]+[.H244])" office:value-type="float" office:value="0.010393782172667">
            <text:p>0.0103937822</text:p>
          </table:table-cell>
          <table:table-cell table:formula="of:=[.G244]+[.I244]*([.A244] -[.G244] )" office:value-type="float" office:value="934.005880211521">
            <text:p>934.0058802115</text:p>
          </table:table-cell>
          <table:table-cell table:formula="of:=(1-[.I244])*[.H244]" office:value-type="float" office:value="2052.5161988616">
            <text:p>2052.5161988616</text:p>
          </table:table-cell>
          <table:table-cell table:formula="of:=ABS([.G244]-[.A244])" office:value-type="float" office:value="519.125800276767">
            <text:p>519.13</text:p>
          </table:table-cell>
          <table:table-cell table:formula="of:=IF([.L244]&lt;[.$C$9];1;0)" office:value-type="float" office:value="0">
            <text:p>0</text:p>
          </table:table-cell>
          <table:table-cell/>
          <table:table-cell table:formula="of:=IF(AND([.M244];[.B244]);&quot;Not Jammed&quot;;IF([.M2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28.604">
            <text:p>1228.60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244]+([.A245]-[.D244])/COUNTA([.$A$60:.A245])" office:value-type="float" office:value="676.009424731183">
            <text:p>676.009</text:p>
          </table:table-cell>
          <table:table-cell table:formula="of:=[.E244]+(([.A245]-[.D244])*([.A245]-[.D244]))" office:value-type="float" office:value="36644142.8343408">
            <text:p>36644142.834</text:p>
          </table:table-cell>
          <table:table-cell table:formula="of:=[.E245]/(COUNT([.$A$60:.A245])-1)" office:value-type="float" office:value="198076.447753193">
            <text:p>198076.448</text:p>
          </table:table-cell>
          <table:table-cell table:formula="of:=[.J244]" office:value-type="float" office:value="934.005880211521">
            <text:p>934.0058802115</text:p>
          </table:table-cell>
          <table:table-cell table:formula="of:=[.K244]+[.$C$7]" office:value-type="float" office:value="2112.5161988616">
            <text:p>2112.5161988616</text:p>
          </table:table-cell>
          <table:table-cell table:formula="of:=[.H245]/([.F245]+[.H245])" office:value-type="float" office:value="0.0105526106792158">
            <text:p>0.0105526107</text:p>
          </table:table-cell>
          <table:table-cell table:formula="of:=[.G245]+[.I245]*([.A245] -[.G245] )" office:value-type="float" office:value="937.114659476478">
            <text:p>937.1146594765</text:p>
          </table:table-cell>
          <table:table-cell table:formula="of:=(1-[.I245])*[.H245]" office:value-type="float" office:value="2090.22363786148">
            <text:p>2090.2236378615</text:p>
          </table:table-cell>
          <table:table-cell table:formula="of:=ABS([.G245]-[.A245])" office:value-type="float" office:value="294.598119788479">
            <text:p>294.60</text:p>
          </table:table-cell>
          <table:table-cell table:formula="of:=IF([.L245]&lt;[.$C$9];1;0)" office:value-type="float" office:value="0">
            <text:p>0</text:p>
          </table:table-cell>
          <table:table-cell/>
          <table:table-cell table:formula="of:=IF(AND([.M245];[.B245]);&quot;Not Jammed&quot;;IF([.M24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20.417">
            <text:p>1220.4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5]+([.A246]-[.D245])/COUNTA([.$A$60:.A246])" office:value-type="float" office:value="678.920695187166">
            <text:p>678.921</text:p>
          </table:table-cell>
          <table:table-cell table:formula="of:=[.E245]+(([.A246]-[.D245])*([.A246]-[.D245]))" office:value-type="float" office:value="36940522.4423509">
            <text:p>36940522.442</text:p>
          </table:table-cell>
          <table:table-cell table:formula="of:=[.E246]/(COUNT([.$A$60:.A246])-1)" office:value-type="float" office:value="198604.959367478">
            <text:p>198604.959</text:p>
          </table:table-cell>
          <table:table-cell table:formula="of:=[.J245]" office:value-type="float" office:value="937.114659476478">
            <text:p>937.1146594765</text:p>
          </table:table-cell>
          <table:table-cell table:formula="of:=[.K245]+[.$C$7]" office:value-type="float" office:value="2150.22363786148">
            <text:p>2150.2236378615</text:p>
          </table:table-cell>
          <table:table-cell table:formula="of:=[.H246]/([.F246]+[.H246])" office:value-type="float" office:value="0.0107106755884071">
            <text:p>0.0107106756</text:p>
          </table:table-cell>
          <table:table-cell table:formula="of:=[.G246]+[.I246]*([.A246] -[.G246] )" office:value-type="float" office:value="940.149018939262">
            <text:p>940.1490189393</text:p>
          </table:table-cell>
          <table:table-cell table:formula="of:=(1-[.I246])*[.H246]" office:value-type="float" office:value="2127.19329003382">
            <text:p>2127.1932900338</text:p>
          </table:table-cell>
          <table:table-cell table:formula="of:=ABS([.G246]-[.A246])" office:value-type="float" office:value="283.302340523522">
            <text:p>283.30</text:p>
          </table:table-cell>
          <table:table-cell table:formula="of:=IF([.L246]&lt;[.$C$9];1;0)" office:value-type="float" office:value="0">
            <text:p>0</text:p>
          </table:table-cell>
          <table:table-cell/>
          <table:table-cell table:formula="of:=IF(AND([.M246];[.B246]);&quot;Not Jammed&quot;;IF([.M2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28.531">
            <text:p>1728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6]+([.A247]-[.D246])/COUNTA([.$A$60:.A247])" office:value-type="float" office:value="684.503728723404">
            <text:p>684.504</text:p>
          </table:table-cell>
          <table:table-cell table:formula="of:=[.E246]+(([.A247]-[.D246])*([.A247]-[.D246]))" office:value-type="float" office:value="38042204.2343201">
            <text:p>38042204.234</text:p>
          </table:table-cell>
          <table:table-cell table:formula="of:=[.E247]/(COUNT([.$A$60:.A247])-1)" office:value-type="float" office:value="203434.247242354">
            <text:p>203434.247</text:p>
          </table:table-cell>
          <table:table-cell table:formula="of:=[.J246]" office:value-type="float" office:value="940.149018939262">
            <text:p>940.1490189393</text:p>
          </table:table-cell>
          <table:table-cell table:formula="of:=[.K246]+[.$C$7]" office:value-type="float" office:value="2187.19329003382">
            <text:p>2187.1932900338</text:p>
          </table:table-cell>
          <table:table-cell table:formula="of:=[.H247]/([.F247]+[.H247])" office:value-type="float" office:value="0.0106369904051388">
            <text:p>0.0106369904</text:p>
          </table:table-cell>
          <table:table-cell table:formula="of:=[.G247]+[.I247]*([.A247] -[.G247] )" office:value-type="float" office:value="948.535030507389">
            <text:p>948.5350305074</text:p>
          </table:table-cell>
          <table:table-cell table:formula="of:=(1-[.I247])*[.H247]" office:value-type="float" office:value="2163.92813599355">
            <text:p>2163.9281359936</text:p>
          </table:table-cell>
          <table:table-cell table:formula="of:=ABS([.G247]-[.A247])" office:value-type="float" office:value="788.381981060738">
            <text:p>788.38</text:p>
          </table:table-cell>
          <table:table-cell table:formula="of:=IF([.L247]&lt;[.$C$9];1;0)" office:value-type="float" office:value="0">
            <text:p>0</text:p>
          </table:table-cell>
          <table:table-cell/>
          <table:table-cell table:formula="of:=IF(AND([.M247];[.B247]);&quot;Not Jammed&quot;;IF([.M2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87.469">
            <text:p>1587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7]+([.A248]-[.D247])/COUNTA([.$A$60:.A248])" office:value-type="float" office:value="689.281322751323">
            <text:p>689.281</text:p>
          </table:table-cell>
          <table:table-cell table:formula="of:=[.E247]+(([.A248]-[.D247])*([.A248]-[.D247]))" office:value-type="float" office:value="38857550.5154518">
            <text:p>38857550.515</text:p>
          </table:table-cell>
          <table:table-cell table:formula="of:=[.E248]/(COUNT([.$A$60:.A248])-1)" office:value-type="float" office:value="206689.098486446">
            <text:p>206689.098</text:p>
          </table:table-cell>
          <table:table-cell table:formula="of:=[.J247]" office:value-type="float" office:value="948.535030507389">
            <text:p>948.5350305074</text:p>
          </table:table-cell>
          <table:table-cell table:formula="of:=[.K247]+[.$C$7]" office:value-type="float" office:value="2223.92813599355">
            <text:p>2223.9281359936</text:p>
          </table:table-cell>
          <table:table-cell table:formula="of:=[.H248]/([.F248]+[.H248])" office:value-type="float" office:value="0.0106452343922659">
            <text:p>0.0106452344</text:p>
          </table:table-cell>
          <table:table-cell table:formula="of:=[.G248]+[.I248]*([.A248] -[.G248] )" office:value-type="float" office:value="955.336632373819">
            <text:p>955.3366323738</text:p>
          </table:table-cell>
          <table:table-cell table:formula="of:=(1-[.I248])*[.H248]" office:value-type="float" office:value="2200.25389971434">
            <text:p>2200.2538997144</text:p>
          </table:table-cell>
          <table:table-cell table:formula="of:=ABS([.G248]-[.A248])" office:value-type="float" office:value="638.933969492611">
            <text:p>638.93</text:p>
          </table:table-cell>
          <table:table-cell table:formula="of:=IF([.L248]&lt;[.$C$9];1;0)" office:value-type="float" office:value="0">
            <text:p>0</text:p>
          </table:table-cell>
          <table:table-cell/>
          <table:table-cell table:formula="of:=IF(AND([.M248];[.B248]);&quot;Not Jammed&quot;;IF([.M24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28.469">
            <text:p>1528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8]+([.A249]-[.D248])/COUNTA([.$A$60:.A249])" office:value-type="float" office:value="693.6981">
            <text:p>693.698</text:p>
          </table:table-cell>
          <table:table-cell table:formula="of:=[.E248]+(([.A249]-[.D248])*([.A249]-[.D248]))" office:value-type="float" office:value="39561786.4730978">
            <text:p>39561786.473</text:p>
          </table:table-cell>
          <table:table-cell table:formula="of:=[.E249]/(COUNT([.$A$60:.A249])-1)" office:value-type="float" office:value="209321.621550782">
            <text:p>209321.622</text:p>
          </table:table-cell>
          <table:table-cell table:formula="of:=[.J248]" office:value-type="float" office:value="955.336632373819">
            <text:p>955.3366323738</text:p>
          </table:table-cell>
          <table:table-cell table:formula="of:=[.K248]+[.$C$7]" office:value-type="float" office:value="2260.25389971434">
            <text:p>2260.2538997144</text:p>
          </table:table-cell>
          <table:table-cell table:formula="of:=[.H249]/([.F249]+[.H249])" office:value-type="float" office:value="0.0106826442241418">
            <text:p>0.0106826442</text:p>
          </table:table-cell>
          <table:table-cell table:formula="of:=[.G249]+[.I249]*([.A249] -[.G249] )" office:value-type="float" office:value="961.45920155051">
            <text:p>961.4592015505</text:p>
          </table:table-cell>
          <table:table-cell table:formula="of:=(1-[.I249])*[.H249]" office:value-type="float" office:value="2236.10841144746">
            <text:p>2236.1084114475</text:p>
          </table:table-cell>
          <table:table-cell table:formula="of:=ABS([.G249]-[.A249])" office:value-type="float" office:value="573.132367626181">
            <text:p>573.13</text:p>
          </table:table-cell>
          <table:table-cell table:formula="of:=IF([.L249]&lt;[.$C$9];1;0)" office:value-type="float" office:value="0">
            <text:p>0</text:p>
          </table:table-cell>
          <table:table-cell/>
          <table:table-cell table:formula="of:=IF(AND([.M249];[.B249]);&quot;Not Jammed&quot;;IF([.M2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27.594">
            <text:p>1727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49]+([.A250]-[.D249])/COUNTA([.$A$60:.A250])" office:value-type="float" office:value="699.111167539267">
            <text:p>699.111</text:p>
          </table:table-cell>
          <table:table-cell table:formula="of:=[.E249]+(([.A250]-[.D249])*([.A250]-[.D249]))" office:value-type="float" office:value="40630727.2051346">
            <text:p>40630727.205</text:p>
          </table:table-cell>
          <table:table-cell table:formula="of:=[.E250]/(COUNT([.$A$60:.A250])-1)" office:value-type="float" office:value="213845.932658603">
            <text:p>213845.933</text:p>
          </table:table-cell>
          <table:table-cell table:formula="of:=[.J249]" office:value-type="float" office:value="961.45920155051">
            <text:p>961.4592015505</text:p>
          </table:table-cell>
          <table:table-cell table:formula="of:=[.K249]+[.$C$7]" office:value-type="float" office:value="2296.10841144746">
            <text:p>2296.1084114475</text:p>
          </table:table-cell>
          <table:table-cell table:formula="of:=[.H250]/([.F250]+[.H250])" office:value-type="float" office:value="0.0106231457798777">
            <text:p>0.0106231458</text:p>
          </table:table-cell>
          <table:table-cell table:formula="of:=[.G250]+[.I250]*([.A250] -[.G250] )" office:value-type="float" office:value="969.597963201476">
            <text:p>969.5979632015</text:p>
          </table:table-cell>
          <table:table-cell table:formula="of:=(1-[.I250])*[.H250]" office:value-type="float" office:value="2271.71651706625">
            <text:p>2271.7165170663</text:p>
          </table:table-cell>
          <table:table-cell table:formula="of:=ABS([.G250]-[.A250])" office:value-type="float" office:value="766.13479844949">
            <text:p>766.13</text:p>
          </table:table-cell>
          <table:table-cell table:formula="of:=IF([.L250]&lt;[.$C$9];1;0)" office:value-type="float" office:value="0">
            <text:p>0</text:p>
          </table:table-cell>
          <table:table-cell/>
          <table:table-cell table:formula="of:=IF(AND([.M250];[.B250]);&quot;Not Jammed&quot;;IF([.M2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75.438">
            <text:p>1375.4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0]+([.A251]-[.D250])/COUNTA([.$A$60:.A251])" office:value-type="float" office:value="702.633703125">
            <text:p>702.634</text:p>
          </table:table-cell>
          <table:table-cell table:formula="of:=[.E250]+(([.A251]-[.D250])*([.A251]-[.D250]))" office:value-type="float" office:value="41088145.189441">
            <text:p>41088145.189</text:p>
          </table:table-cell>
          <table:table-cell table:formula="of:=[.E251]/(COUNT([.$A$60:.A251])-1)" office:value-type="float" office:value="215121.179002309">
            <text:p>215121.179</text:p>
          </table:table-cell>
          <table:table-cell table:formula="of:=[.J250]" office:value-type="float" office:value="969.597963201476">
            <text:p>969.5979632015</text:p>
          </table:table-cell>
          <table:table-cell table:formula="of:=[.K250]+[.$C$7]" office:value-type="float" office:value="2331.71651706625">
            <text:p>2331.7165170663</text:p>
          </table:table-cell>
          <table:table-cell table:formula="of:=[.H251]/([.F251]+[.H251])" office:value-type="float" office:value="0.0107228579849308">
            <text:p>0.010722858</text:p>
          </table:table-cell>
          <table:table-cell table:formula="of:=[.G251]+[.I251]*([.A251] -[.G251] )" office:value-type="float" office:value="973.949728280666">
            <text:p>973.9497282807</text:p>
          </table:table-cell>
          <table:table-cell table:formula="of:=(1-[.I251])*[.H251]" office:value-type="float" office:value="2306.71385199263">
            <text:p>2306.7138519926</text:p>
          </table:table-cell>
          <table:table-cell table:formula="of:=ABS([.G251]-[.A251])" office:value-type="float" office:value="405.840036798524">
            <text:p>405.84</text:p>
          </table:table-cell>
          <table:table-cell table:formula="of:=IF([.L251]&lt;[.$C$9];1;0)" office:value-type="float" office:value="0">
            <text:p>0</text:p>
          </table:table-cell>
          <table:table-cell/>
          <table:table-cell table:formula="of:=IF(AND([.M251];[.B251]);&quot;Not Jammed&quot;;IF([.M2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1.084">
            <text:p>1311.0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1]+([.A252]-[.D251])/COUNTA([.$A$60:.A252])" office:value-type="float" office:value="705.786295336788">
            <text:p>705.786</text:p>
          </table:table-cell>
          <table:table-cell table:formula="of:=[.E251]+(([.A252]-[.D251])*([.A252]-[.D251]))" office:value-type="float" office:value="41458356.9532082">
            <text:p>41458356.953</text:p>
          </table:table-cell>
          <table:table-cell table:formula="of:=[.E252]/(COUNT([.$A$60:.A252])-1)" office:value-type="float" office:value="215928.942464626">
            <text:p>215928.942</text:p>
          </table:table-cell>
          <table:table-cell table:formula="of:=[.J251]" office:value-type="float" office:value="973.949728280666">
            <text:p>973.9497282807</text:p>
          </table:table-cell>
          <table:table-cell table:formula="of:=[.K251]+[.$C$7]" office:value-type="float" office:value="2366.71385199263">
            <text:p>2366.7138519926</text:p>
          </table:table-cell>
          <table:table-cell table:formula="of:=[.H252]/([.F252]+[.H252])" office:value-type="float" office:value="0.0108417817006854">
            <text:p>0.0108417817</text:p>
          </table:table-cell>
          <table:table-cell table:formula="of:=[.G252]+[.I252]*([.A252] -[.G252] )" office:value-type="float" office:value="977.604864458466">
            <text:p>977.6048644585</text:p>
          </table:table-cell>
          <table:table-cell table:formula="of:=(1-[.I252])*[.H252]" office:value-type="float" office:value="2341.05445706134">
            <text:p>2341.0544570614</text:p>
          </table:table-cell>
          <table:table-cell table:formula="of:=ABS([.G252]-[.A252])" office:value-type="float" office:value="337.134271719334">
            <text:p>337.13</text:p>
          </table:table-cell>
          <table:table-cell table:formula="of:=IF([.L252]&lt;[.$C$9];1;0)" office:value-type="float" office:value="0">
            <text:p>0</text:p>
          </table:table-cell>
          <table:table-cell/>
          <table:table-cell table:formula="of:=IF(AND([.M252];[.B252]);&quot;Not Jammed&quot;;IF([.M2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588">
            <text:p>1340.5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2]+([.A253]-[.D252])/COUNTA([.$A$60:.A253])" office:value-type="float" office:value="709.058469072165">
            <text:p>709.058</text:p>
          </table:table-cell>
          <table:table-cell table:formula="of:=[.E252]+(([.A253]-[.D252])*([.A253]-[.D252]))" office:value-type="float" office:value="41861330.1574515">
            <text:p>41861330.157</text:p>
          </table:table-cell>
          <table:table-cell table:formula="of:=[.E253]/(COUNT([.$A$60:.A253])-1)" office:value-type="float" office:value="216898.083717366">
            <text:p>216898.084</text:p>
          </table:table-cell>
          <table:table-cell table:formula="of:=[.J252]" office:value-type="float" office:value="977.604864458466">
            <text:p>977.6048644585</text:p>
          </table:table-cell>
          <table:table-cell table:formula="of:=[.K252]+[.$C$7]" office:value-type="float" office:value="2401.05445706134">
            <text:p>2401.0544570614</text:p>
          </table:table-cell>
          <table:table-cell table:formula="of:=[.H253]/([.F253]+[.H253])" office:value-type="float" office:value="0.0109487637619058">
            <text:p>0.0109487638</text:p>
          </table:table-cell>
          <table:table-cell table:formula="of:=[.G253]+[.I253]*([.A253] -[.G253] )" office:value-type="float" office:value="981.579081059066">
            <text:p>981.5790810591</text:p>
          </table:table-cell>
          <table:table-cell table:formula="of:=(1-[.I253])*[.H253]" office:value-type="float" office:value="2374.76587903151">
            <text:p>2374.7658790315</text:p>
          </table:table-cell>
          <table:table-cell table:formula="of:=ABS([.G253]-[.A253])" office:value-type="float" office:value="362.983135541534">
            <text:p>362.98</text:p>
          </table:table-cell>
          <table:table-cell table:formula="of:=IF([.L253]&lt;[.$C$9];1;0)" office:value-type="float" office:value="0">
            <text:p>0</text:p>
          </table:table-cell>
          <table:table-cell/>
          <table:table-cell table:formula="of:=IF(AND([.M253];[.B253]);&quot;Not Jammed&quot;;IF([.M2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22.327">
            <text:p>1322.3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3]+([.A254]-[.D253])/COUNTA([.$A$60:.A254])" office:value-type="float" office:value="712.203435897436">
            <text:p>712.203</text:p>
          </table:table-cell>
          <table:table-cell table:formula="of:=[.E253]+(([.A254]-[.D253])*([.A254]-[.D253]))" office:value-type="float" office:value="42237428.4484779">
            <text:p>42237428.448</text:p>
          </table:table-cell>
          <table:table-cell table:formula="of:=[.E254]/(COUNT([.$A$60:.A254])-1)" office:value-type="float" office:value="217718.70334267">
            <text:p>217718.703</text:p>
          </table:table-cell>
          <table:table-cell table:formula="of:=[.J253]" office:value-type="float" office:value="981.579081059066">
            <text:p>981.5790810591</text:p>
          </table:table-cell>
          <table:table-cell table:formula="of:=[.K253]+[.$C$7]" office:value-type="float" office:value="2434.76587903151">
            <text:p>2434.7658790315</text:p>
          </table:table-cell>
          <table:table-cell table:formula="of:=[.H254]/([.F254]+[.H254])" office:value-type="float" office:value="0.0110594027322805">
            <text:p>0.0110594027</text:p>
          </table:table-cell>
          <table:table-cell table:formula="of:=[.G254]+[.I254]*([.A254] -[.G254] )" office:value-type="float" office:value="985.347549524821">
            <text:p>985.3475495248</text:p>
          </table:table-cell>
          <table:table-cell table:formula="of:=(1-[.I254])*[.H254]" office:value-type="float" office:value="2407.83882261648">
            <text:p>2407.8388226165</text:p>
          </table:table-cell>
          <table:table-cell table:formula="of:=ABS([.G254]-[.A254])" office:value-type="float" office:value="340.747918940934">
            <text:p>340.75</text:p>
          </table:table-cell>
          <table:table-cell table:formula="of:=IF([.L254]&lt;[.$C$9];1;0)" office:value-type="float" office:value="0">
            <text:p>0</text:p>
          </table:table-cell>
          <table:table-cell/>
          <table:table-cell table:formula="of:=IF(AND([.M254];[.B254]);&quot;Not Jammed&quot;;IF([.M2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17.205">
            <text:p>1217.2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4]+([.A255]-[.D254])/COUNTA([.$A$60:.A255])" office:value-type="float" office:value="714.779974489796">
            <text:p>714.780</text:p>
          </table:table-cell>
          <table:table-cell table:formula="of:=[.E254]+(([.A255]-[.D254])*([.A255]-[.D254]))" office:value-type="float" office:value="42492455.028224">
            <text:p>42492455.028</text:p>
          </table:table-cell>
          <table:table-cell table:formula="of:=[.E255]/(COUNT([.$A$60:.A255])-1)" office:value-type="float" office:value="217910.025785764">
            <text:p>217910.026</text:p>
          </table:table-cell>
          <table:table-cell table:formula="of:=[.J254]" office:value-type="float" office:value="985.347549524821">
            <text:p>985.3475495248</text:p>
          </table:table-cell>
          <table:table-cell table:formula="of:=[.K254]+[.$C$7]" office:value-type="float" office:value="2467.83882261648">
            <text:p>2467.8388226165</text:p>
          </table:table-cell>
          <table:table-cell table:formula="of:=[.H255]/([.F255]+[.H255])" office:value-type="float" office:value="0.0111982155149834">
            <text:p>0.0111982155</text:p>
          </table:table-cell>
          <table:table-cell table:formula="of:=[.G255]+[.I255]*([.A255] -[.G255] )" office:value-type="float" office:value="987.943939223996">
            <text:p>987.943939224</text:p>
          </table:table-cell>
          <table:table-cell table:formula="of:=(1-[.I255])*[.H255]" office:value-type="float" office:value="2440.20343162458">
            <text:p>2440.2034316246</text:p>
          </table:table-cell>
          <table:table-cell table:formula="of:=ABS([.G255]-[.A255])" office:value-type="float" office:value="231.857450475179">
            <text:p>231.86</text:p>
          </table:table-cell>
          <table:table-cell table:formula="of:=IF([.L255]&lt;[.$C$9];1;0)" office:value-type="float" office:value="0">
            <text:p>0</text:p>
          </table:table-cell>
          <table:table-cell/>
          <table:table-cell table:formula="of:=IF(AND([.M255];[.B255]);&quot;Not Jammed&quot;;IF([.M2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2.627">
            <text:p>1232.6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5]+([.A256]-[.D255])/COUNTA([.$A$60:.A256])" office:value-type="float" office:value="717.408639593909">
            <text:p>717.409</text:p>
          </table:table-cell>
          <table:table-cell table:formula="of:=[.E255]+(([.A256]-[.D255])*([.A256]-[.D255]))" office:value-type="float" office:value="42760620.5700537">
            <text:p>42760620.570</text:p>
          </table:table-cell>
          <table:table-cell table:formula="of:=[.E256]/(COUNT([.$A$60:.A256])-1)" office:value-type="float" office:value="218166.431479866">
            <text:p>218166.431</text:p>
          </table:table-cell>
          <table:table-cell table:formula="of:=[.J255]" office:value-type="float" office:value="987.943939223996">
            <text:p>987.943939224</text:p>
          </table:table-cell>
          <table:table-cell table:formula="of:=[.K255]+[.$C$7]" office:value-type="float" office:value="2500.20343162458">
            <text:p>2500.2034316246</text:p>
          </table:table-cell>
          <table:table-cell table:formula="of:=[.H256]/([.F256]+[.H256])" office:value-type="float" office:value="0.011330228662015">
            <text:p>0.0113302287</text:p>
          </table:table-cell>
          <table:table-cell table:formula="of:=[.G256]+[.I256]*([.A256] -[.G256] )" office:value-type="float" office:value="990.71625425231">
            <text:p>990.7162542523</text:p>
          </table:table-cell>
          <table:table-cell table:formula="of:=(1-[.I256])*[.H256]" office:value-type="float" office:value="2471.87555504272">
            <text:p>2471.8755550427</text:p>
          </table:table-cell>
          <table:table-cell table:formula="of:=ABS([.G256]-[.A256])" office:value-type="float" office:value="244.683060776004">
            <text:p>244.68</text:p>
          </table:table-cell>
          <table:table-cell table:formula="of:=IF([.L256]&lt;[.$C$9];1;0)" office:value-type="float" office:value="0">
            <text:p>0</text:p>
          </table:table-cell>
          <table:table-cell/>
          <table:table-cell table:formula="of:=IF(AND([.M256];[.B256]);&quot;Not Jammed&quot;;IF([.M2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0.115">
            <text:p>1230.1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6]+([.A257]-[.D256])/COUNTA([.$A$60:.A257])" office:value-type="float" office:value="719.998065656566">
            <text:p>719.998</text:p>
          </table:table-cell>
          <table:table-cell table:formula="of:=[.E256]+(([.A257]-[.D256])*([.A257]-[.D256]))" office:value-type="float" office:value="43023488.3820546">
            <text:p>43023488.382</text:p>
          </table:table-cell>
          <table:table-cell table:formula="of:=[.E257]/(COUNT([.$A$60:.A257])-1)" office:value-type="float" office:value="218393.342040886">
            <text:p>218393.342</text:p>
          </table:table-cell>
          <table:table-cell table:formula="of:=[.J256]" office:value-type="float" office:value="990.71625425231">
            <text:p>990.7162542523</text:p>
          </table:table-cell>
          <table:table-cell table:formula="of:=[.K256]+[.$C$7]" office:value-type="float" office:value="2531.87555504272">
            <text:p>2531.8755550427</text:p>
          </table:table-cell>
          <table:table-cell table:formula="of:=[.H257]/([.F257]+[.H257])" office:value-type="float" office:value="0.011460328443236">
            <text:p>0.0114603284</text:p>
          </table:table-cell>
          <table:table-cell table:formula="of:=[.G257]+[.I257]*([.A257] -[.G257] )" office:value-type="float" office:value="993.459842507478">
            <text:p>993.4598425075</text:p>
          </table:table-cell>
          <table:table-cell table:formula="of:=(1-[.I257])*[.H257]" office:value-type="float" office:value="2502.85942960453">
            <text:p>2502.8594296045</text:p>
          </table:table-cell>
          <table:table-cell table:formula="of:=ABS([.G257]-[.A257])" office:value-type="float" office:value="239.39874574769">
            <text:p>239.40</text:p>
          </table:table-cell>
          <table:table-cell table:formula="of:=IF([.L257]&lt;[.$C$9];1;0)" office:value-type="float" office:value="0">
            <text:p>0</text:p>
          </table:table-cell>
          <table:table-cell/>
          <table:table-cell table:formula="of:=IF(AND([.M257];[.B257]);&quot;Not Jammed&quot;;IF([.M2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0.115">
            <text:p>1230.1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7]+([.A258]-[.D257])/COUNTA([.$A$60:.A258])" office:value-type="float" office:value="722.561467336683">
            <text:p>722.561</text:p>
          </table:table-cell>
          <table:table-cell table:formula="of:=[.E257]+(([.A258]-[.D257])*([.A258]-[.D257]))" office:value-type="float" office:value="43283707.6687585">
            <text:p>43283707.669</text:p>
          </table:table-cell>
          <table:table-cell table:formula="of:=[.E258]/(COUNT([.$A$60:.A258])-1)" office:value-type="float" office:value="218604.584185649">
            <text:p>218604.584</text:p>
          </table:table-cell>
          <table:table-cell table:formula="of:=[.J257]" office:value-type="float" office:value="993.459842507478">
            <text:p>993.4598425075</text:p>
          </table:table-cell>
          <table:table-cell table:formula="of:=[.K257]+[.$C$7]" office:value-type="float" office:value="2562.85942960453">
            <text:p>2562.8594296045</text:p>
          </table:table-cell>
          <table:table-cell table:formula="of:=[.H258]/([.F258]+[.H258])" office:value-type="float" office:value="0.0115878692980822">
            <text:p>0.0115878693</text:p>
          </table:table-cell>
          <table:table-cell table:formula="of:=[.G258]+[.I258]*([.A258] -[.G258] )" office:value-type="float" office:value="996.202171541218">
            <text:p>996.2021715412</text:p>
          </table:table-cell>
          <table:table-cell table:formula="of:=(1-[.I258])*[.H258]" office:value-type="float" office:value="2533.16134950491">
            <text:p>2533.1613495049</text:p>
          </table:table-cell>
          <table:table-cell table:formula="of:=ABS([.G258]-[.A258])" office:value-type="float" office:value="236.655157492523">
            <text:p>236.66</text:p>
          </table:table-cell>
          <table:table-cell table:formula="of:=IF([.L258]&lt;[.$C$9];1;0)" office:value-type="float" office:value="0">
            <text:p>0</text:p>
          </table:table-cell>
          <table:table-cell/>
          <table:table-cell table:formula="of:=IF(AND([.M258];[.B258]);&quot;Not Jammed&quot;;IF([.M2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51.223">
            <text:p>1051.2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8]+([.A259]-[.D258])/COUNTA([.$A$60:.A259])" office:value-type="float" office:value="724.204775">
            <text:p>724.205</text:p>
          </table:table-cell>
          <table:table-cell table:formula="of:=[.E258]+(([.A259]-[.D258])*([.A259]-[.D258]))" office:value-type="float" office:value="43391726.0718111">
            <text:p>43391726.072</text:p>
          </table:table-cell>
          <table:table-cell table:formula="of:=[.E259]/(COUNT([.$A$60:.A259])-1)" office:value-type="float" office:value="218048.874732719">
            <text:p>218048.875</text:p>
          </table:table-cell>
          <table:table-cell table:formula="of:=[.J258]" office:value-type="float" office:value="996.202171541218">
            <text:p>996.2021715412</text:p>
          </table:table-cell>
          <table:table-cell table:formula="of:=[.K258]+[.$C$7]" office:value-type="float" office:value="2593.16134950491">
            <text:p>2593.1613495049</text:p>
          </table:table-cell>
          <table:table-cell table:formula="of:=[.H259]/([.F259]+[.H259])" office:value-type="float" office:value="0.0117527983132758">
            <text:p>0.0117527983</text:p>
          </table:table-cell>
          <table:table-cell table:formula="of:=[.G259]+[.I259]*([.A259] -[.G259] )" office:value-type="float" office:value="996.848820241123">
            <text:p>996.8488202411</text:p>
          </table:table-cell>
          <table:table-cell table:formula="of:=(1-[.I259])*[.H259]" office:value-type="float" office:value="2562.6844471704">
            <text:p>2562.6844471704</text:p>
          </table:table-cell>
          <table:table-cell table:formula="of:=ABS([.G259]-[.A259])" office:value-type="float" office:value="55.0208284587822">
            <text:p>55.02</text:p>
          </table:table-cell>
          <table:table-cell table:formula="of:=IF([.L259]&lt;[.$C$9];1;0)" office:value-type="float" office:value="1">
            <text:p>1</text:p>
          </table:table-cell>
          <table:table-cell/>
          <table:table-cell table:formula="of:=IF(AND([.M259];[.B259]);&quot;Not Jammed&quot;;IF([.M2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2.284">
            <text:p>1042.2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59]+([.A260]-[.D259])/COUNTA([.$A$60:.A260])" office:value-type="float" office:value="725.787258706468">
            <text:p>725.787</text:p>
          </table:table-cell>
          <table:table-cell table:formula="of:=[.E259]+(([.A260]-[.D259])*([.A260]-[.D259]))" office:value-type="float" office:value="43492900.4651877">
            <text:p>43492900.465</text:p>
          </table:table-cell>
          <table:table-cell table:formula="of:=[.E260]/(COUNT([.$A$60:.A260])-1)" office:value-type="float" office:value="217464.502325939">
            <text:p>217464.502</text:p>
          </table:table-cell>
          <table:table-cell table:formula="of:=[.J259]" office:value-type="float" office:value="996.848820241123">
            <text:p>996.8488202411</text:p>
          </table:table-cell>
          <table:table-cell table:formula="of:=[.K259]+[.$C$7]" office:value-type="float" office:value="2622.6844471704">
            <text:p>2622.6844471704</text:p>
          </table:table-cell>
          <table:table-cell table:formula="of:=[.H260]/([.F260]+[.H260])" office:value-type="float" office:value="0.0119165703629724">
            <text:p>0.0119165704</text:p>
          </table:table-cell>
          <table:table-cell table:formula="of:=[.G260]+[.I260]*([.A260] -[.G260] )" office:value-type="float" office:value="997.390251757674">
            <text:p>997.3902517577</text:p>
          </table:table-cell>
          <table:table-cell table:formula="of:=(1-[.I260])*[.H260]" office:value-type="float" office:value="2591.43104341582">
            <text:p>2591.4310434158</text:p>
          </table:table-cell>
          <table:table-cell table:formula="of:=ABS([.G260]-[.A260])" office:value-type="float" office:value="45.4351797588769">
            <text:p>45.44</text:p>
          </table:table-cell>
          <table:table-cell table:formula="of:=IF([.L260]&lt;[.$C$9];1;0)" office:value-type="float" office:value="1">
            <text:p>1</text:p>
          </table:table-cell>
          <table:table-cell/>
          <table:table-cell table:formula="of:=IF(AND([.M260];[.B260]);&quot;Not Jammed&quot;;IF([.M26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3.704">
            <text:p>1043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0]+([.A261]-[.D260])/COUNTA([.$A$60:.A261])" office:value-type="float" office:value="727.361103960396">
            <text:p>727.361</text:p>
          </table:table-cell>
          <table:table-cell table:formula="of:=[.E260]+(([.A261]-[.D260])*([.A261]-[.D260]))" office:value-type="float" office:value="43593971.5195824">
            <text:p>43593971.520</text:p>
          </table:table-cell>
          <table:table-cell table:formula="of:=[.E261]/(COUNT([.$A$60:.A261])-1)" office:value-type="float" office:value="216885.430445684">
            <text:p>216885.430</text:p>
          </table:table-cell>
          <table:table-cell table:formula="of:=[.J260]" office:value-type="float" office:value="997.390251757674">
            <text:p>997.3902517577</text:p>
          </table:table-cell>
          <table:table-cell table:formula="of:=[.K260]+[.$C$7]" office:value-type="float" office:value="2651.43104341582">
            <text:p>2651.4310434158</text:p>
          </table:table-cell>
          <table:table-cell table:formula="of:=[.H261]/([.F261]+[.H261])" office:value-type="float" office:value="0.0120773842963382">
            <text:p>0.0120773843</text:p>
          </table:table-cell>
          <table:table-cell table:formula="of:=[.G261]+[.I261]*([.A261] -[.G261] )" office:value-type="float" office:value="997.949600693401">
            <text:p>997.9496006934</text:p>
          </table:table-cell>
          <table:table-cell table:formula="of:=(1-[.I261])*[.H261]" office:value-type="float" office:value="2619.40869176925">
            <text:p>2619.4086917693</text:p>
          </table:table-cell>
          <table:table-cell table:formula="of:=ABS([.G261]-[.A261])" office:value-type="float" office:value="46.3137482423258">
            <text:p>46.31</text:p>
          </table:table-cell>
          <table:table-cell table:formula="of:=IF([.L261]&lt;[.$C$9];1;0)" office:value-type="float" office:value="1">
            <text:p>1</text:p>
          </table:table-cell>
          <table:table-cell/>
          <table:table-cell table:formula="of:=IF(AND([.M261];[.B261]);&quot;Not Jammed&quot;;IF([.M2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2.781">
            <text:p>1052.7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1]+([.A262]-[.D261])/COUNTA([.$A$60:.A262])" office:value-type="float" office:value="728.964157635468">
            <text:p>728.964</text:p>
          </table:table-cell>
          <table:table-cell table:formula="of:=[.E261]+(([.A262]-[.D261])*([.A262]-[.D261]))" office:value-type="float" office:value="43699869.6283209">
            <text:p>43699869.628</text:p>
          </table:table-cell>
          <table:table-cell table:formula="of:=[.E262]/(COUNT([.$A$60:.A262])-1)" office:value-type="float" office:value="216335.988259014">
            <text:p>216335.988</text:p>
          </table:table-cell>
          <table:table-cell table:formula="of:=[.J261]" office:value-type="float" office:value="997.949600693401">
            <text:p>997.9496006934</text:p>
          </table:table-cell>
          <table:table-cell table:formula="of:=[.K261]+[.$C$7]" office:value-type="float" office:value="2679.40869176925">
            <text:p>2679.4086917693</text:p>
          </table:table-cell>
          <table:table-cell table:formula="of:=[.H262]/([.F262]+[.H262])" office:value-type="float" office:value="0.0122338827729603">
            <text:p>0.0122338828</text:p>
          </table:table-cell>
          <table:table-cell table:formula="of:=[.G262]+[.I262]*([.A262] -[.G262] )" office:value-type="float" office:value="998.620401604795">
            <text:p>998.6204016048</text:p>
          </table:table-cell>
          <table:table-cell table:formula="of:=(1-[.I262])*[.H262]" office:value-type="float" office:value="2646.62911993329">
            <text:p>2646.6291199333</text:p>
          </table:table-cell>
          <table:table-cell table:formula="of:=ABS([.G262]-[.A262])" office:value-type="float" office:value="54.8313993065993">
            <text:p>54.83</text:p>
          </table:table-cell>
          <table:table-cell table:formula="of:=IF([.L262]&lt;[.$C$9];1;0)" office:value-type="float" office:value="1">
            <text:p>1</text:p>
          </table:table-cell>
          <table:table-cell/>
          <table:table-cell table:formula="of:=IF(AND([.M262];[.B262]);&quot;Not Jammed&quot;;IF([.M26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59.623">
            <text:p>1259.6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2]+([.A263]-[.D262])/COUNTA([.$A$60:.A263])" office:value-type="float" office:value="731.565426470588">
            <text:p>731.565</text:p>
          </table:table-cell>
          <table:table-cell table:formula="of:=[.E262]+(([.A263]-[.D262])*([.A263]-[.D262]))" office:value-type="float" office:value="43981468.4353005">
            <text:p>43981468.435</text:p>
          </table:table-cell>
          <table:table-cell table:formula="of:=[.E263]/(COUNT([.$A$60:.A263])-1)" office:value-type="float" office:value="216657.47997685">
            <text:p>216657.480</text:p>
          </table:table-cell>
          <table:table-cell table:formula="of:=[.J262]" office:value-type="float" office:value="998.620401604795">
            <text:p>998.6204016048</text:p>
          </table:table-cell>
          <table:table-cell table:formula="of:=[.K262]+[.$C$7]" office:value-type="float" office:value="2706.62911993329">
            <text:p>2706.6291199333</text:p>
          </table:table-cell>
          <table:table-cell table:formula="of:=[.H263]/([.F263]+[.H263])" office:value-type="float" office:value="0.0123385230659548">
            <text:p>0.0123385231</text:p>
          </table:table-cell>
          <table:table-cell table:formula="of:=[.G263]+[.I263]*([.A263] -[.G263] )" office:value-type="float" office:value="1001.84078818537">
            <text:p>1001.8407881854</text:p>
          </table:table-cell>
          <table:table-cell table:formula="of:=(1-[.I263])*[.H263]" office:value-type="float" office:value="2673.23331410601">
            <text:p>2673.233314106</text:p>
          </table:table-cell>
          <table:table-cell table:formula="of:=ABS([.G263]-[.A263])" office:value-type="float" office:value="261.002598395205">
            <text:p>261.00</text:p>
          </table:table-cell>
          <table:table-cell table:formula="of:=IF([.L263]&lt;[.$C$9];1;0)" office:value-type="float" office:value="0">
            <text:p>0</text:p>
          </table:table-cell>
          <table:table-cell/>
          <table:table-cell table:formula="of:=IF(AND([.M263];[.B263]);&quot;Not Jammed&quot;;IF([.M2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8.46">
            <text:p>1318.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3]+([.A264]-[.D263])/COUNTA([.$A$60:.A264])" office:value-type="float" office:value="734.428326829268">
            <text:p>734.428</text:p>
          </table:table-cell>
          <table:table-cell table:formula="of:=[.E263]+(([.A264]-[.D263])*([.A264]-[.D263]))" office:value-type="float" office:value="44325913.6757388">
            <text:p>44325913.676</text:p>
          </table:table-cell>
          <table:table-cell table:formula="of:=[.E264]/(COUNT([.$A$60:.A264])-1)" office:value-type="float" office:value="217283.890567347">
            <text:p>217283.891</text:p>
          </table:table-cell>
          <table:table-cell table:formula="of:=[.J263]" office:value-type="float" office:value="1001.84078818537">
            <text:p>1001.8407881854</text:p>
          </table:table-cell>
          <table:table-cell table:formula="of:=[.K263]+[.$C$7]" office:value-type="float" office:value="2733.23331410601">
            <text:p>2733.233314106</text:p>
          </table:table-cell>
          <table:table-cell table:formula="of:=[.H264]/([.F264]+[.H264])" office:value-type="float" office:value="0.0124228208508838">
            <text:p>0.0124228209</text:p>
          </table:table-cell>
          <table:table-cell table:formula="of:=[.G264]+[.I264]*([.A264] -[.G264] )" office:value-type="float" office:value="1005.77409193169">
            <text:p>1005.7740919317</text:p>
          </table:table-cell>
          <table:table-cell table:formula="of:=(1-[.I264])*[.H264]" office:value-type="float" office:value="2699.2788463012">
            <text:p>2699.2788463012</text:p>
          </table:table-cell>
          <table:table-cell table:formula="of:=ABS([.G264]-[.A264])" office:value-type="float" office:value="316.619211814632">
            <text:p>316.62</text:p>
          </table:table-cell>
          <table:table-cell table:formula="of:=IF([.L264]&lt;[.$C$9];1;0)" office:value-type="float" office:value="0">
            <text:p>0</text:p>
          </table:table-cell>
          <table:table-cell/>
          <table:table-cell table:formula="of:=IF(AND([.M264];[.B264]);&quot;Not Jammed&quot;;IF([.M2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02.746">
            <text:p>1302.7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4]+([.A265]-[.D264])/COUNTA([.$A$60:.A265])" office:value-type="float" office:value="737.187150485437">
            <text:p>737.187</text:p>
          </table:table-cell>
          <table:table-cell table:formula="of:=[.E264]+(([.A265]-[.D264])*([.A265]-[.D264]))" office:value-type="float" office:value="44648898.653377">
            <text:p>44648898.653</text:p>
          </table:table-cell>
          <table:table-cell table:formula="of:=[.E265]/(COUNT([.$A$60:.A265])-1)" office:value-type="float" office:value="217799.505626229">
            <text:p>217799.506</text:p>
          </table:table-cell>
          <table:table-cell table:formula="of:=[.J264]" office:value-type="float" office:value="1005.77409193169">
            <text:p>1005.7740919317</text:p>
          </table:table-cell>
          <table:table-cell table:formula="of:=[.K264]+[.$C$7]" office:value-type="float" office:value="2759.2788463012">
            <text:p>2759.2788463012</text:p>
          </table:table-cell>
          <table:table-cell table:formula="of:=[.H265]/([.F265]+[.H265])" office:value-type="float" office:value="0.0125104010384354">
            <text:p>0.012510401</text:p>
          </table:table-cell>
          <table:table-cell table:formula="of:=[.G265]+[.I265]*([.A265] -[.G265] )" office:value-type="float" office:value="1009.48932959877">
            <text:p>1009.4893295988</text:p>
          </table:table-cell>
          <table:table-cell table:formula="of:=(1-[.I265])*[.H265]" office:value-type="float" office:value="2724.7591613571">
            <text:p>2724.7591613571</text:p>
          </table:table-cell>
          <table:table-cell table:formula="of:=ABS([.G265]-[.A265])" office:value-type="float" office:value="296.971908068311">
            <text:p>296.97</text:p>
          </table:table-cell>
          <table:table-cell table:formula="of:=IF([.L265]&lt;[.$C$9];1;0)" office:value-type="float" office:value="0">
            <text:p>0</text:p>
          </table:table-cell>
          <table:table-cell/>
          <table:table-cell table:formula="of:=IF(AND([.M265];[.B265]);&quot;Not Jammed&quot;;IF([.M2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81.233">
            <text:p>1281.2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5]+([.A266]-[.D265])/COUNTA([.$A$60:.A266])" office:value-type="float" office:value="739.815391304348">
            <text:p>739.815</text:p>
          </table:table-cell>
          <table:table-cell table:formula="of:=[.E265]+(([.A266]-[.D265])*([.A266]-[.D265]))" office:value-type="float" office:value="44944884.539751">
            <text:p>44944884.540</text:p>
          </table:table-cell>
          <table:table-cell table:formula="of:=[.E266]/(COUNT([.$A$60:.A266])-1)" office:value-type="float" office:value="218179.05116384">
            <text:p>218179.051</text:p>
          </table:table-cell>
          <table:table-cell table:formula="of:=[.J265]" office:value-type="float" office:value="1009.48932959877">
            <text:p>1009.4893295988</text:p>
          </table:table-cell>
          <table:table-cell table:formula="of:=[.K265]+[.$C$7]" office:value-type="float" office:value="2784.7591613571">
            <text:p>2784.7591613571</text:p>
          </table:table-cell>
          <table:table-cell table:formula="of:=[.H266]/([.F266]+[.H266])" office:value-type="float" office:value="0.0126027839457453">
            <text:p>0.0126027839</text:p>
          </table:table-cell>
          <table:table-cell table:formula="of:=[.G266]+[.I266]*([.A266] -[.G266] )" office:value-type="float" office:value="1012.91405636546">
            <text:p>1012.9140563655</text:p>
          </table:table-cell>
          <table:table-cell table:formula="of:=(1-[.I266])*[.H266]" office:value-type="float" office:value="2749.66344330558">
            <text:p>2749.6634433056</text:p>
          </table:table-cell>
          <table:table-cell table:formula="of:=ABS([.G266]-[.A266])" office:value-type="float" office:value="271.743670401226">
            <text:p>271.74</text:p>
          </table:table-cell>
          <table:table-cell table:formula="of:=IF([.L266]&lt;[.$C$9];1;0)" office:value-type="float" office:value="0">
            <text:p>0</text:p>
          </table:table-cell>
          <table:table-cell/>
          <table:table-cell table:formula="of:=IF(AND([.M266];[.B266]);&quot;Not Jammed&quot;;IF([.M2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5.599">
            <text:p>1335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6]+([.A267]-[.D266])/COUNTA([.$A$60:.A267])" office:value-type="float" office:value="742.679735576923">
            <text:p>742.680</text:p>
          </table:table-cell>
          <table:table-cell table:formula="of:=[.E266]+(([.A267]-[.D266])*([.A267]-[.D266]))" office:value-type="float" office:value="45299842.6481414">
            <text:p>45299842.648</text:p>
          </table:table-cell>
          <table:table-cell table:formula="of:=[.E267]/(COUNT([.$A$60:.A267])-1)" office:value-type="float" office:value="218839.819556239">
            <text:p>218839.820</text:p>
          </table:table-cell>
          <table:table-cell table:formula="of:=[.J266]" office:value-type="float" office:value="1012.91405636546">
            <text:p>1012.9140563655</text:p>
          </table:table-cell>
          <table:table-cell table:formula="of:=[.K266]+[.$C$7]" office:value-type="float" office:value="2809.66344330559">
            <text:p>2809.6634433056</text:p>
          </table:table-cell>
          <table:table-cell table:formula="of:=[.H267]/([.F267]+[.H267])" office:value-type="float" office:value="0.0126761560879046">
            <text:p>0.0126761561</text:p>
          </table:table-cell>
          <table:table-cell table:formula="of:=[.G267]+[.I267]*([.A267] -[.G267] )" office:value-type="float" office:value="1017.00446107819">
            <text:p>1017.0044610782</text:p>
          </table:table-cell>
          <table:table-cell table:formula="of:=(1-[.I267])*[.H267]" office:value-type="float" office:value="2774.04771094376">
            <text:p>2774.0477109438</text:p>
          </table:table-cell>
          <table:table-cell table:formula="of:=ABS([.G267]-[.A267])" office:value-type="float" office:value="322.684943634536">
            <text:p>322.68</text:p>
          </table:table-cell>
          <table:table-cell table:formula="of:=IF([.L267]&lt;[.$C$9];1;0)" office:value-type="float" office:value="0">
            <text:p>0</text:p>
          </table:table-cell>
          <table:table-cell/>
          <table:table-cell table:formula="of:=IF(AND([.M267];[.B267]);&quot;Not Jammed&quot;;IF([.M2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588">
            <text:p>1340.5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7]+([.A268]-[.D267])/COUNTA([.$A$60:.A268])" office:value-type="float" office:value="745.540540669856">
            <text:p>745.541</text:p>
          </table:table-cell>
          <table:table-cell table:formula="of:=[.E267]+(([.A268]-[.D267])*([.A268]-[.D267]))" office:value-type="float" office:value="45657336.9408068">
            <text:p>45657336.941</text:p>
          </table:table-cell>
          <table:table-cell table:formula="of:=[.E268]/(COUNT([.$A$60:.A268])-1)" office:value-type="float" office:value="219506.427600033">
            <text:p>219506.428</text:p>
          </table:table-cell>
          <table:table-cell table:formula="of:=[.J267]" office:value-type="float" office:value="1017.00446107819">
            <text:p>1017.0044610782</text:p>
          </table:table-cell>
          <table:table-cell table:formula="of:=[.K267]+[.$C$7]" office:value-type="float" office:value="2834.04771094376">
            <text:p>2834.0477109438</text:p>
          </table:table-cell>
          <table:table-cell table:formula="of:=[.H268]/([.F268]+[.H268])" office:value-type="float" office:value="0.0127464318270433">
            <text:p>0.0127464318</text:p>
          </table:table-cell>
          <table:table-cell table:formula="of:=[.G268]+[.I268]*([.A268] -[.G268] )" office:value-type="float" office:value="1021.12899659741">
            <text:p>1021.1289965974</text:p>
          </table:table-cell>
          <table:table-cell table:formula="of:=(1-[.I268])*[.H268]" office:value-type="float" office:value="2797.92371500163">
            <text:p>2797.9237150016</text:p>
          </table:table-cell>
          <table:table-cell table:formula="of:=ABS([.G268]-[.A268])" office:value-type="float" office:value="323.583538921808">
            <text:p>323.58</text:p>
          </table:table-cell>
          <table:table-cell table:formula="of:=IF([.L268]&lt;[.$C$9];1;0)" office:value-type="float" office:value="0">
            <text:p>0</text:p>
          </table:table-cell>
          <table:table-cell/>
          <table:table-cell table:formula="of:=IF(AND([.M268];[.B268]);&quot;Not Jammed&quot;;IF([.M2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77.468">
            <text:p>1377.4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8]+([.A269]-[.D268])/COUNTA([.$A$60:.A269])" office:value-type="float" office:value="748.549719047619">
            <text:p>748.550</text:p>
          </table:table-cell>
          <table:table-cell table:formula="of:=[.E268]+(([.A269]-[.D268])*([.A269]-[.D268]))" office:value-type="float" office:value="46056669.2546623">
            <text:p>46056669.255</text:p>
          </table:table-cell>
          <table:table-cell table:formula="of:=[.E269]/(COUNT([.$A$60:.A269])-1)" office:value-type="float" office:value="220366.838539054">
            <text:p>220366.839</text:p>
          </table:table-cell>
          <table:table-cell table:formula="of:=[.J268]" office:value-type="float" office:value="1021.12899659741">
            <text:p>1021.1289965974</text:p>
          </table:table-cell>
          <table:table-cell table:formula="of:=[.K268]+[.$C$7]" office:value-type="float" office:value="2857.92371500163">
            <text:p>2857.9237150016</text:p>
          </table:table-cell>
          <table:table-cell table:formula="of:=[.H269]/([.F269]+[.H269])" office:value-type="float" office:value="0.0128028973405244">
            <text:p>0.0128028973</text:p>
          </table:table-cell>
          <table:table-cell table:formula="of:=[.G269]+[.I269]*([.A269] -[.G269] )" office:value-type="float" office:value="1025.6911682764">
            <text:p>1025.6911682764</text:p>
          </table:table-cell>
          <table:table-cell table:formula="of:=(1-[.I269])*[.H269]" office:value-type="float" office:value="2821.33401107141">
            <text:p>2821.3340110714</text:p>
          </table:table-cell>
          <table:table-cell table:formula="of:=ABS([.G269]-[.A269])" office:value-type="float" office:value="356.339003402588">
            <text:p>356.34</text:p>
          </table:table-cell>
          <table:table-cell table:formula="of:=IF([.L269]&lt;[.$C$9];1;0)" office:value-type="float" office:value="0">
            <text:p>0</text:p>
          </table:table-cell>
          <table:table-cell/>
          <table:table-cell table:formula="of:=IF(AND([.M269];[.B269]);&quot;Not Jammed&quot;;IF([.M26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83.188">
            <text:p>1383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69]+([.A270]-[.D269])/COUNTA([.$A$60:.A270])" office:value-type="float" office:value="751.557483412322">
            <text:p>751.557</text:p>
          </table:table-cell>
          <table:table-cell table:formula="of:=[.E269]+(([.A270]-[.D269])*([.A270]-[.D269]))" office:value-type="float" office:value="46459435.0023125">
            <text:p>46459435.002</text:p>
          </table:table-cell>
          <table:table-cell table:formula="of:=[.E270]/(COUNT([.$A$60:.A270])-1)" office:value-type="float" office:value="221235.404772917">
            <text:p>221235.405</text:p>
          </table:table-cell>
          <table:table-cell table:formula="of:=[.J269]" office:value-type="float" office:value="1025.6911682764">
            <text:p>1025.6911682764</text:p>
          </table:table-cell>
          <table:table-cell table:formula="of:=[.K269]+[.$C$7]" office:value-type="float" office:value="2881.33401107142">
            <text:p>2881.3340110714</text:p>
          </table:table-cell>
          <table:table-cell table:formula="of:=[.H270]/([.F270]+[.H270])" office:value-type="float" office:value="0.0128563980838957">
            <text:p>0.0128563981</text:p>
          </table:table-cell>
          <table:table-cell table:formula="of:=[.G270]+[.I270]*([.A270] -[.G270] )" office:value-type="float" office:value="1030.28728985877">
            <text:p>1030.2872898588</text:p>
          </table:table-cell>
          <table:table-cell table:formula="of:=(1-[.I270])*[.H270]" office:value-type="float" office:value="2844.29043401241">
            <text:p>2844.2904340124</text:p>
          </table:table-cell>
          <table:table-cell table:formula="of:=ABS([.G270]-[.A270])" office:value-type="float" office:value="357.4968317236">
            <text:p>357.50</text:p>
          </table:table-cell>
          <table:table-cell table:formula="of:=IF([.L270]&lt;[.$C$9];1;0)" office:value-type="float" office:value="0">
            <text:p>0</text:p>
          </table:table-cell>
          <table:table-cell/>
          <table:table-cell table:formula="of:=IF(AND([.M270];[.B270]);&quot;Not Jammed&quot;;IF([.M2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88.344">
            <text:p>1388.3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0]+([.A271]-[.D270])/COUNTA([.$A$60:.A271])" office:value-type="float" office:value="754.561193396226">
            <text:p>754.561</text:p>
          </table:table-cell>
          <table:table-cell table:formula="of:=[.E270]+(([.A271]-[.D270])*([.A271]-[.D270]))" office:value-type="float" office:value="46864932.0700203">
            <text:p>46864932.070</text:p>
          </table:table-cell>
          <table:table-cell table:formula="of:=[.E271]/(COUNT([.$A$60:.A271])-1)" office:value-type="float" office:value="222108.682796305">
            <text:p>222108.683</text:p>
          </table:table-cell>
          <table:table-cell table:formula="of:=[.J270]" office:value-type="float" office:value="1030.28728985877">
            <text:p>1030.2872898588</text:p>
          </table:table-cell>
          <table:table-cell table:formula="of:=[.K270]+[.$C$7]" office:value-type="float" office:value="2904.29043401241">
            <text:p>2904.2904340124</text:p>
          </table:table-cell>
          <table:table-cell table:formula="of:=[.H271]/([.F271]+[.H271])" office:value-type="float" office:value="0.0129072132700529">
            <text:p>0.0129072133</text:p>
          </table:table-cell>
          <table:table-cell table:formula="of:=[.G271]+[.I271]*([.A271] -[.G271] )" office:value-type="float" office:value="1034.90880417934">
            <text:p>1034.9088041793</text:p>
          </table:table-cell>
          <table:table-cell table:formula="of:=(1-[.I271])*[.H271]" office:value-type="float" office:value="2866.80413798244">
            <text:p>2866.8041379824</text:p>
          </table:table-cell>
          <table:table-cell table:formula="of:=ABS([.G271]-[.A271])" office:value-type="float" office:value="358.05671014123">
            <text:p>358.06</text:p>
          </table:table-cell>
          <table:table-cell table:formula="of:=IF([.L271]&lt;[.$C$9];1;0)" office:value-type="float" office:value="0">
            <text:p>0</text:p>
          </table:table-cell>
          <table:table-cell/>
          <table:table-cell table:formula="of:=IF(AND([.M271];[.B271]);&quot;Not Jammed&quot;;IF([.M2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18.228">
            <text:p>1418.2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1]+([.A272]-[.D271])/COUNTA([.$A$60:.A272])" office:value-type="float" office:value="757.677">
            <text:p>757.677</text:p>
          </table:table-cell>
          <table:table-cell table:formula="of:=[.E271]+(([.A272]-[.D271])*([.A272]-[.D271]))" office:value-type="float" office:value="47305385.700208">
            <text:p>47305385.700</text:p>
          </table:table-cell>
          <table:table-cell table:formula="of:=[.E272]/(COUNT([.$A$60:.A272])-1)" office:value-type="float" office:value="223138.611793434">
            <text:p>223138.612</text:p>
          </table:table-cell>
          <table:table-cell table:formula="of:=[.J271]" office:value-type="float" office:value="1034.90880417934">
            <text:p>1034.9088041793</text:p>
          </table:table-cell>
          <table:table-cell table:formula="of:=[.K271]+[.$C$7]" office:value-type="float" office:value="2926.80413798244">
            <text:p>2926.8041379824</text:p>
          </table:table-cell>
          <table:table-cell table:formula="of:=[.H272]/([.F272]+[.H272])" office:value-type="float" office:value="0.0129467133480973">
            <text:p>0.0129467133</text:p>
          </table:table-cell>
          <table:table-cell table:formula="of:=[.G272]+[.I272]*([.A272] -[.G272] )" office:value-type="float" office:value="1039.87152792845">
            <text:p>1039.8715279285</text:p>
          </table:table-cell>
          <table:table-cell table:formula="of:=(1-[.I272])*[.H272]" office:value-type="float" office:value="2888.91164378196">
            <text:p>2888.911643782</text:p>
          </table:table-cell>
          <table:table-cell table:formula="of:=ABS([.G272]-[.A272])" office:value-type="float" office:value="383.319195820663">
            <text:p>383.32</text:p>
          </table:table-cell>
          <table:table-cell table:formula="of:=IF([.L272]&lt;[.$C$9];1;0)" office:value-type="float" office:value="0">
            <text:p>0</text:p>
          </table:table-cell>
          <table:table-cell/>
          <table:table-cell table:formula="of:=IF(AND([.M272];[.B272]);&quot;Not Jammed&quot;;IF([.M27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0.188">
            <text:p>1390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2]+([.A273]-[.D272])/COUNTA([.$A$60:.A273])" office:value-type="float" office:value="760.632658878505">
            <text:p>760.633</text:p>
          </table:table-cell>
          <table:table-cell table:formula="of:=[.E272]+(([.A273]-[.D272])*([.A273]-[.D272]))" office:value-type="float" office:value="47705455.865329">
            <text:p>47705455.865</text:p>
          </table:table-cell>
          <table:table-cell table:formula="of:=[.E273]/(COUNT([.$A$60:.A273])-1)" office:value-type="float" office:value="223969.276363047">
            <text:p>223969.276</text:p>
          </table:table-cell>
          <table:table-cell table:formula="of:=[.J272]" office:value-type="float" office:value="1039.87152792845">
            <text:p>1039.8715279285</text:p>
          </table:table-cell>
          <table:table-cell table:formula="of:=[.K272]+[.$C$7]" office:value-type="float" office:value="2948.91164378196">
            <text:p>2948.911643782</text:p>
          </table:table-cell>
          <table:table-cell table:formula="of:=[.H273]/([.F273]+[.H273])" office:value-type="float" office:value="0.0129954838335533">
            <text:p>0.0129954838</text:p>
          </table:table-cell>
          <table:table-cell table:formula="of:=[.G273]+[.I273]*([.A273] -[.G273] )" office:value-type="float" office:value="1044.42405997788">
            <text:p>1044.4240599779</text:p>
          </table:table-cell>
          <table:table-cell table:formula="of:=(1-[.I273])*[.H273]" office:value-type="float" office:value="2910.58911018861">
            <text:p>2910.5891101886</text:p>
          </table:table-cell>
          <table:table-cell table:formula="of:=ABS([.G273]-[.A273])" office:value-type="float" office:value="350.31647207155">
            <text:p>350.32</text:p>
          </table:table-cell>
          <table:table-cell table:formula="of:=IF([.L273]&lt;[.$C$9];1;0)" office:value-type="float" office:value="0">
            <text:p>0</text:p>
          </table:table-cell>
          <table:table-cell/>
          <table:table-cell table:formula="of:=IF(AND([.M273];[.B273]);&quot;Not Jammed&quot;;IF([.M2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06.972">
            <text:p>1406.9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3]+([.A274]-[.D273])/COUNTA([.$A$60:.A274])" office:value-type="float" office:value="763.638888372093">
            <text:p>763.639</text:p>
          </table:table-cell>
          <table:table-cell table:formula="of:=[.E273]+(([.A274]-[.D273])*([.A274]-[.D273]))" office:value-type="float" office:value="48123210.4092104">
            <text:p>48123210.409</text:p>
          </table:table-cell>
          <table:table-cell table:formula="of:=[.E274]/(COUNT([.$A$60:.A274])-1)" office:value-type="float" office:value="224874.81499631">
            <text:p>224874.815</text:p>
          </table:table-cell>
          <table:table-cell table:formula="of:=[.J273]" office:value-type="float" office:value="1044.42405997788">
            <text:p>1044.4240599779</text:p>
          </table:table-cell>
          <table:table-cell table:formula="of:=[.K273]+[.$C$7]" office:value-type="float" office:value="2970.58911018861">
            <text:p>2970.5891101886</text:p>
          </table:table-cell>
          <table:table-cell table:formula="of:=[.H274]/([.F274]+[.H274])" office:value-type="float" office:value="0.0130377398738318">
            <text:p>0.0130377399</text:p>
          </table:table-cell>
          <table:table-cell table:formula="of:=[.G274]+[.I274]*([.A274] -[.G274] )" office:value-type="float" office:value="1049.15086571169">
            <text:p>1049.1508657117</text:p>
          </table:table-cell>
          <table:table-cell table:formula="of:=(1-[.I274])*[.H274]" office:value-type="float" office:value="2931.85934209793">
            <text:p>2931.8593420979</text:p>
          </table:table-cell>
          <table:table-cell table:formula="of:=ABS([.G274]-[.A274])" office:value-type="float" office:value="362.547940022117">
            <text:p>362.55</text:p>
          </table:table-cell>
          <table:table-cell table:formula="of:=IF([.L274]&lt;[.$C$9];1;0)" office:value-type="float" office:value="0">
            <text:p>0</text:p>
          </table:table-cell>
          <table:table-cell/>
          <table:table-cell table:formula="of:=IF(AND([.M274];[.B274]);&quot;Not Jammed&quot;;IF([.M2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23.375">
            <text:p>1423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4]+([.A275]-[.D274])/COUNTA([.$A$60:.A275])" office:value-type="float" office:value="766.693222222222">
            <text:p>766.693</text:p>
          </table:table-cell>
          <table:table-cell table:formula="of:=[.E274]+(([.A275]-[.D274])*([.A275]-[.D274]))" office:value-type="float" office:value="48558462.1461963">
            <text:p>48558462.146</text:p>
          </table:table-cell>
          <table:table-cell table:formula="of:=[.E275]/(COUNT([.$A$60:.A275])-1)" office:value-type="float" office:value="225853.31230789">
            <text:p>225853.312</text:p>
          </table:table-cell>
          <table:table-cell table:formula="of:=[.J274]" office:value-type="float" office:value="1049.15086571169">
            <text:p>1049.1508657117</text:p>
          </table:table-cell>
          <table:table-cell table:formula="of:=[.K274]+[.$C$7]" office:value-type="float" office:value="2991.85934209793">
            <text:p>2991.8593420979</text:p>
          </table:table-cell>
          <table:table-cell table:formula="of:=[.H275]/([.F275]+[.H275])" office:value-type="float" office:value="0.0130737271864923">
            <text:p>0.0130737272</text:p>
          </table:table-cell>
          <table:table-cell table:formula="of:=[.G275]+[.I275]*([.A275] -[.G275] )" office:value-type="float" office:value="1054.04336994997">
            <text:p>1054.04336995</text:p>
          </table:table-cell>
          <table:table-cell table:formula="of:=(1-[.I275])*[.H275]" office:value-type="float" office:value="2952.74458927899">
            <text:p>2952.744589279</text:p>
          </table:table-cell>
          <table:table-cell table:formula="of:=ABS([.G275]-[.A275])" office:value-type="float" office:value="374.224134288315">
            <text:p>374.22</text:p>
          </table:table-cell>
          <table:table-cell table:formula="of:=IF([.L275]&lt;[.$C$9];1;0)" office:value-type="float" office:value="0">
            <text:p>0</text:p>
          </table:table-cell>
          <table:table-cell/>
          <table:table-cell table:formula="of:=IF(AND([.M275];[.B275]);&quot;Not Jammed&quot;;IF([.M2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39.531">
            <text:p>1539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5]+([.A276]-[.D275])/COUNTA([.$A$60:.A276])" office:value-type="float" office:value="770.254686635944">
            <text:p>770.255</text:p>
          </table:table-cell>
          <table:table-cell table:formula="of:=[.E275]+(([.A276]-[.D275])*([.A276]-[.D275]))" office:value-type="float" office:value="49155740.3769568">
            <text:p>49155740.377</text:p>
          </table:table-cell>
          <table:table-cell table:formula="of:=[.E276]/(COUNT([.$A$60:.A276])-1)" office:value-type="float" office:value="227572.872115541">
            <text:p>227572.872</text:p>
          </table:table-cell>
          <table:table-cell table:formula="of:=[.J275]" office:value-type="float" office:value="1054.04336994997">
            <text:p>1054.04336995</text:p>
          </table:table-cell>
          <table:table-cell table:formula="of:=[.K275]+[.$C$7]" office:value-type="float" office:value="3012.74458927899">
            <text:p>3012.744589279</text:p>
          </table:table-cell>
          <table:table-cell table:formula="of:=[.H276]/([.F276]+[.H276])" office:value-type="float" office:value="0.0130656223589857">
            <text:p>0.0130656224</text:p>
          </table:table-cell>
          <table:table-cell table:formula="of:=[.G276]+[.I276]*([.A276] -[.G276] )" office:value-type="float" office:value="1060.38656798416">
            <text:p>1060.3865679842</text:p>
          </table:table-cell>
          <table:table-cell table:formula="of:=(1-[.I276])*[.H276]" office:value-type="float" office:value="2973.38120621139">
            <text:p>2973.3812062114</text:p>
          </table:table-cell>
          <table:table-cell table:formula="of:=ABS([.G276]-[.A276])" office:value-type="float" office:value="485.487630050028">
            <text:p>485.49</text:p>
          </table:table-cell>
          <table:table-cell table:formula="of:=IF([.L276]&lt;[.$C$9];1;0)" office:value-type="float" office:value="0">
            <text:p>0</text:p>
          </table:table-cell>
          <table:table-cell/>
          <table:table-cell table:formula="of:=IF(AND([.M276];[.B276]);&quot;Not Jammed&quot;;IF([.M27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9.75">
            <text:p>1489.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6]+([.A277]-[.D276])/COUNTA([.$A$60:.A277])" office:value-type="float" office:value="773.555123853211">
            <text:p>773.555</text:p>
          </table:table-cell>
          <table:table-cell table:formula="of:=[.E276]+(([.A277]-[.D276])*([.A277]-[.D276]))" office:value-type="float" office:value="49673413.8829096">
            <text:p>49673413.883</text:p>
          </table:table-cell>
          <table:table-cell table:formula="of:=[.E277]/(COUNT([.$A$60:.A277])-1)" office:value-type="float" office:value="228909.741395897">
            <text:p>228909.741</text:p>
          </table:table-cell>
          <table:table-cell table:formula="of:=[.J276]" office:value-type="float" office:value="1060.38656798416">
            <text:p>1060.3865679842</text:p>
          </table:table-cell>
          <table:table-cell table:formula="of:=[.K276]+[.$C$7]" office:value-type="float" office:value="3033.38120621139">
            <text:p>3033.3812062114</text:p>
          </table:table-cell>
          <table:table-cell table:formula="of:=[.H277]/([.F277]+[.H277])" office:value-type="float" office:value="0.0130781252411397">
            <text:p>0.0130781252</text:p>
          </table:table-cell>
          <table:table-cell table:formula="of:=[.G277]+[.I277]*([.A277] -[.G277] )" office:value-type="float" office:value="1066.00183672203">
            <text:p>1066.001836722</text:p>
          </table:table-cell>
          <table:table-cell table:formula="of:=(1-[.I277])*[.H277]" office:value-type="float" office:value="2993.71026689244">
            <text:p>2993.7102668924</text:p>
          </table:table-cell>
          <table:table-cell table:formula="of:=ABS([.G277]-[.A277])" office:value-type="float" office:value="429.363432015836">
            <text:p>429.36</text:p>
          </table:table-cell>
          <table:table-cell table:formula="of:=IF([.L277]&lt;[.$C$9];1;0)" office:value-type="float" office:value="0">
            <text:p>0</text:p>
          </table:table-cell>
          <table:table-cell/>
          <table:table-cell table:formula="of:=IF(AND([.M277];[.B277]);&quot;Not Jammed&quot;;IF([.M2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28.469">
            <text:p>1528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7]+([.A278]-[.D277])/COUNTA([.$A$60:.A278])" office:value-type="float" office:value="777.002219178082">
            <text:p>777.002</text:p>
          </table:table-cell>
          <table:table-cell table:formula="of:=[.E277]+(([.A278]-[.D277])*([.A278]-[.D277]))" office:value-type="float" office:value="50243308.8433086">
            <text:p>50243308.843</text:p>
          </table:table-cell>
          <table:table-cell table:formula="of:=[.E278]/(COUNT([.$A$60:.A278])-1)" office:value-type="float" office:value="230473.893776645">
            <text:p>230473.894</text:p>
          </table:table-cell>
          <table:table-cell table:formula="of:=[.J277]" office:value-type="float" office:value="1066.00183672203">
            <text:p>1066.001836722</text:p>
          </table:table-cell>
          <table:table-cell table:formula="of:=[.K277]+[.$C$7]" office:value-type="float" office:value="3053.71026689244">
            <text:p>3053.7102668924</text:p>
          </table:table-cell>
          <table:table-cell table:formula="of:=[.H278]/([.F278]+[.H278])" office:value-type="float" office:value="0.0130764424163026">
            <text:p>0.0130764424</text:p>
          </table:table-cell>
          <table:table-cell table:formula="of:=[.G278]+[.I278]*([.A278] -[.G278] )" office:value-type="float" office:value="1072.04926195207">
            <text:p>1072.0492619521</text:p>
          </table:table-cell>
          <table:table-cell table:formula="of:=(1-[.I278])*[.H278]" office:value-type="float" office:value="3013.77860043135">
            <text:p>3013.7786004314</text:p>
          </table:table-cell>
          <table:table-cell table:formula="of:=ABS([.G278]-[.A278])" office:value-type="float" office:value="462.467163277967">
            <text:p>462.47</text:p>
          </table:table-cell>
          <table:table-cell table:formula="of:=IF([.L278]&lt;[.$C$9];1;0)" office:value-type="float" office:value="0">
            <text:p>0</text:p>
          </table:table-cell>
          <table:table-cell/>
          <table:table-cell table:formula="of:=IF(AND([.M278];[.B278]);&quot;Not Jammed&quot;;IF([.M27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8.531">
            <text:p>1598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8]+([.A279]-[.D278])/COUNTA([.$A$60:.A279])" office:value-type="float" office:value="780.736440909091">
            <text:p>780.736</text:p>
          </table:table-cell>
          <table:table-cell table:formula="of:=[.E278]+(([.A279]-[.D278])*([.A279]-[.D278]))" office:value-type="float" office:value="50918218.3810273">
            <text:p>50918218.381</text:p>
          </table:table-cell>
          <table:table-cell table:formula="of:=[.E279]/(COUNT([.$A$60:.A279])-1)" office:value-type="float" office:value="232503.280278664">
            <text:p>232503.280</text:p>
          </table:table-cell>
          <table:table-cell table:formula="of:=[.J278]" office:value-type="float" office:value="1072.04926195207">
            <text:p>1072.0492619521</text:p>
          </table:table-cell>
          <table:table-cell table:formula="of:=[.K278]+[.$C$7]" office:value-type="float" office:value="3073.77860043135">
            <text:p>3073.7786004314</text:p>
          </table:table-cell>
          <table:table-cell table:formula="of:=[.H279]/([.F279]+[.H279])" office:value-type="float" office:value="0.0130478689862959">
            <text:p>0.013047869</text:p>
          </table:table-cell>
          <table:table-cell table:formula="of:=[.G279]+[.I279]*([.A279] -[.G279] )" office:value-type="float" office:value="1078.9187266938">
            <text:p>1078.9187266938</text:p>
          </table:table-cell>
          <table:table-cell table:formula="of:=(1-[.I279])*[.H279]" office:value-type="float" office:value="3033.67233996004">
            <text:p>3033.67233996</text:p>
          </table:table-cell>
          <table:table-cell table:formula="of:=ABS([.G279]-[.A279])" office:value-type="float" office:value="526.481738047932">
            <text:p>526.48</text:p>
          </table:table-cell>
          <table:table-cell table:formula="of:=IF([.L279]&lt;[.$C$9];1;0)" office:value-type="float" office:value="0">
            <text:p>0</text:p>
          </table:table-cell>
          <table:table-cell/>
          <table:table-cell table:formula="of:=IF(AND([.M279];[.B279]);&quot;Not Jammed&quot;;IF([.M27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18.608">
            <text:p>1718.6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79]+([.A280]-[.D279])/COUNTA([.$A$60:.A280])" office:value-type="float" office:value="784.980203619909">
            <text:p>784.980</text:p>
          </table:table-cell>
          <table:table-cell table:formula="of:=[.E279]+(([.A280]-[.D279])*([.A280]-[.D279]))" office:value-type="float" office:value="51797821.442379">
            <text:p>51797821.442</text:p>
          </table:table-cell>
          <table:table-cell table:formula="of:=[.E280]/(COUNT([.$A$60:.A280])-1)" office:value-type="float" office:value="235444.642919904">
            <text:p>235444.643</text:p>
          </table:table-cell>
          <table:table-cell table:formula="of:=[.J279]" office:value-type="float" office:value="1078.9187266938">
            <text:p>1078.9187266938</text:p>
          </table:table-cell>
          <table:table-cell table:formula="of:=[.K279]+[.$C$7]" office:value-type="float" office:value="3093.67233996004">
            <text:p>3093.67233996</text:p>
          </table:table-cell>
          <table:table-cell table:formula="of:=[.H280]/([.F280]+[.H280])" office:value-type="float" office:value="0.0129692889655475">
            <text:p>0.012969289</text:p>
          </table:table-cell>
          <table:table-cell table:formula="of:=[.G280]+[.I280]*([.A280] -[.G280] )" office:value-type="float" office:value="1087.21504172746">
            <text:p>1087.2150417275</text:p>
          </table:table-cell>
          <table:table-cell table:formula="of:=(1-[.I280])*[.H280]" office:value-type="float" office:value="3053.54960941838">
            <text:p>3053.5496094184</text:p>
          </table:table-cell>
          <table:table-cell table:formula="of:=ABS([.G280]-[.A280])" office:value-type="float" office:value="639.689273306205">
            <text:p>639.69</text:p>
          </table:table-cell>
          <table:table-cell table:formula="of:=IF([.L280]&lt;[.$C$9];1;0)" office:value-type="float" office:value="0">
            <text:p>0</text:p>
          </table:table-cell>
          <table:table-cell/>
          <table:table-cell table:formula="of:=IF(AND([.M280];[.B280]);&quot;Not Jammed&quot;;IF([.M28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16.764">
            <text:p>1716.7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0]+([.A281]-[.D280])/COUNTA([.$A$60:.A281])" office:value-type="float" office:value="789.177427927928">
            <text:p>789.177</text:p>
          </table:table-cell>
          <table:table-cell table:formula="of:=[.E280]+(([.A281]-[.D280])*([.A281]-[.D280]))" office:value-type="float" office:value="52666042.4855754">
            <text:p>52666042.486</text:p>
          </table:table-cell>
          <table:table-cell table:formula="of:=[.E281]/(COUNT([.$A$60:.A281])-1)" office:value-type="float" office:value="238307.884550115">
            <text:p>238307.885</text:p>
          </table:table-cell>
          <table:table-cell table:formula="of:=[.J280]" office:value-type="float" office:value="1087.21504172746">
            <text:p>1087.2150417275</text:p>
          </table:table-cell>
          <table:table-cell table:formula="of:=[.K280]+[.$C$7]" office:value-type="float" office:value="3113.54960941838">
            <text:p>3113.5496094184</text:p>
          </table:table-cell>
          <table:table-cell table:formula="of:=[.H281]/([.F281]+[.H281])" office:value-type="float" office:value="0.0128967405908165">
            <text:p>0.0128967406</text:p>
          </table:table-cell>
          <table:table-cell table:formula="of:=[.G281]+[.I281]*([.A281] -[.G281] )" office:value-type="float" office:value="1095.33417133152">
            <text:p>1095.3341713315</text:p>
          </table:table-cell>
          <table:table-cell table:formula="of:=(1-[.I281])*[.H281]" office:value-type="float" office:value="3073.39496778907">
            <text:p>3073.3949677891</text:p>
          </table:table-cell>
          <table:table-cell table:formula="of:=ABS([.G281]-[.A281])" office:value-type="float" office:value="629.548958272536">
            <text:p>629.55</text:p>
          </table:table-cell>
          <table:table-cell table:formula="of:=IF([.L281]&lt;[.$C$9];1;0)" office:value-type="float" office:value="0">
            <text:p>0</text:p>
          </table:table-cell>
          <table:table-cell/>
          <table:table-cell table:formula="of:=IF(AND([.M281];[.B281]);&quot;Not Jammed&quot;;IF([.M2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81.5">
            <text:p>1681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1]+([.A282]-[.D281])/COUNTA([.$A$60:.A282])" office:value-type="float" office:value="793.178874439462">
            <text:p>793.179</text:p>
          </table:table-cell>
          <table:table-cell table:formula="of:=[.E281]+(([.A282]-[.D281])*([.A282]-[.D281]))" office:value-type="float" office:value="53462282.0582048">
            <text:p>53462282.058</text:p>
          </table:table-cell>
          <table:table-cell table:formula="of:=[.E282]/(COUNT([.$A$60:.A282])-1)" office:value-type="float" office:value="240821.090352274">
            <text:p>240821.090</text:p>
          </table:table-cell>
          <table:table-cell table:formula="of:=[.J281]" office:value-type="float" office:value="1095.33417133152">
            <text:p>1095.3341713315</text:p>
          </table:table-cell>
          <table:table-cell table:formula="of:=[.K281]+[.$C$7]" office:value-type="float" office:value="3133.39496778907">
            <text:p>3133.3949677891</text:p>
          </table:table-cell>
          <table:table-cell table:formula="of:=[.H282]/([.F282]+[.H282])" office:value-type="float" office:value="0.0128441785510856">
            <text:p>0.0128441786</text:p>
          </table:table-cell>
          <table:table-cell table:formula="of:=[.G282]+[.I282]*([.A282] -[.G282] )" office:value-type="float" office:value="1102.86298989549">
            <text:p>1102.8629898955</text:p>
          </table:table-cell>
          <table:table-cell table:formula="of:=(1-[.I282])*[.H282]" office:value-type="float" office:value="3093.14908335171">
            <text:p>3093.1490833517</text:p>
          </table:table-cell>
          <table:table-cell table:formula="of:=ABS([.G282]-[.A282])" office:value-type="float" office:value="586.165828668476">
            <text:p>586.17</text:p>
          </table:table-cell>
          <table:table-cell table:formula="of:=IF([.L282]&lt;[.$C$9];1;0)" office:value-type="float" office:value="0">
            <text:p>0</text:p>
          </table:table-cell>
          <table:table-cell/>
          <table:table-cell table:formula="of:=IF(AND([.M282];[.B282]);&quot;Not Jammed&quot;;IF([.M2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6.469">
            <text:p>1646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2]+([.A283]-[.D282])/COUNTA([.$A$60:.A283])" office:value-type="float" office:value="796.988205357143">
            <text:p>796.988</text:p>
          </table:table-cell>
          <table:table-cell table:formula="of:=[.E282]+(([.A283]-[.D282])*([.A283]-[.D282]))" office:value-type="float" office:value="54190386.0965839">
            <text:p>54190386.097</text:p>
          </table:table-cell>
          <table:table-cell table:formula="of:=[.E283]/(COUNT([.$A$60:.A283])-1)" office:value-type="float" office:value="243006.215679748">
            <text:p>243006.216</text:p>
          </table:table-cell>
          <table:table-cell table:formula="of:=[.J282]" office:value-type="float" office:value="1102.86298989549">
            <text:p>1102.8629898955</text:p>
          </table:table-cell>
          <table:table-cell table:formula="of:=[.K282]+[.$C$7]" office:value-type="float" office:value="3153.14908335171">
            <text:p>3153.1490833517</text:p>
          </table:table-cell>
          <table:table-cell table:formula="of:=[.H283]/([.F283]+[.H283])" office:value-type="float" office:value="0.0128093809731198">
            <text:p>0.012809381</text:p>
          </table:table-cell>
          <table:table-cell table:formula="of:=[.G283]+[.I283]*([.A283] -[.G283] )" office:value-type="float" office:value="1109.82624637819">
            <text:p>1109.8262463782</text:p>
          </table:table-cell>
          <table:table-cell table:formula="of:=(1-[.I283])*[.H283]" office:value-type="float" office:value="3112.75919547802">
            <text:p>3112.759195478</text:p>
          </table:table-cell>
          <table:table-cell table:formula="of:=ABS([.G283]-[.A283])" office:value-type="float" office:value="543.606010104513">
            <text:p>543.61</text:p>
          </table:table-cell>
          <table:table-cell table:formula="of:=IF([.L283]&lt;[.$C$9];1;0)" office:value-type="float" office:value="0">
            <text:p>0</text:p>
          </table:table-cell>
          <table:table-cell/>
          <table:table-cell table:formula="of:=IF(AND([.M283];[.B283]);&quot;Not Jammed&quot;;IF([.M2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7.75">
            <text:p>1607.7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283]+([.A284]-[.D283])/COUNTA([.$A$60:.A284])" office:value-type="float" office:value="800.591591111111">
            <text:p>800.592</text:p>
          </table:table-cell>
          <table:table-cell table:formula="of:=[.E283]+(([.A284]-[.D283])*([.A284]-[.D283]))" office:value-type="float" office:value="54847720.7842364">
            <text:p>54847720.784</text:p>
          </table:table-cell>
          <table:table-cell table:formula="of:=[.E284]/(COUNT([.$A$60:.A284])-1)" office:value-type="float" office:value="244855.896358198">
            <text:p>244855.896</text:p>
          </table:table-cell>
          <table:table-cell table:formula="of:=[.J283]" office:value-type="float" office:value="1109.82624637819">
            <text:p>1109.8262463782</text:p>
          </table:table-cell>
          <table:table-cell table:formula="of:=[.K283]+[.$C$7]" office:value-type="float" office:value="3172.75919547802">
            <text:p>3172.759195478</text:p>
          </table:table-cell>
          <table:table-cell table:formula="of:=[.H284]/([.F284]+[.H284])" office:value-type="float" office:value="0.0127919057916733">
            <text:p>0.0127919058</text:p>
          </table:table-cell>
          <table:table-cell table:formula="of:=[.G284]+[.I284]*([.A284] -[.G284] )" office:value-type="float" office:value="1116.19564012596">
            <text:p>1116.195640126</text:p>
          </table:table-cell>
          <table:table-cell table:formula="of:=(1-[.I284])*[.H284]" office:value-type="float" office:value="3132.1735587498">
            <text:p>3132.1735587498</text:p>
          </table:table-cell>
          <table:table-cell table:formula="of:=ABS([.G284]-[.A284])" office:value-type="float" office:value="497.923753621807">
            <text:p>497.92</text:p>
          </table:table-cell>
          <table:table-cell table:formula="of:=IF([.L284]&lt;[.$C$9];1;0)" office:value-type="float" office:value="0">
            <text:p>0</text:p>
          </table:table-cell>
          <table:table-cell/>
          <table:table-cell table:formula="of:=IF(AND([.M284];[.B284]);&quot;Not Jammed&quot;;IF([.M2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1.669">
            <text:p>1661.6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4]+([.A285]-[.D284])/COUNTA([.$A$60:.A285])" office:value-type="float" office:value="804.401668141593">
            <text:p>804.402</text:p>
          </table:table-cell>
          <table:table-cell table:formula="of:=[.E284]+(([.A285]-[.D284])*([.A285]-[.D284]))" office:value-type="float" office:value="55589175.0883352">
            <text:p>55589175.088</text:p>
          </table:table-cell>
          <table:table-cell table:formula="of:=[.E285]/(COUNT([.$A$60:.A285])-1)" office:value-type="float" office:value="247063.000392601">
            <text:p>247063.000</text:p>
          </table:table-cell>
          <table:table-cell table:formula="of:=[.J284]" office:value-type="float" office:value="1116.19564012596">
            <text:p>1116.195640126</text:p>
          </table:table-cell>
          <table:table-cell table:formula="of:=[.K284]+[.$C$7]" office:value-type="float" office:value="3192.1735587498">
            <text:p>3192.1735587498</text:p>
          </table:table-cell>
          <table:table-cell table:formula="of:=[.H285]/([.F285]+[.H285])" office:value-type="float" office:value="0.012755674571469">
            <text:p>0.0127556746</text:p>
          </table:table-cell>
          <table:table-cell table:formula="of:=[.G285]+[.I285]*([.A285] -[.G285] )" office:value-type="float" office:value="1123.15352079192">
            <text:p>1123.1535207919</text:p>
          </table:table-cell>
          <table:table-cell table:formula="of:=(1-[.I285])*[.H285]" office:value-type="float" office:value="3151.45523165874">
            <text:p>3151.4552316587</text:p>
          </table:table-cell>
          <table:table-cell table:formula="of:=ABS([.G285]-[.A285])" office:value-type="float" office:value="545.47335987404">
            <text:p>545.47</text:p>
          </table:table-cell>
          <table:table-cell table:formula="of:=IF([.L285]&lt;[.$C$9];1;0)" office:value-type="float" office:value="0">
            <text:p>0</text:p>
          </table:table-cell>
          <table:table-cell/>
          <table:table-cell table:formula="of:=IF(AND([.M285];[.B285]);&quot;Not Jammed&quot;;IF([.M2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6.188">
            <text:p>1626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5]+([.A286]-[.D285])/COUNTA([.$A$60:.A286])" office:value-type="float" office:value="808.021872246696">
            <text:p>808.022</text:p>
          </table:table-cell>
          <table:table-cell table:formula="of:=[.E285]+(([.A286]-[.D285])*([.A286]-[.D285]))" office:value-type="float" office:value="56264507.8635645">
            <text:p>56264507.864</text:p>
          </table:table-cell>
          <table:table-cell table:formula="of:=[.E286]/(COUNT([.$A$60:.A286])-1)" office:value-type="float" office:value="248957.999396303">
            <text:p>248957.999</text:p>
          </table:table-cell>
          <table:table-cell table:formula="of:=[.J285]" office:value-type="float" office:value="1123.15352079192">
            <text:p>1123.1535207919</text:p>
          </table:table-cell>
          <table:table-cell table:formula="of:=[.K285]+[.$C$7]" office:value-type="float" office:value="3211.45523165874">
            <text:p>3211.4552316587</text:p>
          </table:table-cell>
          <table:table-cell table:formula="of:=[.H286]/([.F286]+[.H286])" office:value-type="float" office:value="0.012735306250302">
            <text:p>0.0127353063</text:p>
          </table:table-cell>
          <table:table-cell table:formula="of:=[.G286]+[.I286]*([.A286] -[.G286] )" office:value-type="float" office:value="1129.55981893909">
            <text:p>1129.5598189391</text:p>
          </table:table-cell>
          <table:table-cell table:formula="of:=(1-[.I286])*[.H286]" office:value-type="float" office:value="3170.55636577443">
            <text:p>3170.5563657744</text:p>
          </table:table-cell>
          <table:table-cell table:formula="of:=ABS([.G286]-[.A286])" office:value-type="float" office:value="503.034479208081">
            <text:p>503.03</text:p>
          </table:table-cell>
          <table:table-cell table:formula="of:=IF([.L286]&lt;[.$C$9];1;0)" office:value-type="float" office:value="0">
            <text:p>0</text:p>
          </table:table-cell>
          <table:table-cell/>
          <table:table-cell table:formula="of:=IF(AND([.M286];[.B286]);&quot;Not Jammed&quot;;IF([.M2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6.688">
            <text:p>1596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6]+([.A287]-[.D286])/COUNTA([.$A$60:.A287])" office:value-type="float" office:value="811.480934210526">
            <text:p>811.481</text:p>
          </table:table-cell>
          <table:table-cell table:formula="of:=[.E286]+(([.A287]-[.D286])*([.A287]-[.D286]))" office:value-type="float" office:value="56886502.1246299">
            <text:p>56886502.125</text:p>
          </table:table-cell>
          <table:table-cell table:formula="of:=[.E287]/(COUNT([.$A$60:.A287])-1)" office:value-type="float" office:value="250601.330945506">
            <text:p>250601.331</text:p>
          </table:table-cell>
          <table:table-cell table:formula="of:=[.J286]" office:value-type="float" office:value="1129.55981893909">
            <text:p>1129.5598189391</text:p>
          </table:table-cell>
          <table:table-cell table:formula="of:=[.K286]+[.$C$7]" office:value-type="float" office:value="3230.55636577443">
            <text:p>3230.5563657744</text:p>
          </table:table-cell>
          <table:table-cell table:formula="of:=[.H287]/([.F287]+[.H287])" office:value-type="float" office:value="0.0127271494531052">
            <text:p>0.0127271495</text:p>
          </table:table-cell>
          <table:table-cell table:formula="of:=[.G287]+[.I287]*([.A287] -[.G287] )" office:value-type="float" office:value="1135.50502911321">
            <text:p>1135.5050291132</text:p>
          </table:table-cell>
          <table:table-cell table:formula="of:=(1-[.I287])*[.H287]" office:value-type="float" office:value="3189.44059209054">
            <text:p>3189.4405920905</text:p>
          </table:table-cell>
          <table:table-cell table:formula="of:=ABS([.G287]-[.A287])" office:value-type="float" office:value="467.128181060905">
            <text:p>467.13</text:p>
          </table:table-cell>
          <table:table-cell table:formula="of:=IF([.L287]&lt;[.$C$9];1;0)" office:value-type="float" office:value="0">
            <text:p>0</text:p>
          </table:table-cell>
          <table:table-cell/>
          <table:table-cell table:formula="of:=IF(AND([.M287];[.B287]);&quot;Not Jammed&quot;;IF([.M28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74.99">
            <text:p>1574.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7]+([.A288]-[.D287])/COUNTA([.$A$60:.A288])" office:value-type="float" office:value="814.815034934498">
            <text:p>814.815</text:p>
          </table:table-cell>
          <table:table-cell table:formula="of:=[.E287]+(([.A288]-[.D287])*([.A288]-[.D287]))" office:value-type="float" office:value="57469448.2181726">
            <text:p>57469448.218</text:p>
          </table:table-cell>
          <table:table-cell table:formula="of:=[.E288]/(COUNT([.$A$60:.A288])-1)" office:value-type="float" office:value="252058.983413038">
            <text:p>252058.983</text:p>
          </table:table-cell>
          <table:table-cell table:formula="of:=[.J287]" office:value-type="float" office:value="1135.50502911321">
            <text:p>1135.5050291132</text:p>
          </table:table-cell>
          <table:table-cell table:formula="of:=[.K287]+[.$C$7]" office:value-type="float" office:value="3249.44059209054">
            <text:p>3249.4405920905</text:p>
          </table:table-cell>
          <table:table-cell table:formula="of:=[.H288]/([.F288]+[.H288])" office:value-type="float" office:value="0.0127275102838959">
            <text:p>0.0127275103</text:p>
          </table:table-cell>
          <table:table-cell table:formula="of:=[.G288]+[.I288]*([.A288] -[.G288] )" office:value-type="float" office:value="1141.09857859979">
            <text:p>1141.0985785998</text:p>
          </table:table-cell>
          <table:table-cell table:formula="of:=(1-[.I288])*[.H288]" office:value-type="float" office:value="3208.0833035378">
            <text:p>3208.0833035378</text:p>
          </table:table-cell>
          <table:table-cell table:formula="of:=ABS([.G288]-[.A288])" office:value-type="float" office:value="439.484970886786">
            <text:p>439.48</text:p>
          </table:table-cell>
          <table:table-cell table:formula="of:=IF([.L288]&lt;[.$C$9];1;0)" office:value-type="float" office:value="0">
            <text:p>0</text:p>
          </table:table-cell>
          <table:table-cell/>
          <table:table-cell table:formula="of:=IF(AND([.M288];[.B288]);&quot;Not Jammed&quot;;IF([.M2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67.612">
            <text:p>1567.6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8]+([.A289]-[.D288])/COUNTA([.$A$60:.A289])" office:value-type="float" office:value="818.088065217391">
            <text:p>818.088</text:p>
          </table:table-cell>
          <table:table-cell table:formula="of:=[.E288]+(([.A289]-[.D288])*([.A289]-[.D288]))" office:value-type="float" office:value="58036151.4887844">
            <text:p>58036151.489</text:p>
          </table:table-cell>
          <table:table-cell table:formula="of:=[.E289]/(COUNT([.$A$60:.A289])-1)" office:value-type="float" office:value="253432.975933556">
            <text:p>253432.976</text:p>
          </table:table-cell>
          <table:table-cell table:formula="of:=[.J288]" office:value-type="float" office:value="1141.09857859979">
            <text:p>1141.0985785998</text:p>
          </table:table-cell>
          <table:table-cell table:formula="of:=[.K288]+[.$C$7]" office:value-type="float" office:value="3268.0833035378">
            <text:p>3268.0833035378</text:p>
          </table:table-cell>
          <table:table-cell table:formula="of:=[.H289]/([.F289]+[.H289])" office:value-type="float" office:value="0.0127310861640011">
            <text:p>0.0127310862</text:p>
          </table:table-cell>
          <table:table-cell table:formula="of:=[.G289]+[.I289]*([.A289] -[.G289] )" office:value-type="float" office:value="1146.52855771774">
            <text:p>1146.5285577178</text:p>
          </table:table-cell>
          <table:table-cell table:formula="of:=(1-[.I289])*[.H289]" office:value-type="float" office:value="3226.47705340932">
            <text:p>3226.4770534093</text:p>
          </table:table-cell>
          <table:table-cell table:formula="of:=ABS([.G289]-[.A289])" office:value-type="float" office:value="426.513421400206">
            <text:p>426.51</text:p>
          </table:table-cell>
          <table:table-cell table:formula="of:=IF([.L289]&lt;[.$C$9];1;0)" office:value-type="float" office:value="0">
            <text:p>0</text:p>
          </table:table-cell>
          <table:table-cell/>
          <table:table-cell table:formula="of:=IF(AND([.M289];[.B289]);&quot;Not Jammed&quot;;IF([.M2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35.844">
            <text:p>1535.8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89]+([.A290]-[.D289])/COUNTA([.$A$60:.A290])" office:value-type="float" office:value="821.195233766234">
            <text:p>821.195</text:p>
          </table:table-cell>
          <table:table-cell table:formula="of:=[.E289]+(([.A290]-[.D289])*([.A290]-[.D289]))" office:value-type="float" office:value="58551325.0707001">
            <text:p>58551325.071</text:p>
          </table:table-cell>
          <table:table-cell table:formula="of:=[.E290]/(COUNT([.$A$60:.A290])-1)" office:value-type="float" office:value="254570.978568261">
            <text:p>254570.979</text:p>
          </table:table-cell>
          <table:table-cell table:formula="of:=[.J289]" office:value-type="float" office:value="1146.52855771774">
            <text:p>1146.5285577178</text:p>
          </table:table-cell>
          <table:table-cell table:formula="of:=[.K289]+[.$C$7]" office:value-type="float" office:value="3286.47705340932">
            <text:p>3286.4770534093</text:p>
          </table:table-cell>
          <table:table-cell table:formula="of:=[.H290]/([.F290]+[.H290])" office:value-type="float" office:value="0.0127453249140535">
            <text:p>0.0127453249</text:p>
          </table:table-cell>
          <table:table-cell table:formula="of:=[.G290]+[.I290]*([.A290] -[.G290] )" office:value-type="float" office:value="1151.49050952369">
            <text:p>1151.4905095237</text:p>
          </table:table-cell>
          <table:table-cell table:formula="of:=(1-[.I290])*[.H290]" office:value-type="float" office:value="3244.58983554104">
            <text:p>3244.589835541</text:p>
          </table:table-cell>
          <table:table-cell table:formula="of:=ABS([.G290]-[.A290])" office:value-type="float" office:value="389.315442282257">
            <text:p>389.32</text:p>
          </table:table-cell>
          <table:table-cell table:formula="of:=IF([.L290]&lt;[.$C$9];1;0)" office:value-type="float" office:value="0">
            <text:p>0</text:p>
          </table:table-cell>
          <table:table-cell/>
          <table:table-cell table:formula="of:=IF(AND([.M290];[.B290]);&quot;Not Jammed&quot;;IF([.M2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15.974">
            <text:p>1515.9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0]+([.A291]-[.D290])/COUNTA([.$A$60:.A291])" office:value-type="float" office:value="824.189969827586">
            <text:p>824.190</text:p>
          </table:table-cell>
          <table:table-cell table:formula="of:=[.E290]+(([.A291]-[.D290])*([.A291]-[.D290]))" office:value-type="float" office:value="59034042.6047094">
            <text:p>59034042.605</text:p>
          </table:table-cell>
          <table:table-cell table:formula="of:=[.E291]/(COUNT([.$A$60:.A291])-1)" office:value-type="float" office:value="255558.625994413">
            <text:p>255558.626</text:p>
          </table:table-cell>
          <table:table-cell table:formula="of:=[.J290]" office:value-type="float" office:value="1151.49050952369">
            <text:p>1151.4905095237</text:p>
          </table:table-cell>
          <table:table-cell table:formula="of:=[.K290]+[.$C$7]" office:value-type="float" office:value="3304.58983554104">
            <text:p>3304.589835541</text:p>
          </table:table-cell>
          <table:table-cell table:formula="of:=[.H291]/([.F291]+[.H291])" office:value-type="float" office:value="0.0127657760294217">
            <text:p>0.012765776</text:p>
          </table:table-cell>
          <table:table-cell table:formula="of:=[.G291]+[.I291]*([.A291] -[.G291] )" office:value-type="float" office:value="1156.14342412953">
            <text:p>1156.1434241295</text:p>
          </table:table-cell>
          <table:table-cell table:formula="of:=(1-[.I291])*[.H291]" office:value-type="float" office:value="3262.40418183142">
            <text:p>3262.4041818314</text:p>
          </table:table-cell>
          <table:table-cell table:formula="of:=ABS([.G291]-[.A291])" office:value-type="float" office:value="364.483490476312">
            <text:p>364.48</text:p>
          </table:table-cell>
          <table:table-cell table:formula="of:=IF([.L291]&lt;[.$C$9];1;0)" office:value-type="float" office:value="0">
            <text:p>0</text:p>
          </table:table-cell>
          <table:table-cell/>
          <table:table-cell table:formula="of:=IF(AND([.M291];[.B291]);&quot;Not Jammed&quot;;IF([.M2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1.219">
            <text:p>1501.2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1]+([.A292]-[.D291])/COUNTA([.$A$60:.A292])" office:value-type="float" office:value="827.095673819742">
            <text:p>827.096</text:p>
          </table:table-cell>
          <table:table-cell table:formula="of:=[.E291]+(([.A292]-[.D291])*([.A292]-[.D291]))" office:value-type="float" office:value="59492410.9124056">
            <text:p>59492410.912</text:p>
          </table:table-cell>
          <table:table-cell table:formula="of:=[.E292]/(COUNT([.$A$60:.A292])-1)" office:value-type="float" office:value="256432.805656921">
            <text:p>256432.806</text:p>
          </table:table-cell>
          <table:table-cell table:formula="of:=[.J291]" office:value-type="float" office:value="1156.14342412953">
            <text:p>1156.1434241295</text:p>
          </table:table-cell>
          <table:table-cell table:formula="of:=[.K291]+[.$C$7]" office:value-type="float" office:value="3322.40418183142">
            <text:p>3322.4041818314</text:p>
          </table:table-cell>
          <table:table-cell table:formula="of:=[.H292]/([.F292]+[.H292])" office:value-type="float" office:value="0.0127905199048514">
            <text:p>0.0127905199</text:p>
          </table:table-cell>
          <table:table-cell table:formula="of:=[.G292]+[.I292]*([.A292] -[.G292] )" office:value-type="float" office:value="1160.55712015138">
            <text:p>1160.5571201514</text:p>
          </table:table-cell>
          <table:table-cell table:formula="of:=(1-[.I292])*[.H292]" office:value-type="float" office:value="3279.90890501174">
            <text:p>3279.9089050118</text:p>
          </table:table-cell>
          <table:table-cell table:formula="of:=ABS([.G292]-[.A292])" office:value-type="float" office:value="345.075575870469">
            <text:p>345.08</text:p>
          </table:table-cell>
          <table:table-cell table:formula="of:=IF([.L292]&lt;[.$C$9];1;0)" office:value-type="float" office:value="0">
            <text:p>0</text:p>
          </table:table-cell>
          <table:table-cell/>
          <table:table-cell table:formula="of:=IF(AND([.M292];[.B292]);&quot;Not Jammed&quot;;IF([.M2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50.804">
            <text:p>1550.8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2]+([.A293]-[.D292])/COUNTA([.$A$60:.A293])" office:value-type="float" office:value="830.188444444444">
            <text:p>830.188</text:p>
          </table:table-cell>
          <table:table-cell table:formula="of:=[.E292]+(([.A293]-[.D292])*([.A293]-[.D292]))" office:value-type="float" office:value="60016164.6537882">
            <text:p>60016164.654</text:p>
          </table:table-cell>
          <table:table-cell table:formula="of:=[.E293]/(COUNT([.$A$60:.A293])-1)" office:value-type="float" office:value="257580.10581025">
            <text:p>257580.106</text:p>
          </table:table-cell>
          <table:table-cell table:formula="of:=[.J292]" office:value-type="float" office:value="1160.55712015138">
            <text:p>1160.5571201514</text:p>
          </table:table-cell>
          <table:table-cell table:formula="of:=[.K292]+[.$C$7]" office:value-type="float" office:value="3339.90890501174">
            <text:p>3339.9089050118</text:p>
          </table:table-cell>
          <table:table-cell table:formula="of:=[.H293]/([.F293]+[.H293])" office:value-type="float" office:value="0.0128005086488154">
            <text:p>0.0128005086</text:p>
          </table:table-cell>
          <table:table-cell table:formula="of:=[.G293]+[.I293]*([.A293] -[.G293] )" office:value-type="float" office:value="1165.55247871206">
            <text:p>1165.5524787121</text:p>
          </table:table-cell>
          <table:table-cell table:formula="of:=(1-[.I293])*[.H293]" office:value-type="float" office:value="3297.15637218688">
            <text:p>3297.1563721869</text:p>
          </table:table-cell>
          <table:table-cell table:formula="of:=ABS([.G293]-[.A293])" office:value-type="float" office:value="390.24687984862">
            <text:p>390.25</text:p>
          </table:table-cell>
          <table:table-cell table:formula="of:=IF([.L293]&lt;[.$C$9];1;0)" office:value-type="float" office:value="0">
            <text:p>0</text:p>
          </table:table-cell>
          <table:table-cell/>
          <table:table-cell table:formula="of:=IF(AND([.M293];[.B293]);&quot;Not Jammed&quot;;IF([.M29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8.748">
            <text:p>1598.7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3]+([.A294]-[.D293])/COUNTA([.$A$60:.A294])" office:value-type="float" office:value="833.458910638298">
            <text:p>833.459</text:p>
          </table:table-cell>
          <table:table-cell table:formula="of:=[.E293]+(([.A294]-[.D293])*([.A294]-[.D293]))" office:value-type="float" office:value="60606848.444224">
            <text:p>60606848.444</text:p>
          </table:table-cell>
          <table:table-cell table:formula="of:=[.E294]/(COUNT([.$A$60:.A294])-1)" office:value-type="float" office:value="259003.625830017">
            <text:p>259003.626</text:p>
          </table:table-cell>
          <table:table-cell table:formula="of:=[.J293]" office:value-type="float" office:value="1165.55247871206">
            <text:p>1165.5524787121</text:p>
          </table:table-cell>
          <table:table-cell table:formula="of:=[.K293]+[.$C$7]" office:value-type="float" office:value="3357.15637218688">
            <text:p>3357.1563721869</text:p>
          </table:table-cell>
          <table:table-cell table:formula="of:=[.H294]/([.F294]+[.H294])" office:value-type="float" office:value="0.0127959535110682">
            <text:p>0.0127959535</text:p>
          </table:table-cell>
          <table:table-cell table:formula="of:=[.G294]+[.I294]*([.A294] -[.G294] )" office:value-type="float" office:value="1171.09562846366">
            <text:p>1171.0956284637</text:p>
          </table:table-cell>
          <table:table-cell table:formula="of:=(1-[.I294])*[.H294]" office:value-type="float" office:value="3314.19835531899">
            <text:p>3314.198355319</text:p>
          </table:table-cell>
          <table:table-cell table:formula="of:=ABS([.G294]-[.A294])" office:value-type="float" office:value="433.195521287945">
            <text:p>433.20</text:p>
          </table:table-cell>
          <table:table-cell table:formula="of:=IF([.L294]&lt;[.$C$9];1;0)" office:value-type="float" office:value="0">
            <text:p>0</text:p>
          </table:table-cell>
          <table:table-cell/>
          <table:table-cell table:formula="of:=IF(AND([.M294];[.B294]);&quot;Not Jammed&quot;;IF([.M2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2.224">
            <text:p>1652.2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4]+([.A295]-[.D294])/COUNTA([.$A$60:.A295])" office:value-type="float" office:value="836.928254237288">
            <text:p>836.928</text:p>
          </table:table-cell>
          <table:table-cell table:formula="of:=[.E294]+(([.A295]-[.D294])*([.A295]-[.D294]))" office:value-type="float" office:value="61277224.7157815">
            <text:p>61277224.716</text:p>
          </table:table-cell>
          <table:table-cell table:formula="of:=[.E295]/(COUNT([.$A$60:.A295])-1)" office:value-type="float" office:value="260754.14772673">
            <text:p>260754.148</text:p>
          </table:table-cell>
          <table:table-cell table:formula="of:=[.J294]" office:value-type="float" office:value="1171.09562846366">
            <text:p>1171.0956284637</text:p>
          </table:table-cell>
          <table:table-cell table:formula="of:=[.K294]+[.$C$7]" office:value-type="float" office:value="3374.19835531899">
            <text:p>3374.198355319</text:p>
          </table:table-cell>
          <table:table-cell table:formula="of:=[.H295]/([.F295]+[.H295])" office:value-type="float" office:value="0.0127748437658063">
            <text:p>0.0127748438</text:p>
          </table:table-cell>
          <table:table-cell table:formula="of:=[.G295]+[.I295]*([.A295] -[.G295] )" office:value-type="float" office:value="1177.24196824133">
            <text:p>1177.2419682413</text:p>
          </table:table-cell>
          <table:table-cell table:formula="of:=(1-[.I295])*[.H295]" office:value-type="float" office:value="3331.09349849495">
            <text:p>3331.093498495</text:p>
          </table:table-cell>
          <table:table-cell table:formula="of:=ABS([.G295]-[.A295])" office:value-type="float" office:value="481.128371536341">
            <text:p>481.13</text:p>
          </table:table-cell>
          <table:table-cell table:formula="of:=IF([.L295]&lt;[.$C$9];1;0)" office:value-type="float" office:value="0">
            <text:p>0</text:p>
          </table:table-cell>
          <table:table-cell/>
          <table:table-cell table:formula="of:=IF(AND([.M295];[.B295]);&quot;Not Jammed&quot;;IF([.M2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7.472">
            <text:p>1637.4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5]+([.A296]-[.D295])/COUNTA([.$A$60:.A296])" office:value-type="float" office:value="840.306075949367">
            <text:p>840.306</text:p>
          </table:table-cell>
          <table:table-cell table:formula="of:=[.E295]+(([.A296]-[.D295])*([.A296]-[.D295]))" office:value-type="float" office:value="61918095.0046612">
            <text:p>61918095.005</text:p>
          </table:table-cell>
          <table:table-cell table:formula="of:=[.E296]/(COUNT([.$A$60:.A296])-1)" office:value-type="float" office:value="262364.809341785">
            <text:p>262364.809</text:p>
          </table:table-cell>
          <table:table-cell table:formula="of:=[.J295]" office:value-type="float" office:value="1177.24196824133">
            <text:p>1177.2419682413</text:p>
          </table:table-cell>
          <table:table-cell table:formula="of:=[.K295]+[.$C$7]" office:value-type="float" office:value="3391.09349849495">
            <text:p>3391.093498495</text:p>
          </table:table-cell>
          <table:table-cell table:formula="of:=[.H296]/([.F296]+[.H296])" office:value-type="float" office:value="0.0127601812876119">
            <text:p>0.0127601813</text:p>
          </table:table-cell>
          <table:table-cell table:formula="of:=[.G296]+[.I296]*([.A296] -[.G296] )" office:value-type="float" office:value="1183.11458688058">
            <text:p>1183.1145868806</text:p>
          </table:table-cell>
          <table:table-cell table:formula="of:=(1-[.I296])*[.H296]" office:value-type="float" office:value="3347.82253069092">
            <text:p>3347.8225306909</text:p>
          </table:table-cell>
          <table:table-cell table:formula="of:=ABS([.G296]-[.A296])" office:value-type="float" office:value="460.230031758667">
            <text:p>460.23</text:p>
          </table:table-cell>
          <table:table-cell table:formula="of:=IF([.L296]&lt;[.$C$9];1;0)" office:value-type="float" office:value="0">
            <text:p>0</text:p>
          </table:table-cell>
          <table:table-cell/>
          <table:table-cell table:formula="of:=IF(AND([.M296];[.B296]);&quot;Not Jammed&quot;;IF([.M2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0.592">
            <text:p>1600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6]+([.A297]-[.D296])/COUNTA([.$A$60:.A297])" office:value-type="float" office:value="843.500554621848">
            <text:p>843.501</text:p>
          </table:table-cell>
          <table:table-cell table:formula="of:=[.E296]+(([.A297]-[.D296])*([.A297]-[.D296]))" office:value-type="float" office:value="62496129.6909708">
            <text:p>62496129.691</text:p>
          </table:table-cell>
          <table:table-cell table:formula="of:=[.E297]/(COUNT([.$A$60:.A297])-1)" office:value-type="float" office:value="263696.749750932">
            <text:p>263696.750</text:p>
          </table:table-cell>
          <table:table-cell table:formula="of:=[.J296]" office:value-type="float" office:value="1183.11458688058">
            <text:p>1183.1145868806</text:p>
          </table:table-cell>
          <table:table-cell table:formula="of:=[.K296]+[.$C$7]" office:value-type="float" office:value="3407.82253069092">
            <text:p>3407.8225306909</text:p>
          </table:table-cell>
          <table:table-cell table:formula="of:=[.H297]/([.F297]+[.H297])" office:value-type="float" office:value="0.0127583833611724">
            <text:p>0.0127583834</text:p>
          </table:table-cell>
          <table:table-cell table:formula="of:=[.G297]+[.I297]*([.A297] -[.G297] )" office:value-type="float" office:value="1188.44092376178">
            <text:p>1188.4409237618</text:p>
          </table:table-cell>
          <table:table-cell table:formula="of:=(1-[.I297])*[.H297]" office:value-type="float" office:value="3364.34422441752">
            <text:p>3364.3442244175</text:p>
          </table:table-cell>
          <table:table-cell table:formula="of:=ABS([.G297]-[.A297])" office:value-type="float" office:value="417.477413119424">
            <text:p>417.48</text:p>
          </table:table-cell>
          <table:table-cell table:formula="of:=IF([.L297]&lt;[.$C$9];1;0)" office:value-type="float" office:value="0">
            <text:p>0</text:p>
          </table:table-cell>
          <table:table-cell/>
          <table:table-cell table:formula="of:=IF(AND([.M297];[.B297]);&quot;Not Jammed&quot;;IF([.M2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5.906">
            <text:p>1605.9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7]+([.A298]-[.D297])/COUNTA([.$A$60:.A298])" office:value-type="float" office:value="846.690535564853">
            <text:p>846.691</text:p>
          </table:table-cell>
          <table:table-cell table:formula="of:=[.E297]+(([.A298]-[.D297])*([.A298]-[.D297]))" office:value-type="float" office:value="63077391.754113">
            <text:p>63077391.754</text:p>
          </table:table-cell>
          <table:table-cell table:formula="of:=[.E298]/(COUNT([.$A$60:.A298])-1)" office:value-type="float" office:value="265031.057790391">
            <text:p>265031.058</text:p>
          </table:table-cell>
          <table:table-cell table:formula="of:=[.J297]" office:value-type="float" office:value="1188.44092376178">
            <text:p>1188.4409237618</text:p>
          </table:table-cell>
          <table:table-cell table:formula="of:=[.K297]+[.$C$7]" office:value-type="float" office:value="3424.34422441752">
            <text:p>3424.3442244175</text:p>
          </table:table-cell>
          <table:table-cell table:formula="of:=[.H298]/([.F298]+[.H298])" office:value-type="float" office:value="0.0127557285072946">
            <text:p>0.0127557285</text:p>
          </table:table-cell>
          <table:table-cell table:formula="of:=[.G298]+[.I298]*([.A298] -[.G298] )" office:value-type="float" office:value="1193.76599493556">
            <text:p>1193.7659949356</text:p>
          </table:table-cell>
          <table:table-cell table:formula="of:=(1-[.I298])*[.H298]" office:value-type="float" office:value="3380.66421917533">
            <text:p>3380.6642191753</text:p>
          </table:table-cell>
          <table:table-cell table:formula="of:=ABS([.G298]-[.A298])" office:value-type="float" office:value="417.465076238215">
            <text:p>417.47</text:p>
          </table:table-cell>
          <table:table-cell table:formula="of:=IF([.L298]&lt;[.$C$9];1;0)" office:value-type="float" office:value="0">
            <text:p>0</text:p>
          </table:table-cell>
          <table:table-cell/>
          <table:table-cell table:formula="of:=IF(AND([.M298];[.B298]);&quot;Not Jammed&quot;;IF([.M2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0.656">
            <text:p>1620.6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8]+([.A299]-[.D298])/COUNTA([.$A$60:.A299])" office:value-type="float" office:value="849.915391666666">
            <text:p>849.915</text:p>
          </table:table-cell>
          <table:table-cell table:formula="of:=[.E298]+(([.A299]-[.D298])*([.A299]-[.D298]))" office:value-type="float" office:value="63676414.2942513">
            <text:p>63676414.294</text:p>
          </table:table-cell>
          <table:table-cell table:formula="of:=[.E299]/(COUNT([.$A$60:.A299])-1)" office:value-type="float" office:value="266428.511691428">
            <text:p>266428.512</text:p>
          </table:table-cell>
          <table:table-cell table:formula="of:=[.J298]" office:value-type="float" office:value="1193.76599493556">
            <text:p>1193.7659949356</text:p>
          </table:table-cell>
          <table:table-cell table:formula="of:=[.K298]+[.$C$7]" office:value-type="float" office:value="3440.66421917533">
            <text:p>3440.6642191753</text:p>
          </table:table-cell>
          <table:table-cell table:formula="of:=[.H299]/([.F299]+[.H299])" office:value-type="float" office:value="0.0127493783147545">
            <text:p>0.0127493783</text:p>
          </table:table-cell>
          <table:table-cell table:formula="of:=[.G299]+[.I299]*([.A299] -[.G299] )" office:value-type="float" office:value="1199.20857710891">
            <text:p>1199.2085771089</text:p>
          </table:table-cell>
          <table:table-cell table:formula="of:=(1-[.I299])*[.H299]" office:value-type="float" office:value="3396.79788939102">
            <text:p>3396.797889391</text:p>
          </table:table-cell>
          <table:table-cell table:formula="of:=ABS([.G299]-[.A299])" office:value-type="float" office:value="426.890005064444">
            <text:p>426.89</text:p>
          </table:table-cell>
          <table:table-cell table:formula="of:=IF([.L299]&lt;[.$C$9];1;0)" office:value-type="float" office:value="0">
            <text:p>0</text:p>
          </table:table-cell>
          <table:table-cell/>
          <table:table-cell table:formula="of:=IF(AND([.M299];[.B299]);&quot;Not Jammed&quot;;IF([.M2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2.219">
            <text:p>1602.2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299]+([.A300]-[.D299])/COUNTA([.$A$60:.A300])" office:value-type="float" office:value="853.036983402489">
            <text:p>853.037</text:p>
          </table:table-cell>
          <table:table-cell table:formula="of:=[.E299]+(([.A300]-[.D299])*([.A300]-[.D299]))" office:value-type="float" office:value="64242375.0133627">
            <text:p>64242375.013</text:p>
          </table:table-cell>
          <table:table-cell table:formula="of:=[.E300]/(COUNT([.$A$60:.A300])-1)" office:value-type="float" office:value="267676.562555678">
            <text:p>267676.563</text:p>
          </table:table-cell>
          <table:table-cell table:formula="of:=[.J299]" office:value-type="float" office:value="1199.20857710891">
            <text:p>1199.2085771089</text:p>
          </table:table-cell>
          <table:table-cell table:formula="of:=[.K299]+[.$C$7]" office:value-type="float" office:value="3456.79788939102">
            <text:p>3456.797889391</text:p>
          </table:table-cell>
          <table:table-cell table:formula="of:=[.H300]/([.F300]+[.H300])" office:value-type="float" office:value="0.0127494377073948">
            <text:p>0.0127494377</text:p>
          </table:table-cell>
          <table:table-cell table:formula="of:=[.G300]+[.I300]*([.A300] -[.G300] )" office:value-type="float" office:value="1204.34673339099">
            <text:p>1204.346733391</text:p>
          </table:table-cell>
          <table:table-cell table:formula="of:=(1-[.I300])*[.H300]" office:value-type="float" office:value="3412.72566003318">
            <text:p>3412.7256600332</text:p>
          </table:table-cell>
          <table:table-cell table:formula="of:=ABS([.G300]-[.A300])" office:value-type="float" office:value="403.01042289109">
            <text:p>403.01</text:p>
          </table:table-cell>
          <table:table-cell table:formula="of:=IF([.L300]&lt;[.$C$9];1;0)" office:value-type="float" office:value="0">
            <text:p>0</text:p>
          </table:table-cell>
          <table:table-cell/>
          <table:table-cell table:formula="of:=IF(AND([.M300];[.B300]);&quot;Not Jammed&quot;;IF([.M3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0.656">
            <text:p>1620.6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0]+([.A301]-[.D300])/COUNTA([.$A$60:.A301])" office:value-type="float" office:value="856.208962809917">
            <text:p>856.209</text:p>
          </table:table-cell>
          <table:table-cell table:formula="of:=[.E300]+(([.A301]-[.D300])*([.A301]-[.D300]))" office:value-type="float" office:value="64831613.9680048">
            <text:p>64831613.968</text:p>
          </table:table-cell>
          <table:table-cell table:formula="of:=[.E301]/(COUNT([.$A$60:.A301])-1)" office:value-type="float" office:value="269010.846340269">
            <text:p>269010.846</text:p>
          </table:table-cell>
          <table:table-cell table:formula="of:=[.J300]" office:value-type="float" office:value="1204.34673339099">
            <text:p>1204.346733391</text:p>
          </table:table-cell>
          <table:table-cell table:formula="of:=[.K300]+[.$C$7]" office:value-type="float" office:value="3472.72566003318">
            <text:p>3472.7256600332</text:p>
          </table:table-cell>
          <table:table-cell table:formula="of:=[.H301]/([.F301]+[.H301])" office:value-type="float" office:value="0.0127447157072256">
            <text:p>0.0127447157</text:p>
          </table:table-cell>
          <table:table-cell table:formula="of:=[.G301]+[.I301]*([.A301] -[.G301] )" office:value-type="float" office:value="1209.65247664021">
            <text:p>1209.6524766402</text:p>
          </table:table-cell>
          <table:table-cell table:formula="of:=(1-[.I301])*[.H301]" office:value-type="float" office:value="3428.46675876687">
            <text:p>3428.4667587669</text:p>
          </table:table-cell>
          <table:table-cell table:formula="of:=ABS([.G301]-[.A301])" office:value-type="float" office:value="416.309266609009">
            <text:p>416.31</text:p>
          </table:table-cell>
          <table:table-cell table:formula="of:=IF([.L301]&lt;[.$C$9];1;0)" office:value-type="float" office:value="0">
            <text:p>0</text:p>
          </table:table-cell>
          <table:table-cell/>
          <table:table-cell table:formula="of:=IF(AND([.M301];[.B301]);&quot;Not Jammed&quot;;IF([.M3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1.175">
            <text:p>1661.1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1]+([.A302]-[.D301])/COUNTA([.$A$60:.A302])" office:value-type="float" office:value="859.521580246913">
            <text:p>859.522</text:p>
          </table:table-cell>
          <table:table-cell table:formula="of:=[.E301]+(([.A302]-[.D301])*([.A302]-[.D301]))" office:value-type="float" office:value="65479584.2890343">
            <text:p>65479584.289</text:p>
          </table:table-cell>
          <table:table-cell table:formula="of:=[.E302]/(COUNT([.$A$60:.A302])-1)" office:value-type="float" office:value="270576.794582787">
            <text:p>270576.795</text:p>
          </table:table-cell>
          <table:table-cell table:formula="of:=[.J301]" office:value-type="float" office:value="1209.65247664021">
            <text:p>1209.6524766402</text:p>
          </table:table-cell>
          <table:table-cell table:formula="of:=[.K301]+[.$C$7]" office:value-type="float" office:value="3488.46675876687">
            <text:p>3488.4667587669</text:p>
          </table:table-cell>
          <table:table-cell table:formula="of:=[.H302]/([.F302]+[.H302])" office:value-type="float" office:value="0.0127285988077831">
            <text:p>0.0127285988</text:p>
          </table:table-cell>
          <table:table-cell table:formula="of:=[.G302]+[.I302]*([.A302] -[.G302] )" office:value-type="float" office:value="1215.39972569273">
            <text:p>1215.3997256927</text:p>
          </table:table-cell>
          <table:table-cell table:formula="of:=(1-[.I302])*[.H302]" office:value-type="float" office:value="3444.06346494024">
            <text:p>3444.0634649402</text:p>
          </table:table-cell>
          <table:table-cell table:formula="of:=ABS([.G302]-[.A302])" office:value-type="float" office:value="451.522523359794">
            <text:p>451.52</text:p>
          </table:table-cell>
          <table:table-cell table:formula="of:=IF([.L302]&lt;[.$C$9];1;0)" office:value-type="float" office:value="0">
            <text:p>0</text:p>
          </table:table-cell>
          <table:table-cell/>
          <table:table-cell table:formula="of:=IF(AND([.M302];[.B302]);&quot;Not Jammed&quot;;IF([.M3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96.756">
            <text:p>1196.7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2]+([.A303]-[.D302])/COUNTA([.$A$60:.A303])" office:value-type="float" office:value="860.90368852459">
            <text:p>860.904</text:p>
          </table:table-cell>
          <table:table-cell table:formula="of:=[.E302]+(([.A303]-[.D302])*([.A303]-[.D302]))" office:value-type="float" office:value="65593311.3429005">
            <text:p>65593311.343</text:p>
          </table:table-cell>
          <table:table-cell table:formula="of:=[.E303]/(COUNT([.$A$60:.A303])-1)" office:value-type="float" office:value="269931.322398768">
            <text:p>269931.322</text:p>
          </table:table-cell>
          <table:table-cell table:formula="of:=[.J302]" office:value-type="float" office:value="1215.39972569273">
            <text:p>1215.3997256927</text:p>
          </table:table-cell>
          <table:table-cell table:formula="of:=[.K302]+[.$C$7]" office:value-type="float" office:value="3504.06346494024">
            <text:p>3504.0634649402</text:p>
          </table:table-cell>
          <table:table-cell table:formula="of:=[.H303]/([.F303]+[.H303])" office:value-type="float" office:value="0.0128149597531858">
            <text:p>0.0128149598</text:p>
          </table:table-cell>
          <table:table-cell table:formula="of:=[.G303]+[.I303]*([.A303] -[.G303] )" office:value-type="float" office:value="1215.16080709833">
            <text:p>1215.1608070983</text:p>
          </table:table-cell>
          <table:table-cell table:formula="of:=(1-[.I303])*[.H303]" office:value-type="float" office:value="3459.15903266442">
            <text:p>3459.1590326644</text:p>
          </table:table-cell>
          <table:table-cell table:formula="of:=ABS([.G303]-[.A303])" office:value-type="float" office:value="18.6437256927311">
            <text:p>18.64</text:p>
          </table:table-cell>
          <table:table-cell table:formula="of:=IF([.L303]&lt;[.$C$9];1;0)" office:value-type="float" office:value="1">
            <text:p>1</text:p>
          </table:table-cell>
          <table:table-cell/>
          <table:table-cell table:formula="of:=IF(AND([.M303];[.B303]);&quot;Not Jammed&quot;;IF([.M3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00.984">
            <text:p>1200.9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3]+([.A304]-[.D303])/COUNTA([.$A$60:.A304])" office:value-type="float" office:value="862.291771428571">
            <text:p>862.292</text:p>
          </table:table-cell>
          <table:table-cell table:formula="of:=[.E303]+(([.A304]-[.D303])*([.A304]-[.D303]))" office:value-type="float" office:value="65708965.9611537">
            <text:p>65708965.961</text:p>
          </table:table-cell>
          <table:table-cell table:formula="of:=[.E304]/(COUNT([.$A$60:.A304])-1)" office:value-type="float" office:value="269299.040824401">
            <text:p>269299.041</text:p>
          </table:table-cell>
          <table:table-cell table:formula="of:=[.J303]" office:value-type="float" office:value="1215.16080709833">
            <text:p>1215.1608070983</text:p>
          </table:table-cell>
          <table:table-cell table:formula="of:=[.K303]+[.$C$7]" office:value-type="float" office:value="3519.15903266442">
            <text:p>3519.1590326644</text:p>
          </table:table-cell>
          <table:table-cell table:formula="of:=[.H304]/([.F304]+[.H304])" office:value-type="float" office:value="0.0128992825057426">
            <text:p>0.0128992825</text:p>
          </table:table-cell>
          <table:table-cell table:formula="of:=[.G304]+[.I304]*([.A304] -[.G304] )" office:value-type="float" office:value="1214.97793645854">
            <text:p>1214.9779364585</text:p>
          </table:table-cell>
          <table:table-cell table:formula="of:=(1-[.I304])*[.H304]" office:value-type="float" office:value="3473.76440611944">
            <text:p>3473.7644061195</text:p>
          </table:table-cell>
          <table:table-cell table:formula="of:=ABS([.G304]-[.A304])" office:value-type="float" office:value="14.1768070983294">
            <text:p>14.18</text:p>
          </table:table-cell>
          <table:table-cell table:formula="of:=IF([.L304]&lt;[.$C$9];1;0)" office:value-type="float" office:value="1">
            <text:p>1</text:p>
          </table:table-cell>
          <table:table-cell/>
          <table:table-cell table:formula="of:=IF(AND([.M304];[.B304]);&quot;Not Jammed&quot;;IF([.M3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692.792">
            <text:p>1692.7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4]+([.A305]-[.D304])/COUNTA([.$A$60:.A305])" office:value-type="float" office:value="865.667788617886">
            <text:p>865.668</text:p>
          </table:table-cell>
          <table:table-cell table:formula="of:=[.E304]+(([.A305]-[.D304])*([.A305]-[.D304]))" office:value-type="float" office:value="66398696.5908109">
            <text:p>66398696.591</text:p>
          </table:table-cell>
          <table:table-cell table:formula="of:=[.E305]/(COUNT([.$A$60:.A305])-1)" office:value-type="float" office:value="271015.088125759">
            <text:p>271015.088</text:p>
          </table:table-cell>
          <table:table-cell table:formula="of:=[.J304]" office:value-type="float" office:value="1214.97793645854">
            <text:p>1214.9779364585</text:p>
          </table:table-cell>
          <table:table-cell table:formula="of:=[.K304]+[.$C$7]" office:value-type="float" office:value="3533.76440611944">
            <text:p>3533.7644061195</text:p>
          </table:table-cell>
          <table:table-cell table:formula="of:=[.H305]/([.F305]+[.H305])" office:value-type="float" office:value="0.0128711680035491">
            <text:p>0.012871168</text:p>
          </table:table-cell>
          <table:table-cell table:formula="of:=[.G305]+[.I305]*([.A305] -[.G305] )" office:value-type="float" office:value="1221.12796154484">
            <text:p>1221.1279615448</text:p>
          </table:table-cell>
          <table:table-cell table:formula="of:=(1-[.I305])*[.H305]" office:value-type="float" office:value="3488.28073076332">
            <text:p>3488.2807307633</text:p>
          </table:table-cell>
          <table:table-cell table:formula="of:=ABS([.G305]-[.A305])" office:value-type="float" office:value="477.814063541461">
            <text:p>477.81</text:p>
          </table:table-cell>
          <table:table-cell table:formula="of:=IF([.L305]&lt;[.$C$9];1;0)" office:value-type="float" office:value="0">
            <text:p>0</text:p>
          </table:table-cell>
          <table:table-cell/>
          <table:table-cell table:formula="of:=IF(AND([.M305];[.B305]);&quot;Not Jammed&quot;;IF([.M3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15.974">
            <text:p>1515.9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5]+([.A306]-[.D305])/COUNTA([.$A$60:.A306])" office:value-type="float" office:value="868.300607287449">
            <text:p>868.301</text:p>
          </table:table-cell>
          <table:table-cell table:formula="of:=[.E305]+(([.A306]-[.D305])*([.A306]-[.D305]))" office:value-type="float" office:value="66821594.7593731">
            <text:p>66821594.759</text:p>
          </table:table-cell>
          <table:table-cell table:formula="of:=[.E306]/(COUNT([.$A$60:.A306])-1)" office:value-type="float" office:value="271632.499021842">
            <text:p>271632.499</text:p>
          </table:table-cell>
          <table:table-cell table:formula="of:=[.J305]" office:value-type="float" office:value="1221.12796154484">
            <text:p>1221.1279615448</text:p>
          </table:table-cell>
          <table:table-cell table:formula="of:=[.K305]+[.$C$7]" office:value-type="float" office:value="3548.28073076332">
            <text:p>3548.2807307633</text:p>
          </table:table-cell>
          <table:table-cell table:formula="of:=[.H306]/([.F306]+[.H306])" office:value-type="float" office:value="0.0128943625130844">
            <text:p>0.0128943625</text:p>
          </table:table-cell>
          <table:table-cell table:formula="of:=[.G306]+[.I306]*([.A306] -[.G306] )" office:value-type="float" office:value="1224.92981325023">
            <text:p>1224.9298132502</text:p>
          </table:table-cell>
          <table:table-cell table:formula="of:=(1-[.I306])*[.H306]" office:value-type="float" office:value="3502.52791272267">
            <text:p>3502.5279127227</text:p>
          </table:table-cell>
          <table:table-cell table:formula="of:=ABS([.G306]-[.A306])" office:value-type="float" office:value="294.846038455161">
            <text:p>294.85</text:p>
          </table:table-cell>
          <table:table-cell table:formula="of:=IF([.L306]&lt;[.$C$9];1;0)" office:value-type="float" office:value="0">
            <text:p>0</text:p>
          </table:table-cell>
          <table:table-cell/>
          <table:table-cell table:formula="of:=IF(AND([.M306];[.B306]);&quot;Not Jammed&quot;;IF([.M3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74.549">
            <text:p>1674.5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6]+([.A307]-[.D306])/COUNTA([.$A$60:.A307])" office:value-type="float" office:value="871.551608870968">
            <text:p>871.552</text:p>
          </table:table-cell>
          <table:table-cell table:formula="of:=[.E306]+(([.A307]-[.D306])*([.A307]-[.D306]))" office:value-type="float" office:value="67471631.2301247">
            <text:p>67471631.230</text:p>
          </table:table-cell>
          <table:table-cell table:formula="of:=[.E307]/(COUNT([.$A$60:.A307])-1)" office:value-type="float" office:value="273164.498907387">
            <text:p>273164.499</text:p>
          </table:table-cell>
          <table:table-cell table:formula="of:=[.J306]" office:value-type="float" office:value="1224.92981325023">
            <text:p>1224.9298132502</text:p>
          </table:table-cell>
          <table:table-cell table:formula="of:=[.K306]+[.$C$7]" office:value-type="float" office:value="3562.52791272266">
            <text:p>3562.5279127227</text:p>
          </table:table-cell>
          <table:table-cell table:formula="of:=[.H307]/([.F307]+[.H307])" office:value-type="float" office:value="0.0128737982468136">
            <text:p>0.0128737982</text:p>
          </table:table-cell>
          <table:table-cell table:formula="of:=[.G307]+[.I307]*([.A307] -[.G307] )" office:value-type="float" office:value="1230.71811994834">
            <text:p>1230.7181199483</text:p>
          </table:table-cell>
          <table:table-cell table:formula="of:=(1-[.I307])*[.H307]" office:value-type="float" office:value="3516.66464712563">
            <text:p>3516.6646471256</text:p>
          </table:table-cell>
          <table:table-cell table:formula="of:=ABS([.G307]-[.A307])" office:value-type="float" office:value="449.619186749773">
            <text:p>449.62</text:p>
          </table:table-cell>
          <table:table-cell table:formula="of:=IF([.L307]&lt;[.$C$9];1;0)" office:value-type="float" office:value="0">
            <text:p>0</text:p>
          </table:table-cell>
          <table:table-cell/>
          <table:table-cell table:formula="of:=IF(AND([.M307];[.B307]);&quot;Not Jammed&quot;;IF([.M3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51.906">
            <text:p>1251.9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7]+([.A308]-[.D307])/COUNTA([.$A$60:.A308])" office:value-type="float" office:value="873.079136546185">
            <text:p>873.079</text:p>
          </table:table-cell>
          <table:table-cell table:formula="of:=[.E307]+(([.A308]-[.D307])*([.A308]-[.D307]))" office:value-type="float" office:value="67616300.6929758">
            <text:p>67616300.693</text:p>
          </table:table-cell>
          <table:table-cell table:formula="of:=[.E308]/(COUNT([.$A$60:.A308])-1)" office:value-type="float" office:value="272646.373761999">
            <text:p>272646.374</text:p>
          </table:table-cell>
          <table:table-cell table:formula="of:=[.J307]" office:value-type="float" office:value="1230.71811994834">
            <text:p>1230.7181199483</text:p>
          </table:table-cell>
          <table:table-cell table:formula="of:=[.K307]+[.$C$7]" office:value-type="float" office:value="3576.66464712563">
            <text:p>3576.6646471256</text:p>
          </table:table-cell>
          <table:table-cell table:formula="of:=[.H308]/([.F308]+[.H308])" office:value-type="float" office:value="0.0129484660936504">
            <text:p>0.0129484661</text:p>
          </table:table-cell>
          <table:table-cell table:formula="of:=[.G308]+[.I308]*([.A308] -[.G308] )" office:value-type="float" office:value="1230.99247049479">
            <text:p>1230.9924704948</text:p>
          </table:table-cell>
          <table:table-cell table:formula="of:=(1-[.I308])*[.H308]" office:value-type="float" office:value="3530.35232621397">
            <text:p>3530.352326214</text:p>
          </table:table-cell>
          <table:table-cell table:formula="of:=ABS([.G308]-[.A308])" office:value-type="float" office:value="21.1878800516599">
            <text:p>21.19</text:p>
          </table:table-cell>
          <table:table-cell table:formula="of:=IF([.L308]&lt;[.$C$9];1;0)" office:value-type="float" office:value="1">
            <text:p>1</text:p>
          </table:table-cell>
          <table:table-cell/>
          <table:table-cell table:formula="of:=IF(AND([.M308];[.B308]);&quot;Not Jammed&quot;;IF([.M30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98.352">
            <text:p>1298.3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8]+([.A309]-[.D308])/COUNTA([.$A$60:.A309])" office:value-type="float" office:value="874.780228">
            <text:p>874.780</text:p>
          </table:table-cell>
          <table:table-cell table:formula="of:=[.E308]+(([.A309]-[.D308])*([.A309]-[.D308]))" office:value-type="float" office:value="67797157.701366">
            <text:p>67797157.701</text:p>
          </table:table-cell>
          <table:table-cell table:formula="of:=[.E309]/(COUNT([.$A$60:.A309])-1)" office:value-type="float" office:value="272277.741772554">
            <text:p>272277.742</text:p>
          </table:table-cell>
          <table:table-cell table:formula="of:=[.J308]" office:value-type="float" office:value="1230.99247049479">
            <text:p>1230.9924704948</text:p>
          </table:table-cell>
          <table:table-cell table:formula="of:=[.K308]+[.$C$7]" office:value-type="float" office:value="3590.35232621397">
            <text:p>3590.352326214</text:p>
          </table:table-cell>
          <table:table-cell table:formula="of:=[.H309]/([.F309]+[.H309])" office:value-type="float" office:value="0.0130147429261193">
            <text:p>0.0130147429</text:p>
          </table:table-cell>
          <table:table-cell table:formula="of:=[.G309]+[.I309]*([.A309] -[.G309] )" office:value-type="float" office:value="1231.86913745492">
            <text:p>1231.8691374549</text:p>
          </table:table-cell>
          <table:table-cell table:formula="of:=(1-[.I309])*[.H309]" office:value-type="float" office:value="3543.6248136741">
            <text:p>3543.6248136741</text:p>
          </table:table-cell>
          <table:table-cell table:formula="of:=ABS([.G309]-[.A309])" office:value-type="float" office:value="67.3595295052148">
            <text:p>67.36</text:p>
          </table:table-cell>
          <table:table-cell table:formula="of:=IF([.L309]&lt;[.$C$9];1;0)" office:value-type="float" office:value="1">
            <text:p>1</text:p>
          </table:table-cell>
          <table:table-cell/>
          <table:table-cell table:formula="of:=IF(AND([.M309];[.B309]);&quot;Not Jammed&quot;;IF([.M3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10.906">
            <text:p>1310.9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09]+([.A310]-[.D309])/COUNTA([.$A$60:.A310])" office:value-type="float" office:value="876.517780876494">
            <text:p>876.518</text:p>
          </table:table-cell>
          <table:table-cell table:formula="of:=[.E309]+(([.A310]-[.D309])*([.A310]-[.D309]))" office:value-type="float" office:value="67987363.3903686">
            <text:p>67987363.390</text:p>
          </table:table-cell>
          <table:table-cell table:formula="of:=[.E310]/(COUNT([.$A$60:.A310])-1)" office:value-type="float" office:value="271949.453561474">
            <text:p>271949.454</text:p>
          </table:table-cell>
          <table:table-cell table:formula="of:=[.J309]" office:value-type="float" office:value="1231.86913745492">
            <text:p>1231.8691374549</text:p>
          </table:table-cell>
          <table:table-cell table:formula="of:=[.K309]+[.$C$7]" office:value-type="float" office:value="3603.6248136741">
            <text:p>3603.6248136741</text:p>
          </table:table-cell>
          <table:table-cell table:formula="of:=[.H310]/([.F310]+[.H310])" office:value-type="float" office:value="0.0130777882610623">
            <text:p>0.0130777883</text:p>
          </table:table-cell>
          <table:table-cell table:formula="of:=[.G310]+[.I310]*([.A310] -[.G310] )" office:value-type="float" office:value="1232.9027648081">
            <text:p>1232.9027648081</text:p>
          </table:table-cell>
          <table:table-cell table:formula="of:=(1-[.I310])*[.H310]" office:value-type="float" office:value="3556.49737138856">
            <text:p>3556.4973713886</text:p>
          </table:table-cell>
          <table:table-cell table:formula="of:=ABS([.G310]-[.A310])" office:value-type="float" office:value="79.0368625450799">
            <text:p>79.04</text:p>
          </table:table-cell>
          <table:table-cell table:formula="of:=IF([.L310]&lt;[.$C$9];1;0)" office:value-type="float" office:value="1">
            <text:p>1</text:p>
          </table:table-cell>
          <table:table-cell/>
          <table:table-cell table:formula="of:=IF(AND([.M310];[.B310]);&quot;Not Jammed&quot;;IF([.M3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70.688">
            <text:p>1270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0]+([.A311]-[.D310])/COUNTA([.$A$60:.A311])" office:value-type="float" office:value="878.081948412698">
            <text:p>878.082</text:p>
          </table:table-cell>
          <table:table-cell table:formula="of:=[.E310]+(([.A311]-[.D310])*([.A311]-[.D310]))" office:value-type="float" office:value="68142733.5520125">
            <text:p>68142733.552</text:p>
          </table:table-cell>
          <table:table-cell table:formula="of:=[.E311]/(COUNT([.$A$60:.A311])-1)" office:value-type="float" office:value="271484.994231125">
            <text:p>271484.994</text:p>
          </table:table-cell>
          <table:table-cell table:formula="of:=[.J310]" office:value-type="float" office:value="1232.9027648081">
            <text:p>1232.9027648081</text:p>
          </table:table-cell>
          <table:table-cell table:formula="of:=[.K310]+[.$C$7]" office:value-type="float" office:value="3616.49737138856">
            <text:p>3616.4973713886</text:p>
          </table:table-cell>
          <table:table-cell table:formula="of:=[.H311]/([.F311]+[.H311])" office:value-type="float" office:value="0.0131460478470031">
            <text:p>0.0131460478</text:p>
          </table:table-cell>
          <table:table-cell table:formula="of:=[.G311]+[.I311]*([.A311] -[.G311] )" office:value-type="float" office:value="1233.39949131785">
            <text:p>1233.3994913179</text:p>
          </table:table-cell>
          <table:table-cell table:formula="of:=(1-[.I311])*[.H311]" office:value-type="float" office:value="3568.95472390572">
            <text:p>3568.9547239057</text:p>
          </table:table-cell>
          <table:table-cell table:formula="of:=ABS([.G311]-[.A311])" office:value-type="float" office:value="37.7852351918968">
            <text:p>37.79</text:p>
          </table:table-cell>
          <table:table-cell table:formula="of:=IF([.L311]&lt;[.$C$9];1;0)" office:value-type="float" office:value="1">
            <text:p>1</text:p>
          </table:table-cell>
          <table:table-cell/>
          <table:table-cell table:formula="of:=IF(AND([.M311];[.B311]);&quot;Not Jammed&quot;;IF([.M3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8.316">
            <text:p>1178.3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1]+([.A312]-[.D311])/COUNTA([.$A$60:.A312])" office:value-type="float" office:value="879.268644268775">
            <text:p>879.269</text:p>
          </table:table-cell>
          <table:table-cell table:formula="of:=[.E311]+(([.A312]-[.D311])*([.A312]-[.D311]))" office:value-type="float" office:value="68232874.037745">
            <text:p>68232874.038</text:p>
          </table:table-cell>
          <table:table-cell table:formula="of:=[.E312]/(COUNT([.$A$60:.A312])-1)" office:value-type="float" office:value="270765.373165655">
            <text:p>270765.373</text:p>
          </table:table-cell>
          <table:table-cell table:formula="of:=[.J311]" office:value-type="float" office:value="1233.39949131785">
            <text:p>1233.3994913179</text:p>
          </table:table-cell>
          <table:table-cell table:formula="of:=[.K311]+[.$C$7]" office:value-type="float" office:value="3628.95472390572">
            <text:p>3628.9547239057</text:p>
          </table:table-cell>
          <table:table-cell table:formula="of:=[.H312]/([.F312]+[.H312])" office:value-type="float" office:value="0.0132253270387073">
            <text:p>0.013225327</text:p>
          </table:table-cell>
          <table:table-cell table:formula="of:=[.G312]+[.I312]*([.A312] -[.G312] )" office:value-type="float" office:value="1232.67099413073">
            <text:p>1232.6709941307</text:p>
          </table:table-cell>
          <table:table-cell table:formula="of:=(1-[.I312])*[.H312]" office:value-type="float" office:value="3580.96061087341">
            <text:p>3580.9606108734</text:p>
          </table:table-cell>
          <table:table-cell table:formula="of:=ABS([.G312]-[.A312])" office:value-type="float" office:value="55.0834913178462">
            <text:p>55.08</text:p>
          </table:table-cell>
          <table:table-cell table:formula="of:=IF([.L312]&lt;[.$C$9];1;0)" office:value-type="float" office:value="1">
            <text:p>1</text:p>
          </table:table-cell>
          <table:table-cell/>
          <table:table-cell table:formula="of:=IF(AND([.M312];[.B312]);&quot;Not Jammed&quot;;IF([.M31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0.94">
            <text:p>1170.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2]+([.A313]-[.D312])/COUNTA([.$A$60:.A313])" office:value-type="float" office:value="880.416956692913">
            <text:p>880.417</text:p>
          </table:table-cell>
          <table:table-cell table:formula="of:=[.E312]+(([.A313]-[.D312])*([.A313]-[.D312]))" office:value-type="float" office:value="68317946.2174991">
            <text:p>68317946.217</text:p>
          </table:table-cell>
          <table:table-cell table:formula="of:=[.E313]/(COUNT([.$A$60:.A313])-1)" office:value-type="float" office:value="270031.407974305">
            <text:p>270031.408</text:p>
          </table:table-cell>
          <table:table-cell table:formula="of:=[.J312]" office:value-type="float" office:value="1232.67099413073">
            <text:p>1232.6709941307</text:p>
          </table:table-cell>
          <table:table-cell table:formula="of:=[.K312]+[.$C$7]" office:value-type="float" office:value="3640.96061087341">
            <text:p>3640.9606108734</text:p>
          </table:table-cell>
          <table:table-cell table:formula="of:=[.H313]/([.F313]+[.H313])" office:value-type="float" office:value="0.0133040855739157">
            <text:p>0.0133040856</text:p>
          </table:table-cell>
          <table:table-cell table:formula="of:=[.G313]+[.I313]*([.A313] -[.G313] )" office:value-type="float" office:value="1231.84971970226">
            <text:p>1231.8497197023</text:p>
          </table:table-cell>
          <table:table-cell table:formula="of:=(1-[.I313])*[.H313]" office:value-type="float" office:value="3592.52095933509">
            <text:p>3592.5209593351</text:p>
          </table:table-cell>
          <table:table-cell table:formula="of:=ABS([.G313]-[.A313])" office:value-type="float" office:value="61.730994130734">
            <text:p>61.73</text:p>
          </table:table-cell>
          <table:table-cell table:formula="of:=IF([.L313]&lt;[.$C$9];1;0)" office:value-type="float" office:value="1">
            <text:p>1</text:p>
          </table:table-cell>
          <table:table-cell/>
          <table:table-cell table:formula="of:=IF(AND([.M313];[.B313]);&quot;Not Jammed&quot;;IF([.M31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0.781">
            <text:p>1170.7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3]+([.A314]-[.D313])/COUNTA([.$A$60:.A314])" office:value-type="float" office:value="881.555639215686">
            <text:p>881.556</text:p>
          </table:table-cell>
          <table:table-cell table:formula="of:=[.E313]+(([.A314]-[.D313])*([.A314]-[.D313]))" office:value-type="float" office:value="68402257.4951447">
            <text:p>68402257.495</text:p>
          </table:table-cell>
          <table:table-cell table:formula="of:=[.E314]/(COUNT([.$A$60:.A314])-1)" office:value-type="float" office:value="269300.226358838">
            <text:p>269300.226</text:p>
          </table:table-cell>
          <table:table-cell table:formula="of:=[.J313]" office:value-type="float" office:value="1231.84971970226">
            <text:p>1231.8497197023</text:p>
          </table:table-cell>
          <table:table-cell table:formula="of:=[.K313]+[.$C$7]" office:value-type="float" office:value="3652.52095933509">
            <text:p>3652.5209593351</text:p>
          </table:table-cell>
          <table:table-cell table:formula="of:=[.H314]/([.F314]+[.H314])" office:value-type="float" office:value="0.0133815138159334">
            <text:p>0.0133815138</text:p>
          </table:table-cell>
          <table:table-cell table:formula="of:=[.G314]+[.I314]*([.A314] -[.G314] )" office:value-type="float" office:value="1231.03252778584">
            <text:p>1231.0325277858</text:p>
          </table:table-cell>
          <table:table-cell table:formula="of:=(1-[.I314])*[.H314]" office:value-type="float" office:value="3603.64469965476">
            <text:p>3603.6446996548</text:p>
          </table:table-cell>
          <table:table-cell table:formula="of:=ABS([.G314]-[.A314])" office:value-type="float" office:value="61.068719702256">
            <text:p>61.07</text:p>
          </table:table-cell>
          <table:table-cell table:formula="of:=IF([.L314]&lt;[.$C$9];1;0)" office:value-type="float" office:value="1">
            <text:p>1</text:p>
          </table:table-cell>
          <table:table-cell/>
          <table:table-cell table:formula="of:=IF(AND([.M314];[.B314]);&quot;Not Jammed&quot;;IF([.M31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30.372">
            <text:p>1130.3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4]+([.A315]-[.D314])/COUNTA([.$A$60:.A315])" office:value-type="float" office:value="882.527578125">
            <text:p>882.528</text:p>
          </table:table-cell>
          <table:table-cell table:formula="of:=[.E314]+(([.A315]-[.D314])*([.A315]-[.D314]))" office:value-type="float" office:value="68464167.0765387">
            <text:p>68464167.077</text:p>
          </table:table-cell>
          <table:table-cell table:formula="of:=[.E315]/(COUNT([.$A$60:.A315])-1)" office:value-type="float" office:value="268486.929711916">
            <text:p>268486.930</text:p>
          </table:table-cell>
          <table:table-cell table:formula="of:=[.J314]" office:value-type="float" office:value="1231.03252778584">
            <text:p>1231.0325277858</text:p>
          </table:table-cell>
          <table:table-cell table:formula="of:=[.K314]+[.$C$7]" office:value-type="float" office:value="3663.64469965476">
            <text:p>3663.6446996548</text:p>
          </table:table-cell>
          <table:table-cell table:formula="of:=[.H315]/([.F315]+[.H315])" office:value-type="float" office:value="0.0134618297520631">
            <text:p>0.0134618298</text:p>
          </table:table-cell>
          <table:table-cell table:formula="of:=[.G315]+[.I315]*([.A315] -[.G315] )" office:value-type="float" office:value="1229.67745289803">
            <text:p>1229.677452898</text:p>
          </table:table-cell>
          <table:table-cell table:formula="of:=(1-[.I315])*[.H315]" office:value-type="float" office:value="3614.32533843596">
            <text:p>3614.325338436</text:p>
          </table:table-cell>
          <table:table-cell table:formula="of:=ABS([.G315]-[.A315])" office:value-type="float" office:value="100.660527785839">
            <text:p>100.66</text:p>
          </table:table-cell>
          <table:table-cell table:formula="of:=IF([.L315]&lt;[.$C$9];1;0)" office:value-type="float" office:value="1">
            <text:p>1</text:p>
          </table:table-cell>
          <table:table-cell/>
          <table:table-cell table:formula="of:=IF(AND([.M315];[.B315]);&quot;Not Jammed&quot;;IF([.M3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07.37">
            <text:p>1007.3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5]+([.A316]-[.D315])/COUNTA([.$A$60:.A316])" office:value-type="float" office:value="883.013346303502">
            <text:p>883.013</text:p>
          </table:table-cell>
          <table:table-cell table:formula="of:=[.E315]+(([.A316]-[.D315])*([.A316]-[.D315]))" office:value-type="float" office:value="68479752.7068383">
            <text:p>68479752.707</text:p>
          </table:table-cell>
          <table:table-cell table:formula="of:=[.E316]/(COUNT([.$A$60:.A316])-1)" office:value-type="float" office:value="267499.034011087">
            <text:p>267499.034</text:p>
          </table:table-cell>
          <table:table-cell table:formula="of:=[.J315]" office:value-type="float" office:value="1229.67745289803">
            <text:p>1229.677452898</text:p>
          </table:table-cell>
          <table:table-cell table:formula="of:=[.K315]+[.$C$7]" office:value-type="float" office:value="3674.32533843596">
            <text:p>3674.325338436</text:p>
          </table:table-cell>
          <table:table-cell table:formula="of:=[.H316]/([.F316]+[.H316])" office:value-type="float" office:value="0.0135497282891275">
            <text:p>0.0135497283</text:p>
          </table:table-cell>
          <table:table-cell table:formula="of:=[.G316]+[.I316]*([.A316] -[.G316] )" office:value-type="float" office:value="1226.66524731462">
            <text:p>1226.6652473146</text:p>
          </table:table-cell>
          <table:table-cell table:formula="of:=(1-[.I316])*[.H316]" office:value-type="float" office:value="3624.5392284543">
            <text:p>3624.5392284543</text:p>
          </table:table-cell>
          <table:table-cell table:formula="of:=ABS([.G316]-[.A316])" office:value-type="float" office:value="222.307452898033">
            <text:p>222.31</text:p>
          </table:table-cell>
          <table:table-cell table:formula="of:=IF([.L316]&lt;[.$C$9];1;0)" office:value-type="float" office:value="0">
            <text:p>0</text:p>
          </table:table-cell>
          <table:table-cell/>
          <table:table-cell table:formula="of:=IF(AND([.M316];[.B316]);&quot;Not Jammed&quot;;IF([.M3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14.2">
            <text:p>1014.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6]+([.A317]-[.D316])/COUNTA([.$A$60:.A317])" office:value-type="float" office:value="883.521821705426">
            <text:p>883.522</text:p>
          </table:table-cell>
          <table:table-cell table:formula="of:=[.E316]+(([.A317]-[.D316])*([.A317]-[.D316]))" office:value-type="float" office:value="68496962.6449464">
            <text:p>68496962.645</text:p>
          </table:table-cell>
          <table:table-cell table:formula="of:=[.E317]/(COUNT([.$A$60:.A317])-1)" office:value-type="float" office:value="266525.146478391">
            <text:p>266525.146</text:p>
          </table:table-cell>
          <table:table-cell table:formula="of:=[.J316]" office:value-type="float" office:value="1226.66524731462">
            <text:p>1226.6652473146</text:p>
          </table:table-cell>
          <table:table-cell table:formula="of:=[.K316]+[.$C$7]" office:value-type="float" office:value="3684.5392284543">
            <text:p>3684.5392284543</text:p>
          </table:table-cell>
          <table:table-cell table:formula="of:=[.H317]/([.F317]+[.H317])" office:value-type="float" office:value="0.0136358517971547">
            <text:p>0.0136358518</text:p>
          </table:table-cell>
          <table:table-cell table:formula="of:=[.G317]+[.I317]*([.A317] -[.G317] )" office:value-type="float" office:value="1223.76810269019">
            <text:p>1223.7681026902</text:p>
          </table:table-cell>
          <table:table-cell table:formula="of:=(1-[.I317])*[.H317]" office:value-type="float" office:value="3634.29739759429">
            <text:p>3634.2973975943</text:p>
          </table:table-cell>
          <table:table-cell table:formula="of:=ABS([.G317]-[.A317])" office:value-type="float" office:value="212.465247314617">
            <text:p>212.47</text:p>
          </table:table-cell>
          <table:table-cell table:formula="of:=IF([.L317]&lt;[.$C$9];1;0)" office:value-type="float" office:value="0">
            <text:p>0</text:p>
          </table:table-cell>
          <table:table-cell/>
          <table:table-cell table:formula="of:=IF(AND([.M317];[.B317]);&quot;Not Jammed&quot;;IF([.M31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7.534">
            <text:p>1047.5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7]+([.A318]-[.D317])/COUNTA([.$A$60:.A318])" office:value-type="float" office:value="884.155073359073">
            <text:p>884.155</text:p>
          </table:table-cell>
          <table:table-cell table:formula="of:=[.E317]+(([.A318]-[.D317])*([.A318]-[.D317]))" office:value-type="float" office:value="68523862.6395753">
            <text:p>68523862.640</text:p>
          </table:table-cell>
          <table:table-cell table:formula="of:=[.E318]/(COUNT([.$A$60:.A318])-1)" office:value-type="float" office:value="265596.366820059">
            <text:p>265596.367</text:p>
          </table:table-cell>
          <table:table-cell table:formula="of:=[.J317]" office:value-type="float" office:value="1223.76810269019">
            <text:p>1223.7681026902</text:p>
          </table:table-cell>
          <table:table-cell table:formula="of:=[.K317]+[.$C$7]" office:value-type="float" office:value="3694.29739759429">
            <text:p>3694.2973975943</text:p>
          </table:table-cell>
          <table:table-cell table:formula="of:=[.H318]/([.F318]+[.H318])" office:value-type="float" office:value="0.0137186241057669">
            <text:p>0.0137186241</text:p>
          </table:table-cell>
          <table:table-cell table:formula="of:=[.G318]+[.I318]*([.A318] -[.G318] )" office:value-type="float" office:value="1221.35041328076">
            <text:p>1221.3504132808</text:p>
          </table:table-cell>
          <table:table-cell table:formula="of:=(1-[.I318])*[.H318]" office:value-type="float" office:value="3643.61672026178">
            <text:p>3643.6167202618</text:p>
          </table:table-cell>
          <table:table-cell table:formula="of:=ABS([.G318]-[.A318])" office:value-type="float" office:value="176.234102690189">
            <text:p>176.23</text:p>
          </table:table-cell>
          <table:table-cell table:formula="of:=IF([.L318]&lt;[.$C$9];1;0)" office:value-type="float" office:value="0">
            <text:p>0</text:p>
          </table:table-cell>
          <table:table-cell/>
          <table:table-cell table:formula="of:=IF(AND([.M318];[.B318]);&quot;Not Jammed&quot;;IF([.M3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67.531">
            <text:p>1067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8]+([.A319]-[.D318])/COUNTA([.$A$60:.A319])" office:value-type="float" office:value="884.860365384616">
            <text:p>884.860</text:p>
          </table:table-cell>
          <table:table-cell table:formula="of:=[.E318]+(([.A319]-[.D318])*([.A319]-[.D318]))" office:value-type="float" office:value="68557489.3700468">
            <text:p>68557489.370</text:p>
          </table:table-cell>
          <table:table-cell table:formula="of:=[.E319]/(COUNT([.$A$60:.A319])-1)" office:value-type="float" office:value="264700.731158482">
            <text:p>264700.731</text:p>
          </table:table-cell>
          <table:table-cell table:formula="of:=[.J318]" office:value-type="float" office:value="1221.35041328076">
            <text:p>1221.3504132808</text:p>
          </table:table-cell>
          <table:table-cell table:formula="of:=[.K318]+[.$C$7]" office:value-type="float" office:value="3703.61672026178">
            <text:p>3703.6167202618</text:p>
          </table:table-cell>
          <table:table-cell table:formula="of:=[.H319]/([.F319]+[.H319])" office:value-type="float" office:value="0.0137986465179579">
            <text:p>0.0137986465</text:p>
          </table:table-cell>
          <table:table-cell table:formula="of:=[.G319]+[.I319]*([.A319] -[.G319] )" office:value-type="float" office:value="1219.2279135693">
            <text:p>1219.2279135693</text:p>
          </table:table-cell>
          <table:table-cell table:formula="of:=(1-[.I319])*[.H319]" office:value-type="float" office:value="3652.51182230089">
            <text:p>3652.5118223009</text:p>
          </table:table-cell>
          <table:table-cell table:formula="of:=ABS([.G319]-[.A319])" office:value-type="float" office:value="153.819413280765">
            <text:p>153.82</text:p>
          </table:table-cell>
          <table:table-cell table:formula="of:=IF([.L319]&lt;[.$C$9];1;0)" office:value-type="float" office:value="0">
            <text:p>0</text:p>
          </table:table-cell>
          <table:table-cell/>
          <table:table-cell table:formula="of:=IF(AND([.M319];[.B319]);&quot;Not Jammed&quot;;IF([.M31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7.156">
            <text:p>1237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19]+([.A320]-[.D319])/COUNTA([.$A$60:.A320])" office:value-type="float" office:value="886.210157088123">
            <text:p>886.210</text:p>
          </table:table-cell>
          <table:table-cell table:formula="of:=[.E319]+(([.A320]-[.D319])*([.A320]-[.D319]))" office:value-type="float" office:value="68681601.5842158">
            <text:p>68681601.584</text:p>
          </table:table-cell>
          <table:table-cell table:formula="of:=[.E320]/(COUNT([.$A$60:.A320])-1)" office:value-type="float" office:value="264160.006093138">
            <text:p>264160.006</text:p>
          </table:table-cell>
          <table:table-cell table:formula="of:=[.J319]" office:value-type="float" office:value="1219.2279135693">
            <text:p>1219.2279135693</text:p>
          </table:table-cell>
          <table:table-cell table:formula="of:=[.K319]+[.$C$7]" office:value-type="float" office:value="3712.51182230089">
            <text:p>3712.5118223009</text:p>
          </table:table-cell>
          <table:table-cell table:formula="of:=[.H320]/([.F320]+[.H320])" office:value-type="float" office:value="0.0138592486127033">
            <text:p>0.0138592486</text:p>
          </table:table-cell>
          <table:table-cell table:formula="of:=[.G320]+[.I320]*([.A320] -[.G320] )" office:value-type="float" office:value="1219.4763833763">
            <text:p>1219.4763833763</text:p>
          </table:table-cell>
          <table:table-cell table:formula="of:=(1-[.I320])*[.H320]" office:value-type="float" office:value="3661.05919797803">
            <text:p>3661.059197978</text:p>
          </table:table-cell>
          <table:table-cell table:formula="of:=ABS([.G320]-[.A320])" office:value-type="float" office:value="17.9280864306961">
            <text:p>17.93</text:p>
          </table:table-cell>
          <table:table-cell table:formula="of:=IF([.L320]&lt;[.$C$9];1;0)" office:value-type="float" office:value="1">
            <text:p>1</text:p>
          </table:table-cell>
          <table:table-cell/>
          <table:table-cell table:formula="of:=IF(AND([.M320];[.B320]);&quot;Not Jammed&quot;;IF([.M3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57.368">
            <text:p>1357.3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0]+([.A321]-[.D320])/COUNTA([.$A$60:.A321])" office:value-type="float" office:value="888.008469465649">
            <text:p>888.008</text:p>
          </table:table-cell>
          <table:table-cell table:formula="of:=[.E320]+(([.A321]-[.D320])*([.A321]-[.D320]))" office:value-type="float" office:value="68903591.2971532">
            <text:p>68903591.297</text:p>
          </table:table-cell>
          <table:table-cell table:formula="of:=[.E321]/(COUNT([.$A$60:.A321])-1)" office:value-type="float" office:value="263998.434088709">
            <text:p>263998.434</text:p>
          </table:table-cell>
          <table:table-cell table:formula="of:=[.J320]" office:value-type="float" office:value="1219.4763833763">
            <text:p>1219.4763833763</text:p>
          </table:table-cell>
          <table:table-cell table:formula="of:=[.K320]+[.$C$7]" office:value-type="float" office:value="3721.05919797802">
            <text:p>3721.059197978</text:p>
          </table:table-cell>
          <table:table-cell table:formula="of:=[.H321]/([.F321]+[.H321])" office:value-type="float" office:value="0.0138990969701012">
            <text:p>0.013899097</text:p>
          </table:table-cell>
          <table:table-cell table:formula="of:=[.G321]+[.I321]*([.A321] -[.G321] )" office:value-type="float" office:value="1221.39295232711">
            <text:p>1221.3929523271</text:p>
          </table:table-cell>
          <table:table-cell table:formula="of:=(1-[.I321])*[.H321]" office:value-type="float" office:value="3669.33983535384">
            <text:p>3669.3398353539</text:p>
          </table:table-cell>
          <table:table-cell table:formula="of:=ABS([.G321]-[.A321])" office:value-type="float" office:value="137.891616623703">
            <text:p>137.89</text:p>
          </table:table-cell>
          <table:table-cell table:formula="of:=IF([.L321]&lt;[.$C$9];1;0)" office:value-type="float" office:value="1">
            <text:p>1</text:p>
          </table:table-cell>
          <table:table-cell/>
          <table:table-cell table:formula="of:=IF(AND([.M321];[.B321]);&quot;Not Jammed&quot;;IF([.M3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50.888">
            <text:p>1350.8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1]+([.A322]-[.D321])/COUNTA([.$A$60:.A322])" office:value-type="float" office:value="889.768467680609">
            <text:p>889.768</text:p>
          </table:table-cell>
          <table:table-cell table:formula="of:=[.E321]+(([.A322]-[.D321])*([.A322]-[.D321]))" office:value-type="float" office:value="69117848.7569409">
            <text:p>69117848.757</text:p>
          </table:table-cell>
          <table:table-cell table:formula="of:=[.E322]/(COUNT([.$A$60:.A322])-1)" office:value-type="float" office:value="263808.583041759">
            <text:p>263808.583</text:p>
          </table:table-cell>
          <table:table-cell table:formula="of:=[.J321]" office:value-type="float" office:value="1221.39295232711">
            <text:p>1221.3929523271</text:p>
          </table:table-cell>
          <table:table-cell table:formula="of:=[.K321]+[.$C$7]" office:value-type="float" office:value="3729.33983535384">
            <text:p>3729.3398353539</text:p>
          </table:table-cell>
          <table:table-cell table:formula="of:=[.H322]/([.F322]+[.H322])" office:value-type="float" office:value="0.0139394811593376">
            <text:p>0.0139394812</text:p>
          </table:table-cell>
          <table:table-cell table:formula="of:=[.G322]+[.I322]*([.A322] -[.G322] )" office:value-type="float" office:value="1223.19804610438">
            <text:p>1223.1980461044</text:p>
          </table:table-cell>
          <table:table-cell table:formula="of:=(1-[.I322])*[.H322]" office:value-type="float" office:value="3677.35477298216">
            <text:p>3677.3547729822</text:p>
          </table:table-cell>
          <table:table-cell table:formula="of:=ABS([.G322]-[.A322])" office:value-type="float" office:value="129.495047672886">
            <text:p>129.50</text:p>
          </table:table-cell>
          <table:table-cell table:formula="of:=IF([.L322]&lt;[.$C$9];1;0)" office:value-type="float" office:value="1">
            <text:p>1</text:p>
          </table:table-cell>
          <table:table-cell/>
          <table:table-cell table:formula="of:=IF(AND([.M322];[.B322]);&quot;Not Jammed&quot;;IF([.M32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689.937">
            <text:p>689.937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322]+([.A323]-[.D322])/COUNTA([.$A$60:.A323])" office:value-type="float" office:value="889.01153030303">
            <text:p>889.012</text:p>
          </table:table-cell>
          <table:table-cell table:formula="of:=[.E322]+(([.A323]-[.D322])*([.A323]-[.D322]))" office:value-type="float" office:value="69157781.3724163">
            <text:p>69157781.372</text:p>
          </table:table-cell>
          <table:table-cell table:formula="of:=[.E323]/(COUNT([.$A$60:.A323])-1)" office:value-type="float" office:value="262957.343621355">
            <text:p>262957.344</text:p>
          </table:table-cell>
          <table:table-cell table:formula="of:=[.J322]" office:value-type="float" office:value="1223.19804610438">
            <text:p>1223.1980461044</text:p>
          </table:table-cell>
          <table:table-cell table:formula="of:=[.K322]+[.$C$7]" office:value-type="float" office:value="3737.35477298216">
            <text:p>3737.3547729822</text:p>
          </table:table-cell>
          <table:table-cell table:formula="of:=[.H323]/([.F323]+[.H323])" office:value-type="float" office:value="0.0140136073025947">
            <text:p>0.0140136073</text:p>
          </table:table-cell>
          <table:table-cell table:formula="of:=[.G323]+[.I323]*([.A323] -[.G323] )" office:value-type="float" office:value="1215.7251352145">
            <text:p>1215.7251352145</text:p>
          </table:table-cell>
          <table:table-cell table:formula="of:=(1-[.I323])*[.H323]" office:value-type="float" office:value="3684.98095084311">
            <text:p>3684.9809508431</text:p>
          </table:table-cell>
          <table:table-cell table:formula="of:=ABS([.G323]-[.A323])" office:value-type="float" office:value="533.261046104377">
            <text:p>533.26</text:p>
          </table:table-cell>
          <table:table-cell table:formula="of:=IF([.L323]&lt;[.$C$9];1;0)" office:value-type="float" office:value="0">
            <text:p>0</text:p>
          </table:table-cell>
          <table:table-cell/>
          <table:table-cell table:formula="of:=IF(AND([.M323];[.B323]);&quot;Not Jammed&quot;;IF([.M3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80.067">
            <text:p>780.0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3]+([.A324]-[.D323])/COUNTA([.$A$60:.A324])" office:value-type="float" office:value="888.600418867924">
            <text:p>888.600</text:p>
          </table:table-cell>
          <table:table-cell table:formula="of:=[.E323]+(([.A324]-[.D323])*([.A324]-[.D323]))" office:value-type="float" office:value="69169650.2830992">
            <text:p>69169650.283</text:p>
          </table:table-cell>
          <table:table-cell table:formula="of:=[.E324]/(COUNT([.$A$60:.A324])-1)" office:value-type="float" office:value="262006.251072345">
            <text:p>262006.251</text:p>
          </table:table-cell>
          <table:table-cell table:formula="of:=[.J323]" office:value-type="float" office:value="1215.7251352145">
            <text:p>1215.7251352145</text:p>
          </table:table-cell>
          <table:table-cell table:formula="of:=[.K323]+[.$C$7]" office:value-type="float" office:value="3744.98095084311">
            <text:p>3744.9809508431</text:p>
          </table:table-cell>
          <table:table-cell table:formula="of:=[.H324]/([.F324]+[.H324])" office:value-type="float" office:value="0.014092054897854">
            <text:p>0.0140920549</text:p>
          </table:table-cell>
          <table:table-cell table:formula="of:=[.G324]+[.I324]*([.A324] -[.G324] )" office:value-type="float" office:value="1209.58581685636">
            <text:p>1209.5858168564</text:p>
          </table:table-cell>
          <table:table-cell table:formula="of:=(1-[.I324])*[.H324]" office:value-type="float" office:value="3692.20647369241">
            <text:p>3692.2064736924</text:p>
          </table:table-cell>
          <table:table-cell table:formula="of:=ABS([.G324]-[.A324])" office:value-type="float" office:value="435.6581352145">
            <text:p>435.66</text:p>
          </table:table-cell>
          <table:table-cell table:formula="of:=IF([.L324]&lt;[.$C$9];1;0)" office:value-type="float" office:value="0">
            <text:p>0</text:p>
          </table:table-cell>
          <table:table-cell/>
          <table:table-cell table:formula="of:=IF(AND([.M324];[.B324]);&quot;Not Jammed&quot;;IF([.M3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79.252">
            <text:p>579.2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4]+([.A325]-[.D324])/COUNTA([.$A$60:.A325])" office:value-type="float" office:value="887.437454887218">
            <text:p>887.437</text:p>
          </table:table-cell>
          <table:table-cell table:formula="of:=[.E324]+(([.A325]-[.D324])*([.A325]-[.D324]))" office:value-type="float" office:value="69265346.7273553">
            <text:p>69265346.727</text:p>
          </table:table-cell>
          <table:table-cell table:formula="of:=[.E325]/(COUNT([.$A$60:.A325])-1)" office:value-type="float" office:value="261378.66689568">
            <text:p>261378.667</text:p>
          </table:table-cell>
          <table:table-cell table:formula="of:=[.J324]" office:value-type="float" office:value="1209.58581685636">
            <text:p>1209.5858168564</text:p>
          </table:table-cell>
          <table:table-cell table:formula="of:=[.K324]+[.$C$7]" office:value-type="float" office:value="3752.20647369241">
            <text:p>3752.2064736924</text:p>
          </table:table-cell>
          <table:table-cell table:formula="of:=[.H325]/([.F325]+[.H325])" office:value-type="float" office:value="0.0141522804417611">
            <text:p>0.0141522804</text:p>
          </table:table-cell>
          <table:table-cell table:formula="of:=[.G325]+[.I325]*([.A325] -[.G325] )" office:value-type="float" office:value="1200.66515590828">
            <text:p>1200.6651559083</text:p>
          </table:table-cell>
          <table:table-cell table:formula="of:=(1-[.I325])*[.H325]" office:value-type="float" office:value="3699.10419540132">
            <text:p>3699.1041954013</text:p>
          </table:table-cell>
          <table:table-cell table:formula="of:=ABS([.G325]-[.A325])" office:value-type="float" office:value="630.33381685636">
            <text:p>630.33</text:p>
          </table:table-cell>
          <table:table-cell table:formula="of:=IF([.L325]&lt;[.$C$9];1;0)" office:value-type="float" office:value="0">
            <text:p>0</text:p>
          </table:table-cell>
          <table:table-cell/>
          <table:table-cell table:formula="of:=IF(AND([.M325];[.B325]);&quot;Not Jammed&quot;;IF([.M3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5]+([.A326]-[.D325])/COUNTA([.$A$60:.A326])" office:value-type="float" office:value="886.096651685393">
            <text:p>886.097</text:p>
          </table:table-cell>
          <table:table-cell table:formula="of:=[.E325]+(([.A326]-[.D325])*([.A326]-[.D325]))" office:value-type="float" office:value="69393506.7570853">
            <text:p>69393506.757</text:p>
          </table:table-cell>
          <table:table-cell table:formula="of:=[.E326]/(COUNT([.$A$60:.A326])-1)" office:value-type="float" office:value="260877.844951448">
            <text:p>260877.845</text:p>
          </table:table-cell>
          <table:table-cell table:formula="of:=[.J325]" office:value-type="float" office:value="1200.66515590828">
            <text:p>1200.6651559083</text:p>
          </table:table-cell>
          <table:table-cell table:formula="of:=[.K325]+[.$C$7]" office:value-type="float" office:value="3759.10419540132">
            <text:p>3759.1041954013</text:p>
          </table:table-cell>
          <table:table-cell table:formula="of:=[.H326]/([.F326]+[.H326])" office:value-type="float" office:value="0.0142047594167032">
            <text:p>0.0142047594</text:p>
          </table:table-cell>
          <table:table-cell table:formula="of:=[.G326]+[.I326]*([.A326] -[.G326] )" office:value-type="float" office:value="1191.13060666845">
            <text:p>1191.1306066685</text:p>
          </table:table-cell>
          <table:table-cell table:formula="of:=(1-[.I326])*[.H326]" office:value-type="float" office:value="3705.70702468333">
            <text:p>3705.7070246833</text:p>
          </table:table-cell>
          <table:table-cell table:formula="of:=ABS([.G326]-[.A326])" office:value-type="float" office:value="671.222155908283">
            <text:p>671.22</text:p>
          </table:table-cell>
          <table:table-cell table:formula="of:=IF([.L326]&lt;[.$C$9];1;0)" office:value-type="float" office:value="0">
            <text:p>0</text:p>
          </table:table-cell>
          <table:table-cell/>
          <table:table-cell table:formula="of:=IF(AND([.M326];[.B326]);&quot;Not Jammed&quot;;IF([.M3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8.767">
            <text:p>548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6]+([.A327]-[.D326])/COUNTA([.$A$60:.A327])" office:value-type="float" office:value="884.837958955224">
            <text:p>884.838</text:p>
          </table:table-cell>
          <table:table-cell table:formula="of:=[.E326]+(([.A327]-[.D326])*([.A327]-[.D326]))" office:value-type="float" office:value="69507298.0509915">
            <text:p>69507298.051</text:p>
          </table:table-cell>
          <table:table-cell table:formula="of:=[.E327]/(COUNT([.$A$60:.A327])-1)" office:value-type="float" office:value="260326.958992477">
            <text:p>260326.959</text:p>
          </table:table-cell>
          <table:table-cell table:formula="of:=[.J326]" office:value-type="float" office:value="1191.13060666845">
            <text:p>1191.1306066685</text:p>
          </table:table-cell>
          <table:table-cell table:formula="of:=[.K326]+[.$C$7]" office:value-type="float" office:value="3765.70702468333">
            <text:p>3765.7070246833</text:p>
          </table:table-cell>
          <table:table-cell table:formula="of:=[.H327]/([.F327]+[.H327])" office:value-type="float" office:value="0.0142590367293223">
            <text:p>0.0142590367</text:p>
          </table:table-cell>
          <table:table-cell table:formula="of:=[.G327]+[.I327]*([.A327] -[.G327] )" office:value-type="float" office:value="1181.97112040738">
            <text:p>1181.9711204074</text:p>
          </table:table-cell>
          <table:table-cell table:formula="of:=(1-[.I327])*[.H327]" office:value-type="float" office:value="3712.0116699065">
            <text:p>3712.0116699065</text:p>
          </table:table-cell>
          <table:table-cell table:formula="of:=ABS([.G327]-[.A327])" office:value-type="float" office:value="642.363606668445">
            <text:p>642.36</text:p>
          </table:table-cell>
          <table:table-cell table:formula="of:=IF([.L327]&lt;[.$C$9];1;0)" office:value-type="float" office:value="0">
            <text:p>0</text:p>
          </table:table-cell>
          <table:table-cell/>
          <table:table-cell table:formula="of:=IF(AND([.M327];[.B327]);&quot;Not Jammed&quot;;IF([.M3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21.224">
            <text:p>1221.2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7]+([.A328]-[.D327])/COUNTA([.$A$60:.A328])" office:value-type="float" office:value="886.088464684015">
            <text:p>886.088</text:p>
          </table:table-cell>
          <table:table-cell table:formula="of:=[.E327]+(([.A328]-[.D327])*([.A328]-[.D327]))" office:value-type="float" office:value="69620453.6196012">
            <text:p>69620453.620</text:p>
          </table:table-cell>
          <table:table-cell table:formula="of:=[.E328]/(COUNT([.$A$60:.A328])-1)" office:value-type="float" office:value="259777.812013437">
            <text:p>259777.812</text:p>
          </table:table-cell>
          <table:table-cell table:formula="of:=[.J327]" office:value-type="float" office:value="1181.97112040738">
            <text:p>1181.9711204074</text:p>
          </table:table-cell>
          <table:table-cell table:formula="of:=[.K327]+[.$C$7]" office:value-type="float" office:value="3772.0116699065">
            <text:p>3772.0116699065</text:p>
          </table:table-cell>
          <table:table-cell table:formula="of:=[.H328]/([.F328]+[.H328])" office:value-type="float" office:value="0.0143123285653896">
            <text:p>0.0143123286</text:p>
          </table:table-cell>
          <table:table-cell table:formula="of:=[.G328]+[.I328]*([.A328] -[.G328] )" office:value-type="float" office:value="1182.53292051725">
            <text:p>1182.5329205173</text:p>
          </table:table-cell>
          <table:table-cell table:formula="of:=(1-[.I328])*[.H328]" office:value-type="float" office:value="3718.02539953432">
            <text:p>3718.0253995343</text:p>
          </table:table-cell>
          <table:table-cell table:formula="of:=ABS([.G328]-[.A328])" office:value-type="float" office:value="39.2528795926198">
            <text:p>39.25</text:p>
          </table:table-cell>
          <table:table-cell table:formula="of:=IF([.L328]&lt;[.$C$9];1;0)" office:value-type="float" office:value="1">
            <text:p>1</text:p>
          </table:table-cell>
          <table:table-cell/>
          <table:table-cell table:formula="of:=IF(AND([.M328];[.B328]);&quot;Not Jammed&quot;;IF([.M32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24.416">
            <text:p>1224.4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8]+([.A329]-[.D328])/COUNTA([.$A$60:.A329])" office:value-type="float" office:value="887.34152962963">
            <text:p>887.342</text:p>
          </table:table-cell>
          <table:table-cell table:formula="of:=[.E328]+(([.A329]-[.D328])*([.A329]-[.D328]))" office:value-type="float" office:value="69734919.1407542">
            <text:p>69734919.141</text:p>
          </table:table-cell>
          <table:table-cell table:formula="of:=[.E329]/(COUNT([.$A$60:.A329])-1)" office:value-type="float" office:value="259237.617623622">
            <text:p>259237.618</text:p>
          </table:table-cell>
          <table:table-cell table:formula="of:=[.J328]" office:value-type="float" office:value="1182.53292051725">
            <text:p>1182.5329205173</text:p>
          </table:table-cell>
          <table:table-cell table:formula="of:=[.K328]+[.$C$7]" office:value-type="float" office:value="3778.02539953432">
            <text:p>3778.0253995343</text:p>
          </table:table-cell>
          <table:table-cell table:formula="of:=[.H329]/([.F329]+[.H329])" office:value-type="float" office:value="0.0143642612131694">
            <text:p>0.0143642612</text:p>
          </table:table-cell>
          <table:table-cell table:formula="of:=[.G329]+[.I329]*([.A329] -[.G329] )" office:value-type="float" office:value="1183.13454001135">
            <text:p>1183.1345400114</text:p>
          </table:table-cell>
          <table:table-cell table:formula="of:=(1-[.I329])*[.H329]" office:value-type="float" office:value="3723.75685582542">
            <text:p>3723.7568558254</text:p>
          </table:table-cell>
          <table:table-cell table:formula="of:=ABS([.G329]-[.A329])" office:value-type="float" office:value="41.8830794827527">
            <text:p>41.88</text:p>
          </table:table-cell>
          <table:table-cell table:formula="of:=IF([.L329]&lt;[.$C$9];1;0)" office:value-type="float" office:value="1">
            <text:p>1</text:p>
          </table:table-cell>
          <table:table-cell/>
          <table:table-cell table:formula="of:=IF(AND([.M329];[.B329]);&quot;Not Jammed&quot;;IF([.M32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11.672">
            <text:p>1211.6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29]+([.A330]-[.D329])/COUNTA([.$A$60:.A330])" office:value-type="float" office:value="888.53832103321">
            <text:p>888.538</text:p>
          </table:table-cell>
          <table:table-cell table:formula="of:=[.E329]+(([.A330]-[.D329])*([.A330]-[.D329]))" office:value-type="float" office:value="69840109.3947649">
            <text:p>69840109.395</text:p>
          </table:table-cell>
          <table:table-cell table:formula="of:=[.E330]/(COUNT([.$A$60:.A330])-1)" office:value-type="float" office:value="258667.071832463">
            <text:p>258667.072</text:p>
          </table:table-cell>
          <table:table-cell table:formula="of:=[.J329]" office:value-type="float" office:value="1183.13454001135">
            <text:p>1183.1345400114</text:p>
          </table:table-cell>
          <table:table-cell table:formula="of:=[.K329]+[.$C$7]" office:value-type="float" office:value="3783.75685582542">
            <text:p>3783.7568558254</text:p>
          </table:table-cell>
          <table:table-cell table:formula="of:=[.H330]/([.F330]+[.H330])" office:value-type="float" office:value="0.0144170124161405">
            <text:p>0.0144170124</text:p>
          </table:table-cell>
          <table:table-cell table:formula="of:=[.G330]+[.I330]*([.A330] -[.G330] )" office:value-type="float" office:value="1183.54596492633">
            <text:p>1183.5459649263</text:p>
          </table:table-cell>
          <table:table-cell table:formula="of:=(1-[.I330])*[.H330]" office:value-type="float" office:value="3729.20638625533">
            <text:p>3729.2063862553</text:p>
          </table:table-cell>
          <table:table-cell table:formula="of:=ABS([.G330]-[.A330])" office:value-type="float" office:value="28.5374599886507">
            <text:p>28.54</text:p>
          </table:table-cell>
          <table:table-cell table:formula="of:=IF([.L330]&lt;[.$C$9];1;0)" office:value-type="float" office:value="1">
            <text:p>1</text:p>
          </table:table-cell>
          <table:table-cell/>
          <table:table-cell table:formula="of:=IF(AND([.M330];[.B330]);&quot;Not Jammed&quot;;IF([.M3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67.343">
            <text:p>1267.3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0]+([.A331]-[.D330])/COUNTA([.$A$60:.A331])" office:value-type="float" office:value="889.930985294118">
            <text:p>889.931</text:p>
          </table:table-cell>
          <table:table-cell table:formula="of:=[.E330]+(([.A331]-[.D330])*([.A331]-[.D330]))" office:value-type="float" office:value="69983602.379572">
            <text:p>69983602.380</text:p>
          </table:table-cell>
          <table:table-cell table:formula="of:=[.E331]/(COUNT([.$A$60:.A331])-1)" office:value-type="float" office:value="258242.075201373">
            <text:p>258242.075</text:p>
          </table:table-cell>
          <table:table-cell table:formula="of:=[.J330]" office:value-type="float" office:value="1183.54596492633">
            <text:p>1183.5459649263</text:p>
          </table:table-cell>
          <table:table-cell table:formula="of:=[.K330]+[.$C$7]" office:value-type="float" office:value="3789.20638625533">
            <text:p>3789.2063862553</text:p>
          </table:table-cell>
          <table:table-cell table:formula="of:=[.H331]/([.F331]+[.H331])" office:value-type="float" office:value="0.0144608932311318">
            <text:p>0.0144608932</text:p>
          </table:table-cell>
          <table:table-cell table:formula="of:=[.G331]+[.I331]*([.A331] -[.G331] )" office:value-type="float" office:value="1184.75774490362">
            <text:p>1184.7577449036</text:p>
          </table:table-cell>
          <table:table-cell table:formula="of:=(1-[.I331])*[.H331]" office:value-type="float" office:value="3734.41107727296">
            <text:p>3734.411077273</text:p>
          </table:table-cell>
          <table:table-cell table:formula="of:=ABS([.G331]-[.A331])" office:value-type="float" office:value="83.7970350736691">
            <text:p>83.80</text:p>
          </table:table-cell>
          <table:table-cell table:formula="of:=IF([.L331]&lt;[.$C$9];1;0)" office:value-type="float" office:value="1">
            <text:p>1</text:p>
          </table:table-cell>
          <table:table-cell/>
          <table:table-cell table:formula="of:=IF(AND([.M331];[.B331]);&quot;Not Jammed&quot;;IF([.M3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46.302">
            <text:p>1346.3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1]+([.A332]-[.D331])/COUNTA([.$A$60:.A332])" office:value-type="float" office:value="891.602673992674">
            <text:p>891.603</text:p>
          </table:table-cell>
          <table:table-cell table:formula="of:=[.E331]+(([.A332]-[.D331])*([.A332]-[.D331]))" office:value-type="float" office:value="70191876.8826357">
            <text:p>70191876.883</text:p>
          </table:table-cell>
          <table:table-cell table:formula="of:=[.E332]/(COUNT([.$A$60:.A332])-1)" office:value-type="float" office:value="258058.370892043">
            <text:p>258058.371</text:p>
          </table:table-cell>
          <table:table-cell table:formula="of:=[.J331]" office:value-type="float" office:value="1184.75774490362">
            <text:p>1184.7577449036</text:p>
          </table:table-cell>
          <table:table-cell table:formula="of:=[.K331]+[.$C$7]" office:value-type="float" office:value="3794.41107727296">
            <text:p>3794.411077273</text:p>
          </table:table-cell>
          <table:table-cell table:formula="of:=[.H332]/([.F332]+[.H332])" office:value-type="float" office:value="0.0144906273240114">
            <text:p>0.0144906273</text:p>
          </table:table-cell>
          <table:table-cell table:formula="of:=[.G332]+[.I332]*([.A332] -[.G332] )" office:value-type="float" office:value="1187.09862250055">
            <text:p>1187.0986225006</text:p>
          </table:table-cell>
          <table:table-cell table:formula="of:=(1-[.I332])*[.H332]" office:value-type="float" office:value="3739.4276804381">
            <text:p>3739.4276804381</text:p>
          </table:table-cell>
          <table:table-cell table:formula="of:=ABS([.G332]-[.A332])" office:value-type="float" office:value="161.544255096383">
            <text:p>161.54</text:p>
          </table:table-cell>
          <table:table-cell table:formula="of:=IF([.L332]&lt;[.$C$9];1;0)" office:value-type="float" office:value="0">
            <text:p>0</text:p>
          </table:table-cell>
          <table:table-cell/>
          <table:table-cell table:formula="of:=IF(AND([.M332];[.B332]);&quot;Not Jammed&quot;;IF([.M3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2.614">
            <text:p>1342.6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2]+([.A333]-[.D332])/COUNTA([.$A$60:.A333])" office:value-type="float" office:value="893.248700729927">
            <text:p>893.249</text:p>
          </table:table-cell>
          <table:table-cell table:formula="of:=[.E332]+(([.A333]-[.D332])*([.A333]-[.D332]))" office:value-type="float" office:value="70395288.0988226">
            <text:p>70395288.099</text:p>
          </table:table-cell>
          <table:table-cell table:formula="of:=[.E333]/(COUNT([.$A$60:.A333])-1)" office:value-type="float" office:value="257858.198164185">
            <text:p>257858.198</text:p>
          </table:table-cell>
          <table:table-cell table:formula="of:=[.J332]" office:value-type="float" office:value="1187.09862250055">
            <text:p>1187.0986225006</text:p>
          </table:table-cell>
          <table:table-cell table:formula="of:=[.K332]+[.$C$7]" office:value-type="float" office:value="3799.4276804381">
            <text:p>3799.4276804381</text:p>
          </table:table-cell>
          <table:table-cell table:formula="of:=[.H333]/([.F333]+[.H333])" office:value-type="float" office:value="0.0145206074853491">
            <text:p>0.0145206075</text:p>
          </table:table-cell>
          <table:table-cell table:formula="of:=[.G333]+[.I333]*([.A333] -[.G333] )" office:value-type="float" office:value="1189.35680025516">
            <text:p>1189.3568002552</text:p>
          </table:table-cell>
          <table:table-cell table:formula="of:=(1-[.I333])*[.H333]" office:value-type="float" office:value="3744.25768242149">
            <text:p>3744.2576824215</text:p>
          </table:table-cell>
          <table:table-cell table:formula="of:=ABS([.G333]-[.A333])" office:value-type="float" office:value="155.515377499447">
            <text:p>155.52</text:p>
          </table:table-cell>
          <table:table-cell table:formula="of:=IF([.L333]&lt;[.$C$9];1;0)" office:value-type="float" office:value="0">
            <text:p>0</text:p>
          </table:table-cell>
          <table:table-cell/>
          <table:table-cell table:formula="of:=IF(AND([.M333];[.B333]);&quot;Not Jammed&quot;;IF([.M3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5.187">
            <text:p>1345.1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3]+([.A334]-[.D333])/COUNTA([.$A$60:.A334])" office:value-type="float" office:value="894.892112727273">
            <text:p>894.892</text:p>
          </table:table-cell>
          <table:table-cell table:formula="of:=[.E333]+(([.A334]-[.D333])*([.A334]-[.D333]))" office:value-type="float" office:value="70599536.3251697">
            <text:p>70599536.325</text:p>
          </table:table-cell>
          <table:table-cell table:formula="of:=[.E334]/(COUNT([.$A$60:.A334])-1)" office:value-type="float" office:value="257662.541332736">
            <text:p>257662.541</text:p>
          </table:table-cell>
          <table:table-cell table:formula="of:=[.J333]" office:value-type="float" office:value="1189.35680025516">
            <text:p>1189.3568002552</text:p>
          </table:table-cell>
          <table:table-cell table:formula="of:=[.K333]+[.$C$7]" office:value-type="float" office:value="3804.25768242149">
            <text:p>3804.2576824215</text:p>
          </table:table-cell>
          <table:table-cell table:formula="of:=[.H334]/([.F334]+[.H334])" office:value-type="float" office:value="0.0145496778051769">
            <text:p>0.0145496778</text:p>
          </table:table-cell>
          <table:table-cell table:formula="of:=[.G334]+[.I334]*([.A334] -[.G334] )" office:value-type="float" office:value="1191.62407945376">
            <text:p>1191.6240794538</text:p>
          </table:table-cell>
          <table:table-cell table:formula="of:=(1-[.I334])*[.H334]" office:value-type="float" office:value="3748.90695885439">
            <text:p>3748.9069588544</text:p>
          </table:table-cell>
          <table:table-cell table:formula="of:=ABS([.G334]-[.A334])" office:value-type="float" office:value="155.830199744841">
            <text:p>155.83</text:p>
          </table:table-cell>
          <table:table-cell table:formula="of:=IF([.L334]&lt;[.$C$9];1;0)" office:value-type="float" office:value="0">
            <text:p>0</text:p>
          </table:table-cell>
          <table:table-cell/>
          <table:table-cell table:formula="of:=IF(AND([.M334];[.B334]);&quot;Not Jammed&quot;;IF([.M3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44.531">
            <text:p>1244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4]+([.A335]-[.D334])/COUNTA([.$A$60:.A335])" office:value-type="float" office:value="896.158920289855">
            <text:p>896.159</text:p>
          </table:table-cell>
          <table:table-cell table:formula="of:=[.E334]+(([.A335]-[.D334])*([.A335]-[.D334]))" office:value-type="float" office:value="70721783.676663">
            <text:p>70721783.677</text:p>
          </table:table-cell>
          <table:table-cell table:formula="of:=[.E335]/(COUNT([.$A$60:.A335])-1)" office:value-type="float" office:value="257170.122460593">
            <text:p>257170.122</text:p>
          </table:table-cell>
          <table:table-cell table:formula="of:=[.J334]" office:value-type="float" office:value="1191.62407945376">
            <text:p>1191.6240794538</text:p>
          </table:table-cell>
          <table:table-cell table:formula="of:=[.K334]+[.$C$7]" office:value-type="float" office:value="3808.90695885439">
            <text:p>3808.9069588544</text:p>
          </table:table-cell>
          <table:table-cell table:formula="of:=[.H335]/([.F335]+[.H335])" office:value-type="float" office:value="0.0145946858923009">
            <text:p>0.0145946859</text:p>
          </table:table-cell>
          <table:table-cell table:formula="of:=[.G335]+[.I335]*([.A335] -[.G335] )" office:value-type="float" office:value="1192.39623934066">
            <text:p>1192.3962393407</text:p>
          </table:table-cell>
          <table:table-cell table:formula="of:=(1-[.I335])*[.H335]" office:value-type="float" office:value="3753.31715819691">
            <text:p>3753.3171581969</text:p>
          </table:table-cell>
          <table:table-cell table:formula="of:=ABS([.G335]-[.A335])" office:value-type="float" office:value="52.9069205462374">
            <text:p>52.91</text:p>
          </table:table-cell>
          <table:table-cell table:formula="of:=IF([.L335]&lt;[.$C$9];1;0)" office:value-type="float" office:value="1">
            <text:p>1</text:p>
          </table:table-cell>
          <table:table-cell/>
          <table:table-cell table:formula="of:=IF(AND([.M335];[.B335]);&quot;Not Jammed&quot;;IF([.M33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63.311">
            <text:p>1263.3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5]+([.A336]-[.D335])/COUNTA([.$A$60:.A336])" office:value-type="float" office:value="897.484379061372">
            <text:p>897.484</text:p>
          </table:table-cell>
          <table:table-cell table:formula="of:=[.E335]+(([.A336]-[.D335])*([.A336]-[.D335]))" office:value-type="float" office:value="70856584.3262985">
            <text:p>70856584.326</text:p>
          </table:table-cell>
          <table:table-cell table:formula="of:=[.E336]/(COUNT([.$A$60:.A336])-1)" office:value-type="float" office:value="256726.754805429">
            <text:p>256726.755</text:p>
          </table:table-cell>
          <table:table-cell table:formula="of:=[.J335]" office:value-type="float" office:value="1192.39623934066">
            <text:p>1192.3962393407</text:p>
          </table:table-cell>
          <table:table-cell table:formula="of:=[.K335]+[.$C$7]" office:value-type="float" office:value="3813.31715819691">
            <text:p>3813.3171581969</text:p>
          </table:table-cell>
          <table:table-cell table:formula="of:=[.H336]/([.F336]+[.H336])" office:value-type="float" office:value="0.0146362021375709">
            <text:p>0.0146362021</text:p>
          </table:table-cell>
          <table:table-cell table:formula="of:=[.G336]+[.I336]*([.A336] -[.G336] )" office:value-type="float" office:value="1193.43416211221">
            <text:p>1193.4341621122</text:p>
          </table:table-cell>
          <table:table-cell table:formula="of:=(1-[.I336])*[.H336]" office:value-type="float" office:value="3757.50467745487">
            <text:p>3757.5046774549</text:p>
          </table:table-cell>
          <table:table-cell table:formula="of:=ABS([.G336]-[.A336])" office:value-type="float" office:value="70.914760659336">
            <text:p>70.91</text:p>
          </table:table-cell>
          <table:table-cell table:formula="of:=IF([.L336]&lt;[.$C$9];1;0)" office:value-type="float" office:value="1">
            <text:p>1</text:p>
          </table:table-cell>
          <table:table-cell/>
          <table:table-cell table:formula="of:=IF(AND([.M336];[.B336]);&quot;Not Jammed&quot;;IF([.M3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65.832">
            <text:p>1565.8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6]+([.A337]-[.D336])/COUNTA([.$A$60:.A337])" office:value-type="float" office:value="899.888507194245">
            <text:p>899.889</text:p>
          </table:table-cell>
          <table:table-cell table:formula="of:=[.E336]+(([.A337]-[.D336])*([.A337]-[.D336]))" office:value-type="float" office:value="71303272.8687128">
            <text:p>71303272.869</text:p>
          </table:table-cell>
          <table:table-cell table:formula="of:=[.E337]/(COUNT([.$A$60:.A337])-1)" office:value-type="float" office:value="257412.537432176">
            <text:p>257412.537</text:p>
          </table:table-cell>
          <table:table-cell table:formula="of:=[.J336]" office:value-type="float" office:value="1193.43416211221">
            <text:p>1193.4341621122</text:p>
          </table:table-cell>
          <table:table-cell table:formula="of:=[.K336]+[.$C$7]" office:value-type="float" office:value="3817.50467745487">
            <text:p>3817.5046774549</text:p>
          </table:table-cell>
          <table:table-cell table:formula="of:=[.H337]/([.F337]+[.H337])" office:value-type="float" office:value="0.0146135744825734">
            <text:p>0.0146135745</text:p>
          </table:table-cell>
          <table:table-cell table:formula="of:=[.G337]+[.I337]*([.A337] -[.G337] )" office:value-type="float" office:value="1198.87622565333">
            <text:p>1198.8762256533</text:p>
          </table:table-cell>
          <table:table-cell table:formula="of:=(1-[.I337])*[.H337]" office:value-type="float" office:value="3761.71728851331">
            <text:p>3761.7172885133</text:p>
          </table:table-cell>
          <table:table-cell table:formula="of:=ABS([.G337]-[.A337])" office:value-type="float" office:value="372.397837887789">
            <text:p>372.40</text:p>
          </table:table-cell>
          <table:table-cell table:formula="of:=IF([.L337]&lt;[.$C$9];1;0)" office:value-type="float" office:value="0">
            <text:p>0</text:p>
          </table:table-cell>
          <table:table-cell/>
          <table:table-cell table:formula="of:=IF(AND([.M337];[.B337]);&quot;Not Jammed&quot;;IF([.M3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1.243">
            <text:p>1601.2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7]+([.A338]-[.D337])/COUNTA([.$A$60:.A338])" office:value-type="float" office:value="902.402322580645">
            <text:p>902.402</text:p>
          </table:table-cell>
          <table:table-cell table:formula="of:=[.E337]+(([.A338]-[.D337])*([.A338]-[.D337]))" office:value-type="float" office:value="71795170.9932917">
            <text:p>71795170.993</text:p>
          </table:table-cell>
          <table:table-cell table:formula="of:=[.E338]/(COUNT([.$A$60:.A338])-1)" office:value-type="float" office:value="258256.010767236">
            <text:p>258256.011</text:p>
          </table:table-cell>
          <table:table-cell table:formula="of:=[.J337]" office:value-type="float" office:value="1198.87622565333">
            <text:p>1198.8762256533</text:p>
          </table:table-cell>
          <table:table-cell table:formula="of:=[.K337]+[.$C$7]" office:value-type="float" office:value="3821.71728851331">
            <text:p>3821.7172885133</text:p>
          </table:table-cell>
          <table:table-cell table:formula="of:=[.H338]/([.F338]+[.H338])" office:value-type="float" office:value="0.014582381024382">
            <text:p>0.014582381</text:p>
          </table:table-cell>
          <table:table-cell table:formula="of:=[.G338]+[.I338]*([.A338] -[.G338] )" office:value-type="float" office:value="1204.74369126841">
            <text:p>1204.7436912684</text:p>
          </table:table-cell>
          <table:table-cell table:formula="of:=(1-[.I338])*[.H338]" office:value-type="float" office:value="3765.98755084474">
            <text:p>3765.9875508448</text:p>
          </table:table-cell>
          <table:table-cell table:formula="of:=ABS([.G338]-[.A338])" office:value-type="float" office:value="402.366774346666">
            <text:p>402.37</text:p>
          </table:table-cell>
          <table:table-cell table:formula="of:=IF([.L338]&lt;[.$C$9];1;0)" office:value-type="float" office:value="0">
            <text:p>0</text:p>
          </table:table-cell>
          <table:table-cell/>
          <table:table-cell table:formula="of:=IF(AND([.M338];[.B338]);&quot;Not Jammed&quot;;IF([.M33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89.104">
            <text:p>1689.1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8]+([.A339]-[.D338])/COUNTA([.$A$60:.A339])" office:value-type="float" office:value="905.211971428571">
            <text:p>905.212</text:p>
          </table:table-cell>
          <table:table-cell table:formula="of:=[.E338]+(([.A339]-[.D338])*([.A339]-[.D338]))" office:value-type="float" office:value="72414070.5225461">
            <text:p>72414070.523</text:p>
          </table:table-cell>
          <table:table-cell table:formula="of:=[.E339]/(COUNT([.$A$60:.A339])-1)" office:value-type="float" office:value="259548.639865757">
            <text:p>259548.640</text:p>
          </table:table-cell>
          <table:table-cell table:formula="of:=[.J338]" office:value-type="float" office:value="1204.74369126841">
            <text:p>1204.7436912684</text:p>
          </table:table-cell>
          <table:table-cell table:formula="of:=[.K338]+[.$C$7]" office:value-type="float" office:value="3825.98755084474">
            <text:p>3825.9875508448</text:p>
          </table:table-cell>
          <table:table-cell table:formula="of:=[.H339]/([.F339]+[.H339])" office:value-type="float" office:value="0.0145267886598388">
            <text:p>0.0145267887</text:p>
          </table:table-cell>
          <table:table-cell table:formula="of:=[.G339]+[.I339]*([.A339] -[.G339] )" office:value-type="float" office:value="1211.77989110857">
            <text:p>1211.7798911086</text:p>
          </table:table-cell>
          <table:table-cell table:formula="of:=(1-[.I339])*[.H339]" office:value-type="float" office:value="3770.40823827845">
            <text:p>3770.4082382785</text:p>
          </table:table-cell>
          <table:table-cell table:formula="of:=ABS([.G339]-[.A339])" office:value-type="float" office:value="484.360308731591">
            <text:p>484.36</text:p>
          </table:table-cell>
          <table:table-cell table:formula="of:=IF([.L339]&lt;[.$C$9];1;0)" office:value-type="float" office:value="0">
            <text:p>0</text:p>
          </table:table-cell>
          <table:table-cell/>
          <table:table-cell table:formula="of:=IF(AND([.M339];[.B339]);&quot;Not Jammed&quot;;IF([.M3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4.844">
            <text:p>1594.8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39]+([.A340]-[.D339])/COUNTA([.$A$60:.A340])" office:value-type="float" office:value="907.666177935943">
            <text:p>907.666</text:p>
          </table:table-cell>
          <table:table-cell table:formula="of:=[.E339]+(([.A340]-[.D339])*([.A340]-[.D339]))" office:value-type="float" office:value="72889662.8573776">
            <text:p>72889662.857</text:p>
          </table:table-cell>
          <table:table-cell table:formula="of:=[.E340]/(COUNT([.$A$60:.A340])-1)" office:value-type="float" office:value="260320.224490634">
            <text:p>260320.224</text:p>
          </table:table-cell>
          <table:table-cell table:formula="of:=[.J339]" office:value-type="float" office:value="1211.77989110857">
            <text:p>1211.7798911086</text:p>
          </table:table-cell>
          <table:table-cell table:formula="of:=[.K339]+[.$C$7]" office:value-type="float" office:value="3830.40823827845">
            <text:p>3830.4082382785</text:p>
          </table:table-cell>
          <table:table-cell table:formula="of:=[.H340]/([.F340]+[.H340])" office:value-type="float" office:value="0.0145008482421825">
            <text:p>0.0145008482</text:p>
          </table:table-cell>
          <table:table-cell table:formula="of:=[.G340]+[.I340]*([.A340] -[.G340] )" office:value-type="float" office:value="1217.33464561863">
            <text:p>1217.3346456186</text:p>
          </table:table-cell>
          <table:table-cell table:formula="of:=(1-[.I340])*[.H340]" office:value-type="float" office:value="3774.86406970957">
            <text:p>3774.8640697096</text:p>
          </table:table-cell>
          <table:table-cell table:formula="of:=ABS([.G340]-[.A340])" office:value-type="float" office:value="383.064108891433">
            <text:p>383.06</text:p>
          </table:table-cell>
          <table:table-cell table:formula="of:=IF([.L340]&lt;[.$C$9];1;0)" office:value-type="float" office:value="0">
            <text:p>0</text:p>
          </table:table-cell>
          <table:table-cell/>
          <table:table-cell table:formula="of:=IF(AND([.M340];[.B340]);&quot;Not Jammed&quot;;IF([.M3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1.444">
            <text:p>1661.4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0]+([.A341]-[.D340])/COUNTA([.$A$60:.A341])" office:value-type="float" office:value="910.33914893617">
            <text:p>910.339</text:p>
          </table:table-cell>
          <table:table-cell table:formula="of:=[.E340]+(([.A341]-[.D340])*([.A341]-[.D340]))" office:value-type="float" office:value="73457843.8624133">
            <text:p>73457843.862</text:p>
          </table:table-cell>
          <table:table-cell table:formula="of:=[.E341]/(COUNT([.$A$60:.A341])-1)" office:value-type="float" office:value="261415.814456987">
            <text:p>261415.814</text:p>
          </table:table-cell>
          <table:table-cell table:formula="of:=[.J340]" office:value-type="float" office:value="1217.33464561863">
            <text:p>1217.3346456186</text:p>
          </table:table-cell>
          <table:table-cell table:formula="of:=[.K340]+[.$C$7]" office:value-type="float" office:value="3834.86406970957">
            <text:p>3834.8640697096</text:p>
          </table:table-cell>
          <table:table-cell table:formula="of:=[.H341]/([.F341]+[.H341])" office:value-type="float" office:value="0.0144575089911546">
            <text:p>0.014457509</text:p>
          </table:table-cell>
          <table:table-cell table:formula="of:=[.G341]+[.I341]*([.A341] -[.G341] )" office:value-type="float" office:value="1223.75536060265">
            <text:p>1223.7553606027</text:p>
          </table:table-cell>
          <table:table-cell table:formula="of:=(1-[.I341])*[.H341]" office:value-type="float" office:value="3779.42148794188">
            <text:p>3779.4214879419</text:p>
          </table:table-cell>
          <table:table-cell table:formula="of:=ABS([.G341]-[.A341])" office:value-type="float" office:value="444.109354381372">
            <text:p>444.11</text:p>
          </table:table-cell>
          <table:table-cell table:formula="of:=IF([.L341]&lt;[.$C$9];1;0)" office:value-type="float" office:value="0">
            <text:p>0</text:p>
          </table:table-cell>
          <table:table-cell/>
          <table:table-cell table:formula="of:=IF(AND([.M341];[.B341]);&quot;Not Jammed&quot;;IF([.M3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0.38">
            <text:p>1650.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1]+([.A342]-[.D341])/COUNTA([.$A$60:.A342])" office:value-type="float" office:value="912.954134275618">
            <text:p>912.954</text:p>
          </table:table-cell>
          <table:table-cell table:formula="of:=[.E341]+(([.A342]-[.D341])*([.A342]-[.D341]))" office:value-type="float" office:value="74005504.3236565">
            <text:p>74005504.324</text:p>
          </table:table-cell>
          <table:table-cell table:formula="of:=[.E342]/(COUNT([.$A$60:.A342])-1)" office:value-type="float" office:value="262430.866395945">
            <text:p>262430.866</text:p>
          </table:table-cell>
          <table:table-cell table:formula="of:=[.J341]" office:value-type="float" office:value="1223.75536060265">
            <text:p>1223.7553606027</text:p>
          </table:table-cell>
          <table:table-cell table:formula="of:=[.K341]+[.$C$7]" office:value-type="float" office:value="3839.42148794188">
            <text:p>3839.4214879419</text:p>
          </table:table-cell>
          <table:table-cell table:formula="of:=[.H342]/([.F342]+[.H342])" office:value-type="float" office:value="0.0144192636679619">
            <text:p>0.0144192637</text:p>
          </table:table-cell>
          <table:table-cell table:formula="of:=[.G342]+[.I342]*([.A342] -[.G342] )" office:value-type="float" office:value="1229.90697376537">
            <text:p>1229.9069737654</text:p>
          </table:table-cell>
          <table:table-cell table:formula="of:=(1-[.I342])*[.H342]" office:value-type="float" office:value="3784.05985717481">
            <text:p>3784.0598571748</text:p>
          </table:table-cell>
          <table:table-cell table:formula="of:=ABS([.G342]-[.A342])" office:value-type="float" office:value="426.624639397347">
            <text:p>426.62</text:p>
          </table:table-cell>
          <table:table-cell table:formula="of:=IF([.L342]&lt;[.$C$9];1;0)" office:value-type="float" office:value="0">
            <text:p>0</text:p>
          </table:table-cell>
          <table:table-cell/>
          <table:table-cell table:formula="of:=IF(AND([.M342];[.B342]);&quot;Not Jammed&quot;;IF([.M3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90.948">
            <text:p>1690.9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2]+([.A343]-[.D342])/COUNTA([.$A$60:.A343])" office:value-type="float" office:value="915.693549295775">
            <text:p>915.694</text:p>
          </table:table-cell>
          <table:table-cell table:formula="of:=[.E342]+(([.A343]-[.D342])*([.A343]-[.D342]))" office:value-type="float" office:value="74610778.7787613">
            <text:p>74610778.779</text:p>
          </table:table-cell>
          <table:table-cell table:formula="of:=[.E343]/(COUNT([.$A$60:.A343])-1)" office:value-type="float" office:value="263642.327840146">
            <text:p>263642.328</text:p>
          </table:table-cell>
          <table:table-cell table:formula="of:=[.J342]" office:value-type="float" office:value="1229.90697376537">
            <text:p>1229.9069737654</text:p>
          </table:table-cell>
          <table:table-cell table:formula="of:=[.K342]+[.$C$7]" office:value-type="float" office:value="3844.05985717481">
            <text:p>3844.0598571748</text:p>
          </table:table-cell>
          <table:table-cell table:formula="of:=[.H343]/([.F343]+[.H343])" office:value-type="float" office:value="0.014371048524251">
            <text:p>0.0143710485</text:p>
          </table:table-cell>
          <table:table-cell table:formula="of:=[.G343]+[.I343]*([.A343] -[.G343] )" office:value-type="float" office:value="1236.53261672506">
            <text:p>1236.5326167251</text:p>
          </table:table-cell>
          <table:table-cell table:formula="of:=(1-[.I343])*[.H343]" office:value-type="float" office:value="3788.81668643723">
            <text:p>3788.8166864372</text:p>
          </table:table-cell>
          <table:table-cell table:formula="of:=ABS([.G343]-[.A343])" office:value-type="float" office:value="461.041026234628">
            <text:p>461.04</text:p>
          </table:table-cell>
          <table:table-cell table:formula="of:=IF([.L343]&lt;[.$C$9];1;0)" office:value-type="float" office:value="0">
            <text:p>0</text:p>
          </table:table-cell>
          <table:table-cell/>
          <table:table-cell table:formula="of:=IF(AND([.M343];[.B343]);&quot;Not Jammed&quot;;IF([.M3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4.344">
            <text:p>1624.3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3]+([.A344]-[.D343])/COUNTA([.$A$60:.A344])" office:value-type="float" office:value="918.180042105263">
            <text:p>918.180</text:p>
          </table:table-cell>
          <table:table-cell table:formula="of:=[.E343]+(([.A344]-[.D343])*([.A344]-[.D343]))" office:value-type="float" office:value="75112964.2400446">
            <text:p>75112964.240</text:p>
          </table:table-cell>
          <table:table-cell table:formula="of:=[.E344]/(COUNT([.$A$60:.A344])-1)" office:value-type="float" office:value="264482.268450861">
            <text:p>264482.268</text:p>
          </table:table-cell>
          <table:table-cell table:formula="of:=[.J343]" office:value-type="float" office:value="1236.53261672506">
            <text:p>1236.5326167251</text:p>
          </table:table-cell>
          <table:table-cell table:formula="of:=[.K343]+[.$C$7]" office:value-type="float" office:value="3848.81668643723">
            <text:p>3848.8166864372</text:p>
          </table:table-cell>
          <table:table-cell table:formula="of:=[.H344]/([.F344]+[.H344])" office:value-type="float" office:value="0.014343536398207">
            <text:p>0.0143435364</text:p>
          </table:table-cell>
          <table:table-cell table:formula="of:=[.G344]+[.I344]*([.A344] -[.G344] )" office:value-type="float" office:value="1242.0952034167">
            <text:p>1242.0952034167</text:p>
          </table:table-cell>
          <table:table-cell table:formula="of:=(1-[.I344])*[.H344]" office:value-type="float" office:value="3793.61104420529">
            <text:p>3793.6110442053</text:p>
          </table:table-cell>
          <table:table-cell table:formula="of:=ABS([.G344]-[.A344])" office:value-type="float" office:value="387.81138327494">
            <text:p>387.81</text:p>
          </table:table-cell>
          <table:table-cell table:formula="of:=IF([.L344]&lt;[.$C$9];1;0)" office:value-type="float" office:value="0">
            <text:p>0</text:p>
          </table:table-cell>
          <table:table-cell/>
          <table:table-cell table:formula="of:=IF(AND([.M344];[.B344]);&quot;Not Jammed&quot;;IF([.M3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8.804">
            <text:p>1638.8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4]+([.A345]-[.D344])/COUNTA([.$A$60:.A345])" office:value-type="float" office:value="920.699706293706">
            <text:p>920.700</text:p>
          </table:table-cell>
          <table:table-cell table:formula="of:=[.E344]+(([.A345]-[.D344])*([.A345]-[.D344]))" office:value-type="float" office:value="75632263.1287365">
            <text:p>75632263.129</text:p>
          </table:table-cell>
          <table:table-cell table:formula="of:=[.E345]/(COUNT([.$A$60:.A345])-1)" office:value-type="float" office:value="265376.361855216">
            <text:p>265376.362</text:p>
          </table:table-cell>
          <table:table-cell table:formula="of:=[.J344]" office:value-type="float" office:value="1242.0952034167">
            <text:p>1242.0952034167</text:p>
          </table:table-cell>
          <table:table-cell table:formula="of:=[.K344]+[.$C$7]" office:value-type="float" office:value="3853.61104420529">
            <text:p>3853.6110442053</text:p>
          </table:table-cell>
          <table:table-cell table:formula="of:=[.H345]/([.F345]+[.H345])" office:value-type="float" office:value="0.0143134547862727">
            <text:p>0.0143134548</text:p>
          </table:table-cell>
          <table:table-cell table:formula="of:=[.G345]+[.I345]*([.A345] -[.G345] )" office:value-type="float" office:value="1247.77347683992">
            <text:p>1247.7734768399</text:p>
          </table:table-cell>
          <table:table-cell table:formula="of:=(1-[.I345])*[.H345]" office:value-type="float" office:value="3798.45255676017">
            <text:p>3798.4525567602</text:p>
          </table:table-cell>
          <table:table-cell table:formula="of:=ABS([.G345]-[.A345])" office:value-type="float" office:value="396.708796583296">
            <text:p>396.71</text:p>
          </table:table-cell>
          <table:table-cell table:formula="of:=IF([.L345]&lt;[.$C$9];1;0)" office:value-type="float" office:value="0">
            <text:p>0</text:p>
          </table:table-cell>
          <table:table-cell/>
          <table:table-cell table:formula="of:=IF(AND([.M345];[.B345]);&quot;Not Jammed&quot;;IF([.M34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28.883">
            <text:p>1528.8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5]+([.A346]-[.D345])/COUNTA([.$A$60:.A346])" office:value-type="float" office:value="922.81881184669">
            <text:p>922.819</text:p>
          </table:table-cell>
          <table:table-cell table:formula="of:=[.E345]+(([.A346]-[.D345])*([.A346]-[.D345]))" office:value-type="float" office:value="76002150.0474799">
            <text:p>76002150.047</text:p>
          </table:table-cell>
          <table:table-cell table:formula="of:=[.E346]/(COUNT([.$A$60:.A346])-1)" office:value-type="float" office:value="265741.783382797">
            <text:p>265741.783</text:p>
          </table:table-cell>
          <table:table-cell table:formula="of:=[.J345]" office:value-type="float" office:value="1247.77347683992">
            <text:p>1247.7734768399</text:p>
          </table:table-cell>
          <table:table-cell table:formula="of:=[.K345]+[.$C$7]" office:value-type="float" office:value="3858.45255676017">
            <text:p>3858.4525567602</text:p>
          </table:table-cell>
          <table:table-cell table:formula="of:=[.H346]/([.F346]+[.H346])" office:value-type="float" office:value="0.0143117551188836">
            <text:p>0.0143117551</text:p>
          </table:table-cell>
          <table:table-cell table:formula="of:=[.G346]+[.I346]*([.A346] -[.G346] )" office:value-type="float" office:value="1251.79664749697">
            <text:p>1251.796647497</text:p>
          </table:table-cell>
          <table:table-cell table:formula="of:=(1-[.I346])*[.H346]" office:value-type="float" office:value="3803.23132862999">
            <text:p>3803.23132863</text:p>
          </table:table-cell>
          <table:table-cell table:formula="of:=ABS([.G346]-[.A346])" office:value-type="float" office:value="281.109523160085">
            <text:p>281.11</text:p>
          </table:table-cell>
          <table:table-cell table:formula="of:=IF([.L346]&lt;[.$C$9];1;0)" office:value-type="float" office:value="0">
            <text:p>0</text:p>
          </table:table-cell>
          <table:table-cell/>
          <table:table-cell table:formula="of:=IF(AND([.M346];[.B346]);&quot;Not Jammed&quot;;IF([.M3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0.531">
            <text:p>1480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6]+([.A347]-[.D346])/COUNTA([.$A$60:.A347])" office:value-type="float" office:value="924.7553125">
            <text:p>924.755</text:p>
          </table:table-cell>
          <table:table-cell table:formula="of:=[.E346]+(([.A347]-[.D346])*([.A347]-[.D346]))" office:value-type="float" office:value="76313192.9322947">
            <text:p>76313192.932</text:p>
          </table:table-cell>
          <table:table-cell table:formula="of:=[.E347]/(COUNT([.$A$60:.A347])-1)" office:value-type="float" office:value="265899.626941793">
            <text:p>265899.627</text:p>
          </table:table-cell>
          <table:table-cell table:formula="of:=[.J346]" office:value-type="float" office:value="1251.79664749697">
            <text:p>1251.796647497</text:p>
          </table:table-cell>
          <table:table-cell table:formula="of:=[.K346]+[.$C$7]" office:value-type="float" office:value="3863.23132862999">
            <text:p>3863.23132863</text:p>
          </table:table-cell>
          <table:table-cell table:formula="of:=[.H347]/([.F347]+[.H347])" office:value-type="float" office:value="0.014320842214525">
            <text:p>0.0143208422</text:p>
          </table:table-cell>
          <table:table-cell table:formula="of:=[.G347]+[.I347]*([.A347] -[.G347] )" office:value-type="float" office:value="1255.07231606821">
            <text:p>1255.0723160682</text:p>
          </table:table-cell>
          <table:table-cell table:formula="of:=(1-[.I347])*[.H347]" office:value-type="float" office:value="3807.90660233447">
            <text:p>3807.9066023345</text:p>
          </table:table-cell>
          <table:table-cell table:formula="of:=ABS([.G347]-[.A347])" office:value-type="float" office:value="228.734352503031">
            <text:p>228.73</text:p>
          </table:table-cell>
          <table:table-cell table:formula="of:=IF([.L347]&lt;[.$C$9];1;0)" office:value-type="float" office:value="0">
            <text:p>0</text:p>
          </table:table-cell>
          <table:table-cell/>
          <table:table-cell table:formula="of:=IF(AND([.M347];[.B347]);&quot;Not Jammed&quot;;IF([.M3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60.024">
            <text:p>1560.0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7]+([.A348]-[.D347])/COUNTA([.$A$60:.A348])" office:value-type="float" office:value="926.953474048443">
            <text:p>926.953</text:p>
          </table:table-cell>
          <table:table-cell table:formula="of:=[.E347]+(([.A348]-[.D347])*([.A348]-[.D347]))" office:value-type="float" office:value="76716759.2376126">
            <text:p>76716759.238</text:p>
          </table:table-cell>
          <table:table-cell table:formula="of:=[.E348]/(COUNT([.$A$60:.A348])-1)" office:value-type="float" office:value="266377.636241711">
            <text:p>266377.636</text:p>
          </table:table-cell>
          <table:table-cell table:formula="of:=[.J347]" office:value-type="float" office:value="1255.07231606821">
            <text:p>1255.0723160682</text:p>
          </table:table-cell>
          <table:table-cell table:formula="of:=[.K347]+[.$C$7]" office:value-type="float" office:value="3867.90660233447">
            <text:p>3867.9066023345</text:p>
          </table:table-cell>
          <table:table-cell table:formula="of:=[.H348]/([.F348]+[.H348])" office:value-type="float" office:value="0.0143125639062495">
            <text:p>0.0143125639</text:p>
          </table:table-cell>
          <table:table-cell table:formula="of:=[.G348]+[.I348]*([.A348] -[.G348] )" office:value-type="float" office:value="1259.4369565328">
            <text:p>1259.4369565328</text:p>
          </table:table-cell>
          <table:table-cell table:formula="of:=(1-[.I348])*[.H348]" office:value-type="float" office:value="3812.54694190516">
            <text:p>3812.5469419052</text:p>
          </table:table-cell>
          <table:table-cell table:formula="of:=ABS([.G348]-[.A348])" office:value-type="float" office:value="304.951683931794">
            <text:p>304.95</text:p>
          </table:table-cell>
          <table:table-cell table:formula="of:=IF([.L348]&lt;[.$C$9];1;0)" office:value-type="float" office:value="0">
            <text:p>0</text:p>
          </table:table-cell>
          <table:table-cell/>
          <table:table-cell table:formula="of:=IF(AND([.M348];[.B348]);&quot;Not Jammed&quot;;IF([.M34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1.156">
            <text:p>1591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8]+([.A349]-[.D348])/COUNTA([.$A$60:.A349])" office:value-type="float" office:value="929.243827586207">
            <text:p>929.244</text:p>
          </table:table-cell>
          <table:table-cell table:formula="of:=[.E348]+(([.A349]-[.D348])*([.A349]-[.D348]))" office:value-type="float" office:value="77157924.2330931">
            <text:p>77157924.233</text:p>
          </table:table-cell>
          <table:table-cell table:formula="of:=[.E349]/(COUNT([.$A$60:.A349])-1)" office:value-type="float" office:value="266982.43679271">
            <text:p>266982.437</text:p>
          </table:table-cell>
          <table:table-cell table:formula="of:=[.J348]" office:value-type="float" office:value="1259.4369565328">
            <text:p>1259.4369565328</text:p>
          </table:table-cell>
          <table:table-cell table:formula="of:=[.K348]+[.$C$7]" office:value-type="float" office:value="3872.54694190516">
            <text:p>3872.5469419052</text:p>
          </table:table-cell>
          <table:table-cell table:formula="of:=[.H349]/([.F349]+[.H349])" office:value-type="float" office:value="0.014297491921727">
            <text:p>0.0142974919</text:p>
          </table:table-cell>
          <table:table-cell table:formula="of:=[.G349]+[.I349]*([.A349] -[.G349] )" office:value-type="float" office:value="1264.17970687705">
            <text:p>1264.1797068771</text:p>
          </table:table-cell>
          <table:table-cell table:formula="of:=(1-[.I349])*[.H349]" office:value-type="float" office:value="3817.17923328676">
            <text:p>3817.1792332868</text:p>
          </table:table-cell>
          <table:table-cell table:formula="of:=ABS([.G349]-[.A349])" office:value-type="float" office:value="331.719043467202">
            <text:p>331.72</text:p>
          </table:table-cell>
          <table:table-cell table:formula="of:=IF([.L349]&lt;[.$C$9];1;0)" office:value-type="float" office:value="0">
            <text:p>0</text:p>
          </table:table-cell>
          <table:table-cell/>
          <table:table-cell table:formula="of:=IF(AND([.M349];[.B349]);&quot;Not Jammed&quot;;IF([.M3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6.628">
            <text:p>1626.6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49]+([.A350]-[.D349])/COUNTA([.$A$60:.A350])" office:value-type="float" office:value="931.640336769759">
            <text:p>931.640</text:p>
          </table:table-cell>
          <table:table-cell table:formula="of:=[.E349]+(([.A350]-[.D349])*([.A350]-[.D349]))" office:value-type="float" office:value="77644268.9170263">
            <text:p>77644268.917</text:p>
          </table:table-cell>
          <table:table-cell table:formula="of:=[.E350]/(COUNT([.$A$60:.A350])-1)" office:value-type="float" office:value="267738.858334573">
            <text:p>267738.858</text:p>
          </table:table-cell>
          <table:table-cell table:formula="of:=[.J349]" office:value-type="float" office:value="1264.17970687705">
            <text:p>1264.1797068771</text:p>
          </table:table-cell>
          <table:table-cell table:formula="of:=[.K349]+[.$C$7]" office:value-type="float" office:value="3877.17923328676">
            <text:p>3877.1792332868</text:p>
          </table:table-cell>
          <table:table-cell table:formula="of:=[.H350]/([.F350]+[.H350])" office:value-type="float" office:value="0.0142744856599938">
            <text:p>0.0142744857</text:p>
          </table:table-cell>
          <table:table-cell table:formula="of:=[.G350]+[.I350]*([.A350] -[.G350] )" office:value-type="float" office:value="1269.35346983973">
            <text:p>1269.3534698397</text:p>
          </table:table-cell>
          <table:table-cell table:formula="of:=(1-[.I350])*[.H350]" office:value-type="float" office:value="3821.83449391998">
            <text:p>3821.83449392</text:p>
          </table:table-cell>
          <table:table-cell table:formula="of:=ABS([.G350]-[.A350])" office:value-type="float" office:value="362.448293122946">
            <text:p>362.45</text:p>
          </table:table-cell>
          <table:table-cell table:formula="of:=IF([.L350]&lt;[.$C$9];1;0)" office:value-type="float" office:value="0">
            <text:p>0</text:p>
          </table:table-cell>
          <table:table-cell/>
          <table:table-cell table:formula="of:=IF(AND([.M350];[.B350]);&quot;Not Jammed&quot;;IF([.M3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3.063">
            <text:p>1663.0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0]+([.A351]-[.D350])/COUNTA([.$A$60:.A351])" office:value-type="float" office:value="934.145208904109">
            <text:p>934.145</text:p>
          </table:table-cell>
          <table:table-cell table:formula="of:=[.E350]+(([.A351]-[.D350])*([.A351]-[.D350]))" office:value-type="float" office:value="78179248.0293132">
            <text:p>78179248.029</text:p>
          </table:table-cell>
          <table:table-cell table:formula="of:=[.E351]/(COUNT([.$A$60:.A351])-1)" office:value-type="float" office:value="268657.209722726">
            <text:p>268657.210</text:p>
          </table:table-cell>
          <table:table-cell table:formula="of:=[.J350]" office:value-type="float" office:value="1269.35346983973">
            <text:p>1269.3534698397</text:p>
          </table:table-cell>
          <table:table-cell table:formula="of:=[.K350]+[.$C$7]" office:value-type="float" office:value="3881.83449391998">
            <text:p>3881.83449392</text:p>
          </table:table-cell>
          <table:table-cell table:formula="of:=[.H351]/([.F351]+[.H351])" office:value-type="float" office:value="0.0142432234070442">
            <text:p>0.0142432234</text:p>
          </table:table-cell>
          <table:table-cell table:formula="of:=[.G351]+[.I351]*([.A351] -[.G351] )" office:value-type="float" office:value="1274.96116263528">
            <text:p>1274.9611626353</text:p>
          </table:table-cell>
          <table:table-cell table:formula="of:=(1-[.I351])*[.H351]" office:value-type="float" office:value="3826.54465799391">
            <text:p>3826.5446579939</text:p>
          </table:table-cell>
          <table:table-cell table:formula="of:=ABS([.G351]-[.A351])" office:value-type="float" office:value="393.709530160274">
            <text:p>393.71</text:p>
          </table:table-cell>
          <table:table-cell table:formula="of:=IF([.L351]&lt;[.$C$9];1;0)" office:value-type="float" office:value="0">
            <text:p>0</text:p>
          </table:table-cell>
          <table:table-cell/>
          <table:table-cell table:formula="of:=IF(AND([.M351];[.B351]);&quot;Not Jammed&quot;;IF([.M3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2.224">
            <text:p>1652.2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1]+([.A352]-[.D351])/COUNTA([.$A$60:.A352])" office:value-type="float" office:value="936.595989761092">
            <text:p>936.596</text:p>
          </table:table-cell>
          <table:table-cell table:formula="of:=[.E351]+(([.A352]-[.D351])*([.A352]-[.D351]))" office:value-type="float" office:value="78694885.1795349">
            <text:p>78694885.180</text:p>
          </table:table-cell>
          <table:table-cell table:formula="of:=[.E352]/(COUNT([.$A$60:.A352])-1)" office:value-type="float" office:value="269503.031436763">
            <text:p>269503.031</text:p>
          </table:table-cell>
          <table:table-cell table:formula="of:=[.J351]" office:value-type="float" office:value="1274.96116263528">
            <text:p>1274.9611626353</text:p>
          </table:table-cell>
          <table:table-cell table:formula="of:=[.K351]+[.$C$7]" office:value-type="float" office:value="3886.54465799391">
            <text:p>3886.5446579939</text:p>
          </table:table-cell>
          <table:table-cell table:formula="of:=[.H352]/([.F352]+[.H352])" office:value-type="float" office:value="0.01421614062069">
            <text:p>0.0142161406</text:p>
          </table:table-cell>
          <table:table-cell table:formula="of:=[.G352]+[.I352]*([.A352] -[.G352] )" office:value-type="float" office:value="1280.32438418222">
            <text:p>1280.3243841822</text:p>
          </table:table-cell>
          <table:table-cell table:formula="of:=(1-[.I352])*[.H352]" office:value-type="float" office:value="3831.29299260728">
            <text:p>3831.2929926073</text:p>
          </table:table-cell>
          <table:table-cell table:formula="of:=ABS([.G352]-[.A352])" office:value-type="float" office:value="377.262837364718">
            <text:p>377.26</text:p>
          </table:table-cell>
          <table:table-cell table:formula="of:=IF([.L352]&lt;[.$C$9];1;0)" office:value-type="float" office:value="0">
            <text:p>0</text:p>
          </table:table-cell>
          <table:table-cell/>
          <table:table-cell table:formula="of:=IF(AND([.M352];[.B352]);&quot;Not Jammed&quot;;IF([.M3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70.438">
            <text:p>1670.4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2]+([.A353]-[.D352])/COUNTA([.$A$60:.A353])" office:value-type="float" office:value="939.092051020408">
            <text:p>939.092</text:p>
          </table:table-cell>
          <table:table-cell table:formula="of:=[.E352]+(([.A353]-[.D352])*([.A353]-[.D352]))" office:value-type="float" office:value="79233409.2755264">
            <text:p>79233409.276</text:p>
          </table:table-cell>
          <table:table-cell table:formula="of:=[.E353]/(COUNT([.$A$60:.A353])-1)" office:value-type="float" office:value="270421.192066643">
            <text:p>270421.192</text:p>
          </table:table-cell>
          <table:table-cell table:formula="of:=[.J352]" office:value-type="float" office:value="1280.32438418222">
            <text:p>1280.3243841822</text:p>
          </table:table-cell>
          <table:table-cell table:formula="of:=[.K352]+[.$C$7]" office:value-type="float" office:value="3891.29299260728">
            <text:p>3891.2929926073</text:p>
          </table:table-cell>
          <table:table-cell table:formula="of:=[.H353]/([.F353]+[.H353])" office:value-type="float" office:value="0.0141856211603594">
            <text:p>0.0141856212</text:p>
          </table:table-cell>
          <table:table-cell table:formula="of:=[.G353]+[.I353]*([.A353] -[.G353] )" office:value-type="float" office:value="1285.85838814571">
            <text:p>1285.8583881457</text:p>
          </table:table-cell>
          <table:table-cell table:formula="of:=(1-[.I353])*[.H353]" office:value-type="float" office:value="3836.09258439019">
            <text:p>3836.0925843902</text:p>
          </table:table-cell>
          <table:table-cell table:formula="of:=ABS([.G353]-[.A353])" office:value-type="float" office:value="390.113615817781">
            <text:p>390.11</text:p>
          </table:table-cell>
          <table:table-cell table:formula="of:=IF([.L353]&lt;[.$C$9];1;0)" office:value-type="float" office:value="0">
            <text:p>0</text:p>
          </table:table-cell>
          <table:table-cell/>
          <table:table-cell table:formula="of:=IF(AND([.M353];[.B353]);&quot;Not Jammed&quot;;IF([.M3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6.136">
            <text:p>1656.1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3]+([.A354]-[.D353])/COUNTA([.$A$60:.A354])" office:value-type="float" office:value="941.522708474576">
            <text:p>941.523</text:p>
          </table:table-cell>
          <table:table-cell table:formula="of:=[.E353]+(([.A354]-[.D353])*([.A354]-[.D353]))" office:value-type="float" office:value="79747561.3002946">
            <text:p>79747561.300</text:p>
          </table:table-cell>
          <table:table-cell table:formula="of:=[.E354]/(COUNT([.$A$60:.A354])-1)" office:value-type="float" office:value="271250.208504403">
            <text:p>271250.209</text:p>
          </table:table-cell>
          <table:table-cell table:formula="of:=[.J353]" office:value-type="float" office:value="1285.85838814571">
            <text:p>1285.8583881457</text:p>
          </table:table-cell>
          <table:table-cell table:formula="of:=[.K353]+[.$C$7]" office:value-type="float" office:value="3896.09258439019">
            <text:p>3896.0925843902</text:p>
          </table:table-cell>
          <table:table-cell table:formula="of:=[.H354]/([.F354]+[.H354])" office:value-type="float" office:value="0.0141600761811908">
            <text:p>0.0141600762</text:p>
          </table:table-cell>
          <table:table-cell table:formula="of:=[.G354]+[.I354]*([.A354] -[.G354] )" office:value-type="float" office:value="1291.10154733775">
            <text:p>1291.1015473378</text:p>
          </table:table-cell>
          <table:table-cell table:formula="of:=(1-[.I354])*[.H354]" office:value-type="float" office:value="3840.92361658625">
            <text:p>3840.9236165863</text:p>
          </table:table-cell>
          <table:table-cell table:formula="of:=ABS([.G354]-[.A354])" office:value-type="float" office:value="370.277611854292">
            <text:p>370.28</text:p>
          </table:table-cell>
          <table:table-cell table:formula="of:=IF([.L354]&lt;[.$C$9];1;0)" office:value-type="float" office:value="0">
            <text:p>0</text:p>
          </table:table-cell>
          <table:table-cell/>
          <table:table-cell table:formula="of:=IF(AND([.M354];[.B354]);&quot;Not Jammed&quot;;IF([.M3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89.313">
            <text:p>1589.3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4]+([.A355]-[.D354])/COUNTA([.$A$60:.A355])" office:value-type="float" office:value="943.711189189189">
            <text:p>943.711</text:p>
          </table:table-cell>
          <table:table-cell table:formula="of:=[.E354]+(([.A355]-[.D354])*([.A355]-[.D354]))" office:value-type="float" office:value="80167193.5620892">
            <text:p>80167193.562</text:p>
          </table:table-cell>
          <table:table-cell table:formula="of:=[.E355]/(COUNT([.$A$60:.A355])-1)" office:value-type="float" office:value="271753.198515557">
            <text:p>271753.199</text:p>
          </table:table-cell>
          <table:table-cell table:formula="of:=[.J354]" office:value-type="float" office:value="1291.10154733775">
            <text:p>1291.1015473378</text:p>
          </table:table-cell>
          <table:table-cell table:formula="of:=[.K354]+[.$C$7]" office:value-type="float" office:value="3900.92361658625">
            <text:p>3900.9236165863</text:p>
          </table:table-cell>
          <table:table-cell table:formula="of:=[.H355]/([.F355]+[.H355])" office:value-type="float" office:value="0.0141515156254991">
            <text:p>0.0141515156</text:p>
          </table:table-cell>
          <table:table-cell table:formula="of:=[.G355]+[.I355]*([.A355] -[.G355] )" office:value-type="float" office:value="1295.32169136981">
            <text:p>1295.3216913698</text:p>
          </table:table-cell>
          <table:table-cell table:formula="of:=(1-[.I355])*[.H355]" office:value-type="float" office:value="3845.71963507225">
            <text:p>3845.7196350723</text:p>
          </table:table-cell>
          <table:table-cell table:formula="of:=ABS([.G355]-[.A355])" office:value-type="float" office:value="298.211452662246">
            <text:p>298.21</text:p>
          </table:table-cell>
          <table:table-cell table:formula="of:=IF([.L355]&lt;[.$C$9];1;0)" office:value-type="float" office:value="0">
            <text:p>0</text:p>
          </table:table-cell>
          <table:table-cell/>
          <table:table-cell table:formula="of:=IF(AND([.M355];[.B355]);&quot;Not Jammed&quot;;IF([.M3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9.6">
            <text:p>1659.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5]+([.A356]-[.D355])/COUNTA([.$A$60:.A356])" office:value-type="float" office:value="946.121589225589">
            <text:p>946.122</text:p>
          </table:table-cell>
          <table:table-cell table:formula="of:=[.E355]+(([.A356]-[.D355])*([.A356]-[.D355]))" office:value-type="float" office:value="80679690.3515333">
            <text:p>80679690.352</text:p>
          </table:table-cell>
          <table:table-cell table:formula="of:=[.E356]/(COUNT([.$A$60:.A356])-1)" office:value-type="float" office:value="272566.521457883">
            <text:p>272566.521</text:p>
          </table:table-cell>
          <table:table-cell table:formula="of:=[.J355]" office:value-type="float" office:value="1295.32169136981">
            <text:p>1295.3216913698</text:p>
          </table:table-cell>
          <table:table-cell table:formula="of:=[.K355]+[.$C$7]" office:value-type="float" office:value="3905.71963507225">
            <text:p>3905.7196350723</text:p>
          </table:table-cell>
          <table:table-cell table:formula="of:=[.H356]/([.F356]+[.H356])" office:value-type="float" office:value="0.0141269865633963">
            <text:p>0.0141269866</text:p>
          </table:table-cell>
          <table:table-cell table:formula="of:=[.G356]+[.I356]*([.A356] -[.G356] )" office:value-type="float" office:value="1300.46784614116">
            <text:p>1300.4678461412</text:p>
          </table:table-cell>
          <table:table-cell table:formula="of:=(1-[.I356])*[.H356]" office:value-type="float" office:value="3850.54358626719">
            <text:p>3850.5435862672</text:p>
          </table:table-cell>
          <table:table-cell table:formula="of:=ABS([.G356]-[.A356])" office:value-type="float" office:value="364.278308630193">
            <text:p>364.28</text:p>
          </table:table-cell>
          <table:table-cell table:formula="of:=IF([.L356]&lt;[.$C$9];1;0)" office:value-type="float" office:value="0">
            <text:p>0</text:p>
          </table:table-cell>
          <table:table-cell/>
          <table:table-cell table:formula="of:=IF(AND([.M356];[.B356]);&quot;Not Jammed&quot;;IF([.M3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6.915">
            <text:p>1646.9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6]+([.A357]-[.D356])/COUNTA([.$A$60:.A357])" office:value-type="float" office:value="948.473244966443">
            <text:p>948.473</text:p>
          </table:table-cell>
          <table:table-cell table:formula="of:=[.E356]+(([.A357]-[.D356])*([.A357]-[.D356]))" office:value-type="float" office:value="81170801.7561181">
            <text:p>81170801.756</text:p>
          </table:table-cell>
          <table:table-cell table:formula="of:=[.E357]/(COUNT([.$A$60:.A357])-1)" office:value-type="float" office:value="273302.362815213">
            <text:p>273302.363</text:p>
          </table:table-cell>
          <table:table-cell table:formula="of:=[.J356]" office:value-type="float" office:value="1300.46784614116">
            <text:p>1300.4678461412</text:p>
          </table:table-cell>
          <table:table-cell table:formula="of:=[.K356]+[.$C$7]" office:value-type="float" office:value="3910.54358626719">
            <text:p>3910.5435862672</text:p>
          </table:table-cell>
          <table:table-cell table:formula="of:=[.H357]/([.F357]+[.H357])" office:value-type="float" office:value="0.0141066432910005">
            <text:p>0.0141066433</text:p>
          </table:table-cell>
          <table:table-cell table:formula="of:=[.G357]+[.I357]*([.A357] -[.G357] )" office:value-type="float" office:value="1305.35505255983">
            <text:p>1305.3550525598</text:p>
          </table:table-cell>
          <table:table-cell table:formula="of:=(1-[.I357])*[.H357]" office:value-type="float" office:value="3855.37894282181">
            <text:p>3855.3789428218</text:p>
          </table:table-cell>
          <table:table-cell table:formula="of:=ABS([.G357]-[.A357])" office:value-type="float" office:value="346.447153858838">
            <text:p>346.45</text:p>
          </table:table-cell>
          <table:table-cell table:formula="of:=IF([.L357]&lt;[.$C$9];1;0)" office:value-type="float" office:value="0">
            <text:p>0</text:p>
          </table:table-cell>
          <table:table-cell/>
          <table:table-cell table:formula="of:=IF(AND([.M357];[.B357]);&quot;Not Jammed&quot;;IF([.M3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3.563">
            <text:p>1633.5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7]+([.A358]-[.D357])/COUNTA([.$A$60:.A358])" office:value-type="float" office:value="950.764515050167">
            <text:p>950.765</text:p>
          </table:table-cell>
          <table:table-cell table:formula="of:=[.E357]+(([.A358]-[.D357])*([.A358]-[.D357]))" office:value-type="float" office:value="81640149.7285701">
            <text:p>81640149.729</text:p>
          </table:table-cell>
          <table:table-cell table:formula="of:=[.E358]/(COUNT([.$A$60:.A358])-1)" office:value-type="float" office:value="273960.23398849">
            <text:p>273960.234</text:p>
          </table:table-cell>
          <table:table-cell table:formula="of:=[.J357]" office:value-type="float" office:value="1305.35505255983">
            <text:p>1305.3550525598</text:p>
          </table:table-cell>
          <table:table-cell table:formula="of:=[.K357]+[.$C$7]" office:value-type="float" office:value="3915.37894282181">
            <text:p>3915.3789428218</text:p>
          </table:table-cell>
          <table:table-cell table:formula="of:=[.H358]/([.F358]+[.H358])" office:value-type="float" office:value="0.0140904014624329">
            <text:p>0.0140904015</text:p>
          </table:table-cell>
          <table:table-cell table:formula="of:=[.G358]+[.I358]*([.A358] -[.G358] )" office:value-type="float" office:value="1309.97963430242">
            <text:p>1309.9796343024</text:p>
          </table:table-cell>
          <table:table-cell table:formula="of:=(1-[.I358])*[.H358]" office:value-type="float" office:value="3860.2096816399">
            <text:p>3860.2096816399</text:p>
          </table:table-cell>
          <table:table-cell table:formula="of:=ABS([.G358]-[.A358])" office:value-type="float" office:value="328.207947440169">
            <text:p>328.21</text:p>
          </table:table-cell>
          <table:table-cell table:formula="of:=IF([.L358]&lt;[.$C$9];1;0)" office:value-type="float" office:value="0">
            <text:p>0</text:p>
          </table:table-cell>
          <table:table-cell/>
          <table:table-cell table:formula="of:=IF(AND([.M358];[.B358]);&quot;Not Jammed&quot;;IF([.M3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3.004">
            <text:p>1643.0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8]+([.A359]-[.D358])/COUNTA([.$A$60:.A359])" office:value-type="float" office:value="953.07198">
            <text:p>953.072</text:p>
          </table:table-cell>
          <table:table-cell table:formula="of:=[.E358]+(([.A359]-[.D358])*([.A359]-[.D358]))" office:value-type="float" office:value="82119345.2330937">
            <text:p>82119345.233</text:p>
          </table:table-cell>
          <table:table-cell table:formula="of:=[.E359]/(COUNT([.$A$60:.A359])-1)" office:value-type="float" office:value="274646.639575564">
            <text:p>274646.640</text:p>
          </table:table-cell>
          <table:table-cell table:formula="of:=[.J358]" office:value-type="float" office:value="1309.97963430242">
            <text:p>1309.9796343024</text:p>
          </table:table-cell>
          <table:table-cell table:formula="of:=[.K358]+[.$C$7]" office:value-type="float" office:value="3920.2096816399">
            <text:p>3920.2096816399</text:p>
          </table:table-cell>
          <table:table-cell table:formula="of:=[.H359]/([.F359]+[.H359])" office:value-type="float" office:value="0.0140727789113927">
            <text:p>0.0140727789</text:p>
          </table:table-cell>
          <table:table-cell table:formula="of:=[.G359]+[.I359]*([.A359] -[.G359] )" office:value-type="float" office:value="1314.66621257299">
            <text:p>1314.666212573</text:p>
          </table:table-cell>
          <table:table-cell table:formula="of:=(1-[.I359])*[.H359]" office:value-type="float" office:value="3865.04143750388">
            <text:p>3865.0414375039</text:p>
          </table:table-cell>
          <table:table-cell table:formula="of:=ABS([.G359]-[.A359])" office:value-type="float" office:value="333.024365697575">
            <text:p>333.02</text:p>
          </table:table-cell>
          <table:table-cell table:formula="of:=IF([.L359]&lt;[.$C$9];1;0)" office:value-type="float" office:value="0">
            <text:p>0</text:p>
          </table:table-cell>
          <table:table-cell/>
          <table:table-cell table:formula="of:=IF(AND([.M359];[.B359]);&quot;Not Jammed&quot;;IF([.M35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0.375">
            <text:p>1600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59]+([.A360]-[.D359])/COUNTA([.$A$60:.A360])" office:value-type="float" office:value="955.222488372093">
            <text:p>955.222</text:p>
          </table:table-cell>
          <table:table-cell table:formula="of:=[.E359]+(([.A360]-[.D359])*([.A360]-[.D359]))" office:value-type="float" office:value="82538346.4327948">
            <text:p>82538346.433</text:p>
          </table:table-cell>
          <table:table-cell table:formula="of:=[.E360]/(COUNT([.$A$60:.A360])-1)" office:value-type="float" office:value="275127.821442649">
            <text:p>275127.821</text:p>
          </table:table-cell>
          <table:table-cell table:formula="of:=[.J359]" office:value-type="float" office:value="1314.66621257299">
            <text:p>1314.666212573</text:p>
          </table:table-cell>
          <table:table-cell table:formula="of:=[.K359]+[.$C$7]" office:value-type="float" office:value="3925.04143750388">
            <text:p>3925.0414375039</text:p>
          </table:table-cell>
          <table:table-cell table:formula="of:=[.H360]/([.F360]+[.H360])" office:value-type="float" office:value="0.0140655838359544">
            <text:p>0.0140655838</text:p>
          </table:table-cell>
          <table:table-cell table:formula="of:=[.G360]+[.I360]*([.A360] -[.G360] )" office:value-type="float" office:value="1318.68487347522">
            <text:p>1318.6848734752</text:p>
          </table:table-cell>
          <table:table-cell table:formula="of:=(1-[.I360])*[.H360]" office:value-type="float" office:value="3869.83343810507">
            <text:p>3869.8334381051</text:p>
          </table:table-cell>
          <table:table-cell table:formula="of:=ABS([.G360]-[.A360])" office:value-type="float" office:value="285.708787427007">
            <text:p>285.71</text:p>
          </table:table-cell>
          <table:table-cell table:formula="of:=IF([.L360]&lt;[.$C$9];1;0)" office:value-type="float" office:value="0">
            <text:p>0</text:p>
          </table:table-cell>
          <table:table-cell/>
          <table:table-cell table:formula="of:=IF(AND([.M360];[.B360]);&quot;Not Jammed&quot;;IF([.M3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0.156">
            <text:p>1650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0]+([.A361]-[.D360])/COUNTA([.$A$60:.A361])" office:value-type="float" office:value="957.523592715231">
            <text:p>957.524</text:p>
          </table:table-cell>
          <table:table-cell table:formula="of:=[.E360]+(([.A361]-[.D360])*([.A361]-[.D360]))" office:value-type="float" office:value="83021279.0183783">
            <text:p>83021279.018</text:p>
          </table:table-cell>
          <table:table-cell table:formula="of:=[.E361]/(COUNT([.$A$60:.A361])-1)" office:value-type="float" office:value="275818.202718865">
            <text:p>275818.203</text:p>
          </table:table-cell>
          <table:table-cell table:formula="of:=[.J360]" office:value-type="float" office:value="1318.68487347522">
            <text:p>1318.6848734752</text:p>
          </table:table-cell>
          <table:table-cell table:formula="of:=[.K360]+[.$C$7]" office:value-type="float" office:value="3929.83343810507">
            <text:p>3929.8334381051</text:p>
          </table:table-cell>
          <table:table-cell table:formula="of:=[.H361]/([.F361]+[.H361])" office:value-type="float" office:value="0.014047760592321">
            <text:p>0.0140477606</text:p>
          </table:table-cell>
          <table:table-cell table:formula="of:=[.G361]+[.I361]*([.A361] -[.G361] )" office:value-type="float" office:value="1323.3413005039">
            <text:p>1323.3413005039</text:p>
          </table:table-cell>
          <table:table-cell table:formula="of:=(1-[.I361])*[.H361]" office:value-type="float" office:value="3874.62807879887">
            <text:p>3874.6280787989</text:p>
          </table:table-cell>
          <table:table-cell table:formula="of:=ABS([.G361]-[.A361])" office:value-type="float" office:value="331.471126524783">
            <text:p>331.47</text:p>
          </table:table-cell>
          <table:table-cell table:formula="of:=IF([.L361]&lt;[.$C$9];1;0)" office:value-type="float" office:value="0">
            <text:p>0</text:p>
          </table:table-cell>
          <table:table-cell/>
          <table:table-cell table:formula="of:=IF(AND([.M361];[.B361]);&quot;Not Jammed&quot;;IF([.M3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5.85">
            <text:p>1635.8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361]+([.A362]-[.D361])/COUNTA([.$A$60:.A362])" office:value-type="float" office:value="959.762293729373">
            <text:p>959.762</text:p>
          </table:table-cell>
          <table:table-cell table:formula="of:=[.E361]+(([.A362]-[.D361])*([.A362]-[.D361]))" office:value-type="float" office:value="83481405.7331982">
            <text:p>83481405.733</text:p>
          </table:table-cell>
          <table:table-cell table:formula="of:=[.E362]/(COUNT([.$A$60:.A362])-1)" office:value-type="float" office:value="276428.495805292">
            <text:p>276428.496</text:p>
          </table:table-cell>
          <table:table-cell table:formula="of:=[.J361]" office:value-type="float" office:value="1323.3413005039">
            <text:p>1323.3413005039</text:p>
          </table:table-cell>
          <table:table-cell table:formula="of:=[.K361]+[.$C$7]" office:value-type="float" office:value="3934.62807879887">
            <text:p>3934.6280787989</text:p>
          </table:table-cell>
          <table:table-cell table:formula="of:=[.H362]/([.F362]+[.H362])" office:value-type="float" office:value="0.0140340427952485">
            <text:p>0.0140340428</text:p>
          </table:table-cell>
          <table:table-cell table:formula="of:=[.G362]+[.I362]*([.A362] -[.G362] )" office:value-type="float" office:value="1327.72706096652">
            <text:p>1327.7270609665</text:p>
          </table:table-cell>
          <table:table-cell table:formula="of:=(1-[.I362])*[.H362]" office:value-type="float" office:value="3879.40933995762">
            <text:p>3879.4093399576</text:p>
          </table:table-cell>
          <table:table-cell table:formula="of:=ABS([.G362]-[.A362])" office:value-type="float" office:value="312.508699496096">
            <text:p>312.51</text:p>
          </table:table-cell>
          <table:table-cell table:formula="of:=IF([.L362]&lt;[.$C$9];1;0)" office:value-type="float" office:value="0">
            <text:p>0</text:p>
          </table:table-cell>
          <table:table-cell/>
          <table:table-cell table:formula="of:=IF(AND([.M362];[.B362]);&quot;Not Jammed&quot;;IF([.M3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3.046">
            <text:p>1633.0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2]+([.A363]-[.D362])/COUNTA([.$A$60:.A363])" office:value-type="float" office:value="961.977042763158">
            <text:p>961.977</text:p>
          </table:table-cell>
          <table:table-cell table:formula="of:=[.E362]+(([.A363]-[.D362])*([.A363]-[.D362]))" office:value-type="float" office:value="83934716.6823277">
            <text:p>83934716.682</text:p>
          </table:table-cell>
          <table:table-cell table:formula="of:=[.E363]/(COUNT([.$A$60:.A363])-1)" office:value-type="float" office:value="277012.266278309">
            <text:p>277012.266</text:p>
          </table:table-cell>
          <table:table-cell table:formula="of:=[.J362]" office:value-type="float" office:value="1327.72706096652">
            <text:p>1327.7270609665</text:p>
          </table:table-cell>
          <table:table-cell table:formula="of:=[.K362]+[.$C$7]" office:value-type="float" office:value="3939.40933995762">
            <text:p>3939.4093399576</text:p>
          </table:table-cell>
          <table:table-cell table:formula="of:=[.H363]/([.F363]+[.H363])" office:value-type="float" office:value="0.0140216616657954">
            <text:p>0.0140216617</text:p>
          </table:table-cell>
          <table:table-cell table:formula="of:=[.G363]+[.I363]*([.A363] -[.G363] )" office:value-type="float" office:value="1332.00813982981">
            <text:p>1332.0081398298</text:p>
          </table:table-cell>
          <table:table-cell table:formula="of:=(1-[.I363])*[.H363]" office:value-type="float" office:value="3884.17227502966">
            <text:p>3884.1722750297</text:p>
          </table:table-cell>
          <table:table-cell table:formula="of:=ABS([.G363]-[.A363])" office:value-type="float" office:value="305.31893903348">
            <text:p>305.32</text:p>
          </table:table-cell>
          <table:table-cell table:formula="of:=IF([.L363]&lt;[.$C$9];1;0)" office:value-type="float" office:value="0">
            <text:p>0</text:p>
          </table:table-cell>
          <table:table-cell/>
          <table:table-cell table:formula="of:=IF(AND([.M363];[.B363]);&quot;Not Jammed&quot;;IF([.M3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2.86">
            <text:p>1502.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3]+([.A364]-[.D363])/COUNTA([.$A$60:.A364])" office:value-type="float" office:value="963.750429508196">
            <text:p>963.750</text:p>
          </table:table-cell>
          <table:table-cell table:formula="of:=[.E363]+(([.A364]-[.D363])*([.A364]-[.D363]))" office:value-type="float" office:value="84227271.0557569">
            <text:p>84227271.056</text:p>
          </table:table-cell>
          <table:table-cell table:formula="of:=[.E364]/(COUNT([.$A$60:.A364])-1)" office:value-type="float" office:value="277063.391630779">
            <text:p>277063.392</text:p>
          </table:table-cell>
          <table:table-cell table:formula="of:=[.J363]" office:value-type="float" office:value="1332.00813982981">
            <text:p>1332.0081398298</text:p>
          </table:table-cell>
          <table:table-cell table:formula="of:=[.K363]+[.$C$7]" office:value-type="float" office:value="3944.17227502966">
            <text:p>3944.1722750297</text:p>
          </table:table-cell>
          <table:table-cell table:formula="of:=[.H364]/([.F364]+[.H364])" office:value-type="float" office:value="0.0140358224533476">
            <text:p>0.0140358225</text:p>
          </table:table-cell>
          <table:table-cell table:formula="of:=[.G364]+[.I364]*([.A364] -[.G364] )" office:value-type="float" office:value="1334.40618620498">
            <text:p>1334.406186205</text:p>
          </table:table-cell>
          <table:table-cell table:formula="of:=(1-[.I364])*[.H364]" office:value-type="float" office:value="3888.81257325193">
            <text:p>3888.8125732519</text:p>
          </table:table-cell>
          <table:table-cell table:formula="of:=ABS([.G364]-[.A364])" office:value-type="float" office:value="170.851860170193">
            <text:p>170.85</text:p>
          </table:table-cell>
          <table:table-cell table:formula="of:=IF([.L364]&lt;[.$C$9];1;0)" office:value-type="float" office:value="0">
            <text:p>0</text:p>
          </table:table-cell>
          <table:table-cell/>
          <table:table-cell table:formula="of:=IF(AND([.M364];[.B364]);&quot;Not Jammed&quot;;IF([.M3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72.719">
            <text:p>1572.7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4]+([.A365]-[.D364])/COUNTA([.$A$60:.A365])" office:value-type="float" office:value="965.740522875817">
            <text:p>965.741</text:p>
          </table:table-cell>
          <table:table-cell table:formula="of:=[.E364]+(([.A365]-[.D364])*([.A365]-[.D364]))" office:value-type="float" office:value="84598113.7756038">
            <text:p>84598113.776</text:p>
          </table:table-cell>
          <table:table-cell table:formula="of:=[.E365]/(COUNT([.$A$60:.A365])-1)" office:value-type="float" office:value="277370.864838045">
            <text:p>277370.865</text:p>
          </table:table-cell>
          <table:table-cell table:formula="of:=[.J364]" office:value-type="float" office:value="1334.40618620498">
            <text:p>1334.406186205</text:p>
          </table:table-cell>
          <table:table-cell table:formula="of:=[.K364]+[.$C$7]" office:value-type="float" office:value="3948.81257325193">
            <text:p>3948.8125732519</text:p>
          </table:table-cell>
          <table:table-cell table:formula="of:=[.H365]/([.F365]+[.H365])" office:value-type="float" office:value="0.0140367449927033">
            <text:p>0.014036745</text:p>
          </table:table-cell>
          <table:table-cell table:formula="of:=[.G365]+[.I365]*([.A365] -[.G365] )" office:value-type="float" office:value="1337.75132240071">
            <text:p>1337.7513224007</text:p>
          </table:table-cell>
          <table:table-cell table:formula="of:=(1-[.I365])*[.H365]" office:value-type="float" office:value="3893.38409813721">
            <text:p>3893.3840981372</text:p>
          </table:table-cell>
          <table:table-cell table:formula="of:=ABS([.G365]-[.A365])" office:value-type="float" office:value="238.31281379502">
            <text:p>238.31</text:p>
          </table:table-cell>
          <table:table-cell table:formula="of:=IF([.L365]&lt;[.$C$9];1;0)" office:value-type="float" office:value="0">
            <text:p>0</text:p>
          </table:table-cell>
          <table:table-cell/>
          <table:table-cell table:formula="of:=IF(AND([.M365];[.B365]);&quot;Not Jammed&quot;;IF([.M3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99.938">
            <text:p>1699.9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5]+([.A366]-[.D365])/COUNTA([.$A$60:.A366])" office:value-type="float" office:value="968.132045602605">
            <text:p>968.132</text:p>
          </table:table-cell>
          <table:table-cell table:formula="of:=[.E365]+(([.A366]-[.D365])*([.A366]-[.D365]))" office:value-type="float" office:value="85137159.7110193">
            <text:p>85137159.711</text:p>
          </table:table-cell>
          <table:table-cell table:formula="of:=[.E366]/(COUNT([.$A$60:.A366])-1)" office:value-type="float" office:value="278226.012127514">
            <text:p>278226.012</text:p>
          </table:table-cell>
          <table:table-cell table:formula="of:=[.J365]" office:value-type="float" office:value="1337.75132240071">
            <text:p>1337.7513224007</text:p>
          </table:table-cell>
          <table:table-cell table:formula="of:=[.K365]+[.$C$7]" office:value-type="float" office:value="3953.38409813721">
            <text:p>3953.3840981372</text:p>
          </table:table-cell>
          <table:table-cell table:formula="of:=[.H366]/([.F366]+[.H366])" office:value-type="float" office:value="0.0140101798749892">
            <text:p>0.0140101799</text:p>
          </table:table-cell>
          <table:table-cell table:formula="of:=[.G366]+[.I366]*([.A366] -[.G366] )" office:value-type="float" office:value="1342.8256229022">
            <text:p>1342.8256229022</text:p>
          </table:table-cell>
          <table:table-cell table:formula="of:=(1-[.I366])*[.H366]" office:value-type="float" office:value="3897.99647580739">
            <text:p>3897.9964758074</text:p>
          </table:table-cell>
          <table:table-cell table:formula="of:=ABS([.G366]-[.A366])" office:value-type="float" office:value="362.186677599286">
            <text:p>362.19</text:p>
          </table:table-cell>
          <table:table-cell table:formula="of:=IF([.L366]&lt;[.$C$9];1;0)" office:value-type="float" office:value="0">
            <text:p>0</text:p>
          </table:table-cell>
          <table:table-cell/>
          <table:table-cell table:formula="of:=IF(AND([.M366];[.B366]);&quot;Not Jammed&quot;;IF([.M3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86.594">
            <text:p>1786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6]+([.A367]-[.D366])/COUNTA([.$A$60:.A367])" office:value-type="float" office:value="970.789389610389">
            <text:p>970.789</text:p>
          </table:table-cell>
          <table:table-cell table:formula="of:=[.E366]+(([.A367]-[.D366])*([.A367]-[.D366]))" office:value-type="float" office:value="85807039.6818153">
            <text:p>85807039.682</text:p>
          </table:table-cell>
          <table:table-cell table:formula="of:=[.E367]/(COUNT([.$A$60:.A367])-1)" office:value-type="float" office:value="279501.757921222">
            <text:p>279501.758</text:p>
          </table:table-cell>
          <table:table-cell table:formula="of:=[.J366]" office:value-type="float" office:value="1342.8256229022">
            <text:p>1342.8256229022</text:p>
          </table:table-cell>
          <table:table-cell table:formula="of:=[.K366]+[.$C$7]" office:value-type="float" office:value="3957.99647580739">
            <text:p>3957.9964758074</text:p>
          </table:table-cell>
          <table:table-cell table:formula="of:=[.H367]/([.F367]+[.H367])" office:value-type="float" office:value="0.0139631690721907">
            <text:p>0.0139631691</text:p>
          </table:table-cell>
          <table:table-cell table:formula="of:=[.G367]+[.I367]*([.A367] -[.G367] )" office:value-type="float" office:value="1349.02203578051">
            <text:p>1349.0220357805</text:p>
          </table:table-cell>
          <table:table-cell table:formula="of:=(1-[.I367])*[.H367]" office:value-type="float" office:value="3902.73030182856">
            <text:p>3902.7303018286</text:p>
          </table:table-cell>
          <table:table-cell table:formula="of:=ABS([.G367]-[.A367])" office:value-type="float" office:value="443.768377097795">
            <text:p>443.77</text:p>
          </table:table-cell>
          <table:table-cell table:formula="of:=IF([.L367]&lt;[.$C$9];1;0)" office:value-type="float" office:value="0">
            <text:p>0</text:p>
          </table:table-cell>
          <table:table-cell/>
          <table:table-cell table:formula="of:=IF(AND([.M367];[.B367]);&quot;Not Jammed&quot;;IF([.M3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0.437">
            <text:p>1620.43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7]+([.A368]-[.D367])/COUNTA([.$A$60:.A368])" office:value-type="float" office:value="972.891809061488">
            <text:p>972.892</text:p>
          </table:table-cell>
          <table:table-cell table:formula="of:=[.E367]+(([.A368]-[.D367])*([.A368]-[.D367]))" office:value-type="float" office:value="86229081.6995002">
            <text:p>86229081.700</text:p>
          </table:table-cell>
          <table:table-cell table:formula="of:=[.E368]/(COUNT([.$A$60:.A368])-1)" office:value-type="float" office:value="279964.550972403">
            <text:p>279964.551</text:p>
          </table:table-cell>
          <table:table-cell table:formula="of:=[.J367]" office:value-type="float" office:value="1349.02203578051">
            <text:p>1349.0220357805</text:p>
          </table:table-cell>
          <table:table-cell table:formula="of:=[.K367]+[.$C$7]" office:value-type="float" office:value="3962.73030182856">
            <text:p>3962.7303018286</text:p>
          </table:table-cell>
          <table:table-cell table:formula="of:=[.H368]/([.F368]+[.H368])" office:value-type="float" office:value="0.0139568493877879">
            <text:p>0.0139568494</text:p>
          </table:table-cell>
          <table:table-cell table:formula="of:=[.G368]+[.I368]*([.A368] -[.G368] )" office:value-type="float" office:value="1352.81013355772">
            <text:p>1352.8101335577</text:p>
          </table:table-cell>
          <table:table-cell table:formula="of:=(1-[.I368])*[.H368]" office:value-type="float" office:value="3907.42307184151">
            <text:p>3907.4230718415</text:p>
          </table:table-cell>
          <table:table-cell table:formula="of:=ABS([.G368]-[.A368])" office:value-type="float" office:value="271.414964219487">
            <text:p>271.41</text:p>
          </table:table-cell>
          <table:table-cell table:formula="of:=IF([.L368]&lt;[.$C$9];1;0)" office:value-type="float" office:value="0">
            <text:p>0</text:p>
          </table:table-cell>
          <table:table-cell/>
          <table:table-cell table:formula="of:=IF(AND([.M368];[.B368]);&quot;Not Jammed&quot;;IF([.M3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8.969">
            <text:p>1498.9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8]+([.A369]-[.D368])/COUNTA([.$A$60:.A369])" office:value-type="float" office:value="974.588832258064">
            <text:p>974.589</text:p>
          </table:table-cell>
          <table:table-cell table:formula="of:=[.E368]+(([.A369]-[.D368])*([.A369]-[.D368]))" office:value-type="float" office:value="86505838.910326">
            <text:p>86505838.910</text:p>
          </table:table-cell>
          <table:table-cell table:formula="of:=[.E369]/(COUNT([.$A$60:.A369])-1)" office:value-type="float" office:value="279954.171230828">
            <text:p>279954.171</text:p>
          </table:table-cell>
          <table:table-cell table:formula="of:=[.J368]" office:value-type="float" office:value="1352.81013355772">
            <text:p>1352.8101335577</text:p>
          </table:table-cell>
          <table:table-cell table:formula="of:=[.K368]+[.$C$7]" office:value-type="float" office:value="3967.42307184151">
            <text:p>3967.4230718415</text:p>
          </table:table-cell>
          <table:table-cell table:formula="of:=[.H369]/([.F369]+[.H369])" office:value-type="float" office:value="0.0139736573457393">
            <text:p>0.0139736573</text:p>
          </table:table-cell>
          <table:table-cell table:formula="of:=[.G369]+[.I369]*([.A369] -[.G369] )" office:value-type="float" office:value="1354.85250747542">
            <text:p>1354.8525074754</text:p>
          </table:table-cell>
          <table:table-cell table:formula="of:=(1-[.I369])*[.H369]" office:value-type="float" office:value="3911.98366129002">
            <text:p>3911.98366129</text:p>
          </table:table-cell>
          <table:table-cell table:formula="of:=ABS([.G369]-[.A369])" office:value-type="float" office:value="146.158866442284">
            <text:p>146.16</text:p>
          </table:table-cell>
          <table:table-cell table:formula="of:=IF([.L369]&lt;[.$C$9];1;0)" office:value-type="float" office:value="1">
            <text:p>1</text:p>
          </table:table-cell>
          <table:table-cell/>
          <table:table-cell table:formula="of:=IF(AND([.M369];[.B369]);&quot;Not Jammed&quot;;IF([.M3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50.594">
            <text:p>1550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69]+([.A370]-[.D369])/COUNTA([.$A$60:.A370])" office:value-type="float" office:value="976.440938906752">
            <text:p>976.441</text:p>
          </table:table-cell>
          <table:table-cell table:formula="of:=[.E369]+(([.A370]-[.D369])*([.A370]-[.D369]))" office:value-type="float" office:value="86837620.8635914">
            <text:p>86837620.864</text:p>
          </table:table-cell>
          <table:table-cell table:formula="of:=[.E370]/(COUNT([.$A$60:.A370])-1)" office:value-type="float" office:value="280121.357624488">
            <text:p>280121.358</text:p>
          </table:table-cell>
          <table:table-cell table:formula="of:=[.J369]" office:value-type="float" office:value="1354.85250747542">
            <text:p>1354.8525074754</text:p>
          </table:table-cell>
          <table:table-cell table:formula="of:=[.K369]+[.$C$7]" office:value-type="float" office:value="3971.98366129002">
            <text:p>3971.98366129</text:p>
          </table:table-cell>
          <table:table-cell table:formula="of:=[.H370]/([.F370]+[.H370])" office:value-type="float" office:value="0.0139812627895931">
            <text:p>0.0139812628</text:p>
          </table:table-cell>
          <table:table-cell table:formula="of:=[.G370]+[.I370]*([.A370] -[.G370] )" office:value-type="float" office:value="1357.58922072124">
            <text:p>1357.5892207212</text:p>
          </table:table-cell>
          <table:table-cell table:formula="of:=(1-[.I370])*[.H370]" office:value-type="float" office:value="3916.45031392555">
            <text:p>3916.4503139256</text:p>
          </table:table-cell>
          <table:table-cell table:formula="of:=ABS([.G370]-[.A370])" office:value-type="float" office:value="195.741492524578">
            <text:p>195.74</text:p>
          </table:table-cell>
          <table:table-cell table:formula="of:=IF([.L370]&lt;[.$C$9];1;0)" office:value-type="float" office:value="0">
            <text:p>0</text:p>
          </table:table-cell>
          <table:table-cell/>
          <table:table-cell table:formula="of:=IF(AND([.M370];[.B370]);&quot;Not Jammed&quot;;IF([.M3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3.496">
            <text:p>1353.4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0]+([.A371]-[.D370])/COUNTA([.$A$60:.A371])" office:value-type="float" office:value="977.649448717948">
            <text:p>977.649</text:p>
          </table:table-cell>
          <table:table-cell table:formula="of:=[.E370]+(([.A371]-[.D370])*([.A371]-[.D370]))" office:value-type="float" office:value="86979791.3826874">
            <text:p>86979791.383</text:p>
          </table:table-cell>
          <table:table-cell table:formula="of:=[.E371]/(COUNT([.$A$60:.A371])-1)" office:value-type="float" office:value="279677.785796423">
            <text:p>279677.786</text:p>
          </table:table-cell>
          <table:table-cell table:formula="of:=[.J370]" office:value-type="float" office:value="1357.58922072124">
            <text:p>1357.5892207212</text:p>
          </table:table-cell>
          <table:table-cell table:formula="of:=[.K370]+[.$C$7]" office:value-type="float" office:value="3976.45031392555">
            <text:p>3976.4503139256</text:p>
          </table:table-cell>
          <table:table-cell table:formula="of:=[.H371]/([.F371]+[.H371])" office:value-type="float" office:value="0.0140186530208511">
            <text:p>0.014018653</text:p>
          </table:table-cell>
          <table:table-cell table:formula="of:=[.G371]+[.I371]*([.A371] -[.G371] )" office:value-type="float" office:value="1357.53183928021">
            <text:p>1357.5318392802</text:p>
          </table:table-cell>
          <table:table-cell table:formula="of:=(1-[.I371])*[.H371]" office:value-type="float" office:value="3920.70583671997">
            <text:p>3920.70583672</text:p>
          </table:table-cell>
          <table:table-cell table:formula="of:=ABS([.G371]-[.A371])" office:value-type="float" office:value="4.09322072123518">
            <text:p>4.09</text:p>
          </table:table-cell>
          <table:table-cell table:formula="of:=IF([.L371]&lt;[.$C$9];1;0)" office:value-type="float" office:value="1">
            <text:p>1</text:p>
          </table:table-cell>
          <table:table-cell/>
          <table:table-cell table:formula="of:=IF(AND([.M371];[.B371]);&quot;Not Jammed&quot;;IF([.M3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53.92">
            <text:p>1253.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1]+([.A372]-[.D371])/COUNTA([.$A$60:.A372])" office:value-type="float" office:value="978.532102236422">
            <text:p>978.532</text:p>
          </table:table-cell>
          <table:table-cell table:formula="of:=[.E371]+(([.A372]-[.D371])*([.A372]-[.D371]))" office:value-type="float" office:value="87056116.8001931">
            <text:p>87056116.800</text:p>
          </table:table-cell>
          <table:table-cell table:formula="of:=[.E372]/(COUNT([.$A$60:.A372])-1)" office:value-type="float" office:value="279026.015385234">
            <text:p>279026.015</text:p>
          </table:table-cell>
          <table:table-cell table:formula="of:=[.J371]" office:value-type="float" office:value="1357.53183928021">
            <text:p>1357.5318392802</text:p>
          </table:table-cell>
          <table:table-cell table:formula="of:=[.K371]+[.$C$7]" office:value-type="float" office:value="3980.70583671997">
            <text:p>3980.70583672</text:p>
          </table:table-cell>
          <table:table-cell table:formula="of:=[.H372]/([.F372]+[.H372])" office:value-type="float" office:value="0.0140657643024599">
            <text:p>0.0140657643</text:p>
          </table:table-cell>
          <table:table-cell table:formula="of:=[.G372]+[.I372]*([.A372] -[.G372] )" office:value-type="float" office:value="1356.07445956995">
            <text:p>1356.07445957</text:p>
          </table:table-cell>
          <table:table-cell table:formula="of:=(1-[.I372])*[.H372]" office:value-type="float" office:value="3924.71416666324">
            <text:p>3924.7141666633</text:p>
          </table:table-cell>
          <table:table-cell table:formula="of:=ABS([.G372]-[.A372])" office:value-type="float" office:value="103.611839280206">
            <text:p>103.61</text:p>
          </table:table-cell>
          <table:table-cell table:formula="of:=IF([.L372]&lt;[.$C$9];1;0)" office:value-type="float" office:value="1">
            <text:p>1</text:p>
          </table:table-cell>
          <table:table-cell/>
          <table:table-cell table:formula="of:=IF(AND([.M372];[.B372]);&quot;Not Jammed&quot;;IF([.M3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26.426">
            <text:p>1226.4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2]+([.A373]-[.D372])/COUNTA([.$A$60:.A373])" office:value-type="float" office:value="979.321573248407">
            <text:p>979.322</text:p>
          </table:table-cell>
          <table:table-cell table:formula="of:=[.E372]+(([.A373]-[.D372])*([.A373]-[.D372]))" office:value-type="float" office:value="87117568.1847415">
            <text:p>87117568.185</text:p>
          </table:table-cell>
          <table:table-cell table:formula="of:=[.E373]/(COUNT([.$A$60:.A373])-1)" office:value-type="float" office:value="278330.888769142">
            <text:p>278330.889</text:p>
          </table:table-cell>
          <table:table-cell table:formula="of:=[.J372]" office:value-type="float" office:value="1356.07445956995">
            <text:p>1356.07445957</text:p>
          </table:table-cell>
          <table:table-cell table:formula="of:=[.K372]+[.$C$7]" office:value-type="float" office:value="3984.71416666324">
            <text:p>3984.7141666633</text:p>
          </table:table-cell>
          <table:table-cell table:formula="of:=[.H373]/([.F373]+[.H373])" office:value-type="float" office:value="0.0141143958223567">
            <text:p>0.0141143958</text:p>
          </table:table-cell>
          <table:table-cell table:formula="of:=[.G373]+[.I373]*([.A373] -[.G373] )" office:value-type="float" office:value="1354.24454989382">
            <text:p>1354.2445498938</text:p>
          </table:table-cell>
          <table:table-cell table:formula="of:=(1-[.I373])*[.H373]" office:value-type="float" office:value="3928.47233367601">
            <text:p>3928.472333676</text:p>
          </table:table-cell>
          <table:table-cell table:formula="of:=ABS([.G373]-[.A373])" office:value-type="float" office:value="129.648459569947">
            <text:p>129.65</text:p>
          </table:table-cell>
          <table:table-cell table:formula="of:=IF([.L373]&lt;[.$C$9];1;0)" office:value-type="float" office:value="1">
            <text:p>1</text:p>
          </table:table-cell>
          <table:table-cell/>
          <table:table-cell table:formula="of:=IF(AND([.M373];[.B373]);&quot;Not Jammed&quot;;IF([.M3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18.719">
            <text:p>1218.7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3]+([.A374]-[.D373])/COUNTA([.$A$60:.A374])" office:value-type="float" office:value="980.081565079365">
            <text:p>980.082</text:p>
          </table:table-cell>
          <table:table-cell table:formula="of:=[.E373]+(([.A374]-[.D373])*([.A374]-[.D373]))" office:value-type="float" office:value="87174879.3126768">
            <text:p>87174879.313</text:p>
          </table:table-cell>
          <table:table-cell table:formula="of:=[.E374]/(COUNT([.$A$60:.A374])-1)" office:value-type="float" office:value="277627.004180499">
            <text:p>277627.004</text:p>
          </table:table-cell>
          <table:table-cell table:formula="of:=[.J373]" office:value-type="float" office:value="1354.24454989382">
            <text:p>1354.2445498938</text:p>
          </table:table-cell>
          <table:table-cell table:formula="of:=[.K373]+[.$C$7]" office:value-type="float" office:value="3988.47233367601">
            <text:p>3988.472333676</text:p>
          </table:table-cell>
          <table:table-cell table:formula="of:=[.H374]/([.F374]+[.H374])" office:value-type="float" office:value="0.0141628307614523">
            <text:p>0.0141628308</text:p>
          </table:table-cell>
          <table:table-cell table:formula="of:=[.G374]+[.I374]*([.A374] -[.G374] )" office:value-type="float" office:value="1352.32512446682">
            <text:p>1352.3251244668</text:p>
          </table:table-cell>
          <table:table-cell table:formula="of:=(1-[.I374])*[.H374]" office:value-type="float" office:value="3931.98427501742">
            <text:p>3931.9842750174</text:p>
          </table:table-cell>
          <table:table-cell table:formula="of:=ABS([.G374]-[.A374])" office:value-type="float" office:value="135.525549893817">
            <text:p>135.53</text:p>
          </table:table-cell>
          <table:table-cell table:formula="of:=IF([.L374]&lt;[.$C$9];1;0)" office:value-type="float" office:value="1">
            <text:p>1</text:p>
          </table:table-cell>
          <table:table-cell/>
          <table:table-cell table:formula="of:=IF(AND([.M374];[.B374]);&quot;Not Jammed&quot;;IF([.M37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5.106">
            <text:p>1175.1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4]+([.A375]-[.D374])/COUNTA([.$A$60:.A375])" office:value-type="float" office:value="980.698731012658">
            <text:p>980.699</text:p>
          </table:table-cell>
          <table:table-cell table:formula="of:=[.E374]+(([.A375]-[.D374])*([.A375]-[.D374]))" office:value-type="float" office:value="87212913.8428929">
            <text:p>87212913.843</text:p>
          </table:table-cell>
          <table:table-cell table:formula="of:=[.E375]/(COUNT([.$A$60:.A375])-1)" office:value-type="float" office:value="276866.393152041">
            <text:p>276866.393</text:p>
          </table:table-cell>
          <table:table-cell table:formula="of:=[.J374]" office:value-type="float" office:value="1352.32512446682">
            <text:p>1352.3251244668</text:p>
          </table:table-cell>
          <table:table-cell table:formula="of:=[.K374]+[.$C$7]" office:value-type="float" office:value="3991.98427501742">
            <text:p>3991.9842750174</text:p>
          </table:table-cell>
          <table:table-cell table:formula="of:=[.H375]/([.F375]+[.H375])" office:value-type="float" office:value="0.0142135132716637">
            <text:p>0.0142135133</text:p>
          </table:table-cell>
          <table:table-cell table:formula="of:=[.G375]+[.I375]*([.A375] -[.G375] )" office:value-type="float" office:value="1349.80621808922">
            <text:p>1349.8062180892</text:p>
          </table:table-cell>
          <table:table-cell table:formula="of:=(1-[.I375])*[.H375]" office:value-type="float" office:value="3935.24415354419">
            <text:p>3935.2441535442</text:p>
          </table:table-cell>
          <table:table-cell table:formula="of:=ABS([.G375]-[.A375])" office:value-type="float" office:value="177.219124466819">
            <text:p>177.22</text:p>
          </table:table-cell>
          <table:table-cell table:formula="of:=IF([.L375]&lt;[.$C$9];1;0)" office:value-type="float" office:value="0">
            <text:p>0</text:p>
          </table:table-cell>
          <table:table-cell/>
          <table:table-cell table:formula="of:=IF(AND([.M375];[.B375]);&quot;Not Jammed&quot;;IF([.M3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57.042">
            <text:p>1057.04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5]+([.A376]-[.D375])/COUNTA([.$A$60:.A376])" office:value-type="float" office:value="980.939561514195">
            <text:p>980.940</text:p>
          </table:table-cell>
          <table:table-cell table:formula="of:=[.E375]+(([.A376]-[.D375])*([.A376]-[.D375]))" office:value-type="float" office:value="87218742.1376126">
            <text:p>87218742.138</text:p>
          </table:table-cell>
          <table:table-cell table:formula="of:=[.E376]/(COUNT([.$A$60:.A376])-1)" office:value-type="float" office:value="276008.677650673">
            <text:p>276008.678</text:p>
          </table:table-cell>
          <table:table-cell table:formula="of:=[.J375]" office:value-type="float" office:value="1349.80621808922">
            <text:p>1349.8062180892</text:p>
          </table:table-cell>
          <table:table-cell table:formula="of:=[.K375]+[.$C$7]" office:value-type="float" office:value="3995.24415354419">
            <text:p>3995.2441535442</text:p>
          </table:table-cell>
          <table:table-cell table:formula="of:=[.H376]/([.F376]+[.H376])" office:value-type="float" office:value="0.0142685292684498">
            <text:p>0.0142685293</text:p>
          </table:table-cell>
          <table:table-cell table:formula="of:=[.G376]+[.I376]*([.A376] -[.G376] )" office:value-type="float" office:value="1345.62890327466">
            <text:p>1345.6289032747</text:p>
          </table:table-cell>
          <table:table-cell table:formula="of:=(1-[.I376])*[.H376]" office:value-type="float" office:value="3938.23789540474">
            <text:p>3938.2378954047</text:p>
          </table:table-cell>
          <table:table-cell table:formula="of:=ABS([.G376]-[.A376])" office:value-type="float" office:value="292.764218089217">
            <text:p>292.76</text:p>
          </table:table-cell>
          <table:table-cell table:formula="of:=IF([.L376]&lt;[.$C$9];1;0)" office:value-type="float" office:value="0">
            <text:p>0</text:p>
          </table:table-cell>
          <table:table-cell/>
          <table:table-cell table:formula="of:=IF(AND([.M376];[.B376]);&quot;Not Jammed&quot;;IF([.M37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38.313">
            <text:p>1038.3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6]+([.A377]-[.D376])/COUNTA([.$A$60:.A377])" office:value-type="float" office:value="981.119981132075">
            <text:p>981.120</text:p>
          </table:table-cell>
          <table:table-cell table:formula="of:=[.E376]+(([.A377]-[.D376])*([.A377]-[.D376]))" office:value-type="float" office:value="87222033.8490563">
            <text:p>87222033.849</text:p>
          </table:table-cell>
          <table:table-cell table:formula="of:=[.E377]/(COUNT([.$A$60:.A377])-1)" office:value-type="float" office:value="275148.371763584">
            <text:p>275148.372</text:p>
          </table:table-cell>
          <table:table-cell table:formula="of:=[.J376]" office:value-type="float" office:value="1345.62890327466">
            <text:p>1345.6289032747</text:p>
          </table:table-cell>
          <table:table-cell table:formula="of:=[.K376]+[.$C$7]" office:value-type="float" office:value="3998.23789540474">
            <text:p>3998.2378954047</text:p>
          </table:table-cell>
          <table:table-cell table:formula="of:=[.H377]/([.F377]+[.H377])" office:value-type="float" office:value="0.0143230752481252">
            <text:p>0.0143230752</text:p>
          </table:table-cell>
          <table:table-cell table:formula="of:=[.G377]+[.I377]*([.A377] -[.G377] )" office:value-type="float" office:value="1341.22719446711">
            <text:p>1341.2271944671</text:p>
          </table:table-cell>
          <table:table-cell table:formula="of:=(1-[.I377])*[.H377]" office:value-type="float" office:value="3940.97083316895">
            <text:p>3940.970833169</text:p>
          </table:table-cell>
          <table:table-cell table:formula="of:=ABS([.G377]-[.A377])" office:value-type="float" office:value="307.315903274656">
            <text:p>307.32</text:p>
          </table:table-cell>
          <table:table-cell table:formula="of:=IF([.L377]&lt;[.$C$9];1;0)" office:value-type="float" office:value="0">
            <text:p>0</text:p>
          </table:table-cell>
          <table:table-cell/>
          <table:table-cell table:formula="of:=IF(AND([.M377];[.B377]);&quot;Not Jammed&quot;;IF([.M3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10.923">
            <text:p>1010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7]+([.A378]-[.D377])/COUNTA([.$A$60:.A378])" office:value-type="float" office:value="981.213407523511">
            <text:p>981.213</text:p>
          </table:table-cell>
          <table:table-cell table:formula="of:=[.E377]+(([.A378]-[.D377])*([.A378]-[.D377]))" office:value-type="float" office:value="87222922.0689899">
            <text:p>87222922.069</text:p>
          </table:table-cell>
          <table:table-cell table:formula="of:=[.E378]/(COUNT([.$A$60:.A378])-1)" office:value-type="float" office:value="274285.918455943">
            <text:p>274285.918</text:p>
          </table:table-cell>
          <table:table-cell table:formula="of:=[.J377]" office:value-type="float" office:value="1341.22719446711">
            <text:p>1341.2271944671</text:p>
          </table:table-cell>
          <table:table-cell table:formula="of:=[.K377]+[.$C$7]" office:value-type="float" office:value="4000.97083316895">
            <text:p>4000.970833169</text:p>
          </table:table-cell>
          <table:table-cell table:formula="of:=[.H378]/([.F378]+[.H378])" office:value-type="float" office:value="0.0143771445481657">
            <text:p>0.0143771445</text:p>
          </table:table-cell>
          <table:table-cell table:formula="of:=[.G378]+[.I378]*([.A378] -[.G378] )" office:value-type="float" office:value="1336.47836331839">
            <text:p>1336.4783633184</text:p>
          </table:table-cell>
          <table:table-cell table:formula="of:=(1-[.I378])*[.H378]" office:value-type="float" office:value="3943.44829716748">
            <text:p>3943.4482971675</text:p>
          </table:table-cell>
          <table:table-cell table:formula="of:=ABS([.G378]-[.A378])" office:value-type="float" office:value="330.304194467108">
            <text:p>330.30</text:p>
          </table:table-cell>
          <table:table-cell table:formula="of:=IF([.L378]&lt;[.$C$9];1;0)" office:value-type="float" office:value="0">
            <text:p>0</text:p>
          </table:table-cell>
          <table:table-cell/>
          <table:table-cell table:formula="of:=IF(AND([.M378];[.B378]);&quot;Not Jammed&quot;;IF([.M37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7.25">
            <text:p>1047.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8]+([.A379]-[.D378])/COUNTA([.$A$60:.A379])" office:value-type="float" office:value="981.419771875">
            <text:p>981.420</text:p>
          </table:table-cell>
          <table:table-cell table:formula="of:=[.E378]+(([.A379]-[.D378])*([.A379]-[.D378]))" office:value-type="float" office:value="87227282.9005358">
            <text:p>87227282.901</text:p>
          </table:table-cell>
          <table:table-cell table:formula="of:=[.E379]/(COUNT([.$A$60:.A379])-1)" office:value-type="float" office:value="273439.75830889">
            <text:p>273439.758</text:p>
          </table:table-cell>
          <table:table-cell table:formula="of:=[.J378]" office:value-type="float" office:value="1336.47836331839">
            <text:p>1336.4783633184</text:p>
          </table:table-cell>
          <table:table-cell table:formula="of:=[.K378]+[.$C$7]" office:value-type="float" office:value="4003.44829716748">
            <text:p>4003.4482971675</text:p>
          </table:table-cell>
          <table:table-cell table:formula="of:=[.H379]/([.F379]+[.H379])" office:value-type="float" office:value="0.014429793924823">
            <text:p>0.0144297939</text:p>
          </table:table-cell>
          <table:table-cell table:formula="of:=[.G379]+[.I379]*([.A379] -[.G379] )" office:value-type="float" office:value="1332.30485763849">
            <text:p>1332.3048576385</text:p>
          </table:table-cell>
          <table:table-cell table:formula="of:=(1-[.I379])*[.H379]" office:value-type="float" office:value="3945.67936325067">
            <text:p>3945.6793632507</text:p>
          </table:table-cell>
          <table:table-cell table:formula="of:=ABS([.G379]-[.A379])" office:value-type="float" office:value="289.228363318389">
            <text:p>289.23</text:p>
          </table:table-cell>
          <table:table-cell table:formula="of:=IF([.L379]&lt;[.$C$9];1;0)" office:value-type="float" office:value="0">
            <text:p>0</text:p>
          </table:table-cell>
          <table:table-cell/>
          <table:table-cell table:formula="of:=IF(AND([.M379];[.B379]);&quot;Not Jammed&quot;;IF([.M37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33.601">
            <text:p>833.6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79]+([.A380]-[.D379])/COUNTA([.$A$60:.A380])" office:value-type="float" office:value="980.959277258567">
            <text:p>980.959</text:p>
          </table:table-cell>
          <table:table-cell table:formula="of:=[.E379]+(([.A380]-[.D379])*([.A380]-[.D379]))" office:value-type="float" office:value="87249133.2898545">
            <text:p>87249133.290</text:p>
          </table:table-cell>
          <table:table-cell table:formula="of:=[.E380]/(COUNT([.$A$60:.A380])-1)" office:value-type="float" office:value="272653.541530795">
            <text:p>272653.542</text:p>
          </table:table-cell>
          <table:table-cell table:formula="of:=[.J379]" office:value-type="float" office:value="1332.30485763849">
            <text:p>1332.3048576385</text:p>
          </table:table-cell>
          <table:table-cell table:formula="of:=[.K379]+[.$C$7]" office:value-type="float" office:value="4005.67936325067">
            <text:p>4005.6793632507</text:p>
          </table:table-cell>
          <table:table-cell table:formula="of:=[.H380]/([.F380]+[.H380])" office:value-type="float" office:value="0.01447874880261">
            <text:p>0.0144787488</text:p>
          </table:table-cell>
          <table:table-cell table:formula="of:=[.G380]+[.I380]*([.A380] -[.G380] )" office:value-type="float" office:value="1325.08424975685">
            <text:p>1325.0842497569</text:p>
          </table:table-cell>
          <table:table-cell table:formula="of:=(1-[.I380])*[.H380]" office:value-type="float" office:value="3947.68213796637">
            <text:p>3947.6821379664</text:p>
          </table:table-cell>
          <table:table-cell table:formula="of:=ABS([.G380]-[.A380])" office:value-type="float" office:value="498.70385763849">
            <text:p>498.70</text:p>
          </table:table-cell>
          <table:table-cell table:formula="of:=IF([.L380]&lt;[.$C$9];1;0)" office:value-type="float" office:value="0">
            <text:p>0</text:p>
          </table:table-cell>
          <table:table-cell/>
          <table:table-cell table:formula="of:=IF(AND([.M380];[.B380]);&quot;Not Jammed&quot;;IF([.M38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25.37">
            <text:p>625.3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0]+([.A381]-[.D380])/COUNTA([.$A$60:.A381])" office:value-type="float" office:value="979.854962732919">
            <text:p>979.855</text:p>
          </table:table-cell>
          <table:table-cell table:formula="of:=[.E380]+(([.A381]-[.D380])*([.A381]-[.D380]))" office:value-type="float" office:value="87375577.0239557">
            <text:p>87375577.024</text:p>
          </table:table-cell>
          <table:table-cell table:formula="of:=[.E381]/(COUNT([.$A$60:.A381])-1)" office:value-type="float" office:value="272198.05926466">
            <text:p>272198.059</text:p>
          </table:table-cell>
          <table:table-cell table:formula="of:=[.J380]" office:value-type="float" office:value="1325.08424975685">
            <text:p>1325.0842497569</text:p>
          </table:table-cell>
          <table:table-cell table:formula="of:=[.K380]+[.$C$7]" office:value-type="float" office:value="4007.68213796637">
            <text:p>4007.6821379664</text:p>
          </table:table-cell>
          <table:table-cell table:formula="of:=[.H381]/([.F381]+[.H381])" office:value-type="float" office:value="0.014509771294451">
            <text:p>0.0145097713</text:p>
          </table:table-cell>
          <table:table-cell table:formula="of:=[.G381]+[.I381]*([.A381] -[.G381] )" office:value-type="float" office:value="1314.93155602141">
            <text:p>1314.9315560214</text:p>
          </table:table-cell>
          <table:table-cell table:formula="of:=(1-[.I381])*[.H381]" office:value-type="float" office:value="3949.53158672362">
            <text:p>3949.5315867236</text:p>
          </table:table-cell>
          <table:table-cell table:formula="of:=ABS([.G381]-[.A381])" office:value-type="float" office:value="699.71424975685">
            <text:p>699.71</text:p>
          </table:table-cell>
          <table:table-cell table:formula="of:=IF([.L381]&lt;[.$C$9];1;0)" office:value-type="float" office:value="0">
            <text:p>0</text:p>
          </table:table-cell>
          <table:table-cell/>
          <table:table-cell table:formula="of:=IF(AND([.M381];[.B381]);&quot;Not Jammed&quot;;IF([.M3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08.768">
            <text:p>608.7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1]+([.A382]-[.D381])/COUNTA([.$A$60:.A382])" office:value-type="float" office:value="978.706086687306">
            <text:p>978.706</text:p>
          </table:table-cell>
          <table:table-cell table:formula="of:=[.E381]+(([.A382]-[.D381])*([.A382]-[.D381]))" office:value-type="float" office:value="87513282.5578661">
            <text:p>87513282.558</text:p>
          </table:table-cell>
          <table:table-cell table:formula="of:=[.E382]/(COUNT([.$A$60:.A382])-1)" office:value-type="float" office:value="271780.380614491">
            <text:p>271780.381</text:p>
          </table:table-cell>
          <table:table-cell table:formula="of:=[.J381]" office:value-type="float" office:value="1314.93155602141">
            <text:p>1314.9315560214</text:p>
          </table:table-cell>
          <table:table-cell table:formula="of:=[.K381]+[.$C$7]" office:value-type="float" office:value="4009.53158672362">
            <text:p>4009.5315867236</text:p>
          </table:table-cell>
          <table:table-cell table:formula="of:=[.H382]/([.F382]+[.H382])" office:value-type="float" office:value="0.0145383547741887">
            <text:p>0.0145383548</text:p>
          </table:table-cell>
          <table:table-cell table:formula="of:=[.G382]+[.I382]*([.A382] -[.G382] )" office:value-type="float" office:value="1304.66509971537">
            <text:p>1304.6650997154</text:p>
          </table:table-cell>
          <table:table-cell table:formula="of:=(1-[.I382])*[.H382]" office:value-type="float" office:value="3951.23959403752">
            <text:p>3951.2395940375</text:p>
          </table:table-cell>
          <table:table-cell table:formula="of:=ABS([.G382]-[.A382])" office:value-type="float" office:value="706.16355602141">
            <text:p>706.16</text:p>
          </table:table-cell>
          <table:table-cell table:formula="of:=IF([.L382]&lt;[.$C$9];1;0)" office:value-type="float" office:value="0">
            <text:p>0</text:p>
          </table:table-cell>
          <table:table-cell/>
          <table:table-cell table:formula="of:=IF(AND([.M382];[.B382]);&quot;Not Jammed&quot;;IF([.M3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02.497">
            <text:p>602.49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2]+([.A383]-[.D382])/COUNTA([.$A$60:.A383])" office:value-type="float" office:value="977.544947530864">
            <text:p>977.545</text:p>
          </table:table-cell>
          <table:table-cell table:formula="of:=[.E382]+(([.A383]-[.D382])*([.A383]-[.D382]))" office:value-type="float" office:value="87654815.8347722">
            <text:p>87654815.835</text:p>
          </table:table-cell>
          <table:table-cell table:formula="of:=[.E383]/(COUNT([.$A$60:.A383])-1)" office:value-type="float" office:value="271377.138807344">
            <text:p>271377.139</text:p>
          </table:table-cell>
          <table:table-cell table:formula="of:=[.J382]" office:value-type="float" office:value="1304.66509971537">
            <text:p>1304.6650997154</text:p>
          </table:table-cell>
          <table:table-cell table:formula="of:=[.K382]+[.$C$7]" office:value-type="float" office:value="4011.23959403752">
            <text:p>4011.2395940375</text:p>
          </table:table-cell>
          <table:table-cell table:formula="of:=[.H383]/([.F383]+[.H383])" office:value-type="float" office:value="0.0145657547980877">
            <text:p>0.0145657548</text:p>
          </table:table-cell>
          <table:table-cell table:formula="of:=[.G383]+[.I383]*([.A383] -[.G383] )" office:value-type="float" office:value="1294.43749134787">
            <text:p>1294.4374913479</text:p>
          </table:table-cell>
          <table:table-cell table:formula="of:=(1-[.I383])*[.H383]" office:value-type="float" office:value="3952.81286167438">
            <text:p>3952.8128616744</text:p>
          </table:table-cell>
          <table:table-cell table:formula="of:=ABS([.G383]-[.A383])" office:value-type="float" office:value="702.168099715368">
            <text:p>702.17</text:p>
          </table:table-cell>
          <table:table-cell table:formula="of:=IF([.L383]&lt;[.$C$9];1;0)" office:value-type="float" office:value="0">
            <text:p>0</text:p>
          </table:table-cell>
          <table:table-cell/>
          <table:table-cell table:formula="of:=IF(AND([.M383];[.B383]);&quot;Not Jammed&quot;;IF([.M3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11.8">
            <text:p>811.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3]+([.A384]-[.D383])/COUNTA([.$A$60:.A384])" office:value-type="float" office:value="977.034963076923">
            <text:p>977.035</text:p>
          </table:table-cell>
          <table:table-cell table:formula="of:=[.E383]+(([.A384]-[.D383])*([.A384]-[.D383]))" office:value-type="float" office:value="87682287.2224042">
            <text:p>87682287.222</text:p>
          </table:table-cell>
          <table:table-cell table:formula="of:=[.E384]/(COUNT([.$A$60:.A384])-1)" office:value-type="float" office:value="270624.343279025">
            <text:p>270624.343</text:p>
          </table:table-cell>
          <table:table-cell table:formula="of:=[.J383]" office:value-type="float" office:value="1294.43749134787">
            <text:p>1294.4374913479</text:p>
          </table:table-cell>
          <table:table-cell table:formula="of:=[.K383]+[.$C$7]" office:value-type="float" office:value="4012.81286167438">
            <text:p>4012.8128616744</text:p>
          </table:table-cell>
          <table:table-cell table:formula="of:=[.H384]/([.F384]+[.H384])" office:value-type="float" office:value="0.0146113254232016">
            <text:p>0.0146113254</text:p>
          </table:table-cell>
          <table:table-cell table:formula="of:=[.G384]+[.I384]*([.A384] -[.G384] )" office:value-type="float" office:value="1287.38551790035">
            <text:p>1287.3855179004</text:p>
          </table:table-cell>
          <table:table-cell table:formula="of:=(1-[.I384])*[.H384]" office:value-type="float" office:value="3954.18034709005">
            <text:p>3954.1803470901</text:p>
          </table:table-cell>
          <table:table-cell table:formula="of:=ABS([.G384]-[.A384])" office:value-type="float" office:value="482.637491347875">
            <text:p>482.64</text:p>
          </table:table-cell>
          <table:table-cell table:formula="of:=IF([.L384]&lt;[.$C$9];1;0)" office:value-type="float" office:value="0">
            <text:p>0</text:p>
          </table:table-cell>
          <table:table-cell/>
          <table:table-cell table:formula="of:=IF(AND([.M384];[.B384]);&quot;Not Jammed&quot;;IF([.M3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03.685">
            <text:p>503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4]+([.A385]-[.D384])/COUNTA([.$A$60:.A385])" office:value-type="float" office:value="975.582969325153">
            <text:p>975.583</text:p>
          </table:table-cell>
          <table:table-cell table:formula="of:=[.E384]+(([.A385]-[.D384])*([.A385]-[.D384]))" office:value-type="float" office:value="87906347.4099491">
            <text:p>87906347.410</text:p>
          </table:table-cell>
          <table:table-cell table:formula="of:=[.E385]/(COUNT([.$A$60:.A385])-1)" office:value-type="float" office:value="270481.06895369">
            <text:p>270481.069</text:p>
          </table:table-cell>
          <table:table-cell table:formula="of:=[.J384]" office:value-type="float" office:value="1287.38551790035">
            <text:p>1287.3855179004</text:p>
          </table:table-cell>
          <table:table-cell table:formula="of:=[.K384]+[.$C$7]" office:value-type="float" office:value="4014.18034709005">
            <text:p>4014.1803470901</text:p>
          </table:table-cell>
          <table:table-cell table:formula="of:=[.H385]/([.F385]+[.H385])" office:value-type="float" office:value="0.0146238609131318">
            <text:p>0.0146238609</text:p>
          </table:table-cell>
          <table:table-cell table:formula="of:=[.G385]+[.I385]*([.A385] -[.G385] )" office:value-type="float" office:value="1275.92479052903">
            <text:p>1275.924790529</text:p>
          </table:table-cell>
          <table:table-cell table:formula="of:=(1-[.I385])*[.H385]" office:value-type="float" office:value="3955.47753201398">
            <text:p>3955.477532014</text:p>
          </table:table-cell>
          <table:table-cell table:formula="of:=ABS([.G385]-[.A385])" office:value-type="float" office:value="783.700517900353">
            <text:p>783.70</text:p>
          </table:table-cell>
          <table:table-cell table:formula="of:=IF([.L385]&lt;[.$C$9];1;0)" office:value-type="float" office:value="0">
            <text:p>0</text:p>
          </table:table-cell>
          <table:table-cell/>
          <table:table-cell table:formula="of:=IF(AND([.M385];[.B385]);&quot;Not Jammed&quot;;IF([.M3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4.393">
            <text:p>494.3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5]+([.A386]-[.D385])/COUNTA([.$A$60:.A386])" office:value-type="float" office:value="974.111440366972">
            <text:p>974.111</text:p>
          </table:table-cell>
          <table:table-cell table:formula="of:=[.E385]+(([.A386]-[.D385])*([.A386]-[.D385]))" office:value-type="float" office:value="88137891.1965283">
            <text:p>88137891.197</text:p>
          </table:table-cell>
          <table:table-cell table:formula="of:=[.E386]/(COUNT([.$A$60:.A386])-1)" office:value-type="float" office:value="270361.629437203">
            <text:p>270361.629</text:p>
          </table:table-cell>
          <table:table-cell table:formula="of:=[.J385]" office:value-type="float" office:value="1275.92479052903">
            <text:p>1275.924790529</text:p>
          </table:table-cell>
          <table:table-cell table:formula="of:=[.K385]+[.$C$7]" office:value-type="float" office:value="4015.47753201398">
            <text:p>4015.477532014</text:p>
          </table:table-cell>
          <table:table-cell table:formula="of:=[.H386]/([.F386]+[.H386])" office:value-type="float" office:value="0.0146348854551647">
            <text:p>0.0146348855</text:p>
          </table:table-cell>
          <table:table-cell table:formula="of:=[.G386]+[.I386]*([.A386] -[.G386] )" office:value-type="float" office:value="1264.48716229507">
            <text:p>1264.4871622951</text:p>
          </table:table-cell>
          <table:table-cell table:formula="of:=(1-[.I386])*[.H386]" office:value-type="float" office:value="3956.71147828517">
            <text:p>3956.7114782852</text:p>
          </table:table-cell>
          <table:table-cell table:formula="of:=ABS([.G386]-[.A386])" office:value-type="float" office:value="781.531790529029">
            <text:p>781.53</text:p>
          </table:table-cell>
          <table:table-cell table:formula="of:=IF([.L386]&lt;[.$C$9];1;0)" office:value-type="float" office:value="0">
            <text:p>0</text:p>
          </table:table-cell>
          <table:table-cell/>
          <table:table-cell table:formula="of:=IF(AND([.M386];[.B386]);&quot;Not Jammed&quot;;IF([.M3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3.325">
            <text:p>483.3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6]+([.A387]-[.D386])/COUNTA([.$A$60:.A387])" office:value-type="float" office:value="972.615140243902">
            <text:p>972.615</text:p>
          </table:table-cell>
          <table:table-cell table:formula="of:=[.E386]+(([.A387]-[.D386])*([.A387]-[.D386]))" office:value-type="float" office:value="88378762.5265764">
            <text:p>88378762.527</text:p>
          </table:table-cell>
          <table:table-cell table:formula="of:=[.E387]/(COUNT([.$A$60:.A387])-1)" office:value-type="float" office:value="270271.445035402">
            <text:p>270271.445</text:p>
          </table:table-cell>
          <table:table-cell table:formula="of:=[.J386]" office:value-type="float" office:value="1264.48716229507">
            <text:p>1264.4871622951</text:p>
          </table:table-cell>
          <table:table-cell table:formula="of:=[.K386]+[.$C$7]" office:value-type="float" office:value="4016.71147828517">
            <text:p>4016.7114782852</text:p>
          </table:table-cell>
          <table:table-cell table:formula="of:=[.H387]/([.F387]+[.H387])" office:value-type="float" office:value="0.0146441302072215">
            <text:p>0.0146441302</text:p>
          </table:table-cell>
          <table:table-cell table:formula="of:=[.G387]+[.I387]*([.A387] -[.G387] )" office:value-type="float" office:value="1253.04772187746">
            <text:p>1253.0477218775</text:p>
          </table:table-cell>
          <table:table-cell table:formula="of:=(1-[.I387])*[.H387]" office:value-type="float" office:value="3957.89023239232">
            <text:p>3957.8902323923</text:p>
          </table:table-cell>
          <table:table-cell table:formula="of:=ABS([.G387]-[.A387])" office:value-type="float" office:value="781.162162295067">
            <text:p>781.16</text:p>
          </table:table-cell>
          <table:table-cell table:formula="of:=IF([.L387]&lt;[.$C$9];1;0)" office:value-type="float" office:value="0">
            <text:p>0</text:p>
          </table:table-cell>
          <table:table-cell/>
          <table:table-cell table:formula="of:=IF(AND([.M387];[.B387]);&quot;Not Jammed&quot;;IF([.M38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7.014">
            <text:p>487.0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7]+([.A388]-[.D387])/COUNTA([.$A$60:.A388])" office:value-type="float" office:value="971.13914893617">
            <text:p>971.139</text:p>
          </table:table-cell>
          <table:table-cell table:formula="of:=[.E387]+(([.A388]-[.D387])*([.A388]-[.D387]))" office:value-type="float" office:value="88614570.9939825">
            <text:p>88614570.994</text:p>
          </table:table-cell>
          <table:table-cell table:formula="of:=[.E388]/(COUNT([.$A$60:.A388])-1)" office:value-type="float" office:value="270166.374981654">
            <text:p>270166.375</text:p>
          </table:table-cell>
          <table:table-cell table:formula="of:=[.J387]" office:value-type="float" office:value="1253.04772187746">
            <text:p>1253.0477218775</text:p>
          </table:table-cell>
          <table:table-cell table:formula="of:=[.K387]+[.$C$7]" office:value-type="float" office:value="4017.89023239232">
            <text:p>4017.8902323923</text:p>
          </table:table-cell>
          <table:table-cell table:formula="of:=[.H388]/([.F388]+[.H388])" office:value-type="float" office:value="0.0146539781531799">
            <text:p>0.0146539782</text:p>
          </table:table-cell>
          <table:table-cell table:formula="of:=[.G388]+[.I388]*([.A388] -[.G388] )" office:value-type="float" office:value="1241.82228045247">
            <text:p>1241.8222804525</text:p>
          </table:table-cell>
          <table:table-cell table:formula="of:=(1-[.I388])*[.H388]" office:value-type="float" office:value="3959.01215670497">
            <text:p>3959.012156705</text:p>
          </table:table-cell>
          <table:table-cell table:formula="of:=ABS([.G388]-[.A388])" office:value-type="float" office:value="766.033721877463">
            <text:p>766.03</text:p>
          </table:table-cell>
          <table:table-cell table:formula="of:=IF([.L388]&lt;[.$C$9];1;0)" office:value-type="float" office:value="0">
            <text:p>0</text:p>
          </table:table-cell>
          <table:table-cell/>
          <table:table-cell table:formula="of:=IF(AND([.M388];[.B388]);&quot;Not Jammed&quot;;IF([.M3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7.08">
            <text:p>487.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8]+([.A389]-[.D388])/COUNTA([.$A$60:.A389])" office:value-type="float" office:value="969.672303030303">
            <text:p>969.672</text:p>
          </table:table-cell>
          <table:table-cell table:formula="of:=[.E388]+(([.A389]-[.D388])*([.A389]-[.D388]))" office:value-type="float" office:value="88848884.2536514">
            <text:p>88848884.254</text:p>
          </table:table-cell>
          <table:table-cell table:formula="of:=[.E389]/(COUNT([.$A$60:.A389])-1)" office:value-type="float" office:value="270057.398947269">
            <text:p>270057.399</text:p>
          </table:table-cell>
          <table:table-cell table:formula="of:=[.J388]" office:value-type="float" office:value="1241.82228045247">
            <text:p>1241.8222804525</text:p>
          </table:table-cell>
          <table:table-cell table:formula="of:=[.K388]+[.$C$7]" office:value-type="float" office:value="4019.01215670497">
            <text:p>4019.012156705</text:p>
          </table:table-cell>
          <table:table-cell table:formula="of:=[.H389]/([.F389]+[.H389])" office:value-type="float" office:value="0.014663838235901">
            <text:p>0.0146638382</text:p>
          </table:table-cell>
          <table:table-cell table:formula="of:=[.G389]+[.I389]*([.A389] -[.G389] )" office:value-type="float" office:value="1230.75486174212">
            <text:p>1230.7548617421</text:p>
          </table:table-cell>
          <table:table-cell table:formula="of:=(1-[.I389])*[.H389]" office:value-type="float" office:value="3960.07801257093">
            <text:p>3960.0780125709</text:p>
          </table:table-cell>
          <table:table-cell table:formula="of:=ABS([.G389]-[.A389])" office:value-type="float" office:value="754.742280452472">
            <text:p>754.74</text:p>
          </table:table-cell>
          <table:table-cell table:formula="of:=IF([.L389]&lt;[.$C$9];1;0)" office:value-type="float" office:value="0">
            <text:p>0</text:p>
          </table:table-cell>
          <table:table-cell/>
          <table:table-cell table:formula="of:=IF(AND([.M389];[.B389]);&quot;Not Jammed&quot;;IF([.M3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859">
            <text:p>488.85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89]+([.A390]-[.D389])/COUNTA([.$A$60:.A390])" office:value-type="float" office:value="968.219694864048">
            <text:p>968.220</text:p>
          </table:table-cell>
          <table:table-cell table:formula="of:=[.E389]+(([.A390]-[.D389])*([.A390]-[.D389]))" office:value-type="float" office:value="89080065.6860223">
            <text:p>89080065.686</text:p>
          </table:table-cell>
          <table:table-cell table:formula="of:=[.E390]/(COUNT([.$A$60:.A390])-1)" office:value-type="float" office:value="269939.592987946">
            <text:p>269939.593</text:p>
          </table:table-cell>
          <table:table-cell table:formula="of:=[.J389]" office:value-type="float" office:value="1230.75486174212">
            <text:p>1230.7548617421</text:p>
          </table:table-cell>
          <table:table-cell table:formula="of:=[.K389]+[.$C$7]" office:value-type="float" office:value="4020.07801257093">
            <text:p>4020.0780125709</text:p>
          </table:table-cell>
          <table:table-cell table:formula="of:=[.H390]/([.F390]+[.H390])" office:value-type="float" office:value="0.0146739773700609">
            <text:p>0.0146739774</text:p>
          </table:table-cell>
          <table:table-cell table:formula="of:=[.G390]+[.I390]*([.A390] -[.G390] )" office:value-type="float" office:value="1219.86829865598">
            <text:p>1219.868298656</text:p>
          </table:table-cell>
          <table:table-cell table:formula="of:=(1-[.I390])*[.H390]" office:value-type="float" office:value="3961.08747878858">
            <text:p>3961.0874787886</text:p>
          </table:table-cell>
          <table:table-cell table:formula="of:=ABS([.G390]-[.A390])" office:value-type="float" office:value="741.895861742122">
            <text:p>741.90</text:p>
          </table:table-cell>
          <table:table-cell table:formula="of:=IF([.L390]&lt;[.$C$9];1;0)" office:value-type="float" office:value="0">
            <text:p>0</text:p>
          </table:table-cell>
          <table:table-cell/>
          <table:table-cell table:formula="of:=IF(AND([.M390];[.B390]);&quot;Not Jammed&quot;;IF([.M3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07.03">
            <text:p>807.0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0]+([.A391]-[.D390])/COUNTA([.$A$60:.A391])" office:value-type="float" office:value="967.73418373494">
            <text:p>967.734</text:p>
          </table:table-cell>
          <table:table-cell table:formula="of:=[.E390]+(([.A391]-[.D390])*([.A391]-[.D390]))" office:value-type="float" office:value="89106047.8037526">
            <text:p>89106047.804</text:p>
          </table:table-cell>
          <table:table-cell table:formula="of:=[.E391]/(COUNT([.$A$60:.A391])-1)" office:value-type="float" office:value="269202.561340642">
            <text:p>269202.561</text:p>
          </table:table-cell>
          <table:table-cell table:formula="of:=[.J390]" office:value-type="float" office:value="1219.86829865598">
            <text:p>1219.868298656</text:p>
          </table:table-cell>
          <table:table-cell table:formula="of:=[.K390]+[.$C$7]" office:value-type="float" office:value="4021.08747878858">
            <text:p>4021.0874787886</text:p>
          </table:table-cell>
          <table:table-cell table:formula="of:=[.H391]/([.F391]+[.H391])" office:value-type="float" office:value="0.0147172014434448">
            <text:p>0.0147172014</text:p>
          </table:table-cell>
          <table:table-cell table:formula="of:=[.G391]+[.I391]*([.A391] -[.G391] )" office:value-type="float" office:value="1213.79247425109">
            <text:p>1213.7924742511</text:p>
          </table:table-cell>
          <table:table-cell table:formula="of:=(1-[.I391])*[.H391]" office:value-type="float" office:value="3961.90832434153">
            <text:p>3961.9083243415</text:p>
          </table:table-cell>
          <table:table-cell table:formula="of:=ABS([.G391]-[.A391])" office:value-type="float" office:value="412.838298655976">
            <text:p>412.84</text:p>
          </table:table-cell>
          <table:table-cell table:formula="of:=IF([.L391]&lt;[.$C$9];1;0)" office:value-type="float" office:value="0">
            <text:p>0</text:p>
          </table:table-cell>
          <table:table-cell/>
          <table:table-cell table:formula="of:=IF(AND([.M391];[.B391]);&quot;Not Jammed&quot;;IF([.M3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03.875">
            <text:p>803.8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1]+([.A392]-[.D391])/COUNTA([.$A$60:.A392])" office:value-type="float" office:value="967.242114114114">
            <text:p>967.242</text:p>
          </table:table-cell>
          <table:table-cell table:formula="of:=[.E391]+(([.A392]-[.D391])*([.A392]-[.D391]))" office:value-type="float" office:value="89132897.6358469">
            <text:p>89132897.636</text:p>
          </table:table-cell>
          <table:table-cell table:formula="of:=[.E392]/(COUNT([.$A$60:.A392])-1)" office:value-type="float" office:value="268472.583240503">
            <text:p>268472.583</text:p>
          </table:table-cell>
          <table:table-cell table:formula="of:=[.J391]" office:value-type="float" office:value="1213.79247425109">
            <text:p>1213.7924742511</text:p>
          </table:table-cell>
          <table:table-cell table:formula="of:=[.K391]+[.$C$7]" office:value-type="float" office:value="4021.90832434154">
            <text:p>4021.9083243415</text:p>
          </table:table-cell>
          <table:table-cell table:formula="of:=[.H392]/([.F392]+[.H392])" office:value-type="float" office:value="0.0147595949600488">
            <text:p>0.014759595</text:p>
          </table:table-cell>
          <table:table-cell table:formula="of:=[.G392]+[.I392]*([.A392] -[.G392] )" office:value-type="float" office:value="1207.74225836409">
            <text:p>1207.7422583641</text:p>
          </table:table-cell>
          <table:table-cell table:formula="of:=(1-[.I392])*[.H392]" office:value-type="float" office:value="3962.54658650781">
            <text:p>3962.5465865078</text:p>
          </table:table-cell>
          <table:table-cell table:formula="of:=ABS([.G392]-[.A392])" office:value-type="float" office:value="409.917474251087">
            <text:p>409.92</text:p>
          </table:table-cell>
          <table:table-cell table:formula="of:=IF([.L392]&lt;[.$C$9];1;0)" office:value-type="float" office:value="0">
            <text:p>0</text:p>
          </table:table-cell>
          <table:table-cell/>
          <table:table-cell table:formula="of:=IF(AND([.M392];[.B392]);&quot;Not Jammed&quot;;IF([.M3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3.803">
            <text:p>1233.80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2]+([.A393]-[.D392])/COUNTA([.$A$60:.A393])" office:value-type="float" office:value="968.040200598802">
            <text:p>968.040</text:p>
          </table:table-cell>
          <table:table-cell table:formula="of:=[.E392]+(([.A393]-[.D392])*([.A393]-[.D392]))" office:value-type="float" office:value="89203952.3417312">
            <text:p>89203952.342</text:p>
          </table:table-cell>
          <table:table-cell table:formula="of:=[.E393]/(COUNT([.$A$60:.A393])-1)" office:value-type="float" office:value="267879.736761955">
            <text:p>267879.737</text:p>
          </table:table-cell>
          <table:table-cell table:formula="of:=[.J392]" office:value-type="float" office:value="1207.74225836409">
            <text:p>1207.7422583641</text:p>
          </table:table-cell>
          <table:table-cell table:formula="of:=[.K392]+[.$C$7]" office:value-type="float" office:value="4022.54658650781">
            <text:p>4022.5465865078</text:p>
          </table:table-cell>
          <table:table-cell table:formula="of:=[.H393]/([.F393]+[.H393])" office:value-type="float" office:value="0.0147940890270223">
            <text:p>0.014794089</text:p>
          </table:table-cell>
          <table:table-cell table:formula="of:=[.G393]+[.I393]*([.A393] -[.G393] )" office:value-type="float" office:value="1208.12780329597">
            <text:p>1208.127803296</text:p>
          </table:table-cell>
          <table:table-cell table:formula="of:=(1-[.I393])*[.H393]" office:value-type="float" office:value="3963.03667419166">
            <text:p>3963.0366741917</text:p>
          </table:table-cell>
          <table:table-cell table:formula="of:=ABS([.G393]-[.A393])" office:value-type="float" office:value="26.0607416359055">
            <text:p>26.06</text:p>
          </table:table-cell>
          <table:table-cell table:formula="of:=IF([.L393]&lt;[.$C$9];1;0)" office:value-type="float" office:value="1">
            <text:p>1</text:p>
          </table:table-cell>
          <table:table-cell/>
          <table:table-cell table:formula="of:=IF(AND([.M393];[.B393]);&quot;Not Jammed&quot;;IF([.M3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76.64">
            <text:p>776.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3]+([.A394]-[.D393])/COUNTA([.$A$60:.A394])" office:value-type="float" office:value="967.468856716418">
            <text:p>967.469</text:p>
          </table:table-cell>
          <table:table-cell table:formula="of:=[.E393]+(([.A394]-[.D393])*([.A394]-[.D393]))" office:value-type="float" office:value="89240586.3785204">
            <text:p>89240586.379</text:p>
          </table:table-cell>
          <table:table-cell table:formula="of:=[.E394]/(COUNT([.$A$60:.A394])-1)" office:value-type="float" office:value="267187.384366828">
            <text:p>267187.384</text:p>
          </table:table-cell>
          <table:table-cell table:formula="of:=[.J393]" office:value-type="float" office:value="1208.12780329597">
            <text:p>1208.127803296</text:p>
          </table:table-cell>
          <table:table-cell table:formula="of:=[.K393]+[.$C$7]" office:value-type="float" office:value="4023.03667419166">
            <text:p>4023.0366741917</text:p>
          </table:table-cell>
          <table:table-cell table:formula="of:=[.H394]/([.F394]+[.H394])" office:value-type="float" office:value="0.0148336360334148">
            <text:p>0.014833636</text:p>
          </table:table-cell>
          <table:table-cell table:formula="of:=[.G394]+[.I394]*([.A394] -[.G394] )" office:value-type="float" office:value="1201.72727026902">
            <text:p>1201.727270269</text:p>
          </table:table-cell>
          <table:table-cell table:formula="of:=(1-[.I394])*[.H394]" office:value-type="float" office:value="3963.36041241763">
            <text:p>3963.3604124176</text:p>
          </table:table-cell>
          <table:table-cell table:formula="of:=ABS([.G394]-[.A394])" office:value-type="float" office:value="431.487803295967">
            <text:p>431.49</text:p>
          </table:table-cell>
          <table:table-cell table:formula="of:=IF([.L394]&lt;[.$C$9];1;0)" office:value-type="float" office:value="0">
            <text:p>0</text:p>
          </table:table-cell>
          <table:table-cell/>
          <table:table-cell table:formula="of:=IF(AND([.M394];[.B394]);&quot;Not Jammed&quot;;IF([.M3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4]+([.A395]-[.D394])/COUNTA([.$A$60:.A395])" office:value-type="float" office:value="966.165208333333">
            <text:p>966.165</text:p>
          </table:table-cell>
          <table:table-cell table:formula="of:=[.E394]+(([.A395]-[.D394])*([.A395]-[.D394]))" office:value-type="float" office:value="89432453.0296726">
            <text:p>89432453.030</text:p>
          </table:table-cell>
          <table:table-cell table:formula="of:=[.E395]/(COUNT([.$A$60:.A395])-1)" office:value-type="float" office:value="266962.546357232">
            <text:p>266962.546</text:p>
          </table:table-cell>
          <table:table-cell table:formula="of:=[.J394]" office:value-type="float" office:value="1201.72727026902">
            <text:p>1201.727270269</text:p>
          </table:table-cell>
          <table:table-cell table:formula="of:=[.K394]+[.$C$7]" office:value-type="float" office:value="4023.36041241763">
            <text:p>4023.3604124176</text:p>
          </table:table-cell>
          <table:table-cell table:formula="of:=[.H395]/([.F395]+[.H395])" office:value-type="float" office:value="0.0148471205029776">
            <text:p>0.0148471205</text:p>
          </table:table-cell>
          <table:table-cell table:formula="of:=[.G395]+[.I395]*([.A395] -[.G395] )" office:value-type="float" office:value="1191.74578469608">
            <text:p>1191.7457846961</text:p>
          </table:table-cell>
          <table:table-cell table:formula="of:=(1-[.I395])*[.H395]" office:value-type="float" office:value="3963.62509554755">
            <text:p>3963.6250955476</text:p>
          </table:table-cell>
          <table:table-cell table:formula="of:=ABS([.G395]-[.A395])" office:value-type="float" office:value="672.284270269016">
            <text:p>672.28</text:p>
          </table:table-cell>
          <table:table-cell table:formula="of:=IF([.L395]&lt;[.$C$9];1;0)" office:value-type="float" office:value="0">
            <text:p>0</text:p>
          </table:table-cell>
          <table:table-cell/>
          <table:table-cell table:formula="of:=IF(AND([.M395];[.B395]);&quot;Not Jammed&quot;;IF([.M3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5]+([.A396]-[.D395])/COUNTA([.$A$60:.A396])" office:value-type="float" office:value="964.869296735905">
            <text:p>964.869</text:p>
          </table:table-cell>
          <table:table-cell table:formula="of:=[.E395]+(([.A396]-[.D395])*([.A396]-[.D395]))" office:value-type="float" office:value="89623179.3169241">
            <text:p>89623179.317</text:p>
          </table:table-cell>
          <table:table-cell table:formula="of:=[.E396]/(COUNT([.$A$60:.A396])-1)" office:value-type="float" office:value="266735.652728941">
            <text:p>266735.653</text:p>
          </table:table-cell>
          <table:table-cell table:formula="of:=[.J395]" office:value-type="float" office:value="1191.74578469608">
            <text:p>1191.7457846961</text:p>
          </table:table-cell>
          <table:table-cell table:formula="of:=[.K395]+[.$C$7]" office:value-type="float" office:value="4023.62509554755">
            <text:p>4023.6250955476</text:p>
          </table:table-cell>
          <table:table-cell table:formula="of:=[.H396]/([.F396]+[.H396])" office:value-type="float" office:value="0.0148605252897585">
            <text:p>0.0148605253</text:p>
          </table:table-cell>
          <table:table-cell table:formula="of:=[.G396]+[.I396]*([.A396] -[.G396] )" office:value-type="float" office:value="1181.90361741462">
            <text:p>1181.9036174146</text:p>
          </table:table-cell>
          <table:table-cell table:formula="of:=(1-[.I396])*[.H396]" office:value-type="float" office:value="3963.83191305866">
            <text:p>3963.8319130587</text:p>
          </table:table-cell>
          <table:table-cell table:formula="of:=ABS([.G396]-[.A396])" office:value-type="float" office:value="662.302784696076">
            <text:p>662.30</text:p>
          </table:table-cell>
          <table:table-cell table:formula="of:=IF([.L396]&lt;[.$C$9];1;0)" office:value-type="float" office:value="0">
            <text:p>0</text:p>
          </table:table-cell>
          <table:table-cell/>
          <table:table-cell table:formula="of:=IF(AND([.M396];[.B396]);&quot;Not Jammed&quot;;IF([.M3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6.604">
            <text:p>536.6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6]+([.A397]-[.D396])/COUNTA([.$A$60:.A397])" office:value-type="float" office:value="963.60223964497">
            <text:p>963.602</text:p>
          </table:table-cell>
          <table:table-cell table:formula="of:=[.E396]+(([.A397]-[.D396])*([.A397]-[.D396]))" office:value-type="float" office:value="89806590.4813124">
            <text:p>89806590.481</text:p>
          </table:table-cell>
          <table:table-cell table:formula="of:=[.E397]/(COUNT([.$A$60:.A397])-1)" office:value-type="float" office:value="266488.39905434">
            <text:p>266488.399</text:p>
          </table:table-cell>
          <table:table-cell table:formula="of:=[.J396]" office:value-type="float" office:value="1181.90361741462">
            <text:p>1181.9036174146</text:p>
          </table:table-cell>
          <table:table-cell table:formula="of:=[.K396]+[.$C$7]" office:value-type="float" office:value="4023.83191305866">
            <text:p>4023.8319130587</text:p>
          </table:table-cell>
          <table:table-cell table:formula="of:=[.H397]/([.F397]+[.H397])" office:value-type="float" office:value="0.0148748612906291">
            <text:p>0.0148748613</text:p>
          </table:table-cell>
          <table:table-cell table:formula="of:=[.G397]+[.I397]*([.A397] -[.G397] )" office:value-type="float" office:value="1172.30487511468">
            <text:p>1172.3048751147</text:p>
          </table:table-cell>
          <table:table-cell table:formula="of:=(1-[.I397])*[.H397]" office:value-type="float" office:value="3963.97797149511">
            <text:p>3963.9779714951</text:p>
          </table:table-cell>
          <table:table-cell table:formula="of:=ABS([.G397]-[.A397])" office:value-type="float" office:value="645.299617414622">
            <text:p>645.30</text:p>
          </table:table-cell>
          <table:table-cell table:formula="of:=IF([.L397]&lt;[.$C$9];1;0)" office:value-type="float" office:value="0">
            <text:p>0</text:p>
          </table:table-cell>
          <table:table-cell/>
          <table:table-cell table:formula="of:=IF(AND([.M397];[.B397]);&quot;Not Jammed&quot;;IF([.M3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7]+([.A398]-[.D397])/COUNTA([.$A$60:.A398])" office:value-type="float" office:value="962.31609439528">
            <text:p>962.316</text:p>
          </table:table-cell>
          <table:table-cell table:formula="of:=[.E397]+(([.A398]-[.D397])*([.A398]-[.D397]))" office:value-type="float" office:value="89996689.3062934">
            <text:p>89996689.306</text:p>
          </table:table-cell>
          <table:table-cell table:formula="of:=[.E398]/(COUNT([.$A$60:.A398])-1)" office:value-type="float" office:value="266262.394397318">
            <text:p>266262.394</text:p>
          </table:table-cell>
          <table:table-cell table:formula="of:=[.J397]" office:value-type="float" office:value="1172.30487511468">
            <text:p>1172.3048751147</text:p>
          </table:table-cell>
          <table:table-cell table:formula="of:=[.K397]+[.$C$7]" office:value-type="float" office:value="4023.97797149511">
            <text:p>4023.9779714951</text:p>
          </table:table-cell>
          <table:table-cell table:formula="of:=[.H398]/([.F398]+[.H398])" office:value-type="float" office:value="0.0148878315108106">
            <text:p>0.0148878315</text:p>
          </table:table-cell>
          <table:table-cell table:formula="of:=[.G398]+[.I398]*([.A398] -[.G398] )" office:value-type="float" office:value="1162.70660267195">
            <text:p>1162.706602672</text:p>
          </table:table-cell>
          <table:table-cell table:formula="of:=(1-[.I398])*[.H398]" office:value-type="float" office:value="3964.06966545227">
            <text:p>3964.0696654523</text:p>
          </table:table-cell>
          <table:table-cell table:formula="of:=ABS([.G398]-[.A398])" office:value-type="float" office:value="644.705875114684">
            <text:p>644.71</text:p>
          </table:table-cell>
          <table:table-cell table:formula="of:=IF([.L398]&lt;[.$C$9];1;0)" office:value-type="float" office:value="0">
            <text:p>0</text:p>
          </table:table-cell>
          <table:table-cell/>
          <table:table-cell table:formula="of:=IF(AND([.M398];[.B398]);&quot;Not Jammed&quot;;IF([.M3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8]+([.A399]-[.D398])/COUNTA([.$A$60:.A399])" office:value-type="float" office:value="961.032088235294">
            <text:p>961.032</text:p>
          </table:table-cell>
          <table:table-cell table:formula="of:=[.E398]+(([.A399]-[.D398])*([.A399]-[.D398]))" office:value-type="float" office:value="90187275.7685561">
            <text:p>90187275.769</text:p>
          </table:table-cell>
          <table:table-cell table:formula="of:=[.E399]/(COUNT([.$A$60:.A399])-1)" office:value-type="float" office:value="266039.161559163">
            <text:p>266039.162</text:p>
          </table:table-cell>
          <table:table-cell table:formula="of:=[.J398]" office:value-type="float" office:value="1162.70660267195">
            <text:p>1162.706602672</text:p>
          </table:table-cell>
          <table:table-cell table:formula="of:=[.K398]+[.$C$7]" office:value-type="float" office:value="4024.06966545227">
            <text:p>4024.0696654523</text:p>
          </table:table-cell>
          <table:table-cell table:formula="of:=[.H399]/([.F399]+[.H399])" office:value-type="float" office:value="0.0149004721864762">
            <text:p>0.0149004722</text:p>
          </table:table-cell>
          <table:table-cell table:formula="of:=[.G399]+[.I399]*([.A399] -[.G399] )" office:value-type="float" office:value="1153.21570813173">
            <text:p>1153.2157081317</text:p>
          </table:table-cell>
          <table:table-cell table:formula="of:=(1-[.I399])*[.H399]" office:value-type="float" office:value="3964.10912732576">
            <text:p>3964.1091273258</text:p>
          </table:table-cell>
          <table:table-cell table:formula="of:=ABS([.G399]-[.A399])" office:value-type="float" office:value="636.952602671946">
            <text:p>636.95</text:p>
          </table:table-cell>
          <table:table-cell table:formula="of:=IF([.L399]&lt;[.$C$9];1;0)" office:value-type="float" office:value="0">
            <text:p>0</text:p>
          </table:table-cell>
          <table:table-cell/>
          <table:table-cell table:formula="of:=IF(AND([.M399];[.B399]);&quot;Not Jammed&quot;;IF([.M3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2.503">
            <text:p>542.50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399]+([.A400]-[.D399])/COUNTA([.$A$60:.A400])" office:value-type="float" office:value="959.804730205278">
            <text:p>959.805</text:p>
          </table:table-cell>
          <table:table-cell table:formula="of:=[.E399]+(([.A400]-[.D399])*([.A400]-[.D399]))" office:value-type="float" office:value="90362442.3662552">
            <text:p>90362442.366</text:p>
          </table:table-cell>
          <table:table-cell table:formula="of:=[.E400]/(COUNT([.$A$60:.A400])-1)" office:value-type="float" office:value="265771.889312515">
            <text:p>265771.889</text:p>
          </table:table-cell>
          <table:table-cell table:formula="of:=[.J399]" office:value-type="float" office:value="1153.21570813173">
            <text:p>1153.2157081317</text:p>
          </table:table-cell>
          <table:table-cell table:formula="of:=[.K399]+[.$C$7]" office:value-type="float" office:value="4024.10912732576">
            <text:p>4024.1091273258</text:p>
          </table:table-cell>
          <table:table-cell table:formula="of:=[.H400]/([.F400]+[.H400])" office:value-type="float" office:value="0.0149153773613994">
            <text:p>0.0149153774</text:p>
          </table:table-cell>
          <table:table-cell table:formula="of:=[.G400]+[.I400]*([.A400] -[.G400] )" office:value-type="float" office:value="1144.10669763054">
            <text:p>1144.1066976306</text:p>
          </table:table-cell>
          <table:table-cell table:formula="of:=(1-[.I400])*[.H400]" office:value-type="float" office:value="3964.08802114824">
            <text:p>3964.0880211483</text:p>
          </table:table-cell>
          <table:table-cell table:formula="of:=ABS([.G400]-[.A400])" office:value-type="float" office:value="610.71270813173">
            <text:p>610.71</text:p>
          </table:table-cell>
          <table:table-cell table:formula="of:=IF([.L400]&lt;[.$C$9];1;0)" office:value-type="float" office:value="0">
            <text:p>0</text:p>
          </table:table-cell>
          <table:table-cell/>
          <table:table-cell table:formula="of:=IF(AND([.M400];[.B400]);&quot;Not Jammed&quot;;IF([.M4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55.27">
            <text:p>555.27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400]+([.A401]-[.D400])/COUNTA([.$A$60:.A401])" office:value-type="float" office:value="958.621880116959">
            <text:p>958.622</text:p>
          </table:table-cell>
          <table:table-cell table:formula="of:=[.E400]+(([.A401]-[.D400])*([.A401]-[.D400]))" office:value-type="float" office:value="90526090.7141975">
            <text:p>90526090.714</text:p>
          </table:table-cell>
          <table:table-cell table:formula="of:=[.E401]/(COUNT([.$A$60:.A401])-1)" office:value-type="float" office:value="265472.406786503">
            <text:p>265472.407</text:p>
          </table:table-cell>
          <table:table-cell table:formula="of:=[.J400]" office:value-type="float" office:value="1144.10669763054">
            <text:p>1144.1066976306</text:p>
          </table:table-cell>
          <table:table-cell table:formula="of:=[.K400]+[.$C$7]" office:value-type="float" office:value="4024.08802114824">
            <text:p>4024.0880211483</text:p>
          </table:table-cell>
          <table:table-cell table:formula="of:=[.H401]/([.F401]+[.H401])" office:value-type="float" office:value="0.0149318751771535">
            <text:p>0.0149318752</text:p>
          </table:table-cell>
          <table:table-cell table:formula="of:=[.G401]+[.I401]*([.A401] -[.G401] )" office:value-type="float" office:value="1135.3142615618">
            <text:p>1135.3142615618</text:p>
          </table:table-cell>
          <table:table-cell table:formula="of:=(1-[.I401])*[.H401]" office:value-type="float" office:value="3964.00084111458">
            <text:p>3964.0008411146</text:p>
          </table:table-cell>
          <table:table-cell table:formula="of:=ABS([.G401]-[.A401])" office:value-type="float" office:value="588.836697630543">
            <text:p>588.84</text:p>
          </table:table-cell>
          <table:table-cell table:formula="of:=IF([.L401]&lt;[.$C$9];1;0)" office:value-type="float" office:value="0">
            <text:p>0</text:p>
          </table:table-cell>
          <table:table-cell/>
          <table:table-cell table:formula="of:=IF(AND([.M401];[.B401]);&quot;Not Jammed&quot;;IF([.M4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1]+([.A402]-[.D401])/COUNTA([.$A$60:.A402])" office:value-type="float" office:value="957.370629737609">
            <text:p>957.371</text:p>
          </table:table-cell>
          <table:table-cell table:formula="of:=[.E401]+(([.A402]-[.D401])*([.A402]-[.D401]))" office:value-type="float" office:value="90710285.2253359">
            <text:p>90710285.225</text:p>
          </table:table-cell>
          <table:table-cell table:formula="of:=[.E402]/(COUNT([.$A$60:.A402])-1)" office:value-type="float" office:value="265234.752120865">
            <text:p>265234.752</text:p>
          </table:table-cell>
          <table:table-cell table:formula="of:=[.J401]" office:value-type="float" office:value="1135.3142615618">
            <text:p>1135.3142615618</text:p>
          </table:table-cell>
          <table:table-cell table:formula="of:=[.K401]+[.$C$7]" office:value-type="float" office:value="4024.00084111458">
            <text:p>4024.0008411146</text:p>
          </table:table-cell>
          <table:table-cell table:formula="of:=[.H402]/([.F402]+[.H402])" office:value-type="float" office:value="0.0149447354889992">
            <text:p>0.0149447355</text:p>
          </table:table-cell>
          <table:table-cell table:formula="of:=[.G402]+[.I402]*([.A402] -[.G402] )" office:value-type="float" office:value="1126.25967581737">
            <text:p>1126.2596758174</text:p>
          </table:table-cell>
          <table:table-cell table:formula="of:=(1-[.I402])*[.H402]" office:value-type="float" office:value="3963.86321293661">
            <text:p>3963.8632129366</text:p>
          </table:table-cell>
          <table:table-cell table:formula="of:=ABS([.G402]-[.A402])" office:value-type="float" office:value="605.871261561796">
            <text:p>605.87</text:p>
          </table:table-cell>
          <table:table-cell table:formula="of:=IF([.L402]&lt;[.$C$9];1;0)" office:value-type="float" office:value="0">
            <text:p>0</text:p>
          </table:table-cell>
          <table:table-cell/>
          <table:table-cell table:formula="of:=IF(AND([.M402];[.B402]);&quot;Not Jammed&quot;;IF([.M4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825">
            <text:p>525.8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2]+([.A403]-[.D402])/COUNTA([.$A$60:.A403])" office:value-type="float" office:value="956.116136627907">
            <text:p>956.116</text:p>
          </table:table-cell>
          <table:table-cell table:formula="of:=[.E402]+(([.A403]-[.D402])*([.A403]-[.D402]))" office:value-type="float" office:value="90896516.8558816">
            <text:p>90896516.856</text:p>
          </table:table-cell>
          <table:table-cell table:formula="of:=[.E403]/(COUNT([.$A$60:.A403])-1)" office:value-type="float" office:value="265004.422320354">
            <text:p>265004.422</text:p>
          </table:table-cell>
          <table:table-cell table:formula="of:=[.J402]" office:value-type="float" office:value="1126.25967581737">
            <text:p>1126.2596758174</text:p>
          </table:table-cell>
          <table:table-cell table:formula="of:=[.K402]+[.$C$7]" office:value-type="float" office:value="4023.86321293661">
            <text:p>4023.8632129366</text:p>
          </table:table-cell>
          <table:table-cell table:formula="of:=[.H403]/([.F403]+[.H403])" office:value-type="float" office:value="0.0149570265630626">
            <text:p>0.0149570266</text:p>
          </table:table-cell>
          <table:table-cell table:formula="of:=[.G403]+[.I403]*([.A403] -[.G403] )" office:value-type="float" office:value="1117.27895842178">
            <text:p>1117.2789584218</text:p>
          </table:table-cell>
          <table:table-cell table:formula="of:=(1-[.I403])*[.H403]" office:value-type="float" office:value="3963.67818397459">
            <text:p>3963.6781839746</text:p>
          </table:table-cell>
          <table:table-cell table:formula="of:=ABS([.G403]-[.A403])" office:value-type="float" office:value="600.434675817369">
            <text:p>600.43</text:p>
          </table:table-cell>
          <table:table-cell table:formula="of:=IF([.L403]&lt;[.$C$9];1;0)" office:value-type="float" office:value="0">
            <text:p>0</text:p>
          </table:table-cell>
          <table:table-cell/>
          <table:table-cell table:formula="of:=IF(AND([.M403];[.B403]);&quot;Not Jammed&quot;;IF([.M40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3]+([.A404]-[.D403])/COUNTA([.$A$60:.A404])" office:value-type="float" office:value="954.874057971014">
            <text:p>954.874</text:p>
          </table:table-cell>
          <table:table-cell table:formula="of:=[.E403]+(([.A404]-[.D403])*([.A404]-[.D403]))" office:value-type="float" office:value="91080143.7922653">
            <text:p>91080143.792</text:p>
          </table:table-cell>
          <table:table-cell table:formula="of:=[.E404]/(COUNT([.$A$60:.A404])-1)" office:value-type="float" office:value="264767.859861236">
            <text:p>264767.860</text:p>
          </table:table-cell>
          <table:table-cell table:formula="of:=[.J403]" office:value-type="float" office:value="1117.27895842178">
            <text:p>1117.2789584218</text:p>
          </table:table-cell>
          <table:table-cell table:formula="of:=[.K403]+[.$C$7]" office:value-type="float" office:value="4023.67818397459">
            <text:p>4023.6781839746</text:p>
          </table:table-cell>
          <table:table-cell table:formula="of:=[.H404]/([.F404]+[.H404])" office:value-type="float" office:value="0.0149695121105256">
            <text:p>0.0149695121</text:p>
          </table:table-cell>
          <table:table-cell table:formula="of:=[.G404]+[.I404]*([.A404] -[.G404] )" office:value-type="float" office:value="1108.45173714286">
            <text:p>1108.4517371429</text:p>
          </table:table-cell>
          <table:table-cell table:formula="of:=(1-[.I404])*[.H404]" office:value-type="float" office:value="3963.44568467072">
            <text:p>3963.4456846707</text:p>
          </table:table-cell>
          <table:table-cell table:formula="of:=ABS([.G404]-[.A404])" office:value-type="float" office:value="589.679958421784">
            <text:p>589.68</text:p>
          </table:table-cell>
          <table:table-cell table:formula="of:=IF([.L404]&lt;[.$C$9];1;0)" office:value-type="float" office:value="0">
            <text:p>0</text:p>
          </table:table-cell>
          <table:table-cell/>
          <table:table-cell table:formula="of:=IF(AND([.M404];[.B404]);&quot;Not Jammed&quot;;IF([.M40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4]+([.A405]-[.D404])/COUNTA([.$A$60:.A405])" office:value-type="float" office:value="953.628083815029">
            <text:p>953.628</text:p>
          </table:table-cell>
          <table:table-cell table:formula="of:=[.E404]+(([.A405]-[.D404])*([.A405]-[.D404]))" office:value-type="float" office:value="91265997.0876978">
            <text:p>91265997.088</text:p>
          </table:table-cell>
          <table:table-cell table:formula="of:=[.E405]/(COUNT([.$A$60:.A405])-1)" office:value-type="float" office:value="264539.121993327">
            <text:p>264539.122</text:p>
          </table:table-cell>
          <table:table-cell table:formula="of:=[.J404]" office:value-type="float" office:value="1108.45173714286">
            <text:p>1108.4517371429</text:p>
          </table:table-cell>
          <table:table-cell table:formula="of:=[.K404]+[.$C$7]" office:value-type="float" office:value="4023.44568467072">
            <text:p>4023.4456846707</text:p>
          </table:table-cell>
          <table:table-cell table:formula="of:=[.H405]/([.F405]+[.H405])" office:value-type="float" office:value="0.014981409060308">
            <text:p>0.0149814091</text:p>
          </table:table-cell>
          <table:table-cell table:formula="of:=[.G405]+[.I405]*([.A405] -[.G405] )" office:value-type="float" office:value="1099.6923359244">
            <text:p>1099.6923359244</text:p>
          </table:table-cell>
          <table:table-cell table:formula="of:=(1-[.I405])*[.H405]" office:value-type="float" office:value="3963.16879903674">
            <text:p>3963.1687990367</text:p>
          </table:table-cell>
          <table:table-cell table:formula="of:=ABS([.G405]-[.A405])" office:value-type="float" office:value="584.684737142855">
            <text:p>584.68</text:p>
          </table:table-cell>
          <table:table-cell table:formula="of:=IF([.L405]&lt;[.$C$9];1;0)" office:value-type="float" office:value="0">
            <text:p>0</text:p>
          </table:table-cell>
          <table:table-cell/>
          <table:table-cell table:formula="of:=IF(AND([.M405];[.B405]);&quot;Not Jammed&quot;;IF([.M4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5]+([.A406]-[.D405])/COUNTA([.$A$60:.A406])" office:value-type="float" office:value="952.416282420749">
            <text:p>952.416</text:p>
          </table:table-cell>
          <table:table-cell table:formula="of:=[.E405]+(([.A406]-[.D405])*([.A406]-[.D405]))" office:value-type="float" office:value="91442813.2032104">
            <text:p>91442813.203</text:p>
          </table:table-cell>
          <table:table-cell table:formula="of:=[.E406]/(COUNT([.$A$60:.A406])-1)" office:value-type="float" office:value="264285.587292515">
            <text:p>264285.587</text:p>
          </table:table-cell>
          <table:table-cell table:formula="of:=[.J405]" office:value-type="float" office:value="1099.6923359244">
            <text:p>1099.6923359244</text:p>
          </table:table-cell>
          <table:table-cell table:formula="of:=[.K405]+[.$C$7]" office:value-type="float" office:value="4023.16879903674">
            <text:p>4023.1687990367</text:p>
          </table:table-cell>
          <table:table-cell table:formula="of:=[.H406]/([.F406]+[.H406])" office:value-type="float" office:value="0.0149945490323989">
            <text:p>0.014994549</text:p>
          </table:table-cell>
          <table:table-cell table:formula="of:=[.G406]+[.I406]*([.A406] -[.G406] )" office:value-type="float" office:value="1091.19703418212">
            <text:p>1091.1970341821</text:p>
          </table:table-cell>
          <table:table-cell table:formula="of:=(1-[.I406])*[.H406]" office:value-type="float" office:value="3962.84319721397">
            <text:p>3962.843197214</text:p>
          </table:table-cell>
          <table:table-cell table:formula="of:=ABS([.G406]-[.A406])" office:value-type="float" office:value="566.5593359244">
            <text:p>566.56</text:p>
          </table:table-cell>
          <table:table-cell table:formula="of:=IF([.L406]&lt;[.$C$9];1;0)" office:value-type="float" office:value="0">
            <text:p>0</text:p>
          </table:table-cell>
          <table:table-cell/>
          <table:table-cell table:formula="of:=IF(AND([.M406];[.B406]);&quot;Not Jammed&quot;;IF([.M4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667">
            <text:p>538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6]+([.A407]-[.D406])/COUNTA([.$A$60:.A407])" office:value-type="float" office:value="951.227347701149">
            <text:p>951.227</text:p>
          </table:table-cell>
          <table:table-cell table:formula="of:=[.E406]+(([.A407]-[.D406])*([.A407]-[.D406]))" office:value-type="float" office:value="91614001.6719141">
            <text:p>91614001.672</text:p>
          </table:table-cell>
          <table:table-cell table:formula="of:=[.E407]/(COUNT([.$A$60:.A407])-1)" office:value-type="float" office:value="264017.295884479">
            <text:p>264017.296</text:p>
          </table:table-cell>
          <table:table-cell table:formula="of:=[.J406]" office:value-type="float" office:value="1091.19703418212">
            <text:p>1091.1970341821</text:p>
          </table:table-cell>
          <table:table-cell table:formula="of:=[.K406]+[.$C$7]" office:value-type="float" office:value="4022.84319721397">
            <text:p>4022.843197214</text:p>
          </table:table-cell>
          <table:table-cell table:formula="of:=[.H407]/([.F407]+[.H407])" office:value-type="float" office:value="0.0150083611021702">
            <text:p>0.0150083611</text:p>
          </table:table-cell>
          <table:table-cell table:formula="of:=[.G407]+[.I407]*([.A407] -[.G407] )" office:value-type="float" office:value="1082.90446390932">
            <text:p>1082.9044639093</text:p>
          </table:table-cell>
          <table:table-cell table:formula="of:=(1-[.I407])*[.H407]" office:value-type="float" office:value="3962.46691385277">
            <text:p>3962.4669138528</text:p>
          </table:table-cell>
          <table:table-cell table:formula="of:=ABS([.G407]-[.A407])" office:value-type="float" office:value="552.530034182118">
            <text:p>552.53</text:p>
          </table:table-cell>
          <table:table-cell table:formula="of:=IF([.L407]&lt;[.$C$9];1;0)" office:value-type="float" office:value="0">
            <text:p>0</text:p>
          </table:table-cell>
          <table:table-cell/>
          <table:table-cell table:formula="of:=IF(AND([.M407];[.B407]);&quot;Not Jammed&quot;;IF([.M4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667">
            <text:p>538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7]+([.A408]-[.D407])/COUNTA([.$A$60:.A408])" office:value-type="float" office:value="950.045226361032">
            <text:p>950.045</text:p>
          </table:table-cell>
          <table:table-cell table:formula="of:=[.E407]+(([.A408]-[.D407])*([.A408]-[.D407]))" office:value-type="float" office:value="91784207.7124094">
            <text:p>91784207.712</text:p>
          </table:table-cell>
          <table:table-cell table:formula="of:=[.E408]/(COUNT([.$A$60:.A408])-1)" office:value-type="float" office:value="263747.723311521">
            <text:p>263747.723</text:p>
          </table:table-cell>
          <table:table-cell table:formula="of:=[.J407]" office:value-type="float" office:value="1082.90446390932">
            <text:p>1082.9044639093</text:p>
          </table:table-cell>
          <table:table-cell table:formula="of:=[.K407]+[.$C$7]" office:value-type="float" office:value="4022.46691385277">
            <text:p>4022.4669138528</text:p>
          </table:table-cell>
          <table:table-cell table:formula="of:=[.H408]/([.F408]+[.H408])" office:value-type="float" office:value="0.0150220863288299">
            <text:p>0.0150220863</text:p>
          </table:table-cell>
          <table:table-cell table:formula="of:=[.G408]+[.I408]*([.A408] -[.G408] )" office:value-type="float" office:value="1074.72888174309">
            <text:p>1074.7288817431</text:p>
          </table:table-cell>
          <table:table-cell table:formula="of:=(1-[.I408])*[.H408]" office:value-type="float" office:value="3962.04106861801">
            <text:p>3962.041068618</text:p>
          </table:table-cell>
          <table:table-cell table:formula="of:=ABS([.G408]-[.A408])" office:value-type="float" office:value="544.237463909318">
            <text:p>544.24</text:p>
          </table:table-cell>
          <table:table-cell table:formula="of:=IF([.L408]&lt;[.$C$9];1;0)" office:value-type="float" office:value="0">
            <text:p>0</text:p>
          </table:table-cell>
          <table:table-cell/>
          <table:table-cell table:formula="of:=IF(AND([.M408];[.B408]);&quot;Not Jammed&quot;;IF([.M4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90.228">
            <text:p>990.2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8]+([.A409]-[.D408])/COUNTA([.$A$60:.A409])" office:value-type="float" office:value="950.160034285714">
            <text:p>950.160</text:p>
          </table:table-cell>
          <table:table-cell table:formula="of:=[.E408]+(([.A409]-[.D408])*([.A409]-[.D408]))" office:value-type="float" office:value="91785822.3677067">
            <text:p>91785822.368</text:p>
          </table:table-cell>
          <table:table-cell table:formula="of:=[.E409]/(COUNT([.$A$60:.A409])-1)" office:value-type="float" office:value="262996.625695435">
            <text:p>262996.626</text:p>
          </table:table-cell>
          <table:table-cell table:formula="of:=[.J408]" office:value-type="float" office:value="1074.72888174309">
            <text:p>1074.7288817431</text:p>
          </table:table-cell>
          <table:table-cell table:formula="of:=[.K408]+[.$C$7]" office:value-type="float" office:value="4022.04106861801">
            <text:p>4022.041068618</text:p>
          </table:table-cell>
          <table:table-cell table:formula="of:=[.H409]/([.F409]+[.H409])" office:value-type="float" office:value="0.0150627711439067">
            <text:p>0.0150627711</text:p>
          </table:table-cell>
          <table:table-cell table:formula="of:=[.G409]+[.I409]*([.A409] -[.G409] )" office:value-type="float" office:value="1073.45606429993">
            <text:p>1073.4560642999</text:p>
          </table:table-cell>
          <table:table-cell table:formula="of:=(1-[.I409])*[.H409]" office:value-type="float" office:value="3961.45798447002">
            <text:p>3961.45798447</text:p>
          </table:table-cell>
          <table:table-cell table:formula="of:=ABS([.G409]-[.A409])" office:value-type="float" office:value="84.5008817430891">
            <text:p>84.50</text:p>
          </table:table-cell>
          <table:table-cell table:formula="of:=IF([.L409]&lt;[.$C$9];1;0)" office:value-type="float" office:value="1">
            <text:p>1</text:p>
          </table:table-cell>
          <table:table-cell/>
          <table:table-cell table:formula="of:=IF(AND([.M409];[.B409]);&quot;Not Jammed&quot;;IF([.M4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15.361">
            <text:p>1215.36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09]+([.A410]-[.D409])/COUNTA([.$A$60:.A410])" office:value-type="float" office:value="950.915592592593">
            <text:p>950.916</text:p>
          </table:table-cell>
          <table:table-cell table:formula="of:=[.E409]+(([.A410]-[.D409])*([.A410]-[.D409]))" office:value-type="float" office:value="91856153.9199225">
            <text:p>91856153.920</text:p>
          </table:table-cell>
          <table:table-cell table:formula="of:=[.E410]/(COUNT([.$A$60:.A410])-1)" office:value-type="float" office:value="262446.154056921">
            <text:p>262446.154</text:p>
          </table:table-cell>
          <table:table-cell table:formula="of:=[.J409]" office:value-type="float" office:value="1073.45606429993">
            <text:p>1073.4560642999</text:p>
          </table:table-cell>
          <table:table-cell table:formula="of:=[.K409]+[.$C$7]" office:value-type="float" office:value="4021.45798447002">
            <text:p>4021.45798447</text:p>
          </table:table-cell>
          <table:table-cell table:formula="of:=[.H410]/([.F410]+[.H410])" office:value-type="float" office:value="0.0150917327387816">
            <text:p>0.0150917327</text:p>
          </table:table-cell>
          <table:table-cell table:formula="of:=[.G410]+[.I410]*([.A410] -[.G410] )" office:value-type="float" office:value="1075.59765566383">
            <text:p>1075.5976556638</text:p>
          </table:table-cell>
          <table:table-cell table:formula="of:=(1-[.I410])*[.H410]" office:value-type="float" office:value="3960.76721534816">
            <text:p>3960.7672153482</text:p>
          </table:table-cell>
          <table:table-cell table:formula="of:=ABS([.G410]-[.A410])" office:value-type="float" office:value="141.904935700066">
            <text:p>141.90</text:p>
          </table:table-cell>
          <table:table-cell table:formula="of:=IF([.L410]&lt;[.$C$9];1;0)" office:value-type="float" office:value="1">
            <text:p>1</text:p>
          </table:table-cell>
          <table:table-cell/>
          <table:table-cell table:formula="of:=IF(AND([.M410];[.B410]);&quot;Not Jammed&quot;;IF([.M4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43.025">
            <text:p>1243.0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0]+([.A411]-[.D410])/COUNTA([.$A$60:.A411])" office:value-type="float" office:value="951.745448863636">
            <text:p>951.745</text:p>
          </table:table-cell>
          <table:table-cell table:formula="of:=[.E410]+(([.A411]-[.D410])*([.A411]-[.D410]))" office:value-type="float" office:value="91941481.8258184">
            <text:p>91941481.826</text:p>
          </table:table-cell>
          <table:table-cell table:formula="of:=[.E411]/(COUNT([.$A$60:.A411])-1)" office:value-type="float" office:value="261941.5436633">
            <text:p>261941.544</text:p>
          </table:table-cell>
          <table:table-cell table:formula="of:=[.J410]" office:value-type="float" office:value="1075.59765566383">
            <text:p>1075.5976556638</text:p>
          </table:table-cell>
          <table:table-cell table:formula="of:=[.K410]+[.$C$7]" office:value-type="float" office:value="4020.76721534816">
            <text:p>4020.7672153482</text:p>
          </table:table-cell>
          <table:table-cell table:formula="of:=[.H411]/([.F411]+[.H411])" office:value-type="float" office:value="0.0151178082415697">
            <text:p>0.0151178082</text:p>
          </table:table-cell>
          <table:table-cell table:formula="of:=[.G411]+[.I411]*([.A411] -[.G411] )" office:value-type="float" office:value="1078.1287901499">
            <text:p>1078.1287901499</text:p>
          </table:table-cell>
          <table:table-cell table:formula="of:=(1-[.I411])*[.H411]" office:value-type="float" office:value="3959.98202760254">
            <text:p>3959.9820276025</text:p>
          </table:table-cell>
          <table:table-cell table:formula="of:=ABS([.G411]-[.A411])" office:value-type="float" office:value="167.427344336166">
            <text:p>167.43</text:p>
          </table:table-cell>
          <table:table-cell table:formula="of:=IF([.L411]&lt;[.$C$9];1;0)" office:value-type="float" office:value="0">
            <text:p>0</text:p>
          </table:table-cell>
          <table:table-cell/>
          <table:table-cell table:formula="of:=IF(AND([.M411];[.B411]);&quot;Not Jammed&quot;;IF([.M4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9.168">
            <text:p>1239.1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1]+([.A412]-[.D411])/COUNTA([.$A$60:.A412])" office:value-type="float" office:value="952.559677053825">
            <text:p>952.560</text:p>
          </table:table-cell>
          <table:table-cell table:formula="of:=[.E411]+(([.A412]-[.D411])*([.A412]-[.D411]))" office:value-type="float" office:value="92024093.5487201">
            <text:p>92024093.549</text:p>
          </table:table-cell>
          <table:table-cell table:formula="of:=[.E412]/(COUNT([.$A$60:.A412])-1)" office:value-type="float" office:value="261432.083945228">
            <text:p>261432.084</text:p>
          </table:table-cell>
          <table:table-cell table:formula="of:=[.J411]" office:value-type="float" office:value="1078.1287901499">
            <text:p>1078.1287901499</text:p>
          </table:table-cell>
          <table:table-cell table:formula="of:=[.K411]+[.$C$7]" office:value-type="float" office:value="4019.98202760254">
            <text:p>4019.9820276025</text:p>
          </table:table-cell>
          <table:table-cell table:formula="of:=[.H412]/([.F412]+[.H412])" office:value-type="float" office:value="0.0151439093640884">
            <text:p>0.0151439094</text:p>
          </table:table-cell>
          <table:table-cell table:formula="of:=[.G412]+[.I412]*([.A412] -[.G412] )" office:value-type="float" office:value="1080.56755334794">
            <text:p>1080.5675533479</text:p>
          </table:table-cell>
          <table:table-cell table:formula="of:=(1-[.I412])*[.H412]" office:value-type="float" office:value="3959.10378413126">
            <text:p>3959.1037841313</text:p>
          </table:table-cell>
          <table:table-cell table:formula="of:=ABS([.G412]-[.A412])" office:value-type="float" office:value="161.039209850097">
            <text:p>161.04</text:p>
          </table:table-cell>
          <table:table-cell table:formula="of:=IF([.L412]&lt;[.$C$9];1;0)" office:value-type="float" office:value="0">
            <text:p>0</text:p>
          </table:table-cell>
          <table:table-cell/>
          <table:table-cell table:formula="of:=IF(AND([.M412];[.B412]);&quot;Not Jammed&quot;;IF([.M4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6.302">
            <text:p>1346.3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2]+([.A413]-[.D412])/COUNTA([.$A$60:.A413])" office:value-type="float" office:value="953.671943502825">
            <text:p>953.672</text:p>
          </table:table-cell>
          <table:table-cell table:formula="of:=[.E412]+(([.A413]-[.D412])*([.A413]-[.D412]))" office:value-type="float" office:value="92179126.5655991">
            <text:p>92179126.566</text:p>
          </table:table-cell>
          <table:table-cell table:formula="of:=[.E413]/(COUNT([.$A$60:.A413])-1)" office:value-type="float" office:value="261130.670157505">
            <text:p>261130.670</text:p>
          </table:table-cell>
          <table:table-cell table:formula="of:=[.J412]" office:value-type="float" office:value="1080.56755334794">
            <text:p>1080.5675533479</text:p>
          </table:table-cell>
          <table:table-cell table:formula="of:=[.K412]+[.$C$7]" office:value-type="float" office:value="4019.10378413126">
            <text:p>4019.1037841313</text:p>
          </table:table-cell>
          <table:table-cell table:formula="of:=[.H413]/([.F413]+[.H413])" office:value-type="float" office:value="0.015157862382398">
            <text:p>0.0151578624</text:p>
          </table:table-cell>
          <table:table-cell table:formula="of:=[.G413]+[.I413]*([.A413] -[.G413] )" office:value-type="float" office:value="1084.59551952055">
            <text:p>1084.5955195206</text:p>
          </table:table-cell>
          <table:table-cell table:formula="of:=(1-[.I413])*[.H413]" office:value-type="float" office:value="3958.18276207083">
            <text:p>3958.1827620708</text:p>
          </table:table-cell>
          <table:table-cell table:formula="of:=ABS([.G413]-[.A413])" office:value-type="float" office:value="265.734446652062">
            <text:p>265.73</text:p>
          </table:table-cell>
          <table:table-cell table:formula="of:=IF([.L413]&lt;[.$C$9];1;0)" office:value-type="float" office:value="0">
            <text:p>0</text:p>
          </table:table-cell>
          <table:table-cell/>
          <table:table-cell table:formula="of:=IF(AND([.M413];[.B413]);&quot;Not Jammed&quot;;IF([.M4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7.736">
            <text:p>1357.7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3]+([.A414]-[.D413])/COUNTA([.$A$60:.A414])" office:value-type="float" office:value="954.810152112676">
            <text:p>954.810</text:p>
          </table:table-cell>
          <table:table-cell table:formula="of:=[.E413]+(([.A414]-[.D413])*([.A414]-[.D413]))" office:value-type="float" office:value="92342394.3273521">
            <text:p>92342394.327</text:p>
          </table:table-cell>
          <table:table-cell table:formula="of:=[.E414]/(COUNT([.$A$60:.A414])-1)" office:value-type="float" office:value="260854.221263706">
            <text:p>260854.221</text:p>
          </table:table-cell>
          <table:table-cell table:formula="of:=[.J413]" office:value-type="float" office:value="1084.59551952055">
            <text:p>1084.5955195206</text:p>
          </table:table-cell>
          <table:table-cell table:formula="of:=[.K413]+[.$C$7]" office:value-type="float" office:value="4018.18276207083">
            <text:p>4018.1827620708</text:p>
          </table:table-cell>
          <table:table-cell table:formula="of:=[.H414]/([.F414]+[.H414])" office:value-type="float" office:value="0.0151702582111188">
            <text:p>0.0151702582</text:p>
          </table:table-cell>
          <table:table-cell table:formula="of:=[.G414]+[.I414]*([.A414] -[.G414] )" office:value-type="float" office:value="1088.73913113733">
            <text:p>1088.7391311373</text:p>
          </table:table-cell>
          <table:table-cell table:formula="of:=(1-[.I414])*[.H414]" office:value-type="float" office:value="3957.22589203074">
            <text:p>3957.2258920308</text:p>
          </table:table-cell>
          <table:table-cell table:formula="of:=ABS([.G414]-[.A414])" office:value-type="float" office:value="273.140480479448">
            <text:p>273.14</text:p>
          </table:table-cell>
          <table:table-cell table:formula="of:=IF([.L414]&lt;[.$C$9];1;0)" office:value-type="float" office:value="0">
            <text:p>0</text:p>
          </table:table-cell>
          <table:table-cell/>
          <table:table-cell table:formula="of:=IF(AND([.M414];[.B414]);&quot;Not Jammed&quot;;IF([.M4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6.12">
            <text:p>1346.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4]+([.A415]-[.D414])/COUNTA([.$A$60:.A415])" office:value-type="float" office:value="955.909337078652">
            <text:p>955.909</text:p>
          </table:table-cell>
          <table:table-cell table:formula="of:=[.E414]+(([.A415]-[.D414])*([.A415]-[.D414]))" office:value-type="float" office:value="92495517.7244057">
            <text:p>92495517.724</text:p>
          </table:table-cell>
          <table:table-cell table:formula="of:=[.E415]/(COUNT([.$A$60:.A415])-1)" office:value-type="float" office:value="260550.754153255">
            <text:p>260550.754</text:p>
          </table:table-cell>
          <table:table-cell table:formula="of:=[.J414]" office:value-type="float" office:value="1088.73913113733">
            <text:p>1088.7391311373</text:p>
          </table:table-cell>
          <table:table-cell table:formula="of:=[.K414]+[.$C$7]" office:value-type="float" office:value="4017.22589203074">
            <text:p>4017.2258920308</text:p>
          </table:table-cell>
          <table:table-cell table:formula="of:=[.H415]/([.F415]+[.H415])" office:value-type="float" office:value="0.0151840970753268">
            <text:p>0.0151840971</text:p>
          </table:table-cell>
          <table:table-cell table:formula="of:=[.G415]+[.I415]*([.A415] -[.G415] )" office:value-type="float" office:value="1092.64722723548">
            <text:p>1092.6472272355</text:p>
          </table:table-cell>
          <table:table-cell table:formula="of:=(1-[.I415])*[.H415]" office:value-type="float" office:value="3956.22794411263">
            <text:p>3956.2279441126</text:p>
          </table:table-cell>
          <table:table-cell table:formula="of:=ABS([.G415]-[.A415])" office:value-type="float" office:value="257.380868862665">
            <text:p>257.38</text:p>
          </table:table-cell>
          <table:table-cell table:formula="of:=IF([.L415]&lt;[.$C$9];1;0)" office:value-type="float" office:value="0">
            <text:p>0</text:p>
          </table:table-cell>
          <table:table-cell/>
          <table:table-cell table:formula="of:=IF(AND([.M415];[.B415]);&quot;Not Jammed&quot;;IF([.M4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79.736">
            <text:p>1279.7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5]+([.A416]-[.D415])/COUNTA([.$A$60:.A416])" office:value-type="float" office:value="956.816414565826">
            <text:p>956.816</text:p>
          </table:table-cell>
          <table:table-cell table:formula="of:=[.E415]+(([.A416]-[.D415])*([.A416]-[.D415]))" office:value-type="float" office:value="92600381.4320245">
            <text:p>92600381.432</text:p>
          </table:table-cell>
          <table:table-cell table:formula="of:=[.E416]/(COUNT([.$A$60:.A416])-1)" office:value-type="float" office:value="260113.430988833">
            <text:p>260113.431</text:p>
          </table:table-cell>
          <table:table-cell table:formula="of:=[.J415]" office:value-type="float" office:value="1092.64722723548">
            <text:p>1092.6472272355</text:p>
          </table:table-cell>
          <table:table-cell table:formula="of:=[.K415]+[.$C$7]" office:value-type="float" office:value="4016.22794411263">
            <text:p>4016.2279441126</text:p>
          </table:table-cell>
          <table:table-cell table:formula="of:=[.H416]/([.F416]+[.H416])" office:value-type="float" office:value="0.0152055167160619">
            <text:p>0.0152055167</text:p>
          </table:table-cell>
          <table:table-cell table:formula="of:=[.G416]+[.I416]*([.A416] -[.G416] )" office:value-type="float" office:value="1095.49200869714">
            <text:p>1095.4920086971</text:p>
          </table:table-cell>
          <table:table-cell table:formula="of:=(1-[.I416])*[.H416]" office:value-type="float" office:value="3955.15912297291">
            <text:p>3955.1591229729</text:p>
          </table:table-cell>
          <table:table-cell table:formula="of:=ABS([.G416]-[.A416])" office:value-type="float" office:value="187.088772764523">
            <text:p>187.09</text:p>
          </table:table-cell>
          <table:table-cell table:formula="of:=IF([.L416]&lt;[.$C$9];1;0)" office:value-type="float" office:value="0">
            <text:p>0</text:p>
          </table:table-cell>
          <table:table-cell/>
          <table:table-cell table:formula="of:=IF(AND([.M416];[.B416]);&quot;Not Jammed&quot;;IF([.M4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03.531">
            <text:p>1303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6]+([.A417]-[.D416])/COUNTA([.$A$60:.A417])" office:value-type="float" office:value="957.784891061453">
            <text:p>957.785</text:p>
          </table:table-cell>
          <table:table-cell table:formula="of:=[.E416]+(([.A417]-[.D416])*([.A417]-[.D416]))" office:value-type="float" office:value="92720592.4357773">
            <text:p>92720592.436</text:p>
          </table:table-cell>
          <table:table-cell table:formula="of:=[.E417]/(COUNT([.$A$60:.A417])-1)" office:value-type="float" office:value="259721.547439152">
            <text:p>259721.547</text:p>
          </table:table-cell>
          <table:table-cell table:formula="of:=[.J416]" office:value-type="float" office:value="1095.49200869714">
            <text:p>1095.4920086971</text:p>
          </table:table-cell>
          <table:table-cell table:formula="of:=[.K416]+[.$C$7]" office:value-type="float" office:value="4015.15912297291">
            <text:p>4015.1591229729</text:p>
          </table:table-cell>
          <table:table-cell table:formula="of:=[.H417]/([.F417]+[.H417])" office:value-type="float" office:value="0.0152241194459108">
            <text:p>0.0152241194</text:p>
          </table:table-cell>
          <table:table-cell table:formula="of:=[.G417]+[.I417]*([.A417] -[.G417] )" office:value-type="float" office:value="1098.65921915014">
            <text:p>1098.6592191501</text:p>
          </table:table-cell>
          <table:table-cell table:formula="of:=(1-[.I417])*[.H417]" office:value-type="float" office:value="3954.03186089044">
            <text:p>3954.0318608904</text:p>
          </table:table-cell>
          <table:table-cell table:formula="of:=ABS([.G417]-[.A417])" office:value-type="float" office:value="208.038991302864">
            <text:p>208.04</text:p>
          </table:table-cell>
          <table:table-cell table:formula="of:=IF([.L417]&lt;[.$C$9];1;0)" office:value-type="float" office:value="0">
            <text:p>0</text:p>
          </table:table-cell>
          <table:table-cell/>
          <table:table-cell table:formula="of:=IF(AND([.M417];[.B417]);&quot;Not Jammed&quot;;IF([.M41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3.072">
            <text:p>1453.0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7]+([.A418]-[.D417])/COUNTA([.$A$60:.A418])" office:value-type="float" office:value="959.164520891365">
            <text:p>959.165</text:p>
          </table:table-cell>
          <table:table-cell table:formula="of:=[.E417]+(([.A418]-[.D417])*([.A418]-[.D417]))" office:value-type="float" office:value="92965901.756058">
            <text:p>92965901.756</text:p>
          </table:table-cell>
          <table:table-cell table:formula="of:=[.E418]/(COUNT([.$A$60:.A418])-1)" office:value-type="float" office:value="259681.289821391">
            <text:p>259681.290</text:p>
          </table:table-cell>
          <table:table-cell table:formula="of:=[.J417]" office:value-type="float" office:value="1098.65921915014">
            <text:p>1098.6592191501</text:p>
          </table:table-cell>
          <table:table-cell table:formula="of:=[.K417]+[.$C$7]" office:value-type="float" office:value="4014.03186089044">
            <text:p>4014.0318608904</text:p>
          </table:table-cell>
          <table:table-cell table:formula="of:=[.H418]/([.F418]+[.H418])" office:value-type="float" office:value="0.0152222338844783">
            <text:p>0.0152222339</text:p>
          </table:table-cell>
          <table:table-cell table:formula="of:=[.G418]+[.I418]*([.A418] -[.G418] )" office:value-type="float" office:value="1104.05417339188">
            <text:p>1104.0541733919</text:p>
          </table:table-cell>
          <table:table-cell table:formula="of:=(1-[.I418])*[.H418]" office:value-type="float" office:value="3952.92932908421">
            <text:p>3952.9293290842</text:p>
          </table:table-cell>
          <table:table-cell table:formula="of:=ABS([.G418]-[.A418])" office:value-type="float" office:value="354.412780849863">
            <text:p>354.41</text:p>
          </table:table-cell>
          <table:table-cell table:formula="of:=IF([.L418]&lt;[.$C$9];1;0)" office:value-type="float" office:value="0">
            <text:p>0</text:p>
          </table:table-cell>
          <table:table-cell/>
          <table:table-cell table:formula="of:=IF(AND([.M418];[.B418]);&quot;Not Jammed&quot;;IF([.M4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823.716">
            <text:p>1823.7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8]+([.A419]-[.D418])/COUNTA([.$A$60:.A419])" office:value-type="float" office:value="961.566052777778">
            <text:p>961.566</text:p>
          </table:table-cell>
          <table:table-cell table:formula="of:=[.E418]+(([.A419]-[.D418])*([.A419]-[.D418]))" office:value-type="float" office:value="93713351.0160869">
            <text:p>93713351.016</text:p>
          </table:table-cell>
          <table:table-cell table:formula="of:=[.E419]/(COUNT([.$A$60:.A419])-1)" office:value-type="float" office:value="261039.974975172">
            <text:p>261039.975</text:p>
          </table:table-cell>
          <table:table-cell table:formula="of:=[.J418]" office:value-type="float" office:value="1104.05417339188">
            <text:p>1104.0541733919</text:p>
          </table:table-cell>
          <table:table-cell table:formula="of:=[.K418]+[.$C$7]" office:value-type="float" office:value="4012.92932908421">
            <text:p>4012.9293290842</text:p>
          </table:table-cell>
          <table:table-cell table:formula="of:=[.H419]/([.F419]+[.H419])" office:value-type="float" office:value="0.0151401069896512">
            <text:p>0.015140107</text:p>
          </table:table-cell>
          <table:table-cell table:formula="of:=[.G419]+[.I419]*([.A419] -[.G419] )" office:value-type="float" office:value="1114.9499304431">
            <text:p>1114.9499304431</text:p>
          </table:table-cell>
          <table:table-cell table:formula="of:=(1-[.I419])*[.H419]" office:value-type="float" office:value="3952.17314969997">
            <text:p>3952.1731497</text:p>
          </table:table-cell>
          <table:table-cell table:formula="of:=ABS([.G419]-[.A419])" office:value-type="float" office:value="719.661826608118">
            <text:p>719.66</text:p>
          </table:table-cell>
          <table:table-cell table:formula="of:=IF([.L419]&lt;[.$C$9];1;0)" office:value-type="float" office:value="0">
            <text:p>0</text:p>
          </table:table-cell>
          <table:table-cell/>
          <table:table-cell table:formula="of:=IF(AND([.M419];[.B419]);&quot;Not Jammed&quot;;IF([.M41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7.642">
            <text:p>1647.64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19]+([.A420]-[.D419])/COUNTA([.$A$60:.A420])" office:value-type="float" office:value="963.466540166205">
            <text:p>963.467</text:p>
          </table:table-cell>
          <table:table-cell table:formula="of:=[.E419]+(([.A420]-[.D419])*([.A420]-[.D419]))" office:value-type="float" office:value="94184051.2214438">
            <text:p>94184051.221</text:p>
          </table:table-cell>
          <table:table-cell table:formula="of:=[.E420]/(COUNT([.$A$60:.A420])-1)" office:value-type="float" office:value="261622.36450401">
            <text:p>261622.365</text:p>
          </table:table-cell>
          <table:table-cell table:formula="of:=[.J419]" office:value-type="float" office:value="1114.9499304431">
            <text:p>1114.9499304431</text:p>
          </table:table-cell>
          <table:table-cell table:formula="of:=[.K419]+[.$C$7]" office:value-type="float" office:value="4012.17314969997">
            <text:p>4012.1731497</text:p>
          </table:table-cell>
          <table:table-cell table:formula="of:=[.H420]/([.F420]+[.H420])" office:value-type="float" office:value="0.0151041095225741">
            <text:p>0.0151041095</text:p>
          </table:table-cell>
          <table:table-cell table:formula="of:=[.G420]+[.I420]*([.A420] -[.G420] )" office:value-type="float" office:value="1122.99576980349">
            <text:p>1122.9957698035</text:p>
          </table:table-cell>
          <table:table-cell table:formula="of:=(1-[.I420])*[.H420]" office:value-type="float" office:value="3951.57284702337">
            <text:p>3951.5728470234</text:p>
          </table:table-cell>
          <table:table-cell table:formula="of:=ABS([.G420]-[.A420])" office:value-type="float" office:value="532.692069556903">
            <text:p>532.69</text:p>
          </table:table-cell>
          <table:table-cell table:formula="of:=IF([.L420]&lt;[.$C$9];1;0)" office:value-type="float" office:value="0">
            <text:p>0</text:p>
          </table:table-cell>
          <table:table-cell/>
          <table:table-cell table:formula="of:=IF(AND([.M420];[.B420]);&quot;Not Jammed&quot;;IF([.M42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24.374">
            <text:p>1724.3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0]+([.A421]-[.D420])/COUNTA([.$A$60:.A421])" office:value-type="float" office:value="965.568494475138">
            <text:p>965.568</text:p>
          </table:table-cell>
          <table:table-cell table:formula="of:=[.E420]+(([.A421]-[.D420])*([.A421]-[.D420]))" office:value-type="float" office:value="94763031.3838745">
            <text:p>94763031.384</text:p>
          </table:table-cell>
          <table:table-cell table:formula="of:=[.E421]/(COUNT([.$A$60:.A421])-1)" office:value-type="float" office:value="262501.471977492">
            <text:p>262501.472</text:p>
          </table:table-cell>
          <table:table-cell table:formula="of:=[.J420]" office:value-type="float" office:value="1122.99576980349">
            <text:p>1122.9957698035</text:p>
          </table:table-cell>
          <table:table-cell table:formula="of:=[.K420]+[.$C$7]" office:value-type="float" office:value="4011.57284702337">
            <text:p>4011.5728470234</text:p>
          </table:table-cell>
          <table:table-cell table:formula="of:=[.H421]/([.F421]+[.H421])" office:value-type="float" office:value="0.0150520694011987">
            <text:p>0.0150520694</text:p>
          </table:table-cell>
          <table:table-cell table:formula="of:=[.G421]+[.I421]*([.A421] -[.G421] )" office:value-type="float" office:value="1132.04775666078">
            <text:p>1132.0477566608</text:p>
          </table:table-cell>
          <table:table-cell table:formula="of:=(1-[.I421])*[.H421]" office:value-type="float" office:value="3951.19037412201">
            <text:p>3951.190374122</text:p>
          </table:table-cell>
          <table:table-cell table:formula="of:=ABS([.G421]-[.A421])" office:value-type="float" office:value="601.378230196509">
            <text:p>601.38</text:p>
          </table:table-cell>
          <table:table-cell table:formula="of:=IF([.L421]&lt;[.$C$9];1;0)" office:value-type="float" office:value="0">
            <text:p>0</text:p>
          </table:table-cell>
          <table:table-cell/>
          <table:table-cell table:formula="of:=IF(AND([.M421];[.B421]);&quot;Not Jammed&quot;;IF([.M4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46.505">
            <text:p>1746.5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1]+([.A422]-[.D421])/COUNTA([.$A$60:.A422])" office:value-type="float" office:value="967.719834710744">
            <text:p>967.720</text:p>
          </table:table-cell>
          <table:table-cell table:formula="of:=[.E421]+(([.A422]-[.D421])*([.A422]-[.D421]))" office:value-type="float" office:value="95372893.2095359">
            <text:p>95372893.210</text:p>
          </table:table-cell>
          <table:table-cell table:formula="of:=[.E422]/(COUNT([.$A$60:.A422])-1)" office:value-type="float" office:value="263461.030965569">
            <text:p>263461.031</text:p>
          </table:table-cell>
          <table:table-cell table:formula="of:=[.J421]" office:value-type="float" office:value="1132.04775666078">
            <text:p>1132.0477566608</text:p>
          </table:table-cell>
          <table:table-cell table:formula="of:=[.K421]+[.$C$7]" office:value-type="float" office:value="4011.19037412201">
            <text:p>4011.190374122</text:p>
          </table:table-cell>
          <table:table-cell table:formula="of:=[.H422]/([.F422]+[.H422])" office:value-type="float" office:value="0.0149966615375276">
            <text:p>0.0149966615</text:p>
          </table:table-cell>
          <table:table-cell table:formula="of:=[.G422]+[.I422]*([.A422] -[.G422] )" office:value-type="float" office:value="1141.26256396842">
            <text:p>1141.2625639684</text:p>
          </table:table-cell>
          <table:table-cell table:formula="of:=(1-[.I422])*[.H422]" office:value-type="float" office:value="3951.03590971871">
            <text:p>3951.0359097187</text:p>
          </table:table-cell>
          <table:table-cell table:formula="of:=ABS([.G422]-[.A422])" office:value-type="float" office:value="614.457243339221">
            <text:p>614.46</text:p>
          </table:table-cell>
          <table:table-cell table:formula="of:=IF([.L422]&lt;[.$C$9];1;0)" office:value-type="float" office:value="0">
            <text:p>0</text:p>
          </table:table-cell>
          <table:table-cell/>
          <table:table-cell table:formula="of:=IF(AND([.M422];[.B422]);&quot;Not Jammed&quot;;IF([.M4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70.465">
            <text:p>1470.4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2]+([.A423]-[.D422])/COUNTA([.$A$60:.A423])" office:value-type="float" office:value="969.101002747253">
            <text:p>969.101</text:p>
          </table:table-cell>
          <table:table-cell table:formula="of:=[.E422]+(([.A423]-[.D422])*([.A423]-[.D422]))" office:value-type="float" office:value="95625645.9107576">
            <text:p>95625645.911</text:p>
          </table:table-cell>
          <table:table-cell table:formula="of:=[.E423]/(COUNT([.$A$60:.A423])-1)" office:value-type="float" office:value="263431.531434594">
            <text:p>263431.531</text:p>
          </table:table-cell>
          <table:table-cell table:formula="of:=[.J422]" office:value-type="float" office:value="1141.26256396842">
            <text:p>1141.2625639684</text:p>
          </table:table-cell>
          <table:table-cell table:formula="of:=[.K422]+[.$C$7]" office:value-type="float" office:value="4011.03590971871">
            <text:p>4011.0359097187</text:p>
          </table:table-cell>
          <table:table-cell table:formula="of:=[.H423]/([.F423]+[.H423])" office:value-type="float" office:value="0.0149977468042879">
            <text:p>0.0149977468</text:p>
          </table:table-cell>
          <table:table-cell table:formula="of:=[.G423]+[.I423]*([.A423] -[.G423] )" office:value-type="float" office:value="1146.19985875138">
            <text:p>1146.1998587514</text:p>
          </table:table-cell>
          <table:table-cell table:formula="of:=(1-[.I423])*[.H423]" office:value-type="float" office:value="3950.87940872185">
            <text:p>3950.8794087219</text:p>
          </table:table-cell>
          <table:table-cell table:formula="of:=ABS([.G423]-[.A423])" office:value-type="float" office:value="329.20243603158">
            <text:p>329.20</text:p>
          </table:table-cell>
          <table:table-cell table:formula="of:=IF([.L423]&lt;[.$C$9];1;0)" office:value-type="float" office:value="0">
            <text:p>0</text:p>
          </table:table-cell>
          <table:table-cell/>
          <table:table-cell table:formula="of:=IF(AND([.M423];[.B423]);&quot;Not Jammed&quot;;IF([.M4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63.14">
            <text:p>1263.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3]+([.A424]-[.D423])/COUNTA([.$A$60:.A424])" office:value-type="float" office:value="969.906589041096">
            <text:p>969.907</text:p>
          </table:table-cell>
          <table:table-cell table:formula="of:=[.E423]+(([.A424]-[.D423])*([.A424]-[.D423]))" office:value-type="float" office:value="95712104.842663">
            <text:p>95712104.843</text:p>
          </table:table-cell>
          <table:table-cell table:formula="of:=[.E424]/(COUNT([.$A$60:.A424])-1)" office:value-type="float" office:value="262945.342974349">
            <text:p>262945.343</text:p>
          </table:table-cell>
          <table:table-cell table:formula="of:=[.J423]" office:value-type="float" office:value="1146.19985875138">
            <text:p>1146.1998587514</text:p>
          </table:table-cell>
          <table:table-cell table:formula="of:=[.K423]+[.$C$7]" office:value-type="float" office:value="4010.87940872185">
            <text:p>4010.8794087219</text:p>
          </table:table-cell>
          <table:table-cell table:formula="of:=[.H424]/([.F424]+[.H424])" office:value-type="float" office:value="0.0150244836884394">
            <text:p>0.0150244837</text:p>
          </table:table-cell>
          <table:table-cell table:formula="of:=[.G424]+[.I424]*([.A424] -[.G424] )" office:value-type="float" office:value="1147.95682399609">
            <text:p>1147.9568239961</text:p>
          </table:table-cell>
          <table:table-cell table:formula="of:=(1-[.I424])*[.H424]" office:value-type="float" office:value="3950.61801646921">
            <text:p>3950.6180164692</text:p>
          </table:table-cell>
          <table:table-cell table:formula="of:=ABS([.G424]-[.A424])" office:value-type="float" office:value="116.940141248624">
            <text:p>116.94</text:p>
          </table:table-cell>
          <table:table-cell table:formula="of:=IF([.L424]&lt;[.$C$9];1;0)" office:value-type="float" office:value="1">
            <text:p>1</text:p>
          </table:table-cell>
          <table:table-cell/>
          <table:table-cell table:formula="of:=IF(AND([.M424];[.B424]);&quot;Not Jammed&quot;;IF([.M4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604.932">
            <text:p>1604.9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4]+([.A425]-[.D424])/COUNTA([.$A$60:.A425])" office:value-type="float" office:value="971.641631147541">
            <text:p>971.642</text:p>
          </table:table-cell>
          <table:table-cell table:formula="of:=[.E424]+(([.A425]-[.D424])*([.A425]-[.D424]))" office:value-type="float" office:value="96115362.1152265">
            <text:p>96115362.115</text:p>
          </table:table-cell>
          <table:table-cell table:formula="of:=[.E425]/(COUNT([.$A$60:.A425])-1)" office:value-type="float" office:value="263329.759219799">
            <text:p>263329.759</text:p>
          </table:table-cell>
          <table:table-cell table:formula="of:=[.J424]" office:value-type="float" office:value="1147.95682399609">
            <text:p>1147.9568239961</text:p>
          </table:table-cell>
          <table:table-cell table:formula="of:=[.K424]+[.$C$7]" office:value-type="float" office:value="4010.61801646921">
            <text:p>4010.6180164692</text:p>
          </table:table-cell>
          <table:table-cell table:formula="of:=[.H425]/([.F425]+[.H425])" office:value-type="float" office:value="0.0150019165003449">
            <text:p>0.0150019165</text:p>
          </table:table-cell>
          <table:table-cell table:formula="of:=[.G425]+[.I425]*([.A425] -[.G425] )" office:value-type="float" office:value="1154.81232742923">
            <text:p>1154.8123274292</text:p>
          </table:table-cell>
          <table:table-cell table:formula="of:=(1-[.I425])*[.H425]" office:value-type="float" office:value="3950.45105987136">
            <text:p>3950.4510598714</text:p>
          </table:table-cell>
          <table:table-cell table:formula="of:=ABS([.G425]-[.A425])" office:value-type="float" office:value="456.975176003911">
            <text:p>456.98</text:p>
          </table:table-cell>
          <table:table-cell table:formula="of:=IF([.L425]&lt;[.$C$9];1;0)" office:value-type="float" office:value="0">
            <text:p>0</text:p>
          </table:table-cell>
          <table:table-cell/>
          <table:table-cell table:formula="of:=IF(AND([.M425];[.B425]);&quot;Not Jammed&quot;;IF([.M4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93.481">
            <text:p>1693.4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5]+([.A426]-[.D425])/COUNTA([.$A$60:.A426])" office:value-type="float" office:value="973.608495912806">
            <text:p>973.608</text:p>
          </table:table-cell>
          <table:table-cell table:formula="of:=[.E425]+(([.A426]-[.D425])*([.A426]-[.D425]))" office:value-type="float" office:value="96636414.1896518">
            <text:p>96636414.190</text:p>
          </table:table-cell>
          <table:table-cell table:formula="of:=[.E426]/(COUNT([.$A$60:.A426])-1)" office:value-type="float" office:value="264033.918550961">
            <text:p>264033.919</text:p>
          </table:table-cell>
          <table:table-cell table:formula="of:=[.J425]" office:value-type="float" office:value="1154.81232742923">
            <text:p>1154.8123274292</text:p>
          </table:table-cell>
          <table:table-cell table:formula="of:=[.K425]+[.$C$7]" office:value-type="float" office:value="4010.45105987136">
            <text:p>4010.4510598714</text:p>
          </table:table-cell>
          <table:table-cell table:formula="of:=[.H426]/([.F426]+[.H426])" office:value-type="float" office:value="0.0149618925616458">
            <text:p>0.0149618926</text:p>
          </table:table-cell>
          <table:table-cell table:formula="of:=[.G426]+[.I426]*([.A426] -[.G426] )" office:value-type="float" office:value="1162.87183023456">
            <text:p>1162.8718302346</text:p>
          </table:table-cell>
          <table:table-cell table:formula="of:=(1-[.I426])*[.H426]" office:value-type="float" office:value="3950.44712198982">
            <text:p>3950.4471219898</text:p>
          </table:table-cell>
          <table:table-cell table:formula="of:=ABS([.G426]-[.A426])" office:value-type="float" office:value="538.668672570769">
            <text:p>538.67</text:p>
          </table:table-cell>
          <table:table-cell table:formula="of:=IF([.L426]&lt;[.$C$9];1;0)" office:value-type="float" office:value="0">
            <text:p>0</text:p>
          </table:table-cell>
          <table:table-cell/>
          <table:table-cell table:formula="of:=IF(AND([.M426];[.B426]);&quot;Not Jammed&quot;;IF([.M4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46.906">
            <text:p>1546.9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6]+([.A427]-[.D426])/COUNTA([.$A$60:.A427])" office:value-type="float" office:value="975.166369565217">
            <text:p>975.166</text:p>
          </table:table-cell>
          <table:table-cell table:formula="of:=[.E426]+(([.A427]-[.D426])*([.A427]-[.D426]))" office:value-type="float" office:value="96965084.2178444">
            <text:p>96965084.218</text:p>
          </table:table-cell>
          <table:table-cell table:formula="of:=[.E427]/(COUNT([.$A$60:.A427])-1)" office:value-type="float" office:value="264210.03874072">
            <text:p>264210.039</text:p>
          </table:table-cell>
          <table:table-cell table:formula="of:=[.J426]" office:value-type="float" office:value="1162.87183023456">
            <text:p>1162.8718302346</text:p>
          </table:table-cell>
          <table:table-cell table:formula="of:=[.K426]+[.$C$7]" office:value-type="float" office:value="4010.44712198982">
            <text:p>4010.4471219898</text:p>
          </table:table-cell>
          <table:table-cell table:formula="of:=[.H427]/([.F427]+[.H427])" office:value-type="float" office:value="0.0149520537519367">
            <text:p>0.0149520538</text:p>
          </table:table-cell>
          <table:table-cell table:formula="of:=[.G427]+[.I427]*([.A427] -[.G427] )" office:value-type="float" office:value="1168.61392978347">
            <text:p>1168.6139297835</text:p>
          </table:table-cell>
          <table:table-cell table:formula="of:=(1-[.I427])*[.H427]" office:value-type="float" office:value="3950.48270105253">
            <text:p>3950.4827010525</text:p>
          </table:table-cell>
          <table:table-cell table:formula="of:=ABS([.G427]-[.A427])" office:value-type="float" office:value="384.034169765441">
            <text:p>384.03</text:p>
          </table:table-cell>
          <table:table-cell table:formula="of:=IF([.L427]&lt;[.$C$9];1;0)" office:value-type="float" office:value="0">
            <text:p>0</text:p>
          </table:table-cell>
          <table:table-cell/>
          <table:table-cell table:formula="of:=IF(AND([.M427];[.B427]);&quot;Not Jammed&quot;;IF([.M4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16.384">
            <text:p>1416.3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7]+([.A428]-[.D427])/COUNTA([.$A$60:.A428])" office:value-type="float" office:value="976.362081300813">
            <text:p>976.362</text:p>
          </table:table-cell>
          <table:table-cell table:formula="of:=[.E427]+(([.A428]-[.D427])*([.A428]-[.D427]))" office:value-type="float" office:value="97159757.2152509">
            <text:p>97159757.215</text:p>
          </table:table-cell>
          <table:table-cell table:formula="of:=[.E428]/(COUNT([.$A$60:.A428])-1)" office:value-type="float" office:value="264021.079389269">
            <text:p>264021.079</text:p>
          </table:table-cell>
          <table:table-cell table:formula="of:=[.J427]" office:value-type="float" office:value="1168.61392978347">
            <text:p>1168.6139297835</text:p>
          </table:table-cell>
          <table:table-cell table:formula="of:=[.K427]+[.$C$7]" office:value-type="float" office:value="4010.48270105253">
            <text:p>4010.4827010525</text:p>
          </table:table-cell>
          <table:table-cell table:formula="of:=[.H428]/([.F428]+[.H428])" office:value-type="float" office:value="0.0149627255453635">
            <text:p>0.0149627255</text:p>
          </table:table-cell>
          <table:table-cell table:formula="of:=[.G428]+[.I428]*([.A428] -[.G428] )" office:value-type="float" office:value="1172.32124534248">
            <text:p>1172.3212453425</text:p>
          </table:table-cell>
          <table:table-cell table:formula="of:=(1-[.I428])*[.H428]" office:value-type="float" office:value="3950.47494909225">
            <text:p>3950.4749490923</text:p>
          </table:table-cell>
          <table:table-cell table:formula="of:=ABS([.G428]-[.A428])" office:value-type="float" office:value="247.770070216528">
            <text:p>247.77</text:p>
          </table:table-cell>
          <table:table-cell table:formula="of:=IF([.L428]&lt;[.$C$9];1;0)" office:value-type="float" office:value="0">
            <text:p>0</text:p>
          </table:table-cell>
          <table:table-cell/>
          <table:table-cell table:formula="of:=IF(AND([.M428];[.B428]);&quot;Not Jammed&quot;;IF([.M4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9.812">
            <text:p>1609.8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8]+([.A429]-[.D428])/COUNTA([.$A$60:.A429])" office:value-type="float" office:value="978.074108108108">
            <text:p>978.074</text:p>
          </table:table-cell>
          <table:table-cell table:formula="of:=[.E428]+(([.A429]-[.D428])*([.A429]-[.D428]))" office:value-type="float" office:value="97561016.0147509">
            <text:p>97561016.015</text:p>
          </table:table-cell>
          <table:table-cell table:formula="of:=[.E429]/(COUNT([.$A$60:.A429])-1)" office:value-type="float" office:value="264392.997329948">
            <text:p>264392.997</text:p>
          </table:table-cell>
          <table:table-cell table:formula="of:=[.J428]" office:value-type="float" office:value="1172.32124534248">
            <text:p>1172.3212453425</text:p>
          </table:table-cell>
          <table:table-cell table:formula="of:=[.K428]+[.$C$7]" office:value-type="float" office:value="4010.47494909225">
            <text:p>4010.4749490923</text:p>
          </table:table-cell>
          <table:table-cell table:formula="of:=[.H429]/([.F429]+[.H429])" office:value-type="float" office:value="0.0149419637348165">
            <text:p>0.0149419637</text:p>
          </table:table-cell>
          <table:table-cell table:formula="of:=[.G429]+[.I429]*([.A429] -[.G429] )" office:value-type="float" office:value="1178.85821633289">
            <text:p>1178.8582163329</text:p>
          </table:table-cell>
          <table:table-cell table:formula="of:=(1-[.I429])*[.H429]" office:value-type="float" office:value="3950.55057784353">
            <text:p>3950.5505778435</text:p>
          </table:table-cell>
          <table:table-cell table:formula="of:=ABS([.G429]-[.A429])" office:value-type="float" office:value="437.490754657522">
            <text:p>437.49</text:p>
          </table:table-cell>
          <table:table-cell table:formula="of:=IF([.L429]&lt;[.$C$9];1;0)" office:value-type="float" office:value="0">
            <text:p>0</text:p>
          </table:table-cell>
          <table:table-cell/>
          <table:table-cell table:formula="of:=IF(AND([.M429];[.B429]);&quot;Not Jammed&quot;;IF([.M4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1.719">
            <text:p>1631.7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29]+([.A430]-[.D429])/COUNTA([.$A$60:.A430])" office:value-type="float" office:value="979.835954177898">
            <text:p>979.836</text:p>
          </table:table-cell>
          <table:table-cell table:formula="of:=[.E429]+(([.A430]-[.D429])*([.A430]-[.D429]))" office:value-type="float" office:value="97988267.6594473">
            <text:p>97988267.659</text:p>
          </table:table-cell>
          <table:table-cell table:formula="of:=[.E430]/(COUNT([.$A$60:.A430])-1)" office:value-type="float" office:value="264833.155836344">
            <text:p>264833.156</text:p>
          </table:table-cell>
          <table:table-cell table:formula="of:=[.J429]" office:value-type="float" office:value="1178.85821633289">
            <text:p>1178.8582163329</text:p>
          </table:table-cell>
          <table:table-cell table:formula="of:=[.K429]+[.$C$7]" office:value-type="float" office:value="4010.55057784353">
            <text:p>4010.5505778435</text:p>
          </table:table-cell>
          <table:table-cell table:formula="of:=[.H430]/([.F430]+[.H430])" office:value-type="float" office:value="0.0149177774378128">
            <text:p>0.0149177774</text:p>
          </table:table-cell>
          <table:table-cell table:formula="of:=[.G430]+[.I430]*([.A430] -[.G430] )" office:value-type="float" office:value="1185.61389271395">
            <text:p>1185.613892714</text:p>
          </table:table-cell>
          <table:table-cell table:formula="of:=(1-[.I430])*[.H430]" office:value-type="float" office:value="3950.72207692017">
            <text:p>3950.7220769202</text:p>
          </table:table-cell>
          <table:table-cell table:formula="of:=ABS([.G430]-[.A430])" office:value-type="float" office:value="452.860783667112">
            <text:p>452.86</text:p>
          </table:table-cell>
          <table:table-cell table:formula="of:=IF([.L430]&lt;[.$C$9];1;0)" office:value-type="float" office:value="0">
            <text:p>0</text:p>
          </table:table-cell>
          <table:table-cell/>
          <table:table-cell table:formula="of:=IF(AND([.M430];[.B430]);&quot;Not Jammed&quot;;IF([.M4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52.224">
            <text:p>1652.2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0]+([.A431]-[.D430])/COUNTA([.$A$60:.A431])" office:value-type="float" office:value="981.643448924731">
            <text:p>981.643</text:p>
          </table:table-cell>
          <table:table-cell table:formula="of:=[.E430]+(([.A431]-[.D430])*([.A431]-[.D430]))" office:value-type="float" office:value="98440373.3436118">
            <text:p>98440373.344</text:p>
          </table:table-cell>
          <table:table-cell table:formula="of:=[.E431]/(COUNT([.$A$60:.A431])-1)" office:value-type="float" office:value="265337.933540732">
            <text:p>265337.934</text:p>
          </table:table-cell>
          <table:table-cell table:formula="of:=[.J430]" office:value-type="float" office:value="1185.61389271395">
            <text:p>1185.613892714</text:p>
          </table:table-cell>
          <table:table-cell table:formula="of:=[.K430]+[.$C$7]" office:value-type="float" office:value="4010.72207692017">
            <text:p>4010.7220769202</text:p>
          </table:table-cell>
          <table:table-cell table:formula="of:=[.H431]/([.F431]+[.H431])" office:value-type="float" office:value="0.0148904477274002">
            <text:p>0.0148904477</text:p>
          </table:table-cell>
          <table:table-cell table:formula="of:=[.G431]+[.I431]*([.A431] -[.G431] )" office:value-type="float" office:value="1192.56192612557">
            <text:p>1192.5619261256</text:p>
          </table:table-cell>
          <table:table-cell table:formula="of:=(1-[.I431])*[.H431]" office:value-type="float" office:value="3951.00062948466">
            <text:p>3951.0006294847</text:p>
          </table:table-cell>
          <table:table-cell table:formula="of:=ABS([.G431]-[.A431])" office:value-type="float" office:value="466.610107286053">
            <text:p>466.61</text:p>
          </table:table-cell>
          <table:table-cell table:formula="of:=IF([.L431]&lt;[.$C$9];1;0)" office:value-type="float" office:value="0">
            <text:p>0</text:p>
          </table:table-cell>
          <table:table-cell/>
          <table:table-cell table:formula="of:=IF(AND([.M431];[.B431]);&quot;Not Jammed&quot;;IF([.M4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5.85">
            <text:p>1635.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1]+([.A432]-[.D431])/COUNTA([.$A$60:.A432])" office:value-type="float" office:value="983.397353887399">
            <text:p>983.397</text:p>
          </table:table-cell>
          <table:table-cell table:formula="of:=[.E431]+(([.A432]-[.D431])*([.A432]-[.D431]))" office:value-type="float" office:value="98868359.5550815">
            <text:p>98868359.555</text:p>
          </table:table-cell>
          <table:table-cell table:formula="of:=[.E432]/(COUNT([.$A$60:.A432])-1)" office:value-type="float" office:value="265775.160094305">
            <text:p>265775.160</text:p>
          </table:table-cell>
          <table:table-cell table:formula="of:=[.J431]" office:value-type="float" office:value="1192.56192612557">
            <text:p>1192.5619261256</text:p>
          </table:table-cell>
          <table:table-cell table:formula="of:=[.K431]+[.$C$7]" office:value-type="float" office:value="4011.00062948466">
            <text:p>4011.0006294847</text:p>
          </table:table-cell>
          <table:table-cell table:formula="of:=[.H432]/([.F432]+[.H432])" office:value-type="float" office:value="0.0148673327746829">
            <text:p>0.0148673328</text:p>
          </table:table-cell>
          <table:table-cell table:formula="of:=[.G432]+[.I432]*([.A432] -[.G432] )" office:value-type="float" office:value="1199.15243743491">
            <text:p>1199.1524374349</text:p>
          </table:table-cell>
          <table:table-cell table:formula="of:=(1-[.I432])*[.H432]" office:value-type="float" office:value="3951.36774836665">
            <text:p>3951.3677483667</text:p>
          </table:table-cell>
          <table:table-cell table:formula="of:=ABS([.G432]-[.A432])" office:value-type="float" office:value="443.288073874433">
            <text:p>443.29</text:p>
          </table:table-cell>
          <table:table-cell table:formula="of:=IF([.L432]&lt;[.$C$9];1;0)" office:value-type="float" office:value="0">
            <text:p>0</text:p>
          </table:table-cell>
          <table:table-cell/>
          <table:table-cell table:formula="of:=IF(AND([.M432];[.B432]);&quot;Not Jammed&quot;;IF([.M4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3.288">
            <text:p>1663.2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2]+([.A433]-[.D432])/COUNTA([.$A$60:.A433])" office:value-type="float" office:value="985.215243315508">
            <text:p>985.215</text:p>
          </table:table-cell>
          <table:table-cell table:formula="of:=[.E432]+(([.A433]-[.D432])*([.A433]-[.D432]))" office:value-type="float" office:value="99330610.845753">
            <text:p>99330610.846</text:p>
          </table:table-cell>
          <table:table-cell table:formula="of:=[.E433]/(COUNT([.$A$60:.A433])-1)" office:value-type="float" office:value="266301.905752689">
            <text:p>266301.906</text:p>
          </table:table-cell>
          <table:table-cell table:formula="of:=[.J432]" office:value-type="float" office:value="1199.15243743491">
            <text:p>1199.1524374349</text:p>
          </table:table-cell>
          <table:table-cell table:formula="of:=[.K432]+[.$C$7]" office:value-type="float" office:value="4011.36774836665">
            <text:p>4011.3677483667</text:p>
          </table:table-cell>
          <table:table-cell table:formula="of:=[.H433]/([.F433]+[.H433])" office:value-type="float" office:value="0.0148396994953745">
            <text:p>0.0148396995</text:p>
          </table:table-cell>
          <table:table-cell table:formula="of:=[.G433]+[.I433]*([.A433] -[.G433] )" office:value-type="float" office:value="1206.04006970849">
            <text:p>1206.0400697085</text:p>
          </table:table-cell>
          <table:table-cell table:formula="of:=(1-[.I433])*[.H433]" office:value-type="float" office:value="3951.84025641545">
            <text:p>3951.8402564155</text:p>
          </table:table-cell>
          <table:table-cell table:formula="of:=ABS([.G433]-[.A433])" office:value-type="float" office:value="464.135562565094">
            <text:p>464.14</text:p>
          </table:table-cell>
          <table:table-cell table:formula="of:=IF([.L433]&lt;[.$C$9];1;0)" office:value-type="float" office:value="0">
            <text:p>0</text:p>
          </table:table-cell>
          <table:table-cell/>
          <table:table-cell table:formula="of:=IF(AND([.M433];[.B433]);&quot;Not Jammed&quot;;IF([.M4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36.052">
            <text:p>1536.0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3]+([.A434]-[.D433])/COUNTA([.$A$60:.A434])" office:value-type="float" office:value="986.684141333333">
            <text:p>986.684</text:p>
          </table:table-cell>
          <table:table-cell table:formula="of:=[.E433]+(([.A434]-[.D433])*([.A434]-[.D433]))" office:value-type="float" office:value="99634031.9782676">
            <text:p>99634031.978</text:p>
          </table:table-cell>
          <table:table-cell table:formula="of:=[.E434]/(COUNT([.$A$60:.A434])-1)" office:value-type="float" office:value="266401.155022106">
            <text:p>266401.155</text:p>
          </table:table-cell>
          <table:table-cell table:formula="of:=[.J433]" office:value-type="float" office:value="1206.04006970849">
            <text:p>1206.0400697085</text:p>
          </table:table-cell>
          <table:table-cell table:formula="of:=[.K433]+[.$C$7]" office:value-type="float" office:value="4011.84025641545">
            <text:p>4011.8402564155</text:p>
          </table:table-cell>
          <table:table-cell table:formula="of:=[.H434]/([.F434]+[.H434])" office:value-type="float" office:value="0.0148359743298702">
            <text:p>0.0148359743</text:p>
          </table:table-cell>
          <table:table-cell table:formula="of:=[.G434]+[.I434]*([.A434] -[.G434] )" office:value-type="float" office:value="1210.93611823484">
            <text:p>1210.9361182349</text:p>
          </table:table-cell>
          <table:table-cell table:formula="of:=(1-[.I434])*[.H434]" office:value-type="float" office:value="3952.32069735573">
            <text:p>3952.3206973557</text:p>
          </table:table-cell>
          <table:table-cell table:formula="of:=ABS([.G434]-[.A434])" office:value-type="float" office:value="330.011930291511">
            <text:p>330.01</text:p>
          </table:table-cell>
          <table:table-cell table:formula="of:=IF([.L434]&lt;[.$C$9];1;0)" office:value-type="float" office:value="0">
            <text:p>0</text:p>
          </table:table-cell>
          <table:table-cell/>
          <table:table-cell table:formula="of:=IF(AND([.M434];[.B434]);&quot;Not Jammed&quot;;IF([.M4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0.096">
            <text:p>1630.0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4]+([.A435]-[.D434])/COUNTA([.$A$60:.A435])" office:value-type="float" office:value="988.395343085106">
            <text:p>988.395</text:p>
          </table:table-cell>
          <table:table-cell table:formula="of:=[.E434]+(([.A435]-[.D434])*([.A435]-[.D434]))" office:value-type="float" office:value="100048010.798141">
            <text:p>100048010.798</text:p>
          </table:table-cell>
          <table:table-cell table:formula="of:=[.E435]/(COUNT([.$A$60:.A435])-1)" office:value-type="float" office:value="266794.695461708">
            <text:p>266794.695</text:p>
          </table:table-cell>
          <table:table-cell table:formula="of:=[.J434]" office:value-type="float" office:value="1210.93611823484">
            <text:p>1210.9361182349</text:p>
          </table:table-cell>
          <table:table-cell table:formula="of:=[.K434]+[.$C$7]" office:value-type="float" office:value="4012.32069735573">
            <text:p>4012.3206973557</text:p>
          </table:table-cell>
          <table:table-cell table:formula="of:=[.H435]/([.F435]+[.H435])" office:value-type="float" office:value="0.0148161622777122">
            <text:p>0.0148161623</text:p>
          </table:table-cell>
          <table:table-cell table:formula="of:=[.G435]+[.I435]*([.A435] -[.G435] )" office:value-type="float" office:value="1217.14645906338">
            <text:p>1217.1464590634</text:p>
          </table:table-cell>
          <table:table-cell table:formula="of:=(1-[.I435])*[.H435]" office:value-type="float" office:value="3952.87350279348">
            <text:p>3952.8735027935</text:p>
          </table:table-cell>
          <table:table-cell table:formula="of:=ABS([.G435]-[.A435])" office:value-type="float" office:value="419.159881765155">
            <text:p>419.16</text:p>
          </table:table-cell>
          <table:table-cell table:formula="of:=IF([.L435]&lt;[.$C$9];1;0)" office:value-type="float" office:value="0">
            <text:p>0</text:p>
          </table:table-cell>
          <table:table-cell/>
          <table:table-cell table:formula="of:=IF(AND([.M435];[.B435]);&quot;Not Jammed&quot;;IF([.M4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6.469">
            <text:p>1646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5]+([.A436]-[.D435])/COUNTA([.$A$60:.A436])" office:value-type="float" office:value="990.140896551724">
            <text:p>990.141</text:p>
          </table:table-cell>
          <table:table-cell table:formula="of:=[.E435]+(([.A436]-[.D435])*([.A436]-[.D435]))" office:value-type="float" office:value="100481071.736066">
            <text:p>100481071.736</text:p>
          </table:table-cell>
          <table:table-cell table:formula="of:=[.E436]/(COUNT([.$A$60:.A436])-1)" office:value-type="float" office:value="267236.892915069">
            <text:p>267236.893</text:p>
          </table:table-cell>
          <table:table-cell table:formula="of:=[.J435]" office:value-type="float" office:value="1217.14645906338">
            <text:p>1217.1464590634</text:p>
          </table:table-cell>
          <table:table-cell table:formula="of:=[.K435]+[.$C$7]" office:value-type="float" office:value="4012.87350279348">
            <text:p>4012.8735027935</text:p>
          </table:table-cell>
          <table:table-cell table:formula="of:=[.H436]/([.F436]+[.H436])" office:value-type="float" office:value="0.01479401643654">
            <text:p>0.0147940164</text:p>
          </table:table-cell>
          <table:table-cell table:formula="of:=[.G436]+[.I436]*([.A436] -[.G436] )" office:value-type="float" office:value="1223.49786379058">
            <text:p>1223.4978637906</text:p>
          </table:table-cell>
          <table:table-cell table:formula="of:=(1-[.I436])*[.H436]" office:value-type="float" office:value="3953.5069862354">
            <text:p>3953.5069862354</text:p>
          </table:table-cell>
          <table:table-cell table:formula="of:=ABS([.G436]-[.A436])" office:value-type="float" office:value="429.322540936616">
            <text:p>429.32</text:p>
          </table:table-cell>
          <table:table-cell table:formula="of:=IF([.L436]&lt;[.$C$9];1;0)" office:value-type="float" office:value="0">
            <text:p>0</text:p>
          </table:table-cell>
          <table:table-cell/>
          <table:table-cell table:formula="of:=IF(AND([.M436];[.B436]);&quot;Not Jammed&quot;;IF([.M4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37.472">
            <text:p>1637.4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6]+([.A437]-[.D436])/COUNTA([.$A$60:.A437])" office:value-type="float" office:value="991.853412698413">
            <text:p>991.853</text:p>
          </table:table-cell>
          <table:table-cell table:formula="of:=[.E436]+(([.A437]-[.D436])*([.A437]-[.D436]))" office:value-type="float" office:value="100900109.293557">
            <text:p>100900109.294</text:p>
          </table:table-cell>
          <table:table-cell table:formula="of:=[.E437]/(COUNT([.$A$60:.A437])-1)" office:value-type="float" office:value="267639.547197765">
            <text:p>267639.547</text:p>
          </table:table-cell>
          <table:table-cell table:formula="of:=[.J436]" office:value-type="float" office:value="1223.49786379058">
            <text:p>1223.4978637906</text:p>
          </table:table-cell>
          <table:table-cell table:formula="of:=[.K436]+[.$C$7]" office:value-type="float" office:value="4013.5069862354">
            <text:p>4013.5069862354</text:p>
          </table:table-cell>
          <table:table-cell table:formula="of:=[.H437]/([.F437]+[.H437])" office:value-type="float" office:value="0.0147743856526528">
            <text:p>0.0147743857</text:p>
          </table:table-cell>
          <table:table-cell table:formula="of:=[.G437]+[.I437]*([.A437] -[.G437] )" office:value-type="float" office:value="1229.61407732916">
            <text:p>1229.6140773292</text:p>
          </table:table-cell>
          <table:table-cell table:formula="of:=(1-[.I437])*[.H437]" office:value-type="float" office:value="3954.20988620114">
            <text:p>3954.2098862012</text:p>
          </table:table-cell>
          <table:table-cell table:formula="of:=ABS([.G437]-[.A437])" office:value-type="float" office:value="413.974136209423">
            <text:p>413.97</text:p>
          </table:table-cell>
          <table:table-cell table:formula="of:=IF([.L437]&lt;[.$C$9];1;0)" office:value-type="float" office:value="0">
            <text:p>0</text:p>
          </table:table-cell>
          <table:table-cell/>
          <table:table-cell table:formula="of:=IF(AND([.M437];[.B437]);&quot;Not Jammed&quot;;IF([.M4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49.59">
            <text:p>1549.5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7]+([.A438]-[.D437])/COUNTA([.$A$60:.A438])" office:value-type="float" office:value="993.325013192612">
            <text:p>993.325</text:p>
          </table:table-cell>
          <table:table-cell table:formula="of:=[.E437]+(([.A438]-[.D437])*([.A438]-[.D437]))" office:value-type="float" office:value="101211179.394372">
            <text:p>101211179.394</text:p>
          </table:table-cell>
          <table:table-cell table:formula="of:=[.E438]/(COUNT([.$A$60:.A438])-1)" office:value-type="float" office:value="267754.442842255">
            <text:p>267754.443</text:p>
          </table:table-cell>
          <table:table-cell table:formula="of:=[.J437]" office:value-type="float" office:value="1229.61407732916">
            <text:p>1229.6140773292</text:p>
          </table:table-cell>
          <table:table-cell table:formula="of:=[.K437]+[.$C$7]" office:value-type="float" office:value="4014.20988620114">
            <text:p>4014.2098862012</text:p>
          </table:table-cell>
          <table:table-cell table:formula="of:=[.H438]/([.F438]+[.H438])" office:value-type="float" office:value="0.0147706876635696">
            <text:p>0.0147706877</text:p>
          </table:table-cell>
          <table:table-cell table:formula="of:=[.G438]+[.I438]*([.A438] -[.G438] )" office:value-type="float" office:value="1234.34034174279">
            <text:p>1234.3403417428</text:p>
          </table:table-cell>
          <table:table-cell table:formula="of:=(1-[.I438])*[.H438]" office:value-type="float" office:value="3954.91724575605">
            <text:p>3954.9172457561</text:p>
          </table:table-cell>
          <table:table-cell table:formula="of:=ABS([.G438]-[.A438])" office:value-type="float" office:value="319.975922670841">
            <text:p>319.98</text:p>
          </table:table-cell>
          <table:table-cell table:formula="of:=IF([.L438]&lt;[.$C$9];1;0)" office:value-type="float" office:value="0">
            <text:p>0</text:p>
          </table:table-cell>
          <table:table-cell/>
          <table:table-cell table:formula="of:=IF(AND([.M438];[.B438]);&quot;Not Jammed&quot;;IF([.M43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41.375">
            <text:p>1541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38]+([.A439]-[.D438])/COUNTA([.$A$60:.A439])" office:value-type="float" office:value="994.76725">
            <text:p>994.767</text:p>
          </table:table-cell>
          <table:table-cell table:formula="of:=[.E438]+(([.A439]-[.D438])*([.A439]-[.D438]))" office:value-type="float" office:value="101511538.182412">
            <text:p>101511538.182</text:p>
          </table:table-cell>
          <table:table-cell table:formula="of:=[.E439]/(COUNT([.$A$60:.A439])-1)" office:value-type="float" office:value="267840.47013829">
            <text:p>267840.470</text:p>
          </table:table-cell>
          <table:table-cell table:formula="of:=[.J438]" office:value-type="float" office:value="1234.34034174279">
            <text:p>1234.3403417428</text:p>
          </table:table-cell>
          <table:table-cell table:formula="of:=[.K438]+[.$C$7]" office:value-type="float" office:value="4014.91724575605">
            <text:p>4014.9172457561</text:p>
          </table:table-cell>
          <table:table-cell table:formula="of:=[.H439]/([.F439]+[.H439])" office:value-type="float" office:value="0.0147685770894223">
            <text:p>0.0147685771</text:p>
          </table:table-cell>
          <table:table-cell table:formula="of:=[.G439]+[.I439]*([.A439] -[.G439] )" office:value-type="float" office:value="1238.87480676239">
            <text:p>1238.8748067624</text:p>
          </table:table-cell>
          <table:table-cell table:formula="of:=(1-[.I439])*[.H439]" office:value-type="float" office:value="3955.62263090445">
            <text:p>3955.6226309045</text:p>
          </table:table-cell>
          <table:table-cell table:formula="of:=ABS([.G439]-[.A439])" office:value-type="float" office:value="307.034658257207">
            <text:p>307.03</text:p>
          </table:table-cell>
          <table:table-cell table:formula="of:=IF([.L439]&lt;[.$C$9];1;0)" office:value-type="float" office:value="0">
            <text:p>0</text:p>
          </table:table-cell>
          <table:table-cell/>
          <table:table-cell table:formula="of:=IF(AND([.M439];[.B439]);&quot;Not Jammed&quot;;IF([.M4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87.031">
            <text:p>1687.031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439]+([.A440]-[.D439])/COUNTA([.$A$60:.A440])" office:value-type="float" office:value="996.584215223097">
            <text:p>996.584</text:p>
          </table:table-cell>
          <table:table-cell table:formula="of:=[.E439]+(([.A440]-[.D439])*([.A440]-[.D439]))" office:value-type="float" office:value="101990767.281976">
            <text:p>101990767.282</text:p>
          </table:table-cell>
          <table:table-cell table:formula="of:=[.E440]/(COUNT([.$A$60:.A440])-1)" office:value-type="float" office:value="268396.7560052">
            <text:p>268396.756</text:p>
          </table:table-cell>
          <table:table-cell table:formula="of:=[.J439]" office:value-type="float" office:value="1238.87480676239">
            <text:p>1238.8748067624</text:p>
          </table:table-cell>
          <table:table-cell table:formula="of:=[.K439]+[.$C$7]" office:value-type="float" office:value="4015.62263090445">
            <text:p>4015.6226309045</text:p>
          </table:table-cell>
          <table:table-cell table:formula="of:=[.H440]/([.F440]+[.H440])" office:value-type="float" office:value="0.0147409697423061">
            <text:p>0.0147409697</text:p>
          </table:table-cell>
          <table:table-cell table:formula="of:=[.G440]+[.I440]*([.A440] -[.G440] )" office:value-type="float" office:value="1245.48106364673">
            <text:p>1245.4810636467</text:p>
          </table:table-cell>
          <table:table-cell table:formula="of:=(1-[.I440])*[.H440]" office:value-type="float" office:value="3956.42845920577">
            <text:p>3956.4284592058</text:p>
          </table:table-cell>
          <table:table-cell table:formula="of:=ABS([.G440]-[.A440])" office:value-type="float" office:value="448.156193237611">
            <text:p>448.16</text:p>
          </table:table-cell>
          <table:table-cell table:formula="of:=IF([.L440]&lt;[.$C$9];1;0)" office:value-type="float" office:value="0">
            <text:p>0</text:p>
          </table:table-cell>
          <table:table-cell/>
          <table:table-cell table:formula="of:=IF(AND([.M440];[.B440]);&quot;Not Jammed&quot;;IF([.M4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94.212">
            <text:p>1794.2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0]+([.A441]-[.D440])/COUNTA([.$A$60:.A441])" office:value-type="float" office:value="998.672246073298">
            <text:p>998.672</text:p>
          </table:table-cell>
          <table:table-cell table:formula="of:=[.E440]+(([.A441]-[.D440])*([.A441]-[.D440]))" office:value-type="float" office:value="102626977.365024">
            <text:p>102626977.365</text:p>
          </table:table-cell>
          <table:table-cell table:formula="of:=[.E441]/(COUNT([.$A$60:.A441])-1)" office:value-type="float" office:value="269362.145315024">
            <text:p>269362.145</text:p>
          </table:table-cell>
          <table:table-cell table:formula="of:=[.J440]" office:value-type="float" office:value="1245.48106364673">
            <text:p>1245.4810636467</text:p>
          </table:table-cell>
          <table:table-cell table:formula="of:=[.K440]+[.$C$7]" office:value-type="float" office:value="4016.42845920577">
            <text:p>4016.4284592058</text:p>
          </table:table-cell>
          <table:table-cell table:formula="of:=[.H441]/([.F441]+[.H441])" office:value-type="float" office:value="0.0146918187616369">
            <text:p>0.0146918188</text:p>
          </table:table-cell>
          <table:table-cell table:formula="of:=[.G441]+[.I441]*([.A441] -[.G441] )" office:value-type="float" office:value="1253.54291911254">
            <text:p>1253.5429191125</text:p>
          </table:table-cell>
          <table:table-cell table:formula="of:=(1-[.I441])*[.H441]" office:value-type="float" office:value="3957.41982021404">
            <text:p>3957.419820214</text:p>
          </table:table-cell>
          <table:table-cell table:formula="of:=ABS([.G441]-[.A441])" office:value-type="float" office:value="548.730936353269">
            <text:p>548.73</text:p>
          </table:table-cell>
          <table:table-cell table:formula="of:=IF([.L441]&lt;[.$C$9];1;0)" office:value-type="float" office:value="0">
            <text:p>0</text:p>
          </table:table-cell>
          <table:table-cell/>
          <table:table-cell table:formula="of:=IF(AND([.M441];[.B441]);&quot;Not Jammed&quot;;IF([.M4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02.243">
            <text:p>1702.2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1]+([.A442]-[.D441])/COUNTA([.$A$60:.A442])" office:value-type="float" office:value="1000.50924543081">
            <text:p>1000.509</text:p>
          </table:table-cell>
          <table:table-cell table:formula="of:=[.E441]+(([.A442]-[.D441])*([.A442]-[.D441]))" office:value-type="float" office:value="103121989.170805">
            <text:p>103121989.171</text:p>
          </table:table-cell>
          <table:table-cell table:formula="of:=[.E442]/(COUNT([.$A$60:.A442])-1)" office:value-type="float" office:value="269952.851232474">
            <text:p>269952.851</text:p>
          </table:table-cell>
          <table:table-cell table:formula="of:=[.J441]" office:value-type="float" office:value="1253.54291911254">
            <text:p>1253.5429191125</text:p>
          </table:table-cell>
          <table:table-cell table:formula="of:=[.K441]+[.$C$7]" office:value-type="float" office:value="4017.41982021404">
            <text:p>4017.419820214</text:p>
          </table:table-cell>
          <table:table-cell table:formula="of:=[.H442]/([.F442]+[.H442])" office:value-type="float" office:value="0.0146637071415732">
            <text:p>0.0146637071</text:p>
          </table:table-cell>
          <table:table-cell table:formula="of:=[.G442]+[.I442]*([.A442] -[.G442] )" office:value-type="float" office:value="1260.12252569307">
            <text:p>1260.1225256931</text:p>
          </table:table-cell>
          <table:table-cell table:formula="of:=(1-[.I442])*[.H442]" office:value-type="float" office:value="3958.50955250567">
            <text:p>3958.5095525057</text:p>
          </table:table-cell>
          <table:table-cell table:formula="of:=ABS([.G442]-[.A442])" office:value-type="float" office:value="448.700080887463">
            <text:p>448.70</text:p>
          </table:table-cell>
          <table:table-cell table:formula="of:=IF([.L442]&lt;[.$C$9];1;0)" office:value-type="float" office:value="0">
            <text:p>0</text:p>
          </table:table-cell>
          <table:table-cell/>
          <table:table-cell table:formula="of:=IF(AND([.M442];[.B442]);&quot;Not Jammed&quot;;IF([.M4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26.832">
            <text:p>1526.8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2]+([.A443]-[.D442])/COUNTA([.$A$60:.A443])" office:value-type="float" office:value="1001.87987760417">
            <text:p>1001.880</text:p>
          </table:table-cell>
          <table:table-cell table:formula="of:=[.E442]+(([.A443]-[.D442])*([.A443]-[.D442]))" office:value-type="float" office:value="103399004.812782">
            <text:p>103399004.813</text:p>
          </table:table-cell>
          <table:table-cell table:formula="of:=[.E443]/(COUNT([.$A$60:.A443])-1)" office:value-type="float" office:value="269971.291939379">
            <text:p>269971.292</text:p>
          </table:table-cell>
          <table:table-cell table:formula="of:=[.J442]" office:value-type="float" office:value="1260.12252569307">
            <text:p>1260.1225256931</text:p>
          </table:table-cell>
          <table:table-cell table:formula="of:=[.K442]+[.$C$7]" office:value-type="float" office:value="4018.50955250567">
            <text:p>4018.5095525057</text:p>
          </table:table-cell>
          <table:table-cell table:formula="of:=[.H443]/([.F443]+[.H443])" office:value-type="float" office:value="0.0146666391618401">
            <text:p>0.0146666392</text:p>
          </table:table-cell>
          <table:table-cell table:formula="of:=[.G443]+[.I443]*([.A443] -[.G443] )" office:value-type="float" office:value="1264.03425731377">
            <text:p>1264.0342573138</text:p>
          </table:table-cell>
          <table:table-cell table:formula="of:=(1-[.I443])*[.H443]" office:value-type="float" office:value="3959.57152293066">
            <text:p>3959.5715229307</text:p>
          </table:table-cell>
          <table:table-cell table:formula="of:=ABS([.G443]-[.A443])" office:value-type="float" office:value="266.709474306929">
            <text:p>266.71</text:p>
          </table:table-cell>
          <table:table-cell table:formula="of:=IF([.L443]&lt;[.$C$9];1;0)" office:value-type="float" office:value="0">
            <text:p>0</text:p>
          </table:table-cell>
          <table:table-cell/>
          <table:table-cell table:formula="of:=IF(AND([.M443];[.B443]);&quot;Not Jammed&quot;;IF([.M4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3.843">
            <text:p>1493.8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3]+([.A444]-[.D443])/COUNTA([.$A$60:.A444])" office:value-type="float" office:value="1003.1577038961">
            <text:p>1003.158</text:p>
          </table:table-cell>
          <table:table-cell table:formula="of:=[.E443]+(([.A444]-[.D443])*([.A444]-[.D443]))" office:value-type="float" office:value="103641032.52658">
            <text:p>103641032.527</text:p>
          </table:table-cell>
          <table:table-cell table:formula="of:=[.E444]/(COUNT([.$A$60:.A444])-1)" office:value-type="float" office:value="269898.522204635">
            <text:p>269898.522</text:p>
          </table:table-cell>
          <table:table-cell table:formula="of:=[.J443]" office:value-type="float" office:value="1264.03425731377">
            <text:p>1264.0342573138</text:p>
          </table:table-cell>
          <table:table-cell table:formula="of:=[.K443]+[.$C$7]" office:value-type="float" office:value="4019.57152293066">
            <text:p>4019.5715229307</text:p>
          </table:table-cell>
          <table:table-cell table:formula="of:=[.H444]/([.F444]+[.H444])" office:value-type="float" office:value="0.014674355637596">
            <text:p>0.0146743556</text:p>
          </table:table-cell>
          <table:table-cell table:formula="of:=[.G444]+[.I444]*([.A444] -[.G444] )" office:value-type="float" office:value="1267.40655253258">
            <text:p>1267.4065525326</text:p>
          </table:table-cell>
          <table:table-cell table:formula="of:=(1-[.I444])*[.H444]" office:value-type="float" office:value="3960.58690089242">
            <text:p>3960.5869008924</text:p>
          </table:table-cell>
          <table:table-cell table:formula="of:=ABS([.G444]-[.A444])" office:value-type="float" office:value="229.808742686226">
            <text:p>229.81</text:p>
          </table:table-cell>
          <table:table-cell table:formula="of:=IF([.L444]&lt;[.$C$9];1;0)" office:value-type="float" office:value="0">
            <text:p>0</text:p>
          </table:table-cell>
          <table:table-cell/>
          <table:table-cell table:formula="of:=IF(AND([.M444];[.B444]);&quot;Not Jammed&quot;;IF([.M4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20.483">
            <text:p>1320.4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4]+([.A445]-[.D444])/COUNTA([.$A$60:.A445])" office:value-type="float" office:value="1003.97979015544">
            <text:p>1003.980</text:p>
          </table:table-cell>
          <table:table-cell table:formula="of:=[.E444]+(([.A445]-[.D444])*([.A445]-[.D444]))" office:value-type="float" office:value="103741727.870127">
            <text:p>103741727.870</text:p>
          </table:table-cell>
          <table:table-cell table:formula="of:=[.E445]/(COUNT([.$A$60:.A445])-1)" office:value-type="float" office:value="269459.033428902">
            <text:p>269459.033</text:p>
          </table:table-cell>
          <table:table-cell table:formula="of:=[.J444]" office:value-type="float" office:value="1267.40655253258">
            <text:p>1267.4065525326</text:p>
          </table:table-cell>
          <table:table-cell table:formula="of:=[.K444]+[.$C$7]" office:value-type="float" office:value="4020.58690089242">
            <text:p>4020.5869008924</text:p>
          </table:table-cell>
          <table:table-cell table:formula="of:=[.H445]/([.F445]+[.H445])" office:value-type="float" office:value="0.0147015960313384">
            <text:p>0.014701596</text:p>
          </table:table-cell>
          <table:table-cell table:formula="of:=[.G445]+[.I445]*([.A445] -[.G445] )" office:value-type="float" office:value="1268.18686102203">
            <text:p>1268.186861022</text:p>
          </table:table-cell>
          <table:table-cell table:formula="of:=(1-[.I445])*[.H445]" office:value-type="float" office:value="3961.47785646661">
            <text:p>3961.4778564666</text:p>
          </table:table-cell>
          <table:table-cell table:formula="of:=ABS([.G445]-[.A445])" office:value-type="float" office:value="53.076447467419">
            <text:p>53.08</text:p>
          </table:table-cell>
          <table:table-cell table:formula="of:=IF([.L445]&lt;[.$C$9];1;0)" office:value-type="float" office:value="1">
            <text:p>1</text:p>
          </table:table-cell>
          <table:table-cell/>
          <table:table-cell table:formula="of:=IF(AND([.M445];[.B445]);&quot;Not Jammed&quot;;IF([.M4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1.838">
            <text:p>901.8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5]+([.A446]-[.D445])/COUNTA([.$A$60:.A446])" office:value-type="float" office:value="1003.71585788114">
            <text:p>1003.716</text:p>
          </table:table-cell>
          <table:table-cell table:formula="of:=[.E445]+(([.A446]-[.D445])*([.A446]-[.D445]))" office:value-type="float" office:value="103752160.815423">
            <text:p>103752160.815</text:p>
          </table:table-cell>
          <table:table-cell table:formula="of:=[.E446]/(COUNT([.$A$60:.A446])-1)" office:value-type="float" office:value="268787.981387107">
            <text:p>268787.981</text:p>
          </table:table-cell>
          <table:table-cell table:formula="of:=[.J445]" office:value-type="float" office:value="1268.18686102203">
            <text:p>1268.186861022</text:p>
          </table:table-cell>
          <table:table-cell table:formula="of:=[.K445]+[.$C$7]" office:value-type="float" office:value="4021.47785646661">
            <text:p>4021.4778564666</text:p>
          </table:table-cell>
          <table:table-cell table:formula="of:=[.H446]/([.F446]+[.H446])" office:value-type="float" office:value="0.0147409766054926">
            <text:p>0.0147409766</text:p>
          </table:table-cell>
          <table:table-cell table:formula="of:=[.G446]+[.I446]*([.A446] -[.G446] )" office:value-type="float" office:value="1262.78652103225">
            <text:p>1262.7865210323</text:p>
          </table:table-cell>
          <table:table-cell table:formula="of:=(1-[.I446])*[.H446]" office:value-type="float" office:value="3962.19734546493">
            <text:p>3962.1973454649</text:p>
          </table:table-cell>
          <table:table-cell table:formula="of:=ABS([.G446]-[.A446])" office:value-type="float" office:value="366.348861022025">
            <text:p>366.35</text:p>
          </table:table-cell>
          <table:table-cell table:formula="of:=IF([.L446]&lt;[.$C$9];1;0)" office:value-type="float" office:value="0">
            <text:p>0</text:p>
          </table:table-cell>
          <table:table-cell/>
          <table:table-cell table:formula="of:=IF(AND([.M446];[.B446]);&quot;Not Jammed&quot;;IF([.M4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38.978">
            <text:p>938.9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6]+([.A447]-[.D446])/COUNTA([.$A$60:.A447])" office:value-type="float" office:value="1003.54900773196">
            <text:p>1003.549</text:p>
          </table:table-cell>
          <table:table-cell table:formula="of:=[.E446]+(([.A447]-[.D446])*([.A447]-[.D446]))" office:value-type="float" office:value="103756351.805666">
            <text:p>103756351.806</text:p>
          </table:table-cell>
          <table:table-cell table:formula="of:=[.E447]/(COUNT([.$A$60:.A447])-1)" office:value-type="float" office:value="268104.268231696">
            <text:p>268104.268</text:p>
          </table:table-cell>
          <table:table-cell table:formula="of:=[.J446]" office:value-type="float" office:value="1262.78652103225">
            <text:p>1262.7865210323</text:p>
          </table:table-cell>
          <table:table-cell table:formula="of:=[.K446]+[.$C$7]" office:value-type="float" office:value="4022.19734546493">
            <text:p>4022.1973454649</text:p>
          </table:table-cell>
          <table:table-cell table:formula="of:=[.H447]/([.F447]+[.H447])" office:value-type="float" office:value="0.0147806180370371">
            <text:p>0.014780618</text:p>
          </table:table-cell>
          <table:table-cell table:formula="of:=[.G447]+[.I447]*([.A447] -[.G447] )" office:value-type="float" office:value="1258.00043096574">
            <text:p>1258.0004309657</text:p>
          </table:table-cell>
          <table:table-cell table:formula="of:=(1-[.I447])*[.H447]" office:value-type="float" office:value="3962.74678283203">
            <text:p>3962.746782832</text:p>
          </table:table-cell>
          <table:table-cell table:formula="of:=ABS([.G447]-[.A447])" office:value-type="float" office:value="323.808521032251">
            <text:p>323.81</text:p>
          </table:table-cell>
          <table:table-cell table:formula="of:=IF([.L447]&lt;[.$C$9];1;0)" office:value-type="float" office:value="0">
            <text:p>0</text:p>
          </table:table-cell>
          <table:table-cell/>
          <table:table-cell table:formula="of:=IF(AND([.M447];[.B447]);&quot;Not Jammed&quot;;IF([.M4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64.543">
            <text:p>964.5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7]+([.A448]-[.D447])/COUNTA([.$A$60:.A448])" office:value-type="float" office:value="1003.44873521851">
            <text:p>1003.449</text:p>
          </table:table-cell>
          <table:table-cell table:formula="of:=[.E447]+(([.A448]-[.D447])*([.A448]-[.D447]))" office:value-type="float" office:value="103757873.274306">
            <text:p>103757873.274</text:p>
          </table:table-cell>
          <table:table-cell table:formula="of:=[.E448]/(COUNT([.$A$60:.A448])-1)" office:value-type="float" office:value="267417.199160581">
            <text:p>267417.199</text:p>
          </table:table-cell>
          <table:table-cell table:formula="of:=[.J447]" office:value-type="float" office:value="1258.00043096574">
            <text:p>1258.0004309657</text:p>
          </table:table-cell>
          <table:table-cell table:formula="of:=[.K447]+[.$C$7]" office:value-type="float" office:value="4022.74678283203">
            <text:p>4022.746782832</text:p>
          </table:table-cell>
          <table:table-cell table:formula="of:=[.H448]/([.F448]+[.H448])" office:value-type="float" office:value="0.014820024992455">
            <text:p>0.014820025</text:p>
          </table:table-cell>
          <table:table-cell table:formula="of:=[.G448]+[.I448]*([.A448] -[.G448] )" office:value-type="float" office:value="1253.6513845046">
            <text:p>1253.6513845046</text:p>
          </table:table-cell>
          <table:table-cell table:formula="of:=(1-[.I448])*[.H448]" office:value-type="float" office:value="3963.12957497214">
            <text:p>3963.1295749721</text:p>
          </table:table-cell>
          <table:table-cell table:formula="of:=ABS([.G448]-[.A448])" office:value-type="float" office:value="293.457430965735">
            <text:p>293.46</text:p>
          </table:table-cell>
          <table:table-cell table:formula="of:=IF([.L448]&lt;[.$C$9];1;0)" office:value-type="float" office:value="0">
            <text:p>0</text:p>
          </table:table-cell>
          <table:table-cell/>
          <table:table-cell table:formula="of:=IF(AND([.M448];[.B448]);&quot;Not Jammed&quot;;IF([.M44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68.494">
            <text:p>968.4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8]+([.A449]-[.D448])/COUNTA([.$A$60:.A449])" office:value-type="float" office:value="1003.35910769231">
            <text:p>1003.359</text:p>
          </table:table-cell>
          <table:table-cell table:formula="of:=[.E448]+(([.A449]-[.D448])*([.A449]-[.D448]))" office:value-type="float" office:value="103759095.10782">
            <text:p>103759095.108</text:p>
          </table:table-cell>
          <table:table-cell table:formula="of:=[.E449]/(COUNT([.$A$60:.A449])-1)" office:value-type="float" office:value="266732.89230802">
            <text:p>266732.892</text:p>
          </table:table-cell>
          <table:table-cell table:formula="of:=[.J448]" office:value-type="float" office:value="1253.6513845046">
            <text:p>1253.6513845046</text:p>
          </table:table-cell>
          <table:table-cell table:formula="of:=[.K448]+[.$C$7]" office:value-type="float" office:value="4023.12957497214">
            <text:p>4023.1295749721</text:p>
          </table:table-cell>
          <table:table-cell table:formula="of:=[.H449]/([.F449]+[.H449])" office:value-type="float" office:value="0.014858873856223">
            <text:p>0.0148588739</text:p>
          </table:table-cell>
          <table:table-cell table:formula="of:=[.G449]+[.I449]*([.A449] -[.G449] )" office:value-type="float" office:value="1249.41426689908">
            <text:p>1249.4142668991</text:p>
          </table:table-cell>
          <table:table-cell table:formula="of:=(1-[.I449])*[.H449]" office:value-type="float" office:value="3963.35040011039">
            <text:p>3963.3504001104</text:p>
          </table:table-cell>
          <table:table-cell table:formula="of:=ABS([.G449]-[.A449])" office:value-type="float" office:value="285.157384504601">
            <text:p>285.16</text:p>
          </table:table-cell>
          <table:table-cell table:formula="of:=IF([.L449]&lt;[.$C$9];1;0)" office:value-type="float" office:value="0">
            <text:p>0</text:p>
          </table:table-cell>
          <table:table-cell/>
          <table:table-cell table:formula="of:=IF(AND([.M449];[.B449]);&quot;Not Jammed&quot;;IF([.M4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68.1">
            <text:p>968.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49]+([.A450]-[.D449])/COUNTA([.$A$60:.A450])" office:value-type="float" office:value="1003.26893094629">
            <text:p>1003.269</text:p>
          </table:table-cell>
          <table:table-cell table:formula="of:=[.E449]+(([.A450]-[.D449])*([.A450]-[.D449]))" office:value-type="float" office:value="103760338.312495">
            <text:p>103760338.312</text:p>
          </table:table-cell>
          <table:table-cell table:formula="of:=[.E450]/(COUNT([.$A$60:.A450])-1)" office:value-type="float" office:value="266052.149519218">
            <text:p>266052.150</text:p>
          </table:table-cell>
          <table:table-cell table:formula="of:=[.J449]" office:value-type="float" office:value="1249.41426689908">
            <text:p>1249.4142668991</text:p>
          </table:table-cell>
          <table:table-cell table:formula="of:=[.K449]+[.$C$7]" office:value-type="float" office:value="4023.35040011039">
            <text:p>4023.3504001104</text:p>
          </table:table-cell>
          <table:table-cell table:formula="of:=[.H450]/([.F450]+[.H450])" office:value-type="float" office:value="0.0148971321031051">
            <text:p>0.0148971321</text:p>
          </table:table-cell>
          <table:table-cell table:formula="of:=[.G450]+[.I450]*([.A450] -[.G450] )" office:value-type="float" office:value="1245.22349110259">
            <text:p>1245.2234911026</text:p>
          </table:table-cell>
          <table:table-cell table:formula="of:=(1-[.I450])*[.H450]" office:value-type="float" office:value="3963.41401770286">
            <text:p>3963.4140177029</text:p>
          </table:table-cell>
          <table:table-cell table:formula="of:=ABS([.G450]-[.A450])" office:value-type="float" office:value="281.314266899077">
            <text:p>281.31</text:p>
          </table:table-cell>
          <table:table-cell table:formula="of:=IF([.L450]&lt;[.$C$9];1;0)" office:value-type="float" office:value="0">
            <text:p>0</text:p>
          </table:table-cell>
          <table:table-cell/>
          <table:table-cell table:formula="of:=IF(AND([.M450];[.B450]);&quot;Not Jammed&quot;;IF([.M4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5.192">
            <text:p>955.1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0]+([.A451]-[.D450])/COUNTA([.$A$60:.A451])" office:value-type="float" office:value="1003.14628571429">
            <text:p>1003.146</text:p>
          </table:table-cell>
          <table:table-cell table:formula="of:=[.E450]+(([.A451]-[.D450])*([.A451]-[.D450]))" office:value-type="float" office:value="103762649.703784">
            <text:p>103762649.704</text:p>
          </table:table-cell>
          <table:table-cell table:formula="of:=[.E451]/(COUNT([.$A$60:.A451])-1)" office:value-type="float" office:value="265377.620725791">
            <text:p>265377.621</text:p>
          </table:table-cell>
          <table:table-cell table:formula="of:=[.J450]" office:value-type="float" office:value="1245.22349110259">
            <text:p>1245.2234911026</text:p>
          </table:table-cell>
          <table:table-cell table:formula="of:=[.K450]+[.$C$7]" office:value-type="float" office:value="4023.41401770286">
            <text:p>4023.4140177029</text:p>
          </table:table-cell>
          <table:table-cell table:formula="of:=[.H451]/([.F451]+[.H451])" office:value-type="float" office:value="0.0149346643064445">
            <text:p>0.0149346643</text:p>
          </table:table-cell>
          <table:table-cell table:formula="of:=[.G451]+[.I451]*([.A451] -[.G451] )" office:value-type="float" office:value="1240.89196814468">
            <text:p>1240.8919681447</text:p>
          </table:table-cell>
          <table:table-cell table:formula="of:=(1-[.I451])*[.H451]" office:value-type="float" office:value="3963.32567998263">
            <text:p>3963.3256799826</text:p>
          </table:table-cell>
          <table:table-cell table:formula="of:=ABS([.G451]-[.A451])" office:value-type="float" office:value="290.031491102593">
            <text:p>290.03</text:p>
          </table:table-cell>
          <table:table-cell table:formula="of:=IF([.L451]&lt;[.$C$9];1;0)" office:value-type="float" office:value="0">
            <text:p>0</text:p>
          </table:table-cell>
          <table:table-cell/>
          <table:table-cell table:formula="of:=IF(AND([.M451];[.B451]);&quot;Not Jammed&quot;;IF([.M4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6.592">
            <text:p>916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1]+([.A452]-[.D451])/COUNTA([.$A$60:.A452])" office:value-type="float" office:value="1002.92604580153">
            <text:p>1002.926</text:p>
          </table:table-cell>
          <table:table-cell table:formula="of:=[.E451]+(([.A452]-[.D451])*([.A452]-[.D451]))" office:value-type="float" office:value="103770141.34816">
            <text:p>103770141.348</text:p>
          </table:table-cell>
          <table:table-cell table:formula="of:=[.E452]/(COUNT([.$A$60:.A452])-1)" office:value-type="float" office:value="264719.748337142">
            <text:p>264719.748</text:p>
          </table:table-cell>
          <table:table-cell table:formula="of:=[.J451]" office:value-type="float" office:value="1240.89196814468">
            <text:p>1240.8919681447</text:p>
          </table:table-cell>
          <table:table-cell table:formula="of:=[.K451]+[.$C$7]" office:value-type="float" office:value="4023.32567998263">
            <text:p>4023.3256799826</text:p>
          </table:table-cell>
          <table:table-cell table:formula="of:=[.H452]/([.F452]+[.H452])" office:value-type="float" office:value="0.0149708999746213">
            <text:p>0.0149709</text:p>
          </table:table-cell>
          <table:table-cell table:formula="of:=[.G452]+[.I452]*([.A452] -[.G452] )" office:value-type="float" office:value="1236.03690575981">
            <text:p>1236.0369057598</text:p>
          </table:table-cell>
          <table:table-cell table:formula="of:=(1-[.I452])*[.H452]" office:value-type="float" office:value="3963.09287366228">
            <text:p>3963.0928736623</text:p>
          </table:table-cell>
          <table:table-cell table:formula="of:=ABS([.G452]-[.A452])" office:value-type="float" office:value="324.299968144679">
            <text:p>324.30</text:p>
          </table:table-cell>
          <table:table-cell table:formula="of:=IF([.L452]&lt;[.$C$9];1;0)" office:value-type="float" office:value="0">
            <text:p>0</text:p>
          </table:table-cell>
          <table:table-cell/>
          <table:table-cell table:formula="of:=IF(AND([.M452];[.B452]);&quot;Not Jammed&quot;;IF([.M4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26.064">
            <text:p>926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2]+([.A453]-[.D452])/COUNTA([.$A$60:.A453])" office:value-type="float" office:value="1002.730964467">
            <text:p>1002.731</text:p>
          </table:table-cell>
          <table:table-cell table:formula="of:=[.E452]+(([.A453]-[.D452])*([.A453]-[.D452]))" office:value-type="float" office:value="103776049.122245">
            <text:p>103776049.122</text:p>
          </table:table-cell>
          <table:table-cell table:formula="of:=[.E453]/(COUNT([.$A$60:.A453])-1)" office:value-type="float" office:value="264061.193695279">
            <text:p>264061.194</text:p>
          </table:table-cell>
          <table:table-cell table:formula="of:=[.J452]" office:value-type="float" office:value="1236.03690575981">
            <text:p>1236.0369057598</text:p>
          </table:table-cell>
          <table:table-cell table:formula="of:=[.K452]+[.$C$7]" office:value-type="float" office:value="4023.09287366228">
            <text:p>4023.0928736623</text:p>
          </table:table-cell>
          <table:table-cell table:formula="of:=[.H453]/([.F453]+[.H453])" office:value-type="float" office:value="0.0150068208963366">
            <text:p>0.0150068209</text:p>
          </table:table-cell>
          <table:table-cell table:formula="of:=[.G453]+[.I453]*([.A453] -[.G453] )" office:value-type="float" office:value="1231.38519788036">
            <text:p>1231.3851978804</text:p>
          </table:table-cell>
          <table:table-cell table:formula="of:=(1-[.I453])*[.H453]" office:value-type="float" office:value="3962.71903945791">
            <text:p>3962.7190394579</text:p>
          </table:table-cell>
          <table:table-cell table:formula="of:=ABS([.G453]-[.A453])" office:value-type="float" office:value="309.972905759812">
            <text:p>309.97</text:p>
          </table:table-cell>
          <table:table-cell table:formula="of:=IF([.L453]&lt;[.$C$9];1;0)" office:value-type="float" office:value="0">
            <text:p>0</text:p>
          </table:table-cell>
          <table:table-cell/>
          <table:table-cell table:formula="of:=IF(AND([.M453];[.B453]);&quot;Not Jammed&quot;;IF([.M4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8.686">
            <text:p>918.6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3]+([.A454]-[.D453])/COUNTA([.$A$60:.A454])" office:value-type="float" office:value="1002.51819240506">
            <text:p>1002.518</text:p>
          </table:table-cell>
          <table:table-cell table:formula="of:=[.E453]+(([.A454]-[.D453])*([.A454]-[.D453]))" office:value-type="float" office:value="103783112.678297">
            <text:p>103783112.678</text:p>
          </table:table-cell>
          <table:table-cell table:formula="of:=[.E454]/(COUNT([.$A$60:.A454])-1)" office:value-type="float" office:value="263408.915427149">
            <text:p>263408.915</text:p>
          </table:table-cell>
          <table:table-cell table:formula="of:=[.J453]" office:value-type="float" office:value="1231.38519788036">
            <text:p>1231.3851978804</text:p>
          </table:table-cell>
          <table:table-cell table:formula="of:=[.K453]+[.$C$7]" office:value-type="float" office:value="4022.71903945791">
            <text:p>4022.7190394579</text:p>
          </table:table-cell>
          <table:table-cell table:formula="of:=[.H454]/([.F454]+[.H454])" office:value-type="float" office:value="0.0150420463438487">
            <text:p>0.0150420463</text:p>
          </table:table-cell>
          <table:table-cell table:formula="of:=[.G454]+[.I454]*([.A454] -[.G454] )" office:value-type="float" office:value="1226.68156205416">
            <text:p>1226.6815620542</text:p>
          </table:table-cell>
          <table:table-cell table:formula="of:=(1-[.I454])*[.H454]" office:value-type="float" office:value="3962.2091132381">
            <text:p>3962.2091132381</text:p>
          </table:table-cell>
          <table:table-cell table:formula="of:=ABS([.G454]-[.A454])" office:value-type="float" office:value="312.699197880357">
            <text:p>312.70</text:p>
          </table:table-cell>
          <table:table-cell table:formula="of:=IF([.L454]&lt;[.$C$9];1;0)" office:value-type="float" office:value="0">
            <text:p>0</text:p>
          </table:table-cell>
          <table:table-cell/>
          <table:table-cell table:formula="of:=IF(AND([.M454];[.B454]);&quot;Not Jammed&quot;;IF([.M4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5.244">
            <text:p>915.2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4]+([.A455]-[.D454])/COUNTA([.$A$60:.A455])" office:value-type="float" office:value="1002.2978030303">
            <text:p>1002.298</text:p>
          </table:table-cell>
          <table:table-cell table:formula="of:=[.E454]+(([.A455]-[.D454])*([.A455]-[.D454]))" office:value-type="float" office:value="103790729.462957">
            <text:p>103790729.463</text:p>
          </table:table-cell>
          <table:table-cell table:formula="of:=[.E455]/(COUNT([.$A$60:.A455])-1)" office:value-type="float" office:value="262761.340412549">
            <text:p>262761.340</text:p>
          </table:table-cell>
          <table:table-cell table:formula="of:=[.J454]" office:value-type="float" office:value="1226.68156205416">
            <text:p>1226.6815620542</text:p>
          </table:table-cell>
          <table:table-cell table:formula="of:=[.K454]+[.$C$7]" office:value-type="float" office:value="4022.2091132381">
            <text:p>4022.2091132381</text:p>
          </table:table-cell>
          <table:table-cell table:formula="of:=[.H455]/([.F455]+[.H455])" office:value-type="float" office:value="0.0150766759059457">
            <text:p>0.0150766759</text:p>
          </table:table-cell>
          <table:table-cell table:formula="of:=[.G455]+[.I455]*([.A455] -[.G455] )" office:value-type="float" office:value="1221.98611886613">
            <text:p>1221.9861188661</text:p>
          </table:table-cell>
          <table:table-cell table:formula="of:=(1-[.I455])*[.H455]" office:value-type="float" office:value="3961.56757001186">
            <text:p>3961.5675700119</text:p>
          </table:table-cell>
          <table:table-cell table:formula="of:=ABS([.G455]-[.A455])" office:value-type="float" office:value="311.437562054157">
            <text:p>311.44</text:p>
          </table:table-cell>
          <table:table-cell table:formula="of:=IF([.L455]&lt;[.$C$9];1;0)" office:value-type="float" office:value="0">
            <text:p>0</text:p>
          </table:table-cell>
          <table:table-cell/>
          <table:table-cell table:formula="of:=IF(AND([.M455];[.B455]);&quot;Not Jammed&quot;;IF([.M4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93.027">
            <text:p>793.0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5]+([.A456]-[.D455])/COUNTA([.$A$60:.A456])" office:value-type="float" office:value="1001.77067254408">
            <text:p>1001.771</text:p>
          </table:table-cell>
          <table:table-cell table:formula="of:=[.E455]+(([.A456]-[.D455])*([.A456]-[.D455]))" office:value-type="float" office:value="103834523.731958">
            <text:p>103834523.732</text:p>
          </table:table-cell>
          <table:table-cell table:formula="of:=[.E456]/(COUNT([.$A$60:.A456])-1)" office:value-type="float" office:value="262208.393262519">
            <text:p>262208.393</text:p>
          </table:table-cell>
          <table:table-cell table:formula="of:=[.J455]" office:value-type="float" office:value="1221.98611886613">
            <text:p>1221.9861188661</text:p>
          </table:table-cell>
          <table:table-cell table:formula="of:=[.K455]+[.$C$7]" office:value-type="float" office:value="4021.56757001187">
            <text:p>4021.5675700119</text:p>
          </table:table-cell>
          <table:table-cell table:formula="of:=[.H456]/([.F456]+[.H456])" office:value-type="float" office:value="0.0151056160525133">
            <text:p>0.0151056161</text:p>
          </table:table-cell>
          <table:table-cell table:formula="of:=[.G456]+[.I456]*([.A456] -[.G456] )" office:value-type="float" office:value="1215.50642711431">
            <text:p>1215.5064271143</text:p>
          </table:table-cell>
          <table:table-cell table:formula="of:=(1-[.I456])*[.H456]" office:value-type="float" office:value="3960.81931437003">
            <text:p>3960.81931437</text:p>
          </table:table-cell>
          <table:table-cell table:formula="of:=ABS([.G456]-[.A456])" office:value-type="float" office:value="428.959118866128">
            <text:p>428.96</text:p>
          </table:table-cell>
          <table:table-cell table:formula="of:=IF([.L456]&lt;[.$C$9];1;0)" office:value-type="float" office:value="0">
            <text:p>0</text:p>
          </table:table-cell>
          <table:table-cell/>
          <table:table-cell table:formula="of:=IF(AND([.M456];[.B456]);&quot;Not Jammed&quot;;IF([.M4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93.553">
            <text:p>1193.5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6]+([.A457]-[.D456])/COUNTA([.$A$60:.A457])" office:value-type="float" office:value="1002.25253768844">
            <text:p>1002.253</text:p>
          </table:table-cell>
          <table:table-cell table:formula="of:=[.E456]+(([.A457]-[.D456])*([.A457]-[.D456]))" office:value-type="float" office:value="103871304.193082">
            <text:p>103871304.193</text:p>
          </table:table-cell>
          <table:table-cell table:formula="of:=[.E457]/(COUNT([.$A$60:.A457])-1)" office:value-type="float" office:value="261640.564718091">
            <text:p>261640.565</text:p>
          </table:table-cell>
          <table:table-cell table:formula="of:=[.J456]" office:value-type="float" office:value="1215.50642711431">
            <text:p>1215.5064271143</text:p>
          </table:table-cell>
          <table:table-cell table:formula="of:=[.K456]+[.$C$7]" office:value-type="float" office:value="4020.81931437003">
            <text:p>4020.81931437</text:p>
          </table:table-cell>
          <table:table-cell table:formula="of:=[.H457]/([.F457]+[.H457])" office:value-type="float" office:value="0.0151351289876542">
            <text:p>0.015135129</text:p>
          </table:table-cell>
          <table:table-cell table:formula="of:=[.G457]+[.I457]*([.A457] -[.G457] )" office:value-type="float" office:value="1215.17415916322">
            <text:p>1215.1741591632</text:p>
          </table:table-cell>
          <table:table-cell table:formula="of:=(1-[.I457])*[.H457]" office:value-type="float" office:value="3959.96369541099">
            <text:p>3959.963695411</text:p>
          </table:table-cell>
          <table:table-cell table:formula="of:=ABS([.G457]-[.A457])" office:value-type="float" office:value="21.953427114312">
            <text:p>21.95</text:p>
          </table:table-cell>
          <table:table-cell table:formula="of:=IF([.L457]&lt;[.$C$9];1;0)" office:value-type="float" office:value="1">
            <text:p>1</text:p>
          </table:table-cell>
          <table:table-cell/>
          <table:table-cell table:formula="of:=IF(AND([.M457];[.B457]);&quot;Not Jammed&quot;;IF([.M45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9.115">
            <text:p>1179.1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7]+([.A458]-[.D457])/COUNTA([.$A$60:.A458])" office:value-type="float" office:value="1002.69580200501">
            <text:p>1002.696</text:p>
          </table:table-cell>
          <table:table-cell table:formula="of:=[.E457]+(([.A458]-[.D457])*([.A458]-[.D457]))" office:value-type="float" office:value="103902584.523657">
            <text:p>103902584.524</text:p>
          </table:table-cell>
          <table:table-cell table:formula="of:=[.E458]/(COUNT([.$A$60:.A458])-1)" office:value-type="float" office:value="261061.770159942">
            <text:p>261061.770</text:p>
          </table:table-cell>
          <table:table-cell table:formula="of:=[.J457]" office:value-type="float" office:value="1215.17415916322">
            <text:p>1215.1741591632</text:p>
          </table:table-cell>
          <table:table-cell table:formula="of:=[.K457]+[.$C$7]" office:value-type="float" office:value="4019.96369541099">
            <text:p>4019.963695411</text:p>
          </table:table-cell>
          <table:table-cell table:formula="of:=[.H458]/([.F458]+[.H458])" office:value-type="float" office:value="0.015164996987701">
            <text:p>0.015164997</text:p>
          </table:table-cell>
          <table:table-cell table:formula="of:=[.G458]+[.I458]*([.A458] -[.G458] )" office:value-type="float" office:value="1214.62732212313">
            <text:p>1214.6273221231</text:p>
          </table:table-cell>
          <table:table-cell table:formula="of:=(1-[.I458])*[.H458]" office:value-type="float" office:value="3959.00095807941">
            <text:p>3959.0009580794</text:p>
          </table:table-cell>
          <table:table-cell table:formula="of:=ABS([.G458]-[.A458])" office:value-type="float" office:value="36.059159163216">
            <text:p>36.06</text:p>
          </table:table-cell>
          <table:table-cell table:formula="of:=IF([.L458]&lt;[.$C$9];1;0)" office:value-type="float" office:value="1">
            <text:p>1</text:p>
          </table:table-cell>
          <table:table-cell/>
          <table:table-cell table:formula="of:=IF(AND([.M458];[.B458]);&quot;Not Jammed&quot;;IF([.M45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72.784">
            <text:p>1172.7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8]+([.A459]-[.D458])/COUNTA([.$A$60:.A459])" office:value-type="float" office:value="1003.1210225">
            <text:p>1003.121</text:p>
          </table:table-cell>
          <table:table-cell table:formula="of:=[.E458]+(([.A459]-[.D458])*([.A459]-[.D458]))" office:value-type="float" office:value="103931514.518754">
            <text:p>103931514.519</text:p>
          </table:table-cell>
          <table:table-cell table:formula="of:=[.E459]/(COUNT([.$A$60:.A459])-1)" office:value-type="float" office:value="260479.986262542">
            <text:p>260479.986</text:p>
          </table:table-cell>
          <table:table-cell table:formula="of:=[.J458]" office:value-type="float" office:value="1214.62732212313">
            <text:p>1214.6273221231</text:p>
          </table:table-cell>
          <table:table-cell table:formula="of:=[.K458]+[.$C$7]" office:value-type="float" office:value="4019.00095807941">
            <text:p>4019.0009580794</text:p>
          </table:table-cell>
          <table:table-cell table:formula="of:=[.H459]/([.F459]+[.H459])" office:value-type="float" office:value="0.0151947687978371">
            <text:p>0.0151947688</text:p>
          </table:table-cell>
          <table:table-cell table:formula="of:=[.G459]+[.I459]*([.A459] -[.G459] )" office:value-type="float" office:value="1213.99152251773">
            <text:p>1213.9915225177</text:p>
          </table:table-cell>
          <table:table-cell table:formula="of:=(1-[.I459])*[.H459]" office:value-type="float" office:value="3957.93316772311">
            <text:p>3957.9331677231</text:p>
          </table:table-cell>
          <table:table-cell table:formula="of:=ABS([.G459]-[.A459])" office:value-type="float" office:value="41.8433221231267">
            <text:p>41.84</text:p>
          </table:table-cell>
          <table:table-cell table:formula="of:=IF([.L459]&lt;[.$C$9];1;0)" office:value-type="float" office:value="1">
            <text:p>1</text:p>
          </table:table-cell>
          <table:table-cell/>
          <table:table-cell table:formula="of:=IF(AND([.M459];[.B459]);&quot;Not Jammed&quot;;IF([.M4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3.64">
            <text:p>1093.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59]+([.A460]-[.D459])/COUNTA([.$A$60:.A460])" office:value-type="float" office:value="1003.34675561097">
            <text:p>1003.347</text:p>
          </table:table-cell>
          <table:table-cell table:formula="of:=[.E459]+(([.A460]-[.D459])*([.A460]-[.D459]))" office:value-type="float" office:value="103939708.204042">
            <text:p>103939708.204</text:p>
          </table:table-cell>
          <table:table-cell table:formula="of:=[.E460]/(COUNT([.$A$60:.A460])-1)" office:value-type="float" office:value="259849.270510104">
            <text:p>259849.271</text:p>
          </table:table-cell>
          <table:table-cell table:formula="of:=[.J459]" office:value-type="float" office:value="1213.99152251773">
            <text:p>1213.9915225177</text:p>
          </table:table-cell>
          <table:table-cell table:formula="of:=[.K459]+[.$C$7]" office:value-type="float" office:value="4017.93316772311">
            <text:p>4017.9331677231</text:p>
          </table:table-cell>
          <table:table-cell table:formula="of:=[.H460]/([.F460]+[.H460])" office:value-type="float" office:value="0.0152271032993887">
            <text:p>0.0152271033</text:p>
          </table:table-cell>
          <table:table-cell table:formula="of:=[.G460]+[.I460]*([.A460] -[.G460] )" office:value-type="float" office:value="1212.15891745212">
            <text:p>1212.1589174521</text:p>
          </table:table-cell>
          <table:table-cell table:formula="of:=(1-[.I460])*[.H460]" office:value-type="float" office:value="3956.75168432815">
            <text:p>3956.7516843282</text:p>
          </table:table-cell>
          <table:table-cell table:formula="of:=ABS([.G460]-[.A460])" office:value-type="float" office:value="120.351522517732">
            <text:p>120.35</text:p>
          </table:table-cell>
          <table:table-cell table:formula="of:=IF([.L460]&lt;[.$C$9];1;0)" office:value-type="float" office:value="1">
            <text:p>1</text:p>
          </table:table-cell>
          <table:table-cell/>
          <table:table-cell table:formula="of:=IF(AND([.M460];[.B460]);&quot;Not Jammed&quot;;IF([.M46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19.732">
            <text:p>1019.7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0]+([.A461]-[.D460])/COUNTA([.$A$60:.A461])" office:value-type="float" office:value="1003.38751492537">
            <text:p>1003.388</text:p>
          </table:table-cell>
          <table:table-cell table:formula="of:=[.E460]+(([.A461]-[.D460])*([.A461]-[.D460]))" office:value-type="float" office:value="103939976.680275">
            <text:p>103939976.680</text:p>
          </table:table-cell>
          <table:table-cell table:formula="of:=[.E461]/(COUNT([.$A$60:.A461])-1)" office:value-type="float" office:value="259201.936858542">
            <text:p>259201.937</text:p>
          </table:table-cell>
          <table:table-cell table:formula="of:=[.J460]" office:value-type="float" office:value="1212.15891745212">
            <text:p>1212.1589174521</text:p>
          </table:table-cell>
          <table:table-cell table:formula="of:=[.K460]+[.$C$7]" office:value-type="float" office:value="4016.75168432815">
            <text:p>4016.7516843282</text:p>
          </table:table-cell>
          <table:table-cell table:formula="of:=[.H461]/([.F461]+[.H461])" office:value-type="float" office:value="0.0152601310589462">
            <text:p>0.0152601311</text:p>
          </table:table-cell>
          <table:table-cell table:formula="of:=[.G461]+[.I461]*([.A461] -[.G461] )" office:value-type="float" office:value="1209.22245747253">
            <text:p>1209.2224574725</text:p>
          </table:table-cell>
          <table:table-cell table:formula="of:=(1-[.I461])*[.H461]" office:value-type="float" office:value="3955.45552719406">
            <text:p>3955.4555271941</text:p>
          </table:table-cell>
          <table:table-cell table:formula="of:=ABS([.G461]-[.A461])" office:value-type="float" office:value="192.426917452116">
            <text:p>192.43</text:p>
          </table:table-cell>
          <table:table-cell table:formula="of:=IF([.L461]&lt;[.$C$9];1;0)" office:value-type="float" office:value="0">
            <text:p>0</text:p>
          </table:table-cell>
          <table:table-cell/>
          <table:table-cell table:formula="of:=IF(AND([.M461];[.B461]);&quot;Not Jammed&quot;;IF([.M4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21.714">
            <text:p>1021.7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1]+([.A462]-[.D461])/COUNTA([.$A$60:.A462])" office:value-type="float" office:value="1003.43299007444">
            <text:p>1003.433</text:p>
          </table:table-cell>
          <table:table-cell table:formula="of:=[.E461]+(([.A462]-[.D461])*([.A462]-[.D461]))" office:value-type="float" office:value="103940312.540331">
            <text:p>103940312.540</text:p>
          </table:table-cell>
          <table:table-cell table:formula="of:=[.E462]/(COUNT([.$A$60:.A462])-1)" office:value-type="float" office:value="258557.991393857">
            <text:p>258557.991</text:p>
          </table:table-cell>
          <table:table-cell table:formula="of:=[.J461]" office:value-type="float" office:value="1209.22245747253">
            <text:p>1209.2224574725</text:p>
          </table:table-cell>
          <table:table-cell table:formula="of:=[.K461]+[.$C$7]" office:value-type="float" office:value="4015.45552719406">
            <text:p>4015.4555271941</text:p>
          </table:table-cell>
          <table:table-cell table:formula="of:=[.H462]/([.F462]+[.H462])" office:value-type="float" office:value="0.0152926945747161">
            <text:p>0.0152926946</text:p>
          </table:table-cell>
          <table:table-cell table:formula="of:=[.G462]+[.I462]*([.A462] -[.G462] )" office:value-type="float" office:value="1206.35494790222">
            <text:p>1206.3549479022</text:p>
          </table:table-cell>
          <table:table-cell table:formula="of:=(1-[.I462])*[.H462]" office:value-type="float" office:value="3954.04839223832">
            <text:p>3954.0483922383</text:p>
          </table:table-cell>
          <table:table-cell table:formula="of:=ABS([.G462]-[.A462])" office:value-type="float" office:value="187.508457472528">
            <text:p>187.51</text:p>
          </table:table-cell>
          <table:table-cell table:formula="of:=IF([.L462]&lt;[.$C$9];1;0)" office:value-type="float" office:value="0">
            <text:p>0</text:p>
          </table:table-cell>
          <table:table-cell/>
          <table:table-cell table:formula="of:=IF(AND([.M462];[.B462]);&quot;Not Jammed&quot;;IF([.M4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99.583">
            <text:p>999.5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2]+([.A463]-[.D462])/COUNTA([.$A$60:.A463])" office:value-type="float" office:value="1003.42346039604">
            <text:p>1003.423</text:p>
          </table:table-cell>
          <table:table-cell table:formula="of:=[.E462]+(([.A463]-[.D462])*([.A463]-[.D462]))" office:value-type="float" office:value="103940327.362754">
            <text:p>103940327.363</text:p>
          </table:table-cell>
          <table:table-cell table:formula="of:=[.E463]/(COUNT([.$A$60:.A463])-1)" office:value-type="float" office:value="257916.445068869">
            <text:p>257916.445</text:p>
          </table:table-cell>
          <table:table-cell table:formula="of:=[.J462]" office:value-type="float" office:value="1206.35494790222">
            <text:p>1206.3549479022</text:p>
          </table:table-cell>
          <table:table-cell table:formula="of:=[.K462]+[.$C$7]" office:value-type="float" office:value="4014.04839223832">
            <text:p>4014.0483922383</text:p>
          </table:table-cell>
          <table:table-cell table:formula="of:=[.H463]/([.F463]+[.H463])" office:value-type="float" office:value="0.0153248609552761">
            <text:p>0.015324861</text:p>
          </table:table-cell>
          <table:table-cell table:formula="of:=[.G463]+[.I463]*([.A463] -[.G463] )" office:value-type="float" office:value="1203.18619655117">
            <text:p>1203.1861965512</text:p>
          </table:table-cell>
          <table:table-cell table:formula="of:=(1-[.I463])*[.H463]" office:value-type="float" office:value="3952.53365875952">
            <text:p>3952.5336587595</text:p>
          </table:table-cell>
          <table:table-cell table:formula="of:=ABS([.G463]-[.A463])" office:value-type="float" office:value="206.771947902224">
            <text:p>206.77</text:p>
          </table:table-cell>
          <table:table-cell table:formula="of:=IF([.L463]&lt;[.$C$9];1;0)" office:value-type="float" office:value="0">
            <text:p>0</text:p>
          </table:table-cell>
          <table:table-cell/>
          <table:table-cell table:formula="of:=IF(AND([.M463];[.B463]);&quot;Not Jammed&quot;;IF([.M4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84.272">
            <text:p>1084.2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3]+([.A464]-[.D463])/COUNTA([.$A$60:.A464])" office:value-type="float" office:value="1003.62308641975">
            <text:p>1003.623</text:p>
          </table:table-cell>
          <table:table-cell table:formula="of:=[.E463]+(([.A464]-[.D463])*([.A464]-[.D463]))" office:value-type="float" office:value="103946863.84911">
            <text:p>103946863.849</text:p>
          </table:table-cell>
          <table:table-cell table:formula="of:=[.E464]/(COUNT([.$A$60:.A464])-1)" office:value-type="float" office:value="257294.217448293">
            <text:p>257294.217</text:p>
          </table:table-cell>
          <table:table-cell table:formula="of:=[.J463]" office:value-type="float" office:value="1203.18619655117">
            <text:p>1203.1861965512</text:p>
          </table:table-cell>
          <table:table-cell table:formula="of:=[.K463]+[.$C$7]" office:value-type="float" office:value="4012.53365875952">
            <text:p>4012.5336587595</text:p>
          </table:table-cell>
          <table:table-cell table:formula="of:=[.H464]/([.F464]+[.H464])" office:value-type="float" office:value="0.0153556448188193">
            <text:p>0.0153556448</text:p>
          </table:table-cell>
          <table:table-cell table:formula="of:=[.G464]+[.I464]*([.A464] -[.G464] )" office:value-type="float" office:value="1201.36019238502">
            <text:p>1201.360192385</text:p>
          </table:table-cell>
          <table:table-cell table:formula="of:=(1-[.I464])*[.H464]" office:value-type="float" office:value="3950.91861707205">
            <text:p>3950.9186170721</text:p>
          </table:table-cell>
          <table:table-cell table:formula="of:=ABS([.G464]-[.A464])" office:value-type="float" office:value="118.914196551171">
            <text:p>118.91</text:p>
          </table:table-cell>
          <table:table-cell table:formula="of:=IF([.L464]&lt;[.$C$9];1;0)" office:value-type="float" office:value="1">
            <text:p>1</text:p>
          </table:table-cell>
          <table:table-cell/>
          <table:table-cell table:formula="of:=IF(AND([.M464];[.B464]);&quot;Not Jammed&quot;;IF([.M46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31.141">
            <text:p>1131.1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4]+([.A465]-[.D464])/COUNTA([.$A$60:.A465])" office:value-type="float" office:value="1003.93716995074">
            <text:p>1003.937</text:p>
          </table:table-cell>
          <table:table-cell table:formula="of:=[.E464]+(([.A465]-[.D464])*([.A465]-[.D464]))" office:value-type="float" office:value="103963124.667394">
            <text:p>103963124.667</text:p>
          </table:table-cell>
          <table:table-cell table:formula="of:=[.E465]/(COUNT([.$A$60:.A465])-1)" office:value-type="float" office:value="256699.073252825">
            <text:p>256699.073</text:p>
          </table:table-cell>
          <table:table-cell table:formula="of:=[.J464]" office:value-type="float" office:value="1201.36019238502">
            <text:p>1201.360192385</text:p>
          </table:table-cell>
          <table:table-cell table:formula="of:=[.K464]+[.$C$7]" office:value-type="float" office:value="4010.91861707205">
            <text:p>4010.9186170721</text:p>
          </table:table-cell>
          <table:table-cell table:formula="of:=[.H465]/([.F465]+[.H465])" office:value-type="float" office:value="0.0153845987578168">
            <text:p>0.0153845988</text:p>
          </table:table-cell>
          <table:table-cell table:formula="of:=[.G465]+[.I465]*([.A465] -[.G465] )" office:value-type="float" office:value="1200.27989828507">
            <text:p>1200.2798982851</text:p>
          </table:table-cell>
          <table:table-cell table:formula="of:=(1-[.I465])*[.H465]" office:value-type="float" office:value="3949.21224349814">
            <text:p>3949.2122434982</text:p>
          </table:table-cell>
          <table:table-cell table:formula="of:=ABS([.G465]-[.A465])" office:value-type="float" office:value="70.2191923850157">
            <text:p>70.22</text:p>
          </table:table-cell>
          <table:table-cell table:formula="of:=IF([.L465]&lt;[.$C$9];1;0)" office:value-type="float" office:value="1">
            <text:p>1</text:p>
          </table:table-cell>
          <table:table-cell/>
          <table:table-cell table:formula="of:=IF(AND([.M465];[.B465]);&quot;Not Jammed&quot;;IF([.M46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56.031">
            <text:p>1156.0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5]+([.A466]-[.D465])/COUNTA([.$A$60:.A466])" office:value-type="float" office:value="1004.31086486486">
            <text:p>1004.311</text:p>
          </table:table-cell>
          <table:table-cell table:formula="of:=[.E465]+(([.A466]-[.D465])*([.A466]-[.D465]))" office:value-type="float" office:value="103986257.200533">
            <text:p>103986257.201</text:p>
          </table:table-cell>
          <table:table-cell table:formula="of:=[.E466]/(COUNT([.$A$60:.A466])-1)" office:value-type="float" office:value="256123.78620821">
            <text:p>256123.786</text:p>
          </table:table-cell>
          <table:table-cell table:formula="of:=[.J465]" office:value-type="float" office:value="1200.27989828507">
            <text:p>1200.2798982851</text:p>
          </table:table-cell>
          <table:table-cell table:formula="of:=[.K465]+[.$C$7]" office:value-type="float" office:value="4009.21224349814">
            <text:p>4009.2122434982</text:p>
          </table:table-cell>
          <table:table-cell table:formula="of:=[.H466]/([.F466]+[.H466])" office:value-type="float" office:value="0.0154121632678694">
            <text:p>0.0154121633</text:p>
          </table:table-cell>
          <table:table-cell table:formula="of:=[.G466]+[.I466]*([.A466] -[.G466] )" office:value-type="float" office:value="1199.59792704028">
            <text:p>1199.5979270403</text:p>
          </table:table-cell>
          <table:table-cell table:formula="of:=(1-[.I466])*[.H466]" office:value-type="float" office:value="3947.42160982581">
            <text:p>3947.4216098258</text:p>
          </table:table-cell>
          <table:table-cell table:formula="of:=ABS([.G466]-[.A466])" office:value-type="float" office:value="44.2488982850743">
            <text:p>44.25</text:p>
          </table:table-cell>
          <table:table-cell table:formula="of:=IF([.L466]&lt;[.$C$9];1;0)" office:value-type="float" office:value="1">
            <text:p>1</text:p>
          </table:table-cell>
          <table:table-cell/>
          <table:table-cell table:formula="of:=IF(AND([.M466];[.B466]);&quot;Not Jammed&quot;;IF([.M46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13.395">
            <text:p>1313.3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6]+([.A467]-[.D466])/COUNTA([.$A$60:.A467])" office:value-type="float" office:value="1005.06842401961">
            <text:p>1005.068</text:p>
          </table:table-cell>
          <table:table-cell table:formula="of:=[.E466]+(([.A467]-[.D466])*([.A467]-[.D466]))" office:value-type="float" office:value="104081790.203126">
            <text:p>104081790.203</text:p>
          </table:table-cell>
          <table:table-cell table:formula="of:=[.E467]/(COUNT([.$A$60:.A467])-1)" office:value-type="float" office:value="255729.214258294">
            <text:p>255729.214</text:p>
          </table:table-cell>
          <table:table-cell table:formula="of:=[.J466]" office:value-type="float" office:value="1199.59792704028">
            <text:p>1199.5979270403</text:p>
          </table:table-cell>
          <table:table-cell table:formula="of:=[.K466]+[.$C$7]" office:value-type="float" office:value="4007.42160982581">
            <text:p>4007.4216098258</text:p>
          </table:table-cell>
          <table:table-cell table:formula="of:=[.H467]/([.F467]+[.H467])" office:value-type="float" office:value="0.0154287884588625">
            <text:p>0.0154287885</text:p>
          </table:table-cell>
          <table:table-cell table:formula="of:=[.G467]+[.I467]*([.A467] -[.G467] )" office:value-type="float" office:value="1201.35367800621">
            <text:p>1201.3536780062</text:p>
          </table:table-cell>
          <table:table-cell table:formula="of:=(1-[.I467])*[.H467]" office:value-type="float" office:value="3945.59194954233">
            <text:p>3945.5919495423</text:p>
          </table:table-cell>
          <table:table-cell table:formula="of:=ABS([.G467]-[.A467])" office:value-type="float" office:value="113.797072959719">
            <text:p>113.80</text:p>
          </table:table-cell>
          <table:table-cell table:formula="of:=IF([.L467]&lt;[.$C$9];1;0)" office:value-type="float" office:value="1">
            <text:p>1</text:p>
          </table:table-cell>
          <table:table-cell/>
          <table:table-cell table:formula="of:=IF(AND([.M467];[.B467]);&quot;Not Jammed&quot;;IF([.M46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61.967">
            <text:p>761.9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7]+([.A468]-[.D467])/COUNTA([.$A$60:.A468])" office:value-type="float" office:value="1004.47404400978">
            <text:p>1004.474</text:p>
          </table:table-cell>
          <table:table-cell table:formula="of:=[.E467]+(([.A468]-[.D467])*([.A468]-[.D467]))" office:value-type="float" office:value="104140888.505486">
            <text:p>104140888.505</text:p>
          </table:table-cell>
          <table:table-cell table:formula="of:=[.E468]/(COUNT([.$A$60:.A468])-1)" office:value-type="float" office:value="255247.27574874">
            <text:p>255247.276</text:p>
          </table:table-cell>
          <table:table-cell table:formula="of:=[.J467]" office:value-type="float" office:value="1201.35367800621">
            <text:p>1201.3536780062</text:p>
          </table:table-cell>
          <table:table-cell table:formula="of:=[.K467]+[.$C$7]" office:value-type="float" office:value="4005.59194954233">
            <text:p>4005.5919495423</text:p>
          </table:table-cell>
          <table:table-cell table:formula="of:=[.H468]/([.F468]+[.H468])" office:value-type="float" office:value="0.0154505212810376">
            <text:p>0.0154505213</text:p>
          </table:table-cell>
          <table:table-cell table:formula="of:=[.G468]+[.I468]*([.A468] -[.G468] )" office:value-type="float" office:value="1194.56492478708">
            <text:p>1194.5649247871</text:p>
          </table:table-cell>
          <table:table-cell table:formula="of:=(1-[.I468])*[.H468]" office:value-type="float" office:value="3943.70346588277">
            <text:p>3943.7034658828</text:p>
          </table:table-cell>
          <table:table-cell table:formula="of:=ABS([.G468]-[.A468])" office:value-type="float" office:value="439.386678006215">
            <text:p>439.39</text:p>
          </table:table-cell>
          <table:table-cell table:formula="of:=IF([.L468]&lt;[.$C$9];1;0)" office:value-type="float" office:value="0">
            <text:p>0</text:p>
          </table:table-cell>
          <table:table-cell/>
          <table:table-cell table:formula="of:=IF(AND([.M468];[.B468]);&quot;Not Jammed&quot;;IF([.M4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56.45">
            <text:p>756.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8]+([.A469]-[.D468])/COUNTA([.$A$60:.A469])" office:value-type="float" office:value="1003.86910731707">
            <text:p>1003.869</text:p>
          </table:table-cell>
          <table:table-cell table:formula="of:=[.E468]+(([.A469]-[.D468])*([.A469]-[.D468]))" office:value-type="float" office:value="104202404.431893">
            <text:p>104202404.432</text:p>
          </table:table-cell>
          <table:table-cell table:formula="of:=[.E469]/(COUNT([.$A$60:.A469])-1)" office:value-type="float" office:value="254773.604967953">
            <text:p>254773.605</text:p>
          </table:table-cell>
          <table:table-cell table:formula="of:=[.J468]" office:value-type="float" office:value="1194.56492478708">
            <text:p>1194.5649247871</text:p>
          </table:table-cell>
          <table:table-cell table:formula="of:=[.K468]+[.$C$7]" office:value-type="float" office:value="4003.70346588277">
            <text:p>4003.7034658828</text:p>
          </table:table-cell>
          <table:table-cell table:formula="of:=[.H469]/([.F469]+[.H469])" office:value-type="float" office:value="0.01547161723767">
            <text:p>0.0154716172</text:p>
          </table:table-cell>
          <table:table-cell table:formula="of:=[.G469]+[.I469]*([.A469] -[.G469] )" office:value-type="float" office:value="1187.78657836466">
            <text:p>1187.7865783647</text:p>
          </table:table-cell>
          <table:table-cell table:formula="of:=(1-[.I469])*[.H469]" office:value-type="float" office:value="3941.7596983255">
            <text:p>3941.7596983255</text:p>
          </table:table-cell>
          <table:table-cell table:formula="of:=ABS([.G469]-[.A469])" office:value-type="float" office:value="438.114924787075">
            <text:p>438.11</text:p>
          </table:table-cell>
          <table:table-cell table:formula="of:=IF([.L469]&lt;[.$C$9];1;0)" office:value-type="float" office:value="0">
            <text:p>0</text:p>
          </table:table-cell>
          <table:table-cell/>
          <table:table-cell table:formula="of:=IF(AND([.M469];[.B469]);&quot;Not Jammed&quot;;IF([.M46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6.895">
            <text:p>536.8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69]+([.A470]-[.D469])/COUNTA([.$A$60:.A470])" office:value-type="float" office:value="1002.73291727494">
            <text:p>1002.733</text:p>
          </table:table-cell>
          <table:table-cell table:formula="of:=[.E469]+(([.A470]-[.D469])*([.A470]-[.D469]))" office:value-type="float" office:value="104420469.248797">
            <text:p>104420469.249</text:p>
          </table:table-cell>
          <table:table-cell table:formula="of:=[.E470]/(COUNT([.$A$60:.A470])-1)" office:value-type="float" office:value="254684.07133853">
            <text:p>254684.071</text:p>
          </table:table-cell>
          <table:table-cell table:formula="of:=[.J469]" office:value-type="float" office:value="1187.78657836466">
            <text:p>1187.7865783647</text:p>
          </table:table-cell>
          <table:table-cell table:formula="of:=[.K469]+[.$C$7]" office:value-type="float" office:value="4001.7596983255">
            <text:p>4001.7596983255</text:p>
          </table:table-cell>
          <table:table-cell table:formula="of:=[.H470]/([.F470]+[.H470])" office:value-type="float" office:value="0.0154695743569943">
            <text:p>0.0154695744</text:p>
          </table:table-cell>
          <table:table-cell table:formula="of:=[.G470]+[.I470]*([.A470] -[.G470] )" office:value-type="float" office:value="1177.71756269481">
            <text:p>1177.7175626948</text:p>
          </table:table-cell>
          <table:table-cell table:formula="of:=(1-[.I470])*[.H470]" office:value-type="float" office:value="3939.85417911343">
            <text:p>3939.8541791134</text:p>
          </table:table-cell>
          <table:table-cell table:formula="of:=ABS([.G470]-[.A470])" office:value-type="float" office:value="650.891578364659">
            <text:p>650.89</text:p>
          </table:table-cell>
          <table:table-cell table:formula="of:=IF([.L470]&lt;[.$C$9];1;0)" office:value-type="float" office:value="0">
            <text:p>0</text:p>
          </table:table-cell>
          <table:table-cell/>
          <table:table-cell table:formula="of:=IF(AND([.M470];[.B470]);&quot;Not Jammed&quot;;IF([.M4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0.585">
            <text:p>540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0]+([.A471]-[.D470])/COUNTA([.$A$60:.A471])" office:value-type="float" office:value="1001.61119902913">
            <text:p>1001.611</text:p>
          </table:table-cell>
          <table:table-cell table:formula="of:=[.E470]+(([.A471]-[.D470])*([.A471]-[.D470]))" office:value-type="float" office:value="104634049.946239">
            <text:p>104634049.946</text:p>
          </table:table-cell>
          <table:table-cell table:formula="of:=[.E471]/(COUNT([.$A$60:.A471])-1)" office:value-type="float" office:value="254584.063129535">
            <text:p>254584.063</text:p>
          </table:table-cell>
          <table:table-cell table:formula="of:=[.J470]" office:value-type="float" office:value="1177.71756269481">
            <text:p>1177.7175626948</text:p>
          </table:table-cell>
          <table:table-cell table:formula="of:=[.K470]+[.$C$7]" office:value-type="float" office:value="3999.85417911343">
            <text:p>3999.8541791134</text:p>
          </table:table-cell>
          <table:table-cell table:formula="of:=[.H471]/([.F471]+[.H471])" office:value-type="float" office:value="0.0154683022082118">
            <text:p>0.0154683022</text:p>
          </table:table-cell>
          <table:table-cell table:formula="of:=[.G471]+[.I471]*([.A471] -[.G471] )" office:value-type="float" office:value="1167.86220366835">
            <text:p>1167.8622036684</text:p>
          </table:table-cell>
          <table:table-cell table:formula="of:=(1-[.I471])*[.H471]" office:value-type="float" office:value="3937.98322588213">
            <text:p>3937.9832258821</text:p>
          </table:table-cell>
          <table:table-cell table:formula="of:=ABS([.G471]-[.A471])" office:value-type="float" office:value="637.132562694805">
            <text:p>637.13</text:p>
          </table:table-cell>
          <table:table-cell table:formula="of:=IF([.L471]&lt;[.$C$9];1;0)" office:value-type="float" office:value="0">
            <text:p>0</text:p>
          </table:table-cell>
          <table:table-cell/>
          <table:table-cell table:formula="of:=IF(AND([.M471];[.B471]);&quot;Not Jammed&quot;;IF([.M4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4.978">
            <text:p>534.9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1]+([.A472]-[.D471])/COUNTA([.$A$60:.A472])" office:value-type="float" office:value="1000.48133656174">
            <text:p>1000.481</text:p>
          </table:table-cell>
          <table:table-cell table:formula="of:=[.E471]+(([.A472]-[.D471])*([.A472]-[.D471]))" office:value-type="float" office:value="104851796.488675">
            <text:p>104851796.489</text:p>
          </table:table-cell>
          <table:table-cell table:formula="of:=[.E472]/(COUNT([.$A$60:.A472])-1)" office:value-type="float" office:value="254494.651671542">
            <text:p>254494.652</text:p>
          </table:table-cell>
          <table:table-cell table:formula="of:=[.J471]" office:value-type="float" office:value="1167.86220366835">
            <text:p>1167.8622036684</text:p>
          </table:table-cell>
          <table:table-cell table:formula="of:=[.K471]+[.$C$7]" office:value-type="float" office:value="3997.98322588213">
            <text:p>3997.9832258821</text:p>
          </table:table-cell>
          <table:table-cell table:formula="of:=[.H472]/([.F472]+[.H472])" office:value-type="float" office:value="0.0154665266477268">
            <text:p>0.0154665266</text:p>
          </table:table-cell>
          <table:table-cell table:formula="of:=[.G472]+[.I472]*([.A472] -[.G472] )" office:value-type="float" office:value="1158.07368326739">
            <text:p>1158.0736832674</text:p>
          </table:table-cell>
          <table:table-cell table:formula="of:=(1-[.I472])*[.H472]" office:value-type="float" office:value="3936.14831178186">
            <text:p>3936.1483117819</text:p>
          </table:table-cell>
          <table:table-cell table:formula="of:=ABS([.G472]-[.A472])" office:value-type="float" office:value="632.88420366835">
            <text:p>632.88</text:p>
          </table:table-cell>
          <table:table-cell table:formula="of:=IF([.L472]&lt;[.$C$9];1;0)" office:value-type="float" office:value="0">
            <text:p>0</text:p>
          </table:table-cell>
          <table:table-cell/>
          <table:table-cell table:formula="of:=IF(AND([.M472];[.B472]);&quot;Not Jammed&quot;;IF([.M47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515">
            <text:p>529.5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2]+([.A473]-[.D472])/COUNTA([.$A$60:.A473])" office:value-type="float" office:value="999.343736714976">
            <text:p>999.344</text:p>
          </table:table-cell>
          <table:table-cell table:formula="of:=[.E472]+(([.A473]-[.D472])*([.A473]-[.D472]))" office:value-type="float" office:value="105073605.77885">
            <text:p>105073605.779</text:p>
          </table:table-cell>
          <table:table-cell table:formula="of:=[.E473]/(COUNT([.$A$60:.A473])-1)" office:value-type="float" office:value="254415.51036041">
            <text:p>254415.510</text:p>
          </table:table-cell>
          <table:table-cell table:formula="of:=[.J472]" office:value-type="float" office:value="1158.07368326739">
            <text:p>1158.0736832674</text:p>
          </table:table-cell>
          <table:table-cell table:formula="of:=[.K472]+[.$C$7]" office:value-type="float" office:value="3996.14831178186">
            <text:p>3996.1483117819</text:p>
          </table:table-cell>
          <table:table-cell table:formula="of:=[.H473]/([.F473]+[.H473])" office:value-type="float" office:value="0.0154642725189546">
            <text:p>0.0154642725</text:p>
          </table:table-cell>
          <table:table-cell table:formula="of:=[.G473]+[.I473]*([.A473] -[.G473] )" office:value-type="float" office:value="1148.35348049519">
            <text:p>1148.3534804952</text:p>
          </table:table-cell>
          <table:table-cell table:formula="of:=(1-[.I473])*[.H473]" office:value-type="float" office:value="3934.3507852623">
            <text:p>3934.3507852623</text:p>
          </table:table-cell>
          <table:table-cell table:formula="of:=ABS([.G473]-[.A473])" office:value-type="float" office:value="628.558683267388">
            <text:p>628.56</text:p>
          </table:table-cell>
          <table:table-cell table:formula="of:=IF([.L473]&lt;[.$C$9];1;0)" office:value-type="float" office:value="0">
            <text:p>0</text:p>
          </table:table-cell>
          <table:table-cell/>
          <table:table-cell table:formula="of:=IF(AND([.M473];[.B473]);&quot;Not Jammed&quot;;IF([.M4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4.978">
            <text:p>534.9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3]+([.A474]-[.D473])/COUNTA([.$A$60:.A474])" office:value-type="float" office:value="998.22478313253">
            <text:p>998.225</text:p>
          </table:table-cell>
          <table:table-cell table:formula="of:=[.E473]+(([.A474]-[.D473])*([.A474]-[.D473]))" office:value-type="float" office:value="105289241.316284">
            <text:p>105289241.316</text:p>
          </table:table-cell>
          <table:table-cell table:formula="of:=[.E474]/(COUNT([.$A$60:.A474])-1)" office:value-type="float" office:value="254321.838928223">
            <text:p>254321.839</text:p>
          </table:table-cell>
          <table:table-cell table:formula="of:=[.J473]" office:value-type="float" office:value="1148.35348049519">
            <text:p>1148.3534804952</text:p>
          </table:table-cell>
          <table:table-cell table:formula="of:=[.K473]+[.$C$7]" office:value-type="float" office:value="3994.3507852623">
            <text:p>3994.3507852623</text:p>
          </table:table-cell>
          <table:table-cell table:formula="of:=[.H474]/([.F474]+[.H474])" office:value-type="float" office:value="0.0154630292034452">
            <text:p>0.0154630292</text:p>
          </table:table-cell>
          <table:table-cell table:formula="of:=[.G474]+[.I474]*([.A474] -[.G474] )" office:value-type="float" office:value="1138.86883752761">
            <text:p>1138.8688375276</text:p>
          </table:table-cell>
          <table:table-cell table:formula="of:=(1-[.I474])*[.H474]" office:value-type="float" office:value="3932.58602242099">
            <text:p>3932.586022421</text:p>
          </table:table-cell>
          <table:table-cell table:formula="of:=ABS([.G474]-[.A474])" office:value-type="float" office:value="613.375480495186">
            <text:p>613.38</text:p>
          </table:table-cell>
          <table:table-cell table:formula="of:=IF([.L474]&lt;[.$C$9];1;0)" office:value-type="float" office:value="0">
            <text:p>0</text:p>
          </table:table-cell>
          <table:table-cell/>
          <table:table-cell table:formula="of:=IF(AND([.M474];[.B474]);&quot;Not Jammed&quot;;IF([.M4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0.512">
            <text:p>540.5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4]+([.A475]-[.D474])/COUNTA([.$A$60:.A475])" office:value-type="float" office:value="997.124512019231">
            <text:p>997.125</text:p>
          </table:table-cell>
          <table:table-cell table:formula="of:=[.E474]+(([.A475]-[.D474])*([.A475]-[.D474]))" office:value-type="float" office:value="105498742.308127">
            <text:p>105498742.308</text:p>
          </table:table-cell>
          <table:table-cell table:formula="of:=[.E475]/(COUNT([.$A$60:.A475])-1)" office:value-type="float" office:value="254213.836887054">
            <text:p>254213.837</text:p>
          </table:table-cell>
          <table:table-cell table:formula="of:=[.J474]" office:value-type="float" office:value="1138.86883752761">
            <text:p>1138.8688375276</text:p>
          </table:table-cell>
          <table:table-cell table:formula="of:=[.K474]+[.$C$7]" office:value-type="float" office:value="3992.58602242099">
            <text:p>3992.586022421</text:p>
          </table:table-cell>
          <table:table-cell table:formula="of:=[.H475]/([.F475]+[.H475])" office:value-type="float" office:value="0.015462768034321">
            <text:p>0.015462768</text:p>
          </table:table-cell>
          <table:table-cell table:formula="of:=[.G475]+[.I475]*([.A475] -[.G475] )" office:value-type="float" office:value="1129.61658454717">
            <text:p>1129.6165845472</text:p>
          </table:table-cell>
          <table:table-cell table:formula="of:=(1-[.I475])*[.H475]" office:value-type="float" office:value="3930.84959089922">
            <text:p>3930.8495908992</text:p>
          </table:table-cell>
          <table:table-cell table:formula="of:=ABS([.G475]-[.A475])" office:value-type="float" office:value="598.356837527611">
            <text:p>598.36</text:p>
          </table:table-cell>
          <table:table-cell table:formula="of:=IF([.L475]&lt;[.$C$9];1;0)" office:value-type="float" office:value="0">
            <text:p>0</text:p>
          </table:table-cell>
          <table:table-cell/>
          <table:table-cell table:formula="of:=IF(AND([.M475];[.B475]);&quot;Not Jammed&quot;;IF([.M4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5]+([.A476]-[.D475])/COUNTA([.$A$60:.A476])" office:value-type="float" office:value="996.002630695444">
            <text:p>996.003</text:p>
          </table:table-cell>
          <table:table-cell table:formula="of:=[.E475]+(([.A476]-[.D475])*([.A476]-[.D475]))" office:value-type="float" office:value="105717602.082173">
            <text:p>105717602.082</text:p>
          </table:table-cell>
          <table:table-cell table:formula="of:=[.E476]/(COUNT([.$A$60:.A476])-1)" office:value-type="float" office:value="254128.85115907">
            <text:p>254128.851</text:p>
          </table:table-cell>
          <table:table-cell table:formula="of:=[.J475]" office:value-type="float" office:value="1129.61658454717">
            <text:p>1129.6165845472</text:p>
          </table:table-cell>
          <table:table-cell table:formula="of:=[.K475]+[.$C$7]" office:value-type="float" office:value="3990.84959089922">
            <text:p>3990.8495908992</text:p>
          </table:table-cell>
          <table:table-cell table:formula="of:=[.H476]/([.F476]+[.H476])" office:value-type="float" office:value="0.0154612359277644">
            <text:p>0.0154612359</text:p>
          </table:table-cell>
          <table:table-cell table:formula="of:=[.G476]+[.I476]*([.A476] -[.G476] )" office:value-type="float" office:value="1120.33494820214">
            <text:p>1120.3349482021</text:p>
          </table:table-cell>
          <table:table-cell table:formula="of:=(1-[.I476])*[.H476]" office:value-type="float" office:value="3929.1461238221">
            <text:p>3929.1461238221</text:p>
          </table:table-cell>
          <table:table-cell table:formula="of:=ABS([.G476]-[.A476])" office:value-type="float" office:value="600.316584547172">
            <text:p>600.32</text:p>
          </table:table-cell>
          <table:table-cell table:formula="of:=IF([.L476]&lt;[.$C$9];1;0)" office:value-type="float" office:value="0">
            <text:p>0</text:p>
          </table:table-cell>
          <table:table-cell/>
          <table:table-cell table:formula="of:=IF(AND([.M476];[.B476]);&quot;Not Jammed&quot;;IF([.M47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4.329">
            <text:p>524.3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6]+([.A477]-[.D476])/COUNTA([.$A$60:.A477])" office:value-type="float" office:value="994.874224880383">
            <text:p>994.874</text:p>
          </table:table-cell>
          <table:table-cell table:formula="of:=[.E476]+(([.A477]-[.D476])*([.A477]-[.D476]))" office:value-type="float" office:value="105940078.096067">
            <text:p>105940078.096</text:p>
          </table:table-cell>
          <table:table-cell table:formula="of:=[.E477]/(COUNT([.$A$60:.A477])-1)" office:value-type="float" office:value="254052.945074501">
            <text:p>254052.945</text:p>
          </table:table-cell>
          <table:table-cell table:formula="of:=[.J476]" office:value-type="float" office:value="1120.33494820214">
            <text:p>1120.3349482021</text:p>
          </table:table-cell>
          <table:table-cell table:formula="of:=[.K476]+[.$C$7]" office:value-type="float" office:value="3989.1461238221">
            <text:p>3989.1461238221</text:p>
          </table:table-cell>
          <table:table-cell table:formula="of:=[.H477]/([.F477]+[.H477])" office:value-type="float" office:value="0.0154592845891804">
            <text:p>0.0154592846</text:p>
          </table:table-cell>
          <table:table-cell table:formula="of:=[.G477]+[.I477]*([.A477] -[.G477] )" office:value-type="float" office:value="1111.12112263204">
            <text:p>1111.121122632</text:p>
          </table:table-cell>
          <table:table-cell table:formula="of:=(1-[.I477])*[.H477]" office:value-type="float" office:value="3927.47677862611">
            <text:p>3927.4767786261</text:p>
          </table:table-cell>
          <table:table-cell table:formula="of:=ABS([.G477]-[.A477])" office:value-type="float" office:value="596.005948202138">
            <text:p>596.01</text:p>
          </table:table-cell>
          <table:table-cell table:formula="of:=IF([.L477]&lt;[.$C$9];1;0)" office:value-type="float" office:value="0">
            <text:p>0</text:p>
          </table:table-cell>
          <table:table-cell/>
          <table:table-cell table:formula="of:=IF(AND([.M477];[.B477]);&quot;Not Jammed&quot;;IF([.M4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15.469">
            <text:p>1115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7]+([.A478]-[.D477])/COUNTA([.$A$60:.A478])" office:value-type="float" office:value="995.162040572792">
            <text:p>995.162</text:p>
          </table:table-cell>
          <table:table-cell table:formula="of:=[.E477]+(([.A478]-[.D477])*([.A478]-[.D477]))" office:value-type="float" office:value="105954621.195853">
            <text:p>105954621.196</text:p>
          </table:table-cell>
          <table:table-cell table:formula="of:=[.E478]/(COUNT([.$A$60:.A478])-1)" office:value-type="float" office:value="253479.955014002">
            <text:p>253479.955</text:p>
          </table:table-cell>
          <table:table-cell table:formula="of:=[.J477]" office:value-type="float" office:value="1111.12112263204">
            <text:p>1111.121122632</text:p>
          </table:table-cell>
          <table:table-cell table:formula="of:=[.K477]+[.$C$7]" office:value-type="float" office:value="3987.47677862611">
            <text:p>3987.4767786261</text:p>
          </table:table-cell>
          <table:table-cell table:formula="of:=[.H478]/([.F478]+[.H478])" office:value-type="float" office:value="0.0154873055238992">
            <text:p>0.0154873055</text:p>
          </table:table-cell>
          <table:table-cell table:formula="of:=[.G478]+[.I478]*([.A478] -[.G478] )" office:value-type="float" office:value="1111.18845953722">
            <text:p>1111.1884595372</text:p>
          </table:table-cell>
          <table:table-cell table:formula="of:=(1-[.I478])*[.H478]" office:value-type="float" office:value="3925.72150748608">
            <text:p>3925.7215074861</text:p>
          </table:table-cell>
          <table:table-cell table:formula="of:=ABS([.G478]-[.A478])" office:value-type="float" office:value="4.34787736796284">
            <text:p>4.35</text:p>
          </table:table-cell>
          <table:table-cell table:formula="of:=IF([.L478]&lt;[.$C$9];1;0)" office:value-type="float" office:value="1">
            <text:p>1</text:p>
          </table:table-cell>
          <table:table-cell/>
          <table:table-cell table:formula="of:=IF(AND([.M478];[.B478]);&quot;Not Jammed&quot;;IF([.M4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09.664">
            <text:p>1209.66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478]+([.A479]-[.D478])/COUNTA([.$A$60:.A479])" office:value-type="float" office:value="995.67275952381">
            <text:p>995.673</text:p>
          </table:table-cell>
          <table:table-cell table:formula="of:=[.E478]+(([.A479]-[.D478])*([.A479]-[.D478]))" office:value-type="float" office:value="106000632.286451">
            <text:p>106000632.286</text:p>
          </table:table-cell>
          <table:table-cell table:formula="of:=[.E479]/(COUNT([.$A$60:.A479])-1)" office:value-type="float" office:value="252984.802592962">
            <text:p>252984.803</text:p>
          </table:table-cell>
          <table:table-cell table:formula="of:=[.J478]" office:value-type="float" office:value="1111.18845953722">
            <text:p>1111.1884595372</text:p>
          </table:table-cell>
          <table:table-cell table:formula="of:=[.K478]+[.$C$7]" office:value-type="float" office:value="3985.72150748608">
            <text:p>3985.7215074861</text:p>
          </table:table-cell>
          <table:table-cell table:formula="of:=[.H479]/([.F479]+[.H479])" office:value-type="float" office:value="0.0155104229227788">
            <text:p>0.0155104229</text:p>
          </table:table-cell>
          <table:table-cell table:formula="of:=[.G479]+[.I479]*([.A479] -[.G479] )" office:value-type="float" office:value="1112.71585681734">
            <text:p>1112.7158568174</text:p>
          </table:table-cell>
          <table:table-cell table:formula="of:=(1-[.I479])*[.H479]" office:value-type="float" office:value="3923.90128125255">
            <text:p>3923.9012812526</text:p>
          </table:table-cell>
          <table:table-cell table:formula="of:=ABS([.G479]-[.A479])" office:value-type="float" office:value="98.4755404627847">
            <text:p>98.48</text:p>
          </table:table-cell>
          <table:table-cell table:formula="of:=IF([.L479]&lt;[.$C$9];1;0)" office:value-type="float" office:value="1">
            <text:p>1</text:p>
          </table:table-cell>
          <table:table-cell/>
          <table:table-cell table:formula="of:=IF(AND([.M479];[.B479]);&quot;Not Jammed&quot;;IF([.M47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1224.582">
            <text:p>1224.58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79]+([.A480]-[.D479])/COUNTA([.$A$60:.A480])" office:value-type="float" office:value="996.216486935867">
            <text:p>996.216</text:p>
          </table:table-cell>
          <table:table-cell table:formula="of:=[.E479]+(([.A480]-[.D479])*([.A480]-[.D479]))" office:value-type="float" office:value="106053031.726826">
            <text:p>106053031.727</text:p>
          </table:table-cell>
          <table:table-cell table:formula="of:=[.E480]/(COUNT([.$A$60:.A480])-1)" office:value-type="float" office:value="252507.218397206">
            <text:p>252507.218</text:p>
          </table:table-cell>
          <table:table-cell table:formula="of:=[.J479]" office:value-type="float" office:value="1112.71585681734">
            <text:p>1112.7158568174</text:p>
          </table:table-cell>
          <table:table-cell table:formula="of:=[.K479]+[.$C$7]" office:value-type="float" office:value="3983.90128125255">
            <text:p>3983.9012812526</text:p>
          </table:table-cell>
          <table:table-cell table:formula="of:=[.H480]/([.F480]+[.H480])" office:value-type="float" office:value="0.0155323166207346">
            <text:p>0.0155323166</text:p>
          </table:table-cell>
          <table:table-cell table:formula="of:=[.G480]+[.I480]*([.A480] -[.G480] )" office:value-type="float" office:value="1114.4533971724">
            <text:p>1114.4533971724</text:p>
          </table:table-cell>
          <table:table-cell table:formula="of:=(1-[.I480])*[.H480]" office:value-type="float" office:value="3922.02206516639">
            <text:p>3922.0220651664</text:p>
          </table:table-cell>
          <table:table-cell table:formula="of:=ABS([.G480]-[.A480])" office:value-type="float" office:value="111.866143182658">
            <text:p>111.87</text:p>
          </table:table-cell>
          <table:table-cell table:formula="of:=IF([.L480]&lt;[.$C$9];1;0)" office:value-type="float" office:value="1">
            <text:p>1</text:p>
          </table:table-cell>
          <table:table-cell/>
          <table:table-cell table:formula="of:=IF(AND([.M480];[.B480]);&quot;Not Jammed&quot;;IF([.M4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61.809">
            <text:p>1261.8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0]+([.A481]-[.D480])/COUNTA([.$A$60:.A481])" office:value-type="float" office:value="996.845853080569">
            <text:p>996.846</text:p>
          </table:table-cell>
          <table:table-cell table:formula="of:=[.E480]+(([.A481]-[.D480])*([.A481]-[.D480]))" office:value-type="float" office:value="106123571.109822">
            <text:p>106123571.110</text:p>
          </table:table-cell>
          <table:table-cell table:formula="of:=[.E481]/(COUNT([.$A$60:.A481])-1)" office:value-type="float" office:value="252074.990759672">
            <text:p>252074.991</text:p>
          </table:table-cell>
          <table:table-cell table:formula="of:=[.J480]" office:value-type="float" office:value="1114.4533971724">
            <text:p>1114.4533971724</text:p>
          </table:table-cell>
          <table:table-cell table:formula="of:=[.K480]+[.$C$7]" office:value-type="float" office:value="3982.02206516639">
            <text:p>3982.0220651664</text:p>
          </table:table-cell>
          <table:table-cell table:formula="of:=[.H481]/([.F481]+[.H481])" office:value-type="float" office:value="0.0155513103165441">
            <text:p>0.0155513103</text:p>
          </table:table-cell>
          <table:table-cell table:formula="of:=[.G481]+[.I481]*([.A481] -[.G481] )" office:value-type="float" office:value="1116.74496987885">
            <text:p>1116.7449698789</text:p>
          </table:table-cell>
          <table:table-cell table:formula="of:=(1-[.I481])*[.H481]" office:value-type="float" office:value="3920.09640434366">
            <text:p>3920.0964043437</text:p>
          </table:table-cell>
          <table:table-cell table:formula="of:=ABS([.G481]-[.A481])" office:value-type="float" office:value="147.355602827604">
            <text:p>147.36</text:p>
          </table:table-cell>
          <table:table-cell table:formula="of:=IF([.L481]&lt;[.$C$9];1;0)" office:value-type="float" office:value="1">
            <text:p>1</text:p>
          </table:table-cell>
          <table:table-cell/>
          <table:table-cell table:formula="of:=IF(AND([.M481];[.B481]);&quot;Not Jammed&quot;;IF([.M48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53.679">
            <text:p>1353.6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1]+([.A482]-[.D481])/COUNTA([.$A$60:.A482])" office:value-type="float" office:value="997.689430260047">
            <text:p>997.689</text:p>
          </table:table-cell>
          <table:table-cell table:formula="of:=[.E481]+(([.A482]-[.D481])*([.A482]-[.D481]))" office:value-type="float" office:value="106250901.004563">
            <text:p>106250901.005</text:p>
          </table:table-cell>
          <table:table-cell table:formula="of:=[.E482]/(COUNT([.$A$60:.A482])-1)" office:value-type="float" office:value="251779.386266736">
            <text:p>251779.386</text:p>
          </table:table-cell>
          <table:table-cell table:formula="of:=[.J481]" office:value-type="float" office:value="1116.74496987885">
            <text:p>1116.7449698789</text:p>
          </table:table-cell>
          <table:table-cell table:formula="of:=[.K481]+[.$C$7]" office:value-type="float" office:value="3980.09640434366">
            <text:p>3980.0964043437</text:p>
          </table:table-cell>
          <table:table-cell table:formula="of:=[.H482]/([.F482]+[.H482])" office:value-type="float" office:value="0.0155618722824142">
            <text:p>0.0155618723</text:p>
          </table:table-cell>
          <table:table-cell table:formula="of:=[.G482]+[.I482]*([.A482] -[.G482] )" office:value-type="float" office:value="1120.43210699495">
            <text:p>1120.432106995</text:p>
          </table:table-cell>
          <table:table-cell table:formula="of:=(1-[.I482])*[.H482]" office:value-type="float" office:value="3918.15865242757">
            <text:p>3918.1586524276</text:p>
          </table:table-cell>
          <table:table-cell table:formula="of:=ABS([.G482]-[.A482])" office:value-type="float" office:value="236.934030121151">
            <text:p>236.93</text:p>
          </table:table-cell>
          <table:table-cell table:formula="of:=IF([.L482]&lt;[.$C$9];1;0)" office:value-type="float" office:value="0">
            <text:p>0</text:p>
          </table:table-cell>
          <table:table-cell/>
          <table:table-cell table:formula="of:=IF(AND([.M482];[.B482]);&quot;Not Jammed&quot;;IF([.M4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7.964">
            <text:p>1347.9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2]+([.A483]-[.D482])/COUNTA([.$A$60:.A483])" office:value-type="float" office:value="998.515549528302">
            <text:p>998.516</text:p>
          </table:table-cell>
          <table:table-cell table:formula="of:=[.E482]+(([.A483]-[.D482])*([.A483]-[.D482]))" office:value-type="float" office:value="106373593.278769">
            <text:p>106373593.279</text:p>
          </table:table-cell>
          <table:table-cell table:formula="of:=[.E483]/(COUNT([.$A$60:.A483])-1)" office:value-type="float" office:value="251474.215789052">
            <text:p>251474.216</text:p>
          </table:table-cell>
          <table:table-cell table:formula="of:=[.J482]" office:value-type="float" office:value="1120.43210699495">
            <text:p>1120.432106995</text:p>
          </table:table-cell>
          <table:table-cell table:formula="of:=[.K482]+[.$C$7]" office:value-type="float" office:value="3978.15865242757">
            <text:p>3978.1586524276</text:p>
          </table:table-cell>
          <table:table-cell table:formula="of:=[.H483]/([.F483]+[.H483])" office:value-type="float" office:value="0.015572995401297">
            <text:p>0.0155729954</text:p>
          </table:table-cell>
          <table:table-cell table:formula="of:=[.G483]+[.I483]*([.A483] -[.G483] )" office:value-type="float" office:value="1123.97546011837">
            <text:p>1123.9754601184</text:p>
          </table:table-cell>
          <table:table-cell table:formula="of:=(1-[.I483])*[.H483]" office:value-type="float" office:value="3916.20680602768">
            <text:p>3916.2068060277</text:p>
          </table:table-cell>
          <table:table-cell table:formula="of:=ABS([.G483]-[.A483])" office:value-type="float" office:value="227.531893005048">
            <text:p>227.53</text:p>
          </table:table-cell>
          <table:table-cell table:formula="of:=IF([.L483]&lt;[.$C$9];1;0)" office:value-type="float" office:value="0">
            <text:p>0</text:p>
          </table:table-cell>
          <table:table-cell/>
          <table:table-cell table:formula="of:=IF(AND([.M483];[.B483]);&quot;Not Jammed&quot;;IF([.M4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5.938">
            <text:p>1345.9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3]+([.A484]-[.D483])/COUNTA([.$A$60:.A484])" office:value-type="float" office:value="999.333014117647">
            <text:p>999.333</text:p>
          </table:table-cell>
          <table:table-cell table:formula="of:=[.E483]+(([.A484]-[.D483])*([.A484]-[.D483]))" office:value-type="float" office:value="106494295.637861">
            <text:p>106494295.638</text:p>
          </table:table-cell>
          <table:table-cell table:formula="of:=[.E484]/(COUNT([.$A$60:.A484])-1)" office:value-type="float" office:value="251165.791598728">
            <text:p>251165.792</text:p>
          </table:table-cell>
          <table:table-cell table:formula="of:=[.J483]" office:value-type="float" office:value="1123.97546011837">
            <text:p>1123.9754601184</text:p>
          </table:table-cell>
          <table:table-cell table:formula="of:=[.K483]+[.$C$7]" office:value-type="float" office:value="3976.20680602768">
            <text:p>3976.2068060277</text:p>
          </table:table-cell>
          <table:table-cell table:formula="of:=[.H484]/([.F484]+[.H484])" office:value-type="float" office:value="0.0155842896539513">
            <text:p>0.0155842897</text:p>
          </table:table-cell>
          <table:table-cell table:formula="of:=[.G484]+[.I484]*([.A484] -[.G484] )" office:value-type="float" office:value="1127.43458863221">
            <text:p>1127.4345886322</text:p>
          </table:table-cell>
          <table:table-cell table:formula="of:=(1-[.I484])*[.H484]" office:value-type="float" office:value="3914.24044743854">
            <text:p>3914.2404474385</text:p>
          </table:table-cell>
          <table:table-cell table:formula="of:=ABS([.G484]-[.A484])" office:value-type="float" office:value="221.962539881632">
            <text:p>221.96</text:p>
          </table:table-cell>
          <table:table-cell table:formula="of:=IF([.L484]&lt;[.$C$9];1;0)" office:value-type="float" office:value="0">
            <text:p>0</text:p>
          </table:table-cell>
          <table:table-cell/>
          <table:table-cell table:formula="of:=IF(AND([.M484];[.B484]);&quot;Not Jammed&quot;;IF([.M4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58.769">
            <text:p>1258.7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4]+([.A485]-[.D484])/COUNTA([.$A$60:.A485])" office:value-type="float" office:value="999.942018779343">
            <text:p>999.942</text:p>
          </table:table-cell>
          <table:table-cell table:formula="of:=[.E484]+(([.A485]-[.D484])*([.A485]-[.D484]))" office:value-type="float" office:value="106561602.668632">
            <text:p>106561602.669</text:p>
          </table:table-cell>
          <table:table-cell table:formula="of:=[.E485]/(COUNT([.$A$60:.A485])-1)" office:value-type="float" office:value="250733.182749721">
            <text:p>250733.183</text:p>
          </table:table-cell>
          <table:table-cell table:formula="of:=[.J484]" office:value-type="float" office:value="1127.43458863221">
            <text:p>1127.4345886322</text:p>
          </table:table-cell>
          <table:table-cell table:formula="of:=[.K484]+[.$C$7]" office:value-type="float" office:value="3974.24044743854">
            <text:p>3974.2404474385</text:p>
          </table:table-cell>
          <table:table-cell table:formula="of:=[.H485]/([.F485]+[.H485])" office:value-type="float" office:value="0.0156031590974175">
            <text:p>0.0156031591</text:p>
          </table:table-cell>
          <table:table-cell table:formula="of:=[.G485]+[.I485]*([.A485] -[.G485] )" office:value-type="float" office:value="1129.48382034775">
            <text:p>1129.4838203478</text:p>
          </table:table-cell>
          <table:table-cell table:formula="of:=(1-[.I485])*[.H485]" office:value-type="float" office:value="3912.22974144576">
            <text:p>3912.2297414458</text:p>
          </table:table-cell>
          <table:table-cell table:formula="of:=ABS([.G485]-[.A485])" office:value-type="float" office:value="131.33441136779">
            <text:p>131.33</text:p>
          </table:table-cell>
          <table:table-cell table:formula="of:=IF([.L485]&lt;[.$C$9];1;0)" office:value-type="float" office:value="1">
            <text:p>1</text:p>
          </table:table-cell>
          <table:table-cell/>
          <table:table-cell table:formula="of:=IF(AND([.M485];[.B485]);&quot;Not Jammed&quot;;IF([.M4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96.332">
            <text:p>1296.3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5]+([.A486]-[.D485])/COUNTA([.$A$60:.A486])" office:value-type="float" office:value="1000.63614051522">
            <text:p>1000.636</text:p>
          </table:table-cell>
          <table:table-cell table:formula="of:=[.E485]+(([.A486]-[.D485])*([.A486]-[.D485]))" office:value-type="float" office:value="106649449.6896">
            <text:p>106649449.690</text:p>
          </table:table-cell>
          <table:table-cell table:formula="of:=[.E486]/(COUNT([.$A$60:.A486])-1)" office:value-type="float" office:value="250350.820867604">
            <text:p>250350.821</text:p>
          </table:table-cell>
          <table:table-cell table:formula="of:=[.J485]" office:value-type="float" office:value="1129.48382034775">
            <text:p>1129.4838203478</text:p>
          </table:table-cell>
          <table:table-cell table:formula="of:=[.K485]+[.$C$7]" office:value-type="float" office:value="3972.22974144576">
            <text:p>3972.2297414458</text:p>
          </table:table-cell>
          <table:table-cell table:formula="of:=[.H486]/([.F486]+[.H486])" office:value-type="float" office:value="0.0156188349106898">
            <text:p>0.0156188349</text:p>
          </table:table-cell>
          <table:table-cell table:formula="of:=[.G486]+[.I486]*([.A486] -[.G486] )" office:value-type="float" office:value="1132.08979452089">
            <text:p>1132.0897945209</text:p>
          </table:table-cell>
          <table:table-cell table:formula="of:=(1-[.I486])*[.H486]" office:value-type="float" office:value="3910.18814088679">
            <text:p>3910.1881408868</text:p>
          </table:table-cell>
          <table:table-cell table:formula="of:=ABS([.G486]-[.A486])" office:value-type="float" office:value="166.848179652253">
            <text:p>166.85</text:p>
          </table:table-cell>
          <table:table-cell table:formula="of:=IF([.L486]&lt;[.$C$9];1;0)" office:value-type="float" office:value="0">
            <text:p>0</text:p>
          </table:table-cell>
          <table:table-cell/>
          <table:table-cell table:formula="of:=IF(AND([.M486];[.B486]);&quot;Not Jammed&quot;;IF([.M4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0.564">
            <text:p>1390.5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6]+([.A487]-[.D486])/COUNTA([.$A$60:.A487])" office:value-type="float" office:value="1001.54718691589">
            <text:p>1001.547</text:p>
          </table:table-cell>
          <table:table-cell table:formula="of:=[.E486]+(([.A487]-[.D486])*([.A487]-[.D486]))" office:value-type="float" office:value="106801493.425202">
            <text:p>106801493.425</text:p>
          </table:table-cell>
          <table:table-cell table:formula="of:=[.E487]/(COUNT([.$A$60:.A487])-1)" office:value-type="float" office:value="250120.593501644">
            <text:p>250120.594</text:p>
          </table:table-cell>
          <table:table-cell table:formula="of:=[.J486]" office:value-type="float" office:value="1132.08979452089">
            <text:p>1132.0897945209</text:p>
          </table:table-cell>
          <table:table-cell table:formula="of:=[.K486]+[.$C$7]" office:value-type="float" office:value="3970.18814088679">
            <text:p>3970.1881408868</text:p>
          </table:table-cell>
          <table:table-cell table:formula="of:=[.H487]/([.F487]+[.H487])" office:value-type="float" office:value="0.0156250774436684">
            <text:p>0.0156250774</text:p>
          </table:table-cell>
          <table:table-cell table:formula="of:=[.G487]+[.I487]*([.A487] -[.G487] )" office:value-type="float" office:value="1136.12847399869">
            <text:p>1136.1284739987</text:p>
          </table:table-cell>
          <table:table-cell table:formula="of:=(1-[.I487])*[.H487]" office:value-type="float" office:value="3908.1536437195">
            <text:p>3908.1536437195</text:p>
          </table:table-cell>
          <table:table-cell table:formula="of:=ABS([.G487]-[.A487])" office:value-type="float" office:value="258.474205479115">
            <text:p>258.47</text:p>
          </table:table-cell>
          <table:table-cell table:formula="of:=IF([.L487]&lt;[.$C$9];1;0)" office:value-type="float" office:value="0">
            <text:p>0</text:p>
          </table:table-cell>
          <table:table-cell/>
          <table:table-cell table:formula="of:=IF(AND([.M487];[.B487]);&quot;Not Jammed&quot;;IF([.M48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815.48">
            <text:p>1815.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7]+([.A488]-[.D487])/COUNTA([.$A$60:.A488])" office:value-type="float" office:value="1003.44446620047">
            <text:p>1003.444</text:p>
          </table:table-cell>
          <table:table-cell table:formula="of:=[.E487]+(([.A488]-[.D487])*([.A488]-[.D487]))" office:value-type="float" office:value="107463980.049417">
            <text:p>107463980.049</text:p>
          </table:table-cell>
          <table:table-cell table:formula="of:=[.E488]/(COUNT([.$A$60:.A488])-1)" office:value-type="float" office:value="251084.065536021">
            <text:p>251084.066</text:p>
          </table:table-cell>
          <table:table-cell table:formula="of:=[.J487]" office:value-type="float" office:value="1136.12847399869">
            <text:p>1136.1284739987</text:p>
          </table:table-cell>
          <table:table-cell table:formula="of:=[.K487]+[.$C$7]" office:value-type="float" office:value="3968.1536437195">
            <text:p>3968.1536437195</text:p>
          </table:table-cell>
          <table:table-cell table:formula="of:=[.H488]/([.F488]+[.H488])" office:value-type="float" office:value="0.0155582008126856">
            <text:p>0.0155582008</text:p>
          </table:table-cell>
          <table:table-cell table:formula="of:=[.G488]+[.I488]*([.A488] -[.G488] )" office:value-type="float" office:value="1146.69796146262">
            <text:p>1146.6979614626</text:p>
          </table:table-cell>
          <table:table-cell table:formula="of:=(1-[.I488])*[.H488]" office:value-type="float" office:value="3906.41631247492">
            <text:p>3906.4163124749</text:p>
          </table:table-cell>
          <table:table-cell table:formula="of:=ABS([.G488]-[.A488])" office:value-type="float" office:value="679.351526001313">
            <text:p>679.35</text:p>
          </table:table-cell>
          <table:table-cell table:formula="of:=IF([.L488]&lt;[.$C$9];1;0)" office:value-type="float" office:value="0">
            <text:p>0</text:p>
          </table:table-cell>
          <table:table-cell/>
          <table:table-cell table:formula="of:=IF(AND([.M488];[.B488]);&quot;Not Jammed&quot;;IF([.M4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61.484">
            <text:p>1661.4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8]+([.A489]-[.D488])/COUNTA([.$A$60:.A489])" office:value-type="float" office:value="1004.97479069767">
            <text:p>1004.975</text:p>
          </table:table-cell>
          <table:table-cell table:formula="of:=[.E488]+(([.A489]-[.D488])*([.A489]-[.D488]))" office:value-type="float" office:value="107896996.07746">
            <text:p>107896996.077</text:p>
          </table:table-cell>
          <table:table-cell table:formula="of:=[.E489]/(COUNT([.$A$60:.A489])-1)" office:value-type="float" office:value="251508.149364709">
            <text:p>251508.149</text:p>
          </table:table-cell>
          <table:table-cell table:formula="of:=[.J488]" office:value-type="float" office:value="1146.69796146262">
            <text:p>1146.6979614626</text:p>
          </table:table-cell>
          <table:table-cell table:formula="of:=[.K488]+[.$C$7]" office:value-type="float" office:value="3966.41631247492">
            <text:p>3966.4163124749</text:p>
          </table:table-cell>
          <table:table-cell table:formula="of:=[.H489]/([.F489]+[.H489])" office:value-type="float" office:value="0.0155256798341596">
            <text:p>0.0155256798</text:p>
          </table:table-cell>
          <table:table-cell table:formula="of:=[.G489]+[.I489]*([.A489] -[.G489] )" office:value-type="float" office:value="1154.69036468005">
            <text:p>1154.6903646801</text:p>
          </table:table-cell>
          <table:table-cell table:formula="of:=(1-[.I489])*[.H489]" office:value-type="float" office:value="3904.83500271845">
            <text:p>3904.8350027185</text:p>
          </table:table-cell>
          <table:table-cell table:formula="of:=ABS([.G489]-[.A489])" office:value-type="float" office:value="514.78603853738">
            <text:p>514.79</text:p>
          </table:table-cell>
          <table:table-cell table:formula="of:=IF([.L489]&lt;[.$C$9];1;0)" office:value-type="float" office:value="0">
            <text:p>0</text:p>
          </table:table-cell>
          <table:table-cell/>
          <table:table-cell table:formula="of:=IF(AND([.M489];[.B489]);&quot;Not Jammed&quot;;IF([.M4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73.928">
            <text:p>1773.9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89]+([.A490]-[.D489])/COUNTA([.$A$60:.A490])" office:value-type="float" office:value="1006.75890487239">
            <text:p>1006.759</text:p>
          </table:table-cell>
          <table:table-cell table:formula="of:=[.E489]+(([.A490]-[.D489])*([.A490]-[.D489]))" office:value-type="float" office:value="108488285.115556">
            <text:p>108488285.116</text:p>
          </table:table-cell>
          <table:table-cell table:formula="of:=[.E490]/(COUNT([.$A$60:.A490])-1)" office:value-type="float" office:value="252298.337478038">
            <text:p>252298.337</text:p>
          </table:table-cell>
          <table:table-cell table:formula="of:=[.J489]" office:value-type="float" office:value="1154.69036468005">
            <text:p>1154.6903646801</text:p>
          </table:table-cell>
          <table:table-cell table:formula="of:=[.K489]+[.$C$7]" office:value-type="float" office:value="3964.83500271845">
            <text:p>3964.8350027185</text:p>
          </table:table-cell>
          <table:table-cell table:formula="of:=[.H490]/([.F490]+[.H490])" office:value-type="float" office:value="0.0154717315185668">
            <text:p>0.0154717315</text:p>
          </table:table-cell>
          <table:table-cell table:formula="of:=[.G490]+[.I490]*([.A490] -[.G490] )" office:value-type="float" office:value="1164.27104311991">
            <text:p>1164.2710431199</text:p>
          </table:table-cell>
          <table:table-cell table:formula="of:=(1-[.I490])*[.H490]" office:value-type="float" office:value="3903.49214004097">
            <text:p>3903.492140041</text:p>
          </table:table-cell>
          <table:table-cell table:formula="of:=ABS([.G490]-[.A490])" office:value-type="float" office:value="619.237635319954">
            <text:p>619.24</text:p>
          </table:table-cell>
          <table:table-cell table:formula="of:=IF([.L490]&lt;[.$C$9];1;0)" office:value-type="float" office:value="0">
            <text:p>0</text:p>
          </table:table-cell>
          <table:table-cell/>
          <table:table-cell table:formula="of:=IF(AND([.M490];[.B490]);&quot;Not Jammed&quot;;IF([.M4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56.44">
            <text:p>1756.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0]+([.A491]-[.D490])/COUNTA([.$A$60:.A491])" office:value-type="float" office:value="1008.49427777778">
            <text:p>1008.494</text:p>
          </table:table-cell>
          <table:table-cell table:formula="of:=[.E490]+(([.A491]-[.D490])*([.A491]-[.D490]))" office:value-type="float" office:value="109050306.859948">
            <text:p>109050306.860</text:p>
          </table:table-cell>
          <table:table-cell table:formula="of:=[.E491]/(COUNT([.$A$60:.A491])-1)" office:value-type="float" office:value="253016.953271341">
            <text:p>253016.953</text:p>
          </table:table-cell>
          <table:table-cell table:formula="of:=[.J490]" office:value-type="float" office:value="1164.27104311991">
            <text:p>1164.2710431199</text:p>
          </table:table-cell>
          <table:table-cell table:formula="of:=[.K490]+[.$C$7]" office:value-type="float" office:value="3963.49214004097">
            <text:p>3963.492140041</text:p>
          </table:table-cell>
          <table:table-cell table:formula="of:=[.H491]/([.F491]+[.H491])" office:value-type="float" office:value="0.0154233219329046">
            <text:p>0.0154233219</text:p>
          </table:table-cell>
          <table:table-cell table:formula="of:=[.G491]+[.I491]*([.A491] -[.G491] )" office:value-type="float" office:value="1173.40425558054">
            <text:p>1173.4042555806</text:p>
          </table:table-cell>
          <table:table-cell table:formula="of:=(1-[.I491])*[.H491]" office:value-type="float" office:value="3902.36192478658">
            <text:p>3902.3619247866</text:p>
          </table:table-cell>
          <table:table-cell table:formula="of:=ABS([.G491]-[.A491])" office:value-type="float" office:value="592.168956880091">
            <text:p>592.17</text:p>
          </table:table-cell>
          <table:table-cell table:formula="of:=IF([.L491]&lt;[.$C$9];1;0)" office:value-type="float" office:value="0">
            <text:p>0</text:p>
          </table:table-cell>
          <table:table-cell/>
          <table:table-cell table:formula="of:=IF(AND([.M491];[.B491]);&quot;Not Jammed&quot;;IF([.M4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66.974">
            <text:p>1466.9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1]+([.A492]-[.D491])/COUNTA([.$A$60:.A492])" office:value-type="float" office:value="1009.55312240185">
            <text:p>1009.553</text:p>
          </table:table-cell>
          <table:table-cell table:formula="of:=[.E491]+(([.A492]-[.D491])*([.A492]-[.D491]))" office:value-type="float" office:value="109260510.515637">
            <text:p>109260510.516</text:p>
          </table:table-cell>
          <table:table-cell table:formula="of:=[.E492]/(COUNT([.$A$60:.A492])-1)" office:value-type="float" office:value="252917.848415827">
            <text:p>252917.848</text:p>
          </table:table-cell>
          <table:table-cell table:formula="of:=[.J491]" office:value-type="float" office:value="1173.40425558054">
            <text:p>1173.4042555806</text:p>
          </table:table-cell>
          <table:table-cell table:formula="of:=[.K491]+[.$C$7]" office:value-type="float" office:value="3962.36192478658">
            <text:p>3962.3619247866</text:p>
          </table:table-cell>
          <table:table-cell table:formula="of:=[.H492]/([.F492]+[.H492])" office:value-type="float" office:value="0.0154249403624072">
            <text:p>0.0154249404</text:p>
          </table:table-cell>
          <table:table-cell table:formula="of:=[.G492]+[.I492]*([.A492] -[.G492] )" office:value-type="float" office:value="1177.93255138042">
            <text:p>1177.9325513804</text:p>
          </table:table-cell>
          <table:table-cell table:formula="of:=(1-[.I492])*[.H492]" office:value-type="float" office:value="3901.24272840247">
            <text:p>3901.2427284025</text:p>
          </table:table-cell>
          <table:table-cell table:formula="of:=ABS([.G492]-[.A492])" office:value-type="float" office:value="293.569744419457">
            <text:p>293.57</text:p>
          </table:table-cell>
          <table:table-cell table:formula="of:=IF([.L492]&lt;[.$C$9];1;0)" office:value-type="float" office:value="0">
            <text:p>0</text:p>
          </table:table-cell>
          <table:table-cell/>
          <table:table-cell table:formula="of:=IF(AND([.M492];[.B492]);&quot;Not Jammed&quot;;IF([.M4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67.343">
            <text:p>1267.3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2]+([.A493]-[.D492])/COUNTA([.$A$60:.A493])" office:value-type="float" office:value="1010.14710829493">
            <text:p>1010.147</text:p>
          </table:table-cell>
          <table:table-cell table:formula="of:=[.E492]+(([.A493]-[.D492])*([.A493]-[.D492]))" office:value-type="float" office:value="109326966.136629">
            <text:p>109326966.137</text:p>
          </table:table-cell>
          <table:table-cell table:formula="of:=[.E493]/(COUNT([.$A$60:.A493])-1)" office:value-type="float" office:value="252487.219715079">
            <text:p>252487.220</text:p>
          </table:table-cell>
          <table:table-cell table:formula="of:=[.J492]" office:value-type="float" office:value="1177.93255138042">
            <text:p>1177.9325513804</text:p>
          </table:table-cell>
          <table:table-cell table:formula="of:=[.K492]+[.$C$7]" office:value-type="float" office:value="3961.24272840247">
            <text:p>3961.2427284025</text:p>
          </table:table-cell>
          <table:table-cell table:formula="of:=[.H493]/([.F493]+[.H493])" office:value-type="float" office:value="0.0154465450510373">
            <text:p>0.0154465451</text:p>
          </table:table-cell>
          <table:table-cell table:formula="of:=[.G493]+[.I493]*([.A493] -[.G493] )" office:value-type="float" office:value="1179.31363390306">
            <text:p>1179.3136339031</text:p>
          </table:table-cell>
          <table:table-cell table:formula="of:=(1-[.I493])*[.H493]" office:value-type="float" office:value="3900.05521414011">
            <text:p>3900.0552141401</text:p>
          </table:table-cell>
          <table:table-cell table:formula="of:=ABS([.G493]-[.A493])" office:value-type="float" office:value="89.4104486195797">
            <text:p>89.41</text:p>
          </table:table-cell>
          <table:table-cell table:formula="of:=IF([.L493]&lt;[.$C$9];1;0)" office:value-type="float" office:value="1">
            <text:p>1</text:p>
          </table:table-cell>
          <table:table-cell/>
          <table:table-cell table:formula="of:=IF(AND([.M493];[.B493]);&quot;Not Jammed&quot;;IF([.M4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56.125">
            <text:p>1556.1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3]+([.A494]-[.D493])/COUNTA([.$A$60:.A494])" office:value-type="float" office:value="1011.40222988506">
            <text:p>1011.402</text:p>
          </table:table-cell>
          <table:table-cell table:formula="of:=[.E493]+(([.A494]-[.D493])*([.A494]-[.D493]))" office:value-type="float" office:value="109625057.99486">
            <text:p>109625057.995</text:p>
          </table:table-cell>
          <table:table-cell table:formula="of:=[.E494]/(COUNT([.$A$60:.A494])-1)" office:value-type="float" office:value="252592.299527327">
            <text:p>252592.300</text:p>
          </table:table-cell>
          <table:table-cell table:formula="of:=[.J493]" office:value-type="float" office:value="1179.31363390306">
            <text:p>1179.3136339031</text:p>
          </table:table-cell>
          <table:table-cell table:formula="of:=[.K493]+[.$C$7]" office:value-type="float" office:value="3960.05521414011">
            <text:p>3960.0552141401</text:p>
          </table:table-cell>
          <table:table-cell table:formula="of:=[.H494]/([.F494]+[.H494])" office:value-type="float" office:value="0.0154356611465552">
            <text:p>0.0154356611</text:p>
          </table:table-cell>
          <table:table-cell table:formula="of:=[.G494]+[.I494]*([.A494] -[.G494] )" office:value-type="float" office:value="1185.1299664663">
            <text:p>1185.1299664663</text:p>
          </table:table-cell>
          <table:table-cell table:formula="of:=(1-[.I494])*[.H494]" office:value-type="float" office:value="3898.929143733">
            <text:p>3898.929143733</text:p>
          </table:table-cell>
          <table:table-cell table:formula="of:=ABS([.G494]-[.A494])" office:value-type="float" office:value="376.811366096944">
            <text:p>376.81</text:p>
          </table:table-cell>
          <table:table-cell table:formula="of:=IF([.L494]&lt;[.$C$9];1;0)" office:value-type="float" office:value="0">
            <text:p>0</text:p>
          </table:table-cell>
          <table:table-cell/>
          <table:table-cell table:formula="of:=IF(AND([.M494];[.B494]);&quot;Not Jammed&quot;;IF([.M4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24.841">
            <text:p>1724.8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4]+([.A495]-[.D494])/COUNTA([.$A$60:.A495])" office:value-type="float" office:value="1013.03855733945">
            <text:p>1013.039</text:p>
          </table:table-cell>
          <table:table-cell table:formula="of:=[.E494]+(([.A495]-[.D494])*([.A495]-[.D494]))" office:value-type="float" office:value="110134052.873563">
            <text:p>110134052.874</text:p>
          </table:table-cell>
          <table:table-cell table:formula="of:=[.E495]/(COUNT([.$A$60:.A495])-1)" office:value-type="float" office:value="253181.730743823">
            <text:p>253181.731</text:p>
          </table:table-cell>
          <table:table-cell table:formula="of:=[.J494]" office:value-type="float" office:value="1185.1299664663">
            <text:p>1185.1299664663</text:p>
          </table:table-cell>
          <table:table-cell table:formula="of:=[.K494]+[.$C$7]" office:value-type="float" office:value="3958.929143733">
            <text:p>3958.929143733</text:p>
          </table:table-cell>
          <table:table-cell table:formula="of:=[.H495]/([.F495]+[.H495])" office:value-type="float" office:value="0.0153959671156797">
            <text:p>0.0153959671</text:p>
          </table:table-cell>
          <table:table-cell table:formula="of:=[.G495]+[.I495]*([.A495] -[.G495] )" office:value-type="float" office:value="1193.43933979055">
            <text:p>1193.4393397906</text:p>
          </table:table-cell>
          <table:table-cell table:formula="of:=(1-[.I495])*[.H495]" office:value-type="float" office:value="3897.97760082278">
            <text:p>3897.9776008228</text:p>
          </table:table-cell>
          <table:table-cell table:formula="of:=ABS([.G495]-[.A495])" office:value-type="float" office:value="539.711033533701">
            <text:p>539.71</text:p>
          </table:table-cell>
          <table:table-cell table:formula="of:=IF([.L495]&lt;[.$C$9];1;0)" office:value-type="float" office:value="0">
            <text:p>0</text:p>
          </table:table-cell>
          <table:table-cell/>
          <table:table-cell table:formula="of:=IF(AND([.M495];[.B495]);&quot;Not Jammed&quot;;IF([.M4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2.336">
            <text:p>1642.3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5]+([.A496]-[.D495])/COUNTA([.$A$60:.A496])" office:value-type="float" office:value="1014.478597254">
            <text:p>1014.479</text:p>
          </table:table-cell>
          <table:table-cell table:formula="of:=[.E495]+(([.A496]-[.D495])*([.A496]-[.D495]))" office:value-type="float" office:value="110530068.144902">
            <text:p>110530068.145</text:p>
          </table:table-cell>
          <table:table-cell table:formula="of:=[.E496]/(COUNT([.$A$60:.A496])-1)" office:value-type="float" office:value="253509.330607574">
            <text:p>253509.331</text:p>
          </table:table-cell>
          <table:table-cell table:formula="of:=[.J495]" office:value-type="float" office:value="1193.43933979055">
            <text:p>1193.4393397906</text:p>
          </table:table-cell>
          <table:table-cell table:formula="of:=[.K495]+[.$C$7]" office:value-type="float" office:value="3957.97760082278">
            <text:p>3957.9776008228</text:p>
          </table:table-cell>
          <table:table-cell table:formula="of:=[.H496]/([.F496]+[.H496])" office:value-type="float" office:value="0.0153727384978102">
            <text:p>0.0153727385</text:p>
          </table:table-cell>
          <table:table-cell table:formula="of:=[.G496]+[.I496]*([.A496] -[.G496] )" office:value-type="float" office:value="1200.34011076049">
            <text:p>1200.3401107605</text:p>
          </table:table-cell>
          <table:table-cell table:formula="of:=(1-[.I496])*[.H496]" office:value-type="float" office:value="3897.13264618514">
            <text:p>3897.1326461851</text:p>
          </table:table-cell>
          <table:table-cell table:formula="of:=ABS([.G496]-[.A496])" office:value-type="float" office:value="448.896660209447">
            <text:p>448.90</text:p>
          </table:table-cell>
          <table:table-cell table:formula="of:=IF([.L496]&lt;[.$C$9];1;0)" office:value-type="float" office:value="0">
            <text:p>0</text:p>
          </table:table-cell>
          <table:table-cell/>
          <table:table-cell table:formula="of:=IF(AND([.M496];[.B496]);&quot;Not Jammed&quot;;IF([.M4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22.063">
            <text:p>1722.0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6]+([.A497]-[.D496])/COUNTA([.$A$60:.A497])" office:value-type="float" office:value="1016.09408675799">
            <text:p>1016.094</text:p>
          </table:table-cell>
          <table:table-cell table:formula="of:=[.E496]+(([.A497]-[.D496])*([.A497]-[.D496]))" office:value-type="float" office:value="111030743.831911">
            <text:p>111030743.832</text:p>
          </table:table-cell>
          <table:table-cell table:formula="of:=[.E497]/(COUNT([.$A$60:.A497])-1)" office:value-type="float" office:value="254074.928677143">
            <text:p>254074.929</text:p>
          </table:table-cell>
          <table:table-cell table:formula="of:=[.J496]" office:value-type="float" office:value="1200.34011076049">
            <text:p>1200.3401107605</text:p>
          </table:table-cell>
          <table:table-cell table:formula="of:=[.K496]+[.$C$7]" office:value-type="float" office:value="3957.13264618514">
            <text:p>3957.1326461851</text:p>
          </table:table-cell>
          <table:table-cell table:formula="of:=[.H497]/([.F497]+[.H497])" office:value-type="float" office:value="0.0153358176727761">
            <text:p>0.0153358177</text:p>
          </table:table-cell>
          <table:table-cell table:formula="of:=[.G497]+[.I497]*([.A497] -[.G497] )" office:value-type="float" office:value="1208.34115786558">
            <text:p>1208.3411578656</text:p>
          </table:table-cell>
          <table:table-cell table:formula="of:=(1-[.I497])*[.H497]" office:value-type="float" office:value="3896.44678141625">
            <text:p>3896.4467814163</text:p>
          </table:table-cell>
          <table:table-cell table:formula="of:=ABS([.G497]-[.A497])" office:value-type="float" office:value="521.722889239507">
            <text:p>521.72</text:p>
          </table:table-cell>
          <table:table-cell table:formula="of:=IF([.L497]&lt;[.$C$9];1;0)" office:value-type="float" office:value="0">
            <text:p>0</text:p>
          </table:table-cell>
          <table:table-cell/>
          <table:table-cell table:formula="of:=IF(AND([.M497];[.B497]);&quot;Not Jammed&quot;;IF([.M4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14.688">
            <text:p>1714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7]+([.A498]-[.D497])/COUNTA([.$A$60:.A498])" office:value-type="float" office:value="1017.68541685649">
            <text:p>1017.685</text:p>
          </table:table-cell>
          <table:table-cell table:formula="of:=[.E497]+(([.A498]-[.D497])*([.A498]-[.D497]))" office:value-type="float" office:value="111518777.28753">
            <text:p>111518777.288</text:p>
          </table:table-cell>
          <table:table-cell table:formula="of:=[.E498]/(COUNT([.$A$60:.A498])-1)" office:value-type="float" office:value="254609.080565138">
            <text:p>254609.081</text:p>
          </table:table-cell>
          <table:table-cell table:formula="of:=[.J497]" office:value-type="float" office:value="1208.34115786558">
            <text:p>1208.3411578656</text:p>
          </table:table-cell>
          <table:table-cell table:formula="of:=[.K497]+[.$C$7]" office:value-type="float" office:value="3956.44678141625">
            <text:p>3956.4467814163</text:p>
          </table:table-cell>
          <table:table-cell table:formula="of:=[.H498]/([.F498]+[.H498])" office:value-type="float" office:value="0.0153015246155125">
            <text:p>0.0153015246</text:p>
          </table:table-cell>
          <table:table-cell table:formula="of:=[.G498]+[.I498]*([.A498] -[.G498] )" office:value-type="float" office:value="1216.08903653449">
            <text:p>1216.0890365345</text:p>
          </table:table-cell>
          <table:table-cell table:formula="of:=(1-[.I498])*[.H498]" office:value-type="float" office:value="3895.90711360045">
            <text:p>3895.9071136005</text:p>
          </table:table-cell>
          <table:table-cell table:formula="of:=ABS([.G498]-[.A498])" office:value-type="float" office:value="506.346842134416">
            <text:p>506.35</text:p>
          </table:table-cell>
          <table:table-cell table:formula="of:=IF([.L498]&lt;[.$C$9];1;0)" office:value-type="float" office:value="0">
            <text:p>0</text:p>
          </table:table-cell>
          <table:table-cell/>
          <table:table-cell table:formula="of:=IF(AND([.M498];[.B498]);&quot;Not Jammed&quot;;IF([.M4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07.968">
            <text:p>1607.9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8]+([.A499]-[.D498])/COUNTA([.$A$60:.A499])" office:value-type="float" office:value="1019.02696818182">
            <text:p>1019.027</text:p>
          </table:table-cell>
          <table:table-cell table:formula="of:=[.E498]+(([.A499]-[.D498])*([.A499]-[.D498]))" office:value-type="float" office:value="111867210.815493">
            <text:p>111867210.815</text:p>
          </table:table-cell>
          <table:table-cell table:formula="of:=[.E499]/(COUNT([.$A$60:.A499])-1)" office:value-type="float" office:value="254822.803679938">
            <text:p>254822.804</text:p>
          </table:table-cell>
          <table:table-cell table:formula="of:=[.J498]" office:value-type="float" office:value="1216.08903653449">
            <text:p>1216.0890365345</text:p>
          </table:table-cell>
          <table:table-cell table:formula="of:=[.K498]+[.$C$7]" office:value-type="float" office:value="3955.90711360045">
            <text:p>3955.9071136005</text:p>
          </table:table-cell>
          <table:table-cell table:formula="of:=[.H499]/([.F499]+[.H499])" office:value-type="float" office:value="0.0152868336868584">
            <text:p>0.0152868337</text:p>
          </table:table-cell>
          <table:table-cell table:formula="of:=[.G499]+[.I499]*([.A499] -[.G499] )" office:value-type="float" office:value="1222.07962507437">
            <text:p>1222.0796250744</text:p>
          </table:table-cell>
          <table:table-cell table:formula="of:=(1-[.I499])*[.H499]" office:value-type="float" office:value="3895.43381947418">
            <text:p>3895.4338194742</text:p>
          </table:table-cell>
          <table:table-cell table:formula="of:=ABS([.G499]-[.A499])" office:value-type="float" office:value="391.878963465509">
            <text:p>391.88</text:p>
          </table:table-cell>
          <table:table-cell table:formula="of:=IF([.L499]&lt;[.$C$9];1;0)" office:value-type="float" office:value="0">
            <text:p>0</text:p>
          </table:table-cell>
          <table:table-cell/>
          <table:table-cell table:formula="of:=IF(AND([.M499];[.B499]);&quot;Not Jammed&quot;;IF([.M4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04.32">
            <text:p>1704.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499]+([.A500]-[.D499])/COUNTA([.$A$60:.A500])" office:value-type="float" office:value="1020.58092063492">
            <text:p>1020.581</text:p>
          </table:table-cell>
          <table:table-cell table:formula="of:=[.E499]+(([.A500]-[.D499])*([.A500]-[.D499]))" office:value-type="float" office:value="112336837.354951">
            <text:p>112336837.355</text:p>
          </table:table-cell>
          <table:table-cell table:formula="of:=[.E500]/(COUNT([.$A$60:.A500])-1)" office:value-type="float" office:value="255310.993988526">
            <text:p>255310.994</text:p>
          </table:table-cell>
          <table:table-cell table:formula="of:=[.J499]" office:value-type="float" office:value="1222.07962507437">
            <text:p>1222.0796250744</text:p>
          </table:table-cell>
          <table:table-cell table:formula="of:=[.K499]+[.$C$7]" office:value-type="float" office:value="3955.43381947418">
            <text:p>3955.4338194742</text:p>
          </table:table-cell>
          <table:table-cell table:formula="of:=[.H500]/([.F500]+[.H500])" office:value-type="float" office:value="0.0152562514665546">
            <text:p>0.0152562515</text:p>
          </table:table-cell>
          <table:table-cell table:formula="of:=[.G500]+[.I500]*([.A500] -[.G500] )" office:value-type="float" office:value="1229.43680550156">
            <text:p>1229.4368055016</text:p>
          </table:table-cell>
          <table:table-cell table:formula="of:=(1-[.I500])*[.H500]" office:value-type="float" office:value="3895.08872646496">
            <text:p>3895.088726465</text:p>
          </table:table-cell>
          <table:table-cell table:formula="of:=ABS([.G500]-[.A500])" office:value-type="float" office:value="482.240374925633">
            <text:p>482.24</text:p>
          </table:table-cell>
          <table:table-cell table:formula="of:=IF([.L500]&lt;[.$C$9];1;0)" office:value-type="float" office:value="0">
            <text:p>0</text:p>
          </table:table-cell>
          <table:table-cell/>
          <table:table-cell table:formula="of:=IF(AND([.M500];[.B500]);&quot;Not Jammed&quot;;IF([.M5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3.212">
            <text:p>1333.2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0]+([.A501]-[.D500])/COUNTA([.$A$60:.A501])" office:value-type="float" office:value="1021.28823076923">
            <text:p>1021.288</text:p>
          </table:table-cell>
          <table:table-cell table:formula="of:=[.E500]+(([.A501]-[.D500])*([.A501]-[.D500]))" office:value-type="float" office:value="112434575.546736">
            <text:p>112434575.547</text:p>
          </table:table-cell>
          <table:table-cell table:formula="of:=[.E501]/(COUNT([.$A$60:.A501])-1)" office:value-type="float" office:value="254953.686047021">
            <text:p>254953.686</text:p>
          </table:table-cell>
          <table:table-cell table:formula="of:=[.J500]" office:value-type="float" office:value="1229.43680550156">
            <text:p>1229.4368055016</text:p>
          </table:table-cell>
          <table:table-cell table:formula="of:=[.K500]+[.$C$7]" office:value-type="float" office:value="3955.08872646496">
            <text:p>3955.088726465</text:p>
          </table:table-cell>
          <table:table-cell table:formula="of:=[.H501]/([.F501]+[.H501])" office:value-type="float" office:value="0.0152759933684178">
            <text:p>0.0152759934</text:p>
          </table:table-cell>
          <table:table-cell table:formula="of:=[.G501]+[.I501]*([.A501] -[.G501] )" office:value-type="float" office:value="1231.02207468452">
            <text:p>1231.0220746845</text:p>
          </table:table-cell>
          <table:table-cell table:formula="of:=(1-[.I501])*[.H501]" office:value-type="float" office:value="3894.67081730798">
            <text:p>3894.670817308</text:p>
          </table:table-cell>
          <table:table-cell table:formula="of:=ABS([.G501]-[.A501])" office:value-type="float" office:value="103.775194498442">
            <text:p>103.78</text:p>
          </table:table-cell>
          <table:table-cell table:formula="of:=IF([.L501]&lt;[.$C$9];1;0)" office:value-type="float" office:value="1">
            <text:p>1</text:p>
          </table:table-cell>
          <table:table-cell/>
          <table:table-cell table:formula="of:=IF(AND([.M501];[.B501]);&quot;Not Jammed&quot;;IF([.M5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51.469">
            <text:p>1351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1]+([.A502]-[.D501])/COUNTA([.$A$60:.A502])" office:value-type="float" office:value="1022.03355981941">
            <text:p>1022.034</text:p>
          </table:table-cell>
          <table:table-cell table:formula="of:=[.E501]+(([.A502]-[.D501])*([.A502]-[.D501]))" office:value-type="float" office:value="112543594.887106">
            <text:p>112543594.887</text:p>
          </table:table-cell>
          <table:table-cell table:formula="of:=[.E502]/(COUNT([.$A$60:.A502])-1)" office:value-type="float" office:value="254623.517844132">
            <text:p>254623.518</text:p>
          </table:table-cell>
          <table:table-cell table:formula="of:=[.J501]" office:value-type="float" office:value="1231.02207468452">
            <text:p>1231.0220746845</text:p>
          </table:table-cell>
          <table:table-cell table:formula="of:=[.K501]+[.$C$7]" office:value-type="float" office:value="3954.67081730798">
            <text:p>3954.670817308</text:p>
          </table:table-cell>
          <table:table-cell table:formula="of:=[.H502]/([.F502]+[.H502])" office:value-type="float" office:value="0.0152939071844373">
            <text:p>0.0152939072</text:p>
          </table:table-cell>
          <table:table-cell table:formula="of:=[.G502]+[.I502]*([.A502] -[.G502] )" office:value-type="float" office:value="1232.86417878095">
            <text:p>1232.864178781</text:p>
          </table:table-cell>
          <table:table-cell table:formula="of:=(1-[.I502])*[.H502]" office:value-type="float" office:value="3894.18844888307">
            <text:p>3894.1884488831</text:p>
          </table:table-cell>
          <table:table-cell table:formula="of:=ABS([.G502]-[.A502])" office:value-type="float" office:value="120.446925315478">
            <text:p>120.45</text:p>
          </table:table-cell>
          <table:table-cell table:formula="of:=IF([.L502]&lt;[.$C$9];1;0)" office:value-type="float" office:value="1">
            <text:p>1</text:p>
          </table:table-cell>
          <table:table-cell/>
          <table:table-cell table:formula="of:=IF(AND([.M502];[.B502]);&quot;Not Jammed&quot;;IF([.M5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44.458">
            <text:p>1344.4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2]+([.A503]-[.D502])/COUNTA([.$A$60:.A503])" office:value-type="float" office:value="1022.75974099099">
            <text:p>1022.760</text:p>
          </table:table-cell>
          <table:table-cell table:formula="of:=[.E502]+(([.A503]-[.D502])*([.A503]-[.D502]))" office:value-type="float" office:value="112647552.406732">
            <text:p>112647552.407</text:p>
          </table:table-cell>
          <table:table-cell table:formula="of:=[.E503]/(COUNT([.$A$60:.A503])-1)" office:value-type="float" office:value="254283.414010682">
            <text:p>254283.414</text:p>
          </table:table-cell>
          <table:table-cell table:formula="of:=[.J502]" office:value-type="float" office:value="1232.86417878095">
            <text:p>1232.864178781</text:p>
          </table:table-cell>
          <table:table-cell table:formula="of:=[.K502]+[.$C$7]" office:value-type="float" office:value="3954.18844888307">
            <text:p>3954.1884488831</text:p>
          </table:table-cell>
          <table:table-cell table:formula="of:=[.H503]/([.F503]+[.H503])" office:value-type="float" office:value="0.0153122101941069">
            <text:p>0.0153122102</text:p>
          </table:table-cell>
          <table:table-cell table:formula="of:=[.G503]+[.I503]*([.A503] -[.G503] )" office:value-type="float" office:value="1234.57292682782">
            <text:p>1234.5729268278</text:p>
          </table:table-cell>
          <table:table-cell table:formula="of:=(1-[.I503])*[.H503]" office:value-type="float" office:value="3893.64108420666">
            <text:p>3893.6410842067</text:p>
          </table:table-cell>
          <table:table-cell table:formula="of:=ABS([.G503]-[.A503])" office:value-type="float" office:value="111.593821219052">
            <text:p>111.59</text:p>
          </table:table-cell>
          <table:table-cell table:formula="of:=IF([.L503]&lt;[.$C$9];1;0)" office:value-type="float" office:value="1">
            <text:p>1</text:p>
          </table:table-cell>
          <table:table-cell/>
          <table:table-cell table:formula="of:=IF(AND([.M503];[.B503]);&quot;Not Jammed&quot;;IF([.M5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98.704">
            <text:p>1298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3]+([.A504]-[.D503])/COUNTA([.$A$60:.A504])" office:value-type="float" office:value="1023.37984044944">
            <text:p>1023.380</text:p>
          </table:table-cell>
          <table:table-cell table:formula="of:=[.E503]+(([.A504]-[.D503])*([.A504]-[.D503]))" office:value-type="float" office:value="112723697.640812">
            <text:p>112723697.641</text:p>
          </table:table-cell>
          <table:table-cell table:formula="of:=[.E504]/(COUNT([.$A$60:.A504])-1)" office:value-type="float" office:value="253882.201893721">
            <text:p>253882.202</text:p>
          </table:table-cell>
          <table:table-cell table:formula="of:=[.J503]" office:value-type="float" office:value="1234.57292682782">
            <text:p>1234.5729268278</text:p>
          </table:table-cell>
          <table:table-cell table:formula="of:=[.K503]+[.$C$7]" office:value-type="float" office:value="3953.64108420666">
            <text:p>3953.6410842067</text:p>
          </table:table-cell>
          <table:table-cell table:formula="of:=[.H504]/([.F504]+[.H504])" office:value-type="float" office:value="0.0153339467412416">
            <text:p>0.0153339467</text:p>
          </table:table-cell>
          <table:table-cell table:formula="of:=[.G504]+[.I504]*([.A504] -[.G504] )" office:value-type="float" office:value="1235.5563092883">
            <text:p>1235.5563092883</text:p>
          </table:table-cell>
          <table:table-cell table:formula="of:=(1-[.I504])*[.H504]" office:value-type="float" office:value="3893.01616238745">
            <text:p>3893.0161623875</text:p>
          </table:table-cell>
          <table:table-cell table:formula="of:=ABS([.G504]-[.A504])" office:value-type="float" office:value="64.1310731721819">
            <text:p>64.13</text:p>
          </table:table-cell>
          <table:table-cell table:formula="of:=IF([.L504]&lt;[.$C$9];1;0)" office:value-type="float" office:value="1">
            <text:p>1</text:p>
          </table:table-cell>
          <table:table-cell/>
          <table:table-cell table:formula="of:=IF(AND([.M504];[.B504]);&quot;Not Jammed&quot;;IF([.M5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00.281">
            <text:p>1200.2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4]+([.A505]-[.D504])/COUNTA([.$A$60:.A505])" office:value-type="float" office:value="1023.77647982063">
            <text:p>1023.776</text:p>
          </table:table-cell>
          <table:table-cell table:formula="of:=[.E504]+(([.A505]-[.D504])*([.A505]-[.D504]))" office:value-type="float" office:value="112754991.661062">
            <text:p>112754991.661</text:p>
          </table:table-cell>
          <table:table-cell table:formula="of:=[.E505]/(COUNT([.$A$60:.A505])-1)" office:value-type="float" office:value="253382.003732724">
            <text:p>253382.004</text:p>
          </table:table-cell>
          <table:table-cell table:formula="of:=[.J504]" office:value-type="float" office:value="1235.5563092883">
            <text:p>1235.5563092883</text:p>
          </table:table-cell>
          <table:table-cell table:formula="of:=[.K504]+[.$C$7]" office:value-type="float" office:value="3953.01616238745">
            <text:p>3953.0161623875</text:p>
          </table:table-cell>
          <table:table-cell table:formula="of:=[.H505]/([.F505]+[.H505])" office:value-type="float" office:value="0.0153613610926281">
            <text:p>0.0153613611</text:p>
          </table:table-cell>
          <table:table-cell table:formula="of:=[.G505]+[.I505]*([.A505] -[.G505] )" office:value-type="float" office:value="1235.01443252467">
            <text:p>1235.0144325247</text:p>
          </table:table-cell>
          <table:table-cell table:formula="of:=(1-[.I505])*[.H505]" office:value-type="float" office:value="3892.29245371202">
            <text:p>3892.292453712</text:p>
          </table:table-cell>
          <table:table-cell table:formula="of:=ABS([.G505]-[.A505])" office:value-type="float" office:value="35.275309288299">
            <text:p>35.28</text:p>
          </table:table-cell>
          <table:table-cell table:formula="of:=IF([.L505]&lt;[.$C$9];1;0)" office:value-type="float" office:value="1">
            <text:p>1</text:p>
          </table:table-cell>
          <table:table-cell/>
          <table:table-cell table:formula="of:=IF(AND([.M505];[.B505]);&quot;Not Jammed&quot;;IF([.M50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02.723">
            <text:p>1202.7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5]+([.A506]-[.D505])/COUNTA([.$A$60:.A506])" office:value-type="float" office:value="1024.17680760626">
            <text:p>1024.177</text:p>
          </table:table-cell>
          <table:table-cell table:formula="of:=[.E505]+(([.A506]-[.D505])*([.A506]-[.D505]))" office:value-type="float" office:value="112787013.518147">
            <text:p>112787013.518</text:p>
          </table:table-cell>
          <table:table-cell table:formula="of:=[.E506]/(COUNT([.$A$60:.A506])-1)" office:value-type="float" office:value="252885.680533961">
            <text:p>252885.681</text:p>
          </table:table-cell>
          <table:table-cell table:formula="of:=[.J505]" office:value-type="float" office:value="1235.01443252467">
            <text:p>1235.0144325247</text:p>
          </table:table-cell>
          <table:table-cell table:formula="of:=[.K505]+[.$C$7]" office:value-type="float" office:value="3952.29245371202">
            <text:p>3952.292453712</text:p>
          </table:table-cell>
          <table:table-cell table:formula="of:=[.H506]/([.F506]+[.H506])" office:value-type="float" office:value="0.0153882714761252">
            <text:p>0.0153882715</text:p>
          </table:table-cell>
          <table:table-cell table:formula="of:=[.G506]+[.I506]*([.A506] -[.G506] )" office:value-type="float" office:value="1234.51752319462">
            <text:p>1234.5175231946</text:p>
          </table:table-cell>
          <table:table-cell table:formula="of:=(1-[.I506])*[.H506]" office:value-type="float" office:value="3891.47350448126">
            <text:p>3891.4735044813</text:p>
          </table:table-cell>
          <table:table-cell table:formula="of:=ABS([.G506]-[.A506])" office:value-type="float" office:value="32.2914325246672">
            <text:p>32.29</text:p>
          </table:table-cell>
          <table:table-cell table:formula="of:=IF([.L506]&lt;[.$C$9];1;0)" office:value-type="float" office:value="1">
            <text:p>1</text:p>
          </table:table-cell>
          <table:table-cell/>
          <table:table-cell table:formula="of:=IF(AND([.M506];[.B506]);&quot;Not Jammed&quot;;IF([.M50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77.25">
            <text:p>577.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6]+([.A507]-[.D506])/COUNTA([.$A$60:.A507])" office:value-type="float" office:value="1023.179203125">
            <text:p>1023.179</text:p>
          </table:table-cell>
          <table:table-cell table:formula="of:=[.E506]+(([.A507]-[.D506])*([.A507]-[.D506]))" office:value-type="float" office:value="112986757.089504">
            <text:p>112986757.090</text:p>
          </table:table-cell>
          <table:table-cell table:formula="of:=[.E507]/(COUNT([.$A$60:.A507])-1)" office:value-type="float" office:value="252766.794383677">
            <text:p>252766.794</text:p>
          </table:table-cell>
          <table:table-cell table:formula="of:=[.J506]" office:value-type="float" office:value="1234.51752319462">
            <text:p>1234.5175231946</text:p>
          </table:table-cell>
          <table:table-cell table:formula="of:=[.K506]+[.$C$7]" office:value-type="float" office:value="3951.47350448126">
            <text:p>3951.4735044813</text:p>
          </table:table-cell>
          <table:table-cell table:formula="of:=[.H507]/([.F507]+[.H507])" office:value-type="float" office:value="0.0153922567995931">
            <text:p>0.0153922568</text:p>
          </table:table-cell>
          <table:table-cell table:formula="of:=[.G507]+[.I507]*([.A507] -[.G507] )" office:value-type="float" office:value="1224.40069269158">
            <text:p>1224.4006926916</text:p>
          </table:table-cell>
          <table:table-cell table:formula="of:=(1-[.I507])*[.H507]" office:value-type="float" office:value="3890.6514095635">
            <text:p>3890.6514095635</text:p>
          </table:table-cell>
          <table:table-cell table:formula="of:=ABS([.G507]-[.A507])" office:value-type="float" office:value="657.267523194625">
            <text:p>657.27</text:p>
          </table:table-cell>
          <table:table-cell table:formula="of:=IF([.L507]&lt;[.$C$9];1;0)" office:value-type="float" office:value="0">
            <text:p>0</text:p>
          </table:table-cell>
          <table:table-cell/>
          <table:table-cell table:formula="of:=IF(AND([.M507];[.B507]);&quot;Not Jammed&quot;;IF([.M5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51.58">
            <text:p>551.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7]+([.A508]-[.D507])/COUNTA([.$A$60:.A508])" office:value-type="float" office:value="1022.12887082405">
            <text:p>1022.129</text:p>
          </table:table-cell>
          <table:table-cell table:formula="of:=[.E507]+(([.A508]-[.D507])*([.A508]-[.D507]))" office:value-type="float" office:value="113209162.897892">
            <text:p>113209162.898</text:p>
          </table:table-cell>
          <table:table-cell table:formula="of:=[.E508]/(COUNT([.$A$60:.A508])-1)" office:value-type="float" office:value="252699.024325652">
            <text:p>252699.024</text:p>
          </table:table-cell>
          <table:table-cell table:formula="of:=[.J507]" office:value-type="float" office:value="1224.40069269158">
            <text:p>1224.4006926916</text:p>
          </table:table-cell>
          <table:table-cell table:formula="of:=[.K507]+[.$C$7]" office:value-type="float" office:value="3950.6514095635">
            <text:p>3950.6514095635</text:p>
          </table:table-cell>
          <table:table-cell table:formula="of:=[.H508]/([.F508]+[.H508])" office:value-type="float" office:value="0.0153931673525252">
            <text:p>0.0153931674</text:p>
          </table:table-cell>
          <table:table-cell table:formula="of:=[.G508]+[.I508]*([.A508] -[.G508] )" office:value-type="float" office:value="1214.04385117074">
            <text:p>1214.0438511707</text:p>
          </table:table-cell>
          <table:table-cell table:formula="of:=(1-[.I508])*[.H508]" office:value-type="float" office:value="3889.8383712646">
            <text:p>3889.8383712646</text:p>
          </table:table-cell>
          <table:table-cell table:formula="of:=ABS([.G508]-[.A508])" office:value-type="float" office:value="672.82069269158">
            <text:p>672.82</text:p>
          </table:table-cell>
          <table:table-cell table:formula="of:=IF([.L508]&lt;[.$C$9];1;0)" office:value-type="float" office:value="0">
            <text:p>0</text:p>
          </table:table-cell>
          <table:table-cell/>
          <table:table-cell table:formula="of:=IF(AND([.M508];[.B508]);&quot;Not Jammed&quot;;IF([.M5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667">
            <text:p>538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8]+([.A509]-[.D508])/COUNTA([.$A$60:.A509])" office:value-type="float" office:value="1021.05451111111">
            <text:p>1021.055</text:p>
          </table:table-cell>
          <table:table-cell table:formula="of:=[.E508]+(([.A509]-[.D508])*([.A509]-[.D508]))" office:value-type="float" office:value="113442898.278433">
            <text:p>113442898.278</text:p>
          </table:table-cell>
          <table:table-cell table:formula="of:=[.E509]/(COUNT([.$A$60:.A509])-1)" office:value-type="float" office:value="252656.789038825">
            <text:p>252656.789</text:p>
          </table:table-cell>
          <table:table-cell table:formula="of:=[.J508]" office:value-type="float" office:value="1214.04385117074">
            <text:p>1214.0438511707</text:p>
          </table:table-cell>
          <table:table-cell table:formula="of:=[.K508]+[.$C$7]" office:value-type="float" office:value="3949.8383712646">
            <text:p>3949.8383712646</text:p>
          </table:table-cell>
          <table:table-cell table:formula="of:=[.H509]/([.F509]+[.H509])" office:value-type="float" office:value="0.0153925812872801">
            <text:p>0.0153925813</text:p>
          </table:table-cell>
          <table:table-cell table:formula="of:=[.G509]+[.I509]*([.A509] -[.G509] )" office:value-type="float" office:value="1203.64805808954">
            <text:p>1203.6480580896</text:p>
          </table:table-cell>
          <table:table-cell table:formula="of:=(1-[.I509])*[.H509]" office:value-type="float" office:value="3889.04016306329">
            <text:p>3889.0401630633</text:p>
          </table:table-cell>
          <table:table-cell table:formula="of:=ABS([.G509]-[.A509])" office:value-type="float" office:value="675.376851170737">
            <text:p>675.38</text:p>
          </table:table-cell>
          <table:table-cell table:formula="of:=IF([.L509]&lt;[.$C$9];1;0)" office:value-type="float" office:value="0">
            <text:p>0</text:p>
          </table:table-cell>
          <table:table-cell/>
          <table:table-cell table:formula="of:=IF(AND([.M509];[.B509]);&quot;Not Jammed&quot;;IF([.M50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67">
            <text:p>527.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09]+([.A510]-[.D509])/COUNTA([.$A$60:.A510])" office:value-type="float" office:value="1019.96053215078">
            <text:p>1019.961</text:p>
          </table:table-cell>
          <table:table-cell table:formula="of:=[.E509]+(([.A510]-[.D509])*([.A510]-[.D509]))" office:value-type="float" office:value="113686326.554237">
            <text:p>113686326.554</text:p>
          </table:table-cell>
          <table:table-cell table:formula="of:=[.E510]/(COUNT([.$A$60:.A510])-1)" office:value-type="float" office:value="252636.281231638">
            <text:p>252636.281</text:p>
          </table:table-cell>
          <table:table-cell table:formula="of:=[.J509]" office:value-type="float" office:value="1203.64805808954">
            <text:p>1203.6480580896</text:p>
          </table:table-cell>
          <table:table-cell table:formula="of:=[.K509]+[.$C$7]" office:value-type="float" office:value="3949.04016306329">
            <text:p>3949.0401630633</text:p>
          </table:table-cell>
          <table:table-cell table:formula="of:=[.H510]/([.F510]+[.H510])" office:value-type="float" office:value="0.0153907485494408">
            <text:p>0.0153907485</text:p>
          </table:table-cell>
          <table:table-cell table:formula="of:=[.G510]+[.I510]*([.A510] -[.G510] )" office:value-type="float" office:value="1193.24424977255">
            <text:p>1193.2442497726</text:p>
          </table:table-cell>
          <table:table-cell table:formula="of:=(1-[.I510])*[.H510]" office:value-type="float" office:value="3888.26147890194">
            <text:p>3888.2614789019</text:p>
          </table:table-cell>
          <table:table-cell table:formula="of:=ABS([.G510]-[.A510])" office:value-type="float" office:value="675.978058089544">
            <text:p>675.98</text:p>
          </table:table-cell>
          <table:table-cell table:formula="of:=IF([.L510]&lt;[.$C$9];1;0)" office:value-type="float" office:value="0">
            <text:p>0</text:p>
          </table:table-cell>
          <table:table-cell/>
          <table:table-cell table:formula="of:=IF(AND([.M510];[.B510]);&quot;Not Jammed&quot;;IF([.M51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825">
            <text:p>525.8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0]+([.A511]-[.D510])/COUNTA([.$A$60:.A511])" office:value-type="float" office:value="1018.8673119469">
            <text:p>1018.867</text:p>
          </table:table-cell>
          <table:table-cell table:formula="of:=[.E510]+(([.A511]-[.D510])*([.A511]-[.D510]))" office:value-type="float" office:value="113930496.478371">
            <text:p>113930496.478</text:p>
          </table:table-cell>
          <table:table-cell table:formula="of:=[.E511]/(COUNT([.$A$60:.A511])-1)" office:value-type="float" office:value="252617.508821221">
            <text:p>252617.509</text:p>
          </table:table-cell>
          <table:table-cell table:formula="of:=[.J510]" office:value-type="float" office:value="1193.24424977255">
            <text:p>1193.2442497726</text:p>
          </table:table-cell>
          <table:table-cell table:formula="of:=[.K510]+[.$C$7]" office:value-type="float" office:value="3948.26147890194">
            <text:p>3948.2614789019</text:p>
          </table:table-cell>
          <table:table-cell table:formula="of:=[.H511]/([.F511]+[.H511])" office:value-type="float" office:value="0.0153888863439709">
            <text:p>0.0153888863</text:p>
          </table:table-cell>
          <table:table-cell table:formula="of:=[.G511]+[.I511]*([.A511] -[.G511] )" office:value-type="float" office:value="1182.97341079402">
            <text:p>1182.973410794</text:p>
          </table:table-cell>
          <table:table-cell table:formula="of:=(1-[.I511])*[.H511]" office:value-type="float" office:value="3887.50213174684">
            <text:p>3887.5021317468</text:p>
          </table:table-cell>
          <table:table-cell table:formula="of:=ABS([.G511]-[.A511])" office:value-type="float" office:value="667.419249772548">
            <text:p>667.42</text:p>
          </table:table-cell>
          <table:table-cell table:formula="of:=IF([.L511]&lt;[.$C$9];1;0)" office:value-type="float" office:value="0">
            <text:p>0</text:p>
          </table:table-cell>
          <table:table-cell/>
          <table:table-cell table:formula="of:=IF(AND([.M511];[.B511]);&quot;Not Jammed&quot;;IF([.M5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1]+([.A512]-[.D511])/COUNTA([.$A$60:.A512])" office:value-type="float" office:value="1017.7825187638">
            <text:p>1017.783</text:p>
          </table:table-cell>
          <table:table-cell table:formula="of:=[.E511]+(([.A512]-[.D511])*([.A512]-[.D511]))" office:value-type="float" office:value="114171981.55588">
            <text:p>114171981.556</text:p>
          </table:table-cell>
          <table:table-cell table:formula="of:=[.E512]/(COUNT([.$A$60:.A512])-1)" office:value-type="float" office:value="252592.879548408">
            <text:p>252592.880</text:p>
          </table:table-cell>
          <table:table-cell table:formula="of:=[.J511]" office:value-type="float" office:value="1182.97341079402">
            <text:p>1182.973410794</text:p>
          </table:table-cell>
          <table:table-cell table:formula="of:=[.K511]+[.$C$7]" office:value-type="float" office:value="3947.50213174684">
            <text:p>3947.5021317468</text:p>
          </table:table-cell>
          <table:table-cell table:formula="of:=[.H512]/([.F512]+[.H512])" office:value-type="float" office:value="0.015387449359409">
            <text:p>0.0153874494</text:p>
          </table:table-cell>
          <table:table-cell table:formula="of:=[.G512]+[.I512]*([.A512] -[.G512] )" office:value-type="float" office:value="1172.88666983122">
            <text:p>1172.8866698312</text:p>
          </table:table-cell>
          <table:table-cell table:formula="of:=(1-[.I512])*[.H512]" office:value-type="float" office:value="3886.76014259843">
            <text:p>3886.7601425984</text:p>
          </table:table-cell>
          <table:table-cell table:formula="of:=ABS([.G512]-[.A512])" office:value-type="float" office:value="655.517410794021">
            <text:p>655.52</text:p>
          </table:table-cell>
          <table:table-cell table:formula="of:=IF([.L512]&lt;[.$C$9];1;0)" office:value-type="float" office:value="0">
            <text:p>0</text:p>
          </table:table-cell>
          <table:table-cell/>
          <table:table-cell table:formula="of:=IF(AND([.M512];[.B512]);&quot;Not Jammed&quot;;IF([.M5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2]+([.A513]-[.D512])/COUNTA([.$A$60:.A513])" office:value-type="float" office:value="1016.70250440529">
            <text:p>1016.703</text:p>
          </table:table-cell>
          <table:table-cell table:formula="of:=[.E512]+(([.A513]-[.D512])*([.A513]-[.D512]))" office:value-type="float" office:value="114412401.650883">
            <text:p>114412401.651</text:p>
          </table:table-cell>
          <table:table-cell table:formula="of:=[.E513]/(COUNT([.$A$60:.A513])-1)" office:value-type="float" office:value="252566.008059345">
            <text:p>252566.008</text:p>
          </table:table-cell>
          <table:table-cell table:formula="of:=[.J512]" office:value-type="float" office:value="1172.88666983122">
            <text:p>1172.8866698312</text:p>
          </table:table-cell>
          <table:table-cell table:formula="of:=[.K512]+[.$C$7]" office:value-type="float" office:value="3946.76014259843">
            <text:p>3946.7601425984</text:p>
          </table:table-cell>
          <table:table-cell table:formula="of:=[.H513]/([.F513]+[.H513])" office:value-type="float" office:value="0.0153862132098285">
            <text:p>0.0153862132</text:p>
          </table:table-cell>
          <table:table-cell table:formula="of:=[.G513]+[.I513]*([.A513] -[.G513] )" office:value-type="float" office:value="1162.95593593303">
            <text:p>1162.955935933</text:p>
          </table:table-cell>
          <table:table-cell table:formula="of:=(1-[.I513])*[.H513]" office:value-type="float" office:value="3886.03444955635">
            <text:p>3886.0344495564</text:p>
          </table:table-cell>
          <table:table-cell table:formula="of:=ABS([.G513]-[.A513])" office:value-type="float" office:value="645.430669831217">
            <text:p>645.43</text:p>
          </table:table-cell>
          <table:table-cell table:formula="of:=IF([.L513]&lt;[.$C$9];1;0)" office:value-type="float" office:value="0">
            <text:p>0</text:p>
          </table:table-cell>
          <table:table-cell/>
          <table:table-cell table:formula="of:=IF(AND([.M513];[.B513]);&quot;Not Jammed&quot;;IF([.M5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09.151">
            <text:p>509.1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3]+([.A514]-[.D513])/COUNTA([.$A$60:.A514])" office:value-type="float" office:value="1015.58700659341">
            <text:p>1015.587</text:p>
          </table:table-cell>
          <table:table-cell table:formula="of:=[.E513]+(([.A514]-[.D513])*([.A514]-[.D513]))" office:value-type="float" office:value="114670010.180507">
            <text:p>114670010.181</text:p>
          </table:table-cell>
          <table:table-cell table:formula="of:=[.E514]/(COUNT([.$A$60:.A514])-1)" office:value-type="float" office:value="252577.114935038">
            <text:p>252577.115</text:p>
          </table:table-cell>
          <table:table-cell table:formula="of:=[.J513]" office:value-type="float" office:value="1162.95593593303">
            <text:p>1162.955935933</text:p>
          </table:table-cell>
          <table:table-cell table:formula="of:=[.K513]+[.$C$7]" office:value-type="float" office:value="3946.03444955635">
            <text:p>3946.0344495564</text:p>
          </table:table-cell>
          <table:table-cell table:formula="of:=[.H514]/([.F514]+[.H514])" office:value-type="float" office:value="0.0153827615910026">
            <text:p>0.0153827616</text:p>
          </table:table-cell>
          <table:table-cell table:formula="of:=[.G514]+[.I514]*([.A514] -[.G514] )" office:value-type="float" office:value="1152.89861047655">
            <text:p>1152.8986104766</text:p>
          </table:table-cell>
          <table:table-cell table:formula="of:=(1-[.I514])*[.H514]" office:value-type="float" office:value="3885.33354238895">
            <text:p>3885.333542389</text:p>
          </table:table-cell>
          <table:table-cell table:formula="of:=ABS([.G514]-[.A514])" office:value-type="float" office:value="653.804935933031">
            <text:p>653.80</text:p>
          </table:table-cell>
          <table:table-cell table:formula="of:=IF([.L514]&lt;[.$C$9];1;0)" office:value-type="float" office:value="0">
            <text:p>0</text:p>
          </table:table-cell>
          <table:table-cell/>
          <table:table-cell table:formula="of:=IF(AND([.M514];[.B514]);&quot;Not Jammed&quot;;IF([.M5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2.548">
            <text:p>492.5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4]+([.A515]-[.D514])/COUNTA([.$A$60:.A515])" office:value-type="float" office:value="1014.43999122807">
            <text:p>1014.440</text:p>
          </table:table-cell>
          <table:table-cell table:formula="of:=[.E514]+(([.A515]-[.D514])*([.A515]-[.D514]))" office:value-type="float" office:value="114943579.982926">
            <text:p>114943579.983</text:p>
          </table:table-cell>
          <table:table-cell table:formula="of:=[.E515]/(COUNT([.$A$60:.A515])-1)" office:value-type="float" office:value="252623.252709726">
            <text:p>252623.253</text:p>
          </table:table-cell>
          <table:table-cell table:formula="of:=[.J514]" office:value-type="float" office:value="1152.89861047655">
            <text:p>1152.8986104766</text:p>
          </table:table-cell>
          <table:table-cell table:formula="of:=[.K514]+[.$C$7]" office:value-type="float" office:value="3945.33354238894">
            <text:p>3945.333542389</text:p>
          </table:table-cell>
          <table:table-cell table:formula="of:=[.H515]/([.F515]+[.H515])" office:value-type="float" office:value="0.0153773055385358">
            <text:p>0.0153773055</text:p>
          </table:table-cell>
          <table:table-cell table:formula="of:=[.G515]+[.I515]*([.A515] -[.G515] )" office:value-type="float" office:value="1142.7441973767">
            <text:p>1142.7441973767</text:p>
          </table:table-cell>
          <table:table-cell table:formula="of:=(1-[.I515])*[.H515]" office:value-type="float" office:value="3884.6649430562">
            <text:p>3884.6649430562</text:p>
          </table:table-cell>
          <table:table-cell table:formula="of:=ABS([.G515]-[.A515])" office:value-type="float" office:value="660.350610476552">
            <text:p>660.35</text:p>
          </table:table-cell>
          <table:table-cell table:formula="of:=IF([.L515]&lt;[.$C$9];1;0)" office:value-type="float" office:value="0">
            <text:p>0</text:p>
          </table:table-cell>
          <table:table-cell/>
          <table:table-cell table:formula="of:=IF(AND([.M515];[.B515]);&quot;Not Jammed&quot;;IF([.M5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925">
            <text:p>488.9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5]+([.A516]-[.D515])/COUNTA([.$A$60:.A516])" office:value-type="float" office:value="1013.2900678337">
            <text:p>1013.290</text:p>
          </table:table-cell>
          <table:table-cell table:formula="of:=[.E515]+(([.A516]-[.D515])*([.A516]-[.D515]))" office:value-type="float" office:value="115219745.988931">
            <text:p>115219745.989</text:p>
          </table:table-cell>
          <table:table-cell table:formula="of:=[.E516]/(COUNT([.$A$60:.A516])-1)" office:value-type="float" office:value="252674.881554673">
            <text:p>252674.882</text:p>
          </table:table-cell>
          <table:table-cell table:formula="of:=[.J515]" office:value-type="float" office:value="1142.7441973767">
            <text:p>1142.7441973767</text:p>
          </table:table-cell>
          <table:table-cell table:formula="of:=[.K515]+[.$C$7]" office:value-type="float" office:value="3944.6649430562">
            <text:p>3944.6649430562</text:p>
          </table:table-cell>
          <table:table-cell table:formula="of:=[.H516]/([.F516]+[.H516])" office:value-type="float" office:value="0.0153716464583149">
            <text:p>0.0153716465</text:p>
          </table:table-cell>
          <table:table-cell table:formula="of:=[.G516]+[.I516]*([.A516] -[.G516] )" office:value-type="float" office:value="1132.69391982696">
            <text:p>1132.693919827</text:p>
          </table:table-cell>
          <table:table-cell table:formula="of:=(1-[.I516])*[.H516]" office:value-type="float" office:value="3884.02894815503">
            <text:p>3884.028948155</text:p>
          </table:table-cell>
          <table:table-cell table:formula="of:=ABS([.G516]-[.A516])" office:value-type="float" office:value="653.819197376696">
            <text:p>653.82</text:p>
          </table:table-cell>
          <table:table-cell table:formula="of:=IF([.L516]&lt;[.$C$9];1;0)" office:value-type="float" office:value="0">
            <text:p>0</text:p>
          </table:table-cell>
          <table:table-cell/>
          <table:table-cell table:formula="of:=IF(AND([.M516];[.B516]);&quot;Not Jammed&quot;;IF([.M5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57.679">
            <text:p>757.6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6]+([.A517]-[.D516])/COUNTA([.$A$60:.A517])" office:value-type="float" office:value="1012.7319650655">
            <text:p>1012.732</text:p>
          </table:table-cell>
          <table:table-cell table:formula="of:=[.E516]+(([.A517]-[.D516])*([.A517]-[.D516]))" office:value-type="float" office:value="115285083.00693">
            <text:p>115285083.007</text:p>
          </table:table-cell>
          <table:table-cell table:formula="of:=[.E517]/(COUNT([.$A$60:.A517])-1)" office:value-type="float" office:value="252264.95187512">
            <text:p>252264.952</text:p>
          </table:table-cell>
          <table:table-cell table:formula="of:=[.J516]" office:value-type="float" office:value="1132.69391982696">
            <text:p>1132.693919827</text:p>
          </table:table-cell>
          <table:table-cell table:formula="of:=[.K516]+[.$C$7]" office:value-type="float" office:value="3944.02894815503">
            <text:p>3944.028948155</text:p>
          </table:table-cell>
          <table:table-cell table:formula="of:=[.H517]/([.F517]+[.H517])" office:value-type="float" office:value="0.0153937966400775">
            <text:p>0.0153937966</text:p>
          </table:table-cell>
          <table:table-cell table:formula="of:=[.G517]+[.I517]*([.A517] -[.G517] )" office:value-type="float" office:value="1126.92101641415">
            <text:p>1126.9210164142</text:p>
          </table:table-cell>
          <table:table-cell table:formula="of:=(1-[.I517])*[.H517]" office:value-type="float" office:value="3883.31536858455">
            <text:p>3883.3153685846</text:p>
          </table:table-cell>
          <table:table-cell table:formula="of:=ABS([.G517]-[.A517])" office:value-type="float" office:value="375.014919826962">
            <text:p>375.01</text:p>
          </table:table-cell>
          <table:table-cell table:formula="of:=IF([.L517]&lt;[.$C$9];1;0)" office:value-type="float" office:value="0">
            <text:p>0</text:p>
          </table:table-cell>
          <table:table-cell/>
          <table:table-cell table:formula="of:=IF(AND([.M517];[.B517]);&quot;Not Jammed&quot;;IF([.M51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59.42">
            <text:p>859.4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517]+([.A518]-[.D517])/COUNTA([.$A$60:.A518])" office:value-type="float" office:value="1012.39795206972">
            <text:p>1012.398</text:p>
          </table:table-cell>
          <table:table-cell table:formula="of:=[.E517]+(([.A518]-[.D517])*([.A518]-[.D517]))" office:value-type="float" office:value="115308587.565562">
            <text:p>115308587.566</text:p>
          </table:table-cell>
          <table:table-cell table:formula="of:=[.E518]/(COUNT([.$A$60:.A518])-1)" office:value-type="float" office:value="251765.475033979">
            <text:p>251765.475</text:p>
          </table:table-cell>
          <table:table-cell table:formula="of:=[.J517]" office:value-type="float" office:value="1126.92101641415">
            <text:p>1126.9210164142</text:p>
          </table:table-cell>
          <table:table-cell table:formula="of:=[.K517]+[.$C$7]" office:value-type="float" office:value="3943.31536858455">
            <text:p>3943.3153685846</text:p>
          </table:table-cell>
          <table:table-cell table:formula="of:=[.H518]/([.F518]+[.H518])" office:value-type="float" office:value="0.0154211177581208">
            <text:p>0.0154211178</text:p>
          </table:table-cell>
          <table:table-cell table:formula="of:=[.G518]+[.I518]*([.A518] -[.G518] )" office:value-type="float" office:value="1122.79585173961">
            <text:p>1122.7958517396</text:p>
          </table:table-cell>
          <table:table-cell table:formula="of:=(1-[.I518])*[.H518]" office:value-type="float" office:value="3882.5050379282">
            <text:p>3882.5050379282</text:p>
          </table:table-cell>
          <table:table-cell table:formula="of:=ABS([.G518]-[.A518])" office:value-type="float" office:value="267.501016414151">
            <text:p>267.50</text:p>
          </table:table-cell>
          <table:table-cell table:formula="of:=IF([.L518]&lt;[.$C$9];1;0)" office:value-type="float" office:value="0">
            <text:p>0</text:p>
          </table:table-cell>
          <table:table-cell/>
          <table:table-cell table:formula="of:=IF(AND([.M518];[.B518]);&quot;Not Jammed&quot;;IF([.M5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83.396">
            <text:p>883.3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8]+([.A519]-[.D518])/COUNTA([.$A$60:.A519])" office:value-type="float" office:value="1012.11751304348">
            <text:p>1012.118</text:p>
          </table:table-cell>
          <table:table-cell table:formula="of:=[.E518]+(([.A519]-[.D518])*([.A519]-[.D518]))" office:value-type="float" office:value="115325229.0692">
            <text:p>115325229.069</text:p>
          </table:table-cell>
          <table:table-cell table:formula="of:=[.E519]/(COUNT([.$A$60:.A519])-1)" office:value-type="float" office:value="251253.222372985">
            <text:p>251253.222</text:p>
          </table:table-cell>
          <table:table-cell table:formula="of:=[.J518]" office:value-type="float" office:value="1122.79585173961">
            <text:p>1122.7958517396</text:p>
          </table:table-cell>
          <table:table-cell table:formula="of:=[.K518]+[.$C$7]" office:value-type="float" office:value="3942.5050379282">
            <text:p>3942.5050379282</text:p>
          </table:table-cell>
          <table:table-cell table:formula="of:=[.H519]/([.F519]+[.H519])" office:value-type="float" office:value="0.01544894610081">
            <text:p>0.0154489461</text:p>
          </table:table-cell>
          <table:table-cell table:formula="of:=[.G519]+[.I519]*([.A519] -[.G519] )" office:value-type="float" office:value="1119.09737633354">
            <text:p>1119.0973763336</text:p>
          </table:table-cell>
          <table:table-cell table:formula="of:=(1-[.I519])*[.H519]" office:value-type="float" office:value="3881.59749009508">
            <text:p>3881.5974900951</text:p>
          </table:table-cell>
          <table:table-cell table:formula="of:=ABS([.G519]-[.A519])" office:value-type="float" office:value="239.399851739611">
            <text:p>239.40</text:p>
          </table:table-cell>
          <table:table-cell table:formula="of:=IF([.L519]&lt;[.$C$9];1;0)" office:value-type="float" office:value="0">
            <text:p>0</text:p>
          </table:table-cell>
          <table:table-cell/>
          <table:table-cell table:formula="of:=IF(AND([.M519];[.B519]);&quot;Not Jammed&quot;;IF([.M51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25.688">
            <text:p>925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19]+([.A520]-[.D519])/COUNTA([.$A$60:.A520])" office:value-type="float" office:value="1011.93003036876">
            <text:p>1011.930</text:p>
          </table:table-cell>
          <table:table-cell table:formula="of:=[.E519]+(([.A520]-[.D519])*([.A520]-[.D519]))" office:value-type="float" office:value="115332699.129925">
            <text:p>115332699.130</text:p>
          </table:table-cell>
          <table:table-cell table:formula="of:=[.E520]/(COUNT([.$A$60:.A520])-1)" office:value-type="float" office:value="250723.258978098">
            <text:p>250723.259</text:p>
          </table:table-cell>
          <table:table-cell table:formula="of:=[.J519]" office:value-type="float" office:value="1119.09737633354">
            <text:p>1119.0973763336</text:p>
          </table:table-cell>
          <table:table-cell table:formula="of:=[.K519]+[.$C$7]" office:value-type="float" office:value="3941.59749009508">
            <text:p>3941.5974900951</text:p>
          </table:table-cell>
          <table:table-cell table:formula="of:=[.H520]/([.F520]+[.H520])" office:value-type="float" office:value="0.0154775870717261">
            <text:p>0.0154775871</text:p>
          </table:table-cell>
          <table:table-cell table:formula="of:=[.G520]+[.I520]*([.A520] -[.G520] )" office:value-type="float" office:value="1116.10386587085">
            <text:p>1116.1038658709</text:p>
          </table:table-cell>
          <table:table-cell table:formula="of:=(1-[.I520])*[.H520]" office:value-type="float" office:value="3880.59107174043">
            <text:p>3880.5910717404</text:p>
          </table:table-cell>
          <table:table-cell table:formula="of:=ABS([.G520]-[.A520])" office:value-type="float" office:value="193.409376333544">
            <text:p>193.41</text:p>
          </table:table-cell>
          <table:table-cell table:formula="of:=IF([.L520]&lt;[.$C$9];1;0)" office:value-type="float" office:value="0">
            <text:p>0</text:p>
          </table:table-cell>
          <table:table-cell/>
          <table:table-cell table:formula="of:=IF(AND([.M520];[.B520]);&quot;Not Jammed&quot;;IF([.M52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9.01">
            <text:p>959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0]+([.A521]-[.D520])/COUNTA([.$A$60:.A521])" office:value-type="float" office:value="1011.81548484848">
            <text:p>1011.815</text:p>
          </table:table-cell>
          <table:table-cell table:formula="of:=[.E520]+(([.A521]-[.D520])*([.A521]-[.D520]))" office:value-type="float" office:value="115335499.659539">
            <text:p>115335499.660</text:p>
          </table:table-cell>
          <table:table-cell table:formula="of:=[.E521]/(COUNT([.$A$60:.A521])-1)" office:value-type="float" office:value="250185.465638914">
            <text:p>250185.466</text:p>
          </table:table-cell>
          <table:table-cell table:formula="of:=[.J520]" office:value-type="float" office:value="1116.10386587085">
            <text:p>1116.1038658709</text:p>
          </table:table-cell>
          <table:table-cell table:formula="of:=[.K520]+[.$C$7]" office:value-type="float" office:value="3940.59107174043">
            <text:p>3940.5910717404</text:p>
          </table:table-cell>
          <table:table-cell table:formula="of:=[.H521]/([.F521]+[.H521])" office:value-type="float" office:value="0.0155064424433546">
            <text:p>0.0155064424</text:p>
          </table:table-cell>
          <table:table-cell table:formula="of:=[.G521]+[.I521]*([.A521] -[.G521] )" office:value-type="float" office:value="1113.66789888152">
            <text:p>1113.6678988815</text:p>
          </table:table-cell>
          <table:table-cell table:formula="of:=(1-[.I521])*[.H521]" office:value-type="float" office:value="3879.48652309369">
            <text:p>3879.4865230937</text:p>
          </table:table-cell>
          <table:table-cell table:formula="of:=ABS([.G521]-[.A521])" office:value-type="float" office:value="157.093865870854">
            <text:p>157.09</text:p>
          </table:table-cell>
          <table:table-cell table:formula="of:=IF([.L521]&lt;[.$C$9];1;0)" office:value-type="float" office:value="0">
            <text:p>0</text:p>
          </table:table-cell>
          <table:table-cell/>
          <table:table-cell table:formula="of:=IF(AND([.M521];[.B521]);&quot;Not Jammed&quot;;IF([.M5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1.891">
            <text:p>951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1]+([.A522]-[.D521])/COUNTA([.$A$60:.A522])" office:value-type="float" office:value="1011.68605831533">
            <text:p>1011.686</text:p>
          </table:table-cell>
          <table:table-cell table:formula="of:=[.E521]+(([.A522]-[.D521])*([.A522]-[.D521]))" office:value-type="float" office:value="115339090.603424">
            <text:p>115339090.603</text:p>
          </table:table-cell>
          <table:table-cell table:formula="of:=[.E522]/(COUNT([.$A$60:.A522])-1)" office:value-type="float" office:value="249651.711262822">
            <text:p>249651.711</text:p>
          </table:table-cell>
          <table:table-cell table:formula="of:=[.J521]" office:value-type="float" office:value="1113.66789888152">
            <text:p>1113.6678988815</text:p>
          </table:table-cell>
          <table:table-cell table:formula="of:=[.K521]+[.$C$7]" office:value-type="float" office:value="3939.48652309369">
            <text:p>3939.4865230937</text:p>
          </table:table-cell>
          <table:table-cell table:formula="of:=[.H522]/([.F522]+[.H522])" office:value-type="float" office:value="0.0155347920491288">
            <text:p>0.015534792</text:p>
          </table:table-cell>
          <table:table-cell table:formula="of:=[.G522]+[.I522]*([.A522] -[.G522] )" office:value-type="float" office:value="1111.15472839905">
            <text:p>1111.1547283991</text:p>
          </table:table-cell>
          <table:table-cell table:formula="of:=(1-[.I522])*[.H522]" office:value-type="float" office:value="3878.28741917709">
            <text:p>3878.2874191771</text:p>
          </table:table-cell>
          <table:table-cell table:formula="of:=ABS([.G522]-[.A522])" office:value-type="float" office:value="161.776898881523">
            <text:p>161.78</text:p>
          </table:table-cell>
          <table:table-cell table:formula="of:=IF([.L522]&lt;[.$C$9];1;0)" office:value-type="float" office:value="0">
            <text:p>0</text:p>
          </table:table-cell>
          <table:table-cell/>
          <table:table-cell table:formula="of:=IF(AND([.M522];[.B522]);&quot;Not Jammed&quot;;IF([.M5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77.718">
            <text:p>977.71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2]+([.A523]-[.D522])/COUNTA([.$A$60:.A523])" office:value-type="float" office:value="1011.6128512931">
            <text:p>1011.613</text:p>
          </table:table-cell>
          <table:table-cell table:formula="of:=[.E522]+(([.A523]-[.D522])*([.A523]-[.D522]))" office:value-type="float" office:value="115340244.432409">
            <text:p>115340244.432</text:p>
          </table:table-cell>
          <table:table-cell table:formula="of:=[.E523]/(COUNT([.$A$60:.A523])-1)" office:value-type="float" office:value="249114.998774102">
            <text:p>249114.999</text:p>
          </table:table-cell>
          <table:table-cell table:formula="of:=[.J522]" office:value-type="float" office:value="1111.15472839905">
            <text:p>1111.1547283991</text:p>
          </table:table-cell>
          <table:table-cell table:formula="of:=[.K522]+[.$C$7]" office:value-type="float" office:value="3938.28741917709">
            <text:p>3938.2874191771</text:p>
          </table:table-cell>
          <table:table-cell table:formula="of:=[.H523]/([.F523]+[.H523])" office:value-type="float" office:value="0.0155630755815163">
            <text:p>0.0155630756</text:p>
          </table:table-cell>
          <table:table-cell table:formula="of:=[.G523]+[.I523]*([.A523] -[.G523] )" office:value-type="float" office:value="1109.07804250962">
            <text:p>1109.0780425096</text:p>
          </table:table-cell>
          <table:table-cell table:formula="of:=(1-[.I523])*[.H523]" office:value-type="float" office:value="3876.9955544107">
            <text:p>3876.9955544107</text:p>
          </table:table-cell>
          <table:table-cell table:formula="of:=ABS([.G523]-[.A523])" office:value-type="float" office:value="133.436728399046">
            <text:p>133.44</text:p>
          </table:table-cell>
          <table:table-cell table:formula="of:=IF([.L523]&lt;[.$C$9];1;0)" office:value-type="float" office:value="1">
            <text:p>1</text:p>
          </table:table-cell>
          <table:table-cell/>
          <table:table-cell table:formula="of:=IF(AND([.M523];[.B523]);&quot;Not Jammed&quot;;IF([.M5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348">
            <text:p>953.3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3]+([.A524]-[.D523])/COUNTA([.$A$60:.A524])" office:value-type="float" office:value="1011.48755053763">
            <text:p>1011.488</text:p>
          </table:table-cell>
          <table:table-cell table:formula="of:=[.E523]+(([.A524]-[.D523])*([.A524]-[.D523]))" office:value-type="float" office:value="115343639.225306">
            <text:p>115343639.225</text:p>
          </table:table-cell>
          <table:table-cell table:formula="of:=[.E524]/(COUNT([.$A$60:.A524])-1)" office:value-type="float" office:value="248585.429364883">
            <text:p>248585.429</text:p>
          </table:table-cell>
          <table:table-cell table:formula="of:=[.J523]" office:value-type="float" office:value="1109.07804250962">
            <text:p>1109.0780425096</text:p>
          </table:table-cell>
          <table:table-cell table:formula="of:=[.K523]+[.$C$7]" office:value-type="float" office:value="3936.9955544107">
            <text:p>3936.9955544107</text:p>
          </table:table-cell>
          <table:table-cell table:formula="of:=[.H524]/([.F524]+[.H524])" office:value-type="float" office:value="0.0155906769692591">
            <text:p>0.015590677</text:p>
          </table:table-cell>
          <table:table-cell table:formula="of:=[.G524]+[.I524]*([.A524] -[.G524] )" office:value-type="float" office:value="1106.65010572244">
            <text:p>1106.6501057225</text:p>
          </table:table-cell>
          <table:table-cell table:formula="of:=(1-[.I524])*[.H524]" office:value-type="float" office:value="3875.61512849247">
            <text:p>3875.6151284925</text:p>
          </table:table-cell>
          <table:table-cell table:formula="of:=ABS([.G524]-[.A524])" office:value-type="float" office:value="155.730042509621">
            <text:p>155.73</text:p>
          </table:table-cell>
          <table:table-cell table:formula="of:=IF([.L524]&lt;[.$C$9];1;0)" office:value-type="float" office:value="0">
            <text:p>0</text:p>
          </table:table-cell>
          <table:table-cell/>
          <table:table-cell table:formula="of:=IF(AND([.M524];[.B524]);&quot;Not Jammed&quot;;IF([.M5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9.66">
            <text:p>949.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4]+([.A525]-[.D524])/COUNTA([.$A$60:.A525])" office:value-type="float" office:value="1011.35487339056">
            <text:p>1011.355</text:p>
          </table:table-cell>
          <table:table-cell table:formula="of:=[.E524]+(([.A525]-[.D524])*([.A525]-[.D524]))" office:value-type="float" office:value="115347461.871311">
            <text:p>115347461.871</text:p>
          </table:table-cell>
          <table:table-cell table:formula="of:=[.E525]/(COUNT([.$A$60:.A525])-1)" office:value-type="float" office:value="248059.057787766">
            <text:p>248059.058</text:p>
          </table:table-cell>
          <table:table-cell table:formula="of:=[.J524]" office:value-type="float" office:value="1106.65010572244">
            <text:p>1106.6501057225</text:p>
          </table:table-cell>
          <table:table-cell table:formula="of:=[.K524]+[.$C$7]" office:value-type="float" office:value="3935.61512849247">
            <text:p>3935.6151284925</text:p>
          </table:table-cell>
          <table:table-cell table:formula="of:=[.H525]/([.F525]+[.H525])" office:value-type="float" office:value="0.015617850500357">
            <text:p>0.0156178505</text:p>
          </table:table-cell>
          <table:table-cell table:formula="of:=[.G525]+[.I525]*([.A525] -[.G525] )" office:value-type="float" office:value="1104.19825772124">
            <text:p>1104.1982577212</text:p>
          </table:table-cell>
          <table:table-cell table:formula="of:=(1-[.I525])*[.H525]" office:value-type="float" office:value="3874.14927978873">
            <text:p>3874.1492797887</text:p>
          </table:table-cell>
          <table:table-cell table:formula="of:=ABS([.G525]-[.A525])" office:value-type="float" office:value="156.990105722445">
            <text:p>156.99</text:p>
          </table:table-cell>
          <table:table-cell table:formula="of:=IF([.L525]&lt;[.$C$9];1;0)" office:value-type="float" office:value="0">
            <text:p>0</text:p>
          </table:table-cell>
          <table:table-cell/>
          <table:table-cell table:formula="of:=IF(AND([.M525];[.B525]);&quot;Not Jammed&quot;;IF([.M5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26.064">
            <text:p>926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5]+([.A526]-[.D525])/COUNTA([.$A$60:.A526])" office:value-type="float" office:value="1011.17223768737">
            <text:p>1011.172</text:p>
          </table:table-cell>
          <table:table-cell table:formula="of:=[.E525]+(([.A526]-[.D525])*([.A526]-[.D525]))" office:value-type="float" office:value="115354736.404395">
            <text:p>115354736.404</text:p>
          </table:table-cell>
          <table:table-cell table:formula="of:=[.E526]/(COUNT([.$A$60:.A526])-1)" office:value-type="float" office:value="247542.35279913">
            <text:p>247542.353</text:p>
          </table:table-cell>
          <table:table-cell table:formula="of:=[.J525]" office:value-type="float" office:value="1104.19825772124">
            <text:p>1104.1982577212</text:p>
          </table:table-cell>
          <table:table-cell table:formula="of:=[.K525]+[.$C$7]" office:value-type="float" office:value="3934.14927978873">
            <text:p>3934.1492797887</text:p>
          </table:table-cell>
          <table:table-cell table:formula="of:=[.H526]/([.F526]+[.H526])" office:value-type="float" office:value="0.0156442023301012">
            <text:p>0.0156442023</text:p>
          </table:table-cell>
          <table:table-cell table:formula="of:=[.G526]+[.I526]*([.A526] -[.G526] )" office:value-type="float" office:value="1101.41148935152">
            <text:p>1101.4114893515</text:p>
          </table:table-cell>
          <table:table-cell table:formula="of:=(1-[.I526])*[.H526]" office:value-type="float" office:value="3872.6026524589">
            <text:p>3872.6026524589</text:p>
          </table:table-cell>
          <table:table-cell table:formula="of:=ABS([.G526]-[.A526])" office:value-type="float" office:value="178.134257721236">
            <text:p>178.13</text:p>
          </table:table-cell>
          <table:table-cell table:formula="of:=IF([.L526]&lt;[.$C$9];1;0)" office:value-type="float" office:value="0">
            <text:p>0</text:p>
          </table:table-cell>
          <table:table-cell/>
          <table:table-cell table:formula="of:=IF(AND([.M526];[.B526]);&quot;Not Jammed&quot;;IF([.M5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37.133">
            <text:p>937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6]+([.A527]-[.D526])/COUNTA([.$A$60:.A527])" office:value-type="float" office:value="1011.01403418803">
            <text:p>1011.014</text:p>
          </table:table-cell>
          <table:table-cell table:formula="of:=[.E526]+(([.A527]-[.D526])*([.A527]-[.D526]))" office:value-type="float" office:value="115360218.213112">
            <text:p>115360218.213</text:p>
          </table:table-cell>
          <table:table-cell table:formula="of:=[.E527]/(COUNT([.$A$60:.A527])-1)" office:value-type="float" office:value="247024.021869619">
            <text:p>247024.022</text:p>
          </table:table-cell>
          <table:table-cell table:formula="of:=[.J526]" office:value-type="float" office:value="1101.41148935152">
            <text:p>1101.4114893515</text:p>
          </table:table-cell>
          <table:table-cell table:formula="of:=[.K526]+[.$C$7]" office:value-type="float" office:value="3932.6026524589">
            <text:p>3932.6026524589</text:p>
          </table:table-cell>
          <table:table-cell table:formula="of:=[.H527]/([.F527]+[.H527])" office:value-type="float" office:value="0.0156704476717765">
            <text:p>0.0156704477</text:p>
          </table:table-cell>
          <table:table-cell table:formula="of:=[.G527]+[.I527]*([.A527] -[.G527] )" office:value-type="float" office:value="1098.83717188054">
            <text:p>1098.8371718806</text:p>
          </table:table-cell>
          <table:table-cell table:formula="of:=(1-[.I527])*[.H527]" office:value-type="float" office:value="3870.97700837965">
            <text:p>3870.9770083797</text:p>
          </table:table-cell>
          <table:table-cell table:formula="of:=ABS([.G527]-[.A527])" office:value-type="float" office:value="164.278489351523">
            <text:p>164.28</text:p>
          </table:table-cell>
          <table:table-cell table:formula="of:=IF([.L527]&lt;[.$C$9];1;0)" office:value-type="float" office:value="0">
            <text:p>0</text:p>
          </table:table-cell>
          <table:table-cell/>
          <table:table-cell table:formula="of:=IF(AND([.M527];[.B527]);&quot;Not Jammed&quot;;IF([.M5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8.312">
            <text:p>918.3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7]+([.A528]-[.D527])/COUNTA([.$A$60:.A528])" office:value-type="float" office:value="1010.81637526652">
            <text:p>1010.816</text:p>
          </table:table-cell>
          <table:table-cell table:formula="of:=[.E527]+(([.A528]-[.D527])*([.A528]-[.D527]))" office:value-type="float" office:value="115368811.880255">
            <text:p>115368811.880</text:p>
          </table:table-cell>
          <table:table-cell table:formula="of:=[.E528]/(COUNT([.$A$60:.A528])-1)" office:value-type="float" office:value="246514.555299689">
            <text:p>246514.555</text:p>
          </table:table-cell>
          <table:table-cell table:formula="of:=[.J527]" office:value-type="float" office:value="1098.83717188054">
            <text:p>1098.8371718806</text:p>
          </table:table-cell>
          <table:table-cell table:formula="of:=[.K527]+[.$C$7]" office:value-type="float" office:value="3930.97700837965">
            <text:p>3930.9770083797</text:p>
          </table:table-cell>
          <table:table-cell table:formula="of:=[.H528]/([.F528]+[.H528])" office:value-type="float" office:value="0.015695935847417">
            <text:p>0.0156959358</text:p>
          </table:table-cell>
          <table:table-cell table:formula="of:=[.G528]+[.I528]*([.A528] -[.G528] )" office:value-type="float" office:value="1096.00366036386">
            <text:p>1096.0036603639</text:p>
          </table:table-cell>
          <table:table-cell table:formula="of:=(1-[.I528])*[.H528]" office:value-type="float" office:value="3869.27664543845">
            <text:p>3869.2766454385</text:p>
          </table:table-cell>
          <table:table-cell table:formula="of:=ABS([.G528]-[.A528])" office:value-type="float" office:value="180.525171880541">
            <text:p>180.53</text:p>
          </table:table-cell>
          <table:table-cell table:formula="of:=IF([.L528]&lt;[.$C$9];1;0)" office:value-type="float" office:value="0">
            <text:p>0</text:p>
          </table:table-cell>
          <table:table-cell/>
          <table:table-cell table:formula="of:=IF(AND([.M528];[.B528]);&quot;Not Jammed&quot;;IF([.M5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6.592">
            <text:p>916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8]+([.A529]-[.D528])/COUNTA([.$A$60:.A529])" office:value-type="float" office:value="1010.61589787234">
            <text:p>1010.616</text:p>
          </table:table-cell>
          <table:table-cell table:formula="of:=[.E528]+(([.A529]-[.D528])*([.A529]-[.D528]))" office:value-type="float" office:value="115377690.113149">
            <text:p>115377690.113</text:p>
          </table:table-cell>
          <table:table-cell table:formula="of:=[.E529]/(COUNT([.$A$60:.A529])-1)" office:value-type="float" office:value="246007.868045094">
            <text:p>246007.868</text:p>
          </table:table-cell>
          <table:table-cell table:formula="of:=[.J528]" office:value-type="float" office:value="1096.00366036386">
            <text:p>1096.0036603639</text:p>
          </table:table-cell>
          <table:table-cell table:formula="of:=[.K528]+[.$C$7]" office:value-type="float" office:value="3929.27664543845">
            <text:p>3929.2766454385</text:p>
          </table:table-cell>
          <table:table-cell table:formula="of:=[.H529]/([.F529]+[.H529])" office:value-type="float" office:value="0.015721059189916">
            <text:p>0.0157210592</text:p>
          </table:table-cell>
          <table:table-cell table:formula="of:=[.G529]+[.I529]*([.A529] -[.G529] )" office:value-type="float" office:value="1093.18311903192">
            <text:p>1093.1831190319</text:p>
          </table:table-cell>
          <table:table-cell table:formula="of:=(1-[.I529])*[.H529]" office:value-type="float" office:value="3867.50425472196">
            <text:p>3867.504254722</text:p>
          </table:table-cell>
          <table:table-cell table:formula="of:=ABS([.G529]-[.A529])" office:value-type="float" office:value="179.411660363861">
            <text:p>179.41</text:p>
          </table:table-cell>
          <table:table-cell table:formula="of:=IF([.L529]&lt;[.$C$9];1;0)" office:value-type="float" office:value="0">
            <text:p>0</text:p>
          </table:table-cell>
          <table:table-cell/>
          <table:table-cell table:formula="of:=IF(AND([.M529];[.B529]);&quot;Not Jammed&quot;;IF([.M5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90.411">
            <text:p>890.4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29]+([.A530]-[.D529])/COUNTA([.$A$60:.A530])" office:value-type="float" office:value="1010.36068577495">
            <text:p>1010.361</text:p>
          </table:table-cell>
          <table:table-cell table:formula="of:=[.E529]+(([.A530]-[.D529])*([.A530]-[.D529]))" office:value-type="float" office:value="115392139.330622">
            <text:p>115392139.331</text:p>
          </table:table-cell>
          <table:table-cell table:formula="of:=[.E530]/(COUNT([.$A$60:.A530])-1)" office:value-type="float" office:value="245515.190065152">
            <text:p>245515.190</text:p>
          </table:table-cell>
          <table:table-cell table:formula="of:=[.J529]" office:value-type="float" office:value="1093.18311903192">
            <text:p>1093.1831190319</text:p>
          </table:table-cell>
          <table:table-cell table:formula="of:=[.K529]+[.$C$7]" office:value-type="float" office:value="3927.50425472196">
            <text:p>3927.504254722</text:p>
          </table:table-cell>
          <table:table-cell table:formula="of:=[.H530]/([.F530]+[.H530])" office:value-type="float" office:value="0.0157451163900816">
            <text:p>0.0157451164</text:p>
          </table:table-cell>
          <table:table-cell table:formula="of:=[.G530]+[.I530]*([.A530] -[.G530] )" office:value-type="float" office:value="1089.9904484171">
            <text:p>1089.9904484171</text:p>
          </table:table-cell>
          <table:table-cell table:formula="of:=(1-[.I530])*[.H530]" office:value-type="float" office:value="3865.66524310882">
            <text:p>3865.6652431088</text:p>
          </table:table-cell>
          <table:table-cell table:formula="of:=ABS([.G530]-[.A530])" office:value-type="float" office:value="202.772119031919">
            <text:p>202.77</text:p>
          </table:table-cell>
          <table:table-cell table:formula="of:=IF([.L530]&lt;[.$C$9];1;0)" office:value-type="float" office:value="0">
            <text:p>0</text:p>
          </table:table-cell>
          <table:table-cell/>
          <table:table-cell table:formula="of:=IF(AND([.M530];[.B530]);&quot;Not Jammed&quot;;IF([.M5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39.02">
            <text:p>839.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0]+([.A531]-[.D530])/COUNTA([.$A$60:.A531])" office:value-type="float" office:value="1009.99767584746">
            <text:p>1009.998</text:p>
          </table:table-cell>
          <table:table-cell table:formula="of:=[.E530]+(([.A531]-[.D530])*([.A531]-[.D530]))" office:value-type="float" office:value="115421496.961223">
            <text:p>115421496.961</text:p>
          </table:table-cell>
          <table:table-cell table:formula="of:=[.E531]/(COUNT([.$A$60:.A531])-1)" office:value-type="float" office:value="245056.256817884">
            <text:p>245056.257</text:p>
          </table:table-cell>
          <table:table-cell table:formula="of:=[.J530]" office:value-type="float" office:value="1089.9904484171">
            <text:p>1089.9904484171</text:p>
          </table:table-cell>
          <table:table-cell table:formula="of:=[.K530]+[.$C$7]" office:value-type="float" office:value="3925.66524310882">
            <text:p>3925.6652431088</text:p>
          </table:table-cell>
          <table:table-cell table:formula="of:=[.H531]/([.F531]+[.H531])" office:value-type="float" office:value="0.0157668685766959">
            <text:p>0.0157668686</text:p>
          </table:table-cell>
          <table:table-cell table:formula="of:=[.G531]+[.I531]*([.A531] -[.G531] )" office:value-type="float" office:value="1086.03343034027">
            <text:p>1086.0334303403</text:p>
          </table:table-cell>
          <table:table-cell table:formula="of:=(1-[.I531])*[.H531]" office:value-type="float" office:value="3863.76979514462">
            <text:p>3863.7697951446</text:p>
          </table:table-cell>
          <table:table-cell table:formula="of:=ABS([.G531]-[.A531])" office:value-type="float" office:value="250.970448417098">
            <text:p>250.97</text:p>
          </table:table-cell>
          <table:table-cell table:formula="of:=IF([.L531]&lt;[.$C$9];1;0)" office:value-type="float" office:value="0">
            <text:p>0</text:p>
          </table:table-cell>
          <table:table-cell/>
          <table:table-cell table:formula="of:=IF(AND([.M531];[.B531]);&quot;Not Jammed&quot;;IF([.M5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59.304">
            <text:p>859.3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1]+([.A532]-[.D531])/COUNTA([.$A$60:.A532])" office:value-type="float" office:value="1009.6790845666">
            <text:p>1009.679</text:p>
          </table:table-cell>
          <table:table-cell table:formula="of:=[.E531]+(([.A532]-[.D531])*([.A532]-[.D531]))" office:value-type="float" office:value="115444205.545164">
            <text:p>115444205.545</text:p>
          </table:table-cell>
          <table:table-cell table:formula="of:=[.E532]/(COUNT([.$A$60:.A532])-1)" office:value-type="float" office:value="244585.181239754">
            <text:p>244585.181</text:p>
          </table:table-cell>
          <table:table-cell table:formula="of:=[.J531]" office:value-type="float" office:value="1086.03343034027">
            <text:p>1086.0334303403</text:p>
          </table:table-cell>
          <table:table-cell table:formula="of:=[.K531]+[.$C$7]" office:value-type="float" office:value="3923.76979514462">
            <text:p>3923.7697951446</text:p>
          </table:table-cell>
          <table:table-cell table:formula="of:=[.H532]/([.F532]+[.H532])" office:value-type="float" office:value="0.0157892493562278">
            <text:p>0.0157892494</text:p>
          </table:table-cell>
          <table:table-cell table:formula="of:=[.G532]+[.I532]*([.A532] -[.G532] )" office:value-type="float" office:value="1082.45354282823">
            <text:p>1082.4535428282</text:p>
          </table:table-cell>
          <table:table-cell table:formula="of:=(1-[.I532])*[.H532]" office:value-type="float" office:value="3861.81641543265">
            <text:p>3861.8164154327</text:p>
          </table:table-cell>
          <table:table-cell table:formula="of:=ABS([.G532]-[.A532])" office:value-type="float" office:value="226.729430340271">
            <text:p>226.73</text:p>
          </table:table-cell>
          <table:table-cell table:formula="of:=IF([.L532]&lt;[.$C$9];1;0)" office:value-type="float" office:value="0">
            <text:p>0</text:p>
          </table:table-cell>
          <table:table-cell/>
          <table:table-cell table:formula="of:=IF(AND([.M532];[.B532]);&quot;Not Jammed&quot;;IF([.M5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03.682">
            <text:p>903.68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2]+([.A533]-[.D532])/COUNTA([.$A$60:.A533])" office:value-type="float" office:value="1009.45546202532">
            <text:p>1009.455</text:p>
          </table:table-cell>
          <table:table-cell table:formula="of:=[.E532]+(([.A533]-[.D532])*([.A533]-[.D532]))" office:value-type="float" office:value="115455440.9271">
            <text:p>115455440.927</text:p>
          </table:table-cell>
          <table:table-cell table:formula="of:=[.E533]/(COUNT([.$A$60:.A533])-1)" office:value-type="float" office:value="244091.84128351">
            <text:p>244091.841</text:p>
          </table:table-cell>
          <table:table-cell table:formula="of:=[.J532]" office:value-type="float" office:value="1082.45354282823">
            <text:p>1082.4535428282</text:p>
          </table:table-cell>
          <table:table-cell table:formula="of:=[.K532]+[.$C$7]" office:value-type="float" office:value="3921.81641543265">
            <text:p>3921.8164154327</text:p>
          </table:table-cell>
          <table:table-cell table:formula="of:=[.H533]/([.F533]+[.H533])" office:value-type="float" office:value="0.0158129050303884">
            <text:p>0.015812905</text:p>
          </table:table-cell>
          <table:table-cell table:formula="of:=[.G533]+[.I533]*([.A533] -[.G533] )" office:value-type="float" office:value="1079.62664539935">
            <text:p>1079.6266453994</text:p>
          </table:table-cell>
          <table:table-cell table:formula="of:=(1-[.I533])*[.H533]" office:value-type="float" office:value="3859.80110490879">
            <text:p>3859.8011049088</text:p>
          </table:table-cell>
          <table:table-cell table:formula="of:=ABS([.G533]-[.A533])" office:value-type="float" office:value="178.771542828233">
            <text:p>178.77</text:p>
          </table:table-cell>
          <table:table-cell table:formula="of:=IF([.L533]&lt;[.$C$9];1;0)" office:value-type="float" office:value="0">
            <text:p>0</text:p>
          </table:table-cell>
          <table:table-cell/>
          <table:table-cell table:formula="of:=IF(AND([.M533];[.B533]);&quot;Not Jammed&quot;;IF([.M5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20.156">
            <text:p>920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3]+([.A534]-[.D533])/COUNTA([.$A$60:.A534])" office:value-type="float" office:value="1009.26746315789">
            <text:p>1009.267</text:p>
          </table:table-cell>
          <table:table-cell table:formula="of:=[.E533]+(([.A534]-[.D533])*([.A534]-[.D533]))" office:value-type="float" office:value="115463415.321018">
            <text:p>115463415.321</text:p>
          </table:table-cell>
          <table:table-cell table:formula="of:=[.E534]/(COUNT([.$A$60:.A534])-1)" office:value-type="float" office:value="243593.7032089">
            <text:p>243593.703</text:p>
          </table:table-cell>
          <table:table-cell table:formula="of:=[.J533]" office:value-type="float" office:value="1079.62664539935">
            <text:p>1079.6266453994</text:p>
          </table:table-cell>
          <table:table-cell table:formula="of:=[.K533]+[.$C$7]" office:value-type="float" office:value="3919.80110490879">
            <text:p>3919.8011049088</text:p>
          </table:table-cell>
          <table:table-cell table:formula="of:=[.H534]/([.F534]+[.H534])" office:value-type="float" office:value="0.0158367161249477">
            <text:p>0.0158367161</text:p>
          </table:table-cell>
          <table:table-cell table:formula="of:=[.G534]+[.I534]*([.A534] -[.G534] )" office:value-type="float" office:value="1077.1011540579">
            <text:p>1077.1011540579</text:p>
          </table:table-cell>
          <table:table-cell table:formula="of:=(1-[.I534])*[.H534]" office:value-type="float" office:value="3857.7243275441">
            <text:p>3857.7243275441</text:p>
          </table:table-cell>
          <table:table-cell table:formula="of:=ABS([.G534]-[.A534])" office:value-type="float" office:value="159.470645399354">
            <text:p>159.47</text:p>
          </table:table-cell>
          <table:table-cell table:formula="of:=IF([.L534]&lt;[.$C$9];1;0)" office:value-type="float" office:value="0">
            <text:p>0</text:p>
          </table:table-cell>
          <table:table-cell/>
          <table:table-cell table:formula="of:=IF(AND([.M534];[.B534]);&quot;Not Jammed&quot;;IF([.M5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6.592">
            <text:p>916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4]+([.A535]-[.D534])/COUNTA([.$A$60:.A535])" office:value-type="float" office:value="1009.07276680672">
            <text:p>1009.073</text:p>
          </table:table-cell>
          <table:table-cell table:formula="of:=[.E534]+(([.A535]-[.D534])*([.A535]-[.D534]))" office:value-type="float" office:value="115472004.06249">
            <text:p>115472004.062</text:p>
          </table:table-cell>
          <table:table-cell table:formula="of:=[.E535]/(COUNT([.$A$60:.A535])-1)" office:value-type="float" office:value="243098.955921031">
            <text:p>243098.956</text:p>
          </table:table-cell>
          <table:table-cell table:formula="of:=[.J534]" office:value-type="float" office:value="1077.1011540579">
            <text:p>1077.1011540579</text:p>
          </table:table-cell>
          <table:table-cell table:formula="of:=[.K534]+[.$C$7]" office:value-type="float" office:value="3917.7243275441">
            <text:p>3917.7243275441</text:p>
          </table:table-cell>
          <table:table-cell table:formula="of:=[.H535]/([.F535]+[.H535])" office:value-type="float" office:value="0.0158601610369051">
            <text:p>0.015860161</text:p>
          </table:table-cell>
          <table:table-cell table:formula="of:=[.G535]+[.I535]*([.A535] -[.G535] )" office:value-type="float" office:value="1074.55545302665">
            <text:p>1074.5554530267</text:p>
          </table:table-cell>
          <table:table-cell table:formula="of:=(1-[.I535])*[.H535]" office:value-type="float" office:value="3855.58858881105">
            <text:p>3855.5885888111</text:p>
          </table:table-cell>
          <table:table-cell table:formula="of:=ABS([.G535]-[.A535])" office:value-type="float" office:value="160.509154057903">
            <text:p>160.51</text:p>
          </table:table-cell>
          <table:table-cell table:formula="of:=IF([.L535]&lt;[.$C$9];1;0)" office:value-type="float" office:value="0">
            <text:p>0</text:p>
          </table:table-cell>
          <table:table-cell/>
          <table:table-cell table:formula="of:=IF(AND([.M535];[.B535]);&quot;Not Jammed&quot;;IF([.M5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6.592">
            <text:p>916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5]+([.A536]-[.D535])/COUNTA([.$A$60:.A536])" office:value-type="float" office:value="1008.87888679245">
            <text:p>1008.879</text:p>
          </table:table-cell>
          <table:table-cell table:formula="of:=[.E535]+(([.A536]-[.D535])*([.A536]-[.D535]))" office:value-type="float" office:value="115480556.754719">
            <text:p>115480556.755</text:p>
          </table:table-cell>
          <table:table-cell table:formula="of:=[.E536]/(COUNT([.$A$60:.A536])-1)" office:value-type="float" office:value="242606.211669578">
            <text:p>242606.212</text:p>
          </table:table-cell>
          <table:table-cell table:formula="of:=[.J535]" office:value-type="float" office:value="1074.55545302665">
            <text:p>1074.5554530267</text:p>
          </table:table-cell>
          <table:table-cell table:formula="of:=[.K535]+[.$C$7]" office:value-type="float" office:value="3915.58858881105">
            <text:p>3915.5885888111</text:p>
          </table:table-cell>
          <table:table-cell table:formula="of:=[.H536]/([.F536]+[.H536])" office:value-type="float" office:value="0.0158833360161534">
            <text:p>0.015883336</text:p>
          </table:table-cell>
          <table:table-cell table:formula="of:=[.G536]+[.I536]*([.A536] -[.G536] )" office:value-type="float" office:value="1072.04646642395">
            <text:p>1072.046466424</text:p>
          </table:table-cell>
          <table:table-cell table:formula="of:=(1-[.I536])*[.H536]" office:value-type="float" office:value="3853.39597955394">
            <text:p>3853.395979554</text:p>
          </table:table-cell>
          <table:table-cell table:formula="of:=ABS([.G536]-[.A536])" office:value-type="float" office:value="157.963453026647">
            <text:p>157.96</text:p>
          </table:table-cell>
          <table:table-cell table:formula="of:=IF([.L536]&lt;[.$C$9];1;0)" office:value-type="float" office:value="0">
            <text:p>0</text:p>
          </table:table-cell>
          <table:table-cell/>
          <table:table-cell table:formula="of:=IF(AND([.M536];[.B536]);&quot;Not Jammed&quot;;IF([.M5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8.312">
            <text:p>918.3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6]+([.A537]-[.D536])/COUNTA([.$A$60:.A537])" office:value-type="float" office:value="1008.68941631799">
            <text:p>1008.689</text:p>
          </table:table-cell>
          <table:table-cell table:formula="of:=[.E536]+(([.A537]-[.D536])*([.A537]-[.D536]))" office:value-type="float" office:value="115488759.115702">
            <text:p>115488759.116</text:p>
          </table:table-cell>
          <table:table-cell table:formula="of:=[.E537]/(COUNT([.$A$60:.A537])-1)" office:value-type="float" office:value="242114.798984701">
            <text:p>242114.799</text:p>
          </table:table-cell>
          <table:table-cell table:formula="of:=[.J536]" office:value-type="float" office:value="1072.04646642395">
            <text:p>1072.046466424</text:p>
          </table:table-cell>
          <table:table-cell table:formula="of:=[.K536]+[.$C$7]" office:value-type="float" office:value="3913.39597955394">
            <text:p>3913.395979554</text:p>
          </table:table-cell>
          <table:table-cell table:formula="of:=[.H537]/([.F537]+[.H537])" office:value-type="float" office:value="0.0159062906595828">
            <text:p>0.0159062907</text:p>
          </table:table-cell>
          <table:table-cell table:formula="of:=[.G537]+[.I537]*([.A537] -[.G537] )" office:value-type="float" office:value="1069.60112131662">
            <text:p>1069.6011213166</text:p>
          </table:table-cell>
          <table:table-cell table:formula="of:=(1-[.I537])*[.H537]" office:value-type="float" office:value="3851.14836563712">
            <text:p>3851.1483656371</text:p>
          </table:table-cell>
          <table:table-cell table:formula="of:=ABS([.G537]-[.A537])" office:value-type="float" office:value="153.734466423953">
            <text:p>153.73</text:p>
          </table:table-cell>
          <table:table-cell table:formula="of:=IF([.L537]&lt;[.$C$9];1;0)" office:value-type="float" office:value="0">
            <text:p>0</text:p>
          </table:table-cell>
          <table:table-cell/>
          <table:table-cell table:formula="of:=IF(AND([.M537];[.B537]);&quot;Not Jammed&quot;;IF([.M5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19.049">
            <text:p>1219.0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7]+([.A538]-[.D537])/COUNTA([.$A$60:.A538])" office:value-type="float" office:value="1009.12858037578">
            <text:p>1009.129</text:p>
          </table:table-cell>
          <table:table-cell table:formula="of:=[.E537]+(([.A538]-[.D537])*([.A538]-[.D537]))" office:value-type="float" office:value="115533010.270149">
            <text:p>115533010.270</text:p>
          </table:table-cell>
          <table:table-cell table:formula="of:=[.E538]/(COUNT([.$A$60:.A538])-1)" office:value-type="float" office:value="241700.858305752">
            <text:p>241700.858</text:p>
          </table:table-cell>
          <table:table-cell table:formula="of:=[.J537]" office:value-type="float" office:value="1069.60112131662">
            <text:p>1069.6011213166</text:p>
          </table:table-cell>
          <table:table-cell table:formula="of:=[.K537]+[.$C$7]" office:value-type="float" office:value="3911.14836563712">
            <text:p>3911.1483656371</text:p>
          </table:table-cell>
          <table:table-cell table:formula="of:=[.H538]/([.F538]+[.H538])" office:value-type="float" office:value="0.0159240927129021">
            <text:p>0.0159240927</text:p>
          </table:table-cell>
          <table:table-cell table:formula="of:=[.G538]+[.I538]*([.A538] -[.G538] )" office:value-type="float" office:value="1071.98094319252">
            <text:p>1071.9809431925</text:p>
          </table:table-cell>
          <table:table-cell table:formula="of:=(1-[.I538])*[.H538]" office:value-type="float" office:value="3848.86687644879">
            <text:p>3848.8668764488</text:p>
          </table:table-cell>
          <table:table-cell table:formula="of:=ABS([.G538]-[.A538])" office:value-type="float" office:value="149.447878683382">
            <text:p>149.45</text:p>
          </table:table-cell>
          <table:table-cell table:formula="of:=IF([.L538]&lt;[.$C$9];1;0)" office:value-type="float" office:value="1">
            <text:p>1</text:p>
          </table:table-cell>
          <table:table-cell/>
          <table:table-cell table:formula="of:=IF(AND([.M538];[.B538]);&quot;Not Jammed&quot;;IF([.M5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56.615">
            <text:p>1256.6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8]+([.A539]-[.D538])/COUNTA([.$A$60:.A539])" office:value-type="float" office:value="1009.64417708333">
            <text:p>1009.644</text:p>
          </table:table-cell>
          <table:table-cell table:formula="of:=[.E538]+(([.A539]-[.D538])*([.A539]-[.D538]))" office:value-type="float" office:value="115594259.798048">
            <text:p>115594259.798</text:p>
          </table:table-cell>
          <table:table-cell table:formula="of:=[.E539]/(COUNT([.$A$60:.A539])-1)" office:value-type="float" office:value="241324.133190079">
            <text:p>241324.133</text:p>
          </table:table-cell>
          <table:table-cell table:formula="of:=[.J538]" office:value-type="float" office:value="1071.98094319252">
            <text:p>1071.9809431925</text:p>
          </table:table-cell>
          <table:table-cell table:formula="of:=[.K538]+[.$C$7]" office:value-type="float" office:value="3908.86687644879">
            <text:p>3908.8668764488</text:p>
          </table:table-cell>
          <table:table-cell table:formula="of:=[.H539]/([.F539]+[.H539])" office:value-type="float" office:value="0.0159393999803794">
            <text:p>0.0159394</text:p>
          </table:table-cell>
          <table:table-cell table:formula="of:=[.G539]+[.I539]*([.A539] -[.G539] )" office:value-type="float" office:value="1074.92389927397">
            <text:p>1074.923899274</text:p>
          </table:table-cell>
          <table:table-cell table:formula="of:=(1-[.I539])*[.H539]" office:value-type="float" office:value="3846.56188383502">
            <text:p>3846.561883835</text:p>
          </table:table-cell>
          <table:table-cell table:formula="of:=ABS([.G539]-[.A539])" office:value-type="float" office:value="184.634056807482">
            <text:p>184.63</text:p>
          </table:table-cell>
          <table:table-cell table:formula="of:=IF([.L539]&lt;[.$C$9];1;0)" office:value-type="float" office:value="0">
            <text:p>0</text:p>
          </table:table-cell>
          <table:table-cell/>
          <table:table-cell table:formula="of:=IF(AND([.M539];[.B539]);&quot;Not Jammed&quot;;IF([.M5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59.601">
            <text:p>1559.6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39]+([.A540]-[.D539])/COUNTA([.$A$60:.A540])" office:value-type="float" office:value="1010.78753846154">
            <text:p>1010.788</text:p>
          </table:table-cell>
          <table:table-cell table:formula="of:=[.E539]+(([.A540]-[.D539])*([.A540]-[.D539]))" office:value-type="float" office:value="115896712.30512">
            <text:p>115896712.305</text:p>
          </table:table-cell>
          <table:table-cell table:formula="of:=[.E540]/(COUNT([.$A$60:.A540])-1)" office:value-type="float" office:value="241451.483969001">
            <text:p>241451.484</text:p>
          </table:table-cell>
          <table:table-cell table:formula="of:=[.J539]" office:value-type="float" office:value="1074.92389927397">
            <text:p>1074.923899274</text:p>
          </table:table-cell>
          <table:table-cell table:formula="of:=[.K539]+[.$C$7]" office:value-type="float" office:value="3906.56188383502">
            <text:p>3906.561883835</text:p>
          </table:table-cell>
          <table:table-cell table:formula="of:=[.H540]/([.F540]+[.H540])" office:value-type="float" office:value="0.0159218821223338">
            <text:p>0.0159218821</text:p>
          </table:table-cell>
          <table:table-cell table:formula="of:=[.G540]+[.I540]*([.A540] -[.G540] )" office:value-type="float" office:value="1082.64087093913">
            <text:p>1082.6408709391</text:p>
          </table:table-cell>
          <table:table-cell table:formula="of:=(1-[.I540])*[.H540]" office:value-type="float" office:value="3844.362066017">
            <text:p>3844.362066017</text:p>
          </table:table-cell>
          <table:table-cell table:formula="of:=ABS([.G540]-[.A540])" office:value-type="float" office:value="484.677100726027">
            <text:p>484.68</text:p>
          </table:table-cell>
          <table:table-cell table:formula="of:=IF([.L540]&lt;[.$C$9];1;0)" office:value-type="float" office:value="0">
            <text:p>0</text:p>
          </table:table-cell>
          <table:table-cell/>
          <table:table-cell table:formula="of:=IF(AND([.M540];[.B540]);&quot;Not Jammed&quot;;IF([.M5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94.631">
            <text:p>1394.6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0]+([.A541]-[.D540])/COUNTA([.$A$60:.A541])" office:value-type="float" office:value="1011.58389419087">
            <text:p>1011.584</text:p>
          </table:table-cell>
          <table:table-cell table:formula="of:=[.E540]+(([.A541]-[.D540])*([.A541]-[.D540]))" office:value-type="float" office:value="116044048.108086">
            <text:p>116044048.108</text:p>
          </table:table-cell>
          <table:table-cell table:formula="of:=[.E541]/(COUNT([.$A$60:.A541])-1)" office:value-type="float" office:value="241255.817272528">
            <text:p>241255.817</text:p>
          </table:table-cell>
          <table:table-cell table:formula="of:=[.J540]" office:value-type="float" office:value="1082.64087093913">
            <text:p>1082.6408709391</text:p>
          </table:table-cell>
          <table:table-cell table:formula="of:=[.K540]+[.$C$7]" office:value-type="float" office:value="3904.362066017">
            <text:p>3904.362066017</text:p>
          </table:table-cell>
          <table:table-cell table:formula="of:=[.H541]/([.F541]+[.H541])" office:value-type="float" office:value="0.0159257595444381">
            <text:p>0.0159257595</text:p>
          </table:table-cell>
          <table:table-cell table:formula="of:=[.G541]+[.I541]*([.A541] -[.G541] )" office:value-type="float" office:value="1087.60955071479">
            <text:p>1087.6095507148</text:p>
          </table:table-cell>
          <table:table-cell table:formula="of:=(1-[.I541])*[.H541]" office:value-type="float" office:value="3842.18213457919">
            <text:p>3842.1821345792</text:p>
          </table:table-cell>
          <table:table-cell table:formula="of:=ABS([.G541]-[.A541])" office:value-type="float" office:value="311.990129060873">
            <text:p>311.99</text:p>
          </table:table-cell>
          <table:table-cell table:formula="of:=IF([.L541]&lt;[.$C$9];1;0)" office:value-type="float" office:value="0">
            <text:p>0</text:p>
          </table:table-cell>
          <table:table-cell/>
          <table:table-cell table:formula="of:=IF(AND([.M541];[.B541]);&quot;Not Jammed&quot;;IF([.M5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46.281">
            <text:p>846.2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1]+([.A542]-[.D541])/COUNTA([.$A$60:.A542])" office:value-type="float" office:value="1011.24165217391">
            <text:p>1011.242</text:p>
          </table:table-cell>
          <table:table-cell table:formula="of:=[.E541]+(([.A542]-[.D541])*([.A542]-[.D541]))" office:value-type="float" office:value="116071373.154914">
            <text:p>116071373.155</text:p>
          </table:table-cell>
          <table:table-cell table:formula="of:=[.E542]/(COUNT([.$A$60:.A542])-1)" office:value-type="float" office:value="240811.977499821">
            <text:p>240811.977</text:p>
          </table:table-cell>
          <table:table-cell table:formula="of:=[.J541]" office:value-type="float" office:value="1087.60955071479">
            <text:p>1087.6095507148</text:p>
          </table:table-cell>
          <table:table-cell table:formula="of:=[.K541]+[.$C$7]" office:value-type="float" office:value="3902.18213457919">
            <text:p>3902.1821345792</text:p>
          </table:table-cell>
          <table:table-cell table:formula="of:=[.H542]/([.F542]+[.H542])" office:value-type="float" office:value="0.0159458780007213">
            <text:p>0.015945878</text:p>
          </table:table-cell>
          <table:table-cell table:formula="of:=[.G542]+[.I542]*([.A542] -[.G542] )" office:value-type="float" office:value="1083.761355087">
            <text:p>1083.761355087</text:p>
          </table:table-cell>
          <table:table-cell table:formula="of:=(1-[.I542])*[.H542]" office:value-type="float" office:value="3839.95841432459">
            <text:p>3839.9584143246</text:p>
          </table:table-cell>
          <table:table-cell table:formula="of:=ABS([.G542]-[.A542])" office:value-type="float" office:value="241.328550714789">
            <text:p>241.33</text:p>
          </table:table-cell>
          <table:table-cell table:formula="of:=IF([.L542]&lt;[.$C$9];1;0)" office:value-type="float" office:value="0">
            <text:p>0</text:p>
          </table:table-cell>
          <table:table-cell/>
          <table:table-cell table:formula="of:=IF(AND([.M542];[.B542]);&quot;Not Jammed&quot;;IF([.M5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98.875">
            <text:p>1098.8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2]+([.A543]-[.D542])/COUNTA([.$A$60:.A543])" office:value-type="float" office:value="1011.42271280992">
            <text:p>1011.423</text:p>
          </table:table-cell>
          <table:table-cell table:formula="of:=[.E542]+(([.A543]-[.D542])*([.A543]-[.D542]))" office:value-type="float" office:value="116079052.758565">
            <text:p>116079052.759</text:p>
          </table:table-cell>
          <table:table-cell table:formula="of:=[.E543]/(COUNT([.$A$60:.A543])-1)" office:value-type="float" office:value="240329.301777568">
            <text:p>240329.302</text:p>
          </table:table-cell>
          <table:table-cell table:formula="of:=[.J542]" office:value-type="float" office:value="1083.761355087">
            <text:p>1083.761355087</text:p>
          </table:table-cell>
          <table:table-cell table:formula="of:=[.K542]+[.$C$7]" office:value-type="float" office:value="3899.95841432459">
            <text:p>3899.9584143246</text:p>
          </table:table-cell>
          <table:table-cell table:formula="of:=[.H543]/([.F543]+[.H543])" office:value-type="float" office:value="0.0159684323297723">
            <text:p>0.0159684323</text:p>
          </table:table-cell>
          <table:table-cell table:formula="of:=[.G543]+[.I543]*([.A543] -[.G543] )" office:value-type="float" office:value="1084.00269630305">
            <text:p>1084.0026963031</text:p>
          </table:table-cell>
          <table:table-cell table:formula="of:=(1-[.I543])*[.H543]" office:value-type="float" office:value="3837.68219229652">
            <text:p>3837.6821922965</text:p>
          </table:table-cell>
          <table:table-cell table:formula="of:=ABS([.G543]-[.A543])" office:value-type="float" office:value="15.1136449130004">
            <text:p>15.11</text:p>
          </table:table-cell>
          <table:table-cell table:formula="of:=IF([.L543]&lt;[.$C$9];1;0)" office:value-type="float" office:value="1">
            <text:p>1</text:p>
          </table:table-cell>
          <table:table-cell/>
          <table:table-cell table:formula="of:=IF(AND([.M543];[.B543]);&quot;Not Jammed&quot;;IF([.M54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36.15">
            <text:p>1236.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3]+([.A544]-[.D543])/COUNTA([.$A$60:.A544])" office:value-type="float" office:value="1011.88606804124">
            <text:p>1011.886</text:p>
          </table:table-cell>
          <table:table-cell table:formula="of:=[.E543]+(([.A544]-[.D543])*([.A544]-[.D543]))" office:value-type="float" office:value="116129555.112173">
            <text:p>116129555.112</text:p>
          </table:table-cell>
          <table:table-cell table:formula="of:=[.E544]/(COUNT([.$A$60:.A544])-1)" office:value-type="float" office:value="239937.0973392">
            <text:p>239937.097</text:p>
          </table:table-cell>
          <table:table-cell table:formula="of:=[.J543]" office:value-type="float" office:value="1084.00269630305">
            <text:p>1084.0026963031</text:p>
          </table:table-cell>
          <table:table-cell table:formula="of:=[.K543]+[.$C$7]" office:value-type="float" office:value="3897.68219229652">
            <text:p>3897.6821922965</text:p>
          </table:table-cell>
          <table:table-cell table:formula="of:=[.H544]/([.F544]+[.H544])" office:value-type="float" office:value="0.015984931271025">
            <text:p>0.0159849313</text:p>
          </table:table-cell>
          <table:table-cell table:formula="of:=[.G544]+[.I544]*([.A544] -[.G544] )" office:value-type="float" office:value="1086.43476049572">
            <text:p>1086.4347604957</text:p>
          </table:table-cell>
          <table:table-cell table:formula="of:=(1-[.I544])*[.H544]" office:value-type="float" office:value="3835.37801033637">
            <text:p>3835.3780103364</text:p>
          </table:table-cell>
          <table:table-cell table:formula="of:=ABS([.G544]-[.A544])" office:value-type="float" office:value="152.147303696951">
            <text:p>152.15</text:p>
          </table:table-cell>
          <table:table-cell table:formula="of:=IF([.L544]&lt;[.$C$9];1;0)" office:value-type="float" office:value="0">
            <text:p>0</text:p>
          </table:table-cell>
          <table:table-cell/>
          <table:table-cell table:formula="of:=IF(AND([.M544];[.B544]);&quot;Not Jammed&quot;;IF([.M5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20.893">
            <text:p>1220.8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4]+([.A545]-[.D544])/COUNTA([.$A$60:.A545])" office:value-type="float" office:value="1012.31612345679">
            <text:p>1012.316</text:p>
          </table:table-cell>
          <table:table-cell table:formula="of:=[.E544]+(([.A545]-[.D544])*([.A545]-[.D544]))" office:value-type="float" office:value="116173239.00978">
            <text:p>116173239.010</text:p>
          </table:table-cell>
          <table:table-cell table:formula="of:=[.E545]/(COUNT([.$A$60:.A545])-1)" office:value-type="float" office:value="239532.451566556">
            <text:p>239532.452</text:p>
          </table:table-cell>
          <table:table-cell table:formula="of:=[.J544]" office:value-type="float" office:value="1086.43476049572">
            <text:p>1086.4347604957</text:p>
          </table:table-cell>
          <table:table-cell table:formula="of:=[.K544]+[.$C$7]" office:value-type="float" office:value="3895.37801033637">
            <text:p>3895.3780103364</text:p>
          </table:table-cell>
          <table:table-cell table:formula="of:=[.H545]/([.F545]+[.H545])" office:value-type="float" office:value="0.0160021884806968">
            <text:p>0.0160021885</text:p>
          </table:table-cell>
          <table:table-cell table:formula="of:=[.G545]+[.I545]*([.A545] -[.G545] )" office:value-type="float" office:value="1088.58638658705">
            <text:p>1088.5863865871</text:p>
          </table:table-cell>
          <table:table-cell table:formula="of:=(1-[.I545])*[.H545]" office:value-type="float" office:value="3833.0434372114">
            <text:p>3833.0434372114</text:p>
          </table:table-cell>
          <table:table-cell table:formula="of:=ABS([.G545]-[.A545])" office:value-type="float" office:value="134.458239504283">
            <text:p>134.46</text:p>
          </table:table-cell>
          <table:table-cell table:formula="of:=IF([.L545]&lt;[.$C$9];1;0)" office:value-type="float" office:value="1">
            <text:p>1</text:p>
          </table:table-cell>
          <table:table-cell/>
          <table:table-cell table:formula="of:=IF(AND([.M545];[.B545]);&quot;Not Jammed&quot;;IF([.M5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40.344">
            <text:p>1240.3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5]+([.A546]-[.D545])/COUNTA([.$A$60:.A546])" office:value-type="float" office:value="1012.78435318275">
            <text:p>1012.784</text:p>
          </table:table-cell>
          <table:table-cell table:formula="of:=[.E545]+(([.A546]-[.D545])*([.A546]-[.D545]))" office:value-type="float" office:value="116225235.722261">
            <text:p>116225235.722</text:p>
          </table:table-cell>
          <table:table-cell table:formula="of:=[.E546]/(COUNT([.$A$60:.A546])-1)" office:value-type="float" office:value="239146.575560207">
            <text:p>239146.576</text:p>
          </table:table-cell>
          <table:table-cell table:formula="of:=[.J545]" office:value-type="float" office:value="1088.58638658705">
            <text:p>1088.5863865871</text:p>
          </table:table-cell>
          <table:table-cell table:formula="of:=[.K545]+[.$C$7]" office:value-type="float" office:value="3893.0434372114">
            <text:p>3893.0434372114</text:p>
          </table:table-cell>
          <table:table-cell table:formula="of:=[.H546]/([.F546]+[.H546])" office:value-type="float" office:value="0.0160181432692781">
            <text:p>0.0160181433</text:p>
          </table:table-cell>
          <table:table-cell table:formula="of:=[.G546]+[.I546]*([.A546] -[.G546] )" office:value-type="float" office:value="1091.0172617809">
            <text:p>1091.0172617809</text:p>
          </table:table-cell>
          <table:table-cell table:formula="of:=(1-[.I546])*[.H546]" office:value-type="float" office:value="3830.68410968063">
            <text:p>3830.6841096806</text:p>
          </table:table-cell>
          <table:table-cell table:formula="of:=ABS([.G546]-[.A546])" office:value-type="float" office:value="151.757613412953">
            <text:p>151.76</text:p>
          </table:table-cell>
          <table:table-cell table:formula="of:=IF([.L546]&lt;[.$C$9];1;0)" office:value-type="float" office:value="0">
            <text:p>0</text:p>
          </table:table-cell>
          <table:table-cell/>
          <table:table-cell table:formula="of:=IF(AND([.M546];[.B546]);&quot;Not Jammed&quot;;IF([.M5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54.911">
            <text:p>1054.9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6]+([.A547]-[.D546])/COUNTA([.$A$60:.A547])" office:value-type="float" office:value="1012.87067827869">
            <text:p>1012.871</text:p>
          </table:table-cell>
          <table:table-cell table:formula="of:=[.E546]+(([.A547]-[.D546])*([.A547]-[.D546]))" office:value-type="float" office:value="116227010.376633">
            <text:p>116227010.377</text:p>
          </table:table-cell>
          <table:table-cell table:formula="of:=[.E547]/(COUNT([.$A$60:.A547])-1)" office:value-type="float" office:value="238659.158884256">
            <text:p>238659.159</text:p>
          </table:table-cell>
          <table:table-cell table:formula="of:=[.J546]" office:value-type="float" office:value="1091.0172617809">
            <text:p>1091.0172617809</text:p>
          </table:table-cell>
          <table:table-cell table:formula="of:=[.K546]+[.$C$7]" office:value-type="float" office:value="3890.68410968063">
            <text:p>3890.6841096806</text:p>
          </table:table-cell>
          <table:table-cell table:formula="of:=[.H547]/([.F547]+[.H547])" office:value-type="float" office:value="0.0160407611963611">
            <text:p>0.0160407612</text:p>
          </table:table-cell>
          <table:table-cell table:formula="of:=[.G547]+[.I547]*([.A547] -[.G547] )" office:value-type="float" office:value="1090.43808985798">
            <text:p>1090.438089858</text:p>
          </table:table-cell>
          <table:table-cell table:formula="of:=(1-[.I547])*[.H547]" office:value-type="float" office:value="3828.27457498676">
            <text:p>3828.2745749868</text:p>
          </table:table-cell>
          <table:table-cell table:formula="of:=ABS([.G547]-[.A547])" office:value-type="float" office:value="36.1062617808991">
            <text:p>36.11</text:p>
          </table:table-cell>
          <table:table-cell table:formula="of:=IF([.L547]&lt;[.$C$9];1;0)" office:value-type="float" office:value="1">
            <text:p>1</text:p>
          </table:table-cell>
          <table:table-cell/>
          <table:table-cell table:formula="of:=IF(AND([.M547];[.B547]);&quot;Not Jammed&quot;;IF([.M5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0.157">
            <text:p>1040.1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7]+([.A548]-[.D547])/COUNTA([.$A$60:.A548])" office:value-type="float" office:value="1012.92647852761">
            <text:p>1012.926</text:p>
          </table:table-cell>
          <table:table-cell table:formula="of:=[.E547]+(([.A548]-[.D547])*([.A548]-[.D547]))" office:value-type="float" office:value="116227754.919986">
            <text:p>116227754.920</text:p>
          </table:table-cell>
          <table:table-cell table:formula="of:=[.E548]/(COUNT([.$A$60:.A548])-1)" office:value-type="float" office:value="238171.628934397">
            <text:p>238171.629</text:p>
          </table:table-cell>
          <table:table-cell table:formula="of:=[.J547]" office:value-type="float" office:value="1090.43808985798">
            <text:p>1090.438089858</text:p>
          </table:table-cell>
          <table:table-cell table:formula="of:=[.K547]+[.$C$7]" office:value-type="float" office:value="3888.27457498676">
            <text:p>3888.2745749868</text:p>
          </table:table-cell>
          <table:table-cell table:formula="of:=[.H548]/([.F548]+[.H548])" office:value-type="float" office:value="0.0160632740846979">
            <text:p>0.0160632741</text:p>
          </table:table-cell>
          <table:table-cell table:formula="of:=[.G548]+[.I548]*([.A548] -[.G548] )" office:value-type="float" office:value="1089.63041093031">
            <text:p>1089.6304109303</text:p>
          </table:table-cell>
          <table:table-cell table:formula="of:=(1-[.I548])*[.H548]" office:value-type="float" office:value="3825.81615477219">
            <text:p>3825.8161547722</text:p>
          </table:table-cell>
          <table:table-cell table:formula="of:=ABS([.G548]-[.A548])" office:value-type="float" office:value="50.2810898579785">
            <text:p>50.28</text:p>
          </table:table-cell>
          <table:table-cell table:formula="of:=IF([.L548]&lt;[.$C$9];1;0)" office:value-type="float" office:value="1">
            <text:p>1</text:p>
          </table:table-cell>
          <table:table-cell/>
          <table:table-cell table:formula="of:=IF(AND([.M548];[.B548]);&quot;Not Jammed&quot;;IF([.M5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8.594">
            <text:p>1038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8]+([.A549]-[.D548])/COUNTA([.$A$60:.A549])" office:value-type="float" office:value="1012.97886122449">
            <text:p>1012.979</text:p>
          </table:table-cell>
          <table:table-cell table:formula="of:=[.E548]+(([.A549]-[.D548])*([.A549]-[.D548]))" office:value-type="float" office:value="116228413.741644">
            <text:p>116228413.742</text:p>
          </table:table-cell>
          <table:table-cell table:formula="of:=[.E549]/(COUNT([.$A$60:.A549])-1)" office:value-type="float" office:value="237685.917672074">
            <text:p>237685.918</text:p>
          </table:table-cell>
          <table:table-cell table:formula="of:=[.J548]" office:value-type="float" office:value="1089.63041093031">
            <text:p>1089.6304109303</text:p>
          </table:table-cell>
          <table:table-cell table:formula="of:=[.K548]+[.$C$7]" office:value-type="float" office:value="3885.81615477219">
            <text:p>3885.8161547722</text:p>
          </table:table-cell>
          <table:table-cell table:formula="of:=[.H549]/([.F549]+[.H549])" office:value-type="float" office:value="0.0160855580792307">
            <text:p>0.0160855581</text:p>
          </table:table-cell>
          <table:table-cell table:formula="of:=[.G549]+[.I549]*([.A549] -[.G549] )" office:value-type="float" office:value="1088.80946177814">
            <text:p>1088.8094617781</text:p>
          </table:table-cell>
          <table:table-cell table:formula="of:=(1-[.I549])*[.H549]" office:value-type="float" office:value="3823.31063332939">
            <text:p>3823.3106333294</text:p>
          </table:table-cell>
          <table:table-cell table:formula="of:=ABS([.G549]-[.A549])" office:value-type="float" office:value="51.0364109303123">
            <text:p>51.04</text:p>
          </table:table-cell>
          <table:table-cell table:formula="of:=IF([.L549]&lt;[.$C$9];1;0)" office:value-type="float" office:value="1">
            <text:p>1</text:p>
          </table:table-cell>
          <table:table-cell/>
          <table:table-cell table:formula="of:=IF(AND([.M549];[.B549]);&quot;Not Jammed&quot;;IF([.M5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3.421">
            <text:p>1043.42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49]+([.A550]-[.D549])/COUNTA([.$A$60:.A550])" office:value-type="float" office:value="1013.04086150713">
            <text:p>1013.041</text:p>
          </table:table-cell>
          <table:table-cell table:formula="of:=[.E549]+(([.A550]-[.D549])*([.A550]-[.D549]))" office:value-type="float" office:value="116229340.465458">
            <text:p>116229340.465</text:p>
          </table:table-cell>
          <table:table-cell table:formula="of:=[.E550]/(COUNT([.$A$60:.A550])-1)" office:value-type="float" office:value="237202.735643791">
            <text:p>237202.736</text:p>
          </table:table-cell>
          <table:table-cell table:formula="of:=[.J549]" office:value-type="float" office:value="1088.80946177814">
            <text:p>1088.8094617781</text:p>
          </table:table-cell>
          <table:table-cell table:formula="of:=[.K549]+[.$C$7]" office:value-type="float" office:value="3883.31063332939">
            <text:p>3883.3106333294</text:p>
          </table:table-cell>
          <table:table-cell table:formula="of:=[.H550]/([.F550]+[.H550])" office:value-type="float" office:value="0.016107571107063">
            <text:p>0.0161075711</text:p>
          </table:table-cell>
          <table:table-cell table:formula="of:=[.G550]+[.I550]*([.A550] -[.G550] )" office:value-type="float" office:value="1088.07836390261">
            <text:p>1088.0783639026</text:p>
          </table:table-cell>
          <table:table-cell table:formula="of:=(1-[.I550])*[.H550]" office:value-type="float" office:value="3820.75993117222">
            <text:p>3820.7599311722</text:p>
          </table:table-cell>
          <table:table-cell table:formula="of:=ABS([.G550]-[.A550])" office:value-type="float" office:value="45.3884617781373">
            <text:p>45.39</text:p>
          </table:table-cell>
          <table:table-cell table:formula="of:=IF([.L550]&lt;[.$C$9];1;0)" office:value-type="float" office:value="1">
            <text:p>1</text:p>
          </table:table-cell>
          <table:table-cell/>
          <table:table-cell table:formula="of:=IF(AND([.M550];[.B550]);&quot;Not Jammed&quot;;IF([.M5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44.531">
            <text:p>1244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0]+([.A551]-[.D550])/COUNTA([.$A$60:.A551])" office:value-type="float" office:value="1013.5113699187">
            <text:p>1013.511</text:p>
          </table:table-cell>
          <table:table-cell table:formula="of:=[.E550]+(([.A551]-[.D550])*([.A551]-[.D550]))" office:value-type="float" office:value="116282928.149677">
            <text:p>116282928.150</text:p>
          </table:table-cell>
          <table:table-cell table:formula="of:=[.E551]/(COUNT([.$A$60:.A551])-1)" office:value-type="float" office:value="236828.774235595">
            <text:p>236828.774</text:p>
          </table:table-cell>
          <table:table-cell table:formula="of:=[.J550]" office:value-type="float" office:value="1088.07836390261">
            <text:p>1088.0783639026</text:p>
          </table:table-cell>
          <table:table-cell table:formula="of:=[.K550]+[.$C$7]" office:value-type="float" office:value="3880.75993117222">
            <text:p>3880.7599311722</text:p>
          </table:table-cell>
          <table:table-cell table:formula="of:=[.H551]/([.F551]+[.H551])" office:value-type="float" office:value="0.0161221695875311">
            <text:p>0.0161221696</text:p>
          </table:table-cell>
          <table:table-cell table:formula="of:=[.G551]+[.I551]*([.A551] -[.G551] )" office:value-type="float" office:value="1090.60071983418">
            <text:p>1090.6007198342</text:p>
          </table:table-cell>
          <table:table-cell table:formula="of:=(1-[.I551])*[.H551]" office:value-type="float" office:value="3818.19366143337">
            <text:p>3818.1936614334</text:p>
          </table:table-cell>
          <table:table-cell table:formula="of:=ABS([.G551]-[.A551])" office:value-type="float" office:value="156.452636097394">
            <text:p>156.45</text:p>
          </table:table-cell>
          <table:table-cell table:formula="of:=IF([.L551]&lt;[.$C$9];1;0)" office:value-type="float" office:value="0">
            <text:p>0</text:p>
          </table:table-cell>
          <table:table-cell/>
          <table:table-cell table:formula="of:=IF(AND([.M551];[.B551]);&quot;Not Jammed&quot;;IF([.M5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6.794">
            <text:p>1316.7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1]+([.A552]-[.D551])/COUNTA([.$A$60:.A552])" office:value-type="float" office:value="1014.12654766734">
            <text:p>1014.127</text:p>
          </table:table-cell>
          <table:table-cell table:formula="of:=[.E551]+(([.A552]-[.D551])*([.A552]-[.D551]))" office:value-type="float" office:value="116374908.503386">
            <text:p>116374908.503</text:p>
          </table:table-cell>
          <table:table-cell table:formula="of:=[.E552]/(COUNT([.$A$60:.A552])-1)" office:value-type="float" office:value="236534.366876801">
            <text:p>236534.367</text:p>
          </table:table-cell>
          <table:table-cell table:formula="of:=[.J551]" office:value-type="float" office:value="1090.60071983418">
            <text:p>1090.6007198342</text:p>
          </table:table-cell>
          <table:table-cell table:formula="of:=[.K551]+[.$C$7]" office:value-type="float" office:value="3878.19366143337">
            <text:p>3878.1936614334</text:p>
          </table:table-cell>
          <table:table-cell table:formula="of:=[.H552]/([.F552]+[.H552])" office:value-type="float" office:value="0.0161314103254459">
            <text:p>0.0161314103</text:p>
          </table:table-cell>
          <table:table-cell table:formula="of:=[.G552]+[.I552]*([.A552] -[.G552] )" office:value-type="float" office:value="1094.2495364494">
            <text:p>1094.2495364494</text:p>
          </table:table-cell>
          <table:table-cell table:formula="of:=(1-[.I552])*[.H552]" office:value-type="float" office:value="3815.63292815924">
            <text:p>3815.6329281593</text:p>
          </table:table-cell>
          <table:table-cell table:formula="of:=ABS([.G552]-[.A552])" office:value-type="float" office:value="226.193280165816">
            <text:p>226.19</text:p>
          </table:table-cell>
          <table:table-cell table:formula="of:=IF([.L552]&lt;[.$C$9];1;0)" office:value-type="float" office:value="0">
            <text:p>0</text:p>
          </table:table-cell>
          <table:table-cell/>
          <table:table-cell table:formula="of:=IF(AND([.M552];[.B552]);&quot;Not Jammed&quot;;IF([.M5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88.956">
            <text:p>1288.9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2]+([.A553]-[.D552])/COUNTA([.$A$60:.A553])" office:value-type="float" office:value="1014.68288259109">
            <text:p>1014.683</text:p>
          </table:table-cell>
          <table:table-cell table:formula="of:=[.E552]+(([.A553]-[.D552])*([.A553]-[.D552]))" office:value-type="float" office:value="116450439.731255">
            <text:p>116450439.731</text:p>
          </table:table-cell>
          <table:table-cell table:formula="of:=[.E553]/(COUNT([.$A$60:.A553])-1)" office:value-type="float" office:value="236207.788501532">
            <text:p>236207.789</text:p>
          </table:table-cell>
          <table:table-cell table:formula="of:=[.J552]" office:value-type="float" office:value="1094.2495364494">
            <text:p>1094.2495364494</text:p>
          </table:table-cell>
          <table:table-cell table:formula="of:=[.K552]+[.$C$7]" office:value-type="float" office:value="3875.63292815924">
            <text:p>3875.6329281593</text:p>
          </table:table-cell>
          <table:table-cell table:formula="of:=[.H553]/([.F553]+[.H553])" office:value-type="float" office:value="0.0161428594489363">
            <text:p>0.0161428594</text:p>
          </table:table-cell>
          <table:table-cell table:formula="of:=[.G553]+[.I553]*([.A553] -[.G553] )" office:value-type="float" office:value="1097.39265552429">
            <text:p>1097.3926555243</text:p>
          </table:table-cell>
          <table:table-cell table:formula="of:=(1-[.I553])*[.H553]" office:value-type="float" office:value="3813.0691305243">
            <text:p>3813.0691305243</text:p>
          </table:table-cell>
          <table:table-cell table:formula="of:=ABS([.G553]-[.A553])" office:value-type="float" office:value="194.706463550602">
            <text:p>194.71</text:p>
          </table:table-cell>
          <table:table-cell table:formula="of:=IF([.L553]&lt;[.$C$9];1;0)" office:value-type="float" office:value="0">
            <text:p>0</text:p>
          </table:table-cell>
          <table:table-cell/>
          <table:table-cell table:formula="of:=IF(AND([.M553];[.B553]);&quot;Not Jammed&quot;;IF([.M5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8.639">
            <text:p>1318.6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3]+([.A554]-[.D553])/COUNTA([.$A$60:.A554])" office:value-type="float" office:value="1015.29693535353">
            <text:p>1015.297</text:p>
          </table:table-cell>
          <table:table-cell table:formula="of:=[.E553]+(([.A554]-[.D553])*([.A554]-[.D553]))" office:value-type="float" office:value="116542829.052566">
            <text:p>116542829.053</text:p>
          </table:table-cell>
          <table:table-cell table:formula="of:=[.E554]/(COUNT([.$A$60:.A554])-1)" office:value-type="float" office:value="235916.658001145">
            <text:p>235916.658</text:p>
          </table:table-cell>
          <table:table-cell table:formula="of:=[.J553]" office:value-type="float" office:value="1097.39265552429">
            <text:p>1097.3926555243</text:p>
          </table:table-cell>
          <table:table-cell table:formula="of:=[.K553]+[.$C$7]" office:value-type="float" office:value="3873.0691305243">
            <text:p>3873.0691305243</text:p>
          </table:table-cell>
          <table:table-cell table:formula="of:=[.H554]/([.F554]+[.H554])" office:value-type="float" office:value="0.0161519393547563">
            <text:p>0.0161519394</text:p>
          </table:table-cell>
          <table:table-cell table:formula="of:=[.G554]+[.I554]*([.A554] -[.G554] )" office:value-type="float" office:value="1100.96621306273">
            <text:p>1100.9662130627</text:p>
          </table:table-cell>
          <table:table-cell table:formula="of:=(1-[.I554])*[.H554]" office:value-type="float" office:value="3810.51155281129">
            <text:p>3810.5115528113</text:p>
          </table:table-cell>
          <table:table-cell table:formula="of:=ABS([.G554]-[.A554])" office:value-type="float" office:value="221.246344475706">
            <text:p>221.25</text:p>
          </table:table-cell>
          <table:table-cell table:formula="of:=IF([.L554]&lt;[.$C$9];1;0)" office:value-type="float" office:value="0">
            <text:p>0</text:p>
          </table:table-cell>
          <table:table-cell/>
          <table:table-cell table:formula="of:=IF(AND([.M554];[.B554]);&quot;Not Jammed&quot;;IF([.M5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74.031">
            <text:p>1274.0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4]+([.A555]-[.D554])/COUNTA([.$A$60:.A555])" office:value-type="float" office:value="1015.8185766129">
            <text:p>1015.819</text:p>
          </table:table-cell>
          <table:table-cell table:formula="of:=[.E554]+(([.A555]-[.D554])*([.A555]-[.D554]))" office:value-type="float" office:value="116609772.368774">
            <text:p>116609772.369</text:p>
          </table:table-cell>
          <table:table-cell table:formula="of:=[.E555]/(COUNT([.$A$60:.A555])-1)" office:value-type="float" office:value="235575.297714695">
            <text:p>235575.298</text:p>
          </table:table-cell>
          <table:table-cell table:formula="of:=[.J554]" office:value-type="float" office:value="1100.96621306273">
            <text:p>1100.9662130627</text:p>
          </table:table-cell>
          <table:table-cell table:formula="of:=[.K554]+[.$C$7]" office:value-type="float" office:value="3870.51155281129">
            <text:p>3870.5115528113</text:p>
          </table:table-cell>
          <table:table-cell table:formula="of:=[.H555]/([.F555]+[.H555])" office:value-type="float" office:value="0.0161644572717796">
            <text:p>0.0161644573</text:p>
          </table:table-cell>
          <table:table-cell table:formula="of:=[.G555]+[.I555]*([.A555] -[.G555] )" office:value-type="float" office:value="1103.76371141642">
            <text:p>1103.7637114164</text:p>
          </table:table-cell>
          <table:table-cell table:formula="of:=(1-[.I555])*[.H555]" office:value-type="float" office:value="3807.94683419594">
            <text:p>3807.946834196</text:p>
          </table:table-cell>
          <table:table-cell table:formula="of:=ABS([.G555]-[.A555])" office:value-type="float" office:value="173.064786937273">
            <text:p>173.06</text:p>
          </table:table-cell>
          <table:table-cell table:formula="of:=IF([.L555]&lt;[.$C$9];1;0)" office:value-type="float" office:value="0">
            <text:p>0</text:p>
          </table:table-cell>
          <table:table-cell/>
          <table:table-cell table:formula="of:=IF(AND([.M555];[.B555]);&quot;Not Jammed&quot;;IF([.M5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588">
            <text:p>1340.5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5]+([.A556]-[.D555])/COUNTA([.$A$60:.A556])" office:value-type="float" office:value="1016.4720362173">
            <text:p>1016.472</text:p>
          </table:table-cell>
          <table:table-cell table:formula="of:=[.E555]+(([.A556]-[.D555])*([.A556]-[.D555]))" office:value-type="float" office:value="116715247.547141">
            <text:p>116715247.547</text:p>
          </table:table-cell>
          <table:table-cell table:formula="of:=[.E556]/(COUNT([.$A$60:.A556])-1)" office:value-type="float" office:value="235312.999086979">
            <text:p>235312.999</text:p>
          </table:table-cell>
          <table:table-cell table:formula="of:=[.J555]" office:value-type="float" office:value="1103.76371141642">
            <text:p>1103.7637114164</text:p>
          </table:table-cell>
          <table:table-cell table:formula="of:=[.K555]+[.$C$7]" office:value-type="float" office:value="3867.94683419594">
            <text:p>3867.946834196</text:p>
          </table:table-cell>
          <table:table-cell table:formula="of:=[.H556]/([.F556]+[.H556])" office:value-type="float" office:value="0.0161716344891063">
            <text:p>0.0161716345</text:p>
          </table:table-cell>
          <table:table-cell table:formula="of:=[.G556]+[.I556]*([.A556] -[.G556] )" office:value-type="float" office:value="1107.59354724954">
            <text:p>1107.5935472495</text:p>
          </table:table-cell>
          <table:table-cell table:formula="of:=(1-[.I556])*[.H556]" office:value-type="float" office:value="3805.39581177003">
            <text:p>3805.39581177</text:p>
          </table:table-cell>
          <table:table-cell table:formula="of:=ABS([.G556]-[.A556])" office:value-type="float" office:value="236.824288583575">
            <text:p>236.82</text:p>
          </table:table-cell>
          <table:table-cell table:formula="of:=IF([.L556]&lt;[.$C$9];1;0)" office:value-type="float" office:value="0">
            <text:p>0</text:p>
          </table:table-cell>
          <table:table-cell/>
          <table:table-cell table:formula="of:=IF(AND([.M556];[.B556]);&quot;Not Jammed&quot;;IF([.M5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7.184">
            <text:p>1357.18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556]+([.A557]-[.D556])/COUNTA([.$A$60:.A557])" office:value-type="float" office:value="1017.15619678715">
            <text:p>1017.156</text:p>
          </table:table-cell>
          <table:table-cell table:formula="of:=[.E556]+(([.A557]-[.D556])*([.A557]-[.D556]))" office:value-type="float" office:value="116831332.189406">
            <text:p>116831332.189</text:p>
          </table:table-cell>
          <table:table-cell table:formula="of:=[.E557]/(COUNT([.$A$60:.A557])-1)" office:value-type="float" office:value="235073.102996793">
            <text:p>235073.103</text:p>
          </table:table-cell>
          <table:table-cell table:formula="of:=[.J556]" office:value-type="float" office:value="1107.59354724954">
            <text:p>1107.5935472495</text:p>
          </table:table-cell>
          <table:table-cell table:formula="of:=[.K556]+[.$C$7]" office:value-type="float" office:value="3865.39581177003">
            <text:p>3865.39581177</text:p>
          </table:table-cell>
          <table:table-cell table:formula="of:=[.H557]/([.F557]+[.H557])" office:value-type="float" office:value="0.0161773671092953">
            <text:p>0.0161773671</text:p>
          </table:table-cell>
          <table:table-cell table:formula="of:=[.G557]+[.I557]*([.A557] -[.G557] )" office:value-type="float" office:value="1111.63126363066">
            <text:p>1111.6312636307</text:p>
          </table:table-cell>
          <table:table-cell table:formula="of:=(1-[.I557])*[.H557]" office:value-type="float" office:value="3802.86388470029">
            <text:p>3802.8638847003</text:p>
          </table:table-cell>
          <table:table-cell table:formula="of:=ABS([.G557]-[.A557])" office:value-type="float" office:value="249.590452750459">
            <text:p>249.59</text:p>
          </table:table-cell>
          <table:table-cell table:formula="of:=IF([.L557]&lt;[.$C$9];1;0)" office:value-type="float" office:value="0">
            <text:p>0</text:p>
          </table:table-cell>
          <table:table-cell/>
          <table:table-cell table:formula="of:=IF(AND([.M557];[.B557]);&quot;Not Jammed&quot;;IF([.M5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1.652">
            <text:p>1351.6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7]+([.A558]-[.D557])/COUNTA([.$A$60:.A558])" office:value-type="float" office:value="1017.82652905812">
            <text:p>1017.827</text:p>
          </table:table-cell>
          <table:table-cell table:formula="of:=[.E557]+(([.A558]-[.D557])*([.A558]-[.D557]))" office:value-type="float" office:value="116943219.631773">
            <text:p>116943219.632</text:p>
          </table:table-cell>
          <table:table-cell table:formula="of:=[.E558]/(COUNT([.$A$60:.A558])-1)" office:value-type="float" office:value="234825.742232476">
            <text:p>234825.742</text:p>
          </table:table-cell>
          <table:table-cell table:formula="of:=[.J557]" office:value-type="float" office:value="1111.63126363066">
            <text:p>1111.6312636307</text:p>
          </table:table-cell>
          <table:table-cell table:formula="of:=[.K557]+[.$C$7]" office:value-type="float" office:value="3862.86388470029">
            <text:p>3862.8638847003</text:p>
          </table:table-cell>
          <table:table-cell table:formula="of:=[.H558]/([.F558]+[.H558])" office:value-type="float" office:value="0.0161836961870059">
            <text:p>0.0161836962</text:p>
          </table:table-cell>
          <table:table-cell table:formula="of:=[.G558]+[.I558]*([.A558] -[.G558] )" office:value-type="float" office:value="1115.51568630664">
            <text:p>1115.5156863067</text:p>
          </table:table-cell>
          <table:table-cell table:formula="of:=(1-[.I558])*[.H558]" office:value-type="float" office:value="3800.34846917855">
            <text:p>3800.3484691786</text:p>
          </table:table-cell>
          <table:table-cell table:formula="of:=ABS([.G558]-[.A558])" office:value-type="float" office:value="240.02073636934">
            <text:p>240.02</text:p>
          </table:table-cell>
          <table:table-cell table:formula="of:=IF([.L558]&lt;[.$C$9];1;0)" office:value-type="float" office:value="0">
            <text:p>0</text:p>
          </table:table-cell>
          <table:table-cell/>
          <table:table-cell table:formula="of:=IF(AND([.M558];[.B558]);&quot;Not Jammed&quot;;IF([.M5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23.813">
            <text:p>1323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8]+([.A559]-[.D558])/COUNTA([.$A$60:.A559])" office:value-type="float" office:value="1018.438502">
            <text:p>1018.439</text:p>
          </table:table-cell>
          <table:table-cell table:formula="of:=[.E558]+(([.A559]-[.D558])*([.A559]-[.D558]))" office:value-type="float" office:value="117036847.352173">
            <text:p>117036847.352</text:p>
          </table:table-cell>
          <table:table-cell table:formula="of:=[.E559]/(COUNT([.$A$60:.A559])-1)" office:value-type="float" office:value="234542.780264875">
            <text:p>234542.780</text:p>
          </table:table-cell>
          <table:table-cell table:formula="of:=[.J558]" office:value-type="float" office:value="1115.51568630664">
            <text:p>1115.5156863067</text:p>
          </table:table-cell>
          <table:table-cell table:formula="of:=[.K558]+[.$C$7]" office:value-type="float" office:value="3860.34846917855">
            <text:p>3860.3484691786</text:p>
          </table:table-cell>
          <table:table-cell table:formula="of:=[.H559]/([.F559]+[.H559])" office:value-type="float" office:value="0.016192524358541">
            <text:p>0.0161925244</text:p>
          </table:table-cell>
          <table:table-cell table:formula="of:=[.G559]+[.I559]*([.A559] -[.G559] )" office:value-type="float" office:value="1118.88854563244">
            <text:p>1118.8885456325</text:p>
          </table:table-cell>
          <table:table-cell table:formula="of:=(1-[.I559])*[.H559]" office:value-type="float" office:value="3797.83968255892">
            <text:p>3797.8396825589</text:p>
          </table:table-cell>
          <table:table-cell table:formula="of:=ABS([.G559]-[.A559])" office:value-type="float" office:value="208.297313693357">
            <text:p>208.30</text:p>
          </table:table-cell>
          <table:table-cell table:formula="of:=IF([.L559]&lt;[.$C$9];1;0)" office:value-type="float" office:value="0">
            <text:p>0</text:p>
          </table:table-cell>
          <table:table-cell/>
          <table:table-cell table:formula="of:=IF(AND([.M559];[.B559]);&quot;Not Jammed&quot;;IF([.M55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1.617">
            <text:p>1311.6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59]+([.A560]-[.D559])/COUNTA([.$A$60:.A560])" office:value-type="float" office:value="1019.02368862275">
            <text:p>1019.024</text:p>
          </table:table-cell>
          <table:table-cell table:formula="of:=[.E559]+(([.A560]-[.D559])*([.A560]-[.D559]))" office:value-type="float" office:value="117122800.983862">
            <text:p>117122800.984</text:p>
          </table:table-cell>
          <table:table-cell table:formula="of:=[.E560]/(COUNT([.$A$60:.A560])-1)" office:value-type="float" office:value="234245.601967724">
            <text:p>234245.602</text:p>
          </table:table-cell>
          <table:table-cell table:formula="of:=[.J559]" office:value-type="float" office:value="1118.88854563244">
            <text:p>1118.8885456325</text:p>
          </table:table-cell>
          <table:table-cell table:formula="of:=[.K559]+[.$C$7]" office:value-type="float" office:value="3857.83968255892">
            <text:p>3857.8396825589</text:p>
          </table:table-cell>
          <table:table-cell table:formula="of:=[.H560]/([.F560]+[.H560])" office:value-type="float" office:value="0.0162023684152586">
            <text:p>0.0162023684</text:p>
          </table:table-cell>
          <table:table-cell table:formula="of:=[.G560]+[.I560]*([.A560] -[.G560] )" office:value-type="float" office:value="1122.01120305421">
            <text:p>1122.0112030542</text:p>
          </table:table-cell>
          <table:table-cell table:formula="of:=(1-[.I560])*[.H560]" office:value-type="float" office:value="3795.33354273509">
            <text:p>3795.3335427351</text:p>
          </table:table-cell>
          <table:table-cell table:formula="of:=ABS([.G560]-[.A560])" office:value-type="float" office:value="192.728454367558">
            <text:p>192.73</text:p>
          </table:table-cell>
          <table:table-cell table:formula="of:=IF([.L560]&lt;[.$C$9];1;0)" office:value-type="float" office:value="0">
            <text:p>0</text:p>
          </table:table-cell>
          <table:table-cell/>
          <table:table-cell table:formula="of:=IF(AND([.M560];[.B560]);&quot;Not Jammed&quot;;IF([.M5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55.562">
            <text:p>1255.5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0]+([.A561]-[.D560])/COUNTA([.$A$60:.A561])" office:value-type="float" office:value="1019.49488047809">
            <text:p>1019.495</text:p>
          </table:table-cell>
          <table:table-cell table:formula="of:=[.E560]+(([.A561]-[.D560])*([.A561]-[.D560]))" office:value-type="float" office:value="117178751.356611">
            <text:p>117178751.357</text:p>
          </table:table-cell>
          <table:table-cell table:formula="of:=[.E561]/(COUNT([.$A$60:.A561])-1)" office:value-type="float" office:value="233889.723266689">
            <text:p>233889.723</text:p>
          </table:table-cell>
          <table:table-cell table:formula="of:=[.J560]" office:value-type="float" office:value="1122.01120305421">
            <text:p>1122.0112030542</text:p>
          </table:table-cell>
          <table:table-cell table:formula="of:=[.K560]+[.$C$7]" office:value-type="float" office:value="3855.33354273509">
            <text:p>3855.3335427351</text:p>
          </table:table-cell>
          <table:table-cell table:formula="of:=[.H561]/([.F561]+[.H561])" office:value-type="float" office:value="0.0162162511156878">
            <text:p>0.0162162511</text:p>
          </table:table-cell>
          <table:table-cell table:formula="of:=[.G561]+[.I561]*([.A561] -[.G561] )" office:value-type="float" office:value="1124.17689631418">
            <text:p>1124.1768963142</text:p>
          </table:table-cell>
          <table:table-cell table:formula="of:=(1-[.I561])*[.H561]" office:value-type="float" office:value="3792.81448587137">
            <text:p>3792.8144858714</text:p>
          </table:table-cell>
          <table:table-cell table:formula="of:=ABS([.G561]-[.A561])" office:value-type="float" office:value="133.550796945792">
            <text:p>133.55</text:p>
          </table:table-cell>
          <table:table-cell table:formula="of:=IF([.L561]&lt;[.$C$9];1;0)" office:value-type="float" office:value="1">
            <text:p>1</text:p>
          </table:table-cell>
          <table:table-cell/>
          <table:table-cell table:formula="of:=IF(AND([.M561];[.B561]);&quot;Not Jammed&quot;;IF([.M5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804.655">
            <text:p>1804.6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1]+([.A562]-[.D561])/COUNTA([.$A$60:.A562])" office:value-type="float" office:value="1021.05583499006">
            <text:p>1021.056</text:p>
          </table:table-cell>
          <table:table-cell table:formula="of:=[.E561]+(([.A562]-[.D561])*([.A562]-[.D561]))" office:value-type="float" office:value="117795227.769899">
            <text:p>117795227.770</text:p>
          </table:table-cell>
          <table:table-cell table:formula="of:=[.E562]/(COUNT([.$A$60:.A562])-1)" office:value-type="float" office:value="234651.848147209">
            <text:p>234651.848</text:p>
          </table:table-cell>
          <table:table-cell table:formula="of:=[.J561]" office:value-type="float" office:value="1124.17689631418">
            <text:p>1124.1768963142</text:p>
          </table:table-cell>
          <table:table-cell table:formula="of:=[.K561]+[.$C$7]" office:value-type="float" office:value="3852.81448587137">
            <text:p>3852.8144858714</text:p>
          </table:table-cell>
          <table:table-cell table:formula="of:=[.H562]/([.F562]+[.H562])" office:value-type="float" office:value="0.0161540426226325">
            <text:p>0.0161540426</text:p>
          </table:table-cell>
          <table:table-cell table:formula="of:=[.G562]+[.I562]*([.A562] -[.G562] )" office:value-type="float" office:value="1135.16936860489">
            <text:p>1135.1693686049</text:p>
          </table:table-cell>
          <table:table-cell table:formula="of:=(1-[.I562])*[.H562]" office:value-type="float" office:value="3790.5759564495">
            <text:p>3790.5759564495</text:p>
          </table:table-cell>
          <table:table-cell table:formula="of:=ABS([.G562]-[.A562])" office:value-type="float" office:value="680.478103685819">
            <text:p>680.48</text:p>
          </table:table-cell>
          <table:table-cell table:formula="of:=IF([.L562]&lt;[.$C$9];1;0)" office:value-type="float" office:value="0">
            <text:p>0</text:p>
          </table:table-cell>
          <table:table-cell/>
          <table:table-cell table:formula="of:=IF(AND([.M562];[.B562]);&quot;Not Jammed&quot;;IF([.M5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54.412">
            <text:p>1754.4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2]+([.A563]-[.D562])/COUNTA([.$A$60:.A563])" office:value-type="float" office:value="1022.51090674603">
            <text:p>1022.511</text:p>
          </table:table-cell>
          <table:table-cell table:formula="of:=[.E562]+(([.A563]-[.D562])*([.A563]-[.D562]))" office:value-type="float" office:value="118333039.034657">
            <text:p>118333039.035</text:p>
          </table:table-cell>
          <table:table-cell table:formula="of:=[.E563]/(COUNT([.$A$60:.A563])-1)" office:value-type="float" office:value="235254.550764726">
            <text:p>235254.551</text:p>
          </table:table-cell>
          <table:table-cell table:formula="of:=[.J562]" office:value-type="float" office:value="1135.16936860489">
            <text:p>1135.1693686049</text:p>
          </table:table-cell>
          <table:table-cell table:formula="of:=[.K562]+[.$C$7]" office:value-type="float" office:value="3850.5759564495">
            <text:p>3850.5759564495</text:p>
          </table:table-cell>
          <table:table-cell table:formula="of:=[.H563]/([.F563]+[.H563])" office:value-type="float" office:value="0.0161041129031906">
            <text:p>0.0161041129</text:p>
          </table:table-cell>
          <table:table-cell table:formula="of:=[.G563]+[.I563]*([.A563] -[.G563] )" office:value-type="float" office:value="1145.14172185535">
            <text:p>1145.1417218554</text:p>
          </table:table-cell>
          <table:table-cell table:formula="of:=(1-[.I563])*[.H563]" office:value-type="float" office:value="3788.56584650453">
            <text:p>3788.5658465045</text:p>
          </table:table-cell>
          <table:table-cell table:formula="of:=ABS([.G563]-[.A563])" office:value-type="float" office:value="619.24263139511">
            <text:p>619.24</text:p>
          </table:table-cell>
          <table:table-cell table:formula="of:=IF([.L563]&lt;[.$C$9];1;0)" office:value-type="float" office:value="0">
            <text:p>0</text:p>
          </table:table-cell>
          <table:table-cell/>
          <table:table-cell table:formula="of:=IF(AND([.M563];[.B563]);&quot;Not Jammed&quot;;IF([.M5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9.932">
            <text:p>1649.9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3]+([.A564]-[.D563])/COUNTA([.$A$60:.A564])" office:value-type="float" office:value="1023.75332475247">
            <text:p>1023.753</text:p>
          </table:table-cell>
          <table:table-cell table:formula="of:=[.E563]+(([.A564]-[.D563])*([.A564]-[.D563]))" office:value-type="float" office:value="118726696.262917">
            <text:p>118726696.263</text:p>
          </table:table-cell>
          <table:table-cell table:formula="of:=[.E564]/(COUNT([.$A$60:.A564])-1)" office:value-type="float" office:value="235568.841791502">
            <text:p>235568.842</text:p>
          </table:table-cell>
          <table:table-cell table:formula="of:=[.J563]" office:value-type="float" office:value="1145.14172185535">
            <text:p>1145.1417218554</text:p>
          </table:table-cell>
          <table:table-cell table:formula="of:=[.K563]+[.$C$7]" office:value-type="float" office:value="3848.56584650453">
            <text:p>3848.5658465045</text:p>
          </table:table-cell>
          <table:table-cell table:formula="of:=[.H564]/([.F564]+[.H564])" office:value-type="float" office:value="0.0160747118786094">
            <text:p>0.0160747119</text:p>
          </table:table-cell>
          <table:table-cell table:formula="of:=[.G564]+[.I564]*([.A564] -[.G564] )" office:value-type="float" office:value="1153.25608013564">
            <text:p>1153.2560801357</text:p>
          </table:table-cell>
          <table:table-cell table:formula="of:=(1-[.I564])*[.H564]" office:value-type="float" office:value="3786.70125937611">
            <text:p>3786.7012593761</text:p>
          </table:table-cell>
          <table:table-cell table:formula="of:=ABS([.G564]-[.A564])" office:value-type="float" office:value="504.790278144654">
            <text:p>504.79</text:p>
          </table:table-cell>
          <table:table-cell table:formula="of:=IF([.L564]&lt;[.$C$9];1;0)" office:value-type="float" office:value="0">
            <text:p>0</text:p>
          </table:table-cell>
          <table:table-cell/>
          <table:table-cell table:formula="of:=IF(AND([.M564];[.B564]);&quot;Not Jammed&quot;;IF([.M5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15.125">
            <text:p>1615.1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4]+([.A565]-[.D564])/COUNTA([.$A$60:.A565])" office:value-type="float" office:value="1024.92204347826">
            <text:p>1024.922</text:p>
          </table:table-cell>
          <table:table-cell table:formula="of:=[.E564]+(([.A565]-[.D564])*([.A565]-[.D564]))" office:value-type="float" office:value="119076416.721202">
            <text:p>119076416.721</text:p>
          </table:table-cell>
          <table:table-cell table:formula="of:=[.E565]/(COUNT([.$A$60:.A565])-1)" office:value-type="float" office:value="235794.88459644">
            <text:p>235794.885</text:p>
          </table:table-cell>
          <table:table-cell table:formula="of:=[.J564]" office:value-type="float" office:value="1153.25608013564">
            <text:p>1153.2560801357</text:p>
          </table:table-cell>
          <table:table-cell table:formula="of:=[.K564]+[.$C$7]" office:value-type="float" office:value="3846.70125937611">
            <text:p>3846.7012593761</text:p>
          </table:table-cell>
          <table:table-cell table:formula="of:=[.H565]/([.F565]+[.H565])" office:value-type="float" office:value="0.0160518936879784">
            <text:p>0.0160518937</text:p>
          </table:table-cell>
          <table:table-cell table:formula="of:=[.G565]+[.I565]*([.A565] -[.G565] )" office:value-type="float" office:value="1160.66995093509">
            <text:p>1160.6699509351</text:p>
          </table:table-cell>
          <table:table-cell table:formula="of:=(1-[.I565])*[.H565]" office:value-type="float" office:value="3784.9544197112">
            <text:p>3784.9544197112</text:p>
          </table:table-cell>
          <table:table-cell table:formula="of:=ABS([.G565]-[.A565])" office:value-type="float" office:value="461.868919864356">
            <text:p>461.87</text:p>
          </table:table-cell>
          <table:table-cell table:formula="of:=IF([.L565]&lt;[.$C$9];1;0)" office:value-type="float" office:value="0">
            <text:p>0</text:p>
          </table:table-cell>
          <table:table-cell/>
          <table:table-cell table:formula="of:=IF(AND([.M565];[.B565]);&quot;Not Jammed&quot;;IF([.M5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16.315">
            <text:p>1716.3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5]+([.A566]-[.D565])/COUNTA([.$A$60:.A566])" office:value-type="float" office:value="1026.28573767258">
            <text:p>1026.286</text:p>
          </table:table-cell>
          <table:table-cell table:formula="of:=[.E565]+(([.A566]-[.D565])*([.A566]-[.D565]))" office:value-type="float" office:value="119554440.94153">
            <text:p>119554440.942</text:p>
          </table:table-cell>
          <table:table-cell table:formula="of:=[.E566]/(COUNT([.$A$60:.A566])-1)" office:value-type="float" office:value="236273.598698676">
            <text:p>236273.599</text:p>
          </table:table-cell>
          <table:table-cell table:formula="of:=[.J565]" office:value-type="float" office:value="1160.66995093509">
            <text:p>1160.6699509351</text:p>
          </table:table-cell>
          <table:table-cell table:formula="of:=[.K565]+[.$C$7]" office:value-type="float" office:value="3844.9544197112">
            <text:p>3844.9544197112</text:p>
          </table:table-cell>
          <table:table-cell table:formula="of:=[.H566]/([.F566]+[.H566])" office:value-type="float" office:value="0.016012733584212">
            <text:p>0.0160127336</text:p>
          </table:table-cell>
          <table:table-cell table:formula="of:=[.G566]+[.I566]*([.A566] -[.G566] )" office:value-type="float" office:value="1169.56734707315">
            <text:p>1169.5673470732</text:p>
          </table:table-cell>
          <table:table-cell table:formula="of:=(1-[.I566])*[.H566]" office:value-type="float" office:value="3783.38618894492">
            <text:p>3783.3861889449</text:p>
          </table:table-cell>
          <table:table-cell table:formula="of:=ABS([.G566]-[.A566])" office:value-type="float" office:value="555.645049064912">
            <text:p>555.65</text:p>
          </table:table-cell>
          <table:table-cell table:formula="of:=IF([.L566]&lt;[.$C$9];1;0)" office:value-type="float" office:value="0">
            <text:p>0</text:p>
          </table:table-cell>
          <table:table-cell/>
          <table:table-cell table:formula="of:=IF(AND([.M566];[.B566]);&quot;Not Jammed&quot;;IF([.M5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27.86">
            <text:p>1327.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6]+([.A567]-[.D566])/COUNTA([.$A$60:.A567])" office:value-type="float" office:value="1026.87938779528">
            <text:p>1026.879</text:p>
          </table:table-cell>
          <table:table-cell table:formula="of:=[.E566]+(([.A567]-[.D566])*([.A567]-[.D566]))" office:value-type="float" office:value="119645387.977228">
            <text:p>119645387.977</text:p>
          </table:table-cell>
          <table:table-cell table:formula="of:=[.E567]/(COUNT([.$A$60:.A567])-1)" office:value-type="float" office:value="235986.958534967">
            <text:p>235986.959</text:p>
          </table:table-cell>
          <table:table-cell table:formula="of:=[.J566]" office:value-type="float" office:value="1169.56734707315">
            <text:p>1169.5673470732</text:p>
          </table:table-cell>
          <table:table-cell table:formula="of:=[.K566]+[.$C$7]" office:value-type="float" office:value="3843.38618894492">
            <text:p>3843.3861889449</text:p>
          </table:table-cell>
          <table:table-cell table:formula="of:=[.H567]/([.F567]+[.H567])" office:value-type="float" office:value="0.0160254374540025">
            <text:p>0.0160254375</text:p>
          </table:table-cell>
          <table:table-cell table:formula="of:=[.G567]+[.I567]*([.A567] -[.G567] )" office:value-type="float" office:value="1172.10405608206">
            <text:p>1172.1040560821</text:p>
          </table:table-cell>
          <table:table-cell table:formula="of:=(1-[.I567])*[.H567]" office:value-type="float" office:value="3781.79424396241">
            <text:p>3781.7942439624</text:p>
          </table:table-cell>
          <table:table-cell table:formula="of:=ABS([.G567]-[.A567])" office:value-type="float" office:value="158.292652926849">
            <text:p>158.29</text:p>
          </table:table-cell>
          <table:table-cell table:formula="of:=IF([.L567]&lt;[.$C$9];1;0)" office:value-type="float" office:value="0">
            <text:p>0</text:p>
          </table:table-cell>
          <table:table-cell/>
          <table:table-cell table:formula="of:=IF(AND([.M567];[.B567]);&quot;Not Jammed&quot;;IF([.M5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88.257">
            <text:p>1288.2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7]+([.A568]-[.D567])/COUNTA([.$A$60:.A568])" office:value-type="float" office:value="1027.39289980354">
            <text:p>1027.393</text:p>
          </table:table-cell>
          <table:table-cell table:formula="of:=[.E567]+(([.A568]-[.D567])*([.A568]-[.D567]))" office:value-type="float" office:value="119713706.23339">
            <text:p>119713706.233</text:p>
          </table:table-cell>
          <table:table-cell table:formula="of:=[.E568]/(COUNT([.$A$60:.A568])-1)" office:value-type="float" office:value="235656.902034233">
            <text:p>235656.902</text:p>
          </table:table-cell>
          <table:table-cell table:formula="of:=[.J567]" office:value-type="float" office:value="1172.10405608206">
            <text:p>1172.1040560821</text:p>
          </table:table-cell>
          <table:table-cell table:formula="of:=[.K567]+[.$C$7]" office:value-type="float" office:value="3841.79424396241">
            <text:p>3841.7942439624</text:p>
          </table:table-cell>
          <table:table-cell table:formula="of:=[.H568]/([.F568]+[.H568])" office:value-type="float" office:value="0.0160409818661388">
            <text:p>0.0160409819</text:p>
          </table:table-cell>
          <table:table-cell table:formula="of:=[.G568]+[.I568]*([.A568] -[.G568] )" office:value-type="float" office:value="1173.96726334914">
            <text:p>1173.9672633492</text:p>
          </table:table-cell>
          <table:table-cell table:formula="of:=(1-[.I568])*[.H568]" office:value-type="float" office:value="3780.16809216157">
            <text:p>3780.1680921616</text:p>
          </table:table-cell>
          <table:table-cell table:formula="of:=ABS([.G568]-[.A568])" office:value-type="float" office:value="116.152943917942">
            <text:p>116.15</text:p>
          </table:table-cell>
          <table:table-cell table:formula="of:=IF([.L568]&lt;[.$C$9];1;0)" office:value-type="float" office:value="1">
            <text:p>1</text:p>
          </table:table-cell>
          <table:table-cell/>
          <table:table-cell table:formula="of:=IF(AND([.M568];[.B568]);&quot;Not Jammed&quot;;IF([.M5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705.011">
            <text:p>1705.0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8]+([.A569]-[.D568])/COUNTA([.$A$60:.A569])" office:value-type="float" office:value="1028.7215627451">
            <text:p>1028.722</text:p>
          </table:table-cell>
          <table:table-cell table:formula="of:=[.E568]+(([.A569]-[.D568])*([.A569]-[.D568]))" office:value-type="float" office:value="120172872.523104">
            <text:p>120172872.523</text:p>
          </table:table-cell>
          <table:table-cell table:formula="of:=[.E569]/(COUNT([.$A$60:.A569])-1)" office:value-type="float" office:value="236096.016744802">
            <text:p>236096.017</text:p>
          </table:table-cell>
          <table:table-cell table:formula="of:=[.J568]" office:value-type="float" office:value="1173.96726334914">
            <text:p>1173.9672633492</text:p>
          </table:table-cell>
          <table:table-cell table:formula="of:=[.K568]+[.$C$7]" office:value-type="float" office:value="3840.16809216157">
            <text:p>3840.1680921616</text:p>
          </table:table-cell>
          <table:table-cell table:formula="of:=[.H569]/([.F569]+[.H569])" office:value-type="float" office:value="0.0160049560460043">
            <text:p>0.016004956</text:p>
          </table:table-cell>
          <table:table-cell table:formula="of:=[.G569]+[.I569]*([.A569] -[.G569] )" office:value-type="float" office:value="1182.46659501275">
            <text:p>1182.4665950128</text:p>
          </table:table-cell>
          <table:table-cell table:formula="of:=(1-[.I569])*[.H569]" office:value-type="float" office:value="3778.70637063726">
            <text:p>3778.7063706373</text:p>
          </table:table-cell>
          <table:table-cell table:formula="of:=ABS([.G569]-[.A569])" office:value-type="float" office:value="531.043736650855">
            <text:p>531.04</text:p>
          </table:table-cell>
          <table:table-cell table:formula="of:=IF([.L569]&lt;[.$C$9];1;0)" office:value-type="float" office:value="0">
            <text:p>0</text:p>
          </table:table-cell>
          <table:table-cell/>
          <table:table-cell table:formula="of:=IF(AND([.M569];[.B569]);&quot;Not Jammed&quot;;IF([.M56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85.188">
            <text:p>1685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69]+([.A570]-[.D569])/COUNTA([.$A$60:.A570])" office:value-type="float" office:value="1030.00623287671">
            <text:p>1030.006</text:p>
          </table:table-cell>
          <table:table-cell table:formula="of:=[.E569]+(([.A570]-[.D569])*([.A570]-[.D569]))" office:value-type="float" office:value="120603820.706346">
            <text:p>120603820.706</text:p>
          </table:table-cell>
          <table:table-cell table:formula="of:=[.E570]/(COUNT([.$A$60:.A570])-1)" office:value-type="float" office:value="236478.079816365">
            <text:p>236478.080</text:p>
          </table:table-cell>
          <table:table-cell table:formula="of:=[.J569]" office:value-type="float" office:value="1182.46659501275">
            <text:p>1182.4665950128</text:p>
          </table:table-cell>
          <table:table-cell table:formula="of:=[.K569]+[.$C$7]" office:value-type="float" office:value="3838.70637063726">
            <text:p>3838.7063706373</text:p>
          </table:table-cell>
          <table:table-cell table:formula="of:=[.H570]/([.F570]+[.H570])" office:value-type="float" office:value="0.0159735257430173">
            <text:p>0.0159735257</text:p>
          </table:table-cell>
          <table:table-cell table:formula="of:=[.G570]+[.I570]*([.A570] -[.G570] )" office:value-type="float" office:value="1190.49682831688">
            <text:p>1190.4968283169</text:p>
          </table:table-cell>
          <table:table-cell table:formula="of:=(1-[.I570])*[.H570]" office:value-type="float" office:value="3777.388695606">
            <text:p>3777.388695606</text:p>
          </table:table-cell>
          <table:table-cell table:formula="of:=ABS([.G570]-[.A570])" office:value-type="float" office:value="502.721404987253">
            <text:p>502.72</text:p>
          </table:table-cell>
          <table:table-cell table:formula="of:=IF([.L570]&lt;[.$C$9];1;0)" office:value-type="float" office:value="0">
            <text:p>0</text:p>
          </table:table-cell>
          <table:table-cell/>
          <table:table-cell table:formula="of:=IF(AND([.M570];[.B570]);&quot;Not Jammed&quot;;IF([.M5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42.781">
            <text:p>1642.7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0]+([.A571]-[.D570])/COUNTA([.$A$60:.A571])" office:value-type="float" office:value="1031.20305859375">
            <text:p>1031.203</text:p>
          </table:table-cell>
          <table:table-cell table:formula="of:=[.E570]+(([.A571]-[.D570])*([.A571]-[.D570]))" office:value-type="float" office:value="120979313.621569">
            <text:p>120979313.622</text:p>
          </table:table-cell>
          <table:table-cell table:formula="of:=[.E571]/(COUNT([.$A$60:.A571])-1)" office:value-type="float" office:value="236750.124504049">
            <text:p>236750.125</text:p>
          </table:table-cell>
          <table:table-cell table:formula="of:=[.J570]" office:value-type="float" office:value="1190.49682831688">
            <text:p>1190.4968283169</text:p>
          </table:table-cell>
          <table:table-cell table:formula="of:=[.K570]+[.$C$7]" office:value-type="float" office:value="3837.388695606">
            <text:p>3837.388695606</text:p>
          </table:table-cell>
          <table:table-cell table:formula="of:=[.H571]/([.F571]+[.H571])" office:value-type="float" office:value="0.0159500742352388">
            <text:p>0.0159500742</text:p>
          </table:table-cell>
          <table:table-cell table:formula="of:=[.G571]+[.I571]*([.A571] -[.G571] )" office:value-type="float" office:value="1197.71079443065">
            <text:p>1197.7107944307</text:p>
          </table:table-cell>
          <table:table-cell table:formula="of:=(1-[.I571])*[.H571]" office:value-type="float" office:value="3776.18206104162">
            <text:p>3776.1820610416</text:p>
          </table:table-cell>
          <table:table-cell table:formula="of:=ABS([.G571]-[.A571])" office:value-type="float" office:value="452.284171683123">
            <text:p>452.28</text:p>
          </table:table-cell>
          <table:table-cell table:formula="of:=IF([.L571]&lt;[.$C$9];1;0)" office:value-type="float" office:value="0">
            <text:p>0</text:p>
          </table:table-cell>
          <table:table-cell/>
          <table:table-cell table:formula="of:=IF(AND([.M571];[.B571]);&quot;Not Jammed&quot;;IF([.M5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49.719">
            <text:p>1749.7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1]+([.A572]-[.D571])/COUNTA([.$A$60:.A572])" office:value-type="float" office:value="1032.60367446394">
            <text:p>1032.604</text:p>
          </table:table-cell>
          <table:table-cell table:formula="of:=[.E571]+(([.A572]-[.D571])*([.A572]-[.D571]))" office:value-type="float" office:value="121495578.779624">
            <text:p>121495578.780</text:p>
          </table:table-cell>
          <table:table-cell table:formula="of:=[.E572]/(COUNT([.$A$60:.A572])-1)" office:value-type="float" office:value="237296.052303953">
            <text:p>237296.052</text:p>
          </table:table-cell>
          <table:table-cell table:formula="of:=[.J571]" office:value-type="float" office:value="1197.71079443065">
            <text:p>1197.7107944307</text:p>
          </table:table-cell>
          <table:table-cell table:formula="of:=[.K571]+[.$C$7]" office:value-type="float" office:value="3836.18206104162">
            <text:p>3836.1820610416</text:p>
          </table:table-cell>
          <table:table-cell table:formula="of:=[.H572]/([.F572]+[.H572])" office:value-type="float" office:value="0.0159090387527156">
            <text:p>0.0159090388</text:p>
          </table:table-cell>
          <table:table-cell table:formula="of:=[.G572]+[.I572]*([.A572] -[.G572] )" office:value-type="float" office:value="1206.49271436487">
            <text:p>1206.4927143649</text:p>
          </table:table-cell>
          <table:table-cell table:formula="of:=(1-[.I572])*[.H572]" office:value-type="float" office:value="3775.15209197003">
            <text:p>3775.15209197</text:p>
          </table:table-cell>
          <table:table-cell table:formula="of:=ABS([.G572]-[.A572])" office:value-type="float" office:value="552.008205569353">
            <text:p>552.01</text:p>
          </table:table-cell>
          <table:table-cell table:formula="of:=IF([.L572]&lt;[.$C$9];1;0)" office:value-type="float" office:value="0">
            <text:p>0</text:p>
          </table:table-cell>
          <table:table-cell/>
          <table:table-cell table:formula="of:=IF(AND([.M572];[.B572]);&quot;Not Jammed&quot;;IF([.M57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743.568">
            <text:p>1743.5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2]+([.A573]-[.D572])/COUNTA([.$A$60:.A573])" office:value-type="float" office:value="1033.98687354086">
            <text:p>1033.987</text:p>
          </table:table-cell>
          <table:table-cell table:formula="of:=[.E572]+(([.A573]-[.D572])*([.A573]-[.D572]))" office:value-type="float" office:value="122001049.051809">
            <text:p>122001049.052</text:p>
          </table:table-cell>
          <table:table-cell table:formula="of:=[.E573]/(COUNT([.$A$60:.A573])-1)" office:value-type="float" office:value="237818.809067854">
            <text:p>237818.809</text:p>
          </table:table-cell>
          <table:table-cell table:formula="of:=[.J572]" office:value-type="float" office:value="1206.49271436487">
            <text:p>1206.4927143649</text:p>
          </table:table-cell>
          <table:table-cell table:formula="of:=[.K572]+[.$C$7]" office:value-type="float" office:value="3835.15209197003">
            <text:p>3835.15209197</text:p>
          </table:table-cell>
          <table:table-cell table:formula="of:=[.H573]/([.F573]+[.H573])" office:value-type="float" office:value="0.0158704292433823">
            <text:p>0.0158704292</text:p>
          </table:table-cell>
          <table:table-cell table:formula="of:=[.G573]+[.I573]*([.A573] -[.G573] )" office:value-type="float" office:value="1215.01632968391">
            <text:p>1215.0163296839</text:p>
          </table:table-cell>
          <table:table-cell table:formula="of:=(1-[.I573])*[.H573]" office:value-type="float" office:value="3774.28658205681">
            <text:p>3774.2865820568</text:p>
          </table:table-cell>
          <table:table-cell table:formula="of:=ABS([.G573]-[.A573])" office:value-type="float" office:value="537.075285635133">
            <text:p>537.08</text:p>
          </table:table-cell>
          <table:table-cell table:formula="of:=IF([.L573]&lt;[.$C$9];1;0)" office:value-type="float" office:value="0">
            <text:p>0</text:p>
          </table:table-cell>
          <table:table-cell/>
          <table:table-cell table:formula="of:=IF(AND([.M573];[.B573]);&quot;Not Jammed&quot;;IF([.M5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26.628">
            <text:p>1626.6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3]+([.A574]-[.D573])/COUNTA([.$A$60:.A574])" office:value-type="float" office:value="1035.13763300971">
            <text:p>1035.138</text:p>
          </table:table-cell>
          <table:table-cell table:formula="of:=[.E573]+(([.A574]-[.D573])*([.A574]-[.D573]))" office:value-type="float" office:value="122352272.55658">
            <text:p>122352272.557</text:p>
          </table:table-cell>
          <table:table-cell table:formula="of:=[.E574]/(COUNT([.$A$60:.A574])-1)" office:value-type="float" office:value="238039.440771556">
            <text:p>238039.441</text:p>
          </table:table-cell>
          <table:table-cell table:formula="of:=[.J573]" office:value-type="float" office:value="1215.01632968391">
            <text:p>1215.0163296839</text:p>
          </table:table-cell>
          <table:table-cell table:formula="of:=[.K573]+[.$C$7]" office:value-type="float" office:value="3834.28658205681">
            <text:p>3834.2865820568</text:p>
          </table:table-cell>
          <table:table-cell table:formula="of:=[.H574]/([.F574]+[.H574])" office:value-type="float" office:value="0.0158524310350218">
            <text:p>0.015852431</text:p>
          </table:table-cell>
          <table:table-cell table:formula="of:=[.G574]+[.I574]*([.A574] -[.G574] )" office:value-type="float" office:value="1221.5413753008">
            <text:p>1221.5413753008</text:p>
          </table:table-cell>
          <table:table-cell table:formula="of:=(1-[.I574])*[.H574]" office:value-type="float" office:value="3773.50381844625">
            <text:p>3773.5038184463</text:p>
          </table:table-cell>
          <table:table-cell table:formula="of:=ABS([.G574]-[.A574])" office:value-type="float" office:value="411.611670316092">
            <text:p>411.61</text:p>
          </table:table-cell>
          <table:table-cell table:formula="of:=IF([.L574]&lt;[.$C$9];1;0)" office:value-type="float" office:value="0">
            <text:p>0</text:p>
          </table:table-cell>
          <table:table-cell/>
          <table:table-cell table:formula="of:=IF(AND([.M574];[.B574]);&quot;Not Jammed&quot;;IF([.M5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615.563">
            <text:p>1615.5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4]+([.A575]-[.D574])/COUNTA([.$A$60:.A575])" office:value-type="float" office:value="1036.26248837209">
            <text:p>1036.262</text:p>
          </table:table-cell>
          <table:table-cell table:formula="of:=[.E574]+(([.A575]-[.D574])*([.A575]-[.D574]))" office:value-type="float" office:value="122689166.163226">
            <text:p>122689166.163</text:p>
          </table:table-cell>
          <table:table-cell table:formula="of:=[.E575]/(COUNT([.$A$60:.A575])-1)" office:value-type="float" office:value="238231.390608205">
            <text:p>238231.391</text:p>
          </table:table-cell>
          <table:table-cell table:formula="of:=[.J574]" office:value-type="float" office:value="1221.5413753008">
            <text:p>1221.5413753008</text:p>
          </table:table-cell>
          <table:table-cell table:formula="of:=[.K574]+[.$C$7]" office:value-type="float" office:value="3833.50381844625">
            <text:p>3833.5038184463</text:p>
          </table:table-cell>
          <table:table-cell table:formula="of:=[.H575]/([.F575]+[.H575])" office:value-type="float" office:value="0.0158366781252035">
            <text:p>0.0158366781</text:p>
          </table:table-cell>
          <table:table-cell table:formula="of:=[.G575]+[.I575]*([.A575] -[.G575] )" office:value-type="float" office:value="1227.78136894554">
            <text:p>1227.7813689455</text:p>
          </table:table-cell>
          <table:table-cell table:formula="of:=(1-[.I575])*[.H575]" office:value-type="float" office:value="3772.79385238178">
            <text:p>3772.7938523818</text:p>
          </table:table-cell>
          <table:table-cell table:formula="of:=ABS([.G575]-[.A575])" office:value-type="float" office:value="394.021624699196">
            <text:p>394.02</text:p>
          </table:table-cell>
          <table:table-cell table:formula="of:=IF([.L575]&lt;[.$C$9];1;0)" office:value-type="float" office:value="0">
            <text:p>0</text:p>
          </table:table-cell>
          <table:table-cell/>
          <table:table-cell table:formula="of:=IF(AND([.M575];[.B575]);&quot;Not Jammed&quot;;IF([.M5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03.708">
            <text:p>1303.7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5]+([.A576]-[.D575])/COUNTA([.$A$60:.A576])" office:value-type="float" office:value="1036.77979110251">
            <text:p>1036.780</text:p>
          </table:table-cell>
          <table:table-cell table:formula="of:=[.E575]+(([.A576]-[.D575])*([.A576]-[.D575]))" office:value-type="float" office:value="122760693.264916">
            <text:p>122760693.265</text:p>
          </table:table-cell>
          <table:table-cell table:formula="of:=[.E576]/(COUNT([.$A$60:.A576])-1)" office:value-type="float" office:value="237908.320280844">
            <text:p>237908.320</text:p>
          </table:table-cell>
          <table:table-cell table:formula="of:=[.J575]" office:value-type="float" office:value="1227.78136894554">
            <text:p>1227.7813689455</text:p>
          </table:table-cell>
          <table:table-cell table:formula="of:=[.K575]+[.$C$7]" office:value-type="float" office:value="3832.79385238178">
            <text:p>3832.7938523818</text:p>
          </table:table-cell>
          <table:table-cell table:formula="of:=[.H576]/([.F576]+[.H576])" office:value-type="float" office:value="0.0158549523779786">
            <text:p>0.0158549524</text:p>
          </table:table-cell>
          <table:table-cell table:formula="of:=[.G576]+[.I576]*([.A576] -[.G576] )" office:value-type="float" office:value="1228.98518206512">
            <text:p>1228.9851820651</text:p>
          </table:table-cell>
          <table:table-cell table:formula="of:=(1-[.I576])*[.H576]" office:value-type="float" office:value="3772.02508837765">
            <text:p>3772.0250883777</text:p>
          </table:table-cell>
          <table:table-cell table:formula="of:=ABS([.G576]-[.A576])" office:value-type="float" office:value="75.9266310544649">
            <text:p>75.93</text:p>
          </table:table-cell>
          <table:table-cell table:formula="of:=IF([.L576]&lt;[.$C$9];1;0)" office:value-type="float" office:value="1">
            <text:p>1</text:p>
          </table:table-cell>
          <table:table-cell/>
          <table:table-cell table:formula="of:=IF(AND([.M576];[.B576]);&quot;Not Jammed&quot;;IF([.M5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46.12">
            <text:p>1346.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6]+([.A577]-[.D576])/COUNTA([.$A$60:.A577])" office:value-type="float" office:value="1037.37697297297">
            <text:p>1037.377</text:p>
          </table:table-cell>
          <table:table-cell table:formula="of:=[.E576]+(([.A577]-[.D576])*([.A577]-[.D576]))" office:value-type="float" office:value="122856384.629756">
            <text:p>122856384.630</text:p>
          </table:table-cell>
          <table:table-cell table:formula="of:=[.E577]/(COUNT([.$A$60:.A577])-1)" office:value-type="float" office:value="237633.239129122">
            <text:p>237633.239</text:p>
          </table:table-cell>
          <table:table-cell table:formula="of:=[.J576]" office:value-type="float" office:value="1228.98518206512">
            <text:p>1228.9851820651</text:p>
          </table:table-cell>
          <table:table-cell table:formula="of:=[.K576]+[.$C$7]" office:value-type="float" office:value="3832.02508837765">
            <text:p>3832.0250883777</text:p>
          </table:table-cell>
          <table:table-cell table:formula="of:=[.H577]/([.F577]+[.H577])" office:value-type="float" office:value="0.0158698813297053">
            <text:p>0.0158698813</text:p>
          </table:table-cell>
          <table:table-cell table:formula="of:=[.G577]+[.I577]*([.A577] -[.G577] )" office:value-type="float" office:value="1230.84409772533">
            <text:p>1230.8440977253</text:p>
          </table:table-cell>
          <table:table-cell table:formula="of:=(1-[.I577])*[.H577]" office:value-type="float" office:value="3771.21130497265">
            <text:p>3771.2113049727</text:p>
          </table:table-cell>
          <table:table-cell table:formula="of:=ABS([.G577]-[.A577])" office:value-type="float" office:value="117.134817934876">
            <text:p>117.13</text:p>
          </table:table-cell>
          <table:table-cell table:formula="of:=IF([.L577]&lt;[.$C$9];1;0)" office:value-type="float" office:value="1">
            <text:p>1</text:p>
          </table:table-cell>
          <table:table-cell/>
          <table:table-cell table:formula="of:=IF(AND([.M577];[.B577]);&quot;Not Jammed&quot;;IF([.M57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49.991">
            <text:p>1349.9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7]+([.A578]-[.D577])/COUNTA([.$A$60:.A578])" office:value-type="float" office:value="1037.97931213873">
            <text:p>1037.979</text:p>
          </table:table-cell>
          <table:table-cell table:formula="of:=[.E577]+(([.A578]-[.D577])*([.A578]-[.D577]))" office:value-type="float" office:value="122954112.15965">
            <text:p>122954112.160</text:p>
          </table:table-cell>
          <table:table-cell table:formula="of:=[.E578]/(COUNT([.$A$60:.A578])-1)" office:value-type="float" office:value="237363.150887356">
            <text:p>237363.151</text:p>
          </table:table-cell>
          <table:table-cell table:formula="of:=[.J577]" office:value-type="float" office:value="1230.84409772533">
            <text:p>1230.8440977253</text:p>
          </table:table-cell>
          <table:table-cell table:formula="of:=[.K577]+[.$C$7]" office:value-type="float" office:value="3831.21130497265">
            <text:p>3831.2113049727</text:p>
          </table:table-cell>
          <table:table-cell table:formula="of:=[.H578]/([.F578]+[.H578])" office:value-type="float" office:value="0.0158843319145148">
            <text:p>0.0158843319</text:p>
          </table:table-cell>
          <table:table-cell table:formula="of:=[.G578]+[.I578]*([.A578] -[.G578] )" office:value-type="float" office:value="1232.73666666764">
            <text:p>1232.7366666677</text:p>
          </table:table-cell>
          <table:table-cell table:formula="of:=(1-[.I578])*[.H578]" office:value-type="float" office:value="3770.35507296982">
            <text:p>3770.3550729698</text:p>
          </table:table-cell>
          <table:table-cell table:formula="of:=ABS([.G578]-[.A578])" office:value-type="float" office:value="119.146902274673">
            <text:p>119.15</text:p>
          </table:table-cell>
          <table:table-cell table:formula="of:=IF([.L578]&lt;[.$C$9];1;0)" office:value-type="float" office:value="1">
            <text:p>1</text:p>
          </table:table-cell>
          <table:table-cell/>
          <table:table-cell table:formula="of:=IF(AND([.M578];[.B578]);&quot;Not Jammed&quot;;IF([.M5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53.92">
            <text:p>1253.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8]+([.A579]-[.D578])/COUNTA([.$A$60:.A579])" office:value-type="float" office:value="1038.39458269231">
            <text:p>1038.395</text:p>
          </table:table-cell>
          <table:table-cell table:formula="of:=[.E578]+(([.A579]-[.D578])*([.A579]-[.D578]))" office:value-type="float" office:value="123000742.540324">
            <text:p>123000742.540</text:p>
          </table:table-cell>
          <table:table-cell table:formula="of:=[.E579]/(COUNT([.$A$60:.A579])-1)" office:value-type="float" office:value="236995.650366714">
            <text:p>236995.650</text:p>
          </table:table-cell>
          <table:table-cell table:formula="of:=[.J578]" office:value-type="float" office:value="1232.73666666764">
            <text:p>1232.7366666677</text:p>
          </table:table-cell>
          <table:table-cell table:formula="of:=[.K578]+[.$C$7]" office:value-type="float" office:value="3830.35507296982">
            <text:p>3830.3550729698</text:p>
          </table:table-cell>
          <table:table-cell table:formula="of:=[.H579]/([.F579]+[.H579])" office:value-type="float" office:value="0.0159050724857418">
            <text:p>0.0159050725</text:p>
          </table:table-cell>
          <table:table-cell table:formula="of:=[.G579]+[.I579]*([.A579] -[.G579] )" office:value-type="float" office:value="1233.07358911979">
            <text:p>1233.0735891198</text:p>
          </table:table-cell>
          <table:table-cell table:formula="of:=(1-[.I579])*[.H579]" office:value-type="float" office:value="3769.43299788811">
            <text:p>3769.4329978881</text:p>
          </table:table-cell>
          <table:table-cell table:formula="of:=ABS([.G579]-[.A579])" office:value-type="float" office:value="21.1833333323557">
            <text:p>21.18</text:p>
          </table:table-cell>
          <table:table-cell table:formula="of:=IF([.L579]&lt;[.$C$9];1;0)" office:value-type="float" office:value="1">
            <text:p>1</text:p>
          </table:table-cell>
          <table:table-cell/>
          <table:table-cell table:formula="of:=IF(AND([.M579];[.B579]);&quot;Not Jammed&quot;;IF([.M57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43.025">
            <text:p>1243.0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79]+([.A580]-[.D579])/COUNTA([.$A$60:.A580])" office:value-type="float" office:value="1038.78734740883">
            <text:p>1038.787</text:p>
          </table:table-cell>
          <table:table-cell table:formula="of:=[.E579]+(([.A580]-[.D579])*([.A580]-[.D579]))" office:value-type="float" office:value="123042616.148012">
            <text:p>123042616.148</text:p>
          </table:table-cell>
          <table:table-cell table:formula="of:=[.E580]/(COUNT([.$A$60:.A580])-1)" office:value-type="float" office:value="236620.415669254">
            <text:p>236620.416</text:p>
          </table:table-cell>
          <table:table-cell table:formula="of:=[.J579]" office:value-type="float" office:value="1233.07358911979">
            <text:p>1233.0735891198</text:p>
          </table:table-cell>
          <table:table-cell table:formula="of:=[.K579]+[.$C$7]" office:value-type="float" office:value="3829.43299788811">
            <text:p>3829.4329978881</text:p>
          </table:table-cell>
          <table:table-cell table:formula="of:=[.H580]/([.F580]+[.H580])" office:value-type="float" office:value="0.0159261193929435">
            <text:p>0.0159261194</text:p>
          </table:table-cell>
          <table:table-cell table:formula="of:=[.G580]+[.I580]*([.A580] -[.G580] )" office:value-type="float" office:value="1233.23207647759">
            <text:p>1233.2320764776</text:p>
          </table:table-cell>
          <table:table-cell table:formula="of:=(1-[.I580])*[.H580]" office:value-type="float" office:value="3768.44499075646">
            <text:p>3768.4449907565</text:p>
          </table:table-cell>
          <table:table-cell table:formula="of:=ABS([.G580]-[.A580])" office:value-type="float" office:value="9.95141088021501">
            <text:p>9.95</text:p>
          </table:table-cell>
          <table:table-cell table:formula="of:=IF([.L580]&lt;[.$C$9];1;0)" office:value-type="float" office:value="1">
            <text:p>1</text:p>
          </table:table-cell>
          <table:table-cell/>
          <table:table-cell table:formula="of:=IF(AND([.M580];[.B580]);&quot;Not Jammed&quot;;IF([.M5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8.393">
            <text:p>898.3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0]+([.A581]-[.D580])/COUNTA([.$A$60:.A581])" office:value-type="float" office:value="1038.51839272031">
            <text:p>1038.518</text:p>
          </table:table-cell>
          <table:table-cell table:formula="of:=[.E580]+(([.A581]-[.D580])*([.A581]-[.D580]))" office:value-type="float" office:value="123062326.720796">
            <text:p>123062326.721</text:p>
          </table:table-cell>
          <table:table-cell table:formula="of:=[.E581]/(COUNT([.$A$60:.A581])-1)" office:value-type="float" office:value="236204.081997689">
            <text:p>236204.082</text:p>
          </table:table-cell>
          <table:table-cell table:formula="of:=[.J580]" office:value-type="float" office:value="1233.23207647759">
            <text:p>1233.2320764776</text:p>
          </table:table-cell>
          <table:table-cell table:formula="of:=[.K580]+[.$C$7]" office:value-type="float" office:value="3828.44499075646">
            <text:p>3828.4449907565</text:p>
          </table:table-cell>
          <table:table-cell table:formula="of:=[.H581]/([.F581]+[.H581])" office:value-type="float" office:value="0.0159496924803893">
            <text:p>0.0159496925</text:p>
          </table:table-cell>
          <table:table-cell table:formula="of:=[.G581]+[.I581]*([.A581] -[.G581] )" office:value-type="float" office:value="1227.89149617736">
            <text:p>1227.8914961774</text:p>
          </table:table-cell>
          <table:table-cell table:formula="of:=(1-[.I581])*[.H581]" office:value-type="float" office:value="3767.38247047581">
            <text:p>3767.3824704758</text:p>
          </table:table-cell>
          <table:table-cell table:formula="of:=ABS([.G581]-[.A581])" office:value-type="float" office:value="334.839076477592">
            <text:p>334.84</text:p>
          </table:table-cell>
          <table:table-cell table:formula="of:=IF([.L581]&lt;[.$C$9];1;0)" office:value-type="float" office:value="0">
            <text:p>0</text:p>
          </table:table-cell>
          <table:table-cell/>
          <table:table-cell table:formula="of:=IF(AND([.M581];[.B581]);&quot;Not Jammed&quot;;IF([.M5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1.288">
            <text:p>531.2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1]+([.A582]-[.D581])/COUNTA([.$A$60:.A582])" office:value-type="float" office:value="1037.54854493308">
            <text:p>1037.549</text:p>
          </table:table-cell>
          <table:table-cell table:formula="of:=[.E581]+(([.A582]-[.D581])*([.A582]-[.D581]))" office:value-type="float" office:value="123319609.392095">
            <text:p>123319609.392</text:p>
          </table:table-cell>
          <table:table-cell table:formula="of:=[.E582]/(COUNT([.$A$60:.A582])-1)" office:value-type="float" office:value="236244.462436964">
            <text:p>236244.462</text:p>
          </table:table-cell>
          <table:table-cell table:formula="of:=[.J581]" office:value-type="float" office:value="1227.89149617736">
            <text:p>1227.8914961774</text:p>
          </table:table-cell>
          <table:table-cell table:formula="of:=[.K581]+[.$C$7]" office:value-type="float" office:value="3827.38247047581">
            <text:p>3827.3824704758</text:p>
          </table:table-cell>
          <table:table-cell table:formula="of:=[.H582]/([.F582]+[.H582])" office:value-type="float" office:value="0.0159426544664222">
            <text:p>0.0159426545</text:p>
          </table:table-cell>
          <table:table-cell table:formula="of:=[.G582]+[.I582]*([.A582] -[.G582] )" office:value-type="float" office:value="1216.7857873377">
            <text:p>1216.7857873377</text:p>
          </table:table-cell>
          <table:table-cell table:formula="of:=(1-[.I582])*[.H582]" office:value-type="float" office:value="3766.36383423817">
            <text:p>3766.3638342382</text:p>
          </table:table-cell>
          <table:table-cell table:formula="of:=ABS([.G582]-[.A582])" office:value-type="float" office:value="696.603496177356">
            <text:p>696.60</text:p>
          </table:table-cell>
          <table:table-cell table:formula="of:=IF([.L582]&lt;[.$C$9];1;0)" office:value-type="float" office:value="0">
            <text:p>0</text:p>
          </table:table-cell>
          <table:table-cell/>
          <table:table-cell table:formula="of:=IF(AND([.M582];[.B582]);&quot;Not Jammed&quot;;IF([.M5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515">
            <text:p>529.5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2]+([.A583]-[.D582])/COUNTA([.$A$60:.A583])" office:value-type="float" office:value="1036.57901526718">
            <text:p>1036.579</text:p>
          </table:table-cell>
          <table:table-cell table:formula="of:=[.E582]+(([.A583]-[.D582])*([.A583]-[.D582]))" office:value-type="float" office:value="123577707.474873">
            <text:p>123577707.475</text:p>
          </table:table-cell>
          <table:table-cell table:formula="of:=[.E583]/(COUNT([.$A$60:.A583])-1)" office:value-type="float" office:value="236286.247561898">
            <text:p>236286.248</text:p>
          </table:table-cell>
          <table:table-cell table:formula="of:=[.J582]" office:value-type="float" office:value="1216.7857873377">
            <text:p>1216.7857873377</text:p>
          </table:table-cell>
          <table:table-cell table:formula="of:=[.K582]+[.$C$7]" office:value-type="float" office:value="3826.36383423817">
            <text:p>3826.3638342382</text:p>
          </table:table-cell>
          <table:table-cell table:formula="of:=[.H583]/([.F583]+[.H583])" office:value-type="float" office:value="0.0159357053841935">
            <text:p>0.0159357054</text:p>
          </table:table-cell>
          <table:table-cell table:formula="of:=[.G583]+[.I583]*([.A583] -[.G583] )" office:value-type="float" office:value="1205.83364255152">
            <text:p>1205.8336425515</text:p>
          </table:table-cell>
          <table:table-cell table:formula="of:=(1-[.I583])*[.H583]" office:value-type="float" office:value="3765.38802748302">
            <text:p>3765.388027483</text:p>
          </table:table-cell>
          <table:table-cell table:formula="of:=ABS([.G583]-[.A583])" office:value-type="float" office:value="687.270787337699">
            <text:p>687.27</text:p>
          </table:table-cell>
          <table:table-cell table:formula="of:=IF([.L583]&lt;[.$C$9];1;0)" office:value-type="float" office:value="0">
            <text:p>0</text:p>
          </table:table-cell>
          <table:table-cell/>
          <table:table-cell table:formula="of:=IF(AND([.M583];[.B583]);&quot;Not Jammed&quot;;IF([.M5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3]+([.A584]-[.D583])/COUNTA([.$A$60:.A584])" office:value-type="float" office:value="1035.60601523809">
            <text:p>1035.606</text:p>
          </table:table-cell>
          <table:table-cell table:formula="of:=[.E583]+(([.A584]-[.D583])*([.A584]-[.D583]))" office:value-type="float" office:value="123838649.671095">
            <text:p>123838649.671</text:p>
          </table:table-cell>
          <table:table-cell table:formula="of:=[.E584]/(COUNT([.$A$60:.A584])-1)" office:value-type="float" office:value="236333.300899037">
            <text:p>236333.301</text:p>
          </table:table-cell>
          <table:table-cell table:formula="of:=[.J583]" office:value-type="float" office:value="1205.83364255152">
            <text:p>1205.8336425515</text:p>
          </table:table-cell>
          <table:table-cell table:formula="of:=[.K583]+[.$C$7]" office:value-type="float" office:value="3825.38802748302">
            <text:p>3825.388027483</text:p>
          </table:table-cell>
          <table:table-cell table:formula="of:=[.H584]/([.F584]+[.H584])" office:value-type="float" office:value="0.0159285847394572">
            <text:p>0.0159285847</text:p>
          </table:table-cell>
          <table:table-cell table:formula="of:=[.G584]+[.I584]*([.A584] -[.G584] )" office:value-type="float" office:value="1195.00093633556">
            <text:p>1195.0009363356</text:p>
          </table:table-cell>
          <table:table-cell table:formula="of:=(1-[.I584])*[.H584]" office:value-type="float" office:value="3764.45501012595">
            <text:p>3764.455010126</text:p>
          </table:table-cell>
          <table:table-cell table:formula="of:=ABS([.G584]-[.A584])" office:value-type="float" office:value="680.079642551523">
            <text:p>680.08</text:p>
          </table:table-cell>
          <table:table-cell table:formula="of:=IF([.L584]&lt;[.$C$9];1;0)" office:value-type="float" office:value="0">
            <text:p>0</text:p>
          </table:table-cell>
          <table:table-cell/>
          <table:table-cell table:formula="of:=IF(AND([.M584];[.B584]);&quot;Not Jammed&quot;;IF([.M5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4]+([.A585]-[.D584])/COUNTA([.$A$60:.A585])" office:value-type="float" office:value="1034.63995057034">
            <text:p>1034.640</text:p>
          </table:table-cell>
          <table:table-cell table:formula="of:=[.E584]+(([.A585]-[.D584])*([.A585]-[.D584]))" office:value-type="float" office:value="124096866.109082">
            <text:p>124096866.109</text:p>
          </table:table-cell>
          <table:table-cell table:formula="of:=[.E585]/(COUNT([.$A$60:.A585])-1)" office:value-type="float" office:value="236374.983064918">
            <text:p>236374.983</text:p>
          </table:table-cell>
          <table:table-cell table:formula="of:=[.J584]" office:value-type="float" office:value="1195.00093633556">
            <text:p>1195.0009363356</text:p>
          </table:table-cell>
          <table:table-cell table:formula="of:=[.K584]+[.$C$7]" office:value-type="float" office:value="3824.45501012595">
            <text:p>3824.455010126</text:p>
          </table:table-cell>
          <table:table-cell table:formula="of:=[.H585]/([.F585]+[.H585])" office:value-type="float" office:value="0.0159219981560952">
            <text:p>0.0159219982</text:p>
          </table:table-cell>
          <table:table-cell table:formula="of:=[.G585]+[.I585]*([.A585] -[.G585] )" office:value-type="float" office:value="1184.37228709012">
            <text:p>1184.3722870901</text:p>
          </table:table-cell>
          <table:table-cell table:formula="of:=(1-[.I585])*[.H585]" office:value-type="float" office:value="3763.56204450666">
            <text:p>3763.5620445067</text:p>
          </table:table-cell>
          <table:table-cell table:formula="of:=ABS([.G585]-[.A585])" office:value-type="float" office:value="667.544936335561">
            <text:p>667.54</text:p>
          </table:table-cell>
          <table:table-cell table:formula="of:=IF([.L585]&lt;[.$C$9];1;0)" office:value-type="float" office:value="0">
            <text:p>0</text:p>
          </table:table-cell>
          <table:table-cell/>
          <table:table-cell table:formula="of:=IF(AND([.M585];[.B585]);&quot;Not Jammed&quot;;IF([.M5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4.978">
            <text:p>534.9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5]+([.A586]-[.D585])/COUNTA([.$A$60:.A586])" office:value-type="float" office:value="1033.69182542694">
            <text:p>1033.692</text:p>
          </table:table-cell>
          <table:table-cell table:formula="of:=[.E585]+(([.A586]-[.D585])*([.A586]-[.D585]))" office:value-type="float" office:value="124346528.17393">
            <text:p>124346528.174</text:p>
          </table:table-cell>
          <table:table-cell table:formula="of:=[.E586]/(COUNT([.$A$60:.A586])-1)" office:value-type="float" office:value="236400.243676672">
            <text:p>236400.244</text:p>
          </table:table-cell>
          <table:table-cell table:formula="of:=[.J585]" office:value-type="float" office:value="1184.37228709012">
            <text:p>1184.3722870901</text:p>
          </table:table-cell>
          <table:table-cell table:formula="of:=[.K585]+[.$C$7]" office:value-type="float" office:value="3823.56204450666">
            <text:p>3823.5620445067</text:p>
          </table:table-cell>
          <table:table-cell table:formula="of:=[.H586]/([.F586]+[.H586])" office:value-type="float" office:value="0.0159166658484487">
            <text:p>0.0159166658</text:p>
          </table:table-cell>
          <table:table-cell table:formula="of:=[.G586]+[.I586]*([.A586] -[.G586] )" office:value-type="float" office:value="1174.03609521861">
            <text:p>1174.0360952186</text:p>
          </table:table-cell>
          <table:table-cell table:formula="of:=(1-[.I586])*[.H586]" office:value-type="float" office:value="3762.70368509343">
            <text:p>3762.7036850934</text:p>
          </table:table-cell>
          <table:table-cell table:formula="of:=ABS([.G586]-[.A586])" office:value-type="float" office:value="649.394287090116">
            <text:p>649.39</text:p>
          </table:table-cell>
          <table:table-cell table:formula="of:=IF([.L586]&lt;[.$C$9];1;0)" office:value-type="float" office:value="0">
            <text:p>0</text:p>
          </table:table-cell>
          <table:table-cell/>
          <table:table-cell table:formula="of:=IF(AND([.M586];[.B586]);&quot;Not Jammed&quot;;IF([.M5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6.046">
            <text:p>546.0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6]+([.A587]-[.D586])/COUNTA([.$A$60:.A587])" office:value-type="float" office:value="1032.76825378788">
            <text:p>1032.768</text:p>
          </table:table-cell>
          <table:table-cell table:formula="of:=[.E586]+(([.A587]-[.D586])*([.A587]-[.D586]))" office:value-type="float" office:value="124584326.624986">
            <text:p>124584326.625</text:p>
          </table:table-cell>
          <table:table-cell table:formula="of:=[.E587]/(COUNT([.$A$60:.A587])-1)" office:value-type="float" office:value="236402.896821605">
            <text:p>236402.897</text:p>
          </table:table-cell>
          <table:table-cell table:formula="of:=[.J586]" office:value-type="float" office:value="1174.03609521861">
            <text:p>1174.0360952186</text:p>
          </table:table-cell>
          <table:table-cell table:formula="of:=[.K586]+[.$C$7]" office:value-type="float" office:value="3822.70368509343">
            <text:p>3822.7036850934</text:p>
          </table:table-cell>
          <table:table-cell table:formula="of:=[.H587]/([.F587]+[.H587])" office:value-type="float" office:value="0.0159129737922617">
            <text:p>0.0159129738</text:p>
          </table:table-cell>
          <table:table-cell table:formula="of:=[.G587]+[.I587]*([.A587] -[.G587] )" office:value-type="float" office:value="1164.0429052916">
            <text:p>1164.0429052916</text:p>
          </table:table-cell>
          <table:table-cell table:formula="of:=(1-[.I587])*[.H587]" office:value-type="float" office:value="3761.87310153696">
            <text:p>3761.873101537</text:p>
          </table:table-cell>
          <table:table-cell table:formula="of:=ABS([.G587]-[.A587])" office:value-type="float" office:value="627.990095218611">
            <text:p>627.99</text:p>
          </table:table-cell>
          <table:table-cell table:formula="of:=IF([.L587]&lt;[.$C$9];1;0)" office:value-type="float" office:value="0">
            <text:p>0</text:p>
          </table:table-cell>
          <table:table-cell/>
          <table:table-cell table:formula="of:=IF(AND([.M587];[.B587]);&quot;Not Jammed&quot;;IF([.M58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1.288">
            <text:p>531.2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7]+([.A588]-[.D587])/COUNTA([.$A$60:.A588])" office:value-type="float" office:value="1031.82027599244">
            <text:p>1031.820</text:p>
          </table:table-cell>
          <table:table-cell table:formula="of:=[.E587]+(([.A588]-[.D587])*([.A588]-[.D587]))" office:value-type="float" office:value="124835809.069925">
            <text:p>124835809.070</text:p>
          </table:table-cell>
          <table:table-cell table:formula="of:=[.E588]/(COUNT([.$A$60:.A588])-1)" office:value-type="float" office:value="236431.456571828">
            <text:p>236431.457</text:p>
          </table:table-cell>
          <table:table-cell table:formula="of:=[.J587]" office:value-type="float" office:value="1164.0429052916">
            <text:p>1164.0429052916</text:p>
          </table:table-cell>
          <table:table-cell table:formula="of:=[.K587]+[.$C$7]" office:value-type="float" office:value="3821.87310153696">
            <text:p>3821.873101537</text:p>
          </table:table-cell>
          <table:table-cell table:formula="of:=[.H588]/([.F588]+[.H588])" office:value-type="float" office:value="0.0159076800589318">
            <text:p>0.0159076801</text:p>
          </table:table-cell>
          <table:table-cell table:formula="of:=[.G588]+[.I588]*([.A588] -[.G588] )" office:value-type="float" office:value="1153.9772427025">
            <text:p>1153.9772427025</text:p>
          </table:table-cell>
          <table:table-cell table:formula="of:=(1-[.I588])*[.H588]" office:value-type="float" office:value="3761.07596701187">
            <text:p>3761.0759670119</text:p>
          </table:table-cell>
          <table:table-cell table:formula="of:=ABS([.G588]-[.A588])" office:value-type="float" office:value="632.754905291597">
            <text:p>632.75</text:p>
          </table:table-cell>
          <table:table-cell table:formula="of:=IF([.L588]&lt;[.$C$9];1;0)" office:value-type="float" office:value="0">
            <text:p>0</text:p>
          </table:table-cell>
          <table:table-cell/>
          <table:table-cell table:formula="of:=IF(AND([.M588];[.B588]);&quot;Not Jammed&quot;;IF([.M5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8]+([.A589]-[.D588])/COUNTA([.$A$60:.A589])" office:value-type="float" office:value="1030.86864528302">
            <text:p>1030.869</text:p>
          </table:table-cell>
          <table:table-cell table:formula="of:=[.E588]+(([.A589]-[.D588])*([.A589]-[.D588]))" office:value-type="float" office:value="125090192.392822">
            <text:p>125090192.393</text:p>
          </table:table-cell>
          <table:table-cell table:formula="of:=[.E589]/(COUNT([.$A$60:.A589])-1)" office:value-type="float" office:value="236465.392046923">
            <text:p>236465.392</text:p>
          </table:table-cell>
          <table:table-cell table:formula="of:=[.J588]" office:value-type="float" office:value="1153.9772427025">
            <text:p>1153.9772427025</text:p>
          </table:table-cell>
          <table:table-cell table:formula="of:=[.K588]+[.$C$7]" office:value-type="float" office:value="3821.07596701187">
            <text:p>3821.0759670119</text:p>
          </table:table-cell>
          <table:table-cell table:formula="of:=[.H589]/([.F589]+[.H589])" office:value-type="float" office:value="0.0159021687679486">
            <text:p>0.0159021688</text:p>
          </table:table-cell>
          <table:table-cell table:formula="of:=[.G589]+[.I589]*([.A589] -[.G589] )" office:value-type="float" office:value="1144.01419616434">
            <text:p>1144.0141961643</text:p>
          </table:table-cell>
          <table:table-cell table:formula="of:=(1-[.I589])*[.H589]" office:value-type="float" office:value="3760.3125721093">
            <text:p>3760.3125721093</text:p>
          </table:table-cell>
          <table:table-cell table:formula="of:=ABS([.G589]-[.A589])" office:value-type="float" office:value="626.521242702499">
            <text:p>626.52</text:p>
          </table:table-cell>
          <table:table-cell table:formula="of:=IF([.L589]&lt;[.$C$9];1;0)" office:value-type="float" office:value="0">
            <text:p>0</text:p>
          </table:table-cell>
          <table:table-cell/>
          <table:table-cell table:formula="of:=IF(AND([.M589];[.B589]);&quot;Not Jammed&quot;;IF([.M5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2.357">
            <text:p>542.3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89]+([.A590]-[.D589])/COUNTA([.$A$60:.A590])" office:value-type="float" office:value="1029.94866101695">
            <text:p>1029.949</text:p>
          </table:table-cell>
          <table:table-cell table:formula="of:=[.E589]+(([.A590]-[.D589])*([.A590]-[.D589]))" office:value-type="float" office:value="125328836.0204">
            <text:p>125328836.020</text:p>
          </table:table-cell>
          <table:table-cell table:formula="of:=[.E590]/(COUNT([.$A$60:.A590])-1)" office:value-type="float" office:value="236469.501925282">
            <text:p>236469.502</text:p>
          </table:table-cell>
          <table:table-cell table:formula="of:=[.J589]" office:value-type="float" office:value="1144.01419616434">
            <text:p>1144.0141961643</text:p>
          </table:table-cell>
          <table:table-cell table:formula="of:=[.K589]+[.$C$7]" office:value-type="float" office:value="3820.3125721093">
            <text:p>3820.3125721093</text:p>
          </table:table-cell>
          <table:table-cell table:formula="of:=[.H590]/([.F590]+[.H590])" office:value-type="float" office:value="0.0158987703249102">
            <text:p>0.0158987703</text:p>
          </table:table-cell>
          <table:table-cell table:formula="of:=[.G590]+[.I590]*([.A590] -[.G590] )" office:value-type="float" office:value="1134.44858658819">
            <text:p>1134.4485865882</text:p>
          </table:table-cell>
          <table:table-cell table:formula="of:=(1-[.I590])*[.H590]" office:value-type="float" office:value="3759.57429995596">
            <text:p>3759.574299956</text:p>
          </table:table-cell>
          <table:table-cell table:formula="of:=ABS([.G590]-[.A590])" office:value-type="float" office:value="601.657196164339">
            <text:p>601.66</text:p>
          </table:table-cell>
          <table:table-cell table:formula="of:=IF([.L590]&lt;[.$C$9];1;0)" office:value-type="float" office:value="0">
            <text:p>0</text:p>
          </table:table-cell>
          <table:table-cell/>
          <table:table-cell table:formula="of:=IF(AND([.M590];[.B590]);&quot;Not Jammed&quot;;IF([.M5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9.586">
            <text:p>549.5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0]+([.A591]-[.D590])/COUNTA([.$A$60:.A591])" office:value-type="float" office:value="1029.04572368421">
            <text:p>1029.046</text:p>
          </table:table-cell>
          <table:table-cell table:formula="of:=[.E590]+(([.A591]-[.D590])*([.A591]-[.D590]))" office:value-type="float" office:value="125559584.306499">
            <text:p>125559584.306</text:p>
          </table:table-cell>
          <table:table-cell table:formula="of:=[.E591]/(COUNT([.$A$60:.A591])-1)" office:value-type="float" office:value="236458.727507531">
            <text:p>236458.728</text:p>
          </table:table-cell>
          <table:table-cell table:formula="of:=[.J590]" office:value-type="float" office:value="1134.44858658819">
            <text:p>1134.4485865882</text:p>
          </table:table-cell>
          <table:table-cell table:formula="of:=[.K590]+[.$C$7]" office:value-type="float" office:value="3819.57429995596">
            <text:p>3819.574299956</text:p>
          </table:table-cell>
          <table:table-cell table:formula="of:=[.H591]/([.F591]+[.H591])" office:value-type="float" office:value="0.0158964595272371">
            <text:p>0.0158964595</text:p>
          </table:table-cell>
          <table:table-cell table:formula="of:=[.G591]+[.I591]*([.A591] -[.G591] )" office:value-type="float" office:value="1125.1513421515">
            <text:p>1125.1513421515</text:p>
          </table:table-cell>
          <table:table-cell table:formula="of:=(1-[.I591])*[.H591]" office:value-type="float" office:value="3758.85659168544">
            <text:p>3758.8565916854</text:p>
          </table:table-cell>
          <table:table-cell table:formula="of:=ABS([.G591]-[.A591])" office:value-type="float" office:value="584.862586588193">
            <text:p>584.86</text:p>
          </table:table-cell>
          <table:table-cell table:formula="of:=IF([.L591]&lt;[.$C$9];1;0)" office:value-type="float" office:value="0">
            <text:p>0</text:p>
          </table:table-cell>
          <table:table-cell/>
          <table:table-cell table:formula="of:=IF(AND([.M591];[.B591]);&quot;Not Jammed&quot;;IF([.M5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1]+([.A592]-[.D591])/COUNTA([.$A$60:.A592])" office:value-type="float" office:value="1028.10492307692">
            <text:p>1028.105</text:p>
          </table:table-cell>
          <table:table-cell table:formula="of:=[.E591]+(([.A592]-[.D591])*([.A592]-[.D591]))" office:value-type="float" office:value="125811033.123193">
            <text:p>125811033.123</text:p>
          </table:table-cell>
          <table:table-cell table:formula="of:=[.E592]/(COUNT([.$A$60:.A592])-1)" office:value-type="float" office:value="236486.904366903">
            <text:p>236486.904</text:p>
          </table:table-cell>
          <table:table-cell table:formula="of:=[.J591]" office:value-type="float" office:value="1125.1513421515">
            <text:p>1125.1513421515</text:p>
          </table:table-cell>
          <table:table-cell table:formula="of:=[.K591]+[.$C$7]" office:value-type="float" office:value="3818.85659168544">
            <text:p>3818.8565916854</text:p>
          </table:table-cell>
          <table:table-cell table:formula="of:=[.H592]/([.F592]+[.H592])" office:value-type="float" office:value="0.015891656431589">
            <text:p>0.0158916564</text:p>
          </table:table-cell>
          <table:table-cell table:formula="of:=[.G592]+[.I592]*([.A592] -[.G592] )" office:value-type="float" office:value="1115.65524563014">
            <text:p>1115.6552456301</text:p>
          </table:table-cell>
          <table:table-cell table:formula="of:=(1-[.I592])*[.H592]" office:value-type="float" office:value="3758.16863476886">
            <text:p>3758.1686347689</text:p>
          </table:table-cell>
          <table:table-cell table:formula="of:=ABS([.G592]-[.A592])" office:value-type="float" office:value="597.552342151498">
            <text:p>597.55</text:p>
          </table:table-cell>
          <table:table-cell table:formula="of:=IF([.L592]&lt;[.$C$9];1;0)" office:value-type="float" office:value="0">
            <text:p>0</text:p>
          </table:table-cell>
          <table:table-cell/>
          <table:table-cell table:formula="of:=IF(AND([.M592];[.B592]);&quot;Not Jammed&quot;;IF([.M5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2]+([.A593]-[.D592])/COUNTA([.$A$60:.A593])" office:value-type="float" office:value="1027.16419101124">
            <text:p>1027.164</text:p>
          </table:table-cell>
          <table:table-cell table:formula="of:=[.E592]+(([.A593]-[.D592])*([.A593]-[.D592]))" office:value-type="float" office:value="126063389.573109">
            <text:p>126063389.573</text:p>
          </table:table-cell>
          <table:table-cell table:formula="of:=[.E593]/(COUNT([.$A$60:.A593])-1)" office:value-type="float" office:value="236516.678373562">
            <text:p>236516.678</text:p>
          </table:table-cell>
          <table:table-cell table:formula="of:=[.J592]" office:value-type="float" office:value="1115.65524563014">
            <text:p>1115.6552456301</text:p>
          </table:table-cell>
          <table:table-cell table:formula="of:=[.K592]+[.$C$7]" office:value-type="float" office:value="3818.16863476887">
            <text:p>3818.1686347689</text:p>
          </table:table-cell>
          <table:table-cell table:formula="of:=[.H593]/([.F593]+[.H593])" office:value-type="float" office:value="0.0158868706818721">
            <text:p>0.0158868707</text:p>
          </table:table-cell>
          <table:table-cell table:formula="of:=[.G593]+[.I593]*([.A593] -[.G593] )" office:value-type="float" office:value="1106.28356082573">
            <text:p>1106.2835608257</text:p>
          </table:table-cell>
          <table:table-cell table:formula="of:=(1-[.I593])*[.H593]" office:value-type="float" office:value="3757.50988342671">
            <text:p>3757.5098834267</text:p>
          </table:table-cell>
          <table:table-cell table:formula="of:=ABS([.G593]-[.A593])" office:value-type="float" office:value="589.901245630135">
            <text:p>589.90</text:p>
          </table:table-cell>
          <table:table-cell table:formula="of:=IF([.L593]&lt;[.$C$9];1;0)" office:value-type="float" office:value="0">
            <text:p>0</text:p>
          </table:table-cell>
          <table:table-cell/>
          <table:table-cell table:formula="of:=IF(AND([.M593];[.B593]);&quot;Not Jammed&quot;;IF([.M59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825">
            <text:p>525.8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3]+([.A594]-[.D593])/COUNTA([.$A$60:.A594])" office:value-type="float" office:value="1026.22710841121">
            <text:p>1026.227</text:p>
          </table:table-cell>
          <table:table-cell table:formula="of:=[.E593]+(([.A594]-[.D593])*([.A594]-[.D593]))" office:value-type="float" office:value="126314730.557553">
            <text:p>126314730.558</text:p>
          </table:table-cell>
          <table:table-cell table:formula="of:=[.E594]/(COUNT([.$A$60:.A594])-1)" office:value-type="float" office:value="236544.439246353">
            <text:p>236544.439</text:p>
          </table:table-cell>
          <table:table-cell table:formula="of:=[.J593]" office:value-type="float" office:value="1106.28356082573">
            <text:p>1106.2835608257</text:p>
          </table:table-cell>
          <table:table-cell table:formula="of:=[.K593]+[.$C$7]" office:value-type="float" office:value="3817.50988342671">
            <text:p>3817.5098834267</text:p>
          </table:table-cell>
          <table:table-cell table:formula="of:=[.H594]/([.F594]+[.H594])" office:value-type="float" office:value="0.0158823386865011">
            <text:p>0.0158823387</text:p>
          </table:table-cell>
          <table:table-cell table:formula="of:=[.G594]+[.I594]*([.A594] -[.G594] )" office:value-type="float" office:value="1097.06452136922">
            <text:p>1097.0645213692</text:p>
          </table:table-cell>
          <table:table-cell table:formula="of:=(1-[.I594])*[.H594]" office:value-type="float" office:value="3756.87889851906">
            <text:p>3756.8788985191</text:p>
          </table:table-cell>
          <table:table-cell table:formula="of:=ABS([.G594]-[.A594])" office:value-type="float" office:value="580.458560825734">
            <text:p>580.46</text:p>
          </table:table-cell>
          <table:table-cell table:formula="of:=IF([.L594]&lt;[.$C$9];1;0)" office:value-type="float" office:value="0">
            <text:p>0</text:p>
          </table:table-cell>
          <table:table-cell/>
          <table:table-cell table:formula="of:=IF(AND([.M594];[.B594]);&quot;Not Jammed&quot;;IF([.M5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4]+([.A595]-[.D594])/COUNTA([.$A$60:.A595])" office:value-type="float" office:value="1025.30000559701">
            <text:p>1025.300</text:p>
          </table:table-cell>
          <table:table-cell table:formula="of:=[.E594]+(([.A595]-[.D594])*([.A595]-[.D594]))" office:value-type="float" office:value="126561667.108626">
            <text:p>126561667.109</text:p>
          </table:table-cell>
          <table:table-cell table:formula="of:=[.E595]/(COUNT([.$A$60:.A595])-1)" office:value-type="float" office:value="236563.863754442">
            <text:p>236563.864</text:p>
          </table:table-cell>
          <table:table-cell table:formula="of:=[.J594]" office:value-type="float" office:value="1097.06452136922">
            <text:p>1097.0645213692</text:p>
          </table:table-cell>
          <table:table-cell table:formula="of:=[.K594]+[.$C$7]" office:value-type="float" office:value="3816.87889851906">
            <text:p>3816.8788985191</text:p>
          </table:table-cell>
          <table:table-cell table:formula="of:=[.H595]/([.F595]+[.H595])" office:value-type="float" office:value="0.0158784720289741">
            <text:p>0.015878472</text:p>
          </table:table-cell>
          <table:table-cell table:formula="of:=[.G595]+[.I595]*([.A595] -[.G595] )" office:value-type="float" office:value="1088.04928829762">
            <text:p>1088.0492882976</text:p>
          </table:table-cell>
          <table:table-cell table:formula="of:=(1-[.I595])*[.H595]" office:value-type="float" office:value="3756.27269369095">
            <text:p>3756.272693691</text:p>
          </table:table-cell>
          <table:table-cell table:formula="of:=ABS([.G595]-[.A595])" office:value-type="float" office:value="567.764521369221">
            <text:p>567.76</text:p>
          </table:table-cell>
          <table:table-cell table:formula="of:=IF([.L595]&lt;[.$C$9];1;0)" office:value-type="float" office:value="0">
            <text:p>0</text:p>
          </table:table-cell>
          <table:table-cell/>
          <table:table-cell table:formula="of:=IF(AND([.M595];[.B595]);&quot;Not Jammed&quot;;IF([.M5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595]+([.A596]-[.D595])/COUNTA([.$A$60:.A596])" office:value-type="float" office:value="1024.38349348231">
            <text:p>1024.383</text:p>
          </table:table-cell>
          <table:table-cell table:formula="of:=[.E595]+(([.A596]-[.D595])*([.A596]-[.D595]))" office:value-type="float" office:value="126803895.470025">
            <text:p>126803895.470</text:p>
          </table:table-cell>
          <table:table-cell table:formula="of:=[.E596]/(COUNT([.$A$60:.A596])-1)" office:value-type="float" office:value="236574.431847061">
            <text:p>236574.432</text:p>
          </table:table-cell>
          <table:table-cell table:formula="of:=[.J595]" office:value-type="float" office:value="1088.04928829762">
            <text:p>1088.0492882976</text:p>
          </table:table-cell>
          <table:table-cell table:formula="of:=[.K595]+[.$C$7]" office:value-type="float" office:value="3816.27269369095">
            <text:p>3816.272693691</text:p>
          </table:table-cell>
          <table:table-cell table:formula="of:=[.H596]/([.F596]+[.H596])" office:value-type="float" office:value="0.0158752922704796">
            <text:p>0.0158752923</text:p>
          </table:table-cell>
          <table:table-cell table:formula="of:=[.G596]+[.I596]*([.A596] -[.G596] )" office:value-type="float" office:value="1079.23983003524">
            <text:p>1079.2398300353</text:p>
          </table:table-cell>
          <table:table-cell table:formula="of:=(1-[.I596])*[.H596]" office:value-type="float" office:value="3755.68824929475">
            <text:p>3755.6882492948</text:p>
          </table:table-cell>
          <table:table-cell table:formula="of:=ABS([.G596]-[.A596])" office:value-type="float" office:value="554.916288297616">
            <text:p>554.92</text:p>
          </table:table-cell>
          <table:table-cell table:formula="of:=IF([.L596]&lt;[.$C$9];1;0)" office:value-type="float" office:value="0">
            <text:p>0</text:p>
          </table:table-cell>
          <table:table-cell/>
          <table:table-cell table:formula="of:=IF(AND([.M596];[.B596]);&quot;Not Jammed&quot;;IF([.M5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7.891">
            <text:p>547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6]+([.A597]-[.D596])/COUNTA([.$A$60:.A597])" office:value-type="float" office:value="1023.4978197026">
            <text:p>1023.498</text:p>
          </table:table-cell>
          <table:table-cell table:formula="of:=[.E596]+(([.A597]-[.D596])*([.A597]-[.D596]))" office:value-type="float" office:value="127030940.56637">
            <text:p>127030940.566</text:p>
          </table:table-cell>
          <table:table-cell table:formula="of:=[.E597]/(COUNT([.$A$60:.A597])-1)" office:value-type="float" office:value="236556.686343333">
            <text:p>236556.686</text:p>
          </table:table-cell>
          <table:table-cell table:formula="of:=[.J596]" office:value-type="float" office:value="1079.23983003524">
            <text:p>1079.2398300353</text:p>
          </table:table-cell>
          <table:table-cell table:formula="of:=[.K596]+[.$C$7]" office:value-type="float" office:value="3815.68824929475">
            <text:p>3815.6882492948</text:p>
          </table:table-cell>
          <table:table-cell table:formula="of:=[.H597]/([.F597]+[.H597])" office:value-type="float" office:value="0.0158740714516858">
            <text:p>0.0158740715</text:p>
          </table:table-cell>
          <table:table-cell table:formula="of:=[.G597]+[.I597]*([.A597] -[.G597] )" office:value-type="float" office:value="1070.80516074149">
            <text:p>1070.8051607415</text:p>
          </table:table-cell>
          <table:table-cell table:formula="of:=(1-[.I597])*[.H597]" office:value-type="float" office:value="3755.11774138809">
            <text:p>3755.1177413881</text:p>
          </table:table-cell>
          <table:table-cell table:formula="of:=ABS([.G597]-[.A597])" office:value-type="float" office:value="531.348830035242">
            <text:p>531.35</text:p>
          </table:table-cell>
          <table:table-cell table:formula="of:=IF([.L597]&lt;[.$C$9];1;0)" office:value-type="float" office:value="0">
            <text:p>0</text:p>
          </table:table-cell>
          <table:table-cell/>
          <table:table-cell table:formula="of:=IF(AND([.M597];[.B597]);&quot;Not Jammed&quot;;IF([.M5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0.658">
            <text:p>540.6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7]+([.A598]-[.D597])/COUNTA([.$A$60:.A598])" office:value-type="float" office:value="1022.60201298701">
            <text:p>1022.602</text:p>
          </table:table-cell>
          <table:table-cell table:formula="of:=[.E597]+(([.A598]-[.D597])*([.A598]-[.D597]))" office:value-type="float" office:value="127264074.85786">
            <text:p>127264074.858</text:p>
          </table:table-cell>
          <table:table-cell table:formula="of:=[.E598]/(COUNT([.$A$60:.A598])-1)" office:value-type="float" office:value="236550.32501461">
            <text:p>236550.325</text:p>
          </table:table-cell>
          <table:table-cell table:formula="of:=[.J597]" office:value-type="float" office:value="1070.80516074149">
            <text:p>1070.8051607415</text:p>
          </table:table-cell>
          <table:table-cell table:formula="of:=[.K597]+[.$C$7]" office:value-type="float" office:value="3815.11774138809">
            <text:p>3815.1177413881</text:p>
          </table:table-cell>
          <table:table-cell table:formula="of:=[.H598]/([.F598]+[.H598])" office:value-type="float" office:value="0.0158721557377153">
            <text:p>0.0158721557</text:p>
          </table:table-cell>
          <table:table-cell table:formula="of:=[.G598]+[.I598]*([.A598] -[.G598] )" office:value-type="float" office:value="1062.3905824423">
            <text:p>1062.3905824423</text:p>
          </table:table-cell>
          <table:table-cell table:formula="of:=(1-[.I598])*[.H598]" office:value-type="float" office:value="3754.56359843906">
            <text:p>3754.5635984391</text:p>
          </table:table-cell>
          <table:table-cell table:formula="of:=ABS([.G598]-[.A598])" office:value-type="float" office:value="530.147160741493">
            <text:p>530.15</text:p>
          </table:table-cell>
          <table:table-cell table:formula="of:=IF([.L598]&lt;[.$C$9];1;0)" office:value-type="float" office:value="0">
            <text:p>0</text:p>
          </table:table-cell>
          <table:table-cell/>
          <table:table-cell table:formula="of:=IF(AND([.M598];[.B598]);&quot;Not Jammed&quot;;IF([.M5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726">
            <text:p>488.7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8]+([.A599]-[.D598])/COUNTA([.$A$60:.A599])" office:value-type="float" office:value="1021.6133537037">
            <text:p>1021.613</text:p>
          </table:table-cell>
          <table:table-cell table:formula="of:=[.E598]+(([.A599]-[.D598])*([.A599]-[.D598]))" office:value-type="float" office:value="127549098.455103">
            <text:p>127549098.455</text:p>
          </table:table-cell>
          <table:table-cell table:formula="of:=[.E599]/(COUNT([.$A$60:.A599])-1)" office:value-type="float" office:value="236640.256874032">
            <text:p>236640.257</text:p>
          </table:table-cell>
          <table:table-cell table:formula="of:=[.J598]" office:value-type="float" office:value="1062.3905824423">
            <text:p>1062.3905824423</text:p>
          </table:table-cell>
          <table:table-cell table:formula="of:=[.K598]+[.$C$7]" office:value-type="float" office:value="3814.56359843906">
            <text:p>3814.5635984391</text:p>
          </table:table-cell>
          <table:table-cell table:formula="of:=[.H599]/([.F599]+[.H599])" office:value-type="float" office:value="0.0158639514522678">
            <text:p>0.0158639515</text:p>
          </table:table-cell>
          <table:table-cell table:formula="of:=[.G599]+[.I599]*([.A599] -[.G599] )" office:value-type="float" office:value="1053.28999535655">
            <text:p>1053.2899953566</text:p>
          </table:table-cell>
          <table:table-cell table:formula="of:=(1-[.I599])*[.H599]" office:value-type="float" office:value="3754.04954670183">
            <text:p>3754.0495467018</text:p>
          </table:table-cell>
          <table:table-cell table:formula="of:=ABS([.G599]-[.A599])" office:value-type="float" office:value="573.664582442296">
            <text:p>573.66</text:p>
          </table:table-cell>
          <table:table-cell table:formula="of:=IF([.L599]&lt;[.$C$9];1;0)" office:value-type="float" office:value="0">
            <text:p>0</text:p>
          </table:table-cell>
          <table:table-cell/>
          <table:table-cell table:formula="of:=IF(AND([.M599];[.B599]);&quot;Not Jammed&quot;;IF([.M5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2.548">
            <text:p>492.5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599]+([.A600]-[.D599])/COUNTA([.$A$60:.A600])" office:value-type="float" office:value="1020.63541404806">
            <text:p>1020.635</text:p>
          </table:table-cell>
          <table:table-cell table:formula="of:=[.E599]+(([.A600]-[.D599])*([.A600]-[.D599]))" office:value-type="float" office:value="127829008.603593">
            <text:p>127829008.604</text:p>
          </table:table-cell>
          <table:table-cell table:formula="of:=[.E600]/(COUNT([.$A$60:.A600])-1)" office:value-type="float" office:value="236720.38630295">
            <text:p>236720.386</text:p>
          </table:table-cell>
          <table:table-cell table:formula="of:=[.J599]" office:value-type="float" office:value="1053.28999535655">
            <text:p>1053.2899953566</text:p>
          </table:table-cell>
          <table:table-cell table:formula="of:=[.K599]+[.$C$7]" office:value-type="float" office:value="3814.04954670183">
            <text:p>3814.0495467018</text:p>
          </table:table-cell>
          <table:table-cell table:formula="of:=[.H600]/([.F600]+[.H600])" office:value-type="float" office:value="0.0158565634613991">
            <text:p>0.0158565635</text:p>
          </table:table-cell>
          <table:table-cell table:formula="of:=[.G600]+[.I600]*([.A600] -[.G600] )" office:value-type="float" office:value="1044.3985543217">
            <text:p>1044.3985543217</text:p>
          </table:table-cell>
          <table:table-cell table:formula="of:=(1-[.I600])*[.H600]" office:value-type="float" office:value="3753.57182801963">
            <text:p>3753.5718280196</text:p>
          </table:table-cell>
          <table:table-cell table:formula="of:=ABS([.G600]-[.A600])" office:value-type="float" office:value="560.741995356546">
            <text:p>560.74</text:p>
          </table:table-cell>
          <table:table-cell table:formula="of:=IF([.L600]&lt;[.$C$9];1;0)" office:value-type="float" office:value="0">
            <text:p>0</text:p>
          </table:table-cell>
          <table:table-cell/>
          <table:table-cell table:formula="of:=IF(AND([.M600];[.B600]);&quot;Not Jammed&quot;;IF([.M6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5.169">
            <text:p>485.1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0]+([.A601]-[.D600])/COUNTA([.$A$60:.A601])" office:value-type="float" office:value="1019.64746863469">
            <text:p>1019.647</text:p>
          </table:table-cell>
          <table:table-cell table:formula="of:=[.E600]+(([.A601]-[.D600])*([.A601]-[.D600]))" office:value-type="float" office:value="128115732.884166">
            <text:p>128115732.884</text:p>
          </table:table-cell>
          <table:table-cell table:formula="of:=[.E601]/(COUNT([.$A$60:.A601])-1)" office:value-type="float" office:value="236812.814943006">
            <text:p>236812.815</text:p>
          </table:table-cell>
          <table:table-cell table:formula="of:=[.J600]" office:value-type="float" office:value="1044.3985543217">
            <text:p>1044.3985543217</text:p>
          </table:table-cell>
          <table:table-cell table:formula="of:=[.K600]+[.$C$7]" office:value-type="float" office:value="3813.57182801964">
            <text:p>3813.5718280196</text:p>
          </table:table-cell>
          <table:table-cell table:formula="of:=[.H601]/([.F601]+[.H601])" office:value-type="float" office:value="0.0158485188561159">
            <text:p>0.0158485189</text:p>
          </table:table-cell>
          <table:table-cell table:formula="of:=[.G601]+[.I601]*([.A601] -[.G601] )" office:value-type="float" office:value="1035.53559418514">
            <text:p>1035.5355941851</text:p>
          </table:table-cell>
          <table:table-cell table:formula="of:=(1-[.I601])*[.H601]" office:value-type="float" office:value="3753.13236299411">
            <text:p>3753.1323629941</text:p>
          </table:table-cell>
          <table:table-cell table:formula="of:=ABS([.G601]-[.A601])" office:value-type="float" office:value="559.229554321703">
            <text:p>559.23</text:p>
          </table:table-cell>
          <table:table-cell table:formula="of:=IF([.L601]&lt;[.$C$9];1;0)" office:value-type="float" office:value="0">
            <text:p>0</text:p>
          </table:table-cell>
          <table:table-cell/>
          <table:table-cell table:formula="of:=IF(AND([.M601];[.B601]);&quot;Not Jammed&quot;;IF([.M6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5.038">
            <text:p>485.0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1]+([.A602]-[.D601])/COUNTA([.$A$60:.A602])" office:value-type="float" office:value="1018.66292081031">
            <text:p>1018.663</text:p>
          </table:table-cell>
          <table:table-cell table:formula="of:=[.E601]+(([.A602]-[.D601])*([.A602]-[.D601]))" office:value-type="float" office:value="128401540.16812">
            <text:p>128401540.168</text:p>
          </table:table-cell>
          <table:table-cell table:formula="of:=[.E602]/(COUNT([.$A$60:.A602])-1)" office:value-type="float" office:value="236903.210642288">
            <text:p>236903.211</text:p>
          </table:table-cell>
          <table:table-cell table:formula="of:=[.J601]" office:value-type="float" office:value="1035.53559418514">
            <text:p>1035.5355941851</text:p>
          </table:table-cell>
          <table:table-cell table:formula="of:=[.K601]+[.$C$7]" office:value-type="float" office:value="3813.13236299411">
            <text:p>3813.1323629941</text:p>
          </table:table-cell>
          <table:table-cell table:formula="of:=[.H602]/([.F602]+[.H602])" office:value-type="float" office:value="0.015840770574146">
            <text:p>0.0158407706</text:p>
          </table:table-cell>
          <table:table-cell table:formula="of:=[.G602]+[.I602]*([.A602] -[.G602] )" office:value-type="float" office:value="1026.81528809403">
            <text:p>1026.815288094</text:p>
          </table:table-cell>
          <table:table-cell table:formula="of:=(1-[.I602])*[.H602]" office:value-type="float" office:value="3752.72940806307">
            <text:p>3752.7294080631</text:p>
          </table:table-cell>
          <table:table-cell table:formula="of:=ABS([.G602]-[.A602])" office:value-type="float" office:value="550.497594185138">
            <text:p>550.50</text:p>
          </table:table-cell>
          <table:table-cell table:formula="of:=IF([.L602]&lt;[.$C$9];1;0)" office:value-type="float" office:value="0">
            <text:p>0</text:p>
          </table:table-cell>
          <table:table-cell/>
          <table:table-cell table:formula="of:=IF(AND([.M602];[.B602]);&quot;Not Jammed&quot;;IF([.M6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2.604">
            <text:p>482.6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2]+([.A603]-[.D602])/COUNTA([.$A$60:.A603])" office:value-type="float" office:value="1017.67751838235">
            <text:p>1017.678</text:p>
          </table:table-cell>
          <table:table-cell table:formula="of:=[.E602]+(([.A603]-[.D602])*([.A603]-[.D602]))" office:value-type="float" office:value="128688899.3347">
            <text:p>128688899.335</text:p>
          </table:table-cell>
          <table:table-cell table:formula="of:=[.E603]/(COUNT([.$A$60:.A603])-1)" office:value-type="float" office:value="236996.131371456">
            <text:p>236996.131</text:p>
          </table:table-cell>
          <table:table-cell table:formula="of:=[.J602]" office:value-type="float" office:value="1026.81528809403">
            <text:p>1026.815288094</text:p>
          </table:table-cell>
          <table:table-cell table:formula="of:=[.K602]+[.$C$7]" office:value-type="float" office:value="3812.72940806307">
            <text:p>3812.7294080631</text:p>
          </table:table-cell>
          <table:table-cell table:formula="of:=[.H603]/([.F603]+[.H603])" office:value-type="float" office:value="0.0158330112759179">
            <text:p>0.0158330113</text:p>
          </table:table-cell>
          <table:table-cell table:formula="of:=[.G603]+[.I603]*([.A603] -[.G603] )" office:value-type="float" office:value="1018.19878463316">
            <text:p>1018.1987846332</text:p>
          </table:table-cell>
          <table:table-cell table:formula="of:=(1-[.I603])*[.H603]" office:value-type="float" office:value="3752.36242035319">
            <text:p>3752.3624203532</text:p>
          </table:table-cell>
          <table:table-cell table:formula="of:=ABS([.G603]-[.A603])" office:value-type="float" office:value="544.211288094032">
            <text:p>544.21</text:p>
          </table:table-cell>
          <table:table-cell table:formula="of:=IF([.L603]&lt;[.$C$9];1;0)" office:value-type="float" office:value="0">
            <text:p>0</text:p>
          </table:table-cell>
          <table:table-cell/>
          <table:table-cell table:formula="of:=IF(AND([.M603];[.B603]);&quot;Not Jammed&quot;;IF([.M60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97.688">
            <text:p>797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3]+([.A604]-[.D603])/COUNTA([.$A$60:.A604])" office:value-type="float" office:value="1017.27386788991">
            <text:p>1017.274</text:p>
          </table:table-cell>
          <table:table-cell table:formula="of:=[.E603]+(([.A604]-[.D603])*([.A604]-[.D603]))" office:value-type="float" office:value="128737294.722899">
            <text:p>128737294.723</text:p>
          </table:table-cell>
          <table:table-cell table:formula="of:=[.E604]/(COUNT([.$A$60:.A604])-1)" office:value-type="float" office:value="236649.438828858">
            <text:p>236649.439</text:p>
          </table:table-cell>
          <table:table-cell table:formula="of:=[.J603]" office:value-type="float" office:value="1018.19878463316">
            <text:p>1018.1987846332</text:p>
          </table:table-cell>
          <table:table-cell table:formula="of:=[.K603]+[.$C$7]" office:value-type="float" office:value="3812.36242035319">
            <text:p>3812.3624203532</text:p>
          </table:table-cell>
          <table:table-cell table:formula="of:=[.H604]/([.F604]+[.H604])" office:value-type="float" office:value="0.0158543369489365">
            <text:p>0.0158543369</text:p>
          </table:table-cell>
          <table:table-cell table:formula="of:=[.G604]+[.I604]*([.A604] -[.G604] )" office:value-type="float" office:value="1014.70273235271">
            <text:p>1014.7027323527</text:p>
          </table:table-cell>
          <table:table-cell table:formula="of:=(1-[.I604])*[.H604]" office:value-type="float" office:value="3751.91994196944">
            <text:p>3751.9199419695</text:p>
          </table:table-cell>
          <table:table-cell table:formula="of:=ABS([.G604]-[.A604])" office:value-type="float" office:value="220.510784633158">
            <text:p>220.51</text:p>
          </table:table-cell>
          <table:table-cell table:formula="of:=IF([.L604]&lt;[.$C$9];1;0)" office:value-type="float" office:value="0">
            <text:p>0</text:p>
          </table:table-cell>
          <table:table-cell/>
          <table:table-cell table:formula="of:=IF(AND([.M604];[.B604]);&quot;Not Jammed&quot;;IF([.M60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61.188">
            <text:p>461.1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4]+([.A605]-[.D604])/COUNTA([.$A$60:.A605])" office:value-type="float" office:value="1016.2553956044">
            <text:p>1016.255</text:p>
          </table:table-cell>
          <table:table-cell table:formula="of:=[.E604]+(([.A605]-[.D604])*([.A605]-[.D604]))" office:value-type="float" office:value="129046526.215365">
            <text:p>129046526.215</text:p>
          </table:table-cell>
          <table:table-cell table:formula="of:=[.E605]/(COUNT([.$A$60:.A605])-1)" office:value-type="float" office:value="236782.616908927">
            <text:p>236782.617</text:p>
          </table:table-cell>
          <table:table-cell table:formula="of:=[.J604]" office:value-type="float" office:value="1014.70273235271">
            <text:p>1014.7027323527</text:p>
          </table:table-cell>
          <table:table-cell table:formula="of:=[.K604]+[.$C$7]" office:value-type="float" office:value="3811.91994196944">
            <text:p>3811.9199419695</text:p>
          </table:table-cell>
          <table:table-cell table:formula="of:=[.H605]/([.F605]+[.H605])" office:value-type="float" office:value="0.0158437510338475">
            <text:p>0.015843751</text:p>
          </table:table-cell>
          <table:table-cell table:formula="of:=[.G605]+[.I605]*([.A605] -[.G605] )" office:value-type="float" office:value="1005.93298273975">
            <text:p>1005.9329827398</text:p>
          </table:table-cell>
          <table:table-cell table:formula="of:=(1-[.I605])*[.H605]" office:value-type="float" office:value="3751.52483144792">
            <text:p>3751.5248314479</text:p>
          </table:table-cell>
          <table:table-cell table:formula="of:=ABS([.G605]-[.A605])" office:value-type="float" office:value="553.514732352709">
            <text:p>553.51</text:p>
          </table:table-cell>
          <table:table-cell table:formula="of:=IF([.L605]&lt;[.$C$9];1;0)" office:value-type="float" office:value="0">
            <text:p>0</text:p>
          </table:table-cell>
          <table:table-cell/>
          <table:table-cell table:formula="of:=IF(AND([.M605];[.B605]);&quot;Not Jammed&quot;;IF([.M6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60.375">
            <text:p>460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5]+([.A606]-[.D605])/COUNTA([.$A$60:.A606])" office:value-type="float" office:value="1015.23916087751">
            <text:p>1015.239</text:p>
          </table:table-cell>
          <table:table-cell table:formula="of:=[.E605]+(([.A606]-[.D605])*([.A606]-[.D605]))" office:value-type="float" office:value="129355529.229583">
            <text:p>129355529.230</text:p>
          </table:table-cell>
          <table:table-cell table:formula="of:=[.E606]/(COUNT([.$A$60:.A606])-1)" office:value-type="float" office:value="236914.888698869">
            <text:p>236914.889</text:p>
          </table:table-cell>
          <table:table-cell table:formula="of:=[.J605]" office:value-type="float" office:value="1005.93298273975">
            <text:p>1005.9329827398</text:p>
          </table:table-cell>
          <table:table-cell table:formula="of:=[.K605]+[.$C$7]" office:value-type="float" office:value="3811.52483144792">
            <text:p>3811.5248314479</text:p>
          </table:table-cell>
          <table:table-cell table:formula="of:=[.H606]/([.F606]+[.H606])" office:value-type="float" office:value="0.015833430056764">
            <text:p>0.0158334301</text:p>
          </table:table-cell>
          <table:table-cell table:formula="of:=[.G606]+[.I606]*([.A606] -[.G606] )" office:value-type="float" office:value="997.294928578127">
            <text:p>997.2949285781</text:p>
          </table:table-cell>
          <table:table-cell table:formula="of:=(1-[.I606])*[.H606]" office:value-type="float" office:value="3751.17531961957">
            <text:p>3751.1753196196</text:p>
          </table:table-cell>
          <table:table-cell table:formula="of:=ABS([.G606]-[.A606])" office:value-type="float" office:value="545.557982739746">
            <text:p>545.56</text:p>
          </table:table-cell>
          <table:table-cell table:formula="of:=IF([.L606]&lt;[.$C$9];1;0)" office:value-type="float" office:value="0">
            <text:p>0</text:p>
          </table:table-cell>
          <table:table-cell/>
          <table:table-cell table:formula="of:=IF(AND([.M606];[.B606]);&quot;Not Jammed&quot;;IF([.M6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78.273">
            <text:p>778.27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6]+([.A607]-[.D606])/COUNTA([.$A$60:.A607])" office:value-type="float" office:value="1014.80674087591">
            <text:p>1014.807</text:p>
          </table:table-cell>
          <table:table-cell table:formula="of:=[.E606]+(([.A607]-[.D606])*([.A607]-[.D606]))" office:value-type="float" office:value="129411682.190984">
            <text:p>129411682.191</text:p>
          </table:table-cell>
          <table:table-cell table:formula="of:=[.E607]/(COUNT([.$A$60:.A607])-1)" office:value-type="float" office:value="236584.428137082">
            <text:p>236584.428</text:p>
          </table:table-cell>
          <table:table-cell table:formula="of:=[.J606]" office:value-type="float" office:value="997.294928578127">
            <text:p>997.2949285781</text:p>
          </table:table-cell>
          <table:table-cell table:formula="of:=[.K606]+[.$C$7]" office:value-type="float" office:value="3811.17531961957">
            <text:p>3811.1753196196</text:p>
          </table:table-cell>
          <table:table-cell table:formula="of:=[.H607]/([.F607]+[.H607])" office:value-type="float" office:value="0.0158537646480129">
            <text:p>0.0158537646</text:p>
          </table:table-cell>
          <table:table-cell table:formula="of:=[.G607]+[.I607]*([.A607] -[.G607] )" office:value-type="float" office:value="993.822606469696">
            <text:p>993.8226064697</text:p>
          </table:table-cell>
          <table:table-cell table:formula="of:=(1-[.I607])*[.H607]" office:value-type="float" office:value="3750.75384307001">
            <text:p>3750.75384307</text:p>
          </table:table-cell>
          <table:table-cell table:formula="of:=ABS([.G607]-[.A607])" office:value-type="float" office:value="219.021928578127">
            <text:p>219.02</text:p>
          </table:table-cell>
          <table:table-cell table:formula="of:=IF([.L607]&lt;[.$C$9];1;0)" office:value-type="float" office:value="0">
            <text:p>0</text:p>
          </table:table-cell>
          <table:table-cell/>
          <table:table-cell table:formula="of:=IF(AND([.M607];[.B607]);&quot;Not Jammed&quot;;IF([.M6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28.068">
            <text:p>828.0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7]+([.A608]-[.D607])/COUNTA([.$A$60:.A608])" office:value-type="float" office:value="1014.46659744991">
            <text:p>1014.467</text:p>
          </table:table-cell>
          <table:table-cell table:formula="of:=[.E607]+(([.A608]-[.D607])*([.A608]-[.D607]))" office:value-type="float" office:value="129446553.548328">
            <text:p>129446553.548</text:p>
          </table:table-cell>
          <table:table-cell table:formula="of:=[.E608]/(COUNT([.$A$60:.A608])-1)" office:value-type="float" office:value="236216.338591839">
            <text:p>236216.339</text:p>
          </table:table-cell>
          <table:table-cell table:formula="of:=[.J607]" office:value-type="float" office:value="993.822606469696">
            <text:p>993.8226064697</text:p>
          </table:table-cell>
          <table:table-cell table:formula="of:=[.K607]+[.$C$7]" office:value-type="float" office:value="3810.75384307001">
            <text:p>3810.75384307</text:p>
          </table:table-cell>
          <table:table-cell table:formula="of:=[.H608]/([.F608]+[.H608])" office:value-type="float" office:value="0.0158763488088471">
            <text:p>0.0158763488</text:p>
          </table:table-cell>
          <table:table-cell table:formula="of:=[.G608]+[.I608]*([.A608] -[.G608] )" office:value-type="float" office:value="991.19102852071">
            <text:p>991.1910285207</text:p>
          </table:table-cell>
          <table:table-cell table:formula="of:=(1-[.I608])*[.H608]" office:value-type="float" office:value="3750.25298583277">
            <text:p>3750.2529858328</text:p>
          </table:table-cell>
          <table:table-cell table:formula="of:=ABS([.G608]-[.A608])" office:value-type="float" office:value="165.754606469696">
            <text:p>165.75</text:p>
          </table:table-cell>
          <table:table-cell table:formula="of:=IF([.L608]&lt;[.$C$9];1;0)" office:value-type="float" office:value="0">
            <text:p>0</text:p>
          </table:table-cell>
          <table:table-cell/>
          <table:table-cell table:formula="of:=IF(AND([.M608];[.B608]);&quot;Not Jammed&quot;;IF([.M6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52.043">
            <text:p>852.0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8]+([.A609]-[.D608])/COUNTA([.$A$60:.A609])" office:value-type="float" office:value="1014.17128181818">
            <text:p>1014.171</text:p>
          </table:table-cell>
          <table:table-cell table:formula="of:=[.E608]+(([.A609]-[.D608])*([.A609]-[.D608]))" office:value-type="float" office:value="129472934.973336">
            <text:p>129472934.973</text:p>
          </table:table-cell>
          <table:table-cell table:formula="of:=[.E609]/(COUNT([.$A$60:.A609])-1)" office:value-type="float" office:value="235834.125634492">
            <text:p>235834.126</text:p>
          </table:table-cell>
          <table:table-cell table:formula="of:=[.J608]" office:value-type="float" office:value="991.19102852071">
            <text:p>991.1910285207</text:p>
          </table:table-cell>
          <table:table-cell table:formula="of:=[.K608]+[.$C$7]" office:value-type="float" office:value="3810.25298583277">
            <text:p>3810.2529858328</text:p>
          </table:table-cell>
          <table:table-cell table:formula="of:=[.H609]/([.F609]+[.H609])" office:value-type="float" office:value="0.0158996134512692">
            <text:p>0.0158996135</text:p>
          </table:table-cell>
          <table:table-cell table:formula="of:=[.G609]+[.I609]*([.A609] -[.G609] )" office:value-type="float" office:value="988.978628654724">
            <text:p>988.9786286547</text:p>
          </table:table-cell>
          <table:table-cell table:formula="of:=(1-[.I609])*[.H609]" office:value-type="float" office:value="3749.67143620649">
            <text:p>3749.6714362065</text:p>
          </table:table-cell>
          <table:table-cell table:formula="of:=ABS([.G609]-[.A609])" office:value-type="float" office:value="139.14802852071">
            <text:p>139.15</text:p>
          </table:table-cell>
          <table:table-cell table:formula="of:=IF([.L609]&lt;[.$C$9];1;0)" office:value-type="float" office:value="1">
            <text:p>1</text:p>
          </table:table-cell>
          <table:table-cell/>
          <table:table-cell table:formula="of:=IF(AND([.M609];[.B609]);&quot;Not Jammed&quot;;IF([.M6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5.527">
            <text:p>905.5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09]+([.A610]-[.D609])/COUNTA([.$A$60:.A610])" office:value-type="float" office:value="1013.97410526316">
            <text:p>1013.974</text:p>
          </table:table-cell>
          <table:table-cell table:formula="of:=[.E609]+(([.A610]-[.D609])*([.A610]-[.D609]))" office:value-type="float" office:value="129484738.553308">
            <text:p>129484738.553</text:p>
          </table:table-cell>
          <table:table-cell table:formula="of:=[.E610]/(COUNT([.$A$60:.A610])-1)" office:value-type="float" office:value="235426.797369651">
            <text:p>235426.797</text:p>
          </table:table-cell>
          <table:table-cell table:formula="of:=[.J609]" office:value-type="float" office:value="988.978628654724">
            <text:p>988.9786286547</text:p>
          </table:table-cell>
          <table:table-cell table:formula="of:=[.K609]+[.$C$7]" office:value-type="float" office:value="3809.67143620649">
            <text:p>3809.6714362065</text:p>
          </table:table-cell>
          <table:table-cell table:formula="of:=[.H610]/([.F610]+[.H610])" office:value-type="float" office:value="0.0159242922085515">
            <text:p>0.0159242922</text:p>
          </table:table-cell>
          <table:table-cell table:formula="of:=[.G610]+[.I610]*([.A610] -[.G610] )" office:value-type="float" office:value="987.649720534747">
            <text:p>987.6497205347</text:p>
          </table:table-cell>
          <table:table-cell table:formula="of:=(1-[.I610])*[.H610]" office:value-type="float" office:value="3749.00511503776">
            <text:p>3749.0051150378</text:p>
          </table:table-cell>
          <table:table-cell table:formula="of:=ABS([.G610]-[.A610])" office:value-type="float" office:value="83.451628654724">
            <text:p>83.45</text:p>
          </table:table-cell>
          <table:table-cell table:formula="of:=IF([.L610]&lt;[.$C$9];1;0)" office:value-type="float" office:value="1">
            <text:p>1</text:p>
          </table:table-cell>
          <table:table-cell/>
          <table:table-cell table:formula="of:=IF(AND([.M610];[.B610]);&quot;Not Jammed&quot;;IF([.M6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20.848">
            <text:p>1120.8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0]+([.A611]-[.D610])/COUNTA([.$A$60:.A611])" office:value-type="float" office:value="1014.1677173913">
            <text:p>1014.168</text:p>
          </table:table-cell>
          <table:table-cell table:formula="of:=[.E610]+(([.A611]-[.D610])*([.A611]-[.D610]))" office:value-type="float" office:value="129496160.582684">
            <text:p>129496160.583</text:p>
          </table:table-cell>
          <table:table-cell table:formula="of:=[.E611]/(COUNT([.$A$60:.A611])-1)" office:value-type="float" office:value="235020.255140988">
            <text:p>235020.255</text:p>
          </table:table-cell>
          <table:table-cell table:formula="of:=[.J610]" office:value-type="float" office:value="987.649720534747">
            <text:p>987.6497205347</text:p>
          </table:table-cell>
          <table:table-cell table:formula="of:=[.K610]+[.$C$7]" office:value-type="float" office:value="3809.00511503776">
            <text:p>3809.0051150378</text:p>
          </table:table-cell>
          <table:table-cell table:formula="of:=[.H611]/([.F611]+[.H611])" office:value-type="float" office:value="0.0159486534897546">
            <text:p>0.0159486535</text:p>
          </table:table-cell>
          <table:table-cell table:formula="of:=[.G611]+[.I611]*([.A611] -[.G611] )" office:value-type="float" office:value="989.77405373937">
            <text:p>989.7740537394</text:p>
          </table:table-cell>
          <table:table-cell table:formula="of:=(1-[.I611])*[.H611]" office:value-type="float" office:value="3748.25661231732">
            <text:p>3748.2566123173</text:p>
          </table:table-cell>
          <table:table-cell table:formula="of:=ABS([.G611]-[.A611])" office:value-type="float" office:value="133.198279465253">
            <text:p>133.20</text:p>
          </table:table-cell>
          <table:table-cell table:formula="of:=IF([.L611]&lt;[.$C$9];1;0)" office:value-type="float" office:value="1">
            <text:p>1</text:p>
          </table:table-cell>
          <table:table-cell/>
          <table:table-cell table:formula="of:=IF(AND([.M611];[.B611]);&quot;Not Jammed&quot;;IF([.M6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49.096">
            <text:p>1149.0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1]+([.A612]-[.D611])/COUNTA([.$A$60:.A612])" office:value-type="float" office:value="1014.41171066908">
            <text:p>1014.412</text:p>
          </table:table-cell>
          <table:table-cell table:formula="of:=[.E611]+(([.A612]-[.D611])*([.A612]-[.D611]))" office:value-type="float" office:value="129514366.224132">
            <text:p>129514366.224</text:p>
          </table:table-cell>
          <table:table-cell table:formula="of:=[.E612]/(COUNT([.$A$60:.A612])-1)" office:value-type="float" office:value="234627.475043717">
            <text:p>234627.475</text:p>
          </table:table-cell>
          <table:table-cell table:formula="of:=[.J611]" office:value-type="float" office:value="989.77405373937">
            <text:p>989.7740537394</text:p>
          </table:table-cell>
          <table:table-cell table:formula="of:=[.K611]+[.$C$7]" office:value-type="float" office:value="3808.25661231732">
            <text:p>3808.2566123173</text:p>
          </table:table-cell>
          <table:table-cell table:formula="of:=[.H612]/([.F612]+[.H612])" office:value-type="float" office:value="0.0159718368797638">
            <text:p>0.0159718369</text:p>
          </table:table-cell>
          <table:table-cell table:formula="of:=[.G612]+[.I612]*([.A612] -[.G612] )" office:value-type="float" office:value="992.318717876411">
            <text:p>992.3187178764</text:p>
          </table:table-cell>
          <table:table-cell table:formula="of:=(1-[.I612])*[.H612]" office:value-type="float" office:value="3747.43175890911">
            <text:p>3747.4317589091</text:p>
          </table:table-cell>
          <table:table-cell table:formula="of:=ABS([.G612]-[.A612])" office:value-type="float" office:value="159.32194626063">
            <text:p>159.32</text:p>
          </table:table-cell>
          <table:table-cell table:formula="of:=IF([.L612]&lt;[.$C$9];1;0)" office:value-type="float" office:value="0">
            <text:p>0</text:p>
          </table:table-cell>
          <table:table-cell/>
          <table:table-cell table:formula="of:=IF(AND([.M612];[.B612]);&quot;Not Jammed&quot;;IF([.M6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92.667">
            <text:p>1592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2]+([.A613]-[.D612])/COUNTA([.$A$60:.A613])" office:value-type="float" office:value="1015.45549277978">
            <text:p>1015.455</text:p>
          </table:table-cell>
          <table:table-cell table:formula="of:=[.E612]+(([.A613]-[.D612])*([.A613]-[.D612]))" office:value-type="float" office:value="129848745.403771">
            <text:p>129848745.404</text:p>
          </table:table-cell>
          <table:table-cell table:formula="of:=[.E613]/(COUNT([.$A$60:.A613])-1)" office:value-type="float" office:value="234807.857873004">
            <text:p>234807.858</text:p>
          </table:table-cell>
          <table:table-cell table:formula="of:=[.J612]" office:value-type="float" office:value="992.318717876411">
            <text:p>992.3187178764</text:p>
          </table:table-cell>
          <table:table-cell table:formula="of:=[.K612]+[.$C$7]" office:value-type="float" office:value="3807.43175890911">
            <text:p>3807.4317589091</text:p>
          </table:table-cell>
          <table:table-cell table:formula="of:=[.H613]/([.F613]+[.H613])" office:value-type="float" office:value="0.0159563612406499">
            <text:p>0.0159563612</text:p>
          </table:table-cell>
          <table:table-cell table:formula="of:=[.G613]+[.I613]*([.A613] -[.G613] )" office:value-type="float" office:value="1001.89809193618">
            <text:p>1001.8980919362</text:p>
          </table:table-cell>
          <table:table-cell table:formula="of:=(1-[.I613])*[.H613]" office:value-type="float" office:value="3746.67900236483">
            <text:p>3746.6790023648</text:p>
          </table:table-cell>
          <table:table-cell table:formula="of:=ABS([.G613]-[.A613])" office:value-type="float" office:value="600.348282123589">
            <text:p>600.35</text:p>
          </table:table-cell>
          <table:table-cell table:formula="of:=IF([.L613]&lt;[.$C$9];1;0)" office:value-type="float" office:value="0">
            <text:p>0</text:p>
          </table:table-cell>
          <table:table-cell/>
          <table:table-cell table:formula="of:=IF(AND([.M613];[.B613]);&quot;Not Jammed&quot;;IF([.M6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46.357">
            <text:p>1546.3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3]+([.A614]-[.D613])/COUNTA([.$A$60:.A614])" office:value-type="float" office:value="1016.41207207207">
            <text:p>1016.412</text:p>
          </table:table-cell>
          <table:table-cell table:formula="of:=[.E613]+(([.A614]-[.D613])*([.A614]-[.D613]))" office:value-type="float" office:value="130130601.81414">
            <text:p>130130601.814</text:p>
          </table:table-cell>
          <table:table-cell table:formula="of:=[.E614]/(COUNT([.$A$60:.A614])-1)" office:value-type="float" office:value="234892.783058014">
            <text:p>234892.783</text:p>
          </table:table-cell>
          <table:table-cell table:formula="of:=[.J613]" office:value-type="float" office:value="1001.89809193618">
            <text:p>1001.8980919362</text:p>
          </table:table-cell>
          <table:table-cell table:formula="of:=[.K613]+[.$C$7]" office:value-type="float" office:value="3806.67900236483">
            <text:p>3806.6790023648</text:p>
          </table:table-cell>
          <table:table-cell table:formula="of:=[.H614]/([.F614]+[.H614])" office:value-type="float" office:value="0.0159475809853394">
            <text:p>0.015947581</text:p>
          </table:table-cell>
          <table:table-cell table:formula="of:=[.G614]+[.I614]*([.A614] -[.G614] )" office:value-type="float" office:value="1010.58089446572">
            <text:p>1010.5808944657</text:p>
          </table:table-cell>
          <table:table-cell table:formula="of:=(1-[.I614])*[.H614]" office:value-type="float" office:value="3745.97168068943">
            <text:p>3745.9716806894</text:p>
          </table:table-cell>
          <table:table-cell table:formula="of:=ABS([.G614]-[.A614])" office:value-type="float" office:value="544.458908063822">
            <text:p>544.46</text:p>
          </table:table-cell>
          <table:table-cell table:formula="of:=IF([.L614]&lt;[.$C$9];1;0)" office:value-type="float" office:value="0">
            <text:p>0</text:p>
          </table:table-cell>
          <table:table-cell/>
          <table:table-cell table:formula="of:=IF(AND([.M614];[.B614]);&quot;Not Jammed&quot;;IF([.M6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21.576">
            <text:p>1021.5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4]+([.A615]-[.D614])/COUNTA([.$A$60:.A615])" office:value-type="float" office:value="1016.42135971223">
            <text:p>1016.421</text:p>
          </table:table-cell>
          <table:table-cell table:formula="of:=[.E614]+(([.A615]-[.D614])*([.A615]-[.D614]))" office:value-type="float" office:value="130130628.480291">
            <text:p>130130628.480</text:p>
          </table:table-cell>
          <table:table-cell table:formula="of:=[.E615]/(COUNT([.$A$60:.A615])-1)" office:value-type="float" office:value="234469.60086539">
            <text:p>234469.601</text:p>
          </table:table-cell>
          <table:table-cell table:formula="of:=[.J614]" office:value-type="float" office:value="1010.58089446572">
            <text:p>1010.5808944657</text:p>
          </table:table-cell>
          <table:table-cell table:formula="of:=[.K614]+[.$C$7]" office:value-type="float" office:value="3805.97168068943">
            <text:p>3805.9716806894</text:p>
          </table:table-cell>
          <table:table-cell table:formula="of:=[.H615]/([.F615]+[.H615])" office:value-type="float" office:value="0.0159729830465664">
            <text:p>0.015972983</text:p>
          </table:table-cell>
          <table:table-cell table:formula="of:=[.G615]+[.I615]*([.A615] -[.G615] )" office:value-type="float" office:value="1010.75651910001">
            <text:p>1010.7565191</text:p>
          </table:table-cell>
          <table:table-cell table:formula="of:=(1-[.I615])*[.H615]" office:value-type="float" office:value="3745.17895955806">
            <text:p>3745.1789595581</text:p>
          </table:table-cell>
          <table:table-cell table:formula="of:=ABS([.G615]-[.A615])" office:value-type="float" office:value="10.9951055342843">
            <text:p>11.00</text:p>
          </table:table-cell>
          <table:table-cell table:formula="of:=IF([.L615]&lt;[.$C$9];1;0)" office:value-type="float" office:value="1">
            <text:p>1</text:p>
          </table:table-cell>
          <table:table-cell/>
          <table:table-cell table:formula="of:=IF(AND([.M615];[.B615]);&quot;Not Jammed&quot;;IF([.M6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8.231">
            <text:p>968.2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5]+([.A616]-[.D615])/COUNTA([.$A$60:.A616])" office:value-type="float" office:value="1016.33484201077">
            <text:p>1016.335</text:p>
          </table:table-cell>
          <table:table-cell table:formula="of:=[.E615]+(([.A616]-[.D615])*([.A616]-[.D615]))" office:value-type="float" office:value="130132950.791061">
            <text:p>130132950.791</text:p>
          </table:table-cell>
          <table:table-cell table:formula="of:=[.E616]/(COUNT([.$A$60:.A616])-1)" office:value-type="float" office:value="234052.069768095">
            <text:p>234052.070</text:p>
          </table:table-cell>
          <table:table-cell table:formula="of:=[.J615]" office:value-type="float" office:value="1010.75651910001">
            <text:p>1010.7565191</text:p>
          </table:table-cell>
          <table:table-cell table:formula="of:=[.K615]+[.$C$7]" office:value-type="float" office:value="3805.17895955806">
            <text:p>3805.1789595581</text:p>
          </table:table-cell>
          <table:table-cell table:formula="of:=[.H616]/([.F616]+[.H616])" office:value-type="float" office:value="0.0159977422589084">
            <text:p>0.0159977423</text:p>
          </table:table-cell>
          <table:table-cell table:formula="of:=[.G616]+[.I616]*([.A616] -[.G616] )" office:value-type="float" office:value="1010.07620680602">
            <text:p>1010.076206806</text:p>
          </table:table-cell>
          <table:table-cell table:formula="of:=(1-[.I616])*[.H616]" office:value-type="float" office:value="3744.30468731403">
            <text:p>3744.304687314</text:p>
          </table:table-cell>
          <table:table-cell table:formula="of:=ABS([.G616]-[.A616])" office:value-type="float" office:value="42.52551910001">
            <text:p>42.53</text:p>
          </table:table-cell>
          <table:table-cell table:formula="of:=IF([.L616]&lt;[.$C$9];1;0)" office:value-type="float" office:value="1">
            <text:p>1</text:p>
          </table:table-cell>
          <table:table-cell/>
          <table:table-cell table:formula="of:=IF(AND([.M616];[.B616]);&quot;Not Jammed&quot;;IF([.M61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85.096">
            <text:p>985.0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6]+([.A617]-[.D616])/COUNTA([.$A$60:.A617])" office:value-type="float" office:value="1016.27885842294">
            <text:p>1016.279</text:p>
          </table:table-cell>
          <table:table-cell table:formula="of:=[.E616]+(([.A617]-[.D616])*([.A617]-[.D616]))" office:value-type="float" office:value="130133926.656311">
            <text:p>130133926.656</text:p>
          </table:table-cell>
          <table:table-cell table:formula="of:=[.E617]/(COUNT([.$A$60:.A617])-1)" office:value-type="float" office:value="233633.620567883">
            <text:p>233633.621</text:p>
          </table:table-cell>
          <table:table-cell table:formula="of:=[.J616]" office:value-type="float" office:value="1010.07620680602">
            <text:p>1010.076206806</text:p>
          </table:table-cell>
          <table:table-cell table:formula="of:=[.K616]+[.$C$7]" office:value-type="float" office:value="3804.30468731403">
            <text:p>3804.304687314</text:p>
          </table:table-cell>
          <table:table-cell table:formula="of:=[.H617]/([.F617]+[.H617])" office:value-type="float" office:value="0.016022312708575">
            <text:p>0.0160223127</text:p>
          </table:table-cell>
          <table:table-cell table:formula="of:=[.G617]+[.I617]*([.A617] -[.G617] )" office:value-type="float" office:value="1009.67596612105">
            <text:p>1009.6759661211</text:p>
          </table:table-cell>
          <table:table-cell table:formula="of:=(1-[.I617])*[.H617]" office:value-type="float" office:value="3743.35092797519">
            <text:p>3743.3509279752</text:p>
          </table:table-cell>
          <table:table-cell table:formula="of:=ABS([.G617]-[.A617])" office:value-type="float" office:value="24.9802068060218">
            <text:p>24.98</text:p>
          </table:table-cell>
          <table:table-cell table:formula="of:=IF([.L617]&lt;[.$C$9];1;0)" office:value-type="float" office:value="1">
            <text:p>1</text:p>
          </table:table-cell>
          <table:table-cell/>
          <table:table-cell table:formula="of:=IF(AND([.M617];[.B617]);&quot;Not Jammed&quot;;IF([.M6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8.231">
            <text:p>968.2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7]+([.A618]-[.D617])/COUNTA([.$A$60:.A618])" office:value-type="float" office:value="1016.19290518784">
            <text:p>1016.193</text:p>
          </table:table-cell>
          <table:table-cell table:formula="of:=[.E617]+(([.A618]-[.D617])*([.A618]-[.D617]))" office:value-type="float" office:value="130136235.25301">
            <text:p>130136235.253</text:p>
          </table:table-cell>
          <table:table-cell table:formula="of:=[.E618]/(COUNT([.$A$60:.A618])-1)" office:value-type="float" office:value="233219.059593208">
            <text:p>233219.060</text:p>
          </table:table-cell>
          <table:table-cell table:formula="of:=[.J617]" office:value-type="float" office:value="1009.67596612105">
            <text:p>1009.6759661211</text:p>
          </table:table-cell>
          <table:table-cell table:formula="of:=[.K617]+[.$C$7]" office:value-type="float" office:value="3803.35092797519">
            <text:p>3803.3509279752</text:p>
          </table:table-cell>
          <table:table-cell table:formula="of:=[.H618]/([.F618]+[.H618])" office:value-type="float" office:value="0.0160463768789293">
            <text:p>0.0160463769</text:p>
          </table:table-cell>
          <table:table-cell table:formula="of:=[.G618]+[.I618]*([.A618] -[.G618] )" office:value-type="float" office:value="1009.01092457494">
            <text:p>1009.0109245749</text:p>
          </table:table-cell>
          <table:table-cell table:formula="of:=(1-[.I618])*[.H618]" office:value-type="float" office:value="3742.32092558207">
            <text:p>3742.3209255821</text:p>
          </table:table-cell>
          <table:table-cell table:formula="of:=ABS([.G618]-[.A618])" office:value-type="float" office:value="41.4449661210508">
            <text:p>41.44</text:p>
          </table:table-cell>
          <table:table-cell table:formula="of:=IF([.L618]&lt;[.$C$9];1;0)" office:value-type="float" office:value="1">
            <text:p>1</text:p>
          </table:table-cell>
          <table:table-cell/>
          <table:table-cell table:formula="of:=IF(AND([.M618];[.B618]);&quot;Not Jammed&quot;;IF([.M61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2.568">
            <text:p>962.5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8]+([.A619]-[.D618])/COUNTA([.$A$60:.A619])" office:value-type="float" office:value="1016.09714642857">
            <text:p>1016.097</text:p>
          </table:table-cell>
          <table:table-cell table:formula="of:=[.E618]+(([.A619]-[.D618])*([.A619]-[.D618]))" office:value-type="float" office:value="130139110.883466">
            <text:p>130139110.883</text:p>
          </table:table-cell>
          <table:table-cell table:formula="of:=[.E619]/(COUNT([.$A$60:.A619])-1)" office:value-type="float" office:value="232806.996213714">
            <text:p>232806.996</text:p>
          </table:table-cell>
          <table:table-cell table:formula="of:=[.J618]" office:value-type="float" office:value="1009.01092457494">
            <text:p>1009.0109245749</text:p>
          </table:table-cell>
          <table:table-cell table:formula="of:=[.K618]+[.$C$7]" office:value-type="float" office:value="3802.32092558207">
            <text:p>3802.3209255821</text:p>
          </table:table-cell>
          <table:table-cell table:formula="of:=[.H619]/([.F619]+[.H619])" office:value-type="float" office:value="0.0160700388790843">
            <text:p>0.0160700389</text:p>
          </table:table-cell>
          <table:table-cell table:formula="of:=[.G619]+[.I619]*([.A619] -[.G619] )" office:value-type="float" office:value="1008.26458497136">
            <text:p>1008.2645849714</text:p>
          </table:table-cell>
          <table:table-cell table:formula="of:=(1-[.I619])*[.H619]" office:value-type="float" office:value="3741.21748047721">
            <text:p>3741.2174804772</text:p>
          </table:table-cell>
          <table:table-cell table:formula="of:=ABS([.G619]-[.A619])" office:value-type="float" office:value="46.4429245749379">
            <text:p>46.44</text:p>
          </table:table-cell>
          <table:table-cell table:formula="of:=IF([.L619]&lt;[.$C$9];1;0)" office:value-type="float" office:value="1">
            <text:p>1</text:p>
          </table:table-cell>
          <table:table-cell/>
          <table:table-cell table:formula="of:=IF(AND([.M619];[.B619]);&quot;Not Jammed&quot;;IF([.M6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8.028">
            <text:p>898.0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19]+([.A620]-[.D619])/COUNTA([.$A$60:.A620])" office:value-type="float" office:value="1015.88668449198">
            <text:p>1015.887</text:p>
          </table:table-cell>
          <table:table-cell table:formula="of:=[.E619]+(([.A620]-[.D619])*([.A620]-[.D619]))" office:value-type="float" office:value="130153051.206805">
            <text:p>130153051.207</text:p>
          </table:table-cell>
          <table:table-cell table:formula="of:=[.E620]/(COUNT([.$A$60:.A620])-1)" office:value-type="float" office:value="232416.162869294">
            <text:p>232416.163</text:p>
          </table:table-cell>
          <table:table-cell table:formula="of:=[.J619]" office:value-type="float" office:value="1008.26458497136">
            <text:p>1008.2645849714</text:p>
          </table:table-cell>
          <table:table-cell table:formula="of:=[.K619]+[.$C$7]" office:value-type="float" office:value="3801.21748047721">
            <text:p>3801.2174804772</text:p>
          </table:table-cell>
          <table:table-cell table:formula="of:=[.H620]/([.F620]+[.H620])" office:value-type="float" office:value="0.016092031309672">
            <text:p>0.0160920313</text:p>
          </table:table-cell>
          <table:table-cell table:formula="of:=[.G620]+[.I620]*([.A620] -[.G620] )" office:value-type="float" office:value="1006.49065439453">
            <text:p>1006.4906543945</text:p>
          </table:table-cell>
          <table:table-cell table:formula="of:=(1-[.I620])*[.H620]" office:value-type="float" office:value="3740.0481697665">
            <text:p>3740.0481697665</text:p>
          </table:table-cell>
          <table:table-cell table:formula="of:=ABS([.G620]-[.A620])" office:value-type="float" office:value="110.23658497136">
            <text:p>110.24</text:p>
          </table:table-cell>
          <table:table-cell table:formula="of:=IF([.L620]&lt;[.$C$9];1;0)" office:value-type="float" office:value="1">
            <text:p>1</text:p>
          </table:table-cell>
          <table:table-cell/>
          <table:table-cell table:formula="of:=IF(AND([.M620];[.B620]);&quot;Not Jammed&quot;;IF([.M6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4.34">
            <text:p>894.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0]+([.A621]-[.D620])/COUNTA([.$A$60:.A621])" office:value-type="float" office:value="1015.67040925267">
            <text:p>1015.670</text:p>
          </table:table-cell>
          <table:table-cell table:formula="of:=[.E620]+(([.A621]-[.D620])*([.A621]-[.D620]))" office:value-type="float" office:value="130167824.803316">
            <text:p>130167824.803</text:p>
          </table:table-cell>
          <table:table-cell table:formula="of:=[.E621]/(COUNT([.$A$60:.A621])-1)" office:value-type="float" office:value="232028.208205554">
            <text:p>232028.208</text:p>
          </table:table-cell>
          <table:table-cell table:formula="of:=[.J620]" office:value-type="float" office:value="1006.49065439453">
            <text:p>1006.4906543945</text:p>
          </table:table-cell>
          <table:table-cell table:formula="of:=[.K620]+[.$C$7]" office:value-type="float" office:value="3800.0481697665">
            <text:p>3800.0481697665</text:p>
          </table:table-cell>
          <table:table-cell table:formula="of:=[.H621]/([.F621]+[.H621])" office:value-type="float" office:value="0.016113625348265">
            <text:p>0.0161136253</text:p>
          </table:table-cell>
          <table:table-cell table:formula="of:=[.G621]+[.I621]*([.A621] -[.G621] )" office:value-type="float" office:value="1004.68350076705">
            <text:p>1004.6835007671</text:p>
          </table:table-cell>
          <table:table-cell table:formula="of:=(1-[.I621])*[.H621]" office:value-type="float" office:value="3738.81561725353">
            <text:p>3738.8156172535</text:p>
          </table:table-cell>
          <table:table-cell table:formula="of:=ABS([.G621]-[.A621])" office:value-type="float" office:value="112.15065439453">
            <text:p>112.15</text:p>
          </table:table-cell>
          <table:table-cell table:formula="of:=IF([.L621]&lt;[.$C$9];1;0)" office:value-type="float" office:value="1">
            <text:p>1</text:p>
          </table:table-cell>
          <table:table-cell/>
          <table:table-cell table:formula="of:=IF(AND([.M621];[.B621]);&quot;Not Jammed&quot;;IF([.M6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9.462">
            <text:p>909.4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1]+([.A622]-[.D621])/COUNTA([.$A$60:.A622])" office:value-type="float" office:value="1015.48176198934">
            <text:p>1015.482</text:p>
          </table:table-cell>
          <table:table-cell table:formula="of:=[.E621]+(([.A622]-[.D621])*([.A622]-[.D621]))" office:value-type="float" office:value="130179105.029512">
            <text:p>130179105.030</text:p>
          </table:table-cell>
          <table:table-cell table:formula="of:=[.E622]/(COUNT([.$A$60:.A622])-1)" office:value-type="float" office:value="231635.418201978">
            <text:p>231635.418</text:p>
          </table:table-cell>
          <table:table-cell table:formula="of:=[.J621]" office:value-type="float" office:value="1004.68350076705">
            <text:p>1004.6835007671</text:p>
          </table:table-cell>
          <table:table-cell table:formula="of:=[.K621]+[.$C$7]" office:value-type="float" office:value="3798.81561725353">
            <text:p>3798.8156172535</text:p>
          </table:table-cell>
          <table:table-cell table:formula="of:=[.H622]/([.F622]+[.H622])" office:value-type="float" office:value="0.0161353578688573">
            <text:p>0.0161353579</text:p>
          </table:table-cell>
          <table:table-cell table:formula="of:=[.G622]+[.I622]*([.A622] -[.G622] )" office:value-type="float" office:value="1003.14706777537">
            <text:p>1003.1470677754</text:p>
          </table:table-cell>
          <table:table-cell table:formula="of:=(1-[.I622])*[.H622]" office:value-type="float" office:value="3737.52036779134">
            <text:p>3737.5203677913</text:p>
          </table:table-cell>
          <table:table-cell table:formula="of:=ABS([.G622]-[.A622])" office:value-type="float" office:value="95.2215007670536">
            <text:p>95.22</text:p>
          </table:table-cell>
          <table:table-cell table:formula="of:=IF([.L622]&lt;[.$C$9];1;0)" office:value-type="float" office:value="1">
            <text:p>1</text:p>
          </table:table-cell>
          <table:table-cell/>
          <table:table-cell table:formula="of:=IF(AND([.M622];[.B622]);&quot;Not Jammed&quot;;IF([.M62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425">
            <text:p>957.4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2]+([.A623]-[.D622])/COUNTA([.$A$60:.A623])" office:value-type="float" office:value="1015.37882446808">
            <text:p>1015.379</text:p>
          </table:table-cell>
          <table:table-cell table:formula="of:=[.E622]+(([.A623]-[.D622])*([.A623]-[.D622]))" office:value-type="float" office:value="130182475.617124">
            <text:p>130182475.617</text:p>
          </table:table-cell>
          <table:table-cell table:formula="of:=[.E623]/(COUNT([.$A$60:.A623])-1)" office:value-type="float" office:value="231229.974453152">
            <text:p>231229.974</text:p>
          </table:table-cell>
          <table:table-cell table:formula="of:=[.J622]" office:value-type="float" office:value="1003.14706777537">
            <text:p>1003.1470677754</text:p>
          </table:table-cell>
          <table:table-cell table:formula="of:=[.K622]+[.$C$7]" office:value-type="float" office:value="3797.52036779134">
            <text:p>3797.5203677913</text:p>
          </table:table-cell>
          <table:table-cell table:formula="of:=[.H623]/([.F623]+[.H623])" office:value-type="float" office:value="0.0161577706926779">
            <text:p>0.0161577707</text:p>
          </table:table-cell>
          <table:table-cell table:formula="of:=[.G623]+[.I623]*([.A623] -[.G623] )" office:value-type="float" office:value="1002.40830108866">
            <text:p>1002.4083010887</text:p>
          </table:table-cell>
          <table:table-cell table:formula="of:=(1-[.I623])*[.H623]" office:value-type="float" office:value="3736.16090448779">
            <text:p>3736.1609044878</text:p>
          </table:table-cell>
          <table:table-cell table:formula="of:=ABS([.G623]-[.A623])" office:value-type="float" office:value="45.7220677753676">
            <text:p>45.72</text:p>
          </table:table-cell>
          <table:table-cell table:formula="of:=IF([.L623]&lt;[.$C$9];1;0)" office:value-type="float" office:value="1">
            <text:p>1</text:p>
          </table:table-cell>
          <table:table-cell/>
          <table:table-cell table:formula="of:=IF(AND([.M623];[.B623]);&quot;Not Jammed&quot;;IF([.M6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1.928">
            <text:p>961.9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3]+([.A624]-[.D623])/COUNTA([.$A$60:.A624])" office:value-type="float" office:value="1015.28422123894">
            <text:p>1015.284</text:p>
          </table:table-cell>
          <table:table-cell table:formula="of:=[.E623]+(([.A624]-[.D623])*([.A624]-[.D623]))" office:value-type="float" office:value="130185332.607761">
            <text:p>130185332.608</text:p>
          </table:table-cell>
          <table:table-cell table:formula="of:=[.E624]/(COUNT([.$A$60:.A624])-1)" office:value-type="float" office:value="230825.057815178">
            <text:p>230825.058</text:p>
          </table:table-cell>
          <table:table-cell table:formula="of:=[.J623]" office:value-type="float" office:value="1002.40830108866">
            <text:p>1002.4083010887</text:p>
          </table:table-cell>
          <table:table-cell table:formula="of:=[.K623]+[.$C$7]" office:value-type="float" office:value="3796.16090448779">
            <text:p>3796.1609044878</text:p>
          </table:table-cell>
          <table:table-cell table:formula="of:=[.H624]/([.F624]+[.H624])" office:value-type="float" office:value="0.0161799556118732">
            <text:p>0.0161799556</text:p>
          </table:table-cell>
          <table:table-cell table:formula="of:=[.G624]+[.I624]*([.A624] -[.G624] )" office:value-type="float" office:value="1001.75333161389">
            <text:p>1001.7533316139</text:p>
          </table:table-cell>
          <table:table-cell table:formula="of:=(1-[.I624])*[.H624]" office:value-type="float" office:value="3734.73918955765">
            <text:p>3734.7391895577</text:p>
          </table:table-cell>
          <table:table-cell table:formula="of:=ABS([.G624]-[.A624])" office:value-type="float" office:value="40.4803010886581">
            <text:p>40.48</text:p>
          </table:table-cell>
          <table:table-cell table:formula="of:=IF([.L624]&lt;[.$C$9];1;0)" office:value-type="float" office:value="1">
            <text:p>1</text:p>
          </table:table-cell>
          <table:table-cell/>
          <table:table-cell table:formula="of:=IF(AND([.M624];[.B624]);&quot;Not Jammed&quot;;IF([.M6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02.034">
            <text:p>1502.0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4]+([.A625]-[.D624])/COUNTA([.$A$60:.A625])" office:value-type="float" office:value="1016.14420318021">
            <text:p>1016.144</text:p>
          </table:table-cell>
          <table:table-cell table:formula="of:=[.E624]+(([.A625]-[.D624])*([.A625]-[.D624]))" office:value-type="float" office:value="130422257.954885">
            <text:p>130422257.955</text:p>
          </table:table-cell>
          <table:table-cell table:formula="of:=[.E625]/(COUNT([.$A$60:.A625])-1)" office:value-type="float" office:value="230835.854787406">
            <text:p>230835.855</text:p>
          </table:table-cell>
          <table:table-cell table:formula="of:=[.J624]" office:value-type="float" office:value="1001.75333161389">
            <text:p>1001.7533316139</text:p>
          </table:table-cell>
          <table:table-cell table:formula="of:=[.K624]+[.$C$7]" office:value-type="float" office:value="3794.73918955765">
            <text:p>3794.7391895577</text:p>
          </table:table-cell>
          <table:table-cell table:formula="of:=[.H625]/([.F625]+[.H625])" office:value-type="float" office:value="0.0161732497251838">
            <text:p>0.0161732497</text:p>
          </table:table-cell>
          <table:table-cell table:formula="of:=[.G625]+[.I625]*([.A625] -[.G625] )" office:value-type="float" office:value="1009.84449579638">
            <text:p>1009.8444957964</text:p>
          </table:table-cell>
          <table:table-cell table:formula="of:=(1-[.I625])*[.H625]" office:value-type="float" office:value="3733.36592500299">
            <text:p>3733.365925003</text:p>
          </table:table-cell>
          <table:table-cell table:formula="of:=ABS([.G625]-[.A625])" office:value-type="float" office:value="500.280668386112">
            <text:p>500.28</text:p>
          </table:table-cell>
          <table:table-cell table:formula="of:=IF([.L625]&lt;[.$C$9];1;0)" office:value-type="float" office:value="0">
            <text:p>0</text:p>
          </table:table-cell>
          <table:table-cell/>
          <table:table-cell table:formula="of:=IF(AND([.M625];[.B625]);&quot;Not Jammed&quot;;IF([.M6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6.063">
            <text:p>1486.0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5]+([.A626]-[.D625])/COUNTA([.$A$60:.A626])" office:value-type="float" office:value="1016.97298412698">
            <text:p>1016.973</text:p>
          </table:table-cell>
          <table:table-cell table:formula="of:=[.E625]+(([.A626]-[.D625])*([.A626]-[.D625]))" office:value-type="float" office:value="130643081.630489">
            <text:p>130643081.630</text:p>
          </table:table-cell>
          <table:table-cell table:formula="of:=[.E626]/(COUNT([.$A$60:.A626])-1)" office:value-type="float" office:value="230818.165424892">
            <text:p>230818.165</text:p>
          </table:table-cell>
          <table:table-cell table:formula="of:=[.J625]" office:value-type="float" office:value="1009.84449579638">
            <text:p>1009.8444957964</text:p>
          </table:table-cell>
          <table:table-cell table:formula="of:=[.K625]+[.$C$7]" office:value-type="float" office:value="3793.36592500299">
            <text:p>3793.365925003</text:p>
          </table:table-cell>
          <table:table-cell table:formula="of:=[.H626]/([.F626]+[.H626])" office:value-type="float" office:value="0.0161687104771744">
            <text:p>0.0161687105</text:p>
          </table:table-cell>
          <table:table-cell table:formula="of:=[.G626]+[.I626]*([.A626] -[.G626] )" office:value-type="float" office:value="1017.54433491472">
            <text:p>1017.5443349147</text:p>
          </table:table-cell>
          <table:table-cell table:formula="of:=(1-[.I626])*[.H626]" office:value-type="float" office:value="3732.03208962764">
            <text:p>3732.0320896276</text:p>
          </table:table-cell>
          <table:table-cell table:formula="of:=ABS([.G626]-[.A626])" office:value-type="float" office:value="476.218504203621">
            <text:p>476.22</text:p>
          </table:table-cell>
          <table:table-cell table:formula="of:=IF([.L626]&lt;[.$C$9];1;0)" office:value-type="float" office:value="0">
            <text:p>0</text:p>
          </table:table-cell>
          <table:table-cell/>
          <table:table-cell table:formula="of:=IF(AND([.M626];[.B626]);&quot;Not Jammed&quot;;IF([.M6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75.2">
            <text:p>1475.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6]+([.A627]-[.D626])/COUNTA([.$A$60:.A627])" office:value-type="float" office:value="1017.77972183099">
            <text:p>1017.780</text:p>
          </table:table-cell>
          <table:table-cell table:formula="of:=[.E626]+(([.A627]-[.D626])*([.A627]-[.D626]))" office:value-type="float" office:value="130853053.628565">
            <text:p>130853053.629</text:p>
          </table:table-cell>
          <table:table-cell table:formula="of:=[.E627]/(COUNT([.$A$60:.A627])-1)" office:value-type="float" office:value="230781.399697646">
            <text:p>230781.400</text:p>
          </table:table-cell>
          <table:table-cell table:formula="of:=[.J626]" office:value-type="float" office:value="1017.54433491472">
            <text:p>1017.5443349147</text:p>
          </table:table-cell>
          <table:table-cell table:formula="of:=[.K626]+[.$C$7]" office:value-type="float" office:value="3792.03208962764">
            <text:p>3792.0320896276</text:p>
          </table:table-cell>
          <table:table-cell table:formula="of:=[.H627]/([.F627]+[.H627])" office:value-type="float" office:value="0.0161656503924388">
            <text:p>0.0161656504</text:p>
          </table:table-cell>
          <table:table-cell table:formula="of:=[.G627]+[.I627]*([.A627] -[.G627] )" office:value-type="float" office:value="1024.94263639661">
            <text:p>1024.9426363966</text:p>
          </table:table-cell>
          <table:table-cell table:formula="of:=(1-[.I627])*[.H627]" office:value-type="float" office:value="3730.73142458981">
            <text:p>3730.7314245898</text:p>
          </table:table-cell>
          <table:table-cell table:formula="of:=ABS([.G627]-[.A627])" office:value-type="float" office:value="457.65566508528">
            <text:p>457.66</text:p>
          </table:table-cell>
          <table:table-cell table:formula="of:=IF([.L627]&lt;[.$C$9];1;0)" office:value-type="float" office:value="0">
            <text:p>0</text:p>
          </table:table-cell>
          <table:table-cell/>
          <table:table-cell table:formula="of:=IF(AND([.M627];[.B627]);&quot;Not Jammed&quot;;IF([.M6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53.28">
            <text:p>1553.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7]+([.A628]-[.D627])/COUNTA([.$A$60:.A628])" office:value-type="float" office:value="1018.72084710018">
            <text:p>1018.721</text:p>
          </table:table-cell>
          <table:table-cell table:formula="of:=[.E627]+(([.A628]-[.D627])*([.A628]-[.D627]))" office:value-type="float" office:value="131139814.176484">
            <text:p>131139814.176</text:p>
          </table:table-cell>
          <table:table-cell table:formula="of:=[.E628]/(COUNT([.$A$60:.A628])-1)" office:value-type="float" office:value="230879.954536064">
            <text:p>230879.955</text:p>
          </table:table-cell>
          <table:table-cell table:formula="of:=[.J627]" office:value-type="float" office:value="1024.94263639661">
            <text:p>1024.9426363966</text:p>
          </table:table-cell>
          <table:table-cell table:formula="of:=[.K627]+[.$C$7]" office:value-type="float" office:value="3790.73142458981">
            <text:p>3790.7314245898</text:p>
          </table:table-cell>
          <table:table-cell table:formula="of:=[.H628]/([.F628]+[.H628])" office:value-type="float" office:value="0.0161534083776676">
            <text:p>0.0161534084</text:p>
          </table:table-cell>
          <table:table-cell table:formula="of:=[.G628]+[.I628]*([.A628] -[.G628] )" office:value-type="float" office:value="1033.47708559207">
            <text:p>1033.4770855921</text:p>
          </table:table-cell>
          <table:table-cell table:formula="of:=(1-[.I628])*[.H628]" office:value-type="float" office:value="3729.49819183835">
            <text:p>3729.4981918384</text:p>
          </table:table-cell>
          <table:table-cell table:formula="of:=ABS([.G628]-[.A628])" office:value-type="float" office:value="528.337363603392">
            <text:p>528.34</text:p>
          </table:table-cell>
          <table:table-cell table:formula="of:=IF([.L628]&lt;[.$C$9];1;0)" office:value-type="float" office:value="0">
            <text:p>0</text:p>
          </table:table-cell>
          <table:table-cell/>
          <table:table-cell table:formula="of:=IF(AND([.M628];[.B628]);&quot;Not Jammed&quot;;IF([.M6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20.081">
            <text:p>1520.0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8]+([.A629]-[.D628])/COUNTA([.$A$60:.A629])" office:value-type="float" office:value="1019.60042631579">
            <text:p>1019.600</text:p>
          </table:table-cell>
          <table:table-cell table:formula="of:=[.E628]+(([.A629]-[.D628])*([.A629]-[.D628]))" office:value-type="float" office:value="131391176.1794">
            <text:p>131391176.179</text:p>
          </table:table-cell>
          <table:table-cell table:formula="of:=[.E629]/(COUNT([.$A$60:.A629])-1)" office:value-type="float" office:value="230915.951106151">
            <text:p>230915.951</text:p>
          </table:table-cell>
          <table:table-cell table:formula="of:=[.J628]" office:value-type="float" office:value="1033.47708559207">
            <text:p>1033.4770855921</text:p>
          </table:table-cell>
          <table:table-cell table:formula="of:=[.K628]+[.$C$7]" office:value-type="float" office:value="3789.49819183835">
            <text:p>3789.4981918384</text:p>
          </table:table-cell>
          <table:table-cell table:formula="of:=[.H629]/([.F629]+[.H629])" office:value-type="float" office:value="0.0161457614349085">
            <text:p>0.0161457614</text:p>
          </table:table-cell>
          <table:table-cell table:formula="of:=[.G629]+[.I629]*([.A629] -[.G629] )" office:value-type="float" office:value="1041.3336763074">
            <text:p>1041.3336763074</text:p>
          </table:table-cell>
          <table:table-cell table:formula="of:=(1-[.I629])*[.H629]" office:value-type="float" office:value="3728.31385807491">
            <text:p>3728.3138580749</text:p>
          </table:table-cell>
          <table:table-cell table:formula="of:=ABS([.G629]-[.A629])" office:value-type="float" office:value="486.603914407926">
            <text:p>486.60</text:p>
          </table:table-cell>
          <table:table-cell table:formula="of:=IF([.L629]&lt;[.$C$9];1;0)" office:value-type="float" office:value="0">
            <text:p>0</text:p>
          </table:table-cell>
          <table:table-cell/>
          <table:table-cell table:formula="of:=IF(AND([.M629];[.B629]);&quot;Not Jammed&quot;;IF([.M6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16.457">
            <text:p>1016.4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29]+([.A630]-[.D629])/COUNTA([.$A$60:.A630])" office:value-type="float" office:value="1019.59492119089">
            <text:p>1019.595</text:p>
          </table:table-cell>
          <table:table-cell table:formula="of:=[.E629]+(([.A630]-[.D629])*([.A630]-[.D629]))" office:value-type="float" office:value="131391186.060529">
            <text:p>131391186.061</text:p>
          </table:table-cell>
          <table:table-cell table:formula="of:=[.E630]/(COUNT([.$A$60:.A630])-1)" office:value-type="float" office:value="230510.85273777">
            <text:p>230510.853</text:p>
          </table:table-cell>
          <table:table-cell table:formula="of:=[.J629]" office:value-type="float" office:value="1041.3336763074">
            <text:p>1041.3336763074</text:p>
          </table:table-cell>
          <table:table-cell table:formula="of:=[.K629]+[.$C$7]" office:value-type="float" office:value="3788.31385807491">
            <text:p>3788.3138580749</text:p>
          </table:table-cell>
          <table:table-cell table:formula="of:=[.H630]/([.F630]+[.H630])" office:value-type="float" office:value="0.0161687039399913">
            <text:p>0.0161687039</text:p>
          </table:table-cell>
          <table:table-cell table:formula="of:=[.G630]+[.I630]*([.A630] -[.G630] )" office:value-type="float" office:value="1040.93145269317">
            <text:p>1040.9314526932</text:p>
          </table:table-cell>
          <table:table-cell table:formula="of:=(1-[.I630])*[.H630]" office:value-type="float" office:value="3727.06173287193">
            <text:p>3727.0617328719</text:p>
          </table:table-cell>
          <table:table-cell table:formula="of:=ABS([.G630]-[.A630])" office:value-type="float" office:value="24.8766763073969">
            <text:p>24.88</text:p>
          </table:table-cell>
          <table:table-cell table:formula="of:=IF([.L630]&lt;[.$C$9];1;0)" office:value-type="float" office:value="1">
            <text:p>1</text:p>
          </table:table-cell>
          <table:table-cell/>
          <table:table-cell table:formula="of:=IF(AND([.M630];[.B630]);&quot;Not Jammed&quot;;IF([.M6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0.854">
            <text:p>960.8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0]+([.A631]-[.D630])/COUNTA([.$A$60:.A631])" office:value-type="float" office:value="1019.49222727273">
            <text:p>1019.492</text:p>
          </table:table-cell>
          <table:table-cell table:formula="of:=[.E630]+(([.A631]-[.D630])*([.A631]-[.D630]))" office:value-type="float" office:value="131394636.556351">
            <text:p>131394636.556</text:p>
          </table:table-cell>
          <table:table-cell table:formula="of:=[.E631]/(COUNT([.$A$60:.A631])-1)" office:value-type="float" office:value="230113.198872769">
            <text:p>230113.199</text:p>
          </table:table-cell>
          <table:table-cell table:formula="of:=[.J630]" office:value-type="float" office:value="1040.93145269317">
            <text:p>1040.9314526932</text:p>
          </table:table-cell>
          <table:table-cell table:formula="of:=[.K630]+[.$C$7]" office:value-type="float" office:value="3787.06173287193">
            <text:p>3787.0617328719</text:p>
          </table:table-cell>
          <table:table-cell table:formula="of:=[.H631]/([.F631]+[.H631])" office:value-type="float" office:value="0.0161909256666326">
            <text:p>0.0161909257</text:p>
          </table:table-cell>
          <table:table-cell table:formula="of:=[.G631]+[.I631]*([.A631] -[.G631] )" office:value-type="float" office:value="1039.63492460904">
            <text:p>1039.6349246091</text:p>
          </table:table-cell>
          <table:table-cell table:formula="of:=(1-[.I631])*[.H631]" office:value-type="float" office:value="3725.74569786006">
            <text:p>3725.7456978601</text:p>
          </table:table-cell>
          <table:table-cell table:formula="of:=ABS([.G631]-[.A631])" office:value-type="float" office:value="80.0774526931716">
            <text:p>80.08</text:p>
          </table:table-cell>
          <table:table-cell table:formula="of:=IF([.L631]&lt;[.$C$9];1;0)" office:value-type="float" office:value="1">
            <text:p>1</text:p>
          </table:table-cell>
          <table:table-cell/>
          <table:table-cell table:formula="of:=IF(AND([.M631];[.B631]);&quot;Not Jammed&quot;;IF([.M6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93.148">
            <text:p>793.1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1]+([.A632]-[.D631])/COUNTA([.$A$60:.A632])" office:value-type="float" office:value="1019.09721116928">
            <text:p>1019.097</text:p>
          </table:table-cell>
          <table:table-cell table:formula="of:=[.E631]+(([.A632]-[.D631])*([.A632]-[.D631]))" office:value-type="float" office:value="131445868.265571">
            <text:p>131445868.266</text:p>
          </table:table-cell>
          <table:table-cell table:formula="of:=[.E632]/(COUNT([.$A$60:.A632])-1)" office:value-type="float" office:value="229800.468995753">
            <text:p>229800.469</text:p>
          </table:table-cell>
          <table:table-cell table:formula="of:=[.J631]" office:value-type="float" office:value="1039.63492460904">
            <text:p>1039.6349246091</text:p>
          </table:table-cell>
          <table:table-cell table:formula="of:=[.K631]+[.$C$7]" office:value-type="float" office:value="3785.74569786006">
            <text:p>3785.7456978601</text:p>
          </table:table-cell>
          <table:table-cell table:formula="of:=[.H632]/([.F632]+[.H632])" office:value-type="float" office:value="0.0162070595768063">
            <text:p>0.0162070596</text:p>
          </table:table-cell>
          <table:table-cell table:formula="of:=[.G632]+[.I632]*([.A632] -[.G632] )" office:value-type="float" office:value="1035.640096337">
            <text:p>1035.640096337</text:p>
          </table:table-cell>
          <table:table-cell table:formula="of:=(1-[.I632])*[.H632]" office:value-type="float" office:value="3724.3898917922">
            <text:p>3724.3898917922</text:p>
          </table:table-cell>
          <table:table-cell table:formula="of:=ABS([.G632]-[.A632])" office:value-type="float" office:value="246.486924609043">
            <text:p>246.49</text:p>
          </table:table-cell>
          <table:table-cell table:formula="of:=IF([.L632]&lt;[.$C$9];1;0)" office:value-type="float" office:value="0">
            <text:p>0</text:p>
          </table:table-cell>
          <table:table-cell/>
          <table:table-cell table:formula="of:=IF(AND([.M632];[.B632]);&quot;Not Jammed&quot;;IF([.M6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67.41">
            <text:p>1167.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2]+([.A633]-[.D632])/COUNTA([.$A$60:.A633])" office:value-type="float" office:value="1019.35559581882">
            <text:p>1019.356</text:p>
          </table:table-cell>
          <table:table-cell table:formula="of:=[.E632]+(([.A633]-[.D632])*([.A633]-[.D632]))" office:value-type="float" office:value="131467864.948902">
            <text:p>131467864.949</text:p>
          </table:table-cell>
          <table:table-cell table:formula="of:=[.E633]/(COUNT([.$A$60:.A633])-1)" office:value-type="float" office:value="229437.809683947">
            <text:p>229437.810</text:p>
          </table:table-cell>
          <table:table-cell table:formula="of:=[.J632]" office:value-type="float" office:value="1035.640096337">
            <text:p>1035.640096337</text:p>
          </table:table-cell>
          <table:table-cell table:formula="of:=[.K632]+[.$C$7]" office:value-type="float" office:value="3784.3898917922">
            <text:p>3784.3898917922</text:p>
          </table:table-cell>
          <table:table-cell table:formula="of:=[.H633]/([.F633]+[.H633])" office:value-type="float" office:value="0.0162265423217708">
            <text:p>0.0162265423</text:p>
          </table:table-cell>
          <table:table-cell table:formula="of:=[.G633]+[.I633]*([.A633] -[.G633] )" office:value-type="float" office:value="1037.77826625552">
            <text:p>1037.7782662555</text:p>
          </table:table-cell>
          <table:table-cell table:formula="of:=(1-[.I633])*[.H633]" office:value-type="float" office:value="3722.98232905095">
            <text:p>3722.982329051</text:p>
          </table:table-cell>
          <table:table-cell table:formula="of:=ABS([.G633]-[.A633])" office:value-type="float" office:value="131.769903662999">
            <text:p>131.77</text:p>
          </table:table-cell>
          <table:table-cell table:formula="of:=IF([.L633]&lt;[.$C$9];1;0)" office:value-type="float" office:value="1">
            <text:p>1</text:p>
          </table:table-cell>
          <table:table-cell/>
          <table:table-cell table:formula="of:=IF(AND([.M633];[.B633]);&quot;Not Jammed&quot;;IF([.M63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35.983">
            <text:p>1235.9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3]+([.A634]-[.D633])/COUNTA([.$A$60:.A634])" office:value-type="float" office:value="1019.73233913043">
            <text:p>1019.732</text:p>
          </table:table-cell>
          <table:table-cell table:formula="of:=[.E633]+(([.A634]-[.D633])*([.A634]-[.D633]))" office:value-type="float" office:value="131514792.381144">
            <text:p>131514792.381</text:p>
          </table:table-cell>
          <table:table-cell table:formula="of:=[.E634]/(COUNT([.$A$60:.A634])-1)" office:value-type="float" office:value="229119.847353909">
            <text:p>229119.847</text:p>
          </table:table-cell>
          <table:table-cell table:formula="of:=[.J633]" office:value-type="float" office:value="1037.77826625552">
            <text:p>1037.7782662555</text:p>
          </table:table-cell>
          <table:table-cell table:formula="of:=[.K633]+[.$C$7]" office:value-type="float" office:value="3782.98232905095">
            <text:p>3782.982329051</text:p>
          </table:table-cell>
          <table:table-cell table:formula="of:=[.H634]/([.F634]+[.H634])" office:value-type="float" office:value="0.0162427495372235">
            <text:p>0.0162427495</text:p>
          </table:table-cell>
          <table:table-cell table:formula="of:=[.G634]+[.I634]*([.A634] -[.G634] )" office:value-type="float" office:value="1040.99765610283">
            <text:p>1040.9976561028</text:p>
          </table:table-cell>
          <table:table-cell table:formula="of:=(1-[.I634])*[.H634]" office:value-type="float" office:value="3721.53629457644">
            <text:p>3721.5362945764</text:p>
          </table:table-cell>
          <table:table-cell table:formula="of:=ABS([.G634]-[.A634])" office:value-type="float" office:value="198.204733744476">
            <text:p>198.20</text:p>
          </table:table-cell>
          <table:table-cell table:formula="of:=IF([.L634]&lt;[.$C$9];1;0)" office:value-type="float" office:value="0">
            <text:p>0</text:p>
          </table:table-cell>
          <table:table-cell/>
          <table:table-cell table:formula="of:=IF(AND([.M634];[.B634]);&quot;Not Jammed&quot;;IF([.M6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24.416">
            <text:p>1224.41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634]+([.A635]-[.D634])/COUNTA([.$A$60:.A635])" office:value-type="float" office:value="1020.08769270833">
            <text:p>1020.088</text:p>
          </table:table-cell>
          <table:table-cell table:formula="of:=[.E634]+(([.A635]-[.D634])*([.A635]-[.D634]))" office:value-type="float" office:value="131556687.782171">
            <text:p>131556687.782</text:p>
          </table:table-cell>
          <table:table-cell table:formula="of:=[.E635]/(COUNT([.$A$60:.A635])-1)" office:value-type="float" office:value="228794.239621167">
            <text:p>228794.240</text:p>
          </table:table-cell>
          <table:table-cell table:formula="of:=[.J634]" office:value-type="float" office:value="1040.99765610283">
            <text:p>1040.9976561028</text:p>
          </table:table-cell>
          <table:table-cell table:formula="of:=[.K634]+[.$C$7]" office:value-type="float" office:value="3781.53629457644">
            <text:p>3781.5362945764</text:p>
          </table:table-cell>
          <table:table-cell table:formula="of:=[.H635]/([.F635]+[.H635])" office:value-type="float" office:value="0.0162593730137501">
            <text:p>0.016259373</text:p>
          </table:table-cell>
          <table:table-cell table:formula="of:=[.G635]+[.I635]*([.A635] -[.G635] )" office:value-type="float" office:value="1043.97992337382">
            <text:p>1043.9799233738</text:p>
          </table:table-cell>
          <table:table-cell table:formula="of:=(1-[.I635])*[.H635]" office:value-type="float" office:value="3720.05088539788">
            <text:p>3720.0508853979</text:p>
          </table:table-cell>
          <table:table-cell table:formula="of:=ABS([.G635]-[.A635])" office:value-type="float" office:value="183.418343897172">
            <text:p>183.42</text:p>
          </table:table-cell>
          <table:table-cell table:formula="of:=IF([.L635]&lt;[.$C$9];1;0)" office:value-type="float" office:value="0">
            <text:p>0</text:p>
          </table:table-cell>
          <table:table-cell/>
          <table:table-cell table:formula="of:=IF(AND([.M635];[.B635]);&quot;Not Jammed&quot;;IF([.M6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07.984">
            <text:p>1207.9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5]+([.A636]-[.D635])/COUNTA([.$A$60:.A636])" office:value-type="float" office:value="1020.41333622184">
            <text:p>1020.413</text:p>
          </table:table-cell>
          <table:table-cell table:formula="of:=[.E635]+(([.A636]-[.D635])*([.A636]-[.D635]))" office:value-type="float" office:value="131591992.804465">
            <text:p>131591992.804</text:p>
          </table:table-cell>
          <table:table-cell table:formula="of:=[.E636]/(COUNT([.$A$60:.A636])-1)" office:value-type="float" office:value="228458.320841085">
            <text:p>228458.321</text:p>
          </table:table-cell>
          <table:table-cell table:formula="of:=[.J635]" office:value-type="float" office:value="1043.97992337382">
            <text:p>1043.9799233738</text:p>
          </table:table-cell>
          <table:table-cell table:formula="of:=[.K635]+[.$C$7]" office:value-type="float" office:value="3780.05088539788">
            <text:p>3780.0508853979</text:p>
          </table:table-cell>
          <table:table-cell table:formula="of:=[.H636]/([.F636]+[.H636])" office:value-type="float" office:value="0.0162765991567053">
            <text:p>0.0162765992</text:p>
          </table:table-cell>
          <table:table-cell table:formula="of:=[.G636]+[.I636]*([.A636] -[.G636] )" office:value-type="float" office:value="1046.64935198913">
            <text:p>1046.6493519891</text:p>
          </table:table-cell>
          <table:table-cell table:formula="of:=(1-[.I636])*[.H636]" office:value-type="float" office:value="3718.52451234431">
            <text:p>3718.5245123443</text:p>
          </table:table-cell>
          <table:table-cell table:formula="of:=ABS([.G636]-[.A636])" office:value-type="float" office:value="164.004076626184">
            <text:p>164.00</text:p>
          </table:table-cell>
          <table:table-cell table:formula="of:=IF([.L636]&lt;[.$C$9];1;0)" office:value-type="float" office:value="0">
            <text:p>0</text:p>
          </table:table-cell>
          <table:table-cell/>
          <table:table-cell table:formula="of:=IF(AND([.M636];[.B636]);&quot;Not Jammed&quot;;IF([.M6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3.845">
            <text:p>1043.8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6]+([.A637]-[.D636])/COUNTA([.$A$60:.A637])" office:value-type="float" office:value="1020.45387543253">
            <text:p>1020.454</text:p>
          </table:table-cell>
          <table:table-cell table:formula="of:=[.E636]+(([.A637]-[.D636])*([.A637]-[.D636]))" office:value-type="float" office:value="131592541.847332">
            <text:p>131592541.847</text:p>
          </table:table-cell>
          <table:table-cell table:formula="of:=[.E637]/(COUNT([.$A$60:.A637])-1)" office:value-type="float" office:value="228063.330757941">
            <text:p>228063.331</text:p>
          </table:table-cell>
          <table:table-cell table:formula="of:=[.J636]" office:value-type="float" office:value="1046.64935198913">
            <text:p>1046.6493519891</text:p>
          </table:table-cell>
          <table:table-cell table:formula="of:=[.K636]+[.$C$7]" office:value-type="float" office:value="3778.52451234431">
            <text:p>3778.5245123443</text:p>
          </table:table-cell>
          <table:table-cell table:formula="of:=[.H637]/([.F637]+[.H637])" office:value-type="float" office:value="0.0162978531548552">
            <text:p>0.0162978532</text:p>
          </table:table-cell>
          <table:table-cell table:formula="of:=[.G637]+[.I637]*([.A637] -[.G637] )" office:value-type="float" office:value="1046.60364707221">
            <text:p>1046.6036470722</text:p>
          </table:table-cell>
          <table:table-cell table:formula="of:=(1-[.I637])*[.H637]" office:value-type="float" office:value="3716.9426747001">
            <text:p>3716.9426747001</text:p>
          </table:table-cell>
          <table:table-cell table:formula="of:=ABS([.G637]-[.A637])" office:value-type="float" office:value="2.80435198912596">
            <text:p>2.80</text:p>
          </table:table-cell>
          <table:table-cell table:formula="of:=IF([.L637]&lt;[.$C$9];1;0)" office:value-type="float" office:value="1">
            <text:p>1</text:p>
          </table:table-cell>
          <table:table-cell/>
          <table:table-cell table:formula="of:=IF(AND([.M637];[.B637]);&quot;Not Jammed&quot;;IF([.M6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5.69">
            <text:p>1045.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7]+([.A638]-[.D637])/COUNTA([.$A$60:.A638])" office:value-type="float" office:value="1020.4974611399">
            <text:p>1020.497</text:p>
          </table:table-cell>
          <table:table-cell table:formula="of:=[.E637]+(([.A638]-[.D637])*([.A638]-[.D637]))" office:value-type="float" office:value="131593178.709315">
            <text:p>131593178.709</text:p>
          </table:table-cell>
          <table:table-cell table:formula="of:=[.E638]/(COUNT([.$A$60:.A638])-1)" office:value-type="float" office:value="227669.859358677">
            <text:p>227669.859</text:p>
          </table:table-cell>
          <table:table-cell table:formula="of:=[.J637]" office:value-type="float" office:value="1046.60364707221">
            <text:p>1046.6036470722</text:p>
          </table:table-cell>
          <table:table-cell table:formula="of:=[.K637]+[.$C$7]" office:value-type="float" office:value="3776.9426747001">
            <text:p>3776.9426747001</text:p>
          </table:table-cell>
          <table:table-cell table:formula="of:=[.H638]/([.F638]+[.H638])" office:value-type="float" office:value="0.0163188371648161">
            <text:p>0.0163188372</text:p>
          </table:table-cell>
          <table:table-cell table:formula="of:=[.G638]+[.I638]*([.A638] -[.G638] )" office:value-type="float" office:value="1046.58873741442">
            <text:p>1046.5887374144</text:p>
          </table:table-cell>
          <table:table-cell table:formula="of:=(1-[.I638])*[.H638]" office:value-type="float" office:value="3715.30736221083">
            <text:p>3715.3073622108</text:p>
          </table:table-cell>
          <table:table-cell table:formula="of:=ABS([.G638]-[.A638])" office:value-type="float" office:value="0.913647072212598">
            <text:p>0.91</text:p>
          </table:table-cell>
          <table:table-cell table:formula="of:=IF([.L638]&lt;[.$C$9];1;0)" office:value-type="float" office:value="1">
            <text:p>1</text:p>
          </table:table-cell>
          <table:table-cell/>
          <table:table-cell table:formula="of:=IF(AND([.M638];[.B638]);&quot;Not Jammed&quot;;IF([.M6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8.172">
            <text:p>1038.1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8]+([.A639]-[.D638])/COUNTA([.$A$60:.A639])" office:value-type="float" office:value="1020.52793448276">
            <text:p>1020.528</text:p>
          </table:table-cell>
          <table:table-cell table:formula="of:=[.E638]+(([.A639]-[.D638])*([.A639]-[.D638]))" office:value-type="float" office:value="131593491.098639">
            <text:p>131593491.099</text:p>
          </table:table-cell>
          <table:table-cell table:formula="of:=[.E639]/(COUNT([.$A$60:.A639])-1)" office:value-type="float" office:value="227277.186698859">
            <text:p>227277.187</text:p>
          </table:table-cell>
          <table:table-cell table:formula="of:=[.J638]" office:value-type="float" office:value="1046.58873741442">
            <text:p>1046.5887374144</text:p>
          </table:table-cell>
          <table:table-cell table:formula="of:=[.K638]+[.$C$7]" office:value-type="float" office:value="3775.30736221083">
            <text:p>3775.3073622108</text:p>
          </table:table-cell>
          <table:table-cell table:formula="of:=[.H639]/([.F639]+[.H639])" office:value-type="float" office:value="0.0163396087869667">
            <text:p>0.0163396088</text:p>
          </table:table-cell>
          <table:table-cell table:formula="of:=[.G639]+[.I639]*([.A639] -[.G639] )" office:value-type="float" office:value="1046.4512112178">
            <text:p>1046.4512112178</text:p>
          </table:table-cell>
          <table:table-cell table:formula="of:=(1-[.I639])*[.H639]" office:value-type="float" office:value="3713.62031686175">
            <text:p>3713.6203168618</text:p>
          </table:table-cell>
          <table:table-cell table:formula="of:=ABS([.G639]-[.A639])" office:value-type="float" office:value="8.41673741441514">
            <text:p>8.42</text:p>
          </table:table-cell>
          <table:table-cell table:formula="of:=IF([.L639]&lt;[.$C$9];1;0)" office:value-type="float" office:value="1">
            <text:p>1</text:p>
          </table:table-cell>
          <table:table-cell/>
          <table:table-cell table:formula="of:=IF(AND([.M639];[.B639]);&quot;Not Jammed&quot;;IF([.M63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4.891">
            <text:p>1094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39]+([.A640]-[.D639])/COUNTA([.$A$60:.A640])" office:value-type="float" office:value="1020.65592598967">
            <text:p>1020.656</text:p>
          </table:table-cell>
          <table:table-cell table:formula="of:=[.E639]+(([.A640]-[.D639])*([.A640]-[.D639]))" office:value-type="float" office:value="131599020.964152">
            <text:p>131599020.964</text:p>
          </table:table-cell>
          <table:table-cell table:formula="of:=[.E640]/(COUNT([.$A$60:.A640])-1)" office:value-type="float" office:value="226894.863731297">
            <text:p>226894.864</text:p>
          </table:table-cell>
          <table:table-cell table:formula="of:=[.J639]" office:value-type="float" office:value="1046.4512112178">
            <text:p>1046.4512112178</text:p>
          </table:table-cell>
          <table:table-cell table:formula="of:=[.K639]+[.$C$7]" office:value-type="float" office:value="3773.62031686175">
            <text:p>3773.6203168618</text:p>
          </table:table-cell>
          <table:table-cell table:formula="of:=[.H640]/([.F640]+[.H640])" office:value-type="float" office:value="0.01635949675758">
            <text:p>0.0163594968</text:p>
          </table:table-cell>
          <table:table-cell table:formula="of:=[.G640]+[.I640]*([.A640] -[.G640] )" office:value-type="float" office:value="1047.24366178532">
            <text:p>1047.2436617853</text:p>
          </table:table-cell>
          <table:table-cell table:formula="of:=(1-[.I640])*[.H640]" office:value-type="float" office:value="3711.88578752371">
            <text:p>3711.8857875237</text:p>
          </table:table-cell>
          <table:table-cell table:formula="of:=ABS([.G640]-[.A640])" office:value-type="float" office:value="48.439788782199">
            <text:p>48.44</text:p>
          </table:table-cell>
          <table:table-cell table:formula="of:=IF([.L640]&lt;[.$C$9];1;0)" office:value-type="float" office:value="1">
            <text:p>1</text:p>
          </table:table-cell>
          <table:table-cell/>
          <table:table-cell table:formula="of:=IF(AND([.M640];[.B640]);&quot;Not Jammed&quot;;IF([.M64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03.708">
            <text:p>1303.7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0]+([.A641]-[.D640])/COUNTA([.$A$60:.A641])" office:value-type="float" office:value="1021.14226975945">
            <text:p>1021.142</text:p>
          </table:table-cell>
          <table:table-cell table:formula="of:=[.E640]+(([.A641]-[.D640])*([.A641]-[.D640]))" office:value-type="float" office:value="131679139.440754">
            <text:p>131679139.441</text:p>
          </table:table-cell>
          <table:table-cell table:formula="of:=[.E641]/(COUNT([.$A$60:.A641])-1)" office:value-type="float" office:value="226642.236558957">
            <text:p>226642.237</text:p>
          </table:table-cell>
          <table:table-cell table:formula="of:=[.J640]" office:value-type="float" office:value="1047.24366178532">
            <text:p>1047.2436617853</text:p>
          </table:table-cell>
          <table:table-cell table:formula="of:=[.K640]+[.$C$7]" office:value-type="float" office:value="3771.88578752371">
            <text:p>3771.8857875237</text:p>
          </table:table-cell>
          <table:table-cell table:formula="of:=[.H641]/([.F641]+[.H641])" office:value-type="float" office:value="0.016370028664527">
            <text:p>0.0163700287</text:p>
          </table:table-cell>
          <table:table-cell table:formula="of:=[.G641]+[.I641]*([.A641] -[.G641] )" office:value-type="float" office:value="1051.44199035332">
            <text:p>1051.4419903533</text:p>
          </table:table-cell>
          <table:table-cell table:formula="of:=(1-[.I641])*[.H641]" office:value-type="float" office:value="3710.13990906263">
            <text:p>3710.1399090626</text:p>
          </table:table-cell>
          <table:table-cell table:formula="of:=ABS([.G641]-[.A641])" office:value-type="float" office:value="256.464338214679">
            <text:p>256.46</text:p>
          </table:table-cell>
          <table:table-cell table:formula="of:=IF([.L641]&lt;[.$C$9];1;0)" office:value-type="float" office:value="0">
            <text:p>0</text:p>
          </table:table-cell>
          <table:table-cell/>
          <table:table-cell table:formula="of:=IF(AND([.M641];[.B641]);&quot;Not Jammed&quot;;IF([.M6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1.469">
            <text:p>1351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1]+([.A642]-[.D641])/COUNTA([.$A$60:.A642])" office:value-type="float" office:value="1021.70886792453">
            <text:p>1021.709</text:p>
          </table:table-cell>
          <table:table-cell table:formula="of:=[.E641]+(([.A642]-[.D641])*([.A642]-[.D641]))" office:value-type="float" office:value="131788255.189465">
            <text:p>131788255.189</text:p>
          </table:table-cell>
          <table:table-cell table:formula="of:=[.E642]/(COUNT([.$A$60:.A642])-1)" office:value-type="float" office:value="226440.301012827">
            <text:p>226440.301</text:p>
          </table:table-cell>
          <table:table-cell table:formula="of:=[.J641]" office:value-type="float" office:value="1051.44199035332">
            <text:p>1051.4419903533</text:p>
          </table:table-cell>
          <table:table-cell table:formula="of:=[.K641]+[.$C$7]" office:value-type="float" office:value="3770.13990906263">
            <text:p>3770.1399090626</text:p>
          </table:table-cell>
          <table:table-cell table:formula="of:=[.H642]/([.F642]+[.H642])" office:value-type="float" office:value="0.0163769284050059">
            <text:p>0.0163769284</text:p>
          </table:table-cell>
          <table:table-cell table:formula="of:=[.G642]+[.I642]*([.A642] -[.G642] )" office:value-type="float" office:value="1056.35551120988">
            <text:p>1056.3555112099</text:p>
          </table:table-cell>
          <table:table-cell table:formula="of:=(1-[.I642])*[.H642]" office:value-type="float" office:value="3708.39659769505">
            <text:p>3708.3965976951</text:p>
          </table:table-cell>
          <table:table-cell table:formula="of:=ABS([.G642]-[.A642])" office:value-type="float" office:value="300.027009646675">
            <text:p>300.03</text:p>
          </table:table-cell>
          <table:table-cell table:formula="of:=IF([.L642]&lt;[.$C$9];1;0)" office:value-type="float" office:value="0">
            <text:p>0</text:p>
          </table:table-cell>
          <table:table-cell/>
          <table:table-cell table:formula="of:=IF(AND([.M642];[.B642]);&quot;Not Jammed&quot;;IF([.M6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92.293">
            <text:p>1292.2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2]+([.A643]-[.D642])/COUNTA([.$A$60:.A643])" office:value-type="float" office:value="1022.17219691781">
            <text:p>1022.172</text:p>
          </table:table-cell>
          <table:table-cell table:formula="of:=[.E642]+(([.A643]-[.D642])*([.A643]-[.D642]))" office:value-type="float" office:value="131861470.961996">
            <text:p>131861470.962</text:p>
          </table:table-cell>
          <table:table-cell table:formula="of:=[.E643]/(COUNT([.$A$60:.A643])-1)" office:value-type="float" office:value="226177.480209256">
            <text:p>226177.480</text:p>
          </table:table-cell>
          <table:table-cell table:formula="of:=[.J642]" office:value-type="float" office:value="1056.35551120988">
            <text:p>1056.3555112099</text:p>
          </table:table-cell>
          <table:table-cell table:formula="of:=[.K642]+[.$C$7]" office:value-type="float" office:value="3768.39659769505">
            <text:p>3768.3965976951</text:p>
          </table:table-cell>
          <table:table-cell table:formula="of:=[.H643]/([.F643]+[.H643])" office:value-type="float" office:value="0.0163881894732071">
            <text:p>0.0163881895</text:p>
          </table:table-cell>
          <table:table-cell table:formula="of:=[.G643]+[.I643]*([.A643] -[.G643] )" office:value-type="float" office:value="1060.22209948">
            <text:p>1060.22209948</text:p>
          </table:table-cell>
          <table:table-cell table:formula="of:=(1-[.I643])*[.H643]" office:value-type="float" office:value="3706.63940024184">
            <text:p>3706.6394002418</text:p>
          </table:table-cell>
          <table:table-cell table:formula="of:=ABS([.G643]-[.A643])" office:value-type="float" office:value="235.937488790124">
            <text:p>235.94</text:p>
          </table:table-cell>
          <table:table-cell table:formula="of:=IF([.L643]&lt;[.$C$9];1;0)" office:value-type="float" office:value="0">
            <text:p>0</text:p>
          </table:table-cell>
          <table:table-cell/>
          <table:table-cell table:formula="of:=IF(AND([.M643];[.B643]);&quot;Not Jammed&quot;;IF([.M6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60.033">
            <text:p>1160.0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3]+([.A644]-[.D643])/COUNTA([.$A$60:.A644])" office:value-type="float" office:value="1022.40785641026">
            <text:p>1022.408</text:p>
          </table:table-cell>
          <table:table-cell table:formula="of:=[.E643]+(([.A644]-[.D643])*([.A644]-[.D643]))" office:value-type="float" office:value="131880476.563023">
            <text:p>131880476.563</text:p>
          </table:table-cell>
          <table:table-cell table:formula="of:=[.E644]/(COUNT([.$A$60:.A644])-1)" office:value-type="float" office:value="225822.733840792">
            <text:p>225822.734</text:p>
          </table:table-cell>
          <table:table-cell table:formula="of:=[.J643]" office:value-type="float" office:value="1060.22209948">
            <text:p>1060.22209948</text:p>
          </table:table-cell>
          <table:table-cell table:formula="of:=[.K643]+[.$C$7]" office:value-type="float" office:value="3766.63940024184">
            <text:p>3766.6394002418</text:p>
          </table:table-cell>
          <table:table-cell table:formula="of:=[.H644]/([.F644]+[.H644])" office:value-type="float" office:value="0.0164059831997861">
            <text:p>0.0164059832</text:p>
          </table:table-cell>
          <table:table-cell table:formula="of:=[.G644]+[.I644]*([.A644] -[.G644] )" office:value-type="float" office:value="1061.85959543709">
            <text:p>1061.8595954371</text:p>
          </table:table-cell>
          <table:table-cell table:formula="of:=(1-[.I644])*[.H644]" office:value-type="float" office:value="3704.84397752182">
            <text:p>3704.8439775218</text:p>
          </table:table-cell>
          <table:table-cell table:formula="of:=ABS([.G644]-[.A644])" office:value-type="float" office:value="99.8109005199983">
            <text:p>99.81</text:p>
          </table:table-cell>
          <table:table-cell table:formula="of:=IF([.L644]&lt;[.$C$9];1;0)" office:value-type="float" office:value="1">
            <text:p>1</text:p>
          </table:table-cell>
          <table:table-cell/>
          <table:table-cell table:formula="of:=IF(AND([.M644];[.B644]);&quot;Not Jammed&quot;;IF([.M64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43.435">
            <text:p>1143.4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4]+([.A645]-[.D644])/COUNTA([.$A$60:.A645])" office:value-type="float" office:value="1022.61438737201">
            <text:p>1022.614</text:p>
          </table:table-cell>
          <table:table-cell table:formula="of:=[.E644]+(([.A645]-[.D644])*([.A645]-[.D644]))" office:value-type="float" office:value="131895124.132508">
            <text:p>131895124.133</text:p>
          </table:table-cell>
          <table:table-cell table:formula="of:=[.E645]/(COUNT([.$A$60:.A645])-1)" office:value-type="float" office:value="225461.75065386">
            <text:p>225461.751</text:p>
          </table:table-cell>
          <table:table-cell table:formula="of:=[.J644]" office:value-type="float" office:value="1061.85959543709">
            <text:p>1061.8595954371</text:p>
          </table:table-cell>
          <table:table-cell table:formula="of:=[.K644]+[.$C$7]" office:value-type="float" office:value="3764.84397752182">
            <text:p>3764.8439775218</text:p>
          </table:table-cell>
          <table:table-cell table:formula="of:=[.H645]/([.F645]+[.H645])" office:value-type="float" office:value="0.0164241151144615">
            <text:p>0.0164241151</text:p>
          </table:table-cell>
          <table:table-cell table:formula="of:=[.G645]+[.I645]*([.A645] -[.G645] )" office:value-type="float" office:value="1063.19939927214">
            <text:p>1063.1993992721</text:p>
          </table:table-cell>
          <table:table-cell table:formula="of:=(1-[.I645])*[.H645]" office:value-type="float" office:value="3703.00974664701">
            <text:p>3703.009746647</text:p>
          </table:table-cell>
          <table:table-cell table:formula="of:=ABS([.G645]-[.A645])" office:value-type="float" office:value="81.5754045629117">
            <text:p>81.58</text:p>
          </table:table-cell>
          <table:table-cell table:formula="of:=IF([.L645]&lt;[.$C$9];1;0)" office:value-type="float" office:value="1">
            <text:p>1</text:p>
          </table:table-cell>
          <table:table-cell/>
          <table:table-cell table:formula="of:=IF(AND([.M645];[.B645]);&quot;Not Jammed&quot;;IF([.M6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2.144">
            <text:p>1062.1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5]+([.A646]-[.D645])/COUNTA([.$A$60:.A646])" office:value-type="float" office:value="1022.68172913118">
            <text:p>1022.682</text:p>
          </table:table-cell>
          <table:table-cell table:formula="of:=[.E645]+(([.A646]-[.D645])*([.A646]-[.D645]))" office:value-type="float" office:value="131896686.722783">
            <text:p>131896686.723</text:p>
          </table:table-cell>
          <table:table-cell table:formula="of:=[.E646]/(COUNT([.$A$60:.A646])-1)" office:value-type="float" office:value="225079.670175397">
            <text:p>225079.670</text:p>
          </table:table-cell>
          <table:table-cell table:formula="of:=[.J645]" office:value-type="float" office:value="1063.19939927214">
            <text:p>1063.1993992721</text:p>
          </table:table-cell>
          <table:table-cell table:formula="of:=[.K645]+[.$C$7]" office:value-type="float" office:value="3763.00974664701">
            <text:p>3763.009746647</text:p>
          </table:table-cell>
          <table:table-cell table:formula="of:=[.H646]/([.F646]+[.H646])" office:value-type="float" office:value="0.0164436535524269">
            <text:p>0.0164436536</text:p>
          </table:table-cell>
          <table:table-cell table:formula="of:=[.G646]+[.I646]*([.A646] -[.G646] )" office:value-type="float" office:value="1063.18204465215">
            <text:p>1063.1820446522</text:p>
          </table:table-cell>
          <table:table-cell table:formula="of:=(1-[.I646])*[.H646]" office:value-type="float" office:value="3701.13211805874">
            <text:p>3701.1321180588</text:p>
          </table:table-cell>
          <table:table-cell table:formula="of:=ABS([.G646]-[.A646])" office:value-type="float" office:value="1.0553992721384">
            <text:p>1.06</text:p>
          </table:table-cell>
          <table:table-cell table:formula="of:=IF([.L646]&lt;[.$C$9];1;0)" office:value-type="float" office:value="1">
            <text:p>1</text:p>
          </table:table-cell>
          <table:table-cell/>
          <table:table-cell table:formula="of:=IF(AND([.M646];[.B646]);&quot;Not Jammed&quot;;IF([.M64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15.62">
            <text:p>1115.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6]+([.A647]-[.D646])/COUNTA([.$A$60:.A647])" office:value-type="float" office:value="1022.83978741497">
            <text:p>1022.840</text:p>
          </table:table-cell>
          <table:table-cell table:formula="of:=[.E646]+(([.A647]-[.D646])*([.A647]-[.D646]))" office:value-type="float" office:value="131905324.244975">
            <text:p>131905324.245</text:p>
          </table:table-cell>
          <table:table-cell table:formula="of:=[.E647]/(COUNT([.$A$60:.A647])-1)" office:value-type="float" office:value="224710.944199276">
            <text:p>224710.944</text:p>
          </table:table-cell>
          <table:table-cell table:formula="of:=[.J646]" office:value-type="float" office:value="1063.18204465215">
            <text:p>1063.1820446522</text:p>
          </table:table-cell>
          <table:table-cell table:formula="of:=[.K646]+[.$C$7]" office:value-type="float" office:value="3761.13211805874">
            <text:p>3761.1321180588</text:p>
          </table:table-cell>
          <table:table-cell table:formula="of:=[.H647]/([.F647]+[.H647])" office:value-type="float" office:value="0.0164621085372146">
            <text:p>0.0164621085</text:p>
          </table:table-cell>
          <table:table-cell table:formula="of:=[.G647]+[.I647]*([.A647] -[.G647] )" office:value-type="float" office:value="1064.04528396455">
            <text:p>1064.0452839646</text:p>
          </table:table-cell>
          <table:table-cell table:formula="of:=(1-[.I647])*[.H647]" office:value-type="float" office:value="3699.21595290845">
            <text:p>3699.2159529085</text:p>
          </table:table-cell>
          <table:table-cell table:formula="of:=ABS([.G647]-[.A647])" office:value-type="float" office:value="52.437955347852">
            <text:p>52.44</text:p>
          </table:table-cell>
          <table:table-cell table:formula="of:=IF([.L647]&lt;[.$C$9];1;0)" office:value-type="float" office:value="1">
            <text:p>1</text:p>
          </table:table-cell>
          <table:table-cell/>
          <table:table-cell table:formula="of:=IF(AND([.M647];[.B647]);&quot;Not Jammed&quot;;IF([.M6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52.5">
            <text:p>1152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7]+([.A648]-[.D647])/COUNTA([.$A$60:.A648])" office:value-type="float" office:value="1023.05992359932">
            <text:p>1023.060</text:p>
          </table:table-cell>
          <table:table-cell table:formula="of:=[.E647]+(([.A648]-[.D647])*([.A648]-[.D647]))" office:value-type="float" office:value="131922136.015702">
            <text:p>131922136.016</text:p>
          </table:table-cell>
          <table:table-cell table:formula="of:=[.E648]/(COUNT([.$A$60:.A648])-1)" office:value-type="float" office:value="224357.374176365">
            <text:p>224357.374</text:p>
          </table:table-cell>
          <table:table-cell table:formula="of:=[.J647]" office:value-type="float" office:value="1064.04528396455">
            <text:p>1064.0452839646</text:p>
          </table:table-cell>
          <table:table-cell table:formula="of:=[.K647]+[.$C$7]" office:value-type="float" office:value="3759.21595290845">
            <text:p>3759.2159529085</text:p>
          </table:table-cell>
          <table:table-cell table:formula="of:=[.H648]/([.F648]+[.H648])" office:value-type="float" office:value="0.016479362376836">
            <text:p>0.0164793624</text:p>
          </table:table-cell>
          <table:table-cell table:formula="of:=[.G648]+[.I648]*([.A648] -[.G648] )" office:value-type="float" office:value="1065.50296128404">
            <text:p>1065.5029612841</text:p>
          </table:table-cell>
          <table:table-cell table:formula="of:=(1-[.I648])*[.H648]" office:value-type="float" office:value="3697.26647096769">
            <text:p>3697.2664709677</text:p>
          </table:table-cell>
          <table:table-cell table:formula="of:=ABS([.G648]-[.A648])" office:value-type="float" office:value="88.4547160354462">
            <text:p>88.45</text:p>
          </table:table-cell>
          <table:table-cell table:formula="of:=IF([.L648]&lt;[.$C$9];1;0)" office:value-type="float" office:value="1">
            <text:p>1</text:p>
          </table:table-cell>
          <table:table-cell/>
          <table:table-cell table:formula="of:=IF(AND([.M648];[.B648]);&quot;Not Jammed&quot;;IF([.M6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56.658">
            <text:p>1156.6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8]+([.A649]-[.D648])/COUNTA([.$A$60:.A649])" office:value-type="float" office:value="1023.28636101695">
            <text:p>1023.286</text:p>
          </table:table-cell>
          <table:table-cell table:formula="of:=[.E648]+(([.A649]-[.D648])*([.A649]-[.D648]))" office:value-type="float" office:value="131939984.46172">
            <text:p>131939984.462</text:p>
          </table:table-cell>
          <table:table-cell table:formula="of:=[.E649]/(COUNT([.$A$60:.A649])-1)" office:value-type="float" office:value="224006.764790697">
            <text:p>224006.765</text:p>
          </table:table-cell>
          <table:table-cell table:formula="of:=[.J648]" office:value-type="float" office:value="1065.50296128404">
            <text:p>1065.5029612841</text:p>
          </table:table-cell>
          <table:table-cell table:formula="of:=[.K648]+[.$C$7]" office:value-type="float" office:value="3757.26647096769">
            <text:p>3757.2664709677</text:p>
          </table:table-cell>
          <table:table-cell table:formula="of:=[.H649]/([.F649]+[.H649])" office:value-type="float" office:value="0.0164963117756341">
            <text:p>0.0164963118</text:p>
          </table:table-cell>
          <table:table-cell table:formula="of:=[.G649]+[.I649]*([.A649] -[.G649] )" office:value-type="float" office:value="1067.00668322262">
            <text:p>1067.0066832226</text:p>
          </table:table-cell>
          <table:table-cell table:formula="of:=(1-[.I649])*[.H649]" office:value-type="float" office:value="3695.28543183847">
            <text:p>3695.2854318385</text:p>
          </table:table-cell>
          <table:table-cell table:formula="of:=ABS([.G649]-[.A649])" office:value-type="float" office:value="91.1550387159577">
            <text:p>91.16</text:p>
          </table:table-cell>
          <table:table-cell table:formula="of:=IF([.L649]&lt;[.$C$9];1;0)" office:value-type="float" office:value="1">
            <text:p>1</text:p>
          </table:table-cell>
          <table:table-cell/>
          <table:table-cell table:formula="of:=IF(AND([.M649];[.B649]);&quot;Not Jammed&quot;;IF([.M6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7.25">
            <text:p>1047.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49]+([.A650]-[.D649])/COUNTA([.$A$60:.A650])" office:value-type="float" office:value="1023.32690862944">
            <text:p>1023.327</text:p>
          </table:table-cell>
          <table:table-cell table:formula="of:=[.E649]+(([.A650]-[.D649])*([.A650]-[.D649]))" office:value-type="float" office:value="131940558.717714">
            <text:p>131940558.718</text:p>
          </table:table-cell>
          <table:table-cell table:formula="of:=[.E650]/(COUNT([.$A$60:.A650])-1)" office:value-type="float" office:value="223628.065623244">
            <text:p>223628.066</text:p>
          </table:table-cell>
          <table:table-cell table:formula="of:=[.J649]" office:value-type="float" office:value="1067.00668322262">
            <text:p>1067.0066832226</text:p>
          </table:table-cell>
          <table:table-cell table:formula="of:=[.K649]+[.$C$7]" office:value-type="float" office:value="3755.28543183847">
            <text:p>3755.2854318385</text:p>
          </table:table-cell>
          <table:table-cell table:formula="of:=[.H650]/([.F650]+[.H650])" office:value-type="float" office:value="0.0165152172065965">
            <text:p>0.0165152172</text:p>
          </table:table-cell>
          <table:table-cell table:formula="of:=[.G650]+[.I650]*([.A650] -[.G650] )" office:value-type="float" office:value="1066.68039730792">
            <text:p>1066.6803973079</text:p>
          </table:table-cell>
          <table:table-cell table:formula="of:=(1-[.I650])*[.H650]" office:value-type="float" office:value="3693.26607725889">
            <text:p>3693.2660772589</text:p>
          </table:table-cell>
          <table:table-cell table:formula="of:=ABS([.G650]-[.A650])" office:value-type="float" office:value="19.7566832226205">
            <text:p>19.76</text:p>
          </table:table-cell>
          <table:table-cell table:formula="of:=IF([.L650]&lt;[.$C$9];1;0)" office:value-type="float" office:value="1">
            <text:p>1</text:p>
          </table:table-cell>
          <table:table-cell/>
          <table:table-cell table:formula="of:=IF(AND([.M650];[.B650]);&quot;Not Jammed&quot;;IF([.M6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06.85">
            <text:p>1106.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0]+([.A651]-[.D650])/COUNTA([.$A$60:.A651])" office:value-type="float" office:value="1023.46799493243">
            <text:p>1023.468</text:p>
          </table:table-cell>
          <table:table-cell table:formula="of:=[.E650]+(([.A651]-[.D650])*([.A651]-[.D650]))" office:value-type="float" office:value="131947534.824506">
            <text:p>131947534.825</text:p>
          </table:table-cell>
          <table:table-cell table:formula="of:=[.E651]/(COUNT([.$A$60:.A651])-1)" office:value-type="float" office:value="223261.480244511">
            <text:p>223261.480</text:p>
          </table:table-cell>
          <table:table-cell table:formula="of:=[.J650]" office:value-type="float" office:value="1066.68039730792">
            <text:p>1066.6803973079</text:p>
          </table:table-cell>
          <table:table-cell table:formula="of:=[.K650]+[.$C$7]" office:value-type="float" office:value="3753.26607725889">
            <text:p>3753.2660772589</text:p>
          </table:table-cell>
          <table:table-cell table:formula="of:=[.H651]/([.F651]+[.H651])" office:value-type="float" office:value="0.0165331377722002">
            <text:p>0.0165331378</text:p>
          </table:table-cell>
          <table:table-cell table:formula="of:=[.G651]+[.I651]*([.A651] -[.G651] )" office:value-type="float" office:value="1067.34452688348">
            <text:p>1067.3445268835</text:p>
          </table:table-cell>
          <table:table-cell table:formula="of:=(1-[.I651])*[.H651]" office:value-type="float" office:value="3691.21281210785">
            <text:p>3691.2128121079</text:p>
          </table:table-cell>
          <table:table-cell table:formula="of:=ABS([.G651]-[.A651])" office:value-type="float" office:value="40.1696026920829">
            <text:p>40.17</text:p>
          </table:table-cell>
          <table:table-cell table:formula="of:=IF([.L651]&lt;[.$C$9];1;0)" office:value-type="float" office:value="1">
            <text:p>1</text:p>
          </table:table-cell>
          <table:table-cell/>
          <table:table-cell table:formula="of:=IF(AND([.M651];[.B651]);&quot;Not Jammed&quot;;IF([.M65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52.656">
            <text:p>1152.6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1]+([.A652]-[.D651])/COUNTA([.$A$60:.A652])" office:value-type="float" office:value="1023.68584991568">
            <text:p>1023.686</text:p>
          </table:table-cell>
          <table:table-cell table:formula="of:=[.E651]+(([.A652]-[.D651])*([.A652]-[.D651]))" office:value-type="float" office:value="131964224.365159">
            <text:p>131964224.365</text:p>
          </table:table-cell>
          <table:table-cell table:formula="of:=[.E652]/(COUNT([.$A$60:.A652])-1)" office:value-type="float" office:value="222912.541157363">
            <text:p>222912.541</text:p>
          </table:table-cell>
          <table:table-cell table:formula="of:=[.J651]" office:value-type="float" office:value="1067.34452688348">
            <text:p>1067.3445268835</text:p>
          </table:table-cell>
          <table:table-cell table:formula="of:=[.K651]+[.$C$7]" office:value-type="float" office:value="3751.21281210785">
            <text:p>3751.2128121079</text:p>
          </table:table-cell>
          <table:table-cell table:formula="of:=[.H652]/([.F652]+[.H652])" office:value-type="float" office:value="0.0165496809543404">
            <text:p>0.016549681</text:p>
          </table:table-cell>
          <table:table-cell table:formula="of:=[.G652]+[.I652]*([.A652] -[.G652] )" office:value-type="float" office:value="1068.7564045453">
            <text:p>1068.7564045453</text:p>
          </table:table-cell>
          <table:table-cell table:formula="of:=(1-[.I652])*[.H652]" office:value-type="float" office:value="3689.13143687563">
            <text:p>3689.1314368756</text:p>
          </table:table-cell>
          <table:table-cell table:formula="of:=ABS([.G652]-[.A652])" office:value-type="float" office:value="85.3114731165201">
            <text:p>85.31</text:p>
          </table:table-cell>
          <table:table-cell table:formula="of:=IF([.L652]&lt;[.$C$9];1;0)" office:value-type="float" office:value="1">
            <text:p>1</text:p>
          </table:table-cell>
          <table:table-cell/>
          <table:table-cell table:formula="of:=IF(AND([.M652];[.B652]);&quot;Not Jammed&quot;;IF([.M65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44.056">
            <text:p>1544.0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2]+([.A653]-[.D652])/COUNTA([.$A$60:.A653])" office:value-type="float" office:value="1024.56189393939">
            <text:p>1024.562</text:p>
          </table:table-cell>
          <table:table-cell table:formula="of:=[.E652]+(([.A653]-[.D652])*([.A653]-[.D652]))" office:value-type="float" office:value="132235009.458258">
            <text:p>132235009.458</text:p>
          </table:table-cell>
          <table:table-cell table:formula="of:=[.E653]/(COUNT([.$A$60:.A653])-1)" office:value-type="float" office:value="222993.270587281">
            <text:p>222993.271</text:p>
          </table:table-cell>
          <table:table-cell table:formula="of:=[.J652]" office:value-type="float" office:value="1068.7564045453">
            <text:p>1068.7564045453</text:p>
          </table:table-cell>
          <table:table-cell table:formula="of:=[.K652]+[.$C$7]" office:value-type="float" office:value="3749.13143687563">
            <text:p>3749.1314368756</text:p>
          </table:table-cell>
          <table:table-cell table:formula="of:=[.H653]/([.F653]+[.H653])" office:value-type="float" office:value="0.0165347610478088">
            <text:p>0.016534761</text:p>
          </table:table-cell>
          <table:table-cell table:formula="of:=[.G653]+[.I653]*([.A653] -[.G653] )" office:value-type="float" office:value="1076.61536978227">
            <text:p>1076.6153697823</text:p>
          </table:table-cell>
          <table:table-cell table:formula="of:=(1-[.I653])*[.H653]" office:value-type="float" office:value="3687.14044443006">
            <text:p>3687.1404444301</text:p>
          </table:table-cell>
          <table:table-cell table:formula="of:=ABS([.G653]-[.A653])" office:value-type="float" office:value="475.299595454697">
            <text:p>475.30</text:p>
          </table:table-cell>
          <table:table-cell table:formula="of:=IF([.L653]&lt;[.$C$9];1;0)" office:value-type="float" office:value="0">
            <text:p>0</text:p>
          </table:table-cell>
          <table:table-cell/>
          <table:table-cell table:formula="of:=IF(AND([.M653];[.B653]);&quot;Not Jammed&quot;;IF([.M6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7.022">
            <text:p>1457.0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3]+([.A654]-[.D653])/COUNTA([.$A$60:.A654])" office:value-type="float" office:value="1025.28871764706">
            <text:p>1025.289</text:p>
          </table:table-cell>
          <table:table-cell table:formula="of:=[.E653]+(([.A654]-[.D653])*([.A654]-[.D653]))" office:value-type="float" office:value="132422031.201592">
            <text:p>132422031.202</text:p>
          </table:table-cell>
          <table:table-cell table:formula="of:=[.E654]/(COUNT([.$A$60:.A654])-1)" office:value-type="float" office:value="222932.712460592">
            <text:p>222932.712</text:p>
          </table:table-cell>
          <table:table-cell table:formula="of:=[.J653]" office:value-type="float" office:value="1076.61536978227">
            <text:p>1076.6153697823</text:p>
          </table:table-cell>
          <table:table-cell table:formula="of:=[.K653]+[.$C$7]" office:value-type="float" office:value="3747.14044443006">
            <text:p>3747.1404444301</text:p>
          </table:table-cell>
          <table:table-cell table:formula="of:=[.H654]/([.F654]+[.H654])" office:value-type="float" office:value="0.0165305403034653">
            <text:p>0.0165305403</text:p>
          </table:table-cell>
          <table:table-cell table:formula="of:=[.G654]+[.I654]*([.A654] -[.G654] )" office:value-type="float" office:value="1082.90369691479">
            <text:p>1082.9036969148</text:p>
          </table:table-cell>
          <table:table-cell table:formula="of:=(1-[.I654])*[.H654]" office:value-type="float" office:value="3685.19818829067">
            <text:p>3685.1981882907</text:p>
          </table:table-cell>
          <table:table-cell table:formula="of:=ABS([.G654]-[.A654])" office:value-type="float" office:value="380.406630217733">
            <text:p>380.41</text:p>
          </table:table-cell>
          <table:table-cell table:formula="of:=IF([.L654]&lt;[.$C$9];1;0)" office:value-type="float" office:value="0">
            <text:p>0</text:p>
          </table:table-cell>
          <table:table-cell/>
          <table:table-cell table:formula="of:=IF(AND([.M654];[.B654]);&quot;Not Jammed&quot;;IF([.M6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2.576">
            <text:p>1482.5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4]+([.A655]-[.D654])/COUNTA([.$A$60:.A655])" office:value-type="float" office:value="1026.05597818792">
            <text:p>1026.056</text:p>
          </table:table-cell>
          <table:table-cell table:formula="of:=[.E654]+(([.A655]-[.D654])*([.A655]-[.D654]))" office:value-type="float" office:value="132631142.860194">
            <text:p>132631142.860</text:p>
          </table:table-cell>
          <table:table-cell table:formula="of:=[.E655]/(COUNT([.$A$60:.A655])-1)" office:value-type="float" office:value="222909.483798645">
            <text:p>222909.484</text:p>
          </table:table-cell>
          <table:table-cell table:formula="of:=[.J654]" office:value-type="float" office:value="1082.90369691479">
            <text:p>1082.9036969148</text:p>
          </table:table-cell>
          <table:table-cell table:formula="of:=[.K654]+[.$C$7]" office:value-type="float" office:value="3745.19818829067">
            <text:p>3745.1981882907</text:p>
          </table:table-cell>
          <table:table-cell table:formula="of:=[.H655]/([.F655]+[.H655])" office:value-type="float" office:value="0.0165238068565755">
            <text:p>0.0165238069</text:p>
          </table:table-cell>
          <table:table-cell table:formula="of:=[.G655]+[.I655]*([.A655] -[.G655] )" office:value-type="float" office:value="1089.50780485689">
            <text:p>1089.5078048569</text:p>
          </table:table-cell>
          <table:table-cell table:formula="of:=(1-[.I655])*[.H655]" office:value-type="float" office:value="3683.31325678775">
            <text:p>3683.3132567878</text:p>
          </table:table-cell>
          <table:table-cell table:formula="of:=ABS([.G655]-[.A655])" office:value-type="float" office:value="399.672303085214">
            <text:p>399.67</text:p>
          </table:table-cell>
          <table:table-cell table:formula="of:=IF([.L655]&lt;[.$C$9];1;0)" office:value-type="float" office:value="0">
            <text:p>0</text:p>
          </table:table-cell>
          <table:table-cell/>
          <table:table-cell table:formula="of:=IF(AND([.M655];[.B655]);&quot;Not Jammed&quot;;IF([.M6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0.154">
            <text:p>1490.1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5]+([.A656]-[.D655])/COUNTA([.$A$60:.A656])" office:value-type="float" office:value="1026.83336180905">
            <text:p>1026.833</text:p>
          </table:table-cell>
          <table:table-cell table:formula="of:=[.E655]+(([.A656]-[.D655])*([.A656]-[.D655]))" office:value-type="float" office:value="132846529.834044">
            <text:p>132846529.834</text:p>
          </table:table-cell>
          <table:table-cell table:formula="of:=[.E656]/(COUNT([.$A$60:.A656])-1)" office:value-type="float" office:value="222896.862137657">
            <text:p>222896.862</text:p>
          </table:table-cell>
          <table:table-cell table:formula="of:=[.J655]" office:value-type="float" office:value="1089.50780485689">
            <text:p>1089.5078048569</text:p>
          </table:table-cell>
          <table:table-cell table:formula="of:=[.K655]+[.$C$7]" office:value-type="float" office:value="3743.31325678775">
            <text:p>3743.3132567878</text:p>
          </table:table-cell>
          <table:table-cell table:formula="of:=[.H656]/([.F656]+[.H656])" office:value-type="float" office:value="0.0165165476521225">
            <text:p>0.0165165477</text:p>
          </table:table-cell>
          <table:table-cell table:formula="of:=[.G656]+[.I656]*([.A656] -[.G656] )" office:value-type="float" office:value="1096.12509683061">
            <text:p>1096.1250968306</text:p>
          </table:table-cell>
          <table:table-cell table:formula="of:=(1-[.I656])*[.H656]" office:value-type="float" office:value="3681.4866450052">
            <text:p>3681.4866450052</text:p>
          </table:table-cell>
          <table:table-cell table:formula="of:=ABS([.G656]-[.A656])" office:value-type="float" office:value="400.646195143111">
            <text:p>400.65</text:p>
          </table:table-cell>
          <table:table-cell table:formula="of:=IF([.L656]&lt;[.$C$9];1;0)" office:value-type="float" office:value="0">
            <text:p>0</text:p>
          </table:table-cell>
          <table:table-cell/>
          <table:table-cell table:formula="of:=IF(AND([.M656];[.B656]);&quot;Not Jammed&quot;;IF([.M6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68.672">
            <text:p>1268.6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6]+([.A657]-[.D656])/COUNTA([.$A$60:.A657])" office:value-type="float" office:value="1027.23777424749">
            <text:p>1027.238</text:p>
          </table:table-cell>
          <table:table-cell table:formula="of:=[.E656]+(([.A657]-[.D656])*([.A657]-[.D656]))" office:value-type="float" office:value="132905015.760966">
            <text:p>132905015.761</text:p>
          </table:table-cell>
          <table:table-cell table:formula="of:=[.E657]/(COUNT([.$A$60:.A657])-1)" office:value-type="float" office:value="222621.466936291">
            <text:p>222621.467</text:p>
          </table:table-cell>
          <table:table-cell table:formula="of:=[.J656]" office:value-type="float" office:value="1096.12509683061">
            <text:p>1096.1250968306</text:p>
          </table:table-cell>
          <table:table-cell table:formula="of:=[.K656]+[.$C$7]" office:value-type="float" office:value="3741.4866450052">
            <text:p>3741.4866450052</text:p>
          </table:table-cell>
          <table:table-cell table:formula="of:=[.H657]/([.F657]+[.H657])" office:value-type="float" office:value="0.0165287057171282">
            <text:p>0.0165287057</text:p>
          </table:table-cell>
          <table:table-cell table:formula="of:=[.G657]+[.I657]*([.A657] -[.G657] )" office:value-type="float" office:value="1098.9770738155">
            <text:p>1098.9770738155</text:p>
          </table:table-cell>
          <table:table-cell table:formula="of:=(1-[.I657])*[.H657]" office:value-type="float" office:value="3679.64471330534">
            <text:p>3679.6447133054</text:p>
          </table:table-cell>
          <table:table-cell table:formula="of:=ABS([.G657]-[.A657])" office:value-type="float" office:value="172.546903169388">
            <text:p>172.55</text:p>
          </table:table-cell>
          <table:table-cell table:formula="of:=IF([.L657]&lt;[.$C$9];1;0)" office:value-type="float" office:value="0">
            <text:p>0</text:p>
          </table:table-cell>
          <table:table-cell/>
          <table:table-cell table:formula="of:=IF(AND([.M657];[.B657]);&quot;Not Jammed&quot;;IF([.M6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97.329">
            <text:p>1097.3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7]+([.A658]-[.D657])/COUNTA([.$A$60:.A658])" office:value-type="float" office:value="1027.35478797997">
            <text:p>1027.355</text:p>
          </table:table-cell>
          <table:table-cell table:formula="of:=[.E657]+(([.A658]-[.D657])*([.A658]-[.D657]))" office:value-type="float" office:value="132909928.540893">
            <text:p>132909928.541</text:p>
          </table:table-cell>
          <table:table-cell table:formula="of:=[.E658]/(COUNT([.$A$60:.A658])-1)" office:value-type="float" office:value="222257.405586778">
            <text:p>222257.406</text:p>
          </table:table-cell>
          <table:table-cell table:formula="of:=[.J657]" office:value-type="float" office:value="1098.9770738155">
            <text:p>1098.9770738155</text:p>
          </table:table-cell>
          <table:table-cell table:formula="of:=[.K657]+[.$C$7]" office:value-type="float" office:value="3739.64471330534">
            <text:p>3739.6447133054</text:p>
          </table:table-cell>
          <table:table-cell table:formula="of:=[.H658]/([.F658]+[.H658])" office:value-type="float" office:value="0.0165473164731122">
            <text:p>0.0165473165</text:p>
          </table:table-cell>
          <table:table-cell table:formula="of:=[.G658]+[.I658]*([.A658] -[.G658] )" office:value-type="float" office:value="1098.9498026165">
            <text:p>1098.9498026165</text:p>
          </table:table-cell>
          <table:table-cell table:formula="of:=(1-[.I658])*[.H658]" office:value-type="float" office:value="3677.76362873728">
            <text:p>3677.7636287373</text:p>
          </table:table-cell>
          <table:table-cell table:formula="of:=ABS([.G658]-[.A658])" office:value-type="float" office:value="1.64807381550031">
            <text:p>1.65</text:p>
          </table:table-cell>
          <table:table-cell table:formula="of:=IF([.L658]&lt;[.$C$9];1;0)" office:value-type="float" office:value="1">
            <text:p>1</text:p>
          </table:table-cell>
          <table:table-cell/>
          <table:table-cell table:formula="of:=IF(AND([.M658];[.B658]);&quot;Not Jammed&quot;;IF([.M65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07.656">
            <text:p>1207.6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8]+([.A659]-[.D658])/COUNTA([.$A$60:.A659])" office:value-type="float" office:value="1027.65529">
            <text:p>1027.655</text:p>
          </table:table-cell>
          <table:table-cell table:formula="of:=[.E658]+(([.A659]-[.D658])*([.A659]-[.D658]))" office:value-type="float" office:value="132942437.067949">
            <text:p>132942437.068</text:p>
          </table:table-cell>
          <table:table-cell table:formula="of:=[.E659]/(COUNT([.$A$60:.A659])-1)" office:value-type="float" office:value="221940.629495741">
            <text:p>221940.629</text:p>
          </table:table-cell>
          <table:table-cell table:formula="of:=[.J658]" office:value-type="float" office:value="1098.9498026165">
            <text:p>1098.9498026165</text:p>
          </table:table-cell>
          <table:table-cell table:formula="of:=[.K658]+[.$C$7]" office:value-type="float" office:value="3737.76362873728">
            <text:p>3737.7636287373</text:p>
          </table:table-cell>
          <table:table-cell table:formula="of:=[.H659]/([.F659]+[.H659])" office:value-type="float" office:value="0.0165623459870862">
            <text:p>0.016562346</text:p>
          </table:table-cell>
          <table:table-cell table:formula="of:=[.G659]+[.I659]*([.A659] -[.G659] )" office:value-type="float" office:value="1100.75023226851">
            <text:p>1100.7502322685</text:p>
          </table:table-cell>
          <table:table-cell table:formula="of:=(1-[.I659])*[.H659]" office:value-type="float" office:value="3675.85749430018">
            <text:p>3675.8574943002</text:p>
          </table:table-cell>
          <table:table-cell table:formula="of:=ABS([.G659]-[.A659])" office:value-type="float" office:value="108.706197383496">
            <text:p>108.71</text:p>
          </table:table-cell>
          <table:table-cell table:formula="of:=IF([.L659]&lt;[.$C$9];1;0)" office:value-type="float" office:value="1">
            <text:p>1</text:p>
          </table:table-cell>
          <table:table-cell/>
          <table:table-cell table:formula="of:=IF(AND([.M659];[.B659]);&quot;Not Jammed&quot;;IF([.M6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486.465">
            <text:p>1486.4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59]+([.A660]-[.D659])/COUNTA([.$A$60:.A660])" office:value-type="float" office:value="1028.41870049917">
            <text:p>1028.419</text:p>
          </table:table-cell>
          <table:table-cell table:formula="of:=[.E659]+(([.A660]-[.D659])*([.A660]-[.D659]))" office:value-type="float" office:value="133152943.417939">
            <text:p>133152943.418</text:p>
          </table:table-cell>
          <table:table-cell table:formula="of:=[.E660]/(COUNT([.$A$60:.A660])-1)" office:value-type="float" office:value="221921.572363232">
            <text:p>221921.572</text:p>
          </table:table-cell>
          <table:table-cell table:formula="of:=[.J659]" office:value-type="float" office:value="1100.75023226851">
            <text:p>1100.7502322685</text:p>
          </table:table-cell>
          <table:table-cell table:formula="of:=[.K659]+[.$C$7]" office:value-type="float" office:value="3735.85749430018">
            <text:p>3735.8574943002</text:p>
          </table:table-cell>
          <table:table-cell table:formula="of:=[.H660]/([.F660]+[.H660])" office:value-type="float" office:value="0.0165554375792492">
            <text:p>0.0165554376</text:p>
          </table:table-cell>
          <table:table-cell table:formula="of:=[.G660]+[.I660]*([.A660] -[.G660] )" office:value-type="float" office:value="1107.13590902908">
            <text:p>1107.1359090291</text:p>
          </table:table-cell>
          <table:table-cell table:formula="of:=(1-[.I660])*[.H660]" office:value-type="float" office:value="3674.00873874833">
            <text:p>3674.0087387483</text:p>
          </table:table-cell>
          <table:table-cell table:formula="of:=ABS([.G660]-[.A660])" office:value-type="float" office:value="385.71476773149">
            <text:p>385.71</text:p>
          </table:table-cell>
          <table:table-cell table:formula="of:=IF([.L660]&lt;[.$C$9];1;0)" office:value-type="float" office:value="0">
            <text:p>0</text:p>
          </table:table-cell>
          <table:table-cell/>
          <table:table-cell table:formula="of:=IF(AND([.M660];[.B660]);&quot;Not Jammed&quot;;IF([.M6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2.174">
            <text:p>1492.1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0]+([.A661]-[.D660])/COUNTA([.$A$60:.A661])" office:value-type="float" office:value="1029.18905813953">
            <text:p>1029.189</text:p>
          </table:table-cell>
          <table:table-cell table:formula="of:=[.E660]+(([.A661]-[.D660])*([.A661]-[.D660]))" office:value-type="float" office:value="133368012.395754">
            <text:p>133368012.396</text:p>
          </table:table-cell>
          <table:table-cell table:formula="of:=[.E661]/(COUNT([.$A$60:.A661])-1)" office:value-type="float" office:value="221910.170375631">
            <text:p>221910.170</text:p>
          </table:table-cell>
          <table:table-cell table:formula="of:=[.J660]" office:value-type="float" office:value="1107.13590902908">
            <text:p>1107.1359090291</text:p>
          </table:table-cell>
          <table:table-cell table:formula="of:=[.K660]+[.$C$7]" office:value-type="float" office:value="3734.00873874833">
            <text:p>3734.0087387483</text:p>
          </table:table-cell>
          <table:table-cell table:formula="of:=[.H661]/([.F661]+[.H661])" office:value-type="float" office:value="0.0165482165478576">
            <text:p>0.0165482165</text:p>
          </table:table-cell>
          <table:table-cell table:formula="of:=[.G661]+[.I661]*([.A661] -[.G661] )" office:value-type="float" office:value="1113.50760273764">
            <text:p>1113.5076027377</text:p>
          </table:table-cell>
          <table:table-cell table:formula="of:=(1-[.I661])*[.H661]" office:value-type="float" office:value="3672.21755354793">
            <text:p>3672.2175535479</text:p>
          </table:table-cell>
          <table:table-cell table:formula="of:=ABS([.G661]-[.A661])" office:value-type="float" office:value="385.038090970917">
            <text:p>385.04</text:p>
          </table:table-cell>
          <table:table-cell table:formula="of:=IF([.L661]&lt;[.$C$9];1;0)" office:value-type="float" office:value="0">
            <text:p>0</text:p>
          </table:table-cell>
          <table:table-cell/>
          <table:table-cell table:formula="of:=IF(AND([.M661];[.B661]);&quot;Not Jammed&quot;;IF([.M6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22.273">
            <text:p>1322.27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1]+([.A662]-[.D661])/COUNTA([.$A$60:.A662])" office:value-type="float" office:value="1029.67510116086">
            <text:p>1029.675</text:p>
          </table:table-cell>
          <table:table-cell table:formula="of:=[.E661]+(([.A662]-[.D661])*([.A662]-[.D661]))" office:value-type="float" office:value="133453910.592731">
            <text:p>133453910.593</text:p>
          </table:table-cell>
          <table:table-cell table:formula="of:=[.E662]/(COUNT([.$A$60:.A662])-1)" office:value-type="float" office:value="221684.236865001">
            <text:p>221684.237</text:p>
          </table:table-cell>
          <table:table-cell table:formula="of:=[.J661]" office:value-type="float" office:value="1113.50760273764">
            <text:p>1113.5076027377</text:p>
          </table:table-cell>
          <table:table-cell table:formula="of:=[.K661]+[.$C$7]" office:value-type="float" office:value="3732.21755354793">
            <text:p>3732.2175535479</text:p>
          </table:table-cell>
          <table:table-cell table:formula="of:=[.H662]/([.F662]+[.H662])" office:value-type="float" office:value="0.0165569881008687">
            <text:p>0.0165569881</text:p>
          </table:table-cell>
          <table:table-cell table:formula="of:=[.G662]+[.I662]*([.A662] -[.G662] )" office:value-type="float" office:value="1116.96412893599">
            <text:p>1116.964128936</text:p>
          </table:table-cell>
          <table:table-cell table:formula="of:=(1-[.I662])*[.H662]" office:value-type="float" office:value="3670.42327192398">
            <text:p>3670.423271924</text:p>
          </table:table-cell>
          <table:table-cell table:formula="of:=ABS([.G662]-[.A662])" office:value-type="float" office:value="208.765397262356">
            <text:p>208.77</text:p>
          </table:table-cell>
          <table:table-cell table:formula="of:=IF([.L662]&lt;[.$C$9];1;0)" office:value-type="float" office:value="0">
            <text:p>0</text:p>
          </table:table-cell>
          <table:table-cell/>
          <table:table-cell table:formula="of:=IF(AND([.M662];[.B662]);&quot;Not Jammed&quot;;IF([.M6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7.368">
            <text:p>1357.3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2]+([.A663]-[.D662])/COUNTA([.$A$60:.A663])" office:value-type="float" office:value="1030.21763907285">
            <text:p>1030.218</text:p>
          </table:table-cell>
          <table:table-cell table:formula="of:=[.E662]+(([.A663]-[.D662])*([.A663]-[.D662]))" office:value-type="float" office:value="133561293.22868">
            <text:p>133561293.229</text:p>
          </table:table-cell>
          <table:table-cell table:formula="of:=[.E663]/(COUNT([.$A$60:.A663])-1)" office:value-type="float" office:value="221494.681971278">
            <text:p>221494.682</text:p>
          </table:table-cell>
          <table:table-cell table:formula="of:=[.J662]" office:value-type="float" office:value="1116.96412893599">
            <text:p>1116.964128936</text:p>
          </table:table-cell>
          <table:table-cell table:formula="of:=[.K662]+[.$C$7]" office:value-type="float" office:value="3730.42327192398">
            <text:p>3730.423271924</text:p>
          </table:table-cell>
          <table:table-cell table:formula="of:=[.H663]/([.F663]+[.H663])" office:value-type="float" office:value="0.0165630881508339">
            <text:p>0.0165630882</text:p>
          </table:table-cell>
          <table:table-cell table:formula="of:=[.G663]+[.I663]*([.A663] -[.G663] )" office:value-type="float" office:value="1120.94595944422">
            <text:p>1120.9459594442</text:p>
          </table:table-cell>
          <table:table-cell table:formula="of:=(1-[.I663])*[.H663]" office:value-type="float" office:value="3668.63594243118">
            <text:p>3668.6359424312</text:p>
          </table:table-cell>
          <table:table-cell table:formula="of:=ABS([.G663]-[.A663])" office:value-type="float" office:value="240.40387106401">
            <text:p>240.40</text:p>
          </table:table-cell>
          <table:table-cell table:formula="of:=IF([.L663]&lt;[.$C$9];1;0)" office:value-type="float" office:value="0">
            <text:p>0</text:p>
          </table:table-cell>
          <table:table-cell/>
          <table:table-cell table:formula="of:=IF(AND([.M663];[.B663]);&quot;Not Jammed&quot;;IF([.M6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66.179">
            <text:p>1466.1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3]+([.A664]-[.D663])/COUNTA([.$A$60:.A664])" office:value-type="float" office:value="1030.93823636364">
            <text:p>1030.938</text:p>
          </table:table-cell>
          <table:table-cell table:formula="of:=[.E663]+(([.A664]-[.D663])*([.A664]-[.D663]))" office:value-type="float" office:value="133751355.536902">
            <text:p>133751355.537</text:p>
          </table:table-cell>
          <table:table-cell table:formula="of:=[.E664]/(COUNT([.$A$60:.A664])-1)" office:value-type="float" office:value="221442.641617387">
            <text:p>221442.642</text:p>
          </table:table-cell>
          <table:table-cell table:formula="of:=[.J663]" office:value-type="float" office:value="1120.94595944422">
            <text:p>1120.9459594442</text:p>
          </table:table-cell>
          <table:table-cell table:formula="of:=[.K663]+[.$C$7]" office:value-type="float" office:value="3728.63594243118">
            <text:p>3728.6359424312</text:p>
          </table:table-cell>
          <table:table-cell table:formula="of:=[.H664]/([.F664]+[.H664])" office:value-type="float" office:value="0.0165591099488284">
            <text:p>0.0165591099</text:p>
          </table:table-cell>
          <table:table-cell table:formula="of:=[.G664]+[.I664]*([.A664] -[.G664] )" office:value-type="float" office:value="1126.66271132076">
            <text:p>1126.6627113208</text:p>
          </table:table-cell>
          <table:table-cell table:formula="of:=(1-[.I664])*[.H664]" office:value-type="float" office:value="3666.89304990131">
            <text:p>3666.8930499013</text:p>
          </table:table-cell>
          <table:table-cell table:formula="of:=ABS([.G664]-[.A664])" office:value-type="float" office:value="345.233040555775">
            <text:p>345.23</text:p>
          </table:table-cell>
          <table:table-cell table:formula="of:=IF([.L664]&lt;[.$C$9];1;0)" office:value-type="float" office:value="0">
            <text:p>0</text:p>
          </table:table-cell>
          <table:table-cell/>
          <table:table-cell table:formula="of:=IF(AND([.M664];[.B664]);&quot;Not Jammed&quot;;IF([.M6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77">
            <text:p>1340.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4]+([.A665]-[.D664])/COUNTA([.$A$60:.A665])" office:value-type="float" office:value="1031.44950990099">
            <text:p>1031.450</text:p>
          </table:table-cell>
          <table:table-cell table:formula="of:=[.E664]+(([.A665]-[.D664])*([.A665]-[.D664]))" office:value-type="float" office:value="133847351.25866">
            <text:p>133847351.259</text:p>
          </table:table-cell>
          <table:table-cell table:formula="of:=[.E665]/(COUNT([.$A$60:.A665])-1)" office:value-type="float" office:value="221235.291336628">
            <text:p>221235.291</text:p>
          </table:table-cell>
          <table:table-cell table:formula="of:=[.J664]" office:value-type="float" office:value="1126.66271132076">
            <text:p>1126.6627113208</text:p>
          </table:table-cell>
          <table:table-cell table:formula="of:=[.K664]+[.$C$7]" office:value-type="float" office:value="3726.89304990131">
            <text:p>3726.8930499013</text:p>
          </table:table-cell>
          <table:table-cell table:formula="of:=[.H665]/([.F665]+[.H665])" office:value-type="float" office:value="0.0165667534748764">
            <text:p>0.0165667535</text:p>
          </table:table-cell>
          <table:table-cell table:formula="of:=[.G665]+[.I665]*([.A665] -[.G665] )" office:value-type="float" office:value="1130.20977398948">
            <text:p>1130.2097739895</text:p>
          </table:table-cell>
          <table:table-cell table:formula="of:=(1-[.I665])*[.H665]" office:value-type="float" office:value="3665.15053151636">
            <text:p>3665.1505315164</text:p>
          </table:table-cell>
          <table:table-cell table:formula="of:=ABS([.G665]-[.A665])" office:value-type="float" office:value="214.107288679244">
            <text:p>214.11</text:p>
          </table:table-cell>
          <table:table-cell table:formula="of:=IF([.L665]&lt;[.$C$9];1;0)" office:value-type="float" office:value="0">
            <text:p>0</text:p>
          </table:table-cell>
          <table:table-cell/>
          <table:table-cell table:formula="of:=IF(AND([.M665];[.B665]);&quot;Not Jammed&quot;;IF([.M6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62.23">
            <text:p>1462.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5]+([.A666]-[.D665])/COUNTA([.$A$60:.A666])" office:value-type="float" office:value="1032.15919769357">
            <text:p>1032.159</text:p>
          </table:table-cell>
          <table:table-cell table:formula="of:=[.E665]+(([.A666]-[.D665])*([.A666]-[.D665]))" office:value-type="float" office:value="134032923.08931">
            <text:p>134032923.089</text:p>
          </table:table-cell>
          <table:table-cell table:formula="of:=[.E666]/(COUNT([.$A$60:.A666])-1)" office:value-type="float" office:value="221176.440741435">
            <text:p>221176.441</text:p>
          </table:table-cell>
          <table:table-cell table:formula="of:=[.J665]" office:value-type="float" office:value="1130.20977398948">
            <text:p>1130.2097739895</text:p>
          </table:table-cell>
          <table:table-cell table:formula="of:=[.K665]+[.$C$7]" office:value-type="float" office:value="3725.15053151636">
            <text:p>3725.1505315164</text:p>
          </table:table-cell>
          <table:table-cell table:formula="of:=[.H666]/([.F666]+[.H666])" office:value-type="float" office:value="0.0165634689840648">
            <text:p>0.016563469</text:p>
          </table:table-cell>
          <table:table-cell table:formula="of:=[.G666]+[.I666]*([.A666] -[.G666] )" office:value-type="float" office:value="1135.70918070509">
            <text:p>1135.7091807051</text:p>
          </table:table-cell>
          <table:table-cell table:formula="of:=(1-[.I666])*[.H666]" office:value-type="float" office:value="3663.44911622662">
            <text:p>3663.4491162266</text:p>
          </table:table-cell>
          <table:table-cell table:formula="of:=ABS([.G666]-[.A666])" office:value-type="float" office:value="332.020226010521">
            <text:p>332.02</text:p>
          </table:table-cell>
          <table:table-cell table:formula="of:=IF([.L666]&lt;[.$C$9];1;0)" office:value-type="float" office:value="0">
            <text:p>0</text:p>
          </table:table-cell>
          <table:table-cell/>
          <table:table-cell table:formula="of:=IF(AND([.M666];[.B666]);&quot;Not Jammed&quot;;IF([.M6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95.336">
            <text:p>1095.3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6]+([.A667]-[.D666])/COUNTA([.$A$60:.A667])" office:value-type="float" office:value="1032.26310690789">
            <text:p>1032.263</text:p>
          </table:table-cell>
          <table:table-cell table:formula="of:=[.E666]+(([.A667]-[.D666])*([.A667]-[.D666]))" office:value-type="float" office:value="134036914.39766">
            <text:p>134036914.398</text:p>
          </table:table-cell>
          <table:table-cell table:formula="of:=[.E667]/(COUNT([.$A$60:.A667])-1)" office:value-type="float" office:value="220818.639864348">
            <text:p>220818.640</text:p>
          </table:table-cell>
          <table:table-cell table:formula="of:=[.J666]" office:value-type="float" office:value="1135.70918070509">
            <text:p>1135.7091807051</text:p>
          </table:table-cell>
          <table:table-cell table:formula="of:=[.K666]+[.$C$7]" office:value-type="float" office:value="3723.44911622662">
            <text:p>3723.4491162266</text:p>
          </table:table-cell>
          <table:table-cell table:formula="of:=[.H667]/([.F667]+[.H667])" office:value-type="float" office:value="0.0165824105989712">
            <text:p>0.0165824106</text:p>
          </table:table-cell>
          <table:table-cell table:formula="of:=[.G667]+[.I667]*([.A667] -[.G667] )" office:value-type="float" office:value="1135.03969604545">
            <text:p>1135.0396960455</text:p>
          </table:table-cell>
          <table:table-cell table:formula="of:=(1-[.I667])*[.H667]" office:value-type="float" office:value="3661.70535413697">
            <text:p>3661.705354137</text:p>
          </table:table-cell>
          <table:table-cell table:formula="of:=ABS([.G667]-[.A667])" office:value-type="float" office:value="40.3731807050865">
            <text:p>40.37</text:p>
          </table:table-cell>
          <table:table-cell table:formula="of:=IF([.L667]&lt;[.$C$9];1;0)" office:value-type="float" office:value="1">
            <text:p>1</text:p>
          </table:table-cell>
          <table:table-cell/>
          <table:table-cell table:formula="of:=IF(AND([.M667];[.B667]);&quot;Not Jammed&quot;;IF([.M66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02.861">
            <text:p>1102.86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7]+([.A668]-[.D667])/COUNTA([.$A$60:.A668])" office:value-type="float" office:value="1032.37903119869">
            <text:p>1032.379</text:p>
          </table:table-cell>
          <table:table-cell table:formula="of:=[.E667]+(([.A668]-[.D667])*([.A668]-[.D667]))" office:value-type="float" office:value="134041898.460169">
            <text:p>134041898.460</text:p>
          </table:table-cell>
          <table:table-cell table:formula="of:=[.E668]/(COUNT([.$A$60:.A668])-1)" office:value-type="float" office:value="220463.648783172">
            <text:p>220463.649</text:p>
          </table:table-cell>
          <table:table-cell table:formula="of:=[.J667]" office:value-type="float" office:value="1135.03969604545">
            <text:p>1135.0396960455</text:p>
          </table:table-cell>
          <table:table-cell table:formula="of:=[.K667]+[.$C$7]" office:value-type="float" office:value="3721.70535413697">
            <text:p>3721.705354137</text:p>
          </table:table-cell>
          <table:table-cell table:formula="of:=[.H668]/([.F668]+[.H668])" office:value-type="float" office:value="0.0166010191364129">
            <text:p>0.0166010191</text:p>
          </table:table-cell>
          <table:table-cell table:formula="of:=[.G668]+[.I668]*([.A668] -[.G668] )" office:value-type="float" office:value="1134.50549689661">
            <text:p>1134.5054968966</text:p>
          </table:table-cell>
          <table:table-cell table:formula="of:=(1-[.I668])*[.H668]" office:value-type="float" office:value="3659.92125233286">
            <text:p>3659.9212523329</text:p>
          </table:table-cell>
          <table:table-cell table:formula="of:=ABS([.G668]-[.A668])" office:value-type="float" office:value="32.1786960454483">
            <text:p>32.18</text:p>
          </table:table-cell>
          <table:table-cell table:formula="of:=IF([.L668]&lt;[.$C$9];1;0)" office:value-type="float" office:value="1">
            <text:p>1</text:p>
          </table:table-cell>
          <table:table-cell/>
          <table:table-cell table:formula="of:=IF(AND([.M668];[.B668]);&quot;Not Jammed&quot;;IF([.M6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08.394">
            <text:p>1108.3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8]+([.A669]-[.D668])/COUNTA([.$A$60:.A669])" office:value-type="float" office:value="1032.50364590164">
            <text:p>1032.504</text:p>
          </table:table-cell>
          <table:table-cell table:formula="of:=[.E668]+(([.A669]-[.D668])*([.A669]-[.D668]))" office:value-type="float" office:value="134047676.73565">
            <text:p>134047676.736</text:p>
          </table:table-cell>
          <table:table-cell table:formula="of:=[.E669]/(COUNT([.$A$60:.A669])-1)" office:value-type="float" office:value="220111.127644746">
            <text:p>220111.128</text:p>
          </table:table-cell>
          <table:table-cell table:formula="of:=[.J668]" office:value-type="float" office:value="1134.50549689661">
            <text:p>1134.5054968966</text:p>
          </table:table-cell>
          <table:table-cell table:formula="of:=[.K668]+[.$C$7]" office:value-type="float" office:value="3719.92125233286">
            <text:p>3719.9212523329</text:p>
          </table:table-cell>
          <table:table-cell table:formula="of:=[.H669]/([.F669]+[.H669])" office:value-type="float" office:value="0.0166193263654111">
            <text:p>0.0166193264</text:p>
          </table:table-cell>
          <table:table-cell table:formula="of:=[.G669]+[.I669]*([.A669] -[.G669] )" office:value-type="float" office:value="1134.0715414078">
            <text:p>1134.0715414078</text:p>
          </table:table-cell>
          <table:table-cell table:formula="of:=(1-[.I669])*[.H669]" office:value-type="float" office:value="3658.09866698671">
            <text:p>3658.0986669867</text:p>
          </table:table-cell>
          <table:table-cell table:formula="of:=ABS([.G669]-[.A669])" office:value-type="float" office:value="26.1114968966131">
            <text:p>26.11</text:p>
          </table:table-cell>
          <table:table-cell table:formula="of:=IF([.L669]&lt;[.$C$9];1;0)" office:value-type="float" office:value="1">
            <text:p>1</text:p>
          </table:table-cell>
          <table:table-cell/>
          <table:table-cell table:formula="of:=IF(AND([.M669];[.B669]);&quot;Not Jammed&quot;;IF([.M6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17.615">
            <text:p>1117.6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69]+([.A670]-[.D669])/COUNTA([.$A$60:.A670])" office:value-type="float" office:value="1032.64294435352">
            <text:p>1032.643</text:p>
          </table:table-cell>
          <table:table-cell table:formula="of:=[.E669]+(([.A670]-[.D669])*([.A670]-[.D669]))" office:value-type="float" office:value="134054920.678247">
            <text:p>134054920.678</text:p>
          </table:table-cell>
          <table:table-cell table:formula="of:=[.E670]/(COUNT([.$A$60:.A670])-1)" office:value-type="float" office:value="219762.165046306">
            <text:p>219762.165</text:p>
          </table:table-cell>
          <table:table-cell table:formula="of:=[.J669]" office:value-type="float" office:value="1134.0715414078">
            <text:p>1134.0715414078</text:p>
          </table:table-cell>
          <table:table-cell table:formula="of:=[.K669]+[.$C$7]" office:value-type="float" office:value="3718.09866698671">
            <text:p>3718.0986669867</text:p>
          </table:table-cell>
          <table:table-cell table:formula="of:=[.H670]/([.F670]+[.H670])" office:value-type="float" office:value="0.0166372573810667">
            <text:p>0.0166372574</text:p>
          </table:table-cell>
          <table:table-cell table:formula="of:=[.G670]+[.I670]*([.A670] -[.G670] )" office:value-type="float" office:value="1133.7977496928">
            <text:p>1133.7977496928</text:p>
          </table:table-cell>
          <table:table-cell table:formula="of:=(1-[.I670])*[.H670]" office:value-type="float" office:value="3656.23970249585">
            <text:p>3656.2397024959</text:p>
          </table:table-cell>
          <table:table-cell table:formula="of:=ABS([.G670]-[.A670])" office:value-type="float" office:value="16.4565414077988">
            <text:p>16.46</text:p>
          </table:table-cell>
          <table:table-cell table:formula="of:=IF([.L670]&lt;[.$C$9];1;0)" office:value-type="float" office:value="1">
            <text:p>1</text:p>
          </table:table-cell>
          <table:table-cell/>
          <table:table-cell table:formula="of:=IF(AND([.M670];[.B670]);&quot;Not Jammed&quot;;IF([.M6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7.392">
            <text:p>1047.3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0]+([.A671]-[.D670])/COUNTA([.$A$60:.A671])" office:value-type="float" office:value="1032.66704411765">
            <text:p>1032.667</text:p>
          </table:table-cell>
          <table:table-cell table:formula="of:=[.E670]+(([.A671]-[.D670])*([.A671]-[.D670]))" office:value-type="float" office:value="134055138.212889">
            <text:p>134055138.213</text:p>
          </table:table-cell>
          <table:table-cell table:formula="of:=[.E671]/(COUNT([.$A$60:.A671])-1)" office:value-type="float" office:value="219402.844865613">
            <text:p>219402.845</text:p>
          </table:table-cell>
          <table:table-cell table:formula="of:=[.J670]" office:value-type="float" office:value="1133.7977496928">
            <text:p>1133.7977496928</text:p>
          </table:table-cell>
          <table:table-cell table:formula="of:=[.K670]+[.$C$7]" office:value-type="float" office:value="3716.23970249585">
            <text:p>3716.2397024959</text:p>
          </table:table-cell>
          <table:table-cell table:formula="of:=[.H671]/([.F671]+[.H671])" office:value-type="float" office:value="0.0166558576093541">
            <text:p>0.0166558576</text:p>
          </table:table-cell>
          <table:table-cell table:formula="of:=[.G671]+[.I671]*([.A671] -[.G671] )" office:value-type="float" office:value="1132.35858782928">
            <text:p>1132.3585878293</text:p>
          </table:table-cell>
          <table:table-cell table:formula="of:=(1-[.I671])*[.H671]" office:value-type="float" office:value="3654.34254316885">
            <text:p>3654.3425431689</text:p>
          </table:table-cell>
          <table:table-cell table:formula="of:=ABS([.G671]-[.A671])" office:value-type="float" office:value="86.4057496927951">
            <text:p>86.41</text:p>
          </table:table-cell>
          <table:table-cell table:formula="of:=IF([.L671]&lt;[.$C$9];1;0)" office:value-type="float" office:value="1">
            <text:p>1</text:p>
          </table:table-cell>
          <table:table-cell/>
          <table:table-cell table:formula="of:=IF(AND([.M671];[.B671]);&quot;Not Jammed&quot;;IF([.M6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10.923">
            <text:p>1010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1]+([.A672]-[.D671])/COUNTA([.$A$60:.A672])" office:value-type="float" office:value="1032.6315725938">
            <text:p>1032.632</text:p>
          </table:table-cell>
          <table:table-cell table:formula="of:=[.E671]+(([.A672]-[.D671])*([.A672]-[.D671]))" office:value-type="float" office:value="134055611.016344">
            <text:p>134055611.016</text:p>
          </table:table-cell>
          <table:table-cell table:formula="of:=[.E672]/(COUNT([.$A$60:.A672])-1)" office:value-type="float" office:value="219045.116039778">
            <text:p>219045.116</text:p>
          </table:table-cell>
          <table:table-cell table:formula="of:=[.J671]" office:value-type="float" office:value="1132.35858782928">
            <text:p>1132.3585878293</text:p>
          </table:table-cell>
          <table:table-cell table:formula="of:=[.K671]+[.$C$7]" office:value-type="float" office:value="3714.34254316885">
            <text:p>3714.3425431689</text:p>
          </table:table-cell>
          <table:table-cell table:formula="of:=[.H672]/([.F672]+[.H672])" office:value-type="float" office:value="0.0166742304313232">
            <text:p>0.0166742304</text:p>
          </table:table-cell>
          <table:table-cell table:formula="of:=[.G672]+[.I672]*([.A672] -[.G672] )" office:value-type="float" office:value="1130.33374285525">
            <text:p>1130.3337428553</text:p>
          </table:table-cell>
          <table:table-cell table:formula="of:=(1-[.I672])*[.H672]" office:value-type="float" office:value="3652.40873970318">
            <text:p>3652.4087397032</text:p>
          </table:table-cell>
          <table:table-cell table:formula="of:=ABS([.G672]-[.A672])" office:value-type="float" office:value="121.435587829282">
            <text:p>121.44</text:p>
          </table:table-cell>
          <table:table-cell table:formula="of:=IF([.L672]&lt;[.$C$9];1;0)" office:value-type="float" office:value="1">
            <text:p>1</text:p>
          </table:table-cell>
          <table:table-cell/>
          <table:table-cell table:formula="of:=IF(AND([.M672];[.B672]);&quot;Not Jammed&quot;;IF([.M6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43.051">
            <text:p>843.05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2]+([.A673]-[.D672])/COUNTA([.$A$60:.A673])" office:value-type="float" office:value="1032.32280944625">
            <text:p>1032.323</text:p>
          </table:table-cell>
          <table:table-cell table:formula="of:=[.E672]+(([.A673]-[.D672])*([.A673]-[.D672]))" office:value-type="float" office:value="134091551.809849">
            <text:p>134091551.810</text:p>
          </table:table-cell>
          <table:table-cell table:formula="of:=[.E673]/(COUNT([.$A$60:.A673])-1)" office:value-type="float" office:value="218746.414045431">
            <text:p>218746.414</text:p>
          </table:table-cell>
          <table:table-cell table:formula="of:=[.J672]" office:value-type="float" office:value="1130.33374285525">
            <text:p>1130.3337428553</text:p>
          </table:table-cell>
          <table:table-cell table:formula="of:=[.K672]+[.$C$7]" office:value-type="float" office:value="3712.40873970318">
            <text:p>3712.4087397032</text:p>
          </table:table-cell>
          <table:table-cell table:formula="of:=[.H673]/([.F673]+[.H673])" office:value-type="float" office:value="0.0166880714966692">
            <text:p>0.0166880715</text:p>
          </table:table-cell>
          <table:table-cell table:formula="of:=[.G673]+[.I673]*([.A673] -[.G673] )" office:value-type="float" office:value="1125.53954790273">
            <text:p>1125.5395479027</text:p>
          </table:table-cell>
          <table:table-cell table:formula="of:=(1-[.I673])*[.H673]" office:value-type="float" office:value="3650.45579723016">
            <text:p>3650.4557972302</text:p>
          </table:table-cell>
          <table:table-cell table:formula="of:=ABS([.G673]-[.A673])" office:value-type="float" office:value="287.282742855254">
            <text:p>287.28</text:p>
          </table:table-cell>
          <table:table-cell table:formula="of:=IF([.L673]&lt;[.$C$9];1;0)" office:value-type="float" office:value="0">
            <text:p>0</text:p>
          </table:table-cell>
          <table:table-cell/>
          <table:table-cell table:formula="of:=IF(AND([.M673];[.B673]);&quot;Not Jammed&quot;;IF([.M6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5.169">
            <text:p>485.169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673]+([.A674]-[.D673])/COUNTA([.$A$60:.A674])" office:value-type="float" office:value="1031.43312845528">
            <text:p>1031.433</text:p>
          </table:table-cell>
          <table:table-cell table:formula="of:=[.E673]+(([.A674]-[.D673])*([.A674]-[.D673]))" office:value-type="float" office:value="134390929.10104">
            <text:p>134390929.101</text:p>
          </table:table-cell>
          <table:table-cell table:formula="of:=[.E674]/(COUNT([.$A$60:.A674])-1)" office:value-type="float" office:value="218877.734692248">
            <text:p>218877.735</text:p>
          </table:table-cell>
          <table:table-cell table:formula="of:=[.J673]" office:value-type="float" office:value="1125.53954790273">
            <text:p>1125.5395479027</text:p>
          </table:table-cell>
          <table:table-cell table:formula="of:=[.K673]+[.$C$7]" office:value-type="float" office:value="3710.45579723016">
            <text:p>3710.4557972302</text:p>
          </table:table-cell>
          <table:table-cell table:formula="of:=[.H674]/([.F674]+[.H674])" office:value-type="float" office:value="0.0166695986389518">
            <text:p>0.0166695986</text:p>
          </table:table-cell>
          <table:table-cell table:formula="of:=[.G674]+[.I674]*([.A674] -[.G674] )" office:value-type="float" office:value="1114.86482788898">
            <text:p>1114.864827889</text:p>
          </table:table-cell>
          <table:table-cell table:formula="of:=(1-[.I674])*[.H674]" office:value-type="float" office:value="3648.60398832276">
            <text:p>3648.6039883228</text:p>
          </table:table-cell>
          <table:table-cell table:formula="of:=ABS([.G674]-[.A674])" office:value-type="float" office:value="640.370547902726">
            <text:p>640.37</text:p>
          </table:table-cell>
          <table:table-cell table:formula="of:=IF([.L674]&lt;[.$C$9];1;0)" office:value-type="float" office:value="0">
            <text:p>0</text:p>
          </table:table-cell>
          <table:table-cell/>
          <table:table-cell table:formula="of:=IF(AND([.M674];[.B674]);&quot;Not Jammed&quot;;IF([.M6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7.79">
            <text:p>477.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4]+([.A675]-[.D674])/COUNTA([.$A$60:.A675])" office:value-type="float" office:value="1030.53435714286">
            <text:p>1030.534</text:p>
          </table:table-cell>
          <table:table-cell table:formula="of:=[.E674]+(([.A675]-[.D674])*([.A675]-[.D674]))" office:value-type="float" office:value="134697449.814726">
            <text:p>134697449.815</text:p>
          </table:table-cell>
          <table:table-cell table:formula="of:=[.E675]/(COUNT([.$A$60:.A675])-1)" office:value-type="float" office:value="219020.243601181">
            <text:p>219020.244</text:p>
          </table:table-cell>
          <table:table-cell table:formula="of:=[.J674]" office:value-type="float" office:value="1114.86482788898">
            <text:p>1114.864827889</text:p>
          </table:table-cell>
          <table:table-cell table:formula="of:=[.K674]+[.$C$7]" office:value-type="float" office:value="3708.60398832276">
            <text:p>3708.6039883228</text:p>
          </table:table-cell>
          <table:table-cell table:formula="of:=[.H675]/([.F675]+[.H675])" office:value-type="float" office:value="0.0166507573152708">
            <text:p>0.0166507573</text:p>
          </table:table-cell>
          <table:table-cell table:formula="of:=[.G675]+[.I675]*([.A675] -[.G675] )" office:value-type="float" office:value="1104.25704953813">
            <text:p>1104.2570495381</text:p>
          </table:table-cell>
          <table:table-cell table:formula="of:=(1-[.I675])*[.H675]" office:value-type="float" office:value="3646.85292333475">
            <text:p>3646.8529233348</text:p>
          </table:table-cell>
          <table:table-cell table:formula="of:=ABS([.G675]-[.A675])" office:value-type="float" office:value="637.074827888982">
            <text:p>637.07</text:p>
          </table:table-cell>
          <table:table-cell table:formula="of:=IF([.L675]&lt;[.$C$9];1;0)" office:value-type="float" office:value="0">
            <text:p>0</text:p>
          </table:table-cell>
          <table:table-cell/>
          <table:table-cell table:formula="of:=IF(AND([.M675];[.B675]);&quot;Not Jammed&quot;;IF([.M6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726">
            <text:p>488.7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5]+([.A676]-[.D675])/COUNTA([.$A$60:.A676])" office:value-type="float" office:value="1029.65622366289">
            <text:p>1029.656</text:p>
          </table:table-cell>
          <table:table-cell table:formula="of:=[.E675]+(([.A676]-[.D675])*([.A676]-[.D675]))" office:value-type="float" office:value="134991006.110596">
            <text:p>134991006.111</text:p>
          </table:table-cell>
          <table:table-cell table:formula="of:=[.E676]/(COUNT([.$A$60:.A676])-1)" office:value-type="float" office:value="219141.243686032">
            <text:p>219141.244</text:p>
          </table:table-cell>
          <table:table-cell table:formula="of:=[.J675]" office:value-type="float" office:value="1104.25704953813">
            <text:p>1104.2570495381</text:p>
          </table:table-cell>
          <table:table-cell table:formula="of:=[.K675]+[.$C$7]" office:value-type="float" office:value="3706.85292333475">
            <text:p>3706.8529233348</text:p>
          </table:table-cell>
          <table:table-cell table:formula="of:=[.H676]/([.F676]+[.H676])" office:value-type="float" office:value="0.0166339896087716">
            <text:p>0.0166339896</text:p>
          </table:table-cell>
          <table:table-cell table:formula="of:=[.G676]+[.I676]*([.A676] -[.G676] )" office:value-type="float" office:value="1094.01831245624">
            <text:p>1094.0183124563</text:p>
          </table:table-cell>
          <table:table-cell table:formula="of:=(1-[.I676])*[.H676]" office:value-type="float" office:value="3645.19317032676">
            <text:p>3645.1931703268</text:p>
          </table:table-cell>
          <table:table-cell table:formula="of:=ABS([.G676]-[.A676])" office:value-type="float" office:value="615.531049538135">
            <text:p>615.53</text:p>
          </table:table-cell>
          <table:table-cell table:formula="of:=IF([.L676]&lt;[.$C$9];1;0)" office:value-type="float" office:value="0">
            <text:p>0</text:p>
          </table:table-cell>
          <table:table-cell/>
          <table:table-cell table:formula="of:=IF(AND([.M676];[.B676]);&quot;Not Jammed&quot;;IF([.M67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726">
            <text:p>488.7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6]+([.A677]-[.D676])/COUNTA([.$A$60:.A677])" office:value-type="float" office:value="1028.78093203884">
            <text:p>1028.781</text:p>
          </table:table-cell>
          <table:table-cell table:formula="of:=[.E676]+(([.A677]-[.D676])*([.A677]-[.D676]))" office:value-type="float" office:value="135283611.617468">
            <text:p>135283611.617</text:p>
          </table:table-cell>
          <table:table-cell table:formula="of:=[.E677]/(COUNT([.$A$60:.A677])-1)" office:value-type="float" office:value="219260.310563157">
            <text:p>219260.311</text:p>
          </table:table-cell>
          <table:table-cell table:formula="of:=[.J676]" office:value-type="float" office:value="1094.01831245624">
            <text:p>1094.0183124563</text:p>
          </table:table-cell>
          <table:table-cell table:formula="of:=[.K676]+[.$C$7]" office:value-type="float" office:value="3705.19317032676">
            <text:p>3705.1931703268</text:p>
          </table:table-cell>
          <table:table-cell table:formula="of:=[.H677]/([.F677]+[.H677])" office:value-type="float" office:value="0.0166177866453981">
            <text:p>0.0166177866</text:p>
          </table:table-cell>
          <table:table-cell table:formula="of:=[.G677]+[.I677]*([.A677] -[.G677] )" office:value-type="float" office:value="1083.95969394974">
            <text:p>1083.9596939498</text:p>
          </table:table-cell>
          <table:table-cell table:formula="of:=(1-[.I677])*[.H677]" office:value-type="float" office:value="3643.62106074228">
            <text:p>3643.6210607423</text:p>
          </table:table-cell>
          <table:table-cell table:formula="of:=ABS([.G677]-[.A677])" office:value-type="float" office:value="605.292312456241">
            <text:p>605.29</text:p>
          </table:table-cell>
          <table:table-cell table:formula="of:=IF([.L677]&lt;[.$C$9];1;0)" office:value-type="float" office:value="0">
            <text:p>0</text:p>
          </table:table-cell>
          <table:table-cell/>
          <table:table-cell table:formula="of:=IF(AND([.M677];[.B677]);&quot;Not Jammed&quot;;IF([.M6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7.855">
            <text:p>477.8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7]+([.A678]-[.D677])/COUNTA([.$A$60:.A678])" office:value-type="float" office:value="1027.89090630048">
            <text:p>1027.891</text:p>
          </table:table-cell>
          <table:table-cell table:formula="of:=[.E677]+(([.A678]-[.D677])*([.A678]-[.D677]))" office:value-type="float" office:value="135587131.000061">
            <text:p>135587131.000</text:p>
          </table:table-cell>
          <table:table-cell table:formula="of:=[.E678]/(COUNT([.$A$60:.A678])-1)" office:value-type="float" office:value="219396.652103658">
            <text:p>219396.652</text:p>
          </table:table-cell>
          <table:table-cell table:formula="of:=[.J677]" office:value-type="float" office:value="1083.95969394974">
            <text:p>1083.9596939498</text:p>
          </table:table-cell>
          <table:table-cell table:formula="of:=[.K677]+[.$C$7]" office:value-type="float" office:value="3703.62106074228">
            <text:p>3703.6210607423</text:p>
          </table:table-cell>
          <table:table-cell table:formula="of:=[.H678]/([.F678]+[.H678])" office:value-type="float" office:value="0.0166007015957937">
            <text:p>0.0166007016</text:p>
          </table:table-cell>
          <table:table-cell table:formula="of:=[.G678]+[.I678]*([.A678] -[.G678] )" office:value-type="float" office:value="1073.89793078967">
            <text:p>1073.8979307897</text:p>
          </table:table-cell>
          <table:table-cell table:formula="of:=(1-[.I678])*[.H678]" office:value-type="float" office:value="3642.138352689">
            <text:p>3642.138352689</text:p>
          </table:table-cell>
          <table:table-cell table:formula="of:=ABS([.G678]-[.A678])" office:value-type="float" office:value="606.104693949744">
            <text:p>606.10</text:p>
          </table:table-cell>
          <table:table-cell table:formula="of:=IF([.L678]&lt;[.$C$9];1;0)" office:value-type="float" office:value="0">
            <text:p>0</text:p>
          </table:table-cell>
          <table:table-cell/>
          <table:table-cell table:formula="of:=IF(AND([.M678];[.B678]);&quot;Not Jammed&quot;;IF([.M67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5.816">
            <text:p>475.8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8]+([.A679]-[.D678])/COUNTA([.$A$60:.A679])" office:value-type="float" office:value="1027.00046290323">
            <text:p>1027.000</text:p>
          </table:table-cell>
          <table:table-cell table:formula="of:=[.E678]+(([.A679]-[.D678])*([.A679]-[.D678]))" office:value-type="float" office:value="135891917.702228">
            <text:p>135891917.702</text:p>
          </table:table-cell>
          <table:table-cell table:formula="of:=[.E679]/(COUNT([.$A$60:.A679])-1)" office:value-type="float" office:value="219534.600488251">
            <text:p>219534.600</text:p>
          </table:table-cell>
          <table:table-cell table:formula="of:=[.J678]" office:value-type="float" office:value="1073.89793078967">
            <text:p>1073.8979307897</text:p>
          </table:table-cell>
          <table:table-cell table:formula="of:=[.K678]+[.$C$7]" office:value-type="float" office:value="3702.138352689">
            <text:p>3702.138352689</text:p>
          </table:table-cell>
          <table:table-cell table:formula="of:=[.H679]/([.F679]+[.H679])" office:value-type="float" office:value="0.0165839116442515">
            <text:p>0.0165839116</text:p>
          </table:table-cell>
          <table:table-cell table:formula="of:=[.G679]+[.I679]*([.A679] -[.G679] )" office:value-type="float" office:value="1063.97939289344">
            <text:p>1063.9793928934</text:p>
          </table:table-cell>
          <table:table-cell table:formula="of:=(1-[.I679])*[.H679]" office:value-type="float" office:value="3640.74241735321">
            <text:p>3640.7424173532</text:p>
          </table:table-cell>
          <table:table-cell table:formula="of:=ABS([.G679]-[.A679])" office:value-type="float" office:value="598.081930789674">
            <text:p>598.08</text:p>
          </table:table-cell>
          <table:table-cell table:formula="of:=IF([.L679]&lt;[.$C$9];1;0)" office:value-type="float" office:value="0">
            <text:p>0</text:p>
          </table:table-cell>
          <table:table-cell/>
          <table:table-cell table:formula="of:=IF(AND([.M679];[.B679]);&quot;Not Jammed&quot;;IF([.M67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2.548">
            <text:p>492.5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79]+([.A680]-[.D679])/COUNTA([.$A$60:.A680])" office:value-type="float" office:value="1026.13983091787">
            <text:p>1026.140</text:p>
          </table:table-cell>
          <table:table-cell table:formula="of:=[.E679]+(([.A680]-[.D679])*([.A680]-[.D679]))" office:value-type="float" office:value="136177557.137331">
            <text:p>136177557.137</text:p>
          </table:table-cell>
          <table:table-cell table:formula="of:=[.E680]/(COUNT([.$A$60:.A680])-1)" office:value-type="float" office:value="219641.221189243">
            <text:p>219641.221</text:p>
          </table:table-cell>
          <table:table-cell table:formula="of:=[.J679]" office:value-type="float" office:value="1063.97939289344">
            <text:p>1063.9793928934</text:p>
          </table:table-cell>
          <table:table-cell table:formula="of:=[.K679]+[.$C$7]" office:value-type="float" office:value="3700.74241735321">
            <text:p>3700.7424173532</text:p>
          </table:table-cell>
          <table:table-cell table:formula="of:=[.H680]/([.F680]+[.H680])" office:value-type="float" office:value="0.0165698481270266">
            <text:p>0.0165698481</text:p>
          </table:table-cell>
          <table:table-cell table:formula="of:=[.G680]+[.I680]*([.A680] -[.G680] )" office:value-type="float" office:value="1054.51086149818">
            <text:p>1054.5108614982</text:p>
          </table:table-cell>
          <table:table-cell table:formula="of:=(1-[.I680])*[.H680]" office:value-type="float" office:value="3639.42167754042">
            <text:p>3639.4216775404</text:p>
          </table:table-cell>
          <table:table-cell table:formula="of:=ABS([.G680]-[.A680])" office:value-type="float" office:value="571.431392893435">
            <text:p>571.43</text:p>
          </table:table-cell>
          <table:table-cell table:formula="of:=IF([.L680]&lt;[.$C$9];1;0)" office:value-type="float" office:value="0">
            <text:p>0</text:p>
          </table:table-cell>
          <table:table-cell/>
          <table:table-cell table:formula="of:=IF(AND([.M680];[.B680]);&quot;Not Jammed&quot;;IF([.M68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0.704">
            <text:p>490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0]+([.A681]-[.D680])/COUNTA([.$A$60:.A681])" office:value-type="float" office:value="1025.27900160772">
            <text:p>1025.279</text:p>
          </table:table-cell>
          <table:table-cell table:formula="of:=[.E680]+(([.A681]-[.D680])*([.A681]-[.D680]))" office:value-type="float" office:value="136464248.666362">
            <text:p>136464248.666</text:p>
          </table:table-cell>
          <table:table-cell table:formula="of:=[.E681]/(COUNT([.$A$60:.A681])-1)" office:value-type="float" office:value="219749.192699455">
            <text:p>219749.193</text:p>
          </table:table-cell>
          <table:table-cell table:formula="of:=[.J680]" office:value-type="float" office:value="1054.51086149818">
            <text:p>1054.5108614982</text:p>
          </table:table-cell>
          <table:table-cell table:formula="of:=[.K680]+[.$C$7]" office:value-type="float" office:value="3699.42167754042">
            <text:p>3699.4216775404</text:p>
          </table:table-cell>
          <table:table-cell table:formula="of:=[.H681]/([.F681]+[.H681])" office:value-type="float" office:value="0.0165560287221064">
            <text:p>0.0165560287</text:p>
          </table:table-cell>
          <table:table-cell table:formula="of:=[.G681]+[.I681]*([.A681] -[.G681] )" office:value-type="float" office:value="1045.17645890549">
            <text:p>1045.1764589055</text:p>
          </table:table-cell>
          <table:table-cell table:formula="of:=(1-[.I681])*[.H681]" office:value-type="float" office:value="3638.17394599188">
            <text:p>3638.1739459919</text:p>
          </table:table-cell>
          <table:table-cell table:formula="of:=ABS([.G681]-[.A681])" office:value-type="float" office:value="563.806861498175">
            <text:p>563.81</text:p>
          </table:table-cell>
          <table:table-cell table:formula="of:=IF([.L681]&lt;[.$C$9];1;0)" office:value-type="float" office:value="0">
            <text:p>0</text:p>
          </table:table-cell>
          <table:table-cell/>
          <table:table-cell table:formula="of:=IF(AND([.M681];[.B681]);&quot;Not Jammed&quot;;IF([.M6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5.946">
            <text:p>475.9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1]+([.A682]-[.D681])/COUNTA([.$A$60:.A682])" office:value-type="float" office:value="1024.39724719101">
            <text:p>1024.397</text:p>
          </table:table-cell>
          <table:table-cell table:formula="of:=[.E681]+(([.A682]-[.D681])*([.A682]-[.D681]))" office:value-type="float" office:value="136766015.413017">
            <text:p>136766015.413</text:p>
          </table:table-cell>
          <table:table-cell table:formula="of:=[.E682]/(COUNT([.$A$60:.A682])-1)" office:value-type="float" office:value="219881.053718677">
            <text:p>219881.054</text:p>
          </table:table-cell>
          <table:table-cell table:formula="of:=[.J681]" office:value-type="float" office:value="1045.17645890549">
            <text:p>1045.1764589055</text:p>
          </table:table-cell>
          <table:table-cell table:formula="of:=[.K681]+[.$C$7]" office:value-type="float" office:value="3698.17394599188">
            <text:p>3698.1739459919</text:p>
          </table:table-cell>
          <table:table-cell table:formula="of:=[.H682]/([.F682]+[.H682])" office:value-type="float" office:value="0.0165407761025927">
            <text:p>0.0165407761</text:p>
          </table:table-cell>
          <table:table-cell table:formula="of:=[.G682]+[.I682]*([.A682] -[.G682] )" office:value-type="float" office:value="1035.76094533396">
            <text:p>1035.760945334</text:p>
          </table:table-cell>
          <table:table-cell table:formula="of:=(1-[.I682])*[.H682]" office:value-type="float" office:value="3637.00327876279">
            <text:p>3637.0032787628</text:p>
          </table:table-cell>
          <table:table-cell table:formula="of:=ABS([.G682]-[.A682])" office:value-type="float" office:value="569.230458905491">
            <text:p>569.23</text:p>
          </table:table-cell>
          <table:table-cell table:formula="of:=IF([.L682]&lt;[.$C$9];1;0)" office:value-type="float" office:value="0">
            <text:p>0</text:p>
          </table:table-cell>
          <table:table-cell/>
          <table:table-cell table:formula="of:=IF(AND([.M682];[.B682]);&quot;Not Jammed&quot;;IF([.M6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2.256">
            <text:p>472.2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2]+([.A683]-[.D682])/COUNTA([.$A$60:.A683])" office:value-type="float" office:value="1023.51240544872">
            <text:p>1023.512</text:p>
          </table:table-cell>
          <table:table-cell table:formula="of:=[.E682]+(([.A683]-[.D682])*([.A683]-[.D682]))" office:value-type="float" office:value="137070875.369867">
            <text:p>137070875.370</text:p>
          </table:table-cell>
          <table:table-cell table:formula="of:=[.E683]/(COUNT([.$A$60:.A683])-1)" office:value-type="float" office:value="220017.456452434">
            <text:p>220017.456</text:p>
          </table:table-cell>
          <table:table-cell table:formula="of:=[.J682]" office:value-type="float" office:value="1035.76094533396">
            <text:p>1035.760945334</text:p>
          </table:table-cell>
          <table:table-cell table:formula="of:=[.K682]+[.$C$7]" office:value-type="float" office:value="3697.00327876279">
            <text:p>3697.0032787628</text:p>
          </table:table-cell>
          <table:table-cell table:formula="of:=[.H683]/([.F683]+[.H683])" office:value-type="float" office:value="0.0165255445857407">
            <text:p>0.0165255446</text:p>
          </table:table-cell>
          <table:table-cell table:formula="of:=[.G683]+[.I683]*([.A683] -[.G683] )" office:value-type="float" office:value="1026.44871923556">
            <text:p>1026.4487192356</text:p>
          </table:table-cell>
          <table:table-cell table:formula="of:=(1-[.I683])*[.H683]" office:value-type="float" office:value="3635.90828624596">
            <text:p>3635.908286246</text:p>
          </table:table-cell>
          <table:table-cell table:formula="of:=ABS([.G683]-[.A683])" office:value-type="float" office:value="563.504945333959">
            <text:p>563.50</text:p>
          </table:table-cell>
          <table:table-cell table:formula="of:=IF([.L683]&lt;[.$C$9];1;0)" office:value-type="float" office:value="0">
            <text:p>0</text:p>
          </table:table-cell>
          <table:table-cell/>
          <table:table-cell table:formula="of:=IF(AND([.M683];[.B683]);&quot;Not Jammed&quot;;IF([.M6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2.354">
            <text:p>512.3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3]+([.A684]-[.D683])/COUNTA([.$A$60:.A684])" office:value-type="float" office:value="1022.694552">
            <text:p>1022.695</text:p>
          </table:table-cell>
          <table:table-cell table:formula="of:=[.E683]+(([.A684]-[.D683])*([.A684]-[.D683]))" office:value-type="float" office:value="137332158.285327">
            <text:p>137332158.285</text:p>
          </table:table-cell>
          <table:table-cell table:formula="of:=[.E684]/(COUNT([.$A$60:.A684])-1)" office:value-type="float" office:value="220083.586995717">
            <text:p>220083.587</text:p>
          </table:table-cell>
          <table:table-cell table:formula="of:=[.J683]" office:value-type="float" office:value="1026.44871923556">
            <text:p>1026.4487192356</text:p>
          </table:table-cell>
          <table:table-cell table:formula="of:=[.K683]+[.$C$7]" office:value-type="float" office:value="3695.90828624596">
            <text:p>3695.908286246</text:p>
          </table:table-cell>
          <table:table-cell table:formula="of:=[.H684]/([.F684]+[.H684])" office:value-type="float" office:value="0.0165158487000299">
            <text:p>0.0165158487</text:p>
          </table:table-cell>
          <table:table-cell table:formula="of:=[.G684]+[.I684]*([.A684] -[.G684] )" office:value-type="float" office:value="1017.95800863518">
            <text:p>1017.9580086352</text:p>
          </table:table-cell>
          <table:table-cell table:formula="of:=(1-[.I684])*[.H684]" office:value-type="float" office:value="3634.86722418114">
            <text:p>3634.8672241811</text:p>
          </table:table-cell>
          <table:table-cell table:formula="of:=ABS([.G684]-[.A684])" office:value-type="float" office:value="514.094719235557">
            <text:p>514.09</text:p>
          </table:table-cell>
          <table:table-cell table:formula="of:=IF([.L684]&lt;[.$C$9];1;0)" office:value-type="float" office:value="0">
            <text:p>0</text:p>
          </table:table-cell>
          <table:table-cell/>
          <table:table-cell table:formula="of:=IF(AND([.M684];[.B684]);&quot;Not Jammed&quot;;IF([.M6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94.549">
            <text:p>794.5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4]+([.A685]-[.D684])/COUNTA([.$A$60:.A685])" office:value-type="float" office:value="1022.33010223642">
            <text:p>1022.330</text:p>
          </table:table-cell>
          <table:table-cell table:formula="of:=[.E684]+(([.A685]-[.D684])*([.A685]-[.D684]))" office:value-type="float" office:value="137384208.678225">
            <text:p>137384208.678</text:p>
          </table:table-cell>
          <table:table-cell table:formula="of:=[.E685]/(COUNT([.$A$60:.A685])-1)" office:value-type="float" office:value="219814.73388516">
            <text:p>219814.734</text:p>
          </table:table-cell>
          <table:table-cell table:formula="of:=[.J684]" office:value-type="float" office:value="1017.95800863518">
            <text:p>1017.9580086352</text:p>
          </table:table-cell>
          <table:table-cell table:formula="of:=[.K684]+[.$C$7]" office:value-type="float" office:value="3694.86722418114">
            <text:p>3694.8672241811</text:p>
          </table:table-cell>
          <table:table-cell table:formula="of:=[.H685]/([.F685]+[.H685])" office:value-type="float" office:value="0.0165311342593002">
            <text:p>0.0165311343</text:p>
          </table:table-cell>
          <table:table-cell table:formula="of:=[.G685]+[.I685]*([.A685] -[.G685] )" office:value-type="float" office:value="1014.26480431869">
            <text:p>1014.2648043187</text:p>
          </table:table-cell>
          <table:table-cell table:formula="of:=(1-[.I685])*[.H685]" office:value-type="float" office:value="3633.78687802791">
            <text:p>3633.7868780279</text:p>
          </table:table-cell>
          <table:table-cell table:formula="of:=ABS([.G685]-[.A685])" office:value-type="float" office:value="223.409008635178">
            <text:p>223.41</text:p>
          </table:table-cell>
          <table:table-cell table:formula="of:=IF([.L685]&lt;[.$C$9];1;0)" office:value-type="float" office:value="0">
            <text:p>0</text:p>
          </table:table-cell>
          <table:table-cell/>
          <table:table-cell table:formula="of:=IF(AND([.M685];[.B685]);&quot;Not Jammed&quot;;IF([.M6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46.74">
            <text:p>846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5]+([.A686]-[.D685])/COUNTA([.$A$60:.A686])" office:value-type="float" office:value="1022.05005422648">
            <text:p>1022.050</text:p>
          </table:table-cell>
          <table:table-cell table:formula="of:=[.E685]+(([.A686]-[.D685])*([.A686]-[.D685]))" office:value-type="float" office:value="137415040.562228">
            <text:p>137415040.562</text:p>
          </table:table-cell>
          <table:table-cell table:formula="of:=[.E686]/(COUNT([.$A$60:.A686])-1)" office:value-type="float" office:value="219512.844348607">
            <text:p>219512.844</text:p>
          </table:table-cell>
          <table:table-cell table:formula="of:=[.J685]" office:value-type="float" office:value="1014.26480431869">
            <text:p>1014.2648043187</text:p>
          </table:table-cell>
          <table:table-cell table:formula="of:=[.K685]+[.$C$7]" office:value-type="float" office:value="3693.78687802791">
            <text:p>3693.7868780279</text:p>
          </table:table-cell>
          <table:table-cell table:formula="of:=[.H686]/([.F686]+[.H686])" office:value-type="float" office:value="0.0165487327044392">
            <text:p>0.0165487327</text:p>
          </table:table-cell>
          <table:table-cell table:formula="of:=[.G686]+[.I686]*([.A686] -[.G686] )" office:value-type="float" office:value="1011.49248111066">
            <text:p>1011.4924811107</text:p>
          </table:table-cell>
          <table:table-cell table:formula="of:=(1-[.I686])*[.H686]" office:value-type="float" office:value="3632.65938631626">
            <text:p>3632.6593863163</text:p>
          </table:table-cell>
          <table:table-cell table:formula="of:=ABS([.G686]-[.A686])" office:value-type="float" office:value="167.524804318693">
            <text:p>167.52</text:p>
          </table:table-cell>
          <table:table-cell table:formula="of:=IF([.L686]&lt;[.$C$9];1;0)" office:value-type="float" office:value="0">
            <text:p>0</text:p>
          </table:table-cell>
          <table:table-cell/>
          <table:table-cell table:formula="of:=IF(AND([.M686];[.B686]);&quot;Not Jammed&quot;;IF([.M6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78.886">
            <text:p>1078.8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6]+([.A687]-[.D686])/COUNTA([.$A$60:.A687])" office:value-type="float" office:value="1022.14055732484">
            <text:p>1022.141</text:p>
          </table:table-cell>
          <table:table-cell table:formula="of:=[.E686]+(([.A687]-[.D686])*([.A687]-[.D686]))" office:value-type="float" office:value="137418270.88696">
            <text:p>137418270.887</text:p>
          </table:table-cell>
          <table:table-cell table:formula="of:=[.E687]/(COUNT([.$A$60:.A687])-1)" office:value-type="float" office:value="219167.896151452">
            <text:p>219167.896</text:p>
          </table:table-cell>
          <table:table-cell table:formula="of:=[.J686]" office:value-type="float" office:value="1011.49248111066">
            <text:p>1011.4924811107</text:p>
          </table:table-cell>
          <table:table-cell table:formula="of:=[.K686]+[.$C$7]" office:value-type="float" office:value="3692.65938631626">
            <text:p>3692.6593863163</text:p>
          </table:table-cell>
          <table:table-cell table:formula="of:=[.H687]/([.F687]+[.H687])" office:value-type="float" office:value="0.0165693717194852">
            <text:p>0.0165693717</text:p>
          </table:table-cell>
          <table:table-cell table:formula="of:=[.G687]+[.I687]*([.A687] -[.G687] )" office:value-type="float" office:value="1012.60914937662">
            <text:p>1012.6091493766</text:p>
          </table:table-cell>
          <table:table-cell table:formula="of:=(1-[.I687])*[.H687]" office:value-type="float" office:value="3631.47434031094">
            <text:p>3631.474340311</text:p>
          </table:table-cell>
          <table:table-cell table:formula="of:=ABS([.G687]-[.A687])" office:value-type="float" office:value="67.3935188893404">
            <text:p>67.39</text:p>
          </table:table-cell>
          <table:table-cell table:formula="of:=IF([.L687]&lt;[.$C$9];1;0)" office:value-type="float" office:value="1">
            <text:p>1</text:p>
          </table:table-cell>
          <table:table-cell/>
          <table:table-cell table:formula="of:=IF(AND([.M687];[.B687]);&quot;Not Jammed&quot;;IF([.M6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04.503">
            <text:p>704.50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7]+([.A688]-[.D687])/COUNTA([.$A$60:.A688])" office:value-type="float" office:value="1021.63556915739">
            <text:p>1021.636</text:p>
          </table:table-cell>
          <table:table-cell table:formula="of:=[.E687]+(([.A688]-[.D687])*([.A688]-[.D687]))" office:value-type="float" office:value="137519164.504784">
            <text:p>137519164.505</text:p>
          </table:table-cell>
          <table:table-cell table:formula="of:=[.E688]/(COUNT([.$A$60:.A688])-1)" office:value-type="float" office:value="218979.56131335">
            <text:p>218979.561</text:p>
          </table:table-cell>
          <table:table-cell table:formula="of:=[.J687]" office:value-type="float" office:value="1012.60914937662">
            <text:p>1012.6091493766</text:p>
          </table:table-cell>
          <table:table-cell table:formula="of:=[.K687]+[.$C$7]" office:value-type="float" office:value="3691.47434031094">
            <text:p>3691.474340311</text:p>
          </table:table-cell>
          <table:table-cell table:formula="of:=[.H688]/([.F688]+[.H688])" office:value-type="float" office:value="0.0165781522930203">
            <text:p>0.0165781523</text:p>
          </table:table-cell>
          <table:table-cell table:formula="of:=[.G688]+[.I688]*([.A688] -[.G688] )" office:value-type="float" office:value="1007.50131870984">
            <text:p>1007.5013187098</text:p>
          </table:table-cell>
          <table:table-cell table:formula="of:=(1-[.I688])*[.H688]" office:value-type="float" office:value="3630.27651651149">
            <text:p>3630.2765165115</text:p>
          </table:table-cell>
          <table:table-cell table:formula="of:=ABS([.G688]-[.A688])" office:value-type="float" office:value="308.106149376621">
            <text:p>308.11</text:p>
          </table:table-cell>
          <table:table-cell table:formula="of:=IF([.L688]&lt;[.$C$9];1;0)" office:value-type="float" office:value="0">
            <text:p>0</text:p>
          </table:table-cell>
          <table:table-cell/>
          <table:table-cell table:formula="of:=IF(AND([.M688];[.B688]);&quot;Not Jammed&quot;;IF([.M6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8]+([.A689]-[.D688])/COUNTA([.$A$60:.A689])" office:value-type="float" office:value="1020.83674285714">
            <text:p>1020.837</text:p>
          </table:table-cell>
          <table:table-cell table:formula="of:=[.E688]+(([.A689]-[.D688])*([.A689]-[.D688]))" office:value-type="float" office:value="137772435.705252">
            <text:p>137772435.705</text:p>
          </table:table-cell>
          <table:table-cell table:formula="of:=[.E689]/(COUNT([.$A$60:.A689])-1)" office:value-type="float" office:value="219034.079022658">
            <text:p>219034.079</text:p>
          </table:table-cell>
          <table:table-cell table:formula="of:=[.J688]" office:value-type="float" office:value="1007.50131870984">
            <text:p>1007.5013187098</text:p>
          </table:table-cell>
          <table:table-cell table:formula="of:=[.K688]+[.$C$7]" office:value-type="float" office:value="3690.27651651149">
            <text:p>3690.2765165115</text:p>
          </table:table-cell>
          <table:table-cell table:formula="of:=[.H689]/([.F689]+[.H689])" office:value-type="float" office:value="0.0165688054527224">
            <text:p>0.0165688055</text:p>
          </table:table-cell>
          <table:table-cell table:formula="of:=[.G689]+[.I689]*([.A689] -[.G689] )" office:value-type="float" office:value="999.39707989333">
            <text:p>999.3970798933</text:p>
          </table:table-cell>
          <table:table-cell table:formula="of:=(1-[.I689])*[.H689]" office:value-type="float" office:value="3629.13304284266">
            <text:p>3629.1330428427</text:p>
          </table:table-cell>
          <table:table-cell table:formula="of:=ABS([.G689]-[.A689])" office:value-type="float" office:value="489.12631870984">
            <text:p>489.13</text:p>
          </table:table-cell>
          <table:table-cell table:formula="of:=IF([.L689]&lt;[.$C$9];1;0)" office:value-type="float" office:value="0">
            <text:p>0</text:p>
          </table:table-cell>
          <table:table-cell/>
          <table:table-cell table:formula="of:=IF(AND([.M689];[.B689]);&quot;Not Jammed&quot;;IF([.M6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89]+([.A690]-[.D689])/COUNTA([.$A$60:.A690])" office:value-type="float" office:value="1020.04337242472">
            <text:p>1020.043</text:p>
          </table:table-cell>
          <table:table-cell table:formula="of:=[.E689]+(([.A690]-[.D689])*([.A690]-[.D689]))" office:value-type="float" office:value="138023052.828481">
            <text:p>138023052.828</text:p>
          </table:table-cell>
          <table:table-cell table:formula="of:=[.E690]/(COUNT([.$A$60:.A690])-1)" office:value-type="float" office:value="219084.210838859">
            <text:p>219084.211</text:p>
          </table:table-cell>
          <table:table-cell table:formula="of:=[.J689]" office:value-type="float" office:value="999.39707989333">
            <text:p>999.3970798933</text:p>
          </table:table-cell>
          <table:table-cell table:formula="of:=[.K689]+[.$C$7]" office:value-type="float" office:value="3689.13304284266">
            <text:p>3689.1330428427</text:p>
          </table:table-cell>
          <table:table-cell table:formula="of:=[.H690]/([.F690]+[.H690])" office:value-type="float" office:value="0.0165600290347201">
            <text:p>0.016560029</text:p>
          </table:table-cell>
          <table:table-cell table:formula="of:=[.G690]+[.I690]*([.A690] -[.G690] )" office:value-type="float" office:value="991.461893537524">
            <text:p>991.4618935375</text:p>
          </table:table-cell>
          <table:table-cell table:formula="of:=(1-[.I690])*[.H690]" office:value-type="float" office:value="3628.04089254024">
            <text:p>3628.0408925403</text:p>
          </table:table-cell>
          <table:table-cell table:formula="of:=ABS([.G690]-[.A690])" office:value-type="float" office:value="479.17707989333">
            <text:p>479.18</text:p>
          </table:table-cell>
          <table:table-cell table:formula="of:=IF([.L690]&lt;[.$C$9];1;0)" office:value-type="float" office:value="0">
            <text:p>0</text:p>
          </table:table-cell>
          <table:table-cell/>
          <table:table-cell table:formula="of:=IF(AND([.M690];[.B690]);&quot;Not Jammed&quot;;IF([.M6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755">
            <text:p>514.7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0]+([.A691]-[.D690])/COUNTA([.$A$60:.A691])" office:value-type="float" office:value="1019.24386550633">
            <text:p>1019.244</text:p>
          </table:table-cell>
          <table:table-cell table:formula="of:=[.E690]+(([.A691]-[.D690])*([.A691]-[.D690]))" office:value-type="float" office:value="138278369.167789">
            <text:p>138278369.168</text:p>
          </table:table-cell>
          <table:table-cell table:formula="of:=[.E691]/(COUNT([.$A$60:.A691])-1)" office:value-type="float" office:value="219141.631010759">
            <text:p>219141.631</text:p>
          </table:table-cell>
          <table:table-cell table:formula="of:=[.J690]" office:value-type="float" office:value="991.461893537524">
            <text:p>991.4618935375</text:p>
          </table:table-cell>
          <table:table-cell table:formula="of:=[.K690]+[.$C$7]" office:value-type="float" office:value="3688.04089254024">
            <text:p>3688.0408925403</text:p>
          </table:table-cell>
          <table:table-cell table:formula="of:=[.H691]/([.F691]+[.H691])" office:value-type="float" office:value="0.016550941627472">
            <text:p>0.0165509416</text:p>
          </table:table-cell>
          <table:table-cell table:formula="of:=[.G691]+[.I691]*([.A691] -[.G691] )" office:value-type="float" office:value="983.571945569171">
            <text:p>983.5719455692</text:p>
          </table:table-cell>
          <table:table-cell table:formula="of:=(1-[.I691])*[.H691]" office:value-type="float" office:value="3627.00034300808">
            <text:p>3627.0003430081</text:p>
          </table:table-cell>
          <table:table-cell table:formula="of:=ABS([.G691]-[.A691])" office:value-type="float" office:value="476.706893537524">
            <text:p>476.71</text:p>
          </table:table-cell>
          <table:table-cell table:formula="of:=IF([.L691]&lt;[.$C$9];1;0)" office:value-type="float" office:value="0">
            <text:p>0</text:p>
          </table:table-cell>
          <table:table-cell/>
          <table:table-cell table:formula="of:=IF(AND([.M691];[.B691]);&quot;Not Jammed&quot;;IF([.M6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2.91">
            <text:p>512.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1]+([.A692]-[.D691])/COUNTA([.$A$60:.A692])" office:value-type="float" office:value="1018.4439699842">
            <text:p>1018.444</text:p>
          </table:table-cell>
          <table:table-cell table:formula="of:=[.E691]+(([.A692]-[.D691])*([.A692]-[.D691]))" office:value-type="float" office:value="138534743.151147">
            <text:p>138534743.151</text:p>
          </table:table-cell>
          <table:table-cell table:formula="of:=[.E692]/(COUNT([.$A$60:.A692])-1)" office:value-type="float" office:value="219200.542960676">
            <text:p>219200.543</text:p>
          </table:table-cell>
          <table:table-cell table:formula="of:=[.J691]" office:value-type="float" office:value="983.571945569171">
            <text:p>983.5719455692</text:p>
          </table:table-cell>
          <table:table-cell table:formula="of:=[.K691]+[.$C$7]" office:value-type="float" office:value="3687.00034300808">
            <text:p>3687.0003430081</text:p>
          </table:table-cell>
          <table:table-cell table:formula="of:=[.H692]/([.F692]+[.H692])" office:value-type="float" office:value="0.0165419757800666">
            <text:p>0.0165419758</text:p>
          </table:table-cell>
          <table:table-cell table:formula="of:=[.G692]+[.I692]*([.A692] -[.G692] )" office:value-type="float" office:value="975.786267064967">
            <text:p>975.786267065</text:p>
          </table:table-cell>
          <table:table-cell table:formula="of:=(1-[.I692])*[.H692]" office:value-type="float" office:value="3626.01007263294">
            <text:p>3626.010072633</text:p>
          </table:table-cell>
          <table:table-cell table:formula="of:=ABS([.G692]-[.A692])" office:value-type="float" office:value="470.661945569171">
            <text:p>470.66</text:p>
          </table:table-cell>
          <table:table-cell table:formula="of:=IF([.L692]&lt;[.$C$9];1;0)" office:value-type="float" office:value="0">
            <text:p>0</text:p>
          </table:table-cell>
          <table:table-cell/>
          <table:table-cell table:formula="of:=IF(AND([.M692];[.B692]);&quot;Not Jammed&quot;;IF([.M6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03.48">
            <text:p>503.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2]+([.A693]-[.D692])/COUNTA([.$A$60:.A693])" office:value-type="float" office:value="1017.63172397476">
            <text:p>1017.632</text:p>
          </table:table-cell>
          <table:table-cell table:formula="of:=[.E692]+(([.A693]-[.D692])*([.A693]-[.D692]))" office:value-type="float" office:value="138799931.041529">
            <text:p>138799931.042</text:p>
          </table:table-cell>
          <table:table-cell table:formula="of:=[.E693]/(COUNT([.$A$60:.A693])-1)" office:value-type="float" office:value="219273.192798624">
            <text:p>219273.193</text:p>
          </table:table-cell>
          <table:table-cell table:formula="of:=[.J692]" office:value-type="float" office:value="975.786267064967">
            <text:p>975.786267065</text:p>
          </table:table-cell>
          <table:table-cell table:formula="of:=[.K692]+[.$C$7]" office:value-type="float" office:value="3686.01007263294">
            <text:p>3686.010072633</text:p>
          </table:table-cell>
          <table:table-cell table:formula="of:=[.H693]/([.F693]+[.H693])" office:value-type="float" office:value="0.0165322176665717">
            <text:p>0.0165322177</text:p>
          </table:table-cell>
          <table:table-cell table:formula="of:=[.G693]+[.I693]*([.A693] -[.G693] )" office:value-type="float" office:value="967.977997052562">
            <text:p>967.9779970526</text:p>
          </table:table-cell>
          <table:table-cell table:formula="of:=(1-[.I693])*[.H693]" office:value-type="float" office:value="3625.072151791">
            <text:p>3625.072151791</text:p>
          </table:table-cell>
          <table:table-cell table:formula="of:=ABS([.G693]-[.A693])" office:value-type="float" office:value="472.306267064967">
            <text:p>472.31</text:p>
          </table:table-cell>
          <table:table-cell table:formula="of:=IF([.L693]&lt;[.$C$9];1;0)" office:value-type="float" office:value="0">
            <text:p>0</text:p>
          </table:table-cell>
          <table:table-cell/>
          <table:table-cell table:formula="of:=IF(AND([.M693];[.B693]);&quot;Not Jammed&quot;;IF([.M69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8.859">
            <text:p>488.85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3]+([.A694]-[.D693])/COUNTA([.$A$60:.A694])" office:value-type="float" office:value="1016.79901102362">
            <text:p>1016.799</text:p>
          </table:table-cell>
          <table:table-cell table:formula="of:=[.E693]+(([.A694]-[.D693])*([.A694]-[.D693]))" office:value-type="float" office:value="139079531.635149">
            <text:p>139079531.635</text:p>
          </table:table-cell>
          <table:table-cell table:formula="of:=[.E694]/(COUNT([.$A$60:.A694])-1)" office:value-type="float" office:value="219368.34642768">
            <text:p>219368.346</text:p>
          </table:table-cell>
          <table:table-cell table:formula="of:=[.J693]" office:value-type="float" office:value="967.977997052562">
            <text:p>967.9779970526</text:p>
          </table:table-cell>
          <table:table-cell table:formula="of:=[.K693]+[.$C$7]" office:value-type="float" office:value="3685.072151791">
            <text:p>3685.072151791</text:p>
          </table:table-cell>
          <table:table-cell table:formula="of:=[.H694]/([.F694]+[.H694])" office:value-type="float" office:value="0.0165210296944096">
            <text:p>0.0165210297</text:p>
          </table:table-cell>
          <table:table-cell table:formula="of:=[.G694]+[.I694]*([.A694] -[.G694] )" office:value-type="float" office:value="960.062457875101">
            <text:p>960.0624578751</text:p>
          </table:table-cell>
          <table:table-cell table:formula="of:=(1-[.I694])*[.H694]" office:value-type="float" office:value="3624.19096534522">
            <text:p>3624.1909653452</text:p>
          </table:table-cell>
          <table:table-cell table:formula="of:=ABS([.G694]-[.A694])" office:value-type="float" office:value="479.118997052563">
            <text:p>479.12</text:p>
          </table:table-cell>
          <table:table-cell table:formula="of:=IF([.L694]&lt;[.$C$9];1;0)" office:value-type="float" office:value="0">
            <text:p>0</text:p>
          </table:table-cell>
          <table:table-cell/>
          <table:table-cell table:formula="of:=IF(AND([.M694];[.B694]);&quot;Not Jammed&quot;;IF([.M6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6.01">
            <text:p>476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4]+([.A695]-[.D694])/COUNTA([.$A$60:.A695])" office:value-type="float" office:value="1015.94871383648">
            <text:p>1015.949</text:p>
          </table:table-cell>
          <table:table-cell table:formula="of:=[.E694]+(([.A695]-[.D694])*([.A695]-[.D694]))" office:value-type="float" office:value="139371984.389593">
            <text:p>139371984.390</text:p>
          </table:table-cell>
          <table:table-cell table:formula="of:=[.E695]/(COUNT([.$A$60:.A695])-1)" office:value-type="float" office:value="219483.439983611">
            <text:p>219483.440</text:p>
          </table:table-cell>
          <table:table-cell table:formula="of:=[.J694]" office:value-type="float" office:value="960.062457875101">
            <text:p>960.0624578751</text:p>
          </table:table-cell>
          <table:table-cell table:formula="of:=[.K694]+[.$C$7]" office:value-type="float" office:value="3684.19096534522">
            <text:p>3684.1909653452</text:p>
          </table:table-cell>
          <table:table-cell table:formula="of:=[.H695]/([.F695]+[.H695])" office:value-type="float" office:value="0.0165086260479589">
            <text:p>0.016508626</text:p>
          </table:table-cell>
          <table:table-cell table:formula="of:=[.G695]+[.I695]*([.A695] -[.G695] )" office:value-type="float" office:value="952.071416860446">
            <text:p>952.0714168604</text:p>
          </table:table-cell>
          <table:table-cell table:formula="of:=(1-[.I695])*[.H695]" office:value-type="float" office:value="3623.37003440906">
            <text:p>3623.3700344091</text:p>
          </table:table-cell>
          <table:table-cell table:formula="of:=ABS([.G695]-[.A695])" office:value-type="float" office:value="484.052457875101">
            <text:p>484.05</text:p>
          </table:table-cell>
          <table:table-cell table:formula="of:=IF([.L695]&lt;[.$C$9];1;0)" office:value-type="float" office:value="0">
            <text:p>0</text:p>
          </table:table-cell>
          <table:table-cell/>
          <table:table-cell table:formula="of:=IF(AND([.M695];[.B695]);&quot;Not Jammed&quot;;IF([.M6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29.656">
            <text:p>629.6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5]+([.A696]-[.D695])/COUNTA([.$A$60:.A696])" office:value-type="float" office:value="1015.342288854">
            <text:p>1015.342</text:p>
          </table:table-cell>
          <table:table-cell table:formula="of:=[.E695]+(([.A696]-[.D695])*([.A696]-[.D695]))" office:value-type="float" office:value="139521206.450356">
            <text:p>139521206.450</text:p>
          </table:table-cell>
          <table:table-cell table:formula="of:=[.E696]/(COUNT([.$A$60:.A696])-1)" office:value-type="float" office:value="219372.966116912">
            <text:p>219372.966</text:p>
          </table:table-cell>
          <table:table-cell table:formula="of:=[.J695]" office:value-type="float" office:value="952.071416860446">
            <text:p>952.0714168604</text:p>
          </table:table-cell>
          <table:table-cell table:formula="of:=[.K695]+[.$C$7]" office:value-type="float" office:value="3683.37003440906">
            <text:p>3683.3700344091</text:p>
          </table:table-cell>
          <table:table-cell table:formula="of:=[.H696]/([.F696]+[.H696])" office:value-type="float" office:value="0.0165131827141206">
            <text:p>0.0165131827</text:p>
          </table:table-cell>
          <table:table-cell table:formula="of:=[.G696]+[.I696]*([.A696] -[.G696] )" office:value-type="float" office:value="946.74731217198">
            <text:p>946.747312172</text:p>
          </table:table-cell>
          <table:table-cell table:formula="of:=(1-[.I696])*[.H696]" office:value-type="float" office:value="3622.54587202715">
            <text:p>3622.5458720272</text:p>
          </table:table-cell>
          <table:table-cell table:formula="of:=ABS([.G696]-[.A696])" office:value-type="float" office:value="322.415416860446">
            <text:p>322.42</text:p>
          </table:table-cell>
          <table:table-cell table:formula="of:=IF([.L696]&lt;[.$C$9];1;0)" office:value-type="float" office:value="0">
            <text:p>0</text:p>
          </table:table-cell>
          <table:table-cell/>
          <table:table-cell table:formula="of:=IF(AND([.M696];[.B696]);&quot;Not Jammed&quot;;IF([.M6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72.531">
            <text:p>772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6]+([.A697]-[.D696])/COUNTA([.$A$60:.A697])" office:value-type="float" office:value="1014.96170689655">
            <text:p>1014.962</text:p>
          </table:table-cell>
          <table:table-cell table:formula="of:=[.E696]+(([.A697]-[.D696])*([.A697]-[.D696]))" office:value-type="float" office:value="139580163.772351">
            <text:p>139580163.772</text:p>
          </table:table-cell>
          <table:table-cell table:formula="of:=[.E697]/(COUNT([.$A$60:.A697])-1)" office:value-type="float" office:value="219121.136220331">
            <text:p>219121.136</text:p>
          </table:table-cell>
          <table:table-cell table:formula="of:=[.J696]" office:value-type="float" office:value="946.74731217198">
            <text:p>946.747312172</text:p>
          </table:table-cell>
          <table:table-cell table:formula="of:=[.K696]+[.$C$7]" office:value-type="float" office:value="3682.54587202715">
            <text:p>3682.5458720272</text:p>
          </table:table-cell>
          <table:table-cell table:formula="of:=[.H697]/([.F697]+[.H697])" office:value-type="float" office:value="0.0165282092173891">
            <text:p>0.0165282092</text:p>
          </table:table-cell>
          <table:table-cell table:formula="of:=[.G697]+[.I697]*([.A697] -[.G697] )" office:value-type="float" office:value="943.86782851532">
            <text:p>943.8678285153</text:p>
          </table:table-cell>
          <table:table-cell table:formula="of:=(1-[.I697])*[.H697]" office:value-type="float" office:value="3621.67998340165">
            <text:p>3621.6799834017</text:p>
          </table:table-cell>
          <table:table-cell table:formula="of:=ABS([.G697]-[.A697])" office:value-type="float" office:value="174.21631217198">
            <text:p>174.22</text:p>
          </table:table-cell>
          <table:table-cell table:formula="of:=IF([.L697]&lt;[.$C$9];1;0)" office:value-type="float" office:value="0">
            <text:p>0</text:p>
          </table:table-cell>
          <table:table-cell/>
          <table:table-cell table:formula="of:=IF(AND([.M697];[.B697]);&quot;Not Jammed&quot;;IF([.M6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31.792">
            <text:p>1231.7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7]+([.A698]-[.D697])/COUNTA([.$A$60:.A698])" office:value-type="float" office:value="1015.3010344288">
            <text:p>1015.301</text:p>
          </table:table-cell>
          <table:table-cell table:formula="of:=[.E697]+(([.A698]-[.D697])*([.A698]-[.D697]))" office:value-type="float" office:value="139627179.148358">
            <text:p>139627179.148</text:p>
          </table:table-cell>
          <table:table-cell table:formula="of:=[.E698]/(COUNT([.$A$60:.A698])-1)" office:value-type="float" office:value="218851.377975483">
            <text:p>218851.378</text:p>
          </table:table-cell>
          <table:table-cell table:formula="of:=[.J697]" office:value-type="float" office:value="943.86782851532">
            <text:p>943.8678285153</text:p>
          </table:table-cell>
          <table:table-cell table:formula="of:=[.K697]+[.$C$7]" office:value-type="float" office:value="3681.67998340165">
            <text:p>3681.6799834017</text:p>
          </table:table-cell>
          <table:table-cell table:formula="of:=[.H698]/([.F698]+[.H698])" office:value-type="float" office:value="0.0165444182413648">
            <text:p>0.0165444182</text:p>
          </table:table-cell>
          <table:table-cell table:formula="of:=[.G698]+[.I698]*([.A698] -[.G698] )" office:value-type="float" office:value="948.631366430161">
            <text:p>948.6313664302</text:p>
          </table:table-cell>
          <table:table-cell table:formula="of:=(1-[.I698])*[.H698]" office:value-type="float" office:value="3620.7687299254">
            <text:p>3620.7687299254</text:p>
          </table:table-cell>
          <table:table-cell table:formula="of:=ABS([.G698]-[.A698])" office:value-type="float" office:value="287.92417148468">
            <text:p>287.92</text:p>
          </table:table-cell>
          <table:table-cell table:formula="of:=IF([.L698]&lt;[.$C$9];1;0)" office:value-type="float" office:value="0">
            <text:p>0</text:p>
          </table:table-cell>
          <table:table-cell/>
          <table:table-cell table:formula="of:=IF(AND([.M698];[.B698]);&quot;Not Jammed&quot;;IF([.M6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8.46">
            <text:p>1318.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8]+([.A699]-[.D698])/COUNTA([.$A$60:.A699])" office:value-type="float" office:value="1015.7747203125">
            <text:p>1015.775</text:p>
          </table:table-cell>
          <table:table-cell table:formula="of:=[.E698]+(([.A699]-[.D698])*([.A699]-[.D698]))" office:value-type="float" office:value="139719084.506764">
            <text:p>139719084.507</text:p>
          </table:table-cell>
          <table:table-cell table:formula="of:=[.E699]/(COUNT([.$A$60:.A699])-1)" office:value-type="float" office:value="218652.714408082">
            <text:p>218652.714</text:p>
          </table:table-cell>
          <table:table-cell table:formula="of:=[.J698]" office:value-type="float" office:value="948.631366430161">
            <text:p>948.6313664302</text:p>
          </table:table-cell>
          <table:table-cell table:formula="of:=[.K698]+[.$C$7]" office:value-type="float" office:value="3680.7687299254">
            <text:p>3680.7687299254</text:p>
          </table:table-cell>
          <table:table-cell table:formula="of:=[.H699]/([.F699]+[.H699])" office:value-type="float" office:value="0.016555170539206">
            <text:p>0.0165551705</text:p>
          </table:table-cell>
          <table:table-cell table:formula="of:=[.G699]+[.I699]*([.A699] -[.G699] )" office:value-type="float" office:value="954.753942529191">
            <text:p>954.7539425292</text:p>
          </table:table-cell>
          <table:table-cell table:formula="of:=(1-[.I699])*[.H699]" office:value-type="float" office:value="3619.8329758861">
            <text:p>3619.8329758861</text:p>
          </table:table-cell>
          <table:table-cell table:formula="of:=ABS([.G699]-[.A699])" office:value-type="float" office:value="369.82863356984">
            <text:p>369.83</text:p>
          </table:table-cell>
          <table:table-cell table:formula="of:=IF([.L699]&lt;[.$C$9];1;0)" office:value-type="float" office:value="0">
            <text:p>0</text:p>
          </table:table-cell>
          <table:table-cell/>
          <table:table-cell table:formula="of:=IF(AND([.M699];[.B699]);&quot;Not Jammed&quot;;IF([.M6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3.393">
            <text:p>1333.3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699]+([.A700]-[.D699])/COUNTA([.$A$60:.A700])" office:value-type="float" office:value="1016.27022464899">
            <text:p>1016.270</text:p>
          </table:table-cell>
          <table:table-cell table:formula="of:=[.E699]+(([.A700]-[.D699])*([.A700]-[.D699]))" office:value-type="float" office:value="139819965.878356">
            <text:p>139819965.878</text:p>
          </table:table-cell>
          <table:table-cell table:formula="of:=[.E700]/(COUNT([.$A$60:.A700])-1)" office:value-type="float" office:value="218468.696684931">
            <text:p>218468.697</text:p>
          </table:table-cell>
          <table:table-cell table:formula="of:=[.J699]" office:value-type="float" office:value="954.753942529191">
            <text:p>954.7539425292</text:p>
          </table:table-cell>
          <table:table-cell table:formula="of:=[.K699]+[.$C$7]" office:value-type="float" office:value="3679.8329758861">
            <text:p>3679.8329758861</text:p>
          </table:table-cell>
          <table:table-cell table:formula="of:=[.H700]/([.F700]+[.H700])" office:value-type="float" office:value="0.0165647415335342">
            <text:p>0.0165647415</text:p>
          </table:table-cell>
          <table:table-cell table:formula="of:=[.G700]+[.I700]*([.A700] -[.G700] )" office:value-type="float" office:value="961.026000650696">
            <text:p>961.0260006507</text:p>
          </table:table-cell>
          <table:table-cell table:formula="of:=(1-[.I700])*[.H700]" office:value-type="float" office:value="3618.87749375397">
            <text:p>3618.877493754</text:p>
          </table:table-cell>
          <table:table-cell table:formula="of:=ABS([.G700]-[.A700])" office:value-type="float" office:value="378.639057470809">
            <text:p>378.64</text:p>
          </table:table-cell>
          <table:table-cell table:formula="of:=IF([.L700]&lt;[.$C$9];1;0)" office:value-type="float" office:value="0">
            <text:p>0</text:p>
          </table:table-cell>
          <table:table-cell/>
          <table:table-cell table:formula="of:=IF(AND([.M700];[.B700]);&quot;Not Jammed&quot;;IF([.M7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5.34">
            <text:p>1355.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0]+([.A701]-[.D700])/COUNTA([.$A$60:.A701])" office:value-type="float" office:value="1016.79837071651">
            <text:p>1016.798</text:p>
          </table:table-cell>
          <table:table-cell table:formula="of:=[.E700]+(([.A701]-[.D700])*([.A701]-[.D700]))" office:value-type="float" office:value="139934934.190913">
            <text:p>139934934.191</text:p>
          </table:table-cell>
          <table:table-cell table:formula="of:=[.E701]/(COUNT([.$A$60:.A701])-1)" office:value-type="float" office:value="218307.229627009">
            <text:p>218307.230</text:p>
          </table:table-cell>
          <table:table-cell table:formula="of:=[.J700]" office:value-type="float" office:value="961.026000650696">
            <text:p>961.0260006507</text:p>
          </table:table-cell>
          <table:table-cell table:formula="of:=[.K700]+[.$C$7]" office:value-type="float" office:value="3678.87749375397">
            <text:p>3678.877493754</text:p>
          </table:table-cell>
          <table:table-cell table:formula="of:=[.H701]/([.F701]+[.H701])" office:value-type="float" office:value="0.0165725573616759">
            <text:p>0.0165725574</text:p>
          </table:table-cell>
          <table:table-cell table:formula="of:=[.G701]+[.I701]*([.A701] -[.G701] )" office:value-type="float" office:value="967.560792023424">
            <text:p>967.5607920234</text:p>
          </table:table-cell>
          <table:table-cell table:formula="of:=(1-[.I701])*[.H701]" office:value-type="float" office:value="3617.90908546216">
            <text:p>3617.9090854622</text:p>
          </table:table-cell>
          <table:table-cell table:formula="of:=ABS([.G701]-[.A701])" office:value-type="float" office:value="394.313999349304">
            <text:p>394.31</text:p>
          </table:table-cell>
          <table:table-cell table:formula="of:=IF([.L701]&lt;[.$C$9];1;0)" office:value-type="float" office:value="0">
            <text:p>0</text:p>
          </table:table-cell>
          <table:table-cell/>
          <table:table-cell table:formula="of:=IF(AND([.M701];[.B701]);&quot;Not Jammed&quot;;IF([.M7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88.72">
            <text:p>1388.7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1]+([.A702]-[.D701])/COUNTA([.$A$60:.A702])" office:value-type="float" office:value="1017.37678693624">
            <text:p>1017.377</text:p>
          </table:table-cell>
          <table:table-cell table:formula="of:=[.E701]+(([.A702]-[.D701])*([.A702]-[.D701]))" office:value-type="float" office:value="140073259.889242">
            <text:p>140073259.889</text:p>
          </table:table-cell>
          <table:table-cell table:formula="of:=[.E702]/(COUNT([.$A$60:.A702])-1)" office:value-type="float" office:value="218182.647802557">
            <text:p>218182.648</text:p>
          </table:table-cell>
          <table:table-cell table:formula="of:=[.J701]" office:value-type="float" office:value="967.560792023424">
            <text:p>967.5607920234</text:p>
          </table:table-cell>
          <table:table-cell table:formula="of:=[.K701]+[.$C$7]" office:value-type="float" office:value="3677.90908546216">
            <text:p>3677.9090854622</text:p>
          </table:table-cell>
          <table:table-cell table:formula="of:=[.H702]/([.F702]+[.H702])" office:value-type="float" office:value="0.0165775707816263">
            <text:p>0.0165775708</text:p>
          </table:table-cell>
          <table:table-cell table:formula="of:=[.G702]+[.I702]*([.A702] -[.G702] )" office:value-type="float" office:value="974.542588603989">
            <text:p>974.542588604</text:p>
          </table:table-cell>
          <table:table-cell table:formula="of:=(1-[.I702])*[.H702]" office:value-type="float" office:value="3616.93828726952">
            <text:p>3616.9382872695</text:p>
          </table:table-cell>
          <table:table-cell table:formula="of:=ABS([.G702]-[.A702])" office:value-type="float" office:value="421.159207976576">
            <text:p>421.16</text:p>
          </table:table-cell>
          <table:table-cell table:formula="of:=IF([.L702]&lt;[.$C$9];1;0)" office:value-type="float" office:value="0">
            <text:p>0</text:p>
          </table:table-cell>
          <table:table-cell/>
          <table:table-cell table:formula="of:=IF(AND([.M702];[.B702]);&quot;Not Jammed&quot;;IF([.M7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11.617">
            <text:p>1311.6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2]+([.A703]-[.D702])/COUNTA([.$A$60:.A703])" office:value-type="float" office:value="1017.83368167702">
            <text:p>1017.834</text:p>
          </table:table-cell>
          <table:table-cell table:formula="of:=[.E702]+(([.A703]-[.D702])*([.A703]-[.D702]))" office:value-type="float" office:value="140159837.192225">
            <text:p>140159837.192</text:p>
          </table:table-cell>
          <table:table-cell table:formula="of:=[.E703]/(COUNT([.$A$60:.A703])-1)" office:value-type="float" office:value="217977.973860382">
            <text:p>217977.974</text:p>
          </table:table-cell>
          <table:table-cell table:formula="of:=[.J702]" office:value-type="float" office:value="974.542588603989">
            <text:p>974.542588604</text:p>
          </table:table-cell>
          <table:table-cell table:formula="of:=[.K702]+[.$C$7]" office:value-type="float" office:value="3676.93828726952">
            <text:p>3676.9382872695</text:p>
          </table:table-cell>
          <table:table-cell table:formula="of:=[.H703]/([.F703]+[.H703])" office:value-type="float" office:value="0.0165885711786987">
            <text:p>0.0165885712</text:p>
          </table:table-cell>
          <table:table-cell table:formula="of:=[.G703]+[.I703]*([.A703] -[.G703] )" office:value-type="float" office:value="980.13417146995">
            <text:p>980.13417147</text:p>
          </table:table-cell>
          <table:table-cell table:formula="of:=(1-[.I703])*[.H703]" office:value-type="float" office:value="3615.94313477147">
            <text:p>3615.9431347715</text:p>
          </table:table-cell>
          <table:table-cell table:formula="of:=ABS([.G703]-[.A703])" office:value-type="float" office:value="337.074411396011">
            <text:p>337.07</text:p>
          </table:table-cell>
          <table:table-cell table:formula="of:=IF([.L703]&lt;[.$C$9];1;0)" office:value-type="float" office:value="0">
            <text:p>0</text:p>
          </table:table-cell>
          <table:table-cell/>
          <table:table-cell table:formula="of:=IF(AND([.M703];[.B703]);&quot;Not Jammed&quot;;IF([.M70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9.66">
            <text:p>949.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3]+([.A704]-[.D703])/COUNTA([.$A$60:.A704])" office:value-type="float" office:value="1017.72798604651">
            <text:p>1017.728</text:p>
          </table:table-cell>
          <table:table-cell table:formula="of:=[.E703]+(([.A704]-[.D703])*([.A704]-[.D703]))" office:value-type="float" office:value="140164484.843099">
            <text:p>140164484.843</text:p>
          </table:table-cell>
          <table:table-cell table:formula="of:=[.E704]/(COUNT([.$A$60:.A704])-1)" office:value-type="float" office:value="217646.715594874">
            <text:p>217646.716</text:p>
          </table:table-cell>
          <table:table-cell table:formula="of:=[.J703]" office:value-type="float" office:value="980.13417146995">
            <text:p>980.13417147</text:p>
          </table:table-cell>
          <table:table-cell table:formula="of:=[.K703]+[.$C$7]" office:value-type="float" office:value="3675.94313477147">
            <text:p>3675.9431347715</text:p>
          </table:table-cell>
          <table:table-cell table:formula="of:=[.H704]/([.F704]+[.H704])" office:value-type="float" office:value="0.0166089778419922">
            <text:p>0.0166089778</text:p>
          </table:table-cell>
          <table:table-cell table:formula="of:=[.G704]+[.I704]*([.A704] -[.G704] )" office:value-type="float" office:value="979.628026631253">
            <text:p>979.6280266313</text:p>
          </table:table-cell>
          <table:table-cell table:formula="of:=(1-[.I704])*[.H704]" office:value-type="float" office:value="3614.88947669763">
            <text:p>3614.8894766976</text:p>
          </table:table-cell>
          <table:table-cell table:formula="of:=ABS([.G704]-[.A704])" office:value-type="float" office:value="30.47417146995">
            <text:p>30.47</text:p>
          </table:table-cell>
          <table:table-cell table:formula="of:=IF([.L704]&lt;[.$C$9];1;0)" office:value-type="float" office:value="1">
            <text:p>1</text:p>
          </table:table-cell>
          <table:table-cell/>
          <table:table-cell table:formula="of:=IF(AND([.M704];[.B704]);&quot;Not Jammed&quot;;IF([.M7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166">
            <text:p>957.1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4]+([.A705]-[.D704])/COUNTA([.$A$60:.A705])" office:value-type="float" office:value="1017.63423684211">
            <text:p>1017.634</text:p>
          </table:table-cell>
          <table:table-cell table:formula="of:=[.E704]+(([.A705]-[.D704])*([.A705]-[.D704]))" office:value-type="float" office:value="140168152.597253">
            <text:p>140168152.597</text:p>
          </table:table-cell>
          <table:table-cell table:formula="of:=[.E705]/(COUNT([.$A$60:.A705])-1)" office:value-type="float" office:value="217314.965267058">
            <text:p>217314.965</text:p>
          </table:table-cell>
          <table:table-cell table:formula="of:=[.J704]" office:value-type="float" office:value="979.628026631253">
            <text:p>979.6280266313</text:p>
          </table:table-cell>
          <table:table-cell table:formula="of:=[.K704]+[.$C$7]" office:value-type="float" office:value="3674.88947669763">
            <text:p>3674.8894766976</text:p>
          </table:table-cell>
          <table:table-cell table:formula="of:=[.H705]/([.F705]+[.H705])" office:value-type="float" office:value="0.0166292225539438">
            <text:p>0.0166292226</text:p>
          </table:table-cell>
          <table:table-cell table:formula="of:=[.G705]+[.I705]*([.A705] -[.G705] )" office:value-type="float" office:value="979.254500591389">
            <text:p>979.2545005914</text:p>
          </table:table-cell>
          <table:table-cell table:formula="of:=(1-[.I705])*[.H705]" office:value-type="float" office:value="3613.77892172848">
            <text:p>3613.7789217285</text:p>
          </table:table-cell>
          <table:table-cell table:formula="of:=ABS([.G705]-[.A705])" office:value-type="float" office:value="22.4620266312525">
            <text:p>22.46</text:p>
          </table:table-cell>
          <table:table-cell table:formula="of:=IF([.L705]&lt;[.$C$9];1;0)" office:value-type="float" office:value="1">
            <text:p>1</text:p>
          </table:table-cell>
          <table:table-cell/>
          <table:table-cell table:formula="of:=IF(AND([.M705];[.B705]);&quot;Not Jammed&quot;;IF([.M70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5]+([.A706]-[.D705])/COUNTA([.$A$60:.A706])" office:value-type="float" office:value="1017.53507573416">
            <text:p>1017.535</text:p>
          </table:table-cell>
          <table:table-cell table:formula="of:=[.E705]+(([.A706]-[.D705])*([.A706]-[.D705]))" office:value-type="float" office:value="140172268.748292">
            <text:p>140172268.748</text:p>
          </table:table-cell>
          <table:table-cell table:formula="of:=[.E706]/(COUNT([.$A$60:.A706])-1)" office:value-type="float" office:value="216984.936142867">
            <text:p>216984.936</text:p>
          </table:table-cell>
          <table:table-cell table:formula="of:=[.J705]" office:value-type="float" office:value="979.254500591389">
            <text:p>979.2545005914</text:p>
          </table:table-cell>
          <table:table-cell table:formula="of:=[.K705]+[.$C$7]" office:value-type="float" office:value="3673.77892172848">
            <text:p>3673.7789217285</text:p>
          </table:table-cell>
          <table:table-cell table:formula="of:=[.H706]/([.F706]+[.H706])" office:value-type="float" office:value="0.0166491449053033">
            <text:p>0.0166491449</text:p>
          </table:table-cell>
          <table:table-cell table:formula="of:=[.G706]+[.I706]*([.A706] -[.G706] )" office:value-type="float" office:value="978.825327248746">
            <text:p>978.8253272487</text:p>
          </table:table-cell>
          <table:table-cell table:formula="of:=(1-[.I706])*[.H706]" office:value-type="float" office:value="3612.61364411057">
            <text:p>3612.6136441106</text:p>
          </table:table-cell>
          <table:table-cell table:formula="of:=ABS([.G706]-[.A706])" office:value-type="float" office:value="25.7775005913888">
            <text:p>25.78</text:p>
          </table:table-cell>
          <table:table-cell table:formula="of:=IF([.L706]&lt;[.$C$9];1;0)" office:value-type="float" office:value="1">
            <text:p>1</text:p>
          </table:table-cell>
          <table:table-cell/>
          <table:table-cell table:formula="of:=IF(AND([.M706];[.B706]);&quot;Not Jammed&quot;;IF([.M70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6.387">
            <text:p>966.3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6]+([.A707]-[.D706])/COUNTA([.$A$60:.A707])" office:value-type="float" office:value="1017.45614351852">
            <text:p>1017.456</text:p>
          </table:table-cell>
          <table:table-cell table:formula="of:=[.E706]+(([.A707]-[.D706])*([.A707]-[.D706]))" office:value-type="float" office:value="140174884.873943">
            <text:p>140174884.874</text:p>
          </table:table-cell>
          <table:table-cell table:formula="of:=[.E707]/(COUNT([.$A$60:.A707])-1)" office:value-type="float" office:value="216653.608769619">
            <text:p>216653.609</text:p>
          </table:table-cell>
          <table:table-cell table:formula="of:=[.J706]" office:value-type="float" office:value="978.825327248746">
            <text:p>978.8253272487</text:p>
          </table:table-cell>
          <table:table-cell table:formula="of:=[.K706]+[.$C$7]" office:value-type="float" office:value="3672.61364411057">
            <text:p>3672.6136441106</text:p>
          </table:table-cell>
          <table:table-cell table:formula="of:=[.H707]/([.F707]+[.H707])" office:value-type="float" office:value="0.0166689811311435">
            <text:p>0.0166689811</text:p>
          </table:table-cell>
          <table:table-cell table:formula="of:=[.G707]+[.I707]*([.A707] -[.G707] )" office:value-type="float" office:value="978.617993006534">
            <text:p>978.6179930065</text:p>
          </table:table-cell>
          <table:table-cell table:formula="of:=(1-[.I707])*[.H707]" office:value-type="float" office:value="3611.39491657491">
            <text:p>3611.3949165749</text:p>
          </table:table-cell>
          <table:table-cell table:formula="of:=ABS([.G707]-[.A707])" office:value-type="float" office:value="12.4383272487463">
            <text:p>12.44</text:p>
          </table:table-cell>
          <table:table-cell table:formula="of:=IF([.L707]&lt;[.$C$9];1;0)" office:value-type="float" office:value="1">
            <text:p>1</text:p>
          </table:table-cell>
          <table:table-cell/>
          <table:table-cell table:formula="of:=IF(AND([.M707];[.B707]);&quot;Not Jammed&quot;;IF([.M70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4.256">
            <text:p>944.2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7]+([.A708]-[.D707])/COUNTA([.$A$60:.A708])" office:value-type="float" office:value="1017.34335439137">
            <text:p>1017.343</text:p>
          </table:table-cell>
          <table:table-cell table:formula="of:=[.E707]+(([.A708]-[.D707])*([.A708]-[.D707]))" office:value-type="float" office:value="140180243.134954">
            <text:p>140180243.135</text:p>
          </table:table-cell>
          <table:table-cell table:formula="of:=[.E708]/(COUNT([.$A$60:.A708])-1)" office:value-type="float" office:value="216327.53570209">
            <text:p>216327.536</text:p>
          </table:table-cell>
          <table:table-cell table:formula="of:=[.J707]" office:value-type="float" office:value="978.617993006534">
            <text:p>978.6179930065</text:p>
          </table:table-cell>
          <table:table-cell table:formula="of:=[.K707]+[.$C$7]" office:value-type="float" office:value="3671.39491657491">
            <text:p>3671.3949165749</text:p>
          </table:table-cell>
          <table:table-cell table:formula="of:=[.H708]/([.F708]+[.H708])" office:value-type="float" office:value="0.016688239830305">
            <text:p>0.0166882398</text:p>
          </table:table-cell>
          <table:table-cell table:formula="of:=[.G708]+[.I708]*([.A708] -[.G708] )" office:value-type="float" office:value="978.044551826194">
            <text:p>978.0445518262</text:p>
          </table:table-cell>
          <table:table-cell table:formula="of:=(1-[.I708])*[.H708]" office:value-type="float" office:value="3610.12579769535">
            <text:p>3610.1257976954</text:p>
          </table:table-cell>
          <table:table-cell table:formula="of:=ABS([.G708]-[.A708])" office:value-type="float" office:value="34.3619930065339">
            <text:p>34.36</text:p>
          </table:table-cell>
          <table:table-cell table:formula="of:=IF([.L708]&lt;[.$C$9];1;0)" office:value-type="float" office:value="1">
            <text:p>1</text:p>
          </table:table-cell>
          <table:table-cell/>
          <table:table-cell table:formula="of:=IF(AND([.M708];[.B708]);&quot;Not Jammed&quot;;IF([.M70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9.789">
            <text:p>949.78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8]+([.A709]-[.D708])/COUNTA([.$A$60:.A709])" office:value-type="float" office:value="1017.23942461538">
            <text:p>1017.239</text:p>
          </table:table-cell>
          <table:table-cell table:formula="of:=[.E708]+(([.A709]-[.D708])*([.A709]-[.D708]))" office:value-type="float" office:value="140184806.725752">
            <text:p>140184806.726</text:p>
          </table:table-cell>
          <table:table-cell table:formula="of:=[.E709]/(COUNT([.$A$60:.A709])-1)" office:value-type="float" office:value="216001.243028893">
            <text:p>216001.243</text:p>
          </table:table-cell>
          <table:table-cell table:formula="of:=[.J708]" office:value-type="float" office:value="978.044551826194">
            <text:p>978.0445518262</text:p>
          </table:table-cell>
          <table:table-cell table:formula="of:=[.K708]+[.$C$7]" office:value-type="float" office:value="3670.12579769535">
            <text:p>3670.1257976954</text:p>
          </table:table-cell>
          <table:table-cell table:formula="of:=[.H709]/([.F709]+[.H709])" office:value-type="float" office:value="0.0167073470580164">
            <text:p>0.0167073471</text:p>
          </table:table-cell>
          <table:table-cell table:formula="of:=[.G709]+[.I709]*([.A709] -[.G709] )" office:value-type="float" office:value="977.572476515518">
            <text:p>977.5724765155</text:p>
          </table:table-cell>
          <table:table-cell table:formula="of:=(1-[.I709])*[.H709]" office:value-type="float" office:value="3608.80773224667">
            <text:p>3608.8077322467</text:p>
          </table:table-cell>
          <table:table-cell table:formula="of:=ABS([.G709]-[.A709])" office:value-type="float" office:value="28.2555518261936">
            <text:p>28.26</text:p>
          </table:table-cell>
          <table:table-cell table:formula="of:=IF([.L709]&lt;[.$C$9];1;0)" office:value-type="float" office:value="1">
            <text:p>1</text:p>
          </table:table-cell>
          <table:table-cell/>
          <table:table-cell table:formula="of:=IF(AND([.M709];[.B709]);&quot;Not Jammed&quot;;IF([.M7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6.305">
            <text:p>896.3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09]+([.A710]-[.D709])/COUNTA([.$A$60:.A710])" office:value-type="float" office:value="1017.05365745008">
            <text:p>1017.054</text:p>
          </table:table-cell>
          <table:table-cell table:formula="of:=[.E709]+(([.A710]-[.D709])*([.A710]-[.D709]))" office:value-type="float" office:value="140199431.860809">
            <text:p>140199431.861</text:p>
          </table:table-cell>
          <table:table-cell table:formula="of:=[.E710]/(COUNT([.$A$60:.A710])-1)" office:value-type="float" office:value="215691.433632013">
            <text:p>215691.434</text:p>
          </table:table-cell>
          <table:table-cell table:formula="of:=[.J709]" office:value-type="float" office:value="977.572476515518">
            <text:p>977.5724765155</text:p>
          </table:table-cell>
          <table:table-cell table:formula="of:=[.K709]+[.$C$7]" office:value-type="float" office:value="3668.80773224667">
            <text:p>3668.8077322467</text:p>
          </table:table-cell>
          <table:table-cell table:formula="of:=[.H710]/([.F710]+[.H710])" office:value-type="float" office:value="0.0167250350812407">
            <text:p>0.0167250351</text:p>
          </table:table-cell>
          <table:table-cell table:formula="of:=[.G710]+[.I710]*([.A710] -[.G710] )" office:value-type="float" office:value="976.213275119832">
            <text:p>976.2132751198</text:p>
          </table:table-cell>
          <table:table-cell table:formula="of:=(1-[.I710])*[.H710]" office:value-type="float" office:value="3607.44679421852">
            <text:p>3607.4467942185</text:p>
          </table:table-cell>
          <table:table-cell table:formula="of:=ABS([.G710]-[.A710])" office:value-type="float" office:value="81.2674765155176">
            <text:p>81.27</text:p>
          </table:table-cell>
          <table:table-cell table:formula="of:=IF([.L710]&lt;[.$C$9];1;0)" office:value-type="float" office:value="1">
            <text:p>1</text:p>
          </table:table-cell>
          <table:table-cell/>
          <table:table-cell table:formula="of:=IF(AND([.M710];[.B710]);&quot;Not Jammed&quot;;IF([.M7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85.48">
            <text:p>885.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0]+([.A711]-[.D710])/COUNTA([.$A$60:.A711])" office:value-type="float" office:value="1016.85185736196">
            <text:p>1016.852</text:p>
          </table:table-cell>
          <table:table-cell table:formula="of:=[.E710]+(([.A711]-[.D710])*([.A711]-[.D710]))" office:value-type="float" office:value="140216743.488143">
            <text:p>140216743.488</text:p>
          </table:table-cell>
          <table:table-cell table:formula="of:=[.E711]/(COUNT([.$A$60:.A711])-1)" office:value-type="float" office:value="215386.702746764">
            <text:p>215386.703</text:p>
          </table:table-cell>
          <table:table-cell table:formula="of:=[.J710]" office:value-type="float" office:value="976.213275119832">
            <text:p>976.2132751198</text:p>
          </table:table-cell>
          <table:table-cell table:formula="of:=[.K710]+[.$C$7]" office:value-type="float" office:value="3667.44679421852">
            <text:p>3667.4467942185</text:p>
          </table:table-cell>
          <table:table-cell table:formula="of:=[.H711]/([.F711]+[.H711])" office:value-type="float" office:value="0.0167421927496168">
            <text:p>0.0167421927</text:p>
          </table:table-cell>
          <table:table-cell table:formula="of:=[.G711]+[.I711]*([.A711] -[.G711] )" office:value-type="float" office:value="974.694201138972">
            <text:p>974.694201139</text:p>
          </table:table-cell>
          <table:table-cell table:formula="of:=(1-[.I711])*[.H711]" office:value-type="float" office:value="3606.04569309075">
            <text:p>3606.0456930908</text:p>
          </table:table-cell>
          <table:table-cell table:formula="of:=ABS([.G711]-[.A711])" office:value-type="float" office:value="90.7332751198317">
            <text:p>90.73</text:p>
          </table:table-cell>
          <table:table-cell table:formula="of:=IF([.L711]&lt;[.$C$9];1;0)" office:value-type="float" office:value="1">
            <text:p>1</text:p>
          </table:table-cell>
          <table:table-cell/>
          <table:table-cell table:formula="of:=IF(AND([.M711];[.B711]);&quot;Not Jammed&quot;;IF([.M7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2.375">
            <text:p>892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1]+([.A712]-[.D711])/COUNTA([.$A$60:.A712])" office:value-type="float" office:value="1016.66123430322">
            <text:p>1016.661</text:p>
          </table:table-cell>
          <table:table-cell table:formula="of:=[.E711]+(([.A712]-[.D711])*([.A712]-[.D711]))" office:value-type="float" office:value="140232237.976162">
            <text:p>140232237.976</text:p>
          </table:table-cell>
          <table:table-cell table:formula="of:=[.E712]/(COUNT([.$A$60:.A712])-1)" office:value-type="float" office:value="215080.119595341">
            <text:p>215080.120</text:p>
          </table:table-cell>
          <table:table-cell table:formula="of:=[.J711]" office:value-type="float" office:value="974.694201138972">
            <text:p>974.694201139</text:p>
          </table:table-cell>
          <table:table-cell table:formula="of:=[.K711]+[.$C$7]" office:value-type="float" office:value="3666.04569309075">
            <text:p>3666.0456930908</text:p>
          </table:table-cell>
          <table:table-cell table:formula="of:=[.H712]/([.F712]+[.H712])" office:value-type="float" office:value="0.0167593598189793">
            <text:p>0.0167593598</text:p>
          </table:table-cell>
          <table:table-cell table:formula="of:=[.G712]+[.I712]*([.A712] -[.G712] )" office:value-type="float" office:value="973.314584027073">
            <text:p>973.3145840271</text:p>
          </table:table-cell>
          <table:table-cell table:formula="of:=(1-[.I712])*[.H712]" office:value-type="float" office:value="3604.60511420742">
            <text:p>3604.6051142074</text:p>
          </table:table-cell>
          <table:table-cell table:formula="of:=ABS([.G712]-[.A712])" office:value-type="float" office:value="82.3192011389715">
            <text:p>82.32</text:p>
          </table:table-cell>
          <table:table-cell table:formula="of:=IF([.L712]&lt;[.$C$9];1;0)" office:value-type="float" office:value="1">
            <text:p>1</text:p>
          </table:table-cell>
          <table:table-cell/>
          <table:table-cell table:formula="of:=IF(AND([.M712];[.B712]);&quot;Not Jammed&quot;;IF([.M71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3.443">
            <text:p>933.443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712]+([.A713]-[.D712])/COUNTA([.$A$60:.A713])" office:value-type="float" office:value="1016.53398929664">
            <text:p>1016.534</text:p>
          </table:table-cell>
          <table:table-cell table:formula="of:=[.E712]+(([.A713]-[.D712])*([.A713]-[.D712]))" office:value-type="float" office:value="140239163.250683">
            <text:p>140239163.251</text:p>
          </table:table-cell>
          <table:table-cell table:formula="of:=[.E713]/(COUNT([.$A$60:.A713])-1)" office:value-type="float" office:value="214761.352604414">
            <text:p>214761.353</text:p>
          </table:table-cell>
          <table:table-cell table:formula="of:=[.J712]" office:value-type="float" office:value="973.314584027073">
            <text:p>973.3145840271</text:p>
          </table:table-cell>
          <table:table-cell table:formula="of:=[.K712]+[.$C$7]" office:value-type="float" office:value="3664.60511420742">
            <text:p>3664.6051142074</text:p>
          </table:table-cell>
          <table:table-cell table:formula="of:=[.H713]/([.F713]+[.H713])" office:value-type="float" office:value="0.0167773333924359">
            <text:p>0.0167773334</text:p>
          </table:table-cell>
          <table:table-cell table:formula="of:=[.G713]+[.I713]*([.A713] -[.G713] )" office:value-type="float" office:value="972.645645168966">
            <text:p>972.645645169</text:p>
          </table:table-cell>
          <table:table-cell table:formula="of:=(1-[.I713])*[.H713]" office:value-type="float" office:value="3603.12281245474">
            <text:p>3603.1228124547</text:p>
          </table:table-cell>
          <table:table-cell table:formula="of:=ABS([.G713]-[.A713])" office:value-type="float" office:value="39.8715840270726">
            <text:p>39.87</text:p>
          </table:table-cell>
          <table:table-cell table:formula="of:=IF([.L713]&lt;[.$C$9];1;0)" office:value-type="float" office:value="1">
            <text:p>1</text:p>
          </table:table-cell>
          <table:table-cell/>
          <table:table-cell table:formula="of:=IF(AND([.M713];[.B713]);&quot;Not Jammed&quot;;IF([.M713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949.789">
            <text:p>949.78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3]+([.A714]-[.D713])/COUNTA([.$A$60:.A714])" office:value-type="float" office:value="1016.43208854962">
            <text:p>1016.432</text:p>
          </table:table-cell>
          <table:table-cell table:formula="of:=[.E713]+(([.A714]-[.D713])*([.A714]-[.D713]))" office:value-type="float" office:value="140243618.144279">
            <text:p>140243618.144</text:p>
          </table:table-cell>
          <table:table-cell table:formula="of:=[.E714]/(COUNT([.$A$60:.A714])-1)" office:value-type="float" office:value="214439.783095228">
            <text:p>214439.783</text:p>
          </table:table-cell>
          <table:table-cell table:formula="of:=[.J713]" office:value-type="float" office:value="972.645645168966">
            <text:p>972.645645169</text:p>
          </table:table-cell>
          <table:table-cell table:formula="of:=[.K713]+[.$C$7]" office:value-type="float" office:value="3663.12281245474">
            <text:p>3663.1228124547</text:p>
          </table:table-cell>
          <table:table-cell table:formula="of:=[.H714]/([.F714]+[.H714])" office:value-type="float" office:value="0.0167953874672594">
            <text:p>0.0167953875</text:p>
          </table:table-cell>
          <table:table-cell table:formula="of:=[.G714]+[.I714]*([.A714] -[.G714] )" office:value-type="float" office:value="972.261758957152">
            <text:p>972.2617589572</text:p>
          </table:table-cell>
          <table:table-cell table:formula="of:=(1-[.I714])*[.H714]" office:value-type="float" office:value="3601.5992454794">
            <text:p>3601.5992454794</text:p>
          </table:table-cell>
          <table:table-cell table:formula="of:=ABS([.G714]-[.A714])" office:value-type="float" office:value="22.8566451689659">
            <text:p>22.86</text:p>
          </table:table-cell>
          <table:table-cell table:formula="of:=IF([.L714]&lt;[.$C$9];1;0)" office:value-type="float" office:value="1">
            <text:p>1</text:p>
          </table:table-cell>
          <table:table-cell/>
          <table:table-cell table:formula="of:=IF(AND([.M714];[.B714]);&quot;Not Jammed&quot;;IF([.M71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2.667">
            <text:p>942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4]+([.A715]-[.D714])/COUNTA([.$A$60:.A715])" office:value-type="float" office:value="1016.31964176829">
            <text:p>1016.320</text:p>
          </table:table-cell>
          <table:table-cell table:formula="of:=[.E714]+(([.A715]-[.D714])*([.A715]-[.D714]))" office:value-type="float" office:value="140249059.432568">
            <text:p>140249059.433</text:p>
          </table:table-cell>
          <table:table-cell table:formula="of:=[.E715]/(COUNT([.$A$60:.A715])-1)" office:value-type="float" office:value="214120.701423767">
            <text:p>214120.701</text:p>
          </table:table-cell>
          <table:table-cell table:formula="of:=[.J714]" office:value-type="float" office:value="972.261758957152">
            <text:p>972.2617589572</text:p>
          </table:table-cell>
          <table:table-cell table:formula="of:=[.K714]+[.$C$7]" office:value-type="float" office:value="3661.5992454794">
            <text:p>3661.5992454794</text:p>
          </table:table-cell>
          <table:table-cell table:formula="of:=[.H715]/([.F715]+[.H715])" office:value-type="float" office:value="0.0168131167419358">
            <text:p>0.0168131167</text:p>
          </table:table-cell>
          <table:table-cell table:formula="of:=[.G715]+[.I715]*([.A715] -[.G715] )" office:value-type="float" office:value="971.764178819855">
            <text:p>971.7641788199</text:p>
          </table:table-cell>
          <table:table-cell table:formula="of:=(1-[.I715])*[.H715]" office:value-type="float" office:value="3600.03634990297">
            <text:p>3600.036349903</text:p>
          </table:table-cell>
          <table:table-cell table:formula="of:=ABS([.G715]-[.A715])" office:value-type="float" office:value="29.5947589571514">
            <text:p>29.59</text:p>
          </table:table-cell>
          <table:table-cell table:formula="of:=IF([.L715]&lt;[.$C$9];1;0)" office:value-type="float" office:value="1">
            <text:p>1</text:p>
          </table:table-cell>
          <table:table-cell/>
          <table:table-cell table:formula="of:=IF(AND([.M715];[.B715]);&quot;Not Jammed&quot;;IF([.M7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7.944">
            <text:p>947.9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5]+([.A716]-[.D715])/COUNTA([.$A$60:.A716])" office:value-type="float" office:value="1016.21556925419">
            <text:p>1016.216</text:p>
          </table:table-cell>
          <table:table-cell table:formula="of:=[.E715]+(([.A716]-[.D715])*([.A716]-[.D715]))" office:value-type="float" office:value="140253734.660955">
            <text:p>140253734.661</text:p>
          </table:table-cell>
          <table:table-cell table:formula="of:=[.E716]/(COUNT([.$A$60:.A716])-1)" office:value-type="float" office:value="213801.424788041">
            <text:p>213801.425</text:p>
          </table:table-cell>
          <table:table-cell table:formula="of:=[.J715]" office:value-type="float" office:value="971.764178819855">
            <text:p>971.7641788199</text:p>
          </table:table-cell>
          <table:table-cell table:formula="of:=[.K715]+[.$C$7]" office:value-type="float" office:value="3660.03634990297">
            <text:p>3660.036349903</text:p>
          </table:table-cell>
          <table:table-cell table:formula="of:=[.H716]/([.F716]+[.H716])" office:value-type="float" office:value="0.0168307355737911">
            <text:p>0.0168307356</text:p>
          </table:table-cell>
          <table:table-cell table:formula="of:=[.G716]+[.I716]*([.A716] -[.G716] )" office:value-type="float" office:value="971.363267688818">
            <text:p>971.3632676888</text:p>
          </table:table-cell>
          <table:table-cell table:formula="of:=(1-[.I716])*[.H716]" office:value-type="float" office:value="3598.43524590729">
            <text:p>3598.4352459073</text:p>
          </table:table-cell>
          <table:table-cell table:formula="of:=ABS([.G716]-[.A716])" office:value-type="float" office:value="23.8201788198554">
            <text:p>23.82</text:p>
          </table:table-cell>
          <table:table-cell table:formula="of:=IF([.L716]&lt;[.$C$9];1;0)" office:value-type="float" office:value="1">
            <text:p>1</text:p>
          </table:table-cell>
          <table:table-cell/>
          <table:table-cell table:formula="of:=IF(AND([.M716];[.B716]);&quot;Not Jammed&quot;;IF([.M71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6.357">
            <text:p>946.3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6]+([.A717]-[.D716])/COUNTA([.$A$60:.A717])" office:value-type="float" office:value="1016.10940121581">
            <text:p>1016.109</text:p>
          </table:table-cell>
          <table:table-cell table:formula="of:=[.E716]+(([.A717]-[.D716])*([.A717]-[.D716]))" office:value-type="float" office:value="140258614.880653">
            <text:p>140258614.881</text:p>
          </table:table-cell>
          <table:table-cell table:formula="of:=[.E717]/(COUNT([.$A$60:.A717])-1)" office:value-type="float" office:value="213483.43208623">
            <text:p>213483.432</text:p>
          </table:table-cell>
          <table:table-cell table:formula="of:=[.J716]" office:value-type="float" office:value="971.363267688818">
            <text:p>971.3632676888</text:p>
          </table:table-cell>
          <table:table-cell table:formula="of:=[.K716]+[.$C$7]" office:value-type="float" office:value="3658.43524590729">
            <text:p>3658.4352459073</text:p>
          </table:table-cell>
          <table:table-cell table:formula="of:=[.H717]/([.F717]+[.H717])" office:value-type="float" office:value="0.0168481338530234">
            <text:p>0.0168481339</text:p>
          </table:table-cell>
          <table:table-cell table:formula="of:=[.G717]+[.I717]*([.A717] -[.G717] )" office:value-type="float" office:value="970.941958743632">
            <text:p>970.9419587436</text:p>
          </table:table-cell>
          <table:table-cell table:formula="of:=(1-[.I717])*[.H717]" office:value-type="float" office:value="3596.79743919163">
            <text:p>3596.7974391916</text:p>
          </table:table-cell>
          <table:table-cell table:formula="of:=ABS([.G717]-[.A717])" office:value-type="float" office:value="25.006267688818">
            <text:p>25.01</text:p>
          </table:table-cell>
          <table:table-cell table:formula="of:=IF([.L717]&lt;[.$C$9];1;0)" office:value-type="float" office:value="1">
            <text:p>1</text:p>
          </table:table-cell>
          <table:table-cell/>
          <table:table-cell table:formula="of:=IF(AND([.M717];[.B717]);&quot;Not Jammed&quot;;IF([.M7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1.891">
            <text:p>951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7]+([.A718]-[.D717])/COUNTA([.$A$60:.A718])" office:value-type="float" office:value="1016.01195295903">
            <text:p>1016.012</text:p>
          </table:table-cell>
          <table:table-cell table:formula="of:=[.E717]+(([.A718]-[.D717])*([.A718]-[.D717]))" office:value-type="float" office:value="140262738.883708">
            <text:p>140262738.884</text:p>
          </table:table-cell>
          <table:table-cell table:formula="of:=[.E718]/(COUNT([.$A$60:.A718])-1)" office:value-type="float" office:value="213165.25666217">
            <text:p>213165.257</text:p>
          </table:table-cell>
          <table:table-cell table:formula="of:=[.J717]" office:value-type="float" office:value="970.941958743632">
            <text:p>970.9419587436</text:p>
          </table:table-cell>
          <table:table-cell table:formula="of:=[.K717]+[.$C$7]" office:value-type="float" office:value="3656.79743919163">
            <text:p>3656.7974391916</text:p>
          </table:table-cell>
          <table:table-cell table:formula="of:=[.H718]/([.F718]+[.H718])" office:value-type="float" office:value="0.0168654312143087">
            <text:p>0.0168654312</text:p>
          </table:table-cell>
          <table:table-cell table:formula="of:=[.G718]+[.I718]*([.A718] -[.G718] )" office:value-type="float" office:value="970.620656109375">
            <text:p>970.6206561094</text:p>
          </table:table-cell>
          <table:table-cell table:formula="of:=(1-[.I718])*[.H718]" office:value-type="float" office:value="3595.12397351628">
            <text:p>3595.1239735163</text:p>
          </table:table-cell>
          <table:table-cell table:formula="of:=ABS([.G718]-[.A718])" office:value-type="float" office:value="19.0509587436322">
            <text:p>19.05</text:p>
          </table:table-cell>
          <table:table-cell table:formula="of:=IF([.L718]&lt;[.$C$9];1;0)" office:value-type="float" office:value="1">
            <text:p>1</text:p>
          </table:table-cell>
          <table:table-cell/>
          <table:table-cell table:formula="of:=IF(AND([.M718];[.B718]);&quot;Not Jammed&quot;;IF([.M71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0.046">
            <text:p>950.0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8]+([.A719]-[.D718])/COUNTA([.$A$60:.A719])" office:value-type="float" office:value="1015.91200454545">
            <text:p>1015.912</text:p>
          </table:table-cell>
          <table:table-cell table:formula="of:=[.E718]+(([.A719]-[.D718])*([.A719]-[.D718]))" office:value-type="float" office:value="140267090.390658">
            <text:p>140267090.391</text:p>
          </table:table-cell>
          <table:table-cell table:formula="of:=[.E719]/(COUNT([.$A$60:.A719])-1)" office:value-type="float" office:value="212848.39209508">
            <text:p>212848.392</text:p>
          </table:table-cell>
          <table:table-cell table:formula="of:=[.J718]" office:value-type="float" office:value="970.620656109375">
            <text:p>970.6206561094</text:p>
          </table:table-cell>
          <table:table-cell table:formula="of:=[.K718]+[.$C$7]" office:value-type="float" office:value="3655.12397351628">
            <text:p>3655.1239735163</text:p>
          </table:table-cell>
          <table:table-cell table:formula="of:=[.H719]/([.F719]+[.H719])" office:value-type="float" office:value="0.01688251553549">
            <text:p>0.0168825155</text:p>
          </table:table-cell>
          <table:table-cell table:formula="of:=[.G719]+[.I719]*([.A719] -[.G719] )" office:value-type="float" office:value="970.273304157971">
            <text:p>970.273304158</text:p>
          </table:table-cell>
          <table:table-cell table:formula="of:=(1-[.I719])*[.H719]" office:value-type="float" office:value="3593.41628624925">
            <text:p>3593.4162862493</text:p>
          </table:table-cell>
          <table:table-cell table:formula="of:=ABS([.G719]-[.A719])" office:value-type="float" office:value="20.5746561093748">
            <text:p>20.57</text:p>
          </table:table-cell>
          <table:table-cell table:formula="of:=IF([.L719]&lt;[.$C$9];1;0)" office:value-type="float" office:value="1">
            <text:p>1</text:p>
          </table:table-cell>
          <table:table-cell/>
          <table:table-cell table:formula="of:=IF(AND([.M719];[.B719]);&quot;Not Jammed&quot;;IF([.M7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2.156">
            <text:p>942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19]+([.A720]-[.D719])/COUNTA([.$A$60:.A720])" office:value-type="float" office:value="1015.80042208775">
            <text:p>1015.800</text:p>
          </table:table-cell>
          <table:table-cell table:formula="of:=[.E719]+(([.A720]-[.D719])*([.A720]-[.D719]))" office:value-type="float" office:value="140272530.338864">
            <text:p>140272530.339</text:p>
          </table:table-cell>
          <table:table-cell table:formula="of:=[.E720]/(COUNT([.$A$60:.A720])-1)" office:value-type="float" office:value="212534.136877067">
            <text:p>212534.137</text:p>
          </table:table-cell>
          <table:table-cell table:formula="of:=[.J719]" office:value-type="float" office:value="970.273304157971">
            <text:p>970.273304158</text:p>
          </table:table-cell>
          <table:table-cell table:formula="of:=[.K719]+[.$C$7]" office:value-type="float" office:value="3653.41628624925">
            <text:p>3653.4162862493</text:p>
          </table:table-cell>
          <table:table-cell table:formula="of:=[.H720]/([.F720]+[.H720])" office:value-type="float" office:value="0.0168992906057331">
            <text:p>0.0168992906</text:p>
          </table:table-cell>
          <table:table-cell table:formula="of:=[.G720]+[.I720]*([.A720] -[.G720] )" office:value-type="float" office:value="969.798141663956">
            <text:p>969.798141664</text:p>
          </table:table-cell>
          <table:table-cell table:formula="of:=(1-[.I720])*[.H720]" office:value-type="float" office:value="3591.67614272421">
            <text:p>3591.6761427242</text:p>
          </table:table-cell>
          <table:table-cell table:formula="of:=ABS([.G720]-[.A720])" office:value-type="float" office:value="28.117304157971">
            <text:p>28.12</text:p>
          </table:table-cell>
          <table:table-cell table:formula="of:=IF([.L720]&lt;[.$C$9];1;0)" office:value-type="float" office:value="1">
            <text:p>1</text:p>
          </table:table-cell>
          <table:table-cell/>
          <table:table-cell table:formula="of:=IF(AND([.M720];[.B720]);&quot;Not Jammed&quot;;IF([.M7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6.879">
            <text:p>936.8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0]+([.A721]-[.D720])/COUNTA([.$A$60:.A721])" office:value-type="float" office:value="1015.68120543807">
            <text:p>1015.681</text:p>
          </table:table-cell>
          <table:table-cell table:formula="of:=[.E720]+(([.A721]-[.D720])*([.A721]-[.D720]))" office:value-type="float" office:value="140278758.929728">
            <text:p>140278758.930</text:p>
          </table:table-cell>
          <table:table-cell table:formula="of:=[.E721]/(COUNT([.$A$60:.A721])-1)" office:value-type="float" office:value="212222.025612297">
            <text:p>212222.026</text:p>
          </table:table-cell>
          <table:table-cell table:formula="of:=[.J720]" office:value-type="float" office:value="969.798141663956">
            <text:p>969.798141664</text:p>
          </table:table-cell>
          <table:table-cell table:formula="of:=[.K720]+[.$C$7]" office:value-type="float" office:value="3651.67614272421">
            <text:p>3651.6761427242</text:p>
          </table:table-cell>
          <table:table-cell table:formula="of:=[.H721]/([.F721]+[.H721])" office:value-type="float" office:value="0.016915798974292">
            <text:p>0.016915799</text:p>
          </table:table-cell>
          <table:table-cell table:formula="of:=[.G721]+[.I721]*([.A721] -[.G721] )" office:value-type="float" office:value="969.241288081162">
            <text:p>969.2412880812</text:p>
          </table:table-cell>
          <table:table-cell table:formula="of:=(1-[.I721])*[.H721]" office:value-type="float" office:value="3589.90512317467">
            <text:p>3589.9051231747</text:p>
          </table:table-cell>
          <table:table-cell table:formula="of:=ABS([.G721]-[.A721])" office:value-type="float" office:value="32.9191416639557">
            <text:p>32.92</text:p>
          </table:table-cell>
          <table:table-cell table:formula="of:=IF([.L721]&lt;[.$C$9];1;0)" office:value-type="float" office:value="1">
            <text:p>1</text:p>
          </table:table-cell>
          <table:table-cell/>
          <table:table-cell table:formula="of:=IF(AND([.M721];[.B721]);&quot;Not Jammed&quot;;IF([.M7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59.625">
            <text:p>759.6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1]+([.A722]-[.D721])/COUNTA([.$A$60:.A722])" office:value-type="float" office:value="1015.29499698341">
            <text:p>1015.295</text:p>
          </table:table-cell>
          <table:table-cell table:formula="of:=[.E721]+(([.A722]-[.D721])*([.A722]-[.D721]))" office:value-type="float" office:value="140344323.710072">
            <text:p>140344323.710</text:p>
          </table:table-cell>
          <table:table-cell table:formula="of:=[.E722]/(COUNT([.$A$60:.A722])-1)" office:value-type="float" office:value="212000.488988024">
            <text:p>212000.489</text:p>
          </table:table-cell>
          <table:table-cell table:formula="of:=[.J721]" office:value-type="float" office:value="969.241288081162">
            <text:p>969.2412880812</text:p>
          </table:table-cell>
          <table:table-cell table:formula="of:=[.K721]+[.$C$7]" office:value-type="float" office:value="3649.90512317467">
            <text:p>3649.9051231747</text:p>
          </table:table-cell>
          <table:table-cell table:formula="of:=[.H722]/([.F722]+[.H722])" office:value-type="float" office:value="0.0169251029575797">
            <text:p>0.016925103</text:p>
          </table:table-cell>
          <table:table-cell table:formula="of:=[.G722]+[.I722]*([.A722] -[.G722] )" office:value-type="float" office:value="965.693510823803">
            <text:p>965.6935108238</text:p>
          </table:table-cell>
          <table:table-cell table:formula="of:=(1-[.I722])*[.H722]" office:value-type="float" office:value="3588.13010317954">
            <text:p>3588.1301031795</text:p>
          </table:table-cell>
          <table:table-cell table:formula="of:=ABS([.G722]-[.A722])" office:value-type="float" office:value="209.616288081162">
            <text:p>209.62</text:p>
          </table:table-cell>
          <table:table-cell table:formula="of:=IF([.L722]&lt;[.$C$9];1;0)" office:value-type="float" office:value="0">
            <text:p>0</text:p>
          </table:table-cell>
          <table:table-cell/>
          <table:table-cell table:formula="of:=IF(AND([.M722];[.B722]);&quot;Not Jammed&quot;;IF([.M7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3.704">
            <text:p>1043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2]+([.A723]-[.D722])/COUNTA([.$A$60:.A723])" office:value-type="float" office:value="1015.33778162651">
            <text:p>1015.338</text:p>
          </table:table-cell>
          <table:table-cell table:formula="of:=[.E722]+(([.A723]-[.D722])*([.A723]-[.D722]))" office:value-type="float" office:value="140345130.781524">
            <text:p>140345130.782</text:p>
          </table:table-cell>
          <table:table-cell table:formula="of:=[.E723]/(COUNT([.$A$60:.A723])-1)" office:value-type="float" office:value="211681.946880127">
            <text:p>211681.947</text:p>
          </table:table-cell>
          <table:table-cell table:formula="of:=[.J722]" office:value-type="float" office:value="965.693510823803">
            <text:p>965.6935108238</text:p>
          </table:table-cell>
          <table:table-cell table:formula="of:=[.K722]+[.$C$7]" office:value-type="float" office:value="3648.13010317954">
            <text:p>3648.1301031795</text:p>
          </table:table-cell>
          <table:table-cell table:formula="of:=[.H723]/([.F723]+[.H723])" office:value-type="float" office:value="0.0169420368686459">
            <text:p>0.0169420369</text:p>
          </table:table-cell>
          <table:table-cell table:formula="of:=[.G723]+[.I723]*([.A723] -[.G723] )" office:value-type="float" office:value="967.015167407567">
            <text:p>967.0151674076</text:p>
          </table:table-cell>
          <table:table-cell table:formula="of:=(1-[.I723])*[.H723]" office:value-type="float" office:value="3586.32334846985">
            <text:p>3586.3233484699</text:p>
          </table:table-cell>
          <table:table-cell table:formula="of:=ABS([.G723]-[.A723])" office:value-type="float" office:value="78.0104891761973">
            <text:p>78.01</text:p>
          </table:table-cell>
          <table:table-cell table:formula="of:=IF([.L723]&lt;[.$C$9];1;0)" office:value-type="float" office:value="1">
            <text:p>1</text:p>
          </table:table-cell>
          <table:table-cell/>
          <table:table-cell table:formula="of:=IF(AND([.M723];[.B723]);&quot;Not Jammed&quot;;IF([.M7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0.721">
            <text:p>1040.72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3]+([.A724]-[.D723])/COUNTA([.$A$60:.A724])" office:value-type="float" office:value="1015.3759518797">
            <text:p>1015.376</text:p>
          </table:table-cell>
          <table:table-cell table:formula="of:=[.E723]+(([.A724]-[.D723])*([.A724]-[.D723]))" office:value-type="float" office:value="140345775.089299">
            <text:p>140345775.089</text:p>
          </table:table-cell>
          <table:table-cell table:formula="of:=[.E724]/(COUNT([.$A$60:.A724])-1)" office:value-type="float" office:value="211364.11911039">
            <text:p>211364.119</text:p>
          </table:table-cell>
          <table:table-cell table:formula="of:=[.J723]" office:value-type="float" office:value="967.015167407567">
            <text:p>967.0151674076</text:p>
          </table:table-cell>
          <table:table-cell table:formula="of:=[.K723]+[.$C$7]" office:value-type="float" office:value="3646.32334846985">
            <text:p>3646.3233484699</text:p>
          </table:table-cell>
          <table:table-cell table:formula="of:=[.H724]/([.F724]+[.H724])" office:value-type="float" office:value="0.0169588197985665">
            <text:p>0.0169588198</text:p>
          </table:table-cell>
          <table:table-cell table:formula="of:=[.G724]+[.I724]*([.A724] -[.G724] )" office:value-type="float" office:value="968.265131340605">
            <text:p>968.2651313406</text:p>
          </table:table-cell>
          <table:table-cell table:formula="of:=(1-[.I724])*[.H724]" office:value-type="float" office:value="3584.48600787585">
            <text:p>3584.4860078759</text:p>
          </table:table-cell>
          <table:table-cell table:formula="of:=ABS([.G724]-[.A724])" office:value-type="float" office:value="73.7058325924331">
            <text:p>73.71</text:p>
          </table:table-cell>
          <table:table-cell table:formula="of:=IF([.L724]&lt;[.$C$9];1;0)" office:value-type="float" office:value="1">
            <text:p>1</text:p>
          </table:table-cell>
          <table:table-cell/>
          <table:table-cell table:formula="of:=IF(AND([.M724];[.B724]);&quot;Not Jammed&quot;;IF([.M7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6.75">
            <text:p>1036.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4]+([.A725]-[.D724])/COUNTA([.$A$60:.A725])" office:value-type="float" office:value="1015.40804504505">
            <text:p>1015.408</text:p>
          </table:table-cell>
          <table:table-cell table:formula="of:=[.E724]+(([.A725]-[.D724])*([.A725]-[.D724]))" office:value-type="float" office:value="140346231.939232">
            <text:p>140346231.939</text:p>
          </table:table-cell>
          <table:table-cell table:formula="of:=[.E725]/(COUNT([.$A$60:.A725])-1)" office:value-type="float" office:value="211046.965322154">
            <text:p>211046.965</text:p>
          </table:table-cell>
          <table:table-cell table:formula="of:=[.J724]" office:value-type="float" office:value="968.265131340605">
            <text:p>968.2651313406</text:p>
          </table:table-cell>
          <table:table-cell table:formula="of:=[.K724]+[.$C$7]" office:value-type="float" office:value="3644.48600787585">
            <text:p>3644.4860078759</text:p>
          </table:table-cell>
          <table:table-cell table:formula="of:=[.H725]/([.F725]+[.H725])" office:value-type="float" office:value="0.0169754593641153">
            <text:p>0.0169754594</text:p>
          </table:table-cell>
          <table:table-cell table:formula="of:=[.G725]+[.I725]*([.A725] -[.G725] )" office:value-type="float" office:value="969.42769344559">
            <text:p>969.4276934456</text:p>
          </table:table-cell>
          <table:table-cell table:formula="of:=(1-[.I725])*[.H725]" office:value-type="float" office:value="3582.61918374606">
            <text:p>3582.6191837461</text:p>
          </table:table-cell>
          <table:table-cell table:formula="of:=ABS([.G725]-[.A725])" office:value-type="float" office:value="68.4848686593947">
            <text:p>68.48</text:p>
          </table:table-cell>
          <table:table-cell table:formula="of:=IF([.L725]&lt;[.$C$9];1;0)" office:value-type="float" office:value="1">
            <text:p>1</text:p>
          </table:table-cell>
          <table:table-cell/>
          <table:table-cell table:formula="of:=IF(AND([.M725];[.B725]);&quot;Not Jammed&quot;;IF([.M72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5.69">
            <text:p>1045.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5]+([.A726]-[.D725])/COUNTA([.$A$60:.A726])" office:value-type="float" office:value="1015.45344527736">
            <text:p>1015.453</text:p>
          </table:table-cell>
          <table:table-cell table:formula="of:=[.E725]+(([.A726]-[.D725])*([.A726]-[.D725]))" office:value-type="float" office:value="140347148.936028">
            <text:p>140347148.936</text:p>
          </table:table-cell>
          <table:table-cell table:formula="of:=[.E726]/(COUNT([.$A$60:.A726])-1)" office:value-type="float" office:value="210731.454858901">
            <text:p>210731.455</text:p>
          </table:table-cell>
          <table:table-cell table:formula="of:=[.J725]" office:value-type="float" office:value="969.42769344559">
            <text:p>969.4276934456</text:p>
          </table:table-cell>
          <table:table-cell table:formula="of:=[.K725]+[.$C$7]" office:value-type="float" office:value="3642.61918374606">
            <text:p>3642.6191837461</text:p>
          </table:table-cell>
          <table:table-cell table:formula="of:=[.H726]/([.F726]+[.H726])" office:value-type="float" office:value="0.0169918829971082">
            <text:p>0.016991883</text:p>
          </table:table-cell>
          <table:table-cell table:formula="of:=[.G726]+[.I726]*([.A726] -[.G726] )" office:value-type="float" office:value="970.723533635652">
            <text:p>970.7235336357</text:p>
          </table:table-cell>
          <table:table-cell table:formula="of:=(1-[.I726])*[.H726]" office:value-type="float" office:value="3580.72422477283">
            <text:p>3580.7242247728</text:p>
          </table:table-cell>
          <table:table-cell table:formula="of:=ABS([.G726]-[.A726])" office:value-type="float" office:value="76.2623065544104">
            <text:p>76.26</text:p>
          </table:table-cell>
          <table:table-cell table:formula="of:=IF([.L726]&lt;[.$C$9];1;0)" office:value-type="float" office:value="1">
            <text:p>1</text:p>
          </table:table-cell>
          <table:table-cell/>
          <table:table-cell table:formula="of:=IF(AND([.M726];[.B726]);&quot;Not Jammed&quot;;IF([.M7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16.592">
            <text:p>916.5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6]+([.A727]-[.D726])/COUNTA([.$A$60:.A727])" office:value-type="float" office:value="1015.3054491018">
            <text:p>1015.305</text:p>
          </table:table-cell>
          <table:table-cell table:formula="of:=[.E726]+(([.A727]-[.D726])*([.A727]-[.D726]))" office:value-type="float" office:value="140356922.52139">
            <text:p>140356922.521</text:p>
          </table:table-cell>
          <table:table-cell table:formula="of:=[.E727]/(COUNT([.$A$60:.A727])-1)" office:value-type="float" office:value="210430.168697737">
            <text:p>210430.169</text:p>
          </table:table-cell>
          <table:table-cell table:formula="of:=[.J726]" office:value-type="float" office:value="970.723533635652">
            <text:p>970.7235336357</text:p>
          </table:table-cell>
          <table:table-cell table:formula="of:=[.K726]+[.$C$7]" office:value-type="float" office:value="3640.72422477283">
            <text:p>3640.7242247728</text:p>
          </table:table-cell>
          <table:table-cell table:formula="of:=[.H727]/([.F727]+[.H727])" office:value-type="float" office:value="0.0170070959908161">
            <text:p>0.017007096</text:p>
          </table:table-cell>
          <table:table-cell table:formula="of:=[.G727]+[.I727]*([.A727] -[.G727] )" office:value-type="float" office:value="969.80291344698">
            <text:p>969.802913447</text:p>
          </table:table-cell>
          <table:table-cell table:formula="of:=(1-[.I727])*[.H727]" office:value-type="float" office:value="3578.80607840603">
            <text:p>3578.806078406</text:p>
          </table:table-cell>
          <table:table-cell table:formula="of:=ABS([.G727]-[.A727])" office:value-type="float" office:value="54.1315336356518">
            <text:p>54.13</text:p>
          </table:table-cell>
          <table:table-cell table:formula="of:=IF([.L727]&lt;[.$C$9];1;0)" office:value-type="float" office:value="1">
            <text:p>1</text:p>
          </table:table-cell>
          <table:table-cell/>
          <table:table-cell table:formula="of:=IF(AND([.M727];[.B727]);&quot;Not Jammed&quot;;IF([.M72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85.24">
            <text:p>885.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7]+([.A728]-[.D727])/COUNTA([.$A$60:.A728])" office:value-type="float" office:value="1015.11103139013">
            <text:p>1015.111</text:p>
          </table:table-cell>
          <table:table-cell table:formula="of:=[.E727]+(([.A728]-[.D727])*([.A728]-[.D727]))" office:value-type="float" office:value="140373839.542441">
            <text:p>140373839.542</text:p>
          </table:table-cell>
          <table:table-cell table:formula="of:=[.E728]/(COUNT([.$A$60:.A728])-1)" office:value-type="float" office:value="210140.478356947">
            <text:p>210140.478</text:p>
          </table:table-cell>
          <table:table-cell table:formula="of:=[.J727]" office:value-type="float" office:value="969.80291344698">
            <text:p>969.802913447</text:p>
          </table:table-cell>
          <table:table-cell table:formula="of:=[.K727]+[.$C$7]" office:value-type="float" office:value="3638.80607840603">
            <text:p>3638.806078406</text:p>
          </table:table-cell>
          <table:table-cell table:formula="of:=[.H728]/([.F728]+[.H728])" office:value-type="float" office:value="0.0170213221922651">
            <text:p>0.0170213222</text:p>
          </table:table-cell>
          <table:table-cell table:formula="of:=[.G728]+[.I728]*([.A728] -[.G728] )" office:value-type="float" office:value="968.363540851682">
            <text:p>968.3635408517</text:p>
          </table:table-cell>
          <table:table-cell table:formula="of:=(1-[.I728])*[.H728]" office:value-type="float" office:value="3576.86878775031">
            <text:p>3576.8687877503</text:p>
          </table:table-cell>
          <table:table-cell table:formula="of:=ABS([.G728]-[.A728])" office:value-type="float" office:value="84.5629134469801">
            <text:p>84.56</text:p>
          </table:table-cell>
          <table:table-cell table:formula="of:=IF([.L728]&lt;[.$C$9];1;0)" office:value-type="float" office:value="1">
            <text:p>1</text:p>
          </table:table-cell>
          <table:table-cell/>
          <table:table-cell table:formula="of:=IF(AND([.M728];[.B728]);&quot;Not Jammed&quot;;IF([.M72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2.375">
            <text:p>892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8]+([.A729]-[.D728])/COUNTA([.$A$60:.A729])" office:value-type="float" office:value="1014.92784328358">
            <text:p>1014.928</text:p>
          </table:table-cell>
          <table:table-cell table:formula="of:=[.E728]+(([.A729]-[.D728])*([.A729]-[.D728]))" office:value-type="float" office:value="140388903.675842">
            <text:p>140388903.676</text:p>
          </table:table-cell>
          <table:table-cell table:formula="of:=[.E729]/(COUNT([.$A$60:.A729])-1)" office:value-type="float" office:value="209848.884418299">
            <text:p>209848.884</text:p>
          </table:table-cell>
          <table:table-cell table:formula="of:=[.J728]" office:value-type="float" office:value="968.363540851682">
            <text:p>968.3635408517</text:p>
          </table:table-cell>
          <table:table-cell table:formula="of:=[.K728]+[.$C$7]" office:value-type="float" office:value="3636.86878775031">
            <text:p>3636.8687877503</text:p>
          </table:table-cell>
          <table:table-cell table:formula="of:=[.H729]/([.F729]+[.H729])" office:value-type="float" office:value="0.0170356510124595">
            <text:p>0.017035651</text:p>
          </table:table-cell>
          <table:table-cell table:formula="of:=[.G729]+[.I729]*([.A729] -[.G729] )" office:value-type="float" office:value="967.069026588787">
            <text:p>967.0690265888</text:p>
          </table:table-cell>
          <table:table-cell table:formula="of:=(1-[.I729])*[.H729]" office:value-type="float" office:value="3574.91236030408">
            <text:p>3574.9123603041</text:p>
          </table:table-cell>
          <table:table-cell table:formula="of:=ABS([.G729]-[.A729])" office:value-type="float" office:value="75.9885408516825">
            <text:p>75.99</text:p>
          </table:table-cell>
          <table:table-cell table:formula="of:=IF([.L729]&lt;[.$C$9];1;0)" office:value-type="float" office:value="1">
            <text:p>1</text:p>
          </table:table-cell>
          <table:table-cell/>
          <table:table-cell table:formula="of:=IF(AND([.M729];[.B729]);&quot;Not Jammed&quot;;IF([.M72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8.393">
            <text:p>898.3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29]+([.A730]-[.D729])/COUNTA([.$A$60:.A730])" office:value-type="float" office:value="1014.75416989568">
            <text:p>1014.754</text:p>
          </table:table-cell>
          <table:table-cell table:formula="of:=[.E729]+(([.A730]-[.D729])*([.A730]-[.D729]))" office:value-type="float" office:value="140402484.045541">
            <text:p>140402484.046</text:p>
          </table:table-cell>
          <table:table-cell table:formula="of:=[.E730]/(COUNT([.$A$60:.A730])-1)" office:value-type="float" office:value="209555.946336628">
            <text:p>209555.946</text:p>
          </table:table-cell>
          <table:table-cell table:formula="of:=[.J729]" office:value-type="float" office:value="967.069026588787">
            <text:p>967.0690265888</text:p>
          </table:table-cell>
          <table:table-cell table:formula="of:=[.K729]+[.$C$7]" office:value-type="float" office:value="3634.91236030409">
            <text:p>3634.9123603041</text:p>
          </table:table-cell>
          <table:table-cell table:formula="of:=[.H730]/([.F730]+[.H730])" office:value-type="float" office:value="0.0170500385547553">
            <text:p>0.0170500386</text:p>
          </table:table-cell>
          <table:table-cell table:formula="of:=[.G730]+[.I730]*([.A730] -[.G730] )" office:value-type="float" office:value="965.898097687661">
            <text:p>965.8980976877</text:p>
          </table:table-cell>
          <table:table-cell table:formula="of:=(1-[.I730])*[.H730]" office:value-type="float" office:value="3572.93696441774">
            <text:p>3572.9369644178</text:p>
          </table:table-cell>
          <table:table-cell table:formula="of:=ABS([.G730]-[.A730])" office:value-type="float" office:value="68.6760265887872">
            <text:p>68.68</text:p>
          </table:table-cell>
          <table:table-cell table:formula="of:=IF([.L730]&lt;[.$C$9];1;0)" office:value-type="float" office:value="1">
            <text:p>1</text:p>
          </table:table-cell>
          <table:table-cell/>
          <table:table-cell table:formula="of:=IF(AND([.M730];[.B730]);&quot;Not Jammed&quot;;IF([.M7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27.532">
            <text:p>927.5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0]+([.A731]-[.D730])/COUNTA([.$A$60:.A731])" office:value-type="float" office:value="1014.624375">
            <text:p>1014.624</text:p>
          </table:table-cell>
          <table:table-cell table:formula="of:=[.E730]+(([.A731]-[.D730])*([.A731]-[.D730]))" office:value-type="float" office:value="140410091.752462">
            <text:p>140410091.752</text:p>
          </table:table-cell>
          <table:table-cell table:formula="of:=[.E731]/(COUNT([.$A$60:.A731])-1)" office:value-type="float" office:value="209254.980257023">
            <text:p>209254.980</text:p>
          </table:table-cell>
          <table:table-cell table:formula="of:=[.J730]" office:value-type="float" office:value="965.898097687661">
            <text:p>965.8980976877</text:p>
          </table:table-cell>
          <table:table-cell table:formula="of:=[.K730]+[.$C$7]" office:value-type="float" office:value="3632.93696441774">
            <text:p>3632.9369644178</text:p>
          </table:table-cell>
          <table:table-cell table:formula="of:=[.H731]/([.F731]+[.H731])" office:value-type="float" office:value="0.0170650218755199">
            <text:p>0.0170650219</text:p>
          </table:table-cell>
          <table:table-cell table:formula="of:=[.G731]+[.I731]*([.A731] -[.G731] )" office:value-type="float" office:value="965.243379391343">
            <text:p>965.2433793913</text:p>
          </table:table-cell>
          <table:table-cell table:formula="of:=(1-[.I731])*[.H731]" office:value-type="float" office:value="3570.94081564757">
            <text:p>3570.9408156476</text:p>
          </table:table-cell>
          <table:table-cell table:formula="of:=ABS([.G731]-[.A731])" office:value-type="float" office:value="38.366097687661">
            <text:p>38.37</text:p>
          </table:table-cell>
          <table:table-cell table:formula="of:=IF([.L731]&lt;[.$C$9];1;0)" office:value-type="float" office:value="1">
            <text:p>1</text:p>
          </table:table-cell>
          <table:table-cell/>
          <table:table-cell table:formula="of:=IF(AND([.M731];[.B731]);&quot;Not Jammed&quot;;IF([.M7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3.492">
            <text:p>1093.4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1]+([.A732]-[.D731])/COUNTA([.$A$60:.A732])" office:value-type="float" office:value="1014.74156315007">
            <text:p>1014.742</text:p>
          </table:table-cell>
          <table:table-cell table:formula="of:=[.E731]+(([.A732]-[.D731])*([.A732]-[.D731]))" office:value-type="float" office:value="140416311.854736">
            <text:p>140416311.855</text:p>
          </table:table-cell>
          <table:table-cell table:formula="of:=[.E732]/(COUNT([.$A$60:.A732])-1)" office:value-type="float" office:value="208952.845021928">
            <text:p>208952.845</text:p>
          </table:table-cell>
          <table:table-cell table:formula="of:=[.J731]" office:value-type="float" office:value="965.243379391343">
            <text:p>965.2433793913</text:p>
          </table:table-cell>
          <table:table-cell table:formula="of:=[.K731]+[.$C$7]" office:value-type="float" office:value="3630.94081564757">
            <text:p>3630.9408156476</text:p>
          </table:table-cell>
          <table:table-cell table:formula="of:=[.H732]/([.F732]+[.H732])" office:value-type="float" office:value="0.0170800458809299">
            <text:p>0.0170800459</text:p>
          </table:table-cell>
          <table:table-cell table:formula="of:=[.G732]+[.I732]*([.A732] -[.G732] )" office:value-type="float" office:value="967.433871715505">
            <text:p>967.4338717155</text:p>
          </table:table-cell>
          <table:table-cell table:formula="of:=(1-[.I732])*[.H732]" office:value-type="float" office:value="3568.92417992537">
            <text:p>3568.9241799254</text:p>
          </table:table-cell>
          <table:table-cell table:formula="of:=ABS([.G732]-[.A732])" office:value-type="float" office:value="128.248620608657">
            <text:p>128.25</text:p>
          </table:table-cell>
          <table:table-cell table:formula="of:=IF([.L732]&lt;[.$C$9];1;0)" office:value-type="float" office:value="1">
            <text:p>1</text:p>
          </table:table-cell>
          <table:table-cell/>
          <table:table-cell table:formula="of:=IF(AND([.M732];[.B732]);&quot;Not Jammed&quot;;IF([.M73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37.748">
            <text:p>1137.7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2]+([.A733]-[.D732])/COUNTA([.$A$60:.A733])" office:value-type="float" office:value="1014.9240652819">
            <text:p>1014.924</text:p>
          </table:table-cell>
          <table:table-cell table:formula="of:=[.E732]+(([.A733]-[.D732])*([.A733]-[.D732]))" office:value-type="float" office:value="140431442.438242">
            <text:p>140431442.438</text:p>
          </table:table-cell>
          <table:table-cell table:formula="of:=[.E733]/(COUNT([.$A$60:.A733])-1)" office:value-type="float" office:value="208664.847605114">
            <text:p>208664.848</text:p>
          </table:table-cell>
          <table:table-cell table:formula="of:=[.J732]" office:value-type="float" office:value="967.433871715505">
            <text:p>967.4338717155</text:p>
          </table:table-cell>
          <table:table-cell table:formula="of:=[.K732]+[.$C$7]" office:value-type="float" office:value="3628.92417992537">
            <text:p>3628.9241799254</text:p>
          </table:table-cell>
          <table:table-cell table:formula="of:=[.H733]/([.F733]+[.H733])" office:value-type="float" office:value="0.0170938796245039">
            <text:p>0.0170938796</text:p>
          </table:table-cell>
          <table:table-cell table:formula="of:=[.G733]+[.I733]*([.A733] -[.G733] )" office:value-type="float" office:value="970.345200922752">
            <text:p>970.3452009228</text:p>
          </table:table-cell>
          <table:table-cell table:formula="of:=(1-[.I733])*[.H733]" office:value-type="float" office:value="3566.89178682727">
            <text:p>3566.8917868273</text:p>
          </table:table-cell>
          <table:table-cell table:formula="of:=ABS([.G733]-[.A733])" office:value-type="float" office:value="170.314128284496">
            <text:p>170.31</text:p>
          </table:table-cell>
          <table:table-cell table:formula="of:=IF([.L733]&lt;[.$C$9];1;0)" office:value-type="float" office:value="0">
            <text:p>0</text:p>
          </table:table-cell>
          <table:table-cell/>
          <table:table-cell table:formula="of:=IF(AND([.M733];[.B733]);&quot;Not Jammed&quot;;IF([.M7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85.853">
            <text:p>1185.8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3]+([.A734]-[.D733])/COUNTA([.$A$60:.A734])" office:value-type="float" office:value="1015.17729333333">
            <text:p>1015.177</text:p>
          </table:table-cell>
          <table:table-cell table:formula="of:=[.E733]+(([.A734]-[.D733])*([.A734]-[.D733]))" office:value-type="float" office:value="140460659.138966">
            <text:p>140460659.139</text:p>
          </table:table-cell>
          <table:table-cell table:formula="of:=[.E734]/(COUNT([.$A$60:.A734])-1)" office:value-type="float" office:value="208398.604063748">
            <text:p>208398.604</text:p>
          </table:table-cell>
          <table:table-cell table:formula="of:=[.J733]" office:value-type="float" office:value="970.345200922752">
            <text:p>970.3452009228</text:p>
          </table:table-cell>
          <table:table-cell table:formula="of:=[.K733]+[.$C$7]" office:value-type="float" office:value="3626.89178682727">
            <text:p>3626.8917868273</text:p>
          </table:table-cell>
          <table:table-cell table:formula="of:=[.H734]/([.F734]+[.H734])" office:value-type="float" office:value="0.0171059229093058">
            <text:p>0.0171059229</text:p>
          </table:table-cell>
          <table:table-cell table:formula="of:=[.G734]+[.I734]*([.A734] -[.G734] )" office:value-type="float" office:value="974.031660720122">
            <text:p>974.0316607201</text:p>
          </table:table-cell>
          <table:table-cell table:formula="of:=(1-[.I734])*[.H734]" office:value-type="float" office:value="3564.85045552141">
            <text:p>3564.8504555214</text:p>
          </table:table-cell>
          <table:table-cell table:formula="of:=ABS([.G734]-[.A734])" office:value-type="float" office:value="215.507799077248">
            <text:p>215.51</text:p>
          </table:table-cell>
          <table:table-cell table:formula="of:=IF([.L734]&lt;[.$C$9];1;0)" office:value-type="float" office:value="0">
            <text:p>0</text:p>
          </table:table-cell>
          <table:table-cell/>
          <table:table-cell table:formula="of:=IF(AND([.M734];[.B734]);&quot;Not Jammed&quot;;IF([.M7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80.32">
            <text:p>1180.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4]+([.A735]-[.D734])/COUNTA([.$A$60:.A735])" office:value-type="float" office:value="1015.42158727811">
            <text:p>1015.422</text:p>
          </table:table-cell>
          <table:table-cell table:formula="of:=[.E734]+(([.A735]-[.D734])*([.A735]-[.D734]))" office:value-type="float" office:value="140487931.252531">
            <text:p>140487931.253</text:p>
          </table:table-cell>
          <table:table-cell table:formula="of:=[.E735]/(COUNT([.$A$60:.A735])-1)" office:value-type="float" office:value="208130.268522268">
            <text:p>208130.269</text:p>
          </table:table-cell>
          <table:table-cell table:formula="of:=[.J734]" office:value-type="float" office:value="974.031660720122">
            <text:p>974.0316607201</text:p>
          </table:table-cell>
          <table:table-cell table:formula="of:=[.K734]+[.$C$7]" office:value-type="float" office:value="3624.85045552141">
            <text:p>3624.8504555214</text:p>
          </table:table-cell>
          <table:table-cell table:formula="of:=[.H735]/([.F735]+[.H735])" office:value-type="float" office:value="0.0171181243363548">
            <text:p>0.0171181243</text:p>
          </table:table-cell>
          <table:table-cell table:formula="of:=[.G735]+[.I735]*([.A735] -[.G735] )" office:value-type="float" office:value="977.562930161055">
            <text:p>977.5629301611</text:p>
          </table:table-cell>
          <table:table-cell table:formula="of:=(1-[.I735])*[.H735]" office:value-type="float" office:value="3562.7998147231">
            <text:p>3562.7998147231</text:p>
          </table:table-cell>
          <table:table-cell table:formula="of:=ABS([.G735]-[.A735])" office:value-type="float" office:value="206.288339279878">
            <text:p>206.29</text:p>
          </table:table-cell>
          <table:table-cell table:formula="of:=IF([.L735]&lt;[.$C$9];1;0)" office:value-type="float" office:value="0">
            <text:p>0</text:p>
          </table:table-cell>
          <table:table-cell/>
          <table:table-cell table:formula="of:=IF(AND([.M735];[.B735]);&quot;Not Jammed&quot;;IF([.M7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74.628">
            <text:p>1174.6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5]+([.A736]-[.D735])/COUNTA([.$A$60:.A736])" office:value-type="float" office:value="1015.65675184638">
            <text:p>1015.657</text:p>
          </table:table-cell>
          <table:table-cell table:formula="of:=[.E735]+(([.A736]-[.D735])*([.A736]-[.D735]))" office:value-type="float" office:value="140513277.934383">
            <text:p>140513277.934</text:p>
          </table:table-cell>
          <table:table-cell table:formula="of:=[.E736]/(COUNT([.$A$60:.A736])-1)" office:value-type="float" office:value="207859.878601158">
            <text:p>207859.879</text:p>
          </table:table-cell>
          <table:table-cell table:formula="of:=[.J735]" office:value-type="float" office:value="977.562930161055">
            <text:p>977.5629301611</text:p>
          </table:table-cell>
          <table:table-cell table:formula="of:=[.K735]+[.$C$7]" office:value-type="float" office:value="3622.7998147231">
            <text:p>3622.7998147231</text:p>
          </table:table-cell>
          <table:table-cell table:formula="of:=[.H736]/([.F736]+[.H736])" office:value-type="float" office:value="0.017130480102956">
            <text:p>0.0171304801</text:p>
          </table:table-cell>
          <table:table-cell table:formula="of:=[.G736]+[.I736]*([.A736] -[.G736] )" office:value-type="float" office:value="980.938749418919">
            <text:p>980.9387494189</text:p>
          </table:table-cell>
          <table:table-cell table:formula="of:=(1-[.I736])*[.H736]" office:value-type="float" office:value="3560.73951458">
            <text:p>3560.73951458</text:p>
          </table:table-cell>
          <table:table-cell table:formula="of:=ABS([.G736]-[.A736])" office:value-type="float" office:value="197.065069838945">
            <text:p>197.07</text:p>
          </table:table-cell>
          <table:table-cell table:formula="of:=IF([.L736]&lt;[.$C$9];1;0)" office:value-type="float" office:value="0">
            <text:p>0</text:p>
          </table:table-cell>
          <table:table-cell/>
          <table:table-cell table:formula="of:=IF(AND([.M736];[.B736]);&quot;Not Jammed&quot;;IF([.M7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72.943">
            <text:p>1172.9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6]+([.A737]-[.D736])/COUNTA([.$A$60:.A737])" office:value-type="float" office:value="1015.88873746313">
            <text:p>1015.889</text:p>
          </table:table-cell>
          <table:table-cell table:formula="of:=[.E736]+(([.A737]-[.D736])*([.A737]-[.D736]))" office:value-type="float" office:value="140538016.898241">
            <text:p>140538016.898</text:p>
          </table:table-cell>
          <table:table-cell table:formula="of:=[.E737]/(COUNT([.$A$60:.A737])-1)" office:value-type="float" office:value="207589.389805378">
            <text:p>207589.390</text:p>
          </table:table-cell>
          <table:table-cell table:formula="of:=[.J736]" office:value-type="float" office:value="980.938749418919">
            <text:p>980.9387494189</text:p>
          </table:table-cell>
          <table:table-cell table:formula="of:=[.K736]+[.$C$7]" office:value-type="float" office:value="3620.73951458">
            <text:p>3620.73951458</text:p>
          </table:table-cell>
          <table:table-cell table:formula="of:=[.H737]/([.F737]+[.H737])" office:value-type="float" office:value="0.017142830820841">
            <text:p>0.0171428308</text:p>
          </table:table-cell>
          <table:table-cell table:formula="of:=[.G737]+[.I737]*([.A737] -[.G737] )" office:value-type="float" office:value="984.230245803512">
            <text:p>984.2302458035</text:p>
          </table:table-cell>
          <table:table-cell table:formula="of:=(1-[.I737])*[.H737]" office:value-type="float" office:value="3558.66978963522">
            <text:p>3558.6697896352</text:p>
          </table:table-cell>
          <table:table-cell table:formula="of:=ABS([.G737]-[.A737])" office:value-type="float" office:value="192.004250581082">
            <text:p>192.00</text:p>
          </table:table-cell>
          <table:table-cell table:formula="of:=IF([.L737]&lt;[.$C$9];1;0)" office:value-type="float" office:value="0">
            <text:p>0</text:p>
          </table:table-cell>
          <table:table-cell/>
          <table:table-cell table:formula="of:=IF(AND([.M737];[.B737]);&quot;Not Jammed&quot;;IF([.M7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24.992">
            <text:p>1124.9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7]+([.A738]-[.D737])/COUNTA([.$A$60:.A738])" office:value-type="float" office:value="1016.0494197349">
            <text:p>1016.049</text:p>
          </table:table-cell>
          <table:table-cell table:formula="of:=[.E737]+(([.A738]-[.D737])*([.A738]-[.D737]))" office:value-type="float" office:value="140549920.420137">
            <text:p>140549920.420</text:p>
          </table:table-cell>
          <table:table-cell table:formula="of:=[.E738]/(COUNT([.$A$60:.A738])-1)" office:value-type="float" office:value="207300.767581323">
            <text:p>207300.768</text:p>
          </table:table-cell>
          <table:table-cell table:formula="of:=[.J737]" office:value-type="float" office:value="984.230245803512">
            <text:p>984.2302458035</text:p>
          </table:table-cell>
          <table:table-cell table:formula="of:=[.K737]+[.$C$7]" office:value-type="float" office:value="3618.66978963522">
            <text:p>3618.6697896352</text:p>
          </table:table-cell>
          <table:table-cell table:formula="of:=[.H738]/([.F738]+[.H738])" office:value-type="float" office:value="0.0171566444266149">
            <text:p>0.0171566444</text:p>
          </table:table-cell>
          <table:table-cell table:formula="of:=[.G738]+[.I738]*([.A738] -[.G738] )" office:value-type="float" office:value="986.645245169128">
            <text:p>986.6452451691</text:p>
          </table:table-cell>
          <table:table-cell table:formula="of:=(1-[.I738])*[.H738]" office:value-type="float" office:value="3556.58555875711">
            <text:p>3556.5855587571</text:p>
          </table:table-cell>
          <table:table-cell table:formula="of:=ABS([.G738]-[.A738])" office:value-type="float" office:value="140.761754196488">
            <text:p>140.76</text:p>
          </table:table-cell>
          <table:table-cell table:formula="of:=IF([.L738]&lt;[.$C$9];1;0)" office:value-type="float" office:value="1">
            <text:p>1</text:p>
          </table:table-cell>
          <table:table-cell/>
          <table:table-cell table:formula="of:=IF(AND([.M738];[.B738]);&quot;Not Jammed&quot;;IF([.M7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5.688">
            <text:p>1065.6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8]+([.A739]-[.D738])/COUNTA([.$A$60:.A739])" office:value-type="float" office:value="1016.12241764706">
            <text:p>1016.122</text:p>
          </table:table-cell>
          <table:table-cell table:formula="of:=[.E738]+(([.A739]-[.D738])*([.A739]-[.D738]))" office:value-type="float" office:value="140552384.408788">
            <text:p>140552384.409</text:p>
          </table:table-cell>
          <table:table-cell table:formula="of:=[.E739]/(COUNT([.$A$60:.A739])-1)" office:value-type="float" office:value="206999.093385549">
            <text:p>206999.093</text:p>
          </table:table-cell>
          <table:table-cell table:formula="of:=[.J738]" office:value-type="float" office:value="986.645245169128">
            <text:p>986.6452451691</text:p>
          </table:table-cell>
          <table:table-cell table:formula="of:=[.K738]+[.$C$7]" office:value-type="float" office:value="3616.58555875711">
            <text:p>3616.5855587571</text:p>
          </table:table-cell>
          <table:table-cell table:formula="of:=[.H739]/([.F739]+[.H739])" office:value-type="float" office:value="0.0171714925350522">
            <text:p>0.0171714925</text:p>
          </table:table-cell>
          <table:table-cell table:formula="of:=[.G739]+[.I739]*([.A739] -[.G739] )" office:value-type="float" office:value="988.002527243656">
            <text:p>988.0025272437</text:p>
          </table:table-cell>
          <table:table-cell table:formula="of:=(1-[.I739])*[.H739]" office:value-type="float" office:value="3554.48338683254">
            <text:p>3554.4833868325</text:p>
          </table:table-cell>
          <table:table-cell table:formula="of:=ABS([.G739]-[.A739])" office:value-type="float" office:value="79.0427548308721">
            <text:p>79.04</text:p>
          </table:table-cell>
          <table:table-cell table:formula="of:=IF([.L739]&lt;[.$C$9];1;0)" office:value-type="float" office:value="1">
            <text:p>1</text:p>
          </table:table-cell>
          <table:table-cell/>
          <table:table-cell table:formula="of:=IF(AND([.M739];[.B739]);&quot;Not Jammed&quot;;IF([.M73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87.813">
            <text:p>1087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39]+([.A740]-[.D739])/COUNTA([.$A$60:.A740])" office:value-type="float" office:value="1016.22769016153">
            <text:p>1016.228</text:p>
          </table:table-cell>
          <table:table-cell table:formula="of:=[.E739]+(([.A740]-[.D739])*([.A740]-[.D739]))" office:value-type="float" office:value="140557523.948386">
            <text:p>140557523.948</text:p>
          </table:table-cell>
          <table:table-cell table:formula="of:=[.E740]/(COUNT([.$A$60:.A740])-1)" office:value-type="float" office:value="206702.241100568">
            <text:p>206702.241</text:p>
          </table:table-cell>
          <table:table-cell table:formula="of:=[.J739]" office:value-type="float" office:value="988.002527243656">
            <text:p>988.0025272437</text:p>
          </table:table-cell>
          <table:table-cell table:formula="of:=[.K739]+[.$C$7]" office:value-type="float" office:value="3614.48338683254">
            <text:p>3614.4833868325</text:p>
          </table:table-cell>
          <table:table-cell table:formula="of:=[.H740]/([.F740]+[.H740])" office:value-type="float" office:value="0.0171859056650964">
            <text:p>0.0171859057</text:p>
          </table:table-cell>
          <table:table-cell table:formula="of:=[.G740]+[.I740]*([.A740] -[.G740] )" office:value-type="float" office:value="989.717860612836">
            <text:p>989.7178606128</text:p>
          </table:table-cell>
          <table:table-cell table:formula="of:=(1-[.I740])*[.H740]" office:value-type="float" office:value="3552.36521631838">
            <text:p>3552.3652163184</text:p>
          </table:table-cell>
          <table:table-cell table:formula="of:=ABS([.G740]-[.A740])" office:value-type="float" office:value="99.8104727563439">
            <text:p>99.81</text:p>
          </table:table-cell>
          <table:table-cell table:formula="of:=IF([.L740]&lt;[.$C$9];1;0)" office:value-type="float" office:value="1">
            <text:p>1</text:p>
          </table:table-cell>
          <table:table-cell/>
          <table:table-cell table:formula="of:=IF(AND([.M740];[.B740]);&quot;Not Jammed&quot;;IF([.M74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34.06">
            <text:p>1134.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0]+([.A741]-[.D740])/COUNTA([.$A$60:.A741])" office:value-type="float" office:value="1016.40046480938">
            <text:p>1016.400</text:p>
          </table:table-cell>
          <table:table-cell table:formula="of:=[.E740]+(([.A741]-[.D740])*([.A741]-[.D740]))" office:value-type="float" office:value="140571408.401628">
            <text:p>140571408.402</text:p>
          </table:table-cell>
          <table:table-cell table:formula="of:=[.E741]/(COUNT([.$A$60:.A741])-1)" office:value-type="float" office:value="206419.101911348">
            <text:p>206419.102</text:p>
          </table:table-cell>
          <table:table-cell table:formula="of:=[.J740]" office:value-type="float" office:value="989.717860612836">
            <text:p>989.7178606128</text:p>
          </table:table-cell>
          <table:table-cell table:formula="of:=[.K740]+[.$C$7]" office:value-type="float" office:value="3612.36521631838">
            <text:p>3612.3652163184</text:p>
          </table:table-cell>
          <table:table-cell table:formula="of:=[.H741]/([.F741]+[.H741])" office:value-type="float" office:value="0.0171991619433036">
            <text:p>0.0171991619</text:p>
          </table:table-cell>
          <table:table-cell table:formula="of:=[.G741]+[.I741]*([.A741] -[.G741] )" office:value-type="float" office:value="992.200424443398">
            <text:p>992.2004244434</text:p>
          </table:table-cell>
          <table:table-cell table:formula="of:=(1-[.I741])*[.H741]" office:value-type="float" office:value="3550.23556196456">
            <text:p>3550.2355619646</text:p>
          </table:table-cell>
          <table:table-cell table:formula="of:=ABS([.G741]-[.A741])" office:value-type="float" office:value="144.342139387164">
            <text:p>144.34</text:p>
          </table:table-cell>
          <table:table-cell table:formula="of:=IF([.L741]&lt;[.$C$9];1;0)" office:value-type="float" office:value="1">
            <text:p>1</text:p>
          </table:table-cell>
          <table:table-cell/>
          <table:table-cell table:formula="of:=IF(AND([.M741];[.B741]);&quot;Not Jammed&quot;;IF([.M74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538.104">
            <text:p>1538.1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1]+([.A742]-[.D741])/COUNTA([.$A$60:.A742])" office:value-type="float" office:value="1017.16430600293">
            <text:p>1017.164</text:p>
          </table:table-cell>
          <table:table-cell table:formula="of:=[.E741]+(([.A742]-[.D741])*([.A742]-[.D741]))" office:value-type="float" office:value="140843582.980258">
            <text:p>140843582.980</text:p>
          </table:table-cell>
          <table:table-cell table:formula="of:=[.E742]/(COUNT([.$A$60:.A742])-1)" office:value-type="float" office:value="206515.517566361">
            <text:p>206515.518</text:p>
          </table:table-cell>
          <table:table-cell table:formula="of:=[.J741]" office:value-type="float" office:value="992.200424443398">
            <text:p>992.2004244434</text:p>
          </table:table-cell>
          <table:table-cell table:formula="of:=[.K741]+[.$C$7]" office:value-type="float" office:value="3610.23556196456">
            <text:p>3610.2355619646</text:p>
          </table:table-cell>
          <table:table-cell table:formula="of:=[.H742]/([.F742]+[.H742])" office:value-type="float" office:value="0.0171813093265144">
            <text:p>0.0171813093</text:p>
          </table:table-cell>
          <table:table-cell table:formula="of:=[.G742]+[.I742]*([.A742] -[.G742] )" office:value-type="float" office:value="1001.57976263749">
            <text:p>1001.5797626375</text:p>
          </table:table-cell>
          <table:table-cell table:formula="of:=(1-[.I742])*[.H742]" office:value-type="float" office:value="3548.20698803286">
            <text:p>3548.2069880329</text:p>
          </table:table-cell>
          <table:table-cell table:formula="of:=ABS([.G742]-[.A742])" office:value-type="float" office:value="545.903575556602">
            <text:p>545.90</text:p>
          </table:table-cell>
          <table:table-cell table:formula="of:=IF([.L742]&lt;[.$C$9];1;0)" office:value-type="float" office:value="0">
            <text:p>0</text:p>
          </table:table-cell>
          <table:table-cell/>
          <table:table-cell table:formula="of:=IF(AND([.M742];[.B742]);&quot;Not Jammed&quot;;IF([.M7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69.07">
            <text:p>1469.0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2]+([.A743]-[.D742])/COUNTA([.$A$60:.A743])" office:value-type="float" office:value="1017.82498684211">
            <text:p>1017.825</text:p>
          </table:table-cell>
          <table:table-cell table:formula="of:=[.E742]+(([.A743]-[.D742])*([.A743]-[.D742]))" office:value-type="float" office:value="141047801.736525">
            <text:p>141047801.737</text:p>
          </table:table-cell>
          <table:table-cell table:formula="of:=[.E743]/(COUNT([.$A$60:.A743])-1)" office:value-type="float" office:value="206512.154811897">
            <text:p>206512.155</text:p>
          </table:table-cell>
          <table:table-cell table:formula="of:=[.J742]" office:value-type="float" office:value="1001.57976263749">
            <text:p>1001.5797626375</text:p>
          </table:table-cell>
          <table:table-cell table:formula="of:=[.K742]+[.$C$7]" office:value-type="float" office:value="3608.20698803286">
            <text:p>3608.2069880329</text:p>
          </table:table-cell>
          <table:table-cell table:formula="of:=[.H743]/([.F743]+[.H743])" office:value-type="float" office:value="0.0171720958270027">
            <text:p>0.0171720958</text:p>
          </table:table-cell>
          <table:table-cell table:formula="of:=[.G743]+[.I743]*([.A743] -[.G743] )" office:value-type="float" office:value="1009.60754979166">
            <text:p>1009.6075497917</text:p>
          </table:table-cell>
          <table:table-cell table:formula="of:=(1-[.I743])*[.H743]" office:value-type="float" office:value="3546.2465118707">
            <text:p>3546.2465118707</text:p>
          </table:table-cell>
          <table:table-cell table:formula="of:=ABS([.G743]-[.A743])" office:value-type="float" office:value="467.490237362514">
            <text:p>467.49</text:p>
          </table:table-cell>
          <table:table-cell table:formula="of:=IF([.L743]&lt;[.$C$9];1;0)" office:value-type="float" office:value="0">
            <text:p>0</text:p>
          </table:table-cell>
          <table:table-cell/>
          <table:table-cell table:formula="of:=IF(AND([.M743];[.B743]);&quot;Not Jammed&quot;;IF([.M7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39.969">
            <text:p>1439.9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3]+([.A744]-[.D743])/COUNTA([.$A$60:.A744])" office:value-type="float" office:value="1018.44125547445">
            <text:p>1018.441</text:p>
          </table:table-cell>
          <table:table-cell table:formula="of:=[.E743]+(([.A744]-[.D743])*([.A744]-[.D743]))" office:value-type="float" office:value="141226007.30437">
            <text:p>141226007.304</text:p>
          </table:table-cell>
          <table:table-cell table:formula="of:=[.E744]/(COUNT([.$A$60:.A744])-1)" office:value-type="float" office:value="206470.770912822">
            <text:p>206470.771</text:p>
          </table:table-cell>
          <table:table-cell table:formula="of:=[.J743]" office:value-type="float" office:value="1009.60754979166">
            <text:p>1009.6075497917</text:p>
          </table:table-cell>
          <table:table-cell table:formula="of:=[.K743]+[.$C$7]" office:value-type="float" office:value="3606.2465118707">
            <text:p>3606.2465118707</text:p>
          </table:table-cell>
          <table:table-cell table:formula="of:=[.H744]/([.F744]+[.H744])" office:value-type="float" office:value="0.017166306700653">
            <text:p>0.0171663067</text:p>
          </table:table-cell>
          <table:table-cell table:formula="of:=[.G744]+[.I744]*([.A744] -[.G744] )" office:value-type="float" office:value="1016.99526643808">
            <text:p>1016.9952664381</text:p>
          </table:table-cell>
          <table:table-cell table:formula="of:=(1-[.I744])*[.H744]" office:value-type="float" office:value="3544.34057820977">
            <text:p>3544.3405782098</text:p>
          </table:table-cell>
          <table:table-cell table:formula="of:=ABS([.G744]-[.A744])" office:value-type="float" office:value="430.361450208336">
            <text:p>430.36</text:p>
          </table:table-cell>
          <table:table-cell table:formula="of:=IF([.L744]&lt;[.$C$9];1;0)" office:value-type="float" office:value="0">
            <text:p>0</text:p>
          </table:table-cell>
          <table:table-cell/>
          <table:table-cell table:formula="of:=IF(AND([.M744];[.B744]);&quot;Not Jammed&quot;;IF([.M7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0.933">
            <text:p>1480.9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4]+([.A745]-[.D744])/COUNTA([.$A$60:.A745])" office:value-type="float" office:value="1019.11544169096">
            <text:p>1019.115</text:p>
          </table:table-cell>
          <table:table-cell table:formula="of:=[.E744]+(([.A745]-[.D744])*([.A745]-[.D744]))" office:value-type="float" office:value="141439905.918125">
            <text:p>141439905.918</text:p>
          </table:table-cell>
          <table:table-cell table:formula="of:=[.E745]/(COUNT([.$A$60:.A745])-1)" office:value-type="float" office:value="206481.614479014">
            <text:p>206481.614</text:p>
          </table:table-cell>
          <table:table-cell table:formula="of:=[.J744]" office:value-type="float" office:value="1016.99526643808">
            <text:p>1016.9952664381</text:p>
          </table:table-cell>
          <table:table-cell table:formula="of:=[.K744]+[.$C$7]" office:value-type="float" office:value="3604.34057820977">
            <text:p>3604.3405782098</text:p>
          </table:table-cell>
          <table:table-cell table:formula="of:=[.H745]/([.F745]+[.H745])" office:value-type="float" office:value="0.0171565042376489">
            <text:p>0.0171565042</text:p>
          </table:table-cell>
          <table:table-cell table:formula="of:=[.G745]+[.I745]*([.A745] -[.G745] )" office:value-type="float" office:value="1024.95481612994">
            <text:p>1024.9548161299</text:p>
          </table:table-cell>
          <table:table-cell table:formula="of:=(1-[.I745])*[.H745]" office:value-type="float" office:value="3542.50269380578">
            <text:p>3542.5026938058</text:p>
          </table:table-cell>
          <table:table-cell table:formula="of:=ABS([.G745]-[.A745])" office:value-type="float" office:value="463.937733561922">
            <text:p>463.94</text:p>
          </table:table-cell>
          <table:table-cell table:formula="of:=IF([.L745]&lt;[.$C$9];1;0)" office:value-type="float" office:value="0">
            <text:p>0</text:p>
          </table:table-cell>
          <table:table-cell/>
          <table:table-cell table:formula="of:=IF(AND([.M745];[.B745]);&quot;Not Jammed&quot;;IF([.M74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88.781">
            <text:p>1288.7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5]+([.A746]-[.D745])/COUNTA([.$A$60:.A746])" office:value-type="float" office:value="1019.50796797671">
            <text:p>1019.508</text:p>
          </table:table-cell>
          <table:table-cell table:formula="of:=[.E745]+(([.A746]-[.D745])*([.A746]-[.D745]))" office:value-type="float" office:value="141512625.431463">
            <text:p>141512625.431</text:p>
          </table:table-cell>
          <table:table-cell table:formula="of:=[.E746]/(COUNT([.$A$60:.A746])-1)" office:value-type="float" office:value="206286.625993386">
            <text:p>206286.626</text:p>
          </table:table-cell>
          <table:table-cell table:formula="of:=[.J745]" office:value-type="float" office:value="1024.95481612994">
            <text:p>1024.9548161299</text:p>
          </table:table-cell>
          <table:table-cell table:formula="of:=[.K745]+[.$C$7]" office:value-type="float" office:value="3602.50269380578">
            <text:p>3602.5026938058</text:p>
          </table:table-cell>
          <table:table-cell table:formula="of:=[.H746]/([.F746]+[.H746])" office:value-type="float" office:value="0.0171638365280689">
            <text:p>0.0171638365</text:p>
          </table:table-cell>
          <table:table-cell table:formula="of:=[.G746]+[.I746]*([.A746] -[.G746] )" office:value-type="float" office:value="1029.48308562171">
            <text:p>1029.4830856217</text:p>
          </table:table-cell>
          <table:table-cell table:formula="of:=(1-[.I746])*[.H746]" office:value-type="float" office:value="3540.66992647737">
            <text:p>3540.6699264774</text:p>
          </table:table-cell>
          <table:table-cell table:formula="of:=ABS([.G746]-[.A746])" office:value-type="float" office:value="263.826183870062">
            <text:p>263.83</text:p>
          </table:table-cell>
          <table:table-cell table:formula="of:=IF([.L746]&lt;[.$C$9];1;0)" office:value-type="float" office:value="0">
            <text:p>0</text:p>
          </table:table-cell>
          <table:table-cell/>
          <table:table-cell table:formula="of:=IF(AND([.M746];[.B746]);&quot;Not Jammed&quot;;IF([.M7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76.896">
            <text:p>1076.8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6]+([.A747]-[.D746])/COUNTA([.$A$60:.A747])" office:value-type="float" office:value="1019.59138081395">
            <text:p>1019.591</text:p>
          </table:table-cell>
          <table:table-cell table:formula="of:=[.E746]+(([.A747]-[.D746])*([.A747]-[.D746]))" office:value-type="float" office:value="141515918.817682">
            <text:p>141515918.818</text:p>
          </table:table-cell>
          <table:table-cell table:formula="of:=[.E747]/(COUNT([.$A$60:.A747])-1)" office:value-type="float" office:value="205991.148206233">
            <text:p>205991.148</text:p>
          </table:table-cell>
          <table:table-cell table:formula="of:=[.J746]" office:value-type="float" office:value="1029.48308562171">
            <text:p>1029.4830856217</text:p>
          </table:table-cell>
          <table:table-cell table:formula="of:=[.K746]+[.$C$7]" office:value-type="float" office:value="3600.66992647737">
            <text:p>3600.6699264774</text:p>
          </table:table-cell>
          <table:table-cell table:formula="of:=[.H747]/([.F747]+[.H747])" office:value-type="float" office:value="0.0171794393433692">
            <text:p>0.0171794393</text:p>
          </table:table-cell>
          <table:table-cell table:formula="of:=[.G747]+[.I747]*([.A747] -[.G747] )" office:value-type="float" office:value="1030.29761290836">
            <text:p>1030.2976129084</text:p>
          </table:table-cell>
          <table:table-cell table:formula="of:=(1-[.I747])*[.H747]" office:value-type="float" office:value="3538.81243587996">
            <text:p>3538.81243588</text:p>
          </table:table-cell>
          <table:table-cell table:formula="of:=ABS([.G747]-[.A747])" office:value-type="float" office:value="47.4129143782918">
            <text:p>47.41</text:p>
          </table:table-cell>
          <table:table-cell table:formula="of:=IF([.L747]&lt;[.$C$9];1;0)" office:value-type="float" office:value="1">
            <text:p>1</text:p>
          </table:table-cell>
          <table:table-cell/>
          <table:table-cell table:formula="of:=IF(AND([.M747];[.B747]);&quot;Not Jammed&quot;;IF([.M7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06.4">
            <text:p>1106.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7]+([.A748]-[.D747])/COUNTA([.$A$60:.A748])" office:value-type="float" office:value="1019.71737300435">
            <text:p>1019.717</text:p>
          </table:table-cell>
          <table:table-cell table:formula="of:=[.E747]+(([.A748]-[.D747])*([.A748]-[.D747]))" office:value-type="float" office:value="141523454.554047">
            <text:p>141523454.554</text:p>
          </table:table-cell>
          <table:table-cell table:formula="of:=[.E748]/(COUNT([.$A$60:.A748])-1)" office:value-type="float" office:value="205702.695572743">
            <text:p>205702.696</text:p>
          </table:table-cell>
          <table:table-cell table:formula="of:=[.J747]" office:value-type="float" office:value="1030.29761290836">
            <text:p>1030.2976129084</text:p>
          </table:table-cell>
          <table:table-cell table:formula="of:=[.K747]+[.$C$7]" office:value-type="float" office:value="3598.81243587996">
            <text:p>3598.81243588</text:p>
          </table:table-cell>
          <table:table-cell table:formula="of:=[.H748]/([.F748]+[.H748])" office:value-type="float" office:value="0.0171943932469502">
            <text:p>0.0171943932</text:p>
          </table:table-cell>
          <table:table-cell table:formula="of:=[.G748]+[.I748]*([.A748] -[.G748] )" office:value-type="float" office:value="1031.60614727905">
            <text:p>1031.6061472791</text:p>
          </table:table-cell>
          <table:table-cell table:formula="of:=(1-[.I748])*[.H748]" office:value-type="float" office:value="3536.93303963543">
            <text:p>3536.9330396354</text:p>
          </table:table-cell>
          <table:table-cell table:formula="of:=ABS([.G748]-[.A748])" office:value-type="float" office:value="76.1023870916376">
            <text:p>76.10</text:p>
          </table:table-cell>
          <table:table-cell table:formula="of:=IF([.L748]&lt;[.$C$9];1;0)" office:value-type="float" office:value="1">
            <text:p>1</text:p>
          </table:table-cell>
          <table:table-cell/>
          <table:table-cell table:formula="of:=IF(AND([.M748];[.B748]);&quot;Not Jammed&quot;;IF([.M7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425.412">
            <text:p>1425.4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8]+([.A749]-[.D748])/COUNTA([.$A$60:.A749])" office:value-type="float" office:value="1020.30533623188">
            <text:p>1020.305</text:p>
          </table:table-cell>
          <table:table-cell table:formula="of:=[.E748]+(([.A749]-[.D748])*([.A749]-[.D748]))" office:value-type="float" office:value="141688042.684421">
            <text:p>141688042.684</text:p>
          </table:table-cell>
          <table:table-cell table:formula="of:=[.E749]/(COUNT([.$A$60:.A749])-1)" office:value-type="float" office:value="205643.022764036">
            <text:p>205643.023</text:p>
          </table:table-cell>
          <table:table-cell table:formula="of:=[.J748]" office:value-type="float" office:value="1031.60614727905">
            <text:p>1031.6061472791</text:p>
          </table:table-cell>
          <table:table-cell table:formula="of:=[.K748]+[.$C$7]" office:value-type="float" office:value="3596.93303963543">
            <text:p>3596.9330396354</text:p>
          </table:table-cell>
          <table:table-cell table:formula="of:=[.H749]/([.F749]+[.H749])" office:value-type="float" office:value="0.0171904693146199">
            <text:p>0.0171904693</text:p>
          </table:table-cell>
          <table:table-cell table:formula="of:=[.G749]+[.I749]*([.A749] -[.G749] )" office:value-type="float" office:value="1038.37585470617">
            <text:p>1038.3758547062</text:p>
          </table:table-cell>
          <table:table-cell table:formula="of:=(1-[.I749])*[.H749]" office:value-type="float" office:value="3535.10007259083">
            <text:p>3535.1000725908</text:p>
          </table:table-cell>
          <table:table-cell table:formula="of:=ABS([.G749]-[.A749])" office:value-type="float" office:value="393.805852720952">
            <text:p>393.81</text:p>
          </table:table-cell>
          <table:table-cell table:formula="of:=IF([.L749]&lt;[.$C$9];1;0)" office:value-type="float" office:value="0">
            <text:p>0</text:p>
          </table:table-cell>
          <table:table-cell/>
          <table:table-cell table:formula="of:=IF(AND([.M749];[.B749]);&quot;Not Jammed&quot;;IF([.M7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14.156">
            <text:p>1414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49]+([.A750]-[.D749])/COUNTA([.$A$60:.A750])" office:value-type="float" office:value="1020.87530824891">
            <text:p>1020.875</text:p>
          </table:table-cell>
          <table:table-cell table:formula="of:=[.E749]+(([.A750]-[.D749])*([.A750]-[.D749]))" office:value-type="float" office:value="141843161.029771">
            <text:p>141843161.030</text:p>
          </table:table-cell>
          <table:table-cell table:formula="of:=[.E750]/(COUNT([.$A$60:.A750])-1)" office:value-type="float" office:value="205569.798593871">
            <text:p>205569.799</text:p>
          </table:table-cell>
          <table:table-cell table:formula="of:=[.J749]" office:value-type="float" office:value="1038.37585470617">
            <text:p>1038.3758547062</text:p>
          </table:table-cell>
          <table:table-cell table:formula="of:=[.K749]+[.$C$7]" office:value-type="float" office:value="3595.10007259083">
            <text:p>3595.1000725908</text:p>
          </table:table-cell>
          <table:table-cell table:formula="of:=[.H750]/([.F750]+[.H750])" office:value-type="float" office:value="0.0171878747127817">
            <text:p>0.0171878747</text:p>
          </table:table-cell>
          <table:table-cell table:formula="of:=[.G750]+[.I750]*([.A750] -[.G750] )" office:value-type="float" office:value="1044.83471676303">
            <text:p>1044.834716763</text:p>
          </table:table-cell>
          <table:table-cell table:formula="of:=(1-[.I750])*[.H750]" office:value-type="float" office:value="3533.30794296323">
            <text:p>3533.3079429632</text:p>
          </table:table-cell>
          <table:table-cell table:formula="of:=ABS([.G750]-[.A750])" office:value-type="float" office:value="375.780145293835">
            <text:p>375.78</text:p>
          </table:table-cell>
          <table:table-cell table:formula="of:=IF([.L750]&lt;[.$C$9];1;0)" office:value-type="float" office:value="0">
            <text:p>0</text:p>
          </table:table-cell>
          <table:table-cell/>
          <table:table-cell table:formula="of:=IF(AND([.M750];[.B750]);&quot;Not Jammed&quot;;IF([.M7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53.679">
            <text:p>1353.6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0]+([.A751]-[.D750])/COUNTA([.$A$60:.A751])" office:value-type="float" office:value="1021.35623843931">
            <text:p>1021.356</text:p>
          </table:table-cell>
          <table:table-cell table:formula="of:=[.E750]+(([.A751]-[.D750])*([.A751]-[.D750]))" office:value-type="float" office:value="141953919.327014">
            <text:p>141953919.327</text:p>
          </table:table-cell>
          <table:table-cell table:formula="of:=[.E751]/(COUNT([.$A$60:.A751])-1)" office:value-type="float" office:value="205432.589474695">
            <text:p>205432.589</text:p>
          </table:table-cell>
          <table:table-cell table:formula="of:=[.J750]" office:value-type="float" office:value="1044.83471676303">
            <text:p>1044.834716763</text:p>
          </table:table-cell>
          <table:table-cell table:formula="of:=[.K750]+[.$C$7]" office:value-type="float" office:value="3593.30794296323">
            <text:p>3593.3079429632</text:p>
          </table:table-cell>
          <table:table-cell table:formula="of:=[.H751]/([.F751]+[.H751])" office:value-type="float" office:value="0.017190730848931">
            <text:p>0.0171907308</text:p>
          </table:table-cell>
          <table:table-cell table:formula="of:=[.G751]+[.I751]*([.A751] -[.G751] )" office:value-type="float" office:value="1050.14397571038">
            <text:p>1050.1439757104</text:p>
          </table:table-cell>
          <table:table-cell table:formula="of:=(1-[.I751])*[.H751]" office:value-type="float" office:value="3531.53635325842">
            <text:p>3531.5363532584</text:p>
          </table:table-cell>
          <table:table-cell table:formula="of:=ABS([.G751]-[.A751])" office:value-type="float" office:value="308.844283236974">
            <text:p>308.84</text:p>
          </table:table-cell>
          <table:table-cell table:formula="of:=IF([.L751]&lt;[.$C$9];1;0)" office:value-type="float" office:value="0">
            <text:p>0</text:p>
          </table:table-cell>
          <table:table-cell/>
          <table:table-cell table:formula="of:=IF(AND([.M751];[.B751]);&quot;Not Jammed&quot;;IF([.M7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47.344">
            <text:p>1447.34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751]+([.A752]-[.D751])/COUNTA([.$A$60:.A752])" office:value-type="float" office:value="1021.97093939394">
            <text:p>1021.971</text:p>
          </table:table-cell>
          <table:table-cell table:formula="of:=[.E751]+(([.A752]-[.D751])*([.A752]-[.D751]))" office:value-type="float" office:value="142135384.900014">
            <text:p>142135384.900</text:p>
          </table:table-cell>
          <table:table-cell table:formula="of:=[.E752]/(COUNT([.$A$60:.A752])-1)" office:value-type="float" office:value="205397.955057823">
            <text:p>205397.955</text:p>
          </table:table-cell>
          <table:table-cell table:formula="of:=[.J751]" office:value-type="float" office:value="1050.14397571038">
            <text:p>1050.1439757104</text:p>
          </table:table-cell>
          <table:table-cell table:formula="of:=[.K751]+[.$C$7]" office:value-type="float" office:value="3591.53635325842">
            <text:p>3591.5363532584</text:p>
          </table:table-cell>
          <table:table-cell table:formula="of:=[.H752]/([.F752]+[.H752])" office:value-type="float" office:value="0.017185248545315">
            <text:p>0.0171852485</text:p>
          </table:table-cell>
          <table:table-cell table:formula="of:=[.G752]+[.I752]*([.A752] -[.G752] )" office:value-type="float" office:value="1056.96995685001">
            <text:p>1056.96995685</text:p>
          </table:table-cell>
          <table:table-cell table:formula="of:=(1-[.I752])*[.H752]" office:value-type="float" office:value="3529.81490836814">
            <text:p>3529.8149083682</text:p>
          </table:table-cell>
          <table:table-cell table:formula="of:=ABS([.G752]-[.A752])" office:value-type="float" office:value="397.200024289616">
            <text:p>397.20</text:p>
          </table:table-cell>
          <table:table-cell table:formula="of:=IF([.L752]&lt;[.$C$9];1;0)" office:value-type="float" office:value="0">
            <text:p>0</text:p>
          </table:table-cell>
          <table:table-cell/>
          <table:table-cell table:formula="of:=IF(AND([.M752];[.B752]);&quot;Not Jammed&quot;;IF([.M7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47.852">
            <text:p>1447.8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2]+([.A753]-[.D752])/COUNTA([.$A$60:.A753])" office:value-type="float" office:value="1022.58460086455">
            <text:p>1022.585</text:p>
          </table:table-cell>
          <table:table-cell table:formula="of:=[.E752]+(([.A753]-[.D752])*([.A753]-[.D752]))" office:value-type="float" office:value="142316759.577797">
            <text:p>142316759.578</text:p>
          </table:table-cell>
          <table:table-cell table:formula="of:=[.E753]/(COUNT([.$A$60:.A753])-1)" office:value-type="float" office:value="205363.28943405">
            <text:p>205363.289</text:p>
          </table:table-cell>
          <table:table-cell table:formula="of:=[.J752]" office:value-type="float" office:value="1056.96995685001">
            <text:p>1056.96995685</text:p>
          </table:table-cell>
          <table:table-cell table:formula="of:=[.K752]+[.$C$7]" office:value-type="float" office:value="3589.81490836814">
            <text:p>3589.8149083682</text:p>
          </table:table-cell>
          <table:table-cell table:formula="of:=[.H753]/([.F753]+[.H753])" office:value-type="float" office:value="0.0171800027554766">
            <text:p>0.0171800028</text:p>
          </table:table-cell>
          <table:table-cell table:formula="of:=[.G753]+[.I753]*([.A753] -[.G753] )" office:value-type="float" office:value="1063.68531142839">
            <text:p>1063.6853114284</text:p>
          </table:table-cell>
          <table:table-cell table:formula="of:=(1-[.I753])*[.H753]" office:value-type="float" office:value="3528.14187835073">
            <text:p>3528.1418783507</text:p>
          </table:table-cell>
          <table:table-cell table:formula="of:=ABS([.G753]-[.A753])" office:value-type="float" office:value="390.882043149994">
            <text:p>390.88</text:p>
          </table:table-cell>
          <table:table-cell table:formula="of:=IF([.L753]&lt;[.$C$9];1;0)" office:value-type="float" office:value="0">
            <text:p>0</text:p>
          </table:table-cell>
          <table:table-cell/>
          <table:table-cell table:formula="of:=IF(AND([.M753];[.B753]);&quot;Not Jammed&quot;;IF([.M7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1.548">
            <text:p>1331.5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3]+([.A754]-[.D753])/COUNTA([.$A$60:.A754])" office:value-type="float" office:value="1023.02915251799">
            <text:p>1023.029</text:p>
          </table:table-cell>
          <table:table-cell table:formula="of:=[.E753]+(([.A754]-[.D753])*([.A754]-[.D753]))" office:value-type="float" office:value="142412217.959802">
            <text:p>142412217.960</text:p>
          </table:table-cell>
          <table:table-cell table:formula="of:=[.E754]/(COUNT([.$A$60:.A754])-1)" office:value-type="float" office:value="205204.925014124">
            <text:p>205204.925</text:p>
          </table:table-cell>
          <table:table-cell table:formula="of:=[.J753]" office:value-type="float" office:value="1063.68531142839">
            <text:p>1063.6853114284</text:p>
          </table:table-cell>
          <table:table-cell table:formula="of:=[.K753]+[.$C$7]" office:value-type="float" office:value="3588.14187835073">
            <text:p>3588.1418783507</text:p>
          </table:table-cell>
          <table:table-cell table:formula="of:=[.H754]/([.F754]+[.H754])" office:value-type="float" office:value="0.0171851581652305">
            <text:p>0.0171851582</text:p>
          </table:table-cell>
          <table:table-cell table:formula="of:=[.G754]+[.I754]*([.A754] -[.G754] )" office:value-type="float" office:value="1068.28857409806">
            <text:p>1068.2885740981</text:p>
          </table:table-cell>
          <table:table-cell table:formula="of:=(1-[.I754])*[.H754]" office:value-type="float" office:value="3526.47909265198">
            <text:p>3526.479092652</text:p>
          </table:table-cell>
          <table:table-cell table:formula="of:=ABS([.G754]-[.A754])" office:value-type="float" office:value="267.86268857161">
            <text:p>267.86</text:p>
          </table:table-cell>
          <table:table-cell table:formula="of:=IF([.L754]&lt;[.$C$9];1;0)" office:value-type="float" office:value="0">
            <text:p>0</text:p>
          </table:table-cell>
          <table:table-cell/>
          <table:table-cell table:formula="of:=IF(AND([.M754];[.B754]);&quot;Not Jammed&quot;;IF([.M7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78.215">
            <text:p>1378.2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4]+([.A755]-[.D754])/COUNTA([.$A$60:.A755])" office:value-type="float" office:value="1023.53947701149">
            <text:p>1023.539</text:p>
          </table:table-cell>
          <table:table-cell table:formula="of:=[.E754]+(([.A755]-[.D754])*([.A755]-[.D754]))" office:value-type="float" office:value="142538374.946054">
            <text:p>142538374.946</text:p>
          </table:table-cell>
          <table:table-cell table:formula="of:=[.E755]/(COUNT([.$A$60:.A755])-1)" office:value-type="float" office:value="205091.186972739">
            <text:p>205091.187</text:p>
          </table:table-cell>
          <table:table-cell table:formula="of:=[.J754]" office:value-type="float" office:value="1068.28857409806">
            <text:p>1068.2885740981</text:p>
          </table:table-cell>
          <table:table-cell table:formula="of:=[.K754]+[.$C$7]" office:value-type="float" office:value="3586.47909265198">
            <text:p>3586.479092652</text:p>
          </table:table-cell>
          <table:table-cell table:formula="of:=[.H755]/([.F755]+[.H755])" office:value-type="float" office:value="0.0171866935272706">
            <text:p>0.0171866935</text:p>
          </table:table-cell>
          <table:table-cell table:formula="of:=[.G755]+[.I755]*([.A755] -[.G755] )" office:value-type="float" office:value="1073.61518459604">
            <text:p>1073.615184596</text:p>
          </table:table-cell>
          <table:table-cell table:formula="of:=(1-[.I755])*[.H755]" office:value-type="float" office:value="3524.83937564461">
            <text:p>3524.8393756446</text:p>
          </table:table-cell>
          <table:table-cell table:formula="of:=ABS([.G755]-[.A755])" office:value-type="float" office:value="309.926425901943">
            <text:p>309.93</text:p>
          </table:table-cell>
          <table:table-cell table:formula="of:=IF([.L755]&lt;[.$C$9];1;0)" office:value-type="float" office:value="0">
            <text:p>0</text:p>
          </table:table-cell>
          <table:table-cell/>
          <table:table-cell table:formula="of:=IF(AND([.M755];[.B755]);&quot;Not Jammed&quot;;IF([.M7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2.284">
            <text:p>1042.2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5]+([.A756]-[.D755])/COUNTA([.$A$60:.A756])" office:value-type="float" office:value="1023.56637015782">
            <text:p>1023.566</text:p>
          </table:table-cell>
          <table:table-cell table:formula="of:=[.E755]+(([.A756]-[.D755])*([.A756]-[.D755]))" office:value-type="float" office:value="142538726.303196">
            <text:p>142538726.303</text:p>
          </table:table-cell>
          <table:table-cell table:formula="of:=[.E756]/(COUNT([.$A$60:.A756])-1)" office:value-type="float" office:value="204797.020550568">
            <text:p>204797.021</text:p>
          </table:table-cell>
          <table:table-cell table:formula="of:=[.J755]" office:value-type="float" office:value="1073.61518459604">
            <text:p>1073.615184596</text:p>
          </table:table-cell>
          <table:table-cell table:formula="of:=[.K755]+[.$C$7]" office:value-type="float" office:value="3584.83937564461">
            <text:p>3584.8393756446</text:p>
          </table:table-cell>
          <table:table-cell table:formula="of:=[.H756]/([.F756]+[.H756])" office:value-type="float" office:value="0.0172032218971171">
            <text:p>0.0172032219</text:p>
          </table:table-cell>
          <table:table-cell table:formula="of:=[.G756]+[.I756]*([.A756] -[.G756] )" office:value-type="float" office:value="1073.07618727513">
            <text:p>1073.0761872751</text:p>
          </table:table-cell>
          <table:table-cell table:formula="of:=(1-[.I756])*[.H756]" office:value-type="float" office:value="3523.16858839987">
            <text:p>3523.1685883999</text:p>
          </table:table-cell>
          <table:table-cell table:formula="of:=ABS([.G756]-[.A756])" office:value-type="float" office:value="31.3311845960357">
            <text:p>31.33</text:p>
          </table:table-cell>
          <table:table-cell table:formula="of:=IF([.L756]&lt;[.$C$9];1;0)" office:value-type="float" office:value="1">
            <text:p>1</text:p>
          </table:table-cell>
          <table:table-cell/>
          <table:table-cell table:formula="of:=IF(AND([.M756];[.B756]);&quot;Not Jammed&quot;;IF([.M7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6.755">
            <text:p>1056.7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6]+([.A757]-[.D756])/COUNTA([.$A$60:.A757])" office:value-type="float" office:value="1023.61391833811">
            <text:p>1023.614</text:p>
          </table:table-cell>
          <table:table-cell table:formula="of:=[.E756]+(([.A757]-[.D756])*([.A757]-[.D756]))" office:value-type="float" office:value="142539827.788346">
            <text:p>142539827.788</text:p>
          </table:table-cell>
          <table:table-cell table:formula="of:=[.E757]/(COUNT([.$A$60:.A757])-1)" office:value-type="float" office:value="204504.77444526">
            <text:p>204504.774</text:p>
          </table:table-cell>
          <table:table-cell table:formula="of:=[.J756]" office:value-type="float" office:value="1073.07618727513">
            <text:p>1073.0761872751</text:p>
          </table:table-cell>
          <table:table-cell table:formula="of:=[.K756]+[.$C$7]" office:value-type="float" office:value="3583.16858839987">
            <text:p>3583.1685883999</text:p>
          </table:table-cell>
          <table:table-cell table:formula="of:=[.H757]/([.F757]+[.H757])" office:value-type="float" office:value="0.0172194916061055">
            <text:p>0.0172194916</text:p>
          </table:table-cell>
          <table:table-cell table:formula="of:=[.G757]+[.I757]*([.A757] -[.G757] )" office:value-type="float" office:value="1072.79514472785">
            <text:p>1072.7951447279</text:p>
          </table:table-cell>
          <table:table-cell table:formula="of:=(1-[.I757])*[.H757]" office:value-type="float" office:value="3521.46824696866">
            <text:p>3521.4682469687</text:p>
          </table:table-cell>
          <table:table-cell table:formula="of:=ABS([.G757]-[.A757])" office:value-type="float" office:value="16.3211872751306">
            <text:p>16.32</text:p>
          </table:table-cell>
          <table:table-cell table:formula="of:=IF([.L757]&lt;[.$C$9];1;0)" office:value-type="float" office:value="1">
            <text:p>1</text:p>
          </table:table-cell>
          <table:table-cell/>
          <table:table-cell table:formula="of:=IF(AND([.M757];[.B757]);&quot;Not Jammed&quot;;IF([.M75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0.016">
            <text:p>1040.0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7]+([.A758]-[.D757])/COUNTA([.$A$60:.A758])" office:value-type="float" office:value="1023.63738340486">
            <text:p>1023.637</text:p>
          </table:table-cell>
          <table:table-cell table:formula="of:=[.E757]+(([.A758]-[.D757])*([.A758]-[.D757]))" office:value-type="float" office:value="142540096.816629">
            <text:p>142540096.817</text:p>
          </table:table-cell>
          <table:table-cell table:formula="of:=[.E758]/(COUNT([.$A$60:.A758])-1)" office:value-type="float" office:value="204212.173089727">
            <text:p>204212.173</text:p>
          </table:table-cell>
          <table:table-cell table:formula="of:=[.J757]" office:value-type="float" office:value="1072.79514472785">
            <text:p>1072.7951447279</text:p>
          </table:table-cell>
          <table:table-cell table:formula="of:=[.K757]+[.$C$7]" office:value-type="float" office:value="3581.46824696866">
            <text:p>3581.4682469687</text:p>
          </table:table-cell>
          <table:table-cell table:formula="of:=[.H758]/([.F758]+[.H758])" office:value-type="float" office:value="0.0172356970306203">
            <text:p>0.017235697</text:p>
          </table:table-cell>
          <table:table-cell table:formula="of:=[.G758]+[.I758]*([.A758] -[.G758] )" office:value-type="float" office:value="1072.23017332039">
            <text:p>1072.2301733204</text:p>
          </table:table-cell>
          <table:table-cell table:formula="of:=(1-[.I758])*[.H758]" office:value-type="float" office:value="3519.73914533912">
            <text:p>3519.7391453391</text:p>
          </table:table-cell>
          <table:table-cell table:formula="of:=ABS([.G758]-[.A758])" office:value-type="float" office:value="32.7791447278448">
            <text:p>32.78</text:p>
          </table:table-cell>
          <table:table-cell table:formula="of:=IF([.L758]&lt;[.$C$9];1;0)" office:value-type="float" office:value="1">
            <text:p>1</text:p>
          </table:table-cell>
          <table:table-cell/>
          <table:table-cell table:formula="of:=IF(AND([.M758];[.B758]);&quot;Not Jammed&quot;;IF([.M75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10.239">
            <text:p>1110.2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8]+([.A759]-[.D758])/COUNTA([.$A$60:.A759])" office:value-type="float" office:value="1023.7611">
            <text:p>1023.761</text:p>
          </table:table-cell>
          <table:table-cell table:formula="of:=[.E758]+(([.A759]-[.D758])*([.A759]-[.D758]))" office:value-type="float" office:value="142547596.656626">
            <text:p>142547596.657</text:p>
          </table:table-cell>
          <table:table-cell table:formula="of:=[.E759]/(COUNT([.$A$60:.A759])-1)" office:value-type="float" office:value="203930.753442956">
            <text:p>203930.753</text:p>
          </table:table-cell>
          <table:table-cell table:formula="of:=[.J758]" office:value-type="float" office:value="1072.23017332039">
            <text:p>1072.2301733204</text:p>
          </table:table-cell>
          <table:table-cell table:formula="of:=[.K758]+[.$C$7]" office:value-type="float" office:value="3579.73914533912">
            <text:p>3579.7391453391</text:p>
          </table:table-cell>
          <table:table-cell table:formula="of:=[.H759]/([.F759]+[.H759])" office:value-type="float" office:value="0.0172508825972545">
            <text:p>0.0172508826</text:p>
          </table:table-cell>
          <table:table-cell table:formula="of:=[.G759]+[.I759]*([.A759] -[.G759] )" office:value-type="float" office:value="1072.8858591271">
            <text:p>1072.8858591271</text:p>
          </table:table-cell>
          <table:table-cell table:formula="of:=(1-[.I759])*[.H759]" office:value-type="float" office:value="3517.98548561408">
            <text:p>3517.9854856141</text:p>
          </table:table-cell>
          <table:table-cell table:formula="of:=ABS([.G759]-[.A759])" office:value-type="float" office:value="38.0088266796072">
            <text:p>38.01</text:p>
          </table:table-cell>
          <table:table-cell table:formula="of:=IF([.L759]&lt;[.$C$9];1;0)" office:value-type="float" office:value="1">
            <text:p>1</text:p>
          </table:table-cell>
          <table:table-cell/>
          <table:table-cell table:formula="of:=IF(AND([.M759];[.B759]);&quot;Not Jammed&quot;;IF([.M7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80.73">
            <text:p>1080.7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59]+([.A760]-[.D759])/COUNTA([.$A$60:.A760])" office:value-type="float" office:value="1023.84236804565">
            <text:p>1023.842</text:p>
          </table:table-cell>
          <table:table-cell table:formula="of:=[.E759]+(([.A760]-[.D759])*([.A760]-[.D759]))" office:value-type="float" office:value="142550842.112193">
            <text:p>142550842.112</text:p>
          </table:table-cell>
          <table:table-cell table:formula="of:=[.E760]/(COUNT([.$A$60:.A760])-1)" office:value-type="float" office:value="203644.060160276">
            <text:p>203644.060</text:p>
          </table:table-cell>
          <table:table-cell table:formula="of:=[.J759]" office:value-type="float" office:value="1072.8858591271">
            <text:p>1072.8858591271</text:p>
          </table:table-cell>
          <table:table-cell table:formula="of:=[.K759]+[.$C$7]" office:value-type="float" office:value="3577.98548561408">
            <text:p>3577.9854856141</text:p>
          </table:table-cell>
          <table:table-cell table:formula="of:=[.H760]/([.F760]+[.H760])" office:value-type="float" office:value="0.0172664326059607">
            <text:p>0.0172664326</text:p>
          </table:table-cell>
          <table:table-cell table:formula="of:=[.G760]+[.I760]*([.A760] -[.G760] )" office:value-type="float" office:value="1073.02129945684">
            <text:p>1073.0212994568</text:p>
          </table:table-cell>
          <table:table-cell table:formula="of:=(1-[.I760])*[.H760]" office:value-type="float" office:value="3516.20644036162">
            <text:p>3516.2064403616</text:p>
          </table:table-cell>
          <table:table-cell table:formula="of:=ABS([.G760]-[.A760])" office:value-type="float" office:value="7.84414087289792">
            <text:p>7.84</text:p>
          </table:table-cell>
          <table:table-cell table:formula="of:=IF([.L760]&lt;[.$C$9];1;0)" office:value-type="float" office:value="1">
            <text:p>1</text:p>
          </table:table-cell>
          <table:table-cell/>
          <table:table-cell table:formula="of:=IF(AND([.M760];[.B760]);&quot;Not Jammed&quot;;IF([.M76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2.144">
            <text:p>1062.1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0]+([.A761]-[.D760])/COUNTA([.$A$60:.A761])" office:value-type="float" office:value="1023.89692877493">
            <text:p>1023.897</text:p>
          </table:table-cell>
          <table:table-cell table:formula="of:=[.E760]+(([.A761]-[.D760])*([.A761]-[.D760]))" office:value-type="float" office:value="142552309.127204">
            <text:p>142552309.127</text:p>
          </table:table-cell>
          <table:table-cell table:formula="of:=[.E761]/(COUNT([.$A$60:.A761])-1)" office:value-type="float" office:value="203355.64782768">
            <text:p>203355.648</text:p>
          </table:table-cell>
          <table:table-cell table:formula="of:=[.J760]" office:value-type="float" office:value="1073.02129945684">
            <text:p>1073.0212994568</text:p>
          </table:table-cell>
          <table:table-cell table:formula="of:=[.K760]+[.$C$7]" office:value-type="float" office:value="3576.20644036162">
            <text:p>3576.2064403616</text:p>
          </table:table-cell>
          <table:table-cell table:formula="of:=[.H761]/([.F761]+[.H761])" office:value-type="float" office:value="0.0172820489769995">
            <text:p>0.017282049</text:p>
          </table:table-cell>
          <table:table-cell table:formula="of:=[.G761]+[.I761]*([.A761] -[.G761] )" office:value-type="float" office:value="1072.83331743489">
            <text:p>1072.8333174349</text:p>
          </table:table-cell>
          <table:table-cell table:formula="of:=(1-[.I761])*[.H761]" office:value-type="float" office:value="3514.40226550743">
            <text:p>3514.4022655074</text:p>
          </table:table-cell>
          <table:table-cell table:formula="of:=ABS([.G761]-[.A761])" office:value-type="float" office:value="10.8772994568355">
            <text:p>10.88</text:p>
          </table:table-cell>
          <table:table-cell table:formula="of:=IF([.L761]&lt;[.$C$9];1;0)" office:value-type="float" office:value="1">
            <text:p>1</text:p>
          </table:table-cell>
          <table:table-cell/>
          <table:table-cell table:formula="of:=IF(AND([.M761];[.B761]);&quot;Not Jammed&quot;;IF([.M7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1.796">
            <text:p>1091.7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1]+([.A762]-[.D761])/COUNTA([.$A$60:.A762])" office:value-type="float" office:value="1023.99351351351">
            <text:p>1023.994</text:p>
          </table:table-cell>
          <table:table-cell table:formula="of:=[.E761]+(([.A762]-[.D761])*([.A762]-[.D761]))" office:value-type="float" office:value="142556919.411077">
            <text:p>142556919.411</text:p>
          </table:table-cell>
          <table:table-cell table:formula="of:=[.E762]/(COUNT([.$A$60:.A762])-1)" office:value-type="float" office:value="203072.534773614">
            <text:p>203072.535</text:p>
          </table:table-cell>
          <table:table-cell table:formula="of:=[.J761]" office:value-type="float" office:value="1072.83331743489">
            <text:p>1072.8333174349</text:p>
          </table:table-cell>
          <table:table-cell table:formula="of:=[.K761]+[.$C$7]" office:value-type="float" office:value="3574.40226550743">
            <text:p>3574.4022655074</text:p>
          </table:table-cell>
          <table:table-cell table:formula="of:=[.H762]/([.F762]+[.H762])" office:value-type="float" office:value="0.0172971461214097">
            <text:p>0.0172971461</text:p>
          </table:table-cell>
          <table:table-cell table:formula="of:=[.G762]+[.I762]*([.A762] -[.G762] )" office:value-type="float" office:value="1073.16131772607">
            <text:p>1073.1613177261</text:p>
          </table:table-cell>
          <table:table-cell table:formula="of:=(1-[.I762])*[.H762]" office:value-type="float" office:value="3512.57530722425">
            <text:p>3512.5753072243</text:p>
          </table:table-cell>
          <table:table-cell table:formula="of:=ABS([.G762]-[.A762])" office:value-type="float" office:value="18.9626825651151">
            <text:p>18.96</text:p>
          </table:table-cell>
          <table:table-cell table:formula="of:=IF([.L762]&lt;[.$C$9];1;0)" office:value-type="float" office:value="1">
            <text:p>1</text:p>
          </table:table-cell>
          <table:table-cell/>
          <table:table-cell table:formula="of:=IF(AND([.M762];[.B762]);&quot;Not Jammed&quot;;IF([.M76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0.157">
            <text:p>1040.1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2]+([.A763]-[.D762])/COUNTA([.$A$60:.A763])" office:value-type="float" office:value="1024.01647301136">
            <text:p>1024.016</text:p>
          </table:table-cell>
          <table:table-cell table:formula="of:=[.E762]+(([.A763]-[.D762])*([.A763]-[.D762]))" office:value-type="float" office:value="142557180.669372">
            <text:p>142557180.669</text:p>
          </table:table-cell>
          <table:table-cell table:formula="of:=[.E763]/(COUNT([.$A$60:.A763])-1)" office:value-type="float" office:value="202784.040781468">
            <text:p>202784.041</text:p>
          </table:table-cell>
          <table:table-cell table:formula="of:=[.J762]" office:value-type="float" office:value="1073.16131772607">
            <text:p>1073.1613177261</text:p>
          </table:table-cell>
          <table:table-cell table:formula="of:=[.K762]+[.$C$7]" office:value-type="float" office:value="3572.57530722425">
            <text:p>3572.5753072243</text:p>
          </table:table-cell>
          <table:table-cell table:formula="of:=[.H763]/([.F763]+[.H763])" office:value-type="float" office:value="0.0173126278911685">
            <text:p>0.0173126279</text:p>
          </table:table-cell>
          <table:table-cell table:formula="of:=[.G763]+[.I763]*([.A763] -[.G763] )" office:value-type="float" office:value="1072.58992625447">
            <text:p>1072.5899262545</text:p>
          </table:table-cell>
          <table:table-cell table:formula="of:=(1-[.I763])*[.H763]" office:value-type="float" office:value="3510.7246403171">
            <text:p>3510.7246403171</text:p>
          </table:table-cell>
          <table:table-cell table:formula="of:=ABS([.G763]-[.A763])" office:value-type="float" office:value="33.0043177260677">
            <text:p>33.00</text:p>
          </table:table-cell>
          <table:table-cell table:formula="of:=IF([.L763]&lt;[.$C$9];1;0)" office:value-type="float" office:value="1">
            <text:p>1</text:p>
          </table:table-cell>
          <table:table-cell/>
          <table:table-cell table:formula="of:=IF(AND([.M763];[.B763]);&quot;Not Jammed&quot;;IF([.M76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4.129">
            <text:p>1044.1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3]+([.A764]-[.D763])/COUNTA([.$A$60:.A764])" office:value-type="float" office:value="1024.04500141844">
            <text:p>1024.045</text:p>
          </table:table-cell>
          <table:table-cell table:formula="of:=[.E763]+(([.A764]-[.D763])*([.A764]-[.D763]))" office:value-type="float" office:value="142557585.183114">
            <text:p>142557585.183</text:p>
          </table:table-cell>
          <table:table-cell table:formula="of:=[.E764]/(COUNT([.$A$60:.A764])-1)" office:value-type="float" office:value="202496.569862378">
            <text:p>202496.570</text:p>
          </table:table-cell>
          <table:table-cell table:formula="of:=[.J763]" office:value-type="float" office:value="1072.58992625447">
            <text:p>1072.5899262545</text:p>
          </table:table-cell>
          <table:table-cell table:formula="of:=[.K763]+[.$C$7]" office:value-type="float" office:value="3570.7246403171">
            <text:p>3570.7246403171</text:p>
          </table:table-cell>
          <table:table-cell table:formula="of:=[.H764]/([.F764]+[.H764])" office:value-type="float" office:value="0.0173279541954213">
            <text:p>0.0173279542</text:p>
          </table:table-cell>
          <table:table-cell table:formula="of:=[.G764]+[.I764]*([.A764] -[.G764] )" office:value-type="float" office:value="1072.09675662798">
            <text:p>1072.096756628</text:p>
          </table:table-cell>
          <table:table-cell table:formula="of:=(1-[.I764])*[.H764]" office:value-type="float" office:value="3508.85128730522">
            <text:p>3508.8512873052</text:p>
          </table:table-cell>
          <table:table-cell table:formula="of:=ABS([.G764]-[.A764])" office:value-type="float" office:value="28.4609262544743">
            <text:p>28.46</text:p>
          </table:table-cell>
          <table:table-cell table:formula="of:=IF([.L764]&lt;[.$C$9];1;0)" office:value-type="float" office:value="1">
            <text:p>1</text:p>
          </table:table-cell>
          <table:table-cell/>
          <table:table-cell table:formula="of:=IF(AND([.M764];[.B764]);&quot;Not Jammed&quot;;IF([.M76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636.439">
            <text:p>636.4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4]+([.A765]-[.D764])/COUNTA([.$A$60:.A765])" office:value-type="float" office:value="1023.49598441926">
            <text:p>1023.496</text:p>
          </table:table-cell>
          <table:table-cell table:formula="of:=[.E764]+(([.A765]-[.D764])*([.A765]-[.D764]))" office:value-type="float" office:value="142707823.59545">
            <text:p>142707823.595</text:p>
          </table:table-cell>
          <table:table-cell table:formula="of:=[.E765]/(COUNT([.$A$60:.A765])-1)" office:value-type="float" office:value="202422.444816241">
            <text:p>202422.445</text:p>
          </table:table-cell>
          <table:table-cell table:formula="of:=[.J764]" office:value-type="float" office:value="1072.09675662798">
            <text:p>1072.096756628</text:p>
          </table:table-cell>
          <table:table-cell table:formula="of:=[.K764]+[.$C$7]" office:value-type="float" office:value="3568.85128730522">
            <text:p>3568.8512873052</text:p>
          </table:table-cell>
          <table:table-cell table:formula="of:=[.H765]/([.F765]+[.H765])" office:value-type="float" office:value="0.0173252528374367">
            <text:p>0.0173252528</text:p>
          </table:table-cell>
          <table:table-cell table:formula="of:=[.G765]+[.I765]*([.A765] -[.G765] )" office:value-type="float" office:value="1064.54887584381">
            <text:p>1064.5488758438</text:p>
          </table:table-cell>
          <table:table-cell table:formula="of:=(1-[.I765])*[.H765]" office:value-type="float" office:value="3507.02003641345">
            <text:p>3507.0200364135</text:p>
          </table:table-cell>
          <table:table-cell table:formula="of:=ABS([.G765]-[.A765])" office:value-type="float" office:value="435.657756627977">
            <text:p>435.66</text:p>
          </table:table-cell>
          <table:table-cell table:formula="of:=IF([.L765]&lt;[.$C$9];1;0)" office:value-type="float" office:value="0">
            <text:p>0</text:p>
          </table:table-cell>
          <table:table-cell/>
          <table:table-cell table:formula="of:=IF(AND([.M765];[.B765]);&quot;Not Jammed&quot;;IF([.M7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2.988">
            <text:p>532.9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5]+([.A766]-[.D765])/COUNTA([.$A$60:.A766])" office:value-type="float" office:value="1022.80219660537">
            <text:p>1022.802</text:p>
          </table:table-cell>
          <table:table-cell table:formula="of:=[.E765]+(([.A766]-[.D765])*([.A766]-[.D765]))" office:value-type="float" office:value="142948421.678229">
            <text:p>142948421.678</text:p>
          </table:table-cell>
          <table:table-cell table:formula="of:=[.E766]/(COUNT([.$A$60:.A766])-1)" office:value-type="float" office:value="202476.517957831">
            <text:p>202476.518</text:p>
          </table:table-cell>
          <table:table-cell table:formula="of:=[.J765]" office:value-type="float" office:value="1064.54887584381">
            <text:p>1064.5488758438</text:p>
          </table:table-cell>
          <table:table-cell table:formula="of:=[.K765]+[.$C$7]" office:value-type="float" office:value="3567.02003641345">
            <text:p>3567.0200364135</text:p>
          </table:table-cell>
          <table:table-cell table:formula="of:=[.H766]/([.F766]+[.H766])" office:value-type="float" office:value="0.017311972368253">
            <text:p>0.0173119724</text:p>
          </table:table-cell>
          <table:table-cell table:formula="of:=[.G766]+[.I766]*([.A766] -[.G766] )" office:value-type="float" office:value="1055.34650864915">
            <text:p>1055.3465086492</text:p>
          </table:table-cell>
          <table:table-cell table:formula="of:=(1-[.I766])*[.H766]" office:value-type="float" office:value="3505.26788410605">
            <text:p>3505.2678841061</text:p>
          </table:table-cell>
          <table:table-cell table:formula="of:=ABS([.G766]-[.A766])" office:value-type="float" office:value="531.560875843807">
            <text:p>531.56</text:p>
          </table:table-cell>
          <table:table-cell table:formula="of:=IF([.L766]&lt;[.$C$9];1;0)" office:value-type="float" office:value="0">
            <text:p>0</text:p>
          </table:table-cell>
          <table:table-cell/>
          <table:table-cell table:formula="of:=IF(AND([.M766];[.B766]);&quot;Not Jammed&quot;;IF([.M7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611">
            <text:p>525.6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6]+([.A767]-[.D766])/COUNTA([.$A$60:.A767])" office:value-type="float" office:value="1022.09994915254">
            <text:p>1022.100</text:p>
          </table:table-cell>
          <table:table-cell table:formula="of:=[.E766]+(([.A767]-[.D766])*([.A767]-[.D766]))" office:value-type="float" office:value="143195620.764211">
            <text:p>143195620.764</text:p>
          </table:table-cell>
          <table:table-cell table:formula="of:=[.E767]/(COUNT([.$A$60:.A767])-1)" office:value-type="float" office:value="202539.774772575">
            <text:p>202539.775</text:p>
          </table:table-cell>
          <table:table-cell table:formula="of:=[.J766]" office:value-type="float" office:value="1055.34650864915">
            <text:p>1055.3465086492</text:p>
          </table:table-cell>
          <table:table-cell table:formula="of:=[.K766]+[.$C$7]" office:value-type="float" office:value="3565.26788410605">
            <text:p>3565.2678841061</text:p>
          </table:table-cell>
          <table:table-cell table:formula="of:=[.H767]/([.F767]+[.H767])" office:value-type="float" office:value="0.0172983049718239">
            <text:p>0.017298305</text:p>
          </table:table-cell>
          <table:table-cell table:formula="of:=[.G767]+[.I767]*([.A767] -[.G767] )" office:value-type="float" office:value="1046.18298226614">
            <text:p>1046.1829822661</text:p>
          </table:table-cell>
          <table:table-cell table:formula="of:=(1-[.I767])*[.H767]" office:value-type="float" office:value="3503.59479294054">
            <text:p>3503.5947929405</text:p>
          </table:table-cell>
          <table:table-cell table:formula="of:=ABS([.G767]-[.A767])" office:value-type="float" office:value="529.735508649155">
            <text:p>529.74</text:p>
          </table:table-cell>
          <table:table-cell table:formula="of:=IF([.L767]&lt;[.$C$9];1;0)" office:value-type="float" office:value="0">
            <text:p>0</text:p>
          </table:table-cell>
          <table:table-cell/>
          <table:table-cell table:formula="of:=IF(AND([.M767];[.B767]);&quot;Not Jammed&quot;;IF([.M7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7]+([.A768]-[.D767])/COUNTA([.$A$60:.A768])" office:value-type="float" office:value="1021.38947672779">
            <text:p>1021.389</text:p>
          </table:table-cell>
          <table:table-cell table:formula="of:=[.E767]+(([.A768]-[.D767])*([.A768]-[.D767]))" office:value-type="float" office:value="143449359.588609">
            <text:p>143449359.589</text:p>
          </table:table-cell>
          <table:table-cell table:formula="of:=[.E768]/(COUNT([.$A$60:.A768])-1)" office:value-type="float" office:value="202612.08981442">
            <text:p>202612.090</text:p>
          </table:table-cell>
          <table:table-cell table:formula="of:=[.J767]" office:value-type="float" office:value="1046.18298226614">
            <text:p>1046.1829822661</text:p>
          </table:table-cell>
          <table:table-cell table:formula="of:=[.K767]+[.$C$7]" office:value-type="float" office:value="3563.59479294054">
            <text:p>3563.5947929405</text:p>
          </table:table-cell>
          <table:table-cell table:formula="of:=[.H768]/([.F768]+[.H768])" office:value-type="float" office:value="0.0172842631745204">
            <text:p>0.0172842632</text:p>
          </table:table-cell>
          <table:table-cell table:formula="of:=[.G768]+[.I768]*([.A768] -[.G768] )" office:value-type="float" office:value="1037.06021019504">
            <text:p>1037.060210195</text:p>
          </table:table-cell>
          <table:table-cell table:formula="of:=(1-[.I768])*[.H768]" office:value-type="float" office:value="3502.000682692">
            <text:p>3502.000682692</text:p>
          </table:table-cell>
          <table:table-cell table:formula="of:=ABS([.G768]-[.A768])" office:value-type="float" office:value="527.807982266137">
            <text:p>527.81</text:p>
          </table:table-cell>
          <table:table-cell table:formula="of:=IF([.L768]&lt;[.$C$9];1;0)" office:value-type="float" office:value="0">
            <text:p>0</text:p>
          </table:table-cell>
          <table:table-cell/>
          <table:table-cell table:formula="of:=IF(AND([.M768];[.B768]);&quot;Not Jammed&quot;;IF([.M7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8]+([.A769]-[.D768])/COUNTA([.$A$60:.A769])" office:value-type="float" office:value="1020.68620140845">
            <text:p>1020.686</text:p>
          </table:table-cell>
          <table:table-cell table:formula="of:=[.E768]+(([.A769]-[.D768])*([.A769]-[.D768]))" office:value-type="float" office:value="143698685.520319">
            <text:p>143698685.520</text:p>
          </table:table-cell>
          <table:table-cell table:formula="of:=[.E769]/(COUNT([.$A$60:.A769])-1)" office:value-type="float" office:value="202677.976756444">
            <text:p>202677.977</text:p>
          </table:table-cell>
          <table:table-cell table:formula="of:=[.J768]" office:value-type="float" office:value="1037.06021019504">
            <text:p>1037.060210195</text:p>
          </table:table-cell>
          <table:table-cell table:formula="of:=[.K768]+[.$C$7]" office:value-type="float" office:value="3562.000682692">
            <text:p>3562.000682692</text:p>
          </table:table-cell>
          <table:table-cell table:formula="of:=[.H769]/([.F769]+[.H769])" office:value-type="float" office:value="0.017271145618425">
            <text:p>0.0172711456</text:p>
          </table:table-cell>
          <table:table-cell table:formula="of:=[.G769]+[.I769]*([.A769] -[.G769] )" office:value-type="float" office:value="1028.16563565582">
            <text:p>1028.1656356558</text:p>
          </table:table-cell>
          <table:table-cell table:formula="of:=(1-[.I769])*[.H769]" office:value-type="float" office:value="3500.4808502083">
            <text:p>3500.4808502083</text:p>
          </table:table-cell>
          <table:table-cell table:formula="of:=ABS([.G769]-[.A769])" office:value-type="float" office:value="514.996210195037">
            <text:p>515.00</text:p>
          </table:table-cell>
          <table:table-cell table:formula="of:=IF([.L769]&lt;[.$C$9];1;0)" office:value-type="float" office:value="0">
            <text:p>0</text:p>
          </table:table-cell>
          <table:table-cell/>
          <table:table-cell table:formula="of:=IF(AND([.M769];[.B769]);&quot;Not Jammed&quot;;IF([.M76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6.822">
            <text:p>536.8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69]+([.A770]-[.D769])/COUNTA([.$A$60:.A770])" office:value-type="float" office:value="1020.00566104079">
            <text:p>1020.006</text:p>
          </table:table-cell>
          <table:table-cell table:formula="of:=[.E769]+(([.A770]-[.D769])*([.A770]-[.D769]))" office:value-type="float" office:value="143932810.085724">
            <text:p>143932810.086</text:p>
          </table:table-cell>
          <table:table-cell table:formula="of:=[.E770]/(COUNT([.$A$60:.A770])-1)" office:value-type="float" office:value="202722.267726371">
            <text:p>202722.268</text:p>
          </table:table-cell>
          <table:table-cell table:formula="of:=[.J769]" office:value-type="float" office:value="1028.16563565582">
            <text:p>1028.1656356558</text:p>
          </table:table-cell>
          <table:table-cell table:formula="of:=[.K769]+[.$C$7]" office:value-type="float" office:value="3560.4808502083">
            <text:p>3560.4808502083</text:p>
          </table:table-cell>
          <table:table-cell table:formula="of:=[.H770]/([.F770]+[.H770])" office:value-type="float" office:value="0.0172601968646279">
            <text:p>0.0172601969</text:p>
          </table:table-cell>
          <table:table-cell table:formula="of:=[.G770]+[.I770]*([.A770] -[.G770] )" office:value-type="float" office:value="1019.68494777622">
            <text:p>1019.6849477762</text:p>
          </table:table-cell>
          <table:table-cell table:formula="of:=(1-[.I770])*[.H770]" office:value-type="float" office:value="3499.02624980097">
            <text:p>3499.026249801</text:p>
          </table:table-cell>
          <table:table-cell table:formula="of:=ABS([.G770]-[.A770])" office:value-type="float" office:value="491.343635655821">
            <text:p>491.34</text:p>
          </table:table-cell>
          <table:table-cell table:formula="of:=IF([.L770]&lt;[.$C$9];1;0)" office:value-type="float" office:value="0">
            <text:p>0</text:p>
          </table:table-cell>
          <table:table-cell/>
          <table:table-cell table:formula="of:=IF(AND([.M770];[.B770]);&quot;Not Jammed&quot;;IF([.M7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844">
            <text:p>522.8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0]+([.A771]-[.D770])/COUNTA([.$A$60:.A771])" office:value-type="float" office:value="1019.3074002809">
            <text:p>1019.307</text:p>
          </table:table-cell>
          <table:table-cell table:formula="of:=[.E770]+(([.A771]-[.D770])*([.A771]-[.D770]))" office:value-type="float" office:value="144179979.802932">
            <text:p>144179979.803</text:p>
          </table:table-cell>
          <table:table-cell table:formula="of:=[.E771]/(COUNT([.$A$60:.A771])-1)" office:value-type="float" office:value="202784.781720017">
            <text:p>202784.782</text:p>
          </table:table-cell>
          <table:table-cell table:formula="of:=[.J770]" office:value-type="float" office:value="1019.68494777622">
            <text:p>1019.6849477762</text:p>
          </table:table-cell>
          <table:table-cell table:formula="of:=[.K770]+[.$C$7]" office:value-type="float" office:value="3559.02624980097">
            <text:p>3559.026249801</text:p>
          </table:table-cell>
          <table:table-cell table:formula="of:=[.H771]/([.F771]+[.H771])" office:value-type="float" office:value="0.0172480399815125">
            <text:p>0.01724804</text:p>
          </table:table-cell>
          <table:table-cell table:formula="of:=[.G771]+[.I771]*([.A771] -[.G771] )" office:value-type="float" office:value="1011.11541524452">
            <text:p>1011.1154152445</text:p>
          </table:table-cell>
          <table:table-cell table:formula="of:=(1-[.I771])*[.H771]" office:value-type="float" office:value="3497.64002274915">
            <text:p>3497.6400227492</text:p>
          </table:table-cell>
          <table:table-cell table:formula="of:=ABS([.G771]-[.A771])" office:value-type="float" office:value="496.84094777622">
            <text:p>496.84</text:p>
          </table:table-cell>
          <table:table-cell table:formula="of:=IF([.L771]&lt;[.$C$9];1;0)" office:value-type="float" office:value="0">
            <text:p>0</text:p>
          </table:table-cell>
          <table:table-cell/>
          <table:table-cell table:formula="of:=IF(AND([.M771];[.B771]);&quot;Not Jammed&quot;;IF([.M7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06.824">
            <text:p>1006.8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1]+([.A772]-[.D771])/COUNTA([.$A$60:.A772])" office:value-type="float" office:value="1019.28989200561">
            <text:p>1019.290</text:p>
          </table:table-cell>
          <table:table-cell table:formula="of:=[.E771]+(([.A772]-[.D771])*([.A772]-[.D771]))" office:value-type="float" office:value="144180135.638215">
            <text:p>144180135.638</text:p>
          </table:table-cell>
          <table:table-cell table:formula="of:=[.E772]/(COUNT([.$A$60:.A772])-1)" office:value-type="float" office:value="202500.190503111">
            <text:p>202500.191</text:p>
          </table:table-cell>
          <table:table-cell table:formula="of:=[.J771]" office:value-type="float" office:value="1011.11541524452">
            <text:p>1011.1154152445</text:p>
          </table:table-cell>
          <table:table-cell table:formula="of:=[.K771]+[.$C$7]" office:value-type="float" office:value="3557.64002274915">
            <text:p>3557.6400227492</text:p>
          </table:table-cell>
          <table:table-cell table:formula="of:=[.H772]/([.F772]+[.H772])" office:value-type="float" office:value="0.0172652503118665">
            <text:p>0.0172652503</text:p>
          </table:table-cell>
          <table:table-cell table:formula="of:=[.G772]+[.I772]*([.A772] -[.G772] )" office:value-type="float" office:value="1011.04132288613">
            <text:p>1011.0413228861</text:p>
          </table:table-cell>
          <table:table-cell table:formula="of:=(1-[.I772])*[.H772]" office:value-type="float" office:value="3496.21647723687">
            <text:p>3496.2164772369</text:p>
          </table:table-cell>
          <table:table-cell table:formula="of:=ABS([.G772]-[.A772])" office:value-type="float" office:value="4.29141524452302">
            <text:p>4.29</text:p>
          </table:table-cell>
          <table:table-cell table:formula="of:=IF([.L772]&lt;[.$C$9];1;0)" office:value-type="float" office:value="1">
            <text:p>1</text:p>
          </table:table-cell>
          <table:table-cell/>
          <table:table-cell table:formula="of:=IF(AND([.M772];[.B772]);&quot;Not Jammed&quot;;IF([.M7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1.08">
            <text:p>1051.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2]+([.A773]-[.D772])/COUNTA([.$A$60:.A773])" office:value-type="float" office:value="1019.33441596639">
            <text:p>1019.334</text:p>
          </table:table-cell>
          <table:table-cell table:formula="of:=[.E772]+(([.A773]-[.D772])*([.A773]-[.D772]))" office:value-type="float" office:value="144181146.249181">
            <text:p>144181146.249</text:p>
          </table:table-cell>
          <table:table-cell table:formula="of:=[.E773]/(COUNT([.$A$60:.A773])-1)" office:value-type="float" office:value="202217.596422414">
            <text:p>202217.596</text:p>
          </table:table-cell>
          <table:table-cell table:formula="of:=[.J772]" office:value-type="float" office:value="1011.04132288613">
            <text:p>1011.0413228861</text:p>
          </table:table-cell>
          <table:table-cell table:formula="of:=[.K772]+[.$C$7]" office:value-type="float" office:value="3556.21647723687">
            <text:p>3556.2164772369</text:p>
          </table:table-cell>
          <table:table-cell table:formula="of:=[.H773]/([.F773]+[.H773])" office:value-type="float" office:value="0.0172821625216767">
            <text:p>0.0172821625</text:p>
          </table:table-cell>
          <table:table-cell table:formula="of:=[.G773]+[.I773]*([.A773] -[.G773] )" office:value-type="float" office:value="1011.73327781117">
            <text:p>1011.7332778112</text:p>
          </table:table-cell>
          <table:table-cell table:formula="of:=(1-[.I773])*[.H773]" office:value-type="float" office:value="3494.757366115">
            <text:p>3494.757366115</text:p>
          </table:table-cell>
          <table:table-cell table:formula="of:=ABS([.G773]-[.A773])" office:value-type="float" office:value="40.0386771138658">
            <text:p>40.04</text:p>
          </table:table-cell>
          <table:table-cell table:formula="of:=IF([.L773]&lt;[.$C$9];1;0)" office:value-type="float" office:value="1">
            <text:p>1</text:p>
          </table:table-cell>
          <table:table-cell/>
          <table:table-cell table:formula="of:=IF(AND([.M773];[.B773]);&quot;Not Jammed&quot;;IF([.M7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0.157">
            <text:p>1040.1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3]+([.A774]-[.D773])/COUNTA([.$A$60:.A774])" office:value-type="float" office:value="1019.36353846154">
            <text:p>1019.364</text:p>
          </table:table-cell>
          <table:table-cell table:formula="of:=[.E773]+(([.A774]-[.D773])*([.A774]-[.D773]))" office:value-type="float" office:value="144181579.829187">
            <text:p>144181579.829</text:p>
          </table:table-cell>
          <table:table-cell table:formula="of:=[.E774]/(COUNT([.$A$60:.A774])-1)" office:value-type="float" office:value="201934.985755164">
            <text:p>201934.986</text:p>
          </table:table-cell>
          <table:table-cell table:formula="of:=[.J773]" office:value-type="float" office:value="1011.73327781117">
            <text:p>1011.7332778112</text:p>
          </table:table-cell>
          <table:table-cell table:formula="of:=[.K773]+[.$C$7]" office:value-type="float" office:value="3554.757366115">
            <text:p>3554.757366115</text:p>
          </table:table-cell>
          <table:table-cell table:formula="of:=[.H774]/([.F774]+[.H774])" office:value-type="float" office:value="0.0172989527950161">
            <text:p>0.0172989528</text:p>
          </table:table-cell>
          <table:table-cell table:formula="of:=[.G774]+[.I774]*([.A774] -[.G774] )" office:value-type="float" office:value="1012.22497843957">
            <text:p>1012.2249784396</text:p>
          </table:table-cell>
          <table:table-cell table:formula="of:=(1-[.I774])*[.H774]" office:value-type="float" office:value="3493.26378624084">
            <text:p>3493.2637862408</text:p>
          </table:table-cell>
          <table:table-cell table:formula="of:=ABS([.G774]-[.A774])" office:value-type="float" office:value="28.423722188831">
            <text:p>28.42</text:p>
          </table:table-cell>
          <table:table-cell table:formula="of:=IF([.L774]&lt;[.$C$9];1;0)" office:value-type="float" office:value="1">
            <text:p>1</text:p>
          </table:table-cell>
          <table:table-cell/>
          <table:table-cell table:formula="of:=IF(AND([.M774];[.B774]);&quot;Not Jammed&quot;;IF([.M77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9.359">
            <text:p>939.35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4]+([.A775]-[.D774])/COUNTA([.$A$60:.A775])" office:value-type="float" office:value="1019.25180027933">
            <text:p>1019.252</text:p>
          </table:table-cell>
          <table:table-cell table:formula="of:=[.E774]+(([.A775]-[.D774])*([.A775]-[.D774]))" office:value-type="float" office:value="144187980.555361">
            <text:p>144187980.555</text:p>
          </table:table-cell>
          <table:table-cell table:formula="of:=[.E775]/(COUNT([.$A$60:.A775])-1)" office:value-type="float" office:value="201661.51126624">
            <text:p>201661.511</text:p>
          </table:table-cell>
          <table:table-cell table:formula="of:=[.J774]" office:value-type="float" office:value="1012.22497843957">
            <text:p>1012.2249784396</text:p>
          </table:table-cell>
          <table:table-cell table:formula="of:=[.K774]+[.$C$7]" office:value-type="float" office:value="3553.26378624084">
            <text:p>3553.2637862408</text:p>
          </table:table-cell>
          <table:table-cell table:formula="of:=[.H775]/([.F775]+[.H775])" office:value-type="float" office:value="0.0173148535982955">
            <text:p>0.0173148536</text:p>
          </table:table-cell>
          <table:table-cell table:formula="of:=[.G775]+[.I775]*([.A775] -[.G775] )" office:value-type="float" office:value="1010.96331469059">
            <text:p>1010.9633146906</text:p>
          </table:table-cell>
          <table:table-cell table:formula="of:=(1-[.I775])*[.H775]" office:value-type="float" office:value="3491.73954398595">
            <text:p>3491.739543986</text:p>
          </table:table-cell>
          <table:table-cell table:formula="of:=ABS([.G775]-[.A775])" office:value-type="float" office:value="72.8659784395721">
            <text:p>72.87</text:p>
          </table:table-cell>
          <table:table-cell table:formula="of:=IF([.L775]&lt;[.$C$9];1;0)" office:value-type="float" office:value="1">
            <text:p>1</text:p>
          </table:table-cell>
          <table:table-cell/>
          <table:table-cell table:formula="of:=IF(AND([.M775];[.B775]);&quot;Not Jammed&quot;;IF([.M77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44.201">
            <text:p>544.2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5]+([.A776]-[.D775])/COUNTA([.$A$60:.A776])" office:value-type="float" office:value="1018.58924686192">
            <text:p>1018.589</text:p>
          </table:table-cell>
          <table:table-cell table:formula="of:=[.E775]+(([.A776]-[.D775])*([.A776]-[.D775]))" office:value-type="float" office:value="144413653.818208">
            <text:p>144413653.818</text:p>
          </table:table-cell>
          <table:table-cell table:formula="of:=[.E776]/(COUNT([.$A$60:.A776])-1)" office:value-type="float" office:value="201695.047232133">
            <text:p>201695.047</text:p>
          </table:table-cell>
          <table:table-cell table:formula="of:=[.J775]" office:value-type="float" office:value="1010.96331469059">
            <text:p>1010.9633146906</text:p>
          </table:table-cell>
          <table:table-cell table:formula="of:=[.K775]+[.$C$7]" office:value-type="float" office:value="3551.73954398595">
            <text:p>3551.739543986</text:p>
          </table:table-cell>
          <table:table-cell table:formula="of:=[.H776]/([.F776]+[.H776])" office:value-type="float" office:value="0.017304726664784">
            <text:p>0.0173047267</text:p>
          </table:table-cell>
          <table:table-cell table:formula="of:=[.G776]+[.I776]*([.A776] -[.G776] )" office:value-type="float" office:value="1002.88612041745">
            <text:p>1002.8861204175</text:p>
          </table:table-cell>
          <table:table-cell table:formula="of:=(1-[.I776])*[.H776]" office:value-type="float" office:value="3490.27766199277">
            <text:p>3490.2776619928</text:p>
          </table:table-cell>
          <table:table-cell table:formula="of:=ABS([.G776]-[.A776])" office:value-type="float" office:value="466.762314690594">
            <text:p>466.76</text:p>
          </table:table-cell>
          <table:table-cell table:formula="of:=IF([.L776]&lt;[.$C$9];1;0)" office:value-type="float" office:value="0">
            <text:p>0</text:p>
          </table:table-cell>
          <table:table-cell/>
          <table:table-cell table:formula="of:=IF(AND([.M776];[.B776]);&quot;Not Jammed&quot;;IF([.M77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521">
            <text:p>538.52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6]+([.A777]-[.D776])/COUNTA([.$A$60:.A777])" office:value-type="float" office:value="1017.9206281337">
            <text:p>1017.921</text:p>
          </table:table-cell>
          <table:table-cell table:formula="of:=[.E776]+(([.A777]-[.D776])*([.A777]-[.D776]))" office:value-type="float" office:value="144644119.339853">
            <text:p>144644119.340</text:p>
          </table:table-cell>
          <table:table-cell table:formula="of:=[.E777]/(COUNT([.$A$60:.A777])-1)" office:value-type="float" office:value="201735.17341681">
            <text:p>201735.173</text:p>
          </table:table-cell>
          <table:table-cell table:formula="of:=[.J776]" office:value-type="float" office:value="1002.88612041745">
            <text:p>1002.8861204175</text:p>
          </table:table-cell>
          <table:table-cell table:formula="of:=[.K776]+[.$C$7]" office:value-type="float" office:value="3550.27766199277">
            <text:p>3550.2776619928</text:p>
          </table:table-cell>
          <table:table-cell table:formula="of:=[.H777]/([.F777]+[.H777])" office:value-type="float" office:value="0.0172943462059079">
            <text:p>0.0172943462</text:p>
          </table:table-cell>
          <table:table-cell table:formula="of:=[.G777]+[.I777]*([.A777] -[.G777] )" office:value-type="float" office:value="994.855229259004">
            <text:p>994.855229259</text:p>
          </table:table-cell>
          <table:table-cell table:formula="of:=(1-[.I777])*[.H777]" office:value-type="float" office:value="3488.87793097917">
            <text:p>3488.8779309792</text:p>
          </table:table-cell>
          <table:table-cell table:formula="of:=ABS([.G777]-[.A777])" office:value-type="float" office:value="464.365120417452">
            <text:p>464.37</text:p>
          </table:table-cell>
          <table:table-cell table:formula="of:=IF([.L777]&lt;[.$C$9];1;0)" office:value-type="float" office:value="0">
            <text:p>0</text:p>
          </table:table-cell>
          <table:table-cell/>
          <table:table-cell table:formula="of:=IF(AND([.M777];[.B777]);&quot;Not Jammed&quot;;IF([.M7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7]+([.A778]-[.D777])/COUNTA([.$A$60:.A778])" office:value-type="float" office:value="1017.23354659249">
            <text:p>1017.234</text:p>
          </table:table-cell>
          <table:table-cell table:formula="of:=[.E777]+(([.A778]-[.D777])*([.A778]-[.D777]))" office:value-type="float" office:value="144888166.828584">
            <text:p>144888166.829</text:p>
          </table:table-cell>
          <table:table-cell table:formula="of:=[.E778]/(COUNT([.$A$60:.A778])-1)" office:value-type="float" office:value="201794.104218083">
            <text:p>201794.104</text:p>
          </table:table-cell>
          <table:table-cell table:formula="of:=[.J777]" office:value-type="float" office:value="994.855229259004">
            <text:p>994.855229259</text:p>
          </table:table-cell>
          <table:table-cell table:formula="of:=[.K777]+[.$C$7]" office:value-type="float" office:value="3548.87793097917">
            <text:p>3548.8779309792</text:p>
          </table:table-cell>
          <table:table-cell table:formula="of:=[.H778]/([.F778]+[.H778])" office:value-type="float" office:value="0.0172826842867363">
            <text:p>0.0172826843</text:p>
          </table:table-cell>
          <table:table-cell table:formula="of:=[.G778]+[.I778]*([.A778] -[.G778] )" office:value-type="float" office:value="986.716014262692">
            <text:p>986.7160142627</text:p>
          </table:table-cell>
          <table:table-cell table:formula="of:=(1-[.I778])*[.H778]" office:value-type="float" office:value="3487.54379412589">
            <text:p>3487.5437941259</text:p>
          </table:table-cell>
          <table:table-cell table:formula="of:=ABS([.G778]-[.A778])" office:value-type="float" office:value="470.946229259004">
            <text:p>470.95</text:p>
          </table:table-cell>
          <table:table-cell table:formula="of:=IF([.L778]&lt;[.$C$9];1;0)" office:value-type="float" office:value="0">
            <text:p>0</text:p>
          </table:table-cell>
          <table:table-cell/>
          <table:table-cell table:formula="of:=IF(AND([.M778];[.B778]);&quot;Not Jammed&quot;;IF([.M77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755">
            <text:p>514.7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8]+([.A779]-[.D778])/COUNTA([.$A$60:.A779])" office:value-type="float" office:value="1016.53565972222">
            <text:p>1016.536</text:p>
          </table:table-cell>
          <table:table-cell table:formula="of:=[.E778]+(([.A779]-[.D778])*([.A779]-[.D778]))" office:value-type="float" office:value="145140651.51837">
            <text:p>145140651.518</text:p>
          </table:table-cell>
          <table:table-cell table:formula="of:=[.E779]/(COUNT([.$A$60:.A779])-1)" office:value-type="float" office:value="201864.605727913">
            <text:p>201864.606</text:p>
          </table:table-cell>
          <table:table-cell table:formula="of:=[.J778]" office:value-type="float" office:value="986.716014262692">
            <text:p>986.7160142627</text:p>
          </table:table-cell>
          <table:table-cell table:formula="of:=[.K778]+[.$C$7]" office:value-type="float" office:value="3547.54379412589">
            <text:p>3547.5437941259</text:p>
          </table:table-cell>
          <table:table-cell table:formula="of:=[.H779]/([.F779]+[.H779])" office:value-type="float" office:value="0.0172703698509579">
            <text:p>0.0172703699</text:p>
          </table:table-cell>
          <table:table-cell table:formula="of:=[.G779]+[.I779]*([.A779] -[.G779] )" office:value-type="float" office:value="978.565072991142">
            <text:p>978.5650729911</text:p>
          </table:table-cell>
          <table:table-cell table:formula="of:=(1-[.I779])*[.H779]" office:value-type="float" office:value="3486.27640073886">
            <text:p>3486.2764007389</text:p>
          </table:table-cell>
          <table:table-cell table:formula="of:=ABS([.G779]-[.A779])" office:value-type="float" office:value="471.961014262692">
            <text:p>471.96</text:p>
          </table:table-cell>
          <table:table-cell table:formula="of:=IF([.L779]&lt;[.$C$9];1;0)" office:value-type="float" office:value="0">
            <text:p>0</text:p>
          </table:table-cell>
          <table:table-cell/>
          <table:table-cell table:formula="of:=IF(AND([.M779];[.B779]);&quot;Not Jammed&quot;;IF([.M77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79]+([.A780]-[.D779])/COUNTA([.$A$60:.A780])" office:value-type="float" office:value="1015.84453398058">
            <text:p>1015.845</text:p>
          </table:table-cell>
          <table:table-cell table:formula="of:=[.E779]+(([.A780]-[.D779])*([.A780]-[.D779]))" office:value-type="float" office:value="145388956.062452">
            <text:p>145388956.062</text:p>
          </table:table-cell>
          <table:table-cell table:formula="of:=[.E780]/(COUNT([.$A$60:.A780])-1)" office:value-type="float" office:value="201929.105642294">
            <text:p>201929.106</text:p>
          </table:table-cell>
          <table:table-cell table:formula="of:=[.J779]" office:value-type="float" office:value="978.565072991142">
            <text:p>978.5650729911</text:p>
          </table:table-cell>
          <table:table-cell table:formula="of:=[.K779]+[.$C$7]" office:value-type="float" office:value="3546.27640073886">
            <text:p>3546.2764007389</text:p>
          </table:table-cell>
          <table:table-cell table:formula="of:=[.H780]/([.F780]+[.H780])" office:value-type="float" office:value="0.0172588870037782">
            <text:p>0.017258887</text:p>
          </table:table-cell>
          <table:table-cell table:formula="of:=[.G780]+[.I780]*([.A780] -[.G780] )" office:value-type="float" office:value="970.62027101806">
            <text:p>970.6202710181</text:p>
          </table:table-cell>
          <table:table-cell table:formula="of:=(1-[.I780])*[.H780]" office:value-type="float" office:value="3485.07161705435">
            <text:p>3485.0716170544</text:p>
          </table:table-cell>
          <table:table-cell table:formula="of:=ABS([.G780]-[.A780])" office:value-type="float" office:value="460.331072991142">
            <text:p>460.33</text:p>
          </table:table-cell>
          <table:table-cell table:formula="of:=IF([.L780]&lt;[.$C$9];1;0)" office:value-type="float" office:value="0">
            <text:p>0</text:p>
          </table:table-cell>
          <table:table-cell/>
          <table:table-cell table:formula="of:=IF(AND([.M780];[.B780]);&quot;Not Jammed&quot;;IF([.M78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0]+([.A781]-[.D780])/COUNTA([.$A$60:.A781])" office:value-type="float" office:value="1015.15276869806">
            <text:p>1015.153</text:p>
          </table:table-cell>
          <table:table-cell table:formula="of:=[.E780]+(([.A781]-[.D780])*([.A781]-[.D780]))" office:value-type="float" office:value="145638410.893965">
            <text:p>145638410.894</text:p>
          </table:table-cell>
          <table:table-cell table:formula="of:=[.E781]/(COUNT([.$A$60:.A781])-1)" office:value-type="float" office:value="201995.022044335">
            <text:p>201995.022</text:p>
          </table:table-cell>
          <table:table-cell table:formula="of:=[.J780]" office:value-type="float" office:value="970.62027101806">
            <text:p>970.6202710181</text:p>
          </table:table-cell>
          <table:table-cell table:formula="of:=[.K780]+[.$C$7]" office:value-type="float" office:value="3545.07161705435">
            <text:p>3545.0716170544</text:p>
          </table:table-cell>
          <table:table-cell table:formula="of:=[.H781]/([.F781]+[.H781])" office:value-type="float" office:value="0.0172475917175292">
            <text:p>0.0172475917</text:p>
          </table:table-cell>
          <table:table-cell table:formula="of:=[.G781]+[.I781]*([.A781] -[.G781] )" office:value-type="float" office:value="962.785892757798">
            <text:p>962.7858927578</text:p>
          </table:table-cell>
          <table:table-cell table:formula="of:=(1-[.I781])*[.H781]" office:value-type="float" office:value="3483.92766919399">
            <text:p>3483.927669194</text:p>
          </table:table-cell>
          <table:table-cell table:formula="of:=ABS([.G781]-[.A781])" office:value-type="float" office:value="454.23027101806">
            <text:p>454.23</text:p>
          </table:table-cell>
          <table:table-cell table:formula="of:=IF([.L781]&lt;[.$C$9];1;0)" office:value-type="float" office:value="0">
            <text:p>0</text:p>
          </table:table-cell>
          <table:table-cell/>
          <table:table-cell table:formula="of:=IF(AND([.M781];[.B781]);&quot;Not Jammed&quot;;IF([.M7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1]+([.A782]-[.D781])/COUNTA([.$A$60:.A782])" office:value-type="float" office:value="1014.46055878285">
            <text:p>1014.461</text:p>
          </table:table-cell>
          <table:table-cell table:formula="of:=[.E781]+(([.A782]-[.D781])*([.A782]-[.D781]))" office:value-type="float" office:value="145888878.881471">
            <text:p>145888878.881</text:p>
          </table:table-cell>
          <table:table-cell table:formula="of:=[.E782]/(COUNT([.$A$60:.A782])-1)" office:value-type="float" office:value="202062.159115611">
            <text:p>202062.159</text:p>
          </table:table-cell>
          <table:table-cell table:formula="of:=[.J781]" office:value-type="float" office:value="962.785892757798">
            <text:p>962.7858927578</text:p>
          </table:table-cell>
          <table:table-cell table:formula="of:=[.K781]+[.$C$7]" office:value-type="float" office:value="3543.92766919399">
            <text:p>3543.927669194</text:p>
          </table:table-cell>
          <table:table-cell table:formula="of:=[.H782]/([.F782]+[.H782])" office:value-type="float" office:value="0.0172364919959943">
            <text:p>0.017236492</text:p>
          </table:table-cell>
          <table:table-cell table:formula="of:=[.G782]+[.I782]*([.A782] -[.G782] )" office:value-type="float" office:value="955.06220530638">
            <text:p>955.0622053064</text:p>
          </table:table-cell>
          <table:table-cell table:formula="of:=(1-[.I782])*[.H782]" office:value-type="float" office:value="3482.84278828955">
            <text:p>3482.8427882896</text:p>
          </table:table-cell>
          <table:table-cell table:formula="of:=ABS([.G782]-[.A782])" office:value-type="float" office:value="448.100892757798">
            <text:p>448.10</text:p>
          </table:table-cell>
          <table:table-cell table:formula="of:=IF([.L782]&lt;[.$C$9];1;0)" office:value-type="float" office:value="0">
            <text:p>0</text:p>
          </table:table-cell>
          <table:table-cell/>
          <table:table-cell table:formula="of:=IF(AND([.M782];[.B782]);&quot;Not Jammed&quot;;IF([.M7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8.083">
            <text:p>498.0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2]+([.A783]-[.D782])/COUNTA([.$A$60:.A783])" office:value-type="float" office:value="1013.7473301105">
            <text:p>1013.747</text:p>
          </table:table-cell>
          <table:table-cell table:formula="of:=[.E782]+(([.A783]-[.D782])*([.A783]-[.D782]))" office:value-type="float" office:value="146155524.664685">
            <text:p>146155524.665</text:p>
          </table:table-cell>
          <table:table-cell table:formula="of:=[.E783]/(COUNT([.$A$60:.A783])-1)" office:value-type="float" office:value="202151.486396522">
            <text:p>202151.486</text:p>
          </table:table-cell>
          <table:table-cell table:formula="of:=[.J782]" office:value-type="float" office:value="955.06220530638">
            <text:p>955.0622053064</text:p>
          </table:table-cell>
          <table:table-cell table:formula="of:=[.K782]+[.$C$7]" office:value-type="float" office:value="3542.84278828955">
            <text:p>3542.8427882896</text:p>
          </table:table-cell>
          <table:table-cell table:formula="of:=[.H783]/([.F783]+[.H783])" office:value-type="float" office:value="0.0172238233418014">
            <text:p>0.0172238233</text:p>
          </table:table-cell>
          <table:table-cell table:formula="of:=[.G783]+[.I783]*([.A783] -[.G783] )" office:value-type="float" office:value="947.191276203306">
            <text:p>947.1912762033</text:p>
          </table:table-cell>
          <table:table-cell table:formula="of:=(1-[.I783])*[.H783]" office:value-type="float" office:value="3481.82148997627">
            <text:p>3481.8214899763</text:p>
          </table:table-cell>
          <table:table-cell table:formula="of:=ABS([.G783]-[.A783])" office:value-type="float" office:value="456.97920530638">
            <text:p>456.98</text:p>
          </table:table-cell>
          <table:table-cell table:formula="of:=IF([.L783]&lt;[.$C$9];1;0)" office:value-type="float" office:value="0">
            <text:p>0</text:p>
          </table:table-cell>
          <table:table-cell/>
          <table:table-cell table:formula="of:=IF(AND([.M783];[.B783]);&quot;Not Jammed&quot;;IF([.M7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5.038">
            <text:p>485.0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3]+([.A784]-[.D783])/COUNTA([.$A$60:.A784])" office:value-type="float" office:value="1013.01807586207">
            <text:p>1013.018</text:p>
          </table:table-cell>
          <table:table-cell table:formula="of:=[.E783]+(([.A784]-[.D783])*([.A784]-[.D783]))" office:value-type="float" office:value="146435058.220431">
            <text:p>146435058.220</text:p>
          </table:table-cell>
          <table:table-cell table:formula="of:=[.E784]/(COUNT([.$A$60:.A784])-1)" office:value-type="float" office:value="202258.367707778">
            <text:p>202258.368</text:p>
          </table:table-cell>
          <table:table-cell table:formula="of:=[.J783]" office:value-type="float" office:value="947.191276203306">
            <text:p>947.1912762033</text:p>
          </table:table-cell>
          <table:table-cell table:formula="of:=[.K783]+[.$C$7]" office:value-type="float" office:value="3541.82148997627">
            <text:p>3541.8214899763</text:p>
          </table:table-cell>
          <table:table-cell table:formula="of:=[.H784]/([.F784]+[.H784])" office:value-type="float" office:value="0.0172100011364563">
            <text:p>0.0172100011</text:p>
          </table:table-cell>
          <table:table-cell table:formula="of:=[.G784]+[.I784]*([.A784] -[.G784] )" office:value-type="float" office:value="939.23761779463">
            <text:p>939.2376177946</text:p>
          </table:table-cell>
          <table:table-cell table:formula="of:=(1-[.I784])*[.H784]" office:value-type="float" office:value="3480.86673810866">
            <text:p>3480.8667381087</text:p>
          </table:table-cell>
          <table:table-cell table:formula="of:=ABS([.G784]-[.A784])" office:value-type="float" office:value="462.153276203306">
            <text:p>462.15</text:p>
          </table:table-cell>
          <table:table-cell table:formula="of:=IF([.L784]&lt;[.$C$9];1;0)" office:value-type="float" office:value="0">
            <text:p>0</text:p>
          </table:table-cell>
          <table:table-cell/>
          <table:table-cell table:formula="of:=IF(AND([.M784];[.B784]);&quot;Not Jammed&quot;;IF([.M7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9.7">
            <text:p>479.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4]+([.A785]-[.D784])/COUNTA([.$A$60:.A785])" office:value-type="float" office:value="1012.28347796143">
            <text:p>1012.283</text:p>
          </table:table-cell>
          <table:table-cell table:formula="of:=[.E784]+(([.A785]-[.D784])*([.A785]-[.D784]))" office:value-type="float" office:value="146719486.390473">
            <text:p>146719486.390</text:p>
          </table:table-cell>
          <table:table-cell table:formula="of:=[.E785]/(COUNT([.$A$60:.A785])-1)" office:value-type="float" office:value="202371.705366169">
            <text:p>202371.705</text:p>
          </table:table-cell>
          <table:table-cell table:formula="of:=[.J784]" office:value-type="float" office:value="939.23761779463">
            <text:p>939.2376177946</text:p>
          </table:table-cell>
          <table:table-cell table:formula="of:=[.K784]+[.$C$7]" office:value-type="float" office:value="3540.86673810866">
            <text:p>3540.8667381087</text:p>
          </table:table-cell>
          <table:table-cell table:formula="of:=[.H785]/([.F785]+[.H785])" office:value-type="float" office:value="0.0171959715811597">
            <text:p>0.0171959716</text:p>
          </table:table-cell>
          <table:table-cell table:formula="of:=[.G785]+[.I785]*([.A785] -[.G785] )" office:value-type="float" office:value="931.33542197856">
            <text:p>931.3354219786</text:p>
          </table:table-cell>
          <table:table-cell table:formula="of:=(1-[.I785])*[.H785]" office:value-type="float" office:value="3479.97809430747">
            <text:p>3479.9780943075</text:p>
          </table:table-cell>
          <table:table-cell table:formula="of:=ABS([.G785]-[.A785])" office:value-type="float" office:value="459.53761779463">
            <text:p>459.54</text:p>
          </table:table-cell>
          <table:table-cell table:formula="of:=IF([.L785]&lt;[.$C$9];1;0)" office:value-type="float" office:value="0">
            <text:p>0</text:p>
          </table:table-cell>
          <table:table-cell/>
          <table:table-cell table:formula="of:=IF(AND([.M785];[.B785]);&quot;Not Jammed&quot;;IF([.M7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07.808">
            <text:p>707.8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5]+([.A786]-[.D785])/COUNTA([.$A$60:.A786])" office:value-type="float" office:value="1011.86466712517">
            <text:p>1011.865</text:p>
          </table:table-cell>
          <table:table-cell table:formula="of:=[.E785]+(([.A786]-[.D785])*([.A786]-[.D785]))" office:value-type="float" office:value="146812191.707152">
            <text:p>146812191.707</text:p>
          </table:table-cell>
          <table:table-cell table:formula="of:=[.E786]/(COUNT([.$A$60:.A786])-1)" office:value-type="float" office:value="202220.64973437">
            <text:p>202220.650</text:p>
          </table:table-cell>
          <table:table-cell table:formula="of:=[.J785]" office:value-type="float" office:value="931.33542197856">
            <text:p>931.3354219786</text:p>
          </table:table-cell>
          <table:table-cell table:formula="of:=[.K785]+[.$C$7]" office:value-type="float" office:value="3539.97809430747">
            <text:p>3539.9780943075</text:p>
          </table:table-cell>
          <table:table-cell table:formula="of:=[.H786]/([.F786]+[.H786])" office:value-type="float" office:value="0.0172043511514504">
            <text:p>0.0172043512</text:p>
          </table:table-cell>
          <table:table-cell table:formula="of:=[.G786]+[.I786]*([.A786] -[.G786] )" office:value-type="float" office:value="927.489777718862">
            <text:p>927.4897777189</text:p>
          </table:table-cell>
          <table:table-cell table:formula="of:=(1-[.I786])*[.H786]" office:value-type="float" office:value="3479.07506810456">
            <text:p>3479.0750681046</text:p>
          </table:table-cell>
          <table:table-cell table:formula="of:=ABS([.G786]-[.A786])" office:value-type="float" office:value="223.52742197856">
            <text:p>223.53</text:p>
          </table:table-cell>
          <table:table-cell table:formula="of:=IF([.L786]&lt;[.$C$9];1;0)" office:value-type="float" office:value="0">
            <text:p>0</text:p>
          </table:table-cell>
          <table:table-cell/>
          <table:table-cell table:formula="of:=IF(AND([.M786];[.B786]);&quot;Not Jammed&quot;;IF([.M7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35.445">
            <text:p>835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6]+([.A787]-[.D786])/COUNTA([.$A$60:.A787])" office:value-type="float" office:value="1011.62233241758">
            <text:p>1011.622</text:p>
          </table:table-cell>
          <table:table-cell table:formula="of:=[.E786]+(([.A787]-[.D786])*([.A787]-[.D786]))" office:value-type="float" office:value="146843315.606101">
            <text:p>146843315.606</text:p>
          </table:table-cell>
          <table:table-cell table:formula="of:=[.E787]/(COUNT([.$A$60:.A787])-1)" office:value-type="float" office:value="201985.303447181">
            <text:p>201985.303</text:p>
          </table:table-cell>
          <table:table-cell table:formula="of:=[.J786]" office:value-type="float" office:value="927.489777718862">
            <text:p>927.4897777189</text:p>
          </table:table-cell>
          <table:table-cell table:formula="of:=[.K786]+[.$C$7]" office:value-type="float" office:value="3539.07506810456">
            <text:p>3539.0750681046</text:p>
          </table:table-cell>
          <table:table-cell table:formula="of:=[.H787]/([.F787]+[.H787])" office:value-type="float" office:value="0.0172197337059036">
            <text:p>0.0172197337</text:p>
          </table:table-cell>
          <table:table-cell table:formula="of:=[.G787]+[.I787]*([.A787] -[.G787] )" office:value-type="float" office:value="925.904791157524">
            <text:p>925.9047911575</text:p>
          </table:table-cell>
          <table:table-cell table:formula="of:=(1-[.I787])*[.H787]" office:value-type="float" office:value="3478.13313786659">
            <text:p>3478.1331378666</text:p>
          </table:table-cell>
          <table:table-cell table:formula="of:=ABS([.G787]-[.A787])" office:value-type="float" office:value="92.0447777188624">
            <text:p>92.04</text:p>
          </table:table-cell>
          <table:table-cell table:formula="of:=IF([.L787]&lt;[.$C$9];1;0)" office:value-type="float" office:value="1">
            <text:p>1</text:p>
          </table:table-cell>
          <table:table-cell/>
          <table:table-cell table:formula="of:=IF(AND([.M787];[.B787]);&quot;Not Jammed&quot;;IF([.M7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76.256">
            <text:p>876.2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7]+([.A788]-[.D787])/COUNTA([.$A$60:.A788])" office:value-type="float" office:value="1011.43664471879">
            <text:p>1011.437</text:p>
          </table:table-cell>
          <table:table-cell table:formula="of:=[.E787]+(([.A788]-[.D787])*([.A788]-[.D787]))" office:value-type="float" office:value="146861639.650053">
            <text:p>146861639.650</text:p>
          </table:table-cell>
          <table:table-cell table:formula="of:=[.E788]/(COUNT([.$A$60:.A788])-1)" office:value-type="float" office:value="201733.021497326">
            <text:p>201733.021</text:p>
          </table:table-cell>
          <table:table-cell table:formula="of:=[.J787]" office:value-type="float" office:value="925.904791157524">
            <text:p>925.9047911575</text:p>
          </table:table-cell>
          <table:table-cell table:formula="of:=[.K787]+[.$C$7]" office:value-type="float" office:value="3538.13313786659">
            <text:p>3538.1331378666</text:p>
          </table:table-cell>
          <table:table-cell table:formula="of:=[.H788]/([.F788]+[.H788])" office:value-type="float" office:value="0.017236387373348">
            <text:p>0.0172363874</text:p>
          </table:table-cell>
          <table:table-cell table:formula="of:=[.G788]+[.I788]*([.A788] -[.G788] )" office:value-type="float" office:value="925.049025360515">
            <text:p>925.0490253605</text:p>
          </table:table-cell>
          <table:table-cell table:formula="of:=(1-[.I788])*[.H788]" office:value-type="float" office:value="3477.14850452385">
            <text:p>3477.1485045239</text:p>
          </table:table-cell>
          <table:table-cell table:formula="of:=ABS([.G788]-[.A788])" office:value-type="float" office:value="49.6487911575246">
            <text:p>49.65</text:p>
          </table:table-cell>
          <table:table-cell table:formula="of:=IF([.L788]&lt;[.$C$9];1;0)" office:value-type="float" office:value="1">
            <text:p>1</text:p>
          </table:table-cell>
          <table:table-cell/>
          <table:table-cell table:formula="of:=IF(AND([.M788];[.B788]);&quot;Not Jammed&quot;;IF([.M7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16.468">
            <text:p>916.4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8]+([.A789]-[.D788])/COUNTA([.$A$60:.A789])" office:value-type="float" office:value="1011.30655068493">
            <text:p>1011.307</text:p>
          </table:table-cell>
          <table:table-cell table:formula="of:=[.E788]+(([.A789]-[.D788])*([.A789]-[.D788]))" office:value-type="float" office:value="146870658.693533">
            <text:p>146870658.694</text:p>
          </table:table-cell>
          <table:table-cell table:formula="of:=[.E789]/(COUNT([.$A$60:.A789])-1)" office:value-type="float" office:value="201468.667618015">
            <text:p>201468.668</text:p>
          </table:table-cell>
          <table:table-cell table:formula="of:=[.J788]" office:value-type="float" office:value="925.049025360515">
            <text:p>925.0490253605</text:p>
          </table:table-cell>
          <table:table-cell table:formula="of:=[.K788]+[.$C$7]" office:value-type="float" office:value="3537.14850452385">
            <text:p>3537.1485045239</text:p>
          </table:table-cell>
          <table:table-cell table:formula="of:=[.H789]/([.F789]+[.H789])" office:value-type="float" office:value="0.0172538934330018">
            <text:p>0.0172538934</text:p>
          </table:table-cell>
          <table:table-cell table:formula="of:=[.G789]+[.I789]*([.A789] -[.G789] )" office:value-type="float" office:value="924.900969263399">
            <text:p>924.9009692634</text:p>
          </table:table-cell>
          <table:table-cell table:formula="of:=(1-[.I789])*[.H789]" office:value-type="float" office:value="3476.11892117009">
            <text:p>3476.1189211701</text:p>
          </table:table-cell>
          <table:table-cell table:formula="of:=ABS([.G789]-[.A789])" office:value-type="float" office:value="8.58102536051501">
            <text:p>8.58</text:p>
          </table:table-cell>
          <table:table-cell table:formula="of:=IF([.L789]&lt;[.$C$9];1;0)" office:value-type="float" office:value="1">
            <text:p>1</text:p>
          </table:table-cell>
          <table:table-cell/>
          <table:table-cell table:formula="of:=IF(AND([.M789];[.B789]);&quot;Not Jammed&quot;;IF([.M78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736">
            <text:p>953.7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89]+([.A790]-[.D789])/COUNTA([.$A$60:.A790])" office:value-type="float" office:value="1011.22779480164">
            <text:p>1011.228</text:p>
          </table:table-cell>
          <table:table-cell table:formula="of:=[.E789]+(([.A790]-[.D789])*([.A790]-[.D789]))" office:value-type="float" office:value="146873973.061839">
            <text:p>146873973.062</text:p>
          </table:table-cell>
          <table:table-cell table:formula="of:=[.E790]/(COUNT([.$A$60:.A790])-1)" office:value-type="float" office:value="201197.223372382">
            <text:p>201197.223</text:p>
          </table:table-cell>
          <table:table-cell table:formula="of:=[.J789]" office:value-type="float" office:value="924.900969263399">
            <text:p>924.9009692634</text:p>
          </table:table-cell>
          <table:table-cell table:formula="of:=[.K789]+[.$C$7]" office:value-type="float" office:value="3536.11892117009">
            <text:p>3536.1189211701</text:p>
          </table:table-cell>
          <table:table-cell table:formula="of:=[.H790]/([.F790]+[.H790])" office:value-type="float" office:value="0.0172718272537157">
            <text:p>0.0172718273</text:p>
          </table:table-cell>
          <table:table-cell table:formula="of:=[.G790]+[.I790]*([.A790] -[.G790] )" office:value-type="float" office:value="925.399002933137">
            <text:p>925.3990029331</text:p>
          </table:table-cell>
          <table:table-cell table:formula="of:=(1-[.I790])*[.H790]" office:value-type="float" office:value="3475.04368601504">
            <text:p>3475.0436860151</text:p>
          </table:table-cell>
          <table:table-cell table:formula="of:=ABS([.G790]-[.A790])" office:value-type="float" office:value="28.8350307366012">
            <text:p>28.84</text:p>
          </table:table-cell>
          <table:table-cell table:formula="of:=IF([.L790]&lt;[.$C$9];1;0)" office:value-type="float" office:value="1">
            <text:p>1</text:p>
          </table:table-cell>
          <table:table-cell/>
          <table:table-cell table:formula="of:=IF(AND([.M790];[.B790]);&quot;Not Jammed&quot;;IF([.M7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6.879">
            <text:p>936.879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790]+([.A791]-[.D790])/COUNTA([.$A$60:.A791])" office:value-type="float" office:value="1011.12622540984">
            <text:p>1011.126</text:p>
          </table:table-cell>
          <table:table-cell table:formula="of:=[.E790]+(([.A791]-[.D790])*([.A791]-[.D790]))" office:value-type="float" office:value="146879500.805127">
            <text:p>146879500.805</text:p>
          </table:table-cell>
          <table:table-cell table:formula="of:=[.E791]/(COUNT([.$A$60:.A791])-1)" office:value-type="float" office:value="200929.549665017">
            <text:p>200929.550</text:p>
          </table:table-cell>
          <table:table-cell table:formula="of:=[.J790]" office:value-type="float" office:value="925.399002933137">
            <text:p>925.3990029331</text:p>
          </table:table-cell>
          <table:table-cell table:formula="of:=[.K790]+[.$C$7]" office:value-type="float" office:value="3535.04368601505">
            <text:p>3535.0436860151</text:p>
          </table:table-cell>
          <table:table-cell table:formula="of:=[.H791]/([.F791]+[.H791])" office:value-type="float" office:value="0.0172892706168738">
            <text:p>0.0172892706</text:p>
          </table:table-cell>
          <table:table-cell table:formula="of:=[.G791]+[.I791]*([.A791] -[.G791] )" office:value-type="float" office:value="925.597483709107">
            <text:p>925.5974837091</text:p>
          </table:table-cell>
          <table:table-cell table:formula="of:=(1-[.I791])*[.H791]" office:value-type="float" office:value="3473.92535908506">
            <text:p>3473.9253590851</text:p>
          </table:table-cell>
          <table:table-cell table:formula="of:=ABS([.G791]-[.A791])" office:value-type="float" office:value="11.4799970668631">
            <text:p>11.48</text:p>
          </table:table-cell>
          <table:table-cell table:formula="of:=IF([.L791]&lt;[.$C$9];1;0)" office:value-type="float" office:value="1">
            <text:p>1</text:p>
          </table:table-cell>
          <table:table-cell/>
          <table:table-cell table:formula="of:=IF(AND([.M791];[.B791]);&quot;Not Jammed&quot;;IF([.M791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951.633">
            <text:p>951.6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1]+([.A792]-[.D791])/COUNTA([.$A$60:.A792])" office:value-type="float" office:value="1011.04506139154">
            <text:p>1011.045</text:p>
          </table:table-cell>
          <table:table-cell table:formula="of:=[.E791]+(([.A792]-[.D791])*([.A792]-[.D791]))" office:value-type="float" office:value="146883040.248997">
            <text:p>146883040.249</text:p>
          </table:table-cell>
          <table:table-cell table:formula="of:=[.E792]/(COUNT([.$A$60:.A792])-1)" office:value-type="float" office:value="200659.891050543">
            <text:p>200659.891</text:p>
          </table:table-cell>
          <table:table-cell table:formula="of:=[.J791]" office:value-type="float" office:value="925.597483709107">
            <text:p>925.5974837091</text:p>
          </table:table-cell>
          <table:table-cell table:formula="of:=[.K791]+[.$C$7]" office:value-type="float" office:value="3533.92535908506">
            <text:p>3533.9253590851</text:p>
          </table:table-cell>
          <table:table-cell table:formula="of:=[.H792]/([.F792]+[.H792])" office:value-type="float" office:value="0.0173067207480747">
            <text:p>0.0173067207</text:p>
          </table:table-cell>
          <table:table-cell table:formula="of:=[.G792]+[.I792]*([.A792] -[.G792] )" office:value-type="float" office:value="926.048073119085">
            <text:p>926.0480731191</text:p>
          </table:table-cell>
          <table:table-cell table:formula="of:=(1-[.I792])*[.H792]" office:value-type="float" office:value="3472.76469975084">
            <text:p>3472.7646997508</text:p>
          </table:table-cell>
          <table:table-cell table:formula="of:=ABS([.G792]-[.A792])" office:value-type="float" office:value="26.0355162908933">
            <text:p>26.04</text:p>
          </table:table-cell>
          <table:table-cell table:formula="of:=IF([.L792]&lt;[.$C$9];1;0)" office:value-type="float" office:value="1">
            <text:p>1</text:p>
          </table:table-cell>
          <table:table-cell/>
          <table:table-cell table:formula="of:=IF(AND([.M792];[.B792]);&quot;Not Jammed&quot;;IF([.M79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73.632">
            <text:p>973.6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2]+([.A793]-[.D792])/COUNTA([.$A$60:.A793])" office:value-type="float" office:value="1010.99408991826">
            <text:p>1010.994</text:p>
          </table:table-cell>
          <table:table-cell table:formula="of:=[.E792]+(([.A793]-[.D792])*([.A793]-[.D792]))" office:value-type="float" office:value="146884439.98616">
            <text:p>146884439.986</text:p>
          </table:table-cell>
          <table:table-cell table:formula="of:=[.E793]/(COUNT([.$A$60:.A793])-1)" office:value-type="float" office:value="200388.049094352">
            <text:p>200388.049</text:p>
          </table:table-cell>
          <table:table-cell table:formula="of:=[.J792]" office:value-type="float" office:value="926.048073119085">
            <text:p>926.0480731191</text:p>
          </table:table-cell>
          <table:table-cell table:formula="of:=[.K792]+[.$C$7]" office:value-type="float" office:value="3532.76469975084">
            <text:p>3532.7646997508</text:p>
          </table:table-cell>
          <table:table-cell table:formula="of:=[.H793]/([.F793]+[.H793])" office:value-type="float" office:value="0.0173241987123386">
            <text:p>0.0173241987</text:p>
          </table:table-cell>
          <table:table-cell table:formula="of:=[.G793]+[.I793]*([.A793] -[.G793] )" office:value-type="float" office:value="926.872426523884">
            <text:p>926.8724265239</text:p>
          </table:table-cell>
          <table:table-cell table:formula="of:=(1-[.I793])*[.H793]" office:value-type="float" office:value="3471.56238208842">
            <text:p>3471.5623820884</text:p>
          </table:table-cell>
          <table:table-cell table:formula="of:=ABS([.G793]-[.A793])" office:value-type="float" office:value="47.5839268809148">
            <text:p>47.58</text:p>
          </table:table-cell>
          <table:table-cell table:formula="of:=IF([.L793]&lt;[.$C$9];1;0)" office:value-type="float" office:value="1">
            <text:p>1</text:p>
          </table:table-cell>
          <table:table-cell/>
          <table:table-cell table:formula="of:=IF(AND([.M793];[.B793]);&quot;Not Jammed&quot;;IF([.M7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6.357">
            <text:p>946.3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3]+([.A794]-[.D793])/COUNTA([.$A$60:.A794])" office:value-type="float" office:value="1010.90614829932">
            <text:p>1010.906</text:p>
          </table:table-cell>
          <table:table-cell table:formula="of:=[.E793]+(([.A794]-[.D793])*([.A794]-[.D793]))" office:value-type="float" office:value="146888617.939553">
            <text:p>146888617.940</text:p>
          </table:table-cell>
          <table:table-cell table:formula="of:=[.E794]/(COUNT([.$A$60:.A794])-1)" office:value-type="float" office:value="200120.732887674">
            <text:p>200120.733</text:p>
          </table:table-cell>
          <table:table-cell table:formula="of:=[.J793]" office:value-type="float" office:value="926.872426523884">
            <text:p>926.8724265239</text:p>
          </table:table-cell>
          <table:table-cell table:formula="of:=[.K793]+[.$C$7]" office:value-type="float" office:value="3531.56238208842">
            <text:p>3531.5623820884</text:p>
          </table:table-cell>
          <table:table-cell table:formula="of:=[.H794]/([.F794]+[.H794])" office:value-type="float" office:value="0.0173411371446142">
            <text:p>0.0173411371</text:p>
          </table:table-cell>
          <table:table-cell table:formula="of:=[.G794]+[.I794]*([.A794] -[.G794] )" office:value-type="float" office:value="927.210311184737">
            <text:p>927.2103111847</text:p>
          </table:table-cell>
          <table:table-cell table:formula="of:=(1-[.I794])*[.H794]" office:value-type="float" office:value="3470.32107448586">
            <text:p>3470.3210744859</text:p>
          </table:table-cell>
          <table:table-cell table:formula="of:=ABS([.G794]-[.A794])" office:value-type="float" office:value="19.4845734761165">
            <text:p>19.48</text:p>
          </table:table-cell>
          <table:table-cell table:formula="of:=IF([.L794]&lt;[.$C$9];1;0)" office:value-type="float" office:value="1">
            <text:p>1</text:p>
          </table:table-cell>
          <table:table-cell/>
          <table:table-cell table:formula="of:=IF(AND([.M794];[.B794]);&quot;Not Jammed&quot;;IF([.M79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166">
            <text:p>957.1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4]+([.A795]-[.D794])/COUNTA([.$A$60:.A795])" office:value-type="float" office:value="1010.83313179348">
            <text:p>1010.833</text:p>
          </table:table-cell>
          <table:table-cell table:formula="of:=[.E794]+(([.A795]-[.D794])*([.A795]-[.D794]))" office:value-type="float" office:value="146891505.943092">
            <text:p>146891505.943</text:p>
          </table:table-cell>
          <table:table-cell table:formula="of:=[.E795]/(COUNT([.$A$60:.A795])-1)" office:value-type="float" office:value="199852.389038221">
            <text:p>199852.389</text:p>
          </table:table-cell>
          <table:table-cell table:formula="of:=[.J794]" office:value-type="float" office:value="927.210311184737">
            <text:p>927.2103111847</text:p>
          </table:table-cell>
          <table:table-cell table:formula="of:=[.K794]+[.$C$7]" office:value-type="float" office:value="3530.32107448586">
            <text:p>3530.3210744859</text:p>
          </table:table-cell>
          <table:table-cell table:formula="of:=[.H795]/([.F795]+[.H795])" office:value-type="float" office:value="0.0173580196297389">
            <text:p>0.0173580196</text:p>
          </table:table-cell>
          <table:table-cell table:formula="of:=[.G795]+[.I795]*([.A795] -[.G795] )" office:value-type="float" office:value="927.730282619215">
            <text:p>927.7302826192</text:p>
          </table:table-cell>
          <table:table-cell table:formula="of:=(1-[.I795])*[.H795]" office:value-type="float" office:value="3469.04169197565">
            <text:p>3469.0416919757</text:p>
          </table:table-cell>
          <table:table-cell table:formula="of:=ABS([.G795]-[.A795])" office:value-type="float" office:value="29.9556888152629">
            <text:p>29.96</text:p>
          </table:table-cell>
          <table:table-cell table:formula="of:=IF([.L795]&lt;[.$C$9];1;0)" office:value-type="float" office:value="1">
            <text:p>1</text:p>
          </table:table-cell>
          <table:table-cell/>
          <table:table-cell table:formula="of:=IF(AND([.M795];[.B795]);&quot;Not Jammed&quot;;IF([.M7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4.804">
            <text:p>964.8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5]+([.A796]-[.D795])/COUNTA([.$A$60:.A796])" office:value-type="float" office:value="1010.7706770692">
            <text:p>1010.771</text:p>
          </table:table-cell>
          <table:table-cell table:formula="of:=[.E795]+(([.A796]-[.D795])*([.A796]-[.D795]))" office:value-type="float" office:value="146893624.624066">
            <text:p>146893624.624</text:p>
          </table:table-cell>
          <table:table-cell table:formula="of:=[.E796]/(COUNT([.$A$60:.A796])-1)" office:value-type="float" office:value="199583.729108785">
            <text:p>199583.729</text:p>
          </table:table-cell>
          <table:table-cell table:formula="of:=[.J795]" office:value-type="float" office:value="927.730282619215">
            <text:p>927.7302826192</text:p>
          </table:table-cell>
          <table:table-cell table:formula="of:=[.K795]+[.$C$7]" office:value-type="float" office:value="3529.04169197565">
            <text:p>3529.0416919757</text:p>
          </table:table-cell>
          <table:table-cell table:formula="of:=[.H796]/([.F796]+[.H796])" office:value-type="float" office:value="0.0173747897685734">
            <text:p>0.0173747898</text:p>
          </table:table-cell>
          <table:table-cell table:formula="of:=[.G796]+[.I796]*([.A796] -[.G796] )" office:value-type="float" office:value="928.374430664645">
            <text:p>928.3744306646</text:p>
          </table:table-cell>
          <table:table-cell table:formula="of:=(1-[.I796])*[.H796]" office:value-type="float" office:value="3467.72533449305">
            <text:p>3467.7253344931</text:p>
          </table:table-cell>
          <table:table-cell table:formula="of:=ABS([.G796]-[.A796])" office:value-type="float" office:value="37.0737173807851">
            <text:p>37.07</text:p>
          </table:table-cell>
          <table:table-cell table:formula="of:=IF([.L796]&lt;[.$C$9];1;0)" office:value-type="float" office:value="1">
            <text:p>1</text:p>
          </table:table-cell>
          <table:table-cell/>
          <table:table-cell table:formula="of:=IF(AND([.M796];[.B796]);&quot;Not Jammed&quot;;IF([.M7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036">
            <text:p>957.0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6]+([.A797]-[.D796])/COUNTA([.$A$60:.A797])" office:value-type="float" office:value="1010.69786585366">
            <text:p>1010.698</text:p>
          </table:table-cell>
          <table:table-cell table:formula="of:=[.E796]+(([.A797]-[.D796])*([.A797]-[.D796]))" office:value-type="float" office:value="146896512.039586">
            <text:p>146896512.040</text:p>
          </table:table-cell>
          <table:table-cell table:formula="of:=[.E797]/(COUNT([.$A$60:.A797])-1)" office:value-type="float" office:value="199316.841302016">
            <text:p>199316.841</text:p>
          </table:table-cell>
          <table:table-cell table:formula="of:=[.J796]" office:value-type="float" office:value="928.374430664645">
            <text:p>928.3744306646</text:p>
          </table:table-cell>
          <table:table-cell table:formula="of:=[.K796]+[.$C$7]" office:value-type="float" office:value="3527.72533449305">
            <text:p>3527.7253344931</text:p>
          </table:table-cell>
          <table:table-cell table:formula="of:=[.H797]/([.F797]+[.H797])" office:value-type="float" office:value="0.017391273490774">
            <text:p>0.0173912735</text:p>
          </table:table-cell>
          <table:table-cell table:formula="of:=[.G797]+[.I797]*([.A797] -[.G797] )" office:value-type="float" office:value="928.872891855631">
            <text:p>928.8728918556</text:p>
          </table:table-cell>
          <table:table-cell table:formula="of:=(1-[.I797])*[.H797]" office:value-type="float" office:value="3466.37369840055">
            <text:p>3466.3736984006</text:p>
          </table:table-cell>
          <table:table-cell table:formula="of:=ABS([.G797]-[.A797])" office:value-type="float" office:value="28.6615693353544">
            <text:p>28.66</text:p>
          </table:table-cell>
          <table:table-cell table:formula="of:=IF([.L797]&lt;[.$C$9];1;0)" office:value-type="float" office:value="1">
            <text:p>1</text:p>
          </table:table-cell>
          <table:table-cell/>
          <table:table-cell table:formula="of:=IF(AND([.M797];[.B797]);&quot;Not Jammed&quot;;IF([.M7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9.27">
            <text:p>959.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7]+([.A798]-[.D797])/COUNTA([.$A$60:.A798])" office:value-type="float" office:value="1010.62827469553">
            <text:p>1010.628</text:p>
          </table:table-cell>
          <table:table-cell table:formula="of:=[.E797]+(([.A798]-[.D797])*([.A798]-[.D797]))" office:value-type="float" office:value="146899156.864972">
            <text:p>146899156.865</text:p>
          </table:table-cell>
          <table:table-cell table:formula="of:=[.E798]/(COUNT([.$A$60:.A798])-1)" office:value-type="float" office:value="199050.348055517">
            <text:p>199050.348</text:p>
          </table:table-cell>
          <table:table-cell table:formula="of:=[.J797]" office:value-type="float" office:value="928.872891855631">
            <text:p>928.8728918556</text:p>
          </table:table-cell>
          <table:table-cell table:formula="of:=[.K797]+[.$C$7]" office:value-type="float" office:value="3526.37369840055">
            <text:p>3526.3736984006</text:p>
          </table:table-cell>
          <table:table-cell table:formula="of:=[.H798]/([.F798]+[.H798])" office:value-type="float" office:value="0.0174075958376118">
            <text:p>0.0174075958</text:p>
          </table:table-cell>
          <table:table-cell table:formula="of:=[.G798]+[.I798]*([.A798] -[.G798] )" office:value-type="float" office:value="929.402032428841">
            <text:p>929.4020324288</text:p>
          </table:table-cell>
          <table:table-cell table:formula="of:=(1-[.I798])*[.H798]" office:value-type="float" office:value="3464.98801028641">
            <text:p>3464.9880102864</text:p>
          </table:table-cell>
          <table:table-cell table:formula="of:=ABS([.G798]-[.A798])" office:value-type="float" office:value="30.3971081443685">
            <text:p>30.40</text:p>
          </table:table-cell>
          <table:table-cell table:formula="of:=IF([.L798]&lt;[.$C$9];1;0)" office:value-type="float" office:value="1">
            <text:p>1</text:p>
          </table:table-cell>
          <table:table-cell/>
          <table:table-cell table:formula="of:=IF(AND([.M798];[.B798]);&quot;Not Jammed&quot;;IF([.M7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5.281">
            <text:p>905.2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8]+([.A799]-[.D798])/COUNTA([.$A$60:.A799])" office:value-type="float" office:value="1010.48591351351">
            <text:p>1010.486</text:p>
          </table:table-cell>
          <table:table-cell table:formula="of:=[.E798]+(([.A799]-[.D798])*([.A799]-[.D798]))" office:value-type="float" office:value="146910254.913258">
            <text:p>146910254.913</text:p>
          </table:table-cell>
          <table:table-cell table:formula="of:=[.E799]/(COUNT([.$A$60:.A799])-1)" office:value-type="float" office:value="198796.014767602">
            <text:p>198796.015</text:p>
          </table:table-cell>
          <table:table-cell table:formula="of:=[.J798]" office:value-type="float" office:value="929.402032428841">
            <text:p>929.4020324288</text:p>
          </table:table-cell>
          <table:table-cell table:formula="of:=[.K798]+[.$C$7]" office:value-type="float" office:value="3524.98801028641">
            <text:p>3524.9880102864</text:p>
          </table:table-cell>
          <table:table-cell table:formula="of:=[.H799]/([.F799]+[.H799])" office:value-type="float" office:value="0.0174227488095055">
            <text:p>0.0174227488</text:p>
          </table:table-cell>
          <table:table-cell table:formula="of:=[.G799]+[.I799]*([.A799] -[.G799] )" office:value-type="float" office:value="928.981777739807">
            <text:p>928.9817777398</text:p>
          </table:table-cell>
          <table:table-cell table:formula="of:=(1-[.I799])*[.H799]" office:value-type="float" office:value="3463.57302962667">
            <text:p>3463.5730296267</text:p>
          </table:table-cell>
          <table:table-cell table:formula="of:=ABS([.G799]-[.A799])" office:value-type="float" office:value="24.1210324288409">
            <text:p>24.12</text:p>
          </table:table-cell>
          <table:table-cell table:formula="of:=IF([.L799]&lt;[.$C$9];1;0)" office:value-type="float" office:value="1">
            <text:p>1</text:p>
          </table:table-cell>
          <table:table-cell/>
          <table:table-cell table:formula="of:=IF(AND([.M799];[.B799]);&quot;Not Jammed&quot;;IF([.M7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79.707">
            <text:p>879.70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799]+([.A800]-[.D799])/COUNTA([.$A$60:.A800])" office:value-type="float" office:value="1010.30942375169">
            <text:p>1010.309</text:p>
          </table:table-cell>
          <table:table-cell table:formula="of:=[.E799]+(([.A800]-[.D799])*([.A800]-[.D799]))" office:value-type="float" office:value="146927358.037477">
            <text:p>146927358.037</text:p>
          </table:table-cell>
          <table:table-cell table:formula="of:=[.E800]/(COUNT([.$A$60:.A800])-1)" office:value-type="float" office:value="198550.483834429">
            <text:p>198550.484</text:p>
          </table:table-cell>
          <table:table-cell table:formula="of:=[.J799]" office:value-type="float" office:value="928.981777739807">
            <text:p>928.9817777398</text:p>
          </table:table-cell>
          <table:table-cell table:formula="of:=[.K799]+[.$C$7]" office:value-type="float" office:value="3523.57302962667">
            <text:p>3523.5730296267</text:p>
          </table:table-cell>
          <table:table-cell table:formula="of:=[.H800]/([.F800]+[.H800])" office:value-type="float" office:value="0.0174370381052781">
            <text:p>0.0174370381</text:p>
          </table:table-cell>
          <table:table-cell table:formula="of:=[.G800]+[.I800]*([.A800] -[.G800] )" office:value-type="float" office:value="928.122571562729">
            <text:p>928.1225715627</text:p>
          </table:table-cell>
          <table:table-cell table:formula="of:=(1-[.I800])*[.H800]" office:value-type="float" office:value="3462.13235244234">
            <text:p>3462.1323524423</text:p>
          </table:table-cell>
          <table:table-cell table:formula="of:=ABS([.G800]-[.A800])" office:value-type="float" office:value="49.2747777398072">
            <text:p>49.27</text:p>
          </table:table-cell>
          <table:table-cell table:formula="of:=IF([.L800]&lt;[.$C$9];1;0)" office:value-type="float" office:value="1">
            <text:p>1</text:p>
          </table:table-cell>
          <table:table-cell/>
          <table:table-cell table:formula="of:=IF(AND([.M800];[.B800]);&quot;Not Jammed&quot;;IF([.M8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4.219">
            <text:p>894.2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0]+([.A801]-[.D800])/COUNTA([.$A$60:.A801])" office:value-type="float" office:value="1010.15296765499">
            <text:p>1010.153</text:p>
          </table:table-cell>
          <table:table-cell table:formula="of:=[.E800]+(([.A801]-[.D800])*([.A801]-[.D800]))" office:value-type="float" office:value="146940835.023964">
            <text:p>146940835.024</text:p>
          </table:table-cell>
          <table:table-cell table:formula="of:=[.E801]/(COUNT([.$A$60:.A801])-1)" office:value-type="float" office:value="198300.722029641">
            <text:p>198300.722</text:p>
          </table:table-cell>
          <table:table-cell table:formula="of:=[.J800]" office:value-type="float" office:value="928.122571562729">
            <text:p>928.1225715627</text:p>
          </table:table-cell>
          <table:table-cell table:formula="of:=[.K800]+[.$C$7]" office:value-type="float" office:value="3522.13235244234">
            <text:p>3522.1323524423</text:p>
          </table:table-cell>
          <table:table-cell table:formula="of:=[.H801]/([.F801]+[.H801])" office:value-type="float" office:value="0.0174516031062288">
            <text:p>0.0174516031</text:p>
          </table:table-cell>
          <table:table-cell table:formula="of:=[.G801]+[.I801]*([.A801] -[.G801] )" office:value-type="float" office:value="927.530899887933">
            <text:p>927.5308998879</text:p>
          </table:table-cell>
          <table:table-cell table:formula="of:=(1-[.I801])*[.H801]" office:value-type="float" office:value="3460.6654965399">
            <text:p>3460.6654965399</text:p>
          </table:table-cell>
          <table:table-cell table:formula="of:=ABS([.G801]-[.A801])" office:value-type="float" office:value="33.903571562729">
            <text:p>33.90</text:p>
          </table:table-cell>
          <table:table-cell table:formula="of:=IF([.L801]&lt;[.$C$9];1;0)" office:value-type="float" office:value="1">
            <text:p>1</text:p>
          </table:table-cell>
          <table:table-cell/>
          <table:table-cell table:formula="of:=IF(AND([.M801];[.B801]);&quot;Not Jammed&quot;;IF([.M8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6.1">
            <text:p>946.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1]+([.A802]-[.D801])/COUNTA([.$A$60:.A802])" office:value-type="float" office:value="1010.06675908479">
            <text:p>1010.067</text:p>
          </table:table-cell>
          <table:table-cell table:formula="of:=[.E801]+(([.A802]-[.D801])*([.A802]-[.D801]))" office:value-type="float" office:value="146944937.80663">
            <text:p>146944937.807</text:p>
          </table:table-cell>
          <table:table-cell table:formula="of:=[.E802]/(COUNT([.$A$60:.A802])-1)" office:value-type="float" office:value="198038.999739393">
            <text:p>198039.000</text:p>
          </table:table-cell>
          <table:table-cell table:formula="of:=[.J801]" office:value-type="float" office:value="927.530899887933">
            <text:p>927.5308998879</text:p>
          </table:table-cell>
          <table:table-cell table:formula="of:=[.K801]+[.$C$7]" office:value-type="float" office:value="3520.6654965399">
            <text:p>3520.6654965399</text:p>
          </table:table-cell>
          <table:table-cell table:formula="of:=[.H802]/([.F802]+[.H802])" office:value-type="float" office:value="0.017467113236266">
            <text:p>0.0174671132</text:p>
          </table:table-cell>
          <table:table-cell table:formula="of:=[.G802]+[.I802]*([.A802] -[.G802] )" office:value-type="float" office:value="927.855248462286">
            <text:p>927.8552484623</text:p>
          </table:table-cell>
          <table:table-cell table:formula="of:=(1-[.I802])*[.H802]" office:value-type="float" office:value="3459.16963364483">
            <text:p>3459.1696336448</text:p>
          </table:table-cell>
          <table:table-cell table:formula="of:=ABS([.G802]-[.A802])" office:value-type="float" office:value="18.5691001120673">
            <text:p>18.57</text:p>
          </table:table-cell>
          <table:table-cell table:formula="of:=IF([.L802]&lt;[.$C$9];1;0)" office:value-type="float" office:value="1">
            <text:p>1</text:p>
          </table:table-cell>
          <table:table-cell/>
          <table:table-cell table:formula="of:=IF(AND([.M802];[.B802]);&quot;Not Jammed&quot;;IF([.M8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8.88">
            <text:p>958.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2]+([.A803]-[.D802])/COUNTA([.$A$60:.A803])" office:value-type="float" office:value="1009.99795967742">
            <text:p>1009.998</text:p>
          </table:table-cell>
          <table:table-cell table:formula="of:=[.E802]+(([.A803]-[.D802])*([.A803]-[.D802]))" office:value-type="float" office:value="146947557.890935">
            <text:p>146947557.891</text:p>
          </table:table-cell>
          <table:table-cell table:formula="of:=[.E803]/(COUNT([.$A$60:.A803])-1)" office:value-type="float" office:value="197775.98639426">
            <text:p>197775.986</text:p>
          </table:table-cell>
          <table:table-cell table:formula="of:=[.J802]" office:value-type="float" office:value="927.855248462286">
            <text:p>927.8552484623</text:p>
          </table:table-cell>
          <table:table-cell table:formula="of:=[.K802]+[.$C$7]" office:value-type="float" office:value="3519.16963364483">
            <text:p>3519.1696336448</text:p>
          </table:table-cell>
          <table:table-cell table:formula="of:=[.H803]/([.F803]+[.H803])" office:value-type="float" office:value="0.0174826344711294">
            <text:p>0.0174826345</text:p>
          </table:table-cell>
          <table:table-cell table:formula="of:=[.G803]+[.I803]*([.A803] -[.G803] )" office:value-type="float" office:value="928.397642852977">
            <text:p>928.397642853</text:p>
          </table:table-cell>
          <table:table-cell table:formula="of:=(1-[.I803])*[.H803]" office:value-type="float" office:value="3457.64527729792">
            <text:p>3457.6452772979</text:p>
          </table:table-cell>
          <table:table-cell table:formula="of:=ABS([.G803]-[.A803])" office:value-type="float" office:value="31.0247515377142">
            <text:p>31.02</text:p>
          </table:table-cell>
          <table:table-cell table:formula="of:=IF([.L803]&lt;[.$C$9];1;0)" office:value-type="float" office:value="1">
            <text:p>1</text:p>
          </table:table-cell>
          <table:table-cell/>
          <table:table-cell table:formula="of:=IF(AND([.M803];[.B803]);&quot;Not Jammed&quot;;IF([.M8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3]+([.A804]-[.D803])/COUNTA([.$A$60:.A804])" office:value-type="float" office:value="1009.92209261745">
            <text:p>1009.922</text:p>
          </table:table-cell>
          <table:table-cell table:formula="of:=[.E803]+(([.A804]-[.D803])*([.A804]-[.D803]))" office:value-type="float" office:value="146950752.509818">
            <text:p>146950752.510</text:p>
          </table:table-cell>
          <table:table-cell table:formula="of:=[.E804]/(COUNT([.$A$60:.A804])-1)" office:value-type="float" office:value="197514.452298143">
            <text:p>197514.452</text:p>
          </table:table-cell>
          <table:table-cell table:formula="of:=[.J803]" office:value-type="float" office:value="928.397642852977">
            <text:p>928.397642853</text:p>
          </table:table-cell>
          <table:table-cell table:formula="of:=[.K803]+[.$C$7]" office:value-type="float" office:value="3517.64527729792">
            <text:p>3517.6452772979</text:p>
          </table:table-cell>
          <table:table-cell table:formula="of:=[.H804]/([.F804]+[.H804])" office:value-type="float" office:value="0.0174979285383911">
            <text:p>0.0174979285</text:p>
          </table:table-cell>
          <table:table-cell table:formula="of:=[.G804]+[.I804]*([.A804] -[.G804] )" office:value-type="float" office:value="928.836479652125">
            <text:p>928.8364796521</text:p>
          </table:table-cell>
          <table:table-cell table:formula="of:=(1-[.I804])*[.H804]" office:value-type="float" office:value="3456.09377161235">
            <text:p>3456.0937716124</text:p>
          </table:table-cell>
          <table:table-cell table:formula="of:=ABS([.G804]-[.A804])" office:value-type="float" office:value="25.0793571470227">
            <text:p>25.08</text:p>
          </table:table-cell>
          <table:table-cell table:formula="of:=IF([.L804]&lt;[.$C$9];1;0)" office:value-type="float" office:value="1">
            <text:p>1</text:p>
          </table:table-cell>
          <table:table-cell/>
          <table:table-cell table:formula="of:=IF(AND([.M804];[.B804]);&quot;Not Jammed&quot;;IF([.M8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4]+([.A805]-[.D804])/COUNTA([.$A$60:.A805])" office:value-type="float" office:value="1009.84642895442">
            <text:p>1009.846</text:p>
          </table:table-cell>
          <table:table-cell table:formula="of:=[.E804]+(([.A805]-[.D804])*([.A805]-[.D804]))" office:value-type="float" office:value="146953938.558299">
            <text:p>146953938.558</text:p>
          </table:table-cell>
          <table:table-cell table:formula="of:=[.E805]/(COUNT([.$A$60:.A805])-1)" office:value-type="float" office:value="197253.608803086">
            <text:p>197253.609</text:p>
          </table:table-cell>
          <table:table-cell table:formula="of:=[.J804]" office:value-type="float" office:value="928.836479652125">
            <text:p>928.8364796521</text:p>
          </table:table-cell>
          <table:table-cell table:formula="of:=[.K804]+[.$C$7]" office:value-type="float" office:value="3516.09377161235">
            <text:p>3516.0937716124</text:p>
          </table:table-cell>
          <table:table-cell table:formula="of:=[.H805]/([.F805]+[.H805])" office:value-type="float" office:value="0.0175130695843122">
            <text:p>0.0175130696</text:p>
          </table:table-cell>
          <table:table-cell table:formula="of:=[.G805]+[.I805]*([.A805] -[.G805] )" office:value-type="float" office:value="929.268010799571">
            <text:p>929.2680107996</text:p>
          </table:table-cell>
          <table:table-cell table:formula="of:=(1-[.I805])*[.H805]" office:value-type="float" office:value="3454.51617672514">
            <text:p>3454.5161767251</text:p>
          </table:table-cell>
          <table:table-cell table:formula="of:=ABS([.G805]-[.A805])" office:value-type="float" office:value="24.6405203478754">
            <text:p>24.64</text:p>
          </table:table-cell>
          <table:table-cell table:formula="of:=IF([.L805]&lt;[.$C$9];1;0)" office:value-type="float" office:value="1">
            <text:p>1</text:p>
          </table:table-cell>
          <table:table-cell/>
          <table:table-cell table:formula="of:=IF(AND([.M805];[.B805]);&quot;Not Jammed&quot;;IF([.M80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2.412">
            <text:p>942.4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5]+([.A806]-[.D805])/COUNTA([.$A$60:.A806])" office:value-type="float" office:value="1009.75615528782">
            <text:p>1009.756</text:p>
          </table:table-cell>
          <table:table-cell table:formula="of:=[.E805]+(([.A806]-[.D805])*([.A806]-[.D805]))" office:value-type="float" office:value="146958485.960507">
            <text:p>146958485.961</text:p>
          </table:table-cell>
          <table:table-cell table:formula="of:=[.E806]/(COUNT([.$A$60:.A806])-1)" office:value-type="float" office:value="196995.289491296">
            <text:p>196995.289</text:p>
          </table:table-cell>
          <table:table-cell table:formula="of:=[.J805]" office:value-type="float" office:value="929.268010799571">
            <text:p>929.2680107996</text:p>
          </table:table-cell>
          <table:table-cell table:formula="of:=[.K805]+[.$C$7]" office:value-type="float" office:value="3514.51617672514">
            <text:p>3514.5161767251</text:p>
          </table:table-cell>
          <table:table-cell table:formula="of:=[.H806]/([.F806]+[.H806])" office:value-type="float" office:value="0.0175279017652833">
            <text:p>0.0175279018</text:p>
          </table:table-cell>
          <table:table-cell table:formula="of:=[.G806]+[.I806]*([.A806] -[.G806] )" office:value-type="float" office:value="929.49839735108">
            <text:p>929.4983973511</text:p>
          </table:table-cell>
          <table:table-cell table:formula="of:=(1-[.I806])*[.H806]" office:value-type="float" office:value="3452.914082427">
            <text:p>3452.914082427</text:p>
          </table:table-cell>
          <table:table-cell table:formula="of:=ABS([.G806]-[.A806])" office:value-type="float" office:value="13.1439892004295">
            <text:p>13.14</text:p>
          </table:table-cell>
          <table:table-cell table:formula="of:=IF([.L806]&lt;[.$C$9];1;0)" office:value-type="float" office:value="1">
            <text:p>1</text:p>
          </table:table-cell>
          <table:table-cell/>
          <table:table-cell table:formula="of:=IF(AND([.M806];[.B806]);&quot;Not Jammed&quot;;IF([.M80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9.66">
            <text:p>949.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6]+([.A807]-[.D806])/COUNTA([.$A$60:.A807])" office:value-type="float" office:value="1009.67581283422">
            <text:p>1009.676</text:p>
          </table:table-cell>
          <table:table-cell table:formula="of:=[.E806]+(([.A807]-[.D806])*([.A807]-[.D806]))" office:value-type="float" office:value="146962097.508388">
            <text:p>146962097.508</text:p>
          </table:table-cell>
          <table:table-cell table:formula="of:=[.E807]/(COUNT([.$A$60:.A807])-1)" office:value-type="float" office:value="196736.408980438">
            <text:p>196736.409</text:p>
          </table:table-cell>
          <table:table-cell table:formula="of:=[.J806]" office:value-type="float" office:value="929.49839735108">
            <text:p>929.4983973511</text:p>
          </table:table-cell>
          <table:table-cell table:formula="of:=[.K806]+[.$C$7]" office:value-type="float" office:value="3512.914082427">
            <text:p>3512.914082427</text:p>
          </table:table-cell>
          <table:table-cell table:formula="of:=[.H807]/([.F807]+[.H807])" office:value-type="float" office:value="0.0175427014119002">
            <text:p>0.0175427014</text:p>
          </table:table-cell>
          <table:table-cell table:formula="of:=[.G807]+[.I807]*([.A807] -[.G807] )" office:value-type="float" office:value="929.852086326335">
            <text:p>929.8520863263</text:p>
          </table:table-cell>
          <table:table-cell table:formula="of:=(1-[.I807])*[.H807]" office:value-type="float" office:value="3451.28807959332">
            <text:p>3451.2880795933</text:p>
          </table:table-cell>
          <table:table-cell table:formula="of:=ABS([.G807]-[.A807])" office:value-type="float" office:value="20.1616026489203">
            <text:p>20.16</text:p>
          </table:table-cell>
          <table:table-cell table:formula="of:=IF([.L807]&lt;[.$C$9];1;0)" office:value-type="float" office:value="1">
            <text:p>1</text:p>
          </table:table-cell>
          <table:table-cell/>
          <table:table-cell table:formula="of:=IF(AND([.M807];[.B807]);&quot;Not Jammed&quot;;IF([.M80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166">
            <text:p>957.1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7]+([.A808]-[.D807])/COUNTA([.$A$60:.A808])" office:value-type="float" office:value="1009.60570627503">
            <text:p>1009.606</text:p>
          </table:table-cell>
          <table:table-cell table:formula="of:=[.E807]+(([.A808]-[.D807])*([.A808]-[.D807]))" office:value-type="float" office:value="146964854.788831">
            <text:p>146964854.789</text:p>
          </table:table-cell>
          <table:table-cell table:formula="of:=[.E808]/(COUNT([.$A$60:.A808])-1)" office:value-type="float" office:value="196477.078594694">
            <text:p>196477.079</text:p>
          </table:table-cell>
          <table:table-cell table:formula="of:=[.J807]" office:value-type="float" office:value="929.852086326335">
            <text:p>929.8520863263</text:p>
          </table:table-cell>
          <table:table-cell table:formula="of:=[.K807]+[.$C$7]" office:value-type="float" office:value="3511.28807959332">
            <text:p>3511.2880795933</text:p>
          </table:table-cell>
          <table:table-cell table:formula="of:=[.H808]/([.F808]+[.H808])" office:value-type="float" office:value="0.0175574616563173">
            <text:p>0.0175574617</text:p>
          </table:table-cell>
          <table:table-cell table:formula="of:=[.G808]+[.I808]*([.A808] -[.G808] )" office:value-type="float" office:value="930.331649318344">
            <text:p>930.3316493183</text:p>
          </table:table-cell>
          <table:table-cell table:formula="of:=(1-[.I808])*[.H808]" office:value-type="float" office:value="3449.63877377158">
            <text:p>3449.6387737716</text:p>
          </table:table-cell>
          <table:table-cell table:formula="of:=ABS([.G808]-[.A808])" office:value-type="float" office:value="27.313913673665">
            <text:p>27.31</text:p>
          </table:table-cell>
          <table:table-cell table:formula="of:=IF([.L808]&lt;[.$C$9];1;0)" office:value-type="float" office:value="1">
            <text:p>1</text:p>
          </table:table-cell>
          <table:table-cell/>
          <table:table-cell table:formula="of:=IF(AND([.M808];[.B808]);&quot;Not Jammed&quot;;IF([.M80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5.581">
            <text:p>955.5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8]+([.A809]-[.D808])/COUNTA([.$A$60:.A809])" office:value-type="float" office:value="1009.53367333333">
            <text:p>1009.534</text:p>
          </table:table-cell>
          <table:table-cell table:formula="of:=[.E808]+(([.A809]-[.D808])*([.A809]-[.D808]))" office:value-type="float" office:value="146967773.457719">
            <text:p>146967773.458</text:p>
          </table:table-cell>
          <table:table-cell table:formula="of:=[.E809]/(COUNT([.$A$60:.A809])-1)" office:value-type="float" office:value="196218.656151828">
            <text:p>196218.656</text:p>
          </table:table-cell>
          <table:table-cell table:formula="of:=[.J808]" office:value-type="float" office:value="930.331649318344">
            <text:p>930.3316493183</text:p>
          </table:table-cell>
          <table:table-cell table:formula="of:=[.K808]+[.$C$7]" office:value-type="float" office:value="3509.63877377158">
            <text:p>3509.6387737716</text:p>
          </table:table-cell>
          <table:table-cell table:formula="of:=[.H809]/([.F809]+[.H809])" office:value-type="float" office:value="0.0175720659663116">
            <text:p>0.017572066</text:p>
          </table:table-cell>
          <table:table-cell table:formula="of:=[.G809]+[.I809]*([.A809] -[.G809] )" office:value-type="float" office:value="930.775332574129">
            <text:p>930.7753325741</text:p>
          </table:table-cell>
          <table:table-cell table:formula="of:=(1-[.I809])*[.H809]" office:value-type="float" office:value="3447.96716972094">
            <text:p>3447.9671697209</text:p>
          </table:table-cell>
          <table:table-cell table:formula="of:=ABS([.G809]-[.A809])" office:value-type="float" office:value="25.2493506816556">
            <text:p>25.25</text:p>
          </table:table-cell>
          <table:table-cell table:formula="of:=IF([.L809]&lt;[.$C$9];1;0)" office:value-type="float" office:value="1">
            <text:p>1</text:p>
          </table:table-cell>
          <table:table-cell/>
          <table:table-cell table:formula="of:=IF(AND([.M809];[.B809]);&quot;Not Jammed&quot;;IF([.M8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2.923">
            <text:p>942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09]+([.A810]-[.D809])/COUNTA([.$A$60:.A810])" office:value-type="float" office:value="1009.44497736352">
            <text:p>1009.445</text:p>
          </table:table-cell>
          <table:table-cell table:formula="of:=[.E809]+(([.A810]-[.D809])*([.A810]-[.D809]))" office:value-type="float" office:value="146972210.439521">
            <text:p>146972210.440</text:p>
          </table:table-cell>
          <table:table-cell table:formula="of:=[.E810]/(COUNT([.$A$60:.A810])-1)" office:value-type="float" office:value="195962.947252695">
            <text:p>195962.947</text:p>
          </table:table-cell>
          <table:table-cell table:formula="of:=[.J809]" office:value-type="float" office:value="930.775332574129">
            <text:p>930.7753325741</text:p>
          </table:table-cell>
          <table:table-cell table:formula="of:=[.K809]+[.$C$7]" office:value-type="float" office:value="3507.96716972094">
            <text:p>3507.9671697209</text:p>
          </table:table-cell>
          <table:table-cell table:formula="of:=[.H810]/([.F810]+[.H810])" office:value-type="float" office:value="0.0175863592939278">
            <text:p>0.0175863593</text:p>
          </table:table-cell>
          <table:table-cell table:formula="of:=[.G810]+[.I810]*([.A810] -[.G810] )" office:value-type="float" office:value="930.988965818063">
            <text:p>930.9889658181</text:p>
          </table:table-cell>
          <table:table-cell table:formula="of:=(1-[.I810])*[.H810]" office:value-type="float" office:value="3446.27479868292">
            <text:p>3446.2747986829</text:p>
          </table:table-cell>
          <table:table-cell table:formula="of:=ABS([.G810]-[.A810])" office:value-type="float" office:value="12.1476674258711">
            <text:p>12.15</text:p>
          </table:table-cell>
          <table:table-cell table:formula="of:=IF([.L810]&lt;[.$C$9];1;0)" office:value-type="float" office:value="1">
            <text:p>1</text:p>
          </table:table-cell>
          <table:table-cell/>
          <table:table-cell table:formula="of:=IF(AND([.M810];[.B810]);&quot;Not Jammed&quot;;IF([.M8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89.553">
            <text:p>789.5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0]+([.A811]-[.D810])/COUNTA([.$A$60:.A811])" office:value-type="float" office:value="1009.15256781915">
            <text:p>1009.153</text:p>
          </table:table-cell>
          <table:table-cell table:formula="of:=[.E810]+(([.A811]-[.D810])*([.A811]-[.D810]))" office:value-type="float" office:value="147020562.92123">
            <text:p>147020562.921</text:p>
          </table:table-cell>
          <table:table-cell table:formula="of:=[.E811]/(COUNT([.$A$60:.A811])-1)" office:value-type="float" office:value="195766.395367817">
            <text:p>195766.395</text:p>
          </table:table-cell>
          <table:table-cell table:formula="of:=[.J810]" office:value-type="float" office:value="930.988965818063">
            <text:p>930.9889658181</text:p>
          </table:table-cell>
          <table:table-cell table:formula="of:=[.K810]+[.$C$7]" office:value-type="float" office:value="3506.27479868292">
            <text:p>3506.2747986829</text:p>
          </table:table-cell>
          <table:table-cell table:formula="of:=[.H811]/([.F811]+[.H811])" office:value-type="float" office:value="0.0175953621525386">
            <text:p>0.0175953622</text:p>
          </table:table-cell>
          <table:table-cell table:formula="of:=[.G811]+[.I811]*([.A811] -[.G811] )" office:value-type="float" office:value="928.5003487781">
            <text:p>928.5003487781</text:p>
          </table:table-cell>
          <table:table-cell table:formula="of:=(1-[.I811])*[.H811]" office:value-type="float" office:value="3444.58062379378">
            <text:p>3444.5806237938</text:p>
          </table:table-cell>
          <table:table-cell table:formula="of:=ABS([.G811]-[.A811])" office:value-type="float" office:value="141.435965818063">
            <text:p>141.44</text:p>
          </table:table-cell>
          <table:table-cell table:formula="of:=IF([.L811]&lt;[.$C$9];1;0)" office:value-type="float" office:value="1">
            <text:p>1</text:p>
          </table:table-cell>
          <table:table-cell/>
          <table:table-cell table:formula="of:=IF(AND([.M811];[.B811]);&quot;Not Jammed&quot;;IF([.M8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3.563">
            <text:p>1043.5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1]+([.A812]-[.D811])/COUNTA([.$A$60:.A812])" office:value-type="float" office:value="1009.19826560425">
            <text:p>1009.198</text:p>
          </table:table-cell>
          <table:table-cell table:formula="of:=[.E811]+(([.A812]-[.D811])*([.A812]-[.D811]))" office:value-type="float" office:value="147021746.999073">
            <text:p>147021746.999</text:p>
          </table:table-cell>
          <table:table-cell table:formula="of:=[.E812]/(COUNT([.$A$60:.A812])-1)" office:value-type="float" office:value="195507.642286001">
            <text:p>195507.642</text:p>
          </table:table-cell>
          <table:table-cell table:formula="of:=[.J811]" office:value-type="float" office:value="928.5003487781">
            <text:p>928.5003487781</text:p>
          </table:table-cell>
          <table:table-cell table:formula="of:=[.K811]+[.$C$7]" office:value-type="float" office:value="3504.58062379378">
            <text:p>3504.5806237938</text:p>
          </table:table-cell>
          <table:table-cell table:formula="of:=[.H812]/([.F812]+[.H812])" office:value-type="float" office:value="0.0176098762807261">
            <text:p>0.0176098763</text:p>
          </table:table-cell>
          <table:table-cell table:formula="of:=[.G812]+[.I812]*([.A812] -[.G812] )" office:value-type="float" office:value="930.526587830651">
            <text:p>930.5265878307</text:p>
          </table:table-cell>
          <table:table-cell table:formula="of:=(1-[.I812])*[.H812]" office:value-type="float" office:value="3442.86539259294">
            <text:p>3442.8653925929</text:p>
          </table:table-cell>
          <table:table-cell table:formula="of:=ABS([.G812]-[.A812])" office:value-type="float" office:value="115.0626512219">
            <text:p>115.06</text:p>
          </table:table-cell>
          <table:table-cell table:formula="of:=IF([.L812]&lt;[.$C$9];1;0)" office:value-type="float" office:value="1">
            <text:p>1</text:p>
          </table:table-cell>
          <table:table-cell/>
          <table:table-cell table:formula="of:=IF(AND([.M812];[.B812]);&quot;Not Jammed&quot;;IF([.M81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16.044">
            <text:p>1016.0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2]+([.A813]-[.D812])/COUNTA([.$A$60:.A813])" office:value-type="float" office:value="1009.20734482759">
            <text:p>1009.207</text:p>
          </table:table-cell>
          <table:table-cell table:formula="of:=[.E812]+(([.A813]-[.D812])*([.A813]-[.D812]))" office:value-type="float" office:value="147021793.863153">
            <text:p>147021793.863</text:p>
          </table:table-cell>
          <table:table-cell table:formula="of:=[.E813]/(COUNT([.$A$60:.A813])-1)" office:value-type="float" office:value="195248.066219326">
            <text:p>195248.066</text:p>
          </table:table-cell>
          <table:table-cell table:formula="of:=[.J812]" office:value-type="float" office:value="930.526587830651">
            <text:p>930.5265878307</text:p>
          </table:table-cell>
          <table:table-cell table:formula="of:=[.K812]+[.$C$7]" office:value-type="float" office:value="3502.86539259294">
            <text:p>3502.8653925929</text:p>
          </table:table-cell>
          <table:table-cell table:formula="of:=[.H813]/([.F813]+[.H813])" office:value-type="float" office:value="0.0176243973509147">
            <text:p>0.0176243974</text:p>
          </table:table-cell>
          <table:table-cell table:formula="of:=[.G813]+[.I813]*([.A813] -[.G813] )" office:value-type="float" office:value="932.033780683145">
            <text:p>932.0337806831</text:p>
          </table:table-cell>
          <table:table-cell table:formula="of:=(1-[.I813])*[.H813]" office:value-type="float" office:value="3441.12950104711">
            <text:p>3441.1295010471</text:p>
          </table:table-cell>
          <table:table-cell table:formula="of:=ABS([.G813]-[.A813])" office:value-type="float" office:value="85.5174121693495">
            <text:p>85.52</text:p>
          </table:table-cell>
          <table:table-cell table:formula="of:=IF([.L813]&lt;[.$C$9];1;0)" office:value-type="float" office:value="1">
            <text:p>1</text:p>
          </table:table-cell>
          <table:table-cell/>
          <table:table-cell table:formula="of:=IF(AND([.M813];[.B813]);&quot;Not Jammed&quot;;IF([.M81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3.845">
            <text:p>1043.8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3]+([.A814]-[.D813])/COUNTA([.$A$60:.A814])" office:value-type="float" office:value="1009.25322251656">
            <text:p>1009.253</text:p>
          </table:table-cell>
          <table:table-cell table:formula="of:=[.E813]+(([.A814]-[.D813])*([.A814]-[.D813]))" office:value-type="float" office:value="147022993.630308">
            <text:p>147022993.630</text:p>
          </table:table-cell>
          <table:table-cell table:formula="of:=[.E814]/(COUNT([.$A$60:.A814])-1)" office:value-type="float" office:value="194990.707732504">
            <text:p>194990.708</text:p>
          </table:table-cell>
          <table:table-cell table:formula="of:=[.J813]" office:value-type="float" office:value="932.033780683145">
            <text:p>932.0337806831</text:p>
          </table:table-cell>
          <table:table-cell table:formula="of:=[.K813]+[.$C$7]" office:value-type="float" office:value="3501.12950104711">
            <text:p>3501.1295010471</text:p>
          </table:table-cell>
          <table:table-cell table:formula="of:=[.H814]/([.F814]+[.H814])" office:value-type="float" office:value="0.0176386573364605">
            <text:p>0.0176386573</text:p>
          </table:table-cell>
          <table:table-cell table:formula="of:=[.G814]+[.I814]*([.A814] -[.G814] )" office:value-type="float" office:value="934.005980467047">
            <text:p>934.005980467</text:p>
          </table:table-cell>
          <table:table-cell table:formula="of:=(1-[.I814])*[.H814]" office:value-type="float" office:value="3439.37427748757">
            <text:p>3439.3742774876</text:p>
          </table:table-cell>
          <table:table-cell table:formula="of:=ABS([.G814]-[.A814])" office:value-type="float" office:value="111.811219316855">
            <text:p>111.81</text:p>
          </table:table-cell>
          <table:table-cell table:formula="of:=IF([.L814]&lt;[.$C$9];1;0)" office:value-type="float" office:value="1">
            <text:p>1</text:p>
          </table:table-cell>
          <table:table-cell/>
          <table:table-cell table:formula="of:=IF(AND([.M814];[.B814]);&quot;Not Jammed&quot;;IF([.M81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0.796">
            <text:p>1030.7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4]+([.A815]-[.D814])/COUNTA([.$A$60:.A815])" office:value-type="float" office:value="1009.28171825397">
            <text:p>1009.282</text:p>
          </table:table-cell>
          <table:table-cell table:formula="of:=[.E814]+(([.A815]-[.D814])*([.A815]-[.D814]))" office:value-type="float" office:value="147023457.72157">
            <text:p>147023457.722</text:p>
          </table:table-cell>
          <table:table-cell table:formula="of:=[.E815]/(COUNT([.$A$60:.A815])-1)" office:value-type="float" office:value="194733.056584861">
            <text:p>194733.057</text:p>
          </table:table-cell>
          <table:table-cell table:formula="of:=[.J814]" office:value-type="float" office:value="934.005980467047">
            <text:p>934.005980467</text:p>
          </table:table-cell>
          <table:table-cell table:formula="of:=[.K814]+[.$C$7]" office:value-type="float" office:value="3499.37427748757">
            <text:p>3499.3742774876</text:p>
          </table:table-cell>
          <table:table-cell table:formula="of:=[.H815]/([.F815]+[.H815])" office:value-type="float" office:value="0.0176528848597812">
            <text:p>0.0176528849</text:p>
          </table:table-cell>
          <table:table-cell table:formula="of:=[.G815]+[.I815]*([.A815] -[.G815] )" office:value-type="float" office:value="935.714603537438">
            <text:p>935.7146035374</text:p>
          </table:table-cell>
          <table:table-cell table:formula="of:=(1-[.I815])*[.H815]" office:value-type="float" office:value="3437.6002262858">
            <text:p>3437.6002262858</text:p>
          </table:table-cell>
          <table:table-cell table:formula="of:=ABS([.G815]-[.A815])" office:value-type="float" office:value="96.7900195329532">
            <text:p>96.79</text:p>
          </table:table-cell>
          <table:table-cell table:formula="of:=IF([.L815]&lt;[.$C$9];1;0)" office:value-type="float" office:value="1">
            <text:p>1</text:p>
          </table:table-cell>
          <table:table-cell/>
          <table:table-cell table:formula="of:=IF(AND([.M815];[.B815]);&quot;Not Jammed&quot;;IF([.M8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6.305">
            <text:p>896.3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5]+([.A816]-[.D815])/COUNTA([.$A$60:.A816])" office:value-type="float" office:value="1009.13247556143">
            <text:p>1009.132</text:p>
          </table:table-cell>
          <table:table-cell table:formula="of:=[.E815]+(([.A816]-[.D815])*([.A816]-[.D815]))" office:value-type="float" office:value="147036221.460438">
            <text:p>147036221.460</text:p>
          </table:table-cell>
          <table:table-cell table:formula="of:=[.E816]/(COUNT([.$A$60:.A816])-1)" office:value-type="float" office:value="194492.35642915">
            <text:p>194492.356</text:p>
          </table:table-cell>
          <table:table-cell table:formula="of:=[.J815]" office:value-type="float" office:value="935.714603537438">
            <text:p>935.7146035374</text:p>
          </table:table-cell>
          <table:table-cell table:formula="of:=[.K815]+[.$C$7]" office:value-type="float" office:value="3497.6002262858">
            <text:p>3497.6002262858</text:p>
          </table:table-cell>
          <table:table-cell table:formula="of:=[.H816]/([.F816]+[.H816])" office:value-type="float" office:value="0.0176655436738779">
            <text:p>0.0176655437</text:p>
          </table:table-cell>
          <table:table-cell table:formula="of:=[.G816]+[.I816]*([.A816] -[.G816] )" office:value-type="float" office:value="935.018411464977">
            <text:p>935.018411465</text:p>
          </table:table-cell>
          <table:table-cell table:formula="of:=(1-[.I816])*[.H816]" office:value-type="float" office:value="3435.81321673459">
            <text:p>3435.8132167346</text:p>
          </table:table-cell>
          <table:table-cell table:formula="of:=ABS([.G816]-[.A816])" office:value-type="float" office:value="39.4096035374381">
            <text:p>39.41</text:p>
          </table:table-cell>
          <table:table-cell table:formula="of:=IF([.L816]&lt;[.$C$9];1;0)" office:value-type="float" office:value="1">
            <text:p>1</text:p>
          </table:table-cell>
          <table:table-cell/>
          <table:table-cell table:formula="of:=IF(AND([.M816];[.B816]);&quot;Not Jammed&quot;;IF([.M81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0.652">
            <text:p>890.6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6]+([.A817]-[.D816])/COUNTA([.$A$60:.A817])" office:value-type="float" office:value="1008.97616886544">
            <text:p>1008.976</text:p>
          </table:table-cell>
          <table:table-cell table:formula="of:=[.E816]+(([.A817]-[.D816])*([.A817]-[.D816]))" office:value-type="float" office:value="147050259.083527">
            <text:p>147050259.084</text:p>
          </table:table-cell>
          <table:table-cell table:formula="of:=[.E817]/(COUNT([.$A$60:.A817])-1)" office:value-type="float" office:value="194253.975011264">
            <text:p>194253.975</text:p>
          </table:table-cell>
          <table:table-cell table:formula="of:=[.J816]" office:value-type="float" office:value="935.018411464977">
            <text:p>935.018411465</text:p>
          </table:table-cell>
          <table:table-cell table:formula="of:=[.K816]+[.$C$7]" office:value-type="float" office:value="3495.81321673459">
            <text:p>3495.8132167346</text:p>
          </table:table-cell>
          <table:table-cell table:formula="of:=[.H817]/([.F817]+[.H817])" office:value-type="float" office:value="0.0176779618732337">
            <text:p>0.0176779619</text:p>
          </table:table-cell>
          <table:table-cell table:formula="of:=[.G817]+[.I817]*([.A817] -[.G817] )" office:value-type="float" office:value="934.234103734647">
            <text:p>934.2341037346</text:p>
          </table:table-cell>
          <table:table-cell table:formula="of:=(1-[.I817])*[.H817]" office:value-type="float" office:value="3434.01436397321">
            <text:p>3434.0143639732</text:p>
          </table:table-cell>
          <table:table-cell table:formula="of:=ABS([.G817]-[.A817])" office:value-type="float" office:value="44.3664114649772">
            <text:p>44.37</text:p>
          </table:table-cell>
          <table:table-cell table:formula="of:=IF([.L817]&lt;[.$C$9];1;0)" office:value-type="float" office:value="1">
            <text:p>1</text:p>
          </table:table-cell>
          <table:table-cell/>
          <table:table-cell table:formula="of:=IF(AND([.M817];[.B817]);&quot;Not Jammed&quot;;IF([.M8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85.48">
            <text:p>885.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7]+([.A818]-[.D817])/COUNTA([.$A$60:.A818])" office:value-type="float" office:value="1008.81345981555">
            <text:p>1008.813</text:p>
          </table:table-cell>
          <table:table-cell table:formula="of:=[.E817]+(([.A818]-[.D817])*([.A818]-[.D817]))" office:value-type="float" office:value="147065510.387251">
            <text:p>147065510.387</text:p>
          </table:table-cell>
          <table:table-cell table:formula="of:=[.E818]/(COUNT([.$A$60:.A818])-1)" office:value-type="float" office:value="194017.823729883">
            <text:p>194017.824</text:p>
          </table:table-cell>
          <table:table-cell table:formula="of:=[.J817]" office:value-type="float" office:value="934.234103734647">
            <text:p>934.2341037346</text:p>
          </table:table-cell>
          <table:table-cell table:formula="of:=[.K817]+[.$C$7]" office:value-type="float" office:value="3494.01436397321">
            <text:p>3494.0143639732</text:p>
          </table:table-cell>
          <table:table-cell table:formula="of:=[.H818]/([.F818]+[.H818])" office:value-type="float" office:value="0.0176901516268249">
            <text:p>0.0176901516</text:p>
          </table:table-cell>
          <table:table-cell table:formula="of:=[.G818]+[.I818]*([.A818] -[.G818] )" office:value-type="float" office:value="933.371636247151">
            <text:p>933.3716362472</text:p>
          </table:table-cell>
          <table:table-cell table:formula="of:=(1-[.I818])*[.H818]" office:value-type="float" office:value="3432.20472008822">
            <text:p>3432.2047200882</text:p>
          </table:table-cell>
          <table:table-cell table:formula="of:=ABS([.G818]-[.A818])" office:value-type="float" office:value="48.7541037346472">
            <text:p>48.75</text:p>
          </table:table-cell>
          <table:table-cell table:formula="of:=IF([.L818]&lt;[.$C$9];1;0)" office:value-type="float" office:value="1">
            <text:p>1</text:p>
          </table:table-cell>
          <table:table-cell/>
          <table:table-cell table:formula="of:=IF(AND([.M818];[.B818]);&quot;Not Jammed&quot;;IF([.M81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51.813">
            <text:p>851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8]+([.A819]-[.D818])/COUNTA([.$A$60:.A819])" office:value-type="float" office:value="1008.60688026316">
            <text:p>1008.607</text:p>
          </table:table-cell>
          <table:table-cell table:formula="of:=[.E818]+(([.A819]-[.D818])*([.A819]-[.D818]))" office:value-type="float" office:value="147090159.531633">
            <text:p>147090159.532</text:p>
          </table:table-cell>
          <table:table-cell table:formula="of:=[.E819]/(COUNT([.$A$60:.A819])-1)" office:value-type="float" office:value="193794.676589767">
            <text:p>193794.677</text:p>
          </table:table-cell>
          <table:table-cell table:formula="of:=[.J818]" office:value-type="float" office:value="933.371636247151">
            <text:p>933.3716362472</text:p>
          </table:table-cell>
          <table:table-cell table:formula="of:=[.K818]+[.$C$7]" office:value-type="float" office:value="3492.20472008822">
            <text:p>3492.2047200882</text:p>
          </table:table-cell>
          <table:table-cell table:formula="of:=[.H819]/([.F819]+[.H819])" office:value-type="float" office:value="0.0177011502077698">
            <text:p>0.0177011502</text:p>
          </table:table-cell>
          <table:table-cell table:formula="of:=[.G819]+[.I819]*([.A819] -[.G819] )" office:value-type="float" office:value="931.9279545762">
            <text:p>931.9279545762</text:p>
          </table:table-cell>
          <table:table-cell table:formula="of:=(1-[.I819])*[.H819]" office:value-type="float" office:value="3430.38867978165">
            <text:p>3430.3886797817</text:p>
          </table:table-cell>
          <table:table-cell table:formula="of:=ABS([.G819]-[.A819])" office:value-type="float" office:value="81.5586362471513">
            <text:p>81.56</text:p>
          </table:table-cell>
          <table:table-cell table:formula="of:=IF([.L819]&lt;[.$C$9];1;0)" office:value-type="float" office:value="1">
            <text:p>1</text:p>
          </table:table-cell>
          <table:table-cell/>
          <table:table-cell table:formula="of:=IF(AND([.M819];[.B819]);&quot;Not Jammed&quot;;IF([.M8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4.528">
            <text:p>934.5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19]+([.A820]-[.D819])/COUNTA([.$A$60:.A820])" office:value-type="float" office:value="1008.50953613666">
            <text:p>1008.510</text:p>
          </table:table-cell>
          <table:table-cell table:formula="of:=[.E819]+(([.A820]-[.D819])*([.A820]-[.D819]))" office:value-type="float" office:value="147095647.212135">
            <text:p>147095647.212</text:p>
          </table:table-cell>
          <table:table-cell table:formula="of:=[.E820]/(COUNT([.$A$60:.A820])-1)" office:value-type="float" office:value="193546.904226493">
            <text:p>193546.904</text:p>
          </table:table-cell>
          <table:table-cell table:formula="of:=[.J819]" office:value-type="float" office:value="931.9279545762">
            <text:p>931.9279545762</text:p>
          </table:table-cell>
          <table:table-cell table:formula="of:=[.K819]+[.$C$7]" office:value-type="float" office:value="3490.38867978165">
            <text:p>3490.3886797817</text:p>
          </table:table-cell>
          <table:table-cell table:formula="of:=[.H820]/([.F820]+[.H820])" office:value-type="float" office:value="0.0177143556344024">
            <text:p>0.0177143556</text:p>
          </table:table-cell>
          <table:table-cell table:formula="of:=[.G820]+[.I820]*([.A820] -[.G820] )" office:value-type="float" office:value="931.974012705502">
            <text:p>931.9740127055</text:p>
          </table:table-cell>
          <table:table-cell table:formula="of:=(1-[.I820])*[.H820]" office:value-type="float" office:value="3428.55869340571">
            <text:p>3428.5586934057</text:p>
          </table:table-cell>
          <table:table-cell table:formula="of:=ABS([.G820]-[.A820])" office:value-type="float" office:value="2.60004542380045">
            <text:p>2.60</text:p>
          </table:table-cell>
          <table:table-cell table:formula="of:=IF([.L820]&lt;[.$C$9];1;0)" office:value-type="float" office:value="1">
            <text:p>1</text:p>
          </table:table-cell>
          <table:table-cell/>
          <table:table-cell table:formula="of:=IF(AND([.M820];[.B820]);&quot;Not Jammed&quot;;IF([.M8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5.336">
            <text:p>1095.3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0]+([.A821]-[.D820])/COUNTA([.$A$60:.A821])" office:value-type="float" office:value="1008.6234816273">
            <text:p>1008.623</text:p>
          </table:table-cell>
          <table:table-cell table:formula="of:=[.E820]+(([.A821]-[.D820])*([.A821]-[.D820]))" office:value-type="float" office:value="147103186.046962">
            <text:p>147103186.047</text:p>
          </table:table-cell>
          <table:table-cell table:formula="of:=[.E821]/(COUNT([.$A$60:.A821])-1)" office:value-type="float" office:value="193302.478379713">
            <text:p>193302.478</text:p>
          </table:table-cell>
          <table:table-cell table:formula="of:=[.J820]" office:value-type="float" office:value="931.974012705502">
            <text:p>931.9740127055</text:p>
          </table:table-cell>
          <table:table-cell table:formula="of:=[.K820]+[.$C$7]" office:value-type="float" office:value="3488.55869340571">
            <text:p>3488.5586934057</text:p>
          </table:table-cell>
          <table:table-cell table:formula="of:=[.H821]/([.F821]+[.H821])" office:value-type="float" office:value="0.0177272234817763">
            <text:p>0.0177272235</text:p>
          </table:table-cell>
          <table:table-cell table:formula="of:=[.G821]+[.I821]*([.A821] -[.G821] )" office:value-type="float" office:value="934.869967162699">
            <text:p>934.8699671627</text:p>
          </table:table-cell>
          <table:table-cell table:formula="of:=(1-[.I821])*[.H821]" office:value-type="float" office:value="3426.71623381841">
            <text:p>3426.7162338184</text:p>
          </table:table-cell>
          <table:table-cell table:formula="of:=ABS([.G821]-[.A821])" office:value-type="float" office:value="163.361987294498">
            <text:p>163.36</text:p>
          </table:table-cell>
          <table:table-cell table:formula="of:=IF([.L821]&lt;[.$C$9];1;0)" office:value-type="float" office:value="0">
            <text:p>0</text:p>
          </table:table-cell>
          <table:table-cell/>
          <table:table-cell table:formula="of:=IF(AND([.M821];[.B821]);&quot;Not Jammed&quot;;IF([.M8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43.28">
            <text:p>1143.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1]+([.A822]-[.D821])/COUNTA([.$A$60:.A822])" office:value-type="float" office:value="1008.79996461337">
            <text:p>1008.800</text:p>
          </table:table-cell>
          <table:table-cell table:formula="of:=[.E821]+(([.A822]-[.D821])*([.A822]-[.D821]))" office:value-type="float" office:value="147121318.424902">
            <text:p>147121318.425</text:p>
          </table:table-cell>
          <table:table-cell table:formula="of:=[.E822]/(COUNT([.$A$60:.A822])-1)" office:value-type="float" office:value="193072.596358139">
            <text:p>193072.596</text:p>
          </table:table-cell>
          <table:table-cell table:formula="of:=[.J821]" office:value-type="float" office:value="934.869967162699">
            <text:p>934.8699671627</text:p>
          </table:table-cell>
          <table:table-cell table:formula="of:=[.K821]+[.$C$7]" office:value-type="float" office:value="3486.71623381841">
            <text:p>3486.7162338184</text:p>
          </table:table-cell>
          <table:table-cell table:formula="of:=[.H822]/([.F822]+[.H822])" office:value-type="float" office:value="0.017738748614046">
            <text:p>0.0177387486</text:p>
          </table:table-cell>
          <table:table-cell table:formula="of:=[.G822]+[.I822]*([.A822] -[.G822] )" office:value-type="float" office:value="938.566900343845">
            <text:p>938.5669003438</text:p>
          </table:table-cell>
          <table:table-cell table:formula="of:=(1-[.I822])*[.H822]" office:value-type="float" office:value="3424.86625105819">
            <text:p>3424.8662510582</text:p>
          </table:table-cell>
          <table:table-cell table:formula="of:=ABS([.G822]-[.A822])" office:value-type="float" office:value="208.410032837301">
            <text:p>208.41</text:p>
          </table:table-cell>
          <table:table-cell table:formula="of:=IF([.L822]&lt;[.$C$9];1;0)" office:value-type="float" office:value="0">
            <text:p>0</text:p>
          </table:table-cell>
          <table:table-cell/>
          <table:table-cell table:formula="of:=IF(AND([.M822];[.B822]);&quot;Not Jammed&quot;;IF([.M8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41.436">
            <text:p>1141.4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2]+([.A823]-[.D822])/COUNTA([.$A$60:.A823])" office:value-type="float" office:value="1008.97357198953">
            <text:p>1008.974</text:p>
          </table:table-cell>
          <table:table-cell table:formula="of:=[.E822]+(([.A823]-[.D822])*([.A823]-[.D822]))" office:value-type="float" office:value="147138910.742785">
            <text:p>147138910.743</text:p>
          </table:table-cell>
          <table:table-cell table:formula="of:=[.E823]/(COUNT([.$A$60:.A823])-1)" office:value-type="float" office:value="192842.609099325">
            <text:p>192842.609</text:p>
          </table:table-cell>
          <table:table-cell table:formula="of:=[.J822]" office:value-type="float" office:value="938.566900343845">
            <text:p>938.5669003438</text:p>
          </table:table-cell>
          <table:table-cell table:formula="of:=[.K822]+[.$C$7]" office:value-type="float" office:value="3484.86625105819">
            <text:p>3484.8662510582</text:p>
          </table:table-cell>
          <table:table-cell table:formula="of:=[.H823]/([.F823]+[.H823])" office:value-type="float" office:value="0.0177502728277782">
            <text:p>0.0177502728</text:p>
          </table:table-cell>
          <table:table-cell table:formula="of:=[.G823]+[.I823]*([.A823] -[.G823] )" office:value-type="float" office:value="942.167882211067">
            <text:p>942.1678822111</text:p>
          </table:table-cell>
          <table:table-cell table:formula="of:=(1-[.I823])*[.H823]" office:value-type="float" office:value="3423.00892433359">
            <text:p>3423.0089243336</text:p>
          </table:table-cell>
          <table:table-cell table:formula="of:=ABS([.G823]-[.A823])" office:value-type="float" office:value="202.869099656155">
            <text:p>202.87</text:p>
          </table:table-cell>
          <table:table-cell table:formula="of:=IF([.L823]&lt;[.$C$9];1;0)" office:value-type="float" office:value="0">
            <text:p>0</text:p>
          </table:table-cell>
          <table:table-cell/>
          <table:table-cell table:formula="of:=IF(AND([.M823];[.B823]);&quot;Not Jammed&quot;;IF([.M8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37.902">
            <text:p>1137.9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3]+([.A824]-[.D823])/COUNTA([.$A$60:.A824])" office:value-type="float" office:value="1009.14210588235">
            <text:p>1009.142</text:p>
          </table:table-cell>
          <table:table-cell table:formula="of:=[.E823]+(([.A824]-[.D823])*([.A824]-[.D823]))" office:value-type="float" office:value="147155533.282334">
            <text:p>147155533.282</text:p>
          </table:table-cell>
          <table:table-cell table:formula="of:=[.E824]/(COUNT([.$A$60:.A824])-1)" office:value-type="float" office:value="192611.954558029">
            <text:p>192611.955</text:p>
          </table:table-cell>
          <table:table-cell table:formula="of:=[.J823]" office:value-type="float" office:value="942.167882211067">
            <text:p>942.1678822111</text:p>
          </table:table-cell>
          <table:table-cell table:formula="of:=[.K823]+[.$C$7]" office:value-type="float" office:value="3483.00892433359">
            <text:p>3483.0089243336</text:p>
          </table:table-cell>
          <table:table-cell table:formula="of:=[.H824]/([.F824]+[.H824])" office:value-type="float" office:value="0.0177618479459156">
            <text:p>0.0177618479</text:p>
          </table:table-cell>
          <table:table-cell table:formula="of:=[.G824]+[.I824]*([.A824] -[.G824] )" office:value-type="float" office:value="945.644481849062">
            <text:p>945.6444818491</text:p>
          </table:table-cell>
          <table:table-cell table:formula="of:=(1-[.I824])*[.H824]" office:value-type="float" office:value="3421.14424942531">
            <text:p>3421.1442494253</text:p>
          </table:table-cell>
          <table:table-cell table:formula="of:=ABS([.G824]-[.A824])" office:value-type="float" office:value="195.734117788933">
            <text:p>195.73</text:p>
          </table:table-cell>
          <table:table-cell table:formula="of:=IF([.L824]&lt;[.$C$9];1;0)" office:value-type="float" office:value="0">
            <text:p>0</text:p>
          </table:table-cell>
          <table:table-cell/>
          <table:table-cell table:formula="of:=IF(AND([.M824];[.B824]);&quot;Not Jammed&quot;;IF([.M8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27.295">
            <text:p>1127.2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4]+([.A825]-[.D824])/COUNTA([.$A$60:.A825])" office:value-type="float" office:value="1009.29635248042">
            <text:p>1009.296</text:p>
          </table:table-cell>
          <table:table-cell table:formula="of:=[.E824]+(([.A825]-[.D824])*([.A825]-[.D824]))" office:value-type="float" office:value="147169493.388723">
            <text:p>147169493.389</text:p>
          </table:table-cell>
          <table:table-cell table:formula="of:=[.E825]/(COUNT([.$A$60:.A825])-1)" office:value-type="float" office:value="192378.422730356">
            <text:p>192378.423</text:p>
          </table:table-cell>
          <table:table-cell table:formula="of:=[.J824]" office:value-type="float" office:value="945.644481849062">
            <text:p>945.6444818491</text:p>
          </table:table-cell>
          <table:table-cell table:formula="of:=[.K824]+[.$C$7]" office:value-type="float" office:value="3481.14424942531">
            <text:p>3481.1442494253</text:p>
          </table:table-cell>
          <table:table-cell table:formula="of:=[.H825]/([.F825]+[.H825])" office:value-type="float" office:value="0.017773674797232">
            <text:p>0.0177736748</text:p>
          </table:table-cell>
          <table:table-cell table:formula="of:=[.G825]+[.I825]*([.A825] -[.G825] )" office:value-type="float" office:value="948.873079085426">
            <text:p>948.8730790854</text:p>
          </table:table-cell>
          <table:table-cell table:formula="of:=(1-[.I825])*[.H825]" office:value-type="float" office:value="3419.27152361377">
            <text:p>3419.2715236138</text:p>
          </table:table-cell>
          <table:table-cell table:formula="of:=ABS([.G825]-[.A825])" office:value-type="float" office:value="181.650518150938">
            <text:p>181.65</text:p>
          </table:table-cell>
          <table:table-cell table:formula="of:=IF([.L825]&lt;[.$C$9];1;0)" office:value-type="float" office:value="0">
            <text:p>0</text:p>
          </table:table-cell>
          <table:table-cell/>
          <table:table-cell table:formula="of:=IF(AND([.M825];[.B825]);&quot;Not Jammed&quot;;IF([.M8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81.17">
            <text:p>1081.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5]+([.A826]-[.D825])/COUNTA([.$A$60:.A826])" office:value-type="float" office:value="1009.39005997392">
            <text:p>1009.390</text:p>
          </table:table-cell>
          <table:table-cell table:formula="of:=[.E825]+(([.A826]-[.D825])*([.A826]-[.D825]))" office:value-type="float" office:value="147174659.20993">
            <text:p>147174659.210</text:p>
          </table:table-cell>
          <table:table-cell table:formula="of:=[.E826]/(COUNT([.$A$60:.A826])-1)" office:value-type="float" office:value="192134.019856306">
            <text:p>192134.020</text:p>
          </table:table-cell>
          <table:table-cell table:formula="of:=[.J825]" office:value-type="float" office:value="948.873079085426">
            <text:p>948.8730790854</text:p>
          </table:table-cell>
          <table:table-cell table:formula="of:=[.K825]+[.$C$7]" office:value-type="float" office:value="3479.27152361377">
            <text:p>3479.2715236138</text:p>
          </table:table-cell>
          <table:table-cell table:formula="of:=[.H826]/([.F826]+[.H826])" office:value-type="float" office:value="0.0177864781021262">
            <text:p>0.0177864781</text:p>
          </table:table-cell>
          <table:table-cell table:formula="of:=[.G826]+[.I826]*([.A826] -[.G826] )" office:value-type="float" office:value="951.226175372252">
            <text:p>951.2261753723</text:p>
          </table:table-cell>
          <table:table-cell table:formula="of:=(1-[.I826])*[.H826]" office:value-type="float" office:value="3417.38753684766">
            <text:p>3417.3875368477</text:p>
          </table:table-cell>
          <table:table-cell table:formula="of:=ABS([.G826]-[.A826])" office:value-type="float" office:value="132.296920914574">
            <text:p>132.30</text:p>
          </table:table-cell>
          <table:table-cell table:formula="of:=IF([.L826]&lt;[.$C$9];1;0)" office:value-type="float" office:value="1">
            <text:p>1</text:p>
          </table:table-cell>
          <table:table-cell/>
          <table:table-cell table:formula="of:=IF(AND([.M826];[.B826]);&quot;Not Jammed&quot;;IF([.M8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93.646">
            <text:p>993.6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6]+([.A827]-[.D826])/COUNTA([.$A$60:.A827])" office:value-type="float" office:value="1009.36955989583">
            <text:p>1009.370</text:p>
          </table:table-cell>
          <table:table-cell table:formula="of:=[.E826]+(([.A827]-[.D826])*([.A827]-[.D826]))" office:value-type="float" office:value="147174907.085355">
            <text:p>147174907.085</text:p>
          </table:table-cell>
          <table:table-cell table:formula="of:=[.E827]/(COUNT([.$A$60:.A827])-1)" office:value-type="float" office:value="191883.842353787">
            <text:p>191883.842</text:p>
          </table:table-cell>
          <table:table-cell table:formula="of:=[.J826]" office:value-type="float" office:value="951.226175372252">
            <text:p>951.2261753723</text:p>
          </table:table-cell>
          <table:table-cell table:formula="of:=[.K826]+[.$C$7]" office:value-type="float" office:value="3477.38753684766">
            <text:p>3477.3875368477</text:p>
          </table:table-cell>
          <table:table-cell table:formula="of:=[.H827]/([.F827]+[.H827])" office:value-type="float" office:value="0.0177997831954392">
            <text:p>0.0177997832</text:p>
          </table:table-cell>
          <table:table-cell table:formula="of:=[.G827]+[.I827]*([.A827] -[.G827] )" office:value-type="float" office:value="951.981239053814">
            <text:p>951.9812390538</text:p>
          </table:table-cell>
          <table:table-cell table:formula="of:=(1-[.I827])*[.H827]" office:value-type="float" office:value="3415.49079260525">
            <text:p>3415.4907926053</text:p>
          </table:table-cell>
          <table:table-cell table:formula="of:=ABS([.G827]-[.A827])" office:value-type="float" office:value="42.4198246277483">
            <text:p>42.42</text:p>
          </table:table-cell>
          <table:table-cell table:formula="of:=IF([.L827]&lt;[.$C$9];1;0)" office:value-type="float" office:value="1">
            <text:p>1</text:p>
          </table:table-cell>
          <table:table-cell/>
          <table:table-cell table:formula="of:=IF(AND([.M827];[.B827]);&quot;Not Jammed&quot;;IF([.M82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3.067">
            <text:p>1053.0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7]+([.A828]-[.D827])/COUNTA([.$A$60:.A828])" office:value-type="float" office:value="1009.42638361508">
            <text:p>1009.426</text:p>
          </table:table-cell>
          <table:table-cell table:formula="of:=[.E827]+(([.A828]-[.D827])*([.A828]-[.D827]))" office:value-type="float" office:value="147176816.551626">
            <text:p>147176816.552</text:p>
          </table:table-cell>
          <table:table-cell table:formula="of:=[.E828]/(COUNT([.$A$60:.A828])-1)" office:value-type="float" office:value="191636.47988493">
            <text:p>191636.480</text:p>
          </table:table-cell>
          <table:table-cell table:formula="of:=[.J827]" office:value-type="float" office:value="951.981239053814">
            <text:p>951.9812390538</text:p>
          </table:table-cell>
          <table:table-cell table:formula="of:=[.K827]+[.$C$7]" office:value-type="float" office:value="3475.49079260525">
            <text:p>3475.4907926053</text:p>
          </table:table-cell>
          <table:table-cell table:formula="of:=[.H828]/([.F828]+[.H828])" office:value-type="float" office:value="0.017812801441841">
            <text:p>0.0178128014</text:p>
          </table:table-cell>
          <table:table-cell table:formula="of:=[.G828]+[.I828]*([.A828] -[.G828] )" office:value-type="float" office:value="953.781859642146">
            <text:p>953.7818596421</text:p>
          </table:table-cell>
          <table:table-cell table:formula="of:=(1-[.I828])*[.H828]" office:value-type="float" office:value="3413.58256520363">
            <text:p>3413.5825652036</text:p>
          </table:table-cell>
          <table:table-cell table:formula="of:=ABS([.G828]-[.A828])" office:value-type="float" office:value="101.085760946186">
            <text:p>101.09</text:p>
          </table:table-cell>
          <table:table-cell table:formula="of:=IF([.L828]&lt;[.$C$9];1;0)" office:value-type="float" office:value="1">
            <text:p>1</text:p>
          </table:table-cell>
          <table:table-cell/>
          <table:table-cell table:formula="of:=IF(AND([.M828];[.B828]);&quot;Not Jammed&quot;;IF([.M82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28]+([.A829]-[.D828])/COUNTA([.$A$60:.A829])" office:value-type="float" office:value="1009.57128441558">
            <text:p>1009.571</text:p>
          </table:table-cell>
          <table:table-cell table:formula="of:=[.E828]+(([.A829]-[.D828])*([.A829]-[.D828]))" office:value-type="float" office:value="147189265.2235">
            <text:p>147189265.224</text:p>
          </table:table-cell>
          <table:table-cell table:formula="of:=[.E829]/(COUNT([.$A$60:.A829])-1)" office:value-type="float" office:value="191403.465830299">
            <text:p>191403.466</text:p>
          </table:table-cell>
          <table:table-cell table:formula="of:=[.J828]" office:value-type="float" office:value="953.781859642146">
            <text:p>953.7818596421</text:p>
          </table:table-cell>
          <table:table-cell table:formula="of:=[.K828]+[.$C$7]" office:value-type="float" office:value="3473.58256520363">
            <text:p>3473.5825652036</text:p>
          </table:table-cell>
          <table:table-cell table:formula="of:=[.H829]/([.F829]+[.H829])" office:value-type="float" office:value="0.0178244826356052">
            <text:p>0.0178244826</text:p>
          </table:table-cell>
          <table:table-cell table:formula="of:=[.G829]+[.I829]*([.A829] -[.G829] )" office:value-type="float" office:value="956.762436481313">
            <text:p>956.7624364813</text:p>
          </table:table-cell>
          <table:table-cell table:formula="of:=(1-[.I829])*[.H829]" office:value-type="float" office:value="3411.66775308682">
            <text:p>3411.6677530868</text:p>
          </table:table-cell>
          <table:table-cell table:formula="of:=ABS([.G829]-[.A829])" office:value-type="float" office:value="167.218140357854">
            <text:p>167.22</text:p>
          </table:table-cell>
          <table:table-cell table:formula="of:=IF([.L829]&lt;[.$C$9];1;0)" office:value-type="float" office:value="0">
            <text:p>0</text:p>
          </table:table-cell>
          <table:table-cell/>
          <table:table-cell table:formula="of:=IF(AND([.M829];[.B829]);&quot;Not Jammed&quot;;IF([.M8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5.52">
            <text:p>1505.5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829]+([.A830]-[.D829])/COUNTA([.$A$60:.A830])" office:value-type="float" office:value="1010.214538262">
            <text:p>1010.215</text:p>
          </table:table-cell>
          <table:table-cell table:formula="of:=[.E829]+(([.A830]-[.D829])*([.A830]-[.D829]))" office:value-type="float" office:value="147435230.351989">
            <text:p>147435230.352</text:p>
          </table:table-cell>
          <table:table-cell table:formula="of:=[.E830]/(COUNT([.$A$60:.A830])-1)" office:value-type="float" office:value="191474.325132454">
            <text:p>191474.325</text:p>
          </table:table-cell>
          <table:table-cell table:formula="of:=[.J829]" office:value-type="float" office:value="956.762436481313">
            <text:p>956.7624364813</text:p>
          </table:table-cell>
          <table:table-cell table:formula="of:=[.K829]+[.$C$7]" office:value-type="float" office:value="3471.66775308682">
            <text:p>3471.6677530868</text:p>
          </table:table-cell>
          <table:table-cell table:formula="of:=[.H830]/([.F830]+[.H830])" office:value-type="float" office:value="0.0178083565694277">
            <text:p>0.0178083566</text:p>
          </table:table-cell>
          <table:table-cell table:formula="of:=[.G830]+[.I830]*([.A830] -[.G830] )" office:value-type="float" office:value="966.534906842624">
            <text:p>966.5349068426</text:p>
          </table:table-cell>
          <table:table-cell table:formula="of:=(1-[.I830])*[.H830]" office:value-type="float" office:value="3409.84305584926">
            <text:p>3409.8430558493</text:p>
          </table:table-cell>
          <table:table-cell table:formula="of:=ABS([.G830]-[.A830])" office:value-type="float" office:value="548.757563518687">
            <text:p>548.76</text:p>
          </table:table-cell>
          <table:table-cell table:formula="of:=IF([.L830]&lt;[.$C$9];1;0)" office:value-type="float" office:value="0">
            <text:p>0</text:p>
          </table:table-cell>
          <table:table-cell/>
          <table:table-cell table:formula="of:=IF(AND([.M830];[.B830]);&quot;Not Jammed&quot;;IF([.M8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95.277">
            <text:p>1295.2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0]+([.A831]-[.D830])/COUNTA([.$A$60:.A831])" office:value-type="float" office:value="1010.58379015544">
            <text:p>1010.584</text:p>
          </table:table-cell>
          <table:table-cell table:formula="of:=[.E830]+(([.A831]-[.D830])*([.A831]-[.D830]))" office:value-type="float" office:value="147516490.959082">
            <text:p>147516490.959</text:p>
          </table:table-cell>
          <table:table-cell table:formula="of:=[.E831]/(COUNT([.$A$60:.A831])-1)" office:value-type="float" office:value="191331.376081818">
            <text:p>191331.376</text:p>
          </table:table-cell>
          <table:table-cell table:formula="of:=[.J830]" office:value-type="float" office:value="966.534906842624">
            <text:p>966.5349068426</text:p>
          </table:table-cell>
          <table:table-cell table:formula="of:=[.K830]+[.$C$7]" office:value-type="float" office:value="3469.84305584926">
            <text:p>3469.8430558493</text:p>
          </table:table-cell>
          <table:table-cell table:formula="of:=[.H831]/([.F831]+[.H831])" office:value-type="float" office:value="0.0178122245395041">
            <text:p>0.0178122245</text:p>
          </table:table-cell>
          <table:table-cell table:formula="of:=[.G831]+[.I831]*([.A831] -[.G831] )" office:value-type="float" office:value="972.39053482153">
            <text:p>972.3905348215</text:p>
          </table:table-cell>
          <table:table-cell table:formula="of:=(1-[.I831])*[.H831]" office:value-type="float" office:value="3408.03743222164">
            <text:p>3408.0374322216</text:p>
          </table:table-cell>
          <table:table-cell table:formula="of:=ABS([.G831]-[.A831])" office:value-type="float" office:value="328.742093157376">
            <text:p>328.74</text:p>
          </table:table-cell>
          <table:table-cell table:formula="of:=IF([.L831]&lt;[.$C$9];1;0)" office:value-type="float" office:value="0">
            <text:p>0</text:p>
          </table:table-cell>
          <table:table-cell/>
          <table:table-cell table:formula="of:=IF(AND([.M831];[.B831]);&quot;Not Jammed&quot;;IF([.M8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40.559">
            <text:p>1340.55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1]+([.A832]-[.D831])/COUNTA([.$A$60:.A832])" office:value-type="float" office:value="1011.01066623545">
            <text:p>1011.011</text:p>
          </table:table-cell>
          <table:table-cell table:formula="of:=[.E831]+(([.A832]-[.D831])*([.A832]-[.D831]))" office:value-type="float" office:value="147625374.598194">
            <text:p>147625374.598</text:p>
          </table:table-cell>
          <table:table-cell table:formula="of:=[.E832]/(COUNT([.$A$60:.A832])-1)" office:value-type="float" office:value="191224.578495069">
            <text:p>191224.578</text:p>
          </table:table-cell>
          <table:table-cell table:formula="of:=[.J831]" office:value-type="float" office:value="972.39053482153">
            <text:p>972.3905348215</text:p>
          </table:table-cell>
          <table:table-cell table:formula="of:=[.K831]+[.$C$7]" office:value-type="float" office:value="3468.03743222164">
            <text:p>3468.0374322216</text:p>
          </table:table-cell>
          <table:table-cell table:formula="of:=[.H832]/([.F832]+[.H832])" office:value-type="float" office:value="0.0178128863064678">
            <text:p>0.0178128863</text:p>
          </table:table-cell>
          <table:table-cell table:formula="of:=[.G832]+[.I832]*([.A832] -[.G832] )" office:value-type="float" office:value="978.94867783338">
            <text:p>978.9486778334</text:p>
          </table:table-cell>
          <table:table-cell table:formula="of:=(1-[.I832])*[.H832]" office:value-type="float" office:value="3406.2616757349">
            <text:p>3406.2616757349</text:p>
          </table:table-cell>
          <table:table-cell table:formula="of:=ABS([.G832]-[.A832])" office:value-type="float" office:value="368.16846517847">
            <text:p>368.17</text:p>
          </table:table-cell>
          <table:table-cell table:formula="of:=IF([.L832]&lt;[.$C$9];1;0)" office:value-type="float" office:value="0">
            <text:p>0</text:p>
          </table:table-cell>
          <table:table-cell/>
          <table:table-cell table:formula="of:=IF(AND([.M832];[.B832]);&quot;Not Jammed&quot;;IF([.M8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43.28">
            <text:p>1143.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2]+([.A833]-[.D832])/COUNTA([.$A$60:.A833])" office:value-type="float" office:value="1011.18155684754">
            <text:p>1011.182</text:p>
          </table:table-cell>
          <table:table-cell table:formula="of:=[.E832]+(([.A833]-[.D832])*([.A833]-[.D832]))" office:value-type="float" office:value="147642869.774848">
            <text:p>147642869.775</text:p>
          </table:table-cell>
          <table:table-cell table:formula="of:=[.E833]/(COUNT([.$A$60:.A833])-1)" office:value-type="float" office:value="190999.831532792">
            <text:p>190999.832</text:p>
          </table:table-cell>
          <table:table-cell table:formula="of:=[.J832]" office:value-type="float" office:value="978.94867783338">
            <text:p>978.9486778334</text:p>
          </table:table-cell>
          <table:table-cell table:formula="of:=[.K832]+[.$C$7]" office:value-type="float" office:value="3466.2616757349">
            <text:p>3466.2616757349</text:p>
          </table:table-cell>
          <table:table-cell table:formula="of:=[.H833]/([.F833]+[.H833])" office:value-type="float" office:value="0.0178245041001467">
            <text:p>0.0178245041</text:p>
          </table:table-cell>
          <table:table-cell table:formula="of:=[.G833]+[.I833]*([.A833] -[.G833] )" office:value-type="float" office:value="981.877802159122">
            <text:p>981.8778021591</text:p>
          </table:table-cell>
          <table:table-cell table:formula="of:=(1-[.I833])*[.H833]" office:value-type="float" office:value="3404.47728028358">
            <text:p>3404.4772802836</text:p>
          </table:table-cell>
          <table:table-cell table:formula="of:=ABS([.G833]-[.A833])" office:value-type="float" office:value="164.33132216662">
            <text:p>164.33</text:p>
          </table:table-cell>
          <table:table-cell table:formula="of:=IF([.L833]&lt;[.$C$9];1;0)" office:value-type="float" office:value="0">
            <text:p>0</text:p>
          </table:table-cell>
          <table:table-cell/>
          <table:table-cell table:formula="of:=IF(AND([.M833];[.B833]);&quot;Not Jammed&quot;;IF([.M8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74.469">
            <text:p>1074.4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3]+([.A834]-[.D833])/COUNTA([.$A$60:.A834])" office:value-type="float" office:value="1011.26321806452">
            <text:p>1011.263</text:p>
          </table:table-cell>
          <table:table-cell table:formula="of:=[.E833]+(([.A834]-[.D833])*([.A834]-[.D833]))" office:value-type="float" office:value="147646875.075309">
            <text:p>147646875.075</text:p>
          </table:table-cell>
          <table:table-cell table:formula="of:=[.E834]/(COUNT([.$A$60:.A834])-1)" office:value-type="float" office:value="190758.236531407">
            <text:p>190758.237</text:p>
          </table:table-cell>
          <table:table-cell table:formula="of:=[.J833]" office:value-type="float" office:value="981.877802159122">
            <text:p>981.8778021591</text:p>
          </table:table-cell>
          <table:table-cell table:formula="of:=[.K833]+[.$C$7]" office:value-type="float" office:value="3464.47728028358">
            <text:p>3464.4772802836</text:p>
          </table:table-cell>
          <table:table-cell table:formula="of:=[.H834]/([.F834]+[.H834])" office:value-type="float" office:value="0.0178376525190693">
            <text:p>0.0178376525</text:p>
          </table:table-cell>
          <table:table-cell table:formula="of:=[.G834]+[.I834]*([.A834] -[.G834] )" office:value-type="float" office:value="983.529411772532">
            <text:p>983.5294117725</text:p>
          </table:table-cell>
          <table:table-cell table:formula="of:=(1-[.I834])*[.H834]" office:value-type="float" office:value="3402.67913839767">
            <text:p>3402.6791383977</text:p>
          </table:table-cell>
          <table:table-cell table:formula="of:=ABS([.G834]-[.A834])" office:value-type="float" office:value="92.5911978408782">
            <text:p>92.59</text:p>
          </table:table-cell>
          <table:table-cell table:formula="of:=IF([.L834]&lt;[.$C$9];1;0)" office:value-type="float" office:value="1">
            <text:p>1</text:p>
          </table:table-cell>
          <table:table-cell/>
          <table:table-cell table:formula="of:=IF(AND([.M834];[.B834]);&quot;Not Jammed&quot;;IF([.M83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477.244">
            <text:p>1477.2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4]+([.A835]-[.D834])/COUNTA([.$A$60:.A835])" office:value-type="float" office:value="1011.86370876289">
            <text:p>1011.864</text:p>
          </table:table-cell>
          <table:table-cell table:formula="of:=[.E834]+(([.A835]-[.D834])*([.A835]-[.D834]))" office:value-type="float" office:value="147864013.164442">
            <text:p>147864013.164</text:p>
          </table:table-cell>
          <table:table-cell table:formula="of:=[.E835]/(COUNT([.$A$60:.A835])-1)" office:value-type="float" office:value="190792.275050893">
            <text:p>190792.275</text:p>
          </table:table-cell>
          <table:table-cell table:formula="of:=[.J834]" office:value-type="float" office:value="983.529411772532">
            <text:p>983.5294117725</text:p>
          </table:table-cell>
          <table:table-cell table:formula="of:=[.K834]+[.$C$7]" office:value-type="float" office:value="3462.67913839767">
            <text:p>3462.6791383977</text:p>
          </table:table-cell>
          <table:table-cell table:formula="of:=[.H835]/([.F835]+[.H835])" office:value-type="float" office:value="0.0178254354070346">
            <text:p>0.0178254354</text:p>
          </table:table-cell>
          <table:table-cell table:formula="of:=[.G835]+[.I835]*([.A835] -[.G835] )" office:value-type="float" office:value="992.330089274491">
            <text:p>992.3300892745</text:p>
          </table:table-cell>
          <table:table-cell table:formula="of:=(1-[.I835])*[.H835]" office:value-type="float" office:value="3400.95537508088">
            <text:p>3400.9553750809</text:p>
          </table:table-cell>
          <table:table-cell table:formula="of:=ABS([.G835]-[.A835])" office:value-type="float" office:value="493.714588227468">
            <text:p>493.71</text:p>
          </table:table-cell>
          <table:table-cell table:formula="of:=IF([.L835]&lt;[.$C$9];1;0)" office:value-type="float" office:value="0">
            <text:p>0</text:p>
          </table:table-cell>
          <table:table-cell/>
          <table:table-cell table:formula="of:=IF(AND([.M835];[.B835]);&quot;Not Jammed&quot;;IF([.M8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02.01">
            <text:p>1402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5]+([.A836]-[.D835])/COUNTA([.$A$60:.A836])" office:value-type="float" office:value="1012.36582754183">
            <text:p>1012.366</text:p>
          </table:table-cell>
          <table:table-cell table:formula="of:=[.E835]+(([.A836]-[.D835])*([.A836]-[.D835]))" office:value-type="float" office:value="148016227.293008">
            <text:p>148016227.293</text:p>
          </table:table-cell>
          <table:table-cell table:formula="of:=[.E836]/(COUNT([.$A$60:.A836])-1)" office:value-type="float" office:value="190742.560944598">
            <text:p>190742.561</text:p>
          </table:table-cell>
          <table:table-cell table:formula="of:=[.J835]" office:value-type="float" office:value="992.330089274491">
            <text:p>992.3300892745</text:p>
          </table:table-cell>
          <table:table-cell table:formula="of:=[.K835]+[.$C$7]" office:value-type="float" office:value="3460.95537508088">
            <text:p>3460.9553750809</text:p>
          </table:table-cell>
          <table:table-cell table:formula="of:=[.H836]/([.F836]+[.H836])" office:value-type="float" office:value="0.017821280688779">
            <text:p>0.0178212807</text:p>
          </table:table-cell>
          <table:table-cell table:formula="of:=[.G836]+[.I836]*([.A836] -[.G836] )" office:value-type="float" office:value="999.631109956084">
            <text:p>999.6311099561</text:p>
          </table:table-cell>
          <table:table-cell table:formula="of:=(1-[.I836])*[.H836]" office:value-type="float" office:value="3399.27671789022">
            <text:p>3399.2767178902</text:p>
          </table:table-cell>
          <table:table-cell table:formula="of:=ABS([.G836]-[.A836])" office:value-type="float" office:value="409.679910725509">
            <text:p>409.68</text:p>
          </table:table-cell>
          <table:table-cell table:formula="of:=IF([.L836]&lt;[.$C$9];1;0)" office:value-type="float" office:value="0">
            <text:p>0</text:p>
          </table:table-cell>
          <table:table-cell/>
          <table:table-cell table:formula="of:=IF(AND([.M836];[.B836]);&quot;Not Jammed&quot;;IF([.M83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16.074">
            <text:p>1116.0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6]+([.A837]-[.D836])/COUNTA([.$A$60:.A837])" office:value-type="float" office:value="1012.4991285347">
            <text:p>1012.499</text:p>
          </table:table-cell>
          <table:table-cell table:formula="of:=[.E836]+(([.A837]-[.D836])*([.A837]-[.D836]))" office:value-type="float" office:value="148026982.678043">
            <text:p>148026982.678</text:p>
          </table:table-cell>
          <table:table-cell table:formula="of:=[.E837]/(COUNT([.$A$60:.A837])-1)" office:value-type="float" office:value="190510.917217558">
            <text:p>190510.917</text:p>
          </table:table-cell>
          <table:table-cell table:formula="of:=[.J836]" office:value-type="float" office:value="999.631109956084">
            <text:p>999.6311099561</text:p>
          </table:table-cell>
          <table:table-cell table:formula="of:=[.K836]+[.$C$7]" office:value-type="float" office:value="3459.27671789022">
            <text:p>3459.2767178902</text:p>
          </table:table-cell>
          <table:table-cell table:formula="of:=[.H837]/([.F837]+[.H837])" office:value-type="float" office:value="0.0178340633048057">
            <text:p>0.0178340633</text:p>
          </table:table-cell>
          <table:table-cell table:formula="of:=[.G837]+[.I837]*([.A837] -[.G837] )" office:value-type="float" office:value="1001.70775982852">
            <text:p>1001.7077598285</text:p>
          </table:table-cell>
          <table:table-cell table:formula="of:=(1-[.I837])*[.H837]" office:value-type="float" office:value="3397.58375791453">
            <text:p>3397.5837579145</text:p>
          </table:table-cell>
          <table:table-cell table:formula="of:=ABS([.G837]-[.A837])" office:value-type="float" office:value="116.442890043916">
            <text:p>116.44</text:p>
          </table:table-cell>
          <table:table-cell table:formula="of:=IF([.L837]&lt;[.$C$9];1;0)" office:value-type="float" office:value="1">
            <text:p>1</text:p>
          </table:table-cell>
          <table:table-cell/>
          <table:table-cell table:formula="of:=IF(AND([.M837];[.B837]);&quot;Not Jammed&quot;;IF([.M8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5.976">
            <text:p>1065.9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7]+([.A838]-[.D837])/COUNTA([.$A$60:.A838])" office:value-type="float" office:value="1012.56777663671">
            <text:p>1012.568</text:p>
          </table:table-cell>
          <table:table-cell table:formula="of:=[.E837]+(([.A838]-[.D837])*([.A838]-[.D837]))" office:value-type="float" office:value="148029842.453825">
            <text:p>148029842.454</text:p>
          </table:table-cell>
          <table:table-cell table:formula="of:=[.E838]/(COUNT([.$A$60:.A838])-1)" office:value-type="float" office:value="190269.720377666">
            <text:p>190269.720</text:p>
          </table:table-cell>
          <table:table-cell table:formula="of:=[.J837]" office:value-type="float" office:value="1001.70775982852">
            <text:p>1001.7077598285</text:p>
          </table:table-cell>
          <table:table-cell table:formula="of:=[.K837]+[.$C$7]" office:value-type="float" office:value="3457.58375791453">
            <text:p>3457.5837579145</text:p>
          </table:table-cell>
          <table:table-cell table:formula="of:=[.H838]/([.F838]+[.H838])" office:value-type="float" office:value="0.0178476842659965">
            <text:p>0.0178476843</text:p>
          </table:table-cell>
          <table:table-cell table:formula="of:=[.G838]+[.I838]*([.A838] -[.G838] )" office:value-type="float" office:value="1002.85479908743">
            <text:p>1002.8547990874</text:p>
          </table:table-cell>
          <table:table-cell table:formula="of:=(1-[.I838])*[.H838]" office:value-type="float" office:value="3395.87389468003">
            <text:p>3395.87389468</text:p>
          </table:table-cell>
          <table:table-cell table:formula="of:=ABS([.G838]-[.A838])" office:value-type="float" office:value="64.2682401714779">
            <text:p>64.27</text:p>
          </table:table-cell>
          <table:table-cell table:formula="of:=IF([.L838]&lt;[.$C$9];1;0)" office:value-type="float" office:value="1">
            <text:p>1</text:p>
          </table:table-cell>
          <table:table-cell/>
          <table:table-cell table:formula="of:=IF(AND([.M838];[.B838]);&quot;Not Jammed&quot;;IF([.M8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217.04">
            <text:p>1217.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8]+([.A839]-[.D838])/COUNTA([.$A$60:.A839])" office:value-type="float" office:value="1012.82992051282">
            <text:p>1012.830</text:p>
          </table:table-cell>
          <table:table-cell table:formula="of:=[.E838]+(([.A839]-[.D838])*([.A839]-[.D838]))" office:value-type="float" office:value="148071651.343952">
            <text:p>148071651.344</text:p>
          </table:table-cell>
          <table:table-cell table:formula="of:=[.E839]/(COUNT([.$A$60:.A839])-1)" office:value-type="float" office:value="190079.141648205">
            <text:p>190079.142</text:p>
          </table:table-cell>
          <table:table-cell table:formula="of:=[.J838]" office:value-type="float" office:value="1002.85479908743">
            <text:p>1002.8547990874</text:p>
          </table:table-cell>
          <table:table-cell table:formula="of:=[.K838]+[.$C$7]" office:value-type="float" office:value="3455.87389468003">
            <text:p>3455.87389468</text:p>
          </table:table-cell>
          <table:table-cell table:formula="of:=[.H839]/([.F839]+[.H839])" office:value-type="float" office:value="0.0178565821021378">
            <text:p>0.0178565821</text:p>
          </table:table-cell>
          <table:table-cell table:formula="of:=[.G839]+[.I839]*([.A839] -[.G839] )" office:value-type="float" office:value="1006.67941471259">
            <text:p>1006.6794147126</text:p>
          </table:table-cell>
          <table:table-cell table:formula="of:=(1-[.I839])*[.H839]" office:value-type="float" office:value="3394.16379874504">
            <text:p>3394.1637987451</text:p>
          </table:table-cell>
          <table:table-cell table:formula="of:=ABS([.G839]-[.A839])" office:value-type="float" office:value="214.185200912566">
            <text:p>214.19</text:p>
          </table:table-cell>
          <table:table-cell table:formula="of:=IF([.L839]&lt;[.$C$9];1;0)" office:value-type="float" office:value="0">
            <text:p>0</text:p>
          </table:table-cell>
          <table:table-cell/>
          <table:table-cell table:formula="of:=IF(AND([.M839];[.B839]);&quot;Not Jammed&quot;;IF([.M8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0.813">
            <text:p>1500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39]+([.A840]-[.D839])/COUNTA([.$A$60:.A840])" office:value-type="float" office:value="1013.45473879641">
            <text:p>1013.455</text:p>
          </table:table-cell>
          <table:table-cell table:formula="of:=[.E839]+(([.A840]-[.D839])*([.A840]-[.D839]))" office:value-type="float" office:value="148309778.829817">
            <text:p>148309778.830</text:p>
          </table:table-cell>
          <table:table-cell table:formula="of:=[.E840]/(COUNT([.$A$60:.A840])-1)" office:value-type="float" office:value="190140.74208951">
            <text:p>190140.742</text:p>
          </table:table-cell>
          <table:table-cell table:formula="of:=[.J839]" office:value-type="float" office:value="1006.67941471259">
            <text:p>1006.6794147126</text:p>
          </table:table-cell>
          <table:table-cell table:formula="of:=[.K839]+[.$C$7]" office:value-type="float" office:value="3454.16379874504">
            <text:p>3454.1637987451</text:p>
          </table:table-cell>
          <table:table-cell table:formula="of:=[.H840]/([.F840]+[.H840])" office:value-type="float" office:value="0.0178422246334252">
            <text:p>0.0178422246</text:p>
          </table:table-cell>
          <table:table-cell table:formula="of:=[.G840]+[.I840]*([.A840] -[.G840] )" office:value-type="float" office:value="1015.49585714021">
            <text:p>1015.4958571402</text:p>
          </table:table-cell>
          <table:table-cell table:formula="of:=(1-[.I840])*[.H840]" office:value-type="float" office:value="3392.53383232719">
            <text:p>3392.5338323272</text:p>
          </table:table-cell>
          <table:table-cell table:formula="of:=ABS([.G840]-[.A840])" office:value-type="float" office:value="494.133585287408">
            <text:p>494.13</text:p>
          </table:table-cell>
          <table:table-cell table:formula="of:=IF([.L840]&lt;[.$C$9];1;0)" office:value-type="float" office:value="0">
            <text:p>0</text:p>
          </table:table-cell>
          <table:table-cell/>
          <table:table-cell table:formula="of:=IF(AND([.M840];[.B840]);&quot;Not Jammed&quot;;IF([.M8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86.231">
            <text:p>1486.2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0]+([.A841]-[.D840])/COUNTA([.$A$60:.A841])" office:value-type="float" office:value="1014.05931202046">
            <text:p>1014.059</text:p>
          </table:table-cell>
          <table:table-cell table:formula="of:=[.E840]+(([.A841]-[.D840])*([.A841]-[.D840]))" office:value-type="float" office:value="148533296.222975">
            <text:p>148533296.223</text:p>
          </table:table-cell>
          <table:table-cell table:formula="of:=[.E841]/(COUNT([.$A$60:.A841])-1)" office:value-type="float" office:value="190183.477878329">
            <text:p>190183.478</text:p>
          </table:table-cell>
          <table:table-cell table:formula="of:=[.J840]" office:value-type="float" office:value="1015.49585714021">
            <text:p>1015.4958571402</text:p>
          </table:table-cell>
          <table:table-cell table:formula="of:=[.K840]+[.$C$7]" office:value-type="float" office:value="3452.53383232719">
            <text:p>3452.5338323272</text:p>
          </table:table-cell>
          <table:table-cell table:formula="of:=[.H841]/([.F841]+[.H841])" office:value-type="float" office:value="0.0178300193327995">
            <text:p>0.0178300193</text:p>
          </table:table-cell>
          <table:table-cell table:formula="of:=[.G841]+[.I841]*([.A841] -[.G841] )" office:value-type="float" office:value="1023.88907383803">
            <text:p>1023.889073838</text:p>
          </table:table-cell>
          <table:table-cell table:formula="of:=(1-[.I841])*[.H841]" office:value-type="float" office:value="3390.97508734965">
            <text:p>3390.9750873497</text:p>
          </table:table-cell>
          <table:table-cell table:formula="of:=ABS([.G841]-[.A841])" office:value-type="float" office:value="470.73514285979">
            <text:p>470.74</text:p>
          </table:table-cell>
          <table:table-cell table:formula="of:=IF([.L841]&lt;[.$C$9];1;0)" office:value-type="float" office:value="0">
            <text:p>0</text:p>
          </table:table-cell>
          <table:table-cell/>
          <table:table-cell table:formula="of:=IF(AND([.M841];[.B841]);&quot;Not Jammed&quot;;IF([.M8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77.468">
            <text:p>1377.4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1]+([.A842]-[.D841])/COUNTA([.$A$60:.A842])" office:value-type="float" office:value="1014.52343550447">
            <text:p>1014.523</text:p>
          </table:table-cell>
          <table:table-cell table:formula="of:=[.E841]+(([.A842]-[.D841])*([.A842]-[.D841]))" office:value-type="float" office:value="148665362.097474">
            <text:p>148665362.097</text:p>
          </table:table-cell>
          <table:table-cell table:formula="of:=[.E842]/(COUNT([.$A$60:.A842])-1)" office:value-type="float" office:value="190109.158692422">
            <text:p>190109.159</text:p>
          </table:table-cell>
          <table:table-cell table:formula="of:=[.J841]" office:value-type="float" office:value="1023.88907383803">
            <text:p>1023.889073838</text:p>
          </table:table-cell>
          <table:table-cell table:formula="of:=[.K841]+[.$C$7]" office:value-type="float" office:value="3450.97508734965">
            <text:p>3450.9750873497</text:p>
          </table:table-cell>
          <table:table-cell table:formula="of:=[.H842]/([.F842]+[.H842])" office:value-type="float" office:value="0.0178289558906592">
            <text:p>0.0178289559</text:p>
          </table:table-cell>
          <table:table-cell table:formula="of:=[.G842]+[.I842]*([.A842] -[.G842] )" office:value-type="float" office:value="1030.19301691644">
            <text:p>1030.1930169164</text:p>
          </table:table-cell>
          <table:table-cell table:formula="of:=(1-[.I842])*[.H842]" office:value-type="float" office:value="3389.44780473753">
            <text:p>3389.4478047375</text:p>
          </table:table-cell>
          <table:table-cell table:formula="of:=ABS([.G842]-[.A842])" office:value-type="float" office:value="353.578926161972">
            <text:p>353.58</text:p>
          </table:table-cell>
          <table:table-cell table:formula="of:=IF([.L842]&lt;[.$C$9];1;0)" office:value-type="float" office:value="0">
            <text:p>0</text:p>
          </table:table-cell>
          <table:table-cell/>
          <table:table-cell table:formula="of:=IF(AND([.M842];[.B842]);&quot;Not Jammed&quot;;IF([.M8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8.406">
            <text:p>1458.4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2]+([.A843]-[.D842])/COUNTA([.$A$60:.A843])" office:value-type="float" office:value="1015.0896122449">
            <text:p>1015.090</text:p>
          </table:table-cell>
          <table:table-cell table:formula="of:=[.E842]+(([.A843]-[.D842])*([.A843]-[.D842]))" office:value-type="float" office:value="148862393.828537">
            <text:p>148862393.829</text:p>
          </table:table-cell>
          <table:table-cell table:formula="of:=[.E843]/(COUNT([.$A$60:.A843])-1)" office:value-type="float" office:value="190117.999781018">
            <text:p>190118.000</text:p>
          </table:table-cell>
          <table:table-cell table:formula="of:=[.J842]" office:value-type="float" office:value="1030.19301691644">
            <text:p>1030.1930169164</text:p>
          </table:table-cell>
          <table:table-cell table:formula="of:=[.K842]+[.$C$7]" office:value-type="float" office:value="3449.44780473753">
            <text:p>3449.4478047375</text:p>
          </table:table-cell>
          <table:table-cell table:formula="of:=[.H843]/([.F843]+[.H843])" office:value-type="float" office:value="0.0178203920533143">
            <text:p>0.0178203921</text:p>
          </table:table-cell>
          <table:table-cell table:formula="of:=[.G843]+[.I843]*([.A843] -[.G843] )" office:value-type="float" office:value="1037.8239401573">
            <text:p>1037.8239401573</text:p>
          </table:table-cell>
          <table:table-cell table:formula="of:=(1-[.I843])*[.H843]" office:value-type="float" office:value="3387.97729248966">
            <text:p>3387.9772924897</text:p>
          </table:table-cell>
          <table:table-cell table:formula="of:=ABS([.G843]-[.A843])" office:value-type="float" office:value="428.212983083564">
            <text:p>428.21</text:p>
          </table:table-cell>
          <table:table-cell table:formula="of:=IF([.L843]&lt;[.$C$9];1;0)" office:value-type="float" office:value="0">
            <text:p>0</text:p>
          </table:table-cell>
          <table:table-cell/>
          <table:table-cell table:formula="of:=IF(AND([.M843];[.B843]);&quot;Not Jammed&quot;;IF([.M8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00.165">
            <text:p>1400.1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3]+([.A844]-[.D843])/COUNTA([.$A$60:.A844])" office:value-type="float" office:value="1015.58015414013">
            <text:p>1015.580</text:p>
          </table:table-cell>
          <table:table-cell table:formula="of:=[.E843]+(([.A844]-[.D843])*([.A844]-[.D843]))" office:value-type="float" office:value="149010676.882792">
            <text:p>149010676.883</text:p>
          </table:table-cell>
          <table:table-cell table:formula="of:=[.E844]/(COUNT([.$A$60:.A844])-1)" office:value-type="float" office:value="190064.638881112">
            <text:p>190064.639</text:p>
          </table:table-cell>
          <table:table-cell table:formula="of:=[.J843]" office:value-type="float" office:value="1037.8239401573">
            <text:p>1037.8239401573</text:p>
          </table:table-cell>
          <table:table-cell table:formula="of:=[.K843]+[.$C$7]" office:value-type="float" office:value="3447.97729248966">
            <text:p>3447.9772924897</text:p>
          </table:table-cell>
          <table:table-cell table:formula="of:=[.H844]/([.F844]+[.H844])" office:value-type="float" office:value="0.0178178423746618">
            <text:p>0.0178178424</text:p>
          </table:table-cell>
          <table:table-cell table:formula="of:=[.G844]+[.I844]*([.A844] -[.G844] )" office:value-type="float" office:value="1044.28007604745">
            <text:p>1044.2800760475</text:p>
          </table:table-cell>
          <table:table-cell table:formula="of:=(1-[.I844])*[.H844]" office:value-type="float" office:value="3386.54177658067">
            <text:p>3386.5417765807</text:p>
          </table:table-cell>
          <table:table-cell table:formula="of:=ABS([.G844]-[.A844])" office:value-type="float" office:value="362.341059842695">
            <text:p>362.34</text:p>
          </table:table-cell>
          <table:table-cell table:formula="of:=IF([.L844]&lt;[.$C$9];1;0)" office:value-type="float" office:value="0">
            <text:p>0</text:p>
          </table:table-cell>
          <table:table-cell/>
          <table:table-cell table:formula="of:=IF(AND([.M844];[.B844]);&quot;Not Jammed&quot;;IF([.M8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62.834">
            <text:p>1062.8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4]+([.A845]-[.D844])/COUNTA([.$A$60:.A845])" office:value-type="float" office:value="1015.6402735369">
            <text:p>1015.640</text:p>
          </table:table-cell>
          <table:table-cell table:formula="of:=[.E844]+(([.A845]-[.D844])*([.A845]-[.D844]))" office:value-type="float" office:value="149012909.808741">
            <text:p>149012909.809</text:p>
          </table:table-cell>
          <table:table-cell table:formula="of:=[.E845]/(COUNT([.$A$60:.A845])-1)" office:value-type="float" office:value="189825.362813682">
            <text:p>189825.363</text:p>
          </table:table-cell>
          <table:table-cell table:formula="of:=[.J844]" office:value-type="float" office:value="1044.28007604745">
            <text:p>1044.2800760475</text:p>
          </table:table-cell>
          <table:table-cell table:formula="of:=[.K844]+[.$C$7]" office:value-type="float" office:value="3446.54177658067">
            <text:p>3446.5417765807</text:p>
          </table:table-cell>
          <table:table-cell table:formula="of:=[.H845]/([.F845]+[.H845])" office:value-type="float" office:value="0.0178326062646682">
            <text:p>0.0178326063</text:p>
          </table:table-cell>
          <table:table-cell table:formula="of:=[.G845]+[.I845]*([.A845] -[.G845] )" office:value-type="float" office:value="1044.61094086796">
            <text:p>1044.610940868</text:p>
          </table:table-cell>
          <table:table-cell table:formula="of:=(1-[.I845])*[.H845]" office:value-type="float" office:value="3385.08095410418">
            <text:p>3385.0809541042</text:p>
          </table:table-cell>
          <table:table-cell table:formula="of:=ABS([.G845]-[.A845])" office:value-type="float" office:value="18.5539239525503">
            <text:p>18.55</text:p>
          </table:table-cell>
          <table:table-cell table:formula="of:=IF([.L845]&lt;[.$C$9];1;0)" office:value-type="float" office:value="1">
            <text:p>1</text:p>
          </table:table-cell>
          <table:table-cell/>
          <table:table-cell table:formula="of:=IF(AND([.M845];[.B845]);&quot;Not Jammed&quot;;IF([.M8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418.036">
            <text:p>1418.0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5]+([.A846]-[.D845])/COUNTA([.$A$60:.A846])" office:value-type="float" office:value="1016.15157687421">
            <text:p>1016.152</text:p>
          </table:table-cell>
          <table:table-cell table:formula="of:=[.E845]+(([.A846]-[.D845])*([.A846]-[.D845]))" office:value-type="float" office:value="149174832.129416">
            <text:p>149174832.129</text:p>
          </table:table-cell>
          <table:table-cell table:formula="of:=[.E846]/(COUNT([.$A$60:.A846])-1)" office:value-type="float" office:value="189789.862760072">
            <text:p>189789.863</text:p>
          </table:table-cell>
          <table:table-cell table:formula="of:=[.J845]" office:value-type="float" office:value="1044.61094086796">
            <text:p>1044.610940868</text:p>
          </table:table-cell>
          <table:table-cell table:formula="of:=[.K845]+[.$C$7]" office:value-type="float" office:value="3445.08095410418">
            <text:p>3445.0809541042</text:p>
          </table:table-cell>
          <table:table-cell table:formula="of:=[.H846]/([.F846]+[.H846])" office:value-type="float" office:value="0.0178284573581059">
            <text:p>0.0178284574</text:p>
          </table:table-cell>
          <table:table-cell table:formula="of:=[.G846]+[.I846]*([.A846] -[.G846] )" office:value-type="float" office:value="1051.26853361114">
            <text:p>1051.2685336112</text:p>
          </table:table-cell>
          <table:table-cell table:formula="of:=(1-[.I846])*[.H846]" office:value-type="float" office:value="3383.66047521871">
            <text:p>3383.6604752187</text:p>
          </table:table-cell>
          <table:table-cell table:formula="of:=ABS([.G846]-[.A846])" office:value-type="float" office:value="373.42505913204">
            <text:p>373.43</text:p>
          </table:table-cell>
          <table:table-cell table:formula="of:=IF([.L846]&lt;[.$C$9];1;0)" office:value-type="float" office:value="0">
            <text:p>0</text:p>
          </table:table-cell>
          <table:table-cell/>
          <table:table-cell table:formula="of:=IF(AND([.M846];[.B846]);&quot;Not Jammed&quot;;IF([.M8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09.417">
            <text:p>1309.4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6]+([.A847]-[.D846])/COUNTA([.$A$60:.A847])" office:value-type="float" office:value="1016.52374111675">
            <text:p>1016.524</text:p>
          </table:table-cell>
          <table:table-cell table:formula="of:=[.E846]+(([.A847]-[.D846])*([.A847]-[.D846]))" office:value-type="float" office:value="149260836.737817">
            <text:p>149260836.738</text:p>
          </table:table-cell>
          <table:table-cell table:formula="of:=[.E847]/(COUNT([.$A$60:.A847])-1)" office:value-type="float" office:value="189657.988231026">
            <text:p>189657.988</text:p>
          </table:table-cell>
          <table:table-cell table:formula="of:=[.J846]" office:value-type="float" office:value="1051.26853361114">
            <text:p>1051.2685336112</text:p>
          </table:table-cell>
          <table:table-cell table:formula="of:=[.K846]+[.$C$7]" office:value-type="float" office:value="3443.66047521871">
            <text:p>3443.6604752187</text:p>
          </table:table-cell>
          <table:table-cell table:formula="of:=[.H847]/([.F847]+[.H847])" office:value-type="float" office:value="0.0178334079397601">
            <text:p>0.0178334079</text:p>
          </table:table-cell>
          <table:table-cell table:formula="of:=[.G847]+[.I847]*([.A847] -[.G847] )" office:value-type="float" office:value="1055.87220052128">
            <text:p>1055.8722005213</text:p>
          </table:table-cell>
          <table:table-cell table:formula="of:=(1-[.I847])*[.H847]" office:value-type="float" office:value="3382.2482731581">
            <text:p>3382.2482731581</text:p>
          </table:table-cell>
          <table:table-cell table:formula="of:=ABS([.G847]-[.A847])" office:value-type="float" office:value="258.148466388856">
            <text:p>258.15</text:p>
          </table:table-cell>
          <table:table-cell table:formula="of:=IF([.L847]&lt;[.$C$9];1;0)" office:value-type="float" office:value="0">
            <text:p>0</text:p>
          </table:table-cell>
          <table:table-cell/>
          <table:table-cell table:formula="of:=IF(AND([.M847];[.B847]);&quot;Not Jammed&quot;;IF([.M8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89.804">
            <text:p>1089.8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7]+([.A848]-[.D847])/COUNTA([.$A$60:.A848])" office:value-type="float" office:value="1016.61661850444">
            <text:p>1016.617</text:p>
          </table:table-cell>
          <table:table-cell table:formula="of:=[.E847]+(([.A848]-[.D847])*([.A848]-[.D847]))" office:value-type="float" office:value="149266206.734159">
            <text:p>149266206.734</text:p>
          </table:table-cell>
          <table:table-cell table:formula="of:=[.E848]/(COUNT([.$A$60:.A848])-1)" office:value-type="float" office:value="189424.120221015">
            <text:p>189424.120</text:p>
          </table:table-cell>
          <table:table-cell table:formula="of:=[.J847]" office:value-type="float" office:value="1055.87220052128">
            <text:p>1055.8722005213</text:p>
          </table:table-cell>
          <table:table-cell table:formula="of:=[.K847]+[.$C$7]" office:value-type="float" office:value="3442.2482731581">
            <text:p>3442.2482731581</text:p>
          </table:table-cell>
          <table:table-cell table:formula="of:=[.H848]/([.F848]+[.H848])" office:value-type="float" office:value="0.0178478409690288">
            <text:p>0.017847841</text:p>
          </table:table-cell>
          <table:table-cell table:formula="of:=[.G848]+[.I848]*([.A848] -[.G848] )" office:value-type="float" office:value="1056.47780988217">
            <text:p>1056.4778098822</text:p>
          </table:table-cell>
          <table:table-cell table:formula="of:=(1-[.I848])*[.H848]" office:value-type="float" office:value="3380.81157340286">
            <text:p>3380.8115734029</text:p>
          </table:table-cell>
          <table:table-cell table:formula="of:=ABS([.G848]-[.A848])" office:value-type="float" office:value="33.9317994787202">
            <text:p>33.93</text:p>
          </table:table-cell>
          <table:table-cell table:formula="of:=IF([.L848]&lt;[.$C$9];1;0)" office:value-type="float" office:value="1">
            <text:p>1</text:p>
          </table:table-cell>
          <table:table-cell/>
          <table:table-cell table:formula="of:=IF(AND([.M848];[.B848]);&quot;Not Jammed&quot;;IF([.M8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28.681">
            <text:p>1128.6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8]+([.A849]-[.D848])/COUNTA([.$A$60:.A849])" office:value-type="float" office:value="1016.7584721519">
            <text:p>1016.758</text:p>
          </table:table-cell>
          <table:table-cell table:formula="of:=[.E848]+(([.A849]-[.D848])*([.A849]-[.D848]))" office:value-type="float" office:value="149278765.159759">
            <text:p>149278765.160</text:p>
          </table:table-cell>
          <table:table-cell table:formula="of:=[.E849]/(COUNT([.$A$60:.A849])-1)" office:value-type="float" office:value="189199.955842534">
            <text:p>189199.956</text:p>
          </table:table-cell>
          <table:table-cell table:formula="of:=[.J848]" office:value-type="float" office:value="1056.47780988217">
            <text:p>1056.4778098822</text:p>
          </table:table-cell>
          <table:table-cell table:formula="of:=[.K848]+[.$C$7]" office:value-type="float" office:value="3440.81157340286">
            <text:p>3440.8115734029</text:p>
          </table:table-cell>
          <table:table-cell table:formula="of:=[.H849]/([.F849]+[.H849])" office:value-type="float" office:value="0.0178612846053177">
            <text:p>0.0178612846</text:p>
          </table:table-cell>
          <table:table-cell table:formula="of:=[.G849]+[.I849]*([.A849] -[.G849] )" office:value-type="float" office:value="1057.76745161028">
            <text:p>1057.7674516103</text:p>
          </table:table-cell>
          <table:table-cell table:formula="of:=(1-[.I849])*[.H849]" office:value-type="float" office:value="3379.35425861704">
            <text:p>3379.3542586171</text:p>
          </table:table-cell>
          <table:table-cell table:formula="of:=ABS([.G849]-[.A849])" office:value-type="float" office:value="72.2031901178309">
            <text:p>72.20</text:p>
          </table:table-cell>
          <table:table-cell table:formula="of:=IF([.L849]&lt;[.$C$9];1;0)" office:value-type="float" office:value="1">
            <text:p>1</text:p>
          </table:table-cell>
          <table:table-cell/>
          <table:table-cell table:formula="of:=IF(AND([.M849];[.B849]);&quot;Not Jammed&quot;;IF([.M8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02.861">
            <text:p>1102.86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49]+([.A850]-[.D849])/COUNTA([.$A$60:.A850])" office:value-type="float" office:value="1016.86732490518">
            <text:p>1016.867</text:p>
          </table:table-cell>
          <table:table-cell table:formula="of:=[.E849]+(([.A850]-[.D849])*([.A850]-[.D849]))" office:value-type="float" office:value="149286178.805061">
            <text:p>149286178.805</text:p>
          </table:table-cell>
          <table:table-cell table:formula="of:=[.E850]/(COUNT([.$A$60:.A850])-1)" office:value-type="float" office:value="188969.846588685">
            <text:p>188969.847</text:p>
          </table:table-cell>
          <table:table-cell table:formula="of:=[.J849]" office:value-type="float" office:value="1057.76745161028">
            <text:p>1057.7674516103</text:p>
          </table:table-cell>
          <table:table-cell table:formula="of:=[.K849]+[.$C$7]" office:value-type="float" office:value="3439.35425861704">
            <text:p>3439.3542586171</text:p>
          </table:table-cell>
          <table:table-cell table:formula="of:=[.H850]/([.F850]+[.H850])" office:value-type="float" office:value="0.0178752068168848">
            <text:p>0.0178752068</text:p>
          </table:table-cell>
          <table:table-cell table:formula="of:=[.G850]+[.I850]*([.A850] -[.G850] )" office:value-type="float" office:value="1058.57350811385">
            <text:p>1058.5735081139</text:p>
          </table:table-cell>
          <table:table-cell table:formula="of:=(1-[.I850])*[.H850]" office:value-type="float" office:value="3377.87508992773">
            <text:p>3377.8750899277</text:p>
          </table:table-cell>
          <table:table-cell table:formula="of:=ABS([.G850]-[.A850])" office:value-type="float" office:value="45.0935483897244">
            <text:p>45.09</text:p>
          </table:table-cell>
          <table:table-cell table:formula="of:=IF([.L850]&lt;[.$C$9];1;0)" office:value-type="float" office:value="1">
            <text:p>1</text:p>
          </table:table-cell>
          <table:table-cell/>
          <table:table-cell table:formula="of:=IF(AND([.M850];[.B850]);&quot;Not Jammed&quot;;IF([.M8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84.419">
            <text:p>1084.4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0]+([.A851]-[.D850])/COUNTA([.$A$60:.A851])" office:value-type="float" office:value="1016.95261742424">
            <text:p>1016.953</text:p>
          </table:table-cell>
          <table:table-cell table:formula="of:=[.E850]+(([.A851]-[.D850])*([.A851]-[.D850]))" office:value-type="float" office:value="149290742.033869">
            <text:p>149290742.034</text:p>
          </table:table-cell>
          <table:table-cell table:formula="of:=[.E851]/(COUNT([.$A$60:.A851])-1)" office:value-type="float" office:value="188736.715592755">
            <text:p>188736.716</text:p>
          </table:table-cell>
          <table:table-cell table:formula="of:=[.J850]" office:value-type="float" office:value="1058.57350811385">
            <text:p>1058.5735081139</text:p>
          </table:table-cell>
          <table:table-cell table:formula="of:=[.K850]+[.$C$7]" office:value-type="float" office:value="3437.87508992773">
            <text:p>3437.8750899277</text:p>
          </table:table-cell>
          <table:table-cell table:formula="of:=[.H851]/([.F851]+[.H851])" office:value-type="float" office:value="0.0178893321833807">
            <text:p>0.0178893322</text:p>
          </table:table-cell>
          <table:table-cell table:formula="of:=[.G851]+[.I851]*([.A851] -[.G851] )" office:value-type="float" office:value="1059.03586670364">
            <text:p>1059.0358667037</text:p>
          </table:table-cell>
          <table:table-cell table:formula="of:=(1-[.I851])*[.H851]" office:value-type="float" office:value="3376.37380043904">
            <text:p>3376.3738004391</text:p>
          </table:table-cell>
          <table:table-cell table:formula="of:=ABS([.G851]-[.A851])" office:value-type="float" office:value="25.845491886151">
            <text:p>25.85</text:p>
          </table:table-cell>
          <table:table-cell table:formula="of:=IF([.L851]&lt;[.$C$9];1;0)" office:value-type="float" office:value="1">
            <text:p>1</text:p>
          </table:table-cell>
          <table:table-cell/>
          <table:table-cell table:formula="of:=IF(AND([.M851];[.B851]);&quot;Not Jammed&quot;;IF([.M85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2.64">
            <text:p>1032.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1]+([.A852]-[.D851])/COUNTA([.$A$60:.A852])" office:value-type="float" office:value="1016.97239974779">
            <text:p>1016.972</text:p>
          </table:table-cell>
          <table:table-cell table:formula="of:=[.E851]+(([.A852]-[.D851])*([.A852]-[.D851]))" office:value-type="float" office:value="149290988.127841">
            <text:p>149290988.128</text:p>
          </table:table-cell>
          <table:table-cell table:formula="of:=[.E852]/(COUNT([.$A$60:.A852])-1)" office:value-type="float" office:value="188498.722383638">
            <text:p>188498.722</text:p>
          </table:table-cell>
          <table:table-cell table:formula="of:=[.J851]" office:value-type="float" office:value="1059.03586670364">
            <text:p>1059.0358667037</text:p>
          </table:table-cell>
          <table:table-cell table:formula="of:=[.K851]+[.$C$7]" office:value-type="float" office:value="3436.37380043904">
            <text:p>3436.3738004391</text:p>
          </table:table-cell>
          <table:table-cell table:formula="of:=[.H852]/([.F852]+[.H852])" office:value-type="float" office:value="0.017903832434811">
            <text:p>0.0179038324</text:p>
          </table:table-cell>
          <table:table-cell table:formula="of:=[.G852]+[.I852]*([.A852] -[.G852] )" office:value-type="float" office:value="1058.56327952921">
            <text:p>1058.5632795292</text:p>
          </table:table-cell>
          <table:table-cell table:formula="of:=(1-[.I852])*[.H852]" office:value-type="float" office:value="3374.84953973261">
            <text:p>3374.8495397326</text:p>
          </table:table-cell>
          <table:table-cell table:formula="of:=ABS([.G852]-[.A852])" office:value-type="float" office:value="26.3958667036432">
            <text:p>26.40</text:p>
          </table:table-cell>
          <table:table-cell table:formula="of:=IF([.L852]&lt;[.$C$9];1;0)" office:value-type="float" office:value="1">
            <text:p>1</text:p>
          </table:table-cell>
          <table:table-cell/>
          <table:table-cell table:formula="of:=IF(AND([.M852];[.B852]);&quot;Not Jammed&quot;;IF([.M85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7.392">
            <text:p>1047.3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2]+([.A853]-[.D852])/COUNTA([.$A$60:.A853])" office:value-type="float" office:value="1017.0107115869">
            <text:p>1017.011</text:p>
          </table:table-cell>
          <table:table-cell table:formula="of:=[.E852]+(([.A853]-[.D852])*([.A853]-[.D852]))" office:value-type="float" office:value="149291913.479921">
            <text:p>149291913.480</text:p>
          </table:table-cell>
          <table:table-cell table:formula="of:=[.E853]/(COUNT([.$A$60:.A853])-1)" office:value-type="float" office:value="188262.185977202">
            <text:p>188262.186</text:p>
          </table:table-cell>
          <table:table-cell table:formula="of:=[.J852]" office:value-type="float" office:value="1058.56327952921">
            <text:p>1058.5632795292</text:p>
          </table:table-cell>
          <table:table-cell table:formula="of:=[.K852]+[.$C$7]" office:value-type="float" office:value="3434.84953973261">
            <text:p>3434.8495397326</text:p>
          </table:table-cell>
          <table:table-cell table:formula="of:=[.H853]/([.F853]+[.H853])" office:value-type="float" office:value="0.0179181150635435">
            <text:p>0.0179181151</text:p>
          </table:table-cell>
          <table:table-cell table:formula="of:=[.G853]+[.I853]*([.A853] -[.G853] )" office:value-type="float" office:value="1058.3631112572">
            <text:p>1058.3631112572</text:p>
          </table:table-cell>
          <table:table-cell table:formula="of:=(1-[.I853])*[.H853]" office:value-type="float" office:value="3373.30351045372">
            <text:p>3373.3035104537</text:p>
          </table:table-cell>
          <table:table-cell table:formula="of:=ABS([.G853]-[.A853])" office:value-type="float" office:value="11.1712795292096">
            <text:p>11.17</text:p>
          </table:table-cell>
          <table:table-cell table:formula="of:=IF([.L853]&lt;[.$C$9];1;0)" office:value-type="float" office:value="1">
            <text:p>1</text:p>
          </table:table-cell>
          <table:table-cell/>
          <table:table-cell table:formula="of:=IF(AND([.M853];[.B853]);&quot;Not Jammed&quot;;IF([.M85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3.352">
            <text:p>1053.3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3]+([.A854]-[.D853])/COUNTA([.$A$60:.A854])" office:value-type="float" office:value="1017.05642389937">
            <text:p>1017.056</text:p>
          </table:table-cell>
          <table:table-cell table:formula="of:=[.E853]+(([.A854]-[.D853])*([.A854]-[.D853]))" office:value-type="float" office:value="149293234.169164">
            <text:p>149293234.169</text:p>
          </table:table-cell>
          <table:table-cell table:formula="of:=[.E854]/(COUNT([.$A$60:.A854])-1)" office:value-type="float" office:value="188026.743286101">
            <text:p>188026.743</text:p>
          </table:table-cell>
          <table:table-cell table:formula="of:=[.J853]" office:value-type="float" office:value="1058.3631112572">
            <text:p>1058.3631112572</text:p>
          </table:table-cell>
          <table:table-cell table:formula="of:=[.K853]+[.$C$7]" office:value-type="float" office:value="3433.30351045372">
            <text:p>3433.3035104537</text:p>
          </table:table-cell>
          <table:table-cell table:formula="of:=[.H854]/([.F854]+[.H854])" office:value-type="float" office:value="0.0179322191125438">
            <text:p>0.0179322191</text:p>
          </table:table-cell>
          <table:table-cell table:formula="of:=[.G854]+[.I854]*([.A854] -[.G854] )" office:value-type="float" office:value="1058.27325091214">
            <text:p>1058.2732509121</text:p>
          </table:table-cell>
          <table:table-cell table:formula="of:=(1-[.I854])*[.H854]" office:value-type="float" office:value="3371.7367596244">
            <text:p>3371.7367596244</text:p>
          </table:table-cell>
          <table:table-cell table:formula="of:=ABS([.G854]-[.A854])" office:value-type="float" office:value="5.01111125719831">
            <text:p>5.01</text:p>
          </table:table-cell>
          <table:table-cell table:formula="of:=IF([.L854]&lt;[.$C$9];1;0)" office:value-type="float" office:value="1">
            <text:p>1</text:p>
          </table:table-cell>
          <table:table-cell/>
          <table:table-cell table:formula="of:=IF(AND([.M854];[.B854]);&quot;Not Jammed&quot;;IF([.M85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2.924">
            <text:p>1052.9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4]+([.A855]-[.D854])/COUNTA([.$A$60:.A855])" office:value-type="float" office:value="1017.10148366834">
            <text:p>1017.101</text:p>
          </table:table-cell>
          <table:table-cell table:formula="of:=[.E854]+(([.A855]-[.D854])*([.A855]-[.D854]))" office:value-type="float" office:value="149294520.65218">
            <text:p>149294520.652</text:p>
          </table:table-cell>
          <table:table-cell table:formula="of:=[.E855]/(COUNT([.$A$60:.A855])-1)" office:value-type="float" office:value="187791.849876956">
            <text:p>187791.850</text:p>
          </table:table-cell>
          <table:table-cell table:formula="of:=[.J854]" office:value-type="float" office:value="1058.27325091214">
            <text:p>1058.2732509121</text:p>
          </table:table-cell>
          <table:table-cell table:formula="of:=[.K854]+[.$C$7]" office:value-type="float" office:value="3431.7367596244">
            <text:p>3431.7367596244</text:p>
          </table:table-cell>
          <table:table-cell table:formula="of:=[.H855]/([.F855]+[.H855])" office:value-type="float" office:value="0.0179462001523191">
            <text:p>0.0179462002</text:p>
          </table:table-cell>
          <table:table-cell table:formula="of:=[.G855]+[.I855]*([.A855] -[.G855] )" office:value-type="float" office:value="1058.1772521846">
            <text:p>1058.1772521846</text:p>
          </table:table-cell>
          <table:table-cell table:formula="of:=(1-[.I855])*[.H855]" office:value-type="float" office:value="3370.15012486611">
            <text:p>3370.1501248661</text:p>
          </table:table-cell>
          <table:table-cell table:formula="of:=ABS([.G855]-[.A855])" office:value-type="float" office:value="5.349250912137">
            <text:p>5.35</text:p>
          </table:table-cell>
          <table:table-cell table:formula="of:=IF([.L855]&lt;[.$C$9];1;0)" office:value-type="float" office:value="1">
            <text:p>1</text:p>
          </table:table-cell>
          <table:table-cell/>
          <table:table-cell table:formula="of:=IF(AND([.M855];[.B855]);&quot;Not Jammed&quot;;IF([.M85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80.093">
            <text:p>980.0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5]+([.A856]-[.D855])/COUNTA([.$A$60:.A856])" office:value-type="float" office:value="1017.0550489335">
            <text:p>1017.055</text:p>
          </table:table-cell>
          <table:table-cell table:formula="of:=[.E855]+(([.A856]-[.D855])*([.A856]-[.D855]))" office:value-type="float" office:value="149295890.280043">
            <text:p>149295890.280</text:p>
          </table:table-cell>
          <table:table-cell table:formula="of:=[.E856]/(COUNT([.$A$60:.A856])-1)" office:value-type="float" office:value="187557.651105582">
            <text:p>187557.651</text:p>
          </table:table-cell>
          <table:table-cell table:formula="of:=[.J855]" office:value-type="float" office:value="1058.1772521846">
            <text:p>1058.1772521846</text:p>
          </table:table-cell>
          <table:table-cell table:formula="of:=[.K855]+[.$C$7]" office:value-type="float" office:value="3430.15012486611">
            <text:p>3430.1501248661</text:p>
          </table:table-cell>
          <table:table-cell table:formula="of:=[.H856]/([.F856]+[.H856])" office:value-type="float" office:value="0.0179600482479363">
            <text:p>0.0179600482</text:p>
          </table:table-cell>
          <table:table-cell table:formula="of:=[.G856]+[.I856]*([.A856] -[.G856] )" office:value-type="float" office:value="1056.77485524796">
            <text:p>1056.774855248</text:p>
          </table:table-cell>
          <table:table-cell table:formula="of:=(1-[.I856])*[.H856]" office:value-type="float" office:value="3368.54446312585">
            <text:p>3368.5444631259</text:p>
          </table:table-cell>
          <table:table-cell table:formula="of:=ABS([.G856]-[.A856])" office:value-type="float" office:value="78.0842521846029">
            <text:p>78.08</text:p>
          </table:table-cell>
          <table:table-cell table:formula="of:=IF([.L856]&lt;[.$C$9];1;0)" office:value-type="float" office:value="1">
            <text:p>1</text:p>
          </table:table-cell>
          <table:table-cell/>
          <table:table-cell table:formula="of:=IF(AND([.M856];[.B856]);&quot;Not Jammed&quot;;IF([.M8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4.978">
            <text:p>534.9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6]+([.A857]-[.D856])/COUNTA([.$A$60:.A857])" office:value-type="float" office:value="1016.45094235589">
            <text:p>1016.451</text:p>
          </table:table-cell>
          <table:table-cell table:formula="of:=[.E856]+(([.A857]-[.D856])*([.A857]-[.D856]))" office:value-type="float" office:value="149528288.561152">
            <text:p>149528288.561</text:p>
          </table:table-cell>
          <table:table-cell table:formula="of:=[.E857]/(COUNT([.$A$60:.A857])-1)" office:value-type="float" office:value="187613.91287472">
            <text:p>187613.913</text:p>
          </table:table-cell>
          <table:table-cell table:formula="of:=[.J856]" office:value-type="float" office:value="1056.77485524796">
            <text:p>1056.774855248</text:p>
          </table:table-cell>
          <table:table-cell table:formula="of:=[.K856]+[.$C$7]" office:value-type="float" office:value="3428.54446312585">
            <text:p>3428.5444631259</text:p>
          </table:table-cell>
          <table:table-cell table:formula="of:=[.H857]/([.F857]+[.H857])" office:value-type="float" office:value="0.0179465052475885">
            <text:p>0.0179465052</text:p>
          </table:table-cell>
          <table:table-cell table:formula="of:=[.G857]+[.I857]*([.A857] -[.G857] )" office:value-type="float" office:value="1047.41042524708">
            <text:p>1047.4104252471</text:p>
          </table:table-cell>
          <table:table-cell table:formula="of:=(1-[.I857])*[.H857]" office:value-type="float" office:value="3367.01407192677">
            <text:p>3367.0140719268</text:p>
          </table:table-cell>
          <table:table-cell table:formula="of:=ABS([.G857]-[.A857])" office:value-type="float" office:value="521.796855247963">
            <text:p>521.80</text:p>
          </table:table-cell>
          <table:table-cell table:formula="of:=IF([.L857]&lt;[.$C$9];1;0)" office:value-type="float" office:value="0">
            <text:p>0</text:p>
          </table:table-cell>
          <table:table-cell/>
          <table:table-cell table:formula="of:=IF(AND([.M857];[.B857]);&quot;Not Jammed&quot;;IF([.M8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7]+([.A858]-[.D857])/COUNTA([.$A$60:.A858])" office:value-type="float" office:value="1015.83218523154">
            <text:p>1015.832</text:p>
          </table:table-cell>
          <table:table-cell table:formula="of:=[.E857]+(([.A858]-[.D857])*([.A858]-[.D857]))" office:value-type="float" office:value="149772707.009924">
            <text:p>149772707.010</text:p>
          </table:table-cell>
          <table:table-cell table:formula="of:=[.E858]/(COUNT([.$A$60:.A858])-1)" office:value-type="float" office:value="187685.096503664">
            <text:p>187685.097</text:p>
          </table:table-cell>
          <table:table-cell table:formula="of:=[.J857]" office:value-type="float" office:value="1047.41042524708">
            <text:p>1047.4104252471</text:p>
          </table:table-cell>
          <table:table-cell table:formula="of:=[.K857]+[.$C$7]" office:value-type="float" office:value="3427.01407192677">
            <text:p>3427.0140719268</text:p>
          </table:table-cell>
          <table:table-cell table:formula="of:=[.H858]/([.F858]+[.H858])" office:value-type="float" office:value="0.0179319565966035">
            <text:p>0.0179319566</text:p>
          </table:table-cell>
          <table:table-cell table:formula="of:=[.G858]+[.I858]*([.A858] -[.G858] )" office:value-type="float" office:value="1037.98993595137">
            <text:p>1037.9899359514</text:p>
          </table:table-cell>
          <table:table-cell table:formula="of:=(1-[.I858])*[.H858]" office:value-type="float" office:value="3365.56100433303">
            <text:p>3365.561004333</text:p>
          </table:table-cell>
          <table:table-cell table:formula="of:=ABS([.G858]-[.A858])" office:value-type="float" office:value="525.346425247081">
            <text:p>525.35</text:p>
          </table:table-cell>
          <table:table-cell table:formula="of:=IF([.L858]&lt;[.$C$9];1;0)" office:value-type="float" office:value="0">
            <text:p>0</text:p>
          </table:table-cell>
          <table:table-cell/>
          <table:table-cell table:formula="of:=IF(AND([.M858];[.B858]);&quot;Not Jammed&quot;;IF([.M8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1.144">
            <text:p>531.1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8]+([.A859]-[.D858])/COUNTA([.$A$60:.A859])" office:value-type="float" office:value="1015.226325">
            <text:p>1015.226</text:p>
          </table:table-cell>
          <table:table-cell table:formula="of:=[.E858]+(([.A859]-[.D858])*([.A859]-[.D858]))" office:value-type="float" office:value="150007629.646827">
            <text:p>150007629.647</text:p>
          </table:table-cell>
          <table:table-cell table:formula="of:=[.E859]/(COUNT([.$A$60:.A859])-1)" office:value-type="float" office:value="187744.217330196">
            <text:p>187744.217</text:p>
          </table:table-cell>
          <table:table-cell table:formula="of:=[.J858]" office:value-type="float" office:value="1037.98993595137">
            <text:p>1037.9899359514</text:p>
          </table:table-cell>
          <table:table-cell table:formula="of:=[.K858]+[.$C$7]" office:value-type="float" office:value="3425.56100433303">
            <text:p>3425.561004333</text:p>
          </table:table-cell>
          <table:table-cell table:formula="of:=[.H859]/([.F859]+[.H859])" office:value-type="float" office:value="0.01791894636368">
            <text:p>0.0179189464</text:p>
          </table:table-cell>
          <table:table-cell table:formula="of:=[.G859]+[.I859]*([.A859] -[.G859] )" office:value-type="float" office:value="1028.90779081041">
            <text:p>1028.9077908104</text:p>
          </table:table-cell>
          <table:table-cell table:formula="of:=(1-[.I859])*[.H859]" office:value-type="float" office:value="3364.17856043087">
            <text:p>3364.1785604309</text:p>
          </table:table-cell>
          <table:table-cell table:formula="of:=ABS([.G859]-[.A859])" office:value-type="float" office:value="506.845935951369">
            <text:p>506.85</text:p>
          </table:table-cell>
          <table:table-cell table:formula="of:=IF([.L859]&lt;[.$C$9];1;0)" office:value-type="float" office:value="0">
            <text:p>0</text:p>
          </table:table-cell>
          <table:table-cell/>
          <table:table-cell table:formula="of:=IF(AND([.M859];[.B859]);&quot;Not Jammed&quot;;IF([.M85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6.822">
            <text:p>536.8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59]+([.A860]-[.D859])/COUNTA([.$A$60:.A860])" office:value-type="float" office:value="1014.62906616729">
            <text:p>1014.629</text:p>
          </table:table-cell>
          <table:table-cell table:formula="of:=[.E859]+(([.A860]-[.D859])*([.A860]-[.D859]))" office:value-type="float" office:value="150236500.345005">
            <text:p>150236500.345</text:p>
          </table:table-cell>
          <table:table-cell table:formula="of:=[.E860]/(COUNT([.$A$60:.A860])-1)" office:value-type="float" office:value="187795.625431257">
            <text:p>187795.625</text:p>
          </table:table-cell>
          <table:table-cell table:formula="of:=[.J859]" office:value-type="float" office:value="1028.90779081041">
            <text:p>1028.9077908104</text:p>
          </table:table-cell>
          <table:table-cell table:formula="of:=[.K859]+[.$C$7]" office:value-type="float" office:value="3424.17856043087">
            <text:p>3424.1785604309</text:p>
          </table:table-cell>
          <table:table-cell table:formula="of:=[.H860]/([.F860]+[.H860])" office:value-type="float" office:value="0.0179070289214381">
            <text:p>0.0179070289</text:p>
          </table:table-cell>
          <table:table-cell table:formula="of:=[.G860]+[.I860]*([.A860] -[.G860] )" office:value-type="float" office:value="1020.09599632254">
            <text:p>1020.0959963225</text:p>
          </table:table-cell>
          <table:table-cell table:formula="of:=(1-[.I860])*[.H860]" office:value-type="float" office:value="3362.86169591707">
            <text:p>3362.8616959171</text:p>
          </table:table-cell>
          <table:table-cell table:formula="of:=ABS([.G860]-[.A860])" office:value-type="float" office:value="492.085790810408">
            <text:p>492.09</text:p>
          </table:table-cell>
          <table:table-cell table:formula="of:=IF([.L860]&lt;[.$C$9];1;0)" office:value-type="float" office:value="0">
            <text:p>0</text:p>
          </table:table-cell>
          <table:table-cell/>
          <table:table-cell table:formula="of:=IF(AND([.M860];[.B860]);&quot;Not Jammed&quot;;IF([.M8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0]+([.A861]-[.D860])/COUNTA([.$A$60:.A861])" office:value-type="float" office:value="1014.01038279302">
            <text:p>1014.010</text:p>
          </table:table-cell>
          <table:table-cell table:formula="of:=[.E860]+(([.A861]-[.D860])*([.A861]-[.D860]))" office:value-type="float" office:value="150482698.972524">
            <text:p>150482698.973</text:p>
          </table:table-cell>
          <table:table-cell table:formula="of:=[.E861]/(COUNT([.$A$60:.A861])-1)" office:value-type="float" office:value="187868.538043101">
            <text:p>187868.538</text:p>
          </table:table-cell>
          <table:table-cell table:formula="of:=[.J860]" office:value-type="float" office:value="1020.09599632254">
            <text:p>1020.0959963225</text:p>
          </table:table-cell>
          <table:table-cell table:formula="of:=[.K860]+[.$C$7]" office:value-type="float" office:value="3422.86169591707">
            <text:p>3422.8616959171</text:p>
          </table:table-cell>
          <table:table-cell table:formula="of:=[.H861]/([.F861]+[.H861])" office:value-type="float" office:value="0.0178934426774384">
            <text:p>0.0178934427</text:p>
          </table:table-cell>
          <table:table-cell table:formula="of:=[.G861]+[.I861]*([.A861] -[.G861] )" office:value-type="float" office:value="1011.11973297576">
            <text:p>1011.1197329758</text:p>
          </table:table-cell>
          <table:table-cell table:formula="of:=(1-[.I861])*[.H861]" office:value-type="float" office:value="3361.61491636838">
            <text:p>3361.6149163684</text:p>
          </table:table-cell>
          <table:table-cell table:formula="of:=ABS([.G861]-[.A861])" office:value-type="float" office:value="501.650996322537">
            <text:p>501.65</text:p>
          </table:table-cell>
          <table:table-cell table:formula="of:=IF([.L861]&lt;[.$C$9];1;0)" office:value-type="float" office:value="0">
            <text:p>0</text:p>
          </table:table-cell>
          <table:table-cell/>
          <table:table-cell table:formula="of:=IF(AND([.M861];[.B861]);&quot;Not Jammed&quot;;IF([.M8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1]+([.A862]-[.D861])/COUNTA([.$A$60:.A862])" office:value-type="float" office:value="1013.39315317559">
            <text:p>1013.393</text:p>
          </table:table-cell>
          <table:table-cell table:formula="of:=[.E861]+(([.A862]-[.D861])*([.A862]-[.D861]))" office:value-type="float" office:value="150728353.4052">
            <text:p>150728353.405</text:p>
          </table:table-cell>
          <table:table-cell table:formula="of:=[.E862]/(COUNT([.$A$60:.A862])-1)" office:value-type="float" office:value="187940.590280798">
            <text:p>187940.590</text:p>
          </table:table-cell>
          <table:table-cell table:formula="of:=[.J861]" office:value-type="float" office:value="1011.11973297576">
            <text:p>1011.1197329758</text:p>
          </table:table-cell>
          <table:table-cell table:formula="of:=[.K861]+[.$C$7]" office:value-type="float" office:value="3421.61491636838">
            <text:p>3421.6149163684</text:p>
          </table:table-cell>
          <table:table-cell table:formula="of:=[.H862]/([.F862]+[.H862])" office:value-type="float" office:value="0.0178803066825185">
            <text:p>0.0178803067</text:p>
          </table:table-cell>
          <table:table-cell table:formula="of:=[.G862]+[.I862]*([.A862] -[.G862] )" office:value-type="float" office:value="1002.30930603396">
            <text:p>1002.309306034</text:p>
          </table:table-cell>
          <table:table-cell table:formula="of:=(1-[.I862])*[.H862]" office:value-type="float" office:value="3360.43539231423">
            <text:p>3360.4353923142</text:p>
          </table:table-cell>
          <table:table-cell table:formula="of:=ABS([.G862]-[.A862])" office:value-type="float" office:value="492.74473297576">
            <text:p>492.74</text:p>
          </table:table-cell>
          <table:table-cell table:formula="of:=IF([.L862]&lt;[.$C$9];1;0)" office:value-type="float" office:value="0">
            <text:p>0</text:p>
          </table:table-cell>
          <table:table-cell/>
          <table:table-cell table:formula="of:=IF(AND([.M862];[.B862]);&quot;Not Jammed&quot;;IF([.M8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2]+([.A863]-[.D862])/COUNTA([.$A$60:.A863])" office:value-type="float" office:value="1012.77499004975">
            <text:p>1012.775</text:p>
          </table:table-cell>
          <table:table-cell table:formula="of:=[.E862]+(([.A863]-[.D862])*([.A863]-[.D862]))" office:value-type="float" office:value="150975365.539467">
            <text:p>150975365.539</text:p>
          </table:table-cell>
          <table:table-cell table:formula="of:=[.E863]/(COUNT([.$A$60:.A863])-1)" office:value-type="float" office:value="188014.153847405">
            <text:p>188014.154</text:p>
          </table:table-cell>
          <table:table-cell table:formula="of:=[.J862]" office:value-type="float" office:value="1002.30930603396">
            <text:p>1002.309306034</text:p>
          </table:table-cell>
          <table:table-cell table:formula="of:=[.K862]+[.$C$7]" office:value-type="float" office:value="3420.43539231423">
            <text:p>3420.4353923142</text:p>
          </table:table-cell>
          <table:table-cell table:formula="of:=[.H863]/([.F863]+[.H863])" office:value-type="float" office:value="0.0178673843943169">
            <text:p>0.0178673844</text:p>
          </table:table-cell>
          <table:table-cell table:formula="of:=[.G863]+[.I863]*([.A863] -[.G863] )" office:value-type="float" office:value="993.627199008429">
            <text:p>993.6271990084</text:p>
          </table:table-cell>
          <table:table-cell table:formula="of:=(1-[.I863])*[.H863]" office:value-type="float" office:value="3359.32115836383">
            <text:p>3359.3211583638</text:p>
          </table:table-cell>
          <table:table-cell table:formula="of:=ABS([.G863]-[.A863])" office:value-type="float" office:value="485.919306033957">
            <text:p>485.92</text:p>
          </table:table-cell>
          <table:table-cell table:formula="of:=IF([.L863]&lt;[.$C$9];1;0)" office:value-type="float" office:value="0">
            <text:p>0</text:p>
          </table:table-cell>
          <table:table-cell/>
          <table:table-cell table:formula="of:=IF(AND([.M863];[.B863]);&quot;Not Jammed&quot;;IF([.M8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3]+([.A864]-[.D863])/COUNTA([.$A$60:.A864])" office:value-type="float" office:value="1012.1562447205">
            <text:p>1012.156</text:p>
          </table:table-cell>
          <table:table-cell table:formula="of:=[.E863]+(([.A864]-[.D863])*([.A864]-[.D863]))" office:value-type="float" office:value="151223459.177654">
            <text:p>151223459.178</text:p>
          </table:table-cell>
          <table:table-cell table:formula="of:=[.E864]/(COUNT([.$A$60:.A864])-1)" office:value-type="float" office:value="188088.879574197">
            <text:p>188088.880</text:p>
          </table:table-cell>
          <table:table-cell table:formula="of:=[.J863]" office:value-type="float" office:value="993.627199008429">
            <text:p>993.6271990084</text:p>
          </table:table-cell>
          <table:table-cell table:formula="of:=[.K863]+[.$C$7]" office:value-type="float" office:value="3419.32115836383">
            <text:p>3419.3211583638</text:p>
          </table:table-cell>
          <table:table-cell table:formula="of:=[.H864]/([.F864]+[.H864])" office:value-type="float" office:value="0.0178546983642694">
            <text:p>0.0178546984</text:p>
          </table:table-cell>
          <table:table-cell table:formula="of:=[.G864]+[.I864]*([.A864] -[.G864] )" office:value-type="float" office:value="985.075830511214">
            <text:p>985.0758305112</text:p>
          </table:table-cell>
          <table:table-cell table:formula="of:=(1-[.I864])*[.H864]" office:value-type="float" office:value="3358.27021047068">
            <text:p>3358.2702104707</text:p>
          </table:table-cell>
          <table:table-cell table:formula="of:=ABS([.G864]-[.A864])" office:value-type="float" office:value="478.942199008429">
            <text:p>478.94</text:p>
          </table:table-cell>
          <table:table-cell table:formula="of:=IF([.L864]&lt;[.$C$9];1;0)" office:value-type="float" office:value="0">
            <text:p>0</text:p>
          </table:table-cell>
          <table:table-cell/>
          <table:table-cell table:formula="of:=IF(AND([.M864];[.B864]);&quot;Not Jammed&quot;;IF([.M8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008">
            <text:p>520.0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4]+([.A865]-[.D864])/COUNTA([.$A$60:.A865])" office:value-type="float" office:value="1011.54563895782">
            <text:p>1011.546</text:p>
          </table:table-cell>
          <table:table-cell table:formula="of:=[.E864]+(([.A865]-[.D864])*([.A865]-[.D864]))" office:value-type="float" office:value="151465669.072436">
            <text:p>151465669.072</text:p>
          </table:table-cell>
          <table:table-cell table:formula="of:=[.E865]/(COUNT([.$A$60:.A865])-1)" office:value-type="float" office:value="188156.110648989">
            <text:p>188156.111</text:p>
          </table:table-cell>
          <table:table-cell table:formula="of:=[.J864]" office:value-type="float" office:value="985.075830511214">
            <text:p>985.0758305112</text:p>
          </table:table-cell>
          <table:table-cell table:formula="of:=[.K864]+[.$C$7]" office:value-type="float" office:value="3418.27021047068">
            <text:p>3418.2702104707</text:p>
          </table:table-cell>
          <table:table-cell table:formula="of:=[.H865]/([.F865]+[.H865])" office:value-type="float" office:value="0.017843044540378">
            <text:p>0.0178430445</text:p>
          </table:table-cell>
          <table:table-cell table:formula="of:=[.G865]+[.I865]*([.A865] -[.G865] )" office:value-type="float" office:value="976.777604497105">
            <text:p>976.7776044971</text:p>
          </table:table-cell>
          <table:table-cell table:formula="of:=(1-[.I865])*[.H865]" office:value-type="float" office:value="3357.2778628542">
            <text:p>3357.2778628542</text:p>
          </table:table-cell>
          <table:table-cell table:formula="of:=ABS([.G865]-[.A865])" office:value-type="float" office:value="465.067830511214">
            <text:p>465.07</text:p>
          </table:table-cell>
          <table:table-cell table:formula="of:=IF([.L865]&lt;[.$C$9];1;0)" office:value-type="float" office:value="0">
            <text:p>0</text:p>
          </table:table-cell>
          <table:table-cell/>
          <table:table-cell table:formula="of:=IF(AND([.M865];[.B865]);&quot;Not Jammed&quot;;IF([.M8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667">
            <text:p>538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5]+([.A866]-[.D865])/COUNTA([.$A$60:.A866])" office:value-type="float" office:value="1010.95966790582">
            <text:p>1010.960</text:p>
          </table:table-cell>
          <table:table-cell table:formula="of:=[.E865]+(([.A866]-[.D865])*([.A866]-[.D865]))" office:value-type="float" office:value="151689283.279618">
            <text:p>151689283.280</text:p>
          </table:table-cell>
          <table:table-cell table:formula="of:=[.E866]/(COUNT([.$A$60:.A866])-1)" office:value-type="float" office:value="188200.103324589">
            <text:p>188200.103</text:p>
          </table:table-cell>
          <table:table-cell table:formula="of:=[.J865]" office:value-type="float" office:value="976.777604497105">
            <text:p>976.7776044971</text:p>
          </table:table-cell>
          <table:table-cell table:formula="of:=[.K865]+[.$C$7]" office:value-type="float" office:value="3417.2778628542">
            <text:p>3417.2778628542</text:p>
          </table:table-cell>
          <table:table-cell table:formula="of:=[.H866]/([.F866]+[.H866])" office:value-type="float" office:value="0.0178338616344588">
            <text:p>0.0178338616</text:p>
          </table:table-cell>
          <table:table-cell table:formula="of:=[.G866]+[.I866]*([.A866] -[.G866] )" office:value-type="float" office:value="968.964400595915">
            <text:p>968.9644005959</text:p>
          </table:table-cell>
          <table:table-cell table:formula="of:=(1-[.I866])*[.H866]" office:value-type="float" office:value="3356.33460228156">
            <text:p>3356.3346022816</text:p>
          </table:table-cell>
          <table:table-cell table:formula="of:=ABS([.G866]-[.A866])" office:value-type="float" office:value="438.110604497105">
            <text:p>438.11</text:p>
          </table:table-cell>
          <table:table-cell table:formula="of:=IF([.L866]&lt;[.$C$9];1;0)" office:value-type="float" office:value="0">
            <text:p>0</text:p>
          </table:table-cell>
          <table:table-cell/>
          <table:table-cell table:formula="of:=IF(AND([.M866];[.B866]);&quot;Not Jammed&quot;;IF([.M8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6]+([.A867]-[.D866])/COUNTA([.$A$60:.A867])" office:value-type="float" office:value="1010.36829826733">
            <text:p>1010.368</text:p>
          </table:table-cell>
          <table:table-cell table:formula="of:=[.E866]+(([.A867]-[.D866])*([.A867]-[.D866]))" office:value-type="float" office:value="151917601.60418">
            <text:p>151917601.604</text:p>
          </table:table-cell>
          <table:table-cell table:formula="of:=[.E867]/(COUNT([.$A$60:.A867])-1)" office:value-type="float" office:value="188249.816114226">
            <text:p>188249.816</text:p>
          </table:table-cell>
          <table:table-cell table:formula="of:=[.J866]" office:value-type="float" office:value="968.964400595915">
            <text:p>968.9644005959</text:p>
          </table:table-cell>
          <table:table-cell table:formula="of:=[.K866]+[.$C$7]" office:value-type="float" office:value="3416.33460228156">
            <text:p>3416.3346022816</text:p>
          </table:table-cell>
          <table:table-cell table:formula="of:=[.H867]/([.F867]+[.H867])" office:value-type="float" office:value="0.0178244024284426">
            <text:p>0.0178244024</text:p>
          </table:table-cell>
          <table:table-cell table:formula="of:=[.G867]+[.I867]*([.A867] -[.G867] )" office:value-type="float" office:value="961.195966320741">
            <text:p>961.1959663207</text:p>
          </table:table-cell>
          <table:table-cell table:formula="of:=(1-[.I867])*[.H867]" office:value-type="float" office:value="3355.44047950028">
            <text:p>3355.4404795003</text:p>
          </table:table-cell>
          <table:table-cell table:formula="of:=ABS([.G867]-[.A867])" office:value-type="float" office:value="435.831400595915">
            <text:p>435.83</text:p>
          </table:table-cell>
          <table:table-cell table:formula="of:=IF([.L867]&lt;[.$C$9];1;0)" office:value-type="float" office:value="0">
            <text:p>0</text:p>
          </table:table-cell>
          <table:table-cell/>
          <table:table-cell table:formula="of:=IF(AND([.M867];[.B867]);&quot;Not Jammed&quot;;IF([.M8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7]+([.A868]-[.D867])/COUNTA([.$A$60:.A868])" office:value-type="float" office:value="1009.75997404203">
            <text:p>1009.760</text:p>
          </table:table-cell>
          <table:table-cell table:formula="of:=[.E867]+(([.A868]-[.D867])*([.A868]-[.D867]))" office:value-type="float" office:value="152159797.771711">
            <text:p>152159797.772</text:p>
          </table:table-cell>
          <table:table-cell table:formula="of:=[.E868]/(COUNT([.$A$60:.A868])-1)" office:value-type="float" office:value="188316.581400633">
            <text:p>188316.581</text:p>
          </table:table-cell>
          <table:table-cell table:formula="of:=[.J867]" office:value-type="float" office:value="961.195966320741">
            <text:p>961.1959663207</text:p>
          </table:table-cell>
          <table:table-cell table:formula="of:=[.K867]+[.$C$7]" office:value-type="float" office:value="3415.44047950028">
            <text:p>3415.4404795003</text:p>
          </table:table-cell>
          <table:table-cell table:formula="of:=[.H868]/([.F868]+[.H868])" office:value-type="float" office:value="0.0178136153054055">
            <text:p>0.0178136153</text:p>
          </table:table-cell>
          <table:table-cell table:formula="of:=[.G868]+[.I868]*([.A868] -[.G868] )" office:value-type="float" office:value="953.305212257778">
            <text:p>953.3052122578</text:p>
          </table:table-cell>
          <table:table-cell table:formula="of:=(1-[.I868])*[.H868]" office:value-type="float" office:value="3354.59913669995">
            <text:p>3354.5991367</text:p>
          </table:table-cell>
          <table:table-cell table:formula="of:=ABS([.G868]-[.A868])" office:value-type="float" office:value="442.961966320741">
            <text:p>442.96</text:p>
          </table:table-cell>
          <table:table-cell table:formula="of:=IF([.L868]&lt;[.$C$9];1;0)" office:value-type="float" office:value="0">
            <text:p>0</text:p>
          </table:table-cell>
          <table:table-cell/>
          <table:table-cell table:formula="of:=IF(AND([.M868];[.B868]);&quot;Not Jammed&quot;;IF([.M8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135">
            <text:p>522.13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868]+([.A869]-[.D868])/COUNTA([.$A$60:.A869])" office:value-type="float" office:value="1009.15796790123">
            <text:p>1009.158</text:p>
          </table:table-cell>
          <table:table-cell table:formula="of:=[.E868]+(([.A869]-[.D868])*([.A869]-[.D868]))" office:value-type="float" office:value="152397575.887021">
            <text:p>152397575.887</text:p>
          </table:table-cell>
          <table:table-cell table:formula="of:=[.E869]/(COUNT([.$A$60:.A869])-1)" office:value-type="float" office:value="188377.720503116">
            <text:p>188377.721</text:p>
          </table:table-cell>
          <table:table-cell table:formula="of:=[.J868]" office:value-type="float" office:value="953.305212257778">
            <text:p>953.3052122578</text:p>
          </table:table-cell>
          <table:table-cell table:formula="of:=[.K868]+[.$C$7]" office:value-type="float" office:value="3414.59913669995">
            <text:p>3414.5991367</text:p>
          </table:table-cell>
          <table:table-cell table:formula="of:=[.H869]/([.F869]+[.H869])" office:value-type="float" office:value="0.0178036281281364">
            <text:p>0.0178036281</text:p>
          </table:table-cell>
          <table:table-cell table:formula="of:=[.G869]+[.I869]*([.A869] -[.G869] )" office:value-type="float" office:value="945.62881813881">
            <text:p>945.6288181388</text:p>
          </table:table-cell>
          <table:table-cell table:formula="of:=(1-[.I869])*[.H869]" office:value-type="float" office:value="3353.80688346349">
            <text:p>3353.8068834635</text:p>
          </table:table-cell>
          <table:table-cell table:formula="of:=ABS([.G869]-[.A869])" office:value-type="float" office:value="431.170212257778">
            <text:p>431.17</text:p>
          </table:table-cell>
          <table:table-cell table:formula="of:=IF([.L869]&lt;[.$C$9];1;0)" office:value-type="float" office:value="0">
            <text:p>0</text:p>
          </table:table-cell>
          <table:table-cell/>
          <table:table-cell table:formula="of:=IF(AND([.M869];[.B869]);&quot;Not Jammed&quot;;IF([.M86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69]+([.A870]-[.D869])/COUNTA([.$A$60:.A870])" office:value-type="float" office:value="1008.55281011097">
            <text:p>1008.553</text:p>
          </table:table-cell>
          <table:table-cell table:formula="of:=[.E869]+(([.A870]-[.D869])*([.A870]-[.D869]))" office:value-type="float" office:value="152638443.808603">
            <text:p>152638443.809</text:p>
          </table:table-cell>
          <table:table-cell table:formula="of:=[.E870]/(COUNT([.$A$60:.A870])-1)" office:value-type="float" office:value="188442.523220497">
            <text:p>188442.523</text:p>
          </table:table-cell>
          <table:table-cell table:formula="of:=[.J869]" office:value-type="float" office:value="945.62881813881">
            <text:p>945.6288181388</text:p>
          </table:table-cell>
          <table:table-cell table:formula="of:=[.K869]+[.$C$7]" office:value-type="float" office:value="3413.80688346349">
            <text:p>3413.8068834635</text:p>
          </table:table-cell>
          <table:table-cell table:formula="of:=[.H870]/([.F870]+[.H870])" office:value-type="float" office:value="0.0177935587614631">
            <text:p>0.0177935588</text:p>
          </table:table-cell>
          <table:table-cell table:formula="of:=[.G870]+[.I870]*([.A870] -[.G870] )" office:value-type="float" office:value="938.026452219698">
            <text:p>938.0264522197</text:p>
          </table:table-cell>
          <table:table-cell table:formula="of:=(1-[.I870])*[.H870]" office:value-type="float" office:value="3353.0631100823">
            <text:p>3353.0631100823</text:p>
          </table:table-cell>
          <table:table-cell table:formula="of:=ABS([.G870]-[.A870])" office:value-type="float" office:value="427.25381813881">
            <text:p>427.25</text:p>
          </table:table-cell>
          <table:table-cell table:formula="of:=IF([.L870]&lt;[.$C$9];1;0)" office:value-type="float" office:value="0">
            <text:p>0</text:p>
          </table:table-cell>
          <table:table-cell/>
          <table:table-cell table:formula="of:=IF(AND([.M870];[.B870]);&quot;Not Jammed&quot;;IF([.M87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0]+([.A871]-[.D870])/COUNTA([.$A$60:.A871])" office:value-type="float" office:value="1007.94459852217">
            <text:p>1007.945</text:p>
          </table:table-cell>
          <table:table-cell table:formula="of:=[.E870]+(([.A871]-[.D870])*([.A871]-[.D870]))" office:value-type="float" office:value="152882349.222467">
            <text:p>152882349.222</text:p>
          </table:table-cell>
          <table:table-cell table:formula="of:=[.E871]/(COUNT([.$A$60:.A871])-1)" office:value-type="float" office:value="188510.911495027">
            <text:p>188510.911</text:p>
          </table:table-cell>
          <table:table-cell table:formula="of:=[.J870]" office:value-type="float" office:value="938.026452219698">
            <text:p>938.0264522197</text:p>
          </table:table-cell>
          <table:table-cell table:formula="of:=[.K870]+[.$C$7]" office:value-type="float" office:value="3413.06311008229">
            <text:p>3413.0631100823</text:p>
          </table:table-cell>
          <table:table-cell table:formula="of:=[.H871]/([.F871]+[.H871])" office:value-type="float" office:value="0.0177834119843798">
            <text:p>0.017783412</text:p>
          </table:table-cell>
          <table:table-cell table:formula="of:=[.G871]+[.I871]*([.A871] -[.G871] )" office:value-type="float" office:value="930.497996764809">
            <text:p>930.4979967648</text:p>
          </table:table-cell>
          <table:table-cell table:formula="of:=(1-[.I871])*[.H871]" office:value-type="float" office:value="3352.36720266701">
            <text:p>3352.367202667</text:p>
          </table:table-cell>
          <table:table-cell table:formula="of:=ABS([.G871]-[.A871])" office:value-type="float" office:value="423.341452219698">
            <text:p>423.34</text:p>
          </table:table-cell>
          <table:table-cell table:formula="of:=IF([.L871]&lt;[.$C$9];1;0)" office:value-type="float" office:value="0">
            <text:p>0</text:p>
          </table:table-cell>
          <table:table-cell/>
          <table:table-cell table:formula="of:=IF(AND([.M871];[.B871]);&quot;Not Jammed&quot;;IF([.M8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2.841">
            <text:p>512.8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1]+([.A872]-[.D871])/COUNTA([.$A$60:.A872])" office:value-type="float" office:value="1007.33561500615">
            <text:p>1007.336</text:p>
          </table:table-cell>
          <table:table-cell table:formula="of:=[.E871]+(([.A872]-[.D871])*([.A872]-[.D871]))" office:value-type="float" office:value="153127476.795736">
            <text:p>153127476.796</text:p>
          </table:table-cell>
          <table:table-cell table:formula="of:=[.E872]/(COUNT([.$A$60:.A872])-1)" office:value-type="float" office:value="188580.636447951">
            <text:p>188580.636</text:p>
          </table:table-cell>
          <table:table-cell table:formula="of:=[.J871]" office:value-type="float" office:value="930.497996764809">
            <text:p>930.4979967648</text:p>
          </table:table-cell>
          <table:table-cell table:formula="of:=[.K871]+[.$C$7]" office:value-type="float" office:value="3412.36720266701">
            <text:p>3412.367202667</text:p>
          </table:table-cell>
          <table:table-cell table:formula="of:=[.H872]/([.F872]+[.H872])" office:value-type="float" office:value="0.0177733934975918">
            <text:p>0.0177733935</text:p>
          </table:table-cell>
          <table:table-cell table:formula="of:=[.G872]+[.I872]*([.A872] -[.G872] )" office:value-type="float" office:value="923.074814614286">
            <text:p>923.0748146143</text:p>
          </table:table-cell>
          <table:table-cell table:formula="of:=(1-[.I872])*[.H872]" office:value-type="float" office:value="3351.71785761574">
            <text:p>3351.7178576157</text:p>
          </table:table-cell>
          <table:table-cell table:formula="of:=ABS([.G872]-[.A872])" office:value-type="float" office:value="417.65699676481">
            <text:p>417.66</text:p>
          </table:table-cell>
          <table:table-cell table:formula="of:=IF([.L872]&lt;[.$C$9];1;0)" office:value-type="float" office:value="0">
            <text:p>0</text:p>
          </table:table-cell>
          <table:table-cell/>
          <table:table-cell table:formula="of:=IF(AND([.M872];[.B872]);&quot;Not Jammed&quot;;IF([.M87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2.348">
            <text:p>492.3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2]+([.A873]-[.D872])/COUNTA([.$A$60:.A873])" office:value-type="float" office:value="1006.70295208845">
            <text:p>1006.703</text:p>
          </table:table-cell>
          <table:table-cell table:formula="of:=[.E872]+(([.A873]-[.D872])*([.A873]-[.D872]))" office:value-type="float" office:value="153392689.039346">
            <text:p>153392689.039</text:p>
          </table:table-cell>
          <table:table-cell table:formula="of:=[.E873]/(COUNT([.$A$60:.A873])-1)" office:value-type="float" office:value="188674.894267338">
            <text:p>188674.894</text:p>
          </table:table-cell>
          <table:table-cell table:formula="of:=[.J872]" office:value-type="float" office:value="923.074814614286">
            <text:p>923.0748146143</text:p>
          </table:table-cell>
          <table:table-cell table:formula="of:=[.K872]+[.$C$7]" office:value-type="float" office:value="3411.71785761574">
            <text:p>3411.7178576157</text:p>
          </table:table-cell>
          <table:table-cell table:formula="of:=[.H873]/([.F873]+[.H873])" office:value-type="float" office:value="0.0177613516104724">
            <text:p>0.0177613516</text:p>
          </table:table-cell>
          <table:table-cell table:formula="of:=[.G873]+[.I873]*([.A873] -[.G873] )" office:value-type="float" office:value="915.424524211863">
            <text:p>915.4245242119</text:p>
          </table:table-cell>
          <table:table-cell table:formula="of:=(1-[.I873])*[.H873]" office:value-type="float" office:value="3351.12113715089">
            <text:p>3351.1211371509</text:p>
          </table:table-cell>
          <table:table-cell table:formula="of:=ABS([.G873]-[.A873])" office:value-type="float" office:value="430.726814614286">
            <text:p>430.73</text:p>
          </table:table-cell>
          <table:table-cell table:formula="of:=IF([.L873]&lt;[.$C$9];1;0)" office:value-type="float" office:value="0">
            <text:p>0</text:p>
          </table:table-cell>
          <table:table-cell/>
          <table:table-cell table:formula="of:=IF(AND([.M873];[.B873]);&quot;Not Jammed&quot;;IF([.M8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9.7">
            <text:p>479.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3]+([.A874]-[.D873])/COUNTA([.$A$60:.A874])" office:value-type="float" office:value="1006.05632269939">
            <text:p>1006.056</text:p>
          </table:table-cell>
          <table:table-cell table:formula="of:=[.E873]+(([.A874]-[.D873])*([.A874]-[.D873]))" office:value-type="float" office:value="153670421.150856">
            <text:p>153670421.151</text:p>
          </table:table-cell>
          <table:table-cell table:formula="of:=[.E874]/(COUNT([.$A$60:.A874])-1)" office:value-type="float" office:value="188784.301168128">
            <text:p>188784.301</text:p>
          </table:table-cell>
          <table:table-cell table:formula="of:=[.J873]" office:value-type="float" office:value="915.424524211863">
            <text:p>915.4245242119</text:p>
          </table:table-cell>
          <table:table-cell table:formula="of:=[.K873]+[.$C$7]" office:value-type="float" office:value="3411.12113715089">
            <text:p>3411.1211371509</text:p>
          </table:table-cell>
          <table:table-cell table:formula="of:=[.H874]/([.F874]+[.H874])" office:value-type="float" office:value="0.017748191378527">
            <text:p>0.0177481914</text:p>
          </table:table-cell>
          <table:table-cell table:formula="of:=[.G874]+[.I874]*([.A874] -[.G874] )" office:value-type="float" office:value="907.691201967833">
            <text:p>907.6912019678</text:p>
          </table:table-cell>
          <table:table-cell table:formula="of:=(1-[.I874])*[.H874]" office:value-type="float" office:value="3350.5799063934">
            <text:p>3350.5799063934</text:p>
          </table:table-cell>
          <table:table-cell table:formula="of:=ABS([.G874]-[.A874])" office:value-type="float" office:value="435.724524211863">
            <text:p>435.72</text:p>
          </table:table-cell>
          <table:table-cell table:formula="of:=IF([.L874]&lt;[.$C$9];1;0)" office:value-type="float" office:value="0">
            <text:p>0</text:p>
          </table:table-cell>
          <table:table-cell/>
          <table:table-cell table:formula="of:=IF(AND([.M874];[.B874]);&quot;Not Jammed&quot;;IF([.M8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3.723">
            <text:p>493.7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4]+([.A875]-[.D874])/COUNTA([.$A$60:.A875])" office:value-type="float" office:value="1005.42846323529">
            <text:p>1005.428</text:p>
          </table:table-cell>
          <table:table-cell table:formula="of:=[.E874]+(([.A875]-[.D874])*([.A875]-[.D874]))" office:value-type="float" office:value="153932906.584404">
            <text:p>153932906.584</text:p>
          </table:table-cell>
          <table:table-cell table:formula="of:=[.E875]/(COUNT([.$A$60:.A875])-1)" office:value-type="float" office:value="188874.732005404">
            <text:p>188874.732</text:p>
          </table:table-cell>
          <table:table-cell table:formula="of:=[.J874]" office:value-type="float" office:value="907.691201967833">
            <text:p>907.6912019678</text:p>
          </table:table-cell>
          <table:table-cell table:formula="of:=[.K874]+[.$C$7]" office:value-type="float" office:value="3410.5799063934">
            <text:p>3410.5799063934</text:p>
          </table:table-cell>
          <table:table-cell table:formula="of:=[.H875]/([.F875]+[.H875])" office:value-type="float" office:value="0.0177370797201497">
            <text:p>0.0177370797</text:p>
          </table:table-cell>
          <table:table-cell table:formula="of:=[.G875]+[.I875]*([.A875] -[.G875] )" office:value-type="float" office:value="900.348614967923">
            <text:p>900.3486149679</text:p>
          </table:table-cell>
          <table:table-cell table:formula="of:=(1-[.I875])*[.H875]" office:value-type="float" office:value="3350.08617870176">
            <text:p>3350.0861787018</text:p>
          </table:table-cell>
          <table:table-cell table:formula="of:=ABS([.G875]-[.A875])" office:value-type="float" office:value="413.968201967833">
            <text:p>413.97</text:p>
          </table:table-cell>
          <table:table-cell table:formula="of:=IF([.L875]&lt;[.$C$9];1;0)" office:value-type="float" office:value="0">
            <text:p>0</text:p>
          </table:table-cell>
          <table:table-cell/>
          <table:table-cell table:formula="of:=IF(AND([.M875];[.B875]);&quot;Not Jammed&quot;;IF([.M8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07.781">
            <text:p>807.78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5]+([.A876]-[.D875])/COUNTA([.$A$60:.A876])" office:value-type="float" office:value="1005.18654467564">
            <text:p>1005.187</text:p>
          </table:table-cell>
          <table:table-cell table:formula="of:=[.E875]+(([.A876]-[.D875])*([.A876]-[.D875]))" office:value-type="float" office:value="153971971.104128">
            <text:p>153971971.104</text:p>
          </table:table-cell>
          <table:table-cell table:formula="of:=[.E876]/(COUNT([.$A$60:.A876])-1)" office:value-type="float" office:value="188691.14105898">
            <text:p>188691.141</text:p>
          </table:table-cell>
          <table:table-cell table:formula="of:=[.J875]" office:value-type="float" office:value="900.348614967923">
            <text:p>900.3486149679</text:p>
          </table:table-cell>
          <table:table-cell table:formula="of:=[.K875]+[.$C$7]" office:value-type="float" office:value="3410.08617870176">
            <text:p>3410.0861787018</text:p>
          </table:table-cell>
          <table:table-cell table:formula="of:=[.H876]/([.F876]+[.H876])" office:value-type="float" office:value="0.0177515064725878">
            <text:p>0.0177515065</text:p>
          </table:table-cell>
          <table:table-cell table:formula="of:=[.G876]+[.I876]*([.A876] -[.G876] )" office:value-type="float" office:value="898.705400351668">
            <text:p>898.7054003517</text:p>
          </table:table-cell>
          <table:table-cell table:formula="of:=(1-[.I876])*[.H876]" office:value-type="float" office:value="3349.55201182845">
            <text:p>3349.5520118285</text:p>
          </table:table-cell>
          <table:table-cell table:formula="of:=ABS([.G876]-[.A876])" office:value-type="float" office:value="92.5676149679227">
            <text:p>92.57</text:p>
          </table:table-cell>
          <table:table-cell table:formula="of:=IF([.L876]&lt;[.$C$9];1;0)" office:value-type="float" office:value="1">
            <text:p>1</text:p>
          </table:table-cell>
          <table:table-cell/>
          <table:table-cell table:formula="of:=IF(AND([.M876];[.B876]);&quot;Not Jammed&quot;;IF([.M8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53.888">
            <text:p>853.8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6]+([.A877]-[.D876])/COUNTA([.$A$60:.A877])" office:value-type="float" office:value="1005.00158312958">
            <text:p>1005.002</text:p>
          </table:table-cell>
          <table:table-cell table:formula="of:=[.E876]+(([.A877]-[.D876])*([.A877]-[.D876]))" office:value-type="float" office:value="153994862.353749">
            <text:p>153994862.354</text:p>
          </table:table-cell>
          <table:table-cell table:formula="of:=[.E877]/(COUNT([.$A$60:.A877])-1)" office:value-type="float" office:value="188488.203615359">
            <text:p>188488.204</text:p>
          </table:table-cell>
          <table:table-cell table:formula="of:=[.J876]" office:value-type="float" office:value="898.705400351668">
            <text:p>898.7054003517</text:p>
          </table:table-cell>
          <table:table-cell table:formula="of:=[.K876]+[.$C$7]" office:value-type="float" office:value="3409.55201182845">
            <text:p>3409.5520118285</text:p>
          </table:table-cell>
          <table:table-cell table:formula="of:=[.H877]/([.F877]+[.H877])" office:value-type="float" office:value="0.0177675450173186">
            <text:p>0.017767545</text:p>
          </table:table-cell>
          <table:table-cell table:formula="of:=[.G877]+[.I877]*([.A877] -[.G877] )" office:value-type="float" office:value="897.90910517336">
            <text:p>897.9091051734</text:p>
          </table:table-cell>
          <table:table-cell table:formula="of:=(1-[.I877])*[.H877]" office:value-type="float" office:value="3348.9726429694">
            <text:p>3348.9726429694</text:p>
          </table:table-cell>
          <table:table-cell table:formula="of:=ABS([.G877]-[.A877])" office:value-type="float" office:value="44.8174003516675">
            <text:p>44.82</text:p>
          </table:table-cell>
          <table:table-cell table:formula="of:=IF([.L877]&lt;[.$C$9];1;0)" office:value-type="float" office:value="1">
            <text:p>1</text:p>
          </table:table-cell>
          <table:table-cell/>
          <table:table-cell table:formula="of:=IF(AND([.M877];[.B877]);&quot;Not Jammed&quot;;IF([.M87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74.174">
            <text:p>874.1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7]+([.A878]-[.D877])/COUNTA([.$A$60:.A878])" office:value-type="float" office:value="1004.84184249084">
            <text:p>1004.842</text:p>
          </table:table-cell>
          <table:table-cell table:formula="of:=[.E877]+(([.A878]-[.D877])*([.A878]-[.D877]))" office:value-type="float" office:value="154011978.210256">
            <text:p>154011978.210</text:p>
          </table:table-cell>
          <table:table-cell table:formula="of:=[.E878]/(COUNT([.$A$60:.A878])-1)" office:value-type="float" office:value="188278.701968528">
            <text:p>188278.702</text:p>
          </table:table-cell>
          <table:table-cell table:formula="of:=[.J877]" office:value-type="float" office:value="897.90910517336">
            <text:p>897.9091051734</text:p>
          </table:table-cell>
          <table:table-cell table:formula="of:=[.K877]+[.$C$7]" office:value-type="float" office:value="3408.9726429694">
            <text:p>3408.9726429694</text:p>
          </table:table-cell>
          <table:table-cell table:formula="of:=[.H878]/([.F878]+[.H878])" office:value-type="float" office:value="0.0177839949797426">
            <text:p>0.017783995</text:p>
          </table:table-cell>
          <table:table-cell table:formula="of:=[.G878]+[.I878]*([.A878] -[.G878] )" office:value-type="float" office:value="897.487000182113">
            <text:p>897.4870001821</text:p>
          </table:table-cell>
          <table:table-cell table:formula="of:=(1-[.I878])*[.H878]" office:value-type="float" office:value="3348.34749060076">
            <text:p>3348.3474906008</text:p>
          </table:table-cell>
          <table:table-cell table:formula="of:=ABS([.G878]-[.A878])" office:value-type="float" office:value="23.7351051733601">
            <text:p>23.74</text:p>
          </table:table-cell>
          <table:table-cell table:formula="of:=IF([.L878]&lt;[.$C$9];1;0)" office:value-type="float" office:value="1">
            <text:p>1</text:p>
          </table:table-cell>
          <table:table-cell/>
          <table:table-cell table:formula="of:=IF(AND([.M878];[.B878]);&quot;Not Jammed&quot;;IF([.M8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29.502">
            <text:p>929.5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8]+([.A879]-[.D878])/COUNTA([.$A$60:.A879])" office:value-type="float" office:value="1004.74996463415">
            <text:p>1004.750</text:p>
          </table:table-cell>
          <table:table-cell table:formula="of:=[.E878]+(([.A879]-[.D878])*([.A879]-[.D878]))" office:value-type="float" office:value="154017654.302123">
            <text:p>154017654.302</text:p>
          </table:table-cell>
          <table:table-cell table:formula="of:=[.E879]/(COUNT([.$A$60:.A879])-1)" office:value-type="float" office:value="188055.743958636">
            <text:p>188055.744</text:p>
          </table:table-cell>
          <table:table-cell table:formula="of:=[.J878]" office:value-type="float" office:value="897.487000182113">
            <text:p>897.4870001821</text:p>
          </table:table-cell>
          <table:table-cell table:formula="of:=[.K878]+[.$C$7]" office:value-type="float" office:value="3408.34749060076">
            <text:p>3408.3474906008</text:p>
          </table:table-cell>
          <table:table-cell table:formula="of:=[.H879]/([.F879]+[.H879])" office:value-type="float" office:value="0.0178014972144499">
            <text:p>0.0178014972</text:p>
          </table:table-cell>
          <table:table-cell table:formula="of:=[.G879]+[.I879]*([.A879] -[.G879] )" office:value-type="float" office:value="898.056915112192">
            <text:p>898.0569151122</text:p>
          </table:table-cell>
          <table:table-cell table:formula="of:=(1-[.I879])*[.H879]" office:value-type="float" office:value="3347.67380224095">
            <text:p>3347.673802241</text:p>
          </table:table-cell>
          <table:table-cell table:formula="of:=ABS([.G879]-[.A879])" office:value-type="float" office:value="32.0149998178865">
            <text:p>32.01</text:p>
          </table:table-cell>
          <table:table-cell table:formula="of:=IF([.L879]&lt;[.$C$9];1;0)" office:value-type="float" office:value="1">
            <text:p>1</text:p>
          </table:table-cell>
          <table:table-cell/>
          <table:table-cell table:formula="of:=IF(AND([.M879];[.B879]);&quot;Not Jammed&quot;;IF([.M87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8.33">
            <text:p>948.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79]+([.A880]-[.D879])/COUNTA([.$A$60:.A880])" office:value-type="float" office:value="1004.68124360536">
            <text:p>1004.681</text:p>
          </table:table-cell>
          <table:table-cell table:formula="of:=[.E879]+(([.A880]-[.D879])*([.A880]-[.D879]))" office:value-type="float" office:value="154020837.514532">
            <text:p>154020837.515</text:p>
          </table:table-cell>
          <table:table-cell table:formula="of:=[.E880]/(COUNT([.$A$60:.A880])-1)" office:value-type="float" office:value="187830.289651868">
            <text:p>187830.290</text:p>
          </table:table-cell>
          <table:table-cell table:formula="of:=[.J879]" office:value-type="float" office:value="898.056915112192">
            <text:p>898.0569151122</text:p>
          </table:table-cell>
          <table:table-cell table:formula="of:=[.K879]+[.$C$7]" office:value-type="float" office:value="3407.67380224095">
            <text:p>3407.673802241</text:p>
          </table:table-cell>
          <table:table-cell table:formula="of:=[.H880]/([.F880]+[.H880])" office:value-type="float" office:value="0.0178190236953589">
            <text:p>0.0178190237</text:p>
          </table:table-cell>
          <table:table-cell table:formula="of:=[.G880]+[.I880]*([.A880] -[.G880] )" office:value-type="float" office:value="898.952732403047">
            <text:p>898.952732403</text:p>
          </table:table-cell>
          <table:table-cell table:formula="of:=(1-[.I880])*[.H880]" office:value-type="float" office:value="3346.95238201276">
            <text:p>3346.9523820128</text:p>
          </table:table-cell>
          <table:table-cell table:formula="of:=ABS([.G880]-[.A880])" office:value-type="float" office:value="50.2730848878078">
            <text:p>50.27</text:p>
          </table:table-cell>
          <table:table-cell table:formula="of:=IF([.L880]&lt;[.$C$9];1;0)" office:value-type="float" office:value="1">
            <text:p>1</text:p>
          </table:table-cell>
          <table:table-cell/>
          <table:table-cell table:formula="of:=IF(AND([.M880];[.B880]);&quot;Not Jammed&quot;;IF([.M8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31.22">
            <text:p>931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0]+([.A881]-[.D880])/COUNTA([.$A$60:.A881])" office:value-type="float" office:value="1004.59187469586">
            <text:p>1004.592</text:p>
          </table:table-cell>
          <table:table-cell table:formula="of:=[.E880]+(([.A881]-[.D880])*([.A881]-[.D880]))" office:value-type="float" office:value="154026234.068844">
            <text:p>154026234.069</text:p>
          </table:table-cell>
          <table:table-cell table:formula="of:=[.E881]/(COUNT([.$A$60:.A881])-1)" office:value-type="float" office:value="187608.080473622">
            <text:p>187608.080</text:p>
          </table:table-cell>
          <table:table-cell table:formula="of:=[.J880]" office:value-type="float" office:value="898.952732403047">
            <text:p>898.952732403</text:p>
          </table:table-cell>
          <table:table-cell table:formula="of:=[.K880]+[.$C$7]" office:value-type="float" office:value="3406.95238201276">
            <text:p>3406.9523820128</text:p>
          </table:table-cell>
          <table:table-cell table:formula="of:=[.H881]/([.F881]+[.H881])" office:value-type="float" office:value="0.0178360432217273">
            <text:p>0.0178360432</text:p>
          </table:table-cell>
          <table:table-cell table:formula="of:=[.G881]+[.I881]*([.A881] -[.G881] )" office:value-type="float" office:value="899.528252782553">
            <text:p>899.5282527826</text:p>
          </table:table-cell>
          <table:table-cell table:formula="of:=(1-[.I881])*[.H881]" office:value-type="float" office:value="3346.18583207282">
            <text:p>3346.1858320728</text:p>
          </table:table-cell>
          <table:table-cell table:formula="of:=ABS([.G881]-[.A881])" office:value-type="float" office:value="32.2672675969532">
            <text:p>32.27</text:p>
          </table:table-cell>
          <table:table-cell table:formula="of:=IF([.L881]&lt;[.$C$9];1;0)" office:value-type="float" office:value="1">
            <text:p>1</text:p>
          </table:table-cell>
          <table:table-cell/>
          <table:table-cell table:formula="of:=IF(AND([.M881];[.B881]);&quot;Not Jammed&quot;;IF([.M88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7.944">
            <text:p>947.9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1]+([.A882]-[.D881])/COUNTA([.$A$60:.A882])" office:value-type="float" office:value="1004.52304374241">
            <text:p>1004.523</text:p>
          </table:table-cell>
          <table:table-cell table:formula="of:=[.E881]+(([.A882]-[.D881])*([.A882]-[.D881]))" office:value-type="float" office:value="154029443.050552">
            <text:p>154029443.051</text:p>
          </table:table-cell>
          <table:table-cell table:formula="of:=[.E882]/(COUNT([.$A$60:.A882])-1)" office:value-type="float" office:value="187383.750669771">
            <text:p>187383.751</text:p>
          </table:table-cell>
          <table:table-cell table:formula="of:=[.J881]" office:value-type="float" office:value="899.528252782553">
            <text:p>899.5282527826</text:p>
          </table:table-cell>
          <table:table-cell table:formula="of:=[.K881]+[.$C$7]" office:value-type="float" office:value="3406.18583207282">
            <text:p>3406.1858320728</text:p>
          </table:table-cell>
          <table:table-cell table:formula="of:=[.H882]/([.F882]+[.H882])" office:value-type="float" office:value="0.0178530686393929">
            <text:p>0.0178530686</text:p>
          </table:table-cell>
          <table:table-cell table:formula="of:=[.G882]+[.I882]*([.A882] -[.G882] )" office:value-type="float" office:value="900.392622440854">
            <text:p>900.3926224409</text:p>
          </table:table-cell>
          <table:table-cell table:formula="of:=(1-[.I882])*[.H882]" office:value-type="float" office:value="3345.37496261429">
            <text:p>3345.3749626143</text:p>
          </table:table-cell>
          <table:table-cell table:formula="of:=ABS([.G882]-[.A882])" office:value-type="float" office:value="48.4157472174468">
            <text:p>48.42</text:p>
          </table:table-cell>
          <table:table-cell table:formula="of:=IF([.L882]&lt;[.$C$9];1;0)" office:value-type="float" office:value="1">
            <text:p>1</text:p>
          </table:table-cell>
          <table:table-cell/>
          <table:table-cell table:formula="of:=IF(AND([.M882];[.B882]);&quot;Not Jammed&quot;;IF([.M88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71.92">
            <text:p>971.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2]+([.A883]-[.D882])/COUNTA([.$A$60:.A883])" office:value-type="float" office:value="1004.48347694175">
            <text:p>1004.483</text:p>
          </table:table-cell>
          <table:table-cell table:formula="of:=[.E882]+(([.A883]-[.D882])*([.A883]-[.D882]))" office:value-type="float" office:value="154030506.009013">
            <text:p>154030506.009</text:p>
          </table:table-cell>
          <table:table-cell table:formula="of:=[.E883]/(COUNT([.$A$60:.A883])-1)" office:value-type="float" office:value="187157.358455666">
            <text:p>187157.358</text:p>
          </table:table-cell>
          <table:table-cell table:formula="of:=[.J882]" office:value-type="float" office:value="900.392622440854">
            <text:p>900.3926224409</text:p>
          </table:table-cell>
          <table:table-cell table:formula="of:=[.K882]+[.$C$7]" office:value-type="float" office:value="3405.37496261429">
            <text:p>3405.3749626143</text:p>
          </table:table-cell>
          <table:table-cell table:formula="of:=[.H883]/([.F883]+[.H883])" office:value-type="float" office:value="0.0178700992661539">
            <text:p>0.0178700993</text:p>
          </table:table-cell>
          <table:table-cell table:formula="of:=[.G883]+[.I883]*([.A883] -[.G883] )" office:value-type="float" office:value="901.670823778083">
            <text:p>901.6708237781</text:p>
          </table:table-cell>
          <table:table-cell table:formula="of:=(1-[.I883])*[.H883]" office:value-type="float" office:value="3344.5205739939">
            <text:p>3344.5205739939</text:p>
          </table:table-cell>
          <table:table-cell table:formula="of:=ABS([.G883]-[.A883])" office:value-type="float" office:value="71.5273775591462">
            <text:p>71.53</text:p>
          </table:table-cell>
          <table:table-cell table:formula="of:=IF([.L883]&lt;[.$C$9];1;0)" office:value-type="float" office:value="1">
            <text:p>1</text:p>
          </table:table-cell>
          <table:table-cell/>
          <table:table-cell table:formula="of:=IF(AND([.M883];[.B883]);&quot;Not Jammed&quot;;IF([.M88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4.256">
            <text:p>944.2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3]+([.A884]-[.D883])/COUNTA([.$A$60:.A884])" office:value-type="float" office:value="1004.41047393939">
            <text:p>1004.410</text:p>
          </table:table-cell>
          <table:table-cell table:formula="of:=[.E883]+(([.A884]-[.D883])*([.A884]-[.D883]))" office:value-type="float" office:value="154034133.357992">
            <text:p>154034133.358</text:p>
          </table:table-cell>
          <table:table-cell table:formula="of:=[.E884]/(COUNT([.$A$60:.A884])-1)" office:value-type="float" office:value="186934.62786164">
            <text:p>186934.628</text:p>
          </table:table-cell>
          <table:table-cell table:formula="of:=[.J883]" office:value-type="float" office:value="901.670823778083">
            <text:p>901.6708237781</text:p>
          </table:table-cell>
          <table:table-cell table:formula="of:=[.K883]+[.$C$7]" office:value-type="float" office:value="3404.5205739939">
            <text:p>3404.5205739939</text:p>
          </table:table-cell>
          <table:table-cell table:formula="of:=[.H884]/([.F884]+[.H884])" office:value-type="float" office:value="0.0178866018996885">
            <text:p>0.0178866019</text:p>
          </table:table-cell>
          <table:table-cell table:formula="of:=[.G884]+[.I884]*([.A884] -[.G884] )" office:value-type="float" office:value="902.432527871993">
            <text:p>902.432527872</text:p>
          </table:table-cell>
          <table:table-cell table:formula="of:=(1-[.I884])*[.H884]" office:value-type="float" office:value="3343.62526982757">
            <text:p>3343.6252698276</text:p>
          </table:table-cell>
          <table:table-cell table:formula="of:=ABS([.G884]-[.A884])" office:value-type="float" office:value="42.5851762219166">
            <text:p>42.59</text:p>
          </table:table-cell>
          <table:table-cell table:formula="of:=IF([.L884]&lt;[.$C$9];1;0)" office:value-type="float" office:value="1">
            <text:p>1</text:p>
          </table:table-cell>
          <table:table-cell/>
          <table:table-cell table:formula="of:=IF(AND([.M884];[.B884]);&quot;Not Jammed&quot;;IF([.M88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9.27">
            <text:p>959.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4]+([.A885]-[.D884])/COUNTA([.$A$60:.A885])" office:value-type="float" office:value="1004.35582445521">
            <text:p>1004.356</text:p>
          </table:table-cell>
          <table:table-cell table:formula="of:=[.E884]+(([.A885]-[.D884])*([.A885]-[.D884]))" office:value-type="float" office:value="154036171.020379">
            <text:p>154036171.020</text:p>
          </table:table-cell>
          <table:table-cell table:formula="of:=[.E885]/(COUNT([.$A$60:.A885])-1)" office:value-type="float" office:value="186710.510327732">
            <text:p>186710.510</text:p>
          </table:table-cell>
          <table:table-cell table:formula="of:=[.J884]" office:value-type="float" office:value="902.432527871993">
            <text:p>902.432527872</text:p>
          </table:table-cell>
          <table:table-cell table:formula="of:=[.K884]+[.$C$7]" office:value-type="float" office:value="3403.62526982757">
            <text:p>3403.6252698276</text:p>
          </table:table-cell>
          <table:table-cell table:formula="of:=[.H885]/([.F885]+[.H885])" office:value-type="float" office:value="0.0179030625951586">
            <text:p>0.0179030626</text:p>
          </table:table-cell>
          <table:table-cell table:formula="of:=[.G885]+[.I885]*([.A885] -[.G885] )" office:value-type="float" office:value="903.450092693251">
            <text:p>903.4500926933</text:p>
          </table:table-cell>
          <table:table-cell table:formula="of:=(1-[.I885])*[.H885]" office:value-type="float" office:value="3342.68995357139">
            <text:p>3342.6899535714</text:p>
          </table:table-cell>
          <table:table-cell table:formula="of:=ABS([.G885]-[.A885])" office:value-type="float" office:value="56.8374721280071">
            <text:p>56.84</text:p>
          </table:table-cell>
          <table:table-cell table:formula="of:=IF([.L885]&lt;[.$C$9];1;0)" office:value-type="float" office:value="1">
            <text:p>1</text:p>
          </table:table-cell>
          <table:table-cell/>
          <table:table-cell table:formula="of:=IF(AND([.M885];[.B885]);&quot;Not Jammed&quot;;IF([.M8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0.854">
            <text:p>960.8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5]+([.A886]-[.D885])/COUNTA([.$A$60:.A886])" office:value-type="float" office:value="1004.30322249093">
            <text:p>1004.303</text:p>
          </table:table-cell>
          <table:table-cell table:formula="of:=[.E885]+(([.A886]-[.D885])*([.A886]-[.D885]))" office:value-type="float" office:value="154038063.42911">
            <text:p>154038063.429</text:p>
          </table:table-cell>
          <table:table-cell table:formula="of:=[.E886]/(COUNT([.$A$60:.A886])-1)" office:value-type="float" office:value="186486.759599407">
            <text:p>186486.760</text:p>
          </table:table-cell>
          <table:table-cell table:formula="of:=[.J885]" office:value-type="float" office:value="903.450092693251">
            <text:p>903.4500926933</text:p>
          </table:table-cell>
          <table:table-cell table:formula="of:=[.K885]+[.$C$7]" office:value-type="float" office:value="3402.68995357139">
            <text:p>3402.6899535714</text:p>
          </table:table-cell>
          <table:table-cell table:formula="of:=[.H886]/([.F886]+[.H886])" office:value-type="float" office:value="0.0179193207499506">
            <text:p>0.0179193207</text:p>
          </table:table-cell>
          <table:table-cell table:formula="of:=[.G886]+[.I886]*([.A886] -[.G886] )" office:value-type="float" office:value="904.478731720581">
            <text:p>904.4787317206</text:p>
          </table:table-cell>
          <table:table-cell table:formula="of:=(1-[.I886])*[.H886]" office:value-type="float" office:value="3341.71606088071">
            <text:p>3341.7160608807</text:p>
          </table:table-cell>
          <table:table-cell table:formula="of:=ABS([.G886]-[.A886])" office:value-type="float" office:value="57.4039073067489">
            <text:p>57.40</text:p>
          </table:table-cell>
          <table:table-cell table:formula="of:=IF([.L886]&lt;[.$C$9];1;0)" office:value-type="float" office:value="1">
            <text:p>1</text:p>
          </table:table-cell>
          <table:table-cell/>
          <table:table-cell table:formula="of:=IF(AND([.M886];[.B886]);&quot;Not Jammed&quot;;IF([.M88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7.816">
            <text:p>947.8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6]+([.A887]-[.D886])/COUNTA([.$A$60:.A887])" office:value-type="float" office:value="1004.23500120773">
            <text:p>1004.235</text:p>
          </table:table-cell>
          <table:table-cell table:formula="of:=[.E886]+(([.A887]-[.D886])*([.A887]-[.D886]))" office:value-type="float" office:value="154041254.235415">
            <text:p>154041254.235</text:p>
          </table:table-cell>
          <table:table-cell table:formula="of:=[.E887]/(COUNT([.$A$60:.A887])-1)" office:value-type="float" office:value="186265.119994455">
            <text:p>186265.120</text:p>
          </table:table-cell>
          <table:table-cell table:formula="of:=[.J886]" office:value-type="float" office:value="904.478731720581">
            <text:p>904.4787317206</text:p>
          </table:table-cell>
          <table:table-cell table:formula="of:=[.K886]+[.$C$7]" office:value-type="float" office:value="3401.71606088071">
            <text:p>3401.7160608807</text:p>
          </table:table-cell>
          <table:table-cell table:formula="of:=[.H887]/([.F887]+[.H887])" office:value-type="float" office:value="0.0179352180467029">
            <text:p>0.017935218</text:p>
          </table:table-cell>
          <table:table-cell table:formula="of:=[.G887]+[.I887]*([.A887] -[.G887] )" office:value-type="float" office:value="905.255995076721">
            <text:p>905.2559950767</text:p>
          </table:table-cell>
          <table:table-cell table:formula="of:=(1-[.I887])*[.H887]" office:value-type="float" office:value="3340.70554159584">
            <text:p>3340.7055415958</text:p>
          </table:table-cell>
          <table:table-cell table:formula="of:=ABS([.G887]-[.A887])" office:value-type="float" office:value="43.3372682794188">
            <text:p>43.34</text:p>
          </table:table-cell>
          <table:table-cell table:formula="of:=IF([.L887]&lt;[.$C$9];1;0)" office:value-type="float" office:value="1">
            <text:p>1</text:p>
          </table:table-cell>
          <table:table-cell/>
          <table:table-cell table:formula="of:=IF(AND([.M887];[.B887]);&quot;Not Jammed&quot;;IF([.M8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865">
            <text:p>953.8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7]+([.A888]-[.D887])/COUNTA([.$A$60:.A888])" office:value-type="float" office:value="1004.17424125452">
            <text:p>1004.174</text:p>
          </table:table-cell>
          <table:table-cell table:formula="of:=[.E887]+(([.A888]-[.D887])*([.A888]-[.D887]))" office:value-type="float" office:value="154043791.372436">
            <text:p>154043791.372</text:p>
          </table:table-cell>
          <table:table-cell table:formula="of:=[.E888]/(COUNT([.$A$60:.A888])-1)" office:value-type="float" office:value="186043.226295213">
            <text:p>186043.226</text:p>
          </table:table-cell>
          <table:table-cell table:formula="of:=[.J887]" office:value-type="float" office:value="905.255995076721">
            <text:p>905.2559950767</text:p>
          </table:table-cell>
          <table:table-cell table:formula="of:=[.K887]+[.$C$7]" office:value-type="float" office:value="3400.70554159584">
            <text:p>3400.7055415958</text:p>
          </table:table-cell>
          <table:table-cell table:formula="of:=[.H888]/([.F888]+[.H888])" office:value-type="float" office:value="0.0179509869153544">
            <text:p>0.0179509869</text:p>
          </table:table-cell>
          <table:table-cell table:formula="of:=[.G888]+[.I888]*([.A888] -[.G888] )" office:value-type="float" office:value="906.128574688067">
            <text:p>906.1285746881</text:p>
          </table:table-cell>
          <table:table-cell table:formula="of:=(1-[.I888])*[.H888]" office:value-type="float" office:value="3339.65952091568">
            <text:p>3339.6595209157</text:p>
          </table:table-cell>
          <table:table-cell table:formula="of:=ABS([.G888]-[.A888])" office:value-type="float" office:value="48.6090049232789">
            <text:p>48.61</text:p>
          </table:table-cell>
          <table:table-cell table:formula="of:=IF([.L888]&lt;[.$C$9];1;0)" office:value-type="float" office:value="1">
            <text:p>1</text:p>
          </table:table-cell>
          <table:table-cell/>
          <table:table-cell table:formula="of:=IF(AND([.M888];[.B888]);&quot;Not Jammed&quot;;IF([.M8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7.906">
            <text:p>897.9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8]+([.A889]-[.D888])/COUNTA([.$A$60:.A889])" office:value-type="float" office:value="1004.04620722892">
            <text:p>1004.046</text:p>
          </table:table-cell>
          <table:table-cell table:formula="of:=[.E888]+(([.A889]-[.D888])*([.A889]-[.D888]))" office:value-type="float" office:value="154055084.311536">
            <text:p>154055084.312</text:p>
          </table:table-cell>
          <table:table-cell table:formula="of:=[.E889]/(COUNT([.$A$60:.A889])-1)" office:value-type="float" office:value="185832.429808849">
            <text:p>185832.430</text:p>
          </table:table-cell>
          <table:table-cell table:formula="of:=[.J888]" office:value-type="float" office:value="906.128574688067">
            <text:p>906.1285746881</text:p>
          </table:table-cell>
          <table:table-cell table:formula="of:=[.K888]+[.$C$7]" office:value-type="float" office:value="3399.65952091568">
            <text:p>3399.6595209157</text:p>
          </table:table-cell>
          <table:table-cell table:formula="of:=[.H889]/([.F889]+[.H889])" office:value-type="float" office:value="0.0179655550649831">
            <text:p>0.0179655551</text:p>
          </table:table-cell>
          <table:table-cell table:formula="of:=[.G889]+[.I889]*([.A889] -[.G889] )" office:value-type="float" office:value="905.980851569733">
            <text:p>905.9808515697</text:p>
          </table:table-cell>
          <table:table-cell table:formula="of:=(1-[.I889])*[.H889]" office:value-type="float" office:value="3338.58275059048">
            <text:p>3338.5827505905</text:p>
          </table:table-cell>
          <table:table-cell table:formula="of:=ABS([.G889]-[.A889])" office:value-type="float" office:value="8.22257468806731">
            <text:p>8.22</text:p>
          </table:table-cell>
          <table:table-cell table:formula="of:=IF([.L889]&lt;[.$C$9];1;0)" office:value-type="float" office:value="1">
            <text:p>1</text:p>
          </table:table-cell>
          <table:table-cell/>
          <table:table-cell table:formula="of:=IF(AND([.M889];[.B889]);&quot;Not Jammed&quot;;IF([.M88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81.432">
            <text:p>881.4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89]+([.A890]-[.D889])/COUNTA([.$A$60:.A890])" office:value-type="float" office:value="1003.89865703971">
            <text:p>1003.899</text:p>
          </table:table-cell>
          <table:table-cell table:formula="of:=[.E889]+(([.A890]-[.D889])*([.A890]-[.D889]))" office:value-type="float" office:value="154070118.55535">
            <text:p>154070118.555</text:p>
          </table:table-cell>
          <table:table-cell table:formula="of:=[.E890]/(COUNT([.$A$60:.A890])-1)" office:value-type="float" office:value="185626.648861868">
            <text:p>185626.649</text:p>
          </table:table-cell>
          <table:table-cell table:formula="of:=[.J889]" office:value-type="float" office:value="905.980851569733">
            <text:p>905.9808515697</text:p>
          </table:table-cell>
          <table:table-cell table:formula="of:=[.K889]+[.$C$7]" office:value-type="float" office:value="3398.58275059048">
            <text:p>3398.5827505905</text:p>
          </table:table-cell>
          <table:table-cell table:formula="of:=[.H890]/([.F890]+[.H890])" office:value-type="float" office:value="0.0179795190388037">
            <text:p>0.017979519</text:p>
          </table:table-cell>
          <table:table-cell table:formula="of:=[.G890]+[.I890]*([.A890] -[.G890] )" office:value-type="float" office:value="905.539475025554">
            <text:p>905.5394750256</text:p>
          </table:table-cell>
          <table:table-cell table:formula="of:=(1-[.I890])*[.H890]" office:value-type="float" office:value="3337.47786732128">
            <text:p>3337.4778673213</text:p>
          </table:table-cell>
          <table:table-cell table:formula="of:=ABS([.G890]-[.A890])" office:value-type="float" office:value="24.5488515697328">
            <text:p>24.55</text:p>
          </table:table-cell>
          <table:table-cell table:formula="of:=IF([.L890]&lt;[.$C$9];1;0)" office:value-type="float" office:value="1">
            <text:p>1</text:p>
          </table:table-cell>
          <table:table-cell/>
          <table:table-cell table:formula="of:=IF(AND([.M890];[.B890]);&quot;Not Jammed&quot;;IF([.M8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8.028">
            <text:p>898.0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0]+([.A891]-[.D890])/COUNTA([.$A$60:.A891])" office:value-type="float" office:value="1003.77140865385">
            <text:p>1003.771</text:p>
          </table:table-cell>
          <table:table-cell table:formula="of:=[.E890]+(([.A891]-[.D890])*([.A891]-[.D890]))" office:value-type="float" office:value="154081327.151372">
            <text:p>154081327.151</text:p>
          </table:table-cell>
          <table:table-cell table:formula="of:=[.E891]/(COUNT([.$A$60:.A891])-1)" office:value-type="float" office:value="185416.75950827">
            <text:p>185416.760</text:p>
          </table:table-cell>
          <table:table-cell table:formula="of:=[.J890]" office:value-type="float" office:value="905.539475025554">
            <text:p>905.5394750256</text:p>
          </table:table-cell>
          <table:table-cell table:formula="of:=[.K890]+[.$C$7]" office:value-type="float" office:value="3397.47786732128">
            <text:p>3397.4778673213</text:p>
          </table:table-cell>
          <table:table-cell table:formula="of:=[.H891]/([.F891]+[.H891])" office:value-type="float" office:value="0.0179937589164052">
            <text:p>0.0179937589</text:p>
          </table:table-cell>
          <table:table-cell table:formula="of:=[.G891]+[.I891]*([.A891] -[.G891] )" office:value-type="float" office:value="905.404315354838">
            <text:p>905.4043153548</text:p>
          </table:table-cell>
          <table:table-cell table:formula="of:=(1-[.I891])*[.H891]" office:value-type="float" office:value="3336.34446965288">
            <text:p>3336.3444696529</text:p>
          </table:table-cell>
          <table:table-cell table:formula="of:=ABS([.G891]-[.A891])" office:value-type="float" office:value="7.51147502555409">
            <text:p>7.51</text:p>
          </table:table-cell>
          <table:table-cell table:formula="of:=IF([.L891]&lt;[.$C$9];1;0)" office:value-type="float" office:value="1">
            <text:p>1</text:p>
          </table:table-cell>
          <table:table-cell/>
          <table:table-cell table:formula="of:=IF(AND([.M891];[.B891]);&quot;Not Jammed&quot;;IF([.M89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14.996">
            <text:p>914.99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1]+([.A892]-[.D891])/COUNTA([.$A$60:.A892])" office:value-type="float" office:value="1003.66483553421">
            <text:p>1003.665</text:p>
          </table:table-cell>
          <table:table-cell table:formula="of:=[.E891]+(([.A892]-[.D891])*([.A892]-[.D891]))" office:value-type="float" office:value="154089208.224554">
            <text:p>154089208.225</text:p>
          </table:table-cell>
          <table:table-cell table:formula="of:=[.E892]/(COUNT([.$A$60:.A892])-1)" office:value-type="float" office:value="185203.375269896">
            <text:p>185203.375</text:p>
          </table:table-cell>
          <table:table-cell table:formula="of:=[.J891]" office:value-type="float" office:value="905.404315354838">
            <text:p>905.4043153548</text:p>
          </table:table-cell>
          <table:table-cell table:formula="of:=[.K891]+[.$C$7]" office:value-type="float" office:value="3396.34446965288">
            <text:p>3396.3444696529</text:p>
          </table:table-cell>
          <table:table-cell table:formula="of:=[.H892]/([.F892]+[.H892])" office:value-type="float" office:value="0.0180082158888843">
            <text:p>0.0180082159</text:p>
          </table:table-cell>
          <table:table-cell table:formula="of:=[.G892]+[.I892]*([.A892] -[.G892] )" office:value-type="float" office:value="905.577044482666">
            <text:p>905.5770444827</text:p>
          </table:table-cell>
          <table:table-cell table:formula="of:=(1-[.I892])*[.H892]" office:value-type="float" office:value="3335.18236521035">
            <text:p>3335.1823652104</text:p>
          </table:table-cell>
          <table:table-cell table:formula="of:=ABS([.G892]-[.A892])" office:value-type="float" office:value="9.59168464516233">
            <text:p>9.59</text:p>
          </table:table-cell>
          <table:table-cell table:formula="of:=IF([.L892]&lt;[.$C$9];1;0)" office:value-type="float" office:value="1">
            <text:p>1</text:p>
          </table:table-cell>
          <table:table-cell/>
          <table:table-cell table:formula="of:=IF(AND([.M892];[.B892]);&quot;Not Jammed&quot;;IF([.M89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9.092">
            <text:p>909.0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2]+([.A893]-[.D892])/COUNTA([.$A$60:.A893])" office:value-type="float" office:value="1003.55143884892">
            <text:p>1003.551</text:p>
          </table:table-cell>
          <table:table-cell table:formula="of:=[.E892]+(([.A893]-[.D892])*([.A893]-[.D892]))" office:value-type="float" office:value="154098152.245775">
            <text:p>154098152.246</text:p>
          </table:table-cell>
          <table:table-cell table:formula="of:=[.E893]/(COUNT([.$A$60:.A893])-1)" office:value-type="float" office:value="184991.779406692">
            <text:p>184991.779</text:p>
          </table:table-cell>
          <table:table-cell table:formula="of:=[.J892]" office:value-type="float" office:value="905.577044482666">
            <text:p>905.5770444827</text:p>
          </table:table-cell>
          <table:table-cell table:formula="of:=[.K892]+[.$C$7]" office:value-type="float" office:value="3395.18236521035">
            <text:p>3395.1823652104</text:p>
          </table:table-cell>
          <table:table-cell table:formula="of:=[.H893]/([.F893]+[.H893])" office:value-type="float" office:value="0.0180223850593292">
            <text:p>0.0180223851</text:p>
          </table:table-cell>
          <table:table-cell table:formula="of:=[.G893]+[.I893]*([.A893] -[.G893] )" office:value-type="float" office:value="905.640392364466">
            <text:p>905.6403923645</text:p>
          </table:table-cell>
          <table:table-cell table:formula="of:=(1-[.I893])*[.H893]" office:value-type="float" office:value="3333.99308127789">
            <text:p>3333.9930812779</text:p>
          </table:table-cell>
          <table:table-cell table:formula="of:=ABS([.G893]-[.A893])" office:value-type="float" office:value="3.5149555173341">
            <text:p>3.51</text:p>
          </table:table-cell>
          <table:table-cell table:formula="of:=IF([.L893]&lt;[.$C$9];1;0)" office:value-type="float" office:value="1">
            <text:p>1</text:p>
          </table:table-cell>
          <table:table-cell/>
          <table:table-cell table:formula="of:=IF(AND([.M893];[.B893]);&quot;Not Jammed&quot;;IF([.M8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1.594">
            <text:p>901.5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3]+([.A894]-[.D893])/COUNTA([.$A$60:.A894])" office:value-type="float" office:value="1003.42933413174">
            <text:p>1003.429</text:p>
          </table:table-cell>
          <table:table-cell table:formula="of:=[.E893]+(([.A894]-[.D893])*([.A894]-[.D893]))" office:value-type="float" office:value="154108547.565111">
            <text:p>154108547.565</text:p>
          </table:table-cell>
          <table:table-cell table:formula="of:=[.E894]/(COUNT([.$A$60:.A894])-1)" office:value-type="float" office:value="184782.431133227">
            <text:p>184782.431</text:p>
          </table:table-cell>
          <table:table-cell table:formula="of:=[.J893]" office:value-type="float" office:value="905.640392364466">
            <text:p>905.6403923645</text:p>
          </table:table-cell>
          <table:table-cell table:formula="of:=[.K893]+[.$C$7]" office:value-type="float" office:value="3393.99308127789">
            <text:p>3393.9930812779</text:p>
          </table:table-cell>
          <table:table-cell table:formula="of:=[.H894]/([.F894]+[.H894])" office:value-type="float" office:value="0.0180362290092675">
            <text:p>0.018036229</text:p>
          </table:table-cell>
          <table:table-cell table:formula="of:=[.G894]+[.I894]*([.A894] -[.G894] )" office:value-type="float" office:value="905.567410705119">
            <text:p>905.5674107051</text:p>
          </table:table-cell>
          <table:table-cell table:formula="of:=(1-[.I894])*[.H894]" office:value-type="float" office:value="3332.77824480809">
            <text:p>3332.7782448081</text:p>
          </table:table-cell>
          <table:table-cell table:formula="of:=ABS([.G894]-[.A894])" office:value-type="float" office:value="4.04639236446565">
            <text:p>4.05</text:p>
          </table:table-cell>
          <table:table-cell table:formula="of:=IF([.L894]&lt;[.$C$9];1;0)" office:value-type="float" office:value="1">
            <text:p>1</text:p>
          </table:table-cell>
          <table:table-cell/>
          <table:table-cell table:formula="of:=IF(AND([.M894];[.B894]);&quot;Not Jammed&quot;;IF([.M89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9.462">
            <text:p>909.46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4]+([.A895]-[.D894])/COUNTA([.$A$60:.A895])" office:value-type="float" office:value="1003.31693301435">
            <text:p>1003.317</text:p>
          </table:table-cell>
          <table:table-cell table:formula="of:=[.E894]+(([.A895]-[.D894])*([.A895]-[.D894]))" office:value-type="float" office:value="154117377.424995">
            <text:p>154117377.425</text:p>
          </table:table-cell>
          <table:table-cell table:formula="of:=[.E895]/(COUNT([.$A$60:.A895])-1)" office:value-type="float" office:value="184571.709491012">
            <text:p>184571.709</text:p>
          </table:table-cell>
          <table:table-cell table:formula="of:=[.J894]" office:value-type="float" office:value="905.567410705119">
            <text:p>905.5674107051</text:p>
          </table:table-cell>
          <table:table-cell table:formula="of:=[.K894]+[.$C$7]" office:value-type="float" office:value="3392.77824480809">
            <text:p>3392.7782448081</text:p>
          </table:table-cell>
          <table:table-cell table:formula="of:=[.H895]/([.F895]+[.H895])" office:value-type="float" office:value="0.0180501023660201">
            <text:p>0.0180501024</text:p>
          </table:table-cell>
          <table:table-cell table:formula="of:=[.G895]+[.I895]*([.A895] -[.G895] )" office:value-type="float" office:value="905.637708440565">
            <text:p>905.6377084406</text:p>
          </table:table-cell>
          <table:table-cell table:formula="of:=(1-[.I895])*[.H895]" office:value-type="float" office:value="3331.5382501841">
            <text:p>3331.5382501841</text:p>
          </table:table-cell>
          <table:table-cell table:formula="of:=ABS([.G895]-[.A895])" office:value-type="float" office:value="3.89458929488114">
            <text:p>3.89</text:p>
          </table:table-cell>
          <table:table-cell table:formula="of:=IF([.L895]&lt;[.$C$9];1;0)" office:value-type="float" office:value="1">
            <text:p>1</text:p>
          </table:table-cell>
          <table:table-cell/>
          <table:table-cell table:formula="of:=IF(AND([.M895];[.B895]);&quot;Not Jammed&quot;;IF([.M8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5.527">
            <text:p>905.52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5]+([.A896]-[.D895])/COUNTA([.$A$60:.A896])" office:value-type="float" office:value="1003.20009916368">
            <text:p>1003.200</text:p>
          </table:table-cell>
          <table:table-cell table:formula="of:=[.E895]+(([.A896]-[.D895])*([.A896]-[.D895]))" office:value-type="float" office:value="154126940.295994">
            <text:p>154126940.296</text:p>
          </table:table-cell>
          <table:table-cell table:formula="of:=[.E896]/(COUNT([.$A$60:.A896])-1)" office:value-type="float" office:value="184362.368775113">
            <text:p>184362.369</text:p>
          </table:table-cell>
          <table:table-cell table:formula="of:=[.J895]" office:value-type="float" office:value="905.637708440565">
            <text:p>905.6377084406</text:p>
          </table:table-cell>
          <table:table-cell table:formula="of:=[.K895]+[.$C$7]" office:value-type="float" office:value="3391.5382501841">
            <text:p>3391.5382501841</text:p>
          </table:table-cell>
          <table:table-cell table:formula="of:=[.H896]/([.F896]+[.H896])" office:value-type="float" office:value="0.0180637426081746">
            <text:p>0.0180637426</text:p>
          </table:table-cell>
          <table:table-cell table:formula="of:=[.G896]+[.I896]*([.A896] -[.G896] )" office:value-type="float" office:value="905.63570863179">
            <text:p>905.6357086318</text:p>
          </table:table-cell>
          <table:table-cell table:formula="of:=(1-[.I896])*[.H896]" office:value-type="float" office:value="3330.274376187">
            <text:p>3330.274376187</text:p>
          </table:table-cell>
          <table:table-cell table:formula="of:=ABS([.G896]-[.A896])" office:value-type="float" office:value="0.110708440564963">
            <text:p>0.11</text:p>
          </table:table-cell>
          <table:table-cell table:formula="of:=IF([.L896]&lt;[.$C$9];1;0)" office:value-type="float" office:value="1">
            <text:p>1</text:p>
          </table:table-cell>
          <table:table-cell/>
          <table:table-cell table:formula="of:=IF(AND([.M896];[.B896]);&quot;Not Jammed&quot;;IF([.M8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7.371">
            <text:p>907.37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6]+([.A897]-[.D896])/COUNTA([.$A$60:.A897])" office:value-type="float" office:value="1003.08574463007">
            <text:p>1003.086</text:p>
          </table:table-cell>
          <table:table-cell table:formula="of:=[.E896]+(([.A897]-[.D896])*([.A897]-[.D896]))" office:value-type="float" office:value="154136123.512241">
            <text:p>154136123.512</text:p>
          </table:table-cell>
          <table:table-cell table:formula="of:=[.E897]/(COUNT([.$A$60:.A897])-1)" office:value-type="float" office:value="184153.07468607">
            <text:p>184153.075</text:p>
          </table:table-cell>
          <table:table-cell table:formula="of:=[.J896]" office:value-type="float" office:value="905.63570863179">
            <text:p>905.6357086318</text:p>
          </table:table-cell>
          <table:table-cell table:formula="of:=[.K896]+[.$C$7]" office:value-type="float" office:value="3390.274376187">
            <text:p>3390.274376187</text:p>
          </table:table-cell>
          <table:table-cell table:formula="of:=[.H897]/([.F897]+[.H897])" office:value-type="float" office:value="0.0180772839620218">
            <text:p>0.018077284</text:p>
          </table:table-cell>
          <table:table-cell table:formula="of:=[.G897]+[.I897]*([.A897] -[.G897] )" office:value-type="float" office:value="905.66707798661">
            <text:p>905.6670779866</text:p>
          </table:table-cell>
          <table:table-cell table:formula="of:=(1-[.I897])*[.H897]" office:value-type="float" office:value="3328.9874235795">
            <text:p>3328.9874235795</text:p>
          </table:table-cell>
          <table:table-cell table:formula="of:=ABS([.G897]-[.A897])" office:value-type="float" office:value="1.73529136820991">
            <text:p>1.74</text:p>
          </table:table-cell>
          <table:table-cell table:formula="of:=IF([.L897]&lt;[.$C$9];1;0)" office:value-type="float" office:value="1">
            <text:p>1</text:p>
          </table:table-cell>
          <table:table-cell/>
          <table:table-cell table:formula="of:=IF(AND([.M897];[.B897]);&quot;Not Jammed&quot;;IF([.M8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9.215">
            <text:p>909.2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7]+([.A898]-[.D897])/COUNTA([.$A$60:.A898])" office:value-type="float" office:value="1002.97386054827">
            <text:p>1002.974</text:p>
          </table:table-cell>
          <table:table-cell table:formula="of:=[.E897]+(([.A898]-[.D897])*([.A898]-[.D897]))" office:value-type="float" office:value="154144935.228938">
            <text:p>154144935.229</text:p>
          </table:table-cell>
          <table:table-cell table:formula="of:=[.E898]/(COUNT([.$A$60:.A898])-1)" office:value-type="float" office:value="183943.836788709">
            <text:p>183943.837</text:p>
          </table:table-cell>
          <table:table-cell table:formula="of:=[.J897]" office:value-type="float" office:value="905.66707798661">
            <text:p>905.6670779866</text:p>
          </table:table-cell>
          <table:table-cell table:formula="of:=[.K897]+[.$C$7]" office:value-type="float" office:value="3388.9874235795">
            <text:p>3388.9874235795</text:p>
          </table:table-cell>
          <table:table-cell table:formula="of:=[.H898]/([.F898]+[.H898])" office:value-type="float" office:value="0.0180907293627253">
            <text:p>0.0180907294</text:p>
          </table:table-cell>
          <table:table-cell table:formula="of:=[.G898]+[.I898]*([.A898] -[.G898] )" office:value-type="float" office:value="905.731262483554">
            <text:p>905.7312624836</text:p>
          </table:table-cell>
          <table:table-cell table:formula="of:=(1-[.I898])*[.H898]" office:value-type="float" office:value="3327.67816928584">
            <text:p>3327.6781692858</text:p>
          </table:table-cell>
          <table:table-cell table:formula="of:=ABS([.G898]-[.A898])" office:value-type="float" office:value="3.54792201339001">
            <text:p>3.55</text:p>
          </table:table-cell>
          <table:table-cell table:formula="of:=IF([.L898]&lt;[.$C$9];1;0)" office:value-type="float" office:value="1">
            <text:p>1</text:p>
          </table:table-cell>
          <table:table-cell/>
          <table:table-cell table:formula="of:=IF(AND([.M898];[.B898]);&quot;Not Jammed&quot;;IF([.M8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01.716">
            <text:p>901.7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8]+([.A899]-[.D898])/COUNTA([.$A$60:.A899])" office:value-type="float" office:value="1002.85331547619">
            <text:p>1002.853</text:p>
          </table:table-cell>
          <table:table-cell table:formula="of:=[.E898]+(([.A899]-[.D898])*([.A899]-[.D898]))" office:value-type="float" office:value="154155188.383261">
            <text:p>154155188.383</text:p>
          </table:table-cell>
          <table:table-cell table:formula="of:=[.E899]/(COUNT([.$A$60:.A899])-1)" office:value-type="float" office:value="183736.815713064">
            <text:p>183736.816</text:p>
          </table:table-cell>
          <table:table-cell table:formula="of:=[.J898]" office:value-type="float" office:value="905.731262483554">
            <text:p>905.7312624836</text:p>
          </table:table-cell>
          <table:table-cell table:formula="of:=[.K898]+[.$C$7]" office:value-type="float" office:value="3387.67816928584">
            <text:p>3387.6781692858</text:p>
          </table:table-cell>
          <table:table-cell table:formula="of:=[.H899]/([.F899]+[.H899])" office:value-type="float" office:value="0.0181038735175725">
            <text:p>0.0181038735</text:p>
          </table:table-cell>
          <table:table-cell table:formula="of:=[.G899]+[.I899]*([.A899] -[.G899] )" office:value-type="float" office:value="905.658570679412">
            <text:p>905.6585706794</text:p>
          </table:table-cell>
          <table:table-cell table:formula="of:=(1-[.I899])*[.H899]" office:value-type="float" office:value="3326.34807219085">
            <text:p>3326.3480721909</text:p>
          </table:table-cell>
          <table:table-cell table:formula="of:=ABS([.G899]-[.A899])" office:value-type="float" office:value="4.01526248355435">
            <text:p>4.02</text:p>
          </table:table-cell>
          <table:table-cell table:formula="of:=IF([.L899]&lt;[.$C$9];1;0)" office:value-type="float" office:value="1">
            <text:p>1</text:p>
          </table:table-cell>
          <table:table-cell/>
          <table:table-cell table:formula="of:=IF(AND([.M899];[.B899]);&quot;Not Jammed&quot;;IF([.M8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2.795">
            <text:p>942.7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899]+([.A900]-[.D899])/COUNTA([.$A$60:.A900])" office:value-type="float" office:value="1002.78190249703">
            <text:p>1002.782</text:p>
          </table:table-cell>
          <table:table-cell table:formula="of:=[.E899]+(([.A900]-[.D899])*([.A900]-[.D899]))" office:value-type="float" office:value="154158795.384519">
            <text:p>154158795.385</text:p>
          </table:table-cell>
          <table:table-cell table:formula="of:=[.E900]/(COUNT([.$A$60:.A900])-1)" office:value-type="float" office:value="183522.37545776">
            <text:p>183522.375</text:p>
          </table:table-cell>
          <table:table-cell table:formula="of:=[.J899]" office:value-type="float" office:value="905.658570679412">
            <text:p>905.6585706794</text:p>
          </table:table-cell>
          <table:table-cell table:formula="of:=[.K899]+[.$C$7]" office:value-type="float" office:value="3386.34807219085">
            <text:p>3386.3480721909</text:p>
          </table:table-cell>
          <table:table-cell table:formula="of:=[.H900]/([.F900]+[.H900])" office:value-type="float" office:value="0.0181176566199608">
            <text:p>0.0181176566</text:p>
          </table:table-cell>
          <table:table-cell table:formula="of:=[.G900]+[.I900]*([.A900] -[.G900] )" office:value-type="float" office:value="906.331395753934">
            <text:p>906.3313957539</text:p>
          </table:table-cell>
          <table:table-cell table:formula="of:=(1-[.I900])*[.H900]" office:value-type="float" office:value="3324.99538062323">
            <text:p>3324.9953806232</text:p>
          </table:table-cell>
          <table:table-cell table:formula="of:=ABS([.G900]-[.A900])" office:value-type="float" office:value="37.1364293205877">
            <text:p>37.14</text:p>
          </table:table-cell>
          <table:table-cell table:formula="of:=IF([.L900]&lt;[.$C$9];1;0)" office:value-type="float" office:value="1">
            <text:p>1</text:p>
          </table:table-cell>
          <table:table-cell/>
          <table:table-cell table:formula="of:=IF(AND([.M900];[.B900]);&quot;Not Jammed&quot;;IF([.M9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72.636">
            <text:p>772.6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0]+([.A901]-[.D900])/COUNTA([.$A$60:.A901])" office:value-type="float" office:value="1002.50857007126">
            <text:p>1002.509</text:p>
          </table:table-cell>
          <table:table-cell table:formula="of:=[.E900]+(([.A901]-[.D900])*([.A901]-[.D900]))" office:value-type="float" office:value="154211762.520955">
            <text:p>154211762.521</text:p>
          </table:table-cell>
          <table:table-cell table:formula="of:=[.E901]/(COUNT([.$A$60:.A901])-1)" office:value-type="float" office:value="183367.137361421">
            <text:p>183367.137</text:p>
          </table:table-cell>
          <table:table-cell table:formula="of:=[.J900]" office:value-type="float" office:value="906.331395753934">
            <text:p>906.3313957539</text:p>
          </table:table-cell>
          <table:table-cell table:formula="of:=[.K900]+[.$C$7]" office:value-type="float" office:value="3384.99538062323">
            <text:p>3384.9953806232</text:p>
          </table:table-cell>
          <table:table-cell table:formula="of:=[.H901]/([.F901]+[.H901])" office:value-type="float" office:value="0.0181256049444899">
            <text:p>0.0181256049</text:p>
          </table:table-cell>
          <table:table-cell table:formula="of:=[.G901]+[.I901]*([.A901] -[.G901] )" office:value-type="float" office:value="903.908085827601">
            <text:p>903.9080858276</text:p>
          </table:table-cell>
          <table:table-cell table:formula="of:=(1-[.I901])*[.H901]" office:value-type="float" office:value="3323.64029161513">
            <text:p>3323.6402916151</text:p>
          </table:table-cell>
          <table:table-cell table:formula="of:=ABS([.G901]-[.A901])" office:value-type="float" office:value="133.695395753934">
            <text:p>133.70</text:p>
          </table:table-cell>
          <table:table-cell table:formula="of:=IF([.L901]&lt;[.$C$9];1;0)" office:value-type="float" office:value="1">
            <text:p>1</text:p>
          </table:table-cell>
          <table:table-cell/>
          <table:table-cell table:formula="of:=IF(AND([.M901];[.B901]);&quot;Not Jammed&quot;;IF([.M9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1.86">
            <text:p>1041.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1]+([.A902]-[.D901])/COUNTA([.$A$60:.A902])" office:value-type="float" office:value="1002.55525029656">
            <text:p>1002.555</text:p>
          </table:table-cell>
          <table:table-cell table:formula="of:=[.E901]+(([.A902]-[.D901])*([.A902]-[.D901]))" office:value-type="float" office:value="154213311.055992">
            <text:p>154213311.056</text:p>
          </table:table-cell>
          <table:table-cell table:formula="of:=[.E902]/(COUNT([.$A$60:.A902])-1)" office:value-type="float" office:value="183151.200779088">
            <text:p>183151.201</text:p>
          </table:table-cell>
          <table:table-cell table:formula="of:=[.J901]" office:value-type="float" office:value="903.908085827601">
            <text:p>903.9080858276</text:p>
          </table:table-cell>
          <table:table-cell table:formula="of:=[.K901]+[.$C$7]" office:value-type="float" office:value="3383.64029161513">
            <text:p>3383.6402916151</text:p>
          </table:table-cell>
          <table:table-cell table:formula="of:=[.H902]/([.F902]+[.H902])" office:value-type="float" office:value="0.0181394546573345">
            <text:p>0.0181394547</text:p>
          </table:table-cell>
          <table:table-cell table:formula="of:=[.G902]+[.I902]*([.A902] -[.G902] )" office:value-type="float" office:value="906.410458319624">
            <text:p>906.4104583196</text:p>
          </table:table-cell>
          <table:table-cell table:formula="of:=(1-[.I902])*[.H902]" office:value-type="float" office:value="3322.26290196865">
            <text:p>3322.2629019687</text:p>
          </table:table-cell>
          <table:table-cell table:formula="of:=ABS([.G902]-[.A902])" office:value-type="float" office:value="137.951914172399">
            <text:p>137.95</text:p>
          </table:table-cell>
          <table:table-cell table:formula="of:=IF([.L902]&lt;[.$C$9];1;0)" office:value-type="float" office:value="1">
            <text:p>1</text:p>
          </table:table-cell>
          <table:table-cell/>
          <table:table-cell table:formula="of:=IF(AND([.M902];[.B902]);&quot;Not Jammed&quot;;IF([.M9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5.045">
            <text:p>1035.0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2]+([.A903]-[.D902])/COUNTA([.$A$60:.A903])" office:value-type="float" office:value="1002.59374526066">
            <text:p>1002.594</text:p>
          </table:table-cell>
          <table:table-cell table:formula="of:=[.E902]+(([.A903]-[.D902])*([.A903]-[.D902]))" office:value-type="float" office:value="154214366.639828">
            <text:p>154214366.640</text:p>
          </table:table-cell>
          <table:table-cell table:formula="of:=[.E903]/(COUNT([.$A$60:.A903])-1)" office:value-type="float" office:value="182935.191743568">
            <text:p>182935.192</text:p>
          </table:table-cell>
          <table:table-cell table:formula="of:=[.J902]" office:value-type="float" office:value="906.410458319624">
            <text:p>906.4104583196</text:p>
          </table:table-cell>
          <table:table-cell table:formula="of:=[.K902]+[.$C$7]" office:value-type="float" office:value="3382.26290196865">
            <text:p>3382.2629019687</text:p>
          </table:table-cell>
          <table:table-cell table:formula="of:=[.H903]/([.F903]+[.H903])" office:value-type="float" office:value="0.0181532262149206">
            <text:p>0.0181532262</text:p>
          </table:table-cell>
          <table:table-cell table:formula="of:=[.G903]+[.I903]*([.A903] -[.G903] )" office:value-type="float" office:value="908.7455902538">
            <text:p>908.7455902538</text:p>
          </table:table-cell>
          <table:table-cell table:formula="of:=(1-[.I903])*[.H903]" office:value-type="float" office:value="3320.86391839087">
            <text:p>3320.8639183909</text:p>
          </table:table-cell>
          <table:table-cell table:formula="of:=ABS([.G903]-[.A903])" office:value-type="float" office:value="128.634541680376">
            <text:p>128.63</text:p>
          </table:table-cell>
          <table:table-cell table:formula="of:=IF([.L903]&lt;[.$C$9];1;0)" office:value-type="float" office:value="1">
            <text:p>1</text:p>
          </table:table-cell>
          <table:table-cell/>
          <table:table-cell table:formula="of:=IF(AND([.M903];[.B903]);&quot;Not Jammed&quot;;IF([.M9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8.313">
            <text:p>1038.313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03]+([.A904]-[.D903])/COUNTA([.$A$60:.A904])" office:value-type="float" office:value="1002.63601656805">
            <text:p>1002.636</text:p>
          </table:table-cell>
          <table:table-cell table:formula="of:=[.E903]+(([.A904]-[.D903])*([.A904]-[.D903]))" office:value-type="float" office:value="154215642.504987">
            <text:p>154215642.505</text:p>
          </table:table-cell>
          <table:table-cell table:formula="of:=[.E904]/(COUNT([.$A$60:.A904])-1)" office:value-type="float" office:value="182719.955574629">
            <text:p>182719.956</text:p>
          </table:table-cell>
          <table:table-cell table:formula="of:=[.J903]" office:value-type="float" office:value="908.7455902538">
            <text:p>908.7455902538</text:p>
          </table:table-cell>
          <table:table-cell table:formula="of:=[.K903]+[.$C$7]" office:value-type="float" office:value="3380.86391839087">
            <text:p>3380.8639183909</text:p>
          </table:table-cell>
          <table:table-cell table:formula="of:=[.H904]/([.F904]+[.H904])" office:value-type="float" office:value="0.0181668405738411">
            <text:p>0.0181668406</text:p>
          </table:table-cell>
          <table:table-cell table:formula="of:=[.G904]+[.I904]*([.A904] -[.G904] )" office:value-type="float" office:value="911.099420730225">
            <text:p>911.0994207302</text:p>
          </table:table-cell>
          <table:table-cell table:formula="of:=(1-[.I904])*[.H904]" office:value-type="float" office:value="3319.44430258362">
            <text:p>3319.4443025836</text:p>
          </table:table-cell>
          <table:table-cell table:formula="of:=ABS([.G904]-[.A904])" office:value-type="float" office:value="129.5674097462">
            <text:p>129.57</text:p>
          </table:table-cell>
          <table:table-cell table:formula="of:=IF([.L904]&lt;[.$C$9];1;0)" office:value-type="float" office:value="1">
            <text:p>1</text:p>
          </table:table-cell>
          <table:table-cell/>
          <table:table-cell table:formula="of:=IF(AND([.M904];[.B904]);&quot;Not Jammed&quot;;IF([.M904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1051.792">
            <text:p>1051.79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04]+([.A905]-[.D904])/COUNTA([.$A$60:.A905])" office:value-type="float" office:value="1002.69412056738">
            <text:p>1002.694</text:p>
          </table:table-cell>
          <table:table-cell table:formula="of:=[.E904]+(([.A905]-[.D904])*([.A905]-[.D904]))" office:value-type="float" office:value="154218058.815694">
            <text:p>154218058.816</text:p>
          </table:table-cell>
          <table:table-cell table:formula="of:=[.E905]/(COUNT([.$A$60:.A905])-1)" office:value-type="float" office:value="182506.578480112">
            <text:p>182506.578</text:p>
          </table:table-cell>
          <table:table-cell table:formula="of:=[.J904]" office:value-type="float" office:value="911.099420730225">
            <text:p>911.0994207302</text:p>
          </table:table-cell>
          <table:table-cell table:formula="of:=[.K904]+[.$C$7]" office:value-type="float" office:value="3379.44430258362">
            <text:p>3379.4443025836</text:p>
          </table:table-cell>
          <table:table-cell table:formula="of:=[.H905]/([.F905]+[.H905])" office:value-type="float" office:value="0.0181801958640767">
            <text:p>0.0181801959</text:p>
          </table:table-cell>
          <table:table-cell table:formula="of:=[.G905]+[.I905]*([.A905] -[.G905] )" office:value-type="float" office:value="913.657239377972">
            <text:p>913.657239378</text:p>
          </table:table-cell>
          <table:table-cell table:formula="of:=(1-[.I905])*[.H905]" office:value-type="float" office:value="3318.00534325091">
            <text:p>3318.0053432509</text:p>
          </table:table-cell>
          <table:table-cell table:formula="of:=ABS([.G905]-[.A905])" office:value-type="float" office:value="140.692579269775">
            <text:p>140.69</text:p>
          </table:table-cell>
          <table:table-cell table:formula="of:=IF([.L905]&lt;[.$C$9];1;0)" office:value-type="float" office:value="1">
            <text:p>1</text:p>
          </table:table-cell>
          <table:table-cell/>
          <table:table-cell table:formula="of:=IF(AND([.M905];[.B905]);&quot;Not Jammed&quot;;IF([.M905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903.56">
            <text:p>903.5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05]+([.A906]-[.D905])/COUNTA([.$A$60:.A906])" office:value-type="float" office:value="1002.57707910272">
            <text:p>1002.577</text:p>
          </table:table-cell>
          <table:table-cell table:formula="of:=[.E905]+(([.A906]-[.D905])*([.A906]-[.D905]))" office:value-type="float" office:value="154227886.389555">
            <text:p>154227886.390</text:p>
          </table:table-cell>
          <table:table-cell table:formula="of:=[.E906]/(COUNT([.$A$60:.A906])-1)" office:value-type="float" office:value="182302.466181507">
            <text:p>182302.466</text:p>
          </table:table-cell>
          <table:table-cell table:formula="of:=[.J905]" office:value-type="float" office:value="913.657239377972">
            <text:p>913.657239378</text:p>
          </table:table-cell>
          <table:table-cell table:formula="of:=[.K905]+[.$C$7]" office:value-type="float" office:value="3378.00534325091">
            <text:p>3378.0053432509</text:p>
          </table:table-cell>
          <table:table-cell table:formula="of:=[.H906]/([.F906]+[.H906])" office:value-type="float" office:value="0.0181925719786881">
            <text:p>0.018192572</text:p>
          </table:table-cell>
          <table:table-cell table:formula="of:=[.G906]+[.I906]*([.A906] -[.G906] )" office:value-type="float" office:value="913.473544623802">
            <text:p>913.4735446238</text:p>
          </table:table-cell>
          <table:table-cell table:formula="of:=(1-[.I906])*[.H906]" office:value-type="float" office:value="3316.55073789942">
            <text:p>3316.5507378994</text:p>
          </table:table-cell>
          <table:table-cell table:formula="of:=ABS([.G906]-[.A906])" office:value-type="float" office:value="10.0972393779717">
            <text:p>10.10</text:p>
          </table:table-cell>
          <table:table-cell table:formula="of:=IF([.L906]&lt;[.$C$9];1;0)" office:value-type="float" office:value="1">
            <text:p>1</text:p>
          </table:table-cell>
          <table:table-cell/>
          <table:table-cell table:formula="of:=IF(AND([.M906];[.B906]);&quot;Not Jammed&quot;;IF([.M906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883.276">
            <text:p>883.27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06]+([.A907]-[.D906])/COUNTA([.$A$60:.A907])" office:value-type="float" office:value="1002.43639386792">
            <text:p>1002.436</text:p>
          </table:table-cell>
          <table:table-cell table:formula="of:=[.E906]+(([.A907]-[.D906])*([.A907]-[.D906]))" office:value-type="float" office:value="154242119.13703">
            <text:p>154242119.137</text:p>
          </table:table-cell>
          <table:table-cell table:formula="of:=[.E907]/(COUNT([.$A$60:.A907])-1)" office:value-type="float" office:value="182104.036761547">
            <text:p>182104.037</text:p>
          </table:table-cell>
          <table:table-cell table:formula="of:=[.J906]" office:value-type="float" office:value="913.473544623802">
            <text:p>913.4735446238</text:p>
          </table:table-cell>
          <table:table-cell table:formula="of:=[.K906]+[.$C$7]" office:value-type="float" office:value="3376.55073789942">
            <text:p>3376.5507378994</text:p>
          </table:table-cell>
          <table:table-cell table:formula="of:=[.H907]/([.F907]+[.H907])" office:value-type="float" office:value="0.0182043349302498">
            <text:p>0.0182043349</text:p>
          </table:table-cell>
          <table:table-cell table:formula="of:=[.G907]+[.I907]*([.A907] -[.G907] )" office:value-type="float" office:value="912.923818407399">
            <text:p>912.9238184074</text:p>
          </table:table-cell>
          <table:table-cell table:formula="of:=(1-[.I907])*[.H907]" office:value-type="float" office:value="3315.08287735772">
            <text:p>3315.0828773577</text:p>
          </table:table-cell>
          <table:table-cell table:formula="of:=ABS([.G907]-[.A907])" office:value-type="float" office:value="30.1975446238019">
            <text:p>30.20</text:p>
          </table:table-cell>
          <table:table-cell table:formula="of:=IF([.L907]&lt;[.$C$9];1;0)" office:value-type="float" office:value="1">
            <text:p>1</text:p>
          </table:table-cell>
          <table:table-cell/>
          <table:table-cell table:formula="of:=IF(AND([.M907];[.B907]);&quot;Not Jammed&quot;;IF([.M907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885.48">
            <text:p>885.48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07]+([.A908]-[.D907])/COUNTA([.$A$60:.A908])" office:value-type="float" office:value="1002.2986360424">
            <text:p>1002.299</text:p>
          </table:table-cell>
          <table:table-cell table:formula="of:=[.E907]+(([.A908]-[.D907])*([.A908]-[.D907]))" office:value-type="float" office:value="154255797.935097">
            <text:p>154255797.935</text:p>
          </table:table-cell>
          <table:table-cell table:formula="of:=[.E908]/(COUNT([.$A$60:.A908])-1)" office:value-type="float" office:value="181905.422093274">
            <text:p>181905.422</text:p>
          </table:table-cell>
          <table:table-cell table:formula="of:=[.J907]" office:value-type="float" office:value="912.923818407399">
            <text:p>912.9238184074</text:p>
          </table:table-cell>
          <table:table-cell table:formula="of:=[.K907]+[.$C$7]" office:value-type="float" office:value="3375.08287735772">
            <text:p>3375.0828773577</text:p>
          </table:table-cell>
          <table:table-cell table:formula="of:=[.H908]/([.F908]+[.H908])" office:value-type="float" office:value="0.018216071236921">
            <text:p>0.0182160712</text:p>
          </table:table-cell>
          <table:table-cell table:formula="of:=[.G908]+[.I908]*([.A908] -[.G908] )" office:value-type="float" office:value="912.423899856277">
            <text:p>912.4238998563</text:p>
          </table:table-cell>
          <table:table-cell table:formula="of:=(1-[.I908])*[.H908]" office:value-type="float" office:value="3313.60212723326">
            <text:p>3313.6021272333</text:p>
          </table:table-cell>
          <table:table-cell table:formula="of:=ABS([.G908]-[.A908])" office:value-type="float" office:value="27.443818407399">
            <text:p>27.44</text:p>
          </table:table-cell>
          <table:table-cell table:formula="of:=IF([.L908]&lt;[.$C$9];1;0)" office:value-type="float" office:value="1">
            <text:p>1</text:p>
          </table:table-cell>
          <table:table-cell/>
          <table:table-cell table:formula="of:=IF(AND([.M908];[.B908]);&quot;Not Jammed&quot;;IF([.M908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898.15">
            <text:p>898.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8]+([.A909]-[.D908])/COUNTA([.$A$60:.A909])" office:value-type="float" office:value="1002.17610823529">
            <text:p>1002.176</text:p>
          </table:table-cell>
          <table:table-cell table:formula="of:=[.E908]+(([.A909]-[.D908])*([.A909]-[.D908]))" office:value-type="float" office:value="154266644.873486">
            <text:p>154266644.873</text:p>
          </table:table-cell>
          <table:table-cell table:formula="of:=[.E909]/(COUNT([.$A$60:.A909])-1)" office:value-type="float" office:value="181703.939780313">
            <text:p>181703.940</text:p>
          </table:table-cell>
          <table:table-cell table:formula="of:=[.J908]" office:value-type="float" office:value="912.423899856277">
            <text:p>912.4238998563</text:p>
          </table:table-cell>
          <table:table-cell table:formula="of:=[.K908]+[.$C$7]" office:value-type="float" office:value="3373.60212723326">
            <text:p>3373.6021272333</text:p>
          </table:table-cell>
          <table:table-cell table:formula="of:=[.H909]/([.F909]+[.H909])" office:value-type="float" office:value="0.0182280469713527">
            <text:p>0.018228047</text:p>
          </table:table-cell>
          <table:table-cell table:formula="of:=[.G909]+[.I909]*([.A909] -[.G909] )" office:value-type="float" office:value="912.163714539232">
            <text:p>912.1637145392</text:p>
          </table:table-cell>
          <table:table-cell table:formula="of:=(1-[.I909])*[.H909]" office:value-type="float" office:value="3312.1079491954">
            <text:p>3312.1079491954</text:p>
          </table:table-cell>
          <table:table-cell table:formula="of:=ABS([.G909]-[.A909])" office:value-type="float" office:value="14.2738998562768">
            <text:p>14.27</text:p>
          </table:table-cell>
          <table:table-cell table:formula="of:=IF([.L909]&lt;[.$C$9];1;0)" office:value-type="float" office:value="1">
            <text:p>1</text:p>
          </table:table-cell>
          <table:table-cell/>
          <table:table-cell table:formula="of:=IF(AND([.M909];[.B909]);&quot;Not Jammed&quot;;IF([.M9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7.431">
            <text:p>947.4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09]+([.A910]-[.D909])/COUNTA([.$A$60:.A910])" office:value-type="float" office:value="1002.11177790834">
            <text:p>1002.112</text:p>
          </table:table-cell>
          <table:table-cell table:formula="of:=[.E909]+(([.A910]-[.D909])*([.A910]-[.D909]))" office:value-type="float" office:value="154269641.900362">
            <text:p>154269641.900</text:p>
          </table:table-cell>
          <table:table-cell table:formula="of:=[.E910]/(COUNT([.$A$60:.A910])-1)" office:value-type="float" office:value="181493.696353367">
            <text:p>181493.696</text:p>
          </table:table-cell>
          <table:table-cell table:formula="of:=[.J909]" office:value-type="float" office:value="912.163714539232">
            <text:p>912.1637145392</text:p>
          </table:table-cell>
          <table:table-cell table:formula="of:=[.K909]+[.$C$7]" office:value-type="float" office:value="3372.1079491954">
            <text:p>3372.1079491954</text:p>
          </table:table-cell>
          <table:table-cell table:formula="of:=[.H910]/([.F910]+[.H910])" office:value-type="float" office:value="0.0182408421174335">
            <text:p>0.0182408421</text:p>
          </table:table-cell>
          <table:table-cell table:formula="of:=[.G910]+[.I910]*([.A910] -[.G910] )" office:value-type="float" office:value="912.807019525233">
            <text:p>912.8070195252</text:p>
          </table:table-cell>
          <table:table-cell table:formula="of:=(1-[.I910])*[.H910]" office:value-type="float" office:value="3310.59786049118">
            <text:p>3310.5978604912</text:p>
          </table:table-cell>
          <table:table-cell table:formula="of:=ABS([.G910]-[.A910])" office:value-type="float" office:value="35.2672854607679">
            <text:p>35.27</text:p>
          </table:table-cell>
          <table:table-cell table:formula="of:=IF([.L910]&lt;[.$C$9];1;0)" office:value-type="float" office:value="1">
            <text:p>1</text:p>
          </table:table-cell>
          <table:table-cell/>
          <table:table-cell table:formula="of:=IF(AND([.M910];[.B910]);&quot;Not Jammed&quot;;IF([.M9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34.214">
            <text:p>1134.21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0]+([.A911]-[.D910])/COUNTA([.$A$60:.A911])" office:value-type="float" office:value="1002.26682746479">
            <text:p>1002.267</text:p>
          </table:table-cell>
          <table:table-cell table:formula="of:=[.E910]+(([.A911]-[.D910])*([.A911]-[.D910]))" office:value-type="float" office:value="154287092.897443">
            <text:p>154287092.897</text:p>
          </table:table-cell>
          <table:table-cell table:formula="of:=[.E911]/(COUNT([.$A$60:.A911])-1)" office:value-type="float" office:value="181300.931724375">
            <text:p>181300.932</text:p>
          </table:table-cell>
          <table:table-cell table:formula="of:=[.J910]" office:value-type="float" office:value="912.807019525233">
            <text:p>912.8070195252</text:p>
          </table:table-cell>
          <table:table-cell table:formula="of:=[.K910]+[.$C$7]" office:value-type="float" office:value="3370.59786049118">
            <text:p>3370.5978604912</text:p>
          </table:table-cell>
          <table:table-cell table:formula="of:=[.H911]/([.F911]+[.H911])" office:value-type="float" office:value="0.0182518543495478">
            <text:p>0.0182518543</text:p>
          </table:table-cell>
          <table:table-cell table:formula="of:=[.G911]+[.I911]*([.A911] -[.G911] )" office:value-type="float" office:value="916.848107484831">
            <text:p>916.8481074848</text:p>
          </table:table-cell>
          <table:table-cell table:formula="of:=(1-[.I911])*[.H911]" office:value-type="float" office:value="3309.0781992706">
            <text:p>3309.0781992706</text:p>
          </table:table-cell>
          <table:table-cell table:formula="of:=ABS([.G911]-[.A911])" office:value-type="float" office:value="221.406980474767">
            <text:p>221.41</text:p>
          </table:table-cell>
          <table:table-cell table:formula="of:=IF([.L911]&lt;[.$C$9];1;0)" office:value-type="float" office:value="0">
            <text:p>0</text:p>
          </table:table-cell>
          <table:table-cell/>
          <table:table-cell table:formula="of:=IF(AND([.M911];[.B911]);&quot;Not Jammed&quot;;IF([.M9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85.692">
            <text:p>1185.69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1]+([.A912]-[.D911])/COUNTA([.$A$60:.A912])" office:value-type="float" office:value="1002.48186283705">
            <text:p>1002.482</text:p>
          </table:table-cell>
          <table:table-cell table:formula="of:=[.E911]+(([.A912]-[.D911])*([.A912]-[.D911]))" office:value-type="float" office:value="154320737.691363">
            <text:p>154320737.691</text:p>
          </table:table-cell>
          <table:table-cell table:formula="of:=[.E912]/(COUNT([.$A$60:.A912])-1)" office:value-type="float" office:value="181127.626398313">
            <text:p>181127.626</text:p>
          </table:table-cell>
          <table:table-cell table:formula="of:=[.J911]" office:value-type="float" office:value="916.848107484831">
            <text:p>916.8481074848</text:p>
          </table:table-cell>
          <table:table-cell table:formula="of:=[.K911]+[.$C$7]" office:value-type="float" office:value="3369.0781992706">
            <text:p>3369.0781992706</text:p>
          </table:table-cell>
          <table:table-cell table:formula="of:=[.H912]/([.F912]+[.H912])" office:value-type="float" office:value="0.0182609126088137">
            <text:p>0.0182609126</text:p>
          </table:table-cell>
          <table:table-cell table:formula="of:=[.G912]+[.I912]*([.A912] -[.G912] )" office:value-type="float" office:value="921.757442311464">
            <text:p>921.7574423115</text:p>
          </table:table-cell>
          <table:table-cell table:formula="of:=(1-[.I912])*[.H912]" office:value-type="float" office:value="3307.55575670146">
            <text:p>3307.5557567015</text:p>
          </table:table-cell>
          <table:table-cell table:formula="of:=ABS([.G912]-[.A912])" office:value-type="float" office:value="268.843892515169">
            <text:p>268.84</text:p>
          </table:table-cell>
          <table:table-cell table:formula="of:=IF([.L912]&lt;[.$C$9];1;0)" office:value-type="float" office:value="0">
            <text:p>0</text:p>
          </table:table-cell>
          <table:table-cell/>
          <table:table-cell table:formula="of:=IF(AND([.M912];[.B912]);&quot;Not Jammed&quot;;IF([.M9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87.697">
            <text:p>1187.69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2]+([.A913]-[.D912])/COUNTA([.$A$60:.A913])" office:value-type="float" office:value="1002.69874238876">
            <text:p>1002.699</text:p>
          </table:table-cell>
          <table:table-cell table:formula="of:=[.E912]+(([.A913]-[.D912])*([.A913]-[.D912]))" office:value-type="float" office:value="154355042.338397">
            <text:p>154355042.338</text:p>
          </table:table-cell>
          <table:table-cell table:formula="of:=[.E913]/(COUNT([.$A$60:.A913])-1)" office:value-type="float" office:value="180955.500982881">
            <text:p>180955.501</text:p>
          </table:table-cell>
          <table:table-cell table:formula="of:=[.J912]" office:value-type="float" office:value="921.757442311464">
            <text:p>921.7574423115</text:p>
          </table:table-cell>
          <table:table-cell table:formula="of:=[.K912]+[.$C$7]" office:value-type="float" office:value="3367.55575670146">
            <text:p>3367.5557567015</text:p>
          </table:table-cell>
          <table:table-cell table:formula="of:=[.H913]/([.F913]+[.H913])" office:value-type="float" office:value="0.0182698562853114">
            <text:p>0.0182698563</text:p>
          </table:table-cell>
          <table:table-cell table:formula="of:=[.G913]+[.I913]*([.A913] -[.G913] )" office:value-type="float" office:value="926.616119811013">
            <text:p>926.616119811</text:p>
          </table:table-cell>
          <table:table-cell table:formula="of:=(1-[.I913])*[.H913]" office:value-type="float" office:value="3306.03099699375">
            <text:p>3306.0309969938</text:p>
          </table:table-cell>
          <table:table-cell table:formula="of:=ABS([.G913]-[.A913])" office:value-type="float" office:value="265.939557688536">
            <text:p>265.94</text:p>
          </table:table-cell>
          <table:table-cell table:formula="of:=IF([.L913]&lt;[.$C$9];1;0)" office:value-type="float" office:value="0">
            <text:p>0</text:p>
          </table:table-cell>
          <table:table-cell/>
          <table:table-cell table:formula="of:=IF(AND([.M913];[.B913]);&quot;Not Jammed&quot;;IF([.M9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91.224">
            <text:p>1191.2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3]+([.A914]-[.D913])/COUNTA([.$A$60:.A914])" office:value-type="float" office:value="1002.91923976608">
            <text:p>1002.919</text:p>
          </table:table-cell>
          <table:table-cell table:formula="of:=[.E913]+(([.A914]-[.D913])*([.A914]-[.D913]))" office:value-type="float" office:value="154390584.111155">
            <text:p>154390584.111</text:p>
          </table:table-cell>
          <table:table-cell table:formula="of:=[.E914]/(COUNT([.$A$60:.A914])-1)" office:value-type="float" office:value="180785.227296434">
            <text:p>180785.227</text:p>
          </table:table-cell>
          <table:table-cell table:formula="of:=[.J913]" office:value-type="float" office:value="926.616119811013">
            <text:p>926.616119811</text:p>
          </table:table-cell>
          <table:table-cell table:formula="of:=[.K913]+[.$C$7]" office:value-type="float" office:value="3366.03099699375">
            <text:p>3366.0309969938</text:p>
          </table:table-cell>
          <table:table-cell table:formula="of:=[.H914]/([.F914]+[.H914])" office:value-type="float" office:value="0.0182786206740456">
            <text:p>0.0182786207</text:p>
          </table:table-cell>
          <table:table-cell table:formula="of:=[.G914]+[.I914]*([.A914] -[.G914] )" office:value-type="float" office:value="931.45278688035">
            <text:p>931.4527868804</text:p>
          </table:table-cell>
          <table:table-cell table:formula="of:=(1-[.I914])*[.H914]" office:value-type="float" office:value="3304.50459322262">
            <text:p>3304.5045932226</text:p>
          </table:table-cell>
          <table:table-cell table:formula="of:=ABS([.G914]-[.A914])" office:value-type="float" office:value="264.607880188987">
            <text:p>264.61</text:p>
          </table:table-cell>
          <table:table-cell table:formula="of:=IF([.L914]&lt;[.$C$9];1;0)" office:value-type="float" office:value="0">
            <text:p>0</text:p>
          </table:table-cell>
          <table:table-cell/>
          <table:table-cell table:formula="of:=IF(AND([.M914];[.B914]);&quot;Not Jammed&quot;;IF([.M9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67.41">
            <text:p>1167.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4]+([.A915]-[.D914])/COUNTA([.$A$60:.A915])" office:value-type="float" office:value="1003.11140186916">
            <text:p>1003.111</text:p>
          </table:table-cell>
          <table:table-cell table:formula="of:=[.E914]+(([.A915]-[.D914])*([.A915]-[.D914]))" office:value-type="float" office:value="154417641.321357">
            <text:p>154417641.321</text:p>
          </table:table-cell>
          <table:table-cell table:formula="of:=[.E915]/(COUNT([.$A$60:.A915])-1)" office:value-type="float" office:value="180605.428446031">
            <text:p>180605.428</text:p>
          </table:table-cell>
          <table:table-cell table:formula="of:=[.J914]" office:value-type="float" office:value="931.45278688035">
            <text:p>931.4527868804</text:p>
          </table:table-cell>
          <table:table-cell table:formula="of:=[.K914]+[.$C$7]" office:value-type="float" office:value="3364.50459322262">
            <text:p>3364.5045932226</text:p>
          </table:table-cell>
          <table:table-cell table:formula="of:=[.H915]/([.F915]+[.H915])" office:value-type="float" office:value="0.0182883395000461">
            <text:p>0.0182883395</text:p>
          </table:table-cell>
          <table:table-cell table:formula="of:=[.G915]+[.I915]*([.A915] -[.G915] )" office:value-type="float" office:value="935.768052501367">
            <text:p>935.7680525014</text:p>
          </table:table-cell>
          <table:table-cell table:formula="of:=(1-[.I915])*[.H915]" office:value-type="float" office:value="3302.9733909723">
            <text:p>3302.9733909723</text:p>
          </table:table-cell>
          <table:table-cell table:formula="of:=ABS([.G915]-[.A915])" office:value-type="float" office:value="235.95721311965">
            <text:p>235.96</text:p>
          </table:table-cell>
          <table:table-cell table:formula="of:=IF([.L915]&lt;[.$C$9];1;0)" office:value-type="float" office:value="0">
            <text:p>0</text:p>
          </table:table-cell>
          <table:table-cell/>
          <table:table-cell table:formula="of:=IF(AND([.M915];[.B915]);&quot;Not Jammed&quot;;IF([.M9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32.216">
            <text:p>1132.2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5]+([.A916]-[.D915])/COUNTA([.$A$60:.A916])" office:value-type="float" office:value="1003.26204900817">
            <text:p>1003.262</text:p>
          </table:table-cell>
          <table:table-cell table:formula="of:=[.E915]+(([.A916]-[.D915])*([.A916]-[.D915]))" office:value-type="float" office:value="154434309.318615">
            <text:p>154434309.319</text:p>
          </table:table-cell>
          <table:table-cell table:formula="of:=[.E916]/(COUNT([.$A$60:.A916])-1)" office:value-type="float" office:value="180413.912755392">
            <text:p>180413.913</text:p>
          </table:table-cell>
          <table:table-cell table:formula="of:=[.J915]" office:value-type="float" office:value="935.768052501367">
            <text:p>935.7680525014</text:p>
          </table:table-cell>
          <table:table-cell table:formula="of:=[.K915]+[.$C$7]" office:value-type="float" office:value="3362.9733909723">
            <text:p>3362.9733909723</text:p>
          </table:table-cell>
          <table:table-cell table:formula="of:=[.H916]/([.F916]+[.H916])" office:value-type="float" office:value="0.0182992184789438">
            <text:p>0.0182992185</text:p>
          </table:table-cell>
          <table:table-cell table:formula="of:=[.G916]+[.I916]*([.A916] -[.G916] )" office:value-type="float" office:value="939.362896412385">
            <text:p>939.3628964124</text:p>
          </table:table-cell>
          <table:table-cell table:formula="of:=(1-[.I916])*[.H916]" office:value-type="float" office:value="3301.43360615203">
            <text:p>3301.433606152</text:p>
          </table:table-cell>
          <table:table-cell table:formula="of:=ABS([.G916]-[.A916])" office:value-type="float" office:value="196.447947498633">
            <text:p>196.45</text:p>
          </table:table-cell>
          <table:table-cell table:formula="of:=IF([.L916]&lt;[.$C$9];1;0)" office:value-type="float" office:value="0">
            <text:p>0</text:p>
          </table:table-cell>
          <table:table-cell/>
          <table:table-cell table:formula="of:=IF(AND([.M916];[.B916]);&quot;Not Jammed&quot;;IF([.M9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82.868">
            <text:p>1082.8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6]+([.A917]-[.D916])/COUNTA([.$A$60:.A917])" office:value-type="float" office:value="1003.35482983683">
            <text:p>1003.355</text:p>
          </table:table-cell>
          <table:table-cell table:formula="of:=[.E916]+(([.A917]-[.D916])*([.A917]-[.D916]))" office:value-type="float" office:value="154440646.426049">
            <text:p>154440646.426</text:p>
          </table:table-cell>
          <table:table-cell table:formula="of:=[.E917]/(COUNT([.$A$60:.A917])-1)" office:value-type="float" office:value="180210.789295273">
            <text:p>180210.789</text:p>
          </table:table-cell>
          <table:table-cell table:formula="of:=[.J916]" office:value-type="float" office:value="939.362896412385">
            <text:p>939.3628964124</text:p>
          </table:table-cell>
          <table:table-cell table:formula="of:=[.K916]+[.$C$7]" office:value-type="float" office:value="3361.43360615203">
            <text:p>3361.433606152</text:p>
          </table:table-cell>
          <table:table-cell table:formula="of:=[.H917]/([.F917]+[.H917])" office:value-type="float" office:value="0.0183112322388614">
            <text:p>0.0183112322</text:p>
          </table:table-cell>
          <table:table-cell table:formula="of:=[.G917]+[.I917]*([.A917] -[.G917] )" office:value-type="float" office:value="941.99065169164">
            <text:p>941.9906516916</text:p>
          </table:table-cell>
          <table:table-cell table:formula="of:=(1-[.I917])*[.H917]" office:value-type="float" office:value="3299.88161473426">
            <text:p>3299.8816147343</text:p>
          </table:table-cell>
          <table:table-cell table:formula="of:=ABS([.G917]-[.A917])" office:value-type="float" office:value="143.505103587615">
            <text:p>143.51</text:p>
          </table:table-cell>
          <table:table-cell table:formula="of:=IF([.L917]&lt;[.$C$9];1;0)" office:value-type="float" office:value="1">
            <text:p>1</text:p>
          </table:table-cell>
          <table:table-cell/>
          <table:table-cell table:formula="of:=IF(AND([.M917];[.B917]);&quot;Not Jammed&quot;;IF([.M9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12.535">
            <text:p>1112.5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7]+([.A918]-[.D917])/COUNTA([.$A$60:.A918])" office:value-type="float" office:value="1003.48193131548">
            <text:p>1003.482</text:p>
          </table:table-cell>
          <table:table-cell table:formula="of:=[.E917]+(([.A918]-[.D917])*([.A918]-[.D917]))" office:value-type="float" office:value="154452566.735606">
            <text:p>154452566.736</text:p>
          </table:table-cell>
          <table:table-cell table:formula="of:=[.E918]/(COUNT([.$A$60:.A918])-1)" office:value-type="float" office:value="180014.646544995">
            <text:p>180014.647</text:p>
          </table:table-cell>
          <table:table-cell table:formula="of:=[.J917]" office:value-type="float" office:value="941.99065169164">
            <text:p>941.9906516916</text:p>
          </table:table-cell>
          <table:table-cell table:formula="of:=[.K917]+[.$C$7]" office:value-type="float" office:value="3359.88161473426">
            <text:p>3359.8816147343</text:p>
          </table:table-cell>
          <table:table-cell table:formula="of:=[.H918]/([.F918]+[.H918])" office:value-type="float" office:value="0.0183225099388265">
            <text:p>0.0183225099</text:p>
          </table:table-cell>
          <table:table-cell table:formula="of:=[.G918]+[.I918]*([.A918] -[.G918] )" office:value-type="float" office:value="945.11545220853">
            <text:p>945.1154522085</text:p>
          </table:table-cell>
          <table:table-cell table:formula="of:=(1-[.I918])*[.H918]" office:value-type="float" office:value="3298.32015045501">
            <text:p>3298.320150455</text:p>
          </table:table-cell>
          <table:table-cell table:formula="of:=ABS([.G918]-[.A918])" office:value-type="float" office:value="170.544348308361">
            <text:p>170.54</text:p>
          </table:table-cell>
          <table:table-cell table:formula="of:=IF([.L918]&lt;[.$C$9];1;0)" office:value-type="float" office:value="0">
            <text:p>0</text:p>
          </table:table-cell>
          <table:table-cell/>
          <table:table-cell table:formula="of:=IF(AND([.M918];[.B918]);&quot;Not Jammed&quot;;IF([.M9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9.236">
            <text:p>1049.2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8]+([.A919]-[.D918])/COUNTA([.$A$60:.A919])" office:value-type="float" office:value="1003.53513372093">
            <text:p>1003.535</text:p>
          </table:table-cell>
          <table:table-cell table:formula="of:=[.E918]+(([.A919]-[.D918])*([.A919]-[.D918]))" office:value-type="float" office:value="154454660.170407">
            <text:p>154454660.170</text:p>
          </table:table-cell>
          <table:table-cell table:formula="of:=[.E919]/(COUNT([.$A$60:.A919])-1)" office:value-type="float" office:value="179807.520570904">
            <text:p>179807.521</text:p>
          </table:table-cell>
          <table:table-cell table:formula="of:=[.J918]" office:value-type="float" office:value="945.11545220853">
            <text:p>945.1154522085</text:p>
          </table:table-cell>
          <table:table-cell table:formula="of:=[.K918]+[.$C$7]" office:value-type="float" office:value="3358.32015045501">
            <text:p>3358.320150455</text:p>
          </table:table-cell>
          <table:table-cell table:formula="of:=[.H919]/([.F919]+[.H919])" office:value-type="float" office:value="0.0183348605680458">
            <text:p>0.0183348606</text:p>
          </table:table-cell>
          <table:table-cell table:formula="of:=[.G919]+[.I919]*([.A919] -[.G919] )" office:value-type="float" office:value="947.024487934555">
            <text:p>947.0244879346</text:p>
          </table:table-cell>
          <table:table-cell table:formula="of:=(1-[.I919])*[.H919]" office:value-type="float" office:value="3296.74581875356">
            <text:p>3296.7458187536</text:p>
          </table:table-cell>
          <table:table-cell table:formula="of:=ABS([.G919]-[.A919])" office:value-type="float" office:value="104.12054779147">
            <text:p>104.12</text:p>
          </table:table-cell>
          <table:table-cell table:formula="of:=IF([.L919]&lt;[.$C$9];1;0)" office:value-type="float" office:value="1">
            <text:p>1</text:p>
          </table:table-cell>
          <table:table-cell/>
          <table:table-cell table:formula="of:=IF(AND([.M919];[.B919]);&quot;Not Jammed&quot;;IF([.M9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414.348">
            <text:p>1414.3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19]+([.A920]-[.D919])/COUNTA([.$A$60:.A920])" office:value-type="float" office:value="1004.01226829268">
            <text:p>1004.012</text:p>
          </table:table-cell>
          <table:table-cell table:formula="of:=[.E919]+(([.A920]-[.D919])*([.A920]-[.D919]))" office:value-type="float" office:value="154623427.381507">
            <text:p>154623427.382</text:p>
          </table:table-cell>
          <table:table-cell table:formula="of:=[.E920]/(COUNT([.$A$60:.A920])-1)" office:value-type="float" office:value="179794.683001753">
            <text:p>179794.683</text:p>
          </table:table-cell>
          <table:table-cell table:formula="of:=[.J919]" office:value-type="float" office:value="947.024487934555">
            <text:p>947.0244879346</text:p>
          </table:table-cell>
          <table:table-cell table:formula="of:=[.K919]+[.$C$7]" office:value-type="float" office:value="3356.74581875356">
            <text:p>3356.7458187536</text:p>
          </table:table-cell>
          <table:table-cell table:formula="of:=[.H920]/([.F920]+[.H920])" office:value-type="float" office:value="0.0183277075170583">
            <text:p>0.0183277075</text:p>
          </table:table-cell>
          <table:table-cell table:formula="of:=[.G920]+[.I920]*([.A920] -[.G920] )" office:value-type="float" office:value="955.589456579535">
            <text:p>955.5894565795</text:p>
          </table:table-cell>
          <table:table-cell table:formula="of:=(1-[.I920])*[.H920]" office:value-type="float" office:value="3295.22436317834">
            <text:p>3295.2243631783</text:p>
          </table:table-cell>
          <table:table-cell table:formula="of:=ABS([.G920]-[.A920])" office:value-type="float" office:value="467.323512065445">
            <text:p>467.32</text:p>
          </table:table-cell>
          <table:table-cell table:formula="of:=IF([.L920]&lt;[.$C$9];1;0)" office:value-type="float" office:value="0">
            <text:p>0</text:p>
          </table:table-cell>
          <table:table-cell/>
          <table:table-cell table:formula="of:=IF(AND([.M920];[.B920]);&quot;Not Jammed&quot;;IF([.M92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17.001">
            <text:p>1517.0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0]+([.A921]-[.D920])/COUNTA([.$A$60:.A921])" office:value-type="float" office:value="1004.60738283063">
            <text:p>1004.607</text:p>
          </table:table-cell>
          <table:table-cell table:formula="of:=[.E920]+(([.A921]-[.D920])*([.A921]-[.D920]))" office:value-type="float" office:value="154886584.820366">
            <text:p>154886584.820</text:p>
          </table:table-cell>
          <table:table-cell table:formula="of:=[.E921]/(COUNT([.$A$60:.A921])-1)" office:value-type="float" office:value="179891.503856406">
            <text:p>179891.504</text:p>
          </table:table-cell>
          <table:table-cell table:formula="of:=[.J920]" office:value-type="float" office:value="955.589456579535">
            <text:p>955.5894565795</text:p>
          </table:table-cell>
          <table:table-cell table:formula="of:=[.K920]+[.$C$7]" office:value-type="float" office:value="3355.22436317834">
            <text:p>3355.2243631783</text:p>
          </table:table-cell>
          <table:table-cell table:formula="of:=[.H921]/([.F921]+[.H921])" office:value-type="float" office:value="0.0183098732281745">
            <text:p>0.0183098732</text:p>
          </table:table-cell>
          <table:table-cell table:formula="of:=[.G921]+[.I921]*([.A921] -[.G921] )" office:value-type="float" office:value="965.868830768398">
            <text:p>965.8688307684</text:p>
          </table:table-cell>
          <table:table-cell table:formula="of:=(1-[.I921])*[.H921]" office:value-type="float" office:value="3293.79063043646">
            <text:p>3293.7906304365</text:p>
          </table:table-cell>
          <table:table-cell table:formula="of:=ABS([.G921]-[.A921])" office:value-type="float" office:value="561.411543420465">
            <text:p>561.41</text:p>
          </table:table-cell>
          <table:table-cell table:formula="of:=IF([.L921]&lt;[.$C$9];1;0)" office:value-type="float" office:value="0">
            <text:p>0</text:p>
          </table:table-cell>
          <table:table-cell/>
          <table:table-cell table:formula="of:=IF(AND([.M921];[.B921]);&quot;Not Jammed&quot;;IF([.M9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38.925">
            <text:p>1338.9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1]+([.A922]-[.D921])/COUNTA([.$A$60:.A922])" office:value-type="float" office:value="1004.99477288528">
            <text:p>1004.995</text:p>
          </table:table-cell>
          <table:table-cell table:formula="of:=[.E921]+(([.A922]-[.D921])*([.A922]-[.D921]))" office:value-type="float" office:value="154998353.089516">
            <text:p>154998353.090</text:p>
          </table:table-cell>
          <table:table-cell table:formula="of:=[.E922]/(COUNT([.$A$60:.A922])-1)" office:value-type="float" office:value="179812.474581805">
            <text:p>179812.475</text:p>
          </table:table-cell>
          <table:table-cell table:formula="of:=[.J921]" office:value-type="float" office:value="965.868830768398">
            <text:p>965.8688307684</text:p>
          </table:table-cell>
          <table:table-cell table:formula="of:=[.K921]+[.$C$7]" office:value-type="float" office:value="3353.79063043646">
            <text:p>3353.7906304365</text:p>
          </table:table-cell>
          <table:table-cell table:formula="of:=[.H922]/([.F922]+[.H922])" office:value-type="float" office:value="0.0183100890688048">
            <text:p>0.0183100891</text:p>
          </table:table-cell>
          <table:table-cell table:formula="of:=[.G922]+[.I922]*([.A922] -[.G922] )" office:value-type="float" office:value="972.699522454696">
            <text:p>972.6995224547</text:p>
          </table:table-cell>
          <table:table-cell table:formula="of:=(1-[.I922])*[.H922]" office:value-type="float" office:value="3292.38242527505">
            <text:p>3292.3824252751</text:p>
          </table:table-cell>
          <table:table-cell table:formula="of:=ABS([.G922]-[.A922])" office:value-type="float" office:value="373.056169231602">
            <text:p>373.06</text:p>
          </table:table-cell>
          <table:table-cell table:formula="of:=IF([.L922]&lt;[.$C$9];1;0)" office:value-type="float" office:value="0">
            <text:p>0</text:p>
          </table:table-cell>
          <table:table-cell/>
          <table:table-cell table:formula="of:=IF(AND([.M922];[.B922]);&quot;Not Jammed&quot;;IF([.M9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500.813">
            <text:p>1500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2]+([.A923]-[.D922])/COUNTA([.$A$60:.A923])" office:value-type="float" office:value="1005.56863657407">
            <text:p>1005.569</text:p>
          </table:table-cell>
          <table:table-cell table:formula="of:=[.E922]+(([.A923]-[.D922])*([.A923]-[.D922]))" office:value-type="float" office:value="155244188.803855">
            <text:p>155244188.804</text:p>
          </table:table-cell>
          <table:table-cell table:formula="of:=[.E923]/(COUNT([.$A$60:.A923])-1)" office:value-type="float" office:value="179888.978915243">
            <text:p>179888.979</text:p>
          </table:table-cell>
          <table:table-cell table:formula="of:=[.J922]" office:value-type="float" office:value="972.699522454696">
            <text:p>972.6995224547</text:p>
          </table:table-cell>
          <table:table-cell table:formula="of:=[.K922]+[.$C$7]" office:value-type="float" office:value="3352.38242527505">
            <text:p>3352.3824252751</text:p>
          </table:table-cell>
          <table:table-cell table:formula="of:=[.H923]/([.F923]+[.H923])" office:value-type="float" office:value="0.018294900238409">
            <text:p>0.0182949002</text:p>
          </table:table-cell>
          <table:table-cell table:formula="of:=[.G923]+[.I923]*([.A923] -[.G923] )" office:value-type="float" office:value="982.361305840946">
            <text:p>982.3613058409</text:p>
          </table:table-cell>
          <table:table-cell table:formula="of:=(1-[.I923])*[.H923]" office:value-type="float" office:value="3291.05092324364">
            <text:p>3291.0509232437</text:p>
          </table:table-cell>
          <table:table-cell table:formula="of:=ABS([.G923]-[.A923])" office:value-type="float" office:value="528.113477545305">
            <text:p>528.11</text:p>
          </table:table-cell>
          <table:table-cell table:formula="of:=IF([.L923]&lt;[.$C$9];1;0)" office:value-type="float" office:value="0">
            <text:p>0</text:p>
          </table:table-cell>
          <table:table-cell/>
          <table:table-cell table:formula="of:=IF(AND([.M923];[.B923]);&quot;Not Jammed&quot;;IF([.M9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8.343">
            <text:p>1498.3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3]+([.A924]-[.D923])/COUNTA([.$A$60:.A924])" office:value-type="float" office:value="1006.13831791908">
            <text:p>1006.138</text:p>
          </table:table-cell>
          <table:table-cell table:formula="of:=[.E923]+(([.A924]-[.D923])*([.A924]-[.D923]))" office:value-type="float" office:value="155487015.377105">
            <text:p>155487015.377</text:p>
          </table:table-cell>
          <table:table-cell table:formula="of:=[.E924]/(COUNT([.$A$60:.A924])-1)" office:value-type="float" office:value="179961.823353131">
            <text:p>179961.823</text:p>
          </table:table-cell>
          <table:table-cell table:formula="of:=[.J923]" office:value-type="float" office:value="982.361305840946">
            <text:p>982.3613058409</text:p>
          </table:table-cell>
          <table:table-cell table:formula="of:=[.K923]+[.$C$7]" office:value-type="float" office:value="3351.05092324364">
            <text:p>3351.0509232437</text:p>
          </table:table-cell>
          <table:table-cell table:formula="of:=[.H924]/([.F924]+[.H924])" office:value-type="float" office:value="0.018280499591051">
            <text:p>0.0182804996</text:p>
          </table:table-cell>
          <table:table-cell table:formula="of:=[.G924]+[.I924]*([.A924] -[.G924] )" office:value-type="float" office:value="991.793708990011">
            <text:p>991.79370899</text:p>
          </table:table-cell>
          <table:table-cell table:formula="of:=(1-[.I924])*[.H924]" office:value-type="float" office:value="3289.7920382117">
            <text:p>3289.7920382117</text:p>
          </table:table-cell>
          <table:table-cell table:formula="of:=ABS([.G924]-[.A924])" office:value-type="float" office:value="515.981694159054">
            <text:p>515.98</text:p>
          </table:table-cell>
          <table:table-cell table:formula="of:=IF([.L924]&lt;[.$C$9];1;0)" office:value-type="float" office:value="0">
            <text:p>0</text:p>
          </table:table-cell>
          <table:table-cell/>
          <table:table-cell table:formula="of:=IF(AND([.M924];[.B924]);&quot;Not Jammed&quot;;IF([.M9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93.553">
            <text:p>1193.5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4]+([.A925]-[.D924])/COUNTA([.$A$60:.A925])" office:value-type="float" office:value="1006.35473210162">
            <text:p>1006.355</text:p>
          </table:table-cell>
          <table:table-cell table:formula="of:=[.E924]+(([.A925]-[.D924])*([.A925]-[.D924]))" office:value-type="float" office:value="155522139.640164">
            <text:p>155522139.640</text:p>
          </table:table-cell>
          <table:table-cell table:formula="of:=[.E925]/(COUNT([.$A$60:.A925])-1)" office:value-type="float" office:value="179794.381086895">
            <text:p>179794.381</text:p>
          </table:table-cell>
          <table:table-cell table:formula="of:=[.J924]" office:value-type="float" office:value="991.793708990011">
            <text:p>991.79370899</text:p>
          </table:table-cell>
          <table:table-cell table:formula="of:=[.K924]+[.$C$7]" office:value-type="float" office:value="3349.7920382117">
            <text:p>3349.7920382117</text:p>
          </table:table-cell>
          <table:table-cell table:formula="of:=[.H925]/([.F925]+[.H925])" office:value-type="float" office:value="0.0182904647254239">
            <text:p>0.0182904647</text:p>
          </table:table-cell>
          <table:table-cell table:formula="of:=[.G925]+[.I925]*([.A925] -[.G925] )" office:value-type="float" office:value="995.483980185255">
            <text:p>995.4839801853</text:p>
          </table:table-cell>
          <table:table-cell table:formula="of:=(1-[.I925])*[.H925]" office:value-type="float" office:value="3288.52278509928">
            <text:p>3288.5227850993</text:p>
          </table:table-cell>
          <table:table-cell table:formula="of:=ABS([.G925]-[.A925])" office:value-type="float" office:value="201.75929100999">
            <text:p>201.76</text:p>
          </table:table-cell>
          <table:table-cell table:formula="of:=IF([.L925]&lt;[.$C$9];1;0)" office:value-type="float" office:value="0">
            <text:p>0</text:p>
          </table:table-cell>
          <table:table-cell/>
          <table:table-cell table:formula="of:=IF(AND([.M925];[.B925]);&quot;Not Jammed&quot;;IF([.M9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73.354">
            <text:p>1073.3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5]+([.A926]-[.D925])/COUNTA([.$A$60:.A926])" office:value-type="float" office:value="1006.43200922722">
            <text:p>1006.432</text:p>
          </table:table-cell>
          <table:table-cell table:formula="of:=[.E925]+(([.A926]-[.D925])*([.A926]-[.D925]))" office:value-type="float" office:value="155526628.542063">
            <text:p>155526628.542</text:p>
          </table:table-cell>
          <table:table-cell table:formula="of:=[.E926]/(COUNT([.$A$60:.A926])-1)" office:value-type="float" office:value="179591.949817625">
            <text:p>179591.950</text:p>
          </table:table-cell>
          <table:table-cell table:formula="of:=[.J925]" office:value-type="float" office:value="995.483980185255">
            <text:p>995.4839801853</text:p>
          </table:table-cell>
          <table:table-cell table:formula="of:=[.K925]+[.$C$7]" office:value-type="float" office:value="3348.52278509928">
            <text:p>3348.5227850993</text:p>
          </table:table-cell>
          <table:table-cell table:formula="of:=[.H926]/([.F926]+[.H926])" office:value-type="float" office:value="0.0183038927223664">
            <text:p>0.0183038927</text:p>
          </table:table-cell>
          <table:table-cell table:formula="of:=[.G926]+[.I926]*([.A926] -[.G926] )" office:value-type="float" office:value="996.909304674233">
            <text:p>996.9093046742</text:p>
          </table:table-cell>
          <table:table-cell table:formula="of:=(1-[.I926])*[.H926]" office:value-type="float" office:value="3287.23178326242">
            <text:p>3287.2317832624</text:p>
          </table:table-cell>
          <table:table-cell table:formula="of:=ABS([.G926]-[.A926])" office:value-type="float" office:value="77.8700198147448">
            <text:p>77.87</text:p>
          </table:table-cell>
          <table:table-cell table:formula="of:=IF([.L926]&lt;[.$C$9];1;0)" office:value-type="float" office:value="1">
            <text:p>1</text:p>
          </table:table-cell>
          <table:table-cell/>
          <table:table-cell table:formula="of:=IF(AND([.M926];[.B926]);&quot;Not Jammed&quot;;IF([.M9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332.09">
            <text:p>1332.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6]+([.A927]-[.D926])/COUNTA([.$A$60:.A927])" office:value-type="float" office:value="1006.80719124424">
            <text:p>1006.807</text:p>
          </table:table-cell>
          <table:table-cell table:formula="of:=[.E926]+(([.A927]-[.D926])*([.A927]-[.D926]))" office:value-type="float" office:value="155632681.669017">
            <text:p>155632681.669</text:p>
          </table:table-cell>
          <table:table-cell table:formula="of:=[.E927]/(COUNT([.$A$60:.A927])-1)" office:value-type="float" office:value="179507.12995273">
            <text:p>179507.130</text:p>
          </table:table-cell>
          <table:table-cell table:formula="of:=[.J926]" office:value-type="float" office:value="996.909304674233">
            <text:p>996.9093046742</text:p>
          </table:table-cell>
          <table:table-cell table:formula="of:=[.K926]+[.$C$7]" office:value-type="float" office:value="3347.23178326242">
            <text:p>3347.2317832624</text:p>
          </table:table-cell>
          <table:table-cell table:formula="of:=[.H927]/([.F927]+[.H927])" office:value-type="float" office:value="0.0183054522270308">
            <text:p>0.0183054522</text:p>
          </table:table-cell>
          <table:table-cell table:formula="of:=[.G927]+[.I927]*([.A927] -[.G927] )" office:value-type="float" office:value="1003.04493887994">
            <text:p>1003.04493888</text:p>
          </table:table-cell>
          <table:table-cell table:formula="of:=(1-[.I927])*[.H927]" office:value-type="float" office:value="3285.95919176111">
            <text:p>3285.9591917611</text:p>
          </table:table-cell>
          <table:table-cell table:formula="of:=ABS([.G927]-[.A927])" office:value-type="float" office:value="335.180695325767">
            <text:p>335.18</text:p>
          </table:table-cell>
          <table:table-cell table:formula="of:=IF([.L927]&lt;[.$C$9];1;0)" office:value-type="float" office:value="0">
            <text:p>0</text:p>
          </table:table-cell>
          <table:table-cell/>
          <table:table-cell table:formula="of:=IF(AND([.M927];[.B927]);&quot;Not Jammed&quot;;IF([.M9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41.813">
            <text:p>1441.81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7]+([.A928]-[.D927])/COUNTA([.$A$60:.A928])" office:value-type="float" office:value="1007.30777330265">
            <text:p>1007.308</text:p>
          </table:table-cell>
          <table:table-cell table:formula="of:=[.E927]+(([.A928]-[.D927])*([.A928]-[.D927]))" office:value-type="float" office:value="155821911.722669">
            <text:p>155821911.723</text:p>
          </table:table-cell>
          <table:table-cell table:formula="of:=[.E928]/(COUNT([.$A$60:.A928])-1)" office:value-type="float" office:value="179518.331477729">
            <text:p>179518.331</text:p>
          </table:table-cell>
          <table:table-cell table:formula="of:=[.J927]" office:value-type="float" office:value="1003.04493887994">
            <text:p>1003.04493888</text:p>
          </table:table-cell>
          <table:table-cell table:formula="of:=[.K927]+[.$C$7]" office:value-type="float" office:value="3345.95919176111">
            <text:p>3345.9591917611</text:p>
          </table:table-cell>
          <table:table-cell table:formula="of:=[.H928]/([.F928]+[.H928])" office:value-type="float" office:value="0.0182974990880457">
            <text:p>0.0182974991</text:p>
          </table:table-cell>
          <table:table-cell table:formula="of:=[.G928]+[.I928]*([.A928] -[.G928] )" office:value-type="float" office:value="1011.07329707815">
            <text:p>1011.0732970782</text:p>
          </table:table-cell>
          <table:table-cell table:formula="of:=(1-[.I928])*[.H928]" office:value-type="float" office:value="3284.73650650123">
            <text:p>3284.7365065012</text:p>
          </table:table-cell>
          <table:table-cell table:formula="of:=ABS([.G928]-[.A928])" office:value-type="float" office:value="438.768061120058">
            <text:p>438.77</text:p>
          </table:table-cell>
          <table:table-cell table:formula="of:=IF([.L928]&lt;[.$C$9];1;0)" office:value-type="float" office:value="0">
            <text:p>0</text:p>
          </table:table-cell>
          <table:table-cell/>
          <table:table-cell table:formula="of:=IF(AND([.M928];[.B928]);&quot;Not Jammed&quot;;IF([.M9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9.854">
            <text:p>1459.8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8]+([.A929]-[.D928])/COUNTA([.$A$60:.A929])" office:value-type="float" office:value="1007.82794137931">
            <text:p>1007.828</text:p>
          </table:table-cell>
          <table:table-cell table:formula="of:=[.E928]+(([.A929]-[.D928])*([.A929]-[.D928]))" office:value-type="float" office:value="156026709.809967">
            <text:p>156026709.810</text:p>
          </table:table-cell>
          <table:table-cell table:formula="of:=[.E929]/(COUNT([.$A$60:.A929])-1)" office:value-type="float" office:value="179547.42210583">
            <text:p>179547.422</text:p>
          </table:table-cell>
          <table:table-cell table:formula="of:=[.J928]" office:value-type="float" office:value="1011.07329707815">
            <text:p>1011.0732970782</text:p>
          </table:table-cell>
          <table:table-cell table:formula="of:=[.K928]+[.$C$7]" office:value-type="float" office:value="3344.73650650123">
            <text:p>3344.7365065012</text:p>
          </table:table-cell>
          <table:table-cell table:formula="of:=[.H929]/([.F929]+[.H929])" office:value-type="float" office:value="0.0182880257517815">
            <text:p>0.0182880258</text:p>
          </table:table-cell>
          <table:table-cell table:formula="of:=[.G929]+[.I929]*([.A929] -[.G929] )" office:value-type="float" office:value="1019.28061013009">
            <text:p>1019.2806101301</text:p>
          </table:table-cell>
          <table:table-cell table:formula="of:=(1-[.I929])*[.H929]" office:value-type="float" office:value="3283.56787913741">
            <text:p>3283.5678791374</text:p>
          </table:table-cell>
          <table:table-cell table:formula="of:=ABS([.G929]-[.A929])" office:value-type="float" office:value="448.780702921851">
            <text:p>448.78</text:p>
          </table:table-cell>
          <table:table-cell table:formula="of:=IF([.L929]&lt;[.$C$9];1;0)" office:value-type="float" office:value="0">
            <text:p>0</text:p>
          </table:table-cell>
          <table:table-cell/>
          <table:table-cell table:formula="of:=IF(AND([.M929];[.B929]);&quot;Not Jammed&quot;;IF([.M9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25.605">
            <text:p>1425.6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29]+([.A930]-[.D929])/COUNTA([.$A$60:.A930])" office:value-type="float" office:value="1008.30759357061">
            <text:p>1008.308</text:p>
          </table:table-cell>
          <table:table-cell table:formula="of:=[.E929]+(([.A930]-[.D929])*([.A930]-[.D929]))" office:value-type="float" office:value="156201247.480676">
            <text:p>156201247.481</text:p>
          </table:table-cell>
          <table:table-cell table:formula="of:=[.E930]/(COUNT([.$A$60:.A930])-1)" office:value-type="float" office:value="179541.663770892">
            <text:p>179541.664</text:p>
          </table:table-cell>
          <table:table-cell table:formula="of:=[.J929]" office:value-type="float" office:value="1019.28061013009">
            <text:p>1019.2806101301</text:p>
          </table:table-cell>
          <table:table-cell table:formula="of:=[.K929]+[.$C$7]" office:value-type="float" office:value="3343.56787913741">
            <text:p>3343.5678791374</text:p>
          </table:table-cell>
          <table:table-cell table:formula="of:=[.H930]/([.F930]+[.H930])" office:value-type="float" office:value="0.0182823284798396">
            <text:p>0.0182823285</text:p>
          </table:table-cell>
          <table:table-cell table:formula="of:=[.G930]+[.I930]*([.A930] -[.G930] )" office:value-type="float" office:value="1026.70916609506">
            <text:p>1026.7091660951</text:p>
          </table:table-cell>
          <table:table-cell table:formula="of:=(1-[.I930])*[.H930]" office:value-type="float" office:value="3282.43967287638">
            <text:p>3282.4396728764</text:p>
          </table:table-cell>
          <table:table-cell table:formula="of:=ABS([.G930]-[.A930])" office:value-type="float" office:value="406.324389869913">
            <text:p>406.32</text:p>
          </table:table-cell>
          <table:table-cell table:formula="of:=IF([.L930]&lt;[.$C$9];1;0)" office:value-type="float" office:value="0">
            <text:p>0</text:p>
          </table:table-cell>
          <table:table-cell/>
          <table:table-cell table:formula="of:=IF(AND([.M930];[.B930]);&quot;Not Jammed&quot;;IF([.M9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97.531">
            <text:p>1497.53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0]+([.A931]-[.D930])/COUNTA([.$A$60:.A931])" office:value-type="float" office:value="1008.86862958716">
            <text:p>1008.869</text:p>
          </table:table-cell>
          <table:table-cell table:formula="of:=[.E930]+(([.A931]-[.D930])*([.A931]-[.D930]))" office:value-type="float" office:value="156440587.022075">
            <text:p>156440587.022</text:p>
          </table:table-cell>
          <table:table-cell table:formula="of:=[.E931]/(COUNT([.$A$60:.A931])-1)" office:value-type="float" office:value="179610.318050602">
            <text:p>179610.318</text:p>
          </table:table-cell>
          <table:table-cell table:formula="of:=[.J930]" office:value-type="float" office:value="1026.70916609506">
            <text:p>1026.7091660951</text:p>
          </table:table-cell>
          <table:table-cell table:formula="of:=[.K930]+[.$C$7]" office:value-type="float" office:value="3342.43967287638">
            <text:p>3342.4396728764</text:p>
          </table:table-cell>
          <table:table-cell table:formula="of:=[.H931]/([.F931]+[.H931])" office:value-type="float" office:value="0.0182694139977286">
            <text:p>0.018269414</text:p>
          </table:table-cell>
          <table:table-cell table:formula="of:=[.G931]+[.I931]*([.A931] -[.G931] )" office:value-type="float" office:value="1035.31080509784">
            <text:p>1035.3108050978</text:p>
          </table:table-cell>
          <table:table-cell table:formula="of:=(1-[.I931])*[.H931]" office:value-type="float" office:value="3281.37525873017">
            <text:p>3281.3752587302</text:p>
          </table:table-cell>
          <table:table-cell table:formula="of:=ABS([.G931]-[.A931])" office:value-type="float" office:value="470.821833904941">
            <text:p>470.82</text:p>
          </table:table-cell>
          <table:table-cell table:formula="of:=IF([.L931]&lt;[.$C$9];1;0)" office:value-type="float" office:value="0">
            <text:p>0</text:p>
          </table:table-cell>
          <table:table-cell/>
          <table:table-cell table:formula="of:=IF(AND([.M931];[.B931]);&quot;Not Jammed&quot;;IF([.M9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388.156">
            <text:p>1388.1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1]+([.A932]-[.D931])/COUNTA([.$A$60:.A932])" office:value-type="float" office:value="1009.30309392898">
            <text:p>1009.303</text:p>
          </table:table-cell>
          <table:table-cell table:formula="of:=[.E931]+(([.A932]-[.D931])*([.A932]-[.D931]))" office:value-type="float" office:value="156584445.931429">
            <text:p>156584445.931</text:p>
          </table:table-cell>
          <table:table-cell table:formula="of:=[.E932]/(COUNT([.$A$60:.A932])-1)" office:value-type="float" office:value="179569.318728703">
            <text:p>179569.319</text:p>
          </table:table-cell>
          <table:table-cell table:formula="of:=[.J931]" office:value-type="float" office:value="1035.31080509784">
            <text:p>1035.3108050978</text:p>
          </table:table-cell>
          <table:table-cell table:formula="of:=[.K931]+[.$C$7]" office:value-type="float" office:value="3341.37525873017">
            <text:p>3341.3752587302</text:p>
          </table:table-cell>
          <table:table-cell table:formula="of:=[.H932]/([.F932]+[.H932])" office:value-type="float" office:value="0.0182677960806366">
            <text:p>0.0182677961</text:p>
          </table:table-cell>
          <table:table-cell table:formula="of:=[.G932]+[.I932]*([.A932] -[.G932] )" office:value-type="float" office:value="1041.75650916634">
            <text:p>1041.7565091664</text:p>
          </table:table-cell>
          <table:table-cell table:formula="of:=(1-[.I932])*[.H932]" office:value-type="float" office:value="3280.3356968748">
            <text:p>3280.3356968748</text:p>
          </table:table-cell>
          <table:table-cell table:formula="of:=ABS([.G932]-[.A932])" office:value-type="float" office:value="352.845194902162">
            <text:p>352.85</text:p>
          </table:table-cell>
          <table:table-cell table:formula="of:=IF([.L932]&lt;[.$C$9];1;0)" office:value-type="float" office:value="0">
            <text:p>0</text:p>
          </table:table-cell>
          <table:table-cell/>
          <table:table-cell table:formula="of:=IF(AND([.M932];[.B932]);&quot;Not Jammed&quot;;IF([.M9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453.269">
            <text:p>1453.2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2]+([.A933]-[.D932])/COUNTA([.$A$60:.A933])" office:value-type="float" office:value="1009.81106407323">
            <text:p>1009.811</text:p>
          </table:table-cell>
          <table:table-cell table:formula="of:=[.E932]+(([.A933]-[.D932])*([.A933]-[.D932]))" office:value-type="float" office:value="156781551.657183">
            <text:p>156781551.657</text:p>
          </table:table-cell>
          <table:table-cell table:formula="of:=[.E933]/(COUNT([.$A$60:.A933])-1)" office:value-type="float" office:value="179589.406251069">
            <text:p>179589.406</text:p>
          </table:table-cell>
          <table:table-cell table:formula="of:=[.J932]" office:value-type="float" office:value="1041.75650916634">
            <text:p>1041.7565091664</text:p>
          </table:table-cell>
          <table:table-cell table:formula="of:=[.K932]+[.$C$7]" office:value-type="float" office:value="3340.3356968748">
            <text:p>3340.3356968748</text:p>
          </table:table-cell>
          <table:table-cell table:formula="of:=[.H933]/([.F933]+[.H933])" office:value-type="float" office:value="0.0182602110586553">
            <text:p>0.0182602111</text:p>
          </table:table-cell>
          <table:table-cell table:formula="of:=[.G933]+[.I933]*([.A933] -[.G933] )" office:value-type="float" office:value="1049.27081410224">
            <text:p>1049.2708141022</text:p>
          </table:table-cell>
          <table:table-cell table:formula="of:=(1-[.I933])*[.H933]" office:value-type="float" office:value="3279.3404620431">
            <text:p>3279.3404620431</text:p>
          </table:table-cell>
          <table:table-cell table:formula="of:=ABS([.G933]-[.A933])" office:value-type="float" office:value="411.512490833657">
            <text:p>411.51</text:p>
          </table:table-cell>
          <table:table-cell table:formula="of:=IF([.L933]&lt;[.$C$9];1;0)" office:value-type="float" office:value="0">
            <text:p>0</text:p>
          </table:table-cell>
          <table:table-cell/>
          <table:table-cell table:formula="of:=IF(AND([.M933];[.B933]);&quot;Not Jammed&quot;;IF([.M9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253.75">
            <text:p>1253.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3]+([.A934]-[.D933])/COUNTA([.$A$60:.A934])" office:value-type="float" office:value="1010.08985142857">
            <text:p>1010.090</text:p>
          </table:table-cell>
          <table:table-cell table:formula="of:=[.E933]+(([.A934]-[.D933])*([.A934]-[.D933]))" office:value-type="float" office:value="156841057.861644">
            <text:p>156841057.862</text:p>
          </table:table-cell>
          <table:table-cell table:formula="of:=[.E934]/(COUNT([.$A$60:.A934])-1)" office:value-type="float" office:value="179452.011283345">
            <text:p>179452.011</text:p>
          </table:table-cell>
          <table:table-cell table:formula="of:=[.J933]" office:value-type="float" office:value="1049.27081410224">
            <text:p>1049.2708141022</text:p>
          </table:table-cell>
          <table:table-cell table:formula="of:=[.K933]+[.$C$7]" office:value-type="float" office:value="3339.3404620431">
            <text:p>3339.3404620431</text:p>
          </table:table-cell>
          <table:table-cell table:formula="of:=[.H934]/([.F934]+[.H934])" office:value-type="float" office:value="0.0182685911021354">
            <text:p>0.0182685911</text:p>
          </table:table-cell>
          <table:table-cell table:formula="of:=[.G934]+[.I934]*([.A934] -[.G934] )" office:value-type="float" office:value="1053.0063607383">
            <text:p>1053.0063607383</text:p>
          </table:table-cell>
          <table:table-cell table:formula="of:=(1-[.I934])*[.H934]" office:value-type="float" office:value="3278.33541659122">
            <text:p>3278.3354165912</text:p>
          </table:table-cell>
          <table:table-cell table:formula="of:=ABS([.G934]-[.A934])" office:value-type="float" office:value="204.479185897761">
            <text:p>204.48</text:p>
          </table:table-cell>
          <table:table-cell table:formula="of:=IF([.L934]&lt;[.$C$9];1;0)" office:value-type="float" office:value="0">
            <text:p>0</text:p>
          </table:table-cell>
          <table:table-cell/>
          <table:table-cell table:formula="of:=IF(AND([.M934];[.B934]);&quot;Not Jammed&quot;;IF([.M9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01.316">
            <text:p>1101.3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4]+([.A935]-[.D934])/COUNTA([.$A$60:.A935])" office:value-type="float" office:value="1010.19399086758">
            <text:p>1010.194</text:p>
          </table:table-cell>
          <table:table-cell table:formula="of:=[.E934]+(([.A935]-[.D934])*([.A935]-[.D934]))" office:value-type="float" office:value="156849380.071827">
            <text:p>156849380.072</text:p>
          </table:table-cell>
          <table:table-cell table:formula="of:=[.E935]/(COUNT([.$A$60:.A935])-1)" office:value-type="float" office:value="179256.434367802">
            <text:p>179256.434</text:p>
          </table:table-cell>
          <table:table-cell table:formula="of:=[.J934]" office:value-type="float" office:value="1053.0063607383">
            <text:p>1053.0063607383</text:p>
          </table:table-cell>
          <table:table-cell table:formula="of:=[.K934]+[.$C$7]" office:value-type="float" office:value="3338.33541659122">
            <text:p>3338.3354165912</text:p>
          </table:table-cell>
          <table:table-cell table:formula="of:=[.H935]/([.F935]+[.H935])" office:value-type="float" office:value="0.018282754870433">
            <text:p>0.0182827549</text:p>
          </table:table-cell>
          <table:table-cell table:formula="of:=[.G935]+[.I935]*([.A935] -[.G935] )" office:value-type="float" office:value="1053.8895940308">
            <text:p>1053.8895940308</text:p>
          </table:table-cell>
          <table:table-cell table:formula="of:=(1-[.I935])*[.H935]" office:value-type="float" office:value="3277.3014484944">
            <text:p>3277.3014484944</text:p>
          </table:table-cell>
          <table:table-cell table:formula="of:=ABS([.G935]-[.A935])" office:value-type="float" office:value="48.3096392616974">
            <text:p>48.31</text:p>
          </table:table-cell>
          <table:table-cell table:formula="of:=IF([.L935]&lt;[.$C$9];1;0)" office:value-type="float" office:value="1">
            <text:p>1</text:p>
          </table:table-cell>
          <table:table-cell/>
          <table:table-cell table:formula="of:=IF(AND([.M935];[.B935]);&quot;Not Jammed&quot;;IF([.M93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9.375">
            <text:p>1069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5]+([.A936]-[.D935])/COUNTA([.$A$60:.A936])" office:value-type="float" office:value="1010.26147206385">
            <text:p>1010.261</text:p>
          </table:table-cell>
          <table:table-cell table:formula="of:=[.E935]+(([.A936]-[.D935])*([.A936]-[.D935]))" office:value-type="float" office:value="156852882.463669">
            <text:p>156852882.464</text:p>
          </table:table-cell>
          <table:table-cell table:formula="of:=[.E936]/(COUNT([.$A$60:.A936])-1)" office:value-type="float" office:value="179055.801899166">
            <text:p>179055.802</text:p>
          </table:table-cell>
          <table:table-cell table:formula="of:=[.J935]" office:value-type="float" office:value="1053.8895940308">
            <text:p>1053.8895940308</text:p>
          </table:table-cell>
          <table:table-cell table:formula="of:=[.K935]+[.$C$7]" office:value-type="float" office:value="3337.3014484944">
            <text:p>3337.3014484944</text:p>
          </table:table-cell>
          <table:table-cell table:formula="of:=[.H936]/([.F936]+[.H936])" office:value-type="float" office:value="0.0182973006503056">
            <text:p>0.0182973007</text:p>
          </table:table-cell>
          <table:table-cell table:formula="of:=[.G936]+[.I936]*([.A936] -[.G936] )" office:value-type="float" office:value="1054.17293515951">
            <text:p>1054.1729351595</text:p>
          </table:table-cell>
          <table:table-cell table:formula="of:=(1-[.I936])*[.H936]" office:value-type="float" office:value="3276.2378405306">
            <text:p>3276.2378405306</text:p>
          </table:table-cell>
          <table:table-cell table:formula="of:=ABS([.G936]-[.A936])" office:value-type="float" office:value="15.4854059691968">
            <text:p>15.49</text:p>
          </table:table-cell>
          <table:table-cell table:formula="of:=IF([.L936]&lt;[.$C$9];1;0)" office:value-type="float" office:value="1">
            <text:p>1</text:p>
          </table:table-cell>
          <table:table-cell/>
          <table:table-cell table:formula="of:=IF(AND([.M936];[.B936]);&quot;Not Jammed&quot;;IF([.M9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93.64">
            <text:p>1093.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6]+([.A937]-[.D936])/COUNTA([.$A$60:.A937])" office:value-type="float" office:value="1010.35643621868">
            <text:p>1010.356</text:p>
          </table:table-cell>
          <table:table-cell table:formula="of:=[.E936]+(([.A937]-[.D936])*([.A937]-[.D936]))" office:value-type="float" office:value="156859834.44259">
            <text:p>156859834.443</text:p>
          </table:table-cell>
          <table:table-cell table:formula="of:=[.E937]/(COUNT([.$A$60:.A937])-1)" office:value-type="float" office:value="178859.560367833">
            <text:p>178859.560</text:p>
          </table:table-cell>
          <table:table-cell table:formula="of:=[.J936]" office:value-type="float" office:value="1054.17293515951">
            <text:p>1054.1729351595</text:p>
          </table:table-cell>
          <table:table-cell table:formula="of:=[.K936]+[.$C$7]" office:value-type="float" office:value="3336.2378405306">
            <text:p>3336.2378405306</text:p>
          </table:table-cell>
          <table:table-cell table:formula="of:=[.H937]/([.F937]+[.H937])" office:value-type="float" office:value="0.0183112776108875">
            <text:p>0.0183112776</text:p>
          </table:table-cell>
          <table:table-cell table:formula="of:=[.G937]+[.I937]*([.A937] -[.G937] )" office:value-type="float" office:value="1054.89562754029">
            <text:p>1054.8956275403</text:p>
          </table:table-cell>
          <table:table-cell table:formula="of:=(1-[.I937])*[.H937]" office:value-type="float" office:value="3275.14706325669">
            <text:p>3275.1470632567</text:p>
          </table:table-cell>
          <table:table-cell table:formula="of:=ABS([.G937]-[.A937])" office:value-type="float" office:value="39.4670648404865">
            <text:p>39.47</text:p>
          </table:table-cell>
          <table:table-cell table:formula="of:=IF([.L937]&lt;[.$C$9];1;0)" office:value-type="float" office:value="1">
            <text:p>1</text:p>
          </table:table-cell>
          <table:table-cell/>
          <table:table-cell table:formula="of:=IF(AND([.M937];[.B937]);&quot;Not Jammed&quot;;IF([.M9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110.54">
            <text:p>1110.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7]+([.A938]-[.D937])/COUNTA([.$A$60:.A938])" office:value-type="float" office:value="1010.47041069397">
            <text:p>1010.470</text:p>
          </table:table-cell>
          <table:table-cell table:formula="of:=[.E937]+(([.A938]-[.D937])*([.A938]-[.D937]))" office:value-type="float" office:value="156869871.189042">
            <text:p>156869871.189</text:p>
          </table:table-cell>
          <table:table-cell table:formula="of:=[.E938]/(COUNT([.$A$60:.A938])-1)" office:value-type="float" office:value="178667.27925859">
            <text:p>178667.279</text:p>
          </table:table-cell>
          <table:table-cell table:formula="of:=[.J937]" office:value-type="float" office:value="1054.89562754029">
            <text:p>1054.8956275403</text:p>
          </table:table-cell>
          <table:table-cell table:formula="of:=[.K937]+[.$C$7]" office:value-type="float" office:value="3335.14706325669">
            <text:p>3335.1470632567</text:p>
          </table:table-cell>
          <table:table-cell table:formula="of:=[.H938]/([.F938]+[.H938])" office:value-type="float" office:value="0.0183247395689052">
            <text:p>0.0183247396</text:p>
          </table:table-cell>
          <table:table-cell table:formula="of:=[.G938]+[.I938]*([.A938] -[.G938] )" office:value-type="float" office:value="1055.91529617409">
            <text:p>1055.9152961741</text:p>
          </table:table-cell>
          <table:table-cell table:formula="of:=(1-[.I938])*[.H938]" office:value-type="float" office:value="3274.03136189852">
            <text:p>3274.0313618985</text:p>
          </table:table-cell>
          <table:table-cell table:formula="of:=ABS([.G938]-[.A938])" office:value-type="float" office:value="55.6443724597052">
            <text:p>55.64</text:p>
          </table:table-cell>
          <table:table-cell table:formula="of:=IF([.L938]&lt;[.$C$9];1;0)" office:value-type="float" office:value="1">
            <text:p>1</text:p>
          </table:table-cell>
          <table:table-cell/>
          <table:table-cell table:formula="of:=IF(AND([.M938];[.B938]);&quot;Not Jammed&quot;;IF([.M9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69.665">
            <text:p>1069.6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8]+([.A939]-[.D938])/COUNTA([.$A$60:.A939])" office:value-type="float" office:value="1010.53767727273">
            <text:p>1010.538</text:p>
          </table:table-cell>
          <table:table-cell table:formula="of:=[.E938]+(([.A939]-[.D938])*([.A939]-[.D938]))" office:value-type="float" office:value="156873375.188445">
            <text:p>156873375.188</text:p>
          </table:table-cell>
          <table:table-cell table:formula="of:=[.E939]/(COUNT([.$A$60:.A939])-1)" office:value-type="float" office:value="178468.003627355">
            <text:p>178468.004</text:p>
          </table:table-cell>
          <table:table-cell table:formula="of:=[.J938]" office:value-type="float" office:value="1055.91529617409">
            <text:p>1055.9152961741</text:p>
          </table:table-cell>
          <table:table-cell table:formula="of:=[.K938]+[.$C$7]" office:value-type="float" office:value="3334.03136189852">
            <text:p>3334.0313618985</text:p>
          </table:table-cell>
          <table:table-cell table:formula="of:=[.H939]/([.F939]+[.H939])" office:value-type="float" office:value="0.0183388011146058">
            <text:p>0.0183388011</text:p>
          </table:table-cell>
          <table:table-cell table:formula="of:=[.G939]+[.I939]*([.A939] -[.G939] )" office:value-type="float" office:value="1056.16744925794">
            <text:p>1056.167449258</text:p>
          </table:table-cell>
          <table:table-cell table:formula="of:=(1-[.I939])*[.H939]" office:value-type="float" office:value="3272.8892238428">
            <text:p>3272.8892238428</text:p>
          </table:table-cell>
          <table:table-cell table:formula="of:=ABS([.G939]-[.A939])" office:value-type="float" office:value="13.749703825906">
            <text:p>13.75</text:p>
          </table:table-cell>
          <table:table-cell table:formula="of:=IF([.L939]&lt;[.$C$9];1;0)" office:value-type="float" office:value="1">
            <text:p>1</text:p>
          </table:table-cell>
          <table:table-cell/>
          <table:table-cell table:formula="of:=IF(AND([.M939];[.B939]);&quot;Not Jammed&quot;;IF([.M93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7.534">
            <text:p>1047.5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39]+([.A940]-[.D939])/COUNTA([.$A$60:.A940])" office:value-type="float" office:value="1010.5796708286">
            <text:p>1010.580</text:p>
          </table:table-cell>
          <table:table-cell table:formula="of:=[.E939]+(([.A940]-[.D939])*([.A940]-[.D939]))" office:value-type="float" office:value="156874743.91634">
            <text:p>156874743.916</text:p>
          </table:table-cell>
          <table:table-cell table:formula="of:=[.E940]/(COUNT([.$A$60:.A940])-1)" office:value-type="float" office:value="178266.754450387">
            <text:p>178266.754</text:p>
          </table:table-cell>
          <table:table-cell table:formula="of:=[.J939]" office:value-type="float" office:value="1056.16744925794">
            <text:p>1056.167449258</text:p>
          </table:table-cell>
          <table:table-cell table:formula="of:=[.K939]+[.$C$7]" office:value-type="float" office:value="3332.8892238428">
            <text:p>3332.8892238428</text:p>
          </table:table-cell>
          <table:table-cell table:formula="of:=[.H940]/([.F940]+[.H940])" office:value-type="float" office:value="0.0183529502393829">
            <text:p>0.0183529502</text:p>
          </table:table-cell>
          <table:table-cell table:formula="of:=[.G940]+[.I940]*([.A940] -[.G940] )" office:value-type="float" office:value="1056.00899999332">
            <text:p>1056.0089999933</text:p>
          </table:table-cell>
          <table:table-cell table:formula="of:=(1-[.I940])*[.H940]" office:value-type="float" office:value="3271.72087376424">
            <text:p>3271.7208737642</text:p>
          </table:table-cell>
          <table:table-cell table:formula="of:=ABS([.G940]-[.A940])" office:value-type="float" office:value="8.63344925794195">
            <text:p>8.63</text:p>
          </table:table-cell>
          <table:table-cell table:formula="of:=IF([.L940]&lt;[.$C$9];1;0)" office:value-type="float" office:value="1">
            <text:p>1</text:p>
          </table:table-cell>
          <table:table-cell/>
          <table:table-cell table:formula="of:=IF(AND([.M940];[.B940]);&quot;Not Jammed&quot;;IF([.M94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16.965">
            <text:p>916.9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0]+([.A941]-[.D940])/COUNTA([.$A$60:.A941])" office:value-type="float" office:value="1010.47353174603">
            <text:p>1010.474</text:p>
          </table:table-cell>
          <table:table-cell table:formula="of:=[.E940]+(([.A941]-[.D940])*([.A941]-[.D940]))" office:value-type="float" office:value="156883507.622935">
            <text:p>156883507.623</text:p>
          </table:table-cell>
          <table:table-cell table:formula="of:=[.E941]/(COUNT([.$A$60:.A941])-1)" office:value-type="float" office:value="178074.35598517">
            <text:p>178074.356</text:p>
          </table:table-cell>
          <table:table-cell table:formula="of:=[.J940]" office:value-type="float" office:value="1056.00899999332">
            <text:p>1056.0089999933</text:p>
          </table:table-cell>
          <table:table-cell table:formula="of:=[.K940]+[.$C$7]" office:value-type="float" office:value="3331.72087376424">
            <text:p>3331.7208737642</text:p>
          </table:table-cell>
          <table:table-cell table:formula="of:=[.H941]/([.F941]+[.H941])" office:value-type="float" office:value="0.0183660929746861">
            <text:p>0.018366093</text:p>
          </table:table-cell>
          <table:table-cell table:formula="of:=[.G941]+[.I941]*([.A941] -[.G941] )" office:value-type="float" office:value="1053.45530496187">
            <text:p>1053.4553049619</text:p>
          </table:table-cell>
          <table:table-cell table:formula="of:=(1-[.I941])*[.H941]" office:value-type="float" office:value="3270.53017843098">
            <text:p>3270.530178431</text:p>
          </table:table-cell>
          <table:table-cell table:formula="of:=ABS([.G941]-[.A941])" office:value-type="float" office:value="139.043999993317">
            <text:p>139.04</text:p>
          </table:table-cell>
          <table:table-cell table:formula="of:=IF([.L941]&lt;[.$C$9];1;0)" office:value-type="float" office:value="1">
            <text:p>1</text:p>
          </table:table-cell>
          <table:table-cell/>
          <table:table-cell table:formula="of:=IF(AND([.M941];[.B941]);&quot;Not Jammed&quot;;IF([.M94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2.135">
            <text:p>522.1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1]+([.A942]-[.D941])/COUNTA([.$A$60:.A942])" office:value-type="float" office:value="1009.92048697622">
            <text:p>1009.920</text:p>
          </table:table-cell>
          <table:table-cell table:formula="of:=[.E941]+(([.A942]-[.D941])*([.A942]-[.D941]))" office:value-type="float" office:value="157121982.144522">
            <text:p>157121982.145</text:p>
          </table:table-cell>
          <table:table-cell table:formula="of:=[.E942]/(COUNT([.$A$60:.A942])-1)" office:value-type="float" office:value="178142.836898552">
            <text:p>178142.837</text:p>
          </table:table-cell>
          <table:table-cell table:formula="of:=[.J941]" office:value-type="float" office:value="1053.45530496187">
            <text:p>1053.4553049619</text:p>
          </table:table-cell>
          <table:table-cell table:formula="of:=[.K941]+[.$C$7]" office:value-type="float" office:value="3330.53017843098">
            <text:p>3330.530178431</text:p>
          </table:table-cell>
          <table:table-cell table:formula="of:=[.H942]/([.F942]+[.H942])" office:value-type="float" office:value="0.018352721570533">
            <text:p>0.0183527216</text:p>
          </table:table-cell>
          <table:table-cell table:formula="of:=[.G942]+[.I942]*([.A942] -[.G942] )" office:value-type="float" office:value="1043.70413134013">
            <text:p>1043.7041313401</text:p>
          </table:table-cell>
          <table:table-cell table:formula="of:=(1-[.I942])*[.H942]" office:value-type="float" office:value="3269.40588538398">
            <text:p>3269.405885384</text:p>
          </table:table-cell>
          <table:table-cell table:formula="of:=ABS([.G942]-[.A942])" office:value-type="float" office:value="531.320304961867">
            <text:p>531.32</text:p>
          </table:table-cell>
          <table:table-cell table:formula="of:=IF([.L942]&lt;[.$C$9];1;0)" office:value-type="float" office:value="0">
            <text:p>0</text:p>
          </table:table-cell>
          <table:table-cell/>
          <table:table-cell table:formula="of:=IF(AND([.M942];[.B942]);&quot;Not Jammed&quot;;IF([.M9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2]+([.A943]-[.D942])/COUNTA([.$A$60:.A943])" office:value-type="float" office:value="1009.37070022624">
            <text:p>1009.371</text:p>
          </table:table-cell>
          <table:table-cell table:formula="of:=[.E942]+(([.A943]-[.D942])*([.A943]-[.D942]))" office:value-type="float" office:value="157358189.309995">
            <text:p>157358189.310</text:p>
          </table:table-cell>
          <table:table-cell table:formula="of:=[.E943]/(COUNT([.$A$60:.A943])-1)" office:value-type="float" office:value="178208.594915057">
            <text:p>178208.595</text:p>
          </table:table-cell>
          <table:table-cell table:formula="of:=[.J942]" office:value-type="float" office:value="1043.70413134013">
            <text:p>1043.7041313401</text:p>
          </table:table-cell>
          <table:table-cell table:formula="of:=[.K942]+[.$C$7]" office:value-type="float" office:value="3329.40588538398">
            <text:p>3329.405885384</text:p>
          </table:table-cell>
          <table:table-cell table:formula="of:=[.H943]/([.F943]+[.H943])" office:value-type="float" office:value="0.0183399942199644">
            <text:p>0.0183399942</text:p>
          </table:table-cell>
          <table:table-cell table:formula="of:=[.G943]+[.I943]*([.A943] -[.G943] )" office:value-type="float" office:value="1034.17109163579">
            <text:p>1034.1710916358</text:p>
          </table:table-cell>
          <table:table-cell table:formula="of:=(1-[.I943])*[.H943]" office:value-type="float" office:value="3268.34460069012">
            <text:p>3268.3446006901</text:p>
          </table:table-cell>
          <table:table-cell table:formula="of:=ABS([.G943]-[.A943])" office:value-type="float" office:value="519.795131340131">
            <text:p>519.80</text:p>
          </table:table-cell>
          <table:table-cell table:formula="of:=IF([.L943]&lt;[.$C$9];1;0)" office:value-type="float" office:value="0">
            <text:p>0</text:p>
          </table:table-cell>
          <table:table-cell/>
          <table:table-cell table:formula="of:=IF(AND([.M943];[.B943]);&quot;Not Jammed&quot;;IF([.M9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3]+([.A944]-[.D943])/COUNTA([.$A$60:.A944])" office:value-type="float" office:value="1008.81798757062">
            <text:p>1008.818</text:p>
          </table:table-cell>
          <table:table-cell table:formula="of:=[.E943]+(([.A944]-[.D943])*([.A944]-[.D943]))" office:value-type="float" office:value="157597457.717527">
            <text:p>157597457.718</text:p>
          </table:table-cell>
          <table:table-cell table:formula="of:=[.E944]/(COUNT([.$A$60:.A944])-1)" office:value-type="float" office:value="178277.667101275">
            <text:p>178277.667</text:p>
          </table:table-cell>
          <table:table-cell table:formula="of:=[.J943]" office:value-type="float" office:value="1034.17109163579">
            <text:p>1034.1710916358</text:p>
          </table:table-cell>
          <table:table-cell table:formula="of:=[.K943]+[.$C$7]" office:value-type="float" office:value="3328.34460069012">
            <text:p>3328.3446006901</text:p>
          </table:table-cell>
          <table:table-cell table:formula="of:=[.H944]/([.F944]+[.H944])" office:value-type="float" office:value="0.0183272820624038">
            <text:p>0.0183272821</text:p>
          </table:table-cell>
          <table:table-cell table:formula="of:=[.G944]+[.I944]*([.A944] -[.G944] )" office:value-type="float" office:value="1024.7517650131">
            <text:p>1024.7517650131</text:p>
          </table:table-cell>
          <table:table-cell table:formula="of:=(1-[.I944])*[.H944]" office:value-type="float" office:value="3267.3450903924">
            <text:p>3267.3450903924</text:p>
          </table:table-cell>
          <table:table-cell table:formula="of:=ABS([.G944]-[.A944])" office:value-type="float" office:value="513.951091635788">
            <text:p>513.95</text:p>
          </table:table-cell>
          <table:table-cell table:formula="of:=IF([.L944]&lt;[.$C$9];1;0)" office:value-type="float" office:value="0">
            <text:p>0</text:p>
          </table:table-cell>
          <table:table-cell/>
          <table:table-cell table:formula="of:=IF(AND([.M944];[.B944]);&quot;Not Jammed&quot;;IF([.M9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4]+([.A945]-[.D944])/COUNTA([.$A$60:.A945])" office:value-type="float" office:value="1008.27677088036">
            <text:p>1008.277</text:p>
          </table:table-cell>
          <table:table-cell table:formula="of:=[.E944]+(([.A945]-[.D944])*([.A945]-[.D944]))" office:value-type="float" office:value="157827395.217931">
            <text:p>157827395.218</text:p>
          </table:table-cell>
          <table:table-cell table:formula="of:=[.E945]/(COUNT([.$A$60:.A945])-1)" office:value-type="float" office:value="178336.039794272">
            <text:p>178336.040</text:p>
          </table:table-cell>
          <table:table-cell table:formula="of:=[.J944]" office:value-type="float" office:value="1024.7517650131">
            <text:p>1024.7517650131</text:p>
          </table:table-cell>
          <table:table-cell table:formula="of:=[.K944]+[.$C$7]" office:value-type="float" office:value="3327.3450903924">
            <text:p>3327.3450903924</text:p>
          </table:table-cell>
          <table:table-cell table:formula="of:=[.H945]/([.F945]+[.H945])" office:value-type="float" office:value="0.0183159919237709">
            <text:p>0.0183159919</text:p>
          </table:table-cell>
          <table:table-cell table:formula="of:=[.G945]+[.I945]*([.A945] -[.G945] )" office:value-type="float" office:value="1015.6770744865">
            <text:p>1015.6770744865</text:p>
          </table:table-cell>
          <table:table-cell table:formula="of:=(1-[.I945])*[.H945]" office:value-type="float" office:value="3266.40146458917">
            <text:p>3266.4014645892</text:p>
          </table:table-cell>
          <table:table-cell table:formula="of:=ABS([.G945]-[.A945])" office:value-type="float" office:value="495.451765013098">
            <text:p>495.45</text:p>
          </table:table-cell>
          <table:table-cell table:formula="of:=IF([.L945]&lt;[.$C$9];1;0)" office:value-type="float" office:value="0">
            <text:p>0</text:p>
          </table:table-cell>
          <table:table-cell/>
          <table:table-cell table:formula="of:=IF(AND([.M945];[.B945]);&quot;Not Jammed&quot;;IF([.M94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515">
            <text:p>529.5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5]+([.A946]-[.D945])/COUNTA([.$A$60:.A946])" office:value-type="float" office:value="1007.73701691094">
            <text:p>1007.737</text:p>
          </table:table-cell>
          <table:table-cell table:formula="of:=[.E945]+(([.A946]-[.D945])*([.A946]-[.D945]))" office:value-type="float" office:value="158056608.051187">
            <text:p>158056608.051</text:p>
          </table:table-cell>
          <table:table-cell table:formula="of:=[.E946]/(COUNT([.$A$60:.A946])-1)" office:value-type="float" office:value="178393.462811724">
            <text:p>178393.463</text:p>
          </table:table-cell>
          <table:table-cell table:formula="of:=[.J945]" office:value-type="float" office:value="1015.6770744865">
            <text:p>1015.6770744865</text:p>
          </table:table-cell>
          <table:table-cell table:formula="of:=[.K945]+[.$C$7]" office:value-type="float" office:value="3326.40146458917">
            <text:p>3326.4014645892</text:p>
          </table:table-cell>
          <table:table-cell table:formula="of:=[.H946]/([.F946]+[.H946])" office:value-type="float" office:value="0.0183051064771391">
            <text:p>0.0183051065</text:p>
          </table:table-cell>
          <table:table-cell table:formula="of:=[.G946]+[.I946]*([.A946] -[.G946] )" office:value-type="float" office:value="1006.77782594788">
            <text:p>1006.7778259479</text:p>
          </table:table-cell>
          <table:table-cell table:formula="of:=(1-[.I946])*[.H946]" office:value-type="float" office:value="3265.51133159415">
            <text:p>3265.5113315942</text:p>
          </table:table-cell>
          <table:table-cell table:formula="of:=ABS([.G946]-[.A946])" office:value-type="float" office:value="486.1620744865">
            <text:p>486.16</text:p>
          </table:table-cell>
          <table:table-cell table:formula="of:=IF([.L946]&lt;[.$C$9];1;0)" office:value-type="float" office:value="0">
            <text:p>0</text:p>
          </table:table-cell>
          <table:table-cell/>
          <table:table-cell table:formula="of:=IF(AND([.M946];[.B946]);&quot;Not Jammed&quot;;IF([.M9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46]+([.A947]-[.D946])/COUNTA([.$A$60:.A947])" office:value-type="float" office:value="1007.18593355856">
            <text:p>1007.186</text:p>
          </table:table-cell>
          <table:table-cell table:formula="of:=[.E946]+(([.A947]-[.D946])*([.A947]-[.D946]))" office:value-type="float" office:value="158296083.234783">
            <text:p>158296083.235</text:p>
          </table:table-cell>
          <table:table-cell table:formula="of:=[.E947]/(COUNT([.$A$60:.A947])-1)" office:value-type="float" office:value="178462.326082055">
            <text:p>178462.326</text:p>
          </table:table-cell>
          <table:table-cell table:formula="of:=[.J946]" office:value-type="float" office:value="1006.77782594788">
            <text:p>1006.7778259479</text:p>
          </table:table-cell>
          <table:table-cell table:formula="of:=[.K946]+[.$C$7]" office:value-type="float" office:value="3325.51133159415">
            <text:p>3325.5113315942</text:p>
          </table:table-cell>
          <table:table-cell table:formula="of:=[.H947]/([.F947]+[.H947])" office:value-type="float" office:value="0.0182933653808045">
            <text:p>0.0182933654</text:p>
          </table:table-cell>
          <table:table-cell table:formula="of:=[.G947]+[.I947]*([.A947] -[.G947] )" office:value-type="float" office:value="997.843294599796">
            <text:p>997.8432945998</text:p>
          </table:table-cell>
          <table:table-cell table:formula="of:=(1-[.I947])*[.H947]" office:value-type="float" office:value="3264.6765377273">
            <text:p>3264.6765377273</text:p>
          </table:table-cell>
          <table:table-cell table:formula="of:=ABS([.G947]-[.A947])" office:value-type="float" office:value="488.402825947878">
            <text:p>488.40</text:p>
          </table:table-cell>
          <table:table-cell table:formula="of:=IF([.L947]&lt;[.$C$9];1;0)" office:value-type="float" office:value="0">
            <text:p>0</text:p>
          </table:table-cell>
          <table:table-cell/>
          <table:table-cell table:formula="of:=IF(AND([.M947];[.B947]);&quot;Not Jammed&quot;;IF([.M9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7]+([.A948]-[.D947])/COUNTA([.$A$60:.A948])" office:value-type="float" office:value="1006.64231496063">
            <text:p>1006.642</text:p>
          </table:table-cell>
          <table:table-cell table:formula="of:=[.E947]+(([.A948]-[.D947])*([.A948]-[.D947]))" office:value-type="float" office:value="158529639.829292">
            <text:p>158529639.829</text:p>
          </table:table-cell>
          <table:table-cell table:formula="of:=[.E948]/(COUNT([.$A$60:.A948])-1)" office:value-type="float" office:value="178524.369177131">
            <text:p>178524.369</text:p>
          </table:table-cell>
          <table:table-cell table:formula="of:=[.J947]" office:value-type="float" office:value="997.843294599796">
            <text:p>997.8432945998</text:p>
          </table:table-cell>
          <table:table-cell table:formula="of:=[.K947]+[.$C$7]" office:value-type="float" office:value="3324.6765377273">
            <text:p>3324.6765377273</text:p>
          </table:table-cell>
          <table:table-cell table:formula="of:=[.H948]/([.F948]+[.H948])" office:value-type="float" office:value="0.0182826174570112">
            <text:p>0.0182826175</text:p>
          </table:table-cell>
          <table:table-cell table:formula="of:=[.G948]+[.I948]*([.A948] -[.G948] )" office:value-type="float" office:value="989.17853519187">
            <text:p>989.1785351919</text:p>
          </table:table-cell>
          <table:table-cell table:formula="of:=(1-[.I948])*[.H948]" office:value-type="float" office:value="3263.89274841973">
            <text:p>3263.8927484197</text:p>
          </table:table-cell>
          <table:table-cell table:formula="of:=ABS([.G948]-[.A948])" office:value-type="float" office:value="473.934294599796">
            <text:p>473.93</text:p>
          </table:table-cell>
          <table:table-cell table:formula="of:=IF([.L948]&lt;[.$C$9];1;0)" office:value-type="float" office:value="0">
            <text:p>0</text:p>
          </table:table-cell>
          <table:table-cell/>
          <table:table-cell table:formula="of:=IF(AND([.M948];[.B948]);&quot;Not Jammed&quot;;IF([.M94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4.833">
            <text:p>534.8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8]+([.A949]-[.D948])/COUNTA([.$A$60:.A949])" office:value-type="float" office:value="1006.11219213483">
            <text:p>1006.112</text:p>
          </table:table-cell>
          <table:table-cell table:formula="of:=[.E948]+(([.A949]-[.D948])*([.A949]-[.D948]))" office:value-type="float" office:value="158752243.858976">
            <text:p>158752243.859</text:p>
          </table:table-cell>
          <table:table-cell table:formula="of:=[.E949]/(COUNT([.$A$60:.A949])-1)" office:value-type="float" office:value="178573.952597273">
            <text:p>178573.953</text:p>
          </table:table-cell>
          <table:table-cell table:formula="of:=[.J948]" office:value-type="float" office:value="989.17853519187">
            <text:p>989.1785351919</text:p>
          </table:table-cell>
          <table:table-cell table:formula="of:=[.K948]+[.$C$7]" office:value-type="float" office:value="3323.89274841973">
            <text:p>3323.8927484197</text:p>
          </table:table-cell>
          <table:table-cell table:formula="of:=[.H949]/([.F949]+[.H949])" office:value-type="float" office:value="0.0182734036354457">
            <text:p>0.0182734036</text:p>
          </table:table-cell>
          <table:table-cell table:formula="of:=[.G949]+[.I949]*([.A949] -[.G949] )" office:value-type="float" office:value="980.876095837346">
            <text:p>980.8760958373</text:p>
          </table:table-cell>
          <table:table-cell table:formula="of:=(1-[.I949])*[.H949]" office:value-type="float" office:value="3263.15391458692">
            <text:p>3263.1539145869</text:p>
          </table:table-cell>
          <table:table-cell table:formula="of:=ABS([.G949]-[.A949])" office:value-type="float" office:value="454.34553519187">
            <text:p>454.35</text:p>
          </table:table-cell>
          <table:table-cell table:formula="of:=IF([.L949]&lt;[.$C$9];1;0)" office:value-type="float" office:value="0">
            <text:p>0</text:p>
          </table:table-cell>
          <table:table-cell/>
          <table:table-cell table:formula="of:=IF(AND([.M949];[.B949]);&quot;Not Jammed&quot;;IF([.M9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515">
            <text:p>529.5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49]+([.A950]-[.D949])/COUNTA([.$A$60:.A950])" office:value-type="float" office:value="1005.57729068462">
            <text:p>1005.577</text:p>
          </table:table-cell>
          <table:table-cell table:formula="of:=[.E949]+(([.A950]-[.D949])*([.A950]-[.D949]))" office:value-type="float" office:value="158979388.742527">
            <text:p>158979388.743</text:p>
          </table:table-cell>
          <table:table-cell table:formula="of:=[.E950]/(COUNT([.$A$60:.A950])-1)" office:value-type="float" office:value="178628.526676996">
            <text:p>178628.527</text:p>
          </table:table-cell>
          <table:table-cell table:formula="of:=[.J949]" office:value-type="float" office:value="980.876095837346">
            <text:p>980.8760958373</text:p>
          </table:table-cell>
          <table:table-cell table:formula="of:=[.K949]+[.$C$7]" office:value-type="float" office:value="3323.15391458692">
            <text:p>3323.1539145869</text:p>
          </table:table-cell>
          <table:table-cell table:formula="of:=[.H950]/([.F950]+[.H950])" office:value-type="float" office:value="0.0182639363581709">
            <text:p>0.0182639364</text:p>
          </table:table-cell>
          <table:table-cell table:formula="of:=[.G950]+[.I950]*([.A950] -[.G950] )" office:value-type="float" office:value="972.632465508418">
            <text:p>972.6324655084</text:p>
          </table:table-cell>
          <table:table-cell table:formula="of:=(1-[.I950])*[.H950]" office:value-type="float" office:value="3262.4600429825">
            <text:p>3262.4600429825</text:p>
          </table:table-cell>
          <table:table-cell table:formula="of:=ABS([.G950]-[.A950])" office:value-type="float" office:value="451.361095837346">
            <text:p>451.36</text:p>
          </table:table-cell>
          <table:table-cell table:formula="of:=IF([.L950]&lt;[.$C$9];1;0)" office:value-type="float" office:value="0">
            <text:p>0</text:p>
          </table:table-cell>
          <table:table-cell/>
          <table:table-cell table:formula="of:=IF(AND([.M950];[.B950]);&quot;Not Jammed&quot;;IF([.M9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0]+([.A951]-[.D950])/COUNTA([.$A$60:.A951])" office:value-type="float" office:value="1005.02903139013">
            <text:p>1005.029</text:p>
          </table:table-cell>
          <table:table-cell table:formula="of:=[.E950]+(([.A951]-[.D950])*([.A951]-[.D950]))" office:value-type="float" office:value="159218555.995053">
            <text:p>159218555.995</text:p>
          </table:table-cell>
          <table:table-cell table:formula="of:=[.E951]/(COUNT([.$A$60:.A951])-1)" office:value-type="float" office:value="178696.471374919">
            <text:p>178696.471</text:p>
          </table:table-cell>
          <table:table-cell table:formula="of:=[.J950]" office:value-type="float" office:value="972.632465508418">
            <text:p>972.6324655084</text:p>
          </table:table-cell>
          <table:table-cell table:formula="of:=[.K950]+[.$C$7]" office:value-type="float" office:value="3322.4600429825">
            <text:p>3322.4600429825</text:p>
          </table:table-cell>
          <table:table-cell table:formula="of:=[.H951]/([.F951]+[.H951])" office:value-type="float" office:value="0.018253376267518">
            <text:p>0.0182533763</text:p>
          </table:table-cell>
          <table:table-cell table:formula="of:=[.G951]+[.I951]*([.A951] -[.G951] )" office:value-type="float" office:value="964.307055588951">
            <text:p>964.307055589</text:p>
          </table:table-cell>
          <table:table-cell table:formula="of:=(1-[.I951])*[.H951]" office:value-type="float" office:value="3261.81392968415">
            <text:p>3261.8139296842</text:p>
          </table:table-cell>
          <table:table-cell table:formula="of:=ABS([.G951]-[.A951])" office:value-type="float" office:value="456.102465508419">
            <text:p>456.10</text:p>
          </table:table-cell>
          <table:table-cell table:formula="of:=IF([.L951]&lt;[.$C$9];1;0)" office:value-type="float" office:value="0">
            <text:p>0</text:p>
          </table:table-cell>
          <table:table-cell/>
          <table:table-cell table:formula="of:=IF(AND([.M951];[.B951]);&quot;Not Jammed&quot;;IF([.M9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1]+([.A952]-[.D951])/COUNTA([.$A$60:.A952])" office:value-type="float" office:value="1004.48414445689">
            <text:p>1004.484</text:p>
          </table:table-cell>
          <table:table-cell table:formula="of:=[.E951]+(([.A952]-[.D951])*([.A952]-[.D951]))" office:value-type="float" office:value="159455320.014657">
            <text:p>159455320.015</text:p>
          </table:table-cell>
          <table:table-cell table:formula="of:=[.E952]/(COUNT([.$A$60:.A952])-1)" office:value-type="float" office:value="178761.569523158">
            <text:p>178761.570</text:p>
          </table:table-cell>
          <table:table-cell table:formula="of:=[.J951]" office:value-type="float" office:value="964.307055588951">
            <text:p>964.307055589</text:p>
          </table:table-cell>
          <table:table-cell table:formula="of:=[.K951]+[.$C$7]" office:value-type="float" office:value="3321.81392968415">
            <text:p>3321.8139296842</text:p>
          </table:table-cell>
          <table:table-cell table:formula="of:=[.H952]/([.F952]+[.H952])" office:value-type="float" office:value="0.0182433666746119">
            <text:p>0.0182433667</text:p>
          </table:table-cell>
          <table:table-cell table:formula="of:=[.G952]+[.I952]*([.A952] -[.G952] )" office:value-type="float" office:value="956.173030622545">
            <text:p>956.1730306225</text:p>
          </table:table-cell>
          <table:table-cell table:formula="of:=(1-[.I952])*[.H952]" office:value-type="float" office:value="3261.21286014009">
            <text:p>3261.2128601401</text:p>
          </table:table-cell>
          <table:table-cell table:formula="of:=ABS([.G952]-[.A952])" office:value-type="float" office:value="445.862055588951">
            <text:p>445.86</text:p>
          </table:table-cell>
          <table:table-cell table:formula="of:=IF([.L952]&lt;[.$C$9];1;0)" office:value-type="float" office:value="0">
            <text:p>0</text:p>
          </table:table-cell>
          <table:table-cell/>
          <table:table-cell table:formula="of:=IF(AND([.M952];[.B952]);&quot;Not Jammed&quot;;IF([.M9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2]+([.A953]-[.D952])/COUNTA([.$A$60:.A953])" office:value-type="float" office:value="1003.93627069351">
            <text:p>1003.936</text:p>
          </table:table-cell>
          <table:table-cell table:formula="of:=[.E952]+(([.A953]-[.D952])*([.A953]-[.D952]))" office:value-type="float" office:value="159695223.216567">
            <text:p>159695223.217</text:p>
          </table:table-cell>
          <table:table-cell table:formula="of:=[.E953]/(COUNT([.$A$60:.A953])-1)" office:value-type="float" office:value="178830.037196604">
            <text:p>178830.037</text:p>
          </table:table-cell>
          <table:table-cell table:formula="of:=[.J952]" office:value-type="float" office:value="956.173030622545">
            <text:p>956.1730306225</text:p>
          </table:table-cell>
          <table:table-cell table:formula="of:=[.K952]+[.$C$7]" office:value-type="float" office:value="3321.21286014009">
            <text:p>3321.2128601401</text:p>
          </table:table-cell>
          <table:table-cell table:formula="of:=[.H953]/([.F953]+[.H953])" office:value-type="float" office:value="0.0182332696542322">
            <text:p>0.0182332697</text:p>
          </table:table-cell>
          <table:table-cell table:formula="of:=[.G953]+[.I953]*([.A953] -[.G953] )" office:value-type="float" office:value="948.123260311089">
            <text:p>948.1232603111</text:p>
          </table:table-cell>
          <table:table-cell table:formula="of:=(1-[.I953])*[.H953]" office:value-type="float" office:value="3260.65629048205">
            <text:p>3260.6562904821</text:p>
          </table:table-cell>
          <table:table-cell table:formula="of:=ABS([.G953]-[.A953])" office:value-type="float" office:value="441.488030622545">
            <text:p>441.49</text:p>
          </table:table-cell>
          <table:table-cell table:formula="of:=IF([.L953]&lt;[.$C$9];1;0)" office:value-type="float" office:value="0">
            <text:p>0</text:p>
          </table:table-cell>
          <table:table-cell/>
          <table:table-cell table:formula="of:=IF(AND([.M953];[.B953]);&quot;Not Jammed&quot;;IF([.M9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3]+([.A954]-[.D953])/COUNTA([.$A$60:.A954])" office:value-type="float" office:value="1003.39374413408">
            <text:p>1003.394</text:p>
          </table:table-cell>
          <table:table-cell table:formula="of:=[.E953]+(([.A954]-[.D953])*([.A954]-[.D953]))" office:value-type="float" office:value="159930992.964165">
            <text:p>159930992.964</text:p>
          </table:table-cell>
          <table:table-cell table:formula="of:=[.E954]/(COUNT([.$A$60:.A954])-1)" office:value-type="float" office:value="178893.728147835">
            <text:p>178893.728</text:p>
          </table:table-cell>
          <table:table-cell table:formula="of:=[.J953]" office:value-type="float" office:value="948.123260311089">
            <text:p>948.1232603111</text:p>
          </table:table-cell>
          <table:table-cell table:formula="of:=[.K953]+[.$C$7]" office:value-type="float" office:value="3320.65629048205">
            <text:p>3320.6562904821</text:p>
          </table:table-cell>
          <table:table-cell table:formula="of:=[.H954]/([.F954]+[.H954])" office:value-type="float" office:value="0.0182238976396847">
            <text:p>0.0182238976</text:p>
          </table:table-cell>
          <table:table-cell table:formula="of:=[.G954]+[.I954]*([.A954] -[.G954] )" office:value-type="float" office:value="940.291572004347">
            <text:p>940.2915720043</text:p>
          </table:table-cell>
          <table:table-cell table:formula="of:=(1-[.I954])*[.H954]" office:value-type="float" office:value="3260.14099014773">
            <text:p>3260.1409901477</text:p>
          </table:table-cell>
          <table:table-cell table:formula="of:=ABS([.G954]-[.A954])" office:value-type="float" office:value="429.748260311089">
            <text:p>429.75</text:p>
          </table:table-cell>
          <table:table-cell table:formula="of:=IF([.L954]&lt;[.$C$9];1;0)" office:value-type="float" office:value="0">
            <text:p>0</text:p>
          </table:table-cell>
          <table:table-cell/>
          <table:table-cell table:formula="of:=IF(AND([.M954];[.B954]);&quot;Not Jammed&quot;;IF([.M9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4]+([.A955]-[.D954])/COUNTA([.$A$60:.A955])" office:value-type="float" office:value="1002.8606640625">
            <text:p>1002.861</text:p>
          </table:table-cell>
          <table:table-cell table:formula="of:=[.E954]+(([.A955]-[.D954])*([.A955]-[.D954]))" office:value-type="float" office:value="160159132.689341">
            <text:p>160159132.689</text:p>
          </table:table-cell>
          <table:table-cell table:formula="of:=[.E955]/(COUNT([.$A$60:.A955])-1)" office:value-type="float" office:value="178948.751608202">
            <text:p>178948.752</text:p>
          </table:table-cell>
          <table:table-cell table:formula="of:=[.J954]" office:value-type="float" office:value="940.291572004347">
            <text:p>940.2915720043</text:p>
          </table:table-cell>
          <table:table-cell table:formula="of:=[.K954]+[.$C$7]" office:value-type="float" office:value="3320.14099014773">
            <text:p>3320.1409901477</text:p>
          </table:table-cell>
          <table:table-cell table:formula="of:=[.H955]/([.F955]+[.H955])" office:value-type="float" office:value="0.0182156205747298">
            <text:p>0.0182156206</text:p>
          </table:table-cell>
          <table:table-cell table:formula="of:=[.G955]+[.I955]*([.A955] -[.G955] )" office:value-type="float" office:value="932.740512878746">
            <text:p>932.7405128787</text:p>
          </table:table-cell>
          <table:table-cell table:formula="of:=(1-[.I955])*[.H955]" office:value-type="float" office:value="3259.66256161659">
            <text:p>3259.6625616166</text:p>
          </table:table-cell>
          <table:table-cell table:formula="of:=ABS([.G955]-[.A955])" office:value-type="float" office:value="414.537572004347">
            <text:p>414.54</text:p>
          </table:table-cell>
          <table:table-cell table:formula="of:=IF([.L955]&lt;[.$C$9];1;0)" office:value-type="float" office:value="0">
            <text:p>0</text:p>
          </table:table-cell>
          <table:table-cell/>
          <table:table-cell table:formula="of:=IF(AND([.M955];[.B955]);&quot;Not Jammed&quot;;IF([.M95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0.512">
            <text:p>540.5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5]+([.A956]-[.D955])/COUNTA([.$A$60:.A956])" office:value-type="float" office:value="1002.34522519509">
            <text:p>1002.345</text:p>
          </table:table-cell>
          <table:table-cell table:formula="of:=[.E955]+(([.A956]-[.D955])*([.A956]-[.D955]))" office:value-type="float" office:value="160372898.976502">
            <text:p>160372898.977</text:p>
          </table:table-cell>
          <table:table-cell table:formula="of:=[.E956]/(COUNT([.$A$60:.A956])-1)" office:value-type="float" office:value="178987.610464846">
            <text:p>178987.610</text:p>
          </table:table-cell>
          <table:table-cell table:formula="of:=[.J955]" office:value-type="float" office:value="932.740512878746">
            <text:p>932.7405128787</text:p>
          </table:table-cell>
          <table:table-cell table:formula="of:=[.K955]+[.$C$7]" office:value-type="float" office:value="3319.66256161659">
            <text:p>3319.6625616166</text:p>
          </table:table-cell>
          <table:table-cell table:formula="of:=[.H956]/([.F956]+[.H956])" office:value-type="float" office:value="0.0182091614147217">
            <text:p>0.0182091614</text:p>
          </table:table-cell>
          <table:table-cell table:formula="of:=[.G956]+[.I956]*([.A956] -[.G956] )" office:value-type="float" office:value="925.59836057628">
            <text:p>925.5983605763</text:p>
          </table:table-cell>
          <table:table-cell table:formula="of:=(1-[.I956])*[.H956]" office:value-type="float" office:value="3259.21429018971">
            <text:p>3259.2142901897</text:p>
          </table:table-cell>
          <table:table-cell table:formula="of:=ABS([.G956]-[.A956])" office:value-type="float" office:value="392.228512878746">
            <text:p>392.23</text:p>
          </table:table-cell>
          <table:table-cell table:formula="of:=IF([.L956]&lt;[.$C$9];1;0)" office:value-type="float" office:value="0">
            <text:p>0</text:p>
          </table:table-cell>
          <table:table-cell/>
          <table:table-cell table:formula="of:=IF(AND([.M956];[.B956]);&quot;Not Jammed&quot;;IF([.M95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6]+([.A957]-[.D956])/COUNTA([.$A$60:.A957])" office:value-type="float" office:value="1001.81844877506">
            <text:p>1001.818</text:p>
          </table:table-cell>
          <table:table-cell table:formula="of:=[.E956]+(([.A957]-[.D956])*([.A957]-[.D956]))" office:value-type="float" office:value="160596670.761581">
            <text:p>160596670.762</text:p>
          </table:table-cell>
          <table:table-cell table:formula="of:=[.E957]/(COUNT([.$A$60:.A957])-1)" office:value-type="float" office:value="179037.537080916">
            <text:p>179037.537</text:p>
          </table:table-cell>
          <table:table-cell table:formula="of:=[.J956]" office:value-type="float" office:value="925.59836057628">
            <text:p>925.5983605763</text:p>
          </table:table-cell>
          <table:table-cell table:formula="of:=[.K956]+[.$C$7]" office:value-type="float" office:value="3319.2142901897">
            <text:p>3319.2142901897</text:p>
          </table:table-cell>
          <table:table-cell table:formula="of:=[.H957]/([.F957]+[.H957])" office:value-type="float" office:value="0.0182017625628509">
            <text:p>0.0182017626</text:p>
          </table:table-cell>
          <table:table-cell table:formula="of:=[.G957]+[.I957]*([.A957] -[.G957] )" office:value-type="float" office:value="918.385031913024">
            <text:p>918.385031913</text:p>
          </table:table-cell>
          <table:table-cell table:formula="of:=(1-[.I957])*[.H957]" office:value-type="float" office:value="3258.79873978445">
            <text:p>3258.7987397845</text:p>
          </table:table-cell>
          <table:table-cell table:formula="of:=ABS([.G957]-[.A957])" office:value-type="float" office:value="396.298360576281">
            <text:p>396.30</text:p>
          </table:table-cell>
          <table:table-cell table:formula="of:=IF([.L957]&lt;[.$C$9];1;0)" office:value-type="float" office:value="0">
            <text:p>0</text:p>
          </table:table-cell>
          <table:table-cell/>
          <table:table-cell table:formula="of:=IF(AND([.M957];[.B957]);&quot;Not Jammed&quot;;IF([.M9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7]+([.A958]-[.D957])/COUNTA([.$A$60:.A958])" office:value-type="float" office:value="1001.28069187987">
            <text:p>1001.281</text:p>
          </table:table-cell>
          <table:table-cell table:formula="of:=[.E957]+(([.A958]-[.D957])*([.A958]-[.D957]))" office:value-type="float" office:value="160830388.329745">
            <text:p>160830388.330</text:p>
          </table:table-cell>
          <table:table-cell table:formula="of:=[.E958]/(COUNT([.$A$60:.A958])-1)" office:value-type="float" office:value="179098.427984126">
            <text:p>179098.428</text:p>
          </table:table-cell>
          <table:table-cell table:formula="of:=[.J957]" office:value-type="float" office:value="918.385031913024">
            <text:p>918.385031913</text:p>
          </table:table-cell>
          <table:table-cell table:formula="of:=[.K957]+[.$C$7]" office:value-type="float" office:value="3318.79873978445">
            <text:p>3318.7987397845</text:p>
          </table:table-cell>
          <table:table-cell table:formula="of:=[.H958]/([.F958]+[.H958])" office:value-type="float" office:value="0.0181934502535085">
            <text:p>0.0181934503</text:p>
          </table:table-cell>
          <table:table-cell table:formula="of:=[.G958]+[.I958]*([.A958] -[.G958] )" office:value-type="float" office:value="911.10746929651">
            <text:p>911.1074692965</text:p>
          </table:table-cell>
          <table:table-cell table:formula="of:=(1-[.I958])*[.H958]" office:value-type="float" office:value="3258.41834001077">
            <text:p>3258.4183400108</text:p>
          </table:table-cell>
          <table:table-cell table:formula="of:=ABS([.G958]-[.A958])" office:value-type="float" office:value="400.010031913024">
            <text:p>400.01</text:p>
          </table:table-cell>
          <table:table-cell table:formula="of:=IF([.L958]&lt;[.$C$9];1;0)" office:value-type="float" office:value="0">
            <text:p>0</text:p>
          </table:table-cell>
          <table:table-cell/>
          <table:table-cell table:formula="of:=IF(AND([.M958];[.B958]);&quot;Not Jammed&quot;;IF([.M9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8]+([.A959]-[.D958])/COUNTA([.$A$60:.A959])" office:value-type="float" office:value="1000.74192444444">
            <text:p>1000.742</text:p>
          </table:table-cell>
          <table:table-cell table:formula="of:=[.E958]+(([.A959]-[.D958])*([.A959]-[.D958]))" office:value-type="float" office:value="161065507.312817">
            <text:p>161065507.313</text:p>
          </table:table-cell>
          <table:table-cell table:formula="of:=[.E959]/(COUNT([.$A$60:.A959])-1)" office:value-type="float" office:value="179160.742283445">
            <text:p>179160.742</text:p>
          </table:table-cell>
          <table:table-cell table:formula="of:=[.J958]" office:value-type="float" office:value="911.10746929651">
            <text:p>911.1074692965</text:p>
          </table:table-cell>
          <table:table-cell table:formula="of:=[.K958]+[.$C$7]" office:value-type="float" office:value="3318.41834001077">
            <text:p>3318.4183400108</text:p>
          </table:table-cell>
          <table:table-cell table:formula="of:=[.H959]/([.F959]+[.H959])" office:value-type="float" office:value="0.0181851907290297">
            <text:p>0.0181851907</text:p>
          </table:table-cell>
          <table:table-cell table:formula="of:=[.G959]+[.I959]*([.A959] -[.G959] )" office:value-type="float" office:value="903.929456833273">
            <text:p>903.9294568333</text:p>
          </table:table-cell>
          <table:table-cell table:formula="of:=(1-[.I959])*[.H959]" office:value-type="float" office:value="3258.07226957897">
            <text:p>3258.072269579</text:p>
          </table:table-cell>
          <table:table-cell table:formula="of:=ABS([.G959]-[.A959])" office:value-type="float" office:value="394.71746929651">
            <text:p>394.72</text:p>
          </table:table-cell>
          <table:table-cell table:formula="of:=IF([.L959]&lt;[.$C$9];1;0)" office:value-type="float" office:value="0">
            <text:p>0</text:p>
          </table:table-cell>
          <table:table-cell/>
          <table:table-cell table:formula="of:=IF(AND([.M959];[.B959]);&quot;Not Jammed&quot;;IF([.M95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0.704">
            <text:p>490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59]+([.A960]-[.D959])/COUNTA([.$A$60:.A960])" office:value-type="float" office:value="1000.17584461709">
            <text:p>1000.176</text:p>
          </table:table-cell>
          <table:table-cell table:formula="of:=[.E959]+(([.A960]-[.D959])*([.A960]-[.D959]))" office:value-type="float" office:value="161325645.997188">
            <text:p>161325645.997</text:p>
          </table:table-cell>
          <table:table-cell table:formula="of:=[.E960]/(COUNT([.$A$60:.A960])-1)" office:value-type="float" office:value="179250.717774654">
            <text:p>179250.718</text:p>
          </table:table-cell>
          <table:table-cell table:formula="of:=[.J959]" office:value-type="float" office:value="903.929456833273">
            <text:p>903.9294568333</text:p>
          </table:table-cell>
          <table:table-cell table:formula="of:=[.K959]+[.$C$7]" office:value-type="float" office:value="3318.07226957897">
            <text:p>3318.072269579</text:p>
          </table:table-cell>
          <table:table-cell table:formula="of:=[.H960]/([.F960]+[.H960])" office:value-type="float" office:value="0.0181743674193988">
            <text:p>0.0181743674</text:p>
          </table:table-cell>
          <table:table-cell table:formula="of:=[.G960]+[.I960]*([.A960] -[.G960] )" office:value-type="float" office:value="896.419345553736">
            <text:p>896.4193455537</text:p>
          </table:table-cell>
          <table:table-cell table:formula="of:=(1-[.I960])*[.H960]" office:value-type="float" office:value="3257.76840502752">
            <text:p>3257.7684050275</text:p>
          </table:table-cell>
          <table:table-cell table:formula="of:=ABS([.G960]-[.A960])" office:value-type="float" office:value="413.225456833273">
            <text:p>413.23</text:p>
          </table:table-cell>
          <table:table-cell table:formula="of:=IF([.L960]&lt;[.$C$9];1;0)" office:value-type="float" office:value="0">
            <text:p>0</text:p>
          </table:table-cell>
          <table:table-cell/>
          <table:table-cell table:formula="of:=IF(AND([.M960];[.B960]);&quot;Not Jammed&quot;;IF([.M9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6.01">
            <text:p>476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0]+([.A961]-[.D960])/COUNTA([.$A$60:.A961])" office:value-type="float" office:value="999.594729490022">
            <text:p>999.595</text:p>
          </table:table-cell>
          <table:table-cell table:formula="of:=[.E960]+(([.A961]-[.D960])*([.A961]-[.D960]))" office:value-type="float" office:value="161600395.829851">
            <text:p>161600395.830</text:p>
          </table:table-cell>
          <table:table-cell table:formula="of:=[.E961]/(COUNT([.$A$60:.A961])-1)" office:value-type="float" office:value="179356.71013302">
            <text:p>179356.710</text:p>
          </table:table-cell>
          <table:table-cell table:formula="of:=[.J960]" office:value-type="float" office:value="896.419345553736">
            <text:p>896.4193455537</text:p>
          </table:table-cell>
          <table:table-cell table:formula="of:=[.K960]+[.$C$7]" office:value-type="float" office:value="3317.76840502752">
            <text:p>3317.7684050275</text:p>
          </table:table-cell>
          <table:table-cell table:formula="of:=[.H961]/([.F961]+[.H961])" office:value-type="float" office:value="0.0181621890018779">
            <text:p>0.018162189</text:p>
          </table:table-cell>
          <table:table-cell table:formula="of:=[.G961]+[.I961]*([.A961] -[.G961] )" office:value-type="float" office:value="888.783791561633">
            <text:p>888.7837915616</text:p>
          </table:table-cell>
          <table:table-cell table:formula="of:=(1-[.I961])*[.H961]" office:value-type="float" office:value="3257.51046819095">
            <text:p>3257.510468191</text:p>
          </table:table-cell>
          <table:table-cell table:formula="of:=ABS([.G961]-[.A961])" office:value-type="float" office:value="420.409345553736">
            <text:p>420.41</text:p>
          </table:table-cell>
          <table:table-cell table:formula="of:=IF([.L961]&lt;[.$C$9];1;0)" office:value-type="float" office:value="0">
            <text:p>0</text:p>
          </table:table-cell>
          <table:table-cell/>
          <table:table-cell table:formula="of:=IF(AND([.M961];[.B961]);&quot;Not Jammed&quot;;IF([.M9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63.032">
            <text:p>463.0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1]+([.A962]-[.D961])/COUNTA([.$A$60:.A962])" office:value-type="float" office:value="999.000529346622">
            <text:p>999.001</text:p>
          </table:table-cell>
          <table:table-cell table:formula="of:=[.E961]+(([.A962]-[.D961])*([.A962]-[.D961]))" office:value-type="float" office:value="161888295.392529">
            <text:p>161888295.393</text:p>
          </table:table-cell>
          <table:table-cell table:formula="of:=[.E962]/(COUNT([.$A$60:.A962])-1)" office:value-type="float" office:value="179477.045889722">
            <text:p>179477.046</text:p>
          </table:table-cell>
          <table:table-cell table:formula="of:=[.J961]" office:value-type="float" office:value="888.783791561633">
            <text:p>888.7837915616</text:p>
          </table:table-cell>
          <table:table-cell table:formula="of:=[.K961]+[.$C$7]" office:value-type="float" office:value="3317.51046819095">
            <text:p>3317.510468191</text:p>
          </table:table-cell>
          <table:table-cell table:formula="of:=[.H962]/([.F962]+[.H962])" office:value-type="float" office:value="0.0181488471773484">
            <text:p>0.0181488472</text:p>
          </table:table-cell>
          <table:table-cell table:formula="of:=[.G962]+[.I962]*([.A962] -[.G962] )" office:value-type="float" office:value="881.056887361099">
            <text:p>881.0568873611</text:p>
          </table:table-cell>
          <table:table-cell table:formula="of:=(1-[.I962])*[.H962]" office:value-type="float" office:value="3257.3014776945">
            <text:p>3257.3014776945</text:p>
          </table:table-cell>
          <table:table-cell table:formula="of:=ABS([.G962]-[.A962])" office:value-type="float" office:value="425.751791561633">
            <text:p>425.75</text:p>
          </table:table-cell>
          <table:table-cell table:formula="of:=IF([.L962]&lt;[.$C$9];1;0)" office:value-type="float" office:value="0">
            <text:p>0</text:p>
          </table:table-cell>
          <table:table-cell/>
          <table:table-cell table:formula="of:=IF(AND([.M962];[.B962]);&quot;Not Jammed&quot;;IF([.M9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46.43">
            <text:p>446.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2]+([.A963]-[.D962])/COUNTA([.$A$60:.A963])" office:value-type="float" office:value="998.389278761062">
            <text:p>998.389</text:p>
          </table:table-cell>
          <table:table-cell table:formula="of:=[.E962]+(([.A963]-[.D962])*([.A963]-[.D962]))" office:value-type="float" office:value="162193629.582432">
            <text:p>162193629.582</text:p>
          </table:table-cell>
          <table:table-cell table:formula="of:=[.E963]/(COUNT([.$A$60:.A963])-1)" office:value-type="float" office:value="179616.422571907">
            <text:p>179616.423</text:p>
          </table:table-cell>
          <table:table-cell table:formula="of:=[.J962]" office:value-type="float" office:value="881.056887361099">
            <text:p>881.0568873611</text:p>
          </table:table-cell>
          <table:table-cell table:formula="of:=[.K962]+[.$C$7]" office:value-type="float" office:value="3317.3014776945">
            <text:p>3317.3014776945</text:p>
          </table:table-cell>
          <table:table-cell table:formula="of:=[.H963]/([.F963]+[.H963])" office:value-type="float" office:value="0.0181338979181064">
            <text:p>0.0181338979</text:p>
          </table:table-cell>
          <table:table-cell table:formula="of:=[.G963]+[.I963]*([.A963] -[.G963] )" office:value-type="float" office:value="873.175407753229">
            <text:p>873.1754077532</text:p>
          </table:table-cell>
          <table:table-cell table:formula="of:=(1-[.I963])*[.H963]" office:value-type="float" office:value="3257.14587133441">
            <text:p>3257.1458713344</text:p>
          </table:table-cell>
          <table:table-cell table:formula="of:=ABS([.G963]-[.A963])" office:value-type="float" office:value="434.626887361099">
            <text:p>434.63</text:p>
          </table:table-cell>
          <table:table-cell table:formula="of:=IF([.L963]&lt;[.$C$9];1;0)" office:value-type="float" office:value="0">
            <text:p>0</text:p>
          </table:table-cell>
          <table:table-cell/>
          <table:table-cell table:formula="of:=IF(AND([.M963];[.B963]);&quot;Not Jammed&quot;;IF([.M9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37.206">
            <text:p>437.2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3]+([.A964]-[.D963])/COUNTA([.$A$60:.A964])" office:value-type="float" office:value="997.769186740331">
            <text:p>997.769</text:p>
          </table:table-cell>
          <table:table-cell table:formula="of:=[.E963]+(([.A964]-[.D963])*([.A964]-[.D963]))" office:value-type="float" office:value="162508556.254793">
            <text:p>162508556.255</text:p>
          </table:table-cell>
          <table:table-cell table:formula="of:=[.E964]/(COUNT([.$A$60:.A964])-1)" office:value-type="float" office:value="179766.102051762">
            <text:p>179766.102</text:p>
          </table:table-cell>
          <table:table-cell table:formula="of:=[.J963]" office:value-type="float" office:value="873.175407753229">
            <text:p>873.1754077532</text:p>
          </table:table-cell>
          <table:table-cell table:formula="of:=[.K963]+[.$C$7]" office:value-type="float" office:value="3317.14587133441">
            <text:p>3317.1458713344</text:p>
          </table:table-cell>
          <table:table-cell table:formula="of:=[.H964]/([.F964]+[.H964])" office:value-type="float" office:value="0.0181182380636363">
            <text:p>0.0181182381</text:p>
          </table:table-cell>
          <table:table-cell table:formula="of:=[.G964]+[.I964]*([.A964] -[.G964] )" office:value-type="float" office:value="865.276410235093">
            <text:p>865.2764102351</text:p>
          </table:table-cell>
          <table:table-cell table:formula="of:=(1-[.I964])*[.H964]" office:value-type="float" office:value="3257.04503274576">
            <text:p>3257.0450327458</text:p>
          </table:table-cell>
          <table:table-cell table:formula="of:=ABS([.G964]-[.A964])" office:value-type="float" office:value="435.969407753229">
            <text:p>435.97</text:p>
          </table:table-cell>
          <table:table-cell table:formula="of:=IF([.L964]&lt;[.$C$9];1;0)" office:value-type="float" office:value="0">
            <text:p>0</text:p>
          </table:table-cell>
          <table:table-cell/>
          <table:table-cell table:formula="of:=IF(AND([.M964];[.B964]);&quot;Not Jammed&quot;;IF([.M9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15.384">
            <text:p>615.3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4]+([.A965]-[.D964])/COUNTA([.$A$60:.A965])" office:value-type="float" office:value="997.34712803532">
            <text:p>997.347</text:p>
          </table:table-cell>
          <table:table-cell table:formula="of:=[.E964]+(([.A965]-[.D964])*([.A965]-[.D964]))" office:value-type="float" office:value="162654774.685831">
            <text:p>162654774.686</text:p>
          </table:table-cell>
          <table:table-cell table:formula="of:=[.E965]/(COUNT([.$A$60:.A965])-1)" office:value-type="float" office:value="179729.032802023">
            <text:p>179729.033</text:p>
          </table:table-cell>
          <table:table-cell table:formula="of:=[.J964]" office:value-type="float" office:value="865.276410235093">
            <text:p>865.2764102351</text:p>
          </table:table-cell>
          <table:table-cell table:formula="of:=[.K964]+[.$C$7]" office:value-type="float" office:value="3317.04503274576">
            <text:p>3317.0450327458</text:p>
          </table:table-cell>
          <table:table-cell table:formula="of:=[.H965]/([.F965]+[.H965])" office:value-type="float" office:value="0.0181213663356391">
            <text:p>0.0181213663</text:p>
          </table:table-cell>
          <table:table-cell table:formula="of:=[.G965]+[.I965]*([.A965] -[.G965] )" office:value-type="float" office:value="860.748018324727">
            <text:p>860.7480183247</text:p>
          </table:table-cell>
          <table:table-cell table:formula="of:=(1-[.I965])*[.H965]" office:value-type="float" office:value="3256.93564455556">
            <text:p>3256.9356445556</text:p>
          </table:table-cell>
          <table:table-cell table:formula="of:=ABS([.G965]-[.A965])" office:value-type="float" office:value="249.892410235093">
            <text:p>249.89</text:p>
          </table:table-cell>
          <table:table-cell table:formula="of:=IF([.L965]&lt;[.$C$9];1;0)" office:value-type="float" office:value="0">
            <text:p>0</text:p>
          </table:table-cell>
          <table:table-cell/>
          <table:table-cell table:formula="of:=IF(AND([.M965];[.B965]);&quot;Not Jammed&quot;;IF([.M9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32.167">
            <text:p>732.1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5]+([.A966]-[.D965])/COUNTA([.$A$60:.A966])" office:value-type="float" office:value="997.054757442117">
            <text:p>997.055</text:p>
          </table:table-cell>
          <table:table-cell table:formula="of:=[.E965]+(([.A966]-[.D965])*([.A966]-[.D965]))" office:value-type="float" office:value="162725095.186136">
            <text:p>162725095.186</text:p>
          </table:table-cell>
          <table:table-cell table:formula="of:=[.E966]/(COUNT([.$A$60:.A966])-1)" office:value-type="float" office:value="179608.27283238">
            <text:p>179608.273</text:p>
          </table:table-cell>
          <table:table-cell table:formula="of:=[.J965]" office:value-type="float" office:value="860.748018324727">
            <text:p>860.7480183247</text:p>
          </table:table-cell>
          <table:table-cell table:formula="of:=[.K965]+[.$C$7]" office:value-type="float" office:value="3316.93564455556">
            <text:p>3316.9356445556</text:p>
          </table:table-cell>
          <table:table-cell table:formula="of:=[.H966]/([.F966]+[.H966])" office:value-type="float" office:value="0.018132742185579">
            <text:p>0.0181327422</text:p>
          </table:table-cell>
          <table:table-cell table:formula="of:=[.G966]+[.I966]*([.A966] -[.G966] )" office:value-type="float" office:value="858.416491869486">
            <text:p>858.4164918695</text:p>
          </table:table-cell>
          <table:table-cell table:formula="of:=(1-[.I966])*[.H966]" office:value-type="float" office:value="3256.79050566668">
            <text:p>3256.7905056667</text:p>
          </table:table-cell>
          <table:table-cell table:formula="of:=ABS([.G966]-[.A966])" office:value-type="float" office:value="128.581018324727">
            <text:p>128.58</text:p>
          </table:table-cell>
          <table:table-cell table:formula="of:=IF([.L966]&lt;[.$C$9];1;0)" office:value-type="float" office:value="1">
            <text:p>1</text:p>
          </table:table-cell>
          <table:table-cell/>
          <table:table-cell table:formula="of:=IF(AND([.M966];[.B966]);&quot;Not Jammed&quot;;IF([.M96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27.956">
            <text:p>827.9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6]+([.A967]-[.D966])/COUNTA([.$A$60:.A967])" office:value-type="float" office:value="996.868525330396">
            <text:p>996.869</text:p>
          </table:table-cell>
          <table:table-cell table:formula="of:=[.E966]+(([.A967]-[.D966])*([.A967]-[.D966]))" office:value-type="float" office:value="162753689.575904">
            <text:p>162753689.576</text:p>
          </table:table-cell>
          <table:table-cell table:formula="of:=[.E967]/(COUNT([.$A$60:.A967])-1)" office:value-type="float" office:value="179441.77461511">
            <text:p>179441.775</text:p>
          </table:table-cell>
          <table:table-cell table:formula="of:=[.J966]" office:value-type="float" office:value="858.416491869486">
            <text:p>858.4164918695</text:p>
          </table:table-cell>
          <table:table-cell table:formula="of:=[.K966]+[.$C$7]" office:value-type="float" office:value="3316.79050566668">
            <text:p>3316.7905056667</text:p>
          </table:table-cell>
          <table:table-cell table:formula="of:=[.H967]/([.F967]+[.H967])" office:value-type="float" office:value="0.0181484818699182">
            <text:p>0.0181484819</text:p>
          </table:table-cell>
          <table:table-cell table:formula="of:=[.G967]+[.I967]*([.A967] -[.G967] )" office:value-type="float" office:value="857.863680185043">
            <text:p>857.863680185</text:p>
          </table:table-cell>
          <table:table-cell table:formula="of:=(1-[.I967])*[.H967]" office:value-type="float" office:value="3256.59579330827">
            <text:p>3256.5957933083</text:p>
          </table:table-cell>
          <table:table-cell table:formula="of:=ABS([.G967]-[.A967])" office:value-type="float" office:value="30.4604918694855">
            <text:p>30.46</text:p>
          </table:table-cell>
          <table:table-cell table:formula="of:=IF([.L967]&lt;[.$C$9];1;0)" office:value-type="float" office:value="1">
            <text:p>1</text:p>
          </table:table-cell>
          <table:table-cell/>
          <table:table-cell table:formula="of:=IF(AND([.M967];[.B967]);&quot;Not Jammed&quot;;IF([.M96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4.704">
            <text:p>894.70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7]+([.A968]-[.D967])/COUNTA([.$A$60:.A968])" office:value-type="float" office:value="996.756133113311">
            <text:p>996.756</text:p>
          </table:table-cell>
          <table:table-cell table:formula="of:=[.E967]+(([.A968]-[.D967])*([.A968]-[.D967]))" office:value-type="float" office:value="162764127.16614">
            <text:p>162764127.166</text:p>
          </table:table-cell>
          <table:table-cell table:formula="of:=[.E968]/(COUNT([.$A$60:.A968])-1)" office:value-type="float" office:value="179255.646658745">
            <text:p>179255.647</text:p>
          </table:table-cell>
          <table:table-cell table:formula="of:=[.J967]" office:value-type="float" office:value="857.863680185043">
            <text:p>857.863680185</text:p>
          </table:table-cell>
          <table:table-cell table:formula="of:=[.K967]+[.$C$7]" office:value-type="float" office:value="3316.59579330827">
            <text:p>3316.5957933083</text:p>
          </table:table-cell>
          <table:table-cell table:formula="of:=[.H968]/([.F968]+[.H968])" office:value-type="float" office:value="0.0181659366657518">
            <text:p>0.0181659367</text:p>
          </table:table-cell>
          <table:table-cell table:formula="of:=[.G968]+[.I968]*([.A968] -[.G968] )" office:value-type="float" office:value="858.532919101548">
            <text:p>858.5329191015</text:p>
          </table:table-cell>
          <table:table-cell table:formula="of:=(1-[.I968])*[.H968]" office:value-type="float" office:value="3256.34672418113">
            <text:p>3256.3467241811</text:p>
          </table:table-cell>
          <table:table-cell table:formula="of:=ABS([.G968]-[.A968])" office:value-type="float" office:value="36.8403198149566">
            <text:p>36.84</text:p>
          </table:table-cell>
          <table:table-cell table:formula="of:=IF([.L968]&lt;[.$C$9];1;0)" office:value-type="float" office:value="1">
            <text:p>1</text:p>
          </table:table-cell>
          <table:table-cell/>
          <table:table-cell table:formula="of:=IF(AND([.M968];[.B968]);&quot;Not Jammed&quot;;IF([.M9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6.1">
            <text:p>946.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8]+([.A969]-[.D968])/COUNTA([.$A$60:.A969])" office:value-type="float" office:value="996.700467032967">
            <text:p>996.700</text:p>
          </table:table-cell>
          <table:table-cell table:formula="of:=[.E968]+(([.A969]-[.D968])*([.A969]-[.D968]))" office:value-type="float" office:value="162766693.209962">
            <text:p>162766693.210</text:p>
          </table:table-cell>
          <table:table-cell table:formula="of:=[.E969]/(COUNT([.$A$60:.A969])-1)" office:value-type="float" office:value="179061.268657824">
            <text:p>179061.269</text:p>
          </table:table-cell>
          <table:table-cell table:formula="of:=[.J968]" office:value-type="float" office:value="858.532919101548">
            <text:p>858.5329191015</text:p>
          </table:table-cell>
          <table:table-cell table:formula="of:=[.K968]+[.$C$7]" office:value-type="float" office:value="3316.34672418113">
            <text:p>3316.3467241811</text:p>
          </table:table-cell>
          <table:table-cell table:formula="of:=[.H969]/([.F969]+[.H969])" office:value-type="float" office:value="0.0181839570455769">
            <text:p>0.018183957</text:p>
          </table:table-cell>
          <table:table-cell table:formula="of:=[.G969]+[.I969]*([.A969] -[.G969] )" office:value-type="float" office:value="860.125235139212">
            <text:p>860.1252351392</text:p>
          </table:table-cell>
          <table:table-cell table:formula="of:=(1-[.I969])*[.H969]" office:value-type="float" office:value="3256.04241780038">
            <text:p>3256.0424178004</text:p>
          </table:table-cell>
          <table:table-cell table:formula="of:=ABS([.G969]-[.A969])" office:value-type="float" office:value="87.5670808984521">
            <text:p>87.57</text:p>
          </table:table-cell>
          <table:table-cell table:formula="of:=IF([.L969]&lt;[.$C$9];1;0)" office:value-type="float" office:value="1">
            <text:p>1</text:p>
          </table:table-cell>
          <table:table-cell/>
          <table:table-cell table:formula="of:=IF(AND([.M969];[.B969]);&quot;Not Jammed&quot;;IF([.M9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8.202">
            <text:p>948.20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69]+([.A970]-[.D969])/COUNTA([.$A$60:.A970])" office:value-type="float" office:value="996.647230515916">
            <text:p>996.647</text:p>
          </table:table-cell>
          <table:table-cell table:formula="of:=[.E969]+(([.A970]-[.D969])*([.A970]-[.D969]))" office:value-type="float" office:value="162769045.311267">
            <text:p>162769045.311</text:p>
          </table:table-cell>
          <table:table-cell table:formula="of:=[.E970]/(COUNT([.$A$60:.A970])-1)" office:value-type="float" office:value="178867.082759634">
            <text:p>178867.083</text:p>
          </table:table-cell>
          <table:table-cell table:formula="of:=[.J969]" office:value-type="float" office:value="860.125235139212">
            <text:p>860.1252351392</text:p>
          </table:table-cell>
          <table:table-cell table:formula="of:=[.K969]+[.$C$7]" office:value-type="float" office:value="3316.04241780038">
            <text:p>3316.0424178004</text:p>
          </table:table-cell>
          <table:table-cell table:formula="of:=[.H970]/([.F970]+[.H970])" office:value-type="float" office:value="0.0182016990573127">
            <text:p>0.0182016991</text:p>
          </table:table-cell>
          <table:table-cell table:formula="of:=[.G970]+[.I970]*([.A970] -[.G970] )" office:value-type="float" office:value="861.72838190715">
            <text:p>861.7283819072</text:p>
          </table:table-cell>
          <table:table-cell table:formula="of:=(1-[.I970])*[.H970]" office:value-type="float" office:value="3255.6848116503">
            <text:p>3255.6848116503</text:p>
          </table:table-cell>
          <table:table-cell table:formula="of:=ABS([.G970]-[.A970])" office:value-type="float" office:value="88.0767648607881">
            <text:p>88.08</text:p>
          </table:table-cell>
          <table:table-cell table:formula="of:=IF([.L970]&lt;[.$C$9];1;0)" office:value-type="float" office:value="1">
            <text:p>1</text:p>
          </table:table-cell>
          <table:table-cell/>
          <table:table-cell table:formula="of:=IF(AND([.M970];[.B970]);&quot;Not Jammed&quot;;IF([.M9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4.128">
            <text:p>944.1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0]+([.A971]-[.D970])/COUNTA([.$A$60:.A971])" office:value-type="float" office:value="996.589643640351">
            <text:p>996.590</text:p>
          </table:table-cell>
          <table:table-cell table:formula="of:=[.E970]+(([.A971]-[.D970])*([.A971]-[.D970]))" office:value-type="float" office:value="162771803.580841">
            <text:p>162771803.581</text:p>
          </table:table-cell>
          <table:table-cell table:formula="of:=[.E971]/(COUNT([.$A$60:.A971])-1)" office:value-type="float" office:value="178673.769023975">
            <text:p>178673.769</text:p>
          </table:table-cell>
          <table:table-cell table:formula="of:=[.J970]" office:value-type="float" office:value="861.72838190715">
            <text:p>861.7283819072</text:p>
          </table:table-cell>
          <table:table-cell table:formula="of:=[.K970]+[.$C$7]" office:value-type="float" office:value="3315.6848116503">
            <text:p>3315.6848116503</text:p>
          </table:table-cell>
          <table:table-cell table:formula="of:=[.H971]/([.F971]+[.H971])" office:value-type="float" office:value="0.0182191041391061">
            <text:p>0.0182191041</text:p>
          </table:table-cell>
          <table:table-cell table:formula="of:=[.G971]+[.I971]*([.A971] -[.G971] )" office:value-type="float" office:value="863.229629130206">
            <text:p>863.2296291302</text:p>
          </table:table-cell>
          <table:table-cell table:formula="of:=(1-[.I971])*[.H971]" office:value-type="float" office:value="3255.27600477439">
            <text:p>3255.2760047744</text:p>
          </table:table-cell>
          <table:table-cell table:formula="of:=ABS([.G971]-[.A971])" office:value-type="float" office:value="82.3996180928503">
            <text:p>82.40</text:p>
          </table:table-cell>
          <table:table-cell table:formula="of:=IF([.L971]&lt;[.$C$9];1;0)" office:value-type="float" office:value="1">
            <text:p>1</text:p>
          </table:table-cell>
          <table:table-cell/>
          <table:table-cell table:formula="of:=IF(AND([.M971];[.B971]);&quot;Not Jammed&quot;;IF([.M9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166">
            <text:p>957.1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1]+([.A972]-[.D971])/COUNTA([.$A$60:.A972])" office:value-type="float" office:value="996.546463307776">
            <text:p>996.546</text:p>
          </table:table-cell>
          <table:table-cell table:formula="of:=[.E971]+(([.A972]-[.D971])*([.A972]-[.D971]))" office:value-type="float" office:value="162773357.804519">
            <text:p>162773357.805</text:p>
          </table:table-cell>
          <table:table-cell table:formula="of:=[.E972]/(COUNT([.$A$60:.A972])-1)" office:value-type="float" office:value="178479.558996183">
            <text:p>178479.559</text:p>
          </table:table-cell>
          <table:table-cell table:formula="of:=[.J971]" office:value-type="float" office:value="863.229629130206">
            <text:p>863.2296291302</text:p>
          </table:table-cell>
          <table:table-cell table:formula="of:=[.K971]+[.$C$7]" office:value-type="float" office:value="3315.27600477439">
            <text:p>3315.2760047744</text:p>
          </table:table-cell>
          <table:table-cell table:formula="of:=[.H972]/([.F972]+[.H972])" office:value-type="float" office:value="0.0182363597115228">
            <text:p>0.0182363597</text:p>
          </table:table-cell>
          <table:table-cell table:formula="of:=[.G972]+[.I972]*([.A972] -[.G972] )" office:value-type="float" office:value="864.942686579383">
            <text:p>864.9426865794</text:p>
          </table:table-cell>
          <table:table-cell table:formula="of:=(1-[.I972])*[.H972]" office:value-type="float" office:value="3254.81743900834">
            <text:p>3254.8174390084</text:p>
          </table:table-cell>
          <table:table-cell table:formula="of:=ABS([.G972]-[.A972])" office:value-type="float" office:value="93.9363708697941">
            <text:p>93.94</text:p>
          </table:table-cell>
          <table:table-cell table:formula="of:=IF([.L972]&lt;[.$C$9];1;0)" office:value-type="float" office:value="1">
            <text:p>1</text:p>
          </table:table-cell>
          <table:table-cell/>
          <table:table-cell table:formula="of:=IF(AND([.M972];[.B972]);&quot;Not Jammed&quot;;IF([.M9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77.32">
            <text:p>977.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2]+([.A973]-[.D972])/COUNTA([.$A$60:.A973])" office:value-type="float" office:value="996.525427789934">
            <text:p>996.525</text:p>
          </table:table-cell>
          <table:table-cell table:formula="of:=[.E972]+(([.A973]-[.D972])*([.A973]-[.D972]))" office:value-type="float" office:value="162773727.46141">
            <text:p>162773727.461</text:p>
          </table:table-cell>
          <table:table-cell table:formula="of:=[.E973]/(COUNT([.$A$60:.A973])-1)" office:value-type="float" office:value="178284.476956638">
            <text:p>178284.477</text:p>
          </table:table-cell>
          <table:table-cell table:formula="of:=[.J972]" office:value-type="float" office:value="864.942686579383">
            <text:p>864.9426865794</text:p>
          </table:table-cell>
          <table:table-cell table:formula="of:=[.K972]+[.$C$7]" office:value-type="float" office:value="3314.81743900834">
            <text:p>3314.8174390084</text:p>
          </table:table-cell>
          <table:table-cell table:formula="of:=[.H973]/([.F973]+[.H973])" office:value-type="float" office:value="0.0182534709181547">
            <text:p>0.0182534709</text:p>
          </table:table-cell>
          <table:table-cell table:formula="of:=[.G973]+[.I973]*([.A973] -[.G973] )" office:value-type="float" office:value="866.993962601766">
            <text:p>866.9939626018</text:p>
          </table:table-cell>
          <table:table-cell table:formula="of:=(1-[.I973])*[.H973]" office:value-type="float" office:value="3254.31051528641">
            <text:p>3254.3105152864</text:p>
          </table:table-cell>
          <table:table-cell table:formula="of:=ABS([.G973]-[.A973])" office:value-type="float" office:value="112.377313420618">
            <text:p>112.38</text:p>
          </table:table-cell>
          <table:table-cell table:formula="of:=IF([.L973]&lt;[.$C$9];1;0)" office:value-type="float" office:value="1">
            <text:p>1</text:p>
          </table:table-cell>
          <table:table-cell/>
          <table:table-cell table:formula="of:=IF(AND([.M973];[.B973]);&quot;Not Jammed&quot;;IF([.M9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4.128">
            <text:p>944.1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3]+([.A974]-[.D973])/COUNTA([.$A$60:.A974])" office:value-type="float" office:value="996.46816284153">
            <text:p>996.468</text:p>
          </table:table-cell>
          <table:table-cell table:formula="of:=[.E973]+(([.A974]-[.D973])*([.A974]-[.D973]))" office:value-type="float" office:value="162776472.951849">
            <text:p>162776472.952</text:p>
          </table:table-cell>
          <table:table-cell table:formula="of:=[.E974]/(COUNT([.$A$60:.A974])-1)" office:value-type="float" office:value="178092.421172701">
            <text:p>178092.421</text:p>
          </table:table-cell>
          <table:table-cell table:formula="of:=[.J973]" office:value-type="float" office:value="866.993962601766">
            <text:p>866.9939626018</text:p>
          </table:table-cell>
          <table:table-cell table:formula="of:=[.K973]+[.$C$7]" office:value-type="float" office:value="3314.31051528641">
            <text:p>3314.3105152864</text:p>
          </table:table-cell>
          <table:table-cell table:formula="of:=[.H974]/([.F974]+[.H974])" office:value-type="float" office:value="0.0182700525192576">
            <text:p>0.0182700525</text:p>
          </table:table-cell>
          <table:table-cell table:formula="of:=[.G974]+[.I974]*([.A974] -[.G974] )" office:value-type="float" office:value="868.403205516054">
            <text:p>868.4032055161</text:p>
          </table:table-cell>
          <table:table-cell table:formula="of:=(1-[.I974])*[.H974]" office:value-type="float" office:value="3253.757888107">
            <text:p>3253.757888107</text:p>
          </table:table-cell>
          <table:table-cell table:formula="of:=ABS([.G974]-[.A974])" office:value-type="float" office:value="77.1340373982339">
            <text:p>77.13</text:p>
          </table:table-cell>
          <table:table-cell table:formula="of:=IF([.L974]&lt;[.$C$9];1;0)" office:value-type="float" office:value="1">
            <text:p>1</text:p>
          </table:table-cell>
          <table:table-cell/>
          <table:table-cell table:formula="of:=IF(AND([.M974];[.B974]);&quot;Not Jammed&quot;;IF([.M97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9.53">
            <text:p>959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4]+([.A975]-[.D974])/COUNTA([.$A$60:.A975])" office:value-type="float" office:value="996.427837336244">
            <text:p>996.428</text:p>
          </table:table-cell>
          <table:table-cell table:formula="of:=[.E974]+(([.A975]-[.D974])*([.A975]-[.D974]))" office:value-type="float" office:value="162777837.379723">
            <text:p>162777837.380</text:p>
          </table:table-cell>
          <table:table-cell table:formula="of:=[.E975]/(COUNT([.$A$60:.A975])-1)" office:value-type="float" office:value="177899.275824834">
            <text:p>177899.276</text:p>
          </table:table-cell>
          <table:table-cell table:formula="of:=[.J974]" office:value-type="float" office:value="868.403205516054">
            <text:p>868.4032055161</text:p>
          </table:table-cell>
          <table:table-cell table:formula="of:=[.K974]+[.$C$7]" office:value-type="float" office:value="3313.757888107">
            <text:p>3313.757888107</text:p>
          </table:table-cell>
          <table:table-cell table:formula="of:=[.H975]/([.F975]+[.H975])" office:value-type="float" office:value="0.0182865317146906">
            <text:p>0.0182865317</text:p>
          </table:table-cell>
          <table:table-cell table:formula="of:=[.G975]+[.I975]*([.A975] -[.G975] )" office:value-type="float" office:value="870.069598533443">
            <text:p>870.0695985334</text:p>
          </table:table-cell>
          <table:table-cell table:formula="of:=(1-[.I975])*[.H975]" office:value-type="float" office:value="3253.16074939133">
            <text:p>3253.1607493913</text:p>
          </table:table-cell>
          <table:table-cell table:formula="of:=ABS([.G975]-[.A975])" office:value-type="float" office:value="91.1267944839457">
            <text:p>91.13</text:p>
          </table:table-cell>
          <table:table-cell table:formula="of:=IF([.L975]&lt;[.$C$9];1;0)" office:value-type="float" office:value="1">
            <text:p>1</text:p>
          </table:table-cell>
          <table:table-cell/>
          <table:table-cell table:formula="of:=IF(AND([.M975];[.B975]);&quot;Not Jammed&quot;;IF([.M97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166">
            <text:p>957.16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5]+([.A976]-[.D975])/COUNTA([.$A$60:.A976])" office:value-type="float" office:value="996.385021810251">
            <text:p>996.385</text:p>
          </table:table-cell>
          <table:table-cell table:formula="of:=[.E975]+(([.A976]-[.D975])*([.A976]-[.D975]))" office:value-type="float" office:value="162779378.871594">
            <text:p>162779378.872</text:p>
          </table:table-cell>
          <table:table-cell table:formula="of:=[.E976]/(COUNT([.$A$60:.A976])-1)" office:value-type="float" office:value="177706.745493007">
            <text:p>177706.745</text:p>
          </table:table-cell>
          <table:table-cell table:formula="of:=[.J975]" office:value-type="float" office:value="870.069598533443">
            <text:p>870.0695985334</text:p>
          </table:table-cell>
          <table:table-cell table:formula="of:=[.K975]+[.$C$7]" office:value-type="float" office:value="3313.16074939133">
            <text:p>3313.1607493913</text:p>
          </table:table-cell>
          <table:table-cell table:formula="of:=[.H976]/([.F976]+[.H976])" office:value-type="float" office:value="0.0183027425997822">
            <text:p>0.0183027426</text:p>
          </table:table-cell>
          <table:table-cell table:formula="of:=[.G976]+[.I976]*([.A976] -[.G976] )" office:value-type="float" office:value="871.663701550853">
            <text:p>871.6637015509</text:p>
          </table:table-cell>
          <table:table-cell table:formula="of:=(1-[.I976])*[.H976]" office:value-type="float" office:value="3252.52082100352">
            <text:p>3252.5208210035</text:p>
          </table:table-cell>
          <table:table-cell table:formula="of:=ABS([.G976]-[.A976])" office:value-type="float" office:value="87.0964014665571">
            <text:p>87.10</text:p>
          </table:table-cell>
          <table:table-cell table:formula="of:=IF([.L976]&lt;[.$C$9];1;0)" office:value-type="float" office:value="1">
            <text:p>1</text:p>
          </table:table-cell>
          <table:table-cell/>
          <table:table-cell table:formula="of:=IF(AND([.M976];[.B976]);&quot;Not Jammed&quot;;IF([.M9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7.036">
            <text:p>957.0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6]+([.A977]-[.D976])/COUNTA([.$A$60:.A977])" office:value-type="float" office:value="996.34215795207">
            <text:p>996.342</text:p>
          </table:table-cell>
          <table:table-cell table:formula="of:=[.E976]+(([.A977]-[.D976])*([.A977]-[.D976]))" office:value-type="float" office:value="162780927.217112">
            <text:p>162780927.217</text:p>
          </table:table-cell>
          <table:table-cell table:formula="of:=[.E977]/(COUNT([.$A$60:.A977])-1)" office:value-type="float" office:value="177514.64254865">
            <text:p>177514.643</text:p>
          </table:table-cell>
          <table:table-cell table:formula="of:=[.J976]" office:value-type="float" office:value="871.663701550853">
            <text:p>871.6637015509</text:p>
          </table:table-cell>
          <table:table-cell table:formula="of:=[.K976]+[.$C$7]" office:value-type="float" office:value="3312.52082100352">
            <text:p>3312.5208210035</text:p>
          </table:table-cell>
          <table:table-cell table:formula="of:=[.H977]/([.F977]+[.H977])" office:value-type="float" office:value="0.0183187125168355">
            <text:p>0.0183187125</text:p>
          </table:table-cell>
          <table:table-cell table:formula="of:=[.G977]+[.I977]*([.A977] -[.G977] )" office:value-type="float" office:value="873.227612143044">
            <text:p>873.227612143</text:p>
          </table:table-cell>
          <table:table-cell table:formula="of:=(1-[.I977])*[.H977]" office:value-type="float" office:value="3251.83970437752">
            <text:p>3251.8397043775</text:p>
          </table:table-cell>
          <table:table-cell table:formula="of:=ABS([.G977]-[.A977])" office:value-type="float" office:value="85.3722984491473">
            <text:p>85.37</text:p>
          </table:table-cell>
          <table:table-cell table:formula="of:=IF([.L977]&lt;[.$C$9];1;0)" office:value-type="float" office:value="1">
            <text:p>1</text:p>
          </table:table-cell>
          <table:table-cell/>
          <table:table-cell table:formula="of:=IF(AND([.M977];[.B977]);&quot;Not Jammed&quot;;IF([.M97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9.789">
            <text:p>949.78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7]+([.A978]-[.D977])/COUNTA([.$A$60:.A978])" office:value-type="float" office:value="996.291501632209">
            <text:p>996.292</text:p>
          </table:table-cell>
          <table:table-cell table:formula="of:=[.E977]+(([.A978]-[.D977])*([.A978]-[.D977]))" office:value-type="float" office:value="162783094.413627">
            <text:p>162783094.414</text:p>
          </table:table-cell>
          <table:table-cell table:formula="of:=[.E978]/(COUNT([.$A$60:.A978])-1)" office:value-type="float" office:value="177323.632258853">
            <text:p>177323.632</text:p>
          </table:table-cell>
          <table:table-cell table:formula="of:=[.J977]" office:value-type="float" office:value="873.227612143044">
            <text:p>873.227612143</text:p>
          </table:table-cell>
          <table:table-cell table:formula="of:=[.K977]+[.$C$7]" office:value-type="float" office:value="3311.83970437752">
            <text:p>3311.8397043775</text:p>
          </table:table-cell>
          <table:table-cell table:formula="of:=[.H978]/([.F978]+[.H978])" office:value-type="float" office:value="0.0183343817711046">
            <text:p>0.0183343818</text:p>
          </table:table-cell>
          <table:table-cell table:formula="of:=[.G978]+[.I978]*([.A978] -[.G978] )" office:value-type="float" office:value="874.631317856939">
            <text:p>874.6313178569</text:p>
          </table:table-cell>
          <table:table-cell table:formula="of:=(1-[.I978])*[.H978]" office:value-type="float" office:value="3251.11917087276">
            <text:p>3251.1191708728</text:p>
          </table:table-cell>
          <table:table-cell table:formula="of:=ABS([.G978]-[.A978])" office:value-type="float" office:value="76.5613878569559">
            <text:p>76.56</text:p>
          </table:table-cell>
          <table:table-cell table:formula="of:=IF([.L978]&lt;[.$C$9];1;0)" office:value-type="float" office:value="1">
            <text:p>1</text:p>
          </table:table-cell>
          <table:table-cell/>
          <table:table-cell table:formula="of:=IF(AND([.M978];[.B978]);&quot;Not Jammed&quot;;IF([.M9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55.616">
            <text:p>855.6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8]+([.A979]-[.D978])/COUNTA([.$A$60:.A979])" office:value-type="float" office:value="996.138593478261">
            <text:p>996.139</text:p>
          </table:table-cell>
          <table:table-cell table:formula="of:=[.E978]+(([.A979]-[.D978])*([.A979]-[.D978]))" office:value-type="float" office:value="162802884.010386">
            <text:p>162802884.010</text:p>
          </table:table-cell>
          <table:table-cell table:formula="of:=[.E979]/(COUNT([.$A$60:.A979])-1)" office:value-type="float" office:value="177152.213286601">
            <text:p>177152.213</text:p>
          </table:table-cell>
          <table:table-cell table:formula="of:=[.J978]" office:value-type="float" office:value="874.631317856939">
            <text:p>874.6313178569</text:p>
          </table:table-cell>
          <table:table-cell table:formula="of:=[.K978]+[.$C$7]" office:value-type="float" office:value="3311.11917087276">
            <text:p>3311.1191708728</text:p>
          </table:table-cell>
          <table:table-cell table:formula="of:=[.H979]/([.F979]+[.H979])" office:value-type="float" office:value="0.0183478777975743">
            <text:p>0.0183478778</text:p>
          </table:table-cell>
          <table:table-cell table:formula="of:=[.G979]+[.I979]*([.A979] -[.G979] )" office:value-type="float" office:value="874.282427128618">
            <text:p>874.2824271286</text:p>
          </table:table-cell>
          <table:table-cell table:formula="of:=(1-[.I979])*[.H979]" office:value-type="float" office:value="3250.36716095238">
            <text:p>3250.3671609524</text:p>
          </table:table-cell>
          <table:table-cell table:formula="of:=ABS([.G979]-[.A979])" office:value-type="float" office:value="19.0153178569392">
            <text:p>19.02</text:p>
          </table:table-cell>
          <table:table-cell table:formula="of:=IF([.L979]&lt;[.$C$9];1;0)" office:value-type="float" office:value="1">
            <text:p>1</text:p>
          </table:table-cell>
          <table:table-cell/>
          <table:table-cell table:formula="of:=IF(AND([.M979];[.B979]);&quot;Not Jammed&quot;;IF([.M97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87.325">
            <text:p>887.3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79]+([.A980]-[.D979])/COUNTA([.$A$60:.A980])" office:value-type="float" office:value="996.020446254071">
            <text:p>996.020</text:p>
          </table:table-cell>
          <table:table-cell table:formula="of:=[.E979]+(([.A980]-[.D979])*([.A980]-[.D979]))" office:value-type="float" office:value="162814724.408512">
            <text:p>162814724.409</text:p>
          </table:table-cell>
          <table:table-cell table:formula="of:=[.E980]/(COUNT([.$A$60:.A980])-1)" office:value-type="float" office:value="176972.526530991">
            <text:p>176972.527</text:p>
          </table:table-cell>
          <table:table-cell table:formula="of:=[.J979]" office:value-type="float" office:value="874.282427128618">
            <text:p>874.2824271286</text:p>
          </table:table-cell>
          <table:table-cell table:formula="of:=[.K979]+[.$C$7]" office:value-type="float" office:value="3310.36716095238">
            <text:p>3310.3671609524</text:p>
          </table:table-cell>
          <table:table-cell table:formula="of:=[.H980]/([.F980]+[.H980])" office:value-type="float" office:value="0.0183620702616907">
            <text:p>0.0183620703</text:p>
          </table:table-cell>
          <table:table-cell table:formula="of:=[.G980]+[.I980]*([.A980] -[.G980] )" office:value-type="float" office:value="874.521915768076">
            <text:p>874.5219157681</text:p>
          </table:table-cell>
          <table:table-cell table:formula="of:=(1-[.I980])*[.H980]" office:value-type="float" office:value="3249.58196655098">
            <text:p>3249.581966551</text:p>
          </table:table-cell>
          <table:table-cell table:formula="of:=ABS([.G980]-[.A980])" office:value-type="float" office:value="13.0425728713821">
            <text:p>13.04</text:p>
          </table:table-cell>
          <table:table-cell table:formula="of:=IF([.L980]&lt;[.$C$9];1;0)" office:value-type="float" office:value="1">
            <text:p>1</text:p>
          </table:table-cell>
          <table:table-cell/>
          <table:table-cell table:formula="of:=IF(AND([.M980];[.B980]);&quot;Not Jammed&quot;;IF([.M9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16.468">
            <text:p>916.46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0]+([.A981]-[.D980])/COUNTA([.$A$60:.A981])" office:value-type="float" office:value="995.934163774403">
            <text:p>995.934</text:p>
          </table:table-cell>
          <table:table-cell table:formula="of:=[.E980]+(([.A981]-[.D980])*([.A981]-[.D980]))" office:value-type="float" office:value="162821053.000217">
            <text:p>162821053.000</text:p>
          </table:table-cell>
          <table:table-cell table:formula="of:=[.E981]/(COUNT([.$A$60:.A981])-1)" office:value-type="float" office:value="176787.245385686">
            <text:p>176787.245</text:p>
          </table:table-cell>
          <table:table-cell table:formula="of:=[.J980]" office:value-type="float" office:value="874.521915768076">
            <text:p>874.5219157681</text:p>
          </table:table-cell>
          <table:table-cell table:formula="of:=[.K980]+[.$C$7]" office:value-type="float" office:value="3309.58196655098">
            <text:p>3309.581966551</text:p>
          </table:table-cell>
          <table:table-cell table:formula="of:=[.H981]/([.F981]+[.H981])" office:value-type="float" office:value="0.0183766811176414">
            <text:p>0.0183766811</text:p>
          </table:table-cell>
          <table:table-cell table:formula="of:=[.G981]+[.I981]*([.A981] -[.G981] )" office:value-type="float" office:value="875.292745582139">
            <text:p>875.2927455821</text:p>
          </table:table-cell>
          <table:table-cell table:formula="of:=(1-[.I981])*[.H981]" office:value-type="float" office:value="3248.76283411898">
            <text:p>3248.762834119</text:p>
          </table:table-cell>
          <table:table-cell table:formula="of:=ABS([.G981]-[.A981])" office:value-type="float" office:value="41.9460842319244">
            <text:p>41.95</text:p>
          </table:table-cell>
          <table:table-cell table:formula="of:=IF([.L981]&lt;[.$C$9];1;0)" office:value-type="float" office:value="1">
            <text:p>1</text:p>
          </table:table-cell>
          <table:table-cell/>
          <table:table-cell table:formula="of:=IF(AND([.M981];[.B981]);&quot;Not Jammed&quot;;IF([.M98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62.698">
            <text:p>962.6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1]+([.A982]-[.D981])/COUNTA([.$A$60:.A982])" office:value-type="float" office:value="995.898154929577">
            <text:p>995.898</text:p>
          </table:table-cell>
          <table:table-cell table:formula="of:=[.E981]+(([.A982]-[.D981])*([.A982]-[.D981]))" office:value-type="float" office:value="162822157.6428">
            <text:p>162822157.643</text:p>
          </table:table-cell>
          <table:table-cell table:formula="of:=[.E982]/(COUNT([.$A$60:.A982])-1)" office:value-type="float" office:value="176596.70026334">
            <text:p>176596.700</text:p>
          </table:table-cell>
          <table:table-cell table:formula="of:=[.J981]" office:value-type="float" office:value="875.292745582139">
            <text:p>875.2927455821</text:p>
          </table:table-cell>
          <table:table-cell table:formula="of:=[.K981]+[.$C$7]" office:value-type="float" office:value="3308.76283411898">
            <text:p>3308.762834119</text:p>
          </table:table-cell>
          <table:table-cell table:formula="of:=[.H982]/([.F982]+[.H982])" office:value-type="float" office:value="0.0183916751451096">
            <text:p>0.0183916751</text:p>
          </table:table-cell>
          <table:table-cell table:formula="of:=[.G982]+[.I982]*([.A982] -[.G982] )" office:value-type="float" office:value="876.900274627368">
            <text:p>876.9002746274</text:p>
          </table:table-cell>
          <table:table-cell table:formula="of:=(1-[.I982])*[.H982]" office:value-type="float" office:value="3247.90914294165">
            <text:p>3247.9091429417</text:p>
          </table:table-cell>
          <table:table-cell table:formula="of:=ABS([.G982]-[.A982])" office:value-type="float" office:value="87.4052544178607">
            <text:p>87.41</text:p>
          </table:table-cell>
          <table:table-cell table:formula="of:=IF([.L982]&lt;[.$C$9];1;0)" office:value-type="float" office:value="1">
            <text:p>1</text:p>
          </table:table-cell>
          <table:table-cell/>
          <table:table-cell table:formula="of:=IF(AND([.M982];[.B982]);&quot;Not Jammed&quot;;IF([.M98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865">
            <text:p>953.8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2]+([.A983]-[.D982])/COUNTA([.$A$60:.A983])" office:value-type="float" office:value="995.852664502164">
            <text:p>995.853</text:p>
          </table:table-cell>
          <table:table-cell table:formula="of:=[.E982]+(([.A983]-[.D982])*([.A983]-[.D982]))" office:value-type="float" office:value="162823924.428913">
            <text:p>162823924.429</text:p>
          </table:table-cell>
          <table:table-cell table:formula="of:=[.E983]/(COUNT([.$A$60:.A983])-1)" office:value-type="float" office:value="176407.285405106">
            <text:p>176407.285</text:p>
          </table:table-cell>
          <table:table-cell table:formula="of:=[.J982]" office:value-type="float" office:value="876.900274627368">
            <text:p>876.9002746274</text:p>
          </table:table-cell>
          <table:table-cell table:formula="of:=[.K982]+[.$C$7]" office:value-type="float" office:value="3307.90914294165">
            <text:p>3307.9091429417</text:p>
          </table:table-cell>
          <table:table-cell table:formula="of:=[.H983]/([.F983]+[.H983])" office:value-type="float" office:value="0.0184063965835525">
            <text:p>0.0184063966</text:p>
          </table:table-cell>
          <table:table-cell table:formula="of:=[.G983]+[.I983]*([.A983] -[.G983] )" office:value-type="float" office:value="878.316917885521">
            <text:p>878.3169178855</text:p>
          </table:table-cell>
          <table:table-cell table:formula="of:=(1-[.I983])*[.H983]" office:value-type="float" office:value="3247.02245539431">
            <text:p>3247.0224553943</text:p>
          </table:table-cell>
          <table:table-cell table:formula="of:=ABS([.G983]-[.A983])" office:value-type="float" office:value="76.9647253726317">
            <text:p>76.96</text:p>
          </table:table-cell>
          <table:table-cell table:formula="of:=IF([.L983]&lt;[.$C$9];1;0)" office:value-type="float" office:value="1">
            <text:p>1</text:p>
          </table:table-cell>
          <table:table-cell/>
          <table:table-cell table:formula="of:=IF(AND([.M983];[.B983]);&quot;Not Jammed&quot;;IF([.M98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1.891">
            <text:p>951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3]+([.A984]-[.D983])/COUNTA([.$A$60:.A984])" office:value-type="float" office:value="995.805138378378">
            <text:p>995.805</text:p>
          </table:table-cell>
          <table:table-cell table:formula="of:=[.E983]+(([.A984]-[.D983])*([.A984]-[.D983]))" office:value-type="float" office:value="162825857.056859">
            <text:p>162825857.057</text:p>
          </table:table-cell>
          <table:table-cell table:formula="of:=[.E984]/(COUNT([.$A$60:.A984])-1)" office:value-type="float" office:value="176218.460018245">
            <text:p>176218.460</text:p>
          </table:table-cell>
          <table:table-cell table:formula="of:=[.J983]" office:value-type="float" office:value="878.316917885521">
            <text:p>878.3169178855</text:p>
          </table:table-cell>
          <table:table-cell table:formula="of:=[.K983]+[.$C$7]" office:value-type="float" office:value="3307.02245539431">
            <text:p>3307.0224553943</text:p>
          </table:table-cell>
          <table:table-cell table:formula="of:=[.H984]/([.F984]+[.H984])" office:value-type="float" office:value="0.0184209083291554">
            <text:p>0.0184209083</text:p>
          </table:table-cell>
          <table:table-cell table:formula="of:=[.G984]+[.I984]*([.A984] -[.G984] )" office:value-type="float" office:value="879.672219307554">
            <text:p>879.6722193076</text:p>
          </table:table-cell>
          <table:table-cell table:formula="of:=(1-[.I984])*[.H984]" office:value-type="float" office:value="3246.10409790103">
            <text:p>3246.104097901</text:p>
          </table:table-cell>
          <table:table-cell table:formula="of:=ABS([.G984]-[.A984])" office:value-type="float" office:value="73.5740821144789">
            <text:p>73.57</text:p>
          </table:table-cell>
          <table:table-cell table:formula="of:=IF([.L984]&lt;[.$C$9];1;0)" office:value-type="float" office:value="1">
            <text:p>1</text:p>
          </table:table-cell>
          <table:table-cell/>
          <table:table-cell table:formula="of:=IF(AND([.M984];[.B984]);&quot;Not Jammed&quot;;IF([.M98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4.64">
            <text:p>944.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4]+([.A985]-[.D984])/COUNTA([.$A$60:.A985])" office:value-type="float" office:value="995.749884449244">
            <text:p>995.750</text:p>
          </table:table-cell>
          <table:table-cell table:formula="of:=[.E984]+(([.A985]-[.D984])*([.A985]-[.D984]))" office:value-type="float" office:value="162828474.928244">
            <text:p>162828474.928</text:p>
          </table:table-cell>
          <table:table-cell table:formula="of:=[.E985]/(COUNT([.$A$60:.A985])-1)" office:value-type="float" office:value="176030.78370621">
            <text:p>176030.784</text:p>
          </table:table-cell>
          <table:table-cell table:formula="of:=[.J984]" office:value-type="float" office:value="879.672219307554">
            <text:p>879.6722193076</text:p>
          </table:table-cell>
          <table:table-cell table:formula="of:=[.K984]+[.$C$7]" office:value-type="float" office:value="3306.10409790103">
            <text:p>3306.104097901</text:p>
          </table:table-cell>
          <table:table-cell table:formula="of:=[.H985]/([.F985]+[.H985])" office:value-type="float" office:value="0.0184351593159812">
            <text:p>0.0184351593</text:p>
          </table:table-cell>
          <table:table-cell table:formula="of:=[.G985]+[.I985]*([.A985] -[.G985] )" office:value-type="float" office:value="880.869910695025">
            <text:p>880.869910695</text:p>
          </table:table-cell>
          <table:table-cell table:formula="of:=(1-[.I985])*[.H985]" office:value-type="float" office:value="3245.155542141">
            <text:p>3245.155542141</text:p>
          </table:table-cell>
          <table:table-cell table:formula="of:=ABS([.G985]-[.A985])" office:value-type="float" office:value="64.9677806924464">
            <text:p>64.97</text:p>
          </table:table-cell>
          <table:table-cell table:formula="of:=IF([.L985]&lt;[.$C$9];1;0)" office:value-type="float" office:value="1">
            <text:p>1</text:p>
          </table:table-cell>
          <table:table-cell/>
          <table:table-cell table:formula="of:=IF(AND([.M985];[.B985]);&quot;Not Jammed&quot;;IF([.M9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40.44">
            <text:p>940.4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985]+([.A986]-[.D985])/COUNTA([.$A$60:.A986])" office:value-type="float" office:value="995.690218985976">
            <text:p>995.690</text:p>
          </table:table-cell>
          <table:table-cell table:formula="of:=[.E985]+(([.A986]-[.D985])*([.A986]-[.D985]))" office:value-type="float" office:value="162831534.111562">
            <text:p>162831534.112</text:p>
          </table:table-cell>
          <table:table-cell table:formula="of:=[.E986]/(COUNT([.$A$60:.A986])-1)" office:value-type="float" office:value="175843.989321341">
            <text:p>175843.989</text:p>
          </table:table-cell>
          <table:table-cell table:formula="of:=[.J985]" office:value-type="float" office:value="880.869910695025">
            <text:p>880.869910695</text:p>
          </table:table-cell>
          <table:table-cell table:formula="of:=[.K985]+[.$C$7]" office:value-type="float" office:value="3305.155542141">
            <text:p>3305.155542141</text:p>
          </table:table-cell>
          <table:table-cell table:formula="of:=[.H986]/([.F986]+[.H986])" office:value-type="float" office:value="0.0184491840285347">
            <text:p>0.018449184</text:p>
          </table:table-cell>
          <table:table-cell table:formula="of:=[.G986]+[.I986]*([.A986] -[.G986] )" office:value-type="float" office:value="881.968930235208">
            <text:p>881.9689302352</text:p>
          </table:table-cell>
          <table:table-cell table:formula="of:=(1-[.I986])*[.H986]" office:value-type="float" office:value="3244.17811930111">
            <text:p>3244.1781193011</text:p>
          </table:table-cell>
          <table:table-cell table:formula="of:=ABS([.G986]-[.A986])" office:value-type="float" office:value="59.5700893049755">
            <text:p>59.57</text:p>
          </table:table-cell>
          <table:table-cell table:formula="of:=IF([.L986]&lt;[.$C$9];1;0)" office:value-type="float" office:value="1">
            <text:p>1</text:p>
          </table:table-cell>
          <table:table-cell/>
          <table:table-cell table:formula="of:=IF(AND([.M986];[.B986]);&quot;Not Jammed&quot;;IF([.M986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951.633">
            <text:p>951.6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6]+([.A987]-[.D986])/COUNTA([.$A$60:.A987])" office:value-type="float" office:value="995.642743534483">
            <text:p>995.643</text:p>
          </table:table-cell>
          <table:table-cell table:formula="of:=[.E986]+(([.A987]-[.D986])*([.A987]-[.D986]))" office:value-type="float" office:value="162833475.150106">
            <text:p>162833475.150</text:p>
          </table:table-cell>
          <table:table-cell table:formula="of:=[.E987]/(COUNT([.$A$60:.A987])-1)" office:value-type="float" office:value="175656.391747688">
            <text:p>175656.392</text:p>
          </table:table-cell>
          <table:table-cell table:formula="of:=[.J986]" office:value-type="float" office:value="881.968930235208">
            <text:p>881.9689302352</text:p>
          </table:table-cell>
          <table:table-cell table:formula="of:=[.K986]+[.$C$7]" office:value-type="float" office:value="3304.17811930111">
            <text:p>3304.1781193011</text:p>
          </table:table-cell>
          <table:table-cell table:formula="of:=[.H987]/([.F987]+[.H987])" office:value-type="float" office:value="0.0184631627053765">
            <text:p>0.0184631627</text:p>
          </table:table-cell>
          <table:table-cell table:formula="of:=[.G987]+[.I987]*([.A987] -[.G987] )" office:value-type="float" office:value="883.255149289994">
            <text:p>883.25514929</text:p>
          </table:table-cell>
          <table:table-cell table:formula="of:=(1-[.I987])*[.H987]" office:value-type="float" office:value="3243.17254107691">
            <text:p>3243.1725410769</text:p>
          </table:table-cell>
          <table:table-cell table:formula="of:=ABS([.G987]-[.A987])" office:value-type="float" office:value="69.6640697647918">
            <text:p>69.66</text:p>
          </table:table-cell>
          <table:table-cell table:formula="of:=IF([.L987]&lt;[.$C$9];1;0)" office:value-type="float" office:value="1">
            <text:p>1</text:p>
          </table:table-cell>
          <table:table-cell/>
          <table:table-cell table:formula="of:=IF(AND([.M987];[.B987]);&quot;Not Jammed&quot;;IF([.M9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7]+([.A988]-[.D987])/COUNTA([.$A$60:.A988])" office:value-type="float" office:value="995.597355220667">
            <text:p>995.597</text:p>
          </table:table-cell>
          <table:table-cell table:formula="of:=[.E987]+(([.A988]-[.D987])*([.A988]-[.D987]))" office:value-type="float" office:value="162835253.100034">
            <text:p>162835253.100</text:p>
          </table:table-cell>
          <table:table-cell table:formula="of:=[.E988]/(COUNT([.$A$60:.A988])-1)" office:value-type="float" office:value="175469.022737106">
            <text:p>175469.023</text:p>
          </table:table-cell>
          <table:table-cell table:formula="of:=[.J987]" office:value-type="float" office:value="883.255149289994">
            <text:p>883.25514929</text:p>
          </table:table-cell>
          <table:table-cell table:formula="of:=[.K987]+[.$C$7]" office:value-type="float" office:value="3303.17254107691">
            <text:p>3303.1725410769</text:p>
          </table:table-cell>
          <table:table-cell table:formula="of:=[.H988]/([.F988]+[.H988])" office:value-type="float" office:value="0.0184769926662081">
            <text:p>0.0184769927</text:p>
          </table:table-cell>
          <table:table-cell table:formula="of:=[.G988]+[.I988]*([.A988] -[.G988] )" office:value-type="float" office:value="884.552637910571">
            <text:p>884.5526379106</text:p>
          </table:table-cell>
          <table:table-cell table:formula="of:=(1-[.I988])*[.H988]" office:value-type="float" office:value="3242.13984626021">
            <text:p>3242.1398462602</text:p>
          </table:table-cell>
          <table:table-cell table:formula="of:=ABS([.G988]-[.A988])" office:value-type="float" office:value="70.2218507100056">
            <text:p>70.22</text:p>
          </table:table-cell>
          <table:table-cell table:formula="of:=IF([.L988]&lt;[.$C$9];1;0)" office:value-type="float" office:value="1">
            <text:p>1</text:p>
          </table:table-cell>
          <table:table-cell/>
          <table:table-cell table:formula="of:=IF(AND([.M988];[.B988]);&quot;Not Jammed&quot;;IF([.M9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1.891">
            <text:p>951.89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8]+([.A989]-[.D988])/COUNTA([.$A$60:.A989])" office:value-type="float" office:value="995.550359139785">
            <text:p>995.550</text:p>
          </table:table-cell>
          <table:table-cell table:formula="of:=[.E988]+(([.A989]-[.D988])*([.A989]-[.D988]))" office:value-type="float" office:value="162837163.345521">
            <text:p>162837163.346</text:p>
          </table:table-cell>
          <table:table-cell table:formula="of:=[.E989]/(COUNT([.$A$60:.A989])-1)" office:value-type="float" office:value="175282.199510787">
            <text:p>175282.200</text:p>
          </table:table-cell>
          <table:table-cell table:formula="of:=[.J988]" office:value-type="float" office:value="884.552637910571">
            <text:p>884.5526379106</text:p>
          </table:table-cell>
          <table:table-cell table:formula="of:=[.K988]+[.$C$7]" office:value-type="float" office:value="3302.13984626021">
            <text:p>3302.1398462602</text:p>
          </table:table-cell>
          <table:table-cell table:formula="of:=[.H989]/([.F989]+[.H989])" office:value-type="float" office:value="0.0184906462579464">
            <text:p>0.0184906463</text:p>
          </table:table-cell>
          <table:table-cell table:formula="of:=[.G989]+[.I989]*([.A989] -[.G989] )" office:value-type="float" office:value="885.797767743556">
            <text:p>885.7977677436</text:p>
          </table:table-cell>
          <table:table-cell table:formula="of:=(1-[.I989])*[.H989]" office:value-type="float" office:value="3241.08114646875">
            <text:p>3241.0811464688</text:p>
          </table:table-cell>
          <table:table-cell table:formula="of:=ABS([.G989]-[.A989])" office:value-type="float" office:value="67.3383620894292">
            <text:p>67.34</text:p>
          </table:table-cell>
          <table:table-cell table:formula="of:=IF([.L989]&lt;[.$C$9];1;0)" office:value-type="float" office:value="1">
            <text:p>1</text:p>
          </table:table-cell>
          <table:table-cell/>
          <table:table-cell table:formula="of:=IF(AND([.M989];[.B989]);&quot;Not Jammed&quot;;IF([.M98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78.426">
            <text:p>778.4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89]+([.A990]-[.D989])/COUNTA([.$A$60:.A990])" office:value-type="float" office:value="995.317142857143">
            <text:p>995.317</text:p>
          </table:table-cell>
          <table:table-cell table:formula="of:=[.E989]+(([.A990]-[.D989])*([.A990]-[.D989]))" office:value-type="float" office:value="162884306.332853">
            <text:p>162884306.333</text:p>
          </table:table-cell>
          <table:table-cell table:formula="of:=[.E990]/(COUNT([.$A$60:.A990])-1)" office:value-type="float" office:value="175144.41541167">
            <text:p>175144.415</text:p>
          </table:table-cell>
          <table:table-cell table:formula="of:=[.J989]" office:value-type="float" office:value="885.797767743556">
            <text:p>885.7977677436</text:p>
          </table:table-cell>
          <table:table-cell table:formula="of:=[.K989]+[.$C$7]" office:value-type="float" office:value="3301.08114646875">
            <text:p>3301.0811464688</text:p>
          </table:table-cell>
          <table:table-cell table:formula="of:=[.H990]/([.F990]+[.H990])" office:value-type="float" office:value="0.0184991003423459">
            <text:p>0.0184991003</text:p>
          </table:table-cell>
          <table:table-cell table:formula="of:=[.G990]+[.I990]*([.A990] -[.G990] )" office:value-type="float" office:value="883.811486638133">
            <text:p>883.8114866381</text:p>
          </table:table-cell>
          <table:table-cell table:formula="of:=(1-[.I990])*[.H990]" office:value-type="float" office:value="3240.014115102">
            <text:p>3240.014115102</text:p>
          </table:table-cell>
          <table:table-cell table:formula="of:=ABS([.G990]-[.A990])" office:value-type="float" office:value="107.371767743556">
            <text:p>107.37</text:p>
          </table:table-cell>
          <table:table-cell table:formula="of:=IF([.L990]&lt;[.$C$9];1;0)" office:value-type="float" office:value="1">
            <text:p>1</text:p>
          </table:table-cell>
          <table:table-cell/>
          <table:table-cell table:formula="of:=IF(AND([.M990];[.B990]);&quot;Not Jammed&quot;;IF([.M9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30.936">
            <text:p>1030.9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0]+([.A991]-[.D990])/COUNTA([.$A$60:.A991])" office:value-type="float" office:value="995.355360515021">
            <text:p>995.355</text:p>
          </table:table-cell>
          <table:table-cell table:formula="of:=[.E990]+(([.A991]-[.D990])*([.A991]-[.D990]))" office:value-type="float" office:value="162885575.035837">
            <text:p>162885575.036</text:p>
          </table:table-cell>
          <table:table-cell table:formula="of:=[.E991]/(COUNT([.$A$60:.A991])-1)" office:value-type="float" office:value="174957.653099718">
            <text:p>174957.653</text:p>
          </table:table-cell>
          <table:table-cell table:formula="of:=[.J990]" office:value-type="float" office:value="883.811486638133">
            <text:p>883.8114866381</text:p>
          </table:table-cell>
          <table:table-cell table:formula="of:=[.K990]+[.$C$7]" office:value-type="float" office:value="3300.014115102">
            <text:p>3300.014115102</text:p>
          </table:table-cell>
          <table:table-cell table:formula="of:=[.H991]/([.F991]+[.H991])" office:value-type="float" office:value="0.0185126068721921">
            <text:p>0.0185126069</text:p>
          </table:table-cell>
          <table:table-cell table:formula="of:=[.G991]+[.I991]*([.A991] -[.G991] )" office:value-type="float" office:value="886.535144915264">
            <text:p>886.5351449153</text:p>
          </table:table-cell>
          <table:table-cell table:formula="of:=(1-[.I991])*[.H991]" office:value-type="float" office:value="3238.92225111643">
            <text:p>3238.9222511164</text:p>
          </table:table-cell>
          <table:table-cell table:formula="of:=ABS([.G991]-[.A991])" office:value-type="float" office:value="147.124513361867">
            <text:p>147.12</text:p>
          </table:table-cell>
          <table:table-cell table:formula="of:=IF([.L991]&lt;[.$C$9];1;0)" office:value-type="float" office:value="1">
            <text:p>1</text:p>
          </table:table-cell>
          <table:table-cell/>
          <table:table-cell table:formula="of:=IF(AND([.M991];[.B991]);&quot;Not Jammed&quot;;IF([.M99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41.86">
            <text:p>1041.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1]+([.A992]-[.D991])/COUNTA([.$A$60:.A992])" office:value-type="float" office:value="995.40520471597">
            <text:p>995.405</text:p>
          </table:table-cell>
          <table:table-cell table:formula="of:=[.E991]+(([.A992]-[.D991])*([.A992]-[.D991]))" office:value-type="float" office:value="162887737.717331">
            <text:p>162887737.717</text:p>
          </table:table-cell>
          <table:table-cell table:formula="of:=[.E992]/(COUNT([.$A$60:.A992])-1)" office:value-type="float" office:value="174772.250769668">
            <text:p>174772.251</text:p>
          </table:table-cell>
          <table:table-cell table:formula="of:=[.J991]" office:value-type="float" office:value="886.535144915264">
            <text:p>886.5351449153</text:p>
          </table:table-cell>
          <table:table-cell table:formula="of:=[.K991]+[.$C$7]" office:value-type="float" office:value="3298.92225111643">
            <text:p>3298.9222511164</text:p>
          </table:table-cell>
          <table:table-cell table:formula="of:=[.H992]/([.F992]+[.H992])" office:value-type="float" office:value="0.018525863536213">
            <text:p>0.0185258635</text:p>
          </table:table-cell>
          <table:table-cell table:formula="of:=[.G992]+[.I992]*([.A992] -[.G992] )" office:value-type="float" office:value="889.412671984345">
            <text:p>889.4126719843</text:p>
          </table:table-cell>
          <table:table-cell table:formula="of:=(1-[.I992])*[.H992]" office:value-type="float" office:value="3237.80686767567">
            <text:p>3237.8068676757</text:p>
          </table:table-cell>
          <table:table-cell table:formula="of:=ABS([.G992]-[.A992])" office:value-type="float" office:value="155.324855084736">
            <text:p>155.32</text:p>
          </table:table-cell>
          <table:table-cell table:formula="of:=IF([.L992]&lt;[.$C$9];1;0)" office:value-type="float" office:value="0">
            <text:p>0</text:p>
          </table:table-cell>
          <table:table-cell/>
          <table:table-cell table:formula="of:=IF(AND([.M992];[.B992]);&quot;Not Jammed&quot;;IF([.M9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32.5">
            <text:p>1032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2]+([.A993]-[.D992])/COUNTA([.$A$60:.A993])" office:value-type="float" office:value="995.444920770878">
            <text:p>995.445</text:p>
          </table:table-cell>
          <table:table-cell table:formula="of:=[.E992]+(([.A993]-[.D992])*([.A993]-[.D992]))" office:value-type="float" office:value="162889113.741168">
            <text:p>162889113.741</text:p>
          </table:table-cell>
          <table:table-cell table:formula="of:=[.E993]/(COUNT([.$A$60:.A993])-1)" office:value-type="float" office:value="174586.402723653">
            <text:p>174586.403</text:p>
          </table:table-cell>
          <table:table-cell table:formula="of:=[.J992]" office:value-type="float" office:value="889.412671984345">
            <text:p>889.4126719843</text:p>
          </table:table-cell>
          <table:table-cell table:formula="of:=[.K992]+[.$C$7]" office:value-type="float" office:value="3297.80686767567">
            <text:p>3297.8068676757</text:p>
          </table:table-cell>
          <table:table-cell table:formula="of:=[.H993]/([.F993]+[.H993])" office:value-type="float" office:value="0.0185390646828747">
            <text:p>0.0185390647</text:p>
          </table:table-cell>
          <table:table-cell table:formula="of:=[.G993]+[.I993]*([.A993] -[.G993] )" office:value-type="float" office:value="892.065377213728">
            <text:p>892.0653772137</text:p>
          </table:table-cell>
          <table:table-cell table:formula="of:=(1-[.I993])*[.H993]" office:value-type="float" office:value="3236.6686128442">
            <text:p>3236.6686128442</text:p>
          </table:table-cell>
          <table:table-cell table:formula="of:=ABS([.G993]-[.A993])" office:value-type="float" office:value="143.087328015655">
            <text:p>143.09</text:p>
          </table:table-cell>
          <table:table-cell table:formula="of:=IF([.L993]&lt;[.$C$9];1;0)" office:value-type="float" office:value="1">
            <text:p>1</text:p>
          </table:table-cell>
          <table:table-cell/>
          <table:table-cell table:formula="of:=IF(AND([.M993];[.B993]);&quot;Not Jammed&quot;;IF([.M9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51.508">
            <text:p>1051.5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3]+([.A994]-[.D993])/COUNTA([.$A$60:.A994])" office:value-type="float" office:value="995.504881283422">
            <text:p>995.505</text:p>
          </table:table-cell>
          <table:table-cell table:formula="of:=[.E993]+(([.A994]-[.D993])*([.A994]-[.D993]))" office:value-type="float" office:value="162892256.81002">
            <text:p>162892256.810</text:p>
          </table:table-cell>
          <table:table-cell table:formula="of:=[.E994]/(COUNT([.$A$60:.A994])-1)" office:value-type="float" office:value="174402.844550343">
            <text:p>174402.845</text:p>
          </table:table-cell>
          <table:table-cell table:formula="of:=[.J993]" office:value-type="float" office:value="892.065377213728">
            <text:p>892.0653772137</text:p>
          </table:table-cell>
          <table:table-cell table:formula="of:=[.K993]+[.$C$7]" office:value-type="float" office:value="3296.6686128442">
            <text:p>3296.6686128442</text:p>
          </table:table-cell>
          <table:table-cell table:formula="of:=[.H994]/([.F994]+[.H994])" office:value-type="float" office:value="0.0185519282195037">
            <text:p>0.0185519282</text:p>
          </table:table-cell>
          <table:table-cell table:formula="of:=[.G994]+[.I994]*([.A994] -[.G994] )" office:value-type="float" office:value="895.023345306788">
            <text:p>895.0233453068</text:p>
          </table:table-cell>
          <table:table-cell table:formula="of:=(1-[.I994])*[.H994]" office:value-type="float" office:value="3235.50905337522">
            <text:p>3235.5090533752</text:p>
          </table:table-cell>
          <table:table-cell table:formula="of:=ABS([.G994]-[.A994])" office:value-type="float" office:value="159.442622786273">
            <text:p>159.44</text:p>
          </table:table-cell>
          <table:table-cell table:formula="of:=IF([.L994]&lt;[.$C$9];1;0)" office:value-type="float" office:value="0">
            <text:p>0</text:p>
          </table:table-cell>
          <table:table-cell/>
          <table:table-cell table:formula="of:=IF(AND([.M994];[.B994]);&quot;Not Jammed&quot;;IF([.M9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68.1">
            <text:p>968.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4]+([.A995]-[.D994])/COUNTA([.$A$60:.A995])" office:value-type="float" office:value="995.475602564102">
            <text:p>995.476</text:p>
          </table:table-cell>
          <table:table-cell table:formula="of:=[.E994]+(([.A995]-[.D994])*([.A995]-[.D994]))" office:value-type="float" office:value="162893007.837539">
            <text:p>162893007.838</text:p>
          </table:table-cell>
          <table:table-cell table:formula="of:=[.E995]/(COUNT([.$A$60:.A995])-1)" office:value-type="float" office:value="174217.12068186">
            <text:p>174217.121</text:p>
          </table:table-cell>
          <table:table-cell table:formula="of:=[.J994]" office:value-type="float" office:value="895.023345306788">
            <text:p>895.0233453068</text:p>
          </table:table-cell>
          <table:table-cell table:formula="of:=[.K994]+[.$C$7]" office:value-type="float" office:value="3295.50905337522">
            <text:p>3295.5090533752</text:p>
          </table:table-cell>
          <table:table-cell table:formula="of:=[.H995]/([.F995]+[.H995])" office:value-type="float" office:value="0.0185649272296319">
            <text:p>0.0185649272</text:p>
          </table:table-cell>
          <table:table-cell table:formula="of:=[.G995]+[.I995]*([.A995] -[.G995] )" office:value-type="float" office:value="896.380008083352">
            <text:p>896.3800080834</text:p>
          </table:table-cell>
          <table:table-cell table:formula="of:=(1-[.I995])*[.H995]" office:value-type="float" office:value="3234.32816761472">
            <text:p>3234.3281676147</text:p>
          </table:table-cell>
          <table:table-cell table:formula="of:=ABS([.G995]-[.A995])" office:value-type="float" office:value="73.0766546932123">
            <text:p>73.08</text:p>
          </table:table-cell>
          <table:table-cell table:formula="of:=IF([.L995]&lt;[.$C$9];1;0)" office:value-type="float" office:value="1">
            <text:p>1</text:p>
          </table:table-cell>
          <table:table-cell/>
          <table:table-cell table:formula="of:=IF(AND([.M995];[.B995]);&quot;Not Jammed&quot;;IF([.M9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6.184">
            <text:p>896.1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5]+([.A996]-[.D995])/COUNTA([.$A$60:.A996])" office:value-type="float" office:value="995.369635005336">
            <text:p>995.370</text:p>
          </table:table-cell>
          <table:table-cell table:formula="of:=[.E995]+(([.A996]-[.D995])*([.A996]-[.D995]))" office:value-type="float" office:value="162902866.659878">
            <text:p>162902866.660</text:p>
          </table:table-cell>
          <table:table-cell table:formula="of:=[.E996]/(COUNT([.$A$60:.A996])-1)" office:value-type="float" office:value="174041.524209272">
            <text:p>174041.524</text:p>
          </table:table-cell>
          <table:table-cell table:formula="of:=[.J995]" office:value-type="float" office:value="896.380008083352">
            <text:p>896.3800080834</text:p>
          </table:table-cell>
          <table:table-cell table:formula="of:=[.K995]+[.$C$7]" office:value-type="float" office:value="3294.32816761472">
            <text:p>3294.3281676147</text:p>
          </table:table-cell>
          <table:table-cell table:formula="of:=[.H996]/([.F996]+[.H996])" office:value-type="float" office:value="0.0185767746536295">
            <text:p>0.0185767747</text:p>
          </table:table-cell>
          <table:table-cell table:formula="of:=[.G996]+[.I996]*([.A996] -[.G996] )" office:value-type="float" office:value="896.376366885358">
            <text:p>896.3763668854</text:p>
          </table:table-cell>
          <table:table-cell table:formula="of:=(1-[.I996])*[.H996]" office:value-type="float" office:value="3233.13017560984">
            <text:p>3233.1301756098</text:p>
          </table:table-cell>
          <table:table-cell table:formula="of:=ABS([.G996]-[.A996])" office:value-type="float" office:value="0.19600808335224">
            <text:p>0.20</text:p>
          </table:table-cell>
          <table:table-cell table:formula="of:=IF([.L996]&lt;[.$C$9];1;0)" office:value-type="float" office:value="1">
            <text:p>1</text:p>
          </table:table-cell>
          <table:table-cell/>
          <table:table-cell table:formula="of:=IF(AND([.M996];[.B996]);&quot;Not Jammed&quot;;IF([.M9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6.305">
            <text:p>896.3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6]+([.A997]-[.D996])/COUNTA([.$A$60:.A997])" office:value-type="float" office:value="995.264022388059">
            <text:p>995.264</text:p>
          </table:table-cell>
          <table:table-cell table:formula="of:=[.E996]+(([.A997]-[.D996])*([.A997]-[.D996]))" office:value-type="float" office:value="162912680.461787">
            <text:p>162912680.462</text:p>
          </table:table-cell>
          <table:table-cell table:formula="of:=[.E997]/(COUNT([.$A$60:.A997])-1)" office:value-type="float" office:value="173866.25449497">
            <text:p>173866.254</text:p>
          </table:table-cell>
          <table:table-cell table:formula="of:=[.J996]" office:value-type="float" office:value="896.376366885358">
            <text:p>896.3763668854</text:p>
          </table:table-cell>
          <table:table-cell table:formula="of:=[.K996]+[.$C$7]" office:value-type="float" office:value="3293.13017560984">
            <text:p>3293.1301756098</text:p>
          </table:table-cell>
          <table:table-cell table:formula="of:=[.H997]/([.F997]+[.H997])" office:value-type="float" office:value="0.0185885166723358">
            <text:p>0.0185885167</text:p>
          </table:table-cell>
          <table:table-cell table:formula="of:=[.G997]+[.I997]*([.A997] -[.G997] )" office:value-type="float" office:value="896.375040280819">
            <text:p>896.3750402808</text:p>
          </table:table-cell>
          <table:table-cell table:formula="of:=(1-[.I997])*[.H997]" office:value-type="float" office:value="3231.91577043634">
            <text:p>3231.9157704363</text:p>
          </table:table-cell>
          <table:table-cell table:formula="of:=ABS([.G997]-[.A997])" office:value-type="float" office:value="0.07136688535752">
            <text:p>0.07</text:p>
          </table:table-cell>
          <table:table-cell table:formula="of:=IF([.L997]&lt;[.$C$9];1;0)" office:value-type="float" office:value="1">
            <text:p>1</text:p>
          </table:table-cell>
          <table:table-cell/>
          <table:table-cell table:formula="of:=IF(AND([.M997];[.B997]);&quot;Not Jammed&quot;;IF([.M9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2.617">
            <text:p>892.6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7]+([.A998]-[.D997])/COUNTA([.$A$60:.A998])" office:value-type="float" office:value="995.15470713525">
            <text:p>995.155</text:p>
          </table:table-cell>
          <table:table-cell table:formula="of:=[.E997]+(([.A998]-[.D997])*([.A998]-[.D997]))" office:value-type="float" office:value="162923216.872992">
            <text:p>162923216.873</text:p>
          </table:table-cell>
          <table:table-cell table:formula="of:=[.E998]/(COUNT([.$A$60:.A998])-1)" office:value-type="float" office:value="173692.128862465">
            <text:p>173692.129</text:p>
          </table:table-cell>
          <table:table-cell table:formula="of:=[.J997]" office:value-type="float" office:value="896.375040280819">
            <text:p>896.3750402808</text:p>
          </table:table-cell>
          <table:table-cell table:formula="of:=[.K997]+[.$C$7]" office:value-type="float" office:value="3291.91577043634">
            <text:p>3291.9157704363</text:p>
          </table:table-cell>
          <table:table-cell table:formula="of:=[.H998]/([.F998]+[.H998])" office:value-type="float" office:value="0.0186000708553384">
            <text:p>0.0186000709</text:p>
          </table:table-cell>
          <table:table-cell table:formula="of:=[.G998]+[.I998]*([.A998] -[.G998] )" office:value-type="float" office:value="896.305140465319">
            <text:p>896.3051404653</text:p>
          </table:table-cell>
          <table:table-cell table:formula="of:=(1-[.I998])*[.H998]" office:value-type="float" office:value="3230.68590385642">
            <text:p>3230.6859038564</text:p>
          </table:table-cell>
          <table:table-cell table:formula="of:=ABS([.G998]-[.A998])" office:value-type="float" office:value="3.75804028081916">
            <text:p>3.76</text:p>
          </table:table-cell>
          <table:table-cell table:formula="of:=IF([.L998]&lt;[.$C$9];1;0)" office:value-type="float" office:value="1">
            <text:p>1</text:p>
          </table:table-cell>
          <table:table-cell/>
          <table:table-cell table:formula="of:=IF(AND([.M998];[.B998]);&quot;Not Jammed&quot;;IF([.M9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9.994">
            <text:p>899.99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8]+([.A999]-[.D998])/COUNTA([.$A$60:.A999])" office:value-type="float" office:value="995.053472340425">
            <text:p>995.053</text:p>
          </table:table-cell>
          <table:table-cell table:formula="of:=[.E998]+(([.A999]-[.D998])*([.A999]-[.D998]))" office:value-type="float" office:value="162932272.433175">
            <text:p>162932272.433</text:p>
          </table:table-cell>
          <table:table-cell table:formula="of:=[.E999]/(COUNT([.$A$60:.A999])-1)" office:value-type="float" office:value="173516.797053434">
            <text:p>173516.797</text:p>
          </table:table-cell>
          <table:table-cell table:formula="of:=[.J998]" office:value-type="float" office:value="896.305140465319">
            <text:p>896.3051404653</text:p>
          </table:table-cell>
          <table:table-cell table:formula="of:=[.K998]+[.$C$7]" office:value-type="float" office:value="3290.68590385642">
            <text:p>3290.6859038564</text:p>
          </table:table-cell>
          <table:table-cell table:formula="of:=[.H999]/([.F999]+[.H999])" office:value-type="float" office:value="0.018611689102838">
            <text:p>0.0186116891</text:p>
          </table:table-cell>
          <table:table-cell table:formula="of:=[.G999]+[.I999]*([.A999] -[.G999] )" office:value-type="float" office:value="896.373796372122">
            <text:p>896.3737963721</text:p>
          </table:table-cell>
          <table:table-cell table:formula="of:=(1-[.I999])*[.H999]" office:value-type="float" office:value="3229.44068087875">
            <text:p>3229.4406808788</text:p>
          </table:table-cell>
          <table:table-cell table:formula="of:=ABS([.G999]-[.A999])" office:value-type="float" office:value="3.68885953468134">
            <text:p>3.69</text:p>
          </table:table-cell>
          <table:table-cell table:formula="of:=IF([.L999]&lt;[.$C$9];1;0)" office:value-type="float" office:value="1">
            <text:p>1</text:p>
          </table:table-cell>
          <table:table-cell/>
          <table:table-cell table:formula="of:=IF(AND([.M999];[.B999]);&quot;Not Jammed&quot;;IF([.M9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18.578">
            <text:p>1018.5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999]+([.A1000]-[.D999])/COUNTA([.$A$60:.A1000])" office:value-type="float" office:value="995.078471838469">
            <text:p>995.078</text:p>
          </table:table-cell>
          <table:table-cell table:formula="of:=[.E999]+(([.A1000]-[.D999])*([.A1000]-[.D999]))" office:value-type="float" office:value="162932825.836576">
            <text:p>162932825.837</text:p>
          </table:table-cell>
          <table:table-cell table:formula="of:=[.E1000]/(COUNT([.$A$60:.A1000])-1)" office:value-type="float" office:value="173332.793443166">
            <text:p>173332.793</text:p>
          </table:table-cell>
          <table:table-cell table:formula="of:=[.J999]" office:value-type="float" office:value="896.373796372122">
            <text:p>896.3737963721</text:p>
          </table:table-cell>
          <table:table-cell table:formula="of:=[.K999]+[.$C$7]" office:value-type="float" office:value="3289.44068087875">
            <text:p>3289.4406808788</text:p>
          </table:table-cell>
          <table:table-cell table:formula="of:=[.H1000]/([.F1000]+[.H1000])" office:value-type="float" office:value="0.0186241596206314">
            <text:p>0.0186241596</text:p>
          </table:table-cell>
          <table:table-cell table:formula="of:=[.G1000]+[.I1000]*([.A1000] -[.G1000] )" office:value-type="float" office:value="898.6497469668">
            <text:p>898.6497469668</text:p>
          </table:table-cell>
          <table:table-cell table:formula="of:=(1-[.I1000])*[.H1000]" office:value-type="float" office:value="3228.17761257547">
            <text:p>3228.1776125755</text:p>
          </table:table-cell>
          <table:table-cell table:formula="of:=ABS([.G1000]-[.A1000])" office:value-type="float" office:value="122.204203627878">
            <text:p>122.20</text:p>
          </table:table-cell>
          <table:table-cell table:formula="of:=IF([.L1000]&lt;[.$C$9];1;0)" office:value-type="float" office:value="1">
            <text:p>1</text:p>
          </table:table-cell>
          <table:table-cell/>
          <table:table-cell table:formula="of:=IF(AND([.M1000];[.B1000]);&quot;Not Jammed&quot;;IF([.M10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676.84">
            <text:p>676.8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0]+([.A1001]-[.D1000])/COUNTA([.$A$60:.A1001])" office:value-type="float" office:value="994.740639065817">
            <text:p>994.741</text:p>
          </table:table-cell>
          <table:table-cell table:formula="of:=[.E1000]+(([.A1001]-[.D1000])*([.A1001]-[.D1000]))" office:value-type="float" office:value="163034101.561534">
            <text:p>163034101.562</text:p>
          </table:table-cell>
          <table:table-cell table:formula="of:=[.E1001]/(COUNT([.$A$60:.A1001])-1)" office:value-type="float" office:value="173256.21845009">
            <text:p>173256.218</text:p>
          </table:table-cell>
          <table:table-cell table:formula="of:=[.J1000]" office:value-type="float" office:value="898.6497469668">
            <text:p>898.6497469668</text:p>
          </table:table-cell>
          <table:table-cell table:formula="of:=[.K1000]+[.$C$7]" office:value-type="float" office:value="3288.17761257547">
            <text:p>3288.1776125755</text:p>
          </table:table-cell>
          <table:table-cell table:formula="of:=[.H1001]/([.F1001]+[.H1001])" office:value-type="float" office:value="0.018625216579564">
            <text:p>0.0186252166</text:p>
          </table:table-cell>
          <table:table-cell table:formula="of:=[.G1001]+[.I1001]*([.A1001] -[.G1001] )" office:value-type="float" office:value="894.518492390085">
            <text:p>894.5184923901</text:p>
          </table:table-cell>
          <table:table-cell table:formula="of:=(1-[.I1001])*[.H1001]" office:value-type="float" office:value="3226.93459238917">
            <text:p>3226.9345923892</text:p>
          </table:table-cell>
          <table:table-cell table:formula="of:=ABS([.G1001]-[.A1001])" office:value-type="float" office:value="221.8097469668">
            <text:p>221.81</text:p>
          </table:table-cell>
          <table:table-cell table:formula="of:=IF([.L1001]&lt;[.$C$9];1;0)" office:value-type="float" office:value="0">
            <text:p>0</text:p>
          </table:table-cell>
          <table:table-cell/>
          <table:table-cell table:formula="of:=IF(AND([.M1001];[.B1001]);&quot;Not Jammed&quot;;IF([.M10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43.818">
            <text:p>643.81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1]+([.A1002]-[.D1001])/COUNTA([.$A$60:.A1002])" office:value-type="float" office:value="994.368504772004">
            <text:p>994.369</text:p>
          </table:table-cell>
          <table:table-cell table:formula="of:=[.E1001]+(([.A1002]-[.D1001])*([.A1002]-[.D1001]))" office:value-type="float" office:value="163157248.260143">
            <text:p>163157248.260</text:p>
          </table:table-cell>
          <table:table-cell table:formula="of:=[.E1002]/(COUNT([.$A$60:.A1002])-1)" office:value-type="float" office:value="173203.023630725">
            <text:p>173203.024</text:p>
          </table:table-cell>
          <table:table-cell table:formula="of:=[.J1001]" office:value-type="float" office:value="894.518492390085">
            <text:p>894.5184923901</text:p>
          </table:table-cell>
          <table:table-cell table:formula="of:=[.K1001]+[.$C$7]" office:value-type="float" office:value="3286.93459238917">
            <text:p>3286.9345923892</text:p>
          </table:table-cell>
          <table:table-cell table:formula="of:=[.H1002]/([.F1002]+[.H1002])" office:value-type="float" office:value="0.0186239184681199">
            <text:p>0.0186239185</text:p>
          </table:table-cell>
          <table:table-cell table:formula="of:=[.G1002]+[.I1002]*([.A1002] -[.G1002] )" office:value-type="float" office:value="889.849466859895">
            <text:p>889.8494668599</text:p>
          </table:table-cell>
          <table:table-cell table:formula="of:=(1-[.I1002])*[.H1002]" office:value-type="float" office:value="3225.71899053048">
            <text:p>3225.7189905305</text:p>
          </table:table-cell>
          <table:table-cell table:formula="of:=ABS([.G1002]-[.A1002])" office:value-type="float" office:value="250.700492390085">
            <text:p>250.70</text:p>
          </table:table-cell>
          <table:table-cell table:formula="of:=IF([.L1002]&lt;[.$C$9];1;0)" office:value-type="float" office:value="0">
            <text:p>0</text:p>
          </table:table-cell>
          <table:table-cell/>
          <table:table-cell table:formula="of:=IF(AND([.M1002];[.B1002]);&quot;Not Jammed&quot;;IF([.M10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43.556">
            <text:p>643.5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2]+([.A1003]-[.D1002])/COUNTA([.$A$60:.A1003])" office:value-type="float" office:value="993.996881355932">
            <text:p>993.997</text:p>
          </table:table-cell>
          <table:table-cell table:formula="of:=[.E1002]+(([.A1003]-[.D1002])*([.A1003]-[.D1002]))" office:value-type="float" office:value="163280317.673648">
            <text:p>163280317.674</text:p>
          </table:table-cell>
          <table:table-cell table:formula="of:=[.E1003]/(COUNT([.$A$60:.A1003])-1)" office:value-type="float" office:value="173149.85967513">
            <text:p>173149.860</text:p>
          </table:table-cell>
          <table:table-cell table:formula="of:=[.J1002]" office:value-type="float" office:value="889.849466859895">
            <text:p>889.8494668599</text:p>
          </table:table-cell>
          <table:table-cell table:formula="of:=[.K1002]+[.$C$7]" office:value-type="float" office:value="3285.71899053048">
            <text:p>3285.7189905305</text:p>
          </table:table-cell>
          <table:table-cell table:formula="of:=[.H1003]/([.F1003]+[.H1003])" office:value-type="float" office:value="0.0186227688053598">
            <text:p>0.0186227688</text:p>
          </table:table-cell>
          <table:table-cell table:formula="of:=[.G1003]+[.I1003]*([.A1003] -[.G1003] )" office:value-type="float" office:value="885.262800568292">
            <text:p>885.2628005683</text:p>
          </table:table-cell>
          <table:table-cell table:formula="of:=(1-[.I1003])*[.H1003]" office:value-type="float" office:value="3224.52980541045">
            <text:p>3224.5298054105</text:p>
          </table:table-cell>
          <table:table-cell table:formula="of:=ABS([.G1003]-[.A1003])" office:value-type="float" office:value="246.293466859895">
            <text:p>246.29</text:p>
          </table:table-cell>
          <table:table-cell table:formula="of:=IF([.L1003]&lt;[.$C$9];1;0)" office:value-type="float" office:value="0">
            <text:p>0</text:p>
          </table:table-cell>
          <table:table-cell/>
          <table:table-cell table:formula="of:=IF(AND([.M1003];[.B1003]);&quot;Not Jammed&quot;;IF([.M100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36.055">
            <text:p>736.0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3]+([.A1004]-[.D1003])/COUNTA([.$A$60:.A1004])" office:value-type="float" office:value="993.723926984127">
            <text:p>993.724</text:p>
          </table:table-cell>
          <table:table-cell table:formula="of:=[.E1003]+(([.A1004]-[.D1003])*([.A1004]-[.D1003]))" office:value-type="float" office:value="163346851.687805">
            <text:p>163346851.688</text:p>
          </table:table-cell>
          <table:table-cell table:formula="of:=[.E1004]/(COUNT([.$A$60:.A1004])-1)" office:value-type="float" office:value="173036.919160811">
            <text:p>173036.919</text:p>
          </table:table-cell>
          <table:table-cell table:formula="of:=[.J1003]" office:value-type="float" office:value="885.262800568292">
            <text:p>885.2628005683</text:p>
          </table:table-cell>
          <table:table-cell table:formula="of:=[.K1003]+[.$C$7]" office:value-type="float" office:value="3284.52980541045">
            <text:p>3284.5298054105</text:p>
          </table:table-cell>
          <table:table-cell table:formula="of:=[.H1004]/([.F1004]+[.H1004])" office:value-type="float" office:value="0.0186280785727872">
            <text:p>0.0186280786</text:p>
          </table:table-cell>
          <table:table-cell table:formula="of:=[.G1004]+[.I1004]*([.A1004] -[.G1004] )" office:value-type="float" office:value="882.483345935633">
            <text:p>882.4833459356</text:p>
          </table:table-cell>
          <table:table-cell table:formula="of:=(1-[.I1004])*[.H1004]" office:value-type="float" office:value="3223.3453261206">
            <text:p>3223.3453261206</text:p>
          </table:table-cell>
          <table:table-cell table:formula="of:=ABS([.G1004]-[.A1004])" office:value-type="float" office:value="149.207800568292">
            <text:p>149.21</text:p>
          </table:table-cell>
          <table:table-cell table:formula="of:=IF([.L1004]&lt;[.$C$9];1;0)" office:value-type="float" office:value="1">
            <text:p>1</text:p>
          </table:table-cell>
          <table:table-cell/>
          <table:table-cell table:formula="of:=IF(AND([.M1004];[.B1004]);&quot;Not Jammed&quot;;IF([.M10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626.875">
            <text:p>626.8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4]+([.A1005]-[.D1004])/COUNTA([.$A$60:.A1005])" office:value-type="float" office:value="993.336137420719">
            <text:p>993.336</text:p>
          </table:table-cell>
          <table:table-cell table:formula="of:=[.E1004]+(([.A1005]-[.D1004])*([.A1005]-[.D1004]))" office:value-type="float" office:value="163481429.823035">
            <text:p>163481429.823</text:p>
          </table:table-cell>
          <table:table-cell table:formula="of:=[.E1005]/(COUNT([.$A$60:.A1005])-1)" office:value-type="float" office:value="172996.222034957">
            <text:p>172996.222</text:p>
          </table:table-cell>
          <table:table-cell table:formula="of:=[.J1004]" office:value-type="float" office:value="882.483345935633">
            <text:p>882.4833459356</text:p>
          </table:table-cell>
          <table:table-cell table:formula="of:=[.K1004]+[.$C$7]" office:value-type="float" office:value="3283.3453261206">
            <text:p>3283.3453261206</text:p>
          </table:table-cell>
          <table:table-cell table:formula="of:=[.H1005]/([.F1005]+[.H1005])" office:value-type="float" office:value="0.0186257850258688">
            <text:p>0.018625785</text:p>
          </table:table-cell>
          <table:table-cell table:formula="of:=[.G1005]+[.I1005]*([.A1005] -[.G1005] )" office:value-type="float" office:value="877.722439833418">
            <text:p>877.7224398334</text:p>
          </table:table-cell>
          <table:table-cell table:formula="of:=(1-[.I1005])*[.H1005]" office:value-type="float" office:value="3222.19044191059">
            <text:p>3222.1904419106</text:p>
          </table:table-cell>
          <table:table-cell table:formula="of:=ABS([.G1005]-[.A1005])" office:value-type="float" office:value="255.608345935633">
            <text:p>255.61</text:p>
          </table:table-cell>
          <table:table-cell table:formula="of:=IF([.L1005]&lt;[.$C$9];1;0)" office:value-type="float" office:value="0">
            <text:p>0</text:p>
          </table:table-cell>
          <table:table-cell/>
          <table:table-cell table:formula="of:=IF(AND([.M1005];[.B1005]);&quot;Not Jammed&quot;;IF([.M10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135">
            <text:p>522.1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5]+([.A1006]-[.D1005])/COUNTA([.$A$60:.A1006])" office:value-type="float" office:value="992.838564941922">
            <text:p>992.839</text:p>
          </table:table-cell>
          <table:table-cell table:formula="of:=[.E1005]+(([.A1006]-[.D1005])*([.A1006]-[.D1005]))" office:value-type="float" office:value="163703460.334941">
            <text:p>163703460.335</text:p>
          </table:table-cell>
          <table:table-cell table:formula="of:=[.E1006]/(COUNT([.$A$60:.A1006])-1)" office:value-type="float" office:value="173048.055322348">
            <text:p>173048.055</text:p>
          </table:table-cell>
          <table:table-cell table:formula="of:=[.J1005]" office:value-type="float" office:value="877.722439833418">
            <text:p>877.7224398334</text:p>
          </table:table-cell>
          <table:table-cell table:formula="of:=[.K1005]+[.$C$7]" office:value-type="float" office:value="3282.19044191059">
            <text:p>3282.1904419106</text:p>
          </table:table-cell>
          <table:table-cell table:formula="of:=[.H1006]/([.F1006]+[.H1006])" office:value-type="float" office:value="0.0186138823075121">
            <text:p>0.0186138823</text:p>
          </table:table-cell>
          <table:table-cell table:formula="of:=[.G1006]+[.I1006]*([.A1006] -[.G1006] )" office:value-type="float" office:value="871.10357707833">
            <text:p>871.1035770783</text:p>
          </table:table-cell>
          <table:table-cell table:formula="of:=(1-[.I1006])*[.H1006]" office:value-type="float" office:value="3221.09613531402">
            <text:p>3221.096135314</text:p>
          </table:table-cell>
          <table:table-cell table:formula="of:=ABS([.G1006]-[.A1006])" office:value-type="float" office:value="355.587439833418">
            <text:p>355.59</text:p>
          </table:table-cell>
          <table:table-cell table:formula="of:=IF([.L1006]&lt;[.$C$9];1;0)" office:value-type="float" office:value="0">
            <text:p>0</text:p>
          </table:table-cell>
          <table:table-cell/>
          <table:table-cell table:formula="of:=IF(AND([.M1006];[.B1006]);&quot;Not Jammed&quot;;IF([.M10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6]+([.A1007]-[.D1006])/COUNTA([.$A$60:.A1007])" office:value-type="float" office:value="992.338149789029">
            <text:p>992.338</text:p>
          </table:table-cell>
          <table:table-cell table:formula="of:=[.E1006]+(([.A1007]-[.D1006])*([.A1007]-[.D1006]))" office:value-type="float" office:value="163928509.589399">
            <text:p>163928509.589</text:p>
          </table:table-cell>
          <table:table-cell table:formula="of:=[.E1007]/(COUNT([.$A$60:.A1007])-1)" office:value-type="float" office:value="173102.966831467">
            <text:p>173102.967</text:p>
          </table:table-cell>
          <table:table-cell table:formula="of:=[.J1006]" office:value-type="float" office:value="871.10357707833">
            <text:p>871.1035770783</text:p>
          </table:table-cell>
          <table:table-cell table:formula="of:=[.K1006]+[.$C$7]" office:value-type="float" office:value="3281.09613531402">
            <text:p>3281.096135314</text:p>
          </table:table-cell>
          <table:table-cell table:formula="of:=[.H1007]/([.F1007]+[.H1007])" office:value-type="float" office:value="0.0186019988434667">
            <text:p>0.0186019988</text:p>
          </table:table-cell>
          <table:table-cell table:formula="of:=[.G1007]+[.I1007]*([.A1007] -[.G1007] )" office:value-type="float" office:value="864.54342263538">
            <text:p>864.5434226354</text:p>
          </table:table-cell>
          <table:table-cell table:formula="of:=(1-[.I1007])*[.H1007]" office:value-type="float" office:value="3220.06118879961">
            <text:p>3220.0611887996</text:p>
          </table:table-cell>
          <table:table-cell table:formula="of:=ABS([.G1007]-[.A1007])" office:value-type="float" office:value="352.658577078329">
            <text:p>352.66</text:p>
          </table:table-cell>
          <table:table-cell table:formula="of:=IF([.L1007]&lt;[.$C$9];1;0)" office:value-type="float" office:value="0">
            <text:p>0</text:p>
          </table:table-cell>
          <table:table-cell/>
          <table:table-cell table:formula="of:=IF(AND([.M1007];[.B1007]);&quot;Not Jammed&quot;;IF([.M10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7]+([.A1008]-[.D1007])/COUNTA([.$A$60:.A1008])" office:value-type="float" office:value="991.844546891464">
            <text:p>991.845</text:p>
          </table:table-cell>
          <table:table-cell table:formula="of:=[.E1007]+(([.A1008]-[.D1007])*([.A1008]-[.D1007]))" office:value-type="float" office:value="164147935.457772">
            <text:p>164147935.458</text:p>
          </table:table-cell>
          <table:table-cell table:formula="of:=[.E1008]/(COUNT([.$A$60:.A1008])-1)" office:value-type="float" office:value="173151.830651658">
            <text:p>173151.831</text:p>
          </table:table-cell>
          <table:table-cell table:formula="of:=[.J1007]" office:value-type="float" office:value="864.54342263538">
            <text:p>864.5434226354</text:p>
          </table:table-cell>
          <table:table-cell table:formula="of:=[.K1007]+[.$C$7]" office:value-type="float" office:value="3280.06118879961">
            <text:p>3280.0611887996</text:p>
          </table:table-cell>
          <table:table-cell table:formula="of:=[.H1008]/([.F1008]+[.H1008])" office:value-type="float" office:value="0.0185910900494434">
            <text:p>0.01859109</text:p>
          </table:table-cell>
          <table:table-cell table:formula="of:=[.G1008]+[.I1008]*([.A1008] -[.G1008] )" office:value-type="float" office:value="858.210657410225">
            <text:p>858.2106574102</text:p>
          </table:table-cell>
          <table:table-cell table:formula="of:=(1-[.I1008])*[.H1008]" office:value-type="float" office:value="3219.08127587095">
            <text:p>3219.081275871</text:p>
          </table:table-cell>
          <table:table-cell table:formula="of:=ABS([.G1008]-[.A1008])" office:value-type="float" office:value="340.63442263538">
            <text:p>340.63</text:p>
          </table:table-cell>
          <table:table-cell table:formula="of:=IF([.L1008]&lt;[.$C$9];1;0)" office:value-type="float" office:value="0">
            <text:p>0</text:p>
          </table:table-cell>
          <table:table-cell/>
          <table:table-cell table:formula="of:=IF(AND([.M1008];[.B1008]);&quot;Not Jammed&quot;;IF([.M10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8]+([.A1009]-[.D1008])/COUNTA([.$A$60:.A1009])" office:value-type="float" office:value="991.355716842105">
            <text:p>991.356</text:p>
          </table:table-cell>
          <table:table-cell table:formula="of:=[.E1008]+(([.A1009]-[.D1008])*([.A1009]-[.D1008]))" office:value-type="float" office:value="164363592.180256">
            <text:p>164363592.180</text:p>
          </table:table-cell>
          <table:table-cell table:formula="of:=[.E1009]/(COUNT([.$A$60:.A1009])-1)" office:value-type="float" office:value="173196.619789521">
            <text:p>173196.620</text:p>
          </table:table-cell>
          <table:table-cell table:formula="of:=[.J1008]" office:value-type="float" office:value="858.210657410225">
            <text:p>858.2106574102</text:p>
          </table:table-cell>
          <table:table-cell table:formula="of:=[.K1008]+[.$C$7]" office:value-type="float" office:value="3279.08127587095">
            <text:p>3279.081275871</text:p>
          </table:table-cell>
          <table:table-cell table:formula="of:=[.H1009]/([.F1009]+[.H1009])" office:value-type="float" office:value="0.0185809222237111">
            <text:p>0.0185809222</text:p>
          </table:table-cell>
          <table:table-cell table:formula="of:=[.G1009]+[.I1009]*([.A1009] -[.G1009] )" office:value-type="float" office:value="852.064930845756">
            <text:p>852.0649308458</text:p>
          </table:table-cell>
          <table:table-cell table:formula="of:=(1-[.I1009])*[.H1009]" office:value-type="float" office:value="3218.15292171876">
            <text:p>3218.1529217188</text:p>
          </table:table-cell>
          <table:table-cell table:formula="of:=ABS([.G1009]-[.A1009])" office:value-type="float" office:value="330.754657410225">
            <text:p>330.75</text:p>
          </table:table-cell>
          <table:table-cell table:formula="of:=IF([.L1009]&lt;[.$C$9];1;0)" office:value-type="float" office:value="0">
            <text:p>0</text:p>
          </table:table-cell>
          <table:table-cell/>
          <table:table-cell table:formula="of:=IF(AND([.M1009];[.B1009]);&quot;Not Jammed&quot;;IF([.M100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09]+([.A1010]-[.D1009])/COUNTA([.$A$60:.A1010])" office:value-type="float" office:value="990.86403575184">
            <text:p>990.864</text:p>
          </table:table-cell>
          <table:table-cell table:formula="of:=[.E1009]+(([.A1010]-[.D1009])*([.A1010]-[.D1009]))" office:value-type="float" office:value="164582231.388374">
            <text:p>164582231.388</text:p>
          </table:table-cell>
          <table:table-cell table:formula="of:=[.E1010]/(COUNT([.$A$60:.A1010])-1)" office:value-type="float" office:value="173244.454093025">
            <text:p>173244.454</text:p>
          </table:table-cell>
          <table:table-cell table:formula="of:=[.J1009]" office:value-type="float" office:value="852.064930845756">
            <text:p>852.0649308458</text:p>
          </table:table-cell>
          <table:table-cell table:formula="of:=[.K1009]+[.$C$7]" office:value-type="float" office:value="3278.15292171876">
            <text:p>3278.1529217188</text:p>
          </table:table-cell>
          <table:table-cell table:formula="of:=[.H1010]/([.F1010]+[.H1010])" office:value-type="float" office:value="0.0185707257396497">
            <text:p>0.0185707257</text:p>
          </table:table-cell>
          <table:table-cell table:formula="of:=[.G1010]+[.I1010]*([.A1010] -[.G1010] )" office:value-type="float" office:value="845.968200011125">
            <text:p>845.9682000111</text:p>
          </table:table-cell>
          <table:table-cell table:formula="of:=(1-[.I1010])*[.H1010]" office:value-type="float" office:value="3217.27524287689">
            <text:p>3217.2752428769</text:p>
          </table:table-cell>
          <table:table-cell table:formula="of:=ABS([.G1010]-[.A1010])" office:value-type="float" office:value="328.297930845756">
            <text:p>328.30</text:p>
          </table:table-cell>
          <table:table-cell table:formula="of:=IF([.L1010]&lt;[.$C$9];1;0)" office:value-type="float" office:value="0">
            <text:p>0</text:p>
          </table:table-cell>
          <table:table-cell/>
          <table:table-cell table:formula="of:=IF(AND([.M1010];[.B1010]);&quot;Not Jammed&quot;;IF([.M101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0]+([.A1011]-[.D1010])/COUNTA([.$A$60:.A1011])" office:value-type="float" office:value="990.373536764706">
            <text:p>990.374</text:p>
          </table:table-cell>
          <table:table-cell table:formula="of:=[.E1010]+(([.A1011]-[.D1010])*([.A1011]-[.D1010]))" office:value-type="float" office:value="164800278.393788">
            <text:p>164800278.394</text:p>
          </table:table-cell>
          <table:table-cell table:formula="of:=[.E1011]/(COUNT([.$A$60:.A1011])-1)" office:value-type="float" office:value="173291.565082847">
            <text:p>173291.565</text:p>
          </table:table-cell>
          <table:table-cell table:formula="of:=[.J1010]" office:value-type="float" office:value="845.968200011125">
            <text:p>845.9682000111</text:p>
          </table:table-cell>
          <table:table-cell table:formula="of:=[.K1010]+[.$C$7]" office:value-type="float" office:value="3277.27524287689">
            <text:p>3277.2752428769</text:p>
          </table:table-cell>
          <table:table-cell table:formula="of:=[.H1011]/([.F1011]+[.H1011])" office:value-type="float" office:value="0.018560892379602">
            <text:p>0.0185608924</text:p>
          </table:table-cell>
          <table:table-cell table:formula="of:=[.G1011]+[.I1011]*([.A1011] -[.G1011] )" office:value-type="float" office:value="839.990493859857">
            <text:p>839.9904938599</text:p>
          </table:table-cell>
          <table:table-cell table:formula="of:=(1-[.I1011])*[.H1011]" office:value-type="float" office:value="3216.44608979552">
            <text:p>3216.4460897955</text:p>
          </table:table-cell>
          <table:table-cell table:formula="of:=ABS([.G1011]-[.A1011])" office:value-type="float" office:value="322.059200011125">
            <text:p>322.06</text:p>
          </table:table-cell>
          <table:table-cell table:formula="of:=IF([.L1011]&lt;[.$C$9];1;0)" office:value-type="float" office:value="0">
            <text:p>0</text:p>
          </table:table-cell>
          <table:table-cell/>
          <table:table-cell table:formula="of:=IF(AND([.M1011];[.B1011]);&quot;Not Jammed&quot;;IF([.M10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1]+([.A1012]-[.D1011])/COUNTA([.$A$60:.A1012])" office:value-type="float" office:value="989.889874081847">
            <text:p>989.890</text:p>
          </table:table-cell>
          <table:table-cell table:formula="of:=[.E1011]+(([.A1012]-[.D1011])*([.A1012]-[.D1011]))" office:value-type="float" office:value="165012735.35351">
            <text:p>165012735.354</text:p>
          </table:table-cell>
          <table:table-cell table:formula="of:=[.E1012]/(COUNT([.$A$60:.A1012])-1)" office:value-type="float" office:value="173332.705203267">
            <text:p>173332.705</text:p>
          </table:table-cell>
          <table:table-cell table:formula="of:=[.J1011]" office:value-type="float" office:value="839.990493859857">
            <text:p>839.9904938599</text:p>
          </table:table-cell>
          <table:table-cell table:formula="of:=[.K1011]+[.$C$7]" office:value-type="float" office:value="3276.44608979552">
            <text:p>3276.4460897955</text:p>
          </table:table-cell>
          <table:table-cell table:formula="of:=[.H1012]/([.F1012]+[.H1012])" office:value-type="float" office:value="0.0185519610156477">
            <text:p>0.018551961</text:p>
          </table:table-cell>
          <table:table-cell table:formula="of:=[.G1012]+[.I1012]*([.A1012] -[.G1012] )" office:value-type="float" office:value="834.229228860262">
            <text:p>834.2292288603</text:p>
          </table:table-cell>
          <table:table-cell table:formula="of:=(1-[.I1012])*[.H1012]" office:value-type="float" office:value="3215.66158966776">
            <text:p>3215.6615896678</text:p>
          </table:table-cell>
          <table:table-cell table:formula="of:=ABS([.G1012]-[.A1012])" office:value-type="float" office:value="310.547493859857">
            <text:p>310.55</text:p>
          </table:table-cell>
          <table:table-cell table:formula="of:=IF([.L1012]&lt;[.$C$9];1;0)" office:value-type="float" office:value="0">
            <text:p>0</text:p>
          </table:table-cell>
          <table:table-cell/>
          <table:table-cell table:formula="of:=IF(AND([.M1012];[.B1012]);&quot;Not Jammed&quot;;IF([.M10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2]+([.A1013]-[.D1012])/COUNTA([.$A$60:.A1013])" office:value-type="float" office:value="989.40529245283">
            <text:p>989.405</text:p>
          </table:table-cell>
          <table:table-cell table:formula="of:=[.E1012]+(([.A1013]-[.D1012])*([.A1013]-[.D1012]))" office:value-type="float" office:value="165226448.205769">
            <text:p>165226448.206</text:p>
          </table:table-cell>
          <table:table-cell table:formula="of:=[.E1013]/(COUNT([.$A$60:.A1013])-1)" office:value-type="float" office:value="173375.076816127">
            <text:p>173375.077</text:p>
          </table:table-cell>
          <table:table-cell table:formula="of:=[.J1012]" office:value-type="float" office:value="834.229228860262">
            <text:p>834.2292288603</text:p>
          </table:table-cell>
          <table:table-cell table:formula="of:=[.K1012]+[.$C$7]" office:value-type="float" office:value="3275.66158966776">
            <text:p>3275.6615896678</text:p>
          </table:table-cell>
          <table:table-cell table:formula="of:=[.H1013]/([.F1013]+[.H1013])" office:value-type="float" office:value="0.018543152546258">
            <text:p>0.0185431525</text:p>
          </table:table-cell>
          <table:table-cell table:formula="of:=[.G1013]+[.I1013]*([.A1013] -[.G1013] )" office:value-type="float" office:value="828.543337751212">
            <text:p>828.5433377512</text:p>
          </table:table-cell>
          <table:table-cell table:formula="of:=(1-[.I1013])*[.H1013]" office:value-type="float" office:value="3214.92049712064">
            <text:p>3214.9204971206</text:p>
          </table:table-cell>
          <table:table-cell table:formula="of:=ABS([.G1013]-[.A1013])" office:value-type="float" office:value="306.630228860262">
            <text:p>306.63</text:p>
          </table:table-cell>
          <table:table-cell table:formula="of:=IF([.L1013]&lt;[.$C$9];1;0)" office:value-type="float" office:value="0">
            <text:p>0</text:p>
          </table:table-cell>
          <table:table-cell/>
          <table:table-cell table:formula="of:=IF(AND([.M1013];[.B1013]);&quot;Not Jammed&quot;;IF([.M10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3]+([.A1014]-[.D1013])/COUNTA([.$A$60:.A1014])" office:value-type="float" office:value="988.912140314136">
            <text:p>988.912</text:p>
          </table:table-cell>
          <table:table-cell table:formula="of:=[.E1013]+(([.A1014]-[.D1013])*([.A1014]-[.D1013]))" office:value-type="float" office:value="165448251.802836">
            <text:p>165448251.803</text:p>
          </table:table-cell>
          <table:table-cell table:formula="of:=[.E1014]/(COUNT([.$A$60:.A1014])-1)" office:value-type="float" office:value="173425.840464189">
            <text:p>173425.840</text:p>
          </table:table-cell>
          <table:table-cell table:formula="of:=[.J1013]" office:value-type="float" office:value="828.543337751212">
            <text:p>828.5433377512</text:p>
          </table:table-cell>
          <table:table-cell table:formula="of:=[.K1013]+[.$C$7]" office:value-type="float" office:value="3274.92049712064">
            <text:p>3274.9204971206</text:p>
          </table:table-cell>
          <table:table-cell table:formula="of:=[.H1014]/([.F1014]+[.H1014])" office:value-type="float" office:value="0.0185337090757504">
            <text:p>0.0185337091</text:p>
          </table:table-cell>
          <table:table-cell table:formula="of:=[.G1014]+[.I1014]*([.A1014] -[.G1014] )" office:value-type="float" office:value="822.796065374458">
            <text:p>822.7960653745</text:p>
          </table:table-cell>
          <table:table-cell table:formula="of:=(1-[.I1014])*[.H1014]" office:value-type="float" office:value="3214.22407338079">
            <text:p>3214.2240733808</text:p>
          </table:table-cell>
          <table:table-cell table:formula="of:=ABS([.G1014]-[.A1014])" office:value-type="float" office:value="310.098337751212">
            <text:p>310.10</text:p>
          </table:table-cell>
          <table:table-cell table:formula="of:=IF([.L1014]&lt;[.$C$9];1;0)" office:value-type="float" office:value="0">
            <text:p>0</text:p>
          </table:table-cell>
          <table:table-cell/>
          <table:table-cell table:formula="of:=IF(AND([.M1014];[.B1014]);&quot;Not Jammed&quot;;IF([.M10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406">
            <text:p>514.4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4]+([.A1015]-[.D1014])/COUNTA([.$A$60:.A1015])" office:value-type="float" office:value="988.415794979079">
            <text:p>988.416</text:p>
          </table:table-cell>
          <table:table-cell table:formula="of:=[.E1014]+(([.A1015]-[.D1014])*([.A1015]-[.D1014]))" office:value-type="float" office:value="165673407.880032">
            <text:p>165673407.880</text:p>
          </table:table-cell>
          <table:table-cell table:formula="of:=[.E1015]/(COUNT([.$A$60:.A1015])-1)" office:value-type="float" office:value="173480.008251343">
            <text:p>173480.008</text:p>
          </table:table-cell>
          <table:table-cell table:formula="of:=[.J1014]" office:value-type="float" office:value="822.796065374458">
            <text:p>822.7960653745</text:p>
          </table:table-cell>
          <table:table-cell table:formula="of:=[.K1014]+[.$C$7]" office:value-type="float" office:value="3274.22407338079">
            <text:p>3274.2240733808</text:p>
          </table:table-cell>
          <table:table-cell table:formula="of:=[.H1015]/([.F1015]+[.H1015])" office:value-type="float" office:value="0.0185241622241077">
            <text:p>0.0185241622</text:p>
          </table:table-cell>
          <table:table-cell table:formula="of:=[.G1015]+[.I1015]*([.A1015] -[.G1015] )" office:value-type="float" office:value="817.083397775158">
            <text:p>817.0833977752</text:p>
          </table:table-cell>
          <table:table-cell table:formula="of:=(1-[.I1015])*[.H1015]" office:value-type="float" office:value="3213.5718154874">
            <text:p>3213.5718154874</text:p>
          </table:table-cell>
          <table:table-cell table:formula="of:=ABS([.G1015]-[.A1015])" office:value-type="float" office:value="308.390065374458">
            <text:p>308.39</text:p>
          </table:table-cell>
          <table:table-cell table:formula="of:=IF([.L1015]&lt;[.$C$9];1;0)" office:value-type="float" office:value="0">
            <text:p>0</text:p>
          </table:table-cell>
          <table:table-cell/>
          <table:table-cell table:formula="of:=IF(AND([.M1015];[.B1015]);&quot;Not Jammed&quot;;IF([.M10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5]+([.A1016]-[.D1015])/COUNTA([.$A$60:.A1016])" office:value-type="float" office:value="987.9304169279">
            <text:p>987.930</text:p>
          </table:table-cell>
          <table:table-cell table:formula="of:=[.E1015]+(([.A1016]-[.D1015])*([.A1016]-[.D1015]))" office:value-type="float" office:value="165889174.442614">
            <text:p>165889174.443</text:p>
          </table:table-cell>
          <table:table-cell table:formula="of:=[.E1016]/(COUNT([.$A$60:.A1016])-1)" office:value-type="float" office:value="173524.241048759">
            <text:p>173524.241</text:p>
          </table:table-cell>
          <table:table-cell table:formula="of:=[.J1015]" office:value-type="float" office:value="817.083397775158">
            <text:p>817.0833977752</text:p>
          </table:table-cell>
          <table:table-cell table:formula="of:=[.K1015]+[.$C$7]" office:value-type="float" office:value="3273.57181548741">
            <text:p>3273.5718154874</text:p>
          </table:table-cell>
          <table:table-cell table:formula="of:=[.H1016]/([.F1016]+[.H1016])" office:value-type="float" office:value="0.0185159067437163">
            <text:p>0.0185159067</text:p>
          </table:table-cell>
          <table:table-cell table:formula="of:=[.G1016]+[.I1016]*([.A1016] -[.G1016] )" office:value-type="float" office:value="811.655007966308">
            <text:p>811.6550079663</text:p>
          </table:table-cell>
          <table:table-cell table:formula="of:=(1-[.I1016])*[.H1016]" office:value-type="float" office:value="3212.95866503298">
            <text:p>3212.958665033</text:p>
          </table:table-cell>
          <table:table-cell table:formula="of:=ABS([.G1016]-[.A1016])" office:value-type="float" office:value="293.174397775158">
            <text:p>293.17</text:p>
          </table:table-cell>
          <table:table-cell table:formula="of:=IF([.L1016]&lt;[.$C$9];1;0)" office:value-type="float" office:value="0">
            <text:p>0</text:p>
          </table:table-cell>
          <table:table-cell/>
          <table:table-cell table:formula="of:=IF(AND([.M1016];[.B1016]);&quot;Not Jammed&quot;;IF([.M10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6]+([.A1017]-[.D1016])/COUNTA([.$A$60:.A1017])" office:value-type="float" office:value="987.438349686848">
            <text:p>987.438</text:p>
          </table:table-cell>
          <table:table-cell table:formula="of:=[.E1016]+(([.A1017]-[.D1016])*([.A1017]-[.D1016]))" office:value-type="float" office:value="166111392.795694">
            <text:p>166111392.796</text:p>
          </table:table-cell>
          <table:table-cell table:formula="of:=[.E1017]/(COUNT([.$A$60:.A1017])-1)" office:value-type="float" office:value="173575.123088499">
            <text:p>173575.123</text:p>
          </table:table-cell>
          <table:table-cell table:formula="of:=[.J1016]" office:value-type="float" office:value="811.655007966308">
            <text:p>811.6550079663</text:p>
          </table:table-cell>
          <table:table-cell table:formula="of:=[.K1016]+[.$C$7]" office:value-type="float" office:value="3272.95866503298">
            <text:p>3272.958665033</text:p>
          </table:table-cell>
          <table:table-cell table:formula="of:=[.H1017]/([.F1017]+[.H1017])" office:value-type="float" office:value="0.0185071765131974">
            <text:p>0.0185071765</text:p>
          </table:table-cell>
          <table:table-cell table:formula="of:=[.G1017]+[.I1017]*([.A1017] -[.G1017] )" office:value-type="float" office:value="806.193077350417">
            <text:p>806.1930773504</text:p>
          </table:table-cell>
          <table:table-cell table:formula="of:=(1-[.I1017])*[.H1017]" office:value-type="float" office:value="3212.38544129882">
            <text:p>3212.3854412988</text:p>
          </table:table-cell>
          <table:table-cell table:formula="of:=ABS([.G1017]-[.A1017])" office:value-type="float" office:value="295.125007966308">
            <text:p>295.13</text:p>
          </table:table-cell>
          <table:table-cell table:formula="of:=IF([.L1017]&lt;[.$C$9];1;0)" office:value-type="float" office:value="0">
            <text:p>0</text:p>
          </table:table-cell>
          <table:table-cell/>
          <table:table-cell table:formula="of:=IF(AND([.M1017];[.B1017]);&quot;Not Jammed&quot;;IF([.M101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29">
            <text:p>520.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7]+([.A1018]-[.D1017])/COUNTA([.$A$60:.A1018])" office:value-type="float" office:value="986.951229405631">
            <text:p>986.951</text:p>
          </table:table-cell>
          <table:table-cell table:formula="of:=[.E1017]+(([.A1018]-[.D1017])*([.A1018]-[.D1017]))" office:value-type="float" office:value="166329620.376309">
            <text:p>166329620.376</text:p>
          </table:table-cell>
          <table:table-cell table:formula="of:=[.E1018]/(COUNT([.$A$60:.A1018])-1)" office:value-type="float" office:value="173621.733169425">
            <text:p>173621.733</text:p>
          </table:table-cell>
          <table:table-cell table:formula="of:=[.J1017]" office:value-type="float" office:value="806.193077350417">
            <text:p>806.1930773504</text:p>
          </table:table-cell>
          <table:table-cell table:formula="of:=[.K1017]+[.$C$7]" office:value-type="float" office:value="3272.38544129882">
            <text:p>3272.3854412988</text:p>
          </table:table-cell>
          <table:table-cell table:formula="of:=[.H1018]/([.F1018]+[.H1018])" office:value-type="float" office:value="0.0184991195128431">
            <text:p>0.0184991195</text:p>
          </table:table-cell>
          <table:table-cell table:formula="of:=[.G1018]+[.I1018]*([.A1018] -[.G1018] )" office:value-type="float" office:value="800.904122153422">
            <text:p>800.9041221534</text:p>
          </table:table-cell>
          <table:table-cell table:formula="of:=(1-[.I1018])*[.H1018]" office:value-type="float" office:value="3211.84919192814">
            <text:p>3211.8491919282</text:p>
          </table:table-cell>
          <table:table-cell table:formula="of:=ABS([.G1018]-[.A1018])" office:value-type="float" office:value="285.903077350417">
            <text:p>285.90</text:p>
          </table:table-cell>
          <table:table-cell table:formula="of:=IF([.L1018]&lt;[.$C$9];1;0)" office:value-type="float" office:value="0">
            <text:p>0</text:p>
          </table:table-cell>
          <table:table-cell/>
          <table:table-cell table:formula="of:=IF(AND([.M1018];[.B1018]);&quot;Not Jammed&quot;;IF([.M101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8]+([.A1019]-[.D1018])/COUNTA([.$A$60:.A1019])" office:value-type="float" office:value="986.474509375">
            <text:p>986.475</text:p>
          </table:table-cell>
          <table:table-cell table:formula="of:=[.E1018]+(([.A1019]-[.D1018])*([.A1019]-[.D1018]))" office:value-type="float" office:value="166539065.024085">
            <text:p>166539065.024</text:p>
          </table:table-cell>
          <table:table-cell table:formula="of:=[.E1019]/(COUNT([.$A$60:.A1019])-1)" office:value-type="float" office:value="173659.087616356">
            <text:p>173659.088</text:p>
          </table:table-cell>
          <table:table-cell table:formula="of:=[.J1018]" office:value-type="float" office:value="800.904122153422">
            <text:p>800.9041221534</text:p>
          </table:table-cell>
          <table:table-cell table:formula="of:=[.K1018]+[.$C$7]" office:value-type="float" office:value="3271.84919192814">
            <text:p>3271.8491919282</text:p>
          </table:table-cell>
          <table:table-cell table:formula="of:=[.H1019]/([.F1019]+[.H1019])" office:value-type="float" office:value="0.0184922391242036">
            <text:p>0.0184922391</text:p>
          </table:table-cell>
          <table:table-cell table:formula="of:=[.G1019]+[.I1019]*([.A1019] -[.G1019] )" office:value-type="float" office:value="795.881553779442">
            <text:p>795.8815537794</text:p>
          </table:table-cell>
          <table:table-cell table:formula="of:=(1-[.I1019])*[.H1019]" office:value-type="float" office:value="3211.34537429268">
            <text:p>3211.3453742927</text:p>
          </table:table-cell>
          <table:table-cell table:formula="of:=ABS([.G1019]-[.A1019])" office:value-type="float" office:value="271.604122153422">
            <text:p>271.60</text:p>
          </table:table-cell>
          <table:table-cell table:formula="of:=IF([.L1019]&lt;[.$C$9];1;0)" office:value-type="float" office:value="0">
            <text:p>0</text:p>
          </table:table-cell>
          <table:table-cell/>
          <table:table-cell table:formula="of:=IF(AND([.M1019];[.B1019]);&quot;Not Jammed&quot;;IF([.M101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19]+([.A1020]-[.D1019])/COUNTA([.$A$60:.A1020])" office:value-type="float" office:value="985.99125182102">
            <text:p>985.991</text:p>
          </table:table-cell>
          <table:table-cell table:formula="of:=[.E1019]+(([.A1020]-[.D1019])*([.A1020]-[.D1019]))" office:value-type="float" office:value="166754742.145303">
            <text:p>166754742.145</text:p>
          </table:table-cell>
          <table:table-cell table:formula="of:=[.E1020]/(COUNT([.$A$60:.A1020])-1)" office:value-type="float" office:value="173702.856401358">
            <text:p>173702.856</text:p>
          </table:table-cell>
          <table:table-cell table:formula="of:=[.J1019]" office:value-type="float" office:value="795.881553779442">
            <text:p>795.8815537794</text:p>
          </table:table-cell>
          <table:table-cell table:formula="of:=[.K1019]+[.$C$7]" office:value-type="float" office:value="3271.34537429268">
            <text:p>3271.3453742927</text:p>
          </table:table-cell>
          <table:table-cell table:formula="of:=[.H1020]/([.F1020]+[.H1020])" office:value-type="float" office:value="0.0184848714754468">
            <text:p>0.0184848715</text:p>
          </table:table-cell>
          <table:table-cell table:formula="of:=[.G1020]+[.I1020]*([.A1020] -[.G1020] )" office:value-type="float" office:value="790.820071490107">
            <text:p>790.8200714901</text:p>
          </table:table-cell>
          <table:table-cell table:formula="of:=(1-[.I1020])*[.H1020]" office:value-type="float" office:value="3210.87497549708">
            <text:p>3210.8749754971</text:p>
          </table:table-cell>
          <table:table-cell table:formula="of:=ABS([.G1020]-[.A1020])" office:value-type="float" office:value="273.817553779441">
            <text:p>273.82</text:p>
          </table:table-cell>
          <table:table-cell table:formula="of:=IF([.L1020]&lt;[.$C$9];1;0)" office:value-type="float" office:value="0">
            <text:p>0</text:p>
          </table:table-cell>
          <table:table-cell/>
          <table:table-cell table:formula="of:=IF(AND([.M1020];[.B1020]);&quot;Not Jammed&quot;;IF([.M102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1.923">
            <text:p>521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0]+([.A1021]-[.D1020])/COUNTA([.$A$60:.A1021])" office:value-type="float" office:value="985.508852390852">
            <text:p>985.509</text:p>
          </table:table-cell>
          <table:table-cell table:formula="of:=[.E1020]+(([.A1021]-[.D1020])*([.A1021]-[.D1020]))" office:value-type="float" office:value="166970101.487652">
            <text:p>166970101.488</text:p>
          </table:table-cell>
          <table:table-cell table:formula="of:=[.E1021]/(COUNT([.$A$60:.A1021])-1)" office:value-type="float" office:value="173746.203421073">
            <text:p>173746.203</text:p>
          </table:table-cell>
          <table:table-cell table:formula="of:=[.J1020]" office:value-type="float" office:value="790.820071490107">
            <text:p>790.8200714901</text:p>
          </table:table-cell>
          <table:table-cell table:formula="of:=[.K1020]+[.$C$7]" office:value-type="float" office:value="3270.87497549708">
            <text:p>3270.8749754971</text:p>
          </table:table-cell>
          <table:table-cell table:formula="of:=[.H1021]/([.F1021]+[.H1021])" office:value-type="float" office:value="0.0184777367535654">
            <text:p>0.0184777368</text:p>
          </table:table-cell>
          <table:table-cell table:formula="of:=[.G1021]+[.I1021]*([.A1021] -[.G1021] )" office:value-type="float" office:value="785.851462189308">
            <text:p>785.8514621893</text:p>
          </table:table-cell>
          <table:table-cell table:formula="of:=(1-[.I1021])*[.H1021]" office:value-type="float" office:value="3210.43660874602">
            <text:p>3210.436608746</text:p>
          </table:table-cell>
          <table:table-cell table:formula="of:=ABS([.G1021]-[.A1021])" office:value-type="float" office:value="268.897071490107">
            <text:p>268.90</text:p>
          </table:table-cell>
          <table:table-cell table:formula="of:=IF([.L1021]&lt;[.$C$9];1;0)" office:value-type="float" office:value="0">
            <text:p>0</text:p>
          </table:table-cell>
          <table:table-cell/>
          <table:table-cell table:formula="of:=IF(AND([.M1021];[.B1021]);&quot;Not Jammed&quot;;IF([.M102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1]+([.A1022]-[.D1021])/COUNTA([.$A$60:.A1022])" office:value-type="float" office:value="985.021854620976">
            <text:p>985.022</text:p>
          </table:table-cell>
          <table:table-cell table:formula="of:=[.E1021]+(([.A1022]-[.D1021])*([.A1022]-[.D1021]))" office:value-type="float" office:value="167190042.651641">
            <text:p>167190042.652</text:p>
          </table:table-cell>
          <table:table-cell table:formula="of:=[.E1022]/(COUNT([.$A$60:.A1022])-1)" office:value-type="float" office:value="173794.223130604">
            <text:p>173794.223</text:p>
          </table:table-cell>
          <table:table-cell table:formula="of:=[.J1021]" office:value-type="float" office:value="785.851462189308">
            <text:p>785.8514621893</text:p>
          </table:table-cell>
          <table:table-cell table:formula="of:=[.K1021]+[.$C$7]" office:value-type="float" office:value="3270.43660874602">
            <text:p>3270.436608746</text:p>
          </table:table-cell>
          <table:table-cell table:formula="of:=[.H1022]/([.F1022]+[.H1022])" office:value-type="float" office:value="0.0184702956172073">
            <text:p>0.0184702956</text:p>
          </table:table-cell>
          <table:table-cell table:formula="of:=[.G1022]+[.I1022]*([.A1022] -[.G1022] )" office:value-type="float" office:value="780.877015166613">
            <text:p>780.8770151666</text:p>
          </table:table-cell>
          <table:table-cell table:formula="of:=(1-[.I1022])*[.H1022]" office:value-type="float" office:value="3210.03067778514">
            <text:p>3210.0306777852</text:p>
          </table:table-cell>
          <table:table-cell table:formula="of:=ABS([.G1022]-[.A1022])" office:value-type="float" office:value="269.321462189308">
            <text:p>269.32</text:p>
          </table:table-cell>
          <table:table-cell table:formula="of:=IF([.L1022]&lt;[.$C$9];1;0)" office:value-type="float" office:value="0">
            <text:p>0</text:p>
          </table:table-cell>
          <table:table-cell/>
          <table:table-cell table:formula="of:=IF(AND([.M1022];[.B1022]);&quot;Not Jammed&quot;;IF([.M102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2]+([.A1023]-[.D1022])/COUNTA([.$A$60:.A1023])" office:value-type="float" office:value="984.535867219917">
            <text:p>984.536</text:p>
          </table:table-cell>
          <table:table-cell table:formula="of:=[.E1022]+(([.A1023]-[.D1022])*([.A1023]-[.D1022]))" office:value-type="float" office:value="167409527.269488">
            <text:p>167409527.269</text:p>
          </table:table-cell>
          <table:table-cell table:formula="of:=[.E1023]/(COUNT([.$A$60:.A1023])-1)" office:value-type="float" office:value="173841.669023352">
            <text:p>173841.669</text:p>
          </table:table-cell>
          <table:table-cell table:formula="of:=[.J1022]" office:value-type="float" office:value="780.877015166613">
            <text:p>780.8770151666</text:p>
          </table:table-cell>
          <table:table-cell table:formula="of:=[.K1022]+[.$C$7]" office:value-type="float" office:value="3270.03067778514">
            <text:p>3270.0306777852</text:p>
          </table:table-cell>
          <table:table-cell table:formula="of:=[.H1023]/([.F1023]+[.H1023])" office:value-type="float" office:value="0.0184630980522635">
            <text:p>0.0184630981</text:p>
          </table:table-cell>
          <table:table-cell table:formula="of:=[.G1023]+[.I1023]*([.A1023] -[.G1023] )" office:value-type="float" office:value="775.996350305769">
            <text:p>775.9963503058</text:p>
          </table:table-cell>
          <table:table-cell table:formula="of:=(1-[.I1023])*[.H1023]" office:value-type="float" office:value="3209.65578074729">
            <text:p>3209.6557807473</text:p>
          </table:table-cell>
          <table:table-cell table:formula="of:=ABS([.G1023]-[.A1023])" office:value-type="float" office:value="264.347015166613">
            <text:p>264.35</text:p>
          </table:table-cell>
          <table:table-cell table:formula="of:=IF([.L1023]&lt;[.$C$9];1;0)" office:value-type="float" office:value="0">
            <text:p>0</text:p>
          </table:table-cell>
          <table:table-cell/>
          <table:table-cell table:formula="of:=IF(AND([.M1023];[.B1023]);&quot;Not Jammed&quot;;IF([.M102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1.923">
            <text:p>521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3]+([.A1024]-[.D1023])/COUNTA([.$A$60:.A1024])" office:value-type="float" office:value="984.056475647668">
            <text:p>984.056</text:p>
          </table:table-cell>
          <table:table-cell table:formula="of:=[.E1023]+(([.A1024]-[.D1023])*([.A1024]-[.D1023]))" office:value-type="float" office:value="167623537.934405">
            <text:p>167623537.934</text:p>
          </table:table-cell>
          <table:table-cell table:formula="of:=[.E1024]/(COUNT([.$A$60:.A1024])-1)" office:value-type="float" office:value="173883.338106229">
            <text:p>173883.338</text:p>
          </table:table-cell>
          <table:table-cell table:formula="of:=[.J1023]" office:value-type="float" office:value="775.996350305769">
            <text:p>775.9963503058</text:p>
          </table:table-cell>
          <table:table-cell table:formula="of:=[.K1023]+[.$C$7]" office:value-type="float" office:value="3269.65578074729">
            <text:p>3269.6557807473</text:p>
          </table:table-cell>
          <table:table-cell table:formula="of:=[.H1024]/([.F1024]+[.H1024])" office:value-type="float" office:value="0.0184566780894108">
            <text:p>0.0184566781</text:p>
          </table:table-cell>
          <table:table-cell table:formula="of:=[.G1024]+[.I1024]*([.A1024] -[.G1024] )" office:value-type="float" office:value="771.307000268077">
            <text:p>771.3070002681</text:p>
          </table:table-cell>
          <table:table-cell table:formula="of:=(1-[.I1024])*[.H1024]" office:value-type="float" office:value="3209.30879653885">
            <text:p>3209.3087965389</text:p>
          </table:table-cell>
          <table:table-cell table:formula="of:=ABS([.G1024]-[.A1024])" office:value-type="float" office:value="254.073350305769">
            <text:p>254.07</text:p>
          </table:table-cell>
          <table:table-cell table:formula="of:=IF([.L1024]&lt;[.$C$9];1;0)" office:value-type="float" office:value="0">
            <text:p>0</text:p>
          </table:table-cell>
          <table:table-cell/>
          <table:table-cell table:formula="of:=IF(AND([.M1024];[.B1024]);&quot;Not Jammed&quot;;IF([.M102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611">
            <text:p>525.611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024]+([.A1025]-[.D1024])/COUNTA([.$A$60:.A1025])" office:value-type="float" office:value="983.581894409938">
            <text:p>983.582</text:p>
          </table:table-cell>
          <table:table-cell table:formula="of:=[.E1024]+(([.A1025]-[.D1024])*([.A1025]-[.D1024]))" office:value-type="float" office:value="167833710.188547">
            <text:p>167833710.189</text:p>
          </table:table-cell>
          <table:table-cell table:formula="of:=[.E1025]/(COUNT([.$A$60:.A1025])-1)" office:value-type="float" office:value="173920.943200567">
            <text:p>173920.943</text:p>
          </table:table-cell>
          <table:table-cell table:formula="of:=[.J1024]" office:value-type="float" office:value="771.307000268077">
            <text:p>771.3070002681</text:p>
          </table:table-cell>
          <table:table-cell table:formula="of:=[.K1024]+[.$C$7]" office:value-type="float" office:value="3269.30879653885">
            <text:p>3269.3087965389</text:p>
          </table:table-cell>
          <table:table-cell table:formula="of:=[.H1025]/([.F1025]+[.H1025])" office:value-type="float" office:value="0.0184508389129231">
            <text:p>0.0184508389</text:p>
          </table:table-cell>
          <table:table-cell table:formula="of:=[.G1025]+[.I1025]*([.A1025] -[.G1025] )" office:value-type="float" office:value="766.773702945581">
            <text:p>766.7737029456</text:p>
          </table:table-cell>
          <table:table-cell table:formula="of:=(1-[.I1025])*[.H1025]" office:value-type="float" office:value="3208.98730657731">
            <text:p>3208.9873065773</text:p>
          </table:table-cell>
          <table:table-cell table:formula="of:=ABS([.G1025]-[.A1025])" office:value-type="float" office:value="245.696000268077">
            <text:p>245.70</text:p>
          </table:table-cell>
          <table:table-cell table:formula="of:=IF([.L1025]&lt;[.$C$9];1;0)" office:value-type="float" office:value="0">
            <text:p>0</text:p>
          </table:table-cell>
          <table:table-cell/>
          <table:table-cell table:formula="of:=IF(AND([.M1025];[.B1025]);&quot;Not Jammed&quot;;IF([.M102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5]+([.A1026]-[.D1025])/COUNTA([.$A$60:.A1026])" office:value-type="float" office:value="983.098759048604">
            <text:p>983.099</text:p>
          </table:table-cell>
          <table:table-cell table:formula="of:=[.E1025]+(([.A1026]-[.D1025])*([.A1026]-[.D1025]))" office:value-type="float" office:value="168051978.454749">
            <text:p>168051978.455</text:p>
          </table:table-cell>
          <table:table-cell table:formula="of:=[.E1026]/(COUNT([.$A$60:.A1026])-1)" office:value-type="float" office:value="173966.851402432">
            <text:p>173966.851</text:p>
          </table:table-cell>
          <table:table-cell table:formula="of:=[.J1025]" office:value-type="float" office:value="766.773702945581">
            <text:p>766.7737029456</text:p>
          </table:table-cell>
          <table:table-cell table:formula="of:=[.K1025]+[.$C$7]" office:value-type="float" office:value="3268.98730657731">
            <text:p>3268.9873065773</text:p>
          </table:table-cell>
          <table:table-cell table:formula="of:=[.H1026]/([.F1026]+[.H1026])" office:value-type="float" office:value="0.0184442792743765">
            <text:p>0.0184442793</text:p>
          </table:table-cell>
          <table:table-cell table:formula="of:=[.G1026]+[.I1026]*([.A1026] -[.G1026] )" office:value-type="float" office:value="762.155556002701">
            <text:p>762.1555560027</text:p>
          </table:table-cell>
          <table:table-cell table:formula="of:=(1-[.I1026])*[.H1026]" office:value-type="float" office:value="3208.69319175041">
            <text:p>3208.6931917504</text:p>
          </table:table-cell>
          <table:table-cell table:formula="of:=ABS([.G1026]-[.A1026])" office:value-type="float" office:value="250.383702945581">
            <text:p>250.38</text:p>
          </table:table-cell>
          <table:table-cell table:formula="of:=IF([.L1026]&lt;[.$C$9];1;0)" office:value-type="float" office:value="0">
            <text:p>0</text:p>
          </table:table-cell>
          <table:table-cell/>
          <table:table-cell table:formula="of:=IF(AND([.M1026];[.B1026]);&quot;Not Jammed&quot;;IF([.M102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008">
            <text:p>520.00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6]+([.A1027]-[.D1026])/COUNTA([.$A$60:.A1027])" office:value-type="float" office:value="982.620359504132">
            <text:p>982.620</text:p>
          </table:table-cell>
          <table:table-cell table:formula="of:=[.E1026]+(([.A1027]-[.D1026])*([.A1027]-[.D1026]))" office:value-type="float" office:value="168266431.505865">
            <text:p>168266431.506</text:p>
          </table:table-cell>
          <table:table-cell table:formula="of:=[.E1027]/(COUNT([.$A$60:.A1027])-1)" office:value-type="float" office:value="174008.719240812">
            <text:p>174008.719</text:p>
          </table:table-cell>
          <table:table-cell table:formula="of:=[.J1026]" office:value-type="float" office:value="762.155556002701">
            <text:p>762.1555560027</text:p>
          </table:table-cell>
          <table:table-cell table:formula="of:=[.K1026]+[.$C$7]" office:value-type="float" office:value="3268.69319175041">
            <text:p>3268.6931917504</text:p>
          </table:table-cell>
          <table:table-cell table:formula="of:=[.H1027]/([.F1027]+[.H1027])" office:value-type="float" office:value="0.0184382947996482">
            <text:p>0.0184382948</text:p>
          </table:table-cell>
          <table:table-cell table:formula="of:=[.G1027]+[.I1027]*([.A1027] -[.G1027] )" office:value-type="float" office:value="757.690767980109">
            <text:p>757.6907679801</text:p>
          </table:table-cell>
          <table:table-cell table:formula="of:=(1-[.I1027])*[.H1027]" office:value-type="float" office:value="3208.42406307131">
            <text:p>3208.4240630713</text:p>
          </table:table-cell>
          <table:table-cell table:formula="of:=ABS([.G1027]-[.A1027])" office:value-type="float" office:value="242.147556002701">
            <text:p>242.15</text:p>
          </table:table-cell>
          <table:table-cell table:formula="of:=IF([.L1027]&lt;[.$C$9];1;0)" office:value-type="float" office:value="0">
            <text:p>0</text:p>
          </table:table-cell>
          <table:table-cell/>
          <table:table-cell table:formula="of:=IF(AND([.M1027];[.B1027]);&quot;Not Jammed&quot;;IF([.M102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7]+([.A1028]-[.D1027])/COUNTA([.$A$60:.A1028])" office:value-type="float" office:value="982.139358101135">
            <text:p>982.139</text:p>
          </table:table-cell>
          <table:table-cell table:formula="of:=[.E1027]+(([.A1028]-[.D1027])*([.A1028]-[.D1027]))" office:value-type="float" office:value="168483671.729088">
            <text:p>168483671.729</text:p>
          </table:table-cell>
          <table:table-cell table:formula="of:=[.E1028]/(COUNT([.$A$60:.A1028])-1)" office:value-type="float" office:value="174053.379885422">
            <text:p>174053.380</text:p>
          </table:table-cell>
          <table:table-cell table:formula="of:=[.J1027]" office:value-type="float" office:value="757.690767980109">
            <text:p>757.6907679801</text:p>
          </table:table-cell>
          <table:table-cell table:formula="of:=[.K1027]+[.$C$7]" office:value-type="float" office:value="3268.42406307131">
            <text:p>3268.4240630713</text:p>
          </table:table-cell>
          <table:table-cell table:formula="of:=[.H1028]/([.F1028]+[.H1028])" office:value-type="float" office:value="0.0184321611346831">
            <text:p>0.0184321611</text:p>
          </table:table-cell>
          <table:table-cell table:formula="of:=[.G1028]+[.I1028]*([.A1028] -[.G1028] )" office:value-type="float" office:value="753.245653845335">
            <text:p>753.2456538453</text:p>
          </table:table-cell>
          <table:table-cell table:formula="of:=(1-[.I1028])*[.H1028]" office:value-type="float" office:value="3208.17994408431">
            <text:p>3208.1799440843</text:p>
          </table:table-cell>
          <table:table-cell table:formula="of:=ABS([.G1028]-[.A1028])" office:value-type="float" office:value="241.160767980109">
            <text:p>241.16</text:p>
          </table:table-cell>
          <table:table-cell table:formula="of:=IF([.L1028]&lt;[.$C$9];1;0)" office:value-type="float" office:value="0">
            <text:p>0</text:p>
          </table:table-cell>
          <table:table-cell/>
          <table:table-cell table:formula="of:=IF(AND([.M1028];[.B1028]);&quot;Not Jammed&quot;;IF([.M102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00.063">
            <text:p>500.06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8]+([.A1029]-[.D1028])/COUNTA([.$A$60:.A1029])" office:value-type="float" office:value="981.642372164948">
            <text:p>981.642</text:p>
          </table:table-cell>
          <table:table-cell table:formula="of:=[.E1028]+(([.A1029]-[.D1028])*([.A1029]-[.D1028]))" office:value-type="float" office:value="168716069.344128">
            <text:p>168716069.344</text:p>
          </table:table-cell>
          <table:table-cell table:formula="of:=[.E1029]/(COUNT([.$A$60:.A1029])-1)" office:value-type="float" office:value="174113.590654415">
            <text:p>174113.591</text:p>
          </table:table-cell>
          <table:table-cell table:formula="of:=[.J1028]" office:value-type="float" office:value="753.245653845335">
            <text:p>753.2456538453</text:p>
          </table:table-cell>
          <table:table-cell table:formula="of:=[.K1028]+[.$C$7]" office:value-type="float" office:value="3268.17994408431">
            <text:p>3268.1799440843</text:p>
          </table:table-cell>
          <table:table-cell table:formula="of:=[.H1029]/([.F1029]+[.H1029])" office:value-type="float" office:value="0.0184245536227157">
            <text:p>0.0184245536</text:p>
          </table:table-cell>
          <table:table-cell table:formula="of:=[.G1029]+[.I1029]*([.A1029] -[.G1029] )" office:value-type="float" office:value="748.58087646322">
            <text:p>748.5808764632</text:p>
          </table:table-cell>
          <table:table-cell table:formula="of:=(1-[.I1029])*[.H1029]" office:value-type="float" office:value="3207.96518745584">
            <text:p>3207.9651874558</text:p>
          </table:table-cell>
          <table:table-cell table:formula="of:=ABS([.G1029]-[.A1029])" office:value-type="float" office:value="253.182653845335">
            <text:p>253.18</text:p>
          </table:table-cell>
          <table:table-cell table:formula="of:=IF([.L1029]&lt;[.$C$9];1;0)" office:value-type="float" office:value="0">
            <text:p>0</text:p>
          </table:table-cell>
          <table:table-cell/>
          <table:table-cell table:formula="of:=IF(AND([.M1029];[.B1029]);&quot;Not Jammed&quot;;IF([.M102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4.165">
            <text:p>474.1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29]+([.A1030]-[.D1029])/COUNTA([.$A$60:.A1030])" office:value-type="float" office:value="981.119738414006">
            <text:p>981.120</text:p>
          </table:table-cell>
          <table:table-cell table:formula="of:=[.E1029]+(([.A1030]-[.D1029])*([.A1030]-[.D1029]))" office:value-type="float" office:value="168973602.627388">
            <text:p>168973602.627</text:p>
          </table:table-cell>
          <table:table-cell table:formula="of:=[.E1030]/(COUNT([.$A$60:.A1030])-1)" office:value-type="float" office:value="174199.590337513">
            <text:p>174199.590</text:p>
          </table:table-cell>
          <table:table-cell table:formula="of:=[.J1029]" office:value-type="float" office:value="748.58087646322">
            <text:p>748.5808764632</text:p>
          </table:table-cell>
          <table:table-cell table:formula="of:=[.K1029]+[.$C$7]" office:value-type="float" office:value="3267.96518745584">
            <text:p>3267.9651874558</text:p>
          </table:table-cell>
          <table:table-cell table:formula="of:=[.H1030]/([.F1030]+[.H1030])" office:value-type="float" office:value="0.0184144373758281">
            <text:p>0.0184144374</text:p>
          </table:table-cell>
          <table:table-cell table:formula="of:=[.G1030]+[.I1030]*([.A1030] -[.G1030] )" office:value-type="float" office:value="743.527662491155">
            <text:p>743.5276624912</text:p>
          </table:table-cell>
          <table:table-cell table:formula="of:=(1-[.I1030])*[.H1030]" office:value-type="float" office:value="3207.78744716505">
            <text:p>3207.7874471651</text:p>
          </table:table-cell>
          <table:table-cell table:formula="of:=ABS([.G1030]-[.A1030])" office:value-type="float" office:value="274.41587646322">
            <text:p>274.42</text:p>
          </table:table-cell>
          <table:table-cell table:formula="of:=IF([.L1030]&lt;[.$C$9];1;0)" office:value-type="float" office:value="0">
            <text:p>0</text:p>
          </table:table-cell>
          <table:table-cell/>
          <table:table-cell table:formula="of:=IF(AND([.M1030];[.B1030]);&quot;Not Jammed&quot;;IF([.M103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2.256">
            <text:p>472.2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0]+([.A1031]-[.D1030])/COUNTA([.$A$60:.A1031])" office:value-type="float" office:value="980.596216049382">
            <text:p>980.596</text:p>
          </table:table-cell>
          <table:table-cell table:formula="of:=[.E1030]+(([.A1031]-[.D1030])*([.A1031]-[.D1030]))" office:value-type="float" office:value="169232544.93166">
            <text:p>169232544.932</text:p>
          </table:table-cell>
          <table:table-cell table:formula="of:=[.E1031]/(COUNT([.$A$60:.A1031])-1)" office:value-type="float" office:value="174286.863987292">
            <text:p>174286.864</text:p>
          </table:table-cell>
          <table:table-cell table:formula="of:=[.J1030]" office:value-type="float" office:value="743.527662491155">
            <text:p>743.5276624912</text:p>
          </table:table-cell>
          <table:table-cell table:formula="of:=[.K1030]+[.$C$7]" office:value-type="float" office:value="3267.78744716505">
            <text:p>3267.7874471651</text:p>
          </table:table-cell>
          <table:table-cell table:formula="of:=[.H1031]/([.F1031]+[.H1031])" office:value-type="float" office:value="0.0184044034935989">
            <text:p>0.0184044035</text:p>
          </table:table-cell>
          <table:table-cell table:formula="of:=[.G1031]+[.I1031]*([.A1031] -[.G1031] )" office:value-type="float" office:value="738.535069358289">
            <text:p>738.5350693583</text:p>
          </table:table-cell>
          <table:table-cell table:formula="of:=(1-[.I1031])*[.H1031]" office:value-type="float" office:value="3207.64576845611">
            <text:p>3207.6457684561</text:p>
          </table:table-cell>
          <table:table-cell table:formula="of:=ABS([.G1031]-[.A1031])" office:value-type="float" office:value="271.271662491155">
            <text:p>271.27</text:p>
          </table:table-cell>
          <table:table-cell table:formula="of:=IF([.L1031]&lt;[.$C$9];1;0)" office:value-type="float" office:value="0">
            <text:p>0</text:p>
          </table:table-cell>
          <table:table-cell/>
          <table:table-cell table:formula="of:=IF(AND([.M1031];[.B1031]);&quot;Not Jammed&quot;;IF([.M103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4.101">
            <text:p>474.1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1]+([.A1032]-[.D1031])/COUNTA([.$A$60:.A1032])" office:value-type="float" office:value="980.0756659815">
            <text:p>980.076</text:p>
          </table:table-cell>
          <table:table-cell table:formula="of:=[.E1031]+(([.A1032]-[.D1031])*([.A1032]-[.D1031]))" office:value-type="float" office:value="169489082.335541">
            <text:p>169489082.336</text:p>
          </table:table-cell>
          <table:table-cell table:formula="of:=[.E1032]/(COUNT([.$A$60:.A1032])-1)" office:value-type="float" office:value="174371.483884302">
            <text:p>174371.484</text:p>
          </table:table-cell>
          <table:table-cell table:formula="of:=[.J1031]" office:value-type="float" office:value="738.535069358289">
            <text:p>738.5350693583</text:p>
          </table:table-cell>
          <table:table-cell table:formula="of:=[.K1031]+[.$C$7]" office:value-type="float" office:value="3267.6457684561">
            <text:p>3267.6457684561</text:p>
          </table:table-cell>
          <table:table-cell table:formula="of:=[.H1032]/([.F1032]+[.H1032])" office:value-type="float" office:value="0.0183948535147835">
            <text:p>0.0183948535</text:p>
          </table:table-cell>
          <table:table-cell table:formula="of:=[.G1032]+[.I1032]*([.A1032] -[.G1032] )" office:value-type="float" office:value="733.670843388125">
            <text:p>733.6708433881</text:p>
          </table:table-cell>
          <table:table-cell table:formula="of:=(1-[.I1032])*[.H1032]" office:value-type="float" office:value="3207.53790320715">
            <text:p>3207.5379032072</text:p>
          </table:table-cell>
          <table:table-cell table:formula="of:=ABS([.G1032]-[.A1032])" office:value-type="float" office:value="264.434069358289">
            <text:p>264.43</text:p>
          </table:table-cell>
          <table:table-cell table:formula="of:=IF([.L1032]&lt;[.$C$9];1;0)" office:value-type="float" office:value="0">
            <text:p>0</text:p>
          </table:table-cell>
          <table:table-cell/>
          <table:table-cell table:formula="of:=IF(AND([.M1032];[.B1032]);&quot;Not Jammed&quot;;IF([.M103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4.101">
            <text:p>474.1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2]+([.A1033]-[.D1032])/COUNTA([.$A$60:.A1033])" office:value-type="float" office:value="979.556184804928">
            <text:p>979.556</text:p>
          </table:table-cell>
          <table:table-cell table:formula="of:=[.E1032]+(([.A1033]-[.D1032])*([.A1033]-[.D1032]))" office:value-type="float" office:value="169745092.698156">
            <text:p>169745092.698</text:p>
          </table:table-cell>
          <table:table-cell table:formula="of:=[.E1033]/(COUNT([.$A$60:.A1033])-1)" office:value-type="float" office:value="174455.388178989">
            <text:p>174455.388</text:p>
          </table:table-cell>
          <table:table-cell table:formula="of:=[.J1032]" office:value-type="float" office:value="733.670843388125">
            <text:p>733.6708433881</text:p>
          </table:table-cell>
          <table:table-cell table:formula="of:=[.K1032]+[.$C$7]" office:value-type="float" office:value="3267.53790320715">
            <text:p>3267.5379032072</text:p>
          </table:table-cell>
          <table:table-cell table:formula="of:=[.H1033]/([.F1033]+[.H1033])" office:value-type="float" office:value="0.0183855734048399">
            <text:p>0.0183855734</text:p>
          </table:table-cell>
          <table:table-cell table:formula="of:=[.G1033]+[.I1033]*([.A1033] -[.G1033] )" office:value-type="float" office:value="728.89850297883">
            <text:p>728.8985029788</text:p>
          </table:table-cell>
          <table:table-cell table:formula="of:=(1-[.I1033])*[.H1033]" office:value-type="float" office:value="3207.46234523464">
            <text:p>3207.4623452347</text:p>
          </table:table-cell>
          <table:table-cell table:formula="of:=ABS([.G1033]-[.A1033])" office:value-type="float" office:value="259.569843388125">
            <text:p>259.57</text:p>
          </table:table-cell>
          <table:table-cell table:formula="of:=IF([.L1033]&lt;[.$C$9];1;0)" office:value-type="float" office:value="0">
            <text:p>0</text:p>
          </table:table-cell>
          <table:table-cell/>
          <table:table-cell table:formula="of:=IF(AND([.M1033];[.B1033]);&quot;Not Jammed&quot;;IF([.M103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1.545">
            <text:p>481.5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3]+([.A1034]-[.D1033])/COUNTA([.$A$60:.A1034])" office:value-type="float" office:value="979.045404102564">
            <text:p>979.045</text:p>
          </table:table-cell>
          <table:table-cell table:formula="of:=[.E1033]+(([.A1034]-[.D1033])*([.A1034]-[.D1033]))" office:value-type="float" office:value="169993107.838347">
            <text:p>169993107.838</text:p>
          </table:table-cell>
          <table:table-cell table:formula="of:=[.E1034]/(COUNT([.$A$60:.A1034])-1)" office:value-type="float" office:value="174530.911538344">
            <text:p>174530.912</text:p>
          </table:table-cell>
          <table:table-cell table:formula="of:=[.J1033]" office:value-type="float" office:value="728.89850297883">
            <text:p>728.8985029788</text:p>
          </table:table-cell>
          <table:table-cell table:formula="of:=[.K1033]+[.$C$7]" office:value-type="float" office:value="3267.46234523464">
            <text:p>3267.4623452347</text:p>
          </table:table-cell>
          <table:table-cell table:formula="of:=[.H1034]/([.F1034]+[.H1034])" office:value-type="float" office:value="0.0183773466194587">
            <text:p>0.0183773466</text:p>
          </table:table-cell>
          <table:table-cell table:formula="of:=[.G1034]+[.I1034]*([.A1034] -[.G1034] )" office:value-type="float" office:value="724.352801917051">
            <text:p>724.3528019171</text:p>
          </table:table-cell>
          <table:table-cell table:formula="of:=(1-[.I1034])*[.H1034]" office:value-type="float" office:value="3207.41505715023">
            <text:p>3207.4150571502</text:p>
          </table:table-cell>
          <table:table-cell table:formula="of:=ABS([.G1034]-[.A1034])" office:value-type="float" office:value="247.35350297883">
            <text:p>247.35</text:p>
          </table:table-cell>
          <table:table-cell table:formula="of:=IF([.L1034]&lt;[.$C$9];1;0)" office:value-type="float" office:value="0">
            <text:p>0</text:p>
          </table:table-cell>
          <table:table-cell/>
          <table:table-cell table:formula="of:=IF(AND([.M1034];[.B1034]);&quot;Not Jammed&quot;;IF([.M103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67.875">
            <text:p>567.8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4]+([.A1035]-[.D1034])/COUNTA([.$A$60:.A1035])" office:value-type="float" office:value="978.624122950819">
            <text:p>978.624</text:p>
          </table:table-cell>
          <table:table-cell table:formula="of:=[.E1034]+(([.A1035]-[.D1034])*([.A1035]-[.D1034]))" office:value-type="float" office:value="170162168.939557">
            <text:p>170162168.940</text:p>
          </table:table-cell>
          <table:table-cell table:formula="of:=[.E1035]/(COUNT([.$A$60:.A1035])-1)" office:value-type="float" office:value="174525.301476469">
            <text:p>174525.301</text:p>
          </table:table-cell>
          <table:table-cell table:formula="of:=[.J1034]" office:value-type="float" office:value="724.352801917051">
            <text:p>724.3528019171</text:p>
          </table:table-cell>
          <table:table-cell table:formula="of:=[.K1034]+[.$C$7]" office:value-type="float" office:value="3267.41505715023">
            <text:p>3267.4150571502</text:p>
          </table:table-cell>
          <table:table-cell table:formula="of:=[.H1035]/([.F1035]+[.H1035])" office:value-type="float" office:value="0.0183776654120271">
            <text:p>0.0183776654</text:p>
          </table:table-cell>
          <table:table-cell table:formula="of:=[.G1035]+[.I1035]*([.A1035] -[.G1035] )" office:value-type="float" office:value="721.47710522901">
            <text:p>721.477105229</text:p>
          </table:table-cell>
          <table:table-cell table:formula="of:=(1-[.I1035])*[.H1035]" office:value-type="float" office:value="3207.36759646771">
            <text:p>3207.3675964677</text:p>
          </table:table-cell>
          <table:table-cell table:formula="of:=ABS([.G1035]-[.A1035])" office:value-type="float" office:value="156.477801917051">
            <text:p>156.48</text:p>
          </table:table-cell>
          <table:table-cell table:formula="of:=IF([.L1035]&lt;[.$C$9];1;0)" office:value-type="float" office:value="0">
            <text:p>0</text:p>
          </table:table-cell>
          <table:table-cell/>
          <table:table-cell table:formula="of:=IF(AND([.M1035];[.B1035]);&quot;Not Jammed&quot;;IF([.M103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38.5">
            <text:p>738.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5]+([.A1036]-[.D1035])/COUNTA([.$A$60:.A1036])" office:value-type="float" office:value="978.378345957011">
            <text:p>978.378</text:p>
          </table:table-cell>
          <table:table-cell table:formula="of:=[.E1035]+(([.A1036]-[.D1035])*([.A1036]-[.D1035]))" office:value-type="float" office:value="170219828.53398">
            <text:p>170219828.534</text:p>
          </table:table-cell>
          <table:table-cell table:formula="of:=[.E1036]/(COUNT([.$A$60:.A1036])-1)" office:value-type="float" office:value="174405.56202252">
            <text:p>174405.562</text:p>
          </table:table-cell>
          <table:table-cell table:formula="of:=[.J1035]" office:value-type="float" office:value="721.47710522901">
            <text:p>721.477105229</text:p>
          </table:table-cell>
          <table:table-cell table:formula="of:=[.K1035]+[.$C$7]" office:value-type="float" office:value="3267.36759646771">
            <text:p>3267.3675964677</text:p>
          </table:table-cell>
          <table:table-cell table:formula="of:=[.H1036]/([.F1036]+[.H1036])" office:value-type="float" office:value="0.0183897884921155">
            <text:p>0.0183897885</text:p>
          </table:table-cell>
          <table:table-cell table:formula="of:=[.G1036]+[.I1036]*([.A1036] -[.G1036] )" office:value-type="float" office:value="721.790152663372">
            <text:p>721.7901526634</text:p>
          </table:table-cell>
          <table:table-cell table:formula="of:=(1-[.I1036])*[.H1036]" office:value-type="float" office:value="3207.28139744268">
            <text:p>3207.2813974427</text:p>
          </table:table-cell>
          <table:table-cell table:formula="of:=ABS([.G1036]-[.A1036])" office:value-type="float" office:value="17.0228947709904">
            <text:p>17.02</text:p>
          </table:table-cell>
          <table:table-cell table:formula="of:=IF([.L1036]&lt;[.$C$9];1;0)" office:value-type="float" office:value="1">
            <text:p>1</text:p>
          </table:table-cell>
          <table:table-cell/>
          <table:table-cell table:formula="of:=IF(AND([.M1036];[.B1036]);&quot;Not Jammed&quot;;IF([.M10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76.019">
            <text:p>876.01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6]+([.A1037]-[.D1036])/COUNTA([.$A$60:.A1037])" office:value-type="float" office:value="978.273684049079">
            <text:p>978.274</text:p>
          </table:table-cell>
          <table:table-cell table:formula="of:=[.E1036]+(([.A1037]-[.D1036])*([.A1037]-[.D1036]))" office:value-type="float" office:value="170230305.969685">
            <text:p>170230305.970</text:p>
          </table:table-cell>
          <table:table-cell table:formula="of:=[.E1037]/(COUNT([.$A$60:.A1037])-1)" office:value-type="float" office:value="174237.774789851">
            <text:p>174237.775</text:p>
          </table:table-cell>
          <table:table-cell table:formula="of:=[.J1036]" office:value-type="float" office:value="721.790152663372">
            <text:p>721.7901526634</text:p>
          </table:table-cell>
          <table:table-cell table:formula="of:=[.K1036]+[.$C$7]" office:value-type="float" office:value="3267.28139744268">
            <text:p>3267.2813974427</text:p>
          </table:table-cell>
          <table:table-cell table:formula="of:=[.H1037]/([.F1037]+[.H1037])" office:value-type="float" office:value="0.0184066948154717">
            <text:p>0.0184066948</text:p>
          </table:table-cell>
          <table:table-cell table:formula="of:=[.G1037]+[.I1037]*([.A1037] -[.G1037] )" office:value-type="float" office:value="724.628995988039">
            <text:p>724.628995988</text:p>
          </table:table-cell>
          <table:table-cell table:formula="of:=(1-[.I1037])*[.H1037]" office:value-type="float" office:value="3207.14154588368">
            <text:p>3207.1415458837</text:p>
          </table:table-cell>
          <table:table-cell table:formula="of:=ABS([.G1037]-[.A1037])" office:value-type="float" office:value="154.228847336628">
            <text:p>154.23</text:p>
          </table:table-cell>
          <table:table-cell table:formula="of:=IF([.L1037]&lt;[.$C$9];1;0)" office:value-type="float" office:value="0">
            <text:p>0</text:p>
          </table:table-cell>
          <table:table-cell/>
          <table:table-cell table:formula="of:=IF(AND([.M1037];[.B1037]);&quot;Not Jammed&quot;;IF([.M103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7.534">
            <text:p>1047.5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7]+([.A1038]-[.D1037])/COUNTA([.$A$60:.A1038])" office:value-type="float" office:value="978.344430030643">
            <text:p>978.344</text:p>
          </table:table-cell>
          <table:table-cell table:formula="of:=[.E1037]+(([.A1038]-[.D1037])*([.A1038]-[.D1037]))" office:value-type="float" office:value="170235102.96105">
            <text:p>170235102.961</text:p>
          </table:table-cell>
          <table:table-cell table:formula="of:=[.E1038]/(COUNT([.$A$60:.A1038])-1)" office:value-type="float" office:value="174064.522455062">
            <text:p>174064.522</text:p>
          </table:table-cell>
          <table:table-cell table:formula="of:=[.J1037]" office:value-type="float" office:value="724.628995988039">
            <text:p>724.628995988</text:p>
          </table:table-cell>
          <table:table-cell table:formula="of:=[.K1037]+[.$C$7]" office:value-type="float" office:value="3267.14154588368">
            <text:p>3267.1415458837</text:p>
          </table:table-cell>
          <table:table-cell table:formula="of:=[.H1038]/([.F1038]+[.H1038])" office:value-type="float" office:value="0.0184239039558455">
            <text:p>0.018423904</text:p>
          </table:table-cell>
          <table:table-cell table:formula="of:=[.G1038]+[.I1038]*([.A1038] -[.G1038] )" office:value-type="float" office:value="730.578166768817">
            <text:p>730.5781667688</text:p>
          </table:table-cell>
          <table:table-cell table:formula="of:=(1-[.I1038])*[.H1038]" office:value-type="float" office:value="3206.94804383217">
            <text:p>3206.9480438322</text:p>
          </table:table-cell>
          <table:table-cell table:formula="of:=ABS([.G1038]-[.A1038])" office:value-type="float" office:value="322.905004011961">
            <text:p>322.91</text:p>
          </table:table-cell>
          <table:table-cell table:formula="of:=IF([.L1038]&lt;[.$C$9];1;0)" office:value-type="float" office:value="0">
            <text:p>0</text:p>
          </table:table-cell>
          <table:table-cell/>
          <table:table-cell table:formula="of:=IF(AND([.M1038];[.B1038]);&quot;Not Jammed&quot;;IF([.M103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62.288">
            <text:p>1062.2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8]+([.A1039]-[.D1038])/COUNTA([.$A$60:.A1039])" office:value-type="float" office:value="978.430086734694">
            <text:p>978.430</text:p>
          </table:table-cell>
          <table:table-cell table:formula="of:=[.E1038]+(([.A1039]-[.D1038])*([.A1039]-[.D1038]))" office:value-type="float" office:value="170242149.483989">
            <text:p>170242149.484</text:p>
          </table:table-cell>
          <table:table-cell table:formula="of:=[.E1039]/(COUNT([.$A$60:.A1039])-1)" office:value-type="float" office:value="173893.921842686">
            <text:p>173893.922</text:p>
          </table:table-cell>
          <table:table-cell table:formula="of:=[.J1038]" office:value-type="float" office:value="730.578166768817">
            <text:p>730.5781667688</text:p>
          </table:table-cell>
          <table:table-cell table:formula="of:=[.K1038]+[.$C$7]" office:value-type="float" office:value="3266.94804383217">
            <text:p>3266.9480438322</text:p>
          </table:table-cell>
          <table:table-cell table:formula="of:=[.H1039]/([.F1039]+[.H1039])" office:value-type="float" office:value="0.0184405735077099">
            <text:p>0.0184405735</text:p>
          </table:table-cell>
          <table:table-cell table:formula="of:=[.G1039]+[.I1039]*([.A1039] -[.G1039] )" office:value-type="float" office:value="736.695086331747">
            <text:p>736.6950863317</text:p>
          </table:table-cell>
          <table:table-cell table:formula="of:=(1-[.I1039])*[.H1039]" office:value-type="float" office:value="3206.70364828401">
            <text:p>3206.703648284</text:p>
          </table:table-cell>
          <table:table-cell table:formula="of:=ABS([.G1039]-[.A1039])" office:value-type="float" office:value="331.709833231183">
            <text:p>331.71</text:p>
          </table:table-cell>
          <table:table-cell table:formula="of:=IF([.L1039]&lt;[.$C$9];1;0)" office:value-type="float" office:value="0">
            <text:p>0</text:p>
          </table:table-cell>
          <table:table-cell/>
          <table:table-cell table:formula="of:=IF(AND([.M1039];[.B1039]);&quot;Not Jammed&quot;;IF([.M103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0.157">
            <text:p>1040.15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39]+([.A1040]-[.D1039])/COUNTA([.$A$60:.A1040])" office:value-type="float" office:value="978.493009174312">
            <text:p>978.493</text:p>
          </table:table-cell>
          <table:table-cell table:formula="of:=[.E1039]+(([.A1040]-[.D1039])*([.A1040]-[.D1039]))" office:value-type="float" office:value="170245959.695811">
            <text:p>170245959.696</text:p>
          </table:table-cell>
          <table:table-cell table:formula="of:=[.E1040]/(COUNT([.$A$60:.A1040])-1)" office:value-type="float" office:value="173720.367036542">
            <text:p>173720.367</text:p>
          </table:table-cell>
          <table:table-cell table:formula="of:=[.J1039]" office:value-type="float" office:value="736.695086331747">
            <text:p>736.6950863317</text:p>
          </table:table-cell>
          <table:table-cell table:formula="of:=[.K1039]+[.$C$7]" office:value-type="float" office:value="3266.70364828401">
            <text:p>3266.703648284</text:p>
          </table:table-cell>
          <table:table-cell table:formula="of:=[.H1040]/([.F1040]+[.H1040])" office:value-type="float" office:value="0.0184573010652359">
            <text:p>0.0184573011</text:p>
          </table:table-cell>
          <table:table-cell table:formula="of:=[.G1040]+[.I1040]*([.A1040] -[.G1040] )" office:value-type="float" office:value="742.296174234155">
            <text:p>742.2961742342</text:p>
          </table:table-cell>
          <table:table-cell table:formula="of:=(1-[.I1040])*[.H1040]" office:value-type="float" office:value="3206.40911555673">
            <text:p>3206.4091155567</text:p>
          </table:table-cell>
          <table:table-cell table:formula="of:=ABS([.G1040]-[.A1040])" office:value-type="float" office:value="303.461913668253">
            <text:p>303.46</text:p>
          </table:table-cell>
          <table:table-cell table:formula="of:=IF([.L1040]&lt;[.$C$9];1;0)" office:value-type="float" office:value="0">
            <text:p>0</text:p>
          </table:table-cell>
          <table:table-cell/>
          <table:table-cell table:formula="of:=IF(AND([.M1040];[.B1040]);&quot;Not Jammed&quot;;IF([.M104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7.818">
            <text:p>1047.81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0]+([.A1041]-[.D1040])/COUNTA([.$A$60:.A1041])" office:value-type="float" office:value="978.563604887983">
            <text:p>978.564</text:p>
          </table:table-cell>
          <table:table-cell table:formula="of:=[.E1040]+(([.A1041]-[.D1040])*([.A1041]-[.D1040]))" office:value-type="float" office:value="170250765.650164">
            <text:p>170250765.650</text:p>
          </table:table-cell>
          <table:table-cell table:formula="of:=[.E1041]/(COUNT([.$A$60:.A1041])-1)" office:value-type="float" office:value="173548.181090891">
            <text:p>173548.181</text:p>
          </table:table-cell>
          <table:table-cell table:formula="of:=[.J1040]" office:value-type="float" office:value="742.296174234155">
            <text:p>742.2961742342</text:p>
          </table:table-cell>
          <table:table-cell table:formula="of:=[.K1040]+[.$C$7]" office:value-type="float" office:value="3266.40911555673">
            <text:p>3266.4091155567</text:p>
          </table:table-cell>
          <table:table-cell table:formula="of:=[.H1041]/([.F1041]+[.H1041])" office:value-type="float" office:value="0.0184736401659099">
            <text:p>0.0184736402</text:p>
          </table:table-cell>
          <table:table-cell table:formula="of:=[.G1041]+[.I1041]*([.A1041] -[.G1041] )" office:value-type="float" office:value="747.940274506185">
            <text:p>747.9402745062</text:p>
          </table:table-cell>
          <table:table-cell table:formula="of:=(1-[.I1041])*[.H1041]" office:value-type="float" office:value="3206.06664892129">
            <text:p>3206.0666489213</text:p>
          </table:table-cell>
          <table:table-cell table:formula="of:=ABS([.G1041]-[.A1041])" office:value-type="float" office:value="305.521825765845">
            <text:p>305.52</text:p>
          </table:table-cell>
          <table:table-cell table:formula="of:=IF([.L1041]&lt;[.$C$9];1;0)" office:value-type="float" office:value="0">
            <text:p>0</text:p>
          </table:table-cell>
          <table:table-cell/>
          <table:table-cell table:formula="of:=IF(AND([.M1041];[.B1041]);&quot;Not Jammed&quot;;IF([.M104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41.86">
            <text:p>1041.8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1]+([.A1042]-[.D1041])/COUNTA([.$A$60:.A1042])" office:value-type="float" office:value="978.627995930824">
            <text:p>978.628</text:p>
          </table:table-cell>
          <table:table-cell table:formula="of:=[.E1041]+(([.A1042]-[.D1041])*([.A1042]-[.D1041]))" office:value-type="float" office:value="170254772.083798">
            <text:p>170254772.084</text:p>
          </table:table-cell>
          <table:table-cell table:formula="of:=[.E1042]/(COUNT([.$A$60:.A1042])-1)" office:value-type="float" office:value="173375.531653562">
            <text:p>173375.532</text:p>
          </table:table-cell>
          <table:table-cell table:formula="of:=[.J1041]" office:value-type="float" office:value="747.940274506185">
            <text:p>747.9402745062</text:p>
          </table:table-cell>
          <table:table-cell table:formula="of:=[.K1041]+[.$C$7]" office:value-type="float" office:value="3266.06664892129">
            <text:p>3266.0666489213</text:p>
          </table:table-cell>
          <table:table-cell table:formula="of:=[.H1042]/([.F1042]+[.H1042])" office:value-type="float" office:value="0.0184897933460069">
            <text:p>0.0184897933</text:p>
          </table:table-cell>
          <table:table-cell table:formula="of:=[.G1042]+[.I1042]*([.A1042] -[.G1042] )" office:value-type="float" office:value="753.374789490881">
            <text:p>753.3747894909</text:p>
          </table:table-cell>
          <table:table-cell table:formula="of:=(1-[.I1042])*[.H1042]" office:value-type="float" office:value="3205.67775152845">
            <text:p>3205.6777515285</text:p>
          </table:table-cell>
          <table:table-cell table:formula="of:=ABS([.G1042]-[.A1042])" office:value-type="float" office:value="293.919725493815">
            <text:p>293.92</text:p>
          </table:table-cell>
          <table:table-cell table:formula="of:=IF([.L1042]&lt;[.$C$9];1;0)" office:value-type="float" office:value="0">
            <text:p>0</text:p>
          </table:table-cell>
          <table:table-cell/>
          <table:table-cell table:formula="of:=IF(AND([.M1042];[.B1042]);&quot;Not Jammed&quot;;IF([.M104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19.544">
            <text:p>1019.5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2]+([.A1043]-[.D1042])/COUNTA([.$A$60:.A1043])" office:value-type="float" office:value="978.669577235772">
            <text:p>978.670</text:p>
          </table:table-cell>
          <table:table-cell table:formula="of:=[.E1042]+(([.A1043]-[.D1042])*([.A1043]-[.D1042]))" office:value-type="float" office:value="170256446.203187">
            <text:p>170256446.203</text:p>
          </table:table-cell>
          <table:table-cell table:formula="of:=[.E1043]/(COUNT([.$A$60:.A1043])-1)" office:value-type="float" office:value="173200.860837423">
            <text:p>173200.861</text:p>
          </table:table-cell>
          <table:table-cell table:formula="of:=[.J1042]" office:value-type="float" office:value="753.374789490881">
            <text:p>753.3747894909</text:p>
          </table:table-cell>
          <table:table-cell table:formula="of:=[.K1042]+[.$C$7]" office:value-type="float" office:value="3265.67775152845">
            <text:p>3265.6777515285</text:p>
          </table:table-cell>
          <table:table-cell table:formula="of:=[.H1043]/([.F1043]+[.H1043])" office:value-type="float" office:value="0.0185059319327121">
            <text:p>0.0185059319</text:p>
          </table:table-cell>
          <table:table-cell table:formula="of:=[.G1043]+[.I1043]*([.A1043] -[.G1043] )" office:value-type="float" office:value="758.300498783146">
            <text:p>758.3004987831</text:p>
          </table:table-cell>
          <table:table-cell table:formula="of:=(1-[.I1043])*[.H1043]" office:value-type="float" office:value="3205.24334134449">
            <text:p>3205.2433413445</text:p>
          </table:table-cell>
          <table:table-cell table:formula="of:=ABS([.G1043]-[.A1043])" office:value-type="float" office:value="266.169210509119">
            <text:p>266.17</text:p>
          </table:table-cell>
          <table:table-cell table:formula="of:=IF([.L1043]&lt;[.$C$9];1;0)" office:value-type="float" office:value="0">
            <text:p>0</text:p>
          </table:table-cell>
          <table:table-cell/>
          <table:table-cell table:formula="of:=IF(AND([.M1043];[.B1043]);&quot;Not Jammed&quot;;IF([.M104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40.512">
            <text:p>540.5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3]+([.A1044]-[.D1043])/COUNTA([.$A$60:.A1044])" office:value-type="float" office:value="978.224747208122">
            <text:p>978.225</text:p>
          </table:table-cell>
          <table:table-cell table:formula="of:=[.E1043]+(([.A1044]-[.D1043])*([.A1044]-[.D1043]))" office:value-type="float" office:value="170448428.265676">
            <text:p>170448428.266</text:p>
          </table:table-cell>
          <table:table-cell table:formula="of:=[.E1044]/(COUNT([.$A$60:.A1044])-1)" office:value-type="float" office:value="173219.947424467">
            <text:p>173219.947</text:p>
          </table:table-cell>
          <table:table-cell table:formula="of:=[.J1043]" office:value-type="float" office:value="758.300498783146">
            <text:p>758.3004987831</text:p>
          </table:table-cell>
          <table:table-cell table:formula="of:=[.K1043]+[.$C$7]" office:value-type="float" office:value="3265.24334134449">
            <text:p>3265.2433413445</text:p>
          </table:table-cell>
          <table:table-cell table:formula="of:=[.H1044]/([.F1044]+[.H1044])" office:value-type="float" office:value="0.0185015146436696">
            <text:p>0.0185015146</text:p>
          </table:table-cell>
          <table:table-cell table:formula="of:=[.G1044]+[.I1044]*([.A1044] -[.G1044] )" office:value-type="float" office:value="754.271081683687">
            <text:p>754.2710816837</text:p>
          </table:table-cell>
          <table:table-cell table:formula="of:=(1-[.I1044])*[.H1044]" office:value-type="float" office:value="3204.83139384946">
            <text:p>3204.8313938495</text:p>
          </table:table-cell>
          <table:table-cell table:formula="of:=ABS([.G1044]-[.A1044])" office:value-type="float" office:value="217.788498783146">
            <text:p>217.79</text:p>
          </table:table-cell>
          <table:table-cell table:formula="of:=IF([.L1044]&lt;[.$C$9];1;0)" office:value-type="float" office:value="0">
            <text:p>0</text:p>
          </table:table-cell>
          <table:table-cell/>
          <table:table-cell table:formula="of:=IF(AND([.M1044];[.B1044]);&quot;Not Jammed&quot;;IF([.M104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1.144">
            <text:p>531.1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4]+([.A1045]-[.D1044])/COUNTA([.$A$60:.A1045])" office:value-type="float" office:value="977.771318458417">
            <text:p>977.771</text:p>
          </table:table-cell>
          <table:table-cell table:formula="of:=[.E1044]+(([.A1045]-[.D1044])*([.A1045]-[.D1044]))" office:value-type="float" office:value="170648309.4602">
            <text:p>170648309.460</text:p>
          </table:table-cell>
          <table:table-cell table:formula="of:=[.E1045]/(COUNT([.$A$60:.A1045])-1)" office:value-type="float" office:value="173247.014680406">
            <text:p>173247.015</text:p>
          </table:table-cell>
          <table:table-cell table:formula="of:=[.J1044]" office:value-type="float" office:value="754.271081683687">
            <text:p>754.2710816837</text:p>
          </table:table-cell>
          <table:table-cell table:formula="of:=[.K1044]+[.$C$7]" office:value-type="float" office:value="3264.83139384946">
            <text:p>3264.8313938495</text:p>
          </table:table-cell>
          <table:table-cell table:formula="of:=[.H1045]/([.F1045]+[.H1045])" office:value-type="float" office:value="0.0184963868797565">
            <text:p>0.0184963869</text:p>
          </table:table-cell>
          <table:table-cell table:formula="of:=[.G1045]+[.I1045]*([.A1045] -[.G1045] )" office:value-type="float" office:value="750.144036857514">
            <text:p>750.1440368575</text:p>
          </table:table-cell>
          <table:table-cell table:formula="of:=(1-[.I1045])*[.H1045]" office:value-type="float" office:value="3204.44380929164">
            <text:p>3204.4438092917</text:p>
          </table:table-cell>
          <table:table-cell table:formula="of:=ABS([.G1045]-[.A1045])" office:value-type="float" office:value="223.127081683687">
            <text:p>223.13</text:p>
          </table:table-cell>
          <table:table-cell table:formula="of:=IF([.L1045]&lt;[.$C$9];1;0)" office:value-type="float" office:value="0">
            <text:p>0</text:p>
          </table:table-cell>
          <table:table-cell/>
          <table:table-cell table:formula="of:=IF(AND([.M1045];[.B1045]);&quot;Not Jammed&quot;;IF([.M104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6.822">
            <text:p>536.8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5]+([.A1046]-[.D1045])/COUNTA([.$A$60:.A1046])" office:value-type="float" office:value="977.324561296859">
            <text:p>977.325</text:p>
          </table:table-cell>
          <table:table-cell table:formula="of:=[.E1045]+(([.A1046]-[.D1045])*([.A1046]-[.D1045]))" office:value-type="float" office:value="170842745.761649">
            <text:p>170842745.762</text:p>
          </table:table-cell>
          <table:table-cell table:formula="of:=[.E1046]/(COUNT([.$A$60:.A1046])-1)" office:value-type="float" office:value="173268.504829259">
            <text:p>173268.505</text:p>
          </table:table-cell>
          <table:table-cell table:formula="of:=[.J1045]" office:value-type="float" office:value="750.144036857514">
            <text:p>750.1440368575</text:p>
          </table:table-cell>
          <table:table-cell table:formula="of:=[.K1045]+[.$C$7]" office:value-type="float" office:value="3264.44380929164">
            <text:p>3264.4438092917</text:p>
          </table:table-cell>
          <table:table-cell table:formula="of:=[.H1046]/([.F1046]+[.H1046])" office:value-type="float" office:value="0.0184919803043429">
            <text:p>0.0184919803</text:p>
          </table:table-cell>
          <table:table-cell table:formula="of:=[.G1046]+[.I1046]*([.A1046] -[.G1046] )" office:value-type="float" office:value="746.199289953463">
            <text:p>746.1992899535</text:p>
          </table:table-cell>
          <table:table-cell table:formula="of:=(1-[.I1046])*[.H1046]" office:value-type="float" office:value="3204.07777866559">
            <text:p>3204.0777786656</text:p>
          </table:table-cell>
          <table:table-cell table:formula="of:=ABS([.G1046]-[.A1046])" office:value-type="float" office:value="213.322036857514">
            <text:p>213.32</text:p>
          </table:table-cell>
          <table:table-cell table:formula="of:=IF([.L1046]&lt;[.$C$9];1;0)" office:value-type="float" office:value="0">
            <text:p>0</text:p>
          </table:table-cell>
          <table:table-cell/>
          <table:table-cell table:formula="of:=IF(AND([.M1046];[.B1046]);&quot;Not Jammed&quot;;IF([.M104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6]+([.A1047]-[.D1046])/COUNTA([.$A$60:.A1047])" office:value-type="float" office:value="976.86377125506">
            <text:p>976.864</text:p>
          </table:table-cell>
          <table:table-cell table:formula="of:=[.E1046]+(([.A1047]-[.D1046])*([.A1047]-[.D1046]))" office:value-type="float" office:value="171050007.940321">
            <text:p>171050007.940</text:p>
          </table:table-cell>
          <table:table-cell table:formula="of:=[.E1047]/(COUNT([.$A$60:.A1047])-1)" office:value-type="float" office:value="173302.94624146">
            <text:p>173302.946</text:p>
          </table:table-cell>
          <table:table-cell table:formula="of:=[.J1046]" office:value-type="float" office:value="746.199289953463">
            <text:p>746.1992899535</text:p>
          </table:table-cell>
          <table:table-cell table:formula="of:=[.K1046]+[.$C$7]" office:value-type="float" office:value="3264.07777866559">
            <text:p>3264.0777786656</text:p>
          </table:table-cell>
          <table:table-cell table:formula="of:=[.H1047]/([.F1047]+[.H1047])" office:value-type="float" office:value="0.018486338526573">
            <text:p>0.0184863385</text:p>
          </table:table-cell>
          <table:table-cell table:formula="of:=[.G1047]+[.I1047]*([.A1047] -[.G1047] )" office:value-type="float" office:value="742.055849107631">
            <text:p>742.0558491076</text:p>
          </table:table-cell>
          <table:table-cell table:formula="of:=(1-[.I1047])*[.H1047]" office:value-type="float" office:value="3203.73693187211">
            <text:p>3203.7369318721</text:p>
          </table:table-cell>
          <table:table-cell table:formula="of:=ABS([.G1047]-[.A1047])" office:value-type="float" office:value="224.135289953463">
            <text:p>224.14</text:p>
          </table:table-cell>
          <table:table-cell table:formula="of:=IF([.L1047]&lt;[.$C$9];1;0)" office:value-type="float" office:value="0">
            <text:p>0</text:p>
          </table:table-cell>
          <table:table-cell/>
          <table:table-cell table:formula="of:=IF(AND([.M1047];[.B1047]);&quot;Not Jammed&quot;;IF([.M104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755">
            <text:p>514.75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7]+([.A1048]-[.D1047])/COUNTA([.$A$60:.A1048])" office:value-type="float" office:value="976.396522750252">
            <text:p>976.397</text:p>
          </table:table-cell>
          <table:table-cell table:formula="of:=[.E1047]+(([.A1048]-[.D1047])*([.A1048]-[.D1047]))" office:value-type="float" office:value="171263552.456792">
            <text:p>171263552.457</text:p>
          </table:table-cell>
          <table:table-cell table:formula="of:=[.E1048]/(COUNT([.$A$60:.A1048])-1)" office:value-type="float" office:value="173343.676575701">
            <text:p>173343.677</text:p>
          </table:table-cell>
          <table:table-cell table:formula="of:=[.J1047]" office:value-type="float" office:value="742.055849107631">
            <text:p>742.0558491076</text:p>
          </table:table-cell>
          <table:table-cell table:formula="of:=[.K1047]+[.$C$7]" office:value-type="float" office:value="3263.73693187211">
            <text:p>3263.7369318721</text:p>
          </table:table-cell>
          <table:table-cell table:formula="of:=[.H1048]/([.F1048]+[.H1048])" office:value-type="float" office:value="0.0184801807979152">
            <text:p>0.0184801808</text:p>
          </table:table-cell>
          <table:table-cell table:formula="of:=[.G1048]+[.I1048]*([.A1048] -[.G1048] )" office:value-type="float" office:value="737.855288320603">
            <text:p>737.8552883206</text:p>
          </table:table-cell>
          <table:table-cell table:formula="of:=(1-[.I1048])*[.H1048]" office:value-type="float" office:value="3203.42248329428">
            <text:p>3203.4224832943</text:p>
          </table:table-cell>
          <table:table-cell table:formula="of:=ABS([.G1048]-[.A1048])" office:value-type="float" office:value="227.300849107631">
            <text:p>227.30</text:p>
          </table:table-cell>
          <table:table-cell table:formula="of:=IF([.L1048]&lt;[.$C$9];1;0)" office:value-type="float" office:value="0">
            <text:p>0</text:p>
          </table:table-cell>
          <table:table-cell/>
          <table:table-cell table:formula="of:=IF(AND([.M1048];[.B1048]);&quot;Not Jammed&quot;;IF([.M104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8]+([.A1049]-[.D1048])/COUNTA([.$A$60:.A1049])" office:value-type="float" office:value="975.930147474747">
            <text:p>975.930</text:p>
          </table:table-cell>
          <table:table-cell table:formula="of:=[.E1048]+(([.A1049]-[.D1048])*([.A1049]-[.D1048]))" office:value-type="float" office:value="171476729.987033">
            <text:p>171476729.987</text:p>
          </table:table-cell>
          <table:table-cell table:formula="of:=[.E1049]/(COUNT([.$A$60:.A1049])-1)" office:value-type="float" office:value="173383.953475261">
            <text:p>173383.953</text:p>
          </table:table-cell>
          <table:table-cell table:formula="of:=[.J1048]" office:value-type="float" office:value="737.855288320603">
            <text:p>737.8552883206</text:p>
          </table:table-cell>
          <table:table-cell table:formula="of:=[.K1048]+[.$C$7]" office:value-type="float" office:value="3263.42248329428">
            <text:p>3263.4224832943</text:p>
          </table:table-cell>
          <table:table-cell table:formula="of:=[.H1049]/([.F1049]+[.H1049])" office:value-type="float" office:value="0.0184742199853563">
            <text:p>0.01847422</text:p>
          </table:table-cell>
          <table:table-cell table:formula="of:=[.G1049]+[.I1049]*([.A1049] -[.G1049] )" office:value-type="float" office:value="733.732391319973">
            <text:p>733.73239132</text:p>
          </table:table-cell>
          <table:table-cell table:formula="of:=(1-[.I1049])*[.H1049]" office:value-type="float" office:value="3203.13329843275">
            <text:p>3203.1332984328</text:p>
          </table:table-cell>
          <table:table-cell table:formula="of:=ABS([.G1049]-[.A1049])" office:value-type="float" office:value="223.170288320603">
            <text:p>223.17</text:p>
          </table:table-cell>
          <table:table-cell table:formula="of:=IF([.L1049]&lt;[.$C$9];1;0)" office:value-type="float" office:value="0">
            <text:p>0</text:p>
          </table:table-cell>
          <table:table-cell/>
          <table:table-cell table:formula="of:=IF(AND([.M1049];[.B1049]);&quot;Not Jammed&quot;;IF([.M104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49]+([.A1050]-[.D1049])/COUNTA([.$A$60:.A1050])" office:value-type="float" office:value="975.464713420787">
            <text:p>975.465</text:p>
          </table:table-cell>
          <table:table-cell table:formula="of:=[.E1049]+(([.A1050]-[.D1049])*([.A1050]-[.D1049]))" office:value-type="float" office:value="171689477.073102">
            <text:p>171689477.073</text:p>
          </table:table-cell>
          <table:table-cell table:formula="of:=[.E1050]/(COUNT([.$A$60:.A1050])-1)" office:value-type="float" office:value="173423.714215254">
            <text:p>173423.714</text:p>
          </table:table-cell>
          <table:table-cell table:formula="of:=[.J1049]" office:value-type="float" office:value="733.732391319973">
            <text:p>733.73239132</text:p>
          </table:table-cell>
          <table:table-cell table:formula="of:=[.K1049]+[.$C$7]" office:value-type="float" office:value="3263.13329843275">
            <text:p>3263.1332984328</text:p>
          </table:table-cell>
          <table:table-cell table:formula="of:=[.H1050]/([.F1050]+[.H1050])" office:value-type="float" office:value="0.018468456166099">
            <text:p>0.0184684562</text:p>
          </table:table-cell>
          <table:table-cell table:formula="of:=[.G1050]+[.I1050]*([.A1050] -[.G1050] )" office:value-type="float" office:value="729.686924175081">
            <text:p>729.6869241751</text:p>
          </table:table-cell>
          <table:table-cell table:formula="of:=(1-[.I1050])*[.H1050]" office:value-type="float" office:value="3202.8682641465">
            <text:p>3202.8682641465</text:p>
          </table:table-cell>
          <table:table-cell table:formula="of:=ABS([.G1050]-[.A1050])" office:value-type="float" office:value="219.047391319973">
            <text:p>219.05</text:p>
          </table:table-cell>
          <table:table-cell table:formula="of:=IF([.L1050]&lt;[.$C$9];1;0)" office:value-type="float" office:value="0">
            <text:p>0</text:p>
          </table:table-cell>
          <table:table-cell/>
          <table:table-cell table:formula="of:=IF(AND([.M1050];[.B1050]);&quot;Not Jammed&quot;;IF([.M105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0]+([.A1051]-[.D1050])/COUNTA([.$A$60:.A1051])" office:value-type="float" office:value="975.002077620967">
            <text:p>975.002</text:p>
          </table:table-cell>
          <table:table-cell table:formula="of:=[.E1050]+(([.A1051]-[.D1050])*([.A1051]-[.D1050]))" office:value-type="float" office:value="171900098.144284">
            <text:p>171900098.144</text:p>
          </table:table-cell>
          <table:table-cell table:formula="of:=[.E1051]/(COUNT([.$A$60:.A1051])-1)" office:value-type="float" office:value="173461.249388783">
            <text:p>173461.249</text:p>
          </table:table-cell>
          <table:table-cell table:formula="of:=[.J1050]" office:value-type="float" office:value="729.686924175081">
            <text:p>729.6869241751</text:p>
          </table:table-cell>
          <table:table-cell table:formula="of:=[.K1050]+[.$C$7]" office:value-type="float" office:value="3262.8682641465">
            <text:p>3262.8682641465</text:p>
          </table:table-cell>
          <table:table-cell table:formula="of:=[.H1051]/([.F1051]+[.H1051])" office:value-type="float" office:value="0.018463061564435">
            <text:p>0.0184630616</text:p>
          </table:table-cell>
          <table:table-cell table:formula="of:=[.G1051]+[.I1051]*([.A1051] -[.G1051] )" office:value-type="float" office:value="725.751394761151">
            <text:p>725.7513947612</text:p>
          </table:table-cell>
          <table:table-cell table:formula="of:=(1-[.I1051])*[.H1051]" office:value-type="float" office:value="3202.62572650892">
            <text:p>3202.6257265089</text:p>
          </table:table-cell>
          <table:table-cell table:formula="of:=ABS([.G1051]-[.A1051])" office:value-type="float" office:value="213.156924175081">
            <text:p>213.16</text:p>
          </table:table-cell>
          <table:table-cell table:formula="of:=IF([.L1051]&lt;[.$C$9];1;0)" office:value-type="float" office:value="0">
            <text:p>0</text:p>
          </table:table-cell>
          <table:table-cell/>
          <table:table-cell table:formula="of:=IF(AND([.M1051];[.B1051]);&quot;Not Jammed&quot;;IF([.M105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8.083">
            <text:p>498.08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1]+([.A1052]-[.D1051])/COUNTA([.$A$60:.A1052])" office:value-type="float" office:value="974.521796576032">
            <text:p>974.522</text:p>
          </table:table-cell>
          <table:table-cell table:formula="of:=[.E1051]+(([.A1052]-[.D1051])*([.A1052]-[.D1051]))" office:value-type="float" office:value="172127549.950883">
            <text:p>172127549.951</text:p>
          </table:table-cell>
          <table:table-cell table:formula="of:=[.E1052]/(COUNT([.$A$60:.A1052])-1)" office:value-type="float" office:value="173515.675353713">
            <text:p>173515.675</text:p>
          </table:table-cell>
          <table:table-cell table:formula="of:=[.J1051]" office:value-type="float" office:value="725.751394761151">
            <text:p>725.7513947612</text:p>
          </table:table-cell>
          <table:table-cell table:formula="of:=[.K1051]+[.$C$7]" office:value-type="float" office:value="3262.62572650892">
            <text:p>3262.6257265089</text:p>
          </table:table-cell>
          <table:table-cell table:formula="of:=[.H1052]/([.F1052]+[.H1052])" office:value-type="float" office:value="0.0184560305567613">
            <text:p>0.0184560306</text:p>
          </table:table-cell>
          <table:table-cell table:formula="of:=[.G1052]+[.I1052]*([.A1052] -[.G1052] )" office:value-type="float" office:value="721.549539910631">
            <text:p>721.5495399106</text:p>
          </table:table-cell>
          <table:table-cell table:formula="of:=(1-[.I1052])*[.H1052]" office:value-type="float" office:value="3202.4106064052">
            <text:p>3202.4106064052</text:p>
          </table:table-cell>
          <table:table-cell table:formula="of:=ABS([.G1052]-[.A1052])" office:value-type="float" office:value="227.668394761151">
            <text:p>227.67</text:p>
          </table:table-cell>
          <table:table-cell table:formula="of:=IF([.L1052]&lt;[.$C$9];1;0)" office:value-type="float" office:value="0">
            <text:p>0</text:p>
          </table:table-cell>
          <table:table-cell/>
          <table:table-cell table:formula="of:=IF(AND([.M1052];[.B1052]);&quot;Not Jammed&quot;;IF([.M105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3.128">
            <text:p>483.12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2]+([.A1053]-[.D1052])/COUNTA([.$A$60:.A1053])" office:value-type="float" office:value="974.027436619718">
            <text:p>974.027</text:p>
          </table:table-cell>
          <table:table-cell table:formula="of:=[.E1052]+(([.A1053]-[.D1052])*([.A1053]-[.D1052]))" office:value-type="float" office:value="172369017.814196">
            <text:p>172369017.814</text:p>
          </table:table-cell>
          <table:table-cell table:formula="of:=[.E1053]/(COUNT([.$A$60:.A1053])-1)" office:value-type="float" office:value="173584.106560117">
            <text:p>173584.107</text:p>
          </table:table-cell>
          <table:table-cell table:formula="of:=[.J1052]" office:value-type="float" office:value="721.549539910631">
            <text:p>721.5495399106</text:p>
          </table:table-cell>
          <table:table-cell table:formula="of:=[.K1052]+[.$C$7]" office:value-type="float" office:value="3262.4106064052">
            <text:p>3262.4106064052</text:p>
          </table:table-cell>
          <table:table-cell table:formula="of:=[.H1053]/([.F1053]+[.H1053])" office:value-type="float" office:value="0.0184476949768439">
            <text:p>0.018447695</text:p>
          </table:table-cell>
          <table:table-cell table:formula="of:=[.G1053]+[.I1053]*([.A1053] -[.G1053] )" office:value-type="float" office:value="717.15121206645">
            <text:p>717.1512120665</text:p>
          </table:table-cell>
          <table:table-cell table:formula="of:=(1-[.I1053])*[.H1053]" office:value-type="float" office:value="3202.22665064902">
            <text:p>3202.226650649</text:p>
          </table:table-cell>
          <table:table-cell table:formula="of:=ABS([.G1053]-[.A1053])" office:value-type="float" office:value="238.421539910631">
            <text:p>238.42</text:p>
          </table:table-cell>
          <table:table-cell table:formula="of:=IF([.L1053]&lt;[.$C$9];1;0)" office:value-type="float" office:value="0">
            <text:p>0</text:p>
          </table:table-cell>
          <table:table-cell/>
          <table:table-cell table:formula="of:=IF(AND([.M1053];[.B1053]);&quot;Not Jammed&quot;;IF([.M105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5.816">
            <text:p>475.81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3]+([.A1054]-[.D1053])/COUNTA([.$A$60:.A1054])" office:value-type="float" office:value="973.52672160804">
            <text:p>973.527</text:p>
          </table:table-cell>
          <table:table-cell table:formula="of:=[.E1053]+(([.A1054]-[.D1053])*([.A1054]-[.D1053]))" office:value-type="float" office:value="172617232.449775">
            <text:p>172617232.450</text:p>
          </table:table-cell>
          <table:table-cell table:formula="of:=[.E1054]/(COUNT([.$A$60:.A1054])-1)" office:value-type="float" office:value="173659.187575227">
            <text:p>173659.188</text:p>
          </table:table-cell>
          <table:table-cell table:formula="of:=[.J1053]" office:value-type="float" office:value="717.15121206645">
            <text:p>717.1512120665</text:p>
          </table:table-cell>
          <table:table-cell table:formula="of:=[.K1053]+[.$C$7]" office:value-type="float" office:value="3262.22665064902">
            <text:p>3262.226650649</text:p>
          </table:table-cell>
          <table:table-cell table:formula="of:=[.H1054]/([.F1054]+[.H1054])" office:value-type="float" office:value="0.0184388456588083">
            <text:p>0.0184388457</text:p>
          </table:table-cell>
          <table:table-cell table:formula="of:=[.G1054]+[.I1054]*([.A1054] -[.G1054] )" office:value-type="float" office:value="712.701269339121">
            <text:p>712.7012693391</text:p>
          </table:table-cell>
          <table:table-cell table:formula="of:=(1-[.I1054])*[.H1054]" office:value-type="float" office:value="3202.07495693365">
            <text:p>3202.0749569337</text:p>
          </table:table-cell>
          <table:table-cell table:formula="of:=ABS([.G1054]-[.A1054])" office:value-type="float" office:value="241.33521206645">
            <text:p>241.34</text:p>
          </table:table-cell>
          <table:table-cell table:formula="of:=IF([.L1054]&lt;[.$C$9];1;0)" office:value-type="float" office:value="0">
            <text:p>0</text:p>
          </table:table-cell>
          <table:table-cell/>
          <table:table-cell table:formula="of:=IF(AND([.M1054];[.B1054]);&quot;Not Jammed&quot;;IF([.M105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80.344">
            <text:p>680.3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4]+([.A1055]-[.D1054])/COUNTA([.$A$60:.A1055])" office:value-type="float" office:value="973.232361445783">
            <text:p>973.232</text:p>
          </table:table-cell>
          <table:table-cell table:formula="of:=[.E1054]+(([.A1055]-[.D1054])*([.A1055]-[.D1054]))" office:value-type="float" office:value="172703188.558025">
            <text:p>172703188.558</text:p>
          </table:table-cell>
          <table:table-cell table:formula="of:=[.E1055]/(COUNT([.$A$60:.A1055])-1)" office:value-type="float" office:value="173571.043776909">
            <text:p>173571.044</text:p>
          </table:table-cell>
          <table:table-cell table:formula="of:=[.J1054]" office:value-type="float" office:value="712.701269339121">
            <text:p>712.7012693391</text:p>
          </table:table-cell>
          <table:table-cell table:formula="of:=[.K1054]+[.$C$7]" office:value-type="float" office:value="3262.07495693365">
            <text:p>3262.0749569337</text:p>
          </table:table-cell>
          <table:table-cell table:formula="of:=[.H1055]/([.F1055]+[.H1055])" office:value-type="float" office:value="0.0184471946221991">
            <text:p>0.0184471946</text:p>
          </table:table-cell>
          <table:table-cell table:formula="of:=[.G1055]+[.I1055]*([.A1055] -[.G1055] )" office:value-type="float" office:value="712.104368494179">
            <text:p>712.1043684942</text:p>
          </table:table-cell>
          <table:table-cell table:formula="of:=(1-[.I1055])*[.H1055]" office:value-type="float" office:value="3201.89882533089">
            <text:p>3201.8988253309</text:p>
          </table:table-cell>
          <table:table-cell table:formula="of:=ABS([.G1055]-[.A1055])" office:value-type="float" office:value="32.3572693391208">
            <text:p>32.36</text:p>
          </table:table-cell>
          <table:table-cell table:formula="of:=IF([.L1055]&lt;[.$C$9];1;0)" office:value-type="float" office:value="1">
            <text:p>1</text:p>
          </table:table-cell>
          <table:table-cell/>
          <table:table-cell table:formula="of:=IF(AND([.M1055];[.B1055]);&quot;Not Jammed&quot;;IF([.M105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46.74">
            <text:p>846.7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5]+([.A1056]-[.D1055])/COUNTA([.$A$60:.A1056])" office:value-type="float" office:value="973.105488465396">
            <text:p>973.105</text:p>
          </table:table-cell>
          <table:table-cell table:formula="of:=[.E1055]+(([.A1056]-[.D1055])*([.A1056]-[.D1055]))" office:value-type="float" office:value="172719188.875529">
            <text:p>172719188.876</text:p>
          </table:table-cell>
          <table:table-cell table:formula="of:=[.E1056]/(COUNT([.$A$60:.A1056])-1)" office:value-type="float" office:value="173412.840236475">
            <text:p>173412.840</text:p>
          </table:table-cell>
          <table:table-cell table:formula="of:=[.J1055]" office:value-type="float" office:value="712.104368494179">
            <text:p>712.1043684942</text:p>
          </table:table-cell>
          <table:table-cell table:formula="of:=[.K1055]+[.$C$7]" office:value-type="float" office:value="3261.89882533089">
            <text:p>3261.8988253309</text:p>
          </table:table-cell>
          <table:table-cell table:formula="of:=[.H1056]/([.F1056]+[.H1056])" office:value-type="float" office:value="0.0184627346424991">
            <text:p>0.0184627346</text:p>
          </table:table-cell>
          <table:table-cell table:formula="of:=[.G1056]+[.I1056]*([.A1056] -[.G1056] )" office:value-type="float" office:value="714.590110432096">
            <text:p>714.5901104321</text:p>
          </table:table-cell>
          <table:table-cell table:formula="of:=(1-[.I1056])*[.H1056]" office:value-type="float" office:value="3201.67525288813">
            <text:p>3201.6752528881</text:p>
          </table:table-cell>
          <table:table-cell table:formula="of:=ABS([.G1056]-[.A1056])" office:value-type="float" office:value="134.635631505821">
            <text:p>134.64</text:p>
          </table:table-cell>
          <table:table-cell table:formula="of:=IF([.L1056]&lt;[.$C$9];1;0)" office:value-type="float" office:value="1">
            <text:p>1</text:p>
          </table:table-cell>
          <table:table-cell/>
          <table:table-cell table:formula="of:=IF(AND([.M1056];[.B1056]);&quot;Not Jammed&quot;;IF([.M10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68.406">
            <text:p>868.4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6]+([.A1057]-[.D1056])/COUNTA([.$A$60:.A1057])" office:value-type="float" office:value="973.000579158316">
            <text:p>973.001</text:p>
          </table:table-cell>
          <table:table-cell table:formula="of:=[.E1056]+(([.A1057]-[.D1056])*([.A1057]-[.D1056]))" office:value-type="float" office:value="172730150.858414">
            <text:p>172730150.858</text:p>
          </table:table-cell>
          <table:table-cell table:formula="of:=[.E1057]/(COUNT([.$A$60:.A1057])-1)" office:value-type="float" office:value="173249.900560094">
            <text:p>173249.901</text:p>
          </table:table-cell>
          <table:table-cell table:formula="of:=[.J1056]" office:value-type="float" office:value="714.590110432096">
            <text:p>714.5901104321</text:p>
          </table:table-cell>
          <table:table-cell table:formula="of:=[.K1056]+[.$C$7]" office:value-type="float" office:value="3261.67525288813">
            <text:p>3261.6752528881</text:p>
          </table:table-cell>
          <table:table-cell table:formula="of:=[.H1057]/([.F1057]+[.H1057])" office:value-type="float" office:value="0.018478534554266">
            <text:p>0.0184785346</text:p>
          </table:table-cell>
          <table:table-cell table:formula="of:=[.G1057]+[.I1057]*([.A1057] -[.G1057] )" office:value-type="float" office:value="717.432402662472">
            <text:p>717.4324026625</text:p>
          </table:table-cell>
          <table:table-cell table:formula="of:=(1-[.I1057])*[.H1057]" office:value-type="float" office:value="3201.40427402284">
            <text:p>3201.4042740228</text:p>
          </table:table-cell>
          <table:table-cell table:formula="of:=ABS([.G1057]-[.A1057])" office:value-type="float" office:value="153.815889567904">
            <text:p>153.82</text:p>
          </table:table-cell>
          <table:table-cell table:formula="of:=IF([.L1057]&lt;[.$C$9];1;0)" office:value-type="float" office:value="0">
            <text:p>0</text:p>
          </table:table-cell>
          <table:table-cell/>
          <table:table-cell table:formula="of:=IF(AND([.M1057];[.B1057]);&quot;Not Jammed&quot;;IF([.M105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18.436">
            <text:p>918.4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7]+([.A1058]-[.D1057])/COUNTA([.$A$60:.A1058])" office:value-type="float" office:value="972.94595995996">
            <text:p>972.946</text:p>
          </table:table-cell>
          <table:table-cell table:formula="of:=[.E1057]+(([.A1058]-[.D1057])*([.A1058]-[.D1057]))" office:value-type="float" office:value="172733128.151712">
            <text:p>172733128.152</text:p>
          </table:table-cell>
          <table:table-cell table:formula="of:=[.E1058]/(COUNT([.$A$60:.A1058])-1)" office:value-type="float" office:value="173079.286725163">
            <text:p>173079.287</text:p>
          </table:table-cell>
          <table:table-cell table:formula="of:=[.J1057]" office:value-type="float" office:value="717.432402662472">
            <text:p>717.4324026625</text:p>
          </table:table-cell>
          <table:table-cell table:formula="of:=[.K1057]+[.$C$7]" office:value-type="float" office:value="3261.40427402284">
            <text:p>3261.4042740228</text:p>
          </table:table-cell>
          <table:table-cell table:formula="of:=[.H1058]/([.F1058]+[.H1058])" office:value-type="float" office:value="0.0184949046958079">
            <text:p>0.0184949047</text:p>
          </table:table-cell>
          <table:table-cell table:formula="of:=[.G1058]+[.I1058]*([.A1058] -[.G1058] )" office:value-type="float" office:value="721.149945038744">
            <text:p>721.1499450387</text:p>
          </table:table-cell>
          <table:table-cell table:formula="of:=(1-[.I1058])*[.H1058]" office:value-type="float" office:value="3201.08491280029">
            <text:p>3201.0849128003</text:p>
          </table:table-cell>
          <table:table-cell table:formula="of:=ABS([.G1058]-[.A1058])" office:value-type="float" office:value="201.003597337528">
            <text:p>201.00</text:p>
          </table:table-cell>
          <table:table-cell table:formula="of:=IF([.L1058]&lt;[.$C$9];1;0)" office:value-type="float" office:value="0">
            <text:p>0</text:p>
          </table:table-cell>
          <table:table-cell/>
          <table:table-cell table:formula="of:=IF(AND([.M1058];[.B1058]);&quot;Not Jammed&quot;;IF([.M105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7.425">
            <text:p>957.4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8]+([.A1059]-[.D1058])/COUNTA([.$A$60:.A1059])" office:value-type="float" office:value="972.930439">
            <text:p>972.930</text:p>
          </table:table-cell>
          <table:table-cell table:formula="of:=[.E1058]+(([.A1059]-[.D1058])*([.A1059]-[.D1058]))" office:value-type="float" office:value="172733369.05191">
            <text:p>172733369.052</text:p>
          </table:table-cell>
          <table:table-cell table:formula="of:=[.E1059]/(COUNT([.$A$60:.A1059])-1)" office:value-type="float" office:value="172906.275327238">
            <text:p>172906.275</text:p>
          </table:table-cell>
          <table:table-cell table:formula="of:=[.J1058]" office:value-type="float" office:value="721.149945038744">
            <text:p>721.1499450387</text:p>
          </table:table-cell>
          <table:table-cell table:formula="of:=[.K1058]+[.$C$7]" office:value-type="float" office:value="3261.08491280029">
            <text:p>3261.0849128003</text:p>
          </table:table-cell>
          <table:table-cell table:formula="of:=[.H1059]/([.F1059]+[.H1059])" office:value-type="float" office:value="0.0185112889717872">
            <text:p>0.018511289</text:p>
          </table:table-cell>
          <table:table-cell table:formula="of:=[.G1059]+[.I1059]*([.A1059] -[.G1059] )" office:value-type="float" office:value="725.523700857957">
            <text:p>725.523700858</text:p>
          </table:table-cell>
          <table:table-cell table:formula="of:=(1-[.I1059])*[.H1059]" office:value-type="float" office:value="3200.71802761791">
            <text:p>3200.7180276179</text:p>
          </table:table-cell>
          <table:table-cell table:formula="of:=ABS([.G1059]-[.A1059])" office:value-type="float" office:value="236.275054961256">
            <text:p>236.28</text:p>
          </table:table-cell>
          <table:table-cell table:formula="of:=IF([.L1059]&lt;[.$C$9];1;0)" office:value-type="float" office:value="0">
            <text:p>0</text:p>
          </table:table-cell>
          <table:table-cell/>
          <table:table-cell table:formula="of:=IF(AND([.M1059];[.B1059]);&quot;Not Jammed&quot;;IF([.M105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37.26">
            <text:p>937.2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59]+([.A1060]-[.D1059])/COUNTA([.$A$60:.A1060])" office:value-type="float" office:value="972.894804195804">
            <text:p>972.895</text:p>
          </table:table-cell>
          <table:table-cell table:formula="of:=[.E1059]+(([.A1060]-[.D1059])*([.A1060]-[.D1059]))" office:value-type="float" office:value="172734641.432129">
            <text:p>172734641.432</text:p>
          </table:table-cell>
          <table:table-cell table:formula="of:=[.E1060]/(COUNT([.$A$60:.A1060])-1)" office:value-type="float" office:value="172734.641432129">
            <text:p>172734.641</text:p>
          </table:table-cell>
          <table:table-cell table:formula="of:=[.J1059]" office:value-type="float" office:value="725.523700857957">
            <text:p>725.523700858</text:p>
          </table:table-cell>
          <table:table-cell table:formula="of:=[.K1059]+[.$C$7]" office:value-type="float" office:value="3260.71802761791">
            <text:p>3260.7180276179</text:p>
          </table:table-cell>
          <table:table-cell table:formula="of:=[.H1060]/([.F1060]+[.H1060])" office:value-type="float" office:value="0.0185272954788543">
            <text:p>0.0185272955</text:p>
          </table:table-cell>
          <table:table-cell table:formula="of:=[.G1060]+[.I1060]*([.A1060] -[.G1060] )" office:value-type="float" office:value="729.446601835761">
            <text:p>729.4466018358</text:p>
          </table:table-cell>
          <table:table-cell table:formula="of:=(1-[.I1060])*[.H1060]" office:value-type="float" office:value="3200.305741247">
            <text:p>3200.305741247</text:p>
          </table:table-cell>
          <table:table-cell table:formula="of:=ABS([.G1060]-[.A1060])" office:value-type="float" office:value="211.736299142043">
            <text:p>211.74</text:p>
          </table:table-cell>
          <table:table-cell table:formula="of:=IF([.L1060]&lt;[.$C$9];1;0)" office:value-type="float" office:value="0">
            <text:p>0</text:p>
          </table:table-cell>
          <table:table-cell/>
          <table:table-cell table:formula="of:=IF(AND([.M1060];[.B1060]);&quot;Not Jammed&quot;;IF([.M106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2.412">
            <text:p>942.41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0]+([.A1061]-[.D1060])/COUNTA([.$A$60:.A1061])" office:value-type="float" office:value="972.864382235529">
            <text:p>972.864</text:p>
          </table:table-cell>
          <table:table-cell table:formula="of:=[.E1060]+(([.A1061]-[.D1060])*([.A1061]-[.D1060]))" office:value-type="float" office:value="172735570.633481">
            <text:p>172735570.633</text:p>
          </table:table-cell>
          <table:table-cell table:formula="of:=[.E1061]/(COUNT([.$A$60:.A1061])-1)" office:value-type="float" office:value="172563.007625855">
            <text:p>172563.008</text:p>
          </table:table-cell>
          <table:table-cell table:formula="of:=[.J1060]" office:value-type="float" office:value="729.446601835761">
            <text:p>729.4466018358</text:p>
          </table:table-cell>
          <table:table-cell table:formula="of:=[.K1060]+[.$C$7]" office:value-type="float" office:value="3260.305741247">
            <text:p>3260.305741247</text:p>
          </table:table-cell>
          <table:table-cell table:formula="of:=[.H1061]/([.F1061]+[.H1061])" office:value-type="float" office:value="0.018543079861314">
            <text:p>0.0185430799</text:p>
          </table:table-cell>
          <table:table-cell table:formula="of:=[.G1061]+[.I1061]*([.A1061] -[.G1061] )" office:value-type="float" office:value="733.395636221617">
            <text:p>733.3956362216</text:p>
          </table:table-cell>
          <table:table-cell table:formula="of:=(1-[.I1061])*[.H1061]" office:value-type="float" office:value="3199.84963151476">
            <text:p>3199.8496315148</text:p>
          </table:table-cell>
          <table:table-cell table:formula="of:=ABS([.G1061]-[.A1061])" office:value-type="float" office:value="212.965398164239">
            <text:p>212.97</text:p>
          </table:table-cell>
          <table:table-cell table:formula="of:=IF([.L1061]&lt;[.$C$9];1;0)" office:value-type="float" office:value="0">
            <text:p>0</text:p>
          </table:table-cell>
          <table:table-cell/>
          <table:table-cell table:formula="of:=IF(AND([.M1061];[.B1061]);&quot;Not Jammed&quot;;IF([.M106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3.348">
            <text:p>953.34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1]+([.A1062]-[.D1061])/COUNTA([.$A$60:.A1062])" office:value-type="float" office:value="972.844924227318">
            <text:p>972.845</text:p>
          </table:table-cell>
          <table:table-cell table:formula="of:=[.E1061]+(([.A1062]-[.D1061])*([.A1062]-[.D1061]))" office:value-type="float" office:value="172735951.522656">
            <text:p>172735951.523</text:p>
          </table:table-cell>
          <table:table-cell table:formula="of:=[.E1062]/(COUNT([.$A$60:.A1062])-1)" office:value-type="float" office:value="172391.169184288">
            <text:p>172391.169</text:p>
          </table:table-cell>
          <table:table-cell table:formula="of:=[.J1061]" office:value-type="float" office:value="733.395636221617">
            <text:p>733.3956362216</text:p>
          </table:table-cell>
          <table:table-cell table:formula="of:=[.K1061]+[.$C$7]" office:value-type="float" office:value="3259.84963151476">
            <text:p>3259.8496315148</text:p>
          </table:table-cell>
          <table:table-cell table:formula="of:=[.H1062]/([.F1062]+[.H1062])" office:value-type="float" office:value="0.0185586719251155">
            <text:p>0.0185586719</text:p>
          </table:table-cell>
          <table:table-cell table:formula="of:=[.G1062]+[.I1062]*([.A1062] -[.G1062] )" office:value-type="float" office:value="737.477659980133">
            <text:p>737.4776599801</text:p>
          </table:table-cell>
          <table:table-cell table:formula="of:=(1-[.I1062])*[.H1062]" office:value-type="float" office:value="3199.35115167827">
            <text:p>3199.3511516783</text:p>
          </table:table-cell>
          <table:table-cell table:formula="of:=ABS([.G1062]-[.A1062])" office:value-type="float" office:value="219.952363778383">
            <text:p>219.95</text:p>
          </table:table-cell>
          <table:table-cell table:formula="of:=IF([.L1062]&lt;[.$C$9];1;0)" office:value-type="float" office:value="0">
            <text:p>0</text:p>
          </table:table-cell>
          <table:table-cell/>
          <table:table-cell table:formula="of:=IF(AND([.M1062];[.B1062]);&quot;Not Jammed&quot;;IF([.M106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75.476">
            <text:p>975.47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2]+([.A1063]-[.D1062])/COUNTA([.$A$60:.A1063])" office:value-type="float" office:value="972.847544820717">
            <text:p>972.848</text:p>
          </table:table-cell>
          <table:table-cell table:formula="of:=[.E1062]+(([.A1063]-[.D1062])*([.A1063]-[.D1062]))" office:value-type="float" office:value="172735958.445216">
            <text:p>172735958.445</text:p>
          </table:table-cell>
          <table:table-cell table:formula="of:=[.E1063]/(COUNT([.$A$60:.A1063])-1)" office:value-type="float" office:value="172219.300543585">
            <text:p>172219.301</text:p>
          </table:table-cell>
          <table:table-cell table:formula="of:=[.J1062]" office:value-type="float" office:value="737.477659980133">
            <text:p>737.4776599801</text:p>
          </table:table-cell>
          <table:table-cell table:formula="of:=[.K1062]+[.$C$7]" office:value-type="float" office:value="3259.35115167827">
            <text:p>3259.3511516783</text:p>
          </table:table-cell>
          <table:table-cell table:formula="of:=[.H1063]/([.F1063]+[.H1063])" office:value-type="float" office:value="0.0185740608341262">
            <text:p>0.0185740608</text:p>
          </table:table-cell>
          <table:table-cell table:formula="of:=[.G1063]+[.I1063]*([.A1063] -[.G1063] )" office:value-type="float" office:value="741.898255626083">
            <text:p>741.8982556261</text:p>
          </table:table-cell>
          <table:table-cell table:formula="of:=(1-[.I1063])*[.H1063]" office:value-type="float" office:value="3198.81176510722">
            <text:p>3198.8117651072</text:p>
          </table:table-cell>
          <table:table-cell table:formula="of:=ABS([.G1063]-[.A1063])" office:value-type="float" office:value="237.998340019867">
            <text:p>238.00</text:p>
          </table:table-cell>
          <table:table-cell table:formula="of:=IF([.L1063]&lt;[.$C$9];1;0)" office:value-type="float" office:value="0">
            <text:p>0</text:p>
          </table:table-cell>
          <table:table-cell/>
          <table:table-cell table:formula="of:=IF(AND([.M1063];[.B1063]);&quot;Not Jammed&quot;;IF([.M106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4.512">
            <text:p>944.51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063]+([.A1064]-[.D1063])/COUNTA([.$A$60:.A1064])" office:value-type="float" office:value="972.819350248756">
            <text:p>972.819</text:p>
          </table:table-cell>
          <table:table-cell table:formula="of:=[.E1063]+(([.A1064]-[.D1063])*([.A1064]-[.D1063]))" office:value-type="float" office:value="172736761.348316">
            <text:p>172736761.348</text:p>
          </table:table-cell>
          <table:table-cell table:formula="of:=[.E1064]/(COUNT([.$A$60:.A1064])-1)" office:value-type="float" office:value="172048.567079996">
            <text:p>172048.567</text:p>
          </table:table-cell>
          <table:table-cell table:formula="of:=[.J1063]" office:value-type="float" office:value="741.898255626083">
            <text:p>741.8982556261</text:p>
          </table:table-cell>
          <table:table-cell table:formula="of:=[.K1063]+[.$C$7]" office:value-type="float" office:value="3258.81176510722">
            <text:p>3258.8117651072</text:p>
          </table:table-cell>
          <table:table-cell table:formula="of:=[.H1064]/([.F1064]+[.H1064])" office:value-type="float" office:value="0.0185891306263076">
            <text:p>0.0185891306</text:p>
          </table:table-cell>
          <table:table-cell table:formula="of:=[.G1064]+[.I1064]*([.A1064] -[.G1064] )" office:value-type="float" office:value="745.664668986935">
            <text:p>745.6646689869</text:p>
          </table:table-cell>
          <table:table-cell table:formula="of:=(1-[.I1064])*[.H1064]" office:value-type="float" office:value="3198.23328751909">
            <text:p>3198.2332875191</text:p>
          </table:table-cell>
          <table:table-cell table:formula="of:=ABS([.G1064]-[.A1064])" office:value-type="float" office:value="202.613744373917">
            <text:p>202.61</text:p>
          </table:table-cell>
          <table:table-cell table:formula="of:=IF([.L1064]&lt;[.$C$9];1;0)" office:value-type="float" office:value="0">
            <text:p>0</text:p>
          </table:table-cell>
          <table:table-cell/>
          <table:table-cell table:formula="of:=IF(AND([.M1064];[.B1064]);&quot;Not Jammed&quot;;IF([.M106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66.911">
            <text:p>966.9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4]+([.A1065]-[.D1064])/COUNTA([.$A$60:.A1065])" office:value-type="float" office:value="972.813477137177">
            <text:p>972.813</text:p>
          </table:table-cell>
          <table:table-cell table:formula="of:=[.E1064]+(([.A1065]-[.D1064])*([.A1065]-[.D1064]))" office:value-type="float" office:value="172736796.256919">
            <text:p>172736796.257</text:p>
          </table:table-cell>
          <table:table-cell table:formula="of:=[.E1065]/(COUNT([.$A$60:.A1065])-1)" office:value-type="float" office:value="171877.409210864">
            <text:p>171877.409</text:p>
          </table:table-cell>
          <table:table-cell table:formula="of:=[.J1064]" office:value-type="float" office:value="745.664668986935">
            <text:p>745.6646689869</text:p>
          </table:table-cell>
          <table:table-cell table:formula="of:=[.K1064]+[.$C$7]" office:value-type="float" office:value="3258.23328751909">
            <text:p>3258.2332875191</text:p>
          </table:table-cell>
          <table:table-cell table:formula="of:=[.H1065]/([.F1065]+[.H1065])" office:value-type="float" office:value="0.0186040559251048">
            <text:p>0.0186040559</text:p>
          </table:table-cell>
          <table:table-cell table:formula="of:=[.G1065]+[.I1065]*([.A1065] -[.G1065] )" office:value-type="float" office:value="749.780748102327">
            <text:p>749.7807481023</text:p>
          </table:table-cell>
          <table:table-cell table:formula="of:=(1-[.I1065])*[.H1065]" office:value-type="float" office:value="3197.61693322105">
            <text:p>3197.6169332211</text:p>
          </table:table-cell>
          <table:table-cell table:formula="of:=ABS([.G1065]-[.A1065])" office:value-type="float" office:value="221.246331013065">
            <text:p>221.25</text:p>
          </table:table-cell>
          <table:table-cell table:formula="of:=IF([.L1065]&lt;[.$C$9];1;0)" office:value-type="float" office:value="0">
            <text:p>0</text:p>
          </table:table-cell>
          <table:table-cell/>
          <table:table-cell table:formula="of:=IF(AND([.M1065];[.B1065]);&quot;Not Jammed&quot;;IF([.M106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059.173">
            <text:p>1059.17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5]+([.A1066]-[.D1065])/COUNTA([.$A$60:.A1066])" office:value-type="float" office:value="972.89923634558">
            <text:p>972.899</text:p>
          </table:table-cell>
          <table:table-cell table:formula="of:=[.E1065]+(([.A1066]-[.D1065])*([.A1066]-[.D1065]))" office:value-type="float" office:value="172744254.224108">
            <text:p>172744254.224</text:p>
          </table:table-cell>
          <table:table-cell table:formula="of:=[.E1066]/(COUNT([.$A$60:.A1066])-1)" office:value-type="float" office:value="171713.970401698">
            <text:p>171713.970</text:p>
          </table:table-cell>
          <table:table-cell table:formula="of:=[.J1065]" office:value-type="float" office:value="749.780748102327">
            <text:p>749.7807481023</text:p>
          </table:table-cell>
          <table:table-cell table:formula="of:=[.K1065]+[.$C$7]" office:value-type="float" office:value="3257.61693322105">
            <text:p>3257.6169332211</text:p>
          </table:table-cell>
          <table:table-cell table:formula="of:=[.H1066]/([.F1066]+[.H1066])" office:value-type="float" office:value="0.0186179766831831">
            <text:p>0.0186179767</text:p>
          </table:table-cell>
          <table:table-cell table:formula="of:=[.G1066]+[.I1066]*([.A1066] -[.G1066] )" office:value-type="float" office:value="755.541005834115">
            <text:p>755.5410058341</text:p>
          </table:table-cell>
          <table:table-cell table:formula="of:=(1-[.I1066])*[.H1066]" office:value-type="float" office:value="3196.96669711559">
            <text:p>3196.9666971156</text:p>
          </table:table-cell>
          <table:table-cell table:formula="of:=ABS([.G1066]-[.A1066])" office:value-type="float" office:value="309.392251897673">
            <text:p>309.39</text:p>
          </table:table-cell>
          <table:table-cell table:formula="of:=IF([.L1066]&lt;[.$C$9];1;0)" office:value-type="float" office:value="0">
            <text:p>0</text:p>
          </table:table-cell>
          <table:table-cell/>
          <table:table-cell table:formula="of:=IF(AND([.M1066];[.B1066]);&quot;Not Jammed&quot;;IF([.M106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11.932">
            <text:p>1111.9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6]+([.A1067]-[.D1066])/COUNTA([.$A$60:.A1067])" office:value-type="float" office:value="973.037165674603">
            <text:p>973.037</text:p>
          </table:table-cell>
          <table:table-cell table:formula="of:=[.E1066]+(([.A1067]-[.D1066])*([.A1067]-[.D1066]))" office:value-type="float" office:value="172763584.333477">
            <text:p>172763584.333</text:p>
          </table:table-cell>
          <table:table-cell table:formula="of:=[.E1067]/(COUNT([.$A$60:.A1067])-1)" office:value-type="float" office:value="171562.645812788">
            <text:p>171562.646</text:p>
          </table:table-cell>
          <table:table-cell table:formula="of:=[.J1066]" office:value-type="float" office:value="755.541005834115">
            <text:p>755.5410058341</text:p>
          </table:table-cell>
          <table:table-cell table:formula="of:=[.K1066]+[.$C$7]" office:value-type="float" office:value="3256.96669711559">
            <text:p>3256.9666971156</text:p>
          </table:table-cell>
          <table:table-cell table:formula="of:=[.H1067]/([.F1067]+[.H1067])" office:value-type="float" office:value="0.0186304422619121">
            <text:p>0.0186304423</text:p>
          </table:table-cell>
          <table:table-cell table:formula="of:=[.G1067]+[.I1067]*([.A1067] -[.G1067] )" office:value-type="float" office:value="762.180727673588">
            <text:p>762.1807276736</text:p>
          </table:table-cell>
          <table:table-cell table:formula="of:=(1-[.I1067])*[.H1067]" office:value-type="float" office:value="3196.28796711601">
            <text:p>3196.287967116</text:p>
          </table:table-cell>
          <table:table-cell table:formula="of:=ABS([.G1067]-[.A1067])" office:value-type="float" office:value="356.390994165885">
            <text:p>356.39</text:p>
          </table:table-cell>
          <table:table-cell table:formula="of:=IF([.L1067]&lt;[.$C$9];1;0)" office:value-type="float" office:value="0">
            <text:p>0</text:p>
          </table:table-cell>
          <table:table-cell/>
          <table:table-cell table:formula="of:=IF(AND([.M1067];[.B1067]);&quot;Not Jammed&quot;;IF([.M106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36.625">
            <text:p>936.6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7]+([.A1068]-[.D1067])/COUNTA([.$A$60:.A1068])" office:value-type="float" office:value="973.001078295341">
            <text:p>973.001</text:p>
          </table:table-cell>
          <table:table-cell table:formula="of:=[.E1067]+(([.A1068]-[.D1067])*([.A1068]-[.D1067]))" office:value-type="float" office:value="172764910.179286">
            <text:p>172764910.179</text:p>
          </table:table-cell>
          <table:table-cell table:formula="of:=[.E1068]/(COUNT([.$A$60:.A1068])-1)" office:value-type="float" office:value="171393.760098498">
            <text:p>171393.760</text:p>
          </table:table-cell>
          <table:table-cell table:formula="of:=[.J1067]" office:value-type="float" office:value="762.180727673588">
            <text:p>762.1807276736</text:p>
          </table:table-cell>
          <table:table-cell table:formula="of:=[.K1067]+[.$C$7]" office:value-type="float" office:value="3256.28796711601">
            <text:p>3256.287967116</text:p>
          </table:table-cell>
          <table:table-cell table:formula="of:=[.H1068]/([.F1068]+[.H1068])" office:value-type="float" office:value="0.0186446439790996">
            <text:p>0.018644644</text:p>
          </table:table-cell>
          <table:table-cell table:formula="of:=[.G1068]+[.I1068]*([.A1068] -[.G1068] )" office:value-type="float" office:value="765.433179025307">
            <text:p>765.4331790253</text:p>
          </table:table-cell>
          <table:table-cell table:formula="of:=(1-[.I1068])*[.H1068]" office:value-type="float" office:value="3195.57563727571">
            <text:p>3195.5756372757</text:p>
          </table:table-cell>
          <table:table-cell table:formula="of:=ABS([.G1068]-[.A1068])" office:value-type="float" office:value="174.444272326412">
            <text:p>174.44</text:p>
          </table:table-cell>
          <table:table-cell table:formula="of:=IF([.L1068]&lt;[.$C$9];1;0)" office:value-type="float" office:value="0">
            <text:p>0</text:p>
          </table:table-cell>
          <table:table-cell/>
          <table:table-cell table:formula="of:=IF(AND([.M1068];[.B1068]);&quot;Not Jammed&quot;;IF([.M106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863.109">
            <text:p>863.1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8]+([.A1069]-[.D1068])/COUNTA([.$A$60:.A1069])" office:value-type="float" office:value="972.892274257425">
            <text:p>972.892</text:p>
          </table:table-cell>
          <table:table-cell table:formula="of:=[.E1068]+(([.A1069]-[.D1068])*([.A1069]-[.D1068]))" office:value-type="float" office:value="172776986.448158">
            <text:p>172776986.448</text:p>
          </table:table-cell>
          <table:table-cell table:formula="of:=[.E1069]/(COUNT([.$A$60:.A1069])-1)" office:value-type="float" office:value="171235.863675083">
            <text:p>171235.864</text:p>
          </table:table-cell>
          <table:table-cell table:formula="of:=[.J1068]" office:value-type="float" office:value="765.433179025307">
            <text:p>765.4331790253</text:p>
          </table:table-cell>
          <table:table-cell table:formula="of:=[.K1068]+[.$C$7]" office:value-type="float" office:value="3255.57563727571">
            <text:p>3255.5756372757</text:p>
          </table:table-cell>
          <table:table-cell table:formula="of:=[.H1069]/([.F1069]+[.H1069])" office:value-type="float" office:value="0.0186575092171019">
            <text:p>0.0186575092</text:p>
          </table:table-cell>
          <table:table-cell table:formula="of:=[.G1069]+[.I1069]*([.A1069] -[.G1069] )" office:value-type="float" office:value="767.25556655543">
            <text:p>767.2555665554</text:p>
          </table:table-cell>
          <table:table-cell table:formula="of:=(1-[.I1069])*[.H1069]" office:value-type="float" office:value="3194.83470481626">
            <text:p>3194.8347048163</text:p>
          </table:table-cell>
          <table:table-cell table:formula="of:=ABS([.G1069]-[.A1069])" office:value-type="float" office:value="97.675820974693">
            <text:p>97.68</text:p>
          </table:table-cell>
          <table:table-cell table:formula="of:=IF([.L1069]&lt;[.$C$9];1;0)" office:value-type="float" office:value="1">
            <text:p>1</text:p>
          </table:table-cell>
          <table:table-cell/>
          <table:table-cell table:formula="of:=IF(AND([.M1069];[.B1069]);&quot;Not Jammed&quot;;IF([.M10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892.617">
            <text:p>892.61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69]+([.A1070]-[.D1069])/COUNTA([.$A$60:.A1070])" office:value-type="float" office:value="972.81287240356">
            <text:p>972.813</text:p>
          </table:table-cell>
          <table:table-cell table:formula="of:=[.E1069]+(([.A1070]-[.D1069])*([.A1070]-[.D1069]))" office:value-type="float" office:value="172783430.567816">
            <text:p>172783430.568</text:p>
          </table:table-cell>
          <table:table-cell table:formula="of:=[.E1070]/(COUNT([.$A$60:.A1070])-1)" office:value-type="float" office:value="171072.703532491">
            <text:p>171072.704</text:p>
          </table:table-cell>
          <table:table-cell table:formula="of:=[.J1069]" office:value-type="float" office:value="767.25556655543">
            <text:p>767.2555665554</text:p>
          </table:table-cell>
          <table:table-cell table:formula="of:=[.K1069]+[.$C$7]" office:value-type="float" office:value="3254.83470481626">
            <text:p>3254.8347048163</text:p>
          </table:table-cell>
          <table:table-cell table:formula="of:=[.H1070]/([.F1070]+[.H1070])" office:value-type="float" office:value="0.0186708005959767">
            <text:p>0.0186708006</text:p>
          </table:table-cell>
          <table:table-cell table:formula="of:=[.G1070]+[.I1070]*([.A1070] -[.G1070] )" office:value-type="float" office:value="769.5961648817">
            <text:p>769.5961648817</text:p>
          </table:table-cell>
          <table:table-cell table:formula="of:=(1-[.I1070])*[.H1070]" office:value-type="float" office:value="3194.06433506977">
            <text:p>3194.0643350698</text:p>
          </table:table-cell>
          <table:table-cell table:formula="of:=ABS([.G1070]-[.A1070])" office:value-type="float" office:value="125.36143344457">
            <text:p>125.36</text:p>
          </table:table-cell>
          <table:table-cell table:formula="of:=IF([.L1070]&lt;[.$C$9];1;0)" office:value-type="float" office:value="1">
            <text:p>1</text:p>
          </table:table-cell>
          <table:table-cell/>
          <table:table-cell table:formula="of:=IF(AND([.M1070];[.B1070]);&quot;Not Jammed&quot;;IF([.M10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27.658">
            <text:p>927.65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0]+([.A1071]-[.D1070])/COUNTA([.$A$60:.A1071])" office:value-type="float" office:value="972.768252964426">
            <text:p>972.768</text:p>
          </table:table-cell>
          <table:table-cell table:formula="of:=[.E1070]+(([.A1071]-[.D1070])*([.A1071]-[.D1070]))" office:value-type="float" office:value="172785469.530317">
            <text:p>172785469.530</text:p>
          </table:table-cell>
          <table:table-cell table:formula="of:=[.E1071]/(COUNT([.$A$60:.A1071])-1)" office:value-type="float" office:value="170905.508932065">
            <text:p>170905.509</text:p>
          </table:table-cell>
          <table:table-cell table:formula="of:=[.J1070]" office:value-type="float" office:value="769.5961648817">
            <text:p>769.5961648817</text:p>
          </table:table-cell>
          <table:table-cell table:formula="of:=[.K1070]+[.$C$7]" office:value-type="float" office:value="3254.06433506977">
            <text:p>3254.0643350698</text:p>
          </table:table-cell>
          <table:table-cell table:formula="of:=[.H1071]/([.F1071]+[.H1071])" office:value-type="float" office:value="0.0186843839475797">
            <text:p>0.0186843839</text:p>
          </table:table-cell>
          <table:table-cell table:formula="of:=[.G1071]+[.I1071]*([.A1071] -[.G1071] )" office:value-type="float" office:value="772.549452896509">
            <text:p>772.5494528965</text:p>
          </table:table-cell>
          <table:table-cell table:formula="of:=(1-[.I1071])*[.H1071]" office:value-type="float" office:value="3193.26414764321">
            <text:p>3193.2641476432</text:p>
          </table:table-cell>
          <table:table-cell table:formula="of:=ABS([.G1071]-[.A1071])" office:value-type="float" office:value="158.0618351183">
            <text:p>158.06</text:p>
          </table:table-cell>
          <table:table-cell table:formula="of:=IF([.L1071]&lt;[.$C$9];1;0)" office:value-type="float" office:value="0">
            <text:p>0</text:p>
          </table:table-cell>
          <table:table-cell/>
          <table:table-cell table:formula="of:=IF(AND([.M1071];[.B1071]);&quot;Not Jammed&quot;;IF([.M107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83.252">
            <text:p>983.2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1]+([.A1072]-[.D1071])/COUNTA([.$A$60:.A1072])" office:value-type="float" office:value="972.778602171766">
            <text:p>972.779</text:p>
          </table:table-cell>
          <table:table-cell table:formula="of:=[.E1071]+(([.A1072]-[.D1071])*([.A1072]-[.D1071]))" office:value-type="float" office:value="172785579.439269">
            <text:p>172785579.439</text:p>
          </table:table-cell>
          <table:table-cell table:formula="of:=[.E1072]/(COUNT([.$A$60:.A1072])-1)" office:value-type="float" office:value="170736.738576353">
            <text:p>170736.739</text:p>
          </table:table-cell>
          <table:table-cell table:formula="of:=[.J1071]" office:value-type="float" office:value="772.549452896509">
            <text:p>772.5494528965</text:p>
          </table:table-cell>
          <table:table-cell table:formula="of:=[.K1071]+[.$C$7]" office:value-type="float" office:value="3253.26414764321">
            <text:p>3253.2641476432</text:p>
          </table:table-cell>
          <table:table-cell table:formula="of:=[.H1072]/([.F1072]+[.H1072])" office:value-type="float" office:value="0.0186979946934303">
            <text:p>0.0186979947</text:p>
          </table:table-cell>
          <table:table-cell table:formula="of:=[.G1072]+[.I1072]*([.A1072] -[.G1072] )" office:value-type="float" office:value="776.489168004142">
            <text:p>776.4891680041</text:p>
          </table:table-cell>
          <table:table-cell table:formula="of:=(1-[.I1072])*[.H1072]" office:value-type="float" office:value="3192.43463187425">
            <text:p>3192.4346318743</text:p>
          </table:table-cell>
          <table:table-cell table:formula="of:=ABS([.G1072]-[.A1072])" office:value-type="float" office:value="210.702547103491">
            <text:p>210.70</text:p>
          </table:table-cell>
          <table:table-cell table:formula="of:=IF([.L1072]&lt;[.$C$9];1;0)" office:value-type="float" office:value="0">
            <text:p>0</text:p>
          </table:table-cell>
          <table:table-cell/>
          <table:table-cell table:formula="of:=IF(AND([.M1072];[.B1072]);&quot;Not Jammed&quot;;IF([.M107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1108.244">
            <text:p>1108.2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2]+([.A1073]-[.D1072])/COUNTA([.$A$60:.A1073])" office:value-type="float" office:value="972.912197238658">
            <text:p>972.912</text:p>
          </table:table-cell>
          <table:table-cell table:formula="of:=[.E1072]+(([.A1073]-[.D1072])*([.A1073]-[.D1072]))" office:value-type="float" office:value="172803930.313278">
            <text:p>172803930.313</text:p>
          </table:table-cell>
          <table:table-cell table:formula="of:=[.E1073]/(COUNT([.$A$60:.A1073])-1)" office:value-type="float" office:value="170586.308305309">
            <text:p>170586.308</text:p>
          </table:table-cell>
          <table:table-cell table:formula="of:=[.J1072]" office:value-type="float" office:value="776.489168004142">
            <text:p>776.4891680041</text:p>
          </table:table-cell>
          <table:table-cell table:formula="of:=[.K1072]+[.$C$7]" office:value-type="float" office:value="3252.43463187425">
            <text:p>3252.4346318743</text:p>
          </table:table-cell>
          <table:table-cell table:formula="of:=[.H1073]/([.F1073]+[.H1073])" office:value-type="float" office:value="0.0187094923543569">
            <text:p>0.0187094924</text:p>
          </table:table-cell>
          <table:table-cell table:formula="of:=[.G1073]+[.I1073]*([.A1073] -[.G1073] )" office:value-type="float" office:value="782.69613249689">
            <text:p>782.6961324969</text:p>
          </table:table-cell>
          <table:table-cell table:formula="of:=(1-[.I1073])*[.H1073]" office:value-type="float" office:value="3191.58323099615">
            <text:p>3191.5832309962</text:p>
          </table:table-cell>
          <table:table-cell table:formula="of:=ABS([.G1073]-[.A1073])" office:value-type="float" office:value="331.754831995857">
            <text:p>331.75</text:p>
          </table:table-cell>
          <table:table-cell table:formula="of:=IF([.L1073]&lt;[.$C$9];1;0)" office:value-type="float" office:value="0">
            <text:p>0</text:p>
          </table:table-cell>
          <table:table-cell/>
          <table:table-cell table:formula="of:=IF(AND([.M1073];[.B1073]);&quot;Not Jammed&quot;;IF([.M107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3]+([.A1074]-[.D1073])/COUNTA([.$A$60:.A1074])" office:value-type="float" office:value="972.893049261083">
            <text:p>972.893</text:p>
          </table:table-cell>
          <table:table-cell table:formula="of:=[.E1073]+(([.A1074]-[.D1073])*([.A1074]-[.D1073]))" office:value-type="float" office:value="172804308.04017">
            <text:p>172804308.040</text:p>
          </table:table-cell>
          <table:table-cell table:formula="of:=[.E1074]/(COUNT([.$A$60:.A1074])-1)" office:value-type="float" office:value="170418.449743757">
            <text:p>170418.450</text:p>
          </table:table-cell>
          <table:table-cell table:formula="of:=[.J1073]" office:value-type="float" office:value="782.69613249689">
            <text:p>782.6961324969</text:p>
          </table:table-cell>
          <table:table-cell table:formula="of:=[.K1073]+[.$C$7]" office:value-type="float" office:value="3251.58323099615">
            <text:p>3251.5832309962</text:p>
          </table:table-cell>
          <table:table-cell table:formula="of:=[.H1074]/([.F1074]+[.H1074])" office:value-type="float" office:value="0.0187227650925179">
            <text:p>0.0187227651</text:p>
          </table:table-cell>
          <table:table-cell table:formula="of:=[.G1074]+[.I1074]*([.A1074] -[.G1074] )" office:value-type="float" office:value="785.893622561447">
            <text:p>785.8936225614</text:p>
          </table:table-cell>
          <table:table-cell table:formula="of:=(1-[.I1074])*[.H1074]" office:value-type="float" office:value="3190.70460198344">
            <text:p>3190.7046019834</text:p>
          </table:table-cell>
          <table:table-cell table:formula="of:=ABS([.G1074]-[.A1074])" office:value-type="float" office:value="170.78086750311">
            <text:p>170.78</text:p>
          </table:table-cell>
          <table:table-cell table:formula="of:=IF([.L1074]&lt;[.$C$9];1;0)" office:value-type="float" office:value="0">
            <text:p>0</text:p>
          </table:table-cell>
          <table:table-cell/>
          <table:table-cell table:formula="of:=IF(AND([.M1074];[.B1074]);&quot;Not Jammed&quot;;IF([.M107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6.485">
            <text:p>946.4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4]+([.A1075]-[.D1074])/COUNTA([.$A$60:.A1075])" office:value-type="float" office:value="972.867057086614">
            <text:p>972.867</text:p>
          </table:table-cell>
          <table:table-cell table:formula="of:=[.E1074]+(([.A1075]-[.D1074])*([.A1075]-[.D1074]))" office:value-type="float" office:value="172805005.425236">
            <text:p>172805005.425</text:p>
          </table:table-cell>
          <table:table-cell table:formula="of:=[.E1075]/(COUNT([.$A$60:.A1075])-1)" office:value-type="float" office:value="170251.236872153">
            <text:p>170251.237</text:p>
          </table:table-cell>
          <table:table-cell table:formula="of:=[.J1074]" office:value-type="float" office:value="785.893622561447">
            <text:p>785.8936225614</text:p>
          </table:table-cell>
          <table:table-cell table:formula="of:=[.K1074]+[.$C$7]" office:value-type="float" office:value="3250.70460198344">
            <text:p>3250.7046019834</text:p>
          </table:table-cell>
          <table:table-cell table:formula="of:=[.H1075]/([.F1075]+[.H1075])" office:value-type="float" office:value="0.0187358399241199">
            <text:p>0.0187358399</text:p>
          </table:table-cell>
          <table:table-cell table:formula="of:=[.G1075]+[.I1075]*([.A1075] -[.G1075] )" office:value-type="float" office:value="788.90243690233">
            <text:p>788.9024369023</text:p>
          </table:table-cell>
          <table:table-cell table:formula="of:=(1-[.I1075])*[.H1075]" office:value-type="float" office:value="3189.79992092008">
            <text:p>3189.7999209201</text:p>
          </table:table-cell>
          <table:table-cell table:formula="of:=ABS([.G1075]-[.A1075])" office:value-type="float" office:value="160.591377438553">
            <text:p>160.59</text:p>
          </table:table-cell>
          <table:table-cell table:formula="of:=IF([.L1075]&lt;[.$C$9];1;0)" office:value-type="float" office:value="0">
            <text:p>0</text:p>
          </table:table-cell>
          <table:table-cell/>
          <table:table-cell table:formula="of:=IF(AND([.M1075];[.B1075]);&quot;Not Jammed&quot;;IF([.M107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36.752">
            <text:p>936.7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5]+([.A1076]-[.D1075])/COUNTA([.$A$60:.A1076])" office:value-type="float" office:value="972.831545722713">
            <text:p>972.832</text:p>
          </table:table-cell>
          <table:table-cell table:formula="of:=[.E1075]+(([.A1076]-[.D1075])*([.A1076]-[.D1075]))" office:value-type="float" office:value="172806309.722584">
            <text:p>172806309.723</text:p>
          </table:table-cell>
          <table:table-cell table:formula="of:=[.E1076]/(COUNT([.$A$60:.A1076])-1)" office:value-type="float" office:value="170084.950514354">
            <text:p>170084.951</text:p>
          </table:table-cell>
          <table:table-cell table:formula="of:=[.J1075]" office:value-type="float" office:value="788.90243690233">
            <text:p>788.9024369023</text:p>
          </table:table-cell>
          <table:table-cell table:formula="of:=[.K1075]+[.$C$7]" office:value-type="float" office:value="3249.79992092008">
            <text:p>3249.7999209201</text:p>
          </table:table-cell>
          <table:table-cell table:formula="of:=[.H1076]/([.F1076]+[.H1076])" office:value-type="float" office:value="0.0187486924160288">
            <text:p>0.0187486924</text:p>
          </table:table-cell>
          <table:table-cell table:formula="of:=[.G1076]+[.I1076]*([.A1076] -[.G1076] )" office:value-type="float" office:value="791.674422884692">
            <text:p>791.6744228847</text:p>
          </table:table-cell>
          <table:table-cell table:formula="of:=(1-[.I1076])*[.H1076]" office:value-type="float" office:value="3188.87042178911">
            <text:p>3188.8704217891</text:p>
          </table:table-cell>
          <table:table-cell table:formula="of:=ABS([.G1076]-[.A1076])" office:value-type="float" office:value="147.84956309767">
            <text:p>147.85</text:p>
          </table:table-cell>
          <table:table-cell table:formula="of:=IF([.L1076]&lt;[.$C$9];1;0)" office:value-type="float" office:value="1">
            <text:p>1</text:p>
          </table:table-cell>
          <table:table-cell/>
          <table:table-cell table:formula="of:=IF(AND([.M1076];[.B1076]);&quot;Not Jammed&quot;;IF([.M107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3.477">
            <text:p>953.4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6]+([.A1077]-[.D1076])/COUNTA([.$A$60:.A1077])" office:value-type="float" office:value="972.81253339882">
            <text:p>972.813</text:p>
          </table:table-cell>
          <table:table-cell table:formula="of:=[.E1076]+(([.A1077]-[.D1076])*([.A1077]-[.D1076]))" office:value-type="float" office:value="172806684.321024">
            <text:p>172806684.321</text:p>
          </table:table-cell>
          <table:table-cell table:formula="of:=[.E1077]/(COUNT([.$A$60:.A1077])-1)" office:value-type="float" office:value="169918.077011823">
            <text:p>169918.077</text:p>
          </table:table-cell>
          <table:table-cell table:formula="of:=[.J1076]" office:value-type="float" office:value="791.674422884692">
            <text:p>791.6744228847</text:p>
          </table:table-cell>
          <table:table-cell table:formula="of:=[.K1076]+[.$C$7]" office:value-type="float" office:value="3248.87042178911">
            <text:p>3248.8704217891</text:p>
          </table:table-cell>
          <table:table-cell table:formula="of:=[.H1077]/([.F1077]+[.H1077])" office:value-type="float" office:value="0.0187614927094251">
            <text:p>0.0187614927</text:p>
          </table:table-cell>
          <table:table-cell table:formula="of:=[.G1077]+[.I1077]*([.A1077] -[.G1077] )" office:value-type="float" office:value="794.710080755607">
            <text:p>794.7100807556</text:p>
          </table:table-cell>
          <table:table-cell table:formula="of:=(1-[.I1077])*[.H1077]" office:value-type="float" office:value="3187.91676305685">
            <text:p>3187.9167630569</text:p>
          </table:table-cell>
          <table:table-cell table:formula="of:=ABS([.G1077]-[.A1077])" office:value-type="float" office:value="161.802577115308">
            <text:p>161.80</text:p>
          </table:table-cell>
          <table:table-cell table:formula="of:=IF([.L1077]&lt;[.$C$9];1;0)" office:value-type="float" office:value="0">
            <text:p>0</text:p>
          </table:table-cell>
          <table:table-cell/>
          <table:table-cell table:formula="of:=IF(AND([.M1077];[.B1077]);&quot;Not Jammed&quot;;IF([.M107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42.667">
            <text:p>942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7]+([.A1078]-[.D1077])/COUNTA([.$A$60:.A1078])" office:value-type="float" office:value="972.782949950932">
            <text:p>972.783</text:p>
          </table:table-cell>
          <table:table-cell table:formula="of:=[.E1077]+(([.A1078]-[.D1077])*([.A1078]-[.D1077]))" office:value-type="float" office:value="172807593.074208">
            <text:p>172807593.074</text:p>
          </table:table-cell>
          <table:table-cell table:formula="of:=[.E1078]/(COUNT([.$A$60:.A1078])-1)" office:value-type="float" office:value="169752.056065037">
            <text:p>169752.056</text:p>
          </table:table-cell>
          <table:table-cell table:formula="of:=[.J1077]" office:value-type="float" office:value="794.710080755607">
            <text:p>794.7100807556</text:p>
          </table:table-cell>
          <table:table-cell table:formula="of:=[.K1077]+[.$C$7]" office:value-type="float" office:value="3247.91676305685">
            <text:p>3247.9167630569</text:p>
          </table:table-cell>
          <table:table-cell table:formula="of:=[.H1078]/([.F1078]+[.H1078])" office:value-type="float" office:value="0.0187740882843041">
            <text:p>0.0187740883</text:p>
          </table:table-cell>
          <table:table-cell table:formula="of:=[.G1078]+[.I1078]*([.A1078] -[.G1078] )" office:value-type="float" office:value="797.487837019775">
            <text:p>797.4878370198</text:p>
          </table:table-cell>
          <table:table-cell table:formula="of:=(1-[.I1078])*[.H1078]" office:value-type="float" office:value="3186.94008700715">
            <text:p>3186.9400870072</text:p>
          </table:table-cell>
          <table:table-cell table:formula="of:=ABS([.G1078]-[.A1078])" office:value-type="float" office:value="147.956919244393">
            <text:p>147.96</text:p>
          </table:table-cell>
          <table:table-cell table:formula="of:=IF([.L1078]&lt;[.$C$9];1;0)" office:value-type="float" office:value="1">
            <text:p>1</text:p>
          </table:table-cell>
          <table:table-cell/>
          <table:table-cell table:formula="of:=IF(AND([.M1078];[.B1078]);&quot;Not Jammed&quot;;IF([.M107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950.046">
            <text:p>950.0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8]+([.A1079]-[.D1078])/COUNTA([.$A$60:.A1079])" office:value-type="float" office:value="972.760658823529">
            <text:p>972.761</text:p>
          </table:table-cell>
          <table:table-cell table:formula="of:=[.E1078]+(([.A1079]-[.D1078])*([.A1079]-[.D1078]))" office:value-type="float" office:value="172808110.043101">
            <text:p>172808110.043</text:p>
          </table:table-cell>
          <table:table-cell table:formula="of:=[.E1079]/(COUNT([.$A$60:.A1079])-1)" office:value-type="float" office:value="169585.976489795">
            <text:p>169585.976</text:p>
          </table:table-cell>
          <table:table-cell table:formula="of:=[.J1078]" office:value-type="float" office:value="797.487837019775">
            <text:p>797.4878370198</text:p>
          </table:table-cell>
          <table:table-cell table:formula="of:=[.K1078]+[.$C$7]" office:value-type="float" office:value="3246.94008700715">
            <text:p>3246.9400870072</text:p>
          </table:table-cell>
          <table:table-cell table:formula="of:=[.H1079]/([.F1079]+[.H1079])" office:value-type="float" office:value="0.0187865838945343">
            <text:p>0.0187865839</text:p>
          </table:table-cell>
          <table:table-cell table:formula="of:=[.G1079]+[.I1079]*([.A1079] -[.G1079] )" office:value-type="float" office:value="800.353883747399">
            <text:p>800.3538837474</text:p>
          </table:table-cell>
          <table:table-cell table:formula="of:=(1-[.I1079])*[.H1079]" office:value-type="float" office:value="3185.94117466206">
            <text:p>3185.9411746621</text:p>
          </table:table-cell>
          <table:table-cell table:formula="of:=ABS([.G1079]-[.A1079])" office:value-type="float" office:value="152.558162980225">
            <text:p>152.56</text:p>
          </table:table-cell>
          <table:table-cell table:formula="of:=IF([.L1079]&lt;[.$C$9];1;0)" office:value-type="float" office:value="0">
            <text:p>0</text:p>
          </table:table-cell>
          <table:table-cell/>
          <table:table-cell table:formula="of:=IF(AND([.M1079];[.B1079]);&quot;Not Jammed&quot;;IF([.M107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771.379">
            <text:p>771.3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79]+([.A1080]-[.D1079])/COUNTA([.$A$60:.A1080])" office:value-type="float" office:value="972.563419196865">
            <text:p>972.563</text:p>
          </table:table-cell>
          <table:table-cell table:formula="of:=[.E1079]+(([.A1080]-[.D1079])*([.A1080]-[.D1079]))" office:value-type="float" office:value="172848664.615612">
            <text:p>172848664.616</text:p>
          </table:table-cell>
          <table:table-cell table:formula="of:=[.E1080]/(COUNT([.$A$60:.A1080])-1)" office:value-type="float" office:value="169459.475113345">
            <text:p>169459.475</text:p>
          </table:table-cell>
          <table:table-cell table:formula="of:=[.J1079]" office:value-type="float" office:value="800.353883747399">
            <text:p>800.3538837474</text:p>
          </table:table-cell>
          <table:table-cell table:formula="of:=[.K1079]+[.$C$7]" office:value-type="float" office:value="3245.94117466206">
            <text:p>3245.9411746621</text:p>
          </table:table-cell>
          <table:table-cell table:formula="of:=[.H1080]/([.F1080]+[.H1080])" office:value-type="float" office:value="0.0187946692375245">
            <text:p>0.0187946692</text:p>
          </table:table-cell>
          <table:table-cell table:formula="of:=[.G1080]+[.I1080]*([.A1080] -[.G1080] )" office:value-type="float" office:value="799.809310391171">
            <text:p>799.8093103912</text:p>
          </table:table-cell>
          <table:table-cell table:formula="of:=(1-[.I1080])*[.H1080]" office:value-type="float" office:value="3184.93478391983">
            <text:p>3184.9347839198</text:p>
          </table:table-cell>
          <table:table-cell table:formula="of:=ABS([.G1080]-[.A1080])" office:value-type="float" office:value="28.9748837473993">
            <text:p>28.97</text:p>
          </table:table-cell>
          <table:table-cell table:formula="of:=IF([.L1080]&lt;[.$C$9];1;0)" office:value-type="float" office:value="1">
            <text:p>1</text:p>
          </table:table-cell>
          <table:table-cell/>
          <table:table-cell table:formula="of:=IF(AND([.M1080];[.B1080]);&quot;Not Jammed&quot;;IF([.M108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1012.493">
            <text:p>1012.4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0]+([.A1081]-[.D1080])/COUNTA([.$A$60:.A1081])" office:value-type="float" office:value="972.60248923679">
            <text:p>972.602</text:p>
          </table:table-cell>
          <table:table-cell table:formula="of:=[.E1080]+(([.A1081]-[.D1080])*([.A1081]-[.D1080]))" office:value-type="float" office:value="172850258.987035">
            <text:p>172850258.987</text:p>
          </table:table-cell>
          <table:table-cell table:formula="of:=[.E1081]/(COUNT([.$A$60:.A1081])-1)" office:value-type="float" office:value="169295.062670945">
            <text:p>169295.063</text:p>
          </table:table-cell>
          <table:table-cell table:formula="of:=[.J1080]" office:value-type="float" office:value="799.809310391171">
            <text:p>799.8093103912</text:p>
          </table:table-cell>
          <table:table-cell table:formula="of:=[.K1080]+[.$C$7]" office:value-type="float" office:value="3244.93478391983">
            <text:p>3244.9347839198</text:p>
          </table:table-cell>
          <table:table-cell table:formula="of:=[.H1081]/([.F1081]+[.H1081])" office:value-type="float" office:value="0.0188068554062004">
            <text:p>0.0188068554</text:p>
          </table:table-cell>
          <table:table-cell table:formula="of:=[.G1081]+[.I1081]*([.A1081] -[.G1081] )" office:value-type="float" office:value="803.809221788902">
            <text:p>803.8092217889</text:p>
          </table:table-cell>
          <table:table-cell table:formula="of:=(1-[.I1081])*[.H1081]" office:value-type="float" office:value="3183.9077646361">
            <text:p>3183.9077646361</text:p>
          </table:table-cell>
          <table:table-cell table:formula="of:=ABS([.G1081]-[.A1081])" office:value-type="float" office:value="212.683689608829">
            <text:p>212.68</text:p>
          </table:table-cell>
          <table:table-cell table:formula="of:=IF([.L1081]&lt;[.$C$9];1;0)" office:value-type="float" office:value="0">
            <text:p>0</text:p>
          </table:table-cell>
          <table:table-cell/>
          <table:table-cell table:formula="of:=IF(AND([.M1081];[.B1081]);&quot;Not Jammed&quot;;IF([.M108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955.839">
            <text:p>955.8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1]+([.A1082]-[.D1081])/COUNTA([.$A$60:.A1082])" office:value-type="float" office:value="972.586102639295">
            <text:p>972.586</text:p>
          </table:table-cell>
          <table:table-cell table:formula="of:=[.E1081]+(([.A1082]-[.D1081])*([.A1082]-[.D1081]))" office:value-type="float" office:value="172850540.001606">
            <text:p>172850540.002</text:p>
          </table:table-cell>
          <table:table-cell table:formula="of:=[.E1082]/(COUNT([.$A$60:.A1082])-1)" office:value-type="float" office:value="169129.686890025">
            <text:p>169129.687</text:p>
          </table:table-cell>
          <table:table-cell table:formula="of:=[.J1081]" office:value-type="float" office:value="803.809221788902">
            <text:p>803.8092217889</text:p>
          </table:table-cell>
          <table:table-cell table:formula="of:=[.K1081]+[.$C$7]" office:value-type="float" office:value="3243.9077646361">
            <text:p>3243.9077646361</text:p>
          </table:table-cell>
          <table:table-cell table:formula="of:=[.H1082]/([.F1082]+[.H1082])" office:value-type="float" office:value="0.0188190527159049">
            <text:p>0.0188190527</text:p>
          </table:table-cell>
          <table:table-cell table:formula="of:=[.G1082]+[.I1082]*([.A1082] -[.G1082] )" office:value-type="float" office:value="806.670278199444">
            <text:p>806.6702781994</text:p>
          </table:table-cell>
          <table:table-cell table:formula="of:=(1-[.I1082])*[.H1082]" office:value-type="float" office:value="3182.86049340788">
            <text:p>3182.8604934079</text:p>
          </table:table-cell>
          <table:table-cell table:formula="of:=ABS([.G1082]-[.A1082])" office:value-type="float" office:value="152.029778211098">
            <text:p>152.03</text:p>
          </table:table-cell>
          <table:table-cell table:formula="of:=IF([.L1082]&lt;[.$C$9];1;0)" office:value-type="float" office:value="0">
            <text:p>0</text:p>
          </table:table-cell>
          <table:table-cell/>
          <table:table-cell table:formula="of:=IF(AND([.M1082];[.B1082]);&quot;Not Jammed&quot;;IF([.M108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2.988">
            <text:p>532.98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2]+([.A1083]-[.D1082])/COUNTA([.$A$60:.A1083])" office:value-type="float" office:value="972.156807617187">
            <text:p>972.157</text:p>
          </table:table-cell>
          <table:table-cell table:formula="of:=[.E1082]+(([.A1083]-[.D1082])*([.A1083]-[.D1082]))" office:value-type="float" office:value="173043786.49345">
            <text:p>173043786.493</text:p>
          </table:table-cell>
          <table:table-cell table:formula="of:=[.E1083]/(COUNT([.$A$60:.A1083])-1)" office:value-type="float" office:value="169153.261479423">
            <text:p>169153.261</text:p>
          </table:table-cell>
          <table:table-cell table:formula="of:=[.J1082]" office:value-type="float" office:value="806.670278199444">
            <text:p>806.6702781994</text:p>
          </table:table-cell>
          <table:table-cell table:formula="of:=[.K1082]+[.$C$7]" office:value-type="float" office:value="3242.86049340788">
            <text:p>3242.8604934079</text:p>
          </table:table-cell>
          <table:table-cell table:formula="of:=[.H1083]/([.F1083]+[.H1083])" office:value-type="float" office:value="0.0188105187999469">
            <text:p>0.0188105188</text:p>
          </table:table-cell>
          <table:table-cell table:formula="of:=[.G1083]+[.I1083]*([.A1083] -[.G1083] )" office:value-type="float" office:value="801.522172560161">
            <text:p>801.5221725602</text:p>
          </table:table-cell>
          <table:table-cell table:formula="of:=(1-[.I1083])*[.H1083]" office:value-type="float" office:value="3181.86060513102">
            <text:p>3181.860605131</text:p>
          </table:table-cell>
          <table:table-cell table:formula="of:=ABS([.G1083]-[.A1083])" office:value-type="float" office:value="273.682278199444">
            <text:p>273.68</text:p>
          </table:table-cell>
          <table:table-cell table:formula="of:=IF([.L1083]&lt;[.$C$9];1;0)" office:value-type="float" office:value="0">
            <text:p>0</text:p>
          </table:table-cell>
          <table:table-cell/>
          <table:table-cell table:formula="of:=IF(AND([.M1083];[.B1083]);&quot;Not Jammed&quot;;IF([.M108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3]+([.A1084]-[.D1083])/COUNTA([.$A$60:.A1084])" office:value-type="float" office:value="971.719354146341">
            <text:p>971.719</text:p>
          </table:table-cell>
          <table:table-cell table:formula="of:=[.E1083]+(([.A1084]-[.D1083])*([.A1084]-[.D1083]))" office:value-type="float" office:value="173244839.913025">
            <text:p>173244839.913</text:p>
          </table:table-cell>
          <table:table-cell table:formula="of:=[.E1084]/(COUNT([.$A$60:.A1084])-1)" office:value-type="float" office:value="169184.413977564">
            <text:p>169184.414</text:p>
          </table:table-cell>
          <table:table-cell table:formula="of:=[.J1083]" office:value-type="float" office:value="801.522172560161">
            <text:p>801.5221725602</text:p>
          </table:table-cell>
          <table:table-cell table:formula="of:=[.K1083]+[.$C$7]" office:value-type="float" office:value="3241.86060513102">
            <text:p>3241.860605131</text:p>
          </table:table-cell>
          <table:table-cell table:formula="of:=[.H1084]/([.F1084]+[.H1084])" office:value-type="float" office:value="0.0188014304257107">
            <text:p>0.0188014304</text:p>
          </table:table-cell>
          <table:table-cell table:formula="of:=[.G1084]+[.I1084]*([.A1084] -[.G1084] )" office:value-type="float" office:value="796.29997800789">
            <text:p>796.2999780079</text:p>
          </table:table-cell>
          <table:table-cell table:formula="of:=(1-[.I1084])*[.H1084]" office:value-type="float" office:value="3180.9089885138">
            <text:p>3180.9089885138</text:p>
          </table:table-cell>
          <table:table-cell table:formula="of:=ABS([.G1084]-[.A1084])" office:value-type="float" office:value="277.755172560161">
            <text:p>277.76</text:p>
          </table:table-cell>
          <table:table-cell table:formula="of:=IF([.L1084]&lt;[.$C$9];1;0)" office:value-type="float" office:value="0">
            <text:p>0</text:p>
          </table:table-cell>
          <table:table-cell/>
          <table:table-cell table:formula="of:=IF(AND([.M1084];[.B1084]);&quot;Not Jammed&quot;;IF([.M108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4]+([.A1085]-[.D1084])/COUNTA([.$A$60:.A1085])" office:value-type="float" office:value="971.281093567251">
            <text:p>971.281</text:p>
          </table:table-cell>
          <table:table-cell table:formula="of:=[.E1084]+(([.A1085]-[.D1084])*([.A1085]-[.D1084]))" office:value-type="float" office:value="173447029.850538">
            <text:p>173447029.851</text:p>
          </table:table-cell>
          <table:table-cell table:formula="of:=[.E1085]/(COUNT([.$A$60:.A1085])-1)" office:value-type="float" office:value="169216.614488329">
            <text:p>169216.614</text:p>
          </table:table-cell>
          <table:table-cell table:formula="of:=[.J1084]" office:value-type="float" office:value="796.29997800789">
            <text:p>796.2999780079</text:p>
          </table:table-cell>
          <table:table-cell table:formula="of:=[.K1084]+[.$C$7]" office:value-type="float" office:value="3240.9089885138">
            <text:p>3240.9089885138</text:p>
          </table:table-cell>
          <table:table-cell table:formula="of:=[.H1085]/([.F1085]+[.H1085])" office:value-type="float" office:value="0.0187925056742971">
            <text:p>0.0187925057</text:p>
          </table:table-cell>
          <table:table-cell table:formula="of:=[.G1085]+[.I1085]*([.A1085] -[.G1085] )" office:value-type="float" office:value="791.14639683508">
            <text:p>791.1463968351</text:p>
          </table:table-cell>
          <table:table-cell table:formula="of:=(1-[.I1085])*[.H1085]" office:value-type="float" office:value="3180.00418795727">
            <text:p>3180.0041879573</text:p>
          </table:table-cell>
          <table:table-cell table:formula="of:=ABS([.G1085]-[.A1085])" office:value-type="float" office:value="274.23597800789">
            <text:p>274.24</text:p>
          </table:table-cell>
          <table:table-cell table:formula="of:=IF([.L1085]&lt;[.$C$9];1;0)" office:value-type="float" office:value="0">
            <text:p>0</text:p>
          </table:table-cell>
          <table:table-cell/>
          <table:table-cell table:formula="of:=IF(AND([.M1085];[.B1085]);&quot;Not Jammed&quot;;IF([.M108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5]+([.A1086]-[.D1085])/COUNTA([.$A$60:.A1086])" office:value-type="float" office:value="970.838297955209">
            <text:p>970.838</text:p>
          </table:table-cell>
          <table:table-cell table:formula="of:=[.E1085]+(([.A1086]-[.D1085])*([.A1086]-[.D1085]))" office:value-type="float" office:value="173653828.407638">
            <text:p>173653828.408</text:p>
          </table:table-cell>
          <table:table-cell table:formula="of:=[.E1086]/(COUNT([.$A$60:.A1086])-1)" office:value-type="float" office:value="169253.244062026">
            <text:p>169253.244</text:p>
          </table:table-cell>
          <table:table-cell table:formula="of:=[.J1085]" office:value-type="float" office:value="791.14639683508">
            <text:p>791.1463968351</text:p>
          </table:table-cell>
          <table:table-cell table:formula="of:=[.K1085]+[.$C$7]" office:value-type="float" office:value="3240.00418795727">
            <text:p>3240.0041879573</text:p>
          </table:table-cell>
          <table:table-cell table:formula="of:=[.H1086]/([.F1086]+[.H1086])" office:value-type="float" office:value="0.0187833681655861">
            <text:p>0.0187833682</text:p>
          </table:table-cell>
          <table:table-cell table:formula="of:=[.G1086]+[.I1086]*([.A1086] -[.G1086] )" office:value-type="float" office:value="785.98817594902">
            <text:p>785.988175949</text:p>
          </table:table-cell>
          <table:table-cell table:formula="of:=(1-[.I1086])*[.H1086]" office:value-type="float" office:value="3179.14599643683">
            <text:p>3179.1459964368</text:p>
          </table:table-cell>
          <table:table-cell table:formula="of:=ABS([.G1086]-[.A1086])" office:value-type="float" office:value="274.61639683508">
            <text:p>274.62</text:p>
          </table:table-cell>
          <table:table-cell table:formula="of:=IF([.L1086]&lt;[.$C$9];1;0)" office:value-type="float" office:value="0">
            <text:p>0</text:p>
          </table:table-cell>
          <table:table-cell/>
          <table:table-cell table:formula="of:=IF(AND([.M1086];[.B1086]);&quot;Not Jammed&quot;;IF([.M108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6]+([.A1087]-[.D1086])/COUNTA([.$A$60:.A1087])" office:value-type="float" office:value="970.396227626458">
            <text:p>970.396</text:p>
          </table:table-cell>
          <table:table-cell table:formula="of:=[.E1086]+(([.A1087]-[.D1086])*([.A1087]-[.D1086]))" office:value-type="float" office:value="173860351.663153">
            <text:p>173860351.663</text:p>
          </table:table-cell>
          <table:table-cell table:formula="of:=[.E1087]/(COUNT([.$A$60:.A1087])-1)" office:value-type="float" office:value="169289.534238707">
            <text:p>169289.534</text:p>
          </table:table-cell>
          <table:table-cell table:formula="of:=[.J1086]" office:value-type="float" office:value="785.98817594902">
            <text:p>785.988175949</text:p>
          </table:table-cell>
          <table:table-cell table:formula="of:=[.K1086]+[.$C$7]" office:value-type="float" office:value="3239.14599643683">
            <text:p>3239.1459964368</text:p>
          </table:table-cell>
          <table:table-cell table:formula="of:=[.H1087]/([.F1087]+[.H1087])" office:value-type="float" office:value="0.0187745364540093">
            <text:p>0.0187745365</text:p>
          </table:table-cell>
          <table:table-cell table:formula="of:=[.G1087]+[.I1087]*([.A1087] -[.G1087] )" office:value-type="float" office:value="780.926595166731">
            <text:p>780.9265951667</text:p>
          </table:table-cell>
          <table:table-cell table:formula="of:=(1-[.I1087])*[.H1087]" office:value-type="float" office:value="3178.33253184687">
            <text:p>3178.3325318469</text:p>
          </table:table-cell>
          <table:table-cell table:formula="of:=ABS([.G1087]-[.A1087])" office:value-type="float" office:value="269.59817594902">
            <text:p>269.60</text:p>
          </table:table-cell>
          <table:table-cell table:formula="of:=IF([.L1087]&lt;[.$C$9];1;0)" office:value-type="float" office:value="0">
            <text:p>0</text:p>
          </table:table-cell>
          <table:table-cell/>
          <table:table-cell table:formula="of:=IF(AND([.M1087];[.B1087]);&quot;Not Jammed&quot;;IF([.M108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078">
            <text:p>520.0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7]+([.A1088]-[.D1087])/COUNTA([.$A$60:.A1088])" office:value-type="float" office:value="969.95860058309">
            <text:p>969.959</text:p>
          </table:table-cell>
          <table:table-cell table:formula="of:=[.E1087]+(([.A1088]-[.D1087])*([.A1088]-[.D1087]))" office:value-type="float" office:value="174063138.169285">
            <text:p>174063138.169</text:p>
          </table:table-cell>
          <table:table-cell table:formula="of:=[.E1088]/(COUNT([.$A$60:.A1088])-1)" office:value-type="float" office:value="169322.118841717">
            <text:p>169322.119</text:p>
          </table:table-cell>
          <table:table-cell table:formula="of:=[.J1087]" office:value-type="float" office:value="780.926595166731">
            <text:p>780.9265951667</text:p>
          </table:table-cell>
          <table:table-cell table:formula="of:=[.K1087]+[.$C$7]" office:value-type="float" office:value="3238.33253184687">
            <text:p>3238.3325318469</text:p>
          </table:table-cell>
          <table:table-cell table:formula="of:=[.H1088]/([.F1088]+[.H1088])" office:value-type="float" office:value="0.018766365676898">
            <text:p>0.0187663657</text:p>
          </table:table-cell>
          <table:table-cell table:formula="of:=[.G1088]+[.I1088]*([.A1088] -[.G1088] )" office:value-type="float" office:value="776.031415043527">
            <text:p>776.0314150435</text:p>
          </table:table-cell>
          <table:table-cell table:formula="of:=(1-[.I1088])*[.H1088]" office:value-type="float" office:value="3177.56079937084">
            <text:p>3177.5607993708</text:p>
          </table:table-cell>
          <table:table-cell table:formula="of:=ABS([.G1088]-[.A1088])" office:value-type="float" office:value="260.848595166731">
            <text:p>260.85</text:p>
          </table:table-cell>
          <table:table-cell table:formula="of:=IF([.L1088]&lt;[.$C$9];1;0)" office:value-type="float" office:value="0">
            <text:p>0</text:p>
          </table:table-cell>
          <table:table-cell/>
          <table:table-cell table:formula="of:=IF(AND([.M1088];[.B1088]);&quot;Not Jammed&quot;;IF([.M108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38.521">
            <text:p>538.52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8]+([.A1089]-[.D1088])/COUNTA([.$A$60:.A1089])" office:value-type="float" office:value="969.539729126213">
            <text:p>969.540</text:p>
          </table:table-cell>
          <table:table-cell table:formula="of:=[.E1088]+(([.A1089]-[.D1088])*([.A1089]-[.D1088]))" office:value-type="float" office:value="174249276.572482">
            <text:p>174249276.572</text:p>
          </table:table-cell>
          <table:table-cell table:formula="of:=[.E1089]/(COUNT([.$A$60:.A1089])-1)" office:value-type="float" office:value="169338.461197747">
            <text:p>169338.461</text:p>
          </table:table-cell>
          <table:table-cell table:formula="of:=[.J1088]" office:value-type="float" office:value="776.031415043527">
            <text:p>776.0314150435</text:p>
          </table:table-cell>
          <table:table-cell table:formula="of:=[.K1088]+[.$C$7]" office:value-type="float" office:value="3237.56079937084">
            <text:p>3237.5607993708</text:p>
          </table:table-cell>
          <table:table-cell table:formula="of:=[.H1089]/([.F1089]+[.H1089])" office:value-type="float" office:value="0.018760200646095">
            <text:p>0.0187602006</text:p>
          </table:table-cell>
          <table:table-cell table:formula="of:=[.G1089]+[.I1089]*([.A1089] -[.G1089] )" office:value-type="float" office:value="771.575672001773">
            <text:p>771.5756720018</text:p>
          </table:table-cell>
          <table:table-cell table:formula="of:=(1-[.I1089])*[.H1089]" office:value-type="float" office:value="3176.82350917071">
            <text:p>3176.8235091707</text:p>
          </table:table-cell>
          <table:table-cell table:formula="of:=ABS([.G1089]-[.A1089])" office:value-type="float" office:value="237.510415043527">
            <text:p>237.51</text:p>
          </table:table-cell>
          <table:table-cell table:formula="of:=IF([.L1089]&lt;[.$C$9];1;0)" office:value-type="float" office:value="0">
            <text:p>0</text:p>
          </table:table-cell>
          <table:table-cell/>
          <table:table-cell table:formula="of:=IF(AND([.M1089];[.B1089]);&quot;Not Jammed&quot;;IF([.M108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89]+([.A1090]-[.D1089])/COUNTA([.$A$60:.A1090])" office:value-type="float" office:value="969.107497575169">
            <text:p>969.107</text:p>
          </table:table-cell>
          <table:table-cell table:formula="of:=[.E1089]+(([.A1090]-[.D1089])*([.A1090]-[.D1089]))" office:value-type="float" office:value="174447863.319224">
            <text:p>174447863.319</text:p>
          </table:table-cell>
          <table:table-cell table:formula="of:=[.E1090]/(COUNT([.$A$60:.A1090])-1)" office:value-type="float" office:value="169366.857591479">
            <text:p>169366.858</text:p>
          </table:table-cell>
          <table:table-cell table:formula="of:=[.J1089]" office:value-type="float" office:value="771.575672001773">
            <text:p>771.5756720018</text:p>
          </table:table-cell>
          <table:table-cell table:formula="of:=[.K1089]+[.$C$7]" office:value-type="float" office:value="3236.82350917071">
            <text:p>3236.8235091707</text:p>
          </table:table-cell>
          <table:table-cell table:formula="of:=[.H1090]/([.F1090]+[.H1090])" office:value-type="float" office:value="0.0187529228144516">
            <text:p>0.0187529228</text:p>
          </table:table-cell>
          <table:table-cell table:formula="of:=[.G1090]+[.I1090]*([.A1090] -[.G1090] )" office:value-type="float" office:value="766.931198018011">
            <text:p>766.931198018</text:p>
          </table:table-cell>
          <table:table-cell table:formula="of:=(1-[.I1090])*[.H1090]" office:value-type="float" office:value="3176.12360773923">
            <text:p>3176.1236077392</text:p>
          </table:table-cell>
          <table:table-cell table:formula="of:=ABS([.G1090]-[.A1090])" office:value-type="float" office:value="247.666672001773">
            <text:p>247.67</text:p>
          </table:table-cell>
          <table:table-cell table:formula="of:=IF([.L1090]&lt;[.$C$9];1;0)" office:value-type="float" office:value="0">
            <text:p>0</text:p>
          </table:table-cell>
          <table:table-cell/>
          <table:table-cell table:formula="of:=IF(AND([.M1090];[.B1090]);&quot;Not Jammed&quot;;IF([.M109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0]+([.A1091]-[.D1090])/COUNTA([.$A$60:.A1091])" office:value-type="float" office:value="968.670604651162">
            <text:p>968.671</text:p>
          </table:table-cell>
          <table:table-cell table:formula="of:=[.E1090]+(([.A1091]-[.D1090])*([.A1091]-[.D1090]))" office:value-type="float" office:value="174651150.230039">
            <text:p>174651150.230</text:p>
          </table:table-cell>
          <table:table-cell table:formula="of:=[.E1091]/(COUNT([.$A$60:.A1091])-1)" office:value-type="float" office:value="169399.757740096">
            <text:p>169399.758</text:p>
          </table:table-cell>
          <table:table-cell table:formula="of:=[.J1090]" office:value-type="float" office:value="766.931198018011">
            <text:p>766.931198018</text:p>
          </table:table-cell>
          <table:table-cell table:formula="of:=[.K1090]+[.$C$7]" office:value-type="float" office:value="3236.12360773923">
            <text:p>3236.1236077392</text:p>
          </table:table-cell>
          <table:table-cell table:formula="of:=[.H1091]/([.F1091]+[.H1091])" office:value-type="float" office:value="0.0187453707912489">
            <text:p>0.0187453708</text:p>
          </table:table-cell>
          <table:table-cell table:formula="of:=[.G1091]+[.I1091]*([.A1091] -[.G1091] )" office:value-type="float" office:value="762.269276826419">
            <text:p>762.2692768264</text:p>
          </table:table-cell>
          <table:table-cell table:formula="of:=(1-[.I1091])*[.H1091]" office:value-type="float" office:value="3175.46127078584">
            <text:p>3175.4612707859</text:p>
          </table:table-cell>
          <table:table-cell table:formula="of:=ABS([.G1091]-[.A1091])" office:value-type="float" office:value="248.697198018011">
            <text:p>248.70</text:p>
          </table:table-cell>
          <table:table-cell table:formula="of:=IF([.L1091]&lt;[.$C$9];1;0)" office:value-type="float" office:value="0">
            <text:p>0</text:p>
          </table:table-cell>
          <table:table-cell/>
          <table:table-cell table:formula="of:=IF(AND([.M1091];[.B1091]);&quot;Not Jammed&quot;;IF([.M109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1]+([.A1092]-[.D1091])/COUNTA([.$A$60:.A1092])" office:value-type="float" office:value="968.240051306872">
            <text:p>968.240</text:p>
          </table:table-cell>
          <table:table-cell table:formula="of:=[.E1091]+(([.A1092]-[.D1091])*([.A1092]-[.D1091]))" office:value-type="float" office:value="174848963.115011">
            <text:p>174848963.115</text:p>
          </table:table-cell>
          <table:table-cell table:formula="of:=[.E1092]/(COUNT([.$A$60:.A1092])-1)" office:value-type="float" office:value="169427.289840127">
            <text:p>169427.290</text:p>
          </table:table-cell>
          <table:table-cell table:formula="of:=[.J1091]" office:value-type="float" office:value="762.269276826419">
            <text:p>762.2692768264</text:p>
          </table:table-cell>
          <table:table-cell table:formula="of:=[.K1091]+[.$C$7]" office:value-type="float" office:value="3235.46127078584">
            <text:p>3235.4612707859</text:p>
          </table:table-cell>
          <table:table-cell table:formula="of:=[.H1092]/([.F1092]+[.H1092])" office:value-type="float" office:value="0.0187386176229029">
            <text:p>0.0187386176</text:p>
          </table:table-cell>
          <table:table-cell table:formula="of:=[.G1092]+[.I1092]*([.A1092] -[.G1092] )" office:value-type="float" office:value="757.80273474248">
            <text:p>757.8027347425</text:p>
          </table:table-cell>
          <table:table-cell table:formula="of:=(1-[.I1092])*[.H1092]" office:value-type="float" office:value="3174.83319919887">
            <text:p>3174.8331991989</text:p>
          </table:table-cell>
          <table:table-cell table:formula="of:=ABS([.G1092]-[.A1092])" office:value-type="float" office:value="238.360276826419">
            <text:p>238.36</text:p>
          </table:table-cell>
          <table:table-cell table:formula="of:=IF([.L1092]&lt;[.$C$9];1;0)" office:value-type="float" office:value="0">
            <text:p>0</text:p>
          </table:table-cell>
          <table:table-cell/>
          <table:table-cell table:formula="of:=IF(AND([.M1092];[.B1092]);&quot;Not Jammed&quot;;IF([.M10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2]+([.A1093]-[.D1092])/COUNTA([.$A$60:.A1093])" office:value-type="float" office:value="967.813899419728">
            <text:p>967.814</text:p>
          </table:table-cell>
          <table:table-cell table:formula="of:=[.E1092]+(([.A1093]-[.D1092])*([.A1093]-[.D1092]))" office:value-type="float" office:value="175043127.651108">
            <text:p>175043127.651</text:p>
          </table:table-cell>
          <table:table-cell table:formula="of:=[.E1093]/(COUNT([.$A$60:.A1093])-1)" office:value-type="float" office:value="169451.236835535">
            <text:p>169451.237</text:p>
          </table:table-cell>
          <table:table-cell table:formula="of:=[.J1092]" office:value-type="float" office:value="757.80273474248">
            <text:p>757.8027347425</text:p>
          </table:table-cell>
          <table:table-cell table:formula="of:=[.K1092]+[.$C$7]" office:value-type="float" office:value="3234.83319919887">
            <text:p>3234.8331991989</text:p>
          </table:table-cell>
          <table:table-cell table:formula="of:=[.H1093]/([.F1093]+[.H1093])" office:value-type="float" office:value="0.0187324501539019">
            <text:p>0.0187324502</text:p>
          </table:table-cell>
          <table:table-cell table:formula="of:=[.G1093]+[.I1093]*([.A1093] -[.G1093] )" office:value-type="float" office:value="753.490454756174">
            <text:p>753.4904547562</text:p>
          </table:table-cell>
          <table:table-cell table:formula="of:=(1-[.I1093])*[.H1093]" office:value-type="float" office:value="3174.23684753869">
            <text:p>3174.2368475387</text:p>
          </table:table-cell>
          <table:table-cell table:formula="of:=ABS([.G1093]-[.A1093])" office:value-type="float" office:value="230.20373474248">
            <text:p>230.20</text:p>
          </table:table-cell>
          <table:table-cell table:formula="of:=IF([.L1093]&lt;[.$C$9];1;0)" office:value-type="float" office:value="0">
            <text:p>0</text:p>
          </table:table-cell>
          <table:table-cell/>
          <table:table-cell table:formula="of:=IF(AND([.M1093];[.B1093]);&quot;Not Jammed&quot;;IF([.M109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078">
            <text:p>520.0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3]+([.A1094]-[.D1093])/COUNTA([.$A$60:.A1094])" office:value-type="float" office:value="967.381304347825">
            <text:p>967.381</text:p>
          </table:table-cell>
          <table:table-cell table:formula="of:=[.E1093]+(([.A1094]-[.D1093])*([.A1094]-[.D1093]))" office:value-type="float" office:value="175243595.086737">
            <text:p>175243595.087</text:p>
          </table:table-cell>
          <table:table-cell table:formula="of:=[.E1094]/(COUNT([.$A$60:.A1094])-1)" office:value-type="float" office:value="169481.23315932">
            <text:p>169481.233</text:p>
          </table:table-cell>
          <table:table-cell table:formula="of:=[.J1093]" office:value-type="float" office:value="753.490454756174">
            <text:p>753.4904547562</text:p>
          </table:table-cell>
          <table:table-cell table:formula="of:=[.K1093]+[.$C$7]" office:value-type="float" office:value="3234.23684753869">
            <text:p>3234.2368475387</text:p>
          </table:table-cell>
          <table:table-cell table:formula="of:=[.H1094]/([.F1094]+[.H1094])" office:value-type="float" office:value="0.0187258086806599">
            <text:p>0.0187258087</text:p>
          </table:table-cell>
          <table:table-cell table:formula="of:=[.G1094]+[.I1094]*([.A1094] -[.G1094] )" office:value-type="float" office:value="749.119617784727">
            <text:p>749.1196177847</text:p>
          </table:table-cell>
          <table:table-cell table:formula="of:=(1-[.I1094])*[.H1094]" office:value-type="float" office:value="3173.67314710374">
            <text:p>3173.6731471038</text:p>
          </table:table-cell>
          <table:table-cell table:formula="of:=ABS([.G1094]-[.A1094])" office:value-type="float" office:value="233.412454756174">
            <text:p>233.41</text:p>
          </table:table-cell>
          <table:table-cell table:formula="of:=IF([.L1094]&lt;[.$C$9];1;0)" office:value-type="float" office:value="0">
            <text:p>0</text:p>
          </table:table-cell>
          <table:table-cell/>
          <table:table-cell table:formula="of:=IF(AND([.M1094];[.B1094]);&quot;Not Jammed&quot;;IF([.M109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4]+([.A1095]-[.D1094])/COUNTA([.$A$60:.A1095])" office:value-type="float" office:value="966.944204633204">
            <text:p>966.944</text:p>
          </table:table-cell>
          <table:table-cell table:formula="of:=[.E1094]+(([.A1095]-[.D1094])*([.A1095]-[.D1094]))" office:value-type="float" office:value="175448654.899601">
            <text:p>175448654.900</text:p>
          </table:table-cell>
          <table:table-cell table:formula="of:=[.E1095]/(COUNT([.$A$60:.A1095])-1)" office:value-type="float" office:value="169515.608598648">
            <text:p>169515.609</text:p>
          </table:table-cell>
          <table:table-cell table:formula="of:=[.J1094]" office:value-type="float" office:value="749.119617784727">
            <text:p>749.1196177847</text:p>
          </table:table-cell>
          <table:table-cell table:formula="of:=[.K1094]+[.$C$7]" office:value-type="float" office:value="3233.67314710374">
            <text:p>3233.6731471038</text:p>
          </table:table-cell>
          <table:table-cell table:formula="of:=[.H1095]/([.F1095]+[.H1095])" office:value-type="float" office:value="0.018718880416898">
            <text:p>0.0187188804</text:p>
          </table:table-cell>
          <table:table-cell table:formula="of:=[.G1095]+[.I1095]*([.A1095] -[.G1095] )" office:value-type="float" office:value="744.728662284455">
            <text:p>744.7286622845</text:p>
          </table:table-cell>
          <table:table-cell table:formula="of:=(1-[.I1095])*[.H1095]" office:value-type="float" office:value="3173.14240615578">
            <text:p>3173.1424061558</text:p>
          </table:table-cell>
          <table:table-cell table:formula="of:=ABS([.G1095]-[.A1095])" office:value-type="float" office:value="234.573617784727">
            <text:p>234.57</text:p>
          </table:table-cell>
          <table:table-cell table:formula="of:=IF([.L1095]&lt;[.$C$9];1;0)" office:value-type="float" office:value="0">
            <text:p>0</text:p>
          </table:table-cell>
          <table:table-cell/>
          <table:table-cell table:formula="of:=IF(AND([.M1095];[.B1095]);&quot;Not Jammed&quot;;IF([.M109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96.238">
            <text:p>496.23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5]+([.A1096]-[.D1095])/COUNTA([.$A$60:.A1096])" office:value-type="float" office:value="966.490293153326">
            <text:p>966.490</text:p>
          </table:table-cell>
          <table:table-cell table:formula="of:=[.E1095]+(([.A1096]-[.D1095])*([.A1096]-[.D1095]))" office:value-type="float" office:value="175670219.230681">
            <text:p>175670219.231</text:p>
          </table:table-cell>
          <table:table-cell table:formula="of:=[.E1096]/(COUNT([.$A$60:.A1096])-1)" office:value-type="float" office:value="169565.848678264">
            <text:p>169565.849</text:p>
          </table:table-cell>
          <table:table-cell table:formula="of:=[.J1095]" office:value-type="float" office:value="744.728662284455">
            <text:p>744.7286622845</text:p>
          </table:table-cell>
          <table:table-cell table:formula="of:=[.K1095]+[.$C$7]" office:value-type="float" office:value="3233.14240615578">
            <text:p>3233.1424061558</text:p>
          </table:table-cell>
          <table:table-cell table:formula="of:=[.H1096]/([.F1096]+[.H1096])" office:value-type="float" office:value="0.0187104240937162">
            <text:p>0.0187104241</text:p>
          </table:table-cell>
          <table:table-cell table:formula="of:=[.G1096]+[.I1096]*([.A1096] -[.G1096] )" office:value-type="float" office:value="740.079296609785">
            <text:p>740.0792966098</text:p>
          </table:table-cell>
          <table:table-cell table:formula="of:=(1-[.I1096])*[.H1096]" office:value-type="float" office:value="3172.64894058122">
            <text:p>3172.6489405812</text:p>
          </table:table-cell>
          <table:table-cell table:formula="of:=ABS([.G1096]-[.A1096])" office:value-type="float" office:value="248.490662284455">
            <text:p>248.49</text:p>
          </table:table-cell>
          <table:table-cell table:formula="of:=IF([.L1096]&lt;[.$C$9];1;0)" office:value-type="float" office:value="0">
            <text:p>0</text:p>
          </table:table-cell>
          <table:table-cell/>
          <table:table-cell table:formula="of:=IF(AND([.M1096];[.B1096]);&quot;Not Jammed&quot;;IF([.M109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6.01">
            <text:p>476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6]+([.A1097]-[.D1096])/COUNTA([.$A$60:.A1097])" office:value-type="float" office:value="966.017768786126">
            <text:p>966.018</text:p>
          </table:table-cell>
          <table:table-cell table:formula="of:=[.E1096]+(([.A1097]-[.D1096])*([.A1097]-[.D1096]))" office:value-type="float" office:value="175910790.148653">
            <text:p>175910790.149</text:p>
          </table:table-cell>
          <table:table-cell table:formula="of:=[.E1097]/(COUNT([.$A$60:.A1097])-1)" office:value-type="float" office:value="169634.32029764">
            <text:p>169634.320</text:p>
          </table:table-cell>
          <table:table-cell table:formula="of:=[.J1096]" office:value-type="float" office:value="740.079296609785">
            <text:p>740.0792966098</text:p>
          </table:table-cell>
          <table:table-cell table:formula="of:=[.K1096]+[.$C$7]" office:value-type="float" office:value="3232.64894058122">
            <text:p>3232.6489405812</text:p>
          </table:table-cell>
          <table:table-cell table:formula="of:=[.H1097]/([.F1097]+[.H1097])" office:value-type="float" office:value="0.0187002118150543">
            <text:p>0.0187002118</text:p>
          </table:table-cell>
          <table:table-cell table:formula="of:=[.G1097]+[.I1097]*([.A1097] -[.G1097] )" office:value-type="float" office:value="735.141144829329">
            <text:p>735.1411448293</text:p>
          </table:table-cell>
          <table:table-cell table:formula="of:=(1-[.I1097])*[.H1097]" office:value-type="float" office:value="3172.19772066864">
            <text:p>3172.1977206687</text:p>
          </table:table-cell>
          <table:table-cell table:formula="of:=ABS([.G1097]-[.A1097])" office:value-type="float" office:value="264.069296609785">
            <text:p>264.07</text:p>
          </table:table-cell>
          <table:table-cell table:formula="of:=IF([.L1097]&lt;[.$C$9];1;0)" office:value-type="float" office:value="0">
            <text:p>0</text:p>
          </table:table-cell>
          <table:table-cell/>
          <table:table-cell table:formula="of:=IF(AND([.M1097];[.B1097]);&quot;Not Jammed&quot;;IF([.M109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6.882">
            <text:p>486.88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7]+([.A1098]-[.D1097])/COUNTA([.$A$60:.A1098])" office:value-type="float" office:value="965.556617901828">
            <text:p>965.557</text:p>
          </table:table-cell>
          <table:table-cell table:formula="of:=[.E1097]+(([.A1098]-[.D1097])*([.A1098]-[.D1097]))" office:value-type="float" office:value="176140361.233583">
            <text:p>176140361.234</text:p>
          </table:table-cell>
          <table:table-cell table:formula="of:=[.E1098]/(COUNT([.$A$60:.A1098])-1)" office:value-type="float" office:value="169692.062845456">
            <text:p>169692.063</text:p>
          </table:table-cell>
          <table:table-cell table:formula="of:=[.J1097]" office:value-type="float" office:value="735.141144829329">
            <text:p>735.1411448293</text:p>
          </table:table-cell>
          <table:table-cell table:formula="of:=[.K1097]+[.$C$7]" office:value-type="float" office:value="3232.19772066864">
            <text:p>3232.1977206687</text:p>
          </table:table-cell>
          <table:table-cell table:formula="of:=[.H1098]/([.F1098]+[.H1098])" office:value-type="float" office:value="0.0186914069205037">
            <text:p>0.0186914069</text:p>
          </table:table-cell>
          <table:table-cell table:formula="of:=[.G1098]+[.I1098]*([.A1098] -[.G1098] )" office:value-type="float" office:value="730.500832131588">
            <text:p>730.5008321316</text:p>
          </table:table-cell>
          <table:table-cell table:formula="of:=(1-[.I1098])*[.H1098]" office:value-type="float" office:value="3171.7833978241">
            <text:p>3171.7833978241</text:p>
          </table:table-cell>
          <table:table-cell table:formula="of:=ABS([.G1098]-[.A1098])" office:value-type="float" office:value="248.259144829329">
            <text:p>248.26</text:p>
          </table:table-cell>
          <table:table-cell table:formula="of:=IF([.L1098]&lt;[.$C$9];1;0)" office:value-type="float" office:value="0">
            <text:p>0</text:p>
          </table:table-cell>
          <table:table-cell/>
          <table:table-cell table:formula="of:=IF(AND([.M1098];[.B1098]);&quot;Not Jammed&quot;;IF([.M109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85.169">
            <text:p>485.16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8]+([.A1099]-[.D1098])/COUNTA([.$A$60:.A1099])" office:value-type="float" office:value="965.094706730768">
            <text:p>965.095</text:p>
          </table:table-cell>
          <table:table-cell table:formula="of:=[.E1098]+(([.A1099]-[.D1098])*([.A1099]-[.D1098]))" office:value-type="float" office:value="176371133.497017">
            <text:p>176371133.497</text:p>
          </table:table-cell>
          <table:table-cell table:formula="of:=[.E1099]/(COUNT([.$A$60:.A1099])-1)" office:value-type="float" office:value="169750.850333991">
            <text:p>169750.850</text:p>
          </table:table-cell>
          <table:table-cell table:formula="of:=[.J1098]" office:value-type="float" office:value="730.500832131588">
            <text:p>730.5008321316</text:p>
          </table:table-cell>
          <table:table-cell table:formula="of:=[.K1098]+[.$C$7]" office:value-type="float" office:value="3231.7833978241">
            <text:p>3231.7833978241</text:p>
          </table:table-cell>
          <table:table-cell table:formula="of:=[.H1099]/([.F1099]+[.H1099])" office:value-type="float" office:value="0.0186827043160559">
            <text:p>0.0186827043</text:p>
          </table:table-cell>
          <table:table-cell table:formula="of:=[.G1099]+[.I1099]*([.A1099] -[.G1099] )" office:value-type="float" office:value="725.917370052557">
            <text:p>725.9173700526</text:p>
          </table:table-cell>
          <table:table-cell table:formula="of:=(1-[.I1099])*[.H1099]" office:value-type="float" office:value="3171.40494418901">
            <text:p>3171.404944189</text:p>
          </table:table-cell>
          <table:table-cell table:formula="of:=ABS([.G1099]-[.A1099])" office:value-type="float" office:value="245.331832131588">
            <text:p>245.33</text:p>
          </table:table-cell>
          <table:table-cell table:formula="of:=IF([.L1099]&lt;[.$C$9];1;0)" office:value-type="float" office:value="0">
            <text:p>0</text:p>
          </table:table-cell>
          <table:table-cell/>
          <table:table-cell table:formula="of:=IF(AND([.M1099];[.B1099]);&quot;Not Jammed&quot;;IF([.M109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7.79">
            <text:p>477.7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099]+([.A1100]-[.D1099])/COUNTA([.$A$60:.A1100])" office:value-type="float" office:value="964.626594620556">
            <text:p>964.627</text:p>
          </table:table-cell>
          <table:table-cell table:formula="of:=[.E1099]+(([.A1100]-[.D1099])*([.A1100]-[.D1099]))" office:value-type="float" office:value="176608599.374219">
            <text:p>176608599.374</text:p>
          </table:table-cell>
          <table:table-cell table:formula="of:=[.E1100]/(COUNT([.$A$60:.A1100])-1)" office:value-type="float" office:value="169815.960936749">
            <text:p>169815.961</text:p>
          </table:table-cell>
          <table:table-cell table:formula="of:=[.J1099]" office:value-type="float" office:value="725.917370052557">
            <text:p>725.9173700526</text:p>
          </table:table-cell>
          <table:table-cell table:formula="of:=[.K1099]+[.$C$7]" office:value-type="float" office:value="3231.40494418901">
            <text:p>3231.404944189</text:p>
          </table:table-cell>
          <table:table-cell table:formula="of:=[.H1100]/([.F1100]+[.H1100])" office:value-type="float" office:value="0.0186735286477133">
            <text:p>0.0186735286</text:p>
          </table:table-cell>
          <table:table-cell table:formula="of:=[.G1100]+[.I1100]*([.A1100] -[.G1100] )" office:value-type="float" office:value="721.283956499599">
            <text:p>721.2839564996</text:p>
          </table:table-cell>
          <table:table-cell table:formula="of:=(1-[.I1100])*[.H1100]" office:value-type="float" office:value="3171.06321139134">
            <text:p>3171.0632113913</text:p>
          </table:table-cell>
          <table:table-cell table:formula="of:=ABS([.G1100]-[.A1100])" office:value-type="float" office:value="248.127370052557">
            <text:p>248.13</text:p>
          </table:table-cell>
          <table:table-cell table:formula="of:=IF([.L1100]&lt;[.$C$9];1;0)" office:value-type="float" office:value="0">
            <text:p>0</text:p>
          </table:table-cell>
          <table:table-cell/>
          <table:table-cell table:formula="of:=IF(AND([.M1100];[.B1100]);&quot;Not Jammed&quot;;IF([.M110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479.635">
            <text:p>479.6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0]+([.A1101]-[.D1100])/COUNTA([.$A$60:.A1101])" office:value-type="float" office:value="964.161151631477">
            <text:p>964.161</text:p>
          </table:table-cell>
          <table:table-cell table:formula="of:=[.E1100]+(([.A1101]-[.D1100])*([.A1101]-[.D1100]))" office:value-type="float" office:value="176843816.221071">
            <text:p>176843816.221</text:p>
          </table:table-cell>
          <table:table-cell table:formula="of:=[.E1101]/(COUNT([.$A$60:.A1101])-1)" office:value-type="float" office:value="169878.785995265">
            <text:p>169878.786</text:p>
          </table:table-cell>
          <table:table-cell table:formula="of:=[.J1100]" office:value-type="float" office:value="721.283956499599">
            <text:p>721.2839564996</text:p>
          </table:table-cell>
          <table:table-cell table:formula="of:=[.K1100]+[.$C$7]" office:value-type="float" office:value="3231.06321139134">
            <text:p>3231.0632113913</text:p>
          </table:table-cell>
          <table:table-cell table:formula="of:=[.H1101]/([.F1101]+[.H1101])" office:value-type="float" office:value="0.0186648144296754">
            <text:p>0.0186648144</text:p>
          </table:table-cell>
          <table:table-cell table:formula="of:=[.G1101]+[.I1101]*([.A1101] -[.G1101] )" office:value-type="float" office:value="716.773623569409">
            <text:p>716.7736235694</text:p>
          </table:table-cell>
          <table:table-cell table:formula="of:=(1-[.I1101])*[.H1101]" office:value-type="float" office:value="3170.75601614017">
            <text:p>3170.7560161402</text:p>
          </table:table-cell>
          <table:table-cell table:formula="of:=ABS([.G1101]-[.A1101])" office:value-type="float" office:value="241.648956499599">
            <text:p>241.65</text:p>
          </table:table-cell>
          <table:table-cell table:formula="of:=IF([.L1101]&lt;[.$C$9];1;0)" office:value-type="float" office:value="0">
            <text:p>0</text:p>
          </table:table-cell>
          <table:table-cell/>
          <table:table-cell table:formula="of:=IF(AND([.M1101];[.B1101]);&quot;Not Jammed&quot;;IF([.M110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1]+([.A1102]-[.D1101])/COUNTA([.$A$60:.A1102])" office:value-type="float" office:value="963.73007286673">
            <text:p>963.730</text:p>
          </table:table-cell>
          <table:table-cell table:formula="of:=[.E1101]+(([.A1102]-[.D1101])*([.A1102]-[.D1101]))" office:value-type="float" office:value="177045970.005648">
            <text:p>177045970.006</text:p>
          </table:table-cell>
          <table:table-cell table:formula="of:=[.E1102]/(COUNT([.$A$60:.A1102])-1)" office:value-type="float" office:value="169909.760082196">
            <text:p>169909.760</text:p>
          </table:table-cell>
          <table:table-cell table:formula="of:=[.J1101]" office:value-type="float" office:value="716.773623569409">
            <text:p>716.7736235694</text:p>
          </table:table-cell>
          <table:table-cell table:formula="of:=[.K1101]+[.$C$7]" office:value-type="float" office:value="3230.75601614017">
            <text:p>3230.7560161402</text:p>
          </table:table-cell>
          <table:table-cell table:formula="of:=[.H1102]/([.F1102]+[.H1102])" office:value-type="float" office:value="0.0186597342375094">
            <text:p>0.0186597342</text:p>
          </table:table-cell>
          <table:table-cell table:formula="of:=[.G1102]+[.I1102]*([.A1102] -[.G1102] )" office:value-type="float" office:value="713.000109858121">
            <text:p>713.0001098581</text:p>
          </table:table-cell>
          <table:table-cell table:formula="of:=(1-[.I1102])*[.H1102]" office:value-type="float" office:value="3170.47096749276">
            <text:p>3170.4709674928</text:p>
          </table:table-cell>
          <table:table-cell table:formula="of:=ABS([.G1102]-[.A1102])" office:value-type="float" office:value="202.227623569409">
            <text:p>202.23</text:p>
          </table:table-cell>
          <table:table-cell table:formula="of:=IF([.L1102]&lt;[.$C$9];1;0)" office:value-type="float" office:value="0">
            <text:p>0</text:p>
          </table:table-cell>
          <table:table-cell/>
          <table:table-cell table:formula="of:=IF(AND([.M1102];[.B1102]);&quot;Not Jammed&quot;;IF([.M110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02]+([.A1103]-[.D1102])/COUNTA([.$A$60:.A1103])" office:value-type="float" office:value="963.307021072796">
            <text:p>963.307</text:p>
          </table:table-cell>
          <table:table-cell table:formula="of:=[.E1102]+(([.A1103]-[.D1102])*([.A1103]-[.D1102]))" office:value-type="float" office:value="177241038.925569">
            <text:p>177241038.926</text:p>
          </table:table-cell>
          <table:table-cell table:formula="of:=[.E1103]/(COUNT([.$A$60:.A1103])-1)" office:value-type="float" office:value="169933.881999587">
            <text:p>169933.882</text:p>
          </table:table-cell>
          <table:table-cell table:formula="of:=[.J1102]" office:value-type="float" office:value="713.000109858121">
            <text:p>713.0001098581</text:p>
          </table:table-cell>
          <table:table-cell table:formula="of:=[.K1102]+[.$C$7]" office:value-type="float" office:value="3230.47096749276">
            <text:p>3230.4709674928</text:p>
          </table:table-cell>
          <table:table-cell table:formula="of:=[.H1103]/([.F1103]+[.H1103])" office:value-type="float" office:value="0.0186555195231602">
            <text:p>0.0186555195</text:p>
          </table:table-cell>
          <table:table-cell table:formula="of:=[.G1103]+[.I1103]*([.A1103] -[.G1103] )" office:value-type="float" office:value="709.438097532987">
            <text:p>709.438097533</text:p>
          </table:table-cell>
          <table:table-cell table:formula="of:=(1-[.I1103])*[.H1103]" office:value-type="float" office:value="3170.20485328969">
            <text:p>3170.2048532897</text:p>
          </table:table-cell>
          <table:table-cell table:formula="of:=ABS([.G1103]-[.A1103])" office:value-type="float" office:value="190.936109858121">
            <text:p>190.94</text:p>
          </table:table-cell>
          <table:table-cell table:formula="of:=IF([.L1103]&lt;[.$C$9];1;0)" office:value-type="float" office:value="0">
            <text:p>0</text:p>
          </table:table-cell>
          <table:table-cell/>
          <table:table-cell table:formula="of:=IF(AND([.M1103];[.B1103]);&quot;Not Jammed&quot;;IF([.M110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6">
            <text:p>516.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3]+([.A1104]-[.D1103])/COUNTA([.$A$60:.A1104])" office:value-type="float" office:value="962.879550239234">
            <text:p>962.880</text:p>
          </table:table-cell>
          <table:table-cell table:formula="of:=[.E1103]+(([.A1104]-[.D1103])*([.A1104]-[.D1103]))" office:value-type="float" office:value="177440586.088245">
            <text:p>177440586.088</text:p>
          </table:table-cell>
          <table:table-cell table:formula="of:=[.E1104]/(COUNT([.$A$60:.A1104])-1)" office:value-type="float" office:value="169962.247210963">
            <text:p>169962.247</text:p>
          </table:table-cell>
          <table:table-cell table:formula="of:=[.J1103]" office:value-type="float" office:value="709.438097532987">
            <text:p>709.438097533</text:p>
          </table:table-cell>
          <table:table-cell table:formula="of:=[.K1103]+[.$C$7]" office:value-type="float" office:value="3230.20485328969">
            <text:p>3230.2048532897</text:p>
          </table:table-cell>
          <table:table-cell table:formula="of:=[.H1104]/([.F1104]+[.H1104])" office:value-type="float" office:value="0.01865095629047">
            <text:p>0.0186509563</text:p>
          </table:table-cell>
          <table:table-cell table:formula="of:=[.G1104]+[.I1104]*([.A1104] -[.G1104] )" office:value-type="float" office:value="705.841482604762">
            <text:p>705.8414826048</text:p>
          </table:table-cell>
          <table:table-cell table:formula="of:=(1-[.I1104])*[.H1104]" office:value-type="float" office:value="3169.95844376172">
            <text:p>3169.9584437617</text:p>
          </table:table-cell>
          <table:table-cell table:formula="of:=ABS([.G1104]-[.A1104])" office:value-type="float" office:value="192.838097532987">
            <text:p>192.84</text:p>
          </table:table-cell>
          <table:table-cell table:formula="of:=IF([.L1104]&lt;[.$C$9];1;0)" office:value-type="float" office:value="0">
            <text:p>0</text:p>
          </table:table-cell>
          <table:table-cell/>
          <table:table-cell table:formula="of:=IF(AND([.M1104];[.B1104]);&quot;Not Jammed&quot;;IF([.M110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6">
            <text:p>516.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4]+([.A1105]-[.D1104])/COUNTA([.$A$60:.A1105])" office:value-type="float" office:value="962.452896749521">
            <text:p>962.453</text:p>
          </table:table-cell>
          <table:table-cell table:formula="of:=[.E1104]+(([.A1105]-[.D1104])*([.A1105]-[.D1104]))" office:value-type="float" office:value="177639751.525207">
            <text:p>177639751.525</text:p>
          </table:table-cell>
          <table:table-cell table:formula="of:=[.E1105]/(COUNT([.$A$60:.A1105])-1)" office:value-type="float" office:value="169990.192847088">
            <text:p>169990.193</text:p>
          </table:table-cell>
          <table:table-cell table:formula="of:=[.J1104]" office:value-type="float" office:value="705.841482604762">
            <text:p>705.8414826048</text:p>
          </table:table-cell>
          <table:table-cell table:formula="of:=[.K1104]+[.$C$7]" office:value-type="float" office:value="3229.95844376172">
            <text:p>3229.9584437617</text:p>
          </table:table-cell>
          <table:table-cell table:formula="of:=[.H1105]/([.F1105]+[.H1105])" office:value-type="float" office:value="0.0186465513376581">
            <text:p>0.0186465513</text:p>
          </table:table-cell>
          <table:table-cell table:formula="of:=[.G1105]+[.I1105]*([.A1105] -[.G1105] )" office:value-type="float" office:value="702.312781584157">
            <text:p>702.3127815842</text:p>
          </table:table-cell>
          <table:table-cell table:formula="of:=(1-[.I1105])*[.H1105]" office:value-type="float" office:value="3169.73085782162">
            <text:p>3169.7308578216</text:p>
          </table:table-cell>
          <table:table-cell table:formula="of:=ABS([.G1105]-[.A1105])" office:value-type="float" office:value="189.241482604762">
            <text:p>189.24</text:p>
          </table:table-cell>
          <table:table-cell table:formula="of:=IF([.L1105]&lt;[.$C$9];1;0)" office:value-type="float" office:value="0">
            <text:p>0</text:p>
          </table:table-cell>
          <table:table-cell/>
          <table:table-cell table:formula="of:=IF(AND([.M1105];[.B1105]);&quot;Not Jammed&quot;;IF([.M110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5]+([.A1106]-[.D1105])/COUNTA([.$A$60:.A1106])" office:value-type="float" office:value="962.026991404011">
            <text:p>962.027</text:p>
          </table:table-cell>
          <table:table-cell table:formula="of:=[.E1105]+(([.A1106]-[.D1105])*([.A1106]-[.D1105]))" office:value-type="float" office:value="177838598.755052">
            <text:p>177838598.755</text:p>
          </table:table-cell>
          <table:table-cell table:formula="of:=[.E1106]/(COUNT([.$A$60:.A1106])-1)" office:value-type="float" office:value="170017.78083657">
            <text:p>170017.781</text:p>
          </table:table-cell>
          <table:table-cell table:formula="of:=[.J1105]" office:value-type="float" office:value="702.312781584157">
            <text:p>702.3127815842</text:p>
          </table:table-cell>
          <table:table-cell table:formula="of:=[.K1105]+[.$C$7]" office:value-type="float" office:value="3229.73085782162">
            <text:p>3229.7308578216</text:p>
          </table:table-cell>
          <table:table-cell table:formula="of:=[.H1106]/([.F1106]+[.H1106])" office:value-type="float" office:value="0.0186422929035706">
            <text:p>0.0186422929</text:p>
          </table:table-cell>
          <table:table-cell table:formula="of:=[.G1106]+[.I1106]*([.A1106] -[.G1106] )" office:value-type="float" office:value="698.849364553425">
            <text:p>698.8493645534</text:p>
          </table:table-cell>
          <table:table-cell table:formula="of:=(1-[.I1106])*[.H1106]" office:value-type="float" office:value="3169.52126917041">
            <text:p>3169.5212691704</text:p>
          </table:table-cell>
          <table:table-cell table:formula="of:=ABS([.G1106]-[.A1106])" office:value-type="float" office:value="185.782781584157">
            <text:p>185.78</text:p>
          </table:table-cell>
          <table:table-cell table:formula="of:=IF([.L1106]&lt;[.$C$9];1;0)" office:value-type="float" office:value="0">
            <text:p>0</text:p>
          </table:table-cell>
          <table:table-cell/>
          <table:table-cell table:formula="of:=IF(AND([.M1106];[.B1106]);&quot;Not Jammed&quot;;IF([.M110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6]+([.A1107]-[.D1106])/COUNTA([.$A$60:.A1107])" office:value-type="float" office:value="961.603726145037">
            <text:p>961.604</text:p>
          </table:table-cell>
          <table:table-cell table:formula="of:=[.E1106]+(([.A1107]-[.D1106])*([.A1107]-[.D1106]))" office:value-type="float" office:value="178035363.73815">
            <text:p>178035363.738</text:p>
          </table:table-cell>
          <table:table-cell table:formula="of:=[.E1107]/(COUNT([.$A$60:.A1107])-1)" office:value-type="float" office:value="170043.327352579">
            <text:p>170043.327</text:p>
          </table:table-cell>
          <table:table-cell table:formula="of:=[.J1106]" office:value-type="float" office:value="698.849364553425">
            <text:p>698.8493645534</text:p>
          </table:table-cell>
          <table:table-cell table:formula="of:=[.K1106]+[.$C$7]" office:value-type="float" office:value="3229.52126917041">
            <text:p>3229.5212691704</text:p>
          </table:table-cell>
          <table:table-cell table:formula="of:=[.H1107]/([.F1107]+[.H1107])" office:value-type="float" office:value="0.0186383573356053">
            <text:p>0.0186383573</text:p>
          </table:table-cell>
          <table:table-cell table:formula="of:=[.G1107]+[.I1107]*([.A1107] -[.G1107] )" office:value-type="float" office:value="695.486923541976">
            <text:p>695.486923542</text:p>
          </table:table-cell>
          <table:table-cell table:formula="of:=(1-[.I1107])*[.H1107]" office:value-type="float" office:value="3169.32829773267">
            <text:p>3169.3282977327</text:p>
          </table:table-cell>
          <table:table-cell table:formula="of:=ABS([.G1107]-[.A1107])" office:value-type="float" office:value="180.404364553425">
            <text:p>180.40</text:p>
          </table:table-cell>
          <table:table-cell table:formula="of:=IF([.L1107]&lt;[.$C$9];1;0)" office:value-type="float" office:value="0">
            <text:p>0</text:p>
          </table:table-cell>
          <table:table-cell/>
          <table:table-cell table:formula="of:=IF(AND([.M1107];[.B1107]);&quot;Not Jammed&quot;;IF([.M1107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135">
            <text:p>522.13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7]+([.A1108]-[.D1107])/COUNTA([.$A$60:.A1108])" office:value-type="float" office:value="961.184785510009">
            <text:p>961.185</text:p>
          </table:table-cell>
          <table:table-cell table:formula="of:=[.E1107]+(([.A1108]-[.D1107])*([.A1108]-[.D1107]))" office:value-type="float" office:value="178228496.49941">
            <text:p>178228496.499</text:p>
          </table:table-cell>
          <table:table-cell table:formula="of:=[.E1108]/(COUNT([.$A$60:.A1108])-1)" office:value-type="float" office:value="170065.359255162">
            <text:p>170065.359</text:p>
          </table:table-cell>
          <table:table-cell table:formula="of:=[.J1107]" office:value-type="float" office:value="695.486923541976">
            <text:p>695.486923542</text:p>
          </table:table-cell>
          <table:table-cell table:formula="of:=[.K1107]+[.$C$7]" office:value-type="float" office:value="3229.32829773267">
            <text:p>3229.3282977327</text:p>
          </table:table-cell>
          <table:table-cell table:formula="of:=[.H1108]/([.F1108]+[.H1108])" office:value-type="float" office:value="0.0186348949487963">
            <text:p>0.0186348949</text:p>
          </table:table-cell>
          <table:table-cell table:formula="of:=[.G1108]+[.I1108]*([.A1108] -[.G1108] )" office:value-type="float" office:value="692.256528657599">
            <text:p>692.2565286576</text:p>
          </table:table-cell>
          <table:table-cell table:formula="of:=(1-[.I1108])*[.H1108]" office:value-type="float" office:value="3169.15010414925">
            <text:p>3169.1501041493</text:p>
          </table:table-cell>
          <table:table-cell table:formula="of:=ABS([.G1108]-[.A1108])" office:value-type="float" office:value="173.351923541976">
            <text:p>173.35</text:p>
          </table:table-cell>
          <table:table-cell table:formula="of:=IF([.L1108]&lt;[.$C$9];1;0)" office:value-type="float" office:value="0">
            <text:p>0</text:p>
          </table:table-cell>
          <table:table-cell/>
          <table:table-cell table:formula="of:=IF(AND([.M1108];[.B1108]);&quot;Not Jammed&quot;;IF([.M1108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5.825">
            <text:p>525.8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8]+([.A1109]-[.D1108])/COUNTA([.$A$60:.A1109])" office:value-type="float" office:value="960.770157142856">
            <text:p>960.770</text:p>
          </table:table-cell>
          <table:table-cell table:formula="of:=[.E1108]+(([.A1109]-[.D1108])*([.A1109]-[.D1108]))" office:value-type="float" office:value="178418034.642249">
            <text:p>178418034.642</text:p>
          </table:table-cell>
          <table:table-cell table:formula="of:=[.E1109]/(COUNT([.$A$60:.A1109])-1)" office:value-type="float" office:value="170083.922442563">
            <text:p>170083.922</text:p>
          </table:table-cell>
          <table:table-cell table:formula="of:=[.J1108]" office:value-type="float" office:value="692.256528657599">
            <text:p>692.2565286576</text:p>
          </table:table-cell>
          <table:table-cell table:formula="of:=[.K1108]+[.$C$7]" office:value-type="float" office:value="3229.15010414925">
            <text:p>3229.1501041493</text:p>
          </table:table-cell>
          <table:table-cell table:formula="of:=[.H1109]/([.F1109]+[.H1109])" office:value-type="float" office:value="0.0186318900051749">
            <text:p>0.01863189</text:p>
          </table:table-cell>
          <table:table-cell table:formula="of:=[.G1109]+[.I1109]*([.A1109] -[.G1109] )" office:value-type="float" office:value="689.155594722258">
            <text:p>689.1555947223</text:p>
          </table:table-cell>
          <table:table-cell table:formula="of:=(1-[.I1109])*[.H1109]" office:value-type="float" office:value="3168.98493459854">
            <text:p>3168.9849345986</text:p>
          </table:table-cell>
          <table:table-cell table:formula="of:=ABS([.G1109]-[.A1109])" office:value-type="float" office:value="166.431528657599">
            <text:p>166.43</text:p>
          </table:table-cell>
          <table:table-cell table:formula="of:=IF([.L1109]&lt;[.$C$9];1;0)" office:value-type="float" office:value="0">
            <text:p>0</text:p>
          </table:table-cell>
          <table:table-cell/>
          <table:table-cell table:formula="of:=IF(AND([.M1109];[.B1109]);&quot;Not Jammed&quot;;IF([.M1109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09]+([.A1110]-[.D1109])/COUNTA([.$A$60:.A1110])" office:value-type="float" office:value="960.349095147478">
            <text:p>960.349</text:p>
          </table:table-cell>
          <table:table-cell table:formula="of:=[.E1109]+(([.A1110]-[.D1109])*([.A1110]-[.D1109]))" office:value-type="float" office:value="178613872.892628">
            <text:p>178613872.893</text:p>
          </table:table-cell>
          <table:table-cell table:formula="of:=[.E1110]/(COUNT([.$A$60:.A1110])-1)" office:value-type="float" office:value="170108.450373931">
            <text:p>170108.450</text:p>
          </table:table-cell>
          <table:table-cell table:formula="of:=[.J1109]" office:value-type="float" office:value="689.155594722258">
            <text:p>689.1555947223</text:p>
          </table:table-cell>
          <table:table-cell table:formula="of:=[.K1109]+[.$C$7]" office:value-type="float" office:value="3228.98493459854">
            <text:p>3228.9849345986</text:p>
          </table:table-cell>
          <table:table-cell table:formula="of:=[.H1110]/([.F1110]+[.H1110])" office:value-type="float" office:value="0.0186283183944146">
            <text:p>0.0186283184</text:p>
          </table:table-cell>
          <table:table-cell table:formula="of:=[.G1110]+[.I1110]*([.A1110] -[.G1110] )" office:value-type="float" office:value="685.971612835291">
            <text:p>685.9716128353</text:p>
          </table:table-cell>
          <table:table-cell table:formula="of:=(1-[.I1110])*[.H1110]" office:value-type="float" office:value="3168.83437514607">
            <text:p>3168.8343751461</text:p>
          </table:table-cell>
          <table:table-cell table:formula="of:=ABS([.G1110]-[.A1110])" office:value-type="float" office:value="170.921594722258">
            <text:p>170.92</text:p>
          </table:table-cell>
          <table:table-cell table:formula="of:=IF([.L1110]&lt;[.$C$9];1;0)" office:value-type="float" office:value="0">
            <text:p>0</text:p>
          </table:table-cell>
          <table:table-cell/>
          <table:table-cell table:formula="of:=IF(AND([.M1110];[.B1110]);&quot;Not Jammed&quot;;IF([.M1110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0]+([.A1111]-[.D1110])/COUNTA([.$A$60:.A1111])" office:value-type="float" office:value="959.930721482889">
            <text:p>959.931</text:p>
          </table:table-cell>
          <table:table-cell table:formula="of:=[.E1110]+(([.A1111]-[.D1110])*([.A1111]-[.D1110]))" office:value-type="float" office:value="178807586.513023">
            <text:p>178807586.513</text:p>
          </table:table-cell>
          <table:table-cell table:formula="of:=[.E1111]/(COUNT([.$A$60:.A1111])-1)" office:value-type="float" office:value="170130.910098024">
            <text:p>170130.910</text:p>
          </table:table-cell>
          <table:table-cell table:formula="of:=[.J1110]" office:value-type="float" office:value="685.971612835291">
            <text:p>685.9716128353</text:p>
          </table:table-cell>
          <table:table-cell table:formula="of:=[.K1110]+[.$C$7]" office:value-type="float" office:value="3228.83437514607">
            <text:p>3228.8343751461</text:p>
          </table:table-cell>
          <table:table-cell table:formula="of:=[.H1111]/([.F1111]+[.H1111])" office:value-type="float" office:value="0.0186250526900481">
            <text:p>0.0186250527</text:p>
          </table:table-cell>
          <table:table-cell table:formula="of:=[.G1111]+[.I1111]*([.A1111] -[.G1111] )" office:value-type="float" office:value="682.884480312773">
            <text:p>682.8844803128</text:p>
          </table:table-cell>
          <table:table-cell table:formula="of:=(1-[.I1111])*[.H1111]" office:value-type="float" office:value="3168.69716478154">
            <text:p>3168.6971647815</text:p>
          </table:table-cell>
          <table:table-cell table:formula="of:=ABS([.G1111]-[.A1111])" office:value-type="float" office:value="165.751612835291">
            <text:p>165.75</text:p>
          </table:table-cell>
          <table:table-cell table:formula="of:=IF([.L1111]&lt;[.$C$9];1;0)" office:value-type="float" office:value="0">
            <text:p>0</text:p>
          </table:table-cell>
          <table:table-cell/>
          <table:table-cell table:formula="of:=IF(AND([.M1111];[.B1111]);&quot;Not Jammed&quot;;IF([.M1111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1]+([.A1112]-[.D1111])/COUNTA([.$A$60:.A1112])" office:value-type="float" office:value="959.507886039885">
            <text:p>959.508</text:p>
          </table:table-cell>
          <table:table-cell table:formula="of:=[.E1111]+(([.A1112]-[.D1111])*([.A1112]-[.D1111]))" office:value-type="float" office:value="179005830.265522">
            <text:p>179005830.266</text:p>
          </table:table-cell>
          <table:table-cell table:formula="of:=[.E1112]/(COUNT([.$A$60:.A1112])-1)" office:value-type="float" office:value="170157.633332245">
            <text:p>170157.633</text:p>
          </table:table-cell>
          <table:table-cell table:formula="of:=[.J1111]" office:value-type="float" office:value="682.884480312773">
            <text:p>682.8844803128</text:p>
          </table:table-cell>
          <table:table-cell table:formula="of:=[.K1111]+[.$C$7]" office:value-type="float" office:value="3228.69716478154">
            <text:p>3228.6971647815</text:p>
          </table:table-cell>
          <table:table-cell table:formula="of:=[.H1112]/([.F1112]+[.H1112])" office:value-type="float" office:value="0.0186214054794643">
            <text:p>0.0186214055</text:p>
          </table:table-cell>
          <table:table-cell table:formula="of:=[.G1112]+[.I1112]*([.A1112] -[.G1112] )" office:value-type="float" office:value="679.752369588434">
            <text:p>679.7523695884</text:p>
          </table:table-cell>
          <table:table-cell table:formula="of:=(1-[.I1112])*[.H1112]" office:value-type="float" office:value="3168.57428570574">
            <text:p>3168.5742857058</text:p>
          </table:table-cell>
          <table:table-cell table:formula="of:=ABS([.G1112]-[.A1112])" office:value-type="float" office:value="168.199480312773">
            <text:p>168.20</text:p>
          </table:table-cell>
          <table:table-cell table:formula="of:=IF([.L1112]&lt;[.$C$9];1;0)" office:value-type="float" office:value="0">
            <text:p>0</text:p>
          </table:table-cell>
          <table:table-cell/>
          <table:table-cell table:formula="of:=IF(AND([.M1112];[.B1112]);&quot;Not Jammed&quot;;IF([.M111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2]+([.A1113]-[.D1112])/COUNTA([.$A$60:.A1113])" office:value-type="float" office:value="959.089353889942">
            <text:p>959.089</text:p>
          </table:table-cell>
          <table:table-cell table:formula="of:=[.E1112]+(([.A1113]-[.D1112])*([.A1113]-[.D1112]))" office:value-type="float" office:value="179200428.488668">
            <text:p>179200428.489</text:p>
          </table:table-cell>
          <table:table-cell table:formula="of:=[.E1113]/(COUNT([.$A$60:.A1113])-1)" office:value-type="float" office:value="170180.843768915">
            <text:p>170180.844</text:p>
          </table:table-cell>
          <table:table-cell table:formula="of:=[.J1112]" office:value-type="float" office:value="679.752369588434">
            <text:p>679.7523695884</text:p>
          </table:table-cell>
          <table:table-cell table:formula="of:=[.K1112]+[.$C$7]" office:value-type="float" office:value="3228.57428570574">
            <text:p>3228.5742857058</text:p>
          </table:table-cell>
          <table:table-cell table:formula="of:=[.H1113]/([.F1113]+[.H1113])" office:value-type="float" office:value="0.0186182176373419">
            <text:p>0.0186182176</text:p>
          </table:table-cell>
          <table:table-cell table:formula="of:=[.G1113]+[.I1113]*([.A1113] -[.G1113] )" office:value-type="float" office:value="676.747810599694">
            <text:p>676.7478105997</text:p>
          </table:table-cell>
          <table:table-cell table:formula="of:=(1-[.I1113])*[.H1113]" office:value-type="float" office:value="3168.46398699615">
            <text:p>3168.4639869962</text:p>
          </table:table-cell>
          <table:table-cell table:formula="of:=ABS([.G1113]-[.A1113])" office:value-type="float" office:value="161.377369588434">
            <text:p>161.38</text:p>
          </table:table-cell>
          <table:table-cell table:formula="of:=IF([.L1113]&lt;[.$C$9];1;0)" office:value-type="float" office:value="0">
            <text:p>0</text:p>
          </table:table-cell>
          <table:table-cell/>
          <table:table-cell table:formula="of:=IF(AND([.M1113];[.B1113]);&quot;Not Jammed&quot;;IF([.M1113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1.923">
            <text:p>521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3]+([.A1114]-[.D1113])/COUNTA([.$A$60:.A1114])" office:value-type="float" office:value="958.674978199051">
            <text:p>958.675</text:p>
          </table:table-cell>
          <table:table-cell table:formula="of:=[.E1113]+(([.A1114]-[.D1113])*([.A1114]-[.D1113]))" office:value-type="float" office:value="179391542.909641">
            <text:p>179391542.910</text:p>
          </table:table-cell>
          <table:table-cell table:formula="of:=[.E1114]/(COUNT([.$A$60:.A1114])-1)" office:value-type="float" office:value="170200.704847857">
            <text:p>170200.705</text:p>
          </table:table-cell>
          <table:table-cell table:formula="of:=[.J1113]" office:value-type="float" office:value="676.747810599694">
            <text:p>676.7478105997</text:p>
          </table:table-cell>
          <table:table-cell table:formula="of:=[.K1113]+[.$C$7]" office:value-type="float" office:value="3228.46398699615">
            <text:p>3228.4639869962</text:p>
          </table:table-cell>
          <table:table-cell table:formula="of:=[.H1114]/([.F1114]+[.H1114])" office:value-type="float" office:value="0.0186154613360941">
            <text:p>0.0186154613</text:p>
          </table:table-cell>
          <table:table-cell table:formula="of:=[.G1114]+[.I1114]*([.A1114] -[.G1114] )" office:value-type="float" office:value="673.865675324108">
            <text:p>673.8656753241</text:p>
          </table:table-cell>
          <table:table-cell table:formula="of:=(1-[.I1114])*[.H1114]" office:value-type="float" office:value="3168.36464047125">
            <text:p>3168.3646404713</text:p>
          </table:table-cell>
          <table:table-cell table:formula="of:=ABS([.G1114]-[.A1114])" office:value-type="float" office:value="154.824810599694">
            <text:p>154.82</text:p>
          </table:table-cell>
          <table:table-cell table:formula="of:=IF([.L1114]&lt;[.$C$9];1;0)" office:value-type="float" office:value="0">
            <text:p>0</text:p>
          </table:table-cell>
          <table:table-cell/>
          <table:table-cell table:formula="of:=IF(AND([.M1114];[.B1114]);&quot;Not Jammed&quot;;IF([.M1114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4]+([.A1115]-[.D1114])/COUNTA([.$A$60:.A1115])" office:value-type="float" office:value="958.261520833333">
            <text:p>958.262</text:p>
          </table:table-cell>
          <table:table-cell table:formula="of:=[.E1114]+(([.A1115]-[.D1114])*([.A1115]-[.D1114]))" office:value-type="float" office:value="179582172.055925">
            <text:p>179582172.056</text:p>
          </table:table-cell>
          <table:table-cell table:formula="of:=[.E1115]/(COUNT([.$A$60:.A1115])-1)" office:value-type="float" office:value="170220.068299455">
            <text:p>170220.068</text:p>
          </table:table-cell>
          <table:table-cell table:formula="of:=[.J1114]" office:value-type="float" office:value="673.865675324108">
            <text:p>673.8656753241</text:p>
          </table:table-cell>
          <table:table-cell table:formula="of:=[.K1114]+[.$C$7]" office:value-type="float" office:value="3228.36464047125">
            <text:p>3228.3646404713</text:p>
          </table:table-cell>
          <table:table-cell table:formula="of:=[.H1115]/([.F1115]+[.H1115])" office:value-type="float" office:value="0.0186128210313055">
            <text:p>0.018612821</text:p>
          </table:table-cell>
          <table:table-cell table:formula="of:=[.G1115]+[.I1115]*([.A1115] -[.G1115] )" office:value-type="float" office:value="671.040217909048">
            <text:p>671.040217909</text:p>
          </table:table-cell>
          <table:table-cell table:formula="of:=(1-[.I1115])*[.H1115]" office:value-type="float" office:value="3168.27566719436">
            <text:p>3168.2756671944</text:p>
          </table:table-cell>
          <table:table-cell table:formula="of:=ABS([.G1115]-[.A1115])" office:value-type="float" office:value="151.801675324108">
            <text:p>151.80</text:p>
          </table:table-cell>
          <table:table-cell table:formula="of:=IF([.L1115]&lt;[.$C$9];1;0)" office:value-type="float" office:value="0">
            <text:p>0</text:p>
          </table:table-cell>
          <table:table-cell/>
          <table:table-cell table:formula="of:=IF(AND([.M1115];[.B1115]);&quot;Not Jammed&quot;;IF([.M1115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5]+([.A1116]-[.D1115])/COUNTA([.$A$60:.A1116])" office:value-type="float" office:value="957.843610217596">
            <text:p>957.844</text:p>
          </table:table-cell>
          <table:table-cell table:formula="of:=[.E1115]+(([.A1116]-[.D1115])*([.A1116]-[.D1115]))" office:value-type="float" office:value="179777298.792423">
            <text:p>179777298.792</text:p>
          </table:table-cell>
          <table:table-cell table:formula="of:=[.E1116]/(COUNT([.$A$60:.A1116])-1)" office:value-type="float" office:value="170243.654159491">
            <text:p>170243.654</text:p>
          </table:table-cell>
          <table:table-cell table:formula="of:=[.J1115]" office:value-type="float" office:value="671.040217909048">
            <text:p>671.040217909</text:p>
          </table:table-cell>
          <table:table-cell table:formula="of:=[.K1115]+[.$C$7]" office:value-type="float" office:value="3228.27566719436">
            <text:p>3228.2756671944</text:p>
          </table:table-cell>
          <table:table-cell table:formula="of:=[.H1116]/([.F1116]+[.H1116])" office:value-type="float" office:value="0.0186097870152232">
            <text:p>0.018609787</text:p>
          </table:table-cell>
          <table:table-cell table:formula="of:=[.G1116]+[.I1116]*([.A1116] -[.G1116] )" office:value-type="float" office:value="668.164815662085">
            <text:p>668.1648156621</text:p>
          </table:table-cell>
          <table:table-cell table:formula="of:=(1-[.I1116])*[.H1116]" office:value-type="float" office:value="3168.19814460145">
            <text:p>3168.1981446015</text:p>
          </table:table-cell>
          <table:table-cell table:formula="of:=ABS([.G1116]-[.A1116])" office:value-type="float" office:value="154.510217909048">
            <text:p>154.51</text:p>
          </table:table-cell>
          <table:table-cell table:formula="of:=IF([.L1116]&lt;[.$C$9];1;0)" office:value-type="float" office:value="0">
            <text:p>0</text:p>
          </table:table-cell>
          <table:table-cell/>
          <table:table-cell table:formula="of:=IF(AND([.M1116];[.B1116]);&quot;Not Jammed&quot;;IF([.M1116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521.852">
            <text:p>521.8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6]+([.A1117]-[.D1116])/COUNTA([.$A$60:.A1117])" office:value-type="float" office:value="957.431519848771">
            <text:p>957.432</text:p>
          </table:table-cell>
          <table:table-cell table:formula="of:=[.E1116]+(([.A1117]-[.D1116])*([.A1117]-[.D1116]))" office:value-type="float" office:value="179967387.476603">
            <text:p>179967387.477</text:p>
          </table:table-cell>
          <table:table-cell table:formula="of:=[.E1117]/(COUNT([.$A$60:.A1117])-1)" office:value-type="float" office:value="170262.42902233">
            <text:p>170262.429</text:p>
          </table:table-cell>
          <table:table-cell table:formula="of:=[.J1116]" office:value-type="float" office:value="668.164815662085">
            <text:p>668.1648156621</text:p>
          </table:table-cell>
          <table:table-cell table:formula="of:=[.K1116]+[.$C$7]" office:value-type="float" office:value="3228.19814460145">
            <text:p>3228.1981446015</text:p>
          </table:table-cell>
          <table:table-cell table:formula="of:=[.H1117]/([.F1117]+[.H1117])" office:value-type="float" office:value="0.0186073345708486">
            <text:p>0.0186073346</text:p>
          </table:table-cell>
          <table:table-cell table:formula="of:=[.G1117]+[.I1117]*([.A1117] -[.G1117] )" office:value-type="float" office:value="665.442324149057">
            <text:p>665.4423241491</text:p>
          </table:table-cell>
          <table:table-cell table:formula="of:=(1-[.I1117])*[.H1117]" office:value-type="float" office:value="3168.12998166386">
            <text:p>3168.1299816639</text:p>
          </table:table-cell>
          <table:table-cell table:formula="of:=ABS([.G1117]-[.A1117])" office:value-type="float" office:value="146.312815662085">
            <text:p>146.31</text:p>
          </table:table-cell>
          <table:table-cell table:formula="of:=IF([.L1117]&lt;[.$C$9];1;0)" office:value-type="float" office:value="1">
            <text:p>1</text:p>
          </table:table-cell>
          <table:table-cell/>
          <table:table-cell table:formula="of:=IF(AND([.M1117];[.B1117]);&quot;Not Jammed&quot;;IF([.M111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44.201">
            <text:p>544.2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7]+([.A1118]-[.D1117])/COUNTA([.$A$60:.A1118])" office:value-type="float" office:value="957.04131161473">
            <text:p>957.041</text:p>
          </table:table-cell>
          <table:table-cell table:formula="of:=[.E1117]+(([.A1118]-[.D1117])*([.A1118]-[.D1117]))" office:value-type="float" office:value="180138146.939138">
            <text:p>180138146.939</text:p>
          </table:table-cell>
          <table:table-cell table:formula="of:=[.E1118]/(COUNT([.$A$60:.A1118])-1)" office:value-type="float" office:value="170262.898808259">
            <text:p>170262.899</text:p>
          </table:table-cell>
          <table:table-cell table:formula="of:=[.J1117]" office:value-type="float" office:value="665.442324149057">
            <text:p>665.4423241491</text:p>
          </table:table-cell>
          <table:table-cell table:formula="of:=[.K1117]+[.$C$7]" office:value-type="float" office:value="3228.12998166386">
            <text:p>3228.1299816639</text:p>
          </table:table-cell>
          <table:table-cell table:formula="of:=[.H1118]/([.F1118]+[.H1118])" office:value-type="float" office:value="0.0186068986055339">
            <text:p>0.0186068986</text:p>
          </table:table-cell>
          <table:table-cell table:formula="of:=[.G1118]+[.I1118]*([.A1118] -[.G1118] )" office:value-type="float" office:value="663.186399123815">
            <text:p>663.1863991238</text:p>
          </table:table-cell>
          <table:table-cell table:formula="of:=(1-[.I1118])*[.H1118]" office:value-type="float" office:value="3168.06449440955">
            <text:p>3168.0644944096</text:p>
          </table:table-cell>
          <table:table-cell table:formula="of:=ABS([.G1118]-[.A1118])" office:value-type="float" office:value="121.241324149057">
            <text:p>121.24</text:p>
          </table:table-cell>
          <table:table-cell table:formula="of:=IF([.L1118]&lt;[.$C$9];1;0)" office:value-type="float" office:value="1">
            <text:p>1</text:p>
          </table:table-cell>
          <table:table-cell/>
          <table:table-cell table:formula="of:=IF(AND([.M1118];[.B1118]);&quot;Not Jammed&quot;;IF([.M111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1.36">
            <text:p>531.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8]+([.A1119]-[.D1118])/COUNTA([.$A$60:.A1119])" office:value-type="float" office:value="956.639725471697">
            <text:p>956.640</text:p>
          </table:table-cell>
          <table:table-cell table:formula="of:=[.E1118]+(([.A1119]-[.D1118])*([.A1119]-[.D1118]))" office:value-type="float" office:value="180319351.518196">
            <text:p>180319351.518</text:p>
          </table:table-cell>
          <table:table-cell table:formula="of:=[.E1119]/(COUNT([.$A$60:.A1119])-1)" office:value-type="float" office:value="170273.230895369">
            <text:p>170273.231</text:p>
          </table:table-cell>
          <table:table-cell table:formula="of:=[.J1118]" office:value-type="float" office:value="663.186399123815">
            <text:p>663.1863991238</text:p>
          </table:table-cell>
          <table:table-cell table:formula="of:=[.K1118]+[.$C$7]" office:value-type="float" office:value="3228.06449440955">
            <text:p>3228.0644944096</text:p>
          </table:table-cell>
          <table:table-cell table:formula="of:=[.H1119]/([.F1119]+[.H1119])" office:value-type="float" office:value="0.0186054201333631">
            <text:p>0.0186054201</text:p>
          </table:table-cell>
          <table:table-cell table:formula="of:=[.G1119]+[.I1119]*([.A1119] -[.G1119] )" office:value-type="float" office:value="660.733713583448">
            <text:p>660.7337135834</text:p>
          </table:table-cell>
          <table:table-cell table:formula="of:=(1-[.I1119])*[.H1119]" office:value-type="float" office:value="3168.00499827347">
            <text:p>3168.0049982735</text:p>
          </table:table-cell>
          <table:table-cell table:formula="of:=ABS([.G1119]-[.A1119])" office:value-type="float" office:value="131.826399123815">
            <text:p>131.83</text:p>
          </table:table-cell>
          <table:table-cell table:formula="of:=IF([.L1119]&lt;[.$C$9];1;0)" office:value-type="float" office:value="1">
            <text:p>1</text:p>
          </table:table-cell>
          <table:table-cell/>
          <table:table-cell table:formula="of:=IF(AND([.M1119];[.B1119]);&quot;Not Jammed&quot;;IF([.M111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2.701">
            <text:p>512.7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19]+([.A1120]-[.D1119])/COUNTA([.$A$60:.A1120])" office:value-type="float" office:value="956.221310084825">
            <text:p>956.221</text:p>
          </table:table-cell>
          <table:table-cell table:formula="of:=[.E1119]+(([.A1120]-[.D1119])*([.A1120]-[.D1119]))" office:value-type="float" office:value="180516433.110169">
            <text:p>180516433.110</text:p>
          </table:table-cell>
          <table:table-cell table:formula="of:=[.E1120]/(COUNT([.$A$60:.A1120])-1)" office:value-type="float" office:value="170298.521802046">
            <text:p>170298.522</text:p>
          </table:table-cell>
          <table:table-cell table:formula="of:=[.J1119]" office:value-type="float" office:value="660.733713583448">
            <text:p>660.7337135834</text:p>
          </table:table-cell>
          <table:table-cell table:formula="of:=[.K1119]+[.$C$7]" office:value-type="float" office:value="3228.00499827347">
            <text:p>3228.0049982735</text:p>
          </table:table-cell>
          <table:table-cell table:formula="of:=[.H1120]/([.F1120]+[.H1120])" office:value-type="float" office:value="0.0186023719704135">
            <text:p>0.018602372</text:p>
          </table:table-cell>
          <table:table-cell table:formula="of:=[.G1120]+[.I1120]*([.A1120] -[.G1120] )" office:value-type="float" office:value="657.979953981579">
            <text:p>657.9799539816</text:p>
          </table:table-cell>
          <table:table-cell table:formula="of:=(1-[.I1120])*[.H1120]" office:value-type="float" office:value="3167.95644857323">
            <text:p>3167.9564485732</text:p>
          </table:table-cell>
          <table:table-cell table:formula="of:=ABS([.G1120]-[.A1120])" office:value-type="float" office:value="148.032713583448">
            <text:p>148.03</text:p>
          </table:table-cell>
          <table:table-cell table:formula="of:=IF([.L1120]&lt;[.$C$9];1;0)" office:value-type="float" office:value="1">
            <text:p>1</text:p>
          </table:table-cell>
          <table:table-cell/>
          <table:table-cell table:formula="of:=IF(AND([.M1120];[.B1120]);&quot;Not Jammed&quot;;IF([.M112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0]+([.A1121]-[.D1120])/COUNTA([.$A$60:.A1121])" office:value-type="float" office:value="955.805419962335">
            <text:p>955.805</text:p>
          </table:table-cell>
          <table:table-cell table:formula="of:=[.E1120]+(([.A1121]-[.D1120])*([.A1121]-[.D1120]))" office:value-type="float" office:value="180711510.189708">
            <text:p>180711510.190</text:p>
          </table:table-cell>
          <table:table-cell table:formula="of:=[.E1121]/(COUNT([.$A$60:.A1121])-1)" office:value-type="float" office:value="170321.875767868">
            <text:p>170321.876</text:p>
          </table:table-cell>
          <table:table-cell table:formula="of:=[.J1120]" office:value-type="float" office:value="657.979953981579">
            <text:p>657.9799539816</text:p>
          </table:table-cell>
          <table:table-cell table:formula="of:=[.K1120]+[.$C$7]" office:value-type="float" office:value="3227.95644857323">
            <text:p>3227.9564485732</text:p>
          </table:table-cell>
          <table:table-cell table:formula="of:=[.H1121]/([.F1121]+[.H1121])" office:value-type="float" office:value="0.018599594176199">
            <text:p>0.0185995942</text:p>
          </table:table-cell>
          <table:table-cell table:formula="of:=[.G1121]+[.I1121]*([.A1121] -[.G1121] )" office:value-type="float" office:value="655.312140646434">
            <text:p>655.3121406464</text:p>
          </table:table-cell>
          <table:table-cell table:formula="of:=(1-[.I1121])*[.H1121]" office:value-type="float" office:value="3167.91776861133">
            <text:p>3167.9177686113</text:p>
          </table:table-cell>
          <table:table-cell table:formula="of:=ABS([.G1121]-[.A1121])" office:value-type="float" office:value="143.433953981579">
            <text:p>143.43</text:p>
          </table:table-cell>
          <table:table-cell table:formula="of:=IF([.L1121]&lt;[.$C$9];1;0)" office:value-type="float" office:value="1">
            <text:p>1</text:p>
          </table:table-cell>
          <table:table-cell/>
          <table:table-cell table:formula="of:=IF(AND([.M1121];[.B1121]);&quot;Not Jammed&quot;;IF([.M11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1]+([.A1122]-[.D1121])/COUNTA([.$A$60:.A1122])" office:value-type="float" office:value="955.392178739416">
            <text:p>955.392</text:p>
          </table:table-cell>
          <table:table-cell table:formula="of:=[.E1121]+(([.A1122]-[.D1121])*([.A1122]-[.D1121]))" office:value-type="float" office:value="180904473.084291">
            <text:p>180904473.084</text:p>
          </table:table-cell>
          <table:table-cell table:formula="of:=[.E1122]/(COUNT([.$A$60:.A1122])-1)" office:value-type="float" office:value="170343.194994624">
            <text:p>170343.195</text:p>
          </table:table-cell>
          <table:table-cell table:formula="of:=[.J1121]" office:value-type="float" office:value="655.312140646434">
            <text:p>655.3121406464</text:p>
          </table:table-cell>
          <table:table-cell table:formula="of:=[.K1121]+[.$C$7]" office:value-type="float" office:value="3227.91776861133">
            <text:p>3227.9177686113</text:p>
          </table:table-cell>
          <table:table-cell table:formula="of:=[.H1122]/([.F1122]+[.H1122])" office:value-type="float" office:value="0.0185970909399795">
            <text:p>0.0185970909</text:p>
          </table:table-cell>
          <table:table-cell table:formula="of:=[.G1122]+[.I1122]*([.A1122] -[.G1122] )" office:value-type="float" office:value="652.731196555988">
            <text:p>652.731196556</text:p>
          </table:table-cell>
          <table:table-cell table:formula="of:=(1-[.I1122])*[.H1122]" office:value-type="float" office:value="3167.88788832169">
            <text:p>3167.8878883217</text:p>
          </table:table-cell>
          <table:table-cell table:formula="of:=ABS([.G1122]-[.A1122])" office:value-type="float" office:value="138.782140646434">
            <text:p>138.78</text:p>
          </table:table-cell>
          <table:table-cell table:formula="of:=IF([.L1122]&lt;[.$C$9];1;0)" office:value-type="float" office:value="1">
            <text:p>1</text:p>
          </table:table-cell>
          <table:table-cell/>
          <table:table-cell table:formula="of:=IF(AND([.M1122];[.B1122]);&quot;Not Jammed&quot;;IF([.M112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2">
            <text:p>516.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2]+([.A1123]-[.D1122])/COUNTA([.$A$60:.A1123])" office:value-type="float" office:value="954.979516917293">
            <text:p>954.980</text:p>
          </table:table-cell>
          <table:table-cell table:formula="of:=[.E1122]+(([.A1123]-[.D1122])*([.A1123]-[.D1122]))" office:value-type="float" office:value="181097257.462434">
            <text:p>181097257.462</text:p>
          </table:table-cell>
          <table:table-cell table:formula="of:=[.E1123]/(COUNT([.$A$60:.A1123])-1)" office:value-type="float" office:value="170364.306173503">
            <text:p>170364.306</text:p>
          </table:table-cell>
          <table:table-cell table:formula="of:=[.J1122]" office:value-type="float" office:value="652.731196555988">
            <text:p>652.731196556</text:p>
          </table:table-cell>
          <table:table-cell table:formula="of:=[.K1122]+[.$C$7]" office:value-type="float" office:value="3227.88788832169">
            <text:p>3227.8878883217</text:p>
          </table:table-cell>
          <table:table-cell table:formula="of:=[.H1123]/([.F1123]+[.H1123])" office:value-type="float" office:value="0.0185946603519054">
            <text:p>0.0185946604</text:p>
          </table:table-cell>
          <table:table-cell table:formula="of:=[.G1123]+[.I1123]*([.A1123] -[.G1123] )" office:value-type="float" office:value="650.194676687832">
            <text:p>650.1946766878</text:p>
          </table:table-cell>
          <table:table-cell table:formula="of:=(1-[.I1123])*[.H1123]" office:value-type="float" office:value="3167.86640938432">
            <text:p>3167.8664093843</text:p>
          </table:table-cell>
          <table:table-cell table:formula="of:=ABS([.G1123]-[.A1123])" office:value-type="float" office:value="136.411196555987">
            <text:p>136.41</text:p>
          </table:table-cell>
          <table:table-cell table:formula="of:=IF([.L1123]&lt;[.$C$9];1;0)" office:value-type="float" office:value="1">
            <text:p>1</text:p>
          </table:table-cell>
          <table:table-cell/>
          <table:table-cell table:formula="of:=IF(AND([.M1123];[.B1123]);&quot;Not Jammed&quot;;IF([.M11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3]+([.A1124]-[.D1123])/COUNTA([.$A$60:.A1124])" office:value-type="float" office:value="954.578220657276">
            <text:p>954.578</text:p>
          </table:table-cell>
          <table:table-cell table:formula="of:=[.E1123]+(([.A1124]-[.D1123])*([.A1124]-[.D1123]))" office:value-type="float" office:value="181279911.568674">
            <text:p>181279911.569</text:p>
          </table:table-cell>
          <table:table-cell table:formula="of:=[.E1124]/(COUNT([.$A$60:.A1124])-1)" office:value-type="float" office:value="170375.856737476">
            <text:p>170375.857</text:p>
          </table:table-cell>
          <table:table-cell table:formula="of:=[.J1123]" office:value-type="float" office:value="650.194676687832">
            <text:p>650.1946766878</text:p>
          </table:table-cell>
          <table:table-cell table:formula="of:=[.K1123]+[.$C$7]" office:value-type="float" office:value="3227.86640938432">
            <text:p>3227.8664093843</text:p>
          </table:table-cell>
          <table:table-cell table:formula="of:=[.H1124]/([.F1124]+[.H1124])" office:value-type="float" office:value="0.0185933017499498">
            <text:p>0.0185933017</text:p>
          </table:table-cell>
          <table:table-cell table:formula="of:=[.G1124]+[.I1124]*([.A1124] -[.G1124] )" office:value-type="float" office:value="647.915218277936">
            <text:p>647.9152182779</text:p>
          </table:table-cell>
          <table:table-cell table:formula="of:=(1-[.I1124])*[.H1124]" office:value-type="float" office:value="3167.84971522611">
            <text:p>3167.8497152261</text:p>
          </table:table-cell>
          <table:table-cell table:formula="of:=ABS([.G1124]-[.A1124])" office:value-type="float" office:value="122.595676687832">
            <text:p>122.60</text:p>
          </table:table-cell>
          <table:table-cell table:formula="of:=IF([.L1124]&lt;[.$C$9];1;0)" office:value-type="float" office:value="1">
            <text:p>1</text:p>
          </table:table-cell>
          <table:table-cell/>
          <table:table-cell table:formula="of:=IF(AND([.M1124];[.B1124]);&quot;Not Jammed&quot;;IF([.M11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4]+([.A1125]-[.D1124])/COUNTA([.$A$60:.A1125])" office:value-type="float" office:value="954.179407129455">
            <text:p>954.179</text:p>
          </table:table-cell>
          <table:table-cell table:formula="of:=[.E1124]+(([.A1125]-[.D1124])*([.A1125]-[.D1124]))" office:value-type="float" office:value="181460651.524517">
            <text:p>181460651.525</text:p>
          </table:table-cell>
          <table:table-cell table:formula="of:=[.E1125]/(COUNT([.$A$60:.A1125])-1)" office:value-type="float" office:value="170385.588285932">
            <text:p>170385.588</text:p>
          </table:table-cell>
          <table:table-cell table:formula="of:=[.J1124]" office:value-type="float" office:value="647.915218277936">
            <text:p>647.9152182779</text:p>
          </table:table-cell>
          <table:table-cell table:formula="of:=[.K1124]+[.$C$7]" office:value-type="float" office:value="3227.84971522611">
            <text:p>3227.8497152261</text:p>
          </table:table-cell>
          <table:table-cell table:formula="of:=[.H1125]/([.F1125]+[.H1125])" office:value-type="float" office:value="0.0185921651710196">
            <text:p>0.0185921652</text:p>
          </table:table-cell>
          <table:table-cell table:formula="of:=[.G1125]+[.I1125]*([.A1125] -[.G1125] )" office:value-type="float" office:value="645.712563227535">
            <text:p>645.7125632275</text:p>
          </table:table-cell>
          <table:table-cell table:formula="of:=(1-[.I1125])*[.H1125]" office:value-type="float" office:value="3167.83700017339">
            <text:p>3167.8370001734</text:p>
          </table:table-cell>
          <table:table-cell table:formula="of:=ABS([.G1125]-[.A1125])" office:value-type="float" office:value="118.472218277936">
            <text:p>118.47</text:p>
          </table:table-cell>
          <table:table-cell table:formula="of:=IF([.L1125]&lt;[.$C$9];1;0)" office:value-type="float" office:value="1">
            <text:p>1</text:p>
          </table:table-cell>
          <table:table-cell/>
          <table:table-cell table:formula="of:=IF(AND([.M1125];[.B1125]);&quot;Not Jammed&quot;;IF([.M112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5]+([.A1126]-[.D1125])/COUNTA([.$A$60:.A1126])" office:value-type="float" office:value="953.772697282099">
            <text:p>953.773</text:p>
          </table:table-cell>
          <table:table-cell table:formula="of:=[.E1125]+(([.A1126]-[.D1125])*([.A1126]-[.D1125]))" office:value-type="float" office:value="181648972.291554">
            <text:p>181648972.292</text:p>
          </table:table-cell>
          <table:table-cell table:formula="of:=[.E1126]/(COUNT([.$A$60:.A1126])-1)" office:value-type="float" office:value="170402.413031476">
            <text:p>170402.413</text:p>
          </table:table-cell>
          <table:table-cell table:formula="of:=[.J1125]" office:value-type="float" office:value="645.712563227535">
            <text:p>645.7125632275</text:p>
          </table:table-cell>
          <table:table-cell table:formula="of:=[.K1125]+[.$C$7]" office:value-type="float" office:value="3227.83700017339">
            <text:p>3227.8370001734</text:p>
          </table:table-cell>
          <table:table-cell table:formula="of:=[.H1126]/([.F1126]+[.H1126])" office:value-type="float" office:value="0.0185902917238501">
            <text:p>0.0185902917</text:p>
          </table:table-cell>
          <table:table-cell table:formula="of:=[.G1126]+[.I1126]*([.A1126] -[.G1126] )" office:value-type="float" office:value="643.379619867962">
            <text:p>643.379619868</text:p>
          </table:table-cell>
          <table:table-cell table:formula="of:=(1-[.I1126])*[.H1126]" office:value-type="float" office:value="3167.83056870313">
            <text:p>3167.8305687031</text:p>
          </table:table-cell>
          <table:table-cell table:formula="of:=ABS([.G1126]-[.A1126])" office:value-type="float" office:value="125.492563227535">
            <text:p>125.49</text:p>
          </table:table-cell>
          <table:table-cell table:formula="of:=IF([.L1126]&lt;[.$C$9];1;0)" office:value-type="float" office:value="1">
            <text:p>1</text:p>
          </table:table-cell>
          <table:table-cell/>
          <table:table-cell table:formula="of:=IF(AND([.M1126];[.B1126]);&quot;Not Jammed&quot;;IF([.M11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164">
            <text:p>518.1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6]+([.A1127]-[.D1126])/COUNTA([.$A$60:.A1127])" office:value-type="float" office:value="953.364823970037">
            <text:p>953.365</text:p>
          </table:table-cell>
          <table:table-cell table:formula="of:=[.E1126]+(([.A1127]-[.D1126])*([.A1127]-[.D1126]))" office:value-type="float" office:value="181838727.228701">
            <text:p>181838727.229</text:p>
          </table:table-cell>
          <table:table-cell table:formula="of:=[.E1127]/(COUNT([.$A$60:.A1127])-1)" office:value-type="float" office:value="170420.550354922">
            <text:p>170420.550</text:p>
          </table:table-cell>
          <table:table-cell table:formula="of:=[.J1126]" office:value-type="float" office:value="643.379619867962">
            <text:p>643.379619868</text:p>
          </table:table-cell>
          <table:table-cell table:formula="of:=[.K1126]+[.$C$7]" office:value-type="float" office:value="3227.83056870313">
            <text:p>3227.8305687031</text:p>
          </table:table-cell>
          <table:table-cell table:formula="of:=[.H1127]/([.F1127]+[.H1127])" office:value-type="float" office:value="0.0185883136458544">
            <text:p>0.0185883136</text:p>
          </table:table-cell>
          <table:table-cell table:formula="of:=[.G1127]+[.I1127]*([.A1127] -[.G1127] )" office:value-type="float" office:value="641.052072652496">
            <text:p>641.0520726525</text:p>
          </table:table-cell>
          <table:table-cell table:formula="of:=(1-[.I1127])*[.H1127]" office:value-type="float" office:value="3167.8306416964">
            <text:p>3167.8306416964</text:p>
          </table:table-cell>
          <table:table-cell table:formula="of:=ABS([.G1127]-[.A1127])" office:value-type="float" office:value="125.215619867962">
            <text:p>125.22</text:p>
          </table:table-cell>
          <table:table-cell table:formula="of:=IF([.L1127]&lt;[.$C$9];1;0)" office:value-type="float" office:value="1">
            <text:p>1</text:p>
          </table:table-cell>
          <table:table-cell/>
          <table:table-cell table:formula="of:=IF(AND([.M1127];[.B1127]);&quot;Not Jammed&quot;;IF([.M112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7]+([.A1128]-[.D1127])/COUNTA([.$A$60:.A1128])" office:value-type="float" office:value="952.97171655753">
            <text:p>952.972</text:p>
          </table:table-cell>
          <table:table-cell table:formula="of:=[.E1127]+(([.A1128]-[.D1127])*([.A1128]-[.D1127]))" office:value-type="float" office:value="182015322.014579">
            <text:p>182015322.015</text:p>
          </table:table-cell>
          <table:table-cell table:formula="of:=[.E1128]/(COUNT([.$A$60:.A1128])-1)" office:value-type="float" office:value="170426.331474324">
            <text:p>170426.331</text:p>
          </table:table-cell>
          <table:table-cell table:formula="of:=[.J1127]" office:value-type="float" office:value="641.052072652496">
            <text:p>641.0520726525</text:p>
          </table:table-cell>
          <table:table-cell table:formula="of:=[.K1127]+[.$C$7]" office:value-type="float" office:value="3227.8306416964">
            <text:p>3227.8306416964</text:p>
          </table:table-cell>
          <table:table-cell table:formula="of:=[.H1128]/([.F1128]+[.H1128])" office:value-type="float" office:value="0.0185876952349685">
            <text:p>0.0185876952</text:p>
          </table:table-cell>
          <table:table-cell table:formula="of:=[.G1128]+[.I1128]*([.A1128] -[.G1128] )" office:value-type="float" office:value="639.046105819991">
            <text:p>639.04610582</text:p>
          </table:table-cell>
          <table:table-cell table:formula="of:=(1-[.I1128])*[.H1128]" office:value-type="float" office:value="3167.83270945846">
            <text:p>3167.8327094585</text:p>
          </table:table-cell>
          <table:table-cell table:formula="of:=ABS([.G1128]-[.A1128])" office:value-type="float" office:value="107.919072652496">
            <text:p>107.92</text:p>
          </table:table-cell>
          <table:table-cell table:formula="of:=IF([.L1128]&lt;[.$C$9];1;0)" office:value-type="float" office:value="1">
            <text:p>1</text:p>
          </table:table-cell>
          <table:table-cell/>
          <table:table-cell table:formula="of:=IF(AND([.M1128];[.B1128]);&quot;Not Jammed&quot;;IF([.M112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8]+([.A1129]-[.D1128])/COUNTA([.$A$60:.A1129])" office:value-type="float" office:value="952.579343925233">
            <text:p>952.579</text:p>
          </table:table-cell>
          <table:table-cell table:formula="of:=[.E1128]+(([.A1129]-[.D1128])*([.A1129]-[.D1128]))" office:value-type="float" office:value="182191586.562499">
            <text:p>182191586.563</text:p>
          </table:table-cell>
          <table:table-cell table:formula="of:=[.E1129]/(COUNT([.$A$60:.A1129])-1)" office:value-type="float" office:value="170431.792855472">
            <text:p>170431.793</text:p>
          </table:table-cell>
          <table:table-cell table:formula="of:=[.J1128]" office:value-type="float" office:value="639.046105819991">
            <text:p>639.04610582</text:p>
          </table:table-cell>
          <table:table-cell table:formula="of:=[.K1128]+[.$C$7]" office:value-type="float" office:value="3227.83270945846">
            <text:p>3227.8327094585</text:p>
          </table:table-cell>
          <table:table-cell table:formula="of:=[.H1129]/([.F1129]+[.H1129])" office:value-type="float" office:value="0.0185871223605258">
            <text:p>0.0185871224</text:p>
          </table:table-cell>
          <table:table-cell table:formula="of:=[.G1129]+[.I1129]*([.A1129] -[.G1129] )" office:value-type="float" office:value="637.077485962531">
            <text:p>637.0774859625</text:p>
          </table:table-cell>
          <table:table-cell table:formula="of:=(1-[.I1129])*[.H1129]" office:value-type="float" office:value="3167.83658792845">
            <text:p>3167.8365879285</text:p>
          </table:table-cell>
          <table:table-cell table:formula="of:=ABS([.G1129]-[.A1129])" office:value-type="float" office:value="105.913105819991">
            <text:p>105.91</text:p>
          </table:table-cell>
          <table:table-cell table:formula="of:=IF([.L1129]&lt;[.$C$9];1;0)" office:value-type="float" office:value="1">
            <text:p>1</text:p>
          </table:table-cell>
          <table:table-cell/>
          <table:table-cell table:formula="of:=IF(AND([.M1129];[.B1129]);&quot;Not Jammed&quot;;IF([.M112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29]+([.A1130]-[.D1129])/COUNTA([.$A$60:.A1130])" office:value-type="float" office:value="952.172070961717">
            <text:p>952.172</text:p>
          </table:table-cell>
          <table:table-cell table:formula="of:=[.E1129]+(([.A1130]-[.D1129])*([.A1130]-[.D1129]))" office:value-type="float" office:value="182381847.706253">
            <text:p>182381847.706</text:p>
          </table:table-cell>
          <table:table-cell table:formula="of:=[.E1130]/(COUNT([.$A$60:.A1130])-1)" office:value-type="float" office:value="170450.324959115">
            <text:p>170450.325</text:p>
          </table:table-cell>
          <table:table-cell table:formula="of:=[.J1129]" office:value-type="float" office:value="637.077485962531">
            <text:p>637.0774859625</text:p>
          </table:table-cell>
          <table:table-cell table:formula="of:=[.K1129]+[.$C$7]" office:value-type="float" office:value="3227.83658792844">
            <text:p>3227.8365879285</text:p>
          </table:table-cell>
          <table:table-cell table:formula="of:=[.H1130]/([.F1130]+[.H1130])" office:value-type="float" office:value="0.0185851609619563">
            <text:p>0.018585161</text:p>
          </table:table-cell>
          <table:table-cell table:formula="of:=[.G1130]+[.I1130]*([.A1130] -[.G1130] )" office:value-type="float" office:value="634.834489609824">
            <text:p>634.8344896098</text:p>
          </table:table-cell>
          <table:table-cell table:formula="of:=(1-[.I1130])*[.H1130]" office:value-type="float" office:value="3167.8467253829">
            <text:p>3167.8467253829</text:p>
          </table:table-cell>
          <table:table-cell table:formula="of:=ABS([.G1130]-[.A1130])" office:value-type="float" office:value="120.687485962531">
            <text:p>120.69</text:p>
          </table:table-cell>
          <table:table-cell table:formula="of:=IF([.L1130]&lt;[.$C$9];1;0)" office:value-type="float" office:value="1">
            <text:p>1</text:p>
          </table:table-cell>
          <table:table-cell/>
          <table:table-cell table:formula="of:=IF(AND([.M1130];[.B1130]);&quot;Not Jammed&quot;;IF([.M11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0]+([.A1131]-[.D1130])/COUNTA([.$A$60:.A1131])" office:value-type="float" office:value="951.76555783582">
            <text:p>951.766</text:p>
          </table:table-cell>
          <table:table-cell table:formula="of:=[.E1130]+(([.A1131]-[.D1130])*([.A1131]-[.D1130]))" office:value-type="float" office:value="182571753.719625">
            <text:p>182571753.720</text:p>
          </table:table-cell>
          <table:table-cell table:formula="of:=[.E1131]/(COUNT([.$A$60:.A1131])-1)" office:value-type="float" office:value="170468.490867997">
            <text:p>170468.491</text:p>
          </table:table-cell>
          <table:table-cell table:formula="of:=[.J1130]" office:value-type="float" office:value="634.834489609824">
            <text:p>634.8344896098</text:p>
          </table:table-cell>
          <table:table-cell table:formula="of:=[.K1130]+[.$C$7]" office:value-type="float" office:value="3227.8467253829">
            <text:p>3227.8467253829</text:p>
          </table:table-cell>
          <table:table-cell table:formula="of:=[.H1131]/([.F1131]+[.H1131])" office:value-type="float" office:value="0.018583274524413">
            <text:p>0.0185832745</text:p>
          </table:table-cell>
          <table:table-cell table:formula="of:=[.G1131]+[.I1131]*([.A1131] -[.G1131] )" office:value-type="float" office:value="632.633403143501">
            <text:p>632.6334031435</text:p>
          </table:table-cell>
          <table:table-cell table:formula="of:=(1-[.I1131])*[.H1131]" office:value-type="float" office:value="3167.86276356239">
            <text:p>3167.8627635624</text:p>
          </table:table-cell>
          <table:table-cell table:formula="of:=ABS([.G1131]-[.A1131])" office:value-type="float" office:value="118.444489609824">
            <text:p>118.44</text:p>
          </table:table-cell>
          <table:table-cell table:formula="of:=IF([.L1131]&lt;[.$C$9];1;0)" office:value-type="float" office:value="1">
            <text:p>1</text:p>
          </table:table-cell>
          <table:table-cell/>
          <table:table-cell table:formula="of:=IF(AND([.M1131];[.B1131]);&quot;Not Jammed&quot;;IF([.M11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164">
            <text:p>518.1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1]+([.A1132]-[.D1131])/COUNTA([.$A$60:.A1132])" office:value-type="float" office:value="951.361455731593">
            <text:p>951.361</text:p>
          </table:table-cell>
          <table:table-cell table:formula="of:=[.E1131]+(([.A1132]-[.D1131])*([.A1132]-[.D1131]))" office:value-type="float" office:value="182759764.030582">
            <text:p>182759764.031</text:p>
          </table:table-cell>
          <table:table-cell table:formula="of:=[.E1132]/(COUNT([.$A$60:.A1132])-1)" office:value-type="float" office:value="170484.85450614">
            <text:p>170484.855</text:p>
          </table:table-cell>
          <table:table-cell table:formula="of:=[.J1131]" office:value-type="float" office:value="632.633403143501">
            <text:p>632.6334031435</text:p>
          </table:table-cell>
          <table:table-cell table:formula="of:=[.K1131]+[.$C$7]" office:value-type="float" office:value="3227.86276356239">
            <text:p>3227.8627635624</text:p>
          </table:table-cell>
          <table:table-cell table:formula="of:=[.H1132]/([.F1132]+[.H1132])" office:value-type="float" office:value="0.0185816146007944">
            <text:p>0.0185816146</text:p>
          </table:table-cell>
          <table:table-cell table:formula="of:=[.G1132]+[.I1132]*([.A1132] -[.G1132] )" office:value-type="float" office:value="630.506376810705">
            <text:p>630.5063768107</text:p>
          </table:table-cell>
          <table:table-cell table:formula="of:=(1-[.I1132])*[.H1132]" office:value-type="float" office:value="3167.88386170561">
            <text:p>3167.8838617056</text:p>
          </table:table-cell>
          <table:table-cell table:formula="of:=ABS([.G1132]-[.A1132])" office:value-type="float" office:value="114.469403143501">
            <text:p>114.47</text:p>
          </table:table-cell>
          <table:table-cell table:formula="of:=IF([.L1132]&lt;[.$C$9];1;0)" office:value-type="float" office:value="1">
            <text:p>1</text:p>
          </table:table-cell>
          <table:table-cell/>
          <table:table-cell table:formula="of:=IF(AND([.M1132];[.B1132]);&quot;Not Jammed&quot;;IF([.M113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2]+([.A1133]-[.D1132])/COUNTA([.$A$60:.A1133])" office:value-type="float" office:value="950.954866852886">
            <text:p>950.955</text:p>
          </table:table-cell>
          <table:table-cell table:formula="of:=[.E1132]+(([.A1133]-[.D1132])*([.A1133]-[.D1132]))" office:value-type="float" office:value="182950450.357573">
            <text:p>182950450.358</text:p>
          </table:table-cell>
          <table:table-cell table:formula="of:=[.E1133]/(COUNT([.$A$60:.A1133])-1)" office:value-type="float" office:value="170503.68160072">
            <text:p>170503.682</text:p>
          </table:table-cell>
          <table:table-cell table:formula="of:=[.J1132]" office:value-type="float" office:value="630.506376810705">
            <text:p>630.5063768107</text:p>
          </table:table-cell>
          <table:table-cell table:formula="of:=[.K1132]+[.$C$7]" office:value-type="float" office:value="3227.88386170561">
            <text:p>3227.8838617056</text:p>
          </table:table-cell>
          <table:table-cell table:formula="of:=[.H1133]/([.F1133]+[.H1133])" office:value-type="float" office:value="0.0185797201165711">
            <text:p>0.0185797201</text:p>
          </table:table-cell>
          <table:table-cell table:formula="of:=[.G1133]+[.I1133]*([.A1133] -[.G1133] )" office:value-type="float" office:value="628.354448046046">
            <text:p>628.354448046</text:p>
          </table:table-cell>
          <table:table-cell table:formula="of:=(1-[.I1133])*[.H1133]" office:value-type="float" office:value="3167.91068298633">
            <text:p>3167.9106829863</text:p>
          </table:table-cell>
          <table:table-cell table:formula="of:=ABS([.G1133]-[.A1133])" office:value-type="float" office:value="115.821376810705">
            <text:p>115.82</text:p>
          </table:table-cell>
          <table:table-cell table:formula="of:=IF([.L1133]&lt;[.$C$9];1;0)" office:value-type="float" office:value="1">
            <text:p>1</text:p>
          </table:table-cell>
          <table:table-cell/>
          <table:table-cell table:formula="of:=IF(AND([.M1133];[.B1133]);&quot;Not Jammed&quot;;IF([.M113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3]+([.A1134]-[.D1133])/COUNTA([.$A$60:.A1134])" office:value-type="float" office:value="950.554183255813">
            <text:p>950.554</text:p>
          </table:table-cell>
          <table:table-cell table:formula="of:=[.E1133]+(([.A1134]-[.D1133])*([.A1134]-[.D1133]))" office:value-type="float" office:value="183135982.883096">
            <text:p>183135982.883</text:p>
          </table:table-cell>
          <table:table-cell table:formula="of:=[.E1134]/(COUNT([.$A$60:.A1134])-1)" office:value-type="float" office:value="170517.674937705">
            <text:p>170517.675</text:p>
          </table:table-cell>
          <table:table-cell table:formula="of:=[.J1133]" office:value-type="float" office:value="628.354448046046">
            <text:p>628.354448046</text:p>
          </table:table-cell>
          <table:table-cell table:formula="of:=[.K1133]+[.$C$7]" office:value-type="float" office:value="3227.91068298633">
            <text:p>3227.9106829863</text:p>
          </table:table-cell>
          <table:table-cell table:formula="of:=[.H1134]/([.F1134]+[.H1134])" office:value-type="float" office:value="0.0185783752229151">
            <text:p>0.0185783752</text:p>
          </table:table-cell>
          <table:table-cell table:formula="of:=[.G1134]+[.I1134]*([.A1134] -[.G1134] )" office:value-type="float" office:value="626.345485695724">
            <text:p>626.3454856957</text:p>
          </table:table-cell>
          <table:table-cell table:formula="of:=(1-[.I1134])*[.H1134]" office:value-type="float" office:value="3167.94134713175">
            <text:p>3167.9413471318</text:p>
          </table:table-cell>
          <table:table-cell table:formula="of:=ABS([.G1134]-[.A1134])" office:value-type="float" office:value="108.134448046046">
            <text:p>108.13</text:p>
          </table:table-cell>
          <table:table-cell table:formula="of:=IF([.L1134]&lt;[.$C$9];1;0)" office:value-type="float" office:value="1">
            <text:p>1</text:p>
          </table:table-cell>
          <table:table-cell/>
          <table:table-cell table:formula="of:=IF(AND([.M1134];[.B1134]);&quot;Not Jammed&quot;;IF([.M113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3.133">
            <text:p>533.13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4]+([.A1135]-[.D1134])/COUNTA([.$A$60:.A1135])" office:value-type="float" office:value="950.166245353159">
            <text:p>950.166</text:p>
          </table:table-cell>
          <table:table-cell table:formula="of:=[.E1134]+(([.A1135]-[.D1134])*([.A1135]-[.D1134]))" office:value-type="float" office:value="183310223.327326">
            <text:p>183310223.327</text:p>
          </table:table-cell>
          <table:table-cell table:formula="of:=[.E1135]/(COUNT([.$A$60:.A1135])-1)" office:value-type="float" office:value="170521.137978908">
            <text:p>170521.138</text:p>
          </table:table-cell>
          <table:table-cell table:formula="of:=[.J1134]" office:value-type="float" office:value="626.345485695724">
            <text:p>626.3454856957</text:p>
          </table:table-cell>
          <table:table-cell table:formula="of:=[.K1134]+[.$C$7]" office:value-type="float" office:value="3227.94134713175">
            <text:p>3227.9413471318</text:p>
          </table:table-cell>
          <table:table-cell table:formula="of:=[.H1135]/([.F1135]+[.H1135])" office:value-type="float" office:value="0.0185781781385703">
            <text:p>0.0185781781</text:p>
          </table:table-cell>
          <table:table-cell table:formula="of:=[.G1135]+[.I1135]*([.A1135] -[.G1135] )" office:value-type="float" office:value="624.61376753173">
            <text:p>624.6137675317</text:p>
          </table:table-cell>
          <table:table-cell table:formula="of:=(1-[.I1135])*[.H1135]" office:value-type="float" office:value="3167.97207776388">
            <text:p>3167.9720777639</text:p>
          </table:table-cell>
          <table:table-cell table:formula="of:=ABS([.G1135]-[.A1135])" office:value-type="float" office:value="93.212485695724">
            <text:p>93.21</text:p>
          </table:table-cell>
          <table:table-cell table:formula="of:=IF([.L1135]&lt;[.$C$9];1;0)" office:value-type="float" office:value="1">
            <text:p>1</text:p>
          </table:table-cell>
          <table:table-cell/>
          <table:table-cell table:formula="of:=IF(AND([.M1135];[.B1135]);&quot;Not Jammed&quot;;IF([.M113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5.05">
            <text:p>535.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5]+([.A1136]-[.D1135])/COUNTA([.$A$60:.A1136])" office:value-type="float" office:value="949.780807799442">
            <text:p>949.781</text:p>
          </table:table-cell>
          <table:table-cell table:formula="of:=[.E1135]+(([.A1136]-[.D1135])*([.A1136]-[.D1135]))" office:value-type="float" office:value="183482544.824482">
            <text:p>183482544.824</text:p>
          </table:table-cell>
          <table:table-cell table:formula="of:=[.E1136]/(COUNT([.$A$60:.A1136])-1)" office:value-type="float" office:value="170522.811175169">
            <text:p>170522.811</text:p>
          </table:table-cell>
          <table:table-cell table:formula="of:=[.J1135]" office:value-type="float" office:value="624.61376753173">
            <text:p>624.6137675317</text:p>
          </table:table-cell>
          <table:table-cell table:formula="of:=[.K1135]+[.$C$7]" office:value-type="float" office:value="3227.97207776388">
            <text:p>3227.9720777639</text:p>
          </table:table-cell>
          <table:table-cell table:formula="of:=[.H1136]/([.F1136]+[.H1136])" office:value-type="float" office:value="0.018578172813557">
            <text:p>0.0185781728</text:p>
          </table:table-cell>
          <table:table-cell table:formula="of:=[.G1136]+[.I1136]*([.A1136] -[.G1136] )" office:value-type="float" office:value="622.949836380692">
            <text:p>622.9498363807</text:p>
          </table:table-cell>
          <table:table-cell table:formula="of:=(1-[.I1136])*[.H1136]" office:value-type="float" office:value="3168.00225466585">
            <text:p>3168.0022546659</text:p>
          </table:table-cell>
          <table:table-cell table:formula="of:=ABS([.G1136]-[.A1136])" office:value-type="float" office:value="89.56376753173">
            <text:p>89.56</text:p>
          </table:table-cell>
          <table:table-cell table:formula="of:=IF([.L1136]&lt;[.$C$9];1;0)" office:value-type="float" office:value="1">
            <text:p>1</text:p>
          </table:table-cell>
          <table:table-cell/>
          <table:table-cell table:formula="of:=IF(AND([.M1136];[.B1136]);&quot;Not Jammed&quot;;IF([.M11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6]+([.A1137]-[.D1136])/COUNTA([.$A$60:.A1137])" office:value-type="float" office:value="949.380486085343">
            <text:p>949.380</text:p>
          </table:table-cell>
          <table:table-cell table:formula="of:=[.E1136]+(([.A1137]-[.D1136])*([.A1137]-[.D1136]))" office:value-type="float" office:value="183668777.471804">
            <text:p>183668777.472</text:p>
          </table:table-cell>
          <table:table-cell table:formula="of:=[.E1137]/(COUNT([.$A$60:.A1137])-1)" office:value-type="float" office:value="170537.397838258">
            <text:p>170537.398</text:p>
          </table:table-cell>
          <table:table-cell table:formula="of:=[.J1136]" office:value-type="float" office:value="622.949836380692">
            <text:p>622.9498363807</text:p>
          </table:table-cell>
          <table:table-cell table:formula="of:=[.K1136]+[.$C$7]" office:value-type="float" office:value="3228.00225466585">
            <text:p>3228.0022546659</text:p>
          </table:table-cell>
          <table:table-cell table:formula="of:=[.H1137]/([.F1137]+[.H1137])" office:value-type="float" office:value="0.0185767837149376">
            <text:p>0.0185767837</text:p>
          </table:table-cell>
          <table:table-cell table:formula="of:=[.G1137]+[.I1137]*([.A1137] -[.G1137] )" office:value-type="float" office:value="621.004552936719">
            <text:p>621.0045529367</text:p>
          </table:table-cell>
          <table:table-cell table:formula="of:=(1-[.I1137])*[.H1137]" office:value-type="float" office:value="3168.03635494959">
            <text:p>3168.0363549496</text:p>
          </table:table-cell>
          <table:table-cell table:formula="of:=ABS([.G1137]-[.A1137])" office:value-type="float" office:value="104.715836380692">
            <text:p>104.72</text:p>
          </table:table-cell>
          <table:table-cell table:formula="of:=IF([.L1137]&lt;[.$C$9];1;0)" office:value-type="float" office:value="1">
            <text:p>1</text:p>
          </table:table-cell>
          <table:table-cell/>
          <table:table-cell table:formula="of:=IF(AND([.M1137];[.B1137]);&quot;Not Jammed&quot;;IF([.M11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37]+([.A1138]-[.D1137])/COUNTA([.$A$60:.A1138])" office:value-type="float" office:value="948.981037071362">
            <text:p>948.981</text:p>
          </table:table-cell>
          <table:table-cell table:formula="of:=[.E1137]+(([.A1138]-[.D1137])*([.A1138]-[.D1137]))" office:value-type="float" office:value="183854543.20084">
            <text:p>183854543.201</text:p>
          </table:table-cell>
          <table:table-cell table:formula="of:=[.E1138]/(COUNT([.$A$60:.A1138])-1)" office:value-type="float" office:value="170551.524305046">
            <text:p>170551.524</text:p>
          </table:table-cell>
          <table:table-cell table:formula="of:=[.J1137]" office:value-type="float" office:value="621.004552936719">
            <text:p>621.0045529367</text:p>
          </table:table-cell>
          <table:table-cell table:formula="of:=[.K1137]+[.$C$7]" office:value-type="float" office:value="3228.03635494959">
            <text:p>3228.0363549496</text:p>
          </table:table-cell>
          <table:table-cell table:formula="of:=[.H1138]/([.F1138]+[.H1138])" office:value-type="float" office:value="0.0185754661980377">
            <text:p>0.0185754662</text:p>
          </table:table-cell>
          <table:table-cell table:formula="of:=[.G1138]+[.I1138]*([.A1138] -[.G1138] )" office:value-type="float" office:value="619.098161145224">
            <text:p>619.0981611452</text:p>
          </table:table-cell>
          <table:table-cell table:formula="of:=(1-[.I1138])*[.H1138]" office:value-type="float" office:value="3168.07407475219">
            <text:p>3168.0740747522</text:p>
          </table:table-cell>
          <table:table-cell table:formula="of:=ABS([.G1138]-[.A1138])" office:value-type="float" office:value="102.629552936719">
            <text:p>102.63</text:p>
          </table:table-cell>
          <table:table-cell table:formula="of:=IF([.L1138]&lt;[.$C$9];1;0)" office:value-type="float" office:value="1">
            <text:p>1</text:p>
          </table:table-cell>
          <table:table-cell/>
          <table:table-cell table:formula="of:=IF(AND([.M1138];[.B1138]);&quot;Not Jammed&quot;;IF([.M11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38]+([.A1139]-[.D1138])/COUNTA([.$A$60:.A1139])" office:value-type="float" office:value="948.578782407407">
            <text:p>948.579</text:p>
          </table:table-cell>
          <table:table-cell table:formula="of:=[.E1138]+(([.A1139]-[.D1138])*([.A1139]-[.D1138]))" office:value-type="float" office:value="184043277.002275">
            <text:p>184043277.002</text:p>
          </table:table-cell>
          <table:table-cell table:formula="of:=[.E1139]/(COUNT([.$A$60:.A1139])-1)" office:value-type="float" office:value="170568.375349652">
            <text:p>170568.375</text:p>
          </table:table-cell>
          <table:table-cell table:formula="of:=[.J1138]" office:value-type="float" office:value="619.098161145224">
            <text:p>619.0981611452</text:p>
          </table:table-cell>
          <table:table-cell table:formula="of:=[.K1138]+[.$C$7]" office:value-type="float" office:value="3228.07407475219">
            <text:p>3228.0740747522</text:p>
          </table:table-cell>
          <table:table-cell table:formula="of:=[.H1139]/([.F1139]+[.H1139])" office:value-type="float" office:value="0.0185738781513847">
            <text:p>0.0185738782</text:p>
          </table:table-cell>
          <table:table-cell table:formula="of:=[.G1139]+[.I1139]*([.A1139] -[.G1139] )" office:value-type="float" office:value="617.156222043648">
            <text:p>617.1562220436</text:p>
          </table:table-cell>
          <table:table-cell table:formula="of:=(1-[.I1139])*[.H1139]" office:value-type="float" office:value="3168.11622022409">
            <text:p>3168.1162202241</text:p>
          </table:table-cell>
          <table:table-cell table:formula="of:=ABS([.G1139]-[.A1139])" office:value-type="float" office:value="104.552161145224">
            <text:p>104.55</text:p>
          </table:table-cell>
          <table:table-cell table:formula="of:=IF([.L1139]&lt;[.$C$9];1;0)" office:value-type="float" office:value="1">
            <text:p>1</text:p>
          </table:table-cell>
          <table:table-cell/>
          <table:table-cell table:formula="of:=IF(AND([.M1139];[.B1139]);&quot;Not Jammed&quot;;IF([.M113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4.406">
            <text:p>514.40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39]+([.A1140]-[.D1139])/COUNTA([.$A$60:.A1140])" office:value-type="float" office:value="948.177142460684">
            <text:p>948.177</text:p>
          </table:table-cell>
          <table:table-cell table:formula="of:=[.E1139]+(([.A1140]-[.D1139])*([.A1140]-[.D1139]))" office:value-type="float" office:value="184231783.007258">
            <text:p>184231783.007</text:p>
          </table:table-cell>
          <table:table-cell table:formula="of:=[.E1140]/(COUNT([.$A$60:.A1140])-1)" office:value-type="float" office:value="170584.98426598">
            <text:p>170584.984</text:p>
          </table:table-cell>
          <table:table-cell table:formula="of:=[.J1139]" office:value-type="float" office:value="617.156222043648">
            <text:p>617.1562220436</text:p>
          </table:table-cell>
          <table:table-cell table:formula="of:=[.K1139]+[.$C$7]" office:value-type="float" office:value="3228.11622022409">
            <text:p>3228.1162202241</text:p>
          </table:table-cell>
          <table:table-cell table:formula="of:=[.H1140]/([.F1140]+[.H1140])" office:value-type="float" office:value="0.0185723412745883">
            <text:p>0.0185723413</text:p>
          </table:table-cell>
          <table:table-cell table:formula="of:=[.G1140]+[.I1140]*([.A1140] -[.G1140] )" office:value-type="float" office:value="615.247909853814">
            <text:p>615.2479098538</text:p>
          </table:table-cell>
          <table:table-cell table:formula="of:=(1-[.I1140])*[.H1140]" office:value-type="float" office:value="3168.16254410806">
            <text:p>3168.1625441081</text:p>
          </table:table-cell>
          <table:table-cell table:formula="of:=ABS([.G1140]-[.A1140])" office:value-type="float" office:value="102.750222043648">
            <text:p>102.75</text:p>
          </table:table-cell>
          <table:table-cell table:formula="of:=IF([.L1140]&lt;[.$C$9];1;0)" office:value-type="float" office:value="1">
            <text:p>1</text:p>
          </table:table-cell>
          <table:table-cell/>
          <table:table-cell table:formula="of:=IF(AND([.M1140];[.B1140]);&quot;Not Jammed&quot;;IF([.M1140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4.755">
            <text:p>514.75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40]+([.A1141]-[.D1140])/COUNTA([.$A$60:.A1141])" office:value-type="float" office:value="947.776567467652">
            <text:p>947.777</text:p>
          </table:table-cell>
          <table:table-cell table:formula="of:=[.E1140]+(([.A1141]-[.D1140])*([.A1141]-[.D1140]))" office:value-type="float" office:value="184419637.760834">
            <text:p>184419637.761</text:p>
          </table:table-cell>
          <table:table-cell table:formula="of:=[.E1141]/(COUNT([.$A$60:.A1141])-1)" office:value-type="float" office:value="170600.960000771">
            <text:p>170600.960</text:p>
          </table:table-cell>
          <table:table-cell table:formula="of:=[.J1140]" office:value-type="float" office:value="615.247909853814">
            <text:p>615.2479098538</text:p>
          </table:table-cell>
          <table:table-cell table:formula="of:=[.K1140]+[.$C$7]" office:value-type="float" office:value="3228.16254410806">
            <text:p>3228.1625441081</text:p>
          </table:table-cell>
          <table:table-cell table:formula="of:=[.H1141]/([.F1141]+[.H1141])" office:value-type="float" office:value="0.0185708959284116">
            <text:p>0.0185708959</text:p>
          </table:table-cell>
          <table:table-cell table:formula="of:=[.G1141]+[.I1141]*([.A1141] -[.G1141] )" office:value-type="float" office:value="613.381666483376">
            <text:p>613.3816664834</text:p>
          </table:table-cell>
          <table:table-cell table:formula="of:=(1-[.I1141])*[.H1141]" office:value-type="float" office:value="3168.21267346143">
            <text:p>3168.2126734614</text:p>
          </table:table-cell>
          <table:table-cell table:formula="of:=ABS([.G1141]-[.A1141])" office:value-type="float" office:value="100.492909853814">
            <text:p>100.49</text:p>
          </table:table-cell>
          <table:table-cell table:formula="of:=IF([.L1141]&lt;[.$C$9];1;0)" office:value-type="float" office:value="1">
            <text:p>1</text:p>
          </table:table-cell>
          <table:table-cell/>
          <table:table-cell table:formula="of:=IF(AND([.M1141];[.B1141]);&quot;Not Jammed&quot;;IF([.M1141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92.548">
            <text:p>492.548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41]+([.A1142]-[.D1141])/COUNTA([.$A$60:.A1142])" office:value-type="float" office:value="947.356227146814">
            <text:p>947.356</text:p>
          </table:table-cell>
          <table:table-cell table:formula="of:=[.E1141]+(([.A1142]-[.D1141])*([.A1142]-[.D1141]))" office:value-type="float" office:value="184626870.809472">
            <text:p>184626870.809</text:p>
          </table:table-cell>
          <table:table-cell table:formula="of:=[.E1142]/(COUNT([.$A$60:.A1142])-1)" office:value-type="float" office:value="170634.815905242">
            <text:p>170634.816</text:p>
          </table:table-cell>
          <table:table-cell table:formula="of:=[.J1141]" office:value-type="float" office:value="613.381666483376">
            <text:p>613.3816664834</text:p>
          </table:table-cell>
          <table:table-cell table:formula="of:=[.K1141]+[.$C$7]" office:value-type="float" office:value="3228.21267346143">
            <text:p>3228.2126734614</text:p>
          </table:table-cell>
          <table:table-cell table:formula="of:=[.H1142]/([.F1142]+[.H1142])" office:value-type="float" office:value="0.0185675626373901">
            <text:p>0.0185675626</text:p>
          </table:table-cell>
          <table:table-cell table:formula="of:=[.G1142]+[.I1142]*([.A1142] -[.G1142] )" office:value-type="float" office:value="611.13807981224">
            <text:p>611.1380798122</text:p>
          </table:table-cell>
          <table:table-cell table:formula="of:=(1-[.I1142])*[.H1142]" office:value-type="float" office:value="3168.27263244012">
            <text:p>3168.2726324401</text:p>
          </table:table-cell>
          <table:table-cell table:formula="of:=ABS([.G1142]-[.A1142])" office:value-type="float" office:value="120.833666483376">
            <text:p>120.83</text:p>
          </table:table-cell>
          <table:table-cell table:formula="of:=IF([.L1142]&lt;[.$C$9];1;0)" office:value-type="float" office:value="1">
            <text:p>1</text:p>
          </table:table-cell>
          <table:table-cell/>
          <table:table-cell table:formula="of:=IF(AND([.M1142];[.B1142]);&quot;Not Jammed&quot;;IF([.M1142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479.505">
            <text:p>479.50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2]+([.A1143]-[.D1142])/COUNTA([.$A$60:.A1143])" office:value-type="float" office:value="946.9246300738">
            <text:p>946.925</text:p>
          </table:table-cell>
          <table:table-cell table:formula="of:=[.E1142]+(([.A1143]-[.D1142])*([.A1143]-[.D1142]))" office:value-type="float" office:value="184845755.580215">
            <text:p>184845755.580</text:p>
          </table:table-cell>
          <table:table-cell table:formula="of:=[.E1143]/(COUNT([.$A$60:.A1143])-1)" office:value-type="float" office:value="170679.36803344">
            <text:p>170679.368</text:p>
          </table:table-cell>
          <table:table-cell table:formula="of:=[.J1142]" office:value-type="float" office:value="611.13807981224">
            <text:p>611.1380798122</text:p>
          </table:table-cell>
          <table:table-cell table:formula="of:=[.K1142]+[.$C$7]" office:value-type="float" office:value="3228.27263244012">
            <text:p>3228.2726324401</text:p>
          </table:table-cell>
          <table:table-cell table:formula="of:=[.H1143]/([.F1143]+[.H1143])" office:value-type="float" office:value="0.0185631443223501">
            <text:p>0.0185631443</text:p>
          </table:table-cell>
          <table:table-cell table:formula="of:=[.G1143]+[.I1143]*([.A1143] -[.G1143] )" office:value-type="float" office:value="608.69455595409">
            <text:p>608.6945559541</text:p>
          </table:table-cell>
          <table:table-cell table:formula="of:=(1-[.I1143])*[.H1143]" office:value-type="float" office:value="3168.34574165224">
            <text:p>3168.3457416523</text:p>
          </table:table-cell>
          <table:table-cell table:formula="of:=ABS([.G1143]-[.A1143])" office:value-type="float" office:value="131.63307981224">
            <text:p>131.63</text:p>
          </table:table-cell>
          <table:table-cell table:formula="of:=IF([.L1143]&lt;[.$C$9];1;0)" office:value-type="float" office:value="1">
            <text:p>1</text:p>
          </table:table-cell>
          <table:table-cell/>
          <table:table-cell table:formula="of:=IF(AND([.M1143];[.B1143]);&quot;Not Jammed&quot;;IF([.M114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93.589">
            <text:p>493.58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3]+([.A1144]-[.D1143])/COUNTA([.$A$60:.A1144])" office:value-type="float" office:value="946.506809216589">
            <text:p>946.507</text:p>
          </table:table-cell>
          <table:table-cell table:formula="of:=[.E1143]+(([.A1144]-[.D1143])*([.A1144]-[.D1143]))" office:value-type="float" office:value="185051268.773709">
            <text:p>185051268.774</text:p>
          </table:table-cell>
          <table:table-cell table:formula="of:=[.E1144]/(COUNT([.$A$60:.A1144])-1)" office:value-type="float" office:value="170711.502558773">
            <text:p>170711.503</text:p>
          </table:table-cell>
          <table:table-cell table:formula="of:=[.J1143]" office:value-type="float" office:value="608.69455595409">
            <text:p>608.6945559541</text:p>
          </table:table-cell>
          <table:table-cell table:formula="of:=[.K1143]+[.$C$7]" office:value-type="float" office:value="3228.34574165224">
            <text:p>3228.3457416523</text:p>
          </table:table-cell>
          <table:table-cell table:formula="of:=[.H1144]/([.F1144]+[.H1144])" office:value-type="float" office:value="0.0185601273842456">
            <text:p>0.0185601274</text:p>
          </table:table-cell>
          <table:table-cell table:formula="of:=[.G1144]+[.I1144]*([.A1144] -[.G1144] )" office:value-type="float" office:value="606.558182172948">
            <text:p>606.5581821729</text:p>
          </table:table-cell>
          <table:table-cell table:formula="of:=(1-[.I1144])*[.H1144]" office:value-type="float" office:value="3168.42723344679">
            <text:p>3168.4272334468</text:p>
          </table:table-cell>
          <table:table-cell table:formula="of:=ABS([.G1144]-[.A1144])" office:value-type="float" office:value="115.10555595409">
            <text:p>115.11</text:p>
          </table:table-cell>
          <table:table-cell table:formula="of:=IF([.L1144]&lt;[.$C$9];1;0)" office:value-type="float" office:value="1">
            <text:p>1</text:p>
          </table:table-cell>
          <table:table-cell/>
          <table:table-cell table:formula="of:=IF(AND([.M1144];[.B1144]);&quot;Not Jammed&quot;;IF([.M114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95.693">
            <text:p>595.69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4]+([.A1145]-[.D1144])/COUNTA([.$A$60:.A1145])" office:value-type="float" office:value="946.183776243093">
            <text:p>946.184</text:p>
          </table:table-cell>
          <table:table-cell table:formula="of:=[.E1144]+(([.A1145]-[.D1144])*([.A1145]-[.D1144]))" office:value-type="float" office:value="185174339.102447">
            <text:p>185174339.102</text:p>
          </table:table-cell>
          <table:table-cell table:formula="of:=[.E1145]/(COUNT([.$A$60:.A1145])-1)" office:value-type="float" office:value="170667.593642808">
            <text:p>170667.594</text:p>
          </table:table-cell>
          <table:table-cell table:formula="of:=[.J1144]" office:value-type="float" office:value="606.558182172948">
            <text:p>606.5581821729</text:p>
          </table:table-cell>
          <table:table-cell table:formula="of:=[.K1144]+[.$C$7]" office:value-type="float" office:value="3228.42723344679">
            <text:p>3228.4272334468</text:p>
          </table:table-cell>
          <table:table-cell table:formula="of:=[.H1145]/([.F1145]+[.H1145])" office:value-type="float" office:value="0.0185652737606006">
            <text:p>0.0185652738</text:p>
          </table:table-cell>
          <table:table-cell table:formula="of:=[.G1145]+[.I1145]*([.A1145] -[.G1145] )" office:value-type="float" office:value="606.356467091448">
            <text:p>606.3564670914</text:p>
          </table:table-cell>
          <table:table-cell table:formula="of:=(1-[.I1145])*[.H1145]" office:value-type="float" office:value="3168.49059804167">
            <text:p>3168.4905980417</text:p>
          </table:table-cell>
          <table:table-cell table:formula="of:=ABS([.G1145]-[.A1145])" office:value-type="float" office:value="10.8651821729476">
            <text:p>10.87</text:p>
          </table:table-cell>
          <table:table-cell table:formula="of:=IF([.L1145]&lt;[.$C$9];1;0)" office:value-type="float" office:value="1">
            <text:p>1</text:p>
          </table:table-cell>
          <table:table-cell/>
          <table:table-cell table:formula="of:=IF(AND([.M1145];[.B1145]);&quot;Not Jammed&quot;;IF([.M11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5.53">
            <text:p>505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5]+([.A1146]-[.D1145])/COUNTA([.$A$60:.A1146])" office:value-type="float" office:value="945.77839098436">
            <text:p>945.778</text:p>
          </table:table-cell>
          <table:table-cell table:formula="of:=[.E1145]+(([.A1146]-[.D1145])*([.A1146]-[.D1145]))" office:value-type="float" office:value="185368514.852964">
            <text:p>185368514.853</text:p>
          </table:table-cell>
          <table:table-cell table:formula="of:=[.E1146]/(COUNT([.$A$60:.A1146])-1)" office:value-type="float" office:value="170689.240196099">
            <text:p>170689.240</text:p>
          </table:table-cell>
          <table:table-cell table:formula="of:=[.J1145]" office:value-type="float" office:value="606.356467091448">
            <text:p>606.3564670914</text:p>
          </table:table-cell>
          <table:table-cell table:formula="of:=[.K1145]+[.$C$7]" office:value-type="float" office:value="3228.49059804167">
            <text:p>3228.4905980417</text:p>
          </table:table-cell>
          <table:table-cell table:formula="of:=[.H1146]/([.F1146]+[.H1146])" office:value-type="float" office:value="0.0185633206188913">
            <text:p>0.0185633206</text:p>
          </table:table-cell>
          <table:table-cell table:formula="of:=[.G1146]+[.I1146]*([.A1146] -[.G1146] )" office:value-type="float" office:value="604.484793055959">
            <text:p>604.484793056</text:p>
          </table:table-cell>
          <table:table-cell table:formula="of:=(1-[.I1146])*[.H1146]" office:value-type="float" office:value="3168.55909195515">
            <text:p>3168.5590919552</text:p>
          </table:table-cell>
          <table:table-cell table:formula="of:=ABS([.G1146]-[.A1146])" office:value-type="float" office:value="100.826467091448">
            <text:p>100.83</text:p>
          </table:table-cell>
          <table:table-cell table:formula="of:=IF([.L1146]&lt;[.$C$9];1;0)" office:value-type="float" office:value="1">
            <text:p>1</text:p>
          </table:table-cell>
          <table:table-cell/>
          <table:table-cell table:formula="of:=IF(AND([.M1146];[.B1146]);&quot;Not Jammed&quot;;IF([.M114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6]+([.A1147]-[.D1146])/COUNTA([.$A$60:.A1147])" office:value-type="float" office:value="945.390512867646">
            <text:p>945.391</text:p>
          </table:table-cell>
          <table:table-cell table:formula="of:=[.E1146]+(([.A1147]-[.D1146])*([.A1147]-[.D1146]))" office:value-type="float" office:value="185546608.467084">
            <text:p>185546608.467</text:p>
          </table:table-cell>
          <table:table-cell table:formula="of:=[.E1147]/(COUNT([.$A$60:.A1147])-1)" office:value-type="float" office:value="170696.05194764">
            <text:p>170696.052</text:p>
          </table:table-cell>
          <table:table-cell table:formula="of:=[.J1146]" office:value-type="float" office:value="604.484793055959">
            <text:p>604.484793056</text:p>
          </table:table-cell>
          <table:table-cell table:formula="of:=[.K1146]+[.$C$7]" office:value-type="float" office:value="3228.55909195515">
            <text:p>3228.5590919552</text:p>
          </table:table-cell>
          <table:table-cell table:formula="of:=[.H1147]/([.F1147]+[.H1147])" office:value-type="float" office:value="0.0185629800903804">
            <text:p>0.0185629801</text:p>
          </table:table-cell>
          <table:table-cell table:formula="of:=[.G1147]+[.I1147]*([.A1147] -[.G1147] )" office:value-type="float" office:value="602.986430270522">
            <text:p>602.9864302705</text:p>
          </table:table-cell>
          <table:table-cell table:formula="of:=(1-[.I1147])*[.H1147]" office:value-type="float" office:value="3168.62741381057">
            <text:p>3168.6274138106</text:p>
          </table:table-cell>
          <table:table-cell table:formula="of:=ABS([.G1147]-[.A1147])" office:value-type="float" office:value="80.7177930559593">
            <text:p>80.72</text:p>
          </table:table-cell>
          <table:table-cell table:formula="of:=IF([.L1147]&lt;[.$C$9];1;0)" office:value-type="float" office:value="1">
            <text:p>1</text:p>
          </table:table-cell>
          <table:table-cell/>
          <table:table-cell table:formula="of:=IF(AND([.M1147];[.B1147]);&quot;Not Jammed&quot;;IF([.M11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7]+([.A1148]-[.D1147])/COUNTA([.$A$60:.A1148])" office:value-type="float" office:value="945.006734618916">
            <text:p>945.007</text:p>
          </table:table-cell>
          <table:table-cell table:formula="of:=[.E1147]+(([.A1148]-[.D1147])*([.A1148]-[.D1147]))" office:value-type="float" office:value="185721277.72413">
            <text:p>185721277.724</text:p>
          </table:table-cell>
          <table:table-cell table:formula="of:=[.E1148]/(COUNT([.$A$60:.A1148])-1)" office:value-type="float" office:value="170699.703790561">
            <text:p>170699.704</text:p>
          </table:table-cell>
          <table:table-cell table:formula="of:=[.J1147]" office:value-type="float" office:value="602.986430270522">
            <text:p>602.9864302705</text:p>
          </table:table-cell>
          <table:table-cell table:formula="of:=[.K1147]+[.$C$7]" office:value-type="float" office:value="3228.62741381057">
            <text:p>3228.6274138106</text:p>
          </table:table-cell>
          <table:table-cell table:formula="of:=[.H1148]/([.F1148]+[.H1148])" office:value-type="float" office:value="0.0185629758616888">
            <text:p>0.0185629759</text:p>
          </table:table-cell>
          <table:table-cell table:formula="of:=[.G1148]+[.I1148]*([.A1148] -[.G1148] )" office:value-type="float" office:value="601.584360716588">
            <text:p>601.5843607166</text:p>
          </table:table-cell>
          <table:table-cell table:formula="of:=(1-[.I1148])*[.H1148]" office:value-type="float" office:value="3168.69448106161">
            <text:p>3168.6944810616</text:p>
          </table:table-cell>
          <table:table-cell table:formula="of:=ABS([.G1148]-[.A1148])" office:value-type="float" office:value="75.5304302705222">
            <text:p>75.53</text:p>
          </table:table-cell>
          <table:table-cell table:formula="of:=IF([.L1148]&lt;[.$C$9];1;0)" office:value-type="float" office:value="1">
            <text:p>1</text:p>
          </table:table-cell>
          <table:table-cell/>
          <table:table-cell table:formula="of:=IF(AND([.M1148];[.B1148]);&quot;Not Jammed&quot;;IF([.M11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8]+([.A1149]-[.D1148])/COUNTA([.$A$60:.A1149])" office:value-type="float" office:value="944.613636697247">
            <text:p>944.614</text:p>
          </table:table-cell>
          <table:table-cell table:formula="of:=[.E1148]+(([.A1149]-[.D1148])*([.A1149]-[.D1148]))" office:value-type="float" office:value="185904870.03624">
            <text:p>185904870.036</text:p>
          </table:table-cell>
          <table:table-cell table:formula="of:=[.E1149]/(COUNT([.$A$60:.A1149])-1)" office:value-type="float" office:value="170711.542733003">
            <text:p>170711.543</text:p>
          </table:table-cell>
          <table:table-cell table:formula="of:=[.J1148]" office:value-type="float" office:value="601.584360716588">
            <text:p>601.5843607166</text:p>
          </table:table-cell>
          <table:table-cell table:formula="of:=[.K1148]+[.$C$7]" office:value-type="float" office:value="3228.69448106161">
            <text:p>3228.6944810616</text:p>
          </table:table-cell>
          <table:table-cell table:formula="of:=[.H1149]/([.F1149]+[.H1149])" office:value-type="float" office:value="0.0185620908236898">
            <text:p>0.0185620908</text:p>
          </table:table-cell>
          <table:table-cell table:formula="of:=[.G1149]+[.I1149]*([.A1149] -[.G1149] )" office:value-type="float" office:value="600.005573948015">
            <text:p>600.005573948</text:p>
          </table:table-cell>
          <table:table-cell table:formula="of:=(1-[.I1149])*[.H1149]" office:value-type="float" office:value="3168.7631608622">
            <text:p>3168.7631608622</text:p>
          </table:table-cell>
          <table:table-cell table:formula="of:=ABS([.G1149]-[.A1149])" office:value-type="float" office:value="85.0543607165876">
            <text:p>85.05</text:p>
          </table:table-cell>
          <table:table-cell table:formula="of:=IF([.L1149]&lt;[.$C$9];1;0)" office:value-type="float" office:value="1">
            <text:p>1</text:p>
          </table:table-cell>
          <table:table-cell/>
          <table:table-cell table:formula="of:=IF(AND([.M1149];[.B1149]);&quot;Not Jammed&quot;;IF([.M11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49]+([.A1150]-[.D1149])/COUNTA([.$A$60:.A1150])" office:value-type="float" office:value="944.219568285975">
            <text:p>944.220</text:p>
          </table:table-cell>
          <table:table-cell table:formula="of:=[.E1149]+(([.A1150]-[.D1149])*([.A1150]-[.D1149]))" office:value-type="float" office:value="186089708.668892">
            <text:p>186089708.669</text:p>
          </table:table-cell>
          <table:table-cell table:formula="of:=[.E1150]/(COUNT([.$A$60:.A1150])-1)" office:value-type="float" office:value="170724.503365956">
            <text:p>170724.503</text:p>
          </table:table-cell>
          <table:table-cell table:formula="of:=[.J1149]" office:value-type="float" office:value="600.005573948015">
            <text:p>600.005573948</text:p>
          </table:table-cell>
          <table:table-cell table:formula="of:=[.K1149]+[.$C$7]" office:value-type="float" office:value="3228.7631608622">
            <text:p>3228.7631608622</text:p>
          </table:table-cell>
          <table:table-cell table:formula="of:=[.H1150]/([.F1150]+[.H1150])" office:value-type="float" office:value="0.0185610953178877">
            <text:p>0.0185610953</text:p>
          </table:table-cell>
          <table:table-cell table:formula="of:=[.G1150]+[.I1150]*([.A1150] -[.G1150] )" office:value-type="float" office:value="598.421930642389">
            <text:p>598.4219306424</text:p>
          </table:table-cell>
          <table:table-cell table:formula="of:=(1-[.I1150])*[.H1150]" office:value-type="float" office:value="3168.83378007455">
            <text:p>3168.8337800746</text:p>
          </table:table-cell>
          <table:table-cell table:formula="of:=ABS([.G1150]-[.A1150])" office:value-type="float" office:value="85.3205739480154">
            <text:p>85.32</text:p>
          </table:table-cell>
          <table:table-cell table:formula="of:=IF([.L1150]&lt;[.$C$9];1;0)" office:value-type="float" office:value="1">
            <text:p>1</text:p>
          </table:table-cell>
          <table:table-cell/>
          <table:table-cell table:formula="of:=IF(AND([.M1150];[.B1150]);&quot;Not Jammed&quot;;IF([.M11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0]+([.A1151]-[.D1150])/COUNTA([.$A$60:.A1151])" office:value-type="float" office:value="943.83129029304">
            <text:p>943.831</text:p>
          </table:table-cell>
          <table:table-cell table:formula="of:=[.E1150]+(([.A1151]-[.D1150])*([.A1151]-[.D1150]))" office:value-type="float" office:value="186269484.302799">
            <text:p>186269484.303</text:p>
          </table:table-cell>
          <table:table-cell table:formula="of:=[.E1151]/(COUNT([.$A$60:.A1151])-1)" office:value-type="float" office:value="170732.79954427">
            <text:p>170732.800</text:p>
          </table:table-cell>
          <table:table-cell table:formula="of:=[.J1150]" office:value-type="float" office:value="598.421930642389">
            <text:p>598.4219306424</text:p>
          </table:table-cell>
          <table:table-cell table:formula="of:=[.K1150]+[.$C$7]" office:value-type="float" office:value="3228.83378007455">
            <text:p>3228.8337800746</text:p>
          </table:table-cell>
          <table:table-cell table:formula="of:=[.H1151]/([.F1151]+[.H1151])" office:value-type="float" office:value="0.0185606085570289">
            <text:p>0.0185606086</text:p>
          </table:table-cell>
          <table:table-cell table:formula="of:=[.G1151]+[.I1151]*([.A1151] -[.G1151] )" office:value-type="float" office:value="596.970455219332">
            <text:p>596.9704552193</text:p>
          </table:table-cell>
          <table:table-cell table:formula="of:=(1-[.I1151])*[.H1151]" office:value-type="float" office:value="3168.90466018688">
            <text:p>3168.9046601869</text:p>
          </table:table-cell>
          <table:table-cell table:formula="of:=ABS([.G1151]-[.A1151])" office:value-type="float" office:value="78.2019306423894">
            <text:p>78.20</text:p>
          </table:table-cell>
          <table:table-cell table:formula="of:=IF([.L1151]&lt;[.$C$9];1;0)" office:value-type="float" office:value="1">
            <text:p>1</text:p>
          </table:table-cell>
          <table:table-cell/>
          <table:table-cell table:formula="of:=IF(AND([.M1151];[.B1151]);&quot;Not Jammed&quot;;IF([.M115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1]+([.A1152]-[.D1151])/COUNTA([.$A$60:.A1152])" office:value-type="float" office:value="943.446967978041">
            <text:p>943.447</text:p>
          </table:table-cell>
          <table:table-cell table:formula="of:=[.E1151]+(([.A1152]-[.D1151])*([.A1152]-[.D1151]))" office:value-type="float" office:value="186445938.310778">
            <text:p>186445938.311</text:p>
          </table:table-cell>
          <table:table-cell table:formula="of:=[.E1152]/(COUNT([.$A$60:.A1152])-1)" office:value-type="float" office:value="170738.038746134">
            <text:p>170738.039</text:p>
          </table:table-cell>
          <table:table-cell table:formula="of:=[.J1151]" office:value-type="float" office:value="596.970455219332">
            <text:p>596.9704552193</text:p>
          </table:table-cell>
          <table:table-cell table:formula="of:=[.K1151]+[.$C$7]" office:value-type="float" office:value="3228.90466018688">
            <text:p>3228.9046601869</text:p>
          </table:table-cell>
          <table:table-cell table:formula="of:=[.H1152]/([.F1152]+[.H1152])" office:value-type="float" office:value="0.0185604494564544">
            <text:p>0.0185604495</text:p>
          </table:table-cell>
          <table:table-cell table:formula="of:=[.G1152]+[.I1152]*([.A1152] -[.G1152] )" office:value-type="float" office:value="595.611766188696">
            <text:p>595.6117661887</text:p>
          </table:table-cell>
          <table:table-cell table:formula="of:=(1-[.I1152])*[.H1152]" office:value-type="float" office:value="3168.97473844177">
            <text:p>3168.9747384418</text:p>
          </table:table-cell>
          <table:table-cell table:formula="of:=ABS([.G1152]-[.A1152])" office:value-type="float" office:value="73.203455219332">
            <text:p>73.20</text:p>
          </table:table-cell>
          <table:table-cell table:formula="of:=IF([.L1152]&lt;[.$C$9];1;0)" office:value-type="float" office:value="1">
            <text:p>1</text:p>
          </table:table-cell>
          <table:table-cell/>
          <table:table-cell table:formula="of:=IF(AND([.M1152];[.B1152]);&quot;Not Jammed&quot;;IF([.M115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8.667">
            <text:p>538.6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2]+([.A1153]-[.D1152])/COUNTA([.$A$60:.A1153])" office:value-type="float" office:value="943.076968007312">
            <text:p>943.077</text:p>
          </table:table-cell>
          <table:table-cell table:formula="of:=[.E1152]+(([.A1153]-[.D1152])*([.A1153]-[.D1152]))" office:value-type="float" office:value="186609785.133255">
            <text:p>186609785.133</text:p>
          </table:table-cell>
          <table:table-cell table:formula="of:=[.E1153]/(COUNT([.$A$60:.A1153])-1)" office:value-type="float" office:value="170731.733882209">
            <text:p>170731.734</text:p>
          </table:table-cell>
          <table:table-cell table:formula="of:=[.J1152]" office:value-type="float" office:value="595.611766188696">
            <text:p>595.6117661887</text:p>
          </table:table-cell>
          <table:table-cell table:formula="of:=[.K1152]+[.$C$7]" office:value-type="float" office:value="3228.97473844177">
            <text:p>3228.9747384418</text:p>
          </table:table-cell>
          <table:table-cell table:formula="of:=[.H1153]/([.F1153]+[.H1153])" office:value-type="float" office:value="0.0185615175061345">
            <text:p>0.0185615175</text:p>
          </table:table-cell>
          <table:table-cell table:formula="of:=[.G1153]+[.I1153]*([.A1153] -[.G1153] )" office:value-type="float" office:value="594.554784914202">
            <text:p>594.5547849142</text:p>
          </table:table-cell>
          <table:table-cell table:formula="of:=(1-[.I1153])*[.H1153]" office:value-type="float" office:value="3169.04006730732">
            <text:p>3169.0400673073</text:p>
          </table:table-cell>
          <table:table-cell table:formula="of:=ABS([.G1153]-[.A1153])" office:value-type="float" office:value="56.9447661886958">
            <text:p>56.94</text:p>
          </table:table-cell>
          <table:table-cell table:formula="of:=IF([.L1153]&lt;[.$C$9];1;0)" office:value-type="float" office:value="1">
            <text:p>1</text:p>
          </table:table-cell>
          <table:table-cell/>
          <table:table-cell table:formula="of:=IF(AND([.M1153];[.B1153]);&quot;Not Jammed&quot;;IF([.M115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3]+([.A1154]-[.D1153])/COUNTA([.$A$60:.A1154])" office:value-type="float" office:value="942.690797260273">
            <text:p>942.691</text:p>
          </table:table-cell>
          <table:table-cell table:formula="of:=[.E1153]+(([.A1154]-[.D1153])*([.A1154]-[.D1153]))" office:value-type="float" office:value="186788593.148647">
            <text:p>186788593.149</text:p>
          </table:table-cell>
          <table:table-cell table:formula="of:=[.E1154]/(COUNT([.$A$60:.A1154])-1)" office:value-type="float" office:value="170739.116223626">
            <text:p>170739.116</text:p>
          </table:table-cell>
          <table:table-cell table:formula="of:=[.J1153]" office:value-type="float" office:value="594.554784914202">
            <text:p>594.5547849142</text:p>
          </table:table-cell>
          <table:table-cell table:formula="of:=[.K1153]+[.$C$7]" office:value-type="float" office:value="3229.04006730732">
            <text:p>3229.0400673073</text:p>
          </table:table-cell>
          <table:table-cell table:formula="of:=[.H1154]/([.F1154]+[.H1154])" office:value-type="float" office:value="0.0185610983995673">
            <text:p>0.0185610984</text:p>
          </table:table-cell>
          <table:table-cell table:formula="of:=[.G1154]+[.I1154]*([.A1154] -[.G1154] )" office:value-type="float" office:value="593.175049656898">
            <text:p>593.1750496569</text:p>
          </table:table-cell>
          <table:table-cell table:formula="of:=(1-[.I1154])*[.H1154]" office:value-type="float" office:value="3169.10553688188">
            <text:p>3169.1055368819</text:p>
          </table:table-cell>
          <table:table-cell table:formula="of:=ABS([.G1154]-[.A1154])" office:value-type="float" office:value="74.3347849142016">
            <text:p>74.33</text:p>
          </table:table-cell>
          <table:table-cell table:formula="of:=IF([.L1154]&lt;[.$C$9];1;0)" office:value-type="float" office:value="1">
            <text:p>1</text:p>
          </table:table-cell>
          <table:table-cell/>
          <table:table-cell table:formula="of:=IF(AND([.M1154];[.B1154]);&quot;Not Jammed&quot;;IF([.M115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4]+([.A1155]-[.D1154])/COUNTA([.$A$60:.A1155])" office:value-type="float" office:value="942.313615875912">
            <text:p>942.314</text:p>
          </table:table-cell>
          <table:table-cell table:formula="of:=[.E1154]+(([.A1155]-[.D1154])*([.A1155]-[.D1154]))" office:value-type="float" office:value="186959485.099907">
            <text:p>186959485.100</text:p>
          </table:table-cell>
          <table:table-cell table:formula="of:=[.E1155]/(COUNT([.$A$60:.A1155])-1)" office:value-type="float" office:value="170739.255799001">
            <text:p>170739.256</text:p>
          </table:table-cell>
          <table:table-cell table:formula="of:=[.J1154]" office:value-type="float" office:value="593.175049656898">
            <text:p>593.1750496569</text:p>
          </table:table-cell>
          <table:table-cell table:formula="of:=[.K1154]+[.$C$7]" office:value-type="float" office:value="3229.10553688188">
            <text:p>3229.1055368819</text:p>
          </table:table-cell>
          <table:table-cell table:formula="of:=[.H1155]/([.F1155]+[.H1155])" office:value-type="float" office:value="0.0185614528531852">
            <text:p>0.0185614529</text:p>
          </table:table-cell>
          <table:table-cell table:formula="of:=[.G1155]+[.I1155]*([.A1155] -[.G1155] )" office:value-type="float" office:value="591.989435934197">
            <text:p>591.9894359342</text:p>
          </table:table-cell>
          <table:table-cell table:formula="of:=(1-[.I1155])*[.H1155]" office:value-type="float" office:value="3169.16864670109">
            <text:p>3169.1686467011</text:p>
          </table:table-cell>
          <table:table-cell table:formula="of:=ABS([.G1155]-[.A1155])" office:value-type="float" office:value="63.8750496568985">
            <text:p>63.88</text:p>
          </table:table-cell>
          <table:table-cell table:formula="of:=IF([.L1155]&lt;[.$C$9];1;0)" office:value-type="float" office:value="1">
            <text:p>1</text:p>
          </table:table-cell>
          <table:table-cell/>
          <table:table-cell table:formula="of:=IF(AND([.M1155];[.B1155]);&quot;Not Jammed&quot;;IF([.M115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5]+([.A1156]-[.D1155])/COUNTA([.$A$60:.A1156])" office:value-type="float" office:value="941.932207839562">
            <text:p>941.932</text:p>
          </table:table-cell>
          <table:table-cell table:formula="of:=[.E1155]+(([.A1156]-[.D1155])*([.A1156]-[.D1155]))" office:value-type="float" office:value="187134547.522493">
            <text:p>187134547.522</text:p>
          </table:table-cell>
          <table:table-cell table:formula="of:=[.E1156]/(COUNT([.$A$60:.A1156])-1)" office:value-type="float" office:value="170743.200294245">
            <text:p>170743.200</text:p>
          </table:table-cell>
          <table:table-cell table:formula="of:=[.J1155]" office:value-type="float" office:value="591.989435934197">
            <text:p>591.9894359342</text:p>
          </table:table-cell>
          <table:table-cell table:formula="of:=[.K1155]+[.$C$7]" office:value-type="float" office:value="3229.16864670109">
            <text:p>3229.1686467011</text:p>
          </table:table-cell>
          <table:table-cell table:formula="of:=[.H1156]/([.F1156]+[.H1156])" office:value-type="float" office:value="0.0185613880316661">
            <text:p>0.018561388</text:p>
          </table:table-cell>
          <table:table-cell table:formula="of:=[.G1156]+[.I1156]*([.A1156] -[.G1156] )" office:value-type="float" office:value="590.725768545457">
            <text:p>590.7257685455</text:p>
          </table:table-cell>
          <table:table-cell table:formula="of:=(1-[.I1156])*[.H1156]" office:value-type="float" office:value="3169.23079442998">
            <text:p>3169.23079443</text:p>
          </table:table-cell>
          <table:table-cell table:formula="of:=ABS([.G1156]-[.A1156])" office:value-type="float" office:value="68.080435934197">
            <text:p>68.08</text:p>
          </table:table-cell>
          <table:table-cell table:formula="of:=IF([.L1156]&lt;[.$C$9];1;0)" office:value-type="float" office:value="1">
            <text:p>1</text:p>
          </table:table-cell>
          <table:table-cell/>
          <table:table-cell table:formula="of:=IF(AND([.M1156];[.B1156]);&quot;Not Jammed&quot;;IF([.M11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6]+([.A1157]-[.D1156])/COUNTA([.$A$60:.A1157])" office:value-type="float" office:value="941.548134790527">
            <text:p>941.548</text:p>
          </table:table-cell>
          <table:table-cell table:formula="of:=[.E1156]+(([.A1157]-[.D1156])*([.A1157]-[.D1156]))" office:value-type="float" office:value="187312388.708734">
            <text:p>187312388.709</text:p>
          </table:table-cell>
          <table:table-cell table:formula="of:=[.E1157]/(COUNT([.$A$60:.A1157])-1)" office:value-type="float" office:value="170749.670655181">
            <text:p>170749.671</text:p>
          </table:table-cell>
          <table:table-cell table:formula="of:=[.J1156]" office:value-type="float" office:value="590.725768545457">
            <text:p>590.7257685455</text:p>
          </table:table-cell>
          <table:table-cell table:formula="of:=[.K1156]+[.$C$7]" office:value-type="float" office:value="3229.23079442998">
            <text:p>3229.23079443</text:p>
          </table:table-cell>
          <table:table-cell table:formula="of:=[.H1157]/([.F1157]+[.H1157])" office:value-type="float" office:value="0.018561048308293">
            <text:p>0.0185610483</text:p>
          </table:table-cell>
          <table:table-cell table:formula="of:=[.G1157]+[.I1157]*([.A1157] -[.G1157] )" office:value-type="float" office:value="589.417107569472">
            <text:p>589.4171075695</text:p>
          </table:table-cell>
          <table:table-cell table:formula="of:=(1-[.I1157])*[.H1157]" office:value-type="float" office:value="3169.29288565594">
            <text:p>3169.2928856559</text:p>
          </table:table-cell>
          <table:table-cell table:formula="of:=ABS([.G1157]-[.A1157])" office:value-type="float" office:value="70.5057685454574">
            <text:p>70.51</text:p>
          </table:table-cell>
          <table:table-cell table:formula="of:=IF([.L1157]&lt;[.$C$9];1;0)" office:value-type="float" office:value="1">
            <text:p>1</text:p>
          </table:table-cell>
          <table:table-cell/>
          <table:table-cell table:formula="of:=IF(AND([.M1157];[.B1157]);&quot;Not Jammed&quot;;IF([.M115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7]+([.A1158]-[.D1157])/COUNTA([.$A$60:.A1158])" office:value-type="float" office:value="941.173022747952">
            <text:p>941.173</text:p>
          </table:table-cell>
          <table:table-cell table:formula="of:=[.E1157]+(([.A1158]-[.D1157])*([.A1158]-[.D1157]))" office:value-type="float" office:value="187482337.233372">
            <text:p>187482337.233</text:p>
          </table:table-cell>
          <table:table-cell table:formula="of:=[.E1158]/(COUNT([.$A$60:.A1158])-1)" office:value-type="float" office:value="170748.941014">
            <text:p>170748.941</text:p>
          </table:table-cell>
          <table:table-cell table:formula="of:=[.J1157]" office:value-type="float" office:value="589.417107569472">
            <text:p>589.4171075695</text:p>
          </table:table-cell>
          <table:table-cell table:formula="of:=[.K1157]+[.$C$7]" office:value-type="float" office:value="3229.29288565594">
            <text:p>3229.2928856559</text:p>
          </table:table-cell>
          <table:table-cell table:formula="of:=[.H1158]/([.F1158]+[.H1158])" office:value-type="float" office:value="0.0185614764173228">
            <text:p>0.0185614764</text:p>
          </table:table-cell>
          <table:table-cell table:formula="of:=[.G1158]+[.I1158]*([.A1158] -[.G1158] )" office:value-type="float" office:value="588.301245295044">
            <text:p>588.301245295</text:p>
          </table:table-cell>
          <table:table-cell table:formula="of:=(1-[.I1158])*[.H1158]" office:value-type="float" office:value="3169.35244191421">
            <text:p>3169.3524419142</text:p>
          </table:table-cell>
          <table:table-cell table:formula="of:=ABS([.G1158]-[.A1158])" office:value-type="float" office:value="60.117107569472">
            <text:p>60.12</text:p>
          </table:table-cell>
          <table:table-cell table:formula="of:=IF([.L1158]&lt;[.$C$9];1;0)" office:value-type="float" office:value="1">
            <text:p>1</text:p>
          </table:table-cell>
          <table:table-cell/>
          <table:table-cell table:formula="of:=IF(AND([.M1158];[.B1158]);&quot;Not Jammed&quot;;IF([.M115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67">
            <text:p>527.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8]+([.A1159]-[.D1158])/COUNTA([.$A$60:.A1159])" office:value-type="float" office:value="940.79711090909">
            <text:p>940.797</text:p>
          </table:table-cell>
          <table:table-cell table:formula="of:=[.E1158]+(([.A1159]-[.D1158])*([.A1159]-[.D1158]))" office:value-type="float" office:value="187653321.983194">
            <text:p>187653321.983</text:p>
          </table:table-cell>
          <table:table-cell table:formula="of:=[.E1159]/(COUNT([.$A$60:.A1159])-1)" office:value-type="float" office:value="170749.155580704">
            <text:p>170749.156</text:p>
          </table:table-cell>
          <table:table-cell table:formula="of:=[.J1158]" office:value-type="float" office:value="588.301245295044">
            <text:p>588.301245295</text:p>
          </table:table-cell>
          <table:table-cell table:formula="of:=[.K1158]+[.$C$7]" office:value-type="float" office:value="3229.35244191421">
            <text:p>3229.3524419142</text:p>
          </table:table-cell>
          <table:table-cell table:formula="of:=[.H1159]/([.F1159]+[.H1159])" office:value-type="float" office:value="0.0185617894912306">
            <text:p>0.0185617895</text:p>
          </table:table-cell>
          <table:table-cell table:formula="of:=[.G1159]+[.I1159]*([.A1159] -[.G1159] )" office:value-type="float" office:value="587.175820883286">
            <text:p>587.1758208833</text:p>
          </table:table-cell>
          <table:table-cell table:formula="of:=(1-[.I1159])*[.H1159]" office:value-type="float" office:value="3169.4098816944">
            <text:p>3169.4098816944</text:p>
          </table:table-cell>
          <table:table-cell table:formula="of:=ABS([.G1159]-[.A1159])" office:value-type="float" office:value="60.6312452950435">
            <text:p>60.63</text:p>
          </table:table-cell>
          <table:table-cell table:formula="of:=IF([.L1159]&lt;[.$C$9];1;0)" office:value-type="float" office:value="1">
            <text:p>1</text:p>
          </table:table-cell>
          <table:table-cell/>
          <table:table-cell table:formula="of:=IF(AND([.M1159];[.B1159]);&quot;Not Jammed&quot;;IF([.M115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6.822">
            <text:p>536.8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59]+([.A1160]-[.D1159])/COUNTA([.$A$60:.A1160])" office:value-type="float" office:value="940.430194368755">
            <text:p>940.430</text:p>
          </table:table-cell>
          <table:table-cell table:formula="of:=[.E1159]+(([.A1160]-[.D1159])*([.A1160]-[.D1159]))" office:value-type="float" office:value="187816517.873428">
            <text:p>187816517.873</text:p>
          </table:table-cell>
          <table:table-cell table:formula="of:=[.E1160]/(COUNT([.$A$60:.A1160])-1)" office:value-type="float" office:value="170742.288975843">
            <text:p>170742.289</text:p>
          </table:table-cell>
          <table:table-cell table:formula="of:=[.J1159]" office:value-type="float" office:value="587.175820883286">
            <text:p>587.1758208833</text:p>
          </table:table-cell>
          <table:table-cell table:formula="of:=[.K1159]+[.$C$7]" office:value-type="float" office:value="3229.4098816944">
            <text:p>3229.4098816944</text:p>
          </table:table-cell>
          <table:table-cell table:formula="of:=[.H1160]/([.F1160]+[.H1160])" office:value-type="float" office:value="0.0185628461577472">
            <text:p>0.0185628462</text:p>
          </table:table-cell>
          <table:table-cell table:formula="of:=[.G1160]+[.I1160]*([.A1160] -[.G1160] )" office:value-type="float" office:value="586.241110652775">
            <text:p>586.2411106528</text:p>
          </table:table-cell>
          <table:table-cell table:formula="of:=(1-[.I1160])*[.H1160]" office:value-type="float" office:value="3169.4628428802">
            <text:p>3169.4628428802</text:p>
          </table:table-cell>
          <table:table-cell table:formula="of:=ABS([.G1160]-[.A1160])" office:value-type="float" office:value="50.3538208832857">
            <text:p>50.35</text:p>
          </table:table-cell>
          <table:table-cell table:formula="of:=IF([.L1160]&lt;[.$C$9];1;0)" office:value-type="float" office:value="1">
            <text:p>1</text:p>
          </table:table-cell>
          <table:table-cell/>
          <table:table-cell table:formula="of:=IF(AND([.M1160];[.B1160]);&quot;Not Jammed&quot;;IF([.M116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443">
            <text:p>529.44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0]+([.A1161]-[.D1160])/COUNTA([.$A$60:.A1161])" office:value-type="float" office:value="940.057247731397">
            <text:p>940.057</text:p>
          </table:table-cell>
          <table:table-cell table:formula="of:=[.E1160]+(([.A1161]-[.D1160])*([.A1161]-[.D1160]))" office:value-type="float" office:value="187985428.347363">
            <text:p>187985428.347</text:p>
          </table:table-cell>
          <table:table-cell table:formula="of:=[.E1161]/(COUNT([.$A$60:.A1161])-1)" office:value-type="float" office:value="170740.625201964">
            <text:p>170740.625</text:p>
          </table:table-cell>
          <table:table-cell table:formula="of:=[.J1160]" office:value-type="float" office:value="586.241110652775">
            <text:p>586.2411106528</text:p>
          </table:table-cell>
          <table:table-cell table:formula="of:=[.K1160]+[.$C$7]" office:value-type="float" office:value="3229.4628428802">
            <text:p>3229.4628428802</text:p>
          </table:table-cell>
          <table:table-cell table:formula="of:=[.H1161]/([.F1161]+[.H1161])" office:value-type="float" office:value="0.0185633224606275">
            <text:p>0.0185633225</text:p>
          </table:table-cell>
          <table:table-cell table:formula="of:=[.G1161]+[.I1161]*([.A1161] -[.G1161] )" office:value-type="float" office:value="585.186749009573">
            <text:p>585.1867490096</text:p>
          </table:table-cell>
          <table:table-cell table:formula="of:=(1-[.I1161])*[.H1161]" office:value-type="float" office:value="3169.5132827532">
            <text:p>3169.5132827532</text:p>
          </table:table-cell>
          <table:table-cell table:formula="of:=ABS([.G1161]-[.A1161])" office:value-type="float" office:value="56.7981106527745">
            <text:p>56.80</text:p>
          </table:table-cell>
          <table:table-cell table:formula="of:=IF([.L1161]&lt;[.$C$9];1;0)" office:value-type="float" office:value="1">
            <text:p>1</text:p>
          </table:table-cell>
          <table:table-cell/>
          <table:table-cell table:formula="of:=IF(AND([.M1161];[.B1161]);&quot;Not Jammed&quot;;IF([.M116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6">
            <text:p>516.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1]+([.A1162]-[.D1161])/COUNTA([.$A$60:.A1162])" office:value-type="float" office:value="939.673333635539">
            <text:p>939.673</text:p>
          </table:table-cell>
          <table:table-cell table:formula="of:=[.E1161]+(([.A1162]-[.D1161])*([.A1162]-[.D1161]))" office:value-type="float" office:value="188164744.388019">
            <text:p>188164744.388</text:p>
          </table:table-cell>
          <table:table-cell table:formula="of:=[.E1162]/(COUNT([.$A$60:.A1162])-1)" office:value-type="float" office:value="170748.40688568">
            <text:p>170748.407</text:p>
          </table:table-cell>
          <table:table-cell table:formula="of:=[.J1161]" office:value-type="float" office:value="585.186749009573">
            <text:p>585.1867490096</text:p>
          </table:table-cell>
          <table:table-cell table:formula="of:=[.K1161]+[.$C$7]" office:value-type="float" office:value="3229.5132827532">
            <text:p>3229.5132827532</text:p>
          </table:table-cell>
          <table:table-cell table:formula="of:=[.H1162]/([.F1162]+[.H1162])" office:value-type="float" office:value="0.018562776699633">
            <text:p>0.0185627767</text:p>
          </table:table-cell>
          <table:table-cell table:formula="of:=[.G1162]+[.I1162]*([.A1162] -[.G1162] )" office:value-type="float" office:value="583.913588503154">
            <text:p>583.9135885032</text:p>
          </table:table-cell>
          <table:table-cell table:formula="of:=(1-[.I1162])*[.H1162]" office:value-type="float" office:value="3169.56454883695">
            <text:p>3169.564548837</text:p>
          </table:table-cell>
          <table:table-cell table:formula="of:=ABS([.G1162]-[.A1162])" office:value-type="float" office:value="68.5867490095726">
            <text:p>68.59</text:p>
          </table:table-cell>
          <table:table-cell table:formula="of:=IF([.L1162]&lt;[.$C$9];1;0)" office:value-type="float" office:value="1">
            <text:p>1</text:p>
          </table:table-cell>
          <table:table-cell/>
          <table:table-cell table:formula="of:=IF(AND([.M1162];[.B1162]);&quot;Not Jammed&quot;;IF([.M116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5.946">
            <text:p>475.9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2]+([.A1163]-[.D1162])/COUNTA([.$A$60:.A1163])" office:value-type="float" office:value="939.253290760869">
            <text:p>939.253</text:p>
          </table:table-cell>
          <table:table-cell table:formula="of:=[.E1162]+(([.A1163]-[.D1162])*([.A1163]-[.D1162]))" office:value-type="float" office:value="188379787.42798">
            <text:p>188379787.428</text:p>
          </table:table-cell>
          <table:table-cell table:formula="of:=[.E1163]/(COUNT([.$A$60:.A1163])-1)" office:value-type="float" office:value="170788.565211224">
            <text:p>170788.565</text:p>
          </table:table-cell>
          <table:table-cell table:formula="of:=[.J1162]" office:value-type="float" office:value="583.913588503154">
            <text:p>583.9135885032</text:p>
          </table:table-cell>
          <table:table-cell table:formula="of:=[.K1162]+[.$C$7]" office:value-type="float" office:value="3229.56454883695">
            <text:p>3229.564548837</text:p>
          </table:table-cell>
          <table:table-cell table:formula="of:=[.H1163]/([.F1163]+[.H1163])" office:value-type="float" office:value="0.01855878208374">
            <text:p>0.0185587821</text:p>
          </table:table-cell>
          <table:table-cell table:formula="of:=[.G1163]+[.I1163]*([.A1163] -[.G1163] )" office:value-type="float" office:value="581.909841556017">
            <text:p>581.909841556</text:p>
          </table:table-cell>
          <table:table-cell table:formula="of:=(1-[.I1163])*[.H1163]" office:value-type="float" office:value="3169.62776414972">
            <text:p>3169.6277641497</text:p>
          </table:table-cell>
          <table:table-cell table:formula="of:=ABS([.G1163]-[.A1163])" office:value-type="float" office:value="107.967588503154">
            <text:p>107.97</text:p>
          </table:table-cell>
          <table:table-cell table:formula="of:=IF([.L1163]&lt;[.$C$9];1;0)" office:value-type="float" office:value="1">
            <text:p>1</text:p>
          </table:table-cell>
          <table:table-cell/>
          <table:table-cell table:formula="of:=IF(AND([.M1163];[.B1163]);&quot;Not Jammed&quot;;IF([.M116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5.752">
            <text:p>475.75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3]+([.A1164]-[.D1163])/COUNTA([.$A$60:.A1164])" office:value-type="float" office:value="938.833832579185">
            <text:p>938.834</text:p>
          </table:table-cell>
          <table:table-cell table:formula="of:=[.E1163]+(([.A1164]-[.D1163])*([.A1164]-[.D1163]))" office:value-type="float" office:value="188594620.874517">
            <text:p>188594620.875</text:p>
          </table:table-cell>
          <table:table-cell table:formula="of:=[.E1164]/(COUNT([.$A$60:.A1164])-1)" office:value-type="float" office:value="170828.460937062">
            <text:p>170828.461</text:p>
          </table:table-cell>
          <table:table-cell table:formula="of:=[.J1163]" office:value-type="float" office:value="581.909841556017">
            <text:p>581.909841556</text:p>
          </table:table-cell>
          <table:table-cell table:formula="of:=[.K1163]+[.$C$7]" office:value-type="float" office:value="3229.62776414972">
            <text:p>3229.6277641497</text:p>
          </table:table-cell>
          <table:table-cell table:formula="of:=[.H1164]/([.F1164]+[.H1164])" office:value-type="float" office:value="0.0185548846838925">
            <text:p>0.0185548847</text:p>
          </table:table-cell>
          <table:table-cell table:formula="of:=[.G1164]+[.I1164]*([.A1164] -[.G1164] )" office:value-type="float" office:value="579.940095047654">
            <text:p>579.9400950477</text:p>
          </table:table-cell>
          <table:table-cell table:formula="of:=(1-[.I1164])*[.H1164]" office:value-type="float" office:value="3169.70239341402">
            <text:p>3169.702393414</text:p>
          </table:table-cell>
          <table:table-cell table:formula="of:=ABS([.G1164]-[.A1164])" office:value-type="float" office:value="106.157841556017">
            <text:p>106.16</text:p>
          </table:table-cell>
          <table:table-cell table:formula="of:=IF([.L1164]&lt;[.$C$9];1;0)" office:value-type="float" office:value="1">
            <text:p>1</text:p>
          </table:table-cell>
          <table:table-cell/>
          <table:table-cell table:formula="of:=IF(AND([.M1164];[.B1164]);&quot;Not Jammed&quot;;IF([.M116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5.946">
            <text:p>475.9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4]+([.A1165]-[.D1164])/COUNTA([.$A$60:.A1165])" office:value-type="float" office:value="938.415308318263">
            <text:p>938.415</text:p>
          </table:table-cell>
          <table:table-cell table:formula="of:=[.E1164]+(([.A1165]-[.D1164])*([.A1165]-[.D1164]))" office:value-type="float" office:value="188808886.020067">
            <text:p>188808886.020</text:p>
          </table:table-cell>
          <table:table-cell table:formula="of:=[.E1165]/(COUNT([.$A$60:.A1165])-1)" office:value-type="float" office:value="170867.770153906">
            <text:p>170867.770</text:p>
          </table:table-cell>
          <table:table-cell table:formula="of:=[.J1164]" office:value-type="float" office:value="579.940095047654">
            <text:p>579.9400950477</text:p>
          </table:table-cell>
          <table:table-cell table:formula="of:=[.K1164]+[.$C$7]" office:value-type="float" office:value="3229.70239341402">
            <text:p>3229.702393414</text:p>
          </table:table-cell>
          <table:table-cell table:formula="of:=[.H1165]/([.F1165]+[.H1165])" office:value-type="float" office:value="0.0185511159131628">
            <text:p>0.0185511159</text:p>
          </table:table-cell>
          <table:table-cell table:formula="of:=[.G1165]+[.I1165]*([.A1165] -[.G1165] )" office:value-type="float" office:value="578.010888536141">
            <text:p>578.0108885361</text:p>
          </table:table-cell>
          <table:table-cell table:formula="of:=(1-[.I1165])*[.H1165]" office:value-type="float" office:value="3169.78780994878">
            <text:p>3169.7878099488</text:p>
          </table:table-cell>
          <table:table-cell table:formula="of:=ABS([.G1165]-[.A1165])" office:value-type="float" office:value="103.994095047654">
            <text:p>103.99</text:p>
          </table:table-cell>
          <table:table-cell table:formula="of:=IF([.L1165]&lt;[.$C$9];1;0)" office:value-type="float" office:value="1">
            <text:p>1</text:p>
          </table:table-cell>
          <table:table-cell/>
          <table:table-cell table:formula="of:=IF(AND([.M1165];[.B1165]);&quot;Not Jammed&quot;;IF([.M116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81.349">
            <text:p>481.34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5]+([.A1166]-[.D1165])/COUNTA([.$A$60:.A1166])" office:value-type="float" office:value="938.002420957542">
            <text:p>938.002</text:p>
          </table:table-cell>
          <table:table-cell table:formula="of:=[.E1165]+(([.A1166]-[.D1165])*([.A1166]-[.D1165]))" office:value-type="float" office:value="189017795.630266">
            <text:p>189017795.630</text:p>
          </table:table-cell>
          <table:table-cell table:formula="of:=[.E1166]/(COUNT([.$A$60:.A1166])-1)" office:value-type="float" office:value="170902.166030982">
            <text:p>170902.166</text:p>
          </table:table-cell>
          <table:table-cell table:formula="of:=[.J1165]" office:value-type="float" office:value="578.010888536141">
            <text:p>578.0108885361</text:p>
          </table:table-cell>
          <table:table-cell table:formula="of:=[.K1165]+[.$C$7]" office:value-type="float" office:value="3229.78780994878">
            <text:p>3229.7878099488</text:p>
          </table:table-cell>
          <table:table-cell table:formula="of:=[.H1166]/([.F1166]+[.H1166])" office:value-type="float" office:value="0.0185479329824736">
            <text:p>0.018547933</text:p>
          </table:table-cell>
          <table:table-cell table:formula="of:=[.G1166]+[.I1166]*([.A1166] -[.G1166] )" office:value-type="float" office:value="576.218010305613">
            <text:p>576.2180103056</text:p>
          </table:table-cell>
          <table:table-cell table:formula="of:=(1-[.I1166])*[.H1166]" office:value-type="float" office:value="3169.88192210224">
            <text:p>3169.8819221022</text:p>
          </table:table-cell>
          <table:table-cell table:formula="of:=ABS([.G1166]-[.A1166])" office:value-type="float" office:value="96.6618885361409">
            <text:p>96.66</text:p>
          </table:table-cell>
          <table:table-cell table:formula="of:=IF([.L1166]&lt;[.$C$9];1;0)" office:value-type="float" office:value="1">
            <text:p>1</text:p>
          </table:table-cell>
          <table:table-cell/>
          <table:table-cell table:formula="of:=IF(AND([.M1166];[.B1166]);&quot;Not Jammed&quot;;IF([.M116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83.325">
            <text:p>483.32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6]+([.A1167]-[.D1166])/COUNTA([.$A$60:.A1167])" office:value-type="float" office:value="937.592062274368">
            <text:p>937.592</text:p>
          </table:table-cell>
          <table:table-cell table:formula="of:=[.E1166]+(([.A1167]-[.D1166])*([.A1167]-[.D1166]))" office:value-type="float" office:value="189224527.187395">
            <text:p>189224527.187</text:p>
          </table:table-cell>
          <table:table-cell table:formula="of:=[.E1167]/(COUNT([.$A$60:.A1167])-1)" office:value-type="float" office:value="170934.532237936">
            <text:p>170934.532</text:p>
          </table:table-cell>
          <table:table-cell table:formula="of:=[.J1166]" office:value-type="float" office:value="576.218010305613">
            <text:p>576.2180103056</text:p>
          </table:table-cell>
          <table:table-cell table:formula="of:=[.K1166]+[.$C$7]" office:value-type="float" office:value="3229.88192210224">
            <text:p>3229.8819221022</text:p>
          </table:table-cell>
          <table:table-cell table:formula="of:=[.H1167]/([.F1167]+[.H1167])" office:value-type="float" office:value="0.0185450164299024">
            <text:p>0.0185450164</text:p>
          </table:table-cell>
          <table:table-cell table:formula="of:=[.G1167]+[.I1167]*([.A1167] -[.G1167] )" office:value-type="float" office:value="574.495307903273">
            <text:p>574.4953079033</text:p>
          </table:table-cell>
          <table:table-cell table:formula="of:=(1-[.I1167])*[.H1167]" office:value-type="float" office:value="3169.98370879021">
            <text:p>3169.9837087902</text:p>
          </table:table-cell>
          <table:table-cell table:formula="of:=ABS([.G1167]-[.A1167])" office:value-type="float" office:value="92.8930103056132">
            <text:p>92.89</text:p>
          </table:table-cell>
          <table:table-cell table:formula="of:=IF([.L1167]&lt;[.$C$9];1;0)" office:value-type="float" office:value="1">
            <text:p>1</text:p>
          </table:table-cell>
          <table:table-cell/>
          <table:table-cell table:formula="of:=IF(AND([.M1167];[.B1167]);&quot;Not Jammed&quot;;IF([.M116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99.995">
            <text:p>499.99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7]+([.A1168]-[.D1167])/COUNTA([.$A$60:.A1168])" office:value-type="float" office:value="937.197475202885">
            <text:p>937.197</text:p>
          </table:table-cell>
          <table:table-cell table:formula="of:=[.E1167]+(([.A1168]-[.D1167])*([.A1168]-[.D1167]))" office:value-type="float" office:value="189416018.376306">
            <text:p>189416018.376</text:p>
          </table:table-cell>
          <table:table-cell table:formula="of:=[.E1168]/(COUNT([.$A$60:.A1168])-1)" office:value-type="float" office:value="170953.085177172">
            <text:p>170953.085</text:p>
          </table:table-cell>
          <table:table-cell table:formula="of:=[.J1167]" office:value-type="float" office:value="574.495307903273">
            <text:p>574.4953079033</text:p>
          </table:table-cell>
          <table:table-cell table:formula="of:=[.K1167]+[.$C$7]" office:value-type="float" office:value="3229.98370879021">
            <text:p>3229.9837087902</text:p>
          </table:table-cell>
          <table:table-cell table:formula="of:=[.H1168]/([.F1168]+[.H1168])" office:value-type="float" office:value="0.0185436146546763">
            <text:p>0.0185436147</text:p>
          </table:table-cell>
          <table:table-cell table:formula="of:=[.G1168]+[.I1168]*([.A1168] -[.G1168] )" office:value-type="float" office:value="573.113802901859">
            <text:p>573.1138029019</text:p>
          </table:table-cell>
          <table:table-cell table:formula="of:=(1-[.I1168])*[.H1168]" office:value-type="float" office:value="3170.08813555352">
            <text:p>3170.0881355535</text:p>
          </table:table-cell>
          <table:table-cell table:formula="of:=ABS([.G1168]-[.A1168])" office:value-type="float" office:value="74.5003079032725">
            <text:p>74.50</text:p>
          </table:table-cell>
          <table:table-cell table:formula="of:=IF([.L1168]&lt;[.$C$9];1;0)" office:value-type="float" office:value="1">
            <text:p>1</text:p>
          </table:table-cell>
          <table:table-cell/>
          <table:table-cell table:formula="of:=IF(AND([.M1168];[.B1168]);&quot;Not Jammed&quot;;IF([.M116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8]+([.A1169]-[.D1168])/COUNTA([.$A$60:.A1169])" office:value-type="float" office:value="936.818495495495">
            <text:p>936.818</text:p>
          </table:table-cell>
          <table:table-cell table:formula="of:=[.E1168]+(([.A1169]-[.D1168])*([.A1169]-[.D1168]))" office:value-type="float" office:value="189592979.501">
            <text:p>189592979.501</text:p>
          </table:table-cell>
          <table:table-cell table:formula="of:=[.E1169]/(COUNT([.$A$60:.A1169])-1)" office:value-type="float" office:value="170958.502706041">
            <text:p>170958.503</text:p>
          </table:table-cell>
          <table:table-cell table:formula="of:=[.J1168]" office:value-type="float" office:value="573.113802901859">
            <text:p>573.1138029019</text:p>
          </table:table-cell>
          <table:table-cell table:formula="of:=[.K1168]+[.$C$7]" office:value-type="float" office:value="3230.08813555352">
            <text:p>3230.0881355535</text:p>
          </table:table-cell>
          <table:table-cell table:formula="of:=[.H1169]/([.F1169]+[.H1169])" office:value-type="float" office:value="0.018543626307253">
            <text:p>0.0185436263</text:p>
          </table:table-cell>
          <table:table-cell table:formula="of:=[.G1169]+[.I1169]*([.A1169] -[.G1169] )" office:value-type="float" office:value="572.064534005804">
            <text:p>572.0645340058</text:p>
          </table:table-cell>
          <table:table-cell table:formula="of:=(1-[.I1169])*[.H1169]" office:value-type="float" office:value="3170.19058822832">
            <text:p>3170.1905882283</text:p>
          </table:table-cell>
          <table:table-cell table:formula="of:=ABS([.G1169]-[.A1169])" office:value-type="float" office:value="56.5838029018595">
            <text:p>56.58</text:p>
          </table:table-cell>
          <table:table-cell table:formula="of:=IF([.L1169]&lt;[.$C$9];1;0)" office:value-type="float" office:value="1">
            <text:p>1</text:p>
          </table:table-cell>
          <table:table-cell/>
          <table:table-cell table:formula="of:=IF(AND([.M1169];[.B1169]);&quot;Not Jammed&quot;;IF([.M116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69]+([.A1170]-[.D1169])/COUNTA([.$A$60:.A1170])" office:value-type="float" office:value="936.4400720072">
            <text:p>936.440</text:p>
          </table:table-cell>
          <table:table-cell table:formula="of:=[.E1169]+(([.A1170]-[.D1169])*([.A1170]-[.D1169]))" office:value-type="float" office:value="189769739.620824">
            <text:p>189769739.621</text:p>
          </table:table-cell>
          <table:table-cell table:formula="of:=[.E1170]/(COUNT([.$A$60:.A1170])-1)" office:value-type="float" office:value="170963.72938813">
            <text:p>170963.729</text:p>
          </table:table-cell>
          <table:table-cell table:formula="of:=[.J1169]" office:value-type="float" office:value="572.064534005804">
            <text:p>572.0645340058</text:p>
          </table:table-cell>
          <table:table-cell table:formula="of:=[.K1169]+[.$C$7]" office:value-type="float" office:value="3230.19058822832">
            <text:p>3230.1905882283</text:p>
          </table:table-cell>
          <table:table-cell table:formula="of:=[.H1170]/([.F1170]+[.H1170])" office:value-type="float" office:value="0.0185436471529358">
            <text:p>0.0185436472</text:p>
          </table:table-cell>
          <table:table-cell table:formula="of:=[.G1170]+[.I1170]*([.A1170] -[.G1170] )" office:value-type="float" office:value="571.032125091796">
            <text:p>571.0321250918</text:p>
          </table:table-cell>
          <table:table-cell table:formula="of:=(1-[.I1170])*[.H1170]" office:value-type="float" office:value="3170.29107372348">
            <text:p>3170.2910737235</text:p>
          </table:table-cell>
          <table:table-cell table:formula="of:=ABS([.G1170]-[.A1170])" office:value-type="float" office:value="55.6745340058042">
            <text:p>55.67</text:p>
          </table:table-cell>
          <table:table-cell table:formula="of:=IF([.L1170]&lt;[.$C$9];1;0)" office:value-type="float" office:value="1">
            <text:p>1</text:p>
          </table:table-cell>
          <table:table-cell/>
          <table:table-cell table:formula="of:=IF(AND([.M1170];[.B1170]);&quot;Not Jammed&quot;;IF([.M117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1.923">
            <text:p>521.92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70]+([.A1171]-[.D1170])/COUNTA([.$A$60:.A1171])" office:value-type="float" office:value="936.067304856115">
            <text:p>936.067</text:p>
          </table:table-cell>
          <table:table-cell table:formula="of:=[.E1170]+(([.A1171]-[.D1170])*([.A1171]-[.D1170]))" office:value-type="float" office:value="189941564.02381">
            <text:p>189941564.024</text:p>
          </table:table-cell>
          <table:table-cell table:formula="of:=[.E1171]/(COUNT([.$A$60:.A1171])-1)" office:value-type="float" office:value="170964.504071836">
            <text:p>170964.504</text:p>
          </table:table-cell>
          <table:table-cell table:formula="of:=[.J1170]" office:value-type="float" office:value="571.032125091796">
            <text:p>571.0321250918</text:p>
          </table:table-cell>
          <table:table-cell table:formula="of:=[.K1170]+[.$C$7]" office:value-type="float" office:value="3230.29107372348">
            <text:p>3230.2910737235</text:p>
          </table:table-cell>
          <table:table-cell table:formula="of:=[.H1171]/([.F1171]+[.H1171])" office:value-type="float" office:value="0.0185441308451508">
            <text:p>0.0185441308</text:p>
          </table:table-cell>
          <table:table-cell table:formula="of:=[.G1171]+[.I1171]*([.A1171] -[.G1171] )" office:value-type="float" office:value="570.121439050403">
            <text:p>570.1214390504</text:p>
          </table:table-cell>
          <table:table-cell table:formula="of:=(1-[.I1171])*[.H1171]" office:value-type="float" office:value="3170.38813338443">
            <text:p>3170.3881333844</text:p>
          </table:table-cell>
          <table:table-cell table:formula="of:=ABS([.G1171]-[.A1171])" office:value-type="float" office:value="49.1091250917964">
            <text:p>49.11</text:p>
          </table:table-cell>
          <table:table-cell table:formula="of:=IF([.L1171]&lt;[.$C$9];1;0)" office:value-type="float" office:value="1">
            <text:p>1</text:p>
          </table:table-cell>
          <table:table-cell/>
          <table:table-cell table:formula="of:=IF(AND([.M1171];[.B1171]);&quot;Not Jammed&quot;;IF([.M117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71]+([.A1172]-[.D1171])/COUNTA([.$A$60:.A1172])" office:value-type="float" office:value="935.692019766396">
            <text:p>935.692</text:p>
          </table:table-cell>
          <table:table-cell table:formula="of:=[.E1171]+(([.A1172]-[.D1171])*([.A1172]-[.D1171]))" office:value-type="float" office:value="190116030.885346">
            <text:p>190116030.885</text:p>
          </table:table-cell>
          <table:table-cell table:formula="of:=[.E1172]/(COUNT([.$A$60:.A1172])-1)" office:value-type="float" office:value="170967.653673872">
            <text:p>170967.654</text:p>
          </table:table-cell>
          <table:table-cell table:formula="of:=[.J1171]" office:value-type="float" office:value="570.121439050403">
            <text:p>570.1214390504</text:p>
          </table:table-cell>
          <table:table-cell table:formula="of:=[.K1171]+[.$C$7]" office:value-type="float" office:value="3230.38813338443">
            <text:p>3230.3881333844</text:p>
          </table:table-cell>
          <table:table-cell table:formula="of:=[.H1172]/([.F1172]+[.H1172])" office:value-type="float" office:value="0.018544342404025">
            <text:p>0.0185443424</text:p>
          </table:table-cell>
          <table:table-cell table:formula="of:=[.G1172]+[.I1172]*([.A1172] -[.G1172] )" office:value-type="float" office:value="569.161835366464">
            <text:p>569.1618353665</text:p>
          </table:table-cell>
          <table:table-cell table:formula="of:=(1-[.I1172])*[.H1172]" office:value-type="float" office:value="3170.48270974105">
            <text:p>3170.4827097411</text:p>
          </table:table-cell>
          <table:table-cell table:formula="of:=ABS([.G1172]-[.A1172])" office:value-type="float" office:value="51.7464390504033">
            <text:p>51.75</text:p>
          </table:table-cell>
          <table:table-cell table:formula="of:=IF([.L1172]&lt;[.$C$9];1;0)" office:value-type="float" office:value="1">
            <text:p>1</text:p>
          </table:table-cell>
          <table:table-cell/>
          <table:table-cell table:formula="of:=IF(AND([.M1172];[.B1172]);&quot;Not Jammed&quot;;IF([.M117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72]+([.A1173]-[.D1172])/COUNTA([.$A$60:.A1173])" office:value-type="float" office:value="935.3222486535">
            <text:p>935.322</text:p>
          </table:table-cell>
          <table:table-cell table:formula="of:=[.E1172]+(([.A1173]-[.D1172])*([.A1173]-[.D1172]))" office:value-type="float" office:value="190285713.107255">
            <text:p>190285713.107</text:p>
          </table:table-cell>
          <table:table-cell table:formula="of:=[.E1173]/(COUNT([.$A$60:.A1173])-1)" office:value-type="float" office:value="170966.498748657">
            <text:p>170966.499</text:p>
          </table:table-cell>
          <table:table-cell table:formula="of:=[.J1172]" office:value-type="float" office:value="569.161835366464">
            <text:p>569.1618353665</text:p>
          </table:table-cell>
          <table:table-cell table:formula="of:=[.K1172]+[.$C$7]" office:value-type="float" office:value="3230.48270974105">
            <text:p>3230.4827097411</text:p>
          </table:table-cell>
          <table:table-cell table:formula="of:=[.H1173]/([.F1173]+[.H1173])" office:value-type="float" office:value="0.0185449982123402">
            <text:p>0.0185449982</text:p>
          </table:table-cell>
          <table:table-cell table:formula="of:=[.G1173]+[.I1173]*([.A1173] -[.G1173] )" office:value-type="float" office:value="568.319988225743">
            <text:p>568.3199882257</text:p>
          </table:table-cell>
          <table:table-cell table:formula="of:=(1-[.I1173])*[.H1173]" office:value-type="float" office:value="3170.57341366391">
            <text:p>3170.5734136639</text:p>
          </table:table-cell>
          <table:table-cell table:formula="of:=ABS([.G1173]-[.A1173])" office:value-type="float" office:value="45.3948353664636">
            <text:p>45.39</text:p>
          </table:table-cell>
          <table:table-cell table:formula="of:=IF([.L1173]&lt;[.$C$9];1;0)" office:value-type="float" office:value="1">
            <text:p>1</text:p>
          </table:table-cell>
          <table:table-cell/>
          <table:table-cell table:formula="of:=IF(AND([.M1173];[.B1173]);&quot;Not Jammed&quot;;IF([.M117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73]+([.A1174]-[.D1173])/COUNTA([.$A$60:.A1174])" office:value-type="float" office:value="934.949959641255">
            <text:p>934.950</text:p>
          </table:table-cell>
          <table:table-cell table:formula="of:=[.E1173]+(([.A1174]-[.D1173])*([.A1174]-[.D1173]))" office:value-type="float" office:value="190458022.984092">
            <text:p>190458022.984</text:p>
          </table:table-cell>
          <table:table-cell table:formula="of:=[.E1174]/(COUNT([.$A$60:.A1174])-1)" office:value-type="float" office:value="170967.704653584">
            <text:p>170967.705</text:p>
          </table:table-cell>
          <table:table-cell table:formula="of:=[.J1173]" office:value-type="float" office:value="568.319988225743">
            <text:p>568.3199882257</text:p>
          </table:table-cell>
          <table:table-cell table:formula="of:=[.K1173]+[.$C$7]" office:value-type="float" office:value="3230.57341366391">
            <text:p>3230.5734136639</text:p>
          </table:table-cell>
          <table:table-cell table:formula="of:=[.H1174]/([.F1174]+[.H1174])" office:value-type="float" office:value="0.0185453808700496">
            <text:p>0.0185453809</text:p>
          </table:table-cell>
          <table:table-cell table:formula="of:=[.G1174]+[.I1174]*([.A1174] -[.G1174] )" office:value-type="float" office:value="567.427955624252">
            <text:p>567.4279556243</text:p>
          </table:table-cell>
          <table:table-cell table:formula="of:=(1-[.I1174])*[.H1174]" office:value-type="float" office:value="3170.66119927886">
            <text:p>3170.6611992789</text:p>
          </table:table-cell>
          <table:table-cell table:formula="of:=ABS([.G1174]-[.A1174])" office:value-type="float" office:value="48.099988225743">
            <text:p>48.10</text:p>
          </table:table-cell>
          <table:table-cell table:formula="of:=IF([.L1174]&lt;[.$C$9];1;0)" office:value-type="float" office:value="1">
            <text:p>1</text:p>
          </table:table-cell>
          <table:table-cell/>
          <table:table-cell table:formula="of:=IF(AND([.M1174];[.B1174]);&quot;Not Jammed&quot;;IF([.M117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4]+([.A1175]-[.D1174])/COUNTA([.$A$60:.A1175])" office:value-type="float" office:value="934.576747311827">
            <text:p>934.577</text:p>
          </table:table-cell>
          <table:table-cell table:formula="of:=[.E1174]+(([.A1175]-[.D1174])*([.A1175]-[.D1174]))" office:value-type="float" office:value="190631499.365498">
            <text:p>190631499.365</text:p>
          </table:table-cell>
          <table:table-cell table:formula="of:=[.E1175]/(COUNT([.$A$60:.A1175])-1)" office:value-type="float" office:value="170969.954587891">
            <text:p>170969.955</text:p>
          </table:table-cell>
          <table:table-cell table:formula="of:=[.J1174]" office:value-type="float" office:value="567.427955624252">
            <text:p>567.4279556243</text:p>
          </table:table-cell>
          <table:table-cell table:formula="of:=[.K1174]+[.$C$7]" office:value-type="float" office:value="3230.66119927886">
            <text:p>3230.6611992789</text:p>
          </table:table-cell>
          <table:table-cell table:formula="of:=[.H1175]/([.F1175]+[.H1175])" office:value-type="float" office:value="0.0185456359306211">
            <text:p>0.0185456359</text:p>
          </table:table-cell>
          <table:table-cell table:formula="of:=[.G1175]+[.I1175]*([.A1175] -[.G1175] )" office:value-type="float" office:value="566.519535562439">
            <text:p>566.5195355624</text:p>
          </table:table-cell>
          <table:table-cell table:formula="of:=(1-[.I1175])*[.H1175]" office:value-type="float" office:value="3170.74653286185">
            <text:p>3170.7465328619</text:p>
          </table:table-cell>
          <table:table-cell table:formula="of:=ABS([.G1175]-[.A1175])" office:value-type="float" office:value="48.9829556242516">
            <text:p>48.98</text:p>
          </table:table-cell>
          <table:table-cell table:formula="of:=IF([.L1175]&lt;[.$C$9];1;0)" office:value-type="float" office:value="1">
            <text:p>1</text:p>
          </table:table-cell>
          <table:table-cell/>
          <table:table-cell table:formula="of:=IF(AND([.M1175];[.B1175]);&quot;Not Jammed&quot;;IF([.M1175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2.701">
            <text:p>512.701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5]+([.A1176]-[.D1175])/COUNTA([.$A$60:.A1176])" office:value-type="float" office:value="934.199060877349">
            <text:p>934.199</text:p>
          </table:table-cell>
          <table:table-cell table:formula="of:=[.E1175]+(([.A1176]-[.D1175])*([.A1176]-[.D1175]))" office:value-type="float" office:value="190809478.511668">
            <text:p>190809478.512</text:p>
          </table:table-cell>
          <table:table-cell table:formula="of:=[.E1176]/(COUNT([.$A$60:.A1176])-1)" office:value-type="float" office:value="170976.235225509">
            <text:p>170976.235</text:p>
          </table:table-cell>
          <table:table-cell table:formula="of:=[.J1175]" office:value-type="float" office:value="566.519535562439">
            <text:p>566.5195355624</text:p>
          </table:table-cell>
          <table:table-cell table:formula="of:=[.K1175]+[.$C$7]" office:value-type="float" office:value="3230.74653286185">
            <text:p>3230.7465328619</text:p>
          </table:table-cell>
          <table:table-cell table:formula="of:=[.H1176]/([.F1176]+[.H1176])" office:value-type="float" office:value="0.0185454480655831">
            <text:p>0.0185454481</text:p>
          </table:table-cell>
          <table:table-cell table:formula="of:=[.G1176]+[.I1176]*([.A1176] -[.G1176] )" office:value-type="float" office:value="565.5214467062">
            <text:p>565.5214467062</text:p>
          </table:table-cell>
          <table:table-cell table:formula="of:=(1-[.I1176])*[.H1176]" office:value-type="float" office:value="3170.83089082359">
            <text:p>3170.8308908236</text:p>
          </table:table-cell>
          <table:table-cell table:formula="of:=ABS([.G1176]-[.A1176])" office:value-type="float" office:value="53.8185355624386">
            <text:p>53.82</text:p>
          </table:table-cell>
          <table:table-cell table:formula="of:=IF([.L1176]&lt;[.$C$9];1;0)" office:value-type="float" office:value="1">
            <text:p>1</text:p>
          </table:table-cell>
          <table:table-cell/>
          <table:table-cell table:formula="of:=IF(AND([.M1176];[.B1176]);&quot;Not Jammed&quot;;IF([.M1176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6]+([.A1177]-[.D1176])/COUNTA([.$A$60:.A1177])" office:value-type="float" office:value="933.823700357781">
            <text:p>933.824</text:p>
          </table:table-cell>
          <table:table-cell table:formula="of:=[.E1176]+(([.A1177]-[.D1176])*([.A1177]-[.D1176]))" office:value-type="float" office:value="190985587.203172">
            <text:p>190985587.203</text:p>
          </table:table-cell>
          <table:table-cell table:formula="of:=[.E1177]/(COUNT([.$A$60:.A1177])-1)" office:value-type="float" office:value="170980.830083413">
            <text:p>170980.830</text:p>
          </table:table-cell>
          <table:table-cell table:formula="of:=[.J1176]" office:value-type="float" office:value="565.5214467062">
            <text:p>565.5214467062</text:p>
          </table:table-cell>
          <table:table-cell table:formula="of:=[.K1176]+[.$C$7]" office:value-type="float" office:value="3230.83089082359">
            <text:p>3230.8308908236</text:p>
          </table:table-cell>
          <table:table-cell table:formula="of:=[.H1177]/([.F1177]+[.H1177])" office:value-type="float" office:value="0.0185454341733266">
            <text:p>0.0185454342</text:p>
          </table:table-cell>
          <table:table-cell table:formula="of:=[.G1177]+[.I1177]*([.A1177] -[.G1177] )" office:value-type="float" office:value="564.576084914854">
            <text:p>564.5760849149</text:p>
          </table:table-cell>
          <table:table-cell table:formula="of:=(1-[.I1177])*[.H1177]" office:value-type="float" office:value="3170.91372921268">
            <text:p>3170.9137292127</text:p>
          </table:table-cell>
          <table:table-cell table:formula="of:=ABS([.G1177]-[.A1177])" office:value-type="float" office:value="50.9754467061996">
            <text:p>50.98</text:p>
          </table:table-cell>
          <table:table-cell table:formula="of:=IF([.L1177]&lt;[.$C$9];1;0)" office:value-type="float" office:value="1">
            <text:p>1</text:p>
          </table:table-cell>
          <table:table-cell/>
          <table:table-cell table:formula="of:=IF(AND([.M1177];[.B1177]);&quot;Not Jammed&quot;;IF([.M1177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23.98">
            <text:p>523.98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7]+([.A1178]-[.D1177])/COUNTA([.$A$60:.A1178])" office:value-type="float" office:value="933.457441465593">
            <text:p>933.457</text:p>
          </table:table-cell>
          <table:table-cell table:formula="of:=[.E1177]+(([.A1178]-[.D1177])*([.A1178]-[.D1177]))" office:value-type="float" office:value="191153559.061895">
            <text:p>191153559.062</text:p>
          </table:table-cell>
          <table:table-cell table:formula="of:=[.E1178]/(COUNT([.$A$60:.A1178])-1)" office:value-type="float" office:value="170978.138695791">
            <text:p>170978.139</text:p>
          </table:table-cell>
          <table:table-cell table:formula="of:=[.J1177]" office:value-type="float" office:value="564.576084914854">
            <text:p>564.5760849149</text:p>
          </table:table-cell>
          <table:table-cell table:formula="of:=[.K1177]+[.$C$7]" office:value-type="float" office:value="3230.91372921268">
            <text:p>3230.9137292127</text:p>
          </table:table-cell>
          <table:table-cell table:formula="of:=[.H1178]/([.F1178]+[.H1178])" office:value-type="float" office:value="0.0185461873779697">
            <text:p>0.0185461874</text:p>
          </table:table-cell>
          <table:table-cell table:formula="of:=[.G1178]+[.I1178]*([.A1178] -[.G1178] )" office:value-type="float" office:value="563.823182317211">
            <text:p>563.8231823172</text:p>
          </table:table-cell>
          <table:table-cell table:formula="of:=(1-[.I1178])*[.H1178]" office:value-type="float" office:value="3170.99259778864">
            <text:p>3170.9925977887</text:p>
          </table:table-cell>
          <table:table-cell table:formula="of:=ABS([.G1178]-[.A1178])" office:value-type="float" office:value="40.5960849148539">
            <text:p>40.60</text:p>
          </table:table-cell>
          <table:table-cell table:formula="of:=IF([.L1178]&lt;[.$C$9];1;0)" office:value-type="float" office:value="1">
            <text:p>1</text:p>
          </table:table-cell>
          <table:table-cell/>
          <table:table-cell table:formula="of:=IF(AND([.M1178];[.B1178]);&quot;Not Jammed&quot;;IF([.M1178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31.072">
            <text:p>531.07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8]+([.A1179]-[.D1178])/COUNTA([.$A$60:.A1179])" office:value-type="float" office:value="933.098168749999">
            <text:p>933.098</text:p>
          </table:table-cell>
          <table:table-cell table:formula="of:=[.E1178]+(([.A1179]-[.D1178])*([.A1179]-[.D1178]))" office:value-type="float" office:value="191315473.105398">
            <text:p>191315473.105</text:p>
          </table:table-cell>
          <table:table-cell table:formula="of:=[.E1179]/(COUNT([.$A$60:.A1179])-1)" office:value-type="float" office:value="170970.038521357">
            <text:p>170970.039</text:p>
          </table:table-cell>
          <table:table-cell table:formula="of:=[.J1178]" office:value-type="float" office:value="563.823182317211">
            <text:p>563.8231823172</text:p>
          </table:table-cell>
          <table:table-cell table:formula="of:=[.K1178]+[.$C$7]" office:value-type="float" office:value="3230.99259778864">
            <text:p>3230.9925977887</text:p>
          </table:table-cell>
          <table:table-cell table:formula="of:=[.H1179]/([.F1179]+[.H1179])" office:value-type="float" office:value="0.0185474941051227">
            <text:p>0.0185474941</text:p>
          </table:table-cell>
          <table:table-cell table:formula="of:=[.G1179]+[.I1179]*([.A1179] -[.G1179] )" office:value-type="float" office:value="563.215729956247">
            <text:p>563.2157299562</text:p>
          </table:table-cell>
          <table:table-cell table:formula="of:=(1-[.I1179])*[.H1179]" office:value-type="float" office:value="3171.06578162746">
            <text:p>3171.0657816275</text:p>
          </table:table-cell>
          <table:table-cell table:formula="of:=ABS([.G1179]-[.A1179])" office:value-type="float" office:value="32.751182317211">
            <text:p>32.75</text:p>
          </table:table-cell>
          <table:table-cell table:formula="of:=IF([.L1179]&lt;[.$C$9];1;0)" office:value-type="float" office:value="1">
            <text:p>1</text:p>
          </table:table-cell>
          <table:table-cell/>
          <table:table-cell table:formula="of:=IF(AND([.M1179];[.B1179]);&quot;Not Jammed&quot;;IF([.M117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79]+([.A1180]-[.D1179])/COUNTA([.$A$60:.A1180])" office:value-type="float" office:value="932.728084745762">
            <text:p>932.728</text:p>
          </table:table-cell>
          <table:table-cell table:formula="of:=[.E1179]+(([.A1180]-[.D1179])*([.A1180]-[.D1179]))" office:value-type="float" office:value="191487585.383911">
            <text:p>191487585.384</text:p>
          </table:table-cell>
          <table:table-cell table:formula="of:=[.E1180]/(COUNT([.$A$60:.A1180])-1)" office:value-type="float" office:value="170971.058378492">
            <text:p>170971.058</text:p>
          </table:table-cell>
          <table:table-cell table:formula="of:=[.J1179]" office:value-type="float" office:value="563.215729956247">
            <text:p>563.2157299562</text:p>
          </table:table-cell>
          <table:table-cell table:formula="of:=[.K1179]+[.$C$7]" office:value-type="float" office:value="3231.06578162746">
            <text:p>3231.0657816275</text:p>
          </table:table-cell>
          <table:table-cell table:formula="of:=[.H1180]/([.F1180]+[.H1180])" office:value-type="float" office:value="0.0185477978365958">
            <text:p>0.0185477978</text:p>
          </table:table-cell>
          <table:table-cell table:formula="of:=[.G1180]+[.I1180]*([.A1180] -[.G1180] )" office:value-type="float" office:value="562.381417922678">
            <text:p>562.3814179227</text:p>
          </table:table-cell>
          <table:table-cell table:formula="of:=(1-[.I1180])*[.H1180]" office:value-type="float" office:value="3171.13662671309">
            <text:p>3171.1366267131</text:p>
          </table:table-cell>
          <table:table-cell table:formula="of:=ABS([.G1180]-[.A1180])" office:value-type="float" office:value="44.9817299562467">
            <text:p>44.98</text:p>
          </table:table-cell>
          <table:table-cell table:formula="of:=IF([.L1180]&lt;[.$C$9];1;0)" office:value-type="float" office:value="1">
            <text:p>1</text:p>
          </table:table-cell>
          <table:table-cell/>
          <table:table-cell table:formula="of:=IF(AND([.M1180];[.B1180]);&quot;Not Jammed&quot;;IF([.M1180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180]+([.A1181]-[.D1180])/COUNTA([.$A$60:.A1181])" office:value-type="float" office:value="932.358660427807">
            <text:p>932.359</text:p>
          </table:table-cell>
          <table:table-cell table:formula="of:=[.E1180]+(([.A1181]-[.D1180])*([.A1181]-[.D1180]))" office:value-type="float" office:value="191659390.7302">
            <text:p>191659390.730</text:p>
          </table:table-cell>
          <table:table-cell table:formula="of:=[.E1181]/(COUNT([.$A$60:.A1181])-1)" office:value-type="float" office:value="170971.802613916">
            <text:p>170971.803</text:p>
          </table:table-cell>
          <table:table-cell table:formula="of:=[.J1180]" office:value-type="float" office:value="562.381417922678">
            <text:p>562.3814179227</text:p>
          </table:table-cell>
          <table:table-cell table:formula="of:=[.K1180]+[.$C$7]" office:value-type="float" office:value="3231.13662671309">
            <text:p>3231.1366267131</text:p>
          </table:table-cell>
          <table:table-cell table:formula="of:=[.H1181]/([.F1181]+[.H1181])" office:value-type="float" office:value="0.0185481177343964">
            <text:p>0.0185481177</text:p>
          </table:table-cell>
          <table:table-cell table:formula="of:=[.G1181]+[.I1181]*([.A1181] -[.G1181] )" office:value-type="float" office:value="561.562566417378">
            <text:p>561.5625664174</text:p>
          </table:table-cell>
          <table:table-cell table:formula="of:=(1-[.I1181])*[.H1181]" office:value-type="float" office:value="3171.2051241449">
            <text:p>3171.2051241449</text:p>
          </table:table-cell>
          <table:table-cell table:formula="of:=ABS([.G1181]-[.A1181])" office:value-type="float" office:value="44.1474179226779">
            <text:p>44.15</text:p>
          </table:table-cell>
          <table:table-cell table:formula="of:=IF([.L1181]&lt;[.$C$9];1;0)" office:value-type="float" office:value="1">
            <text:p>1</text:p>
          </table:table-cell>
          <table:table-cell/>
          <table:table-cell table:formula="of:=IF(AND([.M1181];[.B1181]);&quot;Not Jammed&quot;;IF([.M1181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1]+([.A1182]-[.D1181])/COUNTA([.$A$60:.A1182])" office:value-type="float" office:value="931.994947462154">
            <text:p>931.995</text:p>
          </table:table-cell>
          <table:table-cell table:formula="of:=[.E1181]+(([.A1182]-[.D1181])*([.A1182]-[.D1181]))" office:value-type="float" office:value="191826221.855304">
            <text:p>191826221.855</text:p>
          </table:table-cell>
          <table:table-cell table:formula="of:=[.E1182]/(COUNT([.$A$60:.A1182])-1)" office:value-type="float" office:value="170968.112170502">
            <text:p>170968.112</text:p>
          </table:table-cell>
          <table:table-cell table:formula="of:=[.J1181]" office:value-type="float" office:value="561.562566417378">
            <text:p>561.5625664174</text:p>
          </table:table-cell>
          <table:table-cell table:formula="of:=[.K1181]+[.$C$7]" office:value-type="float" office:value="3231.2051241449">
            <text:p>3231.2051241449</text:p>
          </table:table-cell>
          <table:table-cell table:formula="of:=[.H1182]/([.F1182]+[.H1182])" office:value-type="float" office:value="0.0185488965991728">
            <text:p>0.0185488966</text:p>
          </table:table-cell>
          <table:table-cell table:formula="of:=[.G1182]+[.I1182]*([.A1182] -[.G1182] )" office:value-type="float" office:value="560.864134307312">
            <text:p>560.8641343073</text:p>
          </table:table-cell>
          <table:table-cell table:formula="of:=(1-[.I1182])*[.H1182]" office:value-type="float" office:value="3171.26983440642">
            <text:p>3171.2698344064</text:p>
          </table:table-cell>
          <table:table-cell table:formula="of:=ABS([.G1182]-[.A1182])" office:value-type="float" office:value="37.6535664173784">
            <text:p>37.65</text:p>
          </table:table-cell>
          <table:table-cell table:formula="of:=IF([.L1182]&lt;[.$C$9];1;0)" office:value-type="float" office:value="1">
            <text:p>1</text:p>
          </table:table-cell>
          <table:table-cell/>
          <table:table-cell table:formula="of:=IF(AND([.M1182];[.B1182]);&quot;Not Jammed&quot;;IF([.M118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2]+([.A1183]-[.D1182])/COUNTA([.$A$60:.A1183])" office:value-type="float" office:value="931.631881672597">
            <text:p>931.632</text:p>
          </table:table-cell>
          <table:table-cell table:formula="of:=[.E1182]+(([.A1183]-[.D1182])*([.A1183]-[.D1182]))" office:value-type="float" office:value="191992755.99582">
            <text:p>191992755.996</text:p>
          </table:table-cell>
          <table:table-cell table:formula="of:=[.E1183]/(COUNT([.$A$60:.A1183])-1)" office:value-type="float" office:value="170964.163843116">
            <text:p>170964.164</text:p>
          </table:table-cell>
          <table:table-cell table:formula="of:=[.J1182]" office:value-type="float" office:value="560.864134307312">
            <text:p>560.8641343073</text:p>
          </table:table-cell>
          <table:table-cell table:formula="of:=[.K1182]+[.$C$7]" office:value-type="float" office:value="3231.26983440642">
            <text:p>3231.2698344064</text:p>
          </table:table-cell>
          <table:table-cell table:formula="of:=[.H1183]/([.F1183]+[.H1183])" office:value-type="float" office:value="0.0185496816201753">
            <text:p>0.0185496816</text:p>
          </table:table-cell>
          <table:table-cell table:formula="of:=[.G1183]+[.I1183]*([.A1183] -[.G1183] )" office:value-type="float" office:value="560.178628331681">
            <text:p>560.1786283317</text:p>
          </table:table-cell>
          <table:table-cell table:formula="of:=(1-[.I1183])*[.H1183]" office:value-type="float" office:value="3171.3308077493">
            <text:p>3171.3308077493</text:p>
          </table:table-cell>
          <table:table-cell table:formula="of:=ABS([.G1183]-[.A1183])" office:value-type="float" office:value="36.9551343073124">
            <text:p>36.96</text:p>
          </table:table-cell>
          <table:table-cell table:formula="of:=IF([.L1183]&lt;[.$C$9];1;0)" office:value-type="float" office:value="1">
            <text:p>1</text:p>
          </table:table-cell>
          <table:table-cell/>
          <table:table-cell table:formula="of:=IF(AND([.M1183];[.B1183]);&quot;Not Jammed&quot;;IF([.M118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3]+([.A1184]-[.D1183])/COUNTA([.$A$60:.A1184])" office:value-type="float" office:value="931.264416888888">
            <text:p>931.264</text:p>
          </table:table-cell>
          <table:table-cell table:formula="of:=[.E1183]+(([.A1184]-[.D1183])*([.A1184]-[.D1183]))" office:value-type="float" office:value="192163653.804391">
            <text:p>192163653.804</text:p>
          </table:table-cell>
          <table:table-cell table:formula="of:=[.E1184]/(COUNT([.$A$60:.A1184])-1)" office:value-type="float" office:value="170964.104808177">
            <text:p>170964.105</text:p>
          </table:table-cell>
          <table:table-cell table:formula="of:=[.J1183]" office:value-type="float" office:value="560.178628331681">
            <text:p>560.1786283317</text:p>
          </table:table-cell>
          <table:table-cell table:formula="of:=[.K1183]+[.$C$7]" office:value-type="float" office:value="3231.3308077493">
            <text:p>3231.3308077493</text:p>
          </table:table-cell>
          <table:table-cell table:formula="of:=[.H1184]/([.F1184]+[.H1184])" office:value-type="float" office:value="0.0185500314421204">
            <text:p>0.0185500314</text:p>
          </table:table-cell>
          <table:table-cell table:formula="of:=[.G1184]+[.I1184]*([.A1184] -[.G1184] )" office:value-type="float" office:value="559.4005541573">
            <text:p>559.4005541573</text:p>
          </table:table-cell>
          <table:table-cell table:formula="of:=(1-[.I1184])*[.H1184]" office:value-type="float" office:value="3171.38951966566">
            <text:p>3171.3895196657</text:p>
          </table:table-cell>
          <table:table-cell table:formula="of:=ABS([.G1184]-[.A1184])" office:value-type="float" office:value="41.9446283316809">
            <text:p>41.94</text:p>
          </table:table-cell>
          <table:table-cell table:formula="of:=IF([.L1184]&lt;[.$C$9];1;0)" office:value-type="float" office:value="1">
            <text:p>1</text:p>
          </table:table-cell>
          <table:table-cell/>
          <table:table-cell table:formula="of:=IF(AND([.M1184];[.B1184]);&quot;Not Jammed&quot;;IF([.M118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4]+([.A1185]-[.D1184])/COUNTA([.$A$60:.A1185])" office:value-type="float" office:value="930.894329484902">
            <text:p>930.894</text:p>
          </table:table-cell>
          <table:table-cell table:formula="of:=[.E1184]+(([.A1185]-[.D1184])*([.A1185]-[.D1184]))" office:value-type="float" office:value="192337308.043366">
            <text:p>192337308.043</text:p>
          </table:table-cell>
          <table:table-cell table:formula="of:=[.E1185]/(COUNT([.$A$60:.A1185])-1)" office:value-type="float" office:value="170966.496038547">
            <text:p>170966.496</text:p>
          </table:table-cell>
          <table:table-cell table:formula="of:=[.J1184]" office:value-type="float" office:value="559.4005541573">
            <text:p>559.4005541573</text:p>
          </table:table-cell>
          <table:table-cell table:formula="of:=[.K1184]+[.$C$7]" office:value-type="float" office:value="3231.38951966566">
            <text:p>3231.3895196657</text:p>
          </table:table-cell>
          <table:table-cell table:formula="of:=[.H1185]/([.F1185]+[.H1185])" office:value-type="float" office:value="0.0185501075935035">
            <text:p>0.0185501076</text:p>
          </table:table-cell>
          <table:table-cell table:formula="of:=[.G1185]+[.I1185]*([.A1185] -[.G1185] )" office:value-type="float" office:value="558.568497351624">
            <text:p>558.5684973516</text:p>
          </table:table-cell>
          <table:table-cell table:formula="of:=(1-[.I1185])*[.H1185]" office:value-type="float" office:value="3171.44689639934">
            <text:p>3171.4468963994</text:p>
          </table:table-cell>
          <table:table-cell table:formula="of:=ABS([.G1185]-[.A1185])" office:value-type="float" office:value="44.8545541573001">
            <text:p>44.85</text:p>
          </table:table-cell>
          <table:table-cell table:formula="of:=IF([.L1185]&lt;[.$C$9];1;0)" office:value-type="float" office:value="1">
            <text:p>1</text:p>
          </table:table-cell>
          <table:table-cell/>
          <table:table-cell table:formula="of:=IF(AND([.M1185];[.B1185]);&quot;Not Jammed&quot;;IF([.M118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5]+([.A1186]-[.D1185])/COUNTA([.$A$60:.A1186])" office:value-type="float" office:value="930.528296362022">
            <text:p>930.528</text:p>
          </table:table-cell>
          <table:table-cell table:formula="of:=[.E1185]+(([.A1186]-[.D1185])*([.A1186]-[.D1185]))" office:value-type="float" office:value="192507480.240564">
            <text:p>192507480.241</text:p>
          </table:table-cell>
          <table:table-cell table:formula="of:=[.E1186]/(COUNT([.$A$60:.A1186])-1)" office:value-type="float" office:value="170965.790622171">
            <text:p>170965.791</text:p>
          </table:table-cell>
          <table:table-cell table:formula="of:=[.J1185]" office:value-type="float" office:value="558.568497351624">
            <text:p>558.5684973516</text:p>
          </table:table-cell>
          <table:table-cell table:formula="of:=[.K1185]+[.$C$7]" office:value-type="float" office:value="3231.44689639934">
            <text:p>3231.4468963994</text:p>
          </table:table-cell>
          <table:table-cell table:formula="of:=[.H1186]/([.F1186]+[.H1186])" office:value-type="float" office:value="0.0185505059806408">
            <text:p>0.018550506</text:p>
          </table:table-cell>
          <table:table-cell table:formula="of:=[.G1186]+[.I1186]*([.A1186] -[.G1186] )" office:value-type="float" office:value="557.82288763862">
            <text:p>557.8228876386</text:p>
          </table:table-cell>
          <table:table-cell table:formula="of:=(1-[.I1186])*[.H1186]" office:value-type="float" office:value="3171.50192142156">
            <text:p>3171.5019214216</text:p>
          </table:table-cell>
          <table:table-cell table:formula="of:=ABS([.G1186]-[.A1186])" office:value-type="float" office:value="40.1934973516236">
            <text:p>40.19</text:p>
          </table:table-cell>
          <table:table-cell table:formula="of:=IF([.L1186]&lt;[.$C$9];1;0)" office:value-type="float" office:value="1">
            <text:p>1</text:p>
          </table:table-cell>
          <table:table-cell/>
          <table:table-cell table:formula="of:=IF(AND([.M1186];[.B1186]);&quot;Not Jammed&quot;;IF([.M118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9">
            <text:p>520.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6]+([.A1187]-[.D1186])/COUNTA([.$A$60:.A1187])" office:value-type="float" office:value="930.164609929077">
            <text:p>930.165</text:p>
          </table:table-cell>
          <table:table-cell table:formula="of:=[.E1186]+(([.A1187]-[.D1186])*([.A1187]-[.D1186]))" office:value-type="float" office:value="192675775.700366">
            <text:p>192675775.700</text:p>
          </table:table-cell>
          <table:table-cell table:formula="of:=[.E1187]/(COUNT([.$A$60:.A1187])-1)" office:value-type="float" office:value="170963.421207069">
            <text:p>170963.421</text:p>
          </table:table-cell>
          <table:table-cell table:formula="of:=[.J1186]" office:value-type="float" office:value="557.82288763862">
            <text:p>557.8228876386</text:p>
          </table:table-cell>
          <table:table-cell table:formula="of:=[.K1186]+[.$C$7]" office:value-type="float" office:value="3231.50192142156">
            <text:p>3231.5019214216</text:p>
          </table:table-cell>
          <table:table-cell table:formula="of:=[.H1187]/([.F1187]+[.H1187])" office:value-type="float" office:value="0.0185510683284262">
            <text:p>0.0185510683</text:p>
          </table:table-cell>
          <table:table-cell table:formula="of:=[.G1187]+[.I1187]*([.A1187] -[.G1187] )" office:value-type="float" office:value="557.126612475472">
            <text:p>557.1266124755</text:p>
          </table:table-cell>
          <table:table-cell table:formula="of:=(1-[.I1187])*[.H1187]" office:value-type="float" office:value="3171.55410847383">
            <text:p>3171.5541084738</text:p>
          </table:table-cell>
          <table:table-cell table:formula="of:=ABS([.G1187]-[.A1187])" office:value-type="float" office:value="37.5328876386195">
            <text:p>37.53</text:p>
          </table:table-cell>
          <table:table-cell table:formula="of:=IF([.L1187]&lt;[.$C$9];1;0)" office:value-type="float" office:value="1">
            <text:p>1</text:p>
          </table:table-cell>
          <table:table-cell/>
          <table:table-cell table:formula="of:=IF(AND([.M1187];[.B1187]);&quot;Not Jammed&quot;;IF([.M118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7]+([.A1188]-[.D1187])/COUNTA([.$A$60:.A1188])" office:value-type="float" office:value="929.807914968998">
            <text:p>929.808</text:p>
          </table:table-cell>
          <table:table-cell table:formula="of:=[.E1187]+(([.A1188]-[.D1187])*([.A1188]-[.D1187]))" office:value-type="float" office:value="192837949.924877">
            <text:p>192837949.925</text:p>
          </table:table-cell>
          <table:table-cell table:formula="of:=[.E1188]/(COUNT([.$A$60:.A1188])-1)" office:value-type="float" office:value="170955.629366026">
            <text:p>170955.629</text:p>
          </table:table-cell>
          <table:table-cell table:formula="of:=[.J1187]" office:value-type="float" office:value="557.126612475472">
            <text:p>557.1266124755</text:p>
          </table:table-cell>
          <table:table-cell table:formula="of:=[.K1187]+[.$C$7]" office:value-type="float" office:value="3231.55410847383">
            <text:p>3231.5541084738</text:p>
          </table:table-cell>
          <table:table-cell table:formula="of:=[.H1188]/([.F1188]+[.H1188])" office:value-type="float" office:value="0.0185521922107829">
            <text:p>0.0185521922</text:p>
          </table:table-cell>
          <table:table-cell table:formula="of:=[.G1188]+[.I1188]*([.A1188] -[.G1188] )" office:value-type="float" office:value="556.576157569816">
            <text:p>556.5761575698</text:p>
          </table:table-cell>
          <table:table-cell table:formula="of:=(1-[.I1188])*[.H1188]" office:value-type="float" office:value="3171.60169551388">
            <text:p>3171.6016955139</text:p>
          </table:table-cell>
          <table:table-cell table:formula="of:=ABS([.G1188]-[.A1188])" office:value-type="float" office:value="29.6706124754722">
            <text:p>29.67</text:p>
          </table:table-cell>
          <table:table-cell table:formula="of:=IF([.L1188]&lt;[.$C$9];1;0)" office:value-type="float" office:value="1">
            <text:p>1</text:p>
          </table:table-cell>
          <table:table-cell/>
          <table:table-cell table:formula="of:=IF(AND([.M1188];[.B1188]);&quot;Not Jammed&quot;;IF([.M118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8]+([.A1189]-[.D1188])/COUNTA([.$A$60:.A1189])" office:value-type="float" office:value="929.448586725663">
            <text:p>929.449</text:p>
          </table:table-cell>
          <table:table-cell table:formula="of:=[.E1188]+(([.A1189]-[.D1188])*([.A1189]-[.D1188]))" office:value-type="float" office:value="193002819.149506">
            <text:p>193002819.150</text:p>
          </table:table-cell>
          <table:table-cell table:formula="of:=[.E1189]/(COUNT([.$A$60:.A1189])-1)" office:value-type="float" office:value="170950.238396374">
            <text:p>170950.238</text:p>
          </table:table-cell>
          <table:table-cell table:formula="of:=[.J1188]" office:value-type="float" office:value="556.576157569816">
            <text:p>556.5761575698</text:p>
          </table:table-cell>
          <table:table-cell table:formula="of:=[.K1188]+[.$C$7]" office:value-type="float" office:value="3231.60169551388">
            <text:p>3231.6016955139</text:p>
          </table:table-cell>
          <table:table-cell table:formula="of:=[.H1189]/([.F1189]+[.H1189])" office:value-type="float" office:value="0.0185530345402775">
            <text:p>0.0185530345</text:p>
          </table:table-cell>
          <table:table-cell table:formula="of:=[.G1189]+[.I1189]*([.A1189] -[.G1189] )" office:value-type="float" office:value="555.967448136185">
            <text:p>555.9674481362</text:p>
          </table:table-cell>
          <table:table-cell table:formula="of:=(1-[.I1189])*[.H1189]" office:value-type="float" office:value="3171.64567763659">
            <text:p>3171.6456776366</text:p>
          </table:table-cell>
          <table:table-cell table:formula="of:=ABS([.G1189]-[.A1189])" office:value-type="float" office:value="32.8091575698156">
            <text:p>32.81</text:p>
          </table:table-cell>
          <table:table-cell table:formula="of:=IF([.L1189]&lt;[.$C$9];1;0)" office:value-type="float" office:value="1">
            <text:p>1</text:p>
          </table:table-cell>
          <table:table-cell/>
          <table:table-cell table:formula="of:=IF(AND([.M1189];[.B1189]);&quot;Not Jammed&quot;;IF([.M118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89]+([.A1190]-[.D1189])/COUNTA([.$A$60:.A1190])" office:value-type="float" office:value="929.085126436781">
            <text:p>929.085</text:p>
          </table:table-cell>
          <table:table-cell table:formula="of:=[.E1189]+(([.A1190]-[.D1189])*([.A1190]-[.D1189]))" office:value-type="float" office:value="193171800.64321">
            <text:p>193171800.643</text:p>
          </table:table-cell>
          <table:table-cell table:formula="of:=[.E1190]/(COUNT([.$A$60:.A1190])-1)" office:value-type="float" office:value="170948.496144433">
            <text:p>170948.496</text:p>
          </table:table-cell>
          <table:table-cell table:formula="of:=[.J1189]" office:value-type="float" office:value="555.967448136185">
            <text:p>555.9674481362</text:p>
          </table:table-cell>
          <table:table-cell table:formula="of:=[.K1189]+[.$C$7]" office:value-type="float" office:value="3231.64567763659">
            <text:p>3231.6456776366</text:p>
          </table:table-cell>
          <table:table-cell table:formula="of:=[.H1190]/([.F1190]+[.H1190])" office:value-type="float" office:value="0.018553467943193">
            <text:p>0.0185534679</text:p>
          </table:table-cell>
          <table:table-cell table:formula="of:=[.G1190]+[.I1190]*([.A1190] -[.G1190] )" office:value-type="float" office:value="555.269977854785">
            <text:p>555.2699778548</text:p>
          </table:table-cell>
          <table:table-cell table:formula="of:=(1-[.I1190])*[.H1190]" office:value-type="float" office:value="3171.6874431528">
            <text:p>3171.6874431528</text:p>
          </table:table-cell>
          <table:table-cell table:formula="of:=ABS([.G1190]-[.A1190])" office:value-type="float" office:value="37.5924481361855">
            <text:p>37.59</text:p>
          </table:table-cell>
          <table:table-cell table:formula="of:=IF([.L1190]&lt;[.$C$9];1;0)" office:value-type="float" office:value="1">
            <text:p>1</text:p>
          </table:table-cell>
          <table:table-cell/>
          <table:table-cell table:formula="of:=IF(AND([.M1190];[.B1190]);&quot;Not Jammed&quot;;IF([.M119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59.187">
            <text:p>559.18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0]+([.A1191]-[.D1190])/COUNTA([.$A$60:.A1191])" office:value-type="float" office:value="928.75836130742">
            <text:p>928.758</text:p>
          </table:table-cell>
          <table:table-cell table:formula="of:=[.E1190]+(([.A1191]-[.D1190])*([.A1191]-[.D1190]))" office:value-type="float" office:value="193308625.267151">
            <text:p>193308625.267</text:p>
          </table:table-cell>
          <table:table-cell table:formula="of:=[.E1191]/(COUNT([.$A$60:.A1191])-1)" office:value-type="float" office:value="170918.324727808">
            <text:p>170918.325</text:p>
          </table:table-cell>
          <table:table-cell table:formula="of:=[.J1190]" office:value-type="float" office:value="555.269977854785">
            <text:p>555.2699778548</text:p>
          </table:table-cell>
          <table:table-cell table:formula="of:=[.K1190]+[.$C$7]" office:value-type="float" office:value="3231.6874431528">
            <text:p>3231.6874431528</text:p>
          </table:table-cell>
          <table:table-cell table:formula="of:=[.H1191]/([.F1191]+[.H1191])" office:value-type="float" office:value="0.0185569176990944">
            <text:p>0.0185569177</text:p>
          </table:table-cell>
          <table:table-cell table:formula="of:=[.G1191]+[.I1191]*([.A1191] -[.G1191] )" office:value-type="float" office:value="555.342665712359">
            <text:p>555.3426657124</text:p>
          </table:table-cell>
          <table:table-cell table:formula="of:=(1-[.I1191])*[.H1191]" office:value-type="float" office:value="3171.71728524102">
            <text:p>3171.717285241</text:p>
          </table:table-cell>
          <table:table-cell table:formula="of:=ABS([.G1191]-[.A1191])" office:value-type="float" office:value="3.91702214521547">
            <text:p>3.92</text:p>
          </table:table-cell>
          <table:table-cell table:formula="of:=IF([.L1191]&lt;[.$C$9];1;0)" office:value-type="float" office:value="1">
            <text:p>1</text:p>
          </table:table-cell>
          <table:table-cell/>
          <table:table-cell table:formula="of:=IF(AND([.M1191];[.B1191]);&quot;Not Jammed&quot;;IF([.M119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798.56">
            <text:p>798.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1]+([.A1192]-[.D1191])/COUNTA([.$A$60:.A1192])" office:value-type="float" office:value="928.643446601941">
            <text:p>928.643</text:p>
          </table:table-cell>
          <table:table-cell table:formula="of:=[.E1191]+(([.A1192]-[.D1191])*([.A1192]-[.D1191]))" office:value-type="float" office:value="193325576.880438">
            <text:p>193325576.880</text:p>
          </table:table-cell>
          <table:table-cell table:formula="of:=[.E1192]/(COUNT([.$A$60:.A1192])-1)" office:value-type="float" office:value="170782.311731836">
            <text:p>170782.312</text:p>
          </table:table-cell>
          <table:table-cell table:formula="of:=[.J1191]" office:value-type="float" office:value="555.342665712359">
            <text:p>555.3426657124</text:p>
          </table:table-cell>
          <table:table-cell table:formula="of:=[.K1191]+[.$C$7]" office:value-type="float" office:value="3231.71728524102">
            <text:p>3231.717285241</text:p>
          </table:table-cell>
          <table:table-cell table:formula="of:=[.H1192]/([.F1192]+[.H1192])" office:value-type="float" office:value="0.0185715904832241">
            <text:p>0.0185715905</text:p>
          </table:table-cell>
          <table:table-cell table:formula="of:=[.G1192]+[.I1192]*([.A1192] -[.G1192] )" office:value-type="float" office:value="559.85959844317">
            <text:p>559.8595984432</text:p>
          </table:table-cell>
          <table:table-cell table:formula="of:=(1-[.I1192])*[.H1192]" office:value-type="float" office:value="3171.69915526197">
            <text:p>3171.699155262</text:p>
          </table:table-cell>
          <table:table-cell table:formula="of:=ABS([.G1192]-[.A1192])" office:value-type="float" office:value="243.217334287641">
            <text:p>243.22</text:p>
          </table:table-cell>
          <table:table-cell table:formula="of:=IF([.L1192]&lt;[.$C$9];1;0)" office:value-type="float" office:value="0">
            <text:p>0</text:p>
          </table:table-cell>
          <table:table-cell/>
          <table:table-cell table:formula="of:=IF(AND([.M1192];[.B1192]);&quot;Not Jammed&quot;;IF([.M1192];&quot;Jammed&quot;;&quot;Cannot detect&quot;))" office:value-type="string" office:string-value="Cannot detect">
            <text:p>Cannot detect</text:p>
          </table:table-cell>
        </table:table-row>
        <table:table-row table:style-name="ro1">
          <table:table-cell office:value-type="float" office:value="688.278">
            <text:p>688.2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2]+([.A1193]-[.D1192])/COUNTA([.$A$60:.A1193])" office:value-type="float" office:value="928.431484126983">
            <text:p>928.431</text:p>
          </table:table-cell>
          <table:table-cell table:formula="of:=[.E1192]+(([.A1193]-[.D1192])*([.A1193]-[.D1192]))" office:value-type="float" office:value="193383352.428358">
            <text:p>193383352.428</text:p>
          </table:table-cell>
          <table:table-cell table:formula="of:=[.E1193]/(COUNT([.$A$60:.A1193])-1)" office:value-type="float" office:value="170682.570545771">
            <text:p>170682.571</text:p>
          </table:table-cell>
          <table:table-cell table:formula="of:=[.J1192]" office:value-type="float" office:value="559.85959844317">
            <text:p>559.8595984432</text:p>
          </table:table-cell>
          <table:table-cell table:formula="of:=[.K1192]+[.$C$7]" office:value-type="float" office:value="3231.69915526197">
            <text:p>3231.699155262</text:p>
          </table:table-cell>
          <table:table-cell table:formula="of:=[.H1193]/([.F1193]+[.H1193])" office:value-type="float" office:value="0.018582139124164">
            <text:p>0.0185821391</text:p>
          </table:table-cell>
          <table:table-cell table:formula="of:=[.G1193]+[.I1193]*([.A1193] -[.G1193] )" office:value-type="float" office:value="562.245887047002">
            <text:p>562.245887047</text:p>
          </table:table-cell>
          <table:table-cell table:formula="of:=(1-[.I1193])*[.H1193]" office:value-type="float" office:value="3171.64727195145">
            <text:p>3171.6472719515</text:p>
          </table:table-cell>
          <table:table-cell table:formula="of:=ABS([.G1193]-[.A1193])" office:value-type="float" office:value="128.41840155683">
            <text:p>128.42</text:p>
          </table:table-cell>
          <table:table-cell table:formula="of:=IF([.L1193]&lt;[.$C$9];1;0)" office:value-type="float" office:value="1">
            <text:p>1</text:p>
          </table:table-cell>
          <table:table-cell/>
          <table:table-cell table:formula="of:=IF(AND([.M1193];[.B1193]);&quot;Not Jammed&quot;;IF([.M119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3]+([.A1194]-[.D1193])/COUNTA([.$A$60:.A1194])" office:value-type="float" office:value="928.070076651981">
            <text:p>928.070</text:p>
          </table:table-cell>
          <table:table-cell table:formula="of:=[.E1193]+(([.A1194]-[.D1193])*([.A1194]-[.D1193]))" office:value-type="float" office:value="193551614.404342">
            <text:p>193551614.404</text:p>
          </table:table-cell>
          <table:table-cell table:formula="of:=[.E1194]/(COUNT([.$A$60:.A1194])-1)" office:value-type="float" office:value="170680.435982665">
            <text:p>170680.436</text:p>
          </table:table-cell>
          <table:table-cell table:formula="of:=[.J1193]" office:value-type="float" office:value="562.245887047002">
            <text:p>562.245887047</text:p>
          </table:table-cell>
          <table:table-cell table:formula="of:=[.K1193]+[.$C$7]" office:value-type="float" office:value="3231.64727195145">
            <text:p>3231.6472719515</text:p>
          </table:table-cell>
          <table:table-cell table:formula="of:=[.H1194]/([.F1194]+[.H1194])" office:value-type="float" office:value="0.0185820744106673">
            <text:p>0.0185820744</text:p>
          </table:table-cell>
          <table:table-cell table:formula="of:=[.G1194]+[.I1194]*([.A1194] -[.G1194] )" office:value-type="float" office:value="561.428054886941">
            <text:p>561.4280548869</text:p>
          </table:table-cell>
          <table:table-cell table:formula="of:=(1-[.I1194])*[.H1194]" office:value-type="float" office:value="3171.59656187501">
            <text:p>3171.596561875</text:p>
          </table:table-cell>
          <table:table-cell table:formula="of:=ABS([.G1194]-[.A1194])" office:value-type="float" office:value="44.011887047002">
            <text:p>44.01</text:p>
          </table:table-cell>
          <table:table-cell table:formula="of:=IF([.L1194]&lt;[.$C$9];1;0)" office:value-type="float" office:value="1">
            <text:p>1</text:p>
          </table:table-cell>
          <table:table-cell/>
          <table:table-cell table:formula="of:=IF(AND([.M1194];[.B1194]);&quot;Not Jammed&quot;;IF([.M119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4]+([.A1195]-[.D1194])/COUNTA([.$A$60:.A1195])" office:value-type="float" office:value="927.707805457746">
            <text:p>927.708</text:p>
          </table:table-cell>
          <table:table-cell table:formula="of:=[.E1194]+(([.A1195]-[.D1194])*([.A1195]-[.D1194]))" office:value-type="float" office:value="193720979.639033">
            <text:p>193720979.639</text:p>
          </table:table-cell>
          <table:table-cell table:formula="of:=[.E1195]/(COUNT([.$A$60:.A1195])-1)" office:value-type="float" office:value="170679.277215007">
            <text:p>170679.277</text:p>
          </table:table-cell>
          <table:table-cell table:formula="of:=[.J1194]" office:value-type="float" office:value="561.428054886941">
            <text:p>561.4280548869</text:p>
          </table:table-cell>
          <table:table-cell table:formula="of:=[.K1194]+[.$C$7]" office:value-type="float" office:value="3231.59656187501">
            <text:p>3231.596561875</text:p>
          </table:table-cell>
          <table:table-cell table:formula="of:=[.H1195]/([.F1195]+[.H1195])" office:value-type="float" office:value="0.0185819120546825">
            <text:p>0.0185819121</text:p>
          </table:table-cell>
          <table:table-cell table:formula="of:=[.G1195]+[.I1195]*([.A1195] -[.G1195] )" office:value-type="float" office:value="560.593763179605">
            <text:p>560.5937631796</text:p>
          </table:table-cell>
          <table:table-cell table:formula="of:=(1-[.I1195])*[.H1195]" office:value-type="float" office:value="3171.54731876604">
            <text:p>3171.547318766</text:p>
          </table:table-cell>
          <table:table-cell table:formula="of:=ABS([.G1195]-[.A1195])" office:value-type="float" office:value="44.8980548869408">
            <text:p>44.90</text:p>
          </table:table-cell>
          <table:table-cell table:formula="of:=IF([.L1195]&lt;[.$C$9];1;0)" office:value-type="float" office:value="1">
            <text:p>1</text:p>
          </table:table-cell>
          <table:table-cell/>
          <table:table-cell table:formula="of:=IF(AND([.M1195];[.B1195]);&quot;Not Jammed&quot;;IF([.M119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5]+([.A1196]-[.D1195])/COUNTA([.$A$60:.A1196])" office:value-type="float" office:value="927.34779419525">
            <text:p>927.348</text:p>
          </table:table-cell>
          <table:table-cell table:formula="of:=[.E1195]+(([.A1196]-[.D1195])*([.A1196]-[.D1195]))" office:value-type="float" office:value="193888532.984657">
            <text:p>193888532.985</text:p>
          </table:table-cell>
          <table:table-cell table:formula="of:=[.E1196]/(COUNT([.$A$60:.A1196])-1)" office:value-type="float" office:value="170676.525514663">
            <text:p>170676.526</text:p>
          </table:table-cell>
          <table:table-cell table:formula="of:=[.J1195]" office:value-type="float" office:value="560.593763179605">
            <text:p>560.5937631796</text:p>
          </table:table-cell>
          <table:table-cell table:formula="of:=[.K1195]+[.$C$7]" office:value-type="float" office:value="3231.54731876604">
            <text:p>3231.547318766</text:p>
          </table:table-cell>
          <table:table-cell table:formula="of:=[.H1196]/([.F1196]+[.H1196])" office:value-type="float" office:value="0.018581928176855">
            <text:p>0.0185819282</text:p>
          </table:table-cell>
          <table:table-cell table:formula="of:=[.G1196]+[.I1196]*([.A1196] -[.G1196] )" office:value-type="float" office:value="559.809257154486">
            <text:p>559.8092571545</text:p>
          </table:table-cell>
          <table:table-cell table:formula="of:=(1-[.I1196])*[.H1196]" office:value-type="float" office:value="3171.49893858862">
            <text:p>3171.4989385886</text:p>
          </table:table-cell>
          <table:table-cell table:formula="of:=ABS([.G1196]-[.A1196])" office:value-type="float" office:value="42.2187631796054">
            <text:p>42.22</text:p>
          </table:table-cell>
          <table:table-cell table:formula="of:=IF([.L1196]&lt;[.$C$9];1;0)" office:value-type="float" office:value="1">
            <text:p>1</text:p>
          </table:table-cell>
          <table:table-cell/>
          <table:table-cell table:formula="of:=IF(AND([.M1196];[.B1196]);&quot;Not Jammed&quot;;IF([.M119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6]+([.A1197]-[.D1196])/COUNTA([.$A$60:.A1197])" office:value-type="float" office:value="926.990036906853">
            <text:p>926.990</text:p>
          </table:table-cell>
          <table:table-cell table:formula="of:=[.E1196]+(([.A1197]-[.D1196])*([.A1197]-[.D1196]))" office:value-type="float" office:value="194054286.025463">
            <text:p>194054286.025</text:p>
          </table:table-cell>
          <table:table-cell table:formula="of:=[.E1197]/(COUNT([.$A$60:.A1197])-1)" office:value-type="float" office:value="170672.195273055">
            <text:p>170672.195</text:p>
          </table:table-cell>
          <table:table-cell table:formula="of:=[.J1196]" office:value-type="float" office:value="559.809257154486">
            <text:p>559.8092571545</text:p>
          </table:table-cell>
          <table:table-cell table:formula="of:=[.K1196]+[.$C$7]" office:value-type="float" office:value="3231.49893858862">
            <text:p>3231.4989385886</text:p>
          </table:table-cell>
          <table:table-cell table:formula="of:=[.H1197]/([.F1197]+[.H1197])" office:value-type="float" office:value="0.0185821178396351">
            <text:p>0.0185821178</text:p>
          </table:table-cell>
          <table:table-cell table:formula="of:=[.G1197]+[.I1197]*([.A1197] -[.G1197] )" office:value-type="float" office:value="559.073604912858">
            <text:p>559.0736049129</text:p>
          </table:table-cell>
          <table:table-cell table:formula="of:=(1-[.I1197])*[.H1197]" office:value-type="float" office:value="3171.45084451311">
            <text:p>3171.4508445131</text:p>
          </table:table-cell>
          <table:table-cell table:formula="of:=ABS([.G1197]-[.A1197])" office:value-type="float" office:value="39.5892571544863">
            <text:p>39.59</text:p>
          </table:table-cell>
          <table:table-cell table:formula="of:=IF([.L1197]&lt;[.$C$9];1;0)" office:value-type="float" office:value="1">
            <text:p>1</text:p>
          </table:table-cell>
          <table:table-cell/>
          <table:table-cell table:formula="of:=IF(AND([.M1197];[.B1197]);&quot;Not Jammed&quot;;IF([.M119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7]+([.A1198]-[.D1197])/COUNTA([.$A$60:.A1198])" office:value-type="float" office:value="926.636146619841">
            <text:p>926.636</text:p>
          </table:table-cell>
          <table:table-cell table:formula="of:=[.E1197]+(([.A1198]-[.D1197])*([.A1198]-[.D1197]))" office:value-type="float" office:value="194216760.347777">
            <text:p>194216760.348</text:p>
          </table:table-cell>
          <table:table-cell table:formula="of:=[.E1198]/(COUNT([.$A$60:.A1198])-1)" office:value-type="float" office:value="170664.991518258">
            <text:p>170664.992</text:p>
          </table:table-cell>
          <table:table-cell table:formula="of:=[.J1197]" office:value-type="float" office:value="559.073604912858">
            <text:p>559.0736049129</text:p>
          </table:table-cell>
          <table:table-cell table:formula="of:=[.K1197]+[.$C$7]" office:value-type="float" office:value="3231.45084451311">
            <text:p>3231.4508445131</text:p>
          </table:table-cell>
          <table:table-cell table:formula="of:=[.H1198]/([.F1198]+[.H1198])" office:value-type="float" office:value="0.0185826161858555">
            <text:p>0.0185826162</text:p>
          </table:table-cell>
          <table:table-cell table:formula="of:=[.G1198]+[.I1198]*([.A1198] -[.G1198] )" office:value-type="float" office:value="558.420154556435">
            <text:p>558.4201545564</text:p>
          </table:table-cell>
          <table:table-cell table:formula="of:=(1-[.I1198])*[.H1198]" office:value-type="float" office:value="3171.40203374606">
            <text:p>3171.4020337461</text:p>
          </table:table-cell>
          <table:table-cell table:formula="of:=ABS([.G1198]-[.A1198])" office:value-type="float" office:value="35.1646049128581">
            <text:p>35.16</text:p>
          </table:table-cell>
          <table:table-cell table:formula="of:=IF([.L1198]&lt;[.$C$9];1;0)" office:value-type="float" office:value="1">
            <text:p>1</text:p>
          </table:table-cell>
          <table:table-cell/>
          <table:table-cell table:formula="of:=IF(AND([.M1198];[.B1198]);&quot;Not Jammed&quot;;IF([.M119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8]+([.A1199]-[.D1198])/COUNTA([.$A$60:.A1199])" office:value-type="float" office:value="926.284495614034">
            <text:p>926.284</text:p>
          </table:table-cell>
          <table:table-cell table:formula="of:=[.E1198]+(([.A1199]-[.D1198])*([.A1199]-[.D1198]))" office:value-type="float" office:value="194377466.843256">
            <text:p>194377466.843</text:p>
          </table:table-cell>
          <table:table-cell table:formula="of:=[.E1199]/(COUNT([.$A$60:.A1199])-1)" office:value-type="float" office:value="170656.248325949">
            <text:p>170656.248</text:p>
          </table:table-cell>
          <table:table-cell table:formula="of:=[.J1198]" office:value-type="float" office:value="558.420154556435">
            <text:p>558.4201545564</text:p>
          </table:table-cell>
          <table:table-cell table:formula="of:=[.K1198]+[.$C$7]" office:value-type="float" office:value="3231.40203374606">
            <text:p>3231.4020337461</text:p>
          </table:table-cell>
          <table:table-cell table:formula="of:=[.H1199]/([.F1199]+[.H1199])" office:value-type="float" office:value="0.0185832750460527">
            <text:p>0.018583275</text:p>
          </table:table-cell>
          <table:table-cell table:formula="of:=[.G1199]+[.I1199]*([.A1199] -[.G1199] )" office:value-type="float" office:value="557.813110421616">
            <text:p>557.8131104216</text:p>
          </table:table-cell>
          <table:table-cell table:formula="of:=(1-[.I1199])*[.H1199]" office:value-type="float" office:value="3171.35200096859">
            <text:p>3171.3520009686</text:p>
          </table:table-cell>
          <table:table-cell table:formula="of:=ABS([.G1199]-[.A1199])" office:value-type="float" office:value="32.6661545564351">
            <text:p>32.67</text:p>
          </table:table-cell>
          <table:table-cell table:formula="of:=IF([.L1199]&lt;[.$C$9];1;0)" office:value-type="float" office:value="1">
            <text:p>1</text:p>
          </table:table-cell>
          <table:table-cell/>
          <table:table-cell table:formula="of:=IF(AND([.M1199];[.B1199]);&quot;Not Jammed&quot;;IF([.M119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199]+([.A1200]-[.D1199])/COUNTA([.$A$60:.A1200])" office:value-type="float" office:value="925.92699386503">
            <text:p>925.927</text:p>
          </table:table-cell>
          <table:table-cell table:formula="of:=[.E1199]+(([.A1200]-[.D1199])*([.A1200]-[.D1199]))" office:value-type="float" office:value="194543856.999868">
            <text:p>194543857.000</text:p>
          </table:table-cell>
          <table:table-cell table:formula="of:=[.E1200]/(COUNT([.$A$60:.A1200])-1)" office:value-type="float" office:value="170652.506140235">
            <text:p>170652.506</text:p>
          </table:table-cell>
          <table:table-cell table:formula="of:=[.J1199]" office:value-type="float" office:value="557.813110421616">
            <text:p>557.8131104216</text:p>
          </table:table-cell>
          <table:table-cell table:formula="of:=[.K1199]+[.$C$7]" office:value-type="float" office:value="3231.35200096859">
            <text:p>3231.3520009686</text:p>
          </table:table-cell>
          <table:table-cell table:formula="of:=[.H1200]/([.F1200]+[.H1200])" office:value-type="float" office:value="0.0185833925903838">
            <text:p>0.0185833926</text:p>
          </table:table-cell>
          <table:table-cell table:formula="of:=[.G1200]+[.I1200]*([.A1200] -[.G1200] )" office:value-type="float" office:value="557.080216532628">
            <text:p>557.0802165326</text:p>
          </table:table-cell>
          <table:table-cell table:formula="of:=(1-[.I1200])*[.H1200]" office:value-type="float" office:value="3171.30251813687">
            <text:p>3171.3025181369</text:p>
          </table:table-cell>
          <table:table-cell table:formula="of:=ABS([.G1200]-[.A1200])" office:value-type="float" office:value="39.438110421616">
            <text:p>39.44</text:p>
          </table:table-cell>
          <table:table-cell table:formula="of:=IF([.L1200]&lt;[.$C$9];1;0)" office:value-type="float" office:value="1">
            <text:p>1</text:p>
          </table:table-cell>
          <table:table-cell/>
          <table:table-cell table:formula="of:=IF(AND([.M1200];[.B1200]);&quot;Not Jammed&quot;;IF([.M120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0]+([.A1201]-[.D1200])/COUNTA([.$A$60:.A1201])" office:value-type="float" office:value="925.570118213659">
            <text:p>925.570</text:p>
          </table:table-cell>
          <table:table-cell table:formula="of:=[.E1200]+(([.A1201]-[.D1200])*([.A1201]-[.D1200]))" office:value-type="float" office:value="194709955.627571">
            <text:p>194709955.628</text:p>
          </table:table-cell>
          <table:table-cell table:formula="of:=[.E1201]/(COUNT([.$A$60:.A1201])-1)" office:value-type="float" office:value="170648.515011018">
            <text:p>170648.515</text:p>
          </table:table-cell>
          <table:table-cell table:formula="of:=[.J1200]" office:value-type="float" office:value="557.080216532628">
            <text:p>557.0802165326</text:p>
          </table:table-cell>
          <table:table-cell table:formula="of:=[.K1200]+[.$C$7]" office:value-type="float" office:value="3231.30251813687">
            <text:p>3231.3025181369</text:p>
          </table:table-cell>
          <table:table-cell table:formula="of:=[.H1201]/([.F1201]+[.H1201])" office:value-type="float" office:value="0.0185835398498453">
            <text:p>0.0185835398</text:p>
          </table:table-cell>
          <table:table-cell table:formula="of:=[.G1201]+[.I1201]*([.A1201] -[.G1201] )" office:value-type="float" office:value="556.360936598797">
            <text:p>556.3609365988</text:p>
          </table:table-cell>
          <table:table-cell table:formula="of:=(1-[.I1201])*[.H1201]" office:value-type="float" office:value="3171.25347902416">
            <text:p>3171.2534790242</text:p>
          </table:table-cell>
          <table:table-cell table:formula="of:=ABS([.G1201]-[.A1201])" office:value-type="float" office:value="38.7052165326282">
            <text:p>38.71</text:p>
          </table:table-cell>
          <table:table-cell table:formula="of:=IF([.L1201]&lt;[.$C$9];1;0)" office:value-type="float" office:value="1">
            <text:p>1</text:p>
          </table:table-cell>
          <table:table-cell/>
          <table:table-cell table:formula="of:=IF(AND([.M1201];[.B1201]);&quot;Not Jammed&quot;;IF([.M120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1]+([.A1202]-[.D1201])/COUNTA([.$A$60:.A1202])" office:value-type="float" office:value="925.210517060367">
            <text:p>925.211</text:p>
          </table:table-cell>
          <table:table-cell table:formula="of:=[.E1201]+(([.A1202]-[.D1201])*([.A1202]-[.D1201]))" office:value-type="float" office:value="194878896.453325">
            <text:p>194878896.453</text:p>
          </table:table-cell>
          <table:table-cell table:formula="of:=[.E1202]/(COUNT([.$A$60:.A1202])-1)" office:value-type="float" office:value="170647.019661405">
            <text:p>170647.020</text:p>
          </table:table-cell>
          <table:table-cell table:formula="of:=[.J1201]" office:value-type="float" office:value="556.360936598797">
            <text:p>556.3609365988</text:p>
          </table:table-cell>
          <table:table-cell table:formula="of:=[.K1201]+[.$C$7]" office:value-type="float" office:value="3231.25347902416">
            <text:p>3231.2534790242</text:p>
          </table:table-cell>
          <table:table-cell table:formula="of:=[.H1202]/([.F1202]+[.H1202])" office:value-type="float" office:value="0.0185834228777652">
            <text:p>0.0185834229</text:p>
          </table:table-cell>
          <table:table-cell table:formula="of:=[.G1202]+[.I1202]*([.A1202] -[.G1202] )" office:value-type="float" office:value="555.583871949375">
            <text:p>555.5838719494</text:p>
          </table:table-cell>
          <table:table-cell table:formula="of:=(1-[.I1202])*[.H1202]" office:value-type="float" office:value="3171.20572919821">
            <text:p>3171.2057291982</text:p>
          </table:table-cell>
          <table:table-cell table:formula="of:=ABS([.G1202]-[.A1202])" office:value-type="float" office:value="41.8149365987972">
            <text:p>41.81</text:p>
          </table:table-cell>
          <table:table-cell table:formula="of:=IF([.L1202]&lt;[.$C$9];1;0)" office:value-type="float" office:value="1">
            <text:p>1</text:p>
          </table:table-cell>
          <table:table-cell/>
          <table:table-cell table:formula="of:=IF(AND([.M1202];[.B1202]);&quot;Not Jammed&quot;;IF([.M120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2]+([.A1203]-[.D1202])/COUNTA([.$A$60:.A1203])" office:value-type="float" office:value="924.854768356642">
            <text:p>924.855</text:p>
          </table:table-cell>
          <table:table-cell table:formula="of:=[.E1202]+(([.A1203]-[.D1202])*([.A1203]-[.D1202]))" office:value-type="float" office:value="195044526.338763">
            <text:p>195044526.339</text:p>
          </table:table-cell>
          <table:table-cell table:formula="of:=[.E1203]/(COUNT([.$A$60:.A1203])-1)" office:value-type="float" office:value="170642.630217641">
            <text:p>170642.630</text:p>
          </table:table-cell>
          <table:table-cell table:formula="of:=[.J1202]" office:value-type="float" office:value="555.583871949375">
            <text:p>555.5838719494</text:p>
          </table:table-cell>
          <table:table-cell table:formula="of:=[.K1202]+[.$C$7]" office:value-type="float" office:value="3231.20572919821">
            <text:p>3231.2057291982</text:p>
          </table:table-cell>
          <table:table-cell table:formula="of:=[.H1203]/([.F1203]+[.H1203])" office:value-type="float" office:value="0.0185836224961767">
            <text:p>0.0185836225</text:p>
          </table:table-cell>
          <table:table-cell table:formula="of:=[.G1203]+[.I1203]*([.A1203] -[.G1203] )" office:value-type="float" office:value="554.889776028787">
            <text:p>554.8897760288</text:p>
          </table:table-cell>
          <table:table-cell table:formula="of:=(1-[.I1203])*[.H1203]" office:value-type="float" office:value="3171.15822171931">
            <text:p>3171.1582217193</text:p>
          </table:table-cell>
          <table:table-cell table:formula="of:=ABS([.G1203]-[.A1203])" office:value-type="float" office:value="37.3498719493748">
            <text:p>37.35</text:p>
          </table:table-cell>
          <table:table-cell table:formula="of:=IF([.L1203]&lt;[.$C$9];1;0)" office:value-type="float" office:value="1">
            <text:p>1</text:p>
          </table:table-cell>
          <table:table-cell/>
          <table:table-cell table:formula="of:=IF(AND([.M1203];[.B1203]);&quot;Not Jammed&quot;;IF([.M120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3]+([.A1204]-[.D1203])/COUNTA([.$A$60:.A1204])" office:value-type="float" office:value="924.501375545851">
            <text:p>924.501</text:p>
          </table:table-cell>
          <table:table-cell table:formula="of:=[.E1203]+(([.A1204]-[.D1203])*([.A1204]-[.D1203]))" office:value-type="float" office:value="195208255.634526">
            <text:p>195208255.635</text:p>
          </table:table-cell>
          <table:table-cell table:formula="of:=[.E1204]/(COUNT([.$A$60:.A1204])-1)" office:value-type="float" office:value="170636.587093117">
            <text:p>170636.587</text:p>
          </table:table-cell>
          <table:table-cell table:formula="of:=[.J1203]" office:value-type="float" office:value="554.889776028787">
            <text:p>554.8897760288</text:p>
          </table:table-cell>
          <table:table-cell table:formula="of:=[.K1203]+[.$C$7]" office:value-type="float" office:value="3231.15822171931">
            <text:p>3231.1582217193</text:p>
          </table:table-cell>
          <table:table-cell table:formula="of:=[.H1204]/([.F1204]+[.H1204])" office:value-type="float" office:value="0.0185840002460973">
            <text:p>0.0185840002</text:p>
          </table:table-cell>
          <table:table-cell table:formula="of:=[.G1204]+[.I1204]*([.A1204] -[.G1204] )" office:value-type="float" office:value="554.245472902536">
            <text:p>554.2454729025</text:p>
          </table:table-cell>
          <table:table-cell table:formula="of:=(1-[.I1204])*[.H1204]" office:value-type="float" office:value="3171.11037653169">
            <text:p>3171.1103765317</text:p>
          </table:table-cell>
          <table:table-cell table:formula="of:=ABS([.G1204]-[.A1204])" office:value-type="float" office:value="34.6697760287871">
            <text:p>34.67</text:p>
          </table:table-cell>
          <table:table-cell table:formula="of:=IF([.L1204]&lt;[.$C$9];1;0)" office:value-type="float" office:value="1">
            <text:p>1</text:p>
          </table:table-cell>
          <table:table-cell/>
          <table:table-cell table:formula="of:=IF(AND([.M1204];[.B1204]);&quot;Not Jammed&quot;;IF([.M120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4]+([.A1205]-[.D1204])/COUNTA([.$A$60:.A1205])" office:value-type="float" office:value="924.148599476439">
            <text:p>924.149</text:p>
          </table:table-cell>
          <table:table-cell table:formula="of:=[.E1204]+(([.A1205]-[.D1204])*([.A1205]-[.D1204]))" office:value-type="float" office:value="195371699.065139">
            <text:p>195371699.065</text:p>
          </table:table-cell>
          <table:table-cell table:formula="of:=[.E1205]/(COUNT([.$A$60:.A1205])-1)" office:value-type="float" office:value="170630.304860384">
            <text:p>170630.305</text:p>
          </table:table-cell>
          <table:table-cell table:formula="of:=[.J1204]" office:value-type="float" office:value="554.245472902536">
            <text:p>554.2454729025</text:p>
          </table:table-cell>
          <table:table-cell table:formula="of:=[.K1204]+[.$C$7]" office:value-type="float" office:value="3231.11037653169">
            <text:p>3231.1103765317</text:p>
          </table:table-cell>
          <table:table-cell table:formula="of:=[.H1205]/([.F1205]+[.H1205])" office:value-type="float" office:value="0.0185844016749131">
            <text:p>0.0185844017</text:p>
          </table:table-cell>
          <table:table-cell table:formula="of:=[.G1205]+[.I1205]*([.A1205] -[.G1205] )" office:value-type="float" office:value="553.613129846936">
            <text:p>553.6131298469</text:p>
          </table:table-cell>
          <table:table-cell table:formula="of:=(1-[.I1205])*[.H1205]" office:value-type="float" office:value="3171.06212343825">
            <text:p>3171.0621234383</text:p>
          </table:table-cell>
          <table:table-cell table:formula="of:=ABS([.G1205]-[.A1205])" office:value-type="float" office:value="34.025472902536">
            <text:p>34.03</text:p>
          </table:table-cell>
          <table:table-cell table:formula="of:=IF([.L1205]&lt;[.$C$9];1;0)" office:value-type="float" office:value="1">
            <text:p>1</text:p>
          </table:table-cell>
          <table:table-cell/>
          <table:table-cell table:formula="of:=IF(AND([.M1205];[.B1205]);&quot;Not Jammed&quot;;IF([.M120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5]+([.A1206]-[.D1205])/COUNTA([.$A$60:.A1206])" office:value-type="float" office:value="923.793221447253">
            <text:p>923.793</text:p>
          </table:table-cell>
          <table:table-cell table:formula="of:=[.E1205]+(([.A1206]-[.D1205])*([.A1206]-[.D1205]))" office:value-type="float" office:value="195537851.987779">
            <text:p>195537851.988</text:p>
          </table:table-cell>
          <table:table-cell table:formula="of:=[.E1206]/(COUNT([.$A$60:.A1206])-1)" office:value-type="float" office:value="170626.397895095">
            <text:p>170626.398</text:p>
          </table:table-cell>
          <table:table-cell table:formula="of:=[.J1205]" office:value-type="float" office:value="553.613129846936">
            <text:p>553.6131298469</text:p>
          </table:table-cell>
          <table:table-cell table:formula="of:=[.K1205]+[.$C$7]" office:value-type="float" office:value="3231.06212343825">
            <text:p>3231.0621234383</text:p>
          </table:table-cell>
          <table:table-cell table:formula="of:=[.H1206]/([.F1206]+[.H1206])" office:value-type="float" office:value="0.0185845469219085">
            <text:p>0.0185845469</text:p>
          </table:table-cell>
          <table:table-cell table:formula="of:=[.G1206]+[.I1206]*([.A1206] -[.G1206] )" office:value-type="float" office:value="552.923956680285">
            <text:p>552.9239566803</text:p>
          </table:table-cell>
          <table:table-cell table:formula="of:=(1-[.I1206])*[.H1206]" office:value-type="float" office:value="3171.01429779761">
            <text:p>3171.0142977976</text:p>
          </table:table-cell>
          <table:table-cell table:formula="of:=ABS([.G1206]-[.A1206])" office:value-type="float" office:value="37.0831298469365">
            <text:p>37.08</text:p>
          </table:table-cell>
          <table:table-cell table:formula="of:=IF([.L1206]&lt;[.$C$9];1;0)" office:value-type="float" office:value="1">
            <text:p>1</text:p>
          </table:table-cell>
          <table:table-cell/>
          <table:table-cell table:formula="of:=IF(AND([.M1206];[.B1206]);&quot;Not Jammed&quot;;IF([.M120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1.144">
            <text:p>531.1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6]+([.A1207]-[.D1206])/COUNTA([.$A$60:.A1207])" office:value-type="float" office:value="923.45119250871">
            <text:p>923.451</text:p>
          </table:table-cell>
          <table:table-cell table:formula="of:=[.E1206]+(([.A1207]-[.D1206])*([.A1207]-[.D1206]))" office:value-type="float" office:value="195692025.398882">
            <text:p>195692025.399</text:p>
          </table:table-cell>
          <table:table-cell table:formula="of:=[.E1207]/(COUNT([.$A$60:.A1207])-1)" office:value-type="float" office:value="170612.053529975">
            <text:p>170612.054</text:p>
          </table:table-cell>
          <table:table-cell table:formula="of:=[.J1206]" office:value-type="float" office:value="552.923956680285">
            <text:p>552.9239566803</text:p>
          </table:table-cell>
          <table:table-cell table:formula="of:=[.K1206]+[.$C$7]" office:value-type="float" office:value="3231.01429779761">
            <text:p>3231.0142977976</text:p>
          </table:table-cell>
          <table:table-cell table:formula="of:=[.H1207]/([.F1207]+[.H1207])" office:value-type="float" office:value="0.0185858103988282">
            <text:p>0.0185858104</text:p>
          </table:table-cell>
          <table:table-cell table:formula="of:=[.G1207]+[.I1207]*([.A1207] -[.G1207] )" office:value-type="float" office:value="552.51915853493">
            <text:p>552.5191585349</text:p>
          </table:table-cell>
          <table:table-cell table:formula="of:=(1-[.I1207])*[.H1207]" office:value-type="float" office:value="3170.96327866284">
            <text:p>3170.9632786628</text:p>
          </table:table-cell>
          <table:table-cell table:formula="of:=ABS([.G1207]-[.A1207])" office:value-type="float" office:value="21.7799566802848">
            <text:p>21.78</text:p>
          </table:table-cell>
          <table:table-cell table:formula="of:=IF([.L1207]&lt;[.$C$9];1;0)" office:value-type="float" office:value="1">
            <text:p>1</text:p>
          </table:table-cell>
          <table:table-cell/>
          <table:table-cell table:formula="of:=IF(AND([.M1207];[.B1207]);&quot;Not Jammed&quot;;IF([.M120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40.585">
            <text:p>540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7]+([.A1208]-[.D1207])/COUNTA([.$A$60:.A1208])" office:value-type="float" office:value="923.117975630982">
            <text:p>923.118</text:p>
          </table:table-cell>
          <table:table-cell table:formula="of:=[.E1207]+(([.A1208]-[.D1207])*([.A1208]-[.D1207]))" office:value-type="float" office:value="195838611.920248">
            <text:p>195838611.920</text:p>
          </table:table-cell>
          <table:table-cell table:formula="of:=[.E1208]/(COUNT([.$A$60:.A1208])-1)" office:value-type="float" office:value="170591.12536607">
            <text:p>170591.125</text:p>
          </table:table-cell>
          <table:table-cell table:formula="of:=[.J1207]" office:value-type="float" office:value="552.51915853493">
            <text:p>552.5191585349</text:p>
          </table:table-cell>
          <table:table-cell table:formula="of:=[.K1207]+[.$C$7]" office:value-type="float" office:value="3230.96327866284">
            <text:p>3230.9632786629</text:p>
          </table:table-cell>
          <table:table-cell table:formula="of:=[.H1208]/([.F1208]+[.H1208])" office:value-type="float" office:value="0.0185877600703928">
            <text:p>0.0185877601</text:p>
          </table:table-cell>
          <table:table-cell table:formula="of:=[.G1208]+[.I1208]*([.A1208] -[.G1208] )" office:value-type="float" office:value="552.297329259441">
            <text:p>552.2973292594</text:p>
          </table:table-cell>
          <table:table-cell table:formula="of:=(1-[.I1208])*[.H1208]" office:value-type="float" office:value="3170.90690844281">
            <text:p>3170.9069084428</text:p>
          </table:table-cell>
          <table:table-cell table:formula="of:=ABS([.G1208]-[.A1208])" office:value-type="float" office:value="11.9341585349304">
            <text:p>11.93</text:p>
          </table:table-cell>
          <table:table-cell table:formula="of:=IF([.L1208]&lt;[.$C$9];1;0)" office:value-type="float" office:value="1">
            <text:p>1</text:p>
          </table:table-cell>
          <table:table-cell/>
          <table:table-cell table:formula="of:=IF(AND([.M1208];[.B1208]);&quot;Not Jammed&quot;;IF([.M120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2.064">
            <text:p>522.06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8]+([.A1209]-[.D1208])/COUNTA([.$A$60:.A1209])" office:value-type="float" office:value="922.769233043477">
            <text:p>922.769</text:p>
          </table:table-cell>
          <table:table-cell table:formula="of:=[.E1208]+(([.A1209]-[.D1208])*([.A1209]-[.D1208]))" office:value-type="float" office:value="195999456.211617">
            <text:p>195999456.212</text:p>
          </table:table-cell>
          <table:table-cell table:formula="of:=[.E1209]/(COUNT([.$A$60:.A1209])-1)" office:value-type="float" office:value="170582.642481825">
            <text:p>170582.642</text:p>
          </table:table-cell>
          <table:table-cell table:formula="of:=[.J1208]" office:value-type="float" office:value="552.297329259441">
            <text:p>552.2973292594</text:p>
          </table:table-cell>
          <table:table-cell table:formula="of:=[.K1208]+[.$C$7]" office:value-type="float" office:value="3230.90690844281">
            <text:p>3230.9069084428</text:p>
          </table:table-cell>
          <table:table-cell table:formula="of:=[.H1209]/([.F1209]+[.H1209])" office:value-type="float" office:value="0.0185883489507965">
            <text:p>0.018588349</text:p>
          </table:table-cell>
          <table:table-cell table:formula="of:=[.G1209]+[.I1209]*([.A1209] -[.G1209] )" office:value-type="float" office:value="551.735341585222">
            <text:p>551.7353415852</text:p>
          </table:table-cell>
          <table:table-cell table:formula="of:=(1-[.I1209])*[.H1209]" office:value-type="float" office:value="3170.84968340113">
            <text:p>3170.8496834011</text:p>
          </table:table-cell>
          <table:table-cell table:formula="of:=ABS([.G1209]-[.A1209])" office:value-type="float" office:value="30.2333292594411">
            <text:p>30.23</text:p>
          </table:table-cell>
          <table:table-cell table:formula="of:=IF([.L1209]&lt;[.$C$9];1;0)" office:value-type="float" office:value="1">
            <text:p>1</text:p>
          </table:table-cell>
          <table:table-cell/>
          <table:table-cell table:formula="of:=IF(AND([.M1209];[.B1209]);&quot;Not Jammed&quot;;IF([.M120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2.841">
            <text:p>512.84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09]+([.A1210]-[.D1209])/COUNTA([.$A$60:.A1210])" office:value-type="float" office:value="922.413083405733">
            <text:p>922.413</text:p>
          </table:table-cell>
          <table:table-cell table:formula="of:=[.E1209]+(([.A1210]-[.D1209])*([.A1210]-[.D1209]))" office:value-type="float" office:value="196167497.367863">
            <text:p>196167497.368</text:p>
          </table:table-cell>
          <table:table-cell table:formula="of:=[.E1210]/(COUNT([.$A$60:.A1210])-1)" office:value-type="float" office:value="170580.432493794">
            <text:p>170580.432</text:p>
          </table:table-cell>
          <table:table-cell table:formula="of:=[.J1209]" office:value-type="float" office:value="551.735341585222">
            <text:p>551.7353415852</text:p>
          </table:table-cell>
          <table:table-cell table:formula="of:=[.K1209]+[.$C$7]" office:value-type="float" office:value="3230.84968340113">
            <text:p>3230.8496834011</text:p>
          </table:table-cell>
          <table:table-cell table:formula="of:=[.H1210]/([.F1210]+[.H1210])" office:value-type="float" office:value="0.0185882621825859">
            <text:p>0.0185882622</text:p>
          </table:table-cell>
          <table:table-cell table:formula="of:=[.G1210]+[.I1210]*([.A1210] -[.G1210] )" office:value-type="float" office:value="551.012363366417">
            <text:p>551.0123633664</text:p>
          </table:table-cell>
          <table:table-cell table:formula="of:=(1-[.I1210])*[.H1210]" office:value-type="float" office:value="3170.79380241355">
            <text:p>3170.7938024136</text:p>
          </table:table-cell>
          <table:table-cell table:formula="of:=ABS([.G1210]-[.A1210])" office:value-type="float" office:value="38.8943415852223">
            <text:p>38.89</text:p>
          </table:table-cell>
          <table:table-cell table:formula="of:=IF([.L1210]&lt;[.$C$9];1;0)" office:value-type="float" office:value="1">
            <text:p>1</text:p>
          </table:table-cell>
          <table:table-cell/>
          <table:table-cell table:formula="of:=IF(AND([.M1210];[.B1210]);&quot;Not Jammed&quot;;IF([.M121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078">
            <text:p>520.0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0]+([.A1211]-[.D1210])/COUNTA([.$A$60:.A1211])" office:value-type="float" office:value="922.063834201388">
            <text:p>922.064</text:p>
          </table:table-cell>
          <table:table-cell table:formula="of:=[.E1210]+(([.A1211]-[.D1210])*([.A1211]-[.D1210]))" office:value-type="float" office:value="196329370.887203">
            <text:p>196329370.887</text:p>
          </table:table-cell>
          <table:table-cell table:formula="of:=[.E1211]/(COUNT([.$A$60:.A1211])-1)" office:value-type="float" office:value="170572.867842921">
            <text:p>170572.868</text:p>
          </table:table-cell>
          <table:table-cell table:formula="of:=[.J1210]" office:value-type="float" office:value="551.012363366417">
            <text:p>551.0123633664</text:p>
          </table:table-cell>
          <table:table-cell table:formula="of:=[.K1210]+[.$C$7]" office:value-type="float" office:value="3230.79380241355">
            <text:p>3230.7938024136</text:p>
          </table:table-cell>
          <table:table-cell table:formula="of:=[.H1211]/([.F1211]+[.H1211])" office:value-type="float" office:value="0.0185887556788437">
            <text:p>0.0185887557</text:p>
          </table:table-cell>
          <table:table-cell table:formula="of:=[.G1211]+[.I1211]*([.A1211] -[.G1211] )" office:value-type="float" office:value="550.437332043718">
            <text:p>550.4373320437</text:p>
          </table:table-cell>
          <table:table-cell table:formula="of:=(1-[.I1211])*[.H1211]" office:value-type="float" office:value="3170.73736577176">
            <text:p>3170.7373657718</text:p>
          </table:table-cell>
          <table:table-cell table:formula="of:=ABS([.G1211]-[.A1211])" office:value-type="float" office:value="30.9343633664172">
            <text:p>30.93</text:p>
          </table:table-cell>
          <table:table-cell table:formula="of:=IF([.L1211]&lt;[.$C$9];1;0)" office:value-type="float" office:value="1">
            <text:p>1</text:p>
          </table:table-cell>
          <table:table-cell/>
          <table:table-cell table:formula="of:=IF(AND([.M1211];[.B1211]);&quot;Not Jammed&quot;;IF([.M121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1]+([.A1212]-[.D1211])/COUNTA([.$A$60:.A1212])" office:value-type="float" office:value="921.710513443191">
            <text:p>921.711</text:p>
          </table:table-cell>
          <table:table-cell table:formula="of:=[.E1211]+(([.A1212]-[.D1211])*([.A1212]-[.D1211]))" office:value-type="float" office:value="196495328.401758">
            <text:p>196495328.402</text:p>
          </table:table-cell>
          <table:table-cell table:formula="of:=[.E1212]/(COUNT([.$A$60:.A1212])-1)" office:value-type="float" office:value="170568.861459859">
            <text:p>170568.861</text:p>
          </table:table-cell>
          <table:table-cell table:formula="of:=[.J1211]" office:value-type="float" office:value="550.437332043718">
            <text:p>550.4373320437</text:p>
          </table:table-cell>
          <table:table-cell table:formula="of:=[.K1211]+[.$C$7]" office:value-type="float" office:value="3230.73736577176">
            <text:p>3230.7373657718</text:p>
          </table:table-cell>
          <table:table-cell table:formula="of:=[.H1212]/([.F1212]+[.H1212])" office:value-type="float" office:value="0.018588865495674">
            <text:p>0.0185888655</text:p>
          </table:table-cell>
          <table:table-cell table:formula="of:=[.G1212]+[.I1212]*([.A1212] -[.G1212] )" office:value-type="float" office:value="549.772736752201">
            <text:p>549.7727367522</text:p>
          </table:table-cell>
          <table:table-cell table:formula="of:=(1-[.I1212])*[.H1212]" office:value-type="float" office:value="3170.68162342758">
            <text:p>3170.6816234276</text:p>
          </table:table-cell>
          <table:table-cell table:formula="of:=ABS([.G1212]-[.A1212])" office:value-type="float" office:value="35.7523320437183">
            <text:p>35.75</text:p>
          </table:table-cell>
          <table:table-cell table:formula="of:=IF([.L1212]&lt;[.$C$9];1;0)" office:value-type="float" office:value="1">
            <text:p>1</text:p>
          </table:table-cell>
          <table:table-cell/>
          <table:table-cell table:formula="of:=IF(AND([.M1212];[.B1212]);&quot;Not Jammed&quot;;IF([.M121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9">
            <text:p>520.2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2]+([.A1213]-[.D1212])/COUNTA([.$A$60:.A1213])" office:value-type="float" office:value="921.36266204506">
            <text:p>921.363</text:p>
          </table:table-cell>
          <table:table-cell table:formula="of:=[.E1212]+(([.A1213]-[.D1212])*([.A1213]-[.D1212]))" office:value-type="float" office:value="196656466.830371">
            <text:p>196656466.830</text:p>
          </table:table-cell>
          <table:table-cell table:formula="of:=[.E1213]/(COUNT([.$A$60:.A1213])-1)" office:value-type="float" office:value="170560.682420096">
            <text:p>170560.682</text:p>
          </table:table-cell>
          <table:table-cell table:formula="of:=[.J1212]" office:value-type="float" office:value="549.772736752201">
            <text:p>549.7727367522</text:p>
          </table:table-cell>
          <table:table-cell table:formula="of:=[.K1212]+[.$C$7]" office:value-type="float" office:value="3230.68162342758">
            <text:p>3230.6816234276</text:p>
          </table:table-cell>
          <table:table-cell table:formula="of:=[.H1213]/([.F1213]+[.H1213])" office:value-type="float" office:value="0.0185894255517697">
            <text:p>0.0185894256</text:p>
          </table:table-cell>
          <table:table-cell table:formula="of:=[.G1213]+[.I1213]*([.A1213] -[.G1213] )" office:value-type="float" office:value="549.224669612283">
            <text:p>549.2246696123</text:p>
          </table:table-cell>
          <table:table-cell table:formula="of:=(1-[.I1213])*[.H1213]" office:value-type="float" office:value="3170.6251079074">
            <text:p>3170.6251079074</text:p>
          </table:table-cell>
          <table:table-cell table:formula="of:=ABS([.G1213]-[.A1213])" office:value-type="float" office:value="29.4827367522009">
            <text:p>29.48</text:p>
          </table:table-cell>
          <table:table-cell table:formula="of:=IF([.L1213]&lt;[.$C$9];1;0)" office:value-type="float" office:value="1">
            <text:p>1</text:p>
          </table:table-cell>
          <table:table-cell/>
          <table:table-cell table:formula="of:=IF(AND([.M1213];[.B1213]);&quot;Not Jammed&quot;;IF([.M121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3">
            <text:p>529.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3]+([.A1214]-[.D1213])/COUNTA([.$A$60:.A1214])" office:value-type="float" office:value="921.023213852813">
            <text:p>921.023</text:p>
          </table:table-cell>
          <table:table-cell table:formula="of:=[.E1213]+(([.A1214]-[.D1213])*([.A1214]-[.D1213]))" office:value-type="float" office:value="196810179.961341">
            <text:p>196810179.961</text:p>
          </table:table-cell>
          <table:table-cell table:formula="of:=[.E1214]/(COUNT([.$A$60:.A1214])-1)" office:value-type="float" office:value="170546.083155408">
            <text:p>170546.083</text:p>
          </table:table-cell>
          <table:table-cell table:formula="of:=[.J1213]" office:value-type="float" office:value="549.224669612283">
            <text:p>549.2246696123</text:p>
          </table:table-cell>
          <table:table-cell table:formula="of:=[.K1213]+[.$C$7]" office:value-type="float" office:value="3230.6251079074">
            <text:p>3230.6251079074</text:p>
          </table:table-cell>
          <table:table-cell table:formula="of:=[.H1214]/([.F1214]+[.H1214])" office:value-type="float" office:value="0.0185906681061779">
            <text:p>0.0185906681</text:p>
          </table:table-cell>
          <table:table-cell table:formula="of:=[.G1214]+[.I1214]*([.A1214] -[.G1214] )" office:value-type="float" office:value="548.854256692396">
            <text:p>548.8542566924</text:p>
          </table:table-cell>
          <table:table-cell table:formula="of:=(1-[.I1214])*[.H1214]" office:value-type="float" office:value="3170.56562875081">
            <text:p>3170.5656287508</text:p>
          </table:table-cell>
          <table:table-cell table:formula="of:=ABS([.G1214]-[.A1214])" office:value-type="float" office:value="19.9246696122835">
            <text:p>19.92</text:p>
          </table:table-cell>
          <table:table-cell table:formula="of:=IF([.L1214]&lt;[.$C$9];1;0)" office:value-type="float" office:value="1">
            <text:p>1</text:p>
          </table:table-cell>
          <table:table-cell/>
          <table:table-cell table:formula="of:=IF(AND([.M1214];[.B1214]);&quot;Not Jammed&quot;;IF([.M121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14]+([.A1215]-[.D1214])/COUNTA([.$A$60:.A1215])" office:value-type="float" office:value="920.682757785466">
            <text:p>920.683</text:p>
          </table:table-cell>
          <table:table-cell table:formula="of:=[.E1214]+(([.A1215]-[.D1214])*([.A1215]-[.D1214]))" office:value-type="float" office:value="196965075.11316">
            <text:p>196965075.113</text:p>
          </table:table-cell>
          <table:table-cell table:formula="of:=[.E1215]/(COUNT([.$A$60:.A1215])-1)" office:value-type="float" office:value="170532.532565507">
            <text:p>170532.533</text:p>
          </table:table-cell>
          <table:table-cell table:formula="of:=[.J1214]" office:value-type="float" office:value="548.854256692396">
            <text:p>548.8542566924</text:p>
          </table:table-cell>
          <table:table-cell table:formula="of:=[.K1214]+[.$C$7]" office:value-type="float" office:value="3230.56562875081">
            <text:p>3230.5656287508</text:p>
          </table:table-cell>
          <table:table-cell table:formula="of:=[.H1215]/([.F1215]+[.H1215])" office:value-type="float" office:value="0.0185917819279397">
            <text:p>0.0185917819</text:p>
          </table:table-cell>
          <table:table-cell table:formula="of:=[.G1215]+[.I1215]*([.A1215] -[.G1215] )" office:value-type="float" office:value="548.456424970333">
            <text:p>548.4564249703</text:p>
          </table:table-cell>
          <table:table-cell table:formula="of:=(1-[.I1215])*[.H1215]" office:value-type="float" office:value="3170.50365707718">
            <text:p>3170.5036570772</text:p>
          </table:table-cell>
          <table:table-cell table:formula="of:=ABS([.G1215]-[.A1215])" office:value-type="float" office:value="21.3982566923962">
            <text:p>21.40</text:p>
          </table:table-cell>
          <table:table-cell table:formula="of:=IF([.L1215]&lt;[.$C$9];1;0)" office:value-type="float" office:value="1">
            <text:p>1</text:p>
          </table:table-cell>
          <table:table-cell/>
          <table:table-cell table:formula="of:=IF(AND([.M1215];[.B1215]);&quot;Not Jammed&quot;;IF([.M121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15]+([.A1216]-[.D1215])/COUNTA([.$A$60:.A1216])" office:value-type="float" office:value="920.333446845289">
            <text:p>920.333</text:p>
          </table:table-cell>
          <table:table-cell table:formula="of:=[.E1215]+(([.A1216]-[.D1215])*([.A1216]-[.D1215]))" office:value-type="float" office:value="197128414.564786">
            <text:p>197128414.565</text:p>
          </table:table-cell>
          <table:table-cell table:formula="of:=[.E1216]/(COUNT([.$A$60:.A1216])-1)" office:value-type="float" office:value="170526.310177151">
            <text:p>170526.310</text:p>
          </table:table-cell>
          <table:table-cell table:formula="of:=[.J1215]" office:value-type="float" office:value="548.456424970333">
            <text:p>548.4564249703</text:p>
          </table:table-cell>
          <table:table-cell table:formula="of:=[.K1215]+[.$C$7]" office:value-type="float" office:value="3230.50365707718">
            <text:p>3230.5036570772</text:p>
          </table:table-cell>
          <table:table-cell table:formula="of:=[.H1216]/([.F1216]+[.H1216])" office:value-type="float" office:value="0.0185920976898163">
            <text:p>0.0185920977</text:p>
          </table:table-cell>
          <table:table-cell table:formula="of:=[.G1216]+[.I1216]*([.A1216] -[.G1216] )" office:value-type="float" office:value="547.862845758398">
            <text:p>547.8628457584</text:p>
          </table:table-cell>
          <table:table-cell table:formula="of:=(1-[.I1216])*[.H1216]" office:value-type="float" office:value="3170.44181749749">
            <text:p>3170.4418174975</text:p>
          </table:table-cell>
          <table:table-cell table:formula="of:=ABS([.G1216]-[.A1216])" office:value-type="float" office:value="31.9264249703332">
            <text:p>31.93</text:p>
          </table:table-cell>
          <table:table-cell table:formula="of:=IF([.L1216]&lt;[.$C$9];1;0)" office:value-type="float" office:value="1">
            <text:p>1</text:p>
          </table:table-cell>
          <table:table-cell/>
          <table:table-cell table:formula="of:=IF(AND([.M1216];[.B1216]);&quot;Not Jammed&quot;;IF([.M1216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16]+([.A1217]-[.D1216])/COUNTA([.$A$60:.A1217])" office:value-type="float" office:value="919.986392918825">
            <text:p>919.986</text:p>
          </table:table-cell>
          <table:table-cell table:formula="of:=[.E1216]+(([.A1217]-[.D1216])*([.A1217]-[.D1216]))" office:value-type="float" office:value="197289928.888494">
            <text:p>197289928.888</text:p>
          </table:table-cell>
          <table:table-cell table:formula="of:=[.E1217]/(COUNT([.$A$60:.A1217])-1)" office:value-type="float" office:value="170518.521079079">
            <text:p>170518.521</text:p>
          </table:table-cell>
          <table:table-cell table:formula="of:=[.J1216]" office:value-type="float" office:value="547.862845758398">
            <text:p>547.8628457584</text:p>
          </table:table-cell>
          <table:table-cell table:formula="of:=[.K1216]+[.$C$7]" office:value-type="float" office:value="3230.44181749749">
            <text:p>3230.4418174975</text:p>
          </table:table-cell>
          <table:table-cell table:formula="of:=[.H1217]/([.F1217]+[.H1217])" office:value-type="float" office:value="0.0185925818700881">
            <text:p>0.0185925819</text:p>
          </table:table-cell>
          <table:table-cell table:formula="of:=[.G1217]+[.I1217]*([.A1217] -[.G1217] )" office:value-type="float" office:value="547.315892052694">
            <text:p>547.3158920527</text:p>
          </table:table-cell>
          <table:table-cell table:formula="of:=(1-[.I1217])*[.H1217]" office:value-type="float" office:value="3170.37956352911">
            <text:p>3170.3795635291</text:p>
          </table:table-cell>
          <table:table-cell table:formula="of:=ABS([.G1217]-[.A1217])" office:value-type="float" office:value="29.4178457583981">
            <text:p>29.42</text:p>
          </table:table-cell>
          <table:table-cell table:formula="of:=IF([.L1217]&lt;[.$C$9];1;0)" office:value-type="float" office:value="1">
            <text:p>1</text:p>
          </table:table-cell>
          <table:table-cell/>
          <table:table-cell table:formula="of:=IF(AND([.M1217];[.B1217]);&quot;Not Jammed&quot;;IF([.M1217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36.822">
            <text:p>536.822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17]+([.A1218]-[.D1217])/COUNTA([.$A$60:.A1218])" office:value-type="float" office:value="919.655793787747">
            <text:p>919.656</text:p>
          </table:table-cell>
          <table:table-cell table:formula="of:=[.E1217]+(([.A1218]-[.D1217])*([.A1218]-[.D1217]))" office:value-type="float" office:value="197436743.840495">
            <text:p>197436743.840</text:p>
          </table:table-cell>
          <table:table-cell table:formula="of:=[.E1218]/(COUNT([.$A$60:.A1218])-1)" office:value-type="float" office:value="170498.051675729">
            <text:p>170498.052</text:p>
          </table:table-cell>
          <table:table-cell table:formula="of:=[.J1217]" office:value-type="float" office:value="547.315892052694">
            <text:p>547.3158920527</text:p>
          </table:table-cell>
          <table:table-cell table:formula="of:=[.K1217]+[.$C$7]" office:value-type="float" office:value="3230.37956352911">
            <text:p>3230.3795635291</text:p>
          </table:table-cell>
          <table:table-cell table:formula="of:=[.H1218]/([.F1218]+[.H1218])" office:value-type="float" office:value="0.018594420846869">
            <text:p>0.0185944208</text:p>
          </table:table-cell>
          <table:table-cell table:formula="of:=[.G1218]+[.I1218]*([.A1218] -[.G1218] )" office:value-type="float" office:value="547.120764207544">
            <text:p>547.1207642075</text:p>
          </table:table-cell>
          <table:table-cell table:formula="of:=(1-[.I1218])*[.H1218]" office:value-type="float" office:value="3170.31252642973">
            <text:p>3170.3125264297</text:p>
          </table:table-cell>
          <table:table-cell table:formula="of:=ABS([.G1218]-[.A1218])" office:value-type="float" office:value="10.4938920526936">
            <text:p>10.49</text:p>
          </table:table-cell>
          <table:table-cell table:formula="of:=IF([.L1218]&lt;[.$C$9];1;0)" office:value-type="float" office:value="1">
            <text:p>1</text:p>
          </table:table-cell>
          <table:table-cell/>
          <table:table-cell table:formula="of:=IF(AND([.M1218];[.B1218]);&quot;Not Jammed&quot;;IF([.M1218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27.456">
            <text:p>527.45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18]+([.A1219]-[.D1218])/COUNTA([.$A$60:.A1219])" office:value-type="float" office:value="919.31769051724">
            <text:p>919.318</text:p>
          </table:table-cell>
          <table:table-cell table:formula="of:=[.E1218]+(([.A1219]-[.D1218])*([.A1219]-[.D1218]))" office:value-type="float" office:value="197590564.518742">
            <text:p>197590564.519</text:p>
          </table:table-cell>
          <table:table-cell table:formula="of:=[.E1219]/(COUNT([.$A$60:.A1219])-1)" office:value-type="float" office:value="170483.662224971">
            <text:p>170483.662</text:p>
          </table:table-cell>
          <table:table-cell table:formula="of:=[.J1218]" office:value-type="float" office:value="547.120764207544">
            <text:p>547.1207642075</text:p>
          </table:table-cell>
          <table:table-cell table:formula="of:=[.K1218]+[.$C$7]" office:value-type="float" office:value="3230.31252642973">
            <text:p>3230.3125264297</text:p>
          </table:table-cell>
          <table:table-cell table:formula="of:=[.H1219]/([.F1219]+[.H1219])" office:value-type="float" office:value="0.0185955823706905">
            <text:p>0.0185955824</text:p>
          </table:table-cell>
          <table:table-cell table:formula="of:=[.G1219]+[.I1219]*([.A1219] -[.G1219] )" office:value-type="float" office:value="546.755086464923">
            <text:p>546.7550864649</text:p>
          </table:table-cell>
          <table:table-cell table:formula="of:=(1-[.I1219])*[.H1219]" office:value-type="float" office:value="3170.24298376143">
            <text:p>3170.2429837614</text:p>
          </table:table-cell>
          <table:table-cell table:formula="of:=ABS([.G1219]-[.A1219])" office:value-type="float" office:value="19.6647642075442">
            <text:p>19.66</text:p>
          </table:table-cell>
          <table:table-cell table:formula="of:=IF([.L1219]&lt;[.$C$9];1;0)" office:value-type="float" office:value="1">
            <text:p>1</text:p>
          </table:table-cell>
          <table:table-cell/>
          <table:table-cell table:formula="of:=IF(AND([.M1219];[.B1219]);&quot;Not Jammed&quot;;IF([.M1219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5]" office:value-type="float" office:value="0">
            <text:p>0</text:p>
          </table:table-cell>
          <table:table-cell/>
          <table:table-cell table:style-name="ce12" table:formula="of:=[.D1219]+([.A1220]-[.D1219])/COUNTA([.$A$60:.A1220])" office:value-type="float" office:value="918.969049956933">
            <text:p>918.969</text:p>
          </table:table-cell>
          <table:table-cell table:formula="of:=[.E1219]+(([.A1220]-[.D1219])*([.A1220]-[.D1219]))" office:value-type="float" office:value="197754404.640186">
            <text:p>197754404.640</text:p>
          </table:table-cell>
          <table:table-cell table:formula="of:=[.E1220]/(COUNT([.$A$60:.A1220])-1)" office:value-type="float" office:value="170477.935034643">
            <text:p>170477.935</text:p>
          </table:table-cell>
          <table:table-cell table:formula="of:=[.J1219]" office:value-type="float" office:value="546.755086464923">
            <text:p>546.7550864649</text:p>
          </table:table-cell>
          <table:table-cell table:formula="of:=[.K1219]+[.$C$7]" office:value-type="float" office:value="3230.24298376143">
            <text:p>3230.2429837614</text:p>
          </table:table-cell>
          <table:table-cell table:formula="of:=[.H1220]/([.F1220]+[.H1220])" office:value-type="float" office:value="0.01859580257309">
            <text:p>0.0185958026</text:p>
          </table:table-cell>
          <table:table-cell table:formula="of:=[.G1220]+[.I1220]*([.A1220] -[.G1220] )" office:value-type="float" office:value="546.156132651961">
            <text:p>546.156132652</text:p>
          </table:table-cell>
          <table:table-cell table:formula="of:=(1-[.I1220])*[.H1220]" office:value-type="float" office:value="3170.17402297229">
            <text:p>3170.1740229723</text:p>
          </table:table-cell>
          <table:table-cell table:formula="of:=ABS([.G1220]-[.A1220])" office:value-type="float" office:value="32.2090864649225">
            <text:p>32.21</text:p>
          </table:table-cell>
          <table:table-cell table:formula="of:=IF([.L1220]&lt;[.$C$9];1;0)" office:value-type="float" office:value="1">
            <text:p>1</text:p>
          </table:table-cell>
          <table:table-cell/>
          <table:table-cell table:formula="of:=IF(AND([.M1220];[.B1220]);&quot;Not Jammed&quot;;IF([.M1220];&quot;Jammed&quot;;&quot;Cannot detect&quot;))" office:value-type="string" office:string-value="Jammed">
            <text:p>Jammed</text:p>
          </table:table-cell>
        </table:table-row>
        <table:table-row table:style-name="ro1">
          <table:table-cell office:value-type="float" office:value="514.685">
            <text:p>514.6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0]+([.A1221]-[.D1220])/COUNTA([.$A$60:.A1221])" office:value-type="float" office:value="918.621129087779">
            <text:p>918.621</text:p>
          </table:table-cell>
          <table:table-cell table:formula="of:=[.E1220]+(([.A1221]-[.D1220])*([.A1221]-[.D1220]))" office:value-type="float" office:value="197917850.233236">
            <text:p>197917850.233</text:p>
          </table:table-cell>
          <table:table-cell table:formula="of:=[.E1221]/(COUNT([.$A$60:.A1221])-1)" office:value-type="float" office:value="170471.877892537">
            <text:p>170471.878</text:p>
          </table:table-cell>
          <table:table-cell table:formula="of:=[.J1220]" office:value-type="float" office:value="546.156132651961">
            <text:p>546.156132652</text:p>
          </table:table-cell>
          <table:table-cell table:formula="of:=[.K1220]+[.$C$7]" office:value-type="float" office:value="3230.17402297229">
            <text:p>3230.1740229723</text:p>
          </table:table-cell>
          <table:table-cell table:formula="of:=[.H1221]/([.F1221]+[.H1221])" office:value-type="float" office:value="0.0185960614014133">
            <text:p>0.0185960614</text:p>
          </table:table-cell>
          <table:table-cell table:formula="of:=[.G1221]+[.I1221]*([.A1221] -[.G1221] )" office:value-type="float" office:value="545.570893536793">
            <text:p>545.5708935368</text:p>
          </table:table-cell>
          <table:table-cell table:formula="of:=(1-[.I1221])*[.H1221]" office:value-type="float" office:value="3170.10550850385">
            <text:p>3170.1055085039</text:p>
          </table:table-cell>
          <table:table-cell table:formula="of:=ABS([.G1221]-[.A1221])" office:value-type="float" office:value="31.4711326519613">
            <text:p>31.47</text:p>
          </table:table-cell>
          <table:table-cell table:formula="of:=IF([.L1221]&lt;[.$C$9];1;0)" office:value-type="float" office:value="1">
            <text:p>1</text:p>
          </table:table-cell>
          <table:table-cell/>
          <table:table-cell table:formula="of:=IF(AND([.M1221];[.B1221]);&quot;Not Jammed&quot;;IF([.M122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445">
            <text:p>518.4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1]+([.A1222]-[.D1221])/COUNTA([.$A$60:.A1222])" office:value-type="float" office:value="918.27703955288">
            <text:p>918.277</text:p>
          </table:table-cell>
          <table:table-cell table:formula="of:=[.E1221]+(([.A1222]-[.D1221])*([.A1222]-[.D1221]))" office:value-type="float" office:value="198077991.167527">
            <text:p>198077991.168</text:p>
          </table:table-cell>
          <table:table-cell table:formula="of:=[.E1222]/(COUNT([.$A$60:.A1222])-1)" office:value-type="float" office:value="170462.987235394">
            <text:p>170462.987</text:p>
          </table:table-cell>
          <table:table-cell table:formula="of:=[.J1221]" office:value-type="float" office:value="545.570893536793">
            <text:p>545.5708935368</text:p>
          </table:table-cell>
          <table:table-cell table:formula="of:=[.K1221]+[.$C$7]" office:value-type="float" office:value="3230.10550850385">
            <text:p>3230.1055085039</text:p>
          </table:table-cell>
          <table:table-cell table:formula="of:=[.H1222]/([.F1222]+[.H1222])" office:value-type="float" office:value="0.0185966261379576">
            <text:p>0.0185966261</text:p>
          </table:table-cell>
          <table:table-cell table:formula="of:=[.G1222]+[.I1222]*([.A1222] -[.G1222] )" office:value-type="float" office:value="545.066443436031">
            <text:p>545.066443436</text:p>
          </table:table-cell>
          <table:table-cell table:formula="of:=(1-[.I1222])*[.H1222]" office:value-type="float" office:value="3170.03644397605">
            <text:p>3170.0364439761</text:p>
          </table:table-cell>
          <table:table-cell table:formula="of:=ABS([.G1222]-[.A1222])" office:value-type="float" office:value="27.1258935367932">
            <text:p>27.13</text:p>
          </table:table-cell>
          <table:table-cell table:formula="of:=IF([.L1222]&lt;[.$C$9];1;0)" office:value-type="float" office:value="1">
            <text:p>1</text:p>
          </table:table-cell>
          <table:table-cell/>
          <table:table-cell table:formula="of:=IF(AND([.M1222];[.B1222]);&quot;Not Jammed&quot;;IF([.M122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53">
            <text:p>516.53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2]+([.A1223]-[.D1222])/COUNTA([.$A$60:.A1223])" office:value-type="float" office:value="917.931896048109">
            <text:p>917.932</text:p>
          </table:table-cell>
          <table:table-cell table:formula="of:=[.E1222]+(([.A1223]-[.D1222])*([.A1223]-[.D1222]))" office:value-type="float" office:value="198239391.851317">
            <text:p>198239391.851</text:p>
          </table:table-cell>
          <table:table-cell table:formula="of:=[.E1223]/(COUNT([.$A$60:.A1223])-1)" office:value-type="float" office:value="170455.195057022">
            <text:p>170455.195</text:p>
          </table:table-cell>
          <table:table-cell table:formula="of:=[.J1222]" office:value-type="float" office:value="545.066443436031">
            <text:p>545.066443436</text:p>
          </table:table-cell>
          <table:table-cell table:formula="of:=[.K1222]+[.$C$7]" office:value-type="float" office:value="3230.03644397605">
            <text:p>3230.0364439761</text:p>
          </table:table-cell>
          <table:table-cell table:formula="of:=[.H1223]/([.F1223]+[.H1223])" office:value-type="float" office:value="0.0185970702060381">
            <text:p>0.0185970702</text:p>
          </table:table-cell>
          <table:table-cell table:formula="of:=[.G1223]+[.I1223]*([.A1223] -[.G1223] )" office:value-type="float" office:value="544.535749194021">
            <text:p>544.535749194</text:p>
          </table:table-cell>
          <table:table-cell table:formula="of:=(1-[.I1223])*[.H1223]" office:value-type="float" office:value="3169.96722945936">
            <text:p>3169.9672294594</text:p>
          </table:table-cell>
          <table:table-cell table:formula="of:=ABS([.G1223]-[.A1223])" office:value-type="float" office:value="28.5364434360315">
            <text:p>28.54</text:p>
          </table:table-cell>
          <table:table-cell table:formula="of:=IF([.L1223]&lt;[.$C$9];1;0)" office:value-type="float" office:value="1">
            <text:p>1</text:p>
          </table:table-cell>
          <table:table-cell/>
          <table:table-cell table:formula="of:=IF(AND([.M1223];[.B1223]);&quot;Not Jammed&quot;;IF([.M122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3]+([.A1224]-[.D1223])/COUNTA([.$A$60:.A1224])" office:value-type="float" office:value="917.593557081544">
            <text:p>917.594</text:p>
          </table:table-cell>
          <table:table-cell table:formula="of:=[.E1223]+(([.A1224]-[.D1223])*([.A1224]-[.D1223]))" office:value-type="float" office:value="198394757.816593">
            <text:p>198394757.817</text:p>
          </table:table-cell>
          <table:table-cell table:formula="of:=[.E1224]/(COUNT([.$A$60:.A1224])-1)" office:value-type="float" office:value="170442.231801197">
            <text:p>170442.232</text:p>
          </table:table-cell>
          <table:table-cell table:formula="of:=[.J1223]" office:value-type="float" office:value="544.535749194021">
            <text:p>544.535749194</text:p>
          </table:table-cell>
          <table:table-cell table:formula="of:=[.K1223]+[.$C$7]" office:value-type="float" office:value="3229.96722945936">
            <text:p>3229.9672294594</text:p>
          </table:table-cell>
          <table:table-cell table:formula="of:=[.H1224]/([.F1224]+[.H1224])" office:value-type="float" office:value="0.0185980672064227">
            <text:p>0.0185980672</text:p>
          </table:table-cell>
          <table:table-cell table:formula="of:=[.G1224]+[.I1224]*([.A1224] -[.G1224] )" office:value-type="float" office:value="544.149490600717">
            <text:p>544.1494906007</text:p>
          </table:table-cell>
          <table:table-cell table:formula="of:=(1-[.I1224])*[.H1224]" office:value-type="float" office:value="3169.89608185133">
            <text:p>3169.8960818513</text:p>
          </table:table-cell>
          <table:table-cell table:formula="of:=ABS([.G1224]-[.A1224])" office:value-type="float" office:value="20.7687491940209">
            <text:p>20.77</text:p>
          </table:table-cell>
          <table:table-cell table:formula="of:=IF([.L1224]&lt;[.$C$9];1;0)" office:value-type="float" office:value="1">
            <text:p>1</text:p>
          </table:table-cell>
          <table:table-cell/>
          <table:table-cell table:formula="of:=IF(AND([.M1224];[.B1224]);&quot;Not Jammed&quot;;IF([.M122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6.677">
            <text:p>536.6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4]+([.A1225]-[.D1224])/COUNTA([.$A$60:.A1225])" office:value-type="float" office:value="917.266870497426">
            <text:p>917.267</text:p>
          </table:table-cell>
          <table:table-cell table:formula="of:=[.E1224]+(([.A1225]-[.D1224])*([.A1225]-[.D1224]))" office:value-type="float" office:value="198539855.240052">
            <text:p>198539855.240</text:p>
          </table:table-cell>
          <table:table-cell table:formula="of:=[.E1225]/(COUNT([.$A$60:.A1225])-1)" office:value-type="float" office:value="170420.476600903">
            <text:p>170420.477</text:p>
          </table:table-cell>
          <table:table-cell table:formula="of:=[.J1224]" office:value-type="float" office:value="544.149490600717">
            <text:p>544.1494906007</text:p>
          </table:table-cell>
          <table:table-cell table:formula="of:=[.K1224]+[.$C$7]" office:value-type="float" office:value="3229.89608185133">
            <text:p>3229.8960818513</text:p>
          </table:table-cell>
          <table:table-cell table:formula="of:=[.H1225]/([.F1225]+[.H1225])" office:value-type="float" office:value="0.0185999951048311">
            <text:p>0.0185999951</text:p>
          </table:table-cell>
          <table:table-cell table:formula="of:=[.G1225]+[.I1225]*([.A1225] -[.G1225] )" office:value-type="float" office:value="544.010502312123">
            <text:p>544.0105023121</text:p>
          </table:table-cell>
          <table:table-cell table:formula="of:=(1-[.I1225])*[.H1225]" office:value-type="float" office:value="3169.82003053979">
            <text:p>3169.8200305398</text:p>
          </table:table-cell>
          <table:table-cell table:formula="of:=ABS([.G1225]-[.A1225])" office:value-type="float" office:value="7.47249060071715">
            <text:p>7.47</text:p>
          </table:table-cell>
          <table:table-cell table:formula="of:=IF([.L1225]&lt;[.$C$9];1;0)" office:value-type="float" office:value="1">
            <text:p>1</text:p>
          </table:table-cell>
          <table:table-cell/>
          <table:table-cell table:formula="of:=IF(AND([.M1225];[.B1225]);&quot;Not Jammed&quot;;IF([.M122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9.515">
            <text:p>529.51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5]+([.A1226]-[.D1225])/COUNTA([.$A$60:.A1226])" office:value-type="float" office:value="916.934606683804">
            <text:p>916.935</text:p>
          </table:table-cell>
          <table:table-cell table:formula="of:=[.E1225]+(([.A1226]-[.D1225])*([.A1226]-[.D1225]))" office:value-type="float" office:value="198690206.753127">
            <text:p>198690206.753</text:p>
          </table:table-cell>
          <table:table-cell table:formula="of:=[.E1226]/(COUNT([.$A$60:.A1226])-1)" office:value-type="float" office:value="170403.264796849">
            <text:p>170403.265</text:p>
          </table:table-cell>
          <table:table-cell table:formula="of:=[.J1225]" office:value-type="float" office:value="544.010502312123">
            <text:p>544.0105023121</text:p>
          </table:table-cell>
          <table:table-cell table:formula="of:=[.K1225]+[.$C$7]" office:value-type="float" office:value="3229.82003053979">
            <text:p>3229.8200305398</text:p>
          </table:table-cell>
          <table:table-cell table:formula="of:=[.H1226]/([.F1226]+[.H1226])" office:value-type="float" office:value="0.0186014090215041">
            <text:p>0.018601409</text:p>
          </table:table-cell>
          <table:table-cell table:formula="of:=[.G1226]+[.I1226]*([.A1226] -[.G1226] )" office:value-type="float" office:value="543.740865544643">
            <text:p>543.7408655446</text:p>
          </table:table-cell>
          <table:table-cell table:formula="of:=(1-[.I1226])*[.H1226]" office:value-type="float" office:value="3169.74082708587">
            <text:p>3169.7408270859</text:p>
          </table:table-cell>
          <table:table-cell table:formula="of:=ABS([.G1226]-[.A1226])" office:value-type="float" office:value="14.495502312123">
            <text:p>14.50</text:p>
          </table:table-cell>
          <table:table-cell table:formula="of:=IF([.L1226]&lt;[.$C$9];1;0)" office:value-type="float" office:value="1">
            <text:p>1</text:p>
          </table:table-cell>
          <table:table-cell/>
          <table:table-cell table:formula="of:=IF(AND([.M1226];[.B1226]);&quot;Not Jammed&quot;;IF([.M122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4.546">
            <text:p>514.54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6]+([.A1227]-[.D1226])/COUNTA([.$A$60:.A1227])" office:value-type="float" office:value="916.59009589041">
            <text:p>916.590</text:p>
          </table:table-cell>
          <table:table-cell table:formula="of:=[.E1226]+(([.A1227]-[.D1226])*([.A1227]-[.D1226]))" office:value-type="float" office:value="198852123.343915">
            <text:p>198852123.344</text:p>
          </table:table-cell>
          <table:table-cell table:formula="of:=[.E1227]/(COUNT([.$A$60:.A1227])-1)" office:value-type="float" office:value="170395.992582618">
            <text:p>170395.993</text:p>
          </table:table-cell>
          <table:table-cell table:formula="of:=[.J1226]" office:value-type="float" office:value="543.740865544643">
            <text:p>543.7408655446</text:p>
          </table:table-cell>
          <table:table-cell table:formula="of:=[.K1226]+[.$C$7]" office:value-type="float" office:value="3229.74082708587">
            <text:p>3229.7408270859</text:p>
          </table:table-cell>
          <table:table-cell table:formula="of:=[.H1227]/([.F1227]+[.H1227])" office:value-type="float" office:value="0.0186017404428447">
            <text:p>0.0186017404</text:p>
          </table:table-cell>
          <table:table-cell table:formula="of:=[.G1227]+[.I1227]*([.A1227] -[.G1227] )" office:value-type="float" office:value="543.197790233518">
            <text:p>543.1977902335</text:p>
          </table:table-cell>
          <table:table-cell table:formula="of:=(1-[.I1227])*[.H1227]" office:value-type="float" office:value="3169.66202652276">
            <text:p>3169.6620265228</text:p>
          </table:table-cell>
          <table:table-cell table:formula="of:=ABS([.G1227]-[.A1227])" office:value-type="float" office:value="29.194865544643">
            <text:p>29.19</text:p>
          </table:table-cell>
          <table:table-cell table:formula="of:=IF([.L1227]&lt;[.$C$9];1;0)" office:value-type="float" office:value="1">
            <text:p>1</text:p>
          </table:table-cell>
          <table:table-cell/>
          <table:table-cell table:formula="of:=IF(AND([.M1227];[.B1227]);&quot;Not Jammed&quot;;IF([.M122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7.306">
            <text:p>507.30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7]+([.A1228]-[.D1227])/COUNTA([.$A$60:.A1228])" office:value-type="float" office:value="916.239981180495">
            <text:p>916.240</text:p>
          </table:table-cell>
          <table:table-cell table:formula="of:=[.E1227]+(([.A1228]-[.D1227])*([.A1228]-[.D1227]))" office:value-type="float" office:value="199019636.815064">
            <text:p>199019636.815</text:p>
          </table:table-cell>
          <table:table-cell table:formula="of:=[.E1228]/(COUNT([.$A$60:.A1228])-1)" office:value-type="float" office:value="170393.524670432">
            <text:p>170393.525</text:p>
          </table:table-cell>
          <table:table-cell table:formula="of:=[.J1227]" office:value-type="float" office:value="543.197790233518">
            <text:p>543.1977902335</text:p>
          </table:table-cell>
          <table:table-cell table:formula="of:=[.K1227]+[.$C$7]" office:value-type="float" office:value="3229.66202652276">
            <text:p>3229.6620265228</text:p>
          </table:table-cell>
          <table:table-cell table:formula="of:=[.H1228]/([.F1228]+[.H1228])" office:value-type="float" office:value="0.0186015594343391">
            <text:p>0.0186015594</text:p>
          </table:table-cell>
          <table:table-cell table:formula="of:=[.G1228]+[.I1228]*([.A1228] -[.G1228] )" office:value-type="float" office:value="542.530146964284">
            <text:p>542.5301469643</text:p>
          </table:table-cell>
          <table:table-cell table:formula="of:=(1-[.I1228])*[.H1228]" office:value-type="float" office:value="3169.58527638357">
            <text:p>3169.5852763836</text:p>
          </table:table-cell>
          <table:table-cell table:formula="of:=ABS([.G1228]-[.A1228])" office:value-type="float" office:value="35.8917902335178">
            <text:p>35.89</text:p>
          </table:table-cell>
          <table:table-cell table:formula="of:=IF([.L1228]&lt;[.$C$9];1;0)" office:value-type="float" office:value="1">
            <text:p>1</text:p>
          </table:table-cell>
          <table:table-cell/>
          <table:table-cell table:formula="of:=IF(AND([.M1228];[.B1228]);&quot;Not Jammed&quot;;IF([.M122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4.165">
            <text:p>474.16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8]+([.A1229]-[.D1228])/COUNTA([.$A$60:.A1229])" office:value-type="float" office:value="915.862139316238">
            <text:p>915.862</text:p>
          </table:table-cell>
          <table:table-cell table:formula="of:=[.E1228]+(([.A1229]-[.D1228])*([.A1229]-[.D1228]))" office:value-type="float" office:value="199215067.10405">
            <text:p>199215067.104</text:p>
          </table:table-cell>
          <table:table-cell table:formula="of:=[.E1229]/(COUNT([.$A$60:.A1229])-1)" office:value-type="float" office:value="170414.941919632">
            <text:p>170414.942</text:p>
          </table:table-cell>
          <table:table-cell table:formula="of:=[.J1228]" office:value-type="float" office:value="542.530146964284">
            <text:p>542.5301469643</text:p>
          </table:table-cell>
          <table:table-cell table:formula="of:=[.K1228]+[.$C$7]" office:value-type="float" office:value="3229.58527638357">
            <text:p>3229.5852763836</text:p>
          </table:table-cell>
          <table:table-cell table:formula="of:=[.H1229]/([.F1229]+[.H1229])" office:value-type="float" office:value="0.0185988313512346">
            <text:p>0.0185988314</text:p>
          </table:table-cell>
          <table:table-cell table:formula="of:=[.G1229]+[.I1229]*([.A1229] -[.G1229] )" office:value-type="float" office:value="541.258635125593">
            <text:p>541.2586351256</text:p>
          </table:table-cell>
          <table:table-cell table:formula="of:=(1-[.I1229])*[.H1229]" office:value-type="float" office:value="3169.51876449368">
            <text:p>3169.5187644937</text:p>
          </table:table-cell>
          <table:table-cell table:formula="of:=ABS([.G1229]-[.A1229])" office:value-type="float" office:value="68.3651469642842">
            <text:p>68.37</text:p>
          </table:table-cell>
          <table:table-cell table:formula="of:=IF([.L1229]&lt;[.$C$9];1;0)" office:value-type="float" office:value="1">
            <text:p>1</text:p>
          </table:table-cell>
          <table:table-cell/>
          <table:table-cell table:formula="of:=IF(AND([.M1229];[.B1229]);&quot;Not Jammed&quot;;IF([.M122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76.01">
            <text:p>476.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29]+([.A1230]-[.D1229])/COUNTA([.$A$60:.A1230])" office:value-type="float" office:value="915.486518360375">
            <text:p>915.487</text:p>
          </table:table-cell>
          <table:table-cell table:formula="of:=[.E1229]+(([.A1230]-[.D1229])*([.A1230]-[.D1229]))" office:value-type="float" office:value="199408537.008511">
            <text:p>199408537.009</text:p>
          </table:table-cell>
          <table:table-cell table:formula="of:=[.E1230]/(COUNT([.$A$60:.A1230])-1)" office:value-type="float" office:value="170434.647015821">
            <text:p>170434.647</text:p>
          </table:table-cell>
          <table:table-cell table:formula="of:=[.J1229]" office:value-type="float" office:value="541.258635125593">
            <text:p>541.2586351256</text:p>
          </table:table-cell>
          <table:table-cell table:formula="of:=[.K1229]+[.$C$7]" office:value-type="float" office:value="3229.51876449368">
            <text:p>3229.5187644937</text:p>
          </table:table-cell>
          <table:table-cell table:formula="of:=[.H1230]/([.F1230]+[.H1230])" office:value-type="float" office:value="0.0185963451353517">
            <text:p>0.0185963451</text:p>
          </table:table-cell>
          <table:table-cell table:formula="of:=[.G1230]+[.I1230]*([.A1230] -[.G1230] )" office:value-type="float" office:value="540.045248987187">
            <text:p>540.0452489872</text:p>
          </table:table-cell>
          <table:table-cell table:formula="of:=(1-[.I1230])*[.H1230]" office:value-type="float" office:value="3169.46151892806">
            <text:p>3169.4615189281</text:p>
          </table:table-cell>
          <table:table-cell table:formula="of:=ABS([.G1230]-[.A1230])" office:value-type="float" office:value="65.2486351255931">
            <text:p>65.25</text:p>
          </table:table-cell>
          <table:table-cell table:formula="of:=IF([.L1230]&lt;[.$C$9];1;0)" office:value-type="float" office:value="1">
            <text:p>1</text:p>
          </table:table-cell>
          <table:table-cell/>
          <table:table-cell table:formula="of:=IF(AND([.M1230];[.B1230]);&quot;Not Jammed&quot;;IF([.M123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63.032">
            <text:p>463.03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0]+([.A1231]-[.D1230])/COUNTA([.$A$60:.A1231])" office:value-type="float" office:value="915.100465017064">
            <text:p>915.100</text:p>
          </table:table-cell>
          <table:table-cell table:formula="of:=[.E1230]+(([.A1231]-[.D1230])*([.A1231]-[.D1230]))" office:value-type="float" office:value="199613252.099696">
            <text:p>199613252.100</text:p>
          </table:table-cell>
          <table:table-cell table:formula="of:=[.E1231]/(COUNT([.$A$60:.A1231])-1)" office:value-type="float" office:value="170463.921519809">
            <text:p>170463.922</text:p>
          </table:table-cell>
          <table:table-cell table:formula="of:=[.J1230]" office:value-type="float" office:value="540.045248987187">
            <text:p>540.0452489872</text:p>
          </table:table-cell>
          <table:table-cell table:formula="of:=[.K1230]+[.$C$7]" office:value-type="float" office:value="3229.46151892806">
            <text:p>3229.4615189281</text:p>
          </table:table-cell>
          <table:table-cell table:formula="of:=[.H1231]/([.F1231]+[.H1231])" office:value-type="float" office:value="0.018592887434335">
            <text:p>0.0185928874</text:p>
          </table:table-cell>
          <table:table-cell table:formula="of:=[.G1231]+[.I1231]*([.A1231] -[.G1231] )" office:value-type="float" office:value="538.613350317816">
            <text:p>538.6133503178</text:p>
          </table:table-cell>
          <table:table-cell table:formula="of:=(1-[.I1231])*[.H1231]" office:value-type="float" office:value="3169.41650443312">
            <text:p>3169.4165044331</text:p>
          </table:table-cell>
          <table:table-cell table:formula="of:=ABS([.G1231]-[.A1231])" office:value-type="float" office:value="77.013248987187">
            <text:p>77.01</text:p>
          </table:table-cell>
          <table:table-cell table:formula="of:=IF([.L1231]&lt;[.$C$9];1;0)" office:value-type="float" office:value="1">
            <text:p>1</text:p>
          </table:table-cell>
          <table:table-cell/>
          <table:table-cell table:formula="of:=IF(AND([.M1231];[.B1231]);&quot;Not Jammed&quot;;IF([.M123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44.645">
            <text:p>444.64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1]+([.A1232]-[.D1231])/COUNTA([.$A$60:.A1232])" office:value-type="float" office:value="914.699394714406">
            <text:p>914.699</text:p>
          </table:table-cell>
          <table:table-cell table:formula="of:=[.E1231]+(([.A1232]-[.D1231])*([.A1232]-[.D1231]))" office:value-type="float" office:value="199834580.44426">
            <text:p>199834580.444</text:p>
          </table:table-cell>
          <table:table-cell table:formula="of:=[.E1232]/(COUNT([.$A$60:.A1232])-1)" office:value-type="float" office:value="170507.321198174">
            <text:p>170507.321</text:p>
          </table:table-cell>
          <table:table-cell table:formula="of:=[.J1231]" office:value-type="float" office:value="538.613350317816">
            <text:p>538.6133503178</text:p>
          </table:table-cell>
          <table:table-cell table:formula="of:=[.K1231]+[.$C$7]" office:value-type="float" office:value="3229.41650443312">
            <text:p>3229.4165044331</text:p>
          </table:table-cell>
          <table:table-cell table:formula="of:=[.H1232]/([.F1232]+[.H1232])" office:value-type="float" office:value="0.0185879886265681">
            <text:p>0.0185879886</text:p>
          </table:table-cell>
          <table:table-cell table:formula="of:=[.G1232]+[.I1232]*([.A1232] -[.G1232] )" office:value-type="float" office:value="536.866667690851">
            <text:p>536.8666676909</text:p>
          </table:table-cell>
          <table:table-cell table:formula="of:=(1-[.I1232])*[.H1232]" office:value-type="float" office:value="3169.38814717826">
            <text:p>3169.3881471783</text:p>
          </table:table-cell>
          <table:table-cell table:formula="of:=ABS([.G1232]-[.A1232])" office:value-type="float" office:value="93.9683503178157">
            <text:p>93.97</text:p>
          </table:table-cell>
          <table:table-cell table:formula="of:=IF([.L1232]&lt;[.$C$9];1;0)" office:value-type="float" office:value="1">
            <text:p>1</text:p>
          </table:table-cell>
          <table:table-cell/>
          <table:table-cell table:formula="of:=IF(AND([.M1232];[.B1232]);&quot;Not Jammed&quot;;IF([.M123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435.361">
            <text:p>435.36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2]+([.A1233]-[.D1232])/COUNTA([.$A$60:.A1233])" office:value-type="float" office:value="914.291099659284">
            <text:p>914.291</text:p>
          </table:table-cell>
          <table:table-cell table:formula="of:=[.E1232]+(([.A1233]-[.D1232])*([.A1233]-[.D1232]))" office:value-type="float" office:value="200064345.740908">
            <text:p>200064345.741</text:p>
          </table:table-cell>
          <table:table-cell table:formula="of:=[.E1233]/(COUNT([.$A$60:.A1233])-1)" office:value-type="float" office:value="170557.839506315">
            <text:p>170557.840</text:p>
          </table:table-cell>
          <table:table-cell table:formula="of:=[.J1232]" office:value-type="float" office:value="536.866667690851">
            <text:p>536.8666676909</text:p>
          </table:table-cell>
          <table:table-cell table:formula="of:=[.K1232]+[.$C$7]" office:value-type="float" office:value="3229.38814717826">
            <text:p>3229.3881471783</text:p>
          </table:table-cell>
          <table:table-cell table:formula="of:=[.H1233]/([.F1233]+[.H1233])" office:value-type="float" office:value="0.0185824251343557">
            <text:p>0.0185824251</text:p>
          </table:table-cell>
          <table:table-cell table:formula="of:=[.G1233]+[.I1233]*([.A1233] -[.G1233] )" office:value-type="float" office:value="534.980446220273">
            <text:p>534.9804462203</text:p>
          </table:table-cell>
          <table:table-cell table:formula="of:=(1-[.I1233])*[.H1233]" office:value-type="float" office:value="3169.37828370355">
            <text:p>3169.3782837036</text:p>
          </table:table-cell>
          <table:table-cell table:formula="of:=ABS([.G1233]-[.A1233])" office:value-type="float" office:value="101.505667690851">
            <text:p>101.51</text:p>
          </table:table-cell>
          <table:table-cell table:formula="of:=IF([.L1233]&lt;[.$C$9];1;0)" office:value-type="float" office:value="1">
            <text:p>1</text:p>
          </table:table-cell>
          <table:table-cell/>
          <table:table-cell table:formula="of:=IF(AND([.M1233];[.B1233]);&quot;Not Jammed&quot;;IF([.M123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40.585">
            <text:p>540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3]+([.A1234]-[.D1233])/COUNTA([.$A$60:.A1234])" office:value-type="float" office:value="913.973051914893">
            <text:p>913.973</text:p>
          </table:table-cell>
          <table:table-cell table:formula="of:=[.E1233]+(([.A1234]-[.D1233])*([.A1234]-[.D1233]))" office:value-type="float" office:value="200204001.98983">
            <text:p>200204001.990</text:p>
          </table:table-cell>
          <table:table-cell table:formula="of:=[.E1234]/(COUNT([.$A$60:.A1234])-1)" office:value-type="float" office:value="170531.517878901">
            <text:p>170531.518</text:p>
          </table:table-cell>
          <table:table-cell table:formula="of:=[.J1233]" office:value-type="float" office:value="534.980446220273">
            <text:p>534.9804462203</text:p>
          </table:table-cell>
          <table:table-cell table:formula="of:=[.K1233]+[.$C$7]" office:value-type="float" office:value="3229.37828370355">
            <text:p>3229.3782837036</text:p>
          </table:table-cell>
          <table:table-cell table:formula="of:=[.H1234]/([.F1234]+[.H1234])" office:value-type="float" office:value="0.0185851843252552">
            <text:p>0.0185851843</text:p>
          </table:table-cell>
          <table:table-cell table:formula="of:=[.G1234]+[.I1234]*([.A1234] -[.G1234] )" office:value-type="float" office:value="535.08460788533">
            <text:p>535.0846078853</text:p>
          </table:table-cell>
          <table:table-cell table:formula="of:=(1-[.I1234])*[.H1234]" office:value-type="float" office:value="3169.35969304494">
            <text:p>3169.3596930449</text:p>
          </table:table-cell>
          <table:table-cell table:formula="of:=ABS([.G1234]-[.A1234])" office:value-type="float" office:value="5.60455377972721">
            <text:p>5.60</text:p>
          </table:table-cell>
          <table:table-cell table:formula="of:=IF([.L1234]&lt;[.$C$9];1;0)" office:value-type="float" office:value="1">
            <text:p>1</text:p>
          </table:table-cell>
          <table:table-cell/>
          <table:table-cell table:formula="of:=IF(AND([.M1234];[.B1234]);&quot;Not Jammed&quot;;IF([.M123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5.324">
            <text:p>505.32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4]+([.A1235]-[.D1234])/COUNTA([.$A$60:.A1235])" office:value-type="float" office:value="913.625561224489">
            <text:p>913.626</text:p>
          </table:table-cell>
          <table:table-cell table:formula="of:=[.E1234]+(([.A1235]-[.D1234])*([.A1235]-[.D1234]))" office:value-type="float" office:value="200370996.037461">
            <text:p>200370996.037</text:p>
          </table:table-cell>
          <table:table-cell table:formula="of:=[.E1235]/(COUNT([.$A$60:.A1235])-1)" office:value-type="float" office:value="170528.507265924">
            <text:p>170528.507</text:p>
          </table:table-cell>
          <table:table-cell table:formula="of:=[.J1234]" office:value-type="float" office:value="535.08460788533">
            <text:p>535.0846078853</text:p>
          </table:table-cell>
          <table:table-cell table:formula="of:=[.K1234]+[.$C$7]" office:value-type="float" office:value="3229.35969304494">
            <text:p>3229.3596930449</text:p>
          </table:table-cell>
          <table:table-cell table:formula="of:=[.H1235]/([.F1235]+[.H1235])" office:value-type="float" office:value="0.0185854013378716">
            <text:p>0.0185854013</text:p>
          </table:table-cell>
          <table:table-cell table:formula="of:=[.G1235]+[.I1235]*([.A1235] -[.G1235] )" office:value-type="float" office:value="534.531495043722">
            <text:p>534.5314950437</text:p>
          </table:table-cell>
          <table:table-cell table:formula="of:=(1-[.I1235])*[.H1235]" office:value-type="float" office:value="3169.34074708535">
            <text:p>3169.3407470854</text:p>
          </table:table-cell>
          <table:table-cell table:formula="of:=ABS([.G1235]-[.A1235])" office:value-type="float" office:value="29.7606078853299">
            <text:p>29.76</text:p>
          </table:table-cell>
          <table:table-cell table:formula="of:=IF([.L1235]&lt;[.$C$9];1;0)" office:value-type="float" office:value="1">
            <text:p>1</text:p>
          </table:table-cell>
          <table:table-cell/>
          <table:table-cell table:formula="of:=IF(AND([.M1235];[.B1235]);&quot;Not Jammed&quot;;IF([.M123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08.944">
            <text:p>508.94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5]+([.A1236]-[.D1235])/COUNTA([.$A$60:.A1236])" office:value-type="float" office:value="913.281736618521">
            <text:p>913.282</text:p>
          </table:table-cell>
          <table:table-cell table:formula="of:=[.E1235]+(([.A1236]-[.D1235])*([.A1236]-[.D1235]))" office:value-type="float" office:value="200534763.203456">
            <text:p>200534763.203</text:p>
          </table:table-cell>
          <table:table-cell table:formula="of:=[.E1236]/(COUNT([.$A$60:.A1236])-1)" office:value-type="float" office:value="170522.757826068">
            <text:p>170522.758</text:p>
          </table:table-cell>
          <table:table-cell table:formula="of:=[.J1235]" office:value-type="float" office:value="534.531495043722">
            <text:p>534.5314950437</text:p>
          </table:table-cell>
          <table:table-cell table:formula="of:=[.K1235]+[.$C$7]" office:value-type="float" office:value="3229.34074708535">
            <text:p>3229.3407470854</text:p>
          </table:table-cell>
          <table:table-cell table:formula="of:=[.H1236]/([.F1236]+[.H1236])" office:value-type="float" office:value="0.0185859093133527">
            <text:p>0.0185859093</text:p>
          </table:table-cell>
          <table:table-cell table:formula="of:=[.G1236]+[.I1236]*([.A1236] -[.G1236] )" office:value-type="float" office:value="534.055928181284">
            <text:p>534.0559281813</text:p>
          </table:table-cell>
          <table:table-cell table:formula="of:=(1-[.I1236])*[.H1236]" office:value-type="float" office:value="3169.32051281811">
            <text:p>3169.3205128181</text:p>
          </table:table-cell>
          <table:table-cell table:formula="of:=ABS([.G1236]-[.A1236])" office:value-type="float" office:value="25.587495043722">
            <text:p>25.59</text:p>
          </table:table-cell>
          <table:table-cell table:formula="of:=IF([.L1236]&lt;[.$C$9];1;0)" office:value-type="float" office:value="1">
            <text:p>1</text:p>
          </table:table-cell>
          <table:table-cell/>
          <table:table-cell table:formula="of:=IF(AND([.M1236];[.B1236]);&quot;Not Jammed&quot;;IF([.M123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7.599">
            <text:p>527.59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6]+([.A1237]-[.D1236])/COUNTA([.$A$60:.A1237])" office:value-type="float" office:value="912.954331918505">
            <text:p>912.954</text:p>
          </table:table-cell>
          <table:table-cell table:formula="of:=[.E1236]+(([.A1237]-[.D1236])*([.A1237]-[.D1236]))" office:value-type="float" office:value="200683514.376782">
            <text:p>200683514.377</text:p>
          </table:table-cell>
          <table:table-cell table:formula="of:=[.E1237]/(COUNT([.$A$60:.A1237])-1)" office:value-type="float" office:value="170504.260303128">
            <text:p>170504.260</text:p>
          </table:table-cell>
          <table:table-cell table:formula="of:=[.J1236]" office:value-type="float" office:value="534.055928181284">
            <text:p>534.0559281813</text:p>
          </table:table-cell>
          <table:table-cell table:formula="of:=[.K1236]+[.$C$7]" office:value-type="float" office:value="3229.32051281811">
            <text:p>3229.3205128181</text:p>
          </table:table-cell>
          <table:table-cell table:formula="of:=[.H1237]/([.F1237]+[.H1237])" office:value-type="float" office:value="0.0185877738641631">
            <text:p>0.0185877739</text:p>
          </table:table-cell>
          <table:table-cell table:formula="of:=[.G1237]+[.I1237]*([.A1237] -[.G1237] )" office:value-type="float" office:value="533.935908260393">
            <text:p>533.9359082604</text:p>
          </table:table-cell>
          <table:table-cell table:formula="of:=(1-[.I1237])*[.H1237]" office:value-type="float" office:value="3169.29463339094">
            <text:p>3169.294633391</text:p>
          </table:table-cell>
          <table:table-cell table:formula="of:=ABS([.G1237]-[.A1237])" office:value-type="float" office:value="6.4569281812835">
            <text:p>6.46</text:p>
          </table:table-cell>
          <table:table-cell table:formula="of:=IF([.L1237]&lt;[.$C$9];1;0)" office:value-type="float" office:value="1">
            <text:p>1</text:p>
          </table:table-cell>
          <table:table-cell/>
          <table:table-cell table:formula="of:=IF(AND([.M1237];[.B1237]);&quot;Not Jammed&quot;;IF([.M123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909">
            <text:p>523.90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7]+([.A1238]-[.D1237])/COUNTA([.$A$60:.A1238])" office:value-type="float" office:value="912.62435284139">
            <text:p>912.624</text:p>
          </table:table-cell>
          <table:table-cell table:formula="of:=[.E1237]+(([.A1238]-[.D1237])*([.A1238]-[.D1237]))" office:value-type="float" office:value="200834870.647069">
            <text:p>200834870.647</text:p>
          </table:table-cell>
          <table:table-cell table:formula="of:=[.E1238]/(COUNT([.$A$60:.A1238])-1)" office:value-type="float" office:value="170488.005642673">
            <text:p>170488.006</text:p>
          </table:table-cell>
          <table:table-cell table:formula="of:=[.J1237]" office:value-type="float" office:value="533.935908260393">
            <text:p>533.9359082604</text:p>
          </table:table-cell>
          <table:table-cell table:formula="of:=[.K1237]+[.$C$7]" office:value-type="float" office:value="3229.29463339094">
            <text:p>3229.294633391</text:p>
          </table:table-cell>
          <table:table-cell table:formula="of:=[.H1238]/([.F1238]+[.H1238])" office:value-type="float" office:value="0.0185893669096807">
            <text:p>0.0185893669</text:p>
          </table:table-cell>
          <table:table-cell table:formula="of:=[.G1238]+[.I1238]*([.A1238] -[.G1238] )" office:value-type="float" office:value="533.749514383771">
            <text:p>533.7495143838</text:p>
          </table:table-cell>
          <table:table-cell table:formula="of:=(1-[.I1238])*[.H1238]" office:value-type="float" office:value="3169.26409059138">
            <text:p>3169.2640905914</text:p>
          </table:table-cell>
          <table:table-cell table:formula="of:=ABS([.G1238]-[.A1238])" office:value-type="float" office:value="10.0269082603927">
            <text:p>10.03</text:p>
          </table:table-cell>
          <table:table-cell table:formula="of:=IF([.L1238]&lt;[.$C$9];1;0)" office:value-type="float" office:value="1">
            <text:p>1</text:p>
          </table:table-cell>
          <table:table-cell/>
          <table:table-cell table:formula="of:=IF(AND([.M1238];[.B1238]);&quot;Not Jammed&quot;;IF([.M123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2.701">
            <text:p>512.70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8]+([.A1239]-[.D1238])/COUNTA([.$A$60:.A1239])" office:value-type="float" office:value="912.285434745762">
            <text:p>912.285</text:p>
          </table:table-cell>
          <table:table-cell table:formula="of:=[.E1238]+(([.A1239]-[.D1238])*([.A1239]-[.D1238]))" office:value-type="float" office:value="200994809.335217">
            <text:p>200994809.335</text:p>
          </table:table-cell>
          <table:table-cell table:formula="of:=[.E1239]/(COUNT([.$A$60:.A1239])-1)" office:value-type="float" office:value="170479.05796032">
            <text:p>170479.058</text:p>
          </table:table-cell>
          <table:table-cell table:formula="of:=[.J1238]" office:value-type="float" office:value="533.749514383771">
            <text:p>533.7495143838</text:p>
          </table:table-cell>
          <table:table-cell table:formula="of:=[.K1238]+[.$C$7]" office:value-type="float" office:value="3229.26409059138">
            <text:p>3229.2640905914</text:p>
          </table:table-cell>
          <table:table-cell table:formula="of:=[.H1239]/([.F1239]+[.H1239])" office:value-type="float" office:value="0.0185901518848644">
            <text:p>0.0185901519</text:p>
          </table:table-cell>
          <table:table-cell table:formula="of:=[.G1239]+[.I1239]*([.A1239] -[.G1239] )" office:value-type="float" office:value="533.358219304426">
            <text:p>533.3582193044</text:p>
          </table:table-cell>
          <table:table-cell table:formula="of:=(1-[.I1239])*[.H1239]" office:value-type="float" office:value="3169.23158067094">
            <text:p>3169.231580671</text:p>
          </table:table-cell>
          <table:table-cell table:formula="of:=ABS([.G1239]-[.A1239])" office:value-type="float" office:value="21.0485143837706">
            <text:p>21.05</text:p>
          </table:table-cell>
          <table:table-cell table:formula="of:=IF([.L1239]&lt;[.$C$9];1;0)" office:value-type="float" office:value="1">
            <text:p>1</text:p>
          </table:table-cell>
          <table:table-cell/>
          <table:table-cell table:formula="of:=IF(AND([.M1239];[.B1239]);&quot;Not Jammed&quot;;IF([.M123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39]+([.A1240]-[.D1239])/COUNTA([.$A$60:.A1240])" office:value-type="float" office:value="911.950214225232">
            <text:p>911.950</text:p>
          </table:table-cell>
          <table:table-cell table:formula="of:=[.E1239]+(([.A1240]-[.D1239])*([.A1240]-[.D1239]))" office:value-type="float" office:value="201151542.53047">
            <text:p>201151542.530</text:p>
          </table:table-cell>
          <table:table-cell table:formula="of:=[.E1240]/(COUNT([.$A$60:.A1240])-1)" office:value-type="float" office:value="170467.408924127">
            <text:p>170467.409</text:p>
          </table:table-cell>
          <table:table-cell table:formula="of:=[.J1239]" office:value-type="float" office:value="533.358219304426">
            <text:p>533.3582193044</text:p>
          </table:table-cell>
          <table:table-cell table:formula="of:=[.K1239]+[.$C$7]" office:value-type="float" office:value="3229.23158067094">
            <text:p>3229.231580671</text:p>
          </table:table-cell>
          <table:table-cell table:formula="of:=[.H1240]/([.F1240]+[.H1240])" office:value-type="float" office:value="0.0185912149554887">
            <text:p>0.018591215</text:p>
          </table:table-cell>
          <table:table-cell table:formula="of:=[.G1240]+[.I1240]*([.A1240] -[.G1240] )" office:value-type="float" office:value="533.042759491925">
            <text:p>533.0427594919</text:p>
          </table:table-cell>
          <table:table-cell table:formula="of:=(1-[.I1240])*[.H1240]" office:value-type="float" office:value="3169.19624221364">
            <text:p>3169.1962422136</text:p>
          </table:table-cell>
          <table:table-cell table:formula="of:=ABS([.G1240]-[.A1240])" office:value-type="float" office:value="16.9682193044256">
            <text:p>16.97</text:p>
          </table:table-cell>
          <table:table-cell table:formula="of:=IF([.L1240]&lt;[.$C$9];1;0)" office:value-type="float" office:value="1">
            <text:p>1</text:p>
          </table:table-cell>
          <table:table-cell/>
          <table:table-cell table:formula="of:=IF(AND([.M1240];[.B1240]);&quot;Not Jammed&quot;;IF([.M124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078">
            <text:p>520.07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0]+([.A1241]-[.D1240])/COUNTA([.$A$60:.A1241])" office:value-type="float" office:value="911.618681049068">
            <text:p>911.619</text:p>
          </table:table-cell>
          <table:table-cell table:formula="of:=[.E1240]+(([.A1241]-[.D1240])*([.A1241]-[.D1240]))" office:value-type="float" office:value="201305106.362751">
            <text:p>201305106.363</text:p>
          </table:table-cell>
          <table:table-cell table:formula="of:=[.E1241]/(COUNT([.$A$60:.A1241])-1)" office:value-type="float" office:value="170453.095988782">
            <text:p>170453.096</text:p>
          </table:table-cell>
          <table:table-cell table:formula="of:=[.J1240]" office:value-type="float" office:value="533.042759491925">
            <text:p>533.0427594919</text:p>
          </table:table-cell>
          <table:table-cell table:formula="of:=[.K1240]+[.$C$7]" office:value-type="float" office:value="3229.19624221364">
            <text:p>3229.1962422136</text:p>
          </table:table-cell>
          <table:table-cell table:formula="of:=[.H1241]/([.F1241]+[.H1241])" office:value-type="float" office:value="0.0185925473503012">
            <text:p>0.0185925474</text:p>
          </table:table-cell>
          <table:table-cell table:formula="of:=[.G1241]+[.I1241]*([.A1241] -[.G1241] )" office:value-type="float" office:value="532.801711587186">
            <text:p>532.8017115872</text:p>
          </table:table-cell>
          <table:table-cell table:formula="of:=(1-[.I1241])*[.H1241]" office:value-type="float" office:value="3169.15725817687">
            <text:p>3169.1572581769</text:p>
          </table:table-cell>
          <table:table-cell table:formula="of:=ABS([.G1241]-[.A1241])" office:value-type="float" office:value="12.9647594919252">
            <text:p>12.96</text:p>
          </table:table-cell>
          <table:table-cell table:formula="of:=IF([.L1241]&lt;[.$C$9];1;0)" office:value-type="float" office:value="1">
            <text:p>1</text:p>
          </table:table-cell>
          <table:table-cell/>
          <table:table-cell table:formula="of:=IF(AND([.M1241];[.B1241]);&quot;Not Jammed&quot;;IF([.M124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1]+([.A1242]-[.D1241])/COUNTA([.$A$60:.A1242])" office:value-type="float" office:value="911.292506339813">
            <text:p>911.293</text:p>
          </table:table-cell>
          <table:table-cell table:formula="of:=[.E1241]+(([.A1242]-[.D1241])*([.A1242]-[.D1241]))" office:value-type="float" office:value="201453997.914833">
            <text:p>201453997.915</text:p>
          </table:table-cell>
          <table:table-cell table:formula="of:=[.E1242]/(COUNT([.$A$60:.A1242])-1)" office:value-type="float" office:value="170434.854411872">
            <text:p>170434.854</text:p>
          </table:table-cell>
          <table:table-cell table:formula="of:=[.J1241]" office:value-type="float" office:value="532.801711587186">
            <text:p>532.8017115872</text:p>
          </table:table-cell>
          <table:table-cell table:formula="of:=[.K1241]+[.$C$7]" office:value-type="float" office:value="3229.15725817687">
            <text:p>3229.1572581769</text:p>
          </table:table-cell>
          <table:table-cell table:formula="of:=[.H1242]/([.F1242]+[.H1242])" office:value-type="float" office:value="0.018594279995743">
            <text:p>0.01859428</text:p>
          </table:table-cell>
          <table:table-cell table:formula="of:=[.G1242]+[.I1242]*([.A1242] -[.G1242] )" office:value-type="float" office:value="532.670664464605">
            <text:p>532.6706644646</text:p>
          </table:table-cell>
          <table:table-cell table:formula="of:=(1-[.I1242])*[.H1242]" office:value-type="float" office:value="3169.11340396804">
            <text:p>3169.113403968</text:p>
          </table:table-cell>
          <table:table-cell table:formula="of:=ABS([.G1242]-[.A1242])" office:value-type="float" office:value="7.0477115871862">
            <text:p>7.05</text:p>
          </table:table-cell>
          <table:table-cell table:formula="of:=IF([.L1242]&lt;[.$C$9];1;0)" office:value-type="float" office:value="1">
            <text:p>1</text:p>
          </table:table-cell>
          <table:table-cell/>
          <table:table-cell table:formula="of:=IF(AND([.M1242];[.B1242]);&quot;Not Jammed&quot;;IF([.M124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40.585">
            <text:p>540.58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2]+([.A1243]-[.D1242])/COUNTA([.$A$60:.A1243])" office:value-type="float" office:value="910.979408783783">
            <text:p>910.979</text:p>
          </table:table-cell>
          <table:table-cell table:formula="of:=[.E1242]+(([.A1243]-[.D1242])*([.A1243]-[.D1242]))" office:value-type="float" office:value="201591421.970089">
            <text:p>201591421.970</text:p>
          </table:table-cell>
          <table:table-cell table:formula="of:=[.E1243]/(COUNT([.$A$60:.A1243])-1)" office:value-type="float" office:value="170406.950101513">
            <text:p>170406.950</text:p>
          </table:table-cell>
          <table:table-cell table:formula="of:=[.J1242]" office:value-type="float" office:value="532.670664464605">
            <text:p>532.6706644646</text:p>
          </table:table-cell>
          <table:table-cell table:formula="of:=[.K1242]+[.$C$7]" office:value-type="float" office:value="3229.11340396804">
            <text:p>3229.113403968</text:p>
          </table:table-cell>
          <table:table-cell table:formula="of:=[.H1243]/([.F1243]+[.H1243])" office:value-type="float" office:value="0.0185970203353874">
            <text:p>0.0185970203</text:p>
          </table:table-cell>
          <table:table-cell table:formula="of:=[.G1243]+[.I1243]*([.A1243] -[.G1243] )" office:value-type="float" office:value="532.817847523498">
            <text:p>532.8178475235</text:p>
          </table:table-cell>
          <table:table-cell table:formula="of:=(1-[.I1243])*[.H1243]" office:value-type="float" office:value="3169.06151632917">
            <text:p>3169.0615163292</text:p>
          </table:table-cell>
          <table:table-cell table:formula="of:=ABS([.G1243]-[.A1243])" office:value-type="float" office:value="7.91433553539525">
            <text:p>7.91</text:p>
          </table:table-cell>
          <table:table-cell table:formula="of:=IF([.L1243]&lt;[.$C$9];1;0)" office:value-type="float" office:value="1">
            <text:p>1</text:p>
          </table:table-cell>
          <table:table-cell/>
          <table:table-cell table:formula="of:=IF(AND([.M1243];[.B1243]);&quot;Not Jammed&quot;;IF([.M124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6.39">
            <text:p>516.39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3]+([.A1244]-[.D1243])/COUNTA([.$A$60:.A1244])" office:value-type="float" office:value="910.646421940927">
            <text:p>910.646</text:p>
          </table:table-cell>
          <table:table-cell table:formula="of:=[.E1243]+(([.A1244]-[.D1243])*([.A1244]-[.D1243]))" office:value-type="float" office:value="201747122.771614">
            <text:p>201747122.772</text:p>
          </table:table-cell>
          <table:table-cell table:formula="of:=[.E1244]/(COUNT([.$A$60:.A1244])-1)" office:value-type="float" office:value="170394.529367917">
            <text:p>170394.529</text:p>
          </table:table-cell>
          <table:table-cell table:formula="of:=[.J1243]" office:value-type="float" office:value="532.817847523498">
            <text:p>532.8178475235</text:p>
          </table:table-cell>
          <table:table-cell table:formula="of:=[.K1243]+[.$C$7]" office:value-type="float" office:value="3229.06151632917">
            <text:p>3229.0615163292</text:p>
          </table:table-cell>
          <table:table-cell table:formula="of:=[.H1244]/([.F1244]+[.H1244])" office:value-type="float" office:value="0.0185980574407194">
            <text:p>0.0185980574</text:p>
          </table:table-cell>
          <table:table-cell table:formula="of:=[.G1244]+[.I1244]*([.A1244] -[.G1244] )" office:value-type="float" office:value="532.512321471628">
            <text:p>532.5123214716</text:p>
          </table:table-cell>
          <table:table-cell table:formula="of:=(1-[.I1244])*[.H1244]" office:value-type="float" office:value="3169.00724476887">
            <text:p>3169.0072447689</text:p>
          </table:table-cell>
          <table:table-cell table:formula="of:=ABS([.G1244]-[.A1244])" office:value-type="float" office:value="16.4278475234976">
            <text:p>16.43</text:p>
          </table:table-cell>
          <table:table-cell table:formula="of:=IF([.L1244]&lt;[.$C$9];1;0)" office:value-type="float" office:value="1">
            <text:p>1</text:p>
          </table:table-cell>
          <table:table-cell/>
          <table:table-cell table:formula="of:=IF(AND([.M1244];[.B1244]);&quot;Not Jammed&quot;;IF([.M124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5.611">
            <text:p>525.611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4]+([.A1245]-[.D1244])/COUNTA([.$A$60:.A1245])" office:value-type="float" office:value="910.321771500842">
            <text:p>910.322</text:p>
          </table:table-cell>
          <table:table-cell table:formula="of:=[.E1244]+(([.A1245]-[.D1244])*([.A1245]-[.D1244]))" office:value-type="float" office:value="201895375.047763">
            <text:p>201895375.048</text:p>
          </table:table-cell>
          <table:table-cell table:formula="of:=[.E1245]/(COUNT([.$A$60:.A1245])-1)" office:value-type="float" office:value="170375.843922163">
            <text:p>170375.844</text:p>
          </table:table-cell>
          <table:table-cell table:formula="of:=[.J1244]" office:value-type="float" office:value="532.512321471628">
            <text:p>532.5123214716</text:p>
          </table:table-cell>
          <table:table-cell table:formula="of:=[.K1244]+[.$C$7]" office:value-type="float" office:value="3229.00724476887">
            <text:p>3229.0072447689</text:p>
          </table:table-cell>
          <table:table-cell table:formula="of:=[.H1245]/([.F1245]+[.H1245])" office:value-type="float" office:value="0.01859975238632">
            <text:p>0.0185997524</text:p>
          </table:table-cell>
          <table:table-cell table:formula="of:=[.G1245]+[.I1245]*([.A1245] -[.G1245] )" office:value-type="float" office:value="532.383958601117">
            <text:p>532.3839586011</text:p>
          </table:table-cell>
          <table:table-cell table:formula="of:=(1-[.I1245])*[.H1245]" office:value-type="float" office:value="3168.94850956253">
            <text:p>3168.9485095625</text:p>
          </table:table-cell>
          <table:table-cell table:formula="of:=ABS([.G1245]-[.A1245])" office:value-type="float" office:value="6.90132147162819">
            <text:p>6.90</text:p>
          </table:table-cell>
          <table:table-cell table:formula="of:=IF([.L1245]&lt;[.$C$9];1;0)" office:value-type="float" office:value="1">
            <text:p>1</text:p>
          </table:table-cell>
          <table:table-cell/>
          <table:table-cell table:formula="of:=IF(AND([.M1245];[.B1245]);&quot;Not Jammed&quot;;IF([.M124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5]+([.A1246]-[.D1245])/COUNTA([.$A$60:.A1246])" office:value-type="float" office:value="909.993126368997">
            <text:p>909.993</text:p>
          </table:table-cell>
          <table:table-cell table:formula="of:=[.E1245]+(([.A1246]-[.D1245])*([.A1246]-[.D1245]))" office:value-type="float" office:value="202047554.439891">
            <text:p>202047554.440</text:p>
          </table:table-cell>
          <table:table-cell table:formula="of:=[.E1246]/(COUNT([.$A$60:.A1246])-1)" office:value-type="float" office:value="170360.501214073">
            <text:p>170360.501</text:p>
          </table:table-cell>
          <table:table-cell table:formula="of:=[.J1245]" office:value-type="float" office:value="532.383958601117">
            <text:p>532.3839586011</text:p>
          </table:table-cell>
          <table:table-cell table:formula="of:=[.K1245]+[.$C$7]" office:value-type="float" office:value="3228.94850956253">
            <text:p>3228.9485095625</text:p>
          </table:table-cell>
          <table:table-cell table:formula="of:=[.H1246]/([.F1246]+[.H1246])" office:value-type="float" office:value="0.0186010642622763">
            <text:p>0.0186010643</text:p>
          </table:table-cell>
          <table:table-cell table:formula="of:=[.G1246]+[.I1246]*([.A1246] -[.G1246] )" office:value-type="float" office:value="532.157696025494">
            <text:p>532.1576960255</text:p>
          </table:table-cell>
          <table:table-cell table:formula="of:=(1-[.I1246])*[.H1246]" office:value-type="float" office:value="3168.88663083658">
            <text:p>3168.8866308366</text:p>
          </table:table-cell>
          <table:table-cell table:formula="of:=ABS([.G1246]-[.A1246])" office:value-type="float" office:value="12.1639586011174">
            <text:p>12.16</text:p>
          </table:table-cell>
          <table:table-cell table:formula="of:=IF([.L1246]&lt;[.$C$9];1;0)" office:value-type="float" office:value="1">
            <text:p>1</text:p>
          </table:table-cell>
          <table:table-cell/>
          <table:table-cell table:formula="of:=IF(AND([.M1246];[.B1246]);&quot;Not Jammed&quot;;IF([.M124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0.22">
            <text:p>520.22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6]+([.A1247]-[.D1246])/COUNTA([.$A$60:.A1247])" office:value-type="float" office:value="909.665034511784">
            <text:p>909.665</text:p>
          </table:table-cell>
          <table:table-cell table:formula="of:=[.E1246]+(([.A1247]-[.D1246])*([.A1247]-[.D1246]))" office:value-type="float" office:value="202199477.52993">
            <text:p>202199477.530</text:p>
          </table:table-cell>
          <table:table-cell table:formula="of:=[.E1247]/(COUNT([.$A$60:.A1247])-1)" office:value-type="float" office:value="170344.968432966">
            <text:p>170344.968</text:p>
          </table:table-cell>
          <table:table-cell table:formula="of:=[.J1246]" office:value-type="float" office:value="532.157696025494">
            <text:p>532.1576960255</text:p>
          </table:table-cell>
          <table:table-cell table:formula="of:=[.K1246]+[.$C$7]" office:value-type="float" office:value="3228.88663083658">
            <text:p>3228.8866308366</text:p>
          </table:table-cell>
          <table:table-cell table:formula="of:=[.H1247]/([.F1247]+[.H1247])" office:value-type="float" office:value="0.0186023789680174">
            <text:p>0.018602379</text:p>
          </table:table-cell>
          <table:table-cell table:formula="of:=[.G1247]+[.I1247]*([.A1247] -[.G1247] )" office:value-type="float" office:value="531.935626480023">
            <text:p>531.93562648</text:p>
          </table:table-cell>
          <table:table-cell table:formula="of:=(1-[.I1247])*[.H1247]" office:value-type="float" office:value="3168.82165808499">
            <text:p>3168.821658085</text:p>
          </table:table-cell>
          <table:table-cell table:formula="of:=ABS([.G1247]-[.A1247])" office:value-type="float" office:value="11.9376960254943">
            <text:p>11.94</text:p>
          </table:table-cell>
          <table:table-cell table:formula="of:=IF([.L1247]&lt;[.$C$9];1;0)" office:value-type="float" office:value="1">
            <text:p>1</text:p>
          </table:table-cell>
          <table:table-cell/>
          <table:table-cell table:formula="of:=IF(AND([.M1247];[.B1247]);&quot;Not Jammed&quot;;IF([.M124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5.754">
            <text:p>525.7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7]+([.A1248]-[.D1247])/COUNTA([.$A$60:.A1248])" office:value-type="float" office:value="909.342148864591">
            <text:p>909.342</text:p>
          </table:table-cell>
          <table:table-cell table:formula="of:=[.E1247]+(([.A1248]-[.D1247])*([.A1248]-[.D1247]))" office:value-type="float" office:value="202346865.21235">
            <text:p>202346865.212</text:p>
          </table:table-cell>
          <table:table-cell table:formula="of:=[.E1248]/(COUNT([.$A$60:.A1248])-1)" office:value-type="float" office:value="170325.64411814">
            <text:p>170325.644</text:p>
          </table:table-cell>
          <table:table-cell table:formula="of:=[.J1247]" office:value-type="float" office:value="531.935626480023">
            <text:p>531.93562648</text:p>
          </table:table-cell>
          <table:table-cell table:formula="of:=[.K1247]+[.$C$7]" office:value-type="float" office:value="3228.82165808499">
            <text:p>3228.821658085</text:p>
          </table:table-cell>
          <table:table-cell table:formula="of:=[.H1248]/([.F1248]+[.H1248])" office:value-type="float" office:value="0.0186040828373044">
            <text:p>0.0186040828</text:p>
          </table:table-cell>
          <table:table-cell table:formula="of:=[.G1248]+[.I1248]*([.A1248] -[.G1248] )" office:value-type="float" office:value="531.82062298892">
            <text:p>531.8206229889</text:p>
          </table:table-cell>
          <table:table-cell table:formula="of:=(1-[.I1248])*[.H1248]" office:value-type="float" office:value="3168.7523924911">
            <text:p>3168.7523924911</text:p>
          </table:table-cell>
          <table:table-cell table:formula="of:=ABS([.G1248]-[.A1248])" office:value-type="float" office:value="6.18162648002317">
            <text:p>6.18</text:p>
          </table:table-cell>
          <table:table-cell table:formula="of:=IF([.L1248]&lt;[.$C$9];1;0)" office:value-type="float" office:value="1">
            <text:p>1</text:p>
          </table:table-cell>
          <table:table-cell/>
          <table:table-cell table:formula="of:=IF(AND([.M1248];[.B1248]);&quot;Not Jammed&quot;;IF([.M1248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1.36">
            <text:p>531.36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8]+([.A1249]-[.D1248])/COUNTA([.$A$60:.A1249])" office:value-type="float" office:value="909.024516806722">
            <text:p>909.025</text:p>
          </table:table-cell>
          <table:table-cell table:formula="of:=[.E1248]+(([.A1249]-[.D1248])*([.A1249]-[.D1248]))" office:value-type="float" office:value="202489735.717211">
            <text:p>202489735.717</text:p>
          </table:table-cell>
          <table:table-cell table:formula="of:=[.E1249]/(COUNT([.$A$60:.A1249])-1)" office:value-type="float" office:value="170302.553168386">
            <text:p>170302.553</text:p>
          </table:table-cell>
          <table:table-cell table:formula="of:=[.J1248]" office:value-type="float" office:value="531.82062298892">
            <text:p>531.8206229889</text:p>
          </table:table-cell>
          <table:table-cell table:formula="of:=[.K1248]+[.$C$7]" office:value-type="float" office:value="3228.7523924911">
            <text:p>3228.7523924911</text:p>
          </table:table-cell>
          <table:table-cell table:formula="of:=[.H1249]/([.F1249]+[.H1249])" office:value-type="float" office:value="0.01860616666287">
            <text:p>0.0186061667</text:p>
          </table:table-cell>
          <table:table-cell table:formula="of:=[.G1249]+[.I1249]*([.A1249] -[.G1249] )" office:value-type="float" office:value="531.812052560819">
            <text:p>531.8120525608</text:p>
          </table:table-cell>
          <table:table-cell table:formula="of:=(1-[.I1249])*[.H1249]" office:value-type="float" office:value="3168.67768736327">
            <text:p>3168.6776873633</text:p>
          </table:table-cell>
          <table:table-cell table:formula="of:=ABS([.G1249]-[.A1249])" office:value-type="float" office:value="0.460622988919567">
            <text:p>0.46</text:p>
          </table:table-cell>
          <table:table-cell table:formula="of:=IF([.L1249]&lt;[.$C$9];1;0)" office:value-type="float" office:value="1">
            <text:p>1</text:p>
          </table:table-cell>
          <table:table-cell/>
          <table:table-cell table:formula="of:=IF(AND([.M1249];[.B1249]);&quot;Not Jammed&quot;;IF([.M1249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36.677">
            <text:p>536.67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49]+([.A1250]-[.D1249])/COUNTA([.$A$60:.A1250])" office:value-type="float" office:value="908.71188245172">
            <text:p>908.712</text:p>
          </table:table-cell>
          <table:table-cell table:formula="of:=[.E1249]+(([.A1250]-[.D1249])*([.A1250]-[.D1249]))" office:value-type="float" office:value="202628378.390483">
            <text:p>202628378.390</text:p>
          </table:table-cell>
          <table:table-cell table:formula="of:=[.E1250]/(COUNT([.$A$60:.A1250])-1)" office:value-type="float" office:value="170275.948227296">
            <text:p>170275.948</text:p>
          </table:table-cell>
          <table:table-cell table:formula="of:=[.J1249]" office:value-type="float" office:value="531.812052560819">
            <text:p>531.8120525608</text:p>
          </table:table-cell>
          <table:table-cell table:formula="of:=[.K1249]+[.$C$7]" office:value-type="float" office:value="3228.67768736327">
            <text:p>3228.6776873633</text:p>
          </table:table-cell>
          <table:table-cell table:formula="of:=[.H1250]/([.F1250]+[.H1250])" office:value-type="float" office:value="0.0186085971503223">
            <text:p>0.0186085972</text:p>
          </table:table-cell>
          <table:table-cell table:formula="of:=[.G1250]+[.I1250]*([.A1250] -[.G1250] )" office:value-type="float" office:value="531.902582407872">
            <text:p>531.9025824079</text:p>
          </table:table-cell>
          <table:table-cell table:formula="of:=(1-[.I1250])*[.H1250]" office:value-type="float" office:value="3168.59652495089">
            <text:p>3168.5965249509</text:p>
          </table:table-cell>
          <table:table-cell table:formula="of:=ABS([.G1250]-[.A1250])" office:value-type="float" office:value="4.86494743918104">
            <text:p>4.86</text:p>
          </table:table-cell>
          <table:table-cell table:formula="of:=IF([.L1250]&lt;[.$C$9];1;0)" office:value-type="float" office:value="1">
            <text:p>1</text:p>
          </table:table-cell>
          <table:table-cell/>
          <table:table-cell table:formula="of:=IF(AND([.M1250];[.B1250]);&quot;Not Jammed&quot;;IF([.M1250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0]+([.A1251]-[.D1250])/COUNTA([.$A$60:.A1251])" office:value-type="float" office:value="908.388942114093">
            <text:p>908.389</text:p>
          </table:table-cell>
          <table:table-cell table:formula="of:=[.E1250]+(([.A1251]-[.D1250])*([.A1251]-[.D1250]))" office:value-type="float" office:value="202776560.953008">
            <text:p>202776560.953</text:p>
          </table:table-cell>
          <table:table-cell table:formula="of:=[.E1251]/(COUNT([.$A$60:.A1251])-1)" office:value-type="float" office:value="170257.397945431">
            <text:p>170257.398</text:p>
          </table:table-cell>
          <table:table-cell table:formula="of:=[.J1250]" office:value-type="float" office:value="531.902582407872">
            <text:p>531.9025824079</text:p>
          </table:table-cell>
          <table:table-cell table:formula="of:=[.K1250]+[.$C$7]" office:value-type="float" office:value="3228.59652495089">
            <text:p>3228.5965249509</text:p>
          </table:table-cell>
          <table:table-cell table:formula="of:=[.H1251]/([.F1251]+[.H1251])" office:value-type="float" office:value="0.0186101277789435">
            <text:p>0.0186101278</text:p>
          </table:table-cell>
          <table:table-cell table:formula="of:=[.G1251]+[.I1251]*([.A1251] -[.G1251] )" office:value-type="float" office:value="531.751178179706">
            <text:p>531.7511781797</text:p>
          </table:table-cell>
          <table:table-cell table:formula="of:=(1-[.I1251])*[.H1251]" office:value-type="float" office:value="3168.5119310749">
            <text:p>3168.5119310749</text:p>
          </table:table-cell>
          <table:table-cell table:formula="of:=ABS([.G1251]-[.A1251])" office:value-type="float" office:value="8.13558240787211">
            <text:p>8.14</text:p>
          </table:table-cell>
          <table:table-cell table:formula="of:=IF([.L1251]&lt;[.$C$9];1;0)" office:value-type="float" office:value="1">
            <text:p>1</text:p>
          </table:table-cell>
          <table:table-cell/>
          <table:table-cell table:formula="of:=IF(AND([.M1251];[.B1251]);&quot;Not Jammed&quot;;IF([.M1251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767">
            <text:p>523.767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1]+([.A1252]-[.D1251])/COUNTA([.$A$60:.A1252])" office:value-type="float" office:value="908.066543168482">
            <text:p>908.067</text:p>
          </table:table-cell>
          <table:table-cell table:formula="of:=[.E1251]+(([.A1252]-[.D1251])*([.A1252]-[.D1251]))" office:value-type="float" office:value="202924494.991364">
            <text:p>202924494.991</text:p>
          </table:table-cell>
          <table:table-cell table:formula="of:=[.E1252]/(COUNT([.$A$60:.A1252])-1)" office:value-type="float" office:value="170238.670294769">
            <text:p>170238.670</text:p>
          </table:table-cell>
          <table:table-cell table:formula="of:=[.J1251]" office:value-type="float" office:value="531.751178179706">
            <text:p>531.7511781797</text:p>
          </table:table-cell>
          <table:table-cell table:formula="of:=[.K1251]+[.$C$7]" office:value-type="float" office:value="3228.5119310749">
            <text:p>3228.5119310749</text:p>
          </table:table-cell>
          <table:table-cell table:formula="of:=[.H1252]/([.F1252]+[.H1252])" office:value-type="float" office:value="0.0186116583531724">
            <text:p>0.0186116584</text:p>
          </table:table-cell>
          <table:table-cell table:formula="of:=[.G1252]+[.I1252]*([.A1252] -[.G1252] )" office:value-type="float" office:value="531.602579383194">
            <text:p>531.6025793832</text:p>
          </table:table-cell>
          <table:table-cell table:formula="of:=(1-[.I1252])*[.H1252]" office:value-type="float" office:value="3168.42397002459">
            <text:p>3168.4239700246</text:p>
          </table:table-cell>
          <table:table-cell table:formula="of:=ABS([.G1252]-[.A1252])" office:value-type="float" office:value="7.98417817970551">
            <text:p>7.98</text:p>
          </table:table-cell>
          <table:table-cell table:formula="of:=IF([.L1252]&lt;[.$C$9];1;0)" office:value-type="float" office:value="1">
            <text:p>1</text:p>
          </table:table-cell>
          <table:table-cell/>
          <table:table-cell table:formula="of:=IF(AND([.M1252];[.B1252]);&quot;Not Jammed&quot;;IF([.M1252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2]+([.A1253]-[.D1252])/COUNTA([.$A$60:.A1253])" office:value-type="float" office:value="907.740168341708">
            <text:p>907.740</text:p>
          </table:table-cell>
          <table:table-cell table:formula="of:=[.E1252]+(([.A1253]-[.D1252])*([.A1253]-[.D1252]))" office:value-type="float" office:value="203076354.490181">
            <text:p>203076354.490</text:p>
          </table:table-cell>
          <table:table-cell table:formula="of:=[.E1253]/(COUNT([.$A$60:.A1253])-1)" office:value-type="float" office:value="170223.264451116">
            <text:p>170223.264</text:p>
          </table:table-cell>
          <table:table-cell table:formula="of:=[.J1252]" office:value-type="float" office:value="531.602579383194">
            <text:p>531.6025793832</text:p>
          </table:table-cell>
          <table:table-cell table:formula="of:=[.K1252]+[.$C$7]" office:value-type="float" office:value="3228.42397002459">
            <text:p>3228.4239700246</text:p>
          </table:table-cell>
          <table:table-cell table:formula="of:=[.H1253]/([.F1253]+[.H1253])" office:value-type="float" office:value="0.0186128137431905">
            <text:p>0.0186128137</text:p>
          </table:table-cell>
          <table:table-cell table:formula="of:=[.G1253]+[.I1253]*([.A1253] -[.G1253] )" office:value-type="float" office:value="531.356376911861">
            <text:p>531.3563769119</text:p>
          </table:table-cell>
          <table:table-cell table:formula="of:=(1-[.I1253])*[.H1253]" office:value-type="float" office:value="3168.33391598647">
            <text:p>3168.3339159865</text:p>
          </table:table-cell>
          <table:table-cell table:formula="of:=ABS([.G1253]-[.A1253])" office:value-type="float" office:value="13.227579383194">
            <text:p>13.23</text:p>
          </table:table-cell>
          <table:table-cell table:formula="of:=IF([.L1253]&lt;[.$C$9];1;0)" office:value-type="float" office:value="1">
            <text:p>1</text:p>
          </table:table-cell>
          <table:table-cell/>
          <table:table-cell table:formula="of:=IF(AND([.M1253];[.B1253]);&quot;Not Jammed&quot;;IF([.M1253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3]+([.A1254]-[.D1253])/COUNTA([.$A$60:.A1254])" office:value-type="float" office:value="907.414339748953">
            <text:p>907.414</text:p>
          </table:table-cell>
          <table:table-cell table:formula="of:=[.E1253]+(([.A1254]-[.D1253])*([.A1254]-[.D1253]))" office:value-type="float" office:value="203227959.724499">
            <text:p>203227959.724</text:p>
          </table:table-cell>
          <table:table-cell table:formula="of:=[.E1254]/(COUNT([.$A$60:.A1254])-1)" office:value-type="float" office:value="170207.671461054">
            <text:p>170207.671</text:p>
          </table:table-cell>
          <table:table-cell table:formula="of:=[.J1253]" office:value-type="float" office:value="531.356376911861">
            <text:p>531.3563769119</text:p>
          </table:table-cell>
          <table:table-cell table:formula="of:=[.K1253]+[.$C$7]" office:value-type="float" office:value="3228.33391598647">
            <text:p>3228.3339159865</text:p>
          </table:table-cell>
          <table:table-cell table:formula="of:=[.H1254]/([.F1254]+[.H1254])" office:value-type="float" office:value="0.0186139775819228">
            <text:p>0.0186139776</text:p>
          </table:table-cell>
          <table:table-cell table:formula="of:=[.G1254]+[.I1254]*([.A1254] -[.G1254] )" office:value-type="float" office:value="531.114741853041">
            <text:p>531.114741853</text:p>
          </table:table-cell>
          <table:table-cell table:formula="of:=(1-[.I1254])*[.H1254]" office:value-type="float" office:value="3168.24178084734">
            <text:p>3168.2417808474</text:p>
          </table:table-cell>
          <table:table-cell table:formula="of:=ABS([.G1254]-[.A1254])" office:value-type="float" office:value="12.9813769118613">
            <text:p>12.98</text:p>
          </table:table-cell>
          <table:table-cell table:formula="of:=IF([.L1254]&lt;[.$C$9];1;0)" office:value-type="float" office:value="1">
            <text:p>1</text:p>
          </table:table-cell>
          <table:table-cell/>
          <table:table-cell table:formula="of:=IF(AND([.M1254];[.B1254]);&quot;Not Jammed&quot;;IF([.M1254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234">
            <text:p>518.23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4]+([.A1255]-[.D1254])/COUNTA([.$A$60:.A1255])" office:value-type="float" office:value="907.088938127089">
            <text:p>907.089</text:p>
          </table:table-cell>
          <table:table-cell table:formula="of:=[.E1254]+(([.A1255]-[.D1254])*([.A1255]-[.D1254]))" office:value-type="float" office:value="203379421.061346">
            <text:p>203379421.061</text:p>
          </table:table-cell>
          <table:table-cell table:formula="of:=[.E1255]/(COUNT([.$A$60:.A1255])-1)" office:value-type="float" office:value="170191.984151754">
            <text:p>170191.984</text:p>
          </table:table-cell>
          <table:table-cell table:formula="of:=[.J1254]" office:value-type="float" office:value="531.114741853041">
            <text:p>531.114741853</text:p>
          </table:table-cell>
          <table:table-cell table:formula="of:=[.K1254]+[.$C$7]" office:value-type="float" office:value="3228.24178084734">
            <text:p>3228.2417808474</text:p>
          </table:table-cell>
          <table:table-cell table:formula="of:=[.H1255]/([.F1255]+[.H1255])" office:value-type="float" office:value="0.0186151399785512">
            <text:p>0.01861514</text:p>
          </table:table-cell>
          <table:table-cell table:formula="of:=[.G1255]+[.I1255]*([.A1255] -[.G1255] )" office:value-type="float" office:value="530.87496504042">
            <text:p>530.8749650404</text:p>
          </table:table-cell>
          <table:table-cell table:formula="of:=(1-[.I1255])*[.H1255]" office:value-type="float" office:value="3168.14760821226">
            <text:p>3168.1476082123</text:p>
          </table:table-cell>
          <table:table-cell table:formula="of:=ABS([.G1255]-[.A1255])" office:value-type="float" office:value="12.8807418530414">
            <text:p>12.88</text:p>
          </table:table-cell>
          <table:table-cell table:formula="of:=IF([.L1255]&lt;[.$C$9];1;0)" office:value-type="float" office:value="1">
            <text:p>1</text:p>
          </table:table-cell>
          <table:table-cell/>
          <table:table-cell table:formula="of:=IF(AND([.M1255];[.B1255]);&quot;Not Jammed&quot;;IF([.M1255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3.98">
            <text:p>523.98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5]+([.A1256]-[.D1255])/COUNTA([.$A$60:.A1256])" office:value-type="float" office:value="906.768880534669">
            <text:p>906.769</text:p>
          </table:table-cell>
          <table:table-cell table:formula="of:=[.E1255]+(([.A1256]-[.D1255])*([.A1256]-[.D1255]))" office:value-type="float" office:value="203526193.519819">
            <text:p>203526193.520</text:p>
          </table:table-cell>
          <table:table-cell table:formula="of:=[.E1256]/(COUNT([.$A$60:.A1256])-1)" office:value-type="float" office:value="170172.402608544">
            <text:p>170172.403</text:p>
          </table:table-cell>
          <table:table-cell table:formula="of:=[.J1255]" office:value-type="float" office:value="530.87496504042">
            <text:p>530.8749650404</text:p>
          </table:table-cell>
          <table:table-cell table:formula="of:=[.K1255]+[.$C$7]" office:value-type="float" office:value="3228.14760821226">
            <text:p>3228.1476082123</text:p>
          </table:table-cell>
          <table:table-cell table:formula="of:=[.H1256]/([.F1256]+[.H1256])" office:value-type="float" office:value="0.0186167091406398">
            <text:p>0.0186167091</text:p>
          </table:table-cell>
          <table:table-cell table:formula="of:=[.G1256]+[.I1256]*([.A1256] -[.G1256] )" office:value-type="float" office:value="530.746603481727">
            <text:p>530.7466034817</text:p>
          </table:table-cell>
          <table:table-cell table:formula="of:=(1-[.I1256])*[.H1256]" office:value-type="float" office:value="3168.05012312712">
            <text:p>3168.0501231271</text:p>
          </table:table-cell>
          <table:table-cell table:formula="of:=ABS([.G1256]-[.A1256])" office:value-type="float" office:value="6.89496504041949">
            <text:p>6.89</text:p>
          </table:table-cell>
          <table:table-cell table:formula="of:=IF([.L1256]&lt;[.$C$9];1;0)" office:value-type="float" office:value="1">
            <text:p>1</text:p>
          </table:table-cell>
          <table:table-cell/>
          <table:table-cell table:formula="of:=IF(AND([.M1256];[.B1256]);&quot;Not Jammed&quot;;IF([.M1256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25.54">
            <text:p>525.54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6]+([.A1257]-[.D1256])/COUNTA([.$A$60:.A1257])" office:value-type="float" office:value="906.450659432386">
            <text:p>906.451</text:p>
          </table:table-cell>
          <table:table-cell table:formula="of:=[.E1256]+(([.A1257]-[.D1256])*([.A1257]-[.D1256]))" office:value-type="float" office:value="203671528.979173">
            <text:p>203671528.979</text:p>
          </table:table-cell>
          <table:table-cell table:formula="of:=[.E1257]/(COUNT([.$A$60:.A1257])-1)" office:value-type="float" office:value="170151.653282517">
            <text:p>170151.653</text:p>
          </table:table-cell>
          <table:table-cell table:formula="of:=[.J1256]" office:value-type="float" office:value="530.746603481727">
            <text:p>530.7466034817</text:p>
          </table:table-cell>
          <table:table-cell table:formula="of:=[.K1256]+[.$C$7]" office:value-type="float" office:value="3228.05012312712">
            <text:p>3228.0501231271</text:p>
          </table:table-cell>
          <table:table-cell table:formula="of:=[.H1257]/([.F1257]+[.H1257])" office:value-type="float" office:value="0.0186183853110804">
            <text:p>0.0186183853</text:p>
          </table:table-cell>
          <table:table-cell table:formula="of:=[.G1257]+[.I1257]*([.A1257] -[.G1257] )" office:value-type="float" office:value="530.649664931942">
            <text:p>530.6496649319</text:p>
          </table:table-cell>
          <table:table-cell table:formula="of:=(1-[.I1257])*[.H1257]" office:value-type="float" office:value="3167.94904213126">
            <text:p>3167.9490421313</text:p>
          </table:table-cell>
          <table:table-cell table:formula="of:=ABS([.G1257]-[.A1257])" office:value-type="float" office:value="5.20660348172714">
            <text:p>5.21</text:p>
          </table:table-cell>
          <table:table-cell table:formula="of:=IF([.L1257]&lt;[.$C$9];1;0)" office:value-type="float" office:value="1">
            <text:p>1</text:p>
          </table:table-cell>
          <table:table-cell/>
          <table:table-cell table:formula="of:=IF(AND([.M1257];[.B1257]);&quot;Not Jammed&quot;;IF([.M1257];&quot;Jammed&quot;;&quot;Cannot detect&quot;))" office:value-type="string" office:string-value="Not Jammed">
            <text:p>Not Jammed</text:p>
          </table:table-cell>
        </table:table-row>
        <table:table-row table:style-name="ro1">
          <table:table-cell office:value-type="float" office:value="518.375">
            <text:p>518.375</text:p>
          </table:table-cell>
          <table:table-cell table:formula="of:=[.$B$4]" office:value-type="float" office:value="1">
            <text:p>1</text:p>
          </table:table-cell>
          <table:table-cell/>
          <table:table-cell table:style-name="ce12" table:formula="of:=[.D1257]+([.A1258]-[.D1257])/COUNTA([.$A$60:.A1258])" office:value-type="float" office:value="906.126993327772">
            <text:p>906.127</text:p>
          </table:table-cell>
          <table:table-cell table:formula="of:=[.E1257]+(([.A1258]-[.D1257])*([.A1258]-[.D1257]))" office:value-type="float" office:value="203822131.696616">
            <text:p>203822131.697</text:p>
          </table:table-cell>
          <table:table-cell table:formula="of:=[.E1258]/(COUNT([.$A$60:.A1258])-1)" office:value-type="float" office:value="170135.335306024">
            <text:p>170135.335</text:p>
          </table:table-cell>
          <table:table-cell table:formula="of:=[.J1257]" office:value-type="float" office:value="530.649664931942">
            <text:p>530.6496649319</text:p>
          </table:table-cell>
          <table:table-cell table:formula="of:=[.K1257]+[.$C$7]" office:value-type="float" office:value="3227.94904213126">
            <text:p>3227.9490421313</text:p>
          </table:table-cell>
          <table:table-cell table:formula="of:=[.H1258]/([.F1258]+[.H1258])" office:value-type="float" office:value="0.0186195655802688">
            <text:p>0.0186195656</text:p>
          </table:table-cell>
          <table:table-cell table:formula="of:=[.G1258]+[.I1258]*([.A1258] -[.G1258] )" office:value-type="float" office:value="530.421116003266">
            <text:p>530.4211160033</text:p>
          </table:table-cell>
          <table:table-cell table:formula="of:=(1-[.I1258])*[.H1258]" office:value-type="float" office:value="3167.84603325153">
            <text:p>3167.8460332515</text:p>
          </table:table-cell>
          <table:table-cell table:formula="of:=ABS([.G1258]-[.A1258])" office:value-type="float" office:value="12.2746649319423">
            <text:p>12.27</text:p>
          </table:table-cell>
          <table:table-cell table:formula="of:=IF([.L1258]&lt;[.$C$9];1;0)" office:value-type="float" office:value="1">
            <text:p>1</text:p>
          </table:table-cell>
          <table:table-cell/>
          <table:table-cell table:formula="of:=IF(AND([.M1258];[.B1258]);&quot;Not Jammed&quot;;IF([.M1258];&quot;Jammed&quot;;&quot;Cannot detect&quot;))" office:value-type="string" office:string-value="Not Jammed">
            <text:p>Not Jammed</text:p>
          </table:table-cell>
        </table:table-row>
        <table:table-row table:style-name="ro1" table:number-rows-repeated="104731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11:2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23:56:18</meta:creation-date>
    <dc:date>2013-11-06T16:59:24</dc:date>
    <meta:editing-duration>PT1H46M10S</meta:editing-duration>
    <meta:editing-cycles>4</meta:editing-cycles>
    <meta:generator>LibreOffice/4.0.2.2$Linux_x86 LibreOffice_project/400m0$Build-2</meta:generator>
    <meta:document-statistic meta:table-count="1" meta:cell-count="15646" meta:object-count="0"/>
  </office:meta>
</office:document-meta>
</file>